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898in"/>
    </style:style>
    <style:style style:name="co2" style:family="table-column">
      <style:table-column-properties fo:break-before="auto" style:column-width="2.8547in"/>
    </style:style>
    <style:style style:name="co3" style:family="table-column">
      <style:table-column-properties fo:break-before="auto" style:column-width="2.2016in"/>
    </style:style>
    <style:style style:name="co4" style:family="table-column">
      <style:table-column-properties fo:break-before="auto" style:column-width="3.1772in"/>
    </style:style>
    <style:style style:name="co5" style:family="table-column">
      <style:table-column-properties fo:break-before="auto" style:column-width="2.2437in"/>
    </style:style>
    <style:style style:name="co6" style:family="table-column">
      <style:table-column-properties fo:break-before="auto" style:column-width="0.5819in"/>
    </style:style>
    <style:style style:name="co7" style:family="table-column">
      <style:table-column-properties fo:break-before="auto" style:column-width="2.0937in"/>
    </style:style>
    <style:style style:name="co8" style:family="table-column">
      <style:table-column-properties fo:break-before="auto" style:column-width="1.2043in"/>
    </style:style>
    <style:style style:name="co9" style:family="table-column">
      <style:table-column-properties fo:break-before="auto" style:column-width="1.4181in"/>
    </style:style>
    <style:style style:name="co10" style:family="table-column">
      <style:table-column-properties fo:break-before="auto" style:column-width="2.0402in"/>
    </style:style>
    <style:style style:name="co11" style:family="table-column">
      <style:table-column-properties fo:break-before="auto" style:column-width="1.9756in"/>
    </style:style>
    <style:style style:name="co12" style:family="table-column">
      <style:table-column-properties fo:break-before="auto" style:column-width="1.4827in"/>
    </style:style>
    <style:style style:name="co13" style:family="table-column">
      <style:table-column-properties fo:break-before="auto" style:column-width="1.2791in"/>
    </style:style>
    <style:style style:name="co14" style:family="table-column">
      <style:table-column-properties fo:break-before="auto" style:column-width="2.7909in"/>
    </style:style>
    <style:style style:name="co15" style:family="table-column">
      <style:table-column-properties fo:break-before="auto" style:column-width="1.3756in"/>
    </style:style>
    <style:style style:name="co16" style:family="table-column">
      <style:table-column-properties fo:break-before="auto" style:column-width="1.2681in"/>
    </style:style>
    <style:style style:name="co17" style:family="table-column">
      <style:table-column-properties fo:break-before="auto" style:column-width="2.0083in"/>
    </style:style>
    <style:style style:name="co18" style:family="table-column">
      <style:table-column-properties fo:break-before="auto" style:column-width="0.9783in"/>
    </style:style>
    <style:style style:name="co19" style:family="table-column">
      <style:table-column-properties fo:break-before="auto" style:column-width="1.011in"/>
    </style:style>
    <style:style style:name="co20" style:family="table-column">
      <style:table-column-properties fo:break-before="auto" style:column-width="1.3646in"/>
    </style:style>
    <style:style style:name="co21" style:family="table-column">
      <style:table-column-properties fo:break-before="auto" style:column-width="1.4508in"/>
    </style:style>
    <style:style style:name="co22" style:family="table-column">
      <style:table-column-properties fo:break-before="auto" style:column-width="1.6972in"/>
    </style:style>
    <style:style style:name="co23" style:family="table-column">
      <style:table-column-properties fo:break-before="auto" style:column-width="1.622in"/>
    </style:style>
    <style:style style:name="co24" style:family="table-column">
      <style:table-column-properties fo:break-before="auto" style:column-width="0.9252in"/>
    </style:style>
    <style:style style:name="co25" style:family="table-column">
      <style:table-column-properties fo:break-before="auto" style:column-width="6.4681in"/>
    </style:style>
    <style:style style:name="co26" style:family="table-column">
      <style:table-column-properties fo:break-before="auto" style:column-width="17.3252in"/>
    </style:style>
    <style:style style:name="co27" style:family="table-column">
      <style:table-column-properties fo:break-before="auto" style:column-width="3.3909in"/>
    </style:style>
    <style:style style:name="co28" style:family="table-column">
      <style:table-column-properties fo:break-before="auto" style:column-width="5.2354in"/>
    </style:style>
    <style:style style:name="co29" style:family="table-column">
      <style:table-column-properties fo:break-before="auto" style:column-width="3.9807in"/>
    </style:style>
    <style:style style:name="co30" style:family="table-column">
      <style:table-column-properties fo:break-before="auto" style:column-width="5.8898in"/>
    </style:style>
    <style:style style:name="co31" style:family="table-column">
      <style:table-column-properties fo:break-before="auto" style:column-width="7.7335in"/>
    </style:style>
    <style:style style:name="co32" style:family="table-column">
      <style:table-column-properties fo:break-before="auto" style:column-width="0.9681in"/>
    </style:style>
    <style:style style:name="co33" style:family="table-column">
      <style:table-column-properties fo:break-before="auto" style:column-width="0.6354in"/>
    </style:style>
    <style:style style:name="co34" style:family="table-column">
      <style:table-column-properties fo:break-before="auto" style:column-width="0.5181in"/>
    </style:style>
    <style:style style:name="co35" style:family="table-column">
      <style:table-column-properties fo:break-before="auto" style:column-width="0.889in"/>
    </style:style>
    <style:style style:name="co36" style:family="table-column">
      <style:table-column-properties fo:break-before="auto" style:column-width="1.7937in"/>
    </style:style>
    <style:style style:name="co37" style:family="table-column">
      <style:table-column-properties fo:break-before="auto" style:column-width="1.0217in"/>
    </style:style>
    <style:style style:name="co38" style:family="table-column">
      <style:table-column-properties fo:break-before="auto" style:column-width="1.1291in"/>
    </style:style>
    <style:style style:name="co39" style:family="table-column">
      <style:table-column-properties fo:break-before="auto" style:column-width="1.1929in"/>
    </style:style>
    <style:style style:name="co40" style:family="table-column">
      <style:table-column-properties fo:break-before="auto" style:column-width="1.3008in"/>
    </style:style>
    <style:style style:name="co41" style:family="table-column">
      <style:table-column-properties fo:break-before="auto" style:column-width="1.5043in"/>
    </style:style>
    <style:style style:name="co42" style:family="table-column">
      <style:table-column-properties fo:break-before="auto" style:column-width="0.389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percentage-style style:name="N10">
      <number:number number:decimal-places="0" number:min-integer-digits="1"/>
      <number:text>%</number:text>
    </number:percentage-style>
    <number:text-style style:name="N100">
      <number:text-content/>
    </number:text-style>
    <style:style style:name="ce1" style:family="table-cell" style:parent-style-name="Default" style:data-style-name="N100">
      <style:text-properties style:text-position=""/>
    </style:style>
    <style:style style:name="ce2" style:family="table-cell" style:parent-style-name="Default">
      <style:text-properties fo:font-weight="bold" style:font-weight-asian="bold" style:font-weight-complex="bold"/>
    </style:style>
    <style:style style:name="ce3" style:family="table-cell" style:parent-style-name="Default" style:data-style-name="N10">
      <style:table-cell-properties fo:background-color="transparent"/>
    </style:style>
    <style:style style:name="ce4" style:family="table-cell" style:parent-style-name="Default">
      <style:table-cell-properties fo:background-color="transparent"/>
    </style:style>
    <style:style style:name="ce5" style:family="table-cell" style:parent-style-name="Default" style:data-style-name="N2"/>
    <style:style style:name="ce6" style:family="table-cell" style:parent-style-name="Default" style:data-style-name="N10"/>
  </office:automatic-styles>
  <office:body>
    <office:spreadsheet>
      <table:table table:name="Dat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1"/>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7"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7" table:number-columns-repeated="2"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9"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number-columns-repeated="2"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number-columns-repeated="2" table:default-cell-style-name="Default"/>
        <table:table-row table:style-name="ro1">
          <table:table-cell office:value-type="string">
            <text:p>HITId</text:p>
          </table:table-cell>
          <table:table-cell office:value-type="string">
            <text:p>HITTypeId</text:p>
          </table:table-cell>
          <table:table-cell office:value-type="string">
            <text:p>Title</text:p>
          </table:table-cell>
          <table:table-cell office:value-type="string">
            <text:p>Description</text:p>
          </table:table-cell>
          <table:table-cell office:value-type="string">
            <text:p>Keywords</text:p>
          </table:table-cell>
          <table:table-cell table:style-name="Default" office:value-type="string">
            <text:p>Reward</text:p>
          </table:table-cell>
          <table:table-cell office:value-type="string">
            <text:p>CreationTime</text:p>
          </table:table-cell>
          <table:table-cell office:value-type="string">
            <text:p>MaxAssignments</text:p>
          </table:table-cell>
          <table:table-cell office:value-type="string">
            <text:p>RequesterAnnotation</text:p>
          </table:table-cell>
          <table:table-cell office:value-type="string">
            <text:p>AssignmentDurationInSeconds</text:p>
          </table:table-cell>
          <table:table-cell office:value-type="string">
            <text:p>AutoApprovalDelayInSeconds</text:p>
          </table:table-cell>
          <table:table-cell office:value-type="string">
            <text:p>Expiration</text:p>
          </table:table-cell>
          <table:table-cell office:value-type="string">
            <text:p>NumberOfSimilarHITs</text:p>
          </table:table-cell>
          <table:table-cell office:value-type="string">
            <text:p>LifetimeInSeconds</text:p>
          </table:table-cell>
          <table:table-cell office:value-type="string">
            <text:p>AssignmentId</text:p>
          </table:table-cell>
          <table:table-cell office:value-type="string">
            <text:p>WorkerId</text:p>
          </table:table-cell>
          <table:table-cell office:value-type="string">
            <text:p>AssignmentStatus</text:p>
          </table:table-cell>
          <table:table-cell office:value-type="string">
            <text:p>AcceptTime</text:p>
          </table:table-cell>
          <table:table-cell office:value-type="string">
            <text:p>SubmitTime</text:p>
          </table:table-cell>
          <table:table-cell office:value-type="string">
            <text:p>AutoApprovalTime</text:p>
          </table:table-cell>
          <table:table-cell office:value-type="string">
            <text:p>ApprovalTime</text:p>
          </table:table-cell>
          <table:table-cell office:value-type="string">
            <text:p>RejectionTime</text:p>
          </table:table-cell>
          <table:table-cell office:value-type="string">
            <text:p>RequesterFeedback</text:p>
          </table:table-cell>
          <table:table-cell office:value-type="string">
            <text:p>WorkTimeInSeconds</text:p>
          </table:table-cell>
          <table:table-cell office:value-type="string">
            <text:p>LifetimeApprovalRate</text:p>
          </table:table-cell>
          <table:table-cell office:value-type="string">
            <text:p>Last30DaysApprovalRate</text:p>
          </table:table-cell>
          <table:table-cell office:value-type="string">
            <text:p>Last7DaysApprovalRate</text:p>
          </table:table-cell>
          <table:table-cell office:value-type="string">
            <text:p>Input.model1</text:p>
          </table:table-cell>
          <table:table-cell office:value-type="string">
            <text:p>Input.model2</text:p>
          </table:table-cell>
          <table:table-cell office:value-type="string">
            <text:p>Input.docFilename</text:p>
          </table:table-cell>
          <table:table-cell office:value-type="string">
            <text:p>Input.docText</text:p>
          </table:table-cell>
          <table:table-cell office:value-type="string">
            <text:p>Input.label1</text:p>
          </table:table-cell>
          <table:table-cell office:value-type="string">
            <text:p>Input.wplink1</text:p>
          </table:table-cell>
          <table:table-cell office:value-type="string">
            <text:p>Input.label2</text:p>
          </table:table-cell>
          <table:table-cell office:value-type="string">
            <text:p>Input.wplink2</text:p>
          </table:table-cell>
          <table:table-cell office:value-type="string">
            <text:p>Answer.comment</text:p>
          </table:table-cell>
          <table:table-cell office:value-type="string">
            <text:p>Answer.result</text:p>
          </table:table-cell>
          <table:table-cell office:value-type="string">
            <text:p>Approve</text:p>
          </table:table-cell>
          <table:table-cell office:value-type="string">
            <text:p>Reject</text:p>
          </table:table-cell>
          <table:table-cell/>
          <table:table-cell office:value-type="string">
            <text:p>Combination</text:p>
          </table:table-cell>
        </table:table-row>
        <table:table-row table:style-name="ro1">
          <table:table-cell office:value-type="string">
            <text:p>2VMEGDHDM25LNRXS66XHMZ6OH27ND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5 GMT 2012</text:p>
          </table:table-cell>
          <table:table-cell table:number-columns-repeated="2"/>
          <table:table-cell office:value-type="string">
            <text:p>28H36XBAT2D52ZMSCPUQ8JG53GM04D</text:p>
          </table:table-cell>
          <table:table-cell office:value-type="string">
            <text:p>A997OZ3H2B3Q2</text:p>
          </table:table-cell>
          <table:table-cell office:value-type="string">
            <text:p>Submitted</text:p>
          </table:table-cell>
          <table:table-cell office:value-type="string">
            <text:p>Sat Nov 10 07:14:30 GMT 2012</text:p>
          </table:table-cell>
          <table:table-cell office:value-type="string">
            <text:p>Sat Nov 10 07:14:55 GMT 2012</text:p>
          </table:table-cell>
          <table:table-cell office:value-type="string">
            <text:p>Fri Nov 16 23:14:55 PST 2012</text:p>
          </table:table-cell>
          <table:table-cell table:number-columns-repeated="3"/>
          <table:table-cell office:value-type="float" office:value="25">
            <text:p>25</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erbert_Hoover_4:109.txt</text:p>
          </table:table-cell>
          <table:table-cell office:value-type="string">
            <text:p>I have placed various legislative needs before the Congress in previous messages, and these views require no amplification on this occasion. I have urged the need for reform in our transportation and power regulation, in the antitrust laws as applied to our national resource industries, western range conservation, extension of Federal aid to child health services, membership in the World Court, the ratification of the Great Lakes-St. Lawrence Seaway Treaty, revision of the bankruptcy acts, revision of Federal court procedure, and many other pressing problems.&lt;br/&gt;&lt;br/&gt;These and other special subjects I shall where necessary deal with by special communications to the Congress.&lt;br/&gt;&lt;br/&gt;</text:p>
          </table:table-cell>
          <table:table-cell office:value-type="string">
            <text:p>Highway Beautification Act</text:p>
          </table:table-cell>
          <table:table-cell office:value-type="string">
            <text:p>http://en.wikipedia.org/wiki/Highway_Beautification_Act</text:p>
          </table:table-cell>
          <table:table-cell office:value-type="string">
            <text:p>Western Interior Seaway</text:p>
          </table:table-cell>
          <table:table-cell office:value-type="string">
            <text:p>http://en.wikipedia.org/wiki/Western_Interior_Seaway</text:p>
          </table:table-cell>
          <table:table-cell/>
          <table:table-cell office:value-type="float" office:value="1">
            <text:p>1</text:p>
          </table:table-cell>
          <table:table-cell table:number-columns-repeated="3"/>
          <table:table-cell table:formula="of:=CONCATENATE([.AB2];&quot;,&quot;;[.AC2];&quot;,&quot;; TEXT([.AK2];&quot;#&quot;))" office:value-type="string" office:string-value="LAU_ET_AL,EDA,1">
            <text:p>LAU_ET_AL,EDA,1</text:p>
          </table:table-cell>
        </table:table-row>
        <table:table-row table:style-name="ro1">
          <table:table-cell office:value-type="string">
            <text:p>2VMEGDHDM25LNRXS66XHMZ6OH27ND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5 GMT 2012</text:p>
          </table:table-cell>
          <table:table-cell table:number-columns-repeated="2"/>
          <table:table-cell office:value-type="string">
            <text:p>2HUJENLVWJ5O4KO32QQ86MWBHVNS08</text:p>
          </table:table-cell>
          <table:table-cell office:value-type="string">
            <text:p>A2CZR0MGSEILRP</text:p>
          </table:table-cell>
          <table:table-cell office:value-type="string">
            <text:p>Submitted</text:p>
          </table:table-cell>
          <table:table-cell office:value-type="string">
            <text:p>Sat Nov 10 06:59:16 GMT 2012</text:p>
          </table:table-cell>
          <table:table-cell office:value-type="string">
            <text:p>Sat Nov 10 06:59:29 GMT 2012</text:p>
          </table:table-cell>
          <table:table-cell office:value-type="string">
            <text:p>Fri Nov 16 22:59:29 PST 2012</text:p>
          </table:table-cell>
          <table:table-cell table:number-columns-repeated="3"/>
          <table:table-cell office:value-type="float" office:value="13">
            <text:p>13</text:p>
          </table:table-cell>
          <table:table-cell office:value-type="string">
            <text:p>100% (10/10)</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erbert_Hoover_4:109.txt</text:p>
          </table:table-cell>
          <table:table-cell office:value-type="string">
            <text:p>I have placed various legislative needs before the Congress in previous messages, and these views require no amplification on this occasion. I have urged the need for reform in our transportation and power regulation, in the antitrust laws as applied to our national resource industries, western range conservation, extension of Federal aid to child health services, membership in the World Court, the ratification of the Great Lakes-St. Lawrence Seaway Treaty, revision of the bankruptcy acts, revision of Federal court procedure, and many other pressing problems.&lt;br/&gt;&lt;br/&gt;These and other special subjects I shall where necessary deal with by special communications to the Congress.&lt;br/&gt;&lt;br/&gt;</text:p>
          </table:table-cell>
          <table:table-cell office:value-type="string">
            <text:p>Highway Beautification Act</text:p>
          </table:table-cell>
          <table:table-cell office:value-type="string">
            <text:p>http://en.wikipedia.org/wiki/Highway_Beautification_Act</text:p>
          </table:table-cell>
          <table:table-cell office:value-type="string">
            <text:p>Western Interior Seaway</text:p>
          </table:table-cell>
          <table:table-cell office:value-type="string">
            <text:p>http://en.wikipedia.org/wiki/Western_Interior_Seaway</text:p>
          </table:table-cell>
          <table:table-cell/>
          <table:table-cell office:value-type="float" office:value="2">
            <text:p>2</text:p>
          </table:table-cell>
          <table:table-cell table:number-columns-repeated="3"/>
          <table:table-cell table:formula="of:=CONCATENATE([.AB3];&quot;,&quot;;[.AC3];&quot;,&quot;; TEXT([.AK3];&quot;#&quot;))" office:value-type="string" office:string-value="LAU_ET_AL,EDA,2">
            <text:p>LAU_ET_AL,EDA,2</text:p>
          </table:table-cell>
        </table:table-row>
        <table:table-row table:style-name="ro1">
          <table:table-cell office:value-type="string">
            <text:p>2VMEGDHDM25LNRXS66XHMZ6OH27ND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5 GMT 2012</text:p>
          </table:table-cell>
          <table:table-cell table:number-columns-repeated="2"/>
          <table:table-cell office:value-type="string">
            <text:p>2SMB2YU98JHS8UZ8SA6BR9IOL0BNBC</text:p>
          </table:table-cell>
          <table:table-cell office:value-type="string">
            <text:p>A1AVAUPSZLDN64</text:p>
          </table:table-cell>
          <table:table-cell office:value-type="string">
            <text:p>Submitted</text:p>
          </table:table-cell>
          <table:table-cell office:value-type="string">
            <text:p>Sat Nov 10 06:23:27 GMT 2012</text:p>
          </table:table-cell>
          <table:table-cell office:value-type="string">
            <text:p>Sat Nov 10 06:23:38 GMT 2012</text:p>
          </table:table-cell>
          <table:table-cell office:value-type="string">
            <text:p>Fri Nov 16 22:23:38 PST 2012</text:p>
          </table:table-cell>
          <table:table-cell table:number-columns-repeated="3"/>
          <table:table-cell office:value-type="float" office:value="11">
            <text:p>11</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erbert_Hoover_4:109.txt</text:p>
          </table:table-cell>
          <table:table-cell office:value-type="string">
            <text:p>I have placed various legislative needs before the Congress in previous messages, and these views require no amplification on this occasion. I have urged the need for reform in our transportation and power regulation, in the antitrust laws as applied to our national resource industries, western range conservation, extension of Federal aid to child health services, membership in the World Court, the ratification of the Great Lakes-St. Lawrence Seaway Treaty, revision of the bankruptcy acts, revision of Federal court procedure, and many other pressing problems.&lt;br/&gt;&lt;br/&gt;These and other special subjects I shall where necessary deal with by special communications to the Congress.&lt;br/&gt;&lt;br/&gt;</text:p>
          </table:table-cell>
          <table:table-cell office:value-type="string">
            <text:p>Highway Beautification Act</text:p>
          </table:table-cell>
          <table:table-cell office:value-type="string">
            <text:p>http://en.wikipedia.org/wiki/Highway_Beautification_Act</text:p>
          </table:table-cell>
          <table:table-cell office:value-type="string">
            <text:p>Western Interior Seaway</text:p>
          </table:table-cell>
          <table:table-cell office:value-type="string">
            <text:p>http://en.wikipedia.org/wiki/Western_Interior_Seaway</text:p>
          </table:table-cell>
          <table:table-cell/>
          <table:table-cell office:value-type="float" office:value="2">
            <text:p>2</text:p>
          </table:table-cell>
          <table:table-cell table:number-columns-repeated="3"/>
          <table:table-cell table:formula="of:=CONCATENATE([.AB4];&quot;,&quot;;[.AC4];&quot;,&quot;; TEXT([.AK4];&quot;#&quot;))" office:value-type="string" office:string-value="LAU_ET_AL,EDA,2">
            <text:p>LAU_ET_AL,EDA,2</text:p>
          </table:table-cell>
        </table:table-row>
        <table:table-row table:style-name="ro1">
          <table:table-cell office:value-type="string">
            <text:p>2LOUXFCD45XCT2BIZXKKQN3TJNLXV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5 GMT 2012</text:p>
          </table:table-cell>
          <table:table-cell table:number-columns-repeated="2"/>
          <table:table-cell office:value-type="string">
            <text:p>224GW40SPW1I2V5L50VJBNABGSE0DN</text:p>
          </table:table-cell>
          <table:table-cell office:value-type="string">
            <text:p>A1AVAUPSZLDN64</text:p>
          </table:table-cell>
          <table:table-cell office:value-type="string">
            <text:p>Submitted</text:p>
          </table:table-cell>
          <table:table-cell office:value-type="string">
            <text:p>Sat Nov 10 07:03:07 GMT 2012</text:p>
          </table:table-cell>
          <table:table-cell office:value-type="string">
            <text:p>Sat Nov 10 07:03:17 GMT 2012</text:p>
          </table:table-cell>
          <table:table-cell office:value-type="string">
            <text:p>Fri Nov 16 23:03:17 PST 2012</text:p>
          </table:table-cell>
          <table:table-cell table:number-columns-repeated="3"/>
          <table:table-cell office:value-type="float" office:value="10">
            <text:p>10</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Franklin_Pierce_3:19.txt</text:p>
          </table:table-cell>
          <table:table-cell office:value-type="string">
            <text:p>While, however, rejecting this proposition and insisting on the right of free transit into and from the Baltic, I have expressed to Denmark a willingness on the part of the United States to share liberally with other powers in compensating her for any advantages which commerce shall hereafter derive from expenditures made by her for the improvement and safety of the navigation of the Sound or Belts.&lt;br/&gt;&lt;br/&gt;I lay before you herewith sundry documents on the subject, in which my views are more fully disclosed. Should no satisfactory arrangement be soon concluded, I shall again call your attention to the subject, with recommendation of such measures as may appear to be required in order to assert and secure the rights of the United States, so far as they are affected by the pretensions of Denmark.&lt;br/&gt;&lt;br/&gt;</text:p>
          </table:table-cell>
          <table:table-cell office:value-type="string">
            <text:p>Characters of Shakespear's Plays</text:p>
          </table:table-cell>
          <table:table-cell office:value-type="string">
            <text:p>http://en.wikipedia.org/wiki/Characters_of_Shakespear's_Plays</text:p>
          </table:table-cell>
          <table:table-cell office:value-type="string">
            <text:p>Yang Yinliu</text:p>
          </table:table-cell>
          <table:table-cell office:value-type="string">
            <text:p>http://en.wikipedia.org/wiki/Yang_Yinliu</text:p>
          </table:table-cell>
          <table:table-cell office:value-type="string">
            <text:p>neither are close at all.</text:p>
          </table:table-cell>
          <table:table-cell/>
          <table:table-cell table:number-columns-repeated="3"/>
          <table:table-cell table:formula="of:=CONCATENATE([.AB5];&quot;,&quot;;[.AC5];&quot;,&quot;; TEXT([.AK5];&quot;#&quot;))" office:value-type="string" office:string-value="EDA,RANDOM,">
            <text:p>EDA,RANDOM,</text:p>
          </table:table-cell>
        </table:table-row>
        <table:table-row table:style-name="ro1">
          <table:table-cell office:value-type="string">
            <text:p>2LOUXFCD45XCT2BIZXKKQN3TJNLXV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5 GMT 2012</text:p>
          </table:table-cell>
          <table:table-cell table:number-columns-repeated="2"/>
          <table:table-cell office:value-type="string">
            <text:p>2BG3W5XH0JPP7RQP5OGL0P75U3MKE9</text:p>
          </table:table-cell>
          <table:table-cell office:value-type="string">
            <text:p>A997OZ3H2B3Q2</text:p>
          </table:table-cell>
          <table:table-cell office:value-type="string">
            <text:p>Submitted</text:p>
          </table:table-cell>
          <table:table-cell office:value-type="string">
            <text:p>Sat Nov 10 07:16:43 GMT 2012</text:p>
          </table:table-cell>
          <table:table-cell office:value-type="string">
            <text:p>Sat Nov 10 07:17:28 GMT 2012</text:p>
          </table:table-cell>
          <table:table-cell office:value-type="string">
            <text:p>Fri Nov 16 23:17:28 PST 2012</text:p>
          </table:table-cell>
          <table:table-cell table:number-columns-repeated="3"/>
          <table:table-cell office:value-type="float" office:value="45">
            <text:p>45</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Franklin_Pierce_3:19.txt</text:p>
          </table:table-cell>
          <table:table-cell office:value-type="string">
            <text:p>While, however, rejecting this proposition and insisting on the right of free transit into and from the Baltic, I have expressed to Denmark a willingness on the part of the United States to share liberally with other powers in compensating her for any advantages which commerce shall hereafter derive from expenditures made by her for the improvement and safety of the navigation of the Sound or Belts.&lt;br/&gt;&lt;br/&gt;I lay before you herewith sundry documents on the subject, in which my views are more fully disclosed. Should no satisfactory arrangement be soon concluded, I shall again call your attention to the subject, with recommendation of such measures as may appear to be required in order to assert and secure the rights of the United States, so far as they are affected by the pretensions of Denmark.&lt;br/&gt;&lt;br/&gt;</text:p>
          </table:table-cell>
          <table:table-cell office:value-type="string">
            <text:p>Characters of Shakespear's Plays</text:p>
          </table:table-cell>
          <table:table-cell office:value-type="string">
            <text:p>http://en.wikipedia.org/wiki/Characters_of_Shakespear's_Plays</text:p>
          </table:table-cell>
          <table:table-cell office:value-type="string">
            <text:p>Yang Yinliu</text:p>
          </table:table-cell>
          <table:table-cell office:value-type="string">
            <text:p>http://en.wikipedia.org/wiki/Yang_Yinliu</text:p>
          </table:table-cell>
          <table:table-cell office:value-type="string">
            <text:p>no relation with either two choices</text:p>
          </table:table-cell>
          <table:table-cell/>
          <table:table-cell table:number-columns-repeated="3"/>
          <table:table-cell table:formula="of:=CONCATENATE([.AB6];&quot;,&quot;;[.AC6];&quot;,&quot;; TEXT([.AK6];&quot;#&quot;))" office:value-type="string" office:string-value="EDA,RANDOM,">
            <text:p>EDA,RANDOM,</text:p>
          </table:table-cell>
        </table:table-row>
        <table:table-row table:style-name="ro1">
          <table:table-cell office:value-type="string">
            <text:p>2LOUXFCD45XCT2BIZXKKQN3TJNLXV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5 GMT 2012</text:p>
          </table:table-cell>
          <table:table-cell table:number-columns-repeated="2"/>
          <table:table-cell office:value-type="string">
            <text:p>2XIYN5F3Q0JGK2MRUMNYJ49FJ9QFBY</text:p>
          </table:table-cell>
          <table:table-cell office:value-type="string">
            <text:p>A2CZR0MGSEILRP</text:p>
          </table:table-cell>
          <table:table-cell office:value-type="string">
            <text:p>Submitted</text:p>
          </table:table-cell>
          <table:table-cell office:value-type="string">
            <text:p>Sat Nov 10 06:43:21 GMT 2012</text:p>
          </table:table-cell>
          <table:table-cell office:value-type="string">
            <text:p>Sat Nov 10 06:43:52 GMT 2012</text:p>
          </table:table-cell>
          <table:table-cell office:value-type="string">
            <text:p>Fri Nov 16 22:43:52 PST 2012</text:p>
          </table:table-cell>
          <table:table-cell table:number-columns-repeated="3"/>
          <table:table-cell office:value-type="float" office:value="31">
            <text:p>31</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Franklin_Pierce_3:19.txt</text:p>
          </table:table-cell>
          <table:table-cell office:value-type="string">
            <text:p>While, however, rejecting this proposition and insisting on the right of free transit into and from the Baltic, I have expressed to Denmark a willingness on the part of the United States to share liberally with other powers in compensating her for any advantages which commerce shall hereafter derive from expenditures made by her for the improvement and safety of the navigation of the Sound or Belts.&lt;br/&gt;&lt;br/&gt;I lay before you herewith sundry documents on the subject, in which my views are more fully disclosed. Should no satisfactory arrangement be soon concluded, I shall again call your attention to the subject, with recommendation of such measures as may appear to be required in order to assert and secure the rights of the United States, so far as they are affected by the pretensions of Denmark.&lt;br/&gt;&lt;br/&gt;</text:p>
          </table:table-cell>
          <table:table-cell office:value-type="string">
            <text:p>Characters of Shakespear's Plays</text:p>
          </table:table-cell>
          <table:table-cell office:value-type="string">
            <text:p>http://en.wikipedia.org/wiki/Characters_of_Shakespear's_Plays</text:p>
          </table:table-cell>
          <table:table-cell office:value-type="string">
            <text:p>Yang Yinliu</text:p>
          </table:table-cell>
          <table:table-cell office:value-type="string">
            <text:p>http://en.wikipedia.org/wiki/Yang_Yinliu</text:p>
          </table:table-cell>
          <table:table-cell/>
          <table:table-cell office:value-type="float" office:value="2">
            <text:p>2</text:p>
          </table:table-cell>
          <table:table-cell table:number-columns-repeated="3"/>
          <table:table-cell table:formula="of:=CONCATENATE([.AB7];&quot;,&quot;;[.AC7];&quot;,&quot;; TEXT([.AK7];&quot;#&quot;))" office:value-type="string" office:string-value="EDA,RANDOM,2">
            <text:p>EDA,RANDOM,2</text:p>
          </table:table-cell>
        </table:table-row>
        <table:table-row table:style-name="ro1">
          <table:table-cell office:value-type="string">
            <text:p>2F4NCWYB49F971GM4BSJWNST8FMSO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5 GMT 2012</text:p>
          </table:table-cell>
          <table:table-cell table:number-columns-repeated="2"/>
          <table:table-cell office:value-type="string">
            <text:p>2GZD1X3V0FK0RX87QOSMFPKKJ2QEL3</text:p>
          </table:table-cell>
          <table:table-cell office:value-type="string">
            <text:p>A997OZ3H2B3Q2</text:p>
          </table:table-cell>
          <table:table-cell office:value-type="string">
            <text:p>Submitted</text:p>
          </table:table-cell>
          <table:table-cell office:value-type="string">
            <text:p>Sat Nov 10 07:08:33 GMT 2012</text:p>
          </table:table-cell>
          <table:table-cell office:value-type="string">
            <text:p>Sat Nov 10 07:08:40 GMT 2012</text:p>
          </table:table-cell>
          <table:table-cell office:value-type="string">
            <text:p>Fri Nov 16 23:08:40 PST 2012</text:p>
          </table:table-cell>
          <table:table-cell table:number-columns-repeated="3"/>
          <table:table-cell office:value-type="float" office:value="7">
            <text:p>7</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ndrew_Jackson_3:21.txt</text:p>
          </table:table-cell>
          <table:table-cell office:value-type="string">
            <text:p>Among the happiest effects of the improved relations of our Republic has been an increase of trade, producing a corresponding increase of revenue beyond the most sanguine anticipations of the Treasury Department.&lt;br/&gt;&lt;br/&gt;The state of the public finances will be fully shown by the Secretary of the Treasury in the report which he will presently lay before you. I will here, however, congratulate you upon their prosperous condition. The revenue received in the present year will not fall short of $27,700,000, and the expenditures for all objects other than the public debt will not exceed $14,700,000. The payment on account of the principal and interest of the debt during the year will exceed $16,500,000, a greater sum than has been applied to that object out of the revenue in any year since the enlargement of the sinking fund except the two years following immediately there after. The amount which will have been applied to the public debt from [1829-03-04] to [1832-01-01], which is less than three years since the Administration has been placed in my hands, will exceed $40,000,000.&lt;br/&gt;&lt;br/&gt;</text:p>
          </table:table-cell>
          <table:table-cell office:value-type="string">
            <text:p>Sinking fund</text:p>
          </table:table-cell>
          <table:table-cell office:value-type="string">
            <text:p>http://en.wikipedia.org/wiki/Sinking_fund</text:p>
          </table:table-cell>
          <table:table-cell office:value-type="string">
            <text:p>Fiscal</text:p>
          </table:table-cell>
          <table:table-cell office:value-type="string">
            <text:p>http://en.wikipedia.org/wiki/Fiscal</text:p>
          </table:table-cell>
          <table:table-cell/>
          <table:table-cell office:value-type="float" office:value="2">
            <text:p>2</text:p>
          </table:table-cell>
          <table:table-cell table:number-columns-repeated="3"/>
          <table:table-cell table:formula="of:=CONCATENATE([.AB8];&quot;,&quot;;[.AC8];&quot;,&quot;; TEXT([.AK8];&quot;#&quot;))" office:value-type="string" office:string-value="EDA,LAU_ET_AL,2">
            <text:p>EDA,LAU_ET_AL,2</text:p>
          </table:table-cell>
        </table:table-row>
        <table:table-row table:style-name="ro1">
          <table:table-cell office:value-type="string">
            <text:p>2F4NCWYB49F971GM4BSJWNST8FMSO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5 GMT 2012</text:p>
          </table:table-cell>
          <table:table-cell table:number-columns-repeated="2"/>
          <table:table-cell office:value-type="string">
            <text:p>2T85TYMNCWYBJI3EZ2JH511JY4RKOA</text:p>
          </table:table-cell>
          <table:table-cell office:value-type="string">
            <text:p>A2CZR0MGSEILRP</text:p>
          </table:table-cell>
          <table:table-cell office:value-type="string">
            <text:p>Submitted</text:p>
          </table:table-cell>
          <table:table-cell office:value-type="string">
            <text:p>Sat Nov 10 07:01:13 GMT 2012</text:p>
          </table:table-cell>
          <table:table-cell office:value-type="string">
            <text:p>Sat Nov 10 07:01:51 GMT 2012</text:p>
          </table:table-cell>
          <table:table-cell office:value-type="string">
            <text:p>Fri Nov 16 23:01:51 PST 2012</text:p>
          </table:table-cell>
          <table:table-cell table:number-columns-repeated="3"/>
          <table:table-cell office:value-type="float" office:value="38">
            <text:p>38</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ndrew_Jackson_3:21.txt</text:p>
          </table:table-cell>
          <table:table-cell office:value-type="string">
            <text:p>Among the happiest effects of the improved relations of our Republic has been an increase of trade, producing a corresponding increase of revenue beyond the most sanguine anticipations of the Treasury Department.&lt;br/&gt;&lt;br/&gt;The state of the public finances will be fully shown by the Secretary of the Treasury in the report which he will presently lay before you. I will here, however, congratulate you upon their prosperous condition. The revenue received in the present year will not fall short of $27,700,000, and the expenditures for all objects other than the public debt will not exceed $14,700,000. The payment on account of the principal and interest of the debt during the year will exceed $16,500,000, a greater sum than has been applied to that object out of the revenue in any year since the enlargement of the sinking fund except the two years following immediately there after. The amount which will have been applied to the public debt from [1829-03-04] to [1832-01-01], which is less than three years since the Administration has been placed in my hands, will exceed $40,000,000.&lt;br/&gt;&lt;br/&gt;</text:p>
          </table:table-cell>
          <table:table-cell office:value-type="string">
            <text:p>Sinking fund</text:p>
          </table:table-cell>
          <table:table-cell office:value-type="string">
            <text:p>http://en.wikipedia.org/wiki/Sinking_fund</text:p>
          </table:table-cell>
          <table:table-cell office:value-type="string">
            <text:p>Fiscal</text:p>
          </table:table-cell>
          <table:table-cell office:value-type="string">
            <text:p>http://en.wikipedia.org/wiki/Fiscal</text:p>
          </table:table-cell>
          <table:table-cell/>
          <table:table-cell office:value-type="float" office:value="2">
            <text:p>2</text:p>
          </table:table-cell>
          <table:table-cell table:number-columns-repeated="3"/>
          <table:table-cell table:formula="of:=CONCATENATE([.AB9];&quot;,&quot;;[.AC9];&quot;,&quot;; TEXT([.AK9];&quot;#&quot;))" office:value-type="string" office:string-value="EDA,LAU_ET_AL,2">
            <text:p>EDA,LAU_ET_AL,2</text:p>
          </table:table-cell>
        </table:table-row>
        <table:table-row table:style-name="ro1">
          <table:table-cell office:value-type="string">
            <text:p>2F4NCWYB49F971GM4BSJWNST8FMSO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5 GMT 2012</text:p>
          </table:table-cell>
          <table:table-cell table:number-columns-repeated="2"/>
          <table:table-cell office:value-type="string">
            <text:p>2W6C1PC6SK9RYHTT6SQEPMAAZ3M1P4</text:p>
          </table:table-cell>
          <table:table-cell office:value-type="string">
            <text:p>A1AVAUPSZLDN64</text:p>
          </table:table-cell>
          <table:table-cell office:value-type="string">
            <text:p>Submitted</text:p>
          </table:table-cell>
          <table:table-cell office:value-type="string">
            <text:p>Sat Nov 10 06:39:09 GMT 2012</text:p>
          </table:table-cell>
          <table:table-cell office:value-type="string">
            <text:p>Sat Nov 10 06:39:17 GMT 2012</text:p>
          </table:table-cell>
          <table:table-cell office:value-type="string">
            <text:p>Fri Nov 16 22:39:17 PST 2012</text:p>
          </table:table-cell>
          <table:table-cell table:number-columns-repeated="3"/>
          <table:table-cell office:value-type="float" office:value="8">
            <text:p>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ndrew_Jackson_3:21.txt</text:p>
          </table:table-cell>
          <table:table-cell office:value-type="string">
            <text:p>Among the happiest effects of the improved relations of our Republic has been an increase of trade, producing a corresponding increase of revenue beyond the most sanguine anticipations of the Treasury Department.&lt;br/&gt;&lt;br/&gt;The state of the public finances will be fully shown by the Secretary of the Treasury in the report which he will presently lay before you. I will here, however, congratulate you upon their prosperous condition. The revenue received in the present year will not fall short of $27,700,000, and the expenditures for all objects other than the public debt will not exceed $14,700,000. The payment on account of the principal and interest of the debt during the year will exceed $16,500,000, a greater sum than has been applied to that object out of the revenue in any year since the enlargement of the sinking fund except the two years following immediately there after. The amount which will have been applied to the public debt from [1829-03-04] to [1832-01-01], which is less than three years since the Administration has been placed in my hands, will exceed $40,000,000.&lt;br/&gt;&lt;br/&gt;</text:p>
          </table:table-cell>
          <table:table-cell office:value-type="string">
            <text:p>Sinking fund</text:p>
          </table:table-cell>
          <table:table-cell office:value-type="string">
            <text:p>http://en.wikipedia.org/wiki/Sinking_fund</text:p>
          </table:table-cell>
          <table:table-cell office:value-type="string">
            <text:p>Fiscal</text:p>
          </table:table-cell>
          <table:table-cell office:value-type="string">
            <text:p>http://en.wikipedia.org/wiki/Fiscal</text:p>
          </table:table-cell>
          <table:table-cell/>
          <table:table-cell office:value-type="float" office:value="2">
            <text:p>2</text:p>
          </table:table-cell>
          <table:table-cell table:number-columns-repeated="3"/>
          <table:table-cell table:formula="of:=CONCATENATE([.AB10];&quot;,&quot;;[.AC10];&quot;,&quot;; TEXT([.AK10];&quot;#&quot;))" office:value-type="string" office:string-value="EDA,LAU_ET_AL,2">
            <text:p>EDA,LAU_ET_AL,2</text:p>
          </table:table-cell>
        </table:table-row>
        <table:table-row table:style-name="ro1">
          <table:table-cell office:value-type="string">
            <text:p>2P1VCNHMVHVKRSO68UT7CJ79NOD31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5 GMT 2012</text:p>
          </table:table-cell>
          <table:table-cell table:number-columns-repeated="2"/>
          <table:table-cell office:value-type="string">
            <text:p>2GCW4ZMAZHHR6U3V7YEN3RH1UZOAJ5</text:p>
          </table:table-cell>
          <table:table-cell office:value-type="string">
            <text:p>AWW6TV8DF8IDS</text:p>
          </table:table-cell>
          <table:table-cell office:value-type="string">
            <text:p>Submitted</text:p>
          </table:table-cell>
          <table:table-cell office:value-type="string">
            <text:p>Sat Nov 10 07:18:07 GMT 2012</text:p>
          </table:table-cell>
          <table:table-cell office:value-type="string">
            <text:p>Sat Nov 10 07:19:02 GMT 2012</text:p>
          </table:table-cell>
          <table:table-cell office:value-type="string">
            <text:p>Fri Nov 16 23:19:02 PST 2012</text:p>
          </table:table-cell>
          <table:table-cell table:number-columns-repeated="3"/>
          <table:table-cell office:value-type="float" office:value="55">
            <text:p>55</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Dwight_D._Eisenhower_1:51.txt</text:p>
          </table:table-cell>
          <table:table-cell office:value-type="string">
            <text:p>There is more involved here than realigning the wheels and smoothing the gears of administrative machinery. The Congress rightfully-expects the Executive to take the initiative in discovering and removing outmoded functions and eliminating duplication.&lt;br/&gt;&lt;br/&gt;One agency, for example, whose head has promised early and vigorous action to provide greater efficiency is the Post Office. One of the oldest institutions of our Federal Government, its service should be of the best. Its employees should merit and receive the high regard and esteem of the citizens of the Nation. There are today in some areas of the postal service, both waste and incompetence to be corrected. With the cooperation of the Congress, and taking advantage of its accumulated experience in postal affairs, the Postmaster General will institute a program directed at improving service while at the same time reducing costs and decreasing deficits.&lt;br/&gt;&lt;br/&gt;</text:p>
          </table:table-cell>
          <table:table-cell office:value-type="string">
            <text:p>Crystal Clear (software development)</text:p>
          </table:table-cell>
          <table:table-cell office:value-type="string">
            <text:p>http://en.wikipedia.org/wiki/Crystal_Clear_(software_development)</text:p>
          </table:table-cell>
          <table:table-cell office:value-type="string">
            <text:p>Highway Beautification Act</text:p>
          </table:table-cell>
          <table:table-cell office:value-type="string">
            <text:p>http://en.wikipedia.org/wiki/Highway_Beautification_Act</text:p>
          </table:table-cell>
          <table:table-cell/>
          <table:table-cell office:value-type="float" office:value="2">
            <text:p>2</text:p>
          </table:table-cell>
          <table:table-cell table:number-columns-repeated="3"/>
          <table:table-cell table:formula="of:=CONCATENATE([.AB11];&quot;,&quot;;[.AC11];&quot;,&quot;; TEXT([.AK11];&quot;#&quot;))" office:value-type="string" office:string-value="RANDOM,LAU_ET_AL,2">
            <text:p>RANDOM,LAU_ET_AL,2</text:p>
          </table:table-cell>
        </table:table-row>
        <table:table-row table:style-name="ro1">
          <table:table-cell office:value-type="string">
            <text:p>2P1VCNHMVHVKRSO68UT7CJ79NOD31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5 GMT 2012</text:p>
          </table:table-cell>
          <table:table-cell table:number-columns-repeated="2"/>
          <table:table-cell office:value-type="string">
            <text:p>2MOA6X3YOCCFFLDAR7GTQNII7GHQPT</text:p>
          </table:table-cell>
          <table:table-cell office:value-type="string">
            <text:p>A1GQCJDGRPG8ZR</text:p>
          </table:table-cell>
          <table:table-cell office:value-type="string">
            <text:p>Submitted</text:p>
          </table:table-cell>
          <table:table-cell office:value-type="string">
            <text:p>Sat Nov 10 07:44:08 GMT 2012</text:p>
          </table:table-cell>
          <table:table-cell office:value-type="string">
            <text:p>Sat Nov 10 07:44:28 GMT 2012</text:p>
          </table:table-cell>
          <table:table-cell office:value-type="string">
            <text:p>Fri Nov 16 23:44:28 PST 2012</text:p>
          </table:table-cell>
          <table:table-cell table:number-columns-repeated="3"/>
          <table:table-cell office:value-type="float" office:value="20">
            <text:p>20</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Dwight_D._Eisenhower_1:51.txt</text:p>
          </table:table-cell>
          <table:table-cell office:value-type="string">
            <text:p>There is more involved here than realigning the wheels and smoothing the gears of administrative machinery. The Congress rightfully-expects the Executive to take the initiative in discovering and removing outmoded functions and eliminating duplication.&lt;br/&gt;&lt;br/&gt;One agency, for example, whose head has promised early and vigorous action to provide greater efficiency is the Post Office. One of the oldest institutions of our Federal Government, its service should be of the best. Its employees should merit and receive the high regard and esteem of the citizens of the Nation. There are today in some areas of the postal service, both waste and incompetence to be corrected. With the cooperation of the Congress, and taking advantage of its accumulated experience in postal affairs, the Postmaster General will institute a program directed at improving service while at the same time reducing costs and decreasing deficits.&lt;br/&gt;&lt;br/&gt;</text:p>
          </table:table-cell>
          <table:table-cell office:value-type="string">
            <text:p>Crystal Clear (software development)</text:p>
          </table:table-cell>
          <table:table-cell office:value-type="string">
            <text:p>http://en.wikipedia.org/wiki/Crystal_Clear_(software_development)</text:p>
          </table:table-cell>
          <table:table-cell office:value-type="string">
            <text:p>Highway Beautification Act</text:p>
          </table:table-cell>
          <table:table-cell office:value-type="string">
            <text:p>http://en.wikipedia.org/wiki/Highway_Beautification_Act</text:p>
          </table:table-cell>
          <table:table-cell/>
          <table:table-cell office:value-type="float" office:value="1">
            <text:p>1</text:p>
          </table:table-cell>
          <table:table-cell table:number-columns-repeated="3"/>
          <table:table-cell table:formula="of:=CONCATENATE([.AB12];&quot;,&quot;;[.AC12];&quot;,&quot;; TEXT([.AK12];&quot;#&quot;))" office:value-type="string" office:string-value="RANDOM,LAU_ET_AL,1">
            <text:p>RANDOM,LAU_ET_AL,1</text:p>
          </table:table-cell>
        </table:table-row>
        <table:table-row table:style-name="ro1">
          <table:table-cell office:value-type="string">
            <text:p>2P1VCNHMVHVKRSO68UT7CJ79NOD31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5 GMT 2012</text:p>
          </table:table-cell>
          <table:table-cell table:number-columns-repeated="2"/>
          <table:table-cell office:value-type="string">
            <text:p>2N9DM25L8I9NE5UML9XOM4QWHB9HRG</text:p>
          </table:table-cell>
          <table:table-cell office:value-type="string">
            <text:p>A1AVAUPSZLDN64</text:p>
          </table:table-cell>
          <table:table-cell office:value-type="string">
            <text:p>Submitted</text:p>
          </table:table-cell>
          <table:table-cell office:value-type="string">
            <text:p>Sat Nov 10 07:31:57 GMT 2012</text:p>
          </table:table-cell>
          <table:table-cell office:value-type="string">
            <text:p>Sat Nov 10 07:32:10 GMT 2012</text:p>
          </table:table-cell>
          <table:table-cell office:value-type="string">
            <text:p>Fri Nov 16 23:32:10 PST 2012</text:p>
          </table:table-cell>
          <table:table-cell table:number-columns-repeated="3"/>
          <table:table-cell office:value-type="float" office:value="13">
            <text:p>13</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Dwight_D._Eisenhower_1:51.txt</text:p>
          </table:table-cell>
          <table:table-cell office:value-type="string">
            <text:p>There is more involved here than realigning the wheels and smoothing the gears of administrative machinery. The Congress rightfully-expects the Executive to take the initiative in discovering and removing outmoded functions and eliminating duplication.&lt;br/&gt;&lt;br/&gt;One agency, for example, whose head has promised early and vigorous action to provide greater efficiency is the Post Office. One of the oldest institutions of our Federal Government, its service should be of the best. Its employees should merit and receive the high regard and esteem of the citizens of the Nation. There are today in some areas of the postal service, both waste and incompetence to be corrected. With the cooperation of the Congress, and taking advantage of its accumulated experience in postal affairs, the Postmaster General will institute a program directed at improving service while at the same time reducing costs and decreasing deficits.&lt;br/&gt;&lt;br/&gt;</text:p>
          </table:table-cell>
          <table:table-cell office:value-type="string">
            <text:p>Crystal Clear (software development)</text:p>
          </table:table-cell>
          <table:table-cell office:value-type="string">
            <text:p>http://en.wikipedia.org/wiki/Crystal_Clear_(software_development)</text:p>
          </table:table-cell>
          <table:table-cell office:value-type="string">
            <text:p>Highway Beautification Act</text:p>
          </table:table-cell>
          <table:table-cell office:value-type="string">
            <text:p>http://en.wikipedia.org/wiki/Highway_Beautification_Act</text:p>
          </table:table-cell>
          <table:table-cell office:value-type="string">
            <text:p>neither are close at all.</text:p>
          </table:table-cell>
          <table:table-cell office:value-type="float" office:value="2">
            <text:p>2</text:p>
          </table:table-cell>
          <table:table-cell table:number-columns-repeated="3"/>
          <table:table-cell table:formula="of:=CONCATENATE([.AB13];&quot;,&quot;;[.AC13];&quot;,&quot;; TEXT([.AK13];&quot;#&quot;))" office:value-type="string" office:string-value="RANDOM,LAU_ET_AL,2">
            <text:p>RANDOM,LAU_ET_AL,2</text:p>
          </table:table-cell>
        </table:table-row>
        <table:table-row table:style-name="ro1">
          <table:table-cell office:value-type="string">
            <text:p>295TL0XULRGN8K78TW4XDFP7Q4IP3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5 GMT 2012</text:p>
          </table:table-cell>
          <table:table-cell table:number-columns-repeated="2"/>
          <table:table-cell office:value-type="string">
            <text:p>21T4IXKO2L92WN01HGO36OCCPHBDCT</text:p>
          </table:table-cell>
          <table:table-cell office:value-type="string">
            <text:p>A2CZR0MGSEILRP</text:p>
          </table:table-cell>
          <table:table-cell office:value-type="string">
            <text:p>Submitted</text:p>
          </table:table-cell>
          <table:table-cell office:value-type="string">
            <text:p>Sat Nov 10 07:02:58 GMT 2012</text:p>
          </table:table-cell>
          <table:table-cell office:value-type="string">
            <text:p>Sat Nov 10 07:03:27 GMT 2012</text:p>
          </table:table-cell>
          <table:table-cell office:value-type="string">
            <text:p>Fri Nov 16 23:03:27 PST 2012</text:p>
          </table:table-cell>
          <table:table-cell table:number-columns-repeated="3"/>
          <table:table-cell office:value-type="float" office:value="29">
            <text:p>29</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oodrow_Wilson_3:20.txt</text:p>
          </table:table-cell>
          <table:table-cell office:value-type="string">
            <text:p>No one, I am sure, would wish to take any backward step. The regulation of the railways of the country by federal commission has had admirable results and has fully justified the hopes and expectations of those by whom the policy of regulation was originally proposed. The question is not what should we undo? It is, whether thei-e is anything else we can do that would supply us with effective means, in the very process of regulation, for bettering the conditions under which the railroads are operated and for making them more useful servants of the country as a whole. It seems to me that it might be the part of wisdom, therefore, before further legislation in this field is attempted, to look at the whole problem of coordination and efficiency in the full light of a fresh assessment of circumstance and opinion, as a guide to dealing with the several parts of it.&lt;br/&gt;&lt;br/&gt;For what we are seeking now, what in my mind is the single thought of this message, is national efficiency and security. We serve a great nation. We should serve it in the spirit of its peculiar genius. It is the genius of common men for self-government, industry, justice, liberty and peace. We should see to it that it lacks no instrument, no facility or vigor of law, to make it sufficient to play its part with energy, safety, and assured success. In this we are no partisans but heralds and prophets of a new age.&lt;br/&gt;&lt;br/&gt;</text:p>
          </table:table-cell>
          <table:table-cell office:value-type="string">
            <text:p>Water supply and sanitation in Chile</text:p>
          </table:table-cell>
          <table:table-cell office:value-type="string">
            <text:p>http://en.wikipedia.org/wiki/Water_supply_and_sanitation_in_Chile</text:p>
          </table:table-cell>
          <table:table-cell office:value-type="string">
            <text:p>Labor</text:p>
          </table:table-cell>
          <table:table-cell office:value-type="string">
            <text:p>http://en.wikipedia.org/wiki/Labor</text:p>
          </table:table-cell>
          <table:table-cell/>
          <table:table-cell office:value-type="float" office:value="2">
            <text:p>2</text:p>
          </table:table-cell>
          <table:table-cell table:number-columns-repeated="3"/>
          <table:table-cell table:formula="of:=CONCATENATE([.AB14];&quot;,&quot;;[.AC14];&quot;,&quot;; TEXT([.AK14];&quot;#&quot;))" office:value-type="string" office:string-value="EDA,LAU_ET_AL,2">
            <text:p>EDA,LAU_ET_AL,2</text:p>
          </table:table-cell>
        </table:table-row>
        <table:table-row table:style-name="ro1">
          <table:table-cell office:value-type="string">
            <text:p>295TL0XULRGN8K78TW4XDFP7Q4IP3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5 GMT 2012</text:p>
          </table:table-cell>
          <table:table-cell table:number-columns-repeated="2"/>
          <table:table-cell office:value-type="string">
            <text:p>25CI62NJQ217H8XEXRXBSLCVOTUNVN</text:p>
          </table:table-cell>
          <table:table-cell office:value-type="string">
            <text:p>A997OZ3H2B3Q2</text:p>
          </table:table-cell>
          <table:table-cell office:value-type="string">
            <text:p>Submitted</text:p>
          </table:table-cell>
          <table:table-cell office:value-type="string">
            <text:p>Sat Nov 10 07:23:57 GMT 2012</text:p>
          </table:table-cell>
          <table:table-cell office:value-type="string">
            <text:p>Sat Nov 10 07:24:19 GMT 2012</text:p>
          </table:table-cell>
          <table:table-cell office:value-type="string">
            <text:p>Fri Nov 16 23:24:19 PST 2012</text:p>
          </table:table-cell>
          <table:table-cell table:number-columns-repeated="3"/>
          <table:table-cell office:value-type="float" office:value="22">
            <text:p>22</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oodrow_Wilson_3:20.txt</text:p>
          </table:table-cell>
          <table:table-cell office:value-type="string">
            <text:p>No one, I am sure, would wish to take any backward step. The regulation of the railways of the country by federal commission has had admirable results and has fully justified the hopes and expectations of those by whom the policy of regulation was originally proposed. The question is not what should we undo? It is, whether thei-e is anything else we can do that would supply us with effective means, in the very process of regulation, for bettering the conditions under which the railroads are operated and for making them more useful servants of the country as a whole. It seems to me that it might be the part of wisdom, therefore, before further legislation in this field is attempted, to look at the whole problem of coordination and efficiency in the full light of a fresh assessment of circumstance and opinion, as a guide to dealing with the several parts of it.&lt;br/&gt;&lt;br/&gt;For what we are seeking now, what in my mind is the single thought of this message, is national efficiency and security. We serve a great nation. We should serve it in the spirit of its peculiar genius. It is the genius of common men for self-government, industry, justice, liberty and peace. We should see to it that it lacks no instrument, no facility or vigor of law, to make it sufficient to play its part with energy, safety, and assured success. In this we are no partisans but heralds and prophets of a new age.&lt;br/&gt;&lt;br/&gt;</text:p>
          </table:table-cell>
          <table:table-cell office:value-type="string">
            <text:p>Water supply and sanitation in Chile</text:p>
          </table:table-cell>
          <table:table-cell office:value-type="string">
            <text:p>http://en.wikipedia.org/wiki/Water_supply_and_sanitation_in_Chile</text:p>
          </table:table-cell>
          <table:table-cell office:value-type="string">
            <text:p>Labor</text:p>
          </table:table-cell>
          <table:table-cell office:value-type="string">
            <text:p>http://en.wikipedia.org/wiki/Labor</text:p>
          </table:table-cell>
          <table:table-cell/>
          <table:table-cell office:value-type="float" office:value="2">
            <text:p>2</text:p>
          </table:table-cell>
          <table:table-cell table:number-columns-repeated="3"/>
          <table:table-cell table:formula="of:=CONCATENATE([.AB15];&quot;,&quot;;[.AC15];&quot;,&quot;; TEXT([.AK15];&quot;#&quot;))" office:value-type="string" office:string-value="EDA,LAU_ET_AL,2">
            <text:p>EDA,LAU_ET_AL,2</text:p>
          </table:table-cell>
        </table:table-row>
        <table:table-row table:style-name="ro1">
          <table:table-cell office:value-type="string">
            <text:p>295TL0XULRGN8K78TW4XDFP7Q4IP3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5 GMT 2012</text:p>
          </table:table-cell>
          <table:table-cell table:number-columns-repeated="2"/>
          <table:table-cell office:value-type="string">
            <text:p>2P3NFSVGULF3OEG1DX71NS3N84I8M0</text:p>
          </table:table-cell>
          <table:table-cell office:value-type="string">
            <text:p>A1GQCJDGRPG8ZR</text:p>
          </table:table-cell>
          <table:table-cell office:value-type="string">
            <text:p>Submitted</text:p>
          </table:table-cell>
          <table:table-cell office:value-type="string">
            <text:p>Sat Nov 10 07:01:19 GMT 2012</text:p>
          </table:table-cell>
          <table:table-cell office:value-type="string">
            <text:p>Sat Nov 10 07:02:14 GMT 2012</text:p>
          </table:table-cell>
          <table:table-cell office:value-type="string">
            <text:p>Fri Nov 16 23:02:14 PST 2012</text:p>
          </table:table-cell>
          <table:table-cell table:number-columns-repeated="3"/>
          <table:table-cell office:value-type="float" office:value="55">
            <text:p>55</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oodrow_Wilson_3:20.txt</text:p>
          </table:table-cell>
          <table:table-cell office:value-type="string">
            <text:p>No one, I am sure, would wish to take any backward step. The regulation of the railways of the country by federal commission has had admirable results and has fully justified the hopes and expectations of those by whom the policy of regulation was originally proposed. The question is not what should we undo? It is, whether thei-e is anything else we can do that would supply us with effective means, in the very process of regulation, for bettering the conditions under which the railroads are operated and for making them more useful servants of the country as a whole. It seems to me that it might be the part of wisdom, therefore, before further legislation in this field is attempted, to look at the whole problem of coordination and efficiency in the full light of a fresh assessment of circumstance and opinion, as a guide to dealing with the several parts of it.&lt;br/&gt;&lt;br/&gt;For what we are seeking now, what in my mind is the single thought of this message, is national efficiency and security. We serve a great nation. We should serve it in the spirit of its peculiar genius. It is the genius of common men for self-government, industry, justice, liberty and peace. We should see to it that it lacks no instrument, no facility or vigor of law, to make it sufficient to play its part with energy, safety, and assured success. In this we are no partisans but heralds and prophets of a new age.&lt;br/&gt;&lt;br/&gt;</text:p>
          </table:table-cell>
          <table:table-cell office:value-type="string">
            <text:p>Water supply and sanitation in Chile</text:p>
          </table:table-cell>
          <table:table-cell office:value-type="string">
            <text:p>http://en.wikipedia.org/wiki/Water_supply_and_sanitation_in_Chile</text:p>
          </table:table-cell>
          <table:table-cell office:value-type="string">
            <text:p>Labor</text:p>
          </table:table-cell>
          <table:table-cell office:value-type="string">
            <text:p>http://en.wikipedia.org/wiki/Labor</text:p>
          </table:table-cell>
          <table:table-cell/>
          <table:table-cell office:value-type="float" office:value="2">
            <text:p>2</text:p>
          </table:table-cell>
          <table:table-cell table:number-columns-repeated="3"/>
          <table:table-cell table:formula="of:=CONCATENATE([.AB16];&quot;,&quot;;[.AC16];&quot;,&quot;; TEXT([.AK16];&quot;#&quot;))" office:value-type="string" office:string-value="EDA,LAU_ET_AL,2">
            <text:p>EDA,LAU_ET_AL,2</text:p>
          </table:table-cell>
        </table:table-row>
        <table:table-row table:style-name="ro1">
          <table:table-cell office:value-type="string">
            <text:p>2ZRNZW6HEZ6OTDE1E3Z6HGUM5ZIPZ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0TSNQQ7Q670KAEPJXI1ATQCBEKUAH</text:p>
          </table:table-cell>
          <table:table-cell office:value-type="string">
            <text:p>A2CZR0MGSEILRP</text:p>
          </table:table-cell>
          <table:table-cell office:value-type="string">
            <text:p>Submitted</text:p>
          </table:table-cell>
          <table:table-cell office:value-type="string">
            <text:p>Sat Nov 10 06:51:50 GMT 2012</text:p>
          </table:table-cell>
          <table:table-cell office:value-type="string">
            <text:p>Sat Nov 10 06:52:29 GMT 2012</text:p>
          </table:table-cell>
          <table:table-cell office:value-type="string">
            <text:p>Fri Nov 16 22:52:29 PST 2012</text:p>
          </table:table-cell>
          <table:table-cell table:number-columns-repeated="3"/>
          <table:table-cell office:value-type="float" office:value="39">
            <text:p>39</text:p>
          </table:table-cell>
          <table:table-cell office:value-type="string">
            <text:p>100% (10/10)</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3:3.txt</text:p>
          </table:table-cell>
          <table:table-cell office:value-type="string">
            <text:p>We do not believe that men exist merely to strengthen the state or to be cogs in the economic machine. We do believe that governments are created to serve the people and that economic systems exist to minister to their wants. We have a profound devotion to the welfare and rights of the individual as a human being.&lt;br/&gt;&lt;br/&gt;The faith of our people has particular meaning at this time in history because of the unsettled and changing state of the world.&lt;br/&gt;&lt;br/&gt;</text:p>
          </table:table-cell>
          <table:table-cell office:value-type="string">
            <text:p>Nations</text:p>
          </table:table-cell>
          <table:table-cell office:value-type="string">
            <text:p>http://en.wikipedia.org/wiki/Nations</text:p>
          </table:table-cell>
          <table:table-cell office:value-type="string">
            <text:p>United States Bill of Rights</text:p>
          </table:table-cell>
          <table:table-cell office:value-type="string">
            <text:p>http://en.wikipedia.org/wiki/United_States_Bill_of_Rights</text:p>
          </table:table-cell>
          <table:table-cell/>
          <table:table-cell office:value-type="float" office:value="2">
            <text:p>2</text:p>
          </table:table-cell>
          <table:table-cell table:number-columns-repeated="3"/>
          <table:table-cell table:formula="of:=CONCATENATE([.AB17];&quot;,&quot;;[.AC17];&quot;,&quot;; TEXT([.AK17];&quot;#&quot;))" office:value-type="string" office:string-value="LAU_ET_AL,EDA,2">
            <text:p>LAU_ET_AL,EDA,2</text:p>
          </table:table-cell>
        </table:table-row>
        <table:table-row table:style-name="ro1">
          <table:table-cell office:value-type="string">
            <text:p>2ZRNZW6HEZ6OTDE1E3Z6HGUM5ZIPZ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6TVP9746OQ17WEVE0X7851QUTLL1Q</text:p>
          </table:table-cell>
          <table:table-cell office:value-type="string">
            <text:p>A1AVAUPSZLDN64</text:p>
          </table:table-cell>
          <table:table-cell office:value-type="string">
            <text:p>Submitted</text:p>
          </table:table-cell>
          <table:table-cell office:value-type="string">
            <text:p>Sat Nov 10 06:45:10 GMT 2012</text:p>
          </table:table-cell>
          <table:table-cell office:value-type="string">
            <text:p>Sat Nov 10 06:45:28 GMT 2012</text:p>
          </table:table-cell>
          <table:table-cell office:value-type="string">
            <text:p>Fri Nov 16 22:45:28 PST 2012</text:p>
          </table:table-cell>
          <table:table-cell table:number-columns-repeated="3"/>
          <table:table-cell office:value-type="float" office:value="18">
            <text:p>1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3:3.txt</text:p>
          </table:table-cell>
          <table:table-cell office:value-type="string">
            <text:p>We do not believe that men exist merely to strengthen the state or to be cogs in the economic machine. We do believe that governments are created to serve the people and that economic systems exist to minister to their wants. We have a profound devotion to the welfare and rights of the individual as a human being.&lt;br/&gt;&lt;br/&gt;The faith of our people has particular meaning at this time in history because of the unsettled and changing state of the world.&lt;br/&gt;&lt;br/&gt;</text:p>
          </table:table-cell>
          <table:table-cell office:value-type="string">
            <text:p>Nations</text:p>
          </table:table-cell>
          <table:table-cell office:value-type="string">
            <text:p>http://en.wikipedia.org/wiki/Nations</text:p>
          </table:table-cell>
          <table:table-cell office:value-type="string">
            <text:p>United States Bill of Rights</text:p>
          </table:table-cell>
          <table:table-cell office:value-type="string">
            <text:p>http://en.wikipedia.org/wiki/United_States_Bill_of_Rights</text:p>
          </table:table-cell>
          <table:table-cell/>
          <table:table-cell office:value-type="float" office:value="2">
            <text:p>2</text:p>
          </table:table-cell>
          <table:table-cell table:number-columns-repeated="3"/>
          <table:table-cell table:formula="of:=CONCATENATE([.AB18];&quot;,&quot;;[.AC18];&quot;,&quot;; TEXT([.AK18];&quot;#&quot;))" office:value-type="string" office:string-value="LAU_ET_AL,EDA,2">
            <text:p>LAU_ET_AL,EDA,2</text:p>
          </table:table-cell>
        </table:table-row>
        <table:table-row table:style-name="ro1">
          <table:table-cell office:value-type="string">
            <text:p>2ZRNZW6HEZ6OTDE1E3Z6HGUM5ZIPZ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6TVP9746OQ17WEVE0X7851QUUO1LB</text:p>
          </table:table-cell>
          <table:table-cell office:value-type="string">
            <text:p>AVQ23YRFWZKHH</text:p>
          </table:table-cell>
          <table:table-cell office:value-type="string">
            <text:p>Submitted</text:p>
          </table:table-cell>
          <table:table-cell office:value-type="string">
            <text:p>Sat Nov 10 07:32:31 GMT 2012</text:p>
          </table:table-cell>
          <table:table-cell office:value-type="string">
            <text:p>Sat Nov 10 07:32:57 GMT 2012</text:p>
          </table:table-cell>
          <table:table-cell office:value-type="string">
            <text:p>Fri Nov 16 23:32:57 PST 2012</text:p>
          </table:table-cell>
          <table:table-cell table:number-columns-repeated="3"/>
          <table:table-cell office:value-type="float" office:value="26">
            <text:p>2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3:3.txt</text:p>
          </table:table-cell>
          <table:table-cell office:value-type="string">
            <text:p>We do not believe that men exist merely to strengthen the state or to be cogs in the economic machine. We do believe that governments are created to serve the people and that economic systems exist to minister to their wants. We have a profound devotion to the welfare and rights of the individual as a human being.&lt;br/&gt;&lt;br/&gt;The faith of our people has particular meaning at this time in history because of the unsettled and changing state of the world.&lt;br/&gt;&lt;br/&gt;</text:p>
          </table:table-cell>
          <table:table-cell office:value-type="string">
            <text:p>Nations</text:p>
          </table:table-cell>
          <table:table-cell office:value-type="string">
            <text:p>http://en.wikipedia.org/wiki/Nations</text:p>
          </table:table-cell>
          <table:table-cell office:value-type="string">
            <text:p>United States Bill of Rights</text:p>
          </table:table-cell>
          <table:table-cell office:value-type="string">
            <text:p>http://en.wikipedia.org/wiki/United_States_Bill_of_Rights</text:p>
          </table:table-cell>
          <table:table-cell/>
          <table:table-cell office:value-type="float" office:value="2">
            <text:p>2</text:p>
          </table:table-cell>
          <table:table-cell table:number-columns-repeated="3"/>
          <table:table-cell table:formula="of:=CONCATENATE([.AB19];&quot;,&quot;;[.AC19];&quot;,&quot;; TEXT([.AK19];&quot;#&quot;))" office:value-type="string" office:string-value="LAU_ET_AL,EDA,2">
            <text:p>LAU_ET_AL,EDA,2</text:p>
          </table:table-cell>
        </table:table-row>
        <table:table-row table:style-name="ro1">
          <table:table-cell office:value-type="string">
            <text:p>2PQMQU6L5OBVRRPW47VAQJF7JSHXE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C55NQYN5F3QFS4A08DNKWYBERFC8P</text:p>
          </table:table-cell>
          <table:table-cell office:value-type="string">
            <text:p>A997OZ3H2B3Q2</text:p>
          </table:table-cell>
          <table:table-cell office:value-type="string">
            <text:p>Submitted</text:p>
          </table:table-cell>
          <table:table-cell office:value-type="string">
            <text:p>Sat Nov 10 07:09:36 GMT 2012</text:p>
          </table:table-cell>
          <table:table-cell office:value-type="string">
            <text:p>Sat Nov 10 07:09:56 GMT 2012</text:p>
          </table:table-cell>
          <table:table-cell office:value-type="string">
            <text:p>Fri Nov 16 23:09:56 PST 2012</text:p>
          </table:table-cell>
          <table:table-cell table:number-columns-repeated="3"/>
          <table:table-cell office:value-type="float" office:value="20">
            <text:p>20</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8:4.txt</text:p>
          </table:table-cell>
          <table:table-cell office:value-type="string">
            <text:p>Most Americans think their taxes are high enough. With all the other pressures on their finances, American families should not have to worry about their federal government taking a bigger bite out of their paychecks. There&amp;apos;s only one way to eliminate this uncertainty: Make the tax relief permanent. (Applause.) And members of Congress should know: If any bill raises taxes reaches my desk, I will veto it. (Applause.)&lt;br/&gt;&lt;br/&gt;Just as we trust Americans with their own money, we need to earn their trust by spending their tax dollars wisely. Next week, I&amp;apos;ll send you a budget that terminates or substantially reduces 151 wasteful or bloated programs, totaling more than $18 billion. The budget that I will submit will keep America on track for a surplus in 2012. American families have to balance their budgets; so should their government. (Applause.)&lt;br/&gt;&lt;br/&gt;</text:p>
          </table:table-cell>
          <table:table-cell office:value-type="string">
            <text:p>Federal</text:p>
          </table:table-cell>
          <table:table-cell office:value-type="string">
            <text:p>http://en.wikipedia.org/wiki/Federal</text:p>
          </table:table-cell>
          <table:table-cell office:value-type="string">
            <text:p>Reform of the United Nations Security Council</text:p>
          </table:table-cell>
          <table:table-cell office:value-type="string">
            <text:p>http://en.wikipedia.org/wiki/Reform_of_the_United_Nations_Security_Council</text:p>
          </table:table-cell>
          <table:table-cell/>
          <table:table-cell office:value-type="float" office:value="1">
            <text:p>1</text:p>
          </table:table-cell>
          <table:table-cell table:number-columns-repeated="3"/>
          <table:table-cell table:formula="of:=CONCATENATE([.AB20];&quot;,&quot;;[.AC20];&quot;,&quot;; TEXT([.AK20];&quot;#&quot;))" office:value-type="string" office:string-value="LAU_ET_AL,EDA,1">
            <text:p>LAU_ET_AL,EDA,1</text:p>
          </table:table-cell>
        </table:table-row>
        <table:table-row table:style-name="ro1">
          <table:table-cell office:value-type="string">
            <text:p>2PQMQU6L5OBVRRPW47VAQJF7JSHXE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EXUUKQOYGNIBABXFY70907S5X9GYE</text:p>
          </table:table-cell>
          <table:table-cell office:value-type="string">
            <text:p>A261AMC0EJ9MD8</text:p>
          </table:table-cell>
          <table:table-cell office:value-type="string">
            <text:p>Submitted</text:p>
          </table:table-cell>
          <table:table-cell office:value-type="string">
            <text:p>Sat Nov 10 07:16:41 GMT 2012</text:p>
          </table:table-cell>
          <table:table-cell office:value-type="string">
            <text:p>Sat Nov 10 07:17:25 GMT 2012</text:p>
          </table:table-cell>
          <table:table-cell office:value-type="string">
            <text:p>Fri Nov 16 23:17:25 PST 2012</text:p>
          </table:table-cell>
          <table:table-cell table:number-columns-repeated="3"/>
          <table:table-cell office:value-type="float" office:value="44">
            <text:p>44</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8:4.txt</text:p>
          </table:table-cell>
          <table:table-cell office:value-type="string">
            <text:p>Most Americans think their taxes are high enough. With all the other pressures on their finances, American families should not have to worry about their federal government taking a bigger bite out of their paychecks. There&amp;apos;s only one way to eliminate this uncertainty: Make the tax relief permanent. (Applause.) And members of Congress should know: If any bill raises taxes reaches my desk, I will veto it. (Applause.)&lt;br/&gt;&lt;br/&gt;Just as we trust Americans with their own money, we need to earn their trust by spending their tax dollars wisely. Next week, I&amp;apos;ll send you a budget that terminates or substantially reduces 151 wasteful or bloated programs, totaling more than $18 billion. The budget that I will submit will keep America on track for a surplus in 2012. American families have to balance their budgets; so should their government. (Applause.)&lt;br/&gt;&lt;br/&gt;</text:p>
          </table:table-cell>
          <table:table-cell office:value-type="string">
            <text:p>Federal</text:p>
          </table:table-cell>
          <table:table-cell office:value-type="string">
            <text:p>http://en.wikipedia.org/wiki/Federal</text:p>
          </table:table-cell>
          <table:table-cell office:value-type="string">
            <text:p>Reform of the United Nations Security Council</text:p>
          </table:table-cell>
          <table:table-cell office:value-type="string">
            <text:p>http://en.wikipedia.org/wiki/Reform_of_the_United_Nations_Security_Council</text:p>
          </table:table-cell>
          <table:table-cell/>
          <table:table-cell office:value-type="float" office:value="2">
            <text:p>2</text:p>
          </table:table-cell>
          <table:table-cell table:number-columns-repeated="3"/>
          <table:table-cell table:formula="of:=CONCATENATE([.AB21];&quot;,&quot;;[.AC21];&quot;,&quot;; TEXT([.AK21];&quot;#&quot;))" office:value-type="string" office:string-value="LAU_ET_AL,EDA,2">
            <text:p>LAU_ET_AL,EDA,2</text:p>
          </table:table-cell>
        </table:table-row>
        <table:table-row table:style-name="ro1">
          <table:table-cell office:value-type="string">
            <text:p>2PQMQU6L5OBVRRPW47VAQJF7JSHXE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YNR14IXKO2LOB5JJ61653YOMTDBAH</text:p>
          </table:table-cell>
          <table:table-cell office:value-type="string">
            <text:p>A2CZR0MGSEILRP</text:p>
          </table:table-cell>
          <table:table-cell office:value-type="string">
            <text:p>Submitted</text:p>
          </table:table-cell>
          <table:table-cell office:value-type="string">
            <text:p>Sat Nov 10 06:44:50 GMT 2012</text:p>
          </table:table-cell>
          <table:table-cell office:value-type="string">
            <text:p>Sat Nov 10 06:45:44 GMT 2012</text:p>
          </table:table-cell>
          <table:table-cell office:value-type="string">
            <text:p>Fri Nov 16 22:45:44 PST 2012</text:p>
          </table:table-cell>
          <table:table-cell table:number-columns-repeated="3"/>
          <table:table-cell office:value-type="float" office:value="54">
            <text:p>54</text:p>
          </table:table-cell>
          <table:table-cell office:value-type="string">
            <text:p>100% (10/10)</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8:4.txt</text:p>
          </table:table-cell>
          <table:table-cell office:value-type="string">
            <text:p>Most Americans think their taxes are high enough. With all the other pressures on their finances, American families should not have to worry about their federal government taking a bigger bite out of their paychecks. There&amp;apos;s only one way to eliminate this uncertainty: Make the tax relief permanent. (Applause.) And members of Congress should know: If any bill raises taxes reaches my desk, I will veto it. (Applause.)&lt;br/&gt;&lt;br/&gt;Just as we trust Americans with their own money, we need to earn their trust by spending their tax dollars wisely. Next week, I&amp;apos;ll send you a budget that terminates or substantially reduces 151 wasteful or bloated programs, totaling more than $18 billion. The budget that I will submit will keep America on track for a surplus in 2012. American families have to balance their budgets; so should their government. (Applause.)&lt;br/&gt;&lt;br/&gt;</text:p>
          </table:table-cell>
          <table:table-cell office:value-type="string">
            <text:p>Federal</text:p>
          </table:table-cell>
          <table:table-cell office:value-type="string">
            <text:p>http://en.wikipedia.org/wiki/Federal</text:p>
          </table:table-cell>
          <table:table-cell office:value-type="string">
            <text:p>Reform of the United Nations Security Council</text:p>
          </table:table-cell>
          <table:table-cell office:value-type="string">
            <text:p>http://en.wikipedia.org/wiki/Reform_of_the_United_Nations_Security_Council</text:p>
          </table:table-cell>
          <table:table-cell/>
          <table:table-cell office:value-type="float" office:value="1">
            <text:p>1</text:p>
          </table:table-cell>
          <table:table-cell table:number-columns-repeated="3"/>
          <table:table-cell table:formula="of:=CONCATENATE([.AB22];&quot;,&quot;;[.AC22];&quot;,&quot;; TEXT([.AK22];&quot;#&quot;))" office:value-type="string" office:string-value="LAU_ET_AL,EDA,1">
            <text:p>LAU_ET_AL,EDA,1</text:p>
          </table:table-cell>
        </table:table-row>
        <table:table-row table:style-name="ro1">
          <table:table-cell office:value-type="string">
            <text:p>23K5L8I9NZW6WNNBVOVQ47T897XKU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1JLFQ0ONNVRWA8MVJ5GZB76XDEKT4</text:p>
          </table:table-cell>
          <table:table-cell office:value-type="string">
            <text:p>AE3ML0W24YFNL</text:p>
          </table:table-cell>
          <table:table-cell office:value-type="string">
            <text:p>Submitted</text:p>
          </table:table-cell>
          <table:table-cell office:value-type="string">
            <text:p>Sat Nov 10 09:19:50 GMT 2012</text:p>
          </table:table-cell>
          <table:table-cell office:value-type="string">
            <text:p>Sat Nov 10 09:20:09 GMT 2012</text:p>
          </table:table-cell>
          <table:table-cell office:value-type="string">
            <text:p>Sat Nov 17 01:20:09 PST 2012</text:p>
          </table:table-cell>
          <table:table-cell table:number-columns-repeated="3"/>
          <table:table-cell office:value-type="float" office:value="19">
            <text:p>19</text:p>
          </table:table-cell>
          <table:table-cell office:value-type="string">
            <text:p>100% (11/11)</text:p>
          </table:table-cell>
          <table:table-cell table:number-columns-repeated="2"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Andrew_Jackson_5:18.txt</text:p>
          </table:table-cell>
          <table:table-cell office:value-type="string">
            <text:p>I deem it proper to recommend to your notice the revision of our consular system. This has become an important branch of the public service, in as much as it is intimately connected with the preservation of our national character abroad, with the interest of our citizens in foreign countries, with the regulation and care of our commerce, and with the protection of our sea men. At the close of the last session of Congress I communicated a report from the Secretary of State upon the subject, to which I now refer, as containing information which may be useful in any inquiries that Congress may see fit to institute with a view to a salutary reform of the system.&lt;br/&gt;&lt;br/&gt;It gives me great pleasure to congratulate you upon the prosperous condition of the finances of the country, as will appear from the report which the Secretary of the Treasury will in due time lay before you. The receipts into the Treasury during the present year will amount to more than $32,000,000. The revenue derived from customs will, it is believed, be more than $28,000,000, and the public lands will yield about $3,0900,000. The expenditures within the year for all objects, including $2,572,240.99 on account of the public debt, will not amount to $25,000,000, and a large balance will remain in the Treasury after satisfying all the appropriations chargeable on the revenue for the present year.&lt;br/&gt;&lt;br/&gt;</text:p>
          </table:table-cell>
          <table:table-cell office:value-type="string">
            <text:p>Expenditures</text:p>
          </table:table-cell>
          <table:table-cell office:value-type="string">
            <text:p>http://en.wikipedia.org/wiki/Expenditures</text:p>
          </table:table-cell>
          <table:table-cell office:value-type="string">
            <text:p>Byron Tokarchuk</text:p>
          </table:table-cell>
          <table:table-cell office:value-type="string">
            <text:p>http://en.wikipedia.org/wiki/Byron_Tokarchuk</text:p>
          </table:table-cell>
          <table:table-cell/>
          <table:table-cell office:value-type="float" office:value="1">
            <text:p>1</text:p>
          </table:table-cell>
          <table:table-cell table:number-columns-repeated="3"/>
          <table:table-cell table:formula="of:=CONCATENATE([.AB23];&quot;,&quot;;[.AC23];&quot;,&quot;; TEXT([.AK23];&quot;#&quot;))" office:value-type="string" office:string-value="LAU_ET_AL,RANDOM,1">
            <text:p>LAU_ET_AL,RANDOM,1</text:p>
          </table:table-cell>
        </table:table-row>
        <table:table-row table:style-name="ro1">
          <table:table-cell office:value-type="string">
            <text:p>23K5L8I9NZW6WNNBVOVQ47T897XKU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CD92HECWA6XI7CHJPRCX5KXZBMKJY</text:p>
          </table:table-cell>
          <table:table-cell office:value-type="string">
            <text:p>A997OZ3H2B3Q2</text:p>
          </table:table-cell>
          <table:table-cell office:value-type="string">
            <text:p>Submitted</text:p>
          </table:table-cell>
          <table:table-cell office:value-type="string">
            <text:p>Sat Nov 10 08:51:46 GMT 2012</text:p>
          </table:table-cell>
          <table:table-cell office:value-type="string">
            <text:p>Sat Nov 10 08:52:06 GMT 2012</text:p>
          </table:table-cell>
          <table:table-cell office:value-type="string">
            <text:p>Sat Nov 17 00:52:06 PST 2012</text:p>
          </table:table-cell>
          <table:table-cell table:number-columns-repeated="3"/>
          <table:table-cell office:value-type="float" office:value="20">
            <text:p>20</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Andrew_Jackson_5:18.txt</text:p>
          </table:table-cell>
          <table:table-cell office:value-type="string">
            <text:p>I deem it proper to recommend to your notice the revision of our consular system. This has become an important branch of the public service, in as much as it is intimately connected with the preservation of our national character abroad, with the interest of our citizens in foreign countries, with the regulation and care of our commerce, and with the protection of our sea men. At the close of the last session of Congress I communicated a report from the Secretary of State upon the subject, to which I now refer, as containing information which may be useful in any inquiries that Congress may see fit to institute with a view to a salutary reform of the system.&lt;br/&gt;&lt;br/&gt;It gives me great pleasure to congratulate you upon the prosperous condition of the finances of the country, as will appear from the report which the Secretary of the Treasury will in due time lay before you. The receipts into the Treasury during the present year will amount to more than $32,000,000. The revenue derived from customs will, it is believed, be more than $28,000,000, and the public lands will yield about $3,0900,000. The expenditures within the year for all objects, including $2,572,240.99 on account of the public debt, will not amount to $25,000,000, and a large balance will remain in the Treasury after satisfying all the appropriations chargeable on the revenue for the present year.&lt;br/&gt;&lt;br/&gt;</text:p>
          </table:table-cell>
          <table:table-cell office:value-type="string">
            <text:p>Expenditures</text:p>
          </table:table-cell>
          <table:table-cell office:value-type="string">
            <text:p>http://en.wikipedia.org/wiki/Expenditures</text:p>
          </table:table-cell>
          <table:table-cell office:value-type="string">
            <text:p>Byron Tokarchuk</text:p>
          </table:table-cell>
          <table:table-cell office:value-type="string">
            <text:p>http://en.wikipedia.org/wiki/Byron_Tokarchuk</text:p>
          </table:table-cell>
          <table:table-cell/>
          <table:table-cell office:value-type="float" office:value="1">
            <text:p>1</text:p>
          </table:table-cell>
          <table:table-cell table:number-columns-repeated="3"/>
          <table:table-cell table:formula="of:=CONCATENATE([.AB24];&quot;,&quot;;[.AC24];&quot;,&quot;; TEXT([.AK24];&quot;#&quot;))" office:value-type="string" office:string-value="LAU_ET_AL,RANDOM,1">
            <text:p>LAU_ET_AL,RANDOM,1</text:p>
          </table:table-cell>
        </table:table-row>
        <table:table-row table:style-name="ro1">
          <table:table-cell office:value-type="string">
            <text:p>23K5L8I9NZW6WNNBVOVQ47T897XKU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Z7E4EGDHDM2KUWNGXQWEHEZG6FLBE</text:p>
          </table:table-cell>
          <table:table-cell office:value-type="string">
            <text:p>A1AVAUPSZLDN64</text:p>
          </table:table-cell>
          <table:table-cell office:value-type="string">
            <text:p>Submitted</text:p>
          </table:table-cell>
          <table:table-cell office:value-type="string">
            <text:p>Sat Nov 10 07:38:39 GMT 2012</text:p>
          </table:table-cell>
          <table:table-cell office:value-type="string">
            <text:p>Sat Nov 10 07:38:46 GMT 2012</text:p>
          </table:table-cell>
          <table:table-cell office:value-type="string">
            <text:p>Fri Nov 16 23:38:46 PST 2012</text:p>
          </table:table-cell>
          <table:table-cell table:number-columns-repeated="3"/>
          <table:table-cell office:value-type="float" office:value="7">
            <text:p>7</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Andrew_Jackson_5:18.txt</text:p>
          </table:table-cell>
          <table:table-cell office:value-type="string">
            <text:p>I deem it proper to recommend to your notice the revision of our consular system. This has become an important branch of the public service, in as much as it is intimately connected with the preservation of our national character abroad, with the interest of our citizens in foreign countries, with the regulation and care of our commerce, and with the protection of our sea men. At the close of the last session of Congress I communicated a report from the Secretary of State upon the subject, to which I now refer, as containing information which may be useful in any inquiries that Congress may see fit to institute with a view to a salutary reform of the system.&lt;br/&gt;&lt;br/&gt;It gives me great pleasure to congratulate you upon the prosperous condition of the finances of the country, as will appear from the report which the Secretary of the Treasury will in due time lay before you. The receipts into the Treasury during the present year will amount to more than $32,000,000. The revenue derived from customs will, it is believed, be more than $28,000,000, and the public lands will yield about $3,0900,000. The expenditures within the year for all objects, including $2,572,240.99 on account of the public debt, will not amount to $25,000,000, and a large balance will remain in the Treasury after satisfying all the appropriations chargeable on the revenue for the present year.&lt;br/&gt;&lt;br/&gt;</text:p>
          </table:table-cell>
          <table:table-cell office:value-type="string">
            <text:p>Expenditures</text:p>
          </table:table-cell>
          <table:table-cell office:value-type="string">
            <text:p>http://en.wikipedia.org/wiki/Expenditures</text:p>
          </table:table-cell>
          <table:table-cell office:value-type="string">
            <text:p>Byron Tokarchuk</text:p>
          </table:table-cell>
          <table:table-cell office:value-type="string">
            <text:p>http://en.wikipedia.org/wiki/Byron_Tokarchuk</text:p>
          </table:table-cell>
          <table:table-cell/>
          <table:table-cell office:value-type="float" office:value="1">
            <text:p>1</text:p>
          </table:table-cell>
          <table:table-cell table:number-columns-repeated="3"/>
          <table:table-cell table:formula="of:=CONCATENATE([.AB25];&quot;,&quot;;[.AC25];&quot;,&quot;; TEXT([.AK25];&quot;#&quot;))" office:value-type="string" office:string-value="LAU_ET_AL,RANDOM,1">
            <text:p>LAU_ET_AL,RANDOM,1</text:p>
          </table:table-cell>
        </table:table-row>
        <table:table-row table:style-name="ro1">
          <table:table-cell office:value-type="string">
            <text:p>28GNJ92NJKM0KKAO048Y42GTS788D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PI0ONNVRH1KWXXJN127ENV9V1VNWU</text:p>
          </table:table-cell>
          <table:table-cell office:value-type="string">
            <text:p>A1GQCJDGRPG8ZR</text:p>
          </table:table-cell>
          <table:table-cell office:value-type="string">
            <text:p>Submitted</text:p>
          </table:table-cell>
          <table:table-cell office:value-type="string">
            <text:p>Sat Nov 10 07:07:29 GMT 2012</text:p>
          </table:table-cell>
          <table:table-cell office:value-type="string">
            <text:p>Sat Nov 10 07:07:48 GMT 2012</text:p>
          </table:table-cell>
          <table:table-cell office:value-type="string">
            <text:p>Fri Nov 16 23:07:48 PST 2012</text:p>
          </table:table-cell>
          <table:table-cell table:number-columns-repeated="3"/>
          <table:table-cell office:value-type="float" office:value="19">
            <text:p>19</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Dwight_D._Eisenhower_4:37.txt</text:p>
          </table:table-cell>
          <table:table-cell office:value-type="string">
            <text:p>I shall propose measures to strengthen individual commodity programs, to remove controls where possible, to reduce carryovers, and to stop further accumulations of surpluses. I shall ask the Congress to provide substantial new funds for an expanded drive on the research front, to develop new markets, new crops, and new uses. The Rural Development Program to better the lot of low-income farm families deserves full Congressional support. The Great Plains Program must go forward vigorously. Advances on these and other fronts will pull down the pricedepressing surpluses and raise farm income.&lt;br/&gt;&lt;br/&gt;In this time of testing in agriculture, we should all together, regardless of party, carry forward resolutely with a sound and forward looking program on which farm people may confidently depend, now and for years to come.&lt;br/&gt;&lt;br/&gt;</text:p>
          </table:table-cell>
          <table:table-cell office:value-type="string">
            <text:p>Rainforest Alliance</text:p>
          </table:table-cell>
          <table:table-cell office:value-type="string">
            <text:p>http://en.wikipedia.org/wiki/Rainforest_Alliance</text:p>
          </table:table-cell>
          <table:table-cell office:value-type="string">
            <text:p>Economic</text:p>
          </table:table-cell>
          <table:table-cell office:value-type="string">
            <text:p>http://en.wikipedia.org/wiki/Economic</text:p>
          </table:table-cell>
          <table:table-cell/>
          <table:table-cell office:value-type="float" office:value="2">
            <text:p>2</text:p>
          </table:table-cell>
          <table:table-cell table:number-columns-repeated="3"/>
          <table:table-cell table:formula="of:=CONCATENATE([.AB26];&quot;,&quot;;[.AC26];&quot;,&quot;; TEXT([.AK26];&quot;#&quot;))" office:value-type="string" office:string-value="EDA,LAU_ET_AL,2">
            <text:p>EDA,LAU_ET_AL,2</text:p>
          </table:table-cell>
        </table:table-row>
        <table:table-row table:style-name="ro1">
          <table:table-cell office:value-type="string">
            <text:p>28GNJ92NJKM0KKAO048Y42GTS788D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RTQ6SVQ8H881ZIBSFFB3CI11F25OI</text:p>
          </table:table-cell>
          <table:table-cell office:value-type="string">
            <text:p>A997OZ3H2B3Q2</text:p>
          </table:table-cell>
          <table:table-cell office:value-type="string">
            <text:p>Submitted</text:p>
          </table:table-cell>
          <table:table-cell office:value-type="string">
            <text:p>Sat Nov 10 08:57:10 GMT 2012</text:p>
          </table:table-cell>
          <table:table-cell office:value-type="string">
            <text:p>Sat Nov 10 08:57:52 GMT 2012</text:p>
          </table:table-cell>
          <table:table-cell office:value-type="string">
            <text:p>Sat Nov 17 00:57:52 PST 2012</text:p>
          </table:table-cell>
          <table:table-cell table:number-columns-repeated="3"/>
          <table:table-cell office:value-type="float" office:value="42">
            <text:p>42</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Dwight_D._Eisenhower_4:37.txt</text:p>
          </table:table-cell>
          <table:table-cell office:value-type="string">
            <text:p>I shall propose measures to strengthen individual commodity programs, to remove controls where possible, to reduce carryovers, and to stop further accumulations of surpluses. I shall ask the Congress to provide substantial new funds for an expanded drive on the research front, to develop new markets, new crops, and new uses. The Rural Development Program to better the lot of low-income farm families deserves full Congressional support. The Great Plains Program must go forward vigorously. Advances on these and other fronts will pull down the pricedepressing surpluses and raise farm income.&lt;br/&gt;&lt;br/&gt;In this time of testing in agriculture, we should all together, regardless of party, carry forward resolutely with a sound and forward looking program on which farm people may confidently depend, now and for years to come.&lt;br/&gt;&lt;br/&gt;</text:p>
          </table:table-cell>
          <table:table-cell office:value-type="string">
            <text:p>Rainforest Alliance</text:p>
          </table:table-cell>
          <table:table-cell office:value-type="string">
            <text:p>http://en.wikipedia.org/wiki/Rainforest_Alliance</text:p>
          </table:table-cell>
          <table:table-cell office:value-type="string">
            <text:p>Economic</text:p>
          </table:table-cell>
          <table:table-cell office:value-type="string">
            <text:p>http://en.wikipedia.org/wiki/Economic</text:p>
          </table:table-cell>
          <table:table-cell/>
          <table:table-cell office:value-type="float" office:value="2">
            <text:p>2</text:p>
          </table:table-cell>
          <table:table-cell table:number-columns-repeated="3"/>
          <table:table-cell table:formula="of:=CONCATENATE([.AB27];&quot;,&quot;;[.AC27];&quot;,&quot;; TEXT([.AK27];&quot;#&quot;))" office:value-type="string" office:string-value="EDA,LAU_ET_AL,2">
            <text:p>EDA,LAU_ET_AL,2</text:p>
          </table:table-cell>
        </table:table-row>
        <table:table-row table:style-name="ro1">
          <table:table-cell office:value-type="string">
            <text:p>28GNJ92NJKM0KKAO048Y42GTS788D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WBTUHYW2GTPO0YCZFNM969Y26FLQP</text:p>
          </table:table-cell>
          <table:table-cell office:value-type="string">
            <text:p>A1AVAUPSZLDN64</text:p>
          </table:table-cell>
          <table:table-cell office:value-type="string">
            <text:p>Submitted</text:p>
          </table:table-cell>
          <table:table-cell office:value-type="string">
            <text:p>Sat Nov 10 07:35:11 GMT 2012</text:p>
          </table:table-cell>
          <table:table-cell office:value-type="string">
            <text:p>Sat Nov 10 07:35:57 GMT 2012</text:p>
          </table:table-cell>
          <table:table-cell office:value-type="string">
            <text:p>Fri Nov 16 23:35:57 PST 2012</text:p>
          </table:table-cell>
          <table:table-cell table:number-columns-repeated="3"/>
          <table:table-cell office:value-type="float" office:value="46">
            <text:p>46</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Dwight_D._Eisenhower_4:37.txt</text:p>
          </table:table-cell>
          <table:table-cell office:value-type="string">
            <text:p>I shall propose measures to strengthen individual commodity programs, to remove controls where possible, to reduce carryovers, and to stop further accumulations of surpluses. I shall ask the Congress to provide substantial new funds for an expanded drive on the research front, to develop new markets, new crops, and new uses. The Rural Development Program to better the lot of low-income farm families deserves full Congressional support. The Great Plains Program must go forward vigorously. Advances on these and other fronts will pull down the pricedepressing surpluses and raise farm income.&lt;br/&gt;&lt;br/&gt;In this time of testing in agriculture, we should all together, regardless of party, carry forward resolutely with a sound and forward looking program on which farm people may confidently depend, now and for years to come.&lt;br/&gt;&lt;br/&gt;</text:p>
          </table:table-cell>
          <table:table-cell office:value-type="string">
            <text:p>Rainforest Alliance</text:p>
          </table:table-cell>
          <table:table-cell office:value-type="string">
            <text:p>http://en.wikipedia.org/wiki/Rainforest_Alliance</text:p>
          </table:table-cell>
          <table:table-cell office:value-type="string">
            <text:p>Economic</text:p>
          </table:table-cell>
          <table:table-cell office:value-type="string">
            <text:p>http://en.wikipedia.org/wiki/Economic</text:p>
          </table:table-cell>
          <table:table-cell/>
          <table:table-cell office:value-type="float" office:value="2">
            <text:p>2</text:p>
          </table:table-cell>
          <table:table-cell table:number-columns-repeated="3"/>
          <table:table-cell table:formula="of:=CONCATENATE([.AB28];&quot;,&quot;;[.AC28];&quot;,&quot;; TEXT([.AK28];&quot;#&quot;))" office:value-type="string" office:string-value="EDA,LAU_ET_AL,2">
            <text:p>EDA,LAU_ET_AL,2</text:p>
          </table:table-cell>
        </table:table-row>
        <table:table-row table:style-name="ro1">
          <table:table-cell office:value-type="string">
            <text:p>2776AUC26DG6MMP2A5RFS0CON00B4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09M8JIA0RYNYIQSQUD0DBMJ3CM50S</text:p>
          </table:table-cell>
          <table:table-cell office:value-type="string">
            <text:p>A997OZ3H2B3Q2</text:p>
          </table:table-cell>
          <table:table-cell office:value-type="string">
            <text:p>Submitted</text:p>
          </table:table-cell>
          <table:table-cell office:value-type="string">
            <text:p>Sat Nov 10 08:52:08 GMT 2012</text:p>
          </table:table-cell>
          <table:table-cell office:value-type="string">
            <text:p>Sat Nov 10 08:52:21 GMT 2012</text:p>
          </table:table-cell>
          <table:table-cell office:value-type="string">
            <text:p>Sat Nov 17 00:52:21 PST 2012</text:p>
          </table:table-cell>
          <table:table-cell table:number-columns-repeated="3"/>
          <table:table-cell office:value-type="float" office:value="13">
            <text:p>13</text:p>
          </table:table-cell>
          <table:table-cell office:value-type="string">
            <text:p>100% (218/218)</text:p>
          </table:table-cell>
          <table:table-cell table:number-columns-repeated="2"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Dwight_D._Eisenhower_9:42.txt</text:p>
          </table:table-cell>
          <table:table-cell office:value-type="string">
            <text:p>Yet in certain aspects our agricultural surplus situation is increasingly grave. For example, our wheat stocks now total 1.3 billion bushels. If we did not harvest one bushel of wheat in this coming year, we would still have all we could eat, all we could sell abroad, all we could give away, and still have a substantial carryover. Extraordinary costs are involved just in management and disposal of this burdensome surplus. Obviously important adjustments must still come. Congress must enact additional legislation to permit wheat and other farm commodities to move into regular marketing channels in an orderly manner and at the same time afford the needed price protection to the farmer. Only then will agriculture again be free, sound, and profitable.&lt;br/&gt;&lt;br/&gt;NATURAL RESOURCES&lt;br/&gt;&lt;br/&gt;</text:p>
          </table:table-cell>
          <table:table-cell office:value-type="string">
            <text:p>Academic Chronicle</text:p>
          </table:table-cell>
          <table:table-cell office:value-type="string">
            <text:p>http://en.wikipedia.org/wiki/Academic_Chronicle</text:p>
          </table:table-cell>
          <table:table-cell office:value-type="string">
            <text:p>Supplemental Nutrition Assistance Program</text:p>
          </table:table-cell>
          <table:table-cell office:value-type="string">
            <text:p>http://en.wikipedia.org/wiki/Supplemental_Nutrition_Assistance_Program</text:p>
          </table:table-cell>
          <table:table-cell/>
          <table:table-cell office:value-type="float" office:value="2">
            <text:p>2</text:p>
          </table:table-cell>
          <table:table-cell table:number-columns-repeated="3"/>
          <table:table-cell table:formula="of:=CONCATENATE([.AB29];&quot;,&quot;;[.AC29];&quot;,&quot;; TEXT([.AK29];&quot;#&quot;))" office:value-type="string" office:string-value="RANDOM,EDA,2">
            <text:p>RANDOM,EDA,2</text:p>
          </table:table-cell>
        </table:table-row>
        <table:table-row table:style-name="ro1">
          <table:table-cell office:value-type="string">
            <text:p>2776AUC26DG6MMP2A5RFS0CON00B4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JCQW618N46UCO0IBFOCMTND24QPNZ</text:p>
          </table:table-cell>
          <table:table-cell office:value-type="string">
            <text:p>A1AVAUPSZLDN64</text:p>
          </table:table-cell>
          <table:table-cell office:value-type="string">
            <text:p>Submitted</text:p>
          </table:table-cell>
          <table:table-cell office:value-type="string">
            <text:p>Sat Nov 10 06:20:24 GMT 2012</text:p>
          </table:table-cell>
          <table:table-cell office:value-type="string">
            <text:p>Sat Nov 10 06:21:10 GMT 2012</text:p>
          </table:table-cell>
          <table:table-cell office:value-type="string">
            <text:p>Fri Nov 16 22:21:10 PST 2012</text:p>
          </table:table-cell>
          <table:table-cell table:number-columns-repeated="3"/>
          <table:table-cell office:value-type="float" office:value="46">
            <text:p>46</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Dwight_D._Eisenhower_9:42.txt</text:p>
          </table:table-cell>
          <table:table-cell office:value-type="string">
            <text:p>Yet in certain aspects our agricultural surplus situation is increasingly grave. For example, our wheat stocks now total 1.3 billion bushels. If we did not harvest one bushel of wheat in this coming year, we would still have all we could eat, all we could sell abroad, all we could give away, and still have a substantial carryover. Extraordinary costs are involved just in management and disposal of this burdensome surplus. Obviously important adjustments must still come. Congress must enact additional legislation to permit wheat and other farm commodities to move into regular marketing channels in an orderly manner and at the same time afford the needed price protection to the farmer. Only then will agriculture again be free, sound, and profitable.&lt;br/&gt;&lt;br/&gt;NATURAL RESOURCES&lt;br/&gt;&lt;br/&gt;</text:p>
          </table:table-cell>
          <table:table-cell office:value-type="string">
            <text:p>Academic Chronicle</text:p>
          </table:table-cell>
          <table:table-cell office:value-type="string">
            <text:p>http://en.wikipedia.org/wiki/Academic_Chronicle</text:p>
          </table:table-cell>
          <table:table-cell office:value-type="string">
            <text:p>Supplemental Nutrition Assistance Program</text:p>
          </table:table-cell>
          <table:table-cell office:value-type="string">
            <text:p>http://en.wikipedia.org/wiki/Supplemental_Nutrition_Assistance_Program</text:p>
          </table:table-cell>
          <table:table-cell/>
          <table:table-cell office:value-type="float" office:value="2">
            <text:p>2</text:p>
          </table:table-cell>
          <table:table-cell table:number-columns-repeated="3"/>
          <table:table-cell table:formula="of:=CONCATENATE([.AB30];&quot;,&quot;;[.AC30];&quot;,&quot;; TEXT([.AK30];&quot;#&quot;))" office:value-type="string" office:string-value="RANDOM,EDA,2">
            <text:p>RANDOM,EDA,2</text:p>
          </table:table-cell>
        </table:table-row>
        <table:table-row table:style-name="ro1">
          <table:table-cell office:value-type="string">
            <text:p>2776AUC26DG6MMP2A5RFS0CON00B4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OQ5COW0LGRZIH0WMV363NUZ6UQ7Y2</text:p>
          </table:table-cell>
          <table:table-cell office:value-type="string">
            <text:p>A2CZR0MGSEILRP</text:p>
          </table:table-cell>
          <table:table-cell office:value-type="string">
            <text:p>Submitted</text:p>
          </table:table-cell>
          <table:table-cell office:value-type="string">
            <text:p>Sat Nov 10 06:57:13 GMT 2012</text:p>
          </table:table-cell>
          <table:table-cell office:value-type="string">
            <text:p>Sat Nov 10 06:57:31 GMT 2012</text:p>
          </table:table-cell>
          <table:table-cell office:value-type="string">
            <text:p>Fri Nov 16 22:57:31 PST 2012</text:p>
          </table:table-cell>
          <table:table-cell table:number-columns-repeated="3"/>
          <table:table-cell office:value-type="float" office:value="18">
            <text:p>18</text:p>
          </table:table-cell>
          <table:table-cell office:value-type="string">
            <text:p>100% (10/10)</text:p>
          </table:table-cell>
          <table:table-cell table:number-columns-repeated="2"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Dwight_D._Eisenhower_9:42.txt</text:p>
          </table:table-cell>
          <table:table-cell office:value-type="string">
            <text:p>Yet in certain aspects our agricultural surplus situation is increasingly grave. For example, our wheat stocks now total 1.3 billion bushels. If we did not harvest one bushel of wheat in this coming year, we would still have all we could eat, all we could sell abroad, all we could give away, and still have a substantial carryover. Extraordinary costs are involved just in management and disposal of this burdensome surplus. Obviously important adjustments must still come. Congress must enact additional legislation to permit wheat and other farm commodities to move into regular marketing channels in an orderly manner and at the same time afford the needed price protection to the farmer. Only then will agriculture again be free, sound, and profitable.&lt;br/&gt;&lt;br/&gt;NATURAL RESOURCES&lt;br/&gt;&lt;br/&gt;</text:p>
          </table:table-cell>
          <table:table-cell office:value-type="string">
            <text:p>Academic Chronicle</text:p>
          </table:table-cell>
          <table:table-cell office:value-type="string">
            <text:p>http://en.wikipedia.org/wiki/Academic_Chronicle</text:p>
          </table:table-cell>
          <table:table-cell office:value-type="string">
            <text:p>Supplemental Nutrition Assistance Program</text:p>
          </table:table-cell>
          <table:table-cell office:value-type="string">
            <text:p>http://en.wikipedia.org/wiki/Supplemental_Nutrition_Assistance_Program</text:p>
          </table:table-cell>
          <table:table-cell/>
          <table:table-cell office:value-type="float" office:value="2">
            <text:p>2</text:p>
          </table:table-cell>
          <table:table-cell table:number-columns-repeated="3"/>
          <table:table-cell table:formula="of:=CONCATENATE([.AB31];&quot;,&quot;;[.AC31];&quot;,&quot;; TEXT([.AK31];&quot;#&quot;))" office:value-type="string" office:string-value="RANDOM,EDA,2">
            <text:p>RANDOM,EDA,2</text:p>
          </table:table-cell>
        </table:table-row>
        <table:table-row table:style-name="ro1">
          <table:table-cell office:value-type="string">
            <text:p>2ZZPCGJ2D21OI5T2OAAPXSI2NWV5B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E1F9SSSHX11YXBX0F85N8J4Y72VZC</text:p>
          </table:table-cell>
          <table:table-cell office:value-type="string">
            <text:p>A3C3D7I0WNYG29</text:p>
          </table:table-cell>
          <table:table-cell office:value-type="string">
            <text:p>Submitted</text:p>
          </table:table-cell>
          <table:table-cell office:value-type="string">
            <text:p>Sat Nov 10 07:25:59 GMT 2012</text:p>
          </table:table-cell>
          <table:table-cell office:value-type="string">
            <text:p>Sat Nov 10 07:28:07 GMT 2012</text:p>
          </table:table-cell>
          <table:table-cell office:value-type="string">
            <text:p>Fri Nov 16 23:28:07 PST 2012</text:p>
          </table:table-cell>
          <table:table-cell table:number-columns-repeated="3"/>
          <table:table-cell office:value-type="float" office:value="128">
            <text:p>12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Harry_S._Truman_8:20.txt</text:p>
          </table:table-cell>
          <table:table-cell office:value-type="string">
            <text:p>There has been a great awakening of the American conscience on the issues of civil rights. And all this progress--still far from complete but still continuing--has been our answer, up to now, to those who questioned our intention to live up to the promises of equal freedom for us all.&lt;br/&gt;&lt;br/&gt;There was another question posed for us at the war&amp;apos;s end, which equally concerned the future course of our democracy: Could the machinery of government and politics in this Republic be changed, improved, adapted rapidly enough to carry through, responsibly and well, the vast, new complicated undertakings called for in our time ?&lt;br/&gt;&lt;br/&gt;</text:p>
          </table:table-cell>
          <table:table-cell office:value-type="string">
            <text:p>Corporate social responsibility</text:p>
          </table:table-cell>
          <table:table-cell office:value-type="string">
            <text:p>http://en.wikipedia.org/wiki/Corporate_social_responsibility</text:p>
          </table:table-cell>
          <table:table-cell office:value-type="string">
            <text:p>Government</text:p>
          </table:table-cell>
          <table:table-cell office:value-type="string">
            <text:p>http://en.wikipedia.org/wiki/Government</text:p>
          </table:table-cell>
          <table:table-cell office:value-type="string">
            <text:p>good genral knowledge</text:p>
          </table:table-cell>
          <table:table-cell office:value-type="float" office:value="2">
            <text:p>2</text:p>
          </table:table-cell>
          <table:table-cell table:number-columns-repeated="3"/>
          <table:table-cell table:formula="of:=CONCATENATE([.AB32];&quot;,&quot;;[.AC32];&quot;,&quot;; TEXT([.AK32];&quot;#&quot;))" office:value-type="string" office:string-value="EDA,LAU_ET_AL,2">
            <text:p>EDA,LAU_ET_AL,2</text:p>
          </table:table-cell>
        </table:table-row>
        <table:table-row table:style-name="ro1">
          <table:table-cell office:value-type="string">
            <text:p>2ZZPCGJ2D21OI5T2OAAPXSI2NWV5B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P30HFL42J1LDEWGECYM8IGFUZEM1Y</text:p>
          </table:table-cell>
          <table:table-cell office:value-type="string">
            <text:p>A1AVAUPSZLDN64</text:p>
          </table:table-cell>
          <table:table-cell office:value-type="string">
            <text:p>Submitted</text:p>
          </table:table-cell>
          <table:table-cell office:value-type="string">
            <text:p>Sat Nov 10 07:42:34 GMT 2012</text:p>
          </table:table-cell>
          <table:table-cell office:value-type="string">
            <text:p>Sat Nov 10 07:42:46 GMT 2012</text:p>
          </table:table-cell>
          <table:table-cell office:value-type="string">
            <text:p>Fri Nov 16 23:42:46 PST 2012</text:p>
          </table:table-cell>
          <table:table-cell table:number-columns-repeated="3"/>
          <table:table-cell office:value-type="float" office:value="12">
            <text:p>12</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Harry_S._Truman_8:20.txt</text:p>
          </table:table-cell>
          <table:table-cell office:value-type="string">
            <text:p>There has been a great awakening of the American conscience on the issues of civil rights. And all this progress--still far from complete but still continuing--has been our answer, up to now, to those who questioned our intention to live up to the promises of equal freedom for us all.&lt;br/&gt;&lt;br/&gt;There was another question posed for us at the war&amp;apos;s end, which equally concerned the future course of our democracy: Could the machinery of government and politics in this Republic be changed, improved, adapted rapidly enough to carry through, responsibly and well, the vast, new complicated undertakings called for in our time ?&lt;br/&gt;&lt;br/&gt;</text:p>
          </table:table-cell>
          <table:table-cell office:value-type="string">
            <text:p>Corporate social responsibility</text:p>
          </table:table-cell>
          <table:table-cell office:value-type="string">
            <text:p>http://en.wikipedia.org/wiki/Corporate_social_responsibility</text:p>
          </table:table-cell>
          <table:table-cell office:value-type="string">
            <text:p>Government</text:p>
          </table:table-cell>
          <table:table-cell office:value-type="string">
            <text:p>http://en.wikipedia.org/wiki/Government</text:p>
          </table:table-cell>
          <table:table-cell/>
          <table:table-cell office:value-type="float" office:value="2">
            <text:p>2</text:p>
          </table:table-cell>
          <table:table-cell table:number-columns-repeated="3"/>
          <table:table-cell table:formula="of:=CONCATENATE([.AB33];&quot;,&quot;;[.AC33];&quot;,&quot;; TEXT([.AK33];&quot;#&quot;))" office:value-type="string" office:string-value="EDA,LAU_ET_AL,2">
            <text:p>EDA,LAU_ET_AL,2</text:p>
          </table:table-cell>
        </table:table-row>
        <table:table-row table:style-name="ro1">
          <table:table-cell office:value-type="string">
            <text:p>2ZZPCGJ2D21OI5T2OAAPXSI2NWV5B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PV95SW6NG1F7CB3UT2YN1FZ2HMHV9</text:p>
          </table:table-cell>
          <table:table-cell office:value-type="string">
            <text:p>A1GQCJDGRPG8ZR</text:p>
          </table:table-cell>
          <table:table-cell office:value-type="string">
            <text:p>Submitted</text:p>
          </table:table-cell>
          <table:table-cell office:value-type="string">
            <text:p>Sat Nov 10 07:32:57 GMT 2012</text:p>
          </table:table-cell>
          <table:table-cell office:value-type="string">
            <text:p>Sat Nov 10 07:33:30 GMT 2012</text:p>
          </table:table-cell>
          <table:table-cell office:value-type="string">
            <text:p>Fri Nov 16 23:33:30 PST 2012</text:p>
          </table:table-cell>
          <table:table-cell table:number-columns-repeated="3"/>
          <table:table-cell office:value-type="float" office:value="33">
            <text:p>33</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Harry_S._Truman_8:20.txt</text:p>
          </table:table-cell>
          <table:table-cell office:value-type="string">
            <text:p>There has been a great awakening of the American conscience on the issues of civil rights. And all this progress--still far from complete but still continuing--has been our answer, up to now, to those who questioned our intention to live up to the promises of equal freedom for us all.&lt;br/&gt;&lt;br/&gt;There was another question posed for us at the war&amp;apos;s end, which equally concerned the future course of our democracy: Could the machinery of government and politics in this Republic be changed, improved, adapted rapidly enough to carry through, responsibly and well, the vast, new complicated undertakings called for in our time ?&lt;br/&gt;&lt;br/&gt;</text:p>
          </table:table-cell>
          <table:table-cell office:value-type="string">
            <text:p>Corporate social responsibility</text:p>
          </table:table-cell>
          <table:table-cell office:value-type="string">
            <text:p>http://en.wikipedia.org/wiki/Corporate_social_responsibility</text:p>
          </table:table-cell>
          <table:table-cell office:value-type="string">
            <text:p>Government</text:p>
          </table:table-cell>
          <table:table-cell office:value-type="string">
            <text:p>http://en.wikipedia.org/wiki/Government</text:p>
          </table:table-cell>
          <table:table-cell/>
          <table:table-cell office:value-type="float" office:value="1">
            <text:p>1</text:p>
          </table:table-cell>
          <table:table-cell table:number-columns-repeated="3"/>
          <table:table-cell table:formula="of:=CONCATENATE([.AB34];&quot;,&quot;;[.AC34];&quot;,&quot;; TEXT([.AK34];&quot;#&quot;))" office:value-type="string" office:string-value="EDA,LAU_ET_AL,1">
            <text:p>EDA,LAU_ET_AL,1</text:p>
          </table:table-cell>
        </table:table-row>
        <table:table-row table:style-name="ro1">
          <table:table-cell office:value-type="string">
            <text:p>2BLK4F0OHOVRGD62RYTLH2HEFUR32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N6Y5COW0LGRECWHYPCCEVNU9D96XT</text:p>
          </table:table-cell>
          <table:table-cell office:value-type="string">
            <text:p>A1PQNUX4BZE5O0</text:p>
          </table:table-cell>
          <table:table-cell office:value-type="string">
            <text:p>Submitted</text:p>
          </table:table-cell>
          <table:table-cell office:value-type="string">
            <text:p>Sat Nov 10 06:00:46 GMT 2012</text:p>
          </table:table-cell>
          <table:table-cell office:value-type="string">
            <text:p>Sat Nov 10 06:01:55 GMT 2012</text:p>
          </table:table-cell>
          <table:table-cell office:value-type="string">
            <text:p>Fri Nov 16 22:01:55 PST 2012</text:p>
          </table:table-cell>
          <table:table-cell table:number-columns-repeated="3"/>
          <table:table-cell office:value-type="float" office:value="69">
            <text:p>69</text:p>
          </table:table-cell>
          <table:table-cell office:value-type="string">
            <text:p>100% (5/5)</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enjamin_Harrison_3:56.txt</text:p>
          </table:table-cell>
          <table:table-cell office:value-type="string">
            <text:p>I recommend that the appropriation for the Civil Service Commission be made adequate to the increased work of the next fiscal year.&lt;br/&gt;&lt;br/&gt;I have twice before urgently called the attention of Congress to the necessity of legislation for the protection of the lives of railroad employees, but nothing has yet been done. During the year ending June 30, 1890, 369 brakemen were killed and 7,841 maimed while engaged in coupling cars. The total number of railroad employees killed during the year was 2,451 and the number injured 22,390. This is a cruel and largely needless sacrifice. The Government is spending nearly $1,000,000 annually to save the lives of shipwrecked seamen; every steam vessel is rigidly inspected and required to adopt the most approved safety appliances. All this is good. But how shall we excuse the lack of interest and effort in behalf of this army of brave young men who in our land commerce are being sacrificed every year by the continued use of antiquated and dangerous appliances? A law requiring of every railroad engaged in interstate commerce the equipment each year of a given per cent of its freight cars with automatic couplers and air brakes would compel an agreement between the roads as to the kind of brakes and couplers to be used, and would very soon and very greatly reduce the present fearful death rate among railroad employees.&lt;br/&gt;&lt;br/&gt;</text:p>
          </table:table-cell>
          <table:table-cell office:value-type="string">
            <text:p>Railway coupling</text:p>
          </table:table-cell>
          <table:table-cell office:value-type="string">
            <text:p>http://en.wikipedia.org/wiki/Railway_coupling</text:p>
          </table:table-cell>
          <table:table-cell office:value-type="string">
            <text:p>Labor</text:p>
          </table:table-cell>
          <table:table-cell office:value-type="string">
            <text:p>http://en.wikipedia.org/wiki/Labor</text:p>
          </table:table-cell>
          <table:table-cell/>
          <table:table-cell office:value-type="float" office:value="2">
            <text:p>2</text:p>
          </table:table-cell>
          <table:table-cell table:number-columns-repeated="3"/>
          <table:table-cell table:formula="of:=CONCATENATE([.AB35];&quot;,&quot;;[.AC35];&quot;,&quot;; TEXT([.AK35];&quot;#&quot;))" office:value-type="string" office:string-value="EDA,LAU_ET_AL,2">
            <text:p>EDA,LAU_ET_AL,2</text:p>
          </table:table-cell>
        </table:table-row>
        <table:table-row table:style-name="ro1">
          <table:table-cell office:value-type="string">
            <text:p>2BLK4F0OHOVRGD62RYTLH2HEFUR32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YMQIHPCGJ2DHAC83FOH8JPP2Z1283</text:p>
          </table:table-cell>
          <table:table-cell office:value-type="string">
            <text:p>A1AVAUPSZLDN64</text:p>
          </table:table-cell>
          <table:table-cell office:value-type="string">
            <text:p>Submitted</text:p>
          </table:table-cell>
          <table:table-cell office:value-type="string">
            <text:p>Sat Nov 10 06:51:51 GMT 2012</text:p>
          </table:table-cell>
          <table:table-cell office:value-type="string">
            <text:p>Sat Nov 10 06:52:02 GMT 2012</text:p>
          </table:table-cell>
          <table:table-cell office:value-type="string">
            <text:p>Fri Nov 16 22:52:02 PST 2012</text:p>
          </table:table-cell>
          <table:table-cell table:number-columns-repeated="3"/>
          <table:table-cell office:value-type="float" office:value="11">
            <text:p>11</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enjamin_Harrison_3:56.txt</text:p>
          </table:table-cell>
          <table:table-cell office:value-type="string">
            <text:p>I recommend that the appropriation for the Civil Service Commission be made adequate to the increased work of the next fiscal year.&lt;br/&gt;&lt;br/&gt;I have twice before urgently called the attention of Congress to the necessity of legislation for the protection of the lives of railroad employees, but nothing has yet been done. During the year ending June 30, 1890, 369 brakemen were killed and 7,841 maimed while engaged in coupling cars. The total number of railroad employees killed during the year was 2,451 and the number injured 22,390. This is a cruel and largely needless sacrifice. The Government is spending nearly $1,000,000 annually to save the lives of shipwrecked seamen; every steam vessel is rigidly inspected and required to adopt the most approved safety appliances. All this is good. But how shall we excuse the lack of interest and effort in behalf of this army of brave young men who in our land commerce are being sacrificed every year by the continued use of antiquated and dangerous appliances? A law requiring of every railroad engaged in interstate commerce the equipment each year of a given per cent of its freight cars with automatic couplers and air brakes would compel an agreement between the roads as to the kind of brakes and couplers to be used, and would very soon and very greatly reduce the present fearful death rate among railroad employees.&lt;br/&gt;&lt;br/&gt;</text:p>
          </table:table-cell>
          <table:table-cell office:value-type="string">
            <text:p>Railway coupling</text:p>
          </table:table-cell>
          <table:table-cell office:value-type="string">
            <text:p>http://en.wikipedia.org/wiki/Railway_coupling</text:p>
          </table:table-cell>
          <table:table-cell office:value-type="string">
            <text:p>Labor</text:p>
          </table:table-cell>
          <table:table-cell office:value-type="string">
            <text:p>http://en.wikipedia.org/wiki/Labor</text:p>
          </table:table-cell>
          <table:table-cell/>
          <table:table-cell office:value-type="float" office:value="1">
            <text:p>1</text:p>
          </table:table-cell>
          <table:table-cell table:number-columns-repeated="3"/>
          <table:table-cell table:formula="of:=CONCATENATE([.AB36];&quot;,&quot;;[.AC36];&quot;,&quot;; TEXT([.AK36];&quot;#&quot;))" office:value-type="string" office:string-value="EDA,LAU_ET_AL,1">
            <text:p>EDA,LAU_ET_AL,1</text:p>
          </table:table-cell>
        </table:table-row>
        <table:table-row table:style-name="ro1">
          <table:table-cell office:value-type="string">
            <text:p>2BLK4F0OHOVRGD62RYTLH2HEFUR32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YUL92HECWA6CCMTJM60KP5K76RJIE</text:p>
          </table:table-cell>
          <table:table-cell office:value-type="string">
            <text:p>A997OZ3H2B3Q2</text:p>
          </table:table-cell>
          <table:table-cell office:value-type="string">
            <text:p>Submitted</text:p>
          </table:table-cell>
          <table:table-cell office:value-type="string">
            <text:p>Sat Nov 10 06:51:38 GMT 2012</text:p>
          </table:table-cell>
          <table:table-cell office:value-type="string">
            <text:p>Sat Nov 10 06:52:00 GMT 2012</text:p>
          </table:table-cell>
          <table:table-cell office:value-type="string">
            <text:p>Fri Nov 16 22:52:00 PST 2012</text:p>
          </table:table-cell>
          <table:table-cell table:number-columns-repeated="3"/>
          <table:table-cell office:value-type="float" office:value="22">
            <text:p>22</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enjamin_Harrison_3:56.txt</text:p>
          </table:table-cell>
          <table:table-cell office:value-type="string">
            <text:p>I recommend that the appropriation for the Civil Service Commission be made adequate to the increased work of the next fiscal year.&lt;br/&gt;&lt;br/&gt;I have twice before urgently called the attention of Congress to the necessity of legislation for the protection of the lives of railroad employees, but nothing has yet been done. During the year ending June 30, 1890, 369 brakemen were killed and 7,841 maimed while engaged in coupling cars. The total number of railroad employees killed during the year was 2,451 and the number injured 22,390. This is a cruel and largely needless sacrifice. The Government is spending nearly $1,000,000 annually to save the lives of shipwrecked seamen; every steam vessel is rigidly inspected and required to adopt the most approved safety appliances. All this is good. But how shall we excuse the lack of interest and effort in behalf of this army of brave young men who in our land commerce are being sacrificed every year by the continued use of antiquated and dangerous appliances? A law requiring of every railroad engaged in interstate commerce the equipment each year of a given per cent of its freight cars with automatic couplers and air brakes would compel an agreement between the roads as to the kind of brakes and couplers to be used, and would very soon and very greatly reduce the present fearful death rate among railroad employees.&lt;br/&gt;&lt;br/&gt;</text:p>
          </table:table-cell>
          <table:table-cell office:value-type="string">
            <text:p>Railway coupling</text:p>
          </table:table-cell>
          <table:table-cell office:value-type="string">
            <text:p>http://en.wikipedia.org/wiki/Railway_coupling</text:p>
          </table:table-cell>
          <table:table-cell office:value-type="string">
            <text:p>Labor</text:p>
          </table:table-cell>
          <table:table-cell office:value-type="string">
            <text:p>http://en.wikipedia.org/wiki/Labor</text:p>
          </table:table-cell>
          <table:table-cell/>
          <table:table-cell office:value-type="float" office:value="1">
            <text:p>1</text:p>
          </table:table-cell>
          <table:table-cell table:number-columns-repeated="3"/>
          <table:table-cell table:formula="of:=CONCATENATE([.AB37];&quot;,&quot;;[.AC37];&quot;,&quot;; TEXT([.AK37];&quot;#&quot;))" office:value-type="string" office:string-value="EDA,LAU_ET_AL,1">
            <text:p>EDA,LAU_ET_AL,1</text:p>
          </table:table-cell>
        </table:table-row>
        <table:table-row table:style-name="ro1">
          <table:table-cell office:value-type="string">
            <text:p>2ZZPCGJ2D21OI5T2OAAPXSI2NWVB5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AJYNJ92NJKMFEZRQ3LH6W2G37A7CY</text:p>
          </table:table-cell>
          <table:table-cell office:value-type="string">
            <text:p>AVQ23YRFWZKHH</text:p>
          </table:table-cell>
          <table:table-cell office:value-type="string">
            <text:p>Submitted</text:p>
          </table:table-cell>
          <table:table-cell office:value-type="string">
            <text:p>Sat Nov 10 07:32:15 GMT 2012</text:p>
          </table:table-cell>
          <table:table-cell office:value-type="string">
            <text:p>Sat Nov 10 07:32:30 GMT 2012</text:p>
          </table:table-cell>
          <table:table-cell office:value-type="string">
            <text:p>Fri Nov 16 23:32:30 PST 2012</text:p>
          </table:table-cell>
          <table:table-cell table:number-columns-repeated="3"/>
          <table:table-cell office:value-type="float" office:value="15">
            <text:p>15</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Jimmy_Carter_3:11.txt</text:p>
          </table:table-cell>
          <table:table-cell office:value-type="string">
            <text:p>The Soviet Union is going to have to answer some basic questions: Will it help promote a more stable international environment in which its own legitimate, peaceful concerns can be pursued? Or will it continue to expand its military power far beyond its genuine security needs, and use that power for colonial conquest? The Soviet Union must realize that its decision to use military force in Afghanistan will be costly to every political and economic relationship it values.&lt;br/&gt;&lt;br/&gt;The region which is now threatened by Soviet troops in Afghanistan is of great strategic importance: It contains more than two-thirds of the world&amp;apos;s exportable oil. The Soviet effort to dominate Afghanistan has brought Soviet military forces to within 300 miles of the Indian Ocean and close to the Straits of Hormuz, a waterway through which most of the world&amp;apos;s oil must flow. The Soviet Union is now attempting to consolidate a strategic position, therefore, that poses a grave threat to the free movement of Middle East oil.&lt;br/&gt;&lt;br/&gt;</text:p>
          </table:table-cell>
          <table:table-cell office:value-type="string">
            <text:p>Los Twist</text:p>
          </table:table-cell>
          <table:table-cell office:value-type="string">
            <text:p>http://en.wikipedia.org/wiki/Los_Twist</text:p>
          </table:table-cell>
          <table:table-cell office:value-type="string">
            <text:p>Iroquois</text:p>
          </table:table-cell>
          <table:table-cell office:value-type="string">
            <text:p>http://en.wikipedia.org/wiki/Iroquois</text:p>
          </table:table-cell>
          <table:table-cell/>
          <table:table-cell office:value-type="float" office:value="2">
            <text:p>2</text:p>
          </table:table-cell>
          <table:table-cell table:number-columns-repeated="3"/>
          <table:table-cell table:formula="of:=CONCATENATE([.AB38];&quot;,&quot;;[.AC38];&quot;,&quot;; TEXT([.AK38];&quot;#&quot;))" office:value-type="string" office:string-value="RANDOM,LAU_ET_AL,2">
            <text:p>RANDOM,LAU_ET_AL,2</text:p>
          </table:table-cell>
        </table:table-row>
        <table:table-row table:style-name="ro1">
          <table:table-cell office:value-type="string">
            <text:p>2ZZPCGJ2D21OI5T2OAAPXSI2NWVB5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U4J011K274JMI8V3GS8V46U7WBBDK</text:p>
          </table:table-cell>
          <table:table-cell office:value-type="string">
            <text:p>A1AVAUPSZLDN64</text:p>
          </table:table-cell>
          <table:table-cell office:value-type="string">
            <text:p>Submitted</text:p>
          </table:table-cell>
          <table:table-cell office:value-type="string">
            <text:p>Sat Nov 10 07:11:20 GMT 2012</text:p>
          </table:table-cell>
          <table:table-cell office:value-type="string">
            <text:p>Sat Nov 10 07:11:46 GMT 2012</text:p>
          </table:table-cell>
          <table:table-cell office:value-type="string">
            <text:p>Fri Nov 16 23:11:46 PST 2012</text:p>
          </table:table-cell>
          <table:table-cell table:number-columns-repeated="3"/>
          <table:table-cell office:value-type="float" office:value="26">
            <text:p>26</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Jimmy_Carter_3:11.txt</text:p>
          </table:table-cell>
          <table:table-cell office:value-type="string">
            <text:p>The Soviet Union is going to have to answer some basic questions: Will it help promote a more stable international environment in which its own legitimate, peaceful concerns can be pursued? Or will it continue to expand its military power far beyond its genuine security needs, and use that power for colonial conquest? The Soviet Union must realize that its decision to use military force in Afghanistan will be costly to every political and economic relationship it values.&lt;br/&gt;&lt;br/&gt;The region which is now threatened by Soviet troops in Afghanistan is of great strategic importance: It contains more than two-thirds of the world&amp;apos;s exportable oil. The Soviet effort to dominate Afghanistan has brought Soviet military forces to within 300 miles of the Indian Ocean and close to the Straits of Hormuz, a waterway through which most of the world&amp;apos;s oil must flow. The Soviet Union is now attempting to consolidate a strategic position, therefore, that poses a grave threat to the free movement of Middle East oil.&lt;br/&gt;&lt;br/&gt;</text:p>
          </table:table-cell>
          <table:table-cell office:value-type="string">
            <text:p>Los Twist</text:p>
          </table:table-cell>
          <table:table-cell office:value-type="string">
            <text:p>http://en.wikipedia.org/wiki/Los_Twist</text:p>
          </table:table-cell>
          <table:table-cell office:value-type="string">
            <text:p>Iroquois</text:p>
          </table:table-cell>
          <table:table-cell office:value-type="string">
            <text:p>http://en.wikipedia.org/wiki/Iroquois</text:p>
          </table:table-cell>
          <table:table-cell office:value-type="string">
            <text:p>neither are close at all.</text:p>
          </table:table-cell>
          <table:table-cell office:value-type="float" office:value="2">
            <text:p>2</text:p>
          </table:table-cell>
          <table:table-cell table:number-columns-repeated="3"/>
          <table:table-cell table:formula="of:=CONCATENATE([.AB39];&quot;,&quot;;[.AC39];&quot;,&quot;; TEXT([.AK39];&quot;#&quot;))" office:value-type="string" office:string-value="RANDOM,LAU_ET_AL,2">
            <text:p>RANDOM,LAU_ET_AL,2</text:p>
          </table:table-cell>
        </table:table-row>
        <table:table-row table:style-name="ro1">
          <table:table-cell office:value-type="string">
            <text:p>2ZZPCGJ2D21OI5T2OAAPXSI2NWVB5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XXF3Q0JG5TY1W015LV9N9SS2ZXIEW</text:p>
          </table:table-cell>
          <table:table-cell office:value-type="string">
            <text:p>A997OZ3H2B3Q2</text:p>
          </table:table-cell>
          <table:table-cell office:value-type="string">
            <text:p>Submitted</text:p>
          </table:table-cell>
          <table:table-cell office:value-type="string">
            <text:p>Sat Nov 10 07:19:26 GMT 2012</text:p>
          </table:table-cell>
          <table:table-cell office:value-type="string">
            <text:p>Sat Nov 10 07:19:41 GMT 2012</text:p>
          </table:table-cell>
          <table:table-cell office:value-type="string">
            <text:p>Fri Nov 16 23:19:41 PST 2012</text:p>
          </table:table-cell>
          <table:table-cell table:number-columns-repeated="3"/>
          <table:table-cell office:value-type="float" office:value="15">
            <text:p>15</text:p>
          </table:table-cell>
          <table:table-cell office:value-type="string">
            <text:p>100% (218/218)</text:p>
          </table:table-cell>
          <table:table-cell table:number-columns-repeated="2"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Jimmy_Carter_3:11.txt</text:p>
          </table:table-cell>
          <table:table-cell office:value-type="string">
            <text:p>The Soviet Union is going to have to answer some basic questions: Will it help promote a more stable international environment in which its own legitimate, peaceful concerns can be pursued? Or will it continue to expand its military power far beyond its genuine security needs, and use that power for colonial conquest? The Soviet Union must realize that its decision to use military force in Afghanistan will be costly to every political and economic relationship it values.&lt;br/&gt;&lt;br/&gt;The region which is now threatened by Soviet troops in Afghanistan is of great strategic importance: It contains more than two-thirds of the world&amp;apos;s exportable oil. The Soviet effort to dominate Afghanistan has brought Soviet military forces to within 300 miles of the Indian Ocean and close to the Straits of Hormuz, a waterway through which most of the world&amp;apos;s oil must flow. The Soviet Union is now attempting to consolidate a strategic position, therefore, that poses a grave threat to the free movement of Middle East oil.&lt;br/&gt;&lt;br/&gt;</text:p>
          </table:table-cell>
          <table:table-cell office:value-type="string">
            <text:p>Los Twist</text:p>
          </table:table-cell>
          <table:table-cell office:value-type="string">
            <text:p>http://en.wikipedia.org/wiki/Los_Twist</text:p>
          </table:table-cell>
          <table:table-cell office:value-type="string">
            <text:p>Iroquois</text:p>
          </table:table-cell>
          <table:table-cell office:value-type="string">
            <text:p>http://en.wikipedia.org/wiki/Iroquois</text:p>
          </table:table-cell>
          <table:table-cell/>
          <table:table-cell office:value-type="float" office:value="1">
            <text:p>1</text:p>
          </table:table-cell>
          <table:table-cell table:number-columns-repeated="3"/>
          <table:table-cell table:formula="of:=CONCATENATE([.AB40];&quot;,&quot;;[.AC40];&quot;,&quot;; TEXT([.AK40];&quot;#&quot;))" office:value-type="string" office:string-value="RANDOM,LAU_ET_AL,1">
            <text:p>RANDOM,LAU_ET_AL,1</text:p>
          </table:table-cell>
        </table:table-row>
        <table:table-row table:style-name="ro1">
          <table:table-cell office:value-type="string">
            <text:p>2YXL42J1LY58QGQCTA9GNKHD44EP4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CWSMEZZ2MIK1WXZFZ0YB8TW6FIM5F</text:p>
          </table:table-cell>
          <table:table-cell office:value-type="string">
            <text:p>A1GQCJDGRPG8ZR</text:p>
          </table:table-cell>
          <table:table-cell office:value-type="string">
            <text:p>Submitted</text:p>
          </table:table-cell>
          <table:table-cell office:value-type="string">
            <text:p>Sat Nov 10 07:41:35 GMT 2012</text:p>
          </table:table-cell>
          <table:table-cell office:value-type="string">
            <text:p>Sat Nov 10 07:42:32 GMT 2012</text:p>
          </table:table-cell>
          <table:table-cell office:value-type="string">
            <text:p>Fri Nov 16 23:42:32 PST 2012</text:p>
          </table:table-cell>
          <table:table-cell table:number-columns-repeated="3"/>
          <table:table-cell office:value-type="float" office:value="57">
            <text:p>57</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Benjamin_Harrison_3:62.txt</text:p>
          </table:table-cell>
          <table:table-cell office:value-type="string">
            <text:p>While the policies of the General Government upon the tariff, upon the restoration of our merchant marine, upon river and harbor improvements, and other such matters of grave and general concern are liable to be turned this way or that by the results of Congressional elections and administrative policies, sometimes involving issues that tend to peace or war, to be turned this way or that by the results of a Presidential election, there is a rightful interest in all the States and in every Congressional district that will not be deceived or silenced by the audacious pretense that the question of the right of any body of legal voters in any State or in any Congressional district to give their suffrages freely upon these general questions is a matter only of local concern or control. The demand that the limitations of suffrage shall be found in the law, and only there, is a just demand, and no just man should resent or resist it. My appeal is and must continue to be for a consultation that shall &amp;quot;proceed with candor, calmness, and patience upon the lines of justice and humanity, not of prejudice and cruelty.&amp;quot;&lt;br/&gt;&lt;br/&gt;To the consideration of these very grave questions I invite not only the attention of Congress, but that of all patriotic citizens. We must not entertain the delusion that our people have ceased to regard a free ballot and equal representation as the price of their allegiance to laws and to civil magistrates.&lt;br/&gt;&lt;br/&gt;</text:p>
          </table:table-cell>
          <table:table-cell office:value-type="string">
            <text:p>Congress</text:p>
          </table:table-cell>
          <table:table-cell office:value-type="string">
            <text:p>http://en.wikipedia.org/wiki/Congress</text:p>
          </table:table-cell>
          <table:table-cell office:value-type="string">
            <text:p>Vaccine controversies</text:p>
          </table:table-cell>
          <table:table-cell office:value-type="string">
            <text:p>http://en.wikipedia.org/wiki/Vaccine_controversies</text:p>
          </table:table-cell>
          <table:table-cell/>
          <table:table-cell office:value-type="float" office:value="1">
            <text:p>1</text:p>
          </table:table-cell>
          <table:table-cell table:number-columns-repeated="3"/>
          <table:table-cell table:formula="of:=CONCATENATE([.AB41];&quot;,&quot;;[.AC41];&quot;,&quot;; TEXT([.AK41];&quot;#&quot;))" office:value-type="string" office:string-value="LAU_ET_AL,EDA,1">
            <text:p>LAU_ET_AL,EDA,1</text:p>
          </table:table-cell>
        </table:table-row>
        <table:table-row table:style-name="ro1">
          <table:table-cell office:value-type="string">
            <text:p>2YXL42J1LY58QGQCTA9GNKHD44EP4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GP3YOCCF0CPKTLU0SEIQXYGE6KTSL</text:p>
          </table:table-cell>
          <table:table-cell office:value-type="string">
            <text:p>A1AVAUPSZLDN64</text:p>
          </table:table-cell>
          <table:table-cell office:value-type="string">
            <text:p>Submitted</text:p>
          </table:table-cell>
          <table:table-cell office:value-type="string">
            <text:p>Sat Nov 10 06:48:53 GMT 2012</text:p>
          </table:table-cell>
          <table:table-cell office:value-type="string">
            <text:p>Sat Nov 10 06:49:00 GMT 2012</text:p>
          </table:table-cell>
          <table:table-cell office:value-type="string">
            <text:p>Fri Nov 16 22:49:00 PST 2012</text:p>
          </table:table-cell>
          <table:table-cell table:number-columns-repeated="3"/>
          <table:table-cell office:value-type="float" office:value="7">
            <text:p>7</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Benjamin_Harrison_3:62.txt</text:p>
          </table:table-cell>
          <table:table-cell office:value-type="string">
            <text:p>While the policies of the General Government upon the tariff, upon the restoration of our merchant marine, upon river and harbor improvements, and other such matters of grave and general concern are liable to be turned this way or that by the results of Congressional elections and administrative policies, sometimes involving issues that tend to peace or war, to be turned this way or that by the results of a Presidential election, there is a rightful interest in all the States and in every Congressional district that will not be deceived or silenced by the audacious pretense that the question of the right of any body of legal voters in any State or in any Congressional district to give their suffrages freely upon these general questions is a matter only of local concern or control. The demand that the limitations of suffrage shall be found in the law, and only there, is a just demand, and no just man should resent or resist it. My appeal is and must continue to be for a consultation that shall &amp;quot;proceed with candor, calmness, and patience upon the lines of justice and humanity, not of prejudice and cruelty.&amp;quot;&lt;br/&gt;&lt;br/&gt;To the consideration of these very grave questions I invite not only the attention of Congress, but that of all patriotic citizens. We must not entertain the delusion that our people have ceased to regard a free ballot and equal representation as the price of their allegiance to laws and to civil magistrates.&lt;br/&gt;&lt;br/&gt;</text:p>
          </table:table-cell>
          <table:table-cell office:value-type="string">
            <text:p>Congress</text:p>
          </table:table-cell>
          <table:table-cell office:value-type="string">
            <text:p>http://en.wikipedia.org/wiki/Congress</text:p>
          </table:table-cell>
          <table:table-cell office:value-type="string">
            <text:p>Vaccine controversies</text:p>
          </table:table-cell>
          <table:table-cell office:value-type="string">
            <text:p>http://en.wikipedia.org/wiki/Vaccine_controversies</text:p>
          </table:table-cell>
          <table:table-cell/>
          <table:table-cell office:value-type="float" office:value="1">
            <text:p>1</text:p>
          </table:table-cell>
          <table:table-cell table:number-columns-repeated="3"/>
          <table:table-cell table:formula="of:=CONCATENATE([.AB42];&quot;,&quot;;[.AC42];&quot;,&quot;; TEXT([.AK42];&quot;#&quot;))" office:value-type="string" office:string-value="LAU_ET_AL,EDA,1">
            <text:p>LAU_ET_AL,EDA,1</text:p>
          </table:table-cell>
        </table:table-row>
        <table:table-row table:style-name="ro1">
          <table:table-cell office:value-type="string">
            <text:p>2YXL42J1LY58QGQCTA9GNKHD44EP4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GT8N46UXFCDJELHL3ED0NTKS42TRY</text:p>
          </table:table-cell>
          <table:table-cell office:value-type="string">
            <text:p>A997OZ3H2B3Q2</text:p>
          </table:table-cell>
          <table:table-cell office:value-type="string">
            <text:p>Submitted</text:p>
          </table:table-cell>
          <table:table-cell office:value-type="string">
            <text:p>Sat Nov 10 07:08:14 GMT 2012</text:p>
          </table:table-cell>
          <table:table-cell office:value-type="string">
            <text:p>Sat Nov 10 07:08:32 GMT 2012</text:p>
          </table:table-cell>
          <table:table-cell office:value-type="string">
            <text:p>Fri Nov 16 23:08:32 PST 2012</text:p>
          </table:table-cell>
          <table:table-cell table:number-columns-repeated="3"/>
          <table:table-cell office:value-type="float" office:value="18">
            <text:p>18</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Benjamin_Harrison_3:62.txt</text:p>
          </table:table-cell>
          <table:table-cell office:value-type="string">
            <text:p>While the policies of the General Government upon the tariff, upon the restoration of our merchant marine, upon river and harbor improvements, and other such matters of grave and general concern are liable to be turned this way or that by the results of Congressional elections and administrative policies, sometimes involving issues that tend to peace or war, to be turned this way or that by the results of a Presidential election, there is a rightful interest in all the States and in every Congressional district that will not be deceived or silenced by the audacious pretense that the question of the right of any body of legal voters in any State or in any Congressional district to give their suffrages freely upon these general questions is a matter only of local concern or control. The demand that the limitations of suffrage shall be found in the law, and only there, is a just demand, and no just man should resent or resist it. My appeal is and must continue to be for a consultation that shall &amp;quot;proceed with candor, calmness, and patience upon the lines of justice and humanity, not of prejudice and cruelty.&amp;quot;&lt;br/&gt;&lt;br/&gt;To the consideration of these very grave questions I invite not only the attention of Congress, but that of all patriotic citizens. We must not entertain the delusion that our people have ceased to regard a free ballot and equal representation as the price of their allegiance to laws and to civil magistrates.&lt;br/&gt;&lt;br/&gt;</text:p>
          </table:table-cell>
          <table:table-cell office:value-type="string">
            <text:p>Congress</text:p>
          </table:table-cell>
          <table:table-cell office:value-type="string">
            <text:p>http://en.wikipedia.org/wiki/Congress</text:p>
          </table:table-cell>
          <table:table-cell office:value-type="string">
            <text:p>Vaccine controversies</text:p>
          </table:table-cell>
          <table:table-cell office:value-type="string">
            <text:p>http://en.wikipedia.org/wiki/Vaccine_controversies</text:p>
          </table:table-cell>
          <table:table-cell/>
          <table:table-cell office:value-type="float" office:value="1">
            <text:p>1</text:p>
          </table:table-cell>
          <table:table-cell table:number-columns-repeated="3"/>
          <table:table-cell table:formula="of:=CONCATENATE([.AB43];&quot;,&quot;;[.AC43];&quot;,&quot;; TEXT([.AK43];&quot;#&quot;))" office:value-type="string" office:string-value="LAU_ET_AL,EDA,1">
            <text:p>LAU_ET_AL,EDA,1</text:p>
          </table:table-cell>
        </table:table-row>
        <table:table-row table:style-name="ro1">
          <table:table-cell office:value-type="string">
            <text:p>2RIRYNJ92NJK19TGTTKUPYW2JR6B6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BIP6AUC26DGLG164DM0NK0CY1XA3M</text:p>
          </table:table-cell>
          <table:table-cell office:value-type="string">
            <text:p>A1PQNUX4BZE5O0</text:p>
          </table:table-cell>
          <table:table-cell office:value-type="string">
            <text:p>Submitted</text:p>
          </table:table-cell>
          <table:table-cell office:value-type="string">
            <text:p>Sat Nov 10 05:49:09 GMT 2012</text:p>
          </table:table-cell>
          <table:table-cell office:value-type="string">
            <text:p>Sat Nov 10 05:50:21 GMT 2012</text:p>
          </table:table-cell>
          <table:table-cell office:value-type="string">
            <text:p>Fri Nov 16 21:50:21 PST 2012</text:p>
          </table:table-cell>
          <table:table-cell table:number-columns-repeated="3"/>
          <table:table-cell office:value-type="float" office:value="72">
            <text:p>72</text:p>
          </table:table-cell>
          <table:table-cell office:value-type="string">
            <text:p>100% (5/5)</text:p>
          </table:table-cell>
          <table:table-cell table:number-columns-repeated="2"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Ronald_Reagan_1:26.txt</text:p>
          </table:table-cell>
          <table:table-cell office:value-type="string">
            <text:p>But don&amp;apos;t be fooled by those who proclaim that spending cuts will deprive the elderly, the needy, and the helpless. The federal government will still subsidize 95 million meals every day. That&amp;apos;s one out of seven of all the meals served in America. Head Start, senior nutrition programs, and child welfare programs will not be cut from the levels we proposed last year. More than one-half billion dollars has been proposed for minority business assistance. And research at the National Institutes of Health will be increased by over $100 million. While meeting all these needs, we intend to plug unwarranted tax loopholes and strengthen the law which requires all large corporations to pay a minimum tax.&lt;br/&gt;&lt;br/&gt;I am confident the economic program we have put into operation will protect the needy while it triggers a recovery that will benefit all Americans. It will stimulate the economy, result in increased savings, and thus provide capital for expansion, mortgages for home building and jobs for the unemployed.&lt;br/&gt;&lt;br/&gt;</text:p>
          </table:table-cell>
          <table:table-cell office:value-type="string">
            <text:p>Tax</text:p>
          </table:table-cell>
          <table:table-cell office:value-type="string">
            <text:p>http://en.wikipedia.org/wiki/Tax</text:p>
          </table:table-cell>
          <table:table-cell office:value-type="string">
            <text:p>Rai University</text:p>
          </table:table-cell>
          <table:table-cell office:value-type="string">
            <text:p>http://en.wikipedia.org/wiki/Rai_University</text:p>
          </table:table-cell>
          <table:table-cell/>
          <table:table-cell office:value-type="float" office:value="1">
            <text:p>1</text:p>
          </table:table-cell>
          <table:table-cell table:number-columns-repeated="3"/>
          <table:table-cell table:formula="of:=CONCATENATE([.AB44];&quot;,&quot;;[.AC44];&quot;,&quot;; TEXT([.AK44];&quot;#&quot;))" office:value-type="string" office:string-value="LAU_ET_AL,RANDOM,1">
            <text:p>LAU_ET_AL,RANDOM,1</text:p>
          </table:table-cell>
        </table:table-row>
        <table:table-row table:style-name="ro1">
          <table:table-cell office:value-type="string">
            <text:p>2RIRYNJ92NJK19TGTTKUPYW2JR6B6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NUAC9KSSZVXCBE9C4LKYOYGXZU2KL</text:p>
          </table:table-cell>
          <table:table-cell office:value-type="string">
            <text:p>A1AVAUPSZLDN64</text:p>
          </table:table-cell>
          <table:table-cell office:value-type="string">
            <text:p>Submitted</text:p>
          </table:table-cell>
          <table:table-cell office:value-type="string">
            <text:p>Sat Nov 10 06:51:37 GMT 2012</text:p>
          </table:table-cell>
          <table:table-cell office:value-type="string">
            <text:p>Sat Nov 10 06:51:44 GMT 2012</text:p>
          </table:table-cell>
          <table:table-cell office:value-type="string">
            <text:p>Fri Nov 16 22:51:44 PST 2012</text:p>
          </table:table-cell>
          <table:table-cell table:number-columns-repeated="3"/>
          <table:table-cell office:value-type="float" office:value="7">
            <text:p>7</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Ronald_Reagan_1:26.txt</text:p>
          </table:table-cell>
          <table:table-cell office:value-type="string">
            <text:p>But don&amp;apos;t be fooled by those who proclaim that spending cuts will deprive the elderly, the needy, and the helpless. The federal government will still subsidize 95 million meals every day. That&amp;apos;s one out of seven of all the meals served in America. Head Start, senior nutrition programs, and child welfare programs will not be cut from the levels we proposed last year. More than one-half billion dollars has been proposed for minority business assistance. And research at the National Institutes of Health will be increased by over $100 million. While meeting all these needs, we intend to plug unwarranted tax loopholes and strengthen the law which requires all large corporations to pay a minimum tax.&lt;br/&gt;&lt;br/&gt;I am confident the economic program we have put into operation will protect the needy while it triggers a recovery that will benefit all Americans. It will stimulate the economy, result in increased savings, and thus provide capital for expansion, mortgages for home building and jobs for the unemployed.&lt;br/&gt;&lt;br/&gt;</text:p>
          </table:table-cell>
          <table:table-cell office:value-type="string">
            <text:p>Tax</text:p>
          </table:table-cell>
          <table:table-cell office:value-type="string">
            <text:p>http://en.wikipedia.org/wiki/Tax</text:p>
          </table:table-cell>
          <table:table-cell office:value-type="string">
            <text:p>Rai University</text:p>
          </table:table-cell>
          <table:table-cell office:value-type="string">
            <text:p>http://en.wikipedia.org/wiki/Rai_University</text:p>
          </table:table-cell>
          <table:table-cell/>
          <table:table-cell office:value-type="float" office:value="1">
            <text:p>1</text:p>
          </table:table-cell>
          <table:table-cell table:number-columns-repeated="3"/>
          <table:table-cell table:formula="of:=CONCATENATE([.AB45];&quot;,&quot;;[.AC45];&quot;,&quot;; TEXT([.AK45];&quot;#&quot;))" office:value-type="string" office:string-value="LAU_ET_AL,RANDOM,1">
            <text:p>LAU_ET_AL,RANDOM,1</text:p>
          </table:table-cell>
        </table:table-row>
        <table:table-row table:style-name="ro1">
          <table:table-cell office:value-type="string">
            <text:p>2RIRYNJ92NJK19TGTTKUPYW2JR6B6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SFMHGYQ4J3NPKUGMW6FWYYI3INNAE</text:p>
          </table:table-cell>
          <table:table-cell office:value-type="string">
            <text:p>A342Y46ZAZCIXW</text:p>
          </table:table-cell>
          <table:table-cell office:value-type="string">
            <text:p>Submitted</text:p>
          </table:table-cell>
          <table:table-cell office:value-type="string">
            <text:p>Sat Nov 10 05:32:19 GMT 2012</text:p>
          </table:table-cell>
          <table:table-cell office:value-type="string">
            <text:p>Sat Nov 10 05:32:24 GMT 2012</text:p>
          </table:table-cell>
          <table:table-cell office:value-type="string">
            <text:p>Fri Nov 16 21:32:24 PST 2012</text:p>
          </table:table-cell>
          <table:table-cell table:number-columns-repeated="3"/>
          <table:table-cell office:value-type="float" office:value="5">
            <text:p>5</text:p>
          </table:table-cell>
          <table:table-cell office:value-type="string">
            <text:p>100% (1/1)</text:p>
          </table:table-cell>
          <table:table-cell table:number-columns-repeated="2"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Ronald_Reagan_1:26.txt</text:p>
          </table:table-cell>
          <table:table-cell office:value-type="string">
            <text:p>But don&amp;apos;t be fooled by those who proclaim that spending cuts will deprive the elderly, the needy, and the helpless. The federal government will still subsidize 95 million meals every day. That&amp;apos;s one out of seven of all the meals served in America. Head Start, senior nutrition programs, and child welfare programs will not be cut from the levels we proposed last year. More than one-half billion dollars has been proposed for minority business assistance. And research at the National Institutes of Health will be increased by over $100 million. While meeting all these needs, we intend to plug unwarranted tax loopholes and strengthen the law which requires all large corporations to pay a minimum tax.&lt;br/&gt;&lt;br/&gt;I am confident the economic program we have put into operation will protect the needy while it triggers a recovery that will benefit all Americans. It will stimulate the economy, result in increased savings, and thus provide capital for expansion, mortgages for home building and jobs for the unemployed.&lt;br/&gt;&lt;br/&gt;</text:p>
          </table:table-cell>
          <table:table-cell office:value-type="string">
            <text:p>Tax</text:p>
          </table:table-cell>
          <table:table-cell office:value-type="string">
            <text:p>http://en.wikipedia.org/wiki/Tax</text:p>
          </table:table-cell>
          <table:table-cell office:value-type="string">
            <text:p>Rai University</text:p>
          </table:table-cell>
          <table:table-cell office:value-type="string">
            <text:p>http://en.wikipedia.org/wiki/Rai_University</text:p>
          </table:table-cell>
          <table:table-cell/>
          <table:table-cell office:value-type="float" office:value="1">
            <text:p>1</text:p>
          </table:table-cell>
          <table:table-cell table:number-columns-repeated="3"/>
          <table:table-cell table:formula="of:=CONCATENATE([.AB46];&quot;,&quot;;[.AC46];&quot;,&quot;; TEXT([.AK46];&quot;#&quot;))" office:value-type="string" office:string-value="LAU_ET_AL,RANDOM,1">
            <text:p>LAU_ET_AL,RANDOM,1</text:p>
          </table:table-cell>
        </table:table-row>
        <table:table-row table:style-name="ro1">
          <table:table-cell office:value-type="string">
            <text:p>202M05BMJTUHD5QL0Z0RI7S5ZKIFK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MGK2JE1M7PKZI9W3GFZIC04VGTWPW</text:p>
          </table:table-cell>
          <table:table-cell office:value-type="string">
            <text:p>A1AVAUPSZLDN64</text:p>
          </table:table-cell>
          <table:table-cell office:value-type="string">
            <text:p>Submitted</text:p>
          </table:table-cell>
          <table:table-cell office:value-type="string">
            <text:p>Sat Nov 10 06:25:38 GMT 2012</text:p>
          </table:table-cell>
          <table:table-cell office:value-type="string">
            <text:p>Sat Nov 10 06:25:50 GMT 2012</text:p>
          </table:table-cell>
          <table:table-cell office:value-type="string">
            <text:p>Fri Nov 16 22:25:50 PST 2012</text:p>
          </table:table-cell>
          <table:table-cell table:number-columns-repeated="3"/>
          <table:table-cell office:value-type="float" office:value="12">
            <text:p>12</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Martin_Van_Buren_1:0.txt</text:p>
          </table:table-cell>
          <table:table-cell office:value-type="string">
            <text:p>Fellow-Citizens of the Senate and House of Representatives:&lt;br/&gt;&lt;br/&gt;We have reason to renew the expression of our devout gratitude to the Giver of All Good for His benign protection. Our country presents on every side the evidences of that continued favor under whose auspices it, has gradually risen from a few feeble and dependent colonies to a prosperous and powerful confederacy. We are blessed with domestic tranquillity and all the elements of national prosperity. The pestilence which, invading for a time some flourishing portions of the Union, interrupted the general prevalence of unusual health has happily been limited in extent and arrested in its fatal career. The industry and prudence of our citizens are gradually relieving them from the pecuniary embarrassments under which portions of them have labored; judicious legislation and the natural and boundless resources of the country have afforded wise end timely aid to private enterprise, and the activity always characteristic of our people has already in a great degree resumed its usual and profitable channels.&lt;br/&gt;&lt;br/&gt;</text:p>
          </table:table-cell>
          <table:table-cell office:value-type="string">
            <text:p>Government</text:p>
          </table:table-cell>
          <table:table-cell office:value-type="string">
            <text:p>http://en.wikipedia.org/wiki/Government</text:p>
          </table:table-cell>
          <table:table-cell office:value-type="string">
            <text:p>Robin Hemley</text:p>
          </table:table-cell>
          <table:table-cell office:value-type="string">
            <text:p>http://en.wikipedia.org/wiki/Robin_Hemley</text:p>
          </table:table-cell>
          <table:table-cell/>
          <table:table-cell office:value-type="float" office:value="1">
            <text:p>1</text:p>
          </table:table-cell>
          <table:table-cell table:number-columns-repeated="3"/>
          <table:table-cell table:formula="of:=CONCATENATE([.AB47];&quot;,&quot;;[.AC47];&quot;,&quot;; TEXT([.AK47];&quot;#&quot;))" office:value-type="string" office:string-value="LAU_ET_AL,EDA,1">
            <text:p>LAU_ET_AL,EDA,1</text:p>
          </table:table-cell>
        </table:table-row>
        <table:table-row table:style-name="ro1">
          <table:table-cell office:value-type="string">
            <text:p>202M05BMJTUHD5QL0Z0RI7S5ZKIFK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N9JHP4BDDKGJ7WWZ70XBG35HDA6ZT</text:p>
          </table:table-cell>
          <table:table-cell office:value-type="string">
            <text:p>A997OZ3H2B3Q2</text:p>
          </table:table-cell>
          <table:table-cell office:value-type="string">
            <text:p>Submitted</text:p>
          </table:table-cell>
          <table:table-cell office:value-type="string">
            <text:p>Sat Nov 10 06:51:21 GMT 2012</text:p>
          </table:table-cell>
          <table:table-cell office:value-type="string">
            <text:p>Sat Nov 10 06:51:38 GMT 2012</text:p>
          </table:table-cell>
          <table:table-cell office:value-type="string">
            <text:p>Fri Nov 16 22:51:38 PST 2012</text:p>
          </table:table-cell>
          <table:table-cell table:number-columns-repeated="3"/>
          <table:table-cell office:value-type="float" office:value="17">
            <text:p>17</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Martin_Van_Buren_1:0.txt</text:p>
          </table:table-cell>
          <table:table-cell office:value-type="string">
            <text:p>Fellow-Citizens of the Senate and House of Representatives:&lt;br/&gt;&lt;br/&gt;We have reason to renew the expression of our devout gratitude to the Giver of All Good for His benign protection. Our country presents on every side the evidences of that continued favor under whose auspices it, has gradually risen from a few feeble and dependent colonies to a prosperous and powerful confederacy. We are blessed with domestic tranquillity and all the elements of national prosperity. The pestilence which, invading for a time some flourishing portions of the Union, interrupted the general prevalence of unusual health has happily been limited in extent and arrested in its fatal career. The industry and prudence of our citizens are gradually relieving them from the pecuniary embarrassments under which portions of them have labored; judicious legislation and the natural and boundless resources of the country have afforded wise end timely aid to private enterprise, and the activity always characteristic of our people has already in a great degree resumed its usual and profitable channels.&lt;br/&gt;&lt;br/&gt;</text:p>
          </table:table-cell>
          <table:table-cell office:value-type="string">
            <text:p>Government</text:p>
          </table:table-cell>
          <table:table-cell office:value-type="string">
            <text:p>http://en.wikipedia.org/wiki/Government</text:p>
          </table:table-cell>
          <table:table-cell office:value-type="string">
            <text:p>Robin Hemley</text:p>
          </table:table-cell>
          <table:table-cell office:value-type="string">
            <text:p>http://en.wikipedia.org/wiki/Robin_Hemley</text:p>
          </table:table-cell>
          <table:table-cell/>
          <table:table-cell office:value-type="float" office:value="1">
            <text:p>1</text:p>
          </table:table-cell>
          <table:table-cell table:number-columns-repeated="3"/>
          <table:table-cell table:formula="of:=CONCATENATE([.AB48];&quot;,&quot;;[.AC48];&quot;,&quot;; TEXT([.AK48];&quot;#&quot;))" office:value-type="string" office:string-value="LAU_ET_AL,EDA,1">
            <text:p>LAU_ET_AL,EDA,1</text:p>
          </table:table-cell>
        </table:table-row>
        <table:table-row table:style-name="ro1">
          <table:table-cell office:value-type="string">
            <text:p>202M05BMJTUHD5QL0Z0RI7S5ZKIFK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S9PCGJ2D21OI5T2OAAPXSI2UFC5B5</text:p>
          </table:table-cell>
          <table:table-cell office:value-type="string">
            <text:p>AF2YF6F1NC69P</text:p>
          </table:table-cell>
          <table:table-cell office:value-type="string">
            <text:p>Submitted</text:p>
          </table:table-cell>
          <table:table-cell office:value-type="string">
            <text:p>Sat Nov 10 06:50:44 GMT 2012</text:p>
          </table:table-cell>
          <table:table-cell office:value-type="string">
            <text:p>Sat Nov 10 06:51:13 GMT 2012</text:p>
          </table:table-cell>
          <table:table-cell office:value-type="string">
            <text:p>Fri Nov 16 22:51:13 PST 2012</text:p>
          </table:table-cell>
          <table:table-cell table:number-columns-repeated="3"/>
          <table:table-cell office:value-type="float" office:value="29">
            <text:p>29</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Martin_Van_Buren_1:0.txt</text:p>
          </table:table-cell>
          <table:table-cell office:value-type="string">
            <text:p>Fellow-Citizens of the Senate and House of Representatives:&lt;br/&gt;&lt;br/&gt;We have reason to renew the expression of our devout gratitude to the Giver of All Good for His benign protection. Our country presents on every side the evidences of that continued favor under whose auspices it, has gradually risen from a few feeble and dependent colonies to a prosperous and powerful confederacy. We are blessed with domestic tranquillity and all the elements of national prosperity. The pestilence which, invading for a time some flourishing portions of the Union, interrupted the general prevalence of unusual health has happily been limited in extent and arrested in its fatal career. The industry and prudence of our citizens are gradually relieving them from the pecuniary embarrassments under which portions of them have labored; judicious legislation and the natural and boundless resources of the country have afforded wise end timely aid to private enterprise, and the activity always characteristic of our people has already in a great degree resumed its usual and profitable channels.&lt;br/&gt;&lt;br/&gt;</text:p>
          </table:table-cell>
          <table:table-cell office:value-type="string">
            <text:p>Government</text:p>
          </table:table-cell>
          <table:table-cell office:value-type="string">
            <text:p>http://en.wikipedia.org/wiki/Government</text:p>
          </table:table-cell>
          <table:table-cell office:value-type="string">
            <text:p>Robin Hemley</text:p>
          </table:table-cell>
          <table:table-cell office:value-type="string">
            <text:p>http://en.wikipedia.org/wiki/Robin_Hemley</text:p>
          </table:table-cell>
          <table:table-cell/>
          <table:table-cell office:value-type="float" office:value="1">
            <text:p>1</text:p>
          </table:table-cell>
          <table:table-cell table:number-columns-repeated="3"/>
          <table:table-cell table:formula="of:=CONCATENATE([.AB49];&quot;,&quot;;[.AC49];&quot;,&quot;; TEXT([.AK49];&quot;#&quot;))" office:value-type="string" office:string-value="LAU_ET_AL,EDA,1">
            <text:p>LAU_ET_AL,EDA,1</text:p>
          </table:table-cell>
        </table:table-row>
        <table:table-row table:style-name="ro1">
          <table:table-cell office:value-type="string">
            <text:p>2ALHVWAVKI622SE78HTZH9QH991HP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4VK4F0OHOVRGD62RYTLH2HEMEF23J</text:p>
          </table:table-cell>
          <table:table-cell office:value-type="string">
            <text:p>A997OZ3H2B3Q2</text:p>
          </table:table-cell>
          <table:table-cell office:value-type="string">
            <text:p>Submitted</text:p>
          </table:table-cell>
          <table:table-cell office:value-type="string">
            <text:p>Sat Nov 10 08:53:17 GMT 2012</text:p>
          </table:table-cell>
          <table:table-cell office:value-type="string">
            <text:p>Sat Nov 10 08:54:02 GMT 2012</text:p>
          </table:table-cell>
          <table:table-cell office:value-type="string">
            <text:p>Sat Nov 17 00:54:02 PST 2012</text:p>
          </table:table-cell>
          <table:table-cell table:number-columns-repeated="3"/>
          <table:table-cell office:value-type="float" office:value="45">
            <text:p>45</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Barack_Obama_1:9.txt</text:p>
          </table:table-cell>
          <table:table-cell office:value-type="string">
            <text:p>That is why I have asked Vice President Biden to lead a tough, unprecedented oversight effort -- because nobody messes with Joe. I have told each member of my Cabinet as well as mayors and governors across the country that they will be held accountable by me and the American people for every dollar they spend. I have appointed a proven and aggressive Inspector General to ferret out any and all cases of waste and fraud. And we have created a new website called recovery.gov so that every American can find out how and where their money is being spent.&lt;br/&gt;&lt;br/&gt;So the recovery plan we passed is the first step in getting our economy back on track. But it is just the first step. Because even if we manage this plan flawlessly, there will be no real recovery unless we clean up the credit crisis that has severely weakened our financial system.&lt;br/&gt;&lt;br/&gt;</text:p>
          </table:table-cell>
          <table:table-cell office:value-type="string">
            <text:p>Health insurance in the United States</text:p>
          </table:table-cell>
          <table:table-cell office:value-type="string">
            <text:p>http://en.wikipedia.org/wiki/Health_insurance_in_the_United_States</text:p>
          </table:table-cell>
          <table:table-cell office:value-type="string">
            <text:p>Mess</text:p>
          </table:table-cell>
          <table:table-cell office:value-type="string">
            <text:p>http://en.wikipedia.org/wiki/Mess</text:p>
          </table:table-cell>
          <table:table-cell/>
          <table:table-cell office:value-type="float" office:value="2">
            <text:p>2</text:p>
          </table:table-cell>
          <table:table-cell table:number-columns-repeated="3"/>
          <table:table-cell table:formula="of:=CONCATENATE([.AB50];&quot;,&quot;;[.AC50];&quot;,&quot;; TEXT([.AK50];&quot;#&quot;))" office:value-type="string" office:string-value="LAU_ET_AL,EDA,2">
            <text:p>LAU_ET_AL,EDA,2</text:p>
          </table:table-cell>
        </table:table-row>
        <table:table-row table:style-name="ro1">
          <table:table-cell office:value-type="string">
            <text:p>2ALHVWAVKI622SE78HTZH9QH991HP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HW6OQ1SNQQ75FV5CBHKKNR1CAP6QZ</text:p>
          </table:table-cell>
          <table:table-cell office:value-type="string">
            <text:p>A2CZR0MGSEILRP</text:p>
          </table:table-cell>
          <table:table-cell office:value-type="string">
            <text:p>Submitted</text:p>
          </table:table-cell>
          <table:table-cell office:value-type="string">
            <text:p>Sat Nov 10 06:50:33 GMT 2012</text:p>
          </table:table-cell>
          <table:table-cell office:value-type="string">
            <text:p>Sat Nov 10 06:50:51 GMT 2012</text:p>
          </table:table-cell>
          <table:table-cell office:value-type="string">
            <text:p>Fri Nov 16 22:50:51 PST 2012</text:p>
          </table:table-cell>
          <table:table-cell table:number-columns-repeated="3"/>
          <table:table-cell office:value-type="float" office:value="18">
            <text:p>18</text:p>
          </table:table-cell>
          <table:table-cell office:value-type="string">
            <text:p>100% (10/10)</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Barack_Obama_1:9.txt</text:p>
          </table:table-cell>
          <table:table-cell office:value-type="string">
            <text:p>That is why I have asked Vice President Biden to lead a tough, unprecedented oversight effort -- because nobody messes with Joe. I have told each member of my Cabinet as well as mayors and governors across the country that they will be held accountable by me and the American people for every dollar they spend. I have appointed a proven and aggressive Inspector General to ferret out any and all cases of waste and fraud. And we have created a new website called recovery.gov so that every American can find out how and where their money is being spent.&lt;br/&gt;&lt;br/&gt;So the recovery plan we passed is the first step in getting our economy back on track. But it is just the first step. Because even if we manage this plan flawlessly, there will be no real recovery unless we clean up the credit crisis that has severely weakened our financial system.&lt;br/&gt;&lt;br/&gt;</text:p>
          </table:table-cell>
          <table:table-cell office:value-type="string">
            <text:p>Health insurance in the United States</text:p>
          </table:table-cell>
          <table:table-cell office:value-type="string">
            <text:p>http://en.wikipedia.org/wiki/Health_insurance_in_the_United_States</text:p>
          </table:table-cell>
          <table:table-cell office:value-type="string">
            <text:p>Mess</text:p>
          </table:table-cell>
          <table:table-cell office:value-type="string">
            <text:p>http://en.wikipedia.org/wiki/Mess</text:p>
          </table:table-cell>
          <table:table-cell/>
          <table:table-cell office:value-type="float" office:value="1">
            <text:p>1</text:p>
          </table:table-cell>
          <table:table-cell table:number-columns-repeated="3"/>
          <table:table-cell table:formula="of:=CONCATENATE([.AB51];&quot;,&quot;;[.AC51];&quot;,&quot;; TEXT([.AK51];&quot;#&quot;))" office:value-type="string" office:string-value="LAU_ET_AL,EDA,1">
            <text:p>LAU_ET_AL,EDA,1</text:p>
          </table:table-cell>
        </table:table-row>
        <table:table-row table:style-name="ro1">
          <table:table-cell office:value-type="string">
            <text:p>2ALHVWAVKI622SE78HTZH9QH991HP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6 GMT 2012</text:p>
          </table:table-cell>
          <table:table-cell table:number-columns-repeated="2"/>
          <table:table-cell office:value-type="string">
            <text:p>2I3727M0IGFKWMPB5PJVN4VIYBYEZM</text:p>
          </table:table-cell>
          <table:table-cell office:value-type="string">
            <text:p>A1AVAUPSZLDN64</text:p>
          </table:table-cell>
          <table:table-cell office:value-type="string">
            <text:p>Submitted</text:p>
          </table:table-cell>
          <table:table-cell office:value-type="string">
            <text:p>Sat Nov 10 06:58:35 GMT 2012</text:p>
          </table:table-cell>
          <table:table-cell office:value-type="string">
            <text:p>Sat Nov 10 06:58:51 GMT 2012</text:p>
          </table:table-cell>
          <table:table-cell office:value-type="string">
            <text:p>Fri Nov 16 22:58:51 PST 2012</text:p>
          </table:table-cell>
          <table:table-cell table:number-columns-repeated="3"/>
          <table:table-cell office:value-type="float" office:value="16">
            <text:p>1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Barack_Obama_1:9.txt</text:p>
          </table:table-cell>
          <table:table-cell office:value-type="string">
            <text:p>That is why I have asked Vice President Biden to lead a tough, unprecedented oversight effort -- because nobody messes with Joe. I have told each member of my Cabinet as well as mayors and governors across the country that they will be held accountable by me and the American people for every dollar they spend. I have appointed a proven and aggressive Inspector General to ferret out any and all cases of waste and fraud. And we have created a new website called recovery.gov so that every American can find out how and where their money is being spent.&lt;br/&gt;&lt;br/&gt;So the recovery plan we passed is the first step in getting our economy back on track. But it is just the first step. Because even if we manage this plan flawlessly, there will be no real recovery unless we clean up the credit crisis that has severely weakened our financial system.&lt;br/&gt;&lt;br/&gt;</text:p>
          </table:table-cell>
          <table:table-cell office:value-type="string">
            <text:p>Health insurance in the United States</text:p>
          </table:table-cell>
          <table:table-cell office:value-type="string">
            <text:p>http://en.wikipedia.org/wiki/Health_insurance_in_the_United_States</text:p>
          </table:table-cell>
          <table:table-cell office:value-type="string">
            <text:p>Mess</text:p>
          </table:table-cell>
          <table:table-cell office:value-type="string">
            <text:p>http://en.wikipedia.org/wiki/Mess</text:p>
          </table:table-cell>
          <table:table-cell/>
          <table:table-cell office:value-type="float" office:value="2">
            <text:p>2</text:p>
          </table:table-cell>
          <table:table-cell table:number-columns-repeated="3"/>
          <table:table-cell table:formula="of:=CONCATENATE([.AB52];&quot;,&quot;;[.AC52];&quot;,&quot;; TEXT([.AK52];&quot;#&quot;))" office:value-type="string" office:string-value="LAU_ET_AL,EDA,2">
            <text:p>LAU_ET_AL,EDA,2</text:p>
          </table:table-cell>
        </table:table-row>
        <table:table-row table:style-name="ro1">
          <table:table-cell office:value-type="string">
            <text:p>25UCF0CP5KXP8RBNP7PGCPM7QWNXW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D7DEY5COW0LV0N8FMIFTC6VXBY4V6</text:p>
          </table:table-cell>
          <table:table-cell office:value-type="string">
            <text:p>A997OZ3H2B3Q2</text:p>
          </table:table-cell>
          <table:table-cell office:value-type="string">
            <text:p>Submitted</text:p>
          </table:table-cell>
          <table:table-cell office:value-type="string">
            <text:p>Sat Nov 10 06:54:11 GMT 2012</text:p>
          </table:table-cell>
          <table:table-cell office:value-type="string">
            <text:p>Sat Nov 10 06:54:21 GMT 2012</text:p>
          </table:table-cell>
          <table:table-cell office:value-type="string">
            <text:p>Fri Nov 16 22:54:21 PST 2012</text:p>
          </table:table-cell>
          <table:table-cell table:number-columns-repeated="3"/>
          <table:table-cell office:value-type="float" office:value="10">
            <text:p>10</text:p>
          </table:table-cell>
          <table:table-cell office:value-type="string">
            <text:p>100% (218/218)</text:p>
          </table:table-cell>
          <table:table-cell table:number-columns-repeated="2"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Theodore_Roosevelt_3:17.txt</text:p>
          </table:table-cell>
          <table:table-cell office:value-type="string">
            <text:p>Last year the Interparliamentary Union for International Arbitration met at Vienna, six hundred members of the different legislatures of civilized countries attending. It was provided that the next meeting should be in 1904 at St. Louis, subject to our Congress extending an invitation. Like the Hague Tribunal, this Interparliamentary Union is one of the forces tending towards peace among the nations of the earth, and it is entitled to our support. I trust the invitation can be extended.&lt;br/&gt;&lt;br/&gt;Early in July, having received intelligence, which happily turned out to be erroneous, of the assassination of our vice-consul at Beirut, I dispatched a small squadron to that port for such service as might be found necessary on arrival. Although the attempt on the life of our vice-consul had not been successful, yet the outrage was symptomatic of a state of excitement and disorder which demanded immediate attention. The arrival of the vessels had the happiest result. A feeling of security at once took the place of the former alarm and disquiet; our officers were cordially welcomed by the consular body and the leading merchants, and ordinary business resumed its activity. The Government of the Sultan gave a considerate hearing to the representations of our minister; the official who was regarded as responsible for the disturbed condition of affairs was removed. Our relations with the Turkish Government remain friendly; our claims rounded on inequitable treatment of some of our schools and missions appear to be in process of amicable adjustment.&lt;br/&gt;&lt;br/&gt;</text:p>
          </table:table-cell>
          <table:table-cell office:value-type="string">
            <text:p>European Symposium on Algorithms</text:p>
          </table:table-cell>
          <table:table-cell office:value-type="string">
            <text:p>http://en.wikipedia.org/wiki/European_Symposium_on_Algorithms</text:p>
          </table:table-cell>
          <table:table-cell office:value-type="string">
            <text:p>Consul (representative)</text:p>
          </table:table-cell>
          <table:table-cell office:value-type="string">
            <text:p>http://en.wikipedia.org/wiki/Consul_(representative)</text:p>
          </table:table-cell>
          <table:table-cell/>
          <table:table-cell office:value-type="float" office:value="2">
            <text:p>2</text:p>
          </table:table-cell>
          <table:table-cell table:number-columns-repeated="3"/>
          <table:table-cell table:formula="of:=CONCATENATE([.AB53];&quot;,&quot;;[.AC53];&quot;,&quot;; TEXT([.AK53];&quot;#&quot;))" office:value-type="string" office:string-value="RANDOM,EDA,2">
            <text:p>RANDOM,EDA,2</text:p>
          </table:table-cell>
        </table:table-row>
        <table:table-row table:style-name="ro1">
          <table:table-cell office:value-type="string">
            <text:p>25UCF0CP5KXP8RBNP7PGCPM7QWNXW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WU5L8I9NZW6WNNBVOVQ47T8GQEKUM</text:p>
          </table:table-cell>
          <table:table-cell office:value-type="string">
            <text:p>A1AVAUPSZLDN64</text:p>
          </table:table-cell>
          <table:table-cell office:value-type="string">
            <text:p>Submitted</text:p>
          </table:table-cell>
          <table:table-cell office:value-type="string">
            <text:p>Sat Nov 10 06:43:25 GMT 2012</text:p>
          </table:table-cell>
          <table:table-cell office:value-type="string">
            <text:p>Sat Nov 10 06:43:44 GMT 2012</text:p>
          </table:table-cell>
          <table:table-cell office:value-type="string">
            <text:p>Fri Nov 16 22:43:44 PST 2012</text:p>
          </table:table-cell>
          <table:table-cell table:number-columns-repeated="3"/>
          <table:table-cell office:value-type="float" office:value="19">
            <text:p>19</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Theodore_Roosevelt_3:17.txt</text:p>
          </table:table-cell>
          <table:table-cell office:value-type="string">
            <text:p>Last year the Interparliamentary Union for International Arbitration met at Vienna, six hundred members of the different legislatures of civilized countries attending. It was provided that the next meeting should be in 1904 at St. Louis, subject to our Congress extending an invitation. Like the Hague Tribunal, this Interparliamentary Union is one of the forces tending towards peace among the nations of the earth, and it is entitled to our support. I trust the invitation can be extended.&lt;br/&gt;&lt;br/&gt;Early in July, having received intelligence, which happily turned out to be erroneous, of the assassination of our vice-consul at Beirut, I dispatched a small squadron to that port for such service as might be found necessary on arrival. Although the attempt on the life of our vice-consul had not been successful, yet the outrage was symptomatic of a state of excitement and disorder which demanded immediate attention. The arrival of the vessels had the happiest result. A feeling of security at once took the place of the former alarm and disquiet; our officers were cordially welcomed by the consular body and the leading merchants, and ordinary business resumed its activity. The Government of the Sultan gave a considerate hearing to the representations of our minister; the official who was regarded as responsible for the disturbed condition of affairs was removed. Our relations with the Turkish Government remain friendly; our claims rounded on inequitable treatment of some of our schools and missions appear to be in process of amicable adjustment.&lt;br/&gt;&lt;br/&gt;</text:p>
          </table:table-cell>
          <table:table-cell office:value-type="string">
            <text:p>European Symposium on Algorithms</text:p>
          </table:table-cell>
          <table:table-cell office:value-type="string">
            <text:p>http://en.wikipedia.org/wiki/European_Symposium_on_Algorithms</text:p>
          </table:table-cell>
          <table:table-cell office:value-type="string">
            <text:p>Consul (representative)</text:p>
          </table:table-cell>
          <table:table-cell office:value-type="string">
            <text:p>http://en.wikipedia.org/wiki/Consul_(representative)</text:p>
          </table:table-cell>
          <table:table-cell/>
          <table:table-cell office:value-type="float" office:value="2">
            <text:p>2</text:p>
          </table:table-cell>
          <table:table-cell table:number-columns-repeated="3"/>
          <table:table-cell table:formula="of:=CONCATENATE([.AB54];&quot;,&quot;;[.AC54];&quot;,&quot;; TEXT([.AK54];&quot;#&quot;))" office:value-type="string" office:string-value="RANDOM,EDA,2">
            <text:p>RANDOM,EDA,2</text:p>
          </table:table-cell>
        </table:table-row>
        <table:table-row table:style-name="ro1">
          <table:table-cell office:value-type="string">
            <text:p>25UCF0CP5KXP8RBNP7PGCPM7QWNXW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ZO1INMHGYQ4YCBFIG2FUFFO8GIK7N</text:p>
          </table:table-cell>
          <table:table-cell office:value-type="string">
            <text:p>A1GQCJDGRPG8ZR</text:p>
          </table:table-cell>
          <table:table-cell office:value-type="string">
            <text:p>Submitted</text:p>
          </table:table-cell>
          <table:table-cell office:value-type="string">
            <text:p>Sat Nov 10 07:32:15 GMT 2012</text:p>
          </table:table-cell>
          <table:table-cell office:value-type="string">
            <text:p>Sat Nov 10 07:32:54 GMT 2012</text:p>
          </table:table-cell>
          <table:table-cell office:value-type="string">
            <text:p>Fri Nov 16 23:32:54 PST 2012</text:p>
          </table:table-cell>
          <table:table-cell table:number-columns-repeated="3"/>
          <table:table-cell office:value-type="float" office:value="39">
            <text:p>39</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Theodore_Roosevelt_3:17.txt</text:p>
          </table:table-cell>
          <table:table-cell office:value-type="string">
            <text:p>Last year the Interparliamentary Union for International Arbitration met at Vienna, six hundred members of the different legislatures of civilized countries attending. It was provided that the next meeting should be in 1904 at St. Louis, subject to our Congress extending an invitation. Like the Hague Tribunal, this Interparliamentary Union is one of the forces tending towards peace among the nations of the earth, and it is entitled to our support. I trust the invitation can be extended.&lt;br/&gt;&lt;br/&gt;Early in July, having received intelligence, which happily turned out to be erroneous, of the assassination of our vice-consul at Beirut, I dispatched a small squadron to that port for such service as might be found necessary on arrival. Although the attempt on the life of our vice-consul had not been successful, yet the outrage was symptomatic of a state of excitement and disorder which demanded immediate attention. The arrival of the vessels had the happiest result. A feeling of security at once took the place of the former alarm and disquiet; our officers were cordially welcomed by the consular body and the leading merchants, and ordinary business resumed its activity. The Government of the Sultan gave a considerate hearing to the representations of our minister; the official who was regarded as responsible for the disturbed condition of affairs was removed. Our relations with the Turkish Government remain friendly; our claims rounded on inequitable treatment of some of our schools and missions appear to be in process of amicable adjustment.&lt;br/&gt;&lt;br/&gt;</text:p>
          </table:table-cell>
          <table:table-cell office:value-type="string">
            <text:p>European Symposium on Algorithms</text:p>
          </table:table-cell>
          <table:table-cell office:value-type="string">
            <text:p>http://en.wikipedia.org/wiki/European_Symposium_on_Algorithms</text:p>
          </table:table-cell>
          <table:table-cell office:value-type="string">
            <text:p>Consul (representative)</text:p>
          </table:table-cell>
          <table:table-cell office:value-type="string">
            <text:p>http://en.wikipedia.org/wiki/Consul_(representative)</text:p>
          </table:table-cell>
          <table:table-cell/>
          <table:table-cell office:value-type="float" office:value="1">
            <text:p>1</text:p>
          </table:table-cell>
          <table:table-cell table:number-columns-repeated="3"/>
          <table:table-cell table:formula="of:=CONCATENATE([.AB55];&quot;,&quot;;[.AC55];&quot;,&quot;; TEXT([.AK55];&quot;#&quot;))" office:value-type="string" office:string-value="RANDOM,EDA,1">
            <text:p>RANDOM,EDA,1</text:p>
          </table:table-cell>
        </table:table-row>
        <table:table-row table:style-name="ro1">
          <table:table-cell office:value-type="string">
            <text:p>21NUFJ51Y7QE3833X2SC0TMOIV8DA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118D8J3VE7W71HS5M73UCK8KA1YIO</text:p>
          </table:table-cell>
          <table:table-cell office:value-type="string">
            <text:p>A1AVAUPSZLDN64</text:p>
          </table:table-cell>
          <table:table-cell office:value-type="string">
            <text:p>Submitted</text:p>
          </table:table-cell>
          <table:table-cell office:value-type="string">
            <text:p>Sat Nov 10 07:04:04 GMT 2012</text:p>
          </table:table-cell>
          <table:table-cell office:value-type="string">
            <text:p>Sat Nov 10 07:04:16 GMT 2012</text:p>
          </table:table-cell>
          <table:table-cell office:value-type="string">
            <text:p>Fri Nov 16 23:04:16 PST 2012</text:p>
          </table:table-cell>
          <table:table-cell table:number-columns-repeated="3"/>
          <table:table-cell office:value-type="float" office:value="12">
            <text:p>12</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ohn_F._Kennedy_1:36.txt</text:p>
          </table:table-cell>
          <table:table-cell office:value-type="string">
            <text:p>I have commented on the state of the domestic economy, our balance of payments, our Federal and social budget and the state of the world. I would like to conclude with a few remarks about the state of the Executive branch. We have found it full of honest and useful public servants--but their capacity to act decisively at the exact time action is needed has too often been muffled in the morass of committees, timidities and fictitious theories which have created a growing gap between decision and execution, between planning and reality. In a time of rapidly deteriorating situations at home and abroad, this is bad for the public service and particularly bad for the country; and we mean to make a change.&lt;br/&gt;&lt;br/&gt;I have pledged myself and my colleagues in the cabinet to a continuous encouragement of initiative, responsibility and energy in serving the public interest. Let every public servant know, whether his post is high or low, that a man&amp;apos;s rank and reputation in this Administration will be determined by the size of the job he does, and not by the size of his staff, his office or his budget. Let it be clear that this Administration recognizes the value of dissent and daring--that we greet healthy controversy as the hallmark of healthy change. Let the public service be a proud and lively career. And let every man and woman who works in any area of our national government, in any branch, at any level, be able to say with pride and with honor in future years: &amp;quot;I served the United States government in that hour of our nation&amp;apos;s need.&amp;quot;&lt;br/&gt;&lt;br/&gt;</text:p>
          </table:table-cell>
          <table:table-cell office:value-type="string">
            <text:p>State Shirt</text:p>
          </table:table-cell>
          <table:table-cell office:value-type="string">
            <text:p>http://en.wikipedia.org/wiki/State_Shirt</text:p>
          </table:table-cell>
          <table:table-cell office:value-type="string">
            <text:p>Mohandas Karamchand Gandhi</text:p>
          </table:table-cell>
          <table:table-cell office:value-type="string">
            <text:p>http://en.wikipedia.org/wiki/Mohandas_Karamchand_Gandhi</text:p>
          </table:table-cell>
          <table:table-cell office:value-type="string">
            <text:p>neither are close at all.</text:p>
          </table:table-cell>
          <table:table-cell/>
          <table:table-cell table:number-columns-repeated="3"/>
          <table:table-cell table:formula="of:=CONCATENATE([.AB56];&quot;,&quot;;[.AC56];&quot;,&quot;; TEXT([.AK56];&quot;#&quot;))" office:value-type="string" office:string-value="EDA,LAU_ET_AL,">
            <text:p>EDA,LAU_ET_AL,</text:p>
          </table:table-cell>
        </table:table-row>
        <table:table-row table:style-name="ro1">
          <table:table-cell office:value-type="string">
            <text:p>21NUFJ51Y7QE3833X2SC0TMOIV8DA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C5IPDOBDDP84SKP1N485MB30K81CR</text:p>
          </table:table-cell>
          <table:table-cell office:value-type="string">
            <text:p>A2CZR0MGSEILRP</text:p>
          </table:table-cell>
          <table:table-cell office:value-type="string">
            <text:p>Submitted</text:p>
          </table:table-cell>
          <table:table-cell office:value-type="string">
            <text:p>Sat Nov 10 06:47:57 GMT 2012</text:p>
          </table:table-cell>
          <table:table-cell office:value-type="string">
            <text:p>Sat Nov 10 06:48:31 GMT 2012</text:p>
          </table:table-cell>
          <table:table-cell office:value-type="string">
            <text:p>Fri Nov 16 22:48:31 PST 2012</text:p>
          </table:table-cell>
          <table:table-cell table:number-columns-repeated="3"/>
          <table:table-cell office:value-type="float" office:value="34">
            <text:p>34</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ohn_F._Kennedy_1:36.txt</text:p>
          </table:table-cell>
          <table:table-cell office:value-type="string">
            <text:p>I have commented on the state of the domestic economy, our balance of payments, our Federal and social budget and the state of the world. I would like to conclude with a few remarks about the state of the Executive branch. We have found it full of honest and useful public servants--but their capacity to act decisively at the exact time action is needed has too often been muffled in the morass of committees, timidities and fictitious theories which have created a growing gap between decision and execution, between planning and reality. In a time of rapidly deteriorating situations at home and abroad, this is bad for the public service and particularly bad for the country; and we mean to make a change.&lt;br/&gt;&lt;br/&gt;I have pledged myself and my colleagues in the cabinet to a continuous encouragement of initiative, responsibility and energy in serving the public interest. Let every public servant know, whether his post is high or low, that a man&amp;apos;s rank and reputation in this Administration will be determined by the size of the job he does, and not by the size of his staff, his office or his budget. Let it be clear that this Administration recognizes the value of dissent and daring--that we greet healthy controversy as the hallmark of healthy change. Let the public service be a proud and lively career. And let every man and woman who works in any area of our national government, in any branch, at any level, be able to say with pride and with honor in future years: &amp;quot;I served the United States government in that hour of our nation&amp;apos;s need.&amp;quot;&lt;br/&gt;&lt;br/&gt;</text:p>
          </table:table-cell>
          <table:table-cell office:value-type="string">
            <text:p>State Shirt</text:p>
          </table:table-cell>
          <table:table-cell office:value-type="string">
            <text:p>http://en.wikipedia.org/wiki/State_Shirt</text:p>
          </table:table-cell>
          <table:table-cell office:value-type="string">
            <text:p>Mohandas Karamchand Gandhi</text:p>
          </table:table-cell>
          <table:table-cell office:value-type="string">
            <text:p>http://en.wikipedia.org/wiki/Mohandas_Karamchand_Gandhi</text:p>
          </table:table-cell>
          <table:table-cell/>
          <table:table-cell office:value-type="float" office:value="1">
            <text:p>1</text:p>
          </table:table-cell>
          <table:table-cell table:number-columns-repeated="3"/>
          <table:table-cell table:formula="of:=CONCATENATE([.AB57];&quot;,&quot;;[.AC57];&quot;,&quot;; TEXT([.AK57];&quot;#&quot;))" office:value-type="string" office:string-value="EDA,LAU_ET_AL,1">
            <text:p>EDA,LAU_ET_AL,1</text:p>
          </table:table-cell>
        </table:table-row>
        <table:table-row table:style-name="ro1">
          <table:table-cell office:value-type="string">
            <text:p>21NUFJ51Y7QE3833X2SC0TMOIV8DA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MKTMOFXRDS4XLPJ5NEXRFM1BR1SV1</text:p>
          </table:table-cell>
          <table:table-cell office:value-type="string">
            <text:p>A1GQCJDGRPG8ZR</text:p>
          </table:table-cell>
          <table:table-cell office:value-type="string">
            <text:p>Submitted</text:p>
          </table:table-cell>
          <table:table-cell office:value-type="string">
            <text:p>Sat Nov 10 07:02:40 GMT 2012</text:p>
          </table:table-cell>
          <table:table-cell office:value-type="string">
            <text:p>Sat Nov 10 07:03:50 GMT 2012</text:p>
          </table:table-cell>
          <table:table-cell office:value-type="string">
            <text:p>Fri Nov 16 23:03:50 PST 2012</text:p>
          </table:table-cell>
          <table:table-cell table:number-columns-repeated="3"/>
          <table:table-cell office:value-type="float" office:value="70">
            <text:p>7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ohn_F._Kennedy_1:36.txt</text:p>
          </table:table-cell>
          <table:table-cell office:value-type="string">
            <text:p>I have commented on the state of the domestic economy, our balance of payments, our Federal and social budget and the state of the world. I would like to conclude with a few remarks about the state of the Executive branch. We have found it full of honest and useful public servants--but their capacity to act decisively at the exact time action is needed has too often been muffled in the morass of committees, timidities and fictitious theories which have created a growing gap between decision and execution, between planning and reality. In a time of rapidly deteriorating situations at home and abroad, this is bad for the public service and particularly bad for the country; and we mean to make a change.&lt;br/&gt;&lt;br/&gt;I have pledged myself and my colleagues in the cabinet to a continuous encouragement of initiative, responsibility and energy in serving the public interest. Let every public servant know, whether his post is high or low, that a man&amp;apos;s rank and reputation in this Administration will be determined by the size of the job he does, and not by the size of his staff, his office or his budget. Let it be clear that this Administration recognizes the value of dissent and daring--that we greet healthy controversy as the hallmark of healthy change. Let the public service be a proud and lively career. And let every man and woman who works in any area of our national government, in any branch, at any level, be able to say with pride and with honor in future years: &amp;quot;I served the United States government in that hour of our nation&amp;apos;s need.&amp;quot;&lt;br/&gt;&lt;br/&gt;</text:p>
          </table:table-cell>
          <table:table-cell office:value-type="string">
            <text:p>State Shirt</text:p>
          </table:table-cell>
          <table:table-cell office:value-type="string">
            <text:p>http://en.wikipedia.org/wiki/State_Shirt</text:p>
          </table:table-cell>
          <table:table-cell office:value-type="string">
            <text:p>Mohandas Karamchand Gandhi</text:p>
          </table:table-cell>
          <table:table-cell office:value-type="string">
            <text:p>http://en.wikipedia.org/wiki/Mohandas_Karamchand_Gandhi</text:p>
          </table:table-cell>
          <table:table-cell/>
          <table:table-cell office:value-type="float" office:value="2">
            <text:p>2</text:p>
          </table:table-cell>
          <table:table-cell table:number-columns-repeated="3"/>
          <table:table-cell table:formula="of:=CONCATENATE([.AB58];&quot;,&quot;;[.AC58];&quot;,&quot;; TEXT([.AK58];&quot;#&quot;))" office:value-type="string" office:string-value="EDA,LAU_ET_AL,2">
            <text:p>EDA,LAU_ET_AL,2</text:p>
          </table:table-cell>
        </table:table-row>
        <table:table-row table:style-name="ro1">
          <table:table-cell office:value-type="string">
            <text:p>2TYJ2D21O3W5CQOOWZJIAKYESJ98E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BANMHGYQ4J32JZBIPDFNOYYSB69MY</text:p>
          </table:table-cell>
          <table:table-cell office:value-type="string">
            <text:p>AE3ML0W24YFNL</text:p>
          </table:table-cell>
          <table:table-cell office:value-type="string">
            <text:p>Submitted</text:p>
          </table:table-cell>
          <table:table-cell office:value-type="string">
            <text:p>Sat Nov 10 09:20:10 GMT 2012</text:p>
          </table:table-cell>
          <table:table-cell office:value-type="string">
            <text:p>Sat Nov 10 09:20:33 GMT 2012</text:p>
          </table:table-cell>
          <table:table-cell office:value-type="string">
            <text:p>Sat Nov 17 01:20:33 PST 2012</text:p>
          </table:table-cell>
          <table:table-cell table:number-columns-repeated="3"/>
          <table:table-cell office:value-type="float" office:value="23">
            <text:p>23</text:p>
          </table:table-cell>
          <table:table-cell office:value-type="string">
            <text:p>100% (11/11)</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Theodore_Roosevelt_6:5.txt</text:p>
          </table:table-cell>
          <table:table-cell office:value-type="string">
            <text:p>In my last message I suggested the enactment of a law in connection with the issuance of injunctions, attention having been sharply drawn to the matter by the demand that the right of applying injunctions in labor cases should be wholly abolished. It is at least doubtful whether a law abolishing altogether the use of injunctions in such cases would stand the test of the courts; in which case of course the legislation would be ineffective. Moreover, I believe it would be wrong altogether to prohibit the use of injunctions. It is criminal to permit sympathy for criminals to weaken our hands in upholding the law; and if men seek to destroy life or property by mob violence there should be no impairment of the power of the courts to deal with them in the most summary and effective way possible. But so far as possible the abuse of the power should be provided against by some such law as I advocated last year.&lt;br/&gt;&lt;br/&gt;In this matter of injunctions there is lodged in the hands of the judiciary a necessary power which is nevertheless subject to the possibility of grave abuse. It is a power that should be exercised with extreme care and should be subject to the jealous scrutiny of all men, and condemnation should be meted out as much to the judge who fails to use it boldly when necessary as to the judge who uses it wantonly or oppressively. Of course a judge strong enough to be fit for his office will enjoin any resort to violence or intimidation, especially by conspiracy, no matter what his opinion may be of the rights of the original quarrel. There must be no hesitation in dealing with disorder. But there must likewise be no such abuse of the injunctive power as is implied in forbidding laboring men to strive for their own betterment in peaceful and lawful ways; nor must the injunction be used merely to aid some big corporation in carrying out schemes for its own aggrandizement. It must be remembered that a preliminary injunction in a labor case, if granted without adequate proof (even when authority can be found to support the conclusions of law on which it is founded), may often settle the dispute between the parties; and therefore if improperly granted may do irreparable wrong. Yet there are many judges who assume a matter-of-course granting of a preliminary injunction to be the ordinary and proper judicial disposition of such cases; and there have undoubtedly been flagrant wrongs committed by judges in connection with labor disputes even within the last few years, altho I think much less often than in former years. Such judges by their unwise action immensely strengthen the hands of those who are striving entirely to do away with the power of injunction; and therefore such careless use of the injunctive process tends to threaten its very existence, for if the American people ever become convinced that this process is habitually abused, whether in matters affecting labor or in matters affecting corporations, it will be well-nigh impossible to prevent its abolition.&lt;br/&gt;&lt;br/&gt;</text:p>
          </table:table-cell>
          <table:table-cell office:value-type="string">
            <text:p>Copyright law of the United States</text:p>
          </table:table-cell>
          <table:table-cell office:value-type="string">
            <text:p>http://en.wikipedia.org/wiki/Copyright_law_of_the_United_States</text:p>
          </table:table-cell>
          <table:table-cell office:value-type="string">
            <text:p>Switchblade</text:p>
          </table:table-cell>
          <table:table-cell office:value-type="string">
            <text:p>http://en.wikipedia.org/wiki/Switchblade</text:p>
          </table:table-cell>
          <table:table-cell/>
          <table:table-cell office:value-type="float" office:value="1">
            <text:p>1</text:p>
          </table:table-cell>
          <table:table-cell table:number-columns-repeated="3"/>
          <table:table-cell table:formula="of:=CONCATENATE([.AB59];&quot;,&quot;;[.AC59];&quot;,&quot;; TEXT([.AK59];&quot;#&quot;))" office:value-type="string" office:string-value="EDA,LAU_ET_AL,1">
            <text:p>EDA,LAU_ET_AL,1</text:p>
          </table:table-cell>
        </table:table-row>
        <table:table-row table:style-name="ro1">
          <table:table-cell office:value-type="string">
            <text:p>2TYJ2D21O3W5CQOOWZJIAKYESJ98E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BTK274J79KQBFPDUEXU5FCDEN2FHN</text:p>
          </table:table-cell>
          <table:table-cell office:value-type="string">
            <text:p>A997OZ3H2B3Q2</text:p>
          </table:table-cell>
          <table:table-cell office:value-type="string">
            <text:p>Submitted</text:p>
          </table:table-cell>
          <table:table-cell office:value-type="string">
            <text:p>Sat Nov 10 08:54:03 GMT 2012</text:p>
          </table:table-cell>
          <table:table-cell office:value-type="string">
            <text:p>Sat Nov 10 08:54:53 GMT 2012</text:p>
          </table:table-cell>
          <table:table-cell office:value-type="string">
            <text:p>Sat Nov 17 00:54:53 PST 2012</text:p>
          </table:table-cell>
          <table:table-cell table:number-columns-repeated="3"/>
          <table:table-cell office:value-type="float" office:value="50">
            <text:p>50</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Theodore_Roosevelt_6:5.txt</text:p>
          </table:table-cell>
          <table:table-cell office:value-type="string">
            <text:p>In my last message I suggested the enactment of a law in connection with the issuance of injunctions, attention having been sharply drawn to the matter by the demand that the right of applying injunctions in labor cases should be wholly abolished. It is at least doubtful whether a law abolishing altogether the use of injunctions in such cases would stand the test of the courts; in which case of course the legislation would be ineffective. Moreover, I believe it would be wrong altogether to prohibit the use of injunctions. It is criminal to permit sympathy for criminals to weaken our hands in upholding the law; and if men seek to destroy life or property by mob violence there should be no impairment of the power of the courts to deal with them in the most summary and effective way possible. But so far as possible the abuse of the power should be provided against by some such law as I advocated last year.&lt;br/&gt;&lt;br/&gt;In this matter of injunctions there is lodged in the hands of the judiciary a necessary power which is nevertheless subject to the possibility of grave abuse. It is a power that should be exercised with extreme care and should be subject to the jealous scrutiny of all men, and condemnation should be meted out as much to the judge who fails to use it boldly when necessary as to the judge who uses it wantonly or oppressively. Of course a judge strong enough to be fit for his office will enjoin any resort to violence or intimidation, especially by conspiracy, no matter what his opinion may be of the rights of the original quarrel. There must be no hesitation in dealing with disorder. But there must likewise be no such abuse of the injunctive power as is implied in forbidding laboring men to strive for their own betterment in peaceful and lawful ways; nor must the injunction be used merely to aid some big corporation in carrying out schemes for its own aggrandizement. It must be remembered that a preliminary injunction in a labor case, if granted without adequate proof (even when authority can be found to support the conclusions of law on which it is founded), may often settle the dispute between the parties; and therefore if improperly granted may do irreparable wrong. Yet there are many judges who assume a matter-of-course granting of a preliminary injunction to be the ordinary and proper judicial disposition of such cases; and there have undoubtedly been flagrant wrongs committed by judges in connection with labor disputes even within the last few years, altho I think much less often than in former years. Such judges by their unwise action immensely strengthen the hands of those who are striving entirely to do away with the power of injunction; and therefore such careless use of the injunctive process tends to threaten its very existence, for if the American people ever become convinced that this process is habitually abused, whether in matters affecting labor or in matters affecting corporations, it will be well-nigh impossible to prevent its abolition.&lt;br/&gt;&lt;br/&gt;</text:p>
          </table:table-cell>
          <table:table-cell office:value-type="string">
            <text:p>Copyright law of the United States</text:p>
          </table:table-cell>
          <table:table-cell office:value-type="string">
            <text:p>http://en.wikipedia.org/wiki/Copyright_law_of_the_United_States</text:p>
          </table:table-cell>
          <table:table-cell office:value-type="string">
            <text:p>Switchblade</text:p>
          </table:table-cell>
          <table:table-cell office:value-type="string">
            <text:p>http://en.wikipedia.org/wiki/Switchblade</text:p>
          </table:table-cell>
          <table:table-cell/>
          <table:table-cell office:value-type="float" office:value="1">
            <text:p>1</text:p>
          </table:table-cell>
          <table:table-cell table:number-columns-repeated="3"/>
          <table:table-cell table:formula="of:=CONCATENATE([.AB60];&quot;,&quot;;[.AC60];&quot;,&quot;; TEXT([.AK60];&quot;#&quot;))" office:value-type="string" office:string-value="EDA,LAU_ET_AL,1">
            <text:p>EDA,LAU_ET_AL,1</text:p>
          </table:table-cell>
        </table:table-row>
        <table:table-row table:style-name="ro1">
          <table:table-cell office:value-type="string">
            <text:p>2TYJ2D21O3W5CQOOWZJIAKYESJ98E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MPKNQY2RCJKLCN0LD8R8KUIK773SE</text:p>
          </table:table-cell>
          <table:table-cell office:value-type="string">
            <text:p>A1AVAUPSZLDN64</text:p>
          </table:table-cell>
          <table:table-cell office:value-type="string">
            <text:p>Submitted</text:p>
          </table:table-cell>
          <table:table-cell office:value-type="string">
            <text:p>Sat Nov 10 06:32:50 GMT 2012</text:p>
          </table:table-cell>
          <table:table-cell office:value-type="string">
            <text:p>Sat Nov 10 06:33:15 GMT 2012</text:p>
          </table:table-cell>
          <table:table-cell office:value-type="string">
            <text:p>Fri Nov 16 22:33:15 PST 2012</text:p>
          </table:table-cell>
          <table:table-cell table:number-columns-repeated="3"/>
          <table:table-cell office:value-type="float" office:value="25">
            <text:p>25</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Theodore_Roosevelt_6:5.txt</text:p>
          </table:table-cell>
          <table:table-cell office:value-type="string">
            <text:p>In my last message I suggested the enactment of a law in connection with the issuance of injunctions, attention having been sharply drawn to the matter by the demand that the right of applying injunctions in labor cases should be wholly abolished. It is at least doubtful whether a law abolishing altogether the use of injunctions in such cases would stand the test of the courts; in which case of course the legislation would be ineffective. Moreover, I believe it would be wrong altogether to prohibit the use of injunctions. It is criminal to permit sympathy for criminals to weaken our hands in upholding the law; and if men seek to destroy life or property by mob violence there should be no impairment of the power of the courts to deal with them in the most summary and effective way possible. But so far as possible the abuse of the power should be provided against by some such law as I advocated last year.&lt;br/&gt;&lt;br/&gt;In this matter of injunctions there is lodged in the hands of the judiciary a necessary power which is nevertheless subject to the possibility of grave abuse. It is a power that should be exercised with extreme care and should be subject to the jealous scrutiny of all men, and condemnation should be meted out as much to the judge who fails to use it boldly when necessary as to the judge who uses it wantonly or oppressively. Of course a judge strong enough to be fit for his office will enjoin any resort to violence or intimidation, especially by conspiracy, no matter what his opinion may be of the rights of the original quarrel. There must be no hesitation in dealing with disorder. But there must likewise be no such abuse of the injunctive power as is implied in forbidding laboring men to strive for their own betterment in peaceful and lawful ways; nor must the injunction be used merely to aid some big corporation in carrying out schemes for its own aggrandizement. It must be remembered that a preliminary injunction in a labor case, if granted without adequate proof (even when authority can be found to support the conclusions of law on which it is founded), may often settle the dispute between the parties; and therefore if improperly granted may do irreparable wrong. Yet there are many judges who assume a matter-of-course granting of a preliminary injunction to be the ordinary and proper judicial disposition of such cases; and there have undoubtedly been flagrant wrongs committed by judges in connection with labor disputes even within the last few years, altho I think much less often than in former years. Such judges by their unwise action immensely strengthen the hands of those who are striving entirely to do away with the power of injunction; and therefore such careless use of the injunctive process tends to threaten its very existence, for if the American people ever become convinced that this process is habitually abused, whether in matters affecting labor or in matters affecting corporations, it will be well-nigh impossible to prevent its abolition.&lt;br/&gt;&lt;br/&gt;</text:p>
          </table:table-cell>
          <table:table-cell office:value-type="string">
            <text:p>Copyright law of the United States</text:p>
          </table:table-cell>
          <table:table-cell office:value-type="string">
            <text:p>http://en.wikipedia.org/wiki/Copyright_law_of_the_United_States</text:p>
          </table:table-cell>
          <table:table-cell office:value-type="string">
            <text:p>Switchblade</text:p>
          </table:table-cell>
          <table:table-cell office:value-type="string">
            <text:p>http://en.wikipedia.org/wiki/Switchblade</text:p>
          </table:table-cell>
          <table:table-cell/>
          <table:table-cell office:value-type="float" office:value="1">
            <text:p>1</text:p>
          </table:table-cell>
          <table:table-cell table:number-columns-repeated="3"/>
          <table:table-cell table:formula="of:=CONCATENATE([.AB61];&quot;,&quot;;[.AC61];&quot;,&quot;; TEXT([.AK61];&quot;#&quot;))" office:value-type="string" office:string-value="EDA,LAU_ET_AL,1">
            <text:p>EDA,LAU_ET_AL,1</text:p>
          </table:table-cell>
        </table:table-row>
        <table:table-row table:style-name="ro1">
          <table:table-cell office:value-type="string">
            <text:p>2BCU00OQKKA4XRGDZCL2E80EZYTXX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CD92HECWA6XI7CHJPRCX5KXZBIKJU</text:p>
          </table:table-cell>
          <table:table-cell office:value-type="string">
            <text:p>A997OZ3H2B3Q2</text:p>
          </table:table-cell>
          <table:table-cell office:value-type="string">
            <text:p>Submitted</text:p>
          </table:table-cell>
          <table:table-cell office:value-type="string">
            <text:p>Sat Nov 10 07:17:44 GMT 2012</text:p>
          </table:table-cell>
          <table:table-cell office:value-type="string">
            <text:p>Sat Nov 10 07:18:02 GMT 2012</text:p>
          </table:table-cell>
          <table:table-cell office:value-type="string">
            <text:p>Fri Nov 16 23:18:02 PST 2012</text:p>
          </table:table-cell>
          <table:table-cell table:number-columns-repeated="3"/>
          <table:table-cell office:value-type="float" office:value="18">
            <text:p>18</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ill_Clinton_3:47.txt</text:p>
          </table:table-cell>
          <table:table-cell office:value-type="string">
            <text:p>The next two folks I&amp;apos;ve had the honor of meeting and getting to know a little bit, the Reverend John and the Reverend Diana Cherry of the AME Zion Church in Temple Hills, Maryland. I&amp;apos;d like to ask them to stand. I want to tell you about them. In the early eighties, they left Government service and formed a church in a small living room in a small house, in the early eighties. Today that church has 17,000 members. It is one of the three or four biggest churches in the entire United States. It grows by 200 a month. They do it together. And the special focus of their ministry is keeping families together.&lt;br/&gt;&lt;br/&gt;Two things they did make a big impression on me. I visited their church once, and I learned they were building a new sanctuary closer to the Washington, DC, line in a higher crime, higher drug rate area because they thought it was part of their ministry to change the lives of the people who needed them. The second thing I want to say is that once Reverend Cherry was at a meeting at the White House with some other religious leaders, and he left early to go back to this church to minister to 150 couples that he had brought back to his church from all over America to convince them to come back together, to save their marriages, and to raise their kids. This is the kind of work that citizens are doing in America. We need more of it, and it ought to be lifted up and supported.&lt;br/&gt;&lt;br/&gt;</text:p>
          </table:table-cell>
          <table:table-cell office:value-type="string">
            <text:p>1980s</text:p>
          </table:table-cell>
          <table:table-cell office:value-type="string">
            <text:p>http://en.wikipedia.org/wiki/1980s</text:p>
          </table:table-cell>
          <table:table-cell office:value-type="string">
            <text:p>Medicaid</text:p>
          </table:table-cell>
          <table:table-cell office:value-type="string">
            <text:p>http://en.wikipedia.org/wiki/Medicaid</text:p>
          </table:table-cell>
          <table:table-cell/>
          <table:table-cell office:value-type="float" office:value="1">
            <text:p>1</text:p>
          </table:table-cell>
          <table:table-cell table:number-columns-repeated="3"/>
          <table:table-cell table:formula="of:=CONCATENATE([.AB62];&quot;,&quot;;[.AC62];&quot;,&quot;; TEXT([.AK62];&quot;#&quot;))" office:value-type="string" office:string-value="EDA,LAU_ET_AL,1">
            <text:p>EDA,LAU_ET_AL,1</text:p>
          </table:table-cell>
        </table:table-row>
        <table:table-row table:style-name="ro1">
          <table:table-cell office:value-type="string">
            <text:p>2BCU00OQKKA4XRGDZCL2E80EZYTXX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HWJ79KQW6182DUZ4P3DC5XCOBNJLW</text:p>
          </table:table-cell>
          <table:table-cell office:value-type="string">
            <text:p>A1GQCJDGRPG8ZR</text:p>
          </table:table-cell>
          <table:table-cell office:value-type="string">
            <text:p>Submitted</text:p>
          </table:table-cell>
          <table:table-cell office:value-type="string">
            <text:p>Sat Nov 10 07:28:56 GMT 2012</text:p>
          </table:table-cell>
          <table:table-cell office:value-type="string">
            <text:p>Sat Nov 10 07:29:56 GMT 2012</text:p>
          </table:table-cell>
          <table:table-cell office:value-type="string">
            <text:p>Fri Nov 16 23:29:56 PST 2012</text:p>
          </table:table-cell>
          <table:table-cell table:number-columns-repeated="3"/>
          <table:table-cell office:value-type="float" office:value="60">
            <text:p>6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ill_Clinton_3:47.txt</text:p>
          </table:table-cell>
          <table:table-cell office:value-type="string">
            <text:p>The next two folks I&amp;apos;ve had the honor of meeting and getting to know a little bit, the Reverend John and the Reverend Diana Cherry of the AME Zion Church in Temple Hills, Maryland. I&amp;apos;d like to ask them to stand. I want to tell you about them. In the early eighties, they left Government service and formed a church in a small living room in a small house, in the early eighties. Today that church has 17,000 members. It is one of the three or four biggest churches in the entire United States. It grows by 200 a month. They do it together. And the special focus of their ministry is keeping families together.&lt;br/&gt;&lt;br/&gt;Two things they did make a big impression on me. I visited their church once, and I learned they were building a new sanctuary closer to the Washington, DC, line in a higher crime, higher drug rate area because they thought it was part of their ministry to change the lives of the people who needed them. The second thing I want to say is that once Reverend Cherry was at a meeting at the White House with some other religious leaders, and he left early to go back to this church to minister to 150 couples that he had brought back to his church from all over America to convince them to come back together, to save their marriages, and to raise their kids. This is the kind of work that citizens are doing in America. We need more of it, and it ought to be lifted up and supported.&lt;br/&gt;&lt;br/&gt;</text:p>
          </table:table-cell>
          <table:table-cell office:value-type="string">
            <text:p>1980s</text:p>
          </table:table-cell>
          <table:table-cell office:value-type="string">
            <text:p>http://en.wikipedia.org/wiki/1980s</text:p>
          </table:table-cell>
          <table:table-cell office:value-type="string">
            <text:p>Medicaid</text:p>
          </table:table-cell>
          <table:table-cell office:value-type="string">
            <text:p>http://en.wikipedia.org/wiki/Medicaid</text:p>
          </table:table-cell>
          <table:table-cell/>
          <table:table-cell office:value-type="float" office:value="2">
            <text:p>2</text:p>
          </table:table-cell>
          <table:table-cell table:number-columns-repeated="3"/>
          <table:table-cell table:formula="of:=CONCATENATE([.AB63];&quot;,&quot;;[.AC63];&quot;,&quot;; TEXT([.AK63];&quot;#&quot;))" office:value-type="string" office:string-value="EDA,LAU_ET_AL,2">
            <text:p>EDA,LAU_ET_AL,2</text:p>
          </table:table-cell>
        </table:table-row>
        <table:table-row table:style-name="ro1">
          <table:table-cell office:value-type="string">
            <text:p>2BCU00OQKKA4XRGDZCL2E80EZYTXX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Z5OBDDP8PJWZ31IF7DBBQ399HAF4T</text:p>
          </table:table-cell>
          <table:table-cell office:value-type="string">
            <text:p>A2CZR0MGSEILRP</text:p>
          </table:table-cell>
          <table:table-cell office:value-type="string">
            <text:p>Submitted</text:p>
          </table:table-cell>
          <table:table-cell office:value-type="string">
            <text:p>Sat Nov 10 06:59:30 GMT 2012</text:p>
          </table:table-cell>
          <table:table-cell office:value-type="string">
            <text:p>Sat Nov 10 07:00:25 GMT 2012</text:p>
          </table:table-cell>
          <table:table-cell office:value-type="string">
            <text:p>Fri Nov 16 23:00:25 PST 2012</text:p>
          </table:table-cell>
          <table:table-cell table:number-columns-repeated="3"/>
          <table:table-cell office:value-type="float" office:value="55">
            <text:p>55</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ill_Clinton_3:47.txt</text:p>
          </table:table-cell>
          <table:table-cell office:value-type="string">
            <text:p>The next two folks I&amp;apos;ve had the honor of meeting and getting to know a little bit, the Reverend John and the Reverend Diana Cherry of the AME Zion Church in Temple Hills, Maryland. I&amp;apos;d like to ask them to stand. I want to tell you about them. In the early eighties, they left Government service and formed a church in a small living room in a small house, in the early eighties. Today that church has 17,000 members. It is one of the three or four biggest churches in the entire United States. It grows by 200 a month. They do it together. And the special focus of their ministry is keeping families together.&lt;br/&gt;&lt;br/&gt;Two things they did make a big impression on me. I visited their church once, and I learned they were building a new sanctuary closer to the Washington, DC, line in a higher crime, higher drug rate area because they thought it was part of their ministry to change the lives of the people who needed them. The second thing I want to say is that once Reverend Cherry was at a meeting at the White House with some other religious leaders, and he left early to go back to this church to minister to 150 couples that he had brought back to his church from all over America to convince them to come back together, to save their marriages, and to raise their kids. This is the kind of work that citizens are doing in America. We need more of it, and it ought to be lifted up and supported.&lt;br/&gt;&lt;br/&gt;</text:p>
          </table:table-cell>
          <table:table-cell office:value-type="string">
            <text:p>1980s</text:p>
          </table:table-cell>
          <table:table-cell office:value-type="string">
            <text:p>http://en.wikipedia.org/wiki/1980s</text:p>
          </table:table-cell>
          <table:table-cell office:value-type="string">
            <text:p>Medicaid</text:p>
          </table:table-cell>
          <table:table-cell office:value-type="string">
            <text:p>http://en.wikipedia.org/wiki/Medicaid</text:p>
          </table:table-cell>
          <table:table-cell/>
          <table:table-cell office:value-type="float" office:value="1">
            <text:p>1</text:p>
          </table:table-cell>
          <table:table-cell table:number-columns-repeated="3"/>
          <table:table-cell table:formula="of:=CONCATENATE([.AB64];&quot;,&quot;;[.AC64];&quot;,&quot;; TEXT([.AK64];&quot;#&quot;))" office:value-type="string" office:string-value="EDA,LAU_ET_AL,1">
            <text:p>EDA,LAU_ET_AL,1</text:p>
          </table:table-cell>
        </table:table-row>
        <table:table-row table:style-name="ro1">
          <table:table-cell office:value-type="string">
            <text:p>21UJ011K274JMI8V3GS8V46U0DTDB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CD92HECWA6XI7CHJPRCX5KXZACJKL</text:p>
          </table:table-cell>
          <table:table-cell office:value-type="string">
            <text:p>A3ABJN1IL7UCZ8</text:p>
          </table:table-cell>
          <table:table-cell office:value-type="string">
            <text:p>Submitted</text:p>
          </table:table-cell>
          <table:table-cell office:value-type="string">
            <text:p>Sat Nov 10 05:35:29 GMT 2012</text:p>
          </table:table-cell>
          <table:table-cell office:value-type="string">
            <text:p>Sat Nov 10 05:36:49 GMT 2012</text:p>
          </table:table-cell>
          <table:table-cell office:value-type="string">
            <text:p>Fri Nov 16 21:36:49 PST 2012</text:p>
          </table:table-cell>
          <table:table-cell table:number-columns-repeated="3"/>
          <table:table-cell office:value-type="float" office:value="80">
            <text:p>80</text:p>
          </table:table-cell>
          <table:table-cell office:value-type="string">
            <text:p>100% (3/3)</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Calvin_Coolidge_5:50.txt</text:p>
          </table:table-cell>
          <table:table-cell office:value-type="string">
            <text:p>We were confronted by similar condition on a small scale in Nicaragua. Our marine and naval forces protected our citizens and their property and prevented a heavy sacrifice of life and the destruction of that country by a reversion to a state of revolution. Henry L. Stimson, former Secretary of War, was sent there to cooperate with our diplomatic and military officers in effecting a settlement between the contending parties. This was done on the assurance that we would cooperate in restoring a state of peace where our rights would be protected by giving our assistance in the conduct of the next presidential election, which occurs in a few months. With this assurance the population returned to their peacetime pursuits, with the exception of some small roving bands of outlaws.&lt;br/&gt;&lt;br/&gt;In general, our relations with other countries can be said to have improved within the year. While having a due regard for our own affairs, the protection of our own rights, and the advancement of our own people, we can afford to be liberal toward others. Our example has become of great importance in the world. It is recognized that we are independent, detached, and can and do take a disinterested position in relation to international affairs. Our charity embraces the earth. Our trade is far flung. Our financial favors are widespread. Those who are peaceful and law-abiding realize that not only have they nothing to fear from us, but that they can rely on our moral support. Proposals for promoting the peace of the world will have careful consideration. But we are not a people who are always seeking for a sign. We know that peace comes from honesty and fair dealing, from moderation, and a generous regard for the rights of others. The heart of the Nation is more important than treaties. A spirit of generous consideration is a more certain defense than great armaments. We should continue to promote peace by our example, and fortify it by such international covenants against war as we are permitted under our Constitution to make.&lt;br/&gt;&lt;br/&gt;</text:p>
          </table:table-cell>
          <table:table-cell office:value-type="string">
            <text:p>Franklin D. Roosevelt</text:p>
          </table:table-cell>
          <table:table-cell office:value-type="string">
            <text:p>http://en.wikipedia.org/wiki/Franklin_D._Roosevelt</text:p>
          </table:table-cell>
          <table:table-cell office:value-type="string">
            <text:p>Government</text:p>
          </table:table-cell>
          <table:table-cell office:value-type="string">
            <text:p>http://en.wikipedia.org/wiki/Government</text:p>
          </table:table-cell>
          <table:table-cell/>
          <table:table-cell office:value-type="float" office:value="2">
            <text:p>2</text:p>
          </table:table-cell>
          <table:table-cell table:number-columns-repeated="3"/>
          <table:table-cell table:formula="of:=CONCATENATE([.AB65];&quot;,&quot;;[.AC65];&quot;,&quot;; TEXT([.AK65];&quot;#&quot;))" office:value-type="string" office:string-value="EDA,LAU_ET_AL,2">
            <text:p>EDA,LAU_ET_AL,2</text:p>
          </table:table-cell>
        </table:table-row>
        <table:table-row table:style-name="ro1">
          <table:table-cell office:value-type="string">
            <text:p>21UJ011K274JMI8V3GS8V46U0DTDB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CQU98JHSTLBIUOKIT0IWBJET8CQE3</text:p>
          </table:table-cell>
          <table:table-cell office:value-type="string">
            <text:p>A2CZR0MGSEILRP</text:p>
          </table:table-cell>
          <table:table-cell office:value-type="string">
            <text:p>Submitted</text:p>
          </table:table-cell>
          <table:table-cell office:value-type="string">
            <text:p>Sat Nov 10 06:43:53 GMT 2012</text:p>
          </table:table-cell>
          <table:table-cell office:value-type="string">
            <text:p>Sat Nov 10 06:44:32 GMT 2012</text:p>
          </table:table-cell>
          <table:table-cell office:value-type="string">
            <text:p>Fri Nov 16 22:44:32 PST 2012</text:p>
          </table:table-cell>
          <table:table-cell table:number-columns-repeated="3"/>
          <table:table-cell office:value-type="float" office:value="39">
            <text:p>39</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Calvin_Coolidge_5:50.txt</text:p>
          </table:table-cell>
          <table:table-cell office:value-type="string">
            <text:p>We were confronted by similar condition on a small scale in Nicaragua. Our marine and naval forces protected our citizens and their property and prevented a heavy sacrifice of life and the destruction of that country by a reversion to a state of revolution. Henry L. Stimson, former Secretary of War, was sent there to cooperate with our diplomatic and military officers in effecting a settlement between the contending parties. This was done on the assurance that we would cooperate in restoring a state of peace where our rights would be protected by giving our assistance in the conduct of the next presidential election, which occurs in a few months. With this assurance the population returned to their peacetime pursuits, with the exception of some small roving bands of outlaws.&lt;br/&gt;&lt;br/&gt;In general, our relations with other countries can be said to have improved within the year. While having a due regard for our own affairs, the protection of our own rights, and the advancement of our own people, we can afford to be liberal toward others. Our example has become of great importance in the world. It is recognized that we are independent, detached, and can and do take a disinterested position in relation to international affairs. Our charity embraces the earth. Our trade is far flung. Our financial favors are widespread. Those who are peaceful and law-abiding realize that not only have they nothing to fear from us, but that they can rely on our moral support. Proposals for promoting the peace of the world will have careful consideration. But we are not a people who are always seeking for a sign. We know that peace comes from honesty and fair dealing, from moderation, and a generous regard for the rights of others. The heart of the Nation is more important than treaties. A spirit of generous consideration is a more certain defense than great armaments. We should continue to promote peace by our example, and fortify it by such international covenants against war as we are permitted under our Constitution to make.&lt;br/&gt;&lt;br/&gt;</text:p>
          </table:table-cell>
          <table:table-cell office:value-type="string">
            <text:p>Franklin D. Roosevelt</text:p>
          </table:table-cell>
          <table:table-cell office:value-type="string">
            <text:p>http://en.wikipedia.org/wiki/Franklin_D._Roosevelt</text:p>
          </table:table-cell>
          <table:table-cell office:value-type="string">
            <text:p>Government</text:p>
          </table:table-cell>
          <table:table-cell office:value-type="string">
            <text:p>http://en.wikipedia.org/wiki/Government</text:p>
          </table:table-cell>
          <table:table-cell/>
          <table:table-cell office:value-type="float" office:value="2">
            <text:p>2</text:p>
          </table:table-cell>
          <table:table-cell table:number-columns-repeated="3"/>
          <table:table-cell table:formula="of:=CONCATENATE([.AB66];&quot;,&quot;;[.AC66];&quot;,&quot;; TEXT([.AK66];&quot;#&quot;))" office:value-type="string" office:string-value="EDA,LAU_ET_AL,2">
            <text:p>EDA,LAU_ET_AL,2</text:p>
          </table:table-cell>
        </table:table-row>
        <table:table-row table:style-name="ro1">
          <table:table-cell office:value-type="string">
            <text:p>21UJ011K274JMI8V3GS8V46U0DTDB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L5PGFL6VCPWEIFSK69O31S7240L6N</text:p>
          </table:table-cell>
          <table:table-cell office:value-type="string">
            <text:p>A1AVAUPSZLDN64</text:p>
          </table:table-cell>
          <table:table-cell office:value-type="string">
            <text:p>Submitted</text:p>
          </table:table-cell>
          <table:table-cell office:value-type="string">
            <text:p>Sat Nov 10 06:25:51 GMT 2012</text:p>
          </table:table-cell>
          <table:table-cell office:value-type="string">
            <text:p>Sat Nov 10 06:26:53 GMT 2012</text:p>
          </table:table-cell>
          <table:table-cell office:value-type="string">
            <text:p>Fri Nov 16 22:26:53 PST 2012</text:p>
          </table:table-cell>
          <table:table-cell table:number-columns-repeated="3"/>
          <table:table-cell office:value-type="float" office:value="62">
            <text:p>62</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Calvin_Coolidge_5:50.txt</text:p>
          </table:table-cell>
          <table:table-cell office:value-type="string">
            <text:p>We were confronted by similar condition on a small scale in Nicaragua. Our marine and naval forces protected our citizens and their property and prevented a heavy sacrifice of life and the destruction of that country by a reversion to a state of revolution. Henry L. Stimson, former Secretary of War, was sent there to cooperate with our diplomatic and military officers in effecting a settlement between the contending parties. This was done on the assurance that we would cooperate in restoring a state of peace where our rights would be protected by giving our assistance in the conduct of the next presidential election, which occurs in a few months. With this assurance the population returned to their peacetime pursuits, with the exception of some small roving bands of outlaws.&lt;br/&gt;&lt;br/&gt;In general, our relations with other countries can be said to have improved within the year. While having a due regard for our own affairs, the protection of our own rights, and the advancement of our own people, we can afford to be liberal toward others. Our example has become of great importance in the world. It is recognized that we are independent, detached, and can and do take a disinterested position in relation to international affairs. Our charity embraces the earth. Our trade is far flung. Our financial favors are widespread. Those who are peaceful and law-abiding realize that not only have they nothing to fear from us, but that they can rely on our moral support. Proposals for promoting the peace of the world will have careful consideration. But we are not a people who are always seeking for a sign. We know that peace comes from honesty and fair dealing, from moderation, and a generous regard for the rights of others. The heart of the Nation is more important than treaties. A spirit of generous consideration is a more certain defense than great armaments. We should continue to promote peace by our example, and fortify it by such international covenants against war as we are permitted under our Constitution to make.&lt;br/&gt;&lt;br/&gt;</text:p>
          </table:table-cell>
          <table:table-cell office:value-type="string">
            <text:p>Franklin D. Roosevelt</text:p>
          </table:table-cell>
          <table:table-cell office:value-type="string">
            <text:p>http://en.wikipedia.org/wiki/Franklin_D._Roosevelt</text:p>
          </table:table-cell>
          <table:table-cell office:value-type="string">
            <text:p>Government</text:p>
          </table:table-cell>
          <table:table-cell office:value-type="string">
            <text:p>http://en.wikipedia.org/wiki/Government</text:p>
          </table:table-cell>
          <table:table-cell/>
          <table:table-cell office:value-type="float" office:value="1">
            <text:p>1</text:p>
          </table:table-cell>
          <table:table-cell table:number-columns-repeated="3"/>
          <table:table-cell table:formula="of:=CONCATENATE([.AB67];&quot;,&quot;;[.AC67];&quot;,&quot;; TEXT([.AK67];&quot;#&quot;))" office:value-type="string" office:string-value="EDA,LAU_ET_AL,1">
            <text:p>EDA,LAU_ET_AL,1</text:p>
          </table:table-cell>
        </table:table-row>
        <table:table-row table:style-name="ro1">
          <table:table-cell office:value-type="string">
            <text:p>27M5UUKQOYGNX5PSZIFG8107VTWXF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QY7D1X3V0FKFLCP9T51U7PKUQJDK5</text:p>
          </table:table-cell>
          <table:table-cell office:value-type="string">
            <text:p>A2CZR0MGSEILRP</text:p>
          </table:table-cell>
          <table:table-cell office:value-type="string">
            <text:p>Submitted</text:p>
          </table:table-cell>
          <table:table-cell office:value-type="string">
            <text:p>Sat Nov 10 06:50:16 GMT 2012</text:p>
          </table:table-cell>
          <table:table-cell office:value-type="string">
            <text:p>Sat Nov 10 06:50:32 GMT 2012</text:p>
          </table:table-cell>
          <table:table-cell office:value-type="string">
            <text:p>Fri Nov 16 22:50:32 PST 2012</text:p>
          </table:table-cell>
          <table:table-cell table:number-columns-repeated="3"/>
          <table:table-cell office:value-type="float" office:value="16">
            <text:p>16</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braham_Lincoln_2:19.txt</text:p>
          </table:table-cell>
          <table:table-cell office:value-type="string">
            <text:p>And this is true, wherever a dividing or boundary line may be fixed. Place it between the now free and slave country, or place it south of Kentucky or north of Ohio, and still the truth remains that none south of it can trade to any port or place north of it, and none north of it can trade to any port or place south of it, except upon terms dictated by a government foreign to them. These outlets, east, west, and south, are indispensable to the well-being of the people inhabiting and to inhabit this vast interior region. Which of the three may be the best is no proper question. All are better than either, and all of right belong to that people and to their successors forever. True to themselves, they will not ask where a line of separation shall be, but will vow rather that there shall be no such line. Nor are the marginal regions less interested in these communications to and through them to the great outside world. They, too, and each of them, must have access to this Egypt of the West without paying toll at the crossing of any national boundary.&lt;br/&gt;&lt;br/&gt;Our national strife springs not from our permanent part; not from the land we inhabit: not from our national homestead. There is no possible severing of this but would multiply and not mitigate evils among us. In all its adaptations and aptitudes it demands union and abhors separation. In fact, it would ere long force reunion, however much of blood and treasure the separation might have cost. Our strife pertains to ourselves--to the passing generations of men--and it can without convulsion be hushed forever with the passing of one generation.&lt;br/&gt;&lt;br/&gt;</text:p>
          </table:table-cell>
          <table:table-cell office:value-type="string">
            <text:p>Otto von Guericke</text:p>
          </table:table-cell>
          <table:table-cell office:value-type="string">
            <text:p>http://en.wikipedia.org/wiki/Otto_von_Guericke</text:p>
          </table:table-cell>
          <table:table-cell office:value-type="string">
            <text:p>Choctaw</text:p>
          </table:table-cell>
          <table:table-cell office:value-type="string">
            <text:p>http://en.wikipedia.org/wiki/Choctaw</text:p>
          </table:table-cell>
          <table:table-cell/>
          <table:table-cell office:value-type="float" office:value="2">
            <text:p>2</text:p>
          </table:table-cell>
          <table:table-cell table:number-columns-repeated="3"/>
          <table:table-cell table:formula="of:=CONCATENATE([.AB68];&quot;,&quot;;[.AC68];&quot;,&quot;; TEXT([.AK68];&quot;#&quot;))" office:value-type="string" office:string-value="EDA,LAU_ET_AL,2">
            <text:p>EDA,LAU_ET_AL,2</text:p>
          </table:table-cell>
        </table:table-row>
        <table:table-row table:style-name="ro1">
          <table:table-cell office:value-type="string">
            <text:p>27M5UUKQOYGNX5PSZIFG8107VTWXF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WGFXRDS4IC1T71S4T6M91A2SDZVYM</text:p>
          </table:table-cell>
          <table:table-cell office:value-type="string">
            <text:p>A1AVAUPSZLDN64</text:p>
          </table:table-cell>
          <table:table-cell office:value-type="string">
            <text:p>Submitted</text:p>
          </table:table-cell>
          <table:table-cell office:value-type="string">
            <text:p>Sat Nov 10 07:45:23 GMT 2012</text:p>
          </table:table-cell>
          <table:table-cell office:value-type="string">
            <text:p>Sat Nov 10 07:45:42 GMT 2012</text:p>
          </table:table-cell>
          <table:table-cell office:value-type="string">
            <text:p>Fri Nov 16 23:45:42 PST 2012</text:p>
          </table:table-cell>
          <table:table-cell table:number-columns-repeated="3"/>
          <table:table-cell office:value-type="float" office:value="19">
            <text:p>19</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braham_Lincoln_2:19.txt</text:p>
          </table:table-cell>
          <table:table-cell office:value-type="string">
            <text:p>And this is true, wherever a dividing or boundary line may be fixed. Place it between the now free and slave country, or place it south of Kentucky or north of Ohio, and still the truth remains that none south of it can trade to any port or place north of it, and none north of it can trade to any port or place south of it, except upon terms dictated by a government foreign to them. These outlets, east, west, and south, are indispensable to the well-being of the people inhabiting and to inhabit this vast interior region. Which of the three may be the best is no proper question. All are better than either, and all of right belong to that people and to their successors forever. True to themselves, they will not ask where a line of separation shall be, but will vow rather that there shall be no such line. Nor are the marginal regions less interested in these communications to and through them to the great outside world. They, too, and each of them, must have access to this Egypt of the West without paying toll at the crossing of any national boundary.&lt;br/&gt;&lt;br/&gt;Our national strife springs not from our permanent part; not from the land we inhabit: not from our national homestead. There is no possible severing of this but would multiply and not mitigate evils among us. In all its adaptations and aptitudes it demands union and abhors separation. In fact, it would ere long force reunion, however much of blood and treasure the separation might have cost. Our strife pertains to ourselves--to the passing generations of men--and it can without convulsion be hushed forever with the passing of one generation.&lt;br/&gt;&lt;br/&gt;</text:p>
          </table:table-cell>
          <table:table-cell office:value-type="string">
            <text:p>Otto von Guericke</text:p>
          </table:table-cell>
          <table:table-cell office:value-type="string">
            <text:p>http://en.wikipedia.org/wiki/Otto_von_Guericke</text:p>
          </table:table-cell>
          <table:table-cell office:value-type="string">
            <text:p>Choctaw</text:p>
          </table:table-cell>
          <table:table-cell office:value-type="string">
            <text:p>http://en.wikipedia.org/wiki/Choctaw</text:p>
          </table:table-cell>
          <table:table-cell office:value-type="string">
            <text:p>neither are close at all.</text:p>
          </table:table-cell>
          <table:table-cell office:value-type="float" office:value="2">
            <text:p>2</text:p>
          </table:table-cell>
          <table:table-cell table:number-columns-repeated="3"/>
          <table:table-cell table:formula="of:=CONCATENATE([.AB69];&quot;,&quot;;[.AC69];&quot;,&quot;; TEXT([.AK69];&quot;#&quot;))" office:value-type="string" office:string-value="EDA,LAU_ET_AL,2">
            <text:p>EDA,LAU_ET_AL,2</text:p>
          </table:table-cell>
        </table:table-row>
        <table:table-row table:style-name="ro1">
          <table:table-cell office:value-type="string">
            <text:p>27M5UUKQOYGNX5PSZIFG8107VTWXF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Z8SNTL0XULRVWHGQDDMLX5FZOK1N7</text:p>
          </table:table-cell>
          <table:table-cell office:value-type="string">
            <text:p>ARMC7T8FIKH5Z</text:p>
          </table:table-cell>
          <table:table-cell office:value-type="string">
            <text:p>Submitted</text:p>
          </table:table-cell>
          <table:table-cell office:value-type="string">
            <text:p>Sat Nov 10 06:19:12 GMT 2012</text:p>
          </table:table-cell>
          <table:table-cell office:value-type="string">
            <text:p>Sat Nov 10 06:24:39 GMT 2012</text:p>
          </table:table-cell>
          <table:table-cell office:value-type="string">
            <text:p>Fri Nov 16 22:24:39 PST 2012</text:p>
          </table:table-cell>
          <table:table-cell table:number-columns-repeated="3"/>
          <table:table-cell office:value-type="float" office:value="327">
            <text:p>32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braham_Lincoln_2:19.txt</text:p>
          </table:table-cell>
          <table:table-cell office:value-type="string">
            <text:p>And this is true, wherever a dividing or boundary line may be fixed. Place it between the now free and slave country, or place it south of Kentucky or north of Ohio, and still the truth remains that none south of it can trade to any port or place north of it, and none north of it can trade to any port or place south of it, except upon terms dictated by a government foreign to them. These outlets, east, west, and south, are indispensable to the well-being of the people inhabiting and to inhabit this vast interior region. Which of the three may be the best is no proper question. All are better than either, and all of right belong to that people and to their successors forever. True to themselves, they will not ask where a line of separation shall be, but will vow rather that there shall be no such line. Nor are the marginal regions less interested in these communications to and through them to the great outside world. They, too, and each of them, must have access to this Egypt of the West without paying toll at the crossing of any national boundary.&lt;br/&gt;&lt;br/&gt;Our national strife springs not from our permanent part; not from the land we inhabit: not from our national homestead. There is no possible severing of this but would multiply and not mitigate evils among us. In all its adaptations and aptitudes it demands union and abhors separation. In fact, it would ere long force reunion, however much of blood and treasure the separation might have cost. Our strife pertains to ourselves--to the passing generations of men--and it can without convulsion be hushed forever with the passing of one generation.&lt;br/&gt;&lt;br/&gt;</text:p>
          </table:table-cell>
          <table:table-cell office:value-type="string">
            <text:p>Otto von Guericke</text:p>
          </table:table-cell>
          <table:table-cell office:value-type="string">
            <text:p>http://en.wikipedia.org/wiki/Otto_von_Guericke</text:p>
          </table:table-cell>
          <table:table-cell office:value-type="string">
            <text:p>Choctaw</text:p>
          </table:table-cell>
          <table:table-cell office:value-type="string">
            <text:p>http://en.wikipedia.org/wiki/Choctaw</text:p>
          </table:table-cell>
          <table:table-cell/>
          <table:table-cell office:value-type="float" office:value="1">
            <text:p>1</text:p>
          </table:table-cell>
          <table:table-cell table:number-columns-repeated="3"/>
          <table:table-cell table:formula="of:=CONCATENATE([.AB70];&quot;,&quot;;[.AC70];&quot;,&quot;; TEXT([.AK70];&quot;#&quot;))" office:value-type="string" office:string-value="EDA,LAU_ET_AL,1">
            <text:p>EDA,LAU_ET_AL,1</text:p>
          </table:table-cell>
        </table:table-row>
        <table:table-row table:style-name="ro1">
          <table:table-cell office:value-type="string">
            <text:p>27A1CSTMOFXRS1SNJB5YLNXJIKISP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4DF395SW6NGGOG8U8EJJYF1PHVTF9</text:p>
          </table:table-cell>
          <table:table-cell office:value-type="string">
            <text:p>AVQ23YRFWZKHH</text:p>
          </table:table-cell>
          <table:table-cell office:value-type="string">
            <text:p>Submitted</text:p>
          </table:table-cell>
          <table:table-cell office:value-type="string">
            <text:p>Sat Nov 10 08:20:52 GMT 2012</text:p>
          </table:table-cell>
          <table:table-cell office:value-type="string">
            <text:p>Sat Nov 10 08:21:12 GMT 2012</text:p>
          </table:table-cell>
          <table:table-cell office:value-type="string">
            <text:p>Sat Nov 17 00:21:12 PST 2012</text:p>
          </table:table-cell>
          <table:table-cell table:number-columns-repeated="3"/>
          <table:table-cell office:value-type="float" office:value="20">
            <text:p>2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Lyndon_Baines_Johnson_2:74.txt</text:p>
          </table:table-cell>
          <table:table-cell office:value-type="string">
            <text:p>I will soon assemble a panel of outstanding experts of this Nation to search out answers to the national problem of crime and delinquency, and I welcome the recommendations and the constructive efforts of the Congress. The Beauty of America&lt;br/&gt;&lt;br/&gt;For over three centuries the beauty of America has sustained our spirit and has enlarged our vision. We must act now to protect this heritage. In a fruitful new partnership with the States and the cities the next decade should be a conservation milestone. We must make a massive effort to save the countryside and to establish--as a green legacy for tomorrow--more large and small parks, more seashores and open spaces than have been created during any other period in our national history.&lt;br/&gt;&lt;br/&gt;</text:p>
          </table:table-cell>
          <table:table-cell office:value-type="string">
            <text:p>Somewhere Down in Texas</text:p>
          </table:table-cell>
          <table:table-cell office:value-type="string">
            <text:p>http://en.wikipedia.org/wiki/Somewhere_Down_in_Texas</text:p>
          </table:table-cell>
          <table:table-cell office:value-type="string">
            <text:p>Federal</text:p>
          </table:table-cell>
          <table:table-cell office:value-type="string">
            <text:p>http://en.wikipedia.org/wiki/Federal</text:p>
          </table:table-cell>
          <table:table-cell/>
          <table:table-cell office:value-type="float" office:value="2">
            <text:p>2</text:p>
          </table:table-cell>
          <table:table-cell table:number-columns-repeated="3"/>
          <table:table-cell table:formula="of:=CONCATENATE([.AB71];&quot;,&quot;;[.AC71];&quot;,&quot;; TEXT([.AK71];&quot;#&quot;))" office:value-type="string" office:string-value="EDA,LAU_ET_AL,2">
            <text:p>EDA,LAU_ET_AL,2</text:p>
          </table:table-cell>
        </table:table-row>
        <table:table-row table:style-name="ro1">
          <table:table-cell office:value-type="string">
            <text:p>27A1CSTMOFXRS1SNJB5YLNXJIKISP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4DRGNTBJ3MMS6TKWHE6AKHBJ3C9V7</text:p>
          </table:table-cell>
          <table:table-cell office:value-type="string">
            <text:p>A997OZ3H2B3Q2</text:p>
          </table:table-cell>
          <table:table-cell office:value-type="string">
            <text:p>Submitted</text:p>
          </table:table-cell>
          <table:table-cell office:value-type="string">
            <text:p>Sat Nov 10 06:59:28 GMT 2012</text:p>
          </table:table-cell>
          <table:table-cell office:value-type="string">
            <text:p>Sat Nov 10 06:59:39 GMT 2012</text:p>
          </table:table-cell>
          <table:table-cell office:value-type="string">
            <text:p>Fri Nov 16 22:59:39 PST 2012</text:p>
          </table:table-cell>
          <table:table-cell table:number-columns-repeated="3"/>
          <table:table-cell office:value-type="float" office:value="11">
            <text:p>11</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Lyndon_Baines_Johnson_2:74.txt</text:p>
          </table:table-cell>
          <table:table-cell office:value-type="string">
            <text:p>I will soon assemble a panel of outstanding experts of this Nation to search out answers to the national problem of crime and delinquency, and I welcome the recommendations and the constructive efforts of the Congress. The Beauty of America&lt;br/&gt;&lt;br/&gt;For over three centuries the beauty of America has sustained our spirit and has enlarged our vision. We must act now to protect this heritage. In a fruitful new partnership with the States and the cities the next decade should be a conservation milestone. We must make a massive effort to save the countryside and to establish--as a green legacy for tomorrow--more large and small parks, more seashores and open spaces than have been created during any other period in our national history.&lt;br/&gt;&lt;br/&gt;</text:p>
          </table:table-cell>
          <table:table-cell office:value-type="string">
            <text:p>Somewhere Down in Texas</text:p>
          </table:table-cell>
          <table:table-cell office:value-type="string">
            <text:p>http://en.wikipedia.org/wiki/Somewhere_Down_in_Texas</text:p>
          </table:table-cell>
          <table:table-cell office:value-type="string">
            <text:p>Federal</text:p>
          </table:table-cell>
          <table:table-cell office:value-type="string">
            <text:p>http://en.wikipedia.org/wiki/Federal</text:p>
          </table:table-cell>
          <table:table-cell/>
          <table:table-cell office:value-type="float" office:value="2">
            <text:p>2</text:p>
          </table:table-cell>
          <table:table-cell table:number-columns-repeated="3"/>
          <table:table-cell table:formula="of:=CONCATENATE([.AB72];&quot;,&quot;;[.AC72];&quot;,&quot;; TEXT([.AK72];&quot;#&quot;))" office:value-type="string" office:string-value="EDA,LAU_ET_AL,2">
            <text:p>EDA,LAU_ET_AL,2</text:p>
          </table:table-cell>
        </table:table-row>
        <table:table-row table:style-name="ro1">
          <table:table-cell office:value-type="string">
            <text:p>27A1CSTMOFXRS1SNJB5YLNXJIKISP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RNKCJ011K27JSVER0N698N4GBW9B1</text:p>
          </table:table-cell>
          <table:table-cell office:value-type="string">
            <text:p>A1AVAUPSZLDN64</text:p>
          </table:table-cell>
          <table:table-cell office:value-type="string">
            <text:p>Submitted</text:p>
          </table:table-cell>
          <table:table-cell office:value-type="string">
            <text:p>Sat Nov 10 06:53:28 GMT 2012</text:p>
          </table:table-cell>
          <table:table-cell office:value-type="string">
            <text:p>Sat Nov 10 06:53:51 GMT 2012</text:p>
          </table:table-cell>
          <table:table-cell office:value-type="string">
            <text:p>Fri Nov 16 22:53:51 PST 2012</text:p>
          </table:table-cell>
          <table:table-cell table:number-columns-repeated="3"/>
          <table:table-cell office:value-type="float" office:value="23">
            <text:p>23</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Lyndon_Baines_Johnson_2:74.txt</text:p>
          </table:table-cell>
          <table:table-cell office:value-type="string">
            <text:p>I will soon assemble a panel of outstanding experts of this Nation to search out answers to the national problem of crime and delinquency, and I welcome the recommendations and the constructive efforts of the Congress. The Beauty of America&lt;br/&gt;&lt;br/&gt;For over three centuries the beauty of America has sustained our spirit and has enlarged our vision. We must act now to protect this heritage. In a fruitful new partnership with the States and the cities the next decade should be a conservation milestone. We must make a massive effort to save the countryside and to establish--as a green legacy for tomorrow--more large and small parks, more seashores and open spaces than have been created during any other period in our national history.&lt;br/&gt;&lt;br/&gt;</text:p>
          </table:table-cell>
          <table:table-cell office:value-type="string">
            <text:p>Somewhere Down in Texas</text:p>
          </table:table-cell>
          <table:table-cell office:value-type="string">
            <text:p>http://en.wikipedia.org/wiki/Somewhere_Down_in_Texas</text:p>
          </table:table-cell>
          <table:table-cell office:value-type="string">
            <text:p>Federal</text:p>
          </table:table-cell>
          <table:table-cell office:value-type="string">
            <text:p>http://en.wikipedia.org/wiki/Federal</text:p>
          </table:table-cell>
          <table:table-cell/>
          <table:table-cell office:value-type="float" office:value="2">
            <text:p>2</text:p>
          </table:table-cell>
          <table:table-cell table:number-columns-repeated="3"/>
          <table:table-cell table:formula="of:=CONCATENATE([.AB73];&quot;,&quot;;[.AC73];&quot;,&quot;; TEXT([.AK73];&quot;#&quot;))" office:value-type="string" office:string-value="EDA,LAU_ET_AL,2">
            <text:p>EDA,LAU_ET_AL,2</text:p>
          </table:table-cell>
        </table:table-row>
        <table:table-row table:style-name="ro1">
          <table:table-cell office:value-type="string">
            <text:p>2E4B3Q39Z0B692CB0E5V0TVRNE6KV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LVQ39Z0B6UT3FH9L5JT3RKGZDPXMV</text:p>
          </table:table-cell>
          <table:table-cell office:value-type="string">
            <text:p>A1AVAUPSZLDN64</text:p>
          </table:table-cell>
          <table:table-cell office:value-type="string">
            <text:p>Submitted</text:p>
          </table:table-cell>
          <table:table-cell office:value-type="string">
            <text:p>Sat Nov 10 06:42:32 GMT 2012</text:p>
          </table:table-cell>
          <table:table-cell office:value-type="string">
            <text:p>Sat Nov 10 06:43:00 GMT 2012</text:p>
          </table:table-cell>
          <table:table-cell office:value-type="string">
            <text:p>Fri Nov 16 22:43:00 PST 2012</text:p>
          </table:table-cell>
          <table:table-cell table:number-columns-repeated="3"/>
          <table:table-cell office:value-type="float" office:value="28">
            <text:p>2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6:65.txt</text:p>
          </table:table-cell>
          <table:table-cell office:value-type="string">
            <text:p>I have always believed that allotments of reservation lands to Indians in severalty should be made sparingly, or at least slowly, and with the utmost caution. In these days, when white agriculturists and stock raisers of experience and intelligence find their lot a hard one, we ought not to expect Indians, unless far advanced in civilization and habits of industry, to support themselves on the small tracts of land usually allotted to them.&lt;br/&gt;&lt;br/&gt;If the self-supporting scheme by allotment fails, the wretched pauperism of the allottees which results is worse than their original condition of regulated dependence. It is evident that the evil consequences of ill-advised allotment are intensified in cases where the false step can not be retraced on account of the purchase by the Government of reservation lands remaining after allotments are made and the disposition of such remaining lands to settlers or purchasers from the Government.&lt;br/&gt;&lt;br/&gt;</text:p>
          </table:table-cell>
          <table:table-cell office:value-type="string">
            <text:p>Navy</text:p>
          </table:table-cell>
          <table:table-cell office:value-type="string">
            <text:p>http://en.wikipedia.org/wiki/Navy</text:p>
          </table:table-cell>
          <table:table-cell office:value-type="string">
            <text:p>Cobell v. Salazar</text:p>
          </table:table-cell>
          <table:table-cell office:value-type="string">
            <text:p>http://en.wikipedia.org/wiki/Cobell_v._Salazar</text:p>
          </table:table-cell>
          <table:table-cell/>
          <table:table-cell office:value-type="float" office:value="2">
            <text:p>2</text:p>
          </table:table-cell>
          <table:table-cell table:number-columns-repeated="3"/>
          <table:table-cell table:formula="of:=CONCATENATE([.AB74];&quot;,&quot;;[.AC74];&quot;,&quot;; TEXT([.AK74];&quot;#&quot;))" office:value-type="string" office:string-value="LAU_ET_AL,EDA,2">
            <text:p>LAU_ET_AL,EDA,2</text:p>
          </table:table-cell>
        </table:table-row>
        <table:table-row table:style-name="ro1">
          <table:table-cell office:value-type="string">
            <text:p>2E4B3Q39Z0B692CB0E5V0TVRNE6KV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TZ9KQW618N4L3LKJNV55CETXURLNZ</text:p>
          </table:table-cell>
          <table:table-cell office:value-type="string">
            <text:p>A997OZ3H2B3Q2</text:p>
          </table:table-cell>
          <table:table-cell office:value-type="string">
            <text:p>Submitted</text:p>
          </table:table-cell>
          <table:table-cell office:value-type="string">
            <text:p>Sat Nov 10 07:06:39 GMT 2012</text:p>
          </table:table-cell>
          <table:table-cell office:value-type="string">
            <text:p>Sat Nov 10 07:06:59 GMT 2012</text:p>
          </table:table-cell>
          <table:table-cell office:value-type="string">
            <text:p>Fri Nov 16 23:06:59 PST 2012</text:p>
          </table:table-cell>
          <table:table-cell table:number-columns-repeated="3"/>
          <table:table-cell office:value-type="float" office:value="20">
            <text:p>20</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6:65.txt</text:p>
          </table:table-cell>
          <table:table-cell office:value-type="string">
            <text:p>I have always believed that allotments of reservation lands to Indians in severalty should be made sparingly, or at least slowly, and with the utmost caution. In these days, when white agriculturists and stock raisers of experience and intelligence find their lot a hard one, we ought not to expect Indians, unless far advanced in civilization and habits of industry, to support themselves on the small tracts of land usually allotted to them.&lt;br/&gt;&lt;br/&gt;If the self-supporting scheme by allotment fails, the wretched pauperism of the allottees which results is worse than their original condition of regulated dependence. It is evident that the evil consequences of ill-advised allotment are intensified in cases where the false step can not be retraced on account of the purchase by the Government of reservation lands remaining after allotments are made and the disposition of such remaining lands to settlers or purchasers from the Government.&lt;br/&gt;&lt;br/&gt;</text:p>
          </table:table-cell>
          <table:table-cell office:value-type="string">
            <text:p>Navy</text:p>
          </table:table-cell>
          <table:table-cell office:value-type="string">
            <text:p>http://en.wikipedia.org/wiki/Navy</text:p>
          </table:table-cell>
          <table:table-cell office:value-type="string">
            <text:p>Cobell v. Salazar</text:p>
          </table:table-cell>
          <table:table-cell office:value-type="string">
            <text:p>http://en.wikipedia.org/wiki/Cobell_v._Salazar</text:p>
          </table:table-cell>
          <table:table-cell/>
          <table:table-cell office:value-type="float" office:value="2">
            <text:p>2</text:p>
          </table:table-cell>
          <table:table-cell table:number-columns-repeated="3"/>
          <table:table-cell table:formula="of:=CONCATENATE([.AB75];&quot;,&quot;;[.AC75];&quot;,&quot;; TEXT([.AK75];&quot;#&quot;))" office:value-type="string" office:string-value="LAU_ET_AL,EDA,2">
            <text:p>LAU_ET_AL,EDA,2</text:p>
          </table:table-cell>
        </table:table-row>
        <table:table-row table:style-name="ro1">
          <table:table-cell office:value-type="string">
            <text:p>2E4B3Q39Z0B692CB0E5V0TVRNE6KV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UWF0OHOVR14X68T9V02PECWKNV54Z</text:p>
          </table:table-cell>
          <table:table-cell office:value-type="string">
            <text:p>A2CZR0MGSEILRP</text:p>
          </table:table-cell>
          <table:table-cell office:value-type="string">
            <text:p>Submitted</text:p>
          </table:table-cell>
          <table:table-cell office:value-type="string">
            <text:p>Sat Nov 10 06:47:39 GMT 2012</text:p>
          </table:table-cell>
          <table:table-cell office:value-type="string">
            <text:p>Sat Nov 10 06:47:57 GMT 2012</text:p>
          </table:table-cell>
          <table:table-cell office:value-type="string">
            <text:p>Fri Nov 16 22:47:57 PST 2012</text:p>
          </table:table-cell>
          <table:table-cell table:number-columns-repeated="3"/>
          <table:table-cell office:value-type="float" office:value="18">
            <text:p>18</text:p>
          </table:table-cell>
          <table:table-cell office:value-type="string">
            <text:p>100% (10/10)</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6:65.txt</text:p>
          </table:table-cell>
          <table:table-cell office:value-type="string">
            <text:p>I have always believed that allotments of reservation lands to Indians in severalty should be made sparingly, or at least slowly, and with the utmost caution. In these days, when white agriculturists and stock raisers of experience and intelligence find their lot a hard one, we ought not to expect Indians, unless far advanced in civilization and habits of industry, to support themselves on the small tracts of land usually allotted to them.&lt;br/&gt;&lt;br/&gt;If the self-supporting scheme by allotment fails, the wretched pauperism of the allottees which results is worse than their original condition of regulated dependence. It is evident that the evil consequences of ill-advised allotment are intensified in cases where the false step can not be retraced on account of the purchase by the Government of reservation lands remaining after allotments are made and the disposition of such remaining lands to settlers or purchasers from the Government.&lt;br/&gt;&lt;br/&gt;</text:p>
          </table:table-cell>
          <table:table-cell office:value-type="string">
            <text:p>Navy</text:p>
          </table:table-cell>
          <table:table-cell office:value-type="string">
            <text:p>http://en.wikipedia.org/wiki/Navy</text:p>
          </table:table-cell>
          <table:table-cell office:value-type="string">
            <text:p>Cobell v. Salazar</text:p>
          </table:table-cell>
          <table:table-cell office:value-type="string">
            <text:p>http://en.wikipedia.org/wiki/Cobell_v._Salazar</text:p>
          </table:table-cell>
          <table:table-cell/>
          <table:table-cell office:value-type="float" office:value="1">
            <text:p>1</text:p>
          </table:table-cell>
          <table:table-cell table:number-columns-repeated="3"/>
          <table:table-cell table:formula="of:=CONCATENATE([.AB76];&quot;,&quot;;[.AC76];&quot;,&quot;; TEXT([.AK76];&quot;#&quot;))" office:value-type="string" office:string-value="LAU_ET_AL,EDA,1">
            <text:p>LAU_ET_AL,EDA,1</text:p>
          </table:table-cell>
        </table:table-row>
        <table:table-row table:style-name="ro1">
          <table:table-cell office:value-type="string">
            <text:p>2G4AZHHRRLFQFXBS2181SHO9HE8NE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2FQQ7Q670515T0SYBTTYC1XWXFCWZ</text:p>
          </table:table-cell>
          <table:table-cell office:value-type="string">
            <text:p>A1AVAUPSZLDN64</text:p>
          </table:table-cell>
          <table:table-cell office:value-type="string">
            <text:p>Submitted</text:p>
          </table:table-cell>
          <table:table-cell office:value-type="string">
            <text:p>Sat Nov 10 06:21:10 GMT 2012</text:p>
          </table:table-cell>
          <table:table-cell office:value-type="string">
            <text:p>Sat Nov 10 06:21:37 GMT 2012</text:p>
          </table:table-cell>
          <table:table-cell office:value-type="string">
            <text:p>Fri Nov 16 22:21:37 PST 2012</text:p>
          </table:table-cell>
          <table:table-cell table:number-columns-repeated="3"/>
          <table:table-cell office:value-type="float" office:value="27">
            <text:p>2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Dwight_D._Eisenhower_5:27.txt</text:p>
          </table:table-cell>
          <table:table-cell office:value-type="string">
            <text:p>This quest requires as well a constructive attitude among all the nations of the free world toward expansion of trade and investment, that can give all of us opportunity to work out economic betterment.&lt;br/&gt;&lt;br/&gt;An essential step in this field is the provision of an administrative agency to insure the orderly and proper operation of existing arrangements trader which multilateral trade is now carried on. To that end I urge Congressional authorization for United States membership in the proposed Organization for Trade Cooperation, an action which will speed removal of discrimination against our export trade.&lt;br/&gt;&lt;br/&gt;</text:p>
          </table:table-cell>
          <table:table-cell office:value-type="string">
            <text:p>Urge</text:p>
          </table:table-cell>
          <table:table-cell office:value-type="string">
            <text:p>http://en.wikipedia.org/wiki/Urge</text:p>
          </table:table-cell>
          <table:table-cell office:value-type="string">
            <text:p>Labor</text:p>
          </table:table-cell>
          <table:table-cell office:value-type="string">
            <text:p>http://en.wikipedia.org/wiki/Labor</text:p>
          </table:table-cell>
          <table:table-cell/>
          <table:table-cell office:value-type="float" office:value="2">
            <text:p>2</text:p>
          </table:table-cell>
          <table:table-cell table:number-columns-repeated="3"/>
          <table:table-cell table:formula="of:=CONCATENATE([.AB77];&quot;,&quot;;[.AC77];&quot;,&quot;; TEXT([.AK77];&quot;#&quot;))" office:value-type="string" office:string-value="EDA,LAU_ET_AL,2">
            <text:p>EDA,LAU_ET_AL,2</text:p>
          </table:table-cell>
        </table:table-row>
        <table:table-row table:style-name="ro1">
          <table:table-cell office:value-type="string">
            <text:p>2G4AZHHRRLFQFXBS2181SHO9HE8NE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4DRGNTBJ3MMS6TKWHE6AKHBJ4D9VA</text:p>
          </table:table-cell>
          <table:table-cell office:value-type="string">
            <text:p>A997OZ3H2B3Q2</text:p>
          </table:table-cell>
          <table:table-cell office:value-type="string">
            <text:p>Submitted</text:p>
          </table:table-cell>
          <table:table-cell office:value-type="string">
            <text:p>Sat Nov 10 07:11:03 GMT 2012</text:p>
          </table:table-cell>
          <table:table-cell office:value-type="string">
            <text:p>Sat Nov 10 07:11:17 GMT 2012</text:p>
          </table:table-cell>
          <table:table-cell office:value-type="string">
            <text:p>Fri Nov 16 23:11:17 PST 2012</text:p>
          </table:table-cell>
          <table:table-cell table:number-columns-repeated="3"/>
          <table:table-cell office:value-type="float" office:value="14">
            <text:p>14</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Dwight_D._Eisenhower_5:27.txt</text:p>
          </table:table-cell>
          <table:table-cell office:value-type="string">
            <text:p>This quest requires as well a constructive attitude among all the nations of the free world toward expansion of trade and investment, that can give all of us opportunity to work out economic betterment.&lt;br/&gt;&lt;br/&gt;An essential step in this field is the provision of an administrative agency to insure the orderly and proper operation of existing arrangements trader which multilateral trade is now carried on. To that end I urge Congressional authorization for United States membership in the proposed Organization for Trade Cooperation, an action which will speed removal of discrimination against our export trade.&lt;br/&gt;&lt;br/&gt;</text:p>
          </table:table-cell>
          <table:table-cell office:value-type="string">
            <text:p>Urge</text:p>
          </table:table-cell>
          <table:table-cell office:value-type="string">
            <text:p>http://en.wikipedia.org/wiki/Urge</text:p>
          </table:table-cell>
          <table:table-cell office:value-type="string">
            <text:p>Labor</text:p>
          </table:table-cell>
          <table:table-cell office:value-type="string">
            <text:p>http://en.wikipedia.org/wiki/Labor</text:p>
          </table:table-cell>
          <table:table-cell/>
          <table:table-cell office:value-type="float" office:value="2">
            <text:p>2</text:p>
          </table:table-cell>
          <table:table-cell table:number-columns-repeated="3"/>
          <table:table-cell table:formula="of:=CONCATENATE([.AB78];&quot;,&quot;;[.AC78];&quot;,&quot;; TEXT([.AK78];&quot;#&quot;))" office:value-type="string" office:string-value="EDA,LAU_ET_AL,2">
            <text:p>EDA,LAU_ET_AL,2</text:p>
          </table:table-cell>
        </table:table-row>
        <table:table-row table:style-name="ro1">
          <table:table-cell office:value-type="string">
            <text:p>2G4AZHHRRLFQFXBS2181SHO9HE8NE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6NOX7H57DZK4O29LQ4HLM25VPHA0V</text:p>
          </table:table-cell>
          <table:table-cell office:value-type="string">
            <text:p>A2CZR0MGSEILRP</text:p>
          </table:table-cell>
          <table:table-cell office:value-type="string">
            <text:p>Submitted</text:p>
          </table:table-cell>
          <table:table-cell office:value-type="string">
            <text:p>Sat Nov 10 07:00:56 GMT 2012</text:p>
          </table:table-cell>
          <table:table-cell office:value-type="string">
            <text:p>Sat Nov 10 07:01:13 GMT 2012</text:p>
          </table:table-cell>
          <table:table-cell office:value-type="string">
            <text:p>Fri Nov 16 23:01:13 PST 2012</text:p>
          </table:table-cell>
          <table:table-cell table:number-columns-repeated="3"/>
          <table:table-cell office:value-type="float" office:value="17">
            <text:p>17</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Dwight_D._Eisenhower_5:27.txt</text:p>
          </table:table-cell>
          <table:table-cell office:value-type="string">
            <text:p>This quest requires as well a constructive attitude among all the nations of the free world toward expansion of trade and investment, that can give all of us opportunity to work out economic betterment.&lt;br/&gt;&lt;br/&gt;An essential step in this field is the provision of an administrative agency to insure the orderly and proper operation of existing arrangements trader which multilateral trade is now carried on. To that end I urge Congressional authorization for United States membership in the proposed Organization for Trade Cooperation, an action which will speed removal of discrimination against our export trade.&lt;br/&gt;&lt;br/&gt;</text:p>
          </table:table-cell>
          <table:table-cell office:value-type="string">
            <text:p>Urge</text:p>
          </table:table-cell>
          <table:table-cell office:value-type="string">
            <text:p>http://en.wikipedia.org/wiki/Urge</text:p>
          </table:table-cell>
          <table:table-cell office:value-type="string">
            <text:p>Labor</text:p>
          </table:table-cell>
          <table:table-cell office:value-type="string">
            <text:p>http://en.wikipedia.org/wiki/Labor</text:p>
          </table:table-cell>
          <table:table-cell/>
          <table:table-cell office:value-type="float" office:value="1">
            <text:p>1</text:p>
          </table:table-cell>
          <table:table-cell table:number-columns-repeated="3"/>
          <table:table-cell table:formula="of:=CONCATENATE([.AB79];&quot;,&quot;;[.AC79];&quot;,&quot;; TEXT([.AK79];&quot;#&quot;))" office:value-type="string" office:string-value="EDA,LAU_ET_AL,1">
            <text:p>EDA,LAU_ET_AL,1</text:p>
          </table:table-cell>
        </table:table-row>
        <table:table-row table:style-name="ro1">
          <table:table-cell office:value-type="string">
            <text:p>2DO18N46UXFCSDT2JOKNLSNTNG4SQ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L5PGFL6VCPWEIFSK69O31S7242L6P</text:p>
          </table:table-cell>
          <table:table-cell office:value-type="string">
            <text:p>A997OZ3H2B3Q2</text:p>
          </table:table-cell>
          <table:table-cell office:value-type="string">
            <text:p>Submitted</text:p>
          </table:table-cell>
          <table:table-cell office:value-type="string">
            <text:p>Sat Nov 10 07:02:50 GMT 2012</text:p>
          </table:table-cell>
          <table:table-cell office:value-type="string">
            <text:p>Sat Nov 10 07:03:12 GMT 2012</text:p>
          </table:table-cell>
          <table:table-cell office:value-type="string">
            <text:p>Fri Nov 16 23:03:12 PST 2012</text:p>
          </table:table-cell>
          <table:table-cell table:number-columns-repeated="3"/>
          <table:table-cell office:value-type="float" office:value="22">
            <text:p>22</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arren_G._Harding_1:26.txt</text:p>
          </table:table-cell>
          <table:table-cell office:value-type="string">
            <text:p>We do not recognize the government of Russia, nor tolerate the propaganda which emanates therefrom, but we do not forget the traditions of Russian friendship. We may put aside our consideration of all international politics and fundamental differences in government. The big thing is the call of the suffering and the dying. Unreservedly I recommend the appropriation necessary to supply the American Relief Administration with 10,000,000 bushels of corn and 1,000,000 bushels of seed grains, not alone to halt the wave of death through starvation, but to enable spring planting in areas where the seed grains have been exhausted temporarily to stem starvation.&lt;br/&gt;&lt;br/&gt;The American Relief Administration is directed in Russia by former officers of our own armies, and has fully demonstrated its ability to transport and distribute relief through American hands without hindrance or loss. The time has come to add the Government&amp;apos;s support to the wonderful relief already wrought out of the generosity of the American private purse.&lt;br/&gt;&lt;br/&gt;</text:p>
          </table:table-cell>
          <table:table-cell office:value-type="string">
            <text:p>Amtrak</text:p>
          </table:table-cell>
          <table:table-cell office:value-type="string">
            <text:p>http://en.wikipedia.org/wiki/Amtrak</text:p>
          </table:table-cell>
          <table:table-cell office:value-type="string">
            <text:p>Labor</text:p>
          </table:table-cell>
          <table:table-cell office:value-type="string">
            <text:p>http://en.wikipedia.org/wiki/Labor</text:p>
          </table:table-cell>
          <table:table-cell/>
          <table:table-cell office:value-type="float" office:value="2">
            <text:p>2</text:p>
          </table:table-cell>
          <table:table-cell table:number-columns-repeated="3"/>
          <table:table-cell table:formula="of:=CONCATENATE([.AB80];&quot;,&quot;;[.AC80];&quot;,&quot;; TEXT([.AK80];&quot;#&quot;))" office:value-type="string" office:string-value="EDA,LAU_ET_AL,2">
            <text:p>EDA,LAU_ET_AL,2</text:p>
          </table:table-cell>
        </table:table-row>
        <table:table-row table:style-name="ro1">
          <table:table-cell office:value-type="string">
            <text:p>2DO18N46UXFCSDT2JOKNLSNTNG4SQ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MOYB49F9SSSW6P6QYES15H5PPHRVB</text:p>
          </table:table-cell>
          <table:table-cell office:value-type="string">
            <text:p>A2CZR0MGSEILRP</text:p>
          </table:table-cell>
          <table:table-cell office:value-type="string">
            <text:p>Submitted</text:p>
          </table:table-cell>
          <table:table-cell office:value-type="string">
            <text:p>Sat Nov 10 06:58:29 GMT 2012</text:p>
          </table:table-cell>
          <table:table-cell office:value-type="string">
            <text:p>Sat Nov 10 06:58:48 GMT 2012</text:p>
          </table:table-cell>
          <table:table-cell office:value-type="string">
            <text:p>Fri Nov 16 22:58:48 PST 2012</text:p>
          </table:table-cell>
          <table:table-cell table:number-columns-repeated="3"/>
          <table:table-cell office:value-type="float" office:value="19">
            <text:p>19</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arren_G._Harding_1:26.txt</text:p>
          </table:table-cell>
          <table:table-cell office:value-type="string">
            <text:p>We do not recognize the government of Russia, nor tolerate the propaganda which emanates therefrom, but we do not forget the traditions of Russian friendship. We may put aside our consideration of all international politics and fundamental differences in government. The big thing is the call of the suffering and the dying. Unreservedly I recommend the appropriation necessary to supply the American Relief Administration with 10,000,000 bushels of corn and 1,000,000 bushels of seed grains, not alone to halt the wave of death through starvation, but to enable spring planting in areas where the seed grains have been exhausted temporarily to stem starvation.&lt;br/&gt;&lt;br/&gt;The American Relief Administration is directed in Russia by former officers of our own armies, and has fully demonstrated its ability to transport and distribute relief through American hands without hindrance or loss. The time has come to add the Government&amp;apos;s support to the wonderful relief already wrought out of the generosity of the American private purse.&lt;br/&gt;&lt;br/&gt;</text:p>
          </table:table-cell>
          <table:table-cell office:value-type="string">
            <text:p>Amtrak</text:p>
          </table:table-cell>
          <table:table-cell office:value-type="string">
            <text:p>http://en.wikipedia.org/wiki/Amtrak</text:p>
          </table:table-cell>
          <table:table-cell office:value-type="string">
            <text:p>Labor</text:p>
          </table:table-cell>
          <table:table-cell office:value-type="string">
            <text:p>http://en.wikipedia.org/wiki/Labor</text:p>
          </table:table-cell>
          <table:table-cell/>
          <table:table-cell office:value-type="float" office:value="2">
            <text:p>2</text:p>
          </table:table-cell>
          <table:table-cell table:number-columns-repeated="3"/>
          <table:table-cell table:formula="of:=CONCATENATE([.AB81];&quot;,&quot;;[.AC81];&quot;,&quot;; TEXT([.AK81];&quot;#&quot;))" office:value-type="string" office:string-value="EDA,LAU_ET_AL,2">
            <text:p>EDA,LAU_ET_AL,2</text:p>
          </table:table-cell>
        </table:table-row>
        <table:table-row table:style-name="ro1">
          <table:table-cell office:value-type="string">
            <text:p>2DO18N46UXFCSDT2JOKNLSNTNG4SQ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UKSZVXX2Q45938VV87NQW1N2PN7P8</text:p>
          </table:table-cell>
          <table:table-cell office:value-type="string">
            <text:p>A1AVAUPSZLDN64</text:p>
          </table:table-cell>
          <table:table-cell office:value-type="string">
            <text:p>Submitted</text:p>
          </table:table-cell>
          <table:table-cell office:value-type="string">
            <text:p>Sat Nov 10 06:54:58 GMT 2012</text:p>
          </table:table-cell>
          <table:table-cell office:value-type="string">
            <text:p>Sat Nov 10 06:55:08 GMT 2012</text:p>
          </table:table-cell>
          <table:table-cell office:value-type="string">
            <text:p>Fri Nov 16 22:55:08 PST 2012</text:p>
          </table:table-cell>
          <table:table-cell table:number-columns-repeated="3"/>
          <table:table-cell office:value-type="float" office:value="10">
            <text:p>1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arren_G._Harding_1:26.txt</text:p>
          </table:table-cell>
          <table:table-cell office:value-type="string">
            <text:p>We do not recognize the government of Russia, nor tolerate the propaganda which emanates therefrom, but we do not forget the traditions of Russian friendship. We may put aside our consideration of all international politics and fundamental differences in government. The big thing is the call of the suffering and the dying. Unreservedly I recommend the appropriation necessary to supply the American Relief Administration with 10,000,000 bushels of corn and 1,000,000 bushels of seed grains, not alone to halt the wave of death through starvation, but to enable spring planting in areas where the seed grains have been exhausted temporarily to stem starvation.&lt;br/&gt;&lt;br/&gt;The American Relief Administration is directed in Russia by former officers of our own armies, and has fully demonstrated its ability to transport and distribute relief through American hands without hindrance or loss. The time has come to add the Government&amp;apos;s support to the wonderful relief already wrought out of the generosity of the American private purse.&lt;br/&gt;&lt;br/&gt;</text:p>
          </table:table-cell>
          <table:table-cell office:value-type="string">
            <text:p>Amtrak</text:p>
          </table:table-cell>
          <table:table-cell office:value-type="string">
            <text:p>http://en.wikipedia.org/wiki/Amtrak</text:p>
          </table:table-cell>
          <table:table-cell office:value-type="string">
            <text:p>Labor</text:p>
          </table:table-cell>
          <table:table-cell office:value-type="string">
            <text:p>http://en.wikipedia.org/wiki/Labor</text:p>
          </table:table-cell>
          <table:table-cell/>
          <table:table-cell office:value-type="float" office:value="2">
            <text:p>2</text:p>
          </table:table-cell>
          <table:table-cell table:number-columns-repeated="3"/>
          <table:table-cell table:formula="of:=CONCATENATE([.AB82];&quot;,&quot;;[.AC82];&quot;,&quot;; TEXT([.AK82];&quot;#&quot;))" office:value-type="string" office:string-value="EDA,LAU_ET_AL,2">
            <text:p>EDA,LAU_ET_AL,2</text:p>
          </table:table-cell>
        </table:table-row>
        <table:table-row table:style-name="ro1">
          <table:table-cell office:value-type="string">
            <text:p>2VACWY2AOO2G1V2LVY7Q0CM6L8R33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6WZMAZHHRRLUZOTUXMRP1KHYQCLCG</text:p>
          </table:table-cell>
          <table:table-cell office:value-type="string">
            <text:p>A2CZR0MGSEILRP</text:p>
          </table:table-cell>
          <table:table-cell office:value-type="string">
            <text:p>Submitted</text:p>
          </table:table-cell>
          <table:table-cell office:value-type="string">
            <text:p>Sat Nov 10 06:48:32 GMT 2012</text:p>
          </table:table-cell>
          <table:table-cell office:value-type="string">
            <text:p>Sat Nov 10 06:48:51 GMT 2012</text:p>
          </table:table-cell>
          <table:table-cell office:value-type="string">
            <text:p>Fri Nov 16 22:48:51 PST 2012</text:p>
          </table:table-cell>
          <table:table-cell table:number-columns-repeated="3"/>
          <table:table-cell office:value-type="float" office:value="19">
            <text:p>19</text:p>
          </table:table-cell>
          <table:table-cell office:value-type="string">
            <text:p>100% (10/10)</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Barack_Obama_2:3.txt</text:p>
          </table:table-cell>
          <table:table-cell office:value-type="string">
            <text:p>This recession has also compounded the burdens that America&amp;apos;s families have been dealing with for decades –- the burden of working harder and longer for less; of being unable to save enough to retire or help kids with college.&lt;br/&gt;&lt;br/&gt;So I know the anxieties that are out there right now. They&amp;apos;re not new. These struggles are the reason I ran for President. These struggles are what I&amp;apos;ve witnessed for years in places like Elkhart, Indiana; Galesburg, Illinois. I hear about them in the letters that I read each night. The toughest to read are those written by children -– asking why they have to move from their home, asking when their mom or dad will be able to go back to work.&lt;br/&gt;&lt;br/&gt;</text:p>
          </table:table-cell>
          <table:table-cell office:value-type="string">
            <text:p>Federal</text:p>
          </table:table-cell>
          <table:table-cell office:value-type="string">
            <text:p>http://en.wikipedia.org/wiki/Federal</text:p>
          </table:table-cell>
          <table:table-cell office:value-type="string">
            <text:p>Military parade</text:p>
          </table:table-cell>
          <table:table-cell office:value-type="string">
            <text:p>http://en.wikipedia.org/wiki/Military_parade</text:p>
          </table:table-cell>
          <table:table-cell/>
          <table:table-cell office:value-type="float" office:value="1">
            <text:p>1</text:p>
          </table:table-cell>
          <table:table-cell table:number-columns-repeated="3"/>
          <table:table-cell table:formula="of:=CONCATENATE([.AB83];&quot;,&quot;;[.AC83];&quot;,&quot;; TEXT([.AK83];&quot;#&quot;))" office:value-type="string" office:string-value="LAU_ET_AL,EDA,1">
            <text:p>LAU_ET_AL,EDA,1</text:p>
          </table:table-cell>
        </table:table-row>
        <table:table-row table:style-name="ro1">
          <table:table-cell office:value-type="string">
            <text:p>2VACWY2AOO2G1V2LVY7Q0CM6L8R33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TLUHYW2GTP96JVXC6D1E9YSYW0RMP</text:p>
          </table:table-cell>
          <table:table-cell office:value-type="string">
            <text:p>A3M90ZBCV23YBV</text:p>
          </table:table-cell>
          <table:table-cell office:value-type="string">
            <text:p>Submitted</text:p>
          </table:table-cell>
          <table:table-cell office:value-type="string">
            <text:p>Sat Nov 10 05:26:37 GMT 2012</text:p>
          </table:table-cell>
          <table:table-cell office:value-type="string">
            <text:p>Sat Nov 10 05:27:10 GMT 2012</text:p>
          </table:table-cell>
          <table:table-cell office:value-type="string">
            <text:p>Fri Nov 16 21:27:10 PST 2012</text:p>
          </table:table-cell>
          <table:table-cell table:number-columns-repeated="3"/>
          <table:table-cell office:value-type="float" office:value="33">
            <text:p>33</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Barack_Obama_2:3.txt</text:p>
          </table:table-cell>
          <table:table-cell office:value-type="string">
            <text:p>This recession has also compounded the burdens that America&amp;apos;s families have been dealing with for decades –- the burden of working harder and longer for less; of being unable to save enough to retire or help kids with college.&lt;br/&gt;&lt;br/&gt;So I know the anxieties that are out there right now. They&amp;apos;re not new. These struggles are the reason I ran for President. These struggles are what I&amp;apos;ve witnessed for years in places like Elkhart, Indiana; Galesburg, Illinois. I hear about them in the letters that I read each night. The toughest to read are those written by children -– asking why they have to move from their home, asking when their mom or dad will be able to go back to work.&lt;br/&gt;&lt;br/&gt;</text:p>
          </table:table-cell>
          <table:table-cell office:value-type="string">
            <text:p>Federal</text:p>
          </table:table-cell>
          <table:table-cell office:value-type="string">
            <text:p>http://en.wikipedia.org/wiki/Federal</text:p>
          </table:table-cell>
          <table:table-cell office:value-type="string">
            <text:p>Military parade</text:p>
          </table:table-cell>
          <table:table-cell office:value-type="string">
            <text:p>http://en.wikipedia.org/wiki/Military_parade</text:p>
          </table:table-cell>
          <table:table-cell/>
          <table:table-cell office:value-type="float" office:value="1">
            <text:p>1</text:p>
          </table:table-cell>
          <table:table-cell table:number-columns-repeated="3"/>
          <table:table-cell table:formula="of:=CONCATENATE([.AB84];&quot;,&quot;;[.AC84];&quot;,&quot;; TEXT([.AK84];&quot;#&quot;))" office:value-type="string" office:string-value="LAU_ET_AL,EDA,1">
            <text:p>LAU_ET_AL,EDA,1</text:p>
          </table:table-cell>
        </table:table-row>
        <table:table-row table:style-name="ro1">
          <table:table-cell office:value-type="string">
            <text:p>2VACWY2AOO2G1V2LVY7Q0CM6L8R33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ZBWKUDD8XMBIZRE6A262TO63LDNCL</text:p>
          </table:table-cell>
          <table:table-cell office:value-type="string">
            <text:p>A1AVAUPSZLDN64</text:p>
          </table:table-cell>
          <table:table-cell office:value-type="string">
            <text:p>Submitted</text:p>
          </table:table-cell>
          <table:table-cell office:value-type="string">
            <text:p>Sat Nov 10 07:02:55 GMT 2012</text:p>
          </table:table-cell>
          <table:table-cell office:value-type="string">
            <text:p>Sat Nov 10 07:03:06 GMT 2012</text:p>
          </table:table-cell>
          <table:table-cell office:value-type="string">
            <text:p>Fri Nov 16 23:03:06 PST 2012</text:p>
          </table:table-cell>
          <table:table-cell table:number-columns-repeated="3"/>
          <table:table-cell office:value-type="float" office:value="11">
            <text:p>11</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Barack_Obama_2:3.txt</text:p>
          </table:table-cell>
          <table:table-cell office:value-type="string">
            <text:p>This recession has also compounded the burdens that America&amp;apos;s families have been dealing with for decades –- the burden of working harder and longer for less; of being unable to save enough to retire or help kids with college.&lt;br/&gt;&lt;br/&gt;So I know the anxieties that are out there right now. They&amp;apos;re not new. These struggles are the reason I ran for President. These struggles are what I&amp;apos;ve witnessed for years in places like Elkhart, Indiana; Galesburg, Illinois. I hear about them in the letters that I read each night. The toughest to read are those written by children -– asking why they have to move from their home, asking when their mom or dad will be able to go back to work.&lt;br/&gt;&lt;br/&gt;</text:p>
          </table:table-cell>
          <table:table-cell office:value-type="string">
            <text:p>Federal</text:p>
          </table:table-cell>
          <table:table-cell office:value-type="string">
            <text:p>http://en.wikipedia.org/wiki/Federal</text:p>
          </table:table-cell>
          <table:table-cell office:value-type="string">
            <text:p>Military parade</text:p>
          </table:table-cell>
          <table:table-cell office:value-type="string">
            <text:p>http://en.wikipedia.org/wiki/Military_parade</text:p>
          </table:table-cell>
          <table:table-cell/>
          <table:table-cell office:value-type="float" office:value="1">
            <text:p>1</text:p>
          </table:table-cell>
          <table:table-cell table:number-columns-repeated="3"/>
          <table:table-cell table:formula="of:=CONCATENATE([.AB85];&quot;,&quot;;[.AC85];&quot;,&quot;; TEXT([.AK85];&quot;#&quot;))" office:value-type="string" office:string-value="LAU_ET_AL,EDA,1">
            <text:p>LAU_ET_AL,EDA,1</text:p>
          </table:table-cell>
        </table:table-row>
        <table:table-row table:style-name="ro1">
          <table:table-cell office:value-type="string">
            <text:p>2AKD5NQYN5F3597LC3PMVCWYE2QB7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8XCOW0LGRZ3NLFKSMXVVUZWN918ZK</text:p>
          </table:table-cell>
          <table:table-cell office:value-type="string">
            <text:p>A997OZ3H2B3Q2</text:p>
          </table:table-cell>
          <table:table-cell office:value-type="string">
            <text:p>Submitted</text:p>
          </table:table-cell>
          <table:table-cell office:value-type="string">
            <text:p>Sat Nov 10 07:20:10 GMT 2012</text:p>
          </table:table-cell>
          <table:table-cell office:value-type="string">
            <text:p>Sat Nov 10 07:20:40 GMT 2012</text:p>
          </table:table-cell>
          <table:table-cell office:value-type="string">
            <text:p>Fri Nov 16 23:20:40 PST 2012</text:p>
          </table:table-cell>
          <table:table-cell table:number-columns-repeated="3"/>
          <table:table-cell office:value-type="float" office:value="30">
            <text:p>30</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Rutherford_B._Hayes_1:27.txt</text:p>
          </table:table-cell>
          <table:table-cell office:value-type="string">
            <text:p>Disturbances along the Rio Grande in Texas, to which I have already referred, have rendered necessary the constant employment of a military force in that vicinity. A full report of all recent military operations in that quarter has been transmitted to the House of Representatives in answer to a resolution of that body, and it will therefore not be necessary to enter into details. I regret to say that these lawless incursions into our territory by armed bands from the Mexican side of the line, for the purpose of robbery, have been of frequent occurrence, and in spite of the most vigilant efforts of the commander of our forces the marauders have generally succeeded in escaping into Mexico with their plunder. In May last I gave orders for the exercise of the utmost vigilance on the part of our troops for the suppression of these raids and the punishment of the guilty parties, as well as the recapture of property stolen by them. General Ord, commanding in Texas, was directed to invite the cooperation of the Mexican authorities in efforts to this end, and to assure them that I was anxious to avoid giving the least offense to Mexico. At the same time, he was directed to give notice of my determination to put an end to the invasion of our territory by lawless bands intent upon the plunder of our peaceful citizens, even if the effectual punishment of the outlaws should make the crossing of the border by our troops in their pursuit necessary. It is believed that this policy has had the effect to check somewhat these depredations, and that with a considerable increase of our force upon that frontier and the establishment of several additional military posts along the Rio Grande, so as more effectually to guard that extensive border, peace may be preserved and the lives and property of our citizens in Texas fully protected.&lt;br/&gt;&lt;br/&gt;Prior to the 1st day of July last the Army was, in accordance with law, reduced to the maximum of 25,000 enlisted men, being a reduction of 2,500 below the force previously authorized. This reduction was made, as required by law, entirely from the infantry and artillery branches of the service, without any reduction of the cavalry. Under the law as it now stands it is necessary that the cavalry regiments be recruited to 100 men in each company for service on the Mexican and Indian frontiers. The necessary effect of this legislation is to reduce the infantry and artillery arms of the service below the number required for efficiency, and I concur with the Secretary of War in recommending that authority be given to recruit all companies of infantry to at least 50 men and all batteries of artillery to at least 75 men, with the power, in case of emergency, to increase the former to 100 and the latter to 122 men each.&lt;br/&gt;&lt;br/&gt;</text:p>
          </table:table-cell>
          <table:table-cell office:value-type="string">
            <text:p>Kriegsmarine</text:p>
          </table:table-cell>
          <table:table-cell office:value-type="string">
            <text:p>http://en.wikipedia.org/wiki/Kriegsmarine</text:p>
          </table:table-cell>
          <table:table-cell office:value-type="string">
            <text:p>Black Dispatches</text:p>
          </table:table-cell>
          <table:table-cell office:value-type="string">
            <text:p>http://en.wikipedia.org/wiki/Black_Dispatches</text:p>
          </table:table-cell>
          <table:table-cell/>
          <table:table-cell office:value-type="float" office:value="2">
            <text:p>2</text:p>
          </table:table-cell>
          <table:table-cell table:number-columns-repeated="3"/>
          <table:table-cell table:formula="of:=CONCATENATE([.AB86];&quot;,&quot;;[.AC86];&quot;,&quot;; TEXT([.AK86];&quot;#&quot;))" office:value-type="string" office:string-value="LAU_ET_AL,EDA,2">
            <text:p>LAU_ET_AL,EDA,2</text:p>
          </table:table-cell>
        </table:table-row>
        <table:table-row table:style-name="ro1">
          <table:table-cell office:value-type="string">
            <text:p>2AKD5NQYN5F3597LC3PMVCWYE2QB7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VOSBRI8IUB2D3XDQRJTTB3LAXC4GL</text:p>
          </table:table-cell>
          <table:table-cell office:value-type="string">
            <text:p>A1AVAUPSZLDN64</text:p>
          </table:table-cell>
          <table:table-cell office:value-type="string">
            <text:p>Submitted</text:p>
          </table:table-cell>
          <table:table-cell office:value-type="string">
            <text:p>Sat Nov 10 07:33:50 GMT 2012</text:p>
          </table:table-cell>
          <table:table-cell office:value-type="string">
            <text:p>Sat Nov 10 07:34:21 GMT 2012</text:p>
          </table:table-cell>
          <table:table-cell office:value-type="string">
            <text:p>Fri Nov 16 23:34:21 PST 2012</text:p>
          </table:table-cell>
          <table:table-cell table:number-columns-repeated="3"/>
          <table:table-cell office:value-type="float" office:value="31">
            <text:p>31</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Rutherford_B._Hayes_1:27.txt</text:p>
          </table:table-cell>
          <table:table-cell office:value-type="string">
            <text:p>Disturbances along the Rio Grande in Texas, to which I have already referred, have rendered necessary the constant employment of a military force in that vicinity. A full report of all recent military operations in that quarter has been transmitted to the House of Representatives in answer to a resolution of that body, and it will therefore not be necessary to enter into details. I regret to say that these lawless incursions into our territory by armed bands from the Mexican side of the line, for the purpose of robbery, have been of frequent occurrence, and in spite of the most vigilant efforts of the commander of our forces the marauders have generally succeeded in escaping into Mexico with their plunder. In May last I gave orders for the exercise of the utmost vigilance on the part of our troops for the suppression of these raids and the punishment of the guilty parties, as well as the recapture of property stolen by them. General Ord, commanding in Texas, was directed to invite the cooperation of the Mexican authorities in efforts to this end, and to assure them that I was anxious to avoid giving the least offense to Mexico. At the same time, he was directed to give notice of my determination to put an end to the invasion of our territory by lawless bands intent upon the plunder of our peaceful citizens, even if the effectual punishment of the outlaws should make the crossing of the border by our troops in their pursuit necessary. It is believed that this policy has had the effect to check somewhat these depredations, and that with a considerable increase of our force upon that frontier and the establishment of several additional military posts along the Rio Grande, so as more effectually to guard that extensive border, peace may be preserved and the lives and property of our citizens in Texas fully protected.&lt;br/&gt;&lt;br/&gt;Prior to the 1st day of July last the Army was, in accordance with law, reduced to the maximum of 25,000 enlisted men, being a reduction of 2,500 below the force previously authorized. This reduction was made, as required by law, entirely from the infantry and artillery branches of the service, without any reduction of the cavalry. Under the law as it now stands it is necessary that the cavalry regiments be recruited to 100 men in each company for service on the Mexican and Indian frontiers. The necessary effect of this legislation is to reduce the infantry and artillery arms of the service below the number required for efficiency, and I concur with the Secretary of War in recommending that authority be given to recruit all companies of infantry to at least 50 men and all batteries of artillery to at least 75 men, with the power, in case of emergency, to increase the former to 100 and the latter to 122 men each.&lt;br/&gt;&lt;br/&gt;</text:p>
          </table:table-cell>
          <table:table-cell office:value-type="string">
            <text:p>Kriegsmarine</text:p>
          </table:table-cell>
          <table:table-cell office:value-type="string">
            <text:p>http://en.wikipedia.org/wiki/Kriegsmarine</text:p>
          </table:table-cell>
          <table:table-cell office:value-type="string">
            <text:p>Black Dispatches</text:p>
          </table:table-cell>
          <table:table-cell office:value-type="string">
            <text:p>http://en.wikipedia.org/wiki/Black_Dispatches</text:p>
          </table:table-cell>
          <table:table-cell/>
          <table:table-cell office:value-type="float" office:value="2">
            <text:p>2</text:p>
          </table:table-cell>
          <table:table-cell table:number-columns-repeated="3"/>
          <table:table-cell table:formula="of:=CONCATENATE([.AB87];&quot;,&quot;;[.AC87];&quot;,&quot;; TEXT([.AK87];&quot;#&quot;))" office:value-type="string" office:string-value="LAU_ET_AL,EDA,2">
            <text:p>LAU_ET_AL,EDA,2</text:p>
          </table:table-cell>
        </table:table-row>
        <table:table-row table:style-name="ro1">
          <table:table-cell office:value-type="string">
            <text:p>2AKD5NQYN5F3597LC3PMVCWYE2QB7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7 GMT 2012</text:p>
          </table:table-cell>
          <table:table-cell table:number-columns-repeated="2"/>
          <table:table-cell office:value-type="string">
            <text:p>2VSXULRGNTBJIVAI4F6PFN62UZB6SR</text:p>
          </table:table-cell>
          <table:table-cell office:value-type="string">
            <text:p>A2CZR0MGSEILRP</text:p>
          </table:table-cell>
          <table:table-cell office:value-type="string">
            <text:p>Submitted</text:p>
          </table:table-cell>
          <table:table-cell office:value-type="string">
            <text:p>Sat Nov 10 07:07:49 GMT 2012</text:p>
          </table:table-cell>
          <table:table-cell office:value-type="string">
            <text:p>Sat Nov 10 07:08:13 GMT 2012</text:p>
          </table:table-cell>
          <table:table-cell office:value-type="string">
            <text:p>Fri Nov 16 23:08:13 PST 2012</text:p>
          </table:table-cell>
          <table:table-cell table:number-columns-repeated="3"/>
          <table:table-cell office:value-type="float" office:value="24">
            <text:p>24</text:p>
          </table:table-cell>
          <table:table-cell office:value-type="string">
            <text:p>100% (10/10)</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Rutherford_B._Hayes_1:27.txt</text:p>
          </table:table-cell>
          <table:table-cell office:value-type="string">
            <text:p>Disturbances along the Rio Grande in Texas, to which I have already referred, have rendered necessary the constant employment of a military force in that vicinity. A full report of all recent military operations in that quarter has been transmitted to the House of Representatives in answer to a resolution of that body, and it will therefore not be necessary to enter into details. I regret to say that these lawless incursions into our territory by armed bands from the Mexican side of the line, for the purpose of robbery, have been of frequent occurrence, and in spite of the most vigilant efforts of the commander of our forces the marauders have generally succeeded in escaping into Mexico with their plunder. In May last I gave orders for the exercise of the utmost vigilance on the part of our troops for the suppression of these raids and the punishment of the guilty parties, as well as the recapture of property stolen by them. General Ord, commanding in Texas, was directed to invite the cooperation of the Mexican authorities in efforts to this end, and to assure them that I was anxious to avoid giving the least offense to Mexico. At the same time, he was directed to give notice of my determination to put an end to the invasion of our territory by lawless bands intent upon the plunder of our peaceful citizens, even if the effectual punishment of the outlaws should make the crossing of the border by our troops in their pursuit necessary. It is believed that this policy has had the effect to check somewhat these depredations, and that with a considerable increase of our force upon that frontier and the establishment of several additional military posts along the Rio Grande, so as more effectually to guard that extensive border, peace may be preserved and the lives and property of our citizens in Texas fully protected.&lt;br/&gt;&lt;br/&gt;Prior to the 1st day of July last the Army was, in accordance with law, reduced to the maximum of 25,000 enlisted men, being a reduction of 2,500 below the force previously authorized. This reduction was made, as required by law, entirely from the infantry and artillery branches of the service, without any reduction of the cavalry. Under the law as it now stands it is necessary that the cavalry regiments be recruited to 100 men in each company for service on the Mexican and Indian frontiers. The necessary effect of this legislation is to reduce the infantry and artillery arms of the service below the number required for efficiency, and I concur with the Secretary of War in recommending that authority be given to recruit all companies of infantry to at least 50 men and all batteries of artillery to at least 75 men, with the power, in case of emergency, to increase the former to 100 and the latter to 122 men each.&lt;br/&gt;&lt;br/&gt;</text:p>
          </table:table-cell>
          <table:table-cell office:value-type="string">
            <text:p>Kriegsmarine</text:p>
          </table:table-cell>
          <table:table-cell office:value-type="string">
            <text:p>http://en.wikipedia.org/wiki/Kriegsmarine</text:p>
          </table:table-cell>
          <table:table-cell office:value-type="string">
            <text:p>Black Dispatches</text:p>
          </table:table-cell>
          <table:table-cell office:value-type="string">
            <text:p>http://en.wikipedia.org/wiki/Black_Dispatches</text:p>
          </table:table-cell>
          <table:table-cell/>
          <table:table-cell office:value-type="float" office:value="2">
            <text:p>2</text:p>
          </table:table-cell>
          <table:table-cell table:number-columns-repeated="3"/>
          <table:table-cell table:formula="of:=CONCATENATE([.AB88];&quot;,&quot;;[.AC88];&quot;,&quot;; TEXT([.AK88];&quot;#&quot;))" office:value-type="string" office:string-value="LAU_ET_AL,EDA,2">
            <text:p>LAU_ET_AL,EDA,2</text:p>
          </table:table-cell>
        </table:table-row>
        <table:table-row table:style-name="ro1">
          <table:table-cell office:value-type="string">
            <text:p>2AOS8SV7WGKCR49QAM13BMHASOLQ0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2EEZZ2MIKMNO3WUG8U81WWXSLT7OV</text:p>
          </table:table-cell>
          <table:table-cell office:value-type="string">
            <text:p>A1AVAUPSZLDN64</text:p>
          </table:table-cell>
          <table:table-cell office:value-type="string">
            <text:p>Submitted</text:p>
          </table:table-cell>
          <table:table-cell office:value-type="string">
            <text:p>Sat Nov 10 07:34:21 GMT 2012</text:p>
          </table:table-cell>
          <table:table-cell office:value-type="string">
            <text:p>Sat Nov 10 07:34:43 GMT 2012</text:p>
          </table:table-cell>
          <table:table-cell office:value-type="string">
            <text:p>Fri Nov 16 23:34:43 PST 2012</text:p>
          </table:table-cell>
          <table:table-cell table:number-columns-repeated="3"/>
          <table:table-cell office:value-type="float" office:value="22">
            <text:p>22</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Thomas_Jefferson_1:12.txt</text:p>
          </table:table-cell>
          <table:table-cell office:value-type="string">
            <text:p>The works at this place are among those permitted to go on, and 5 of the 7 frigates directed to be laid up have been brought and laid up here, where, besides the safety of their position, they are under the eye of the Executive Administration, as well as of its agents, and where yourselves also will be guided by your own view in the legislative provisions respecting them which may from time to time be necessary. They are preserved in such condition, as well the vessels as whatever belongs to them, as to be at all times ready for sea on a short warning. Two others are yet to be laid up so soon as they shall have received the repairs requisite to put them also into sound condition. As a superintending officer will be necessary at each yard, his duties and emoluments, hitherto fixed by the Executive, will be a more proper subject for legislation. A communication will also be made of our progress in the execution of the law respecting the vessels directed to be sold.&lt;br/&gt;&lt;br/&gt;The fortifications of our harbors, more of less advanced, present considerations of great difficulty. While some of them are on a scale sufficiently proportioned to the advantages of their position, to the efficacy of their protection, and the importance of the points within it, others are so extensive, will cost so much in their 1st erection, so much in their maintenance, and require such a force to garrison them as to make it questionable what is best now to be done. A statement of those commenced or projected, of the expenses already incurred, and estimates of their future cost, as far as can be foreseen, shall be laid before you, that you may be enabled to judge whether any alteration is necessary in the laws respecting this subject.&lt;br/&gt;&lt;br/&gt;</text:p>
          </table:table-cell>
          <table:table-cell office:value-type="string">
            <text:p>Cannabis reform at the international level</text:p>
          </table:table-cell>
          <table:table-cell office:value-type="string">
            <text:p>http://en.wikipedia.org/wiki/Cannabis_reform_at_the_international_level</text:p>
          </table:table-cell>
          <table:table-cell office:value-type="string">
            <text:p>Highway Beautification Act</text:p>
          </table:table-cell>
          <table:table-cell office:value-type="string">
            <text:p>http://en.wikipedia.org/wiki/Highway_Beautification_Act</text:p>
          </table:table-cell>
          <table:table-cell office:value-type="string">
            <text:p>neither are close at all.</text:p>
          </table:table-cell>
          <table:table-cell office:value-type="float" office:value="2">
            <text:p>2</text:p>
          </table:table-cell>
          <table:table-cell table:number-columns-repeated="3"/>
          <table:table-cell table:formula="of:=CONCATENATE([.AB89];&quot;,&quot;;[.AC89];&quot;,&quot;; TEXT([.AK89];&quot;#&quot;))" office:value-type="string" office:string-value="EDA,LAU_ET_AL,2">
            <text:p>EDA,LAU_ET_AL,2</text:p>
          </table:table-cell>
        </table:table-row>
        <table:table-row table:style-name="ro1">
          <table:table-cell office:value-type="string">
            <text:p>2AOS8SV7WGKCR49QAM13BMHASOLQ0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44F806UFBNF744ZSPU9DSW6XY11F5</text:p>
          </table:table-cell>
          <table:table-cell office:value-type="string">
            <text:p>A997OZ3H2B3Q2</text:p>
          </table:table-cell>
          <table:table-cell office:value-type="string">
            <text:p>Submitted</text:p>
          </table:table-cell>
          <table:table-cell office:value-type="string">
            <text:p>Sat Nov 10 07:11:45 GMT 2012</text:p>
          </table:table-cell>
          <table:table-cell office:value-type="string">
            <text:p>Sat Nov 10 07:12:12 GMT 2012</text:p>
          </table:table-cell>
          <table:table-cell office:value-type="string">
            <text:p>Fri Nov 16 23:12:12 PST 2012</text:p>
          </table:table-cell>
          <table:table-cell table:number-columns-repeated="3"/>
          <table:table-cell office:value-type="float" office:value="27">
            <text:p>27</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Thomas_Jefferson_1:12.txt</text:p>
          </table:table-cell>
          <table:table-cell office:value-type="string">
            <text:p>The works at this place are among those permitted to go on, and 5 of the 7 frigates directed to be laid up have been brought and laid up here, where, besides the safety of their position, they are under the eye of the Executive Administration, as well as of its agents, and where yourselves also will be guided by your own view in the legislative provisions respecting them which may from time to time be necessary. They are preserved in such condition, as well the vessels as whatever belongs to them, as to be at all times ready for sea on a short warning. Two others are yet to be laid up so soon as they shall have received the repairs requisite to put them also into sound condition. As a superintending officer will be necessary at each yard, his duties and emoluments, hitherto fixed by the Executive, will be a more proper subject for legislation. A communication will also be made of our progress in the execution of the law respecting the vessels directed to be sold.&lt;br/&gt;&lt;br/&gt;The fortifications of our harbors, more of less advanced, present considerations of great difficulty. While some of them are on a scale sufficiently proportioned to the advantages of their position, to the efficacy of their protection, and the importance of the points within it, others are so extensive, will cost so much in their 1st erection, so much in their maintenance, and require such a force to garrison them as to make it questionable what is best now to be done. A statement of those commenced or projected, of the expenses already incurred, and estimates of their future cost, as far as can be foreseen, shall be laid before you, that you may be enabled to judge whether any alteration is necessary in the laws respecting this subject.&lt;br/&gt;&lt;br/&gt;</text:p>
          </table:table-cell>
          <table:table-cell office:value-type="string">
            <text:p>Cannabis reform at the international level</text:p>
          </table:table-cell>
          <table:table-cell office:value-type="string">
            <text:p>http://en.wikipedia.org/wiki/Cannabis_reform_at_the_international_level</text:p>
          </table:table-cell>
          <table:table-cell office:value-type="string">
            <text:p>Highway Beautification Act</text:p>
          </table:table-cell>
          <table:table-cell office:value-type="string">
            <text:p>http://en.wikipedia.org/wiki/Highway_Beautification_Act</text:p>
          </table:table-cell>
          <table:table-cell/>
          <table:table-cell office:value-type="float" office:value="2">
            <text:p>2</text:p>
          </table:table-cell>
          <table:table-cell table:number-columns-repeated="3"/>
          <table:table-cell table:formula="of:=CONCATENATE([.AB90];&quot;,&quot;;[.AC90];&quot;,&quot;; TEXT([.AK90];&quot;#&quot;))" office:value-type="string" office:string-value="EDA,LAU_ET_AL,2">
            <text:p>EDA,LAU_ET_AL,2</text:p>
          </table:table-cell>
        </table:table-row>
        <table:table-row table:style-name="ro1">
          <table:table-cell office:value-type="string">
            <text:p>2AOS8SV7WGKCR49QAM13BMHASOLQ0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ZYAUC26DG67SAL82A6K8COKC0D5CD</text:p>
          </table:table-cell>
          <table:table-cell office:value-type="string">
            <text:p>A2CZR0MGSEILRP</text:p>
          </table:table-cell>
          <table:table-cell office:value-type="string">
            <text:p>Submitted</text:p>
          </table:table-cell>
          <table:table-cell office:value-type="string">
            <text:p>Sat Nov 10 06:56:43 GMT 2012</text:p>
          </table:table-cell>
          <table:table-cell office:value-type="string">
            <text:p>Sat Nov 10 06:57:00 GMT 2012</text:p>
          </table:table-cell>
          <table:table-cell office:value-type="string">
            <text:p>Fri Nov 16 22:57:00 PST 2012</text:p>
          </table:table-cell>
          <table:table-cell table:number-columns-repeated="3"/>
          <table:table-cell office:value-type="float" office:value="17">
            <text:p>17</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Thomas_Jefferson_1:12.txt</text:p>
          </table:table-cell>
          <table:table-cell office:value-type="string">
            <text:p>The works at this place are among those permitted to go on, and 5 of the 7 frigates directed to be laid up have been brought and laid up here, where, besides the safety of their position, they are under the eye of the Executive Administration, as well as of its agents, and where yourselves also will be guided by your own view in the legislative provisions respecting them which may from time to time be necessary. They are preserved in such condition, as well the vessels as whatever belongs to them, as to be at all times ready for sea on a short warning. Two others are yet to be laid up so soon as they shall have received the repairs requisite to put them also into sound condition. As a superintending officer will be necessary at each yard, his duties and emoluments, hitherto fixed by the Executive, will be a more proper subject for legislation. A communication will also be made of our progress in the execution of the law respecting the vessels directed to be sold.&lt;br/&gt;&lt;br/&gt;The fortifications of our harbors, more of less advanced, present considerations of great difficulty. While some of them are on a scale sufficiently proportioned to the advantages of their position, to the efficacy of their protection, and the importance of the points within it, others are so extensive, will cost so much in their 1st erection, so much in their maintenance, and require such a force to garrison them as to make it questionable what is best now to be done. A statement of those commenced or projected, of the expenses already incurred, and estimates of their future cost, as far as can be foreseen, shall be laid before you, that you may be enabled to judge whether any alteration is necessary in the laws respecting this subject.&lt;br/&gt;&lt;br/&gt;</text:p>
          </table:table-cell>
          <table:table-cell office:value-type="string">
            <text:p>Cannabis reform at the international level</text:p>
          </table:table-cell>
          <table:table-cell office:value-type="string">
            <text:p>http://en.wikipedia.org/wiki/Cannabis_reform_at_the_international_level</text:p>
          </table:table-cell>
          <table:table-cell office:value-type="string">
            <text:p>Highway Beautification Act</text:p>
          </table:table-cell>
          <table:table-cell office:value-type="string">
            <text:p>http://en.wikipedia.org/wiki/Highway_Beautification_Act</text:p>
          </table:table-cell>
          <table:table-cell/>
          <table:table-cell office:value-type="float" office:value="2">
            <text:p>2</text:p>
          </table:table-cell>
          <table:table-cell table:number-columns-repeated="3"/>
          <table:table-cell table:formula="of:=CONCATENATE([.AB91];&quot;,&quot;;[.AC91];&quot;,&quot;; TEXT([.AK91];&quot;#&quot;))" office:value-type="string" office:string-value="EDA,LAU_ET_AL,2">
            <text:p>EDA,LAU_ET_AL,2</text:p>
          </table:table-cell>
        </table:table-row>
        <table:table-row table:style-name="ro1">
          <table:table-cell office:value-type="string">
            <text:p>26OAUC26DG67SAL82A6K8COK5HV5C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73NVP3TVOK59O7A88YQMOZF87R14E</text:p>
          </table:table-cell>
          <table:table-cell office:value-type="string">
            <text:p>A2CZR0MGSEILRP</text:p>
          </table:table-cell>
          <table:table-cell office:value-type="string">
            <text:p>Submitted</text:p>
          </table:table-cell>
          <table:table-cell office:value-type="string">
            <text:p>Sat Nov 10 06:46:32 GMT 2012</text:p>
          </table:table-cell>
          <table:table-cell office:value-type="string">
            <text:p>Sat Nov 10 06:46:53 GMT 2012</text:p>
          </table:table-cell>
          <table:table-cell office:value-type="string">
            <text:p>Fri Nov 16 22:46:53 PST 2012</text:p>
          </table:table-cell>
          <table:table-cell table:number-columns-repeated="3"/>
          <table:table-cell office:value-type="float" office:value="21">
            <text:p>21</text:p>
          </table:table-cell>
          <table:table-cell office:value-type="string">
            <text:p>100% (10/10)</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5:32.txt</text:p>
          </table:table-cell>
          <table:table-cell office:value-type="string">
            <text:p>The purchases of silver under the law of July 14, 1890, during the last fiscal year aggregated 54,008,162.59 fine ounces, which cost $45,531,374.53. The total amount of silver purchased from the time that law became operative until the repeal of its purchasing clause, on the 1st day of November, 1893, was 168,674,590.46 fine ounces, which cost $155,930,940.84. Between the 1st day of March, 1873, and the 1st day of November, 1893, the Government purchased under all laws 503,003,717 fine ounces of silver, at a cost of $516,622,948. The silver dollars that have been coined under the act of July 14, 1890, number 36,087,285. The seigniorage arising from such coinage was $6,977,098.39, leaving on hand in the mints 140,699,760 fine ounces of silver, which cost $126,758,218.&lt;br/&gt;&lt;br/&gt;Our total coinage of all metals during the last fiscal year consisted of 97,280,875 pieces, valued at $43,685,178.80, of which there was $30,038,140 in gold coin, $5,343,715 in silver dollars, $7,217,220.90 in subsidiary silver coin, and $1,086,102.90 in minor coins.&lt;br/&gt;&lt;br/&gt;</text:p>
          </table:table-cell>
          <table:table-cell office:value-type="string">
            <text:p>Fiscal</text:p>
          </table:table-cell>
          <table:table-cell office:value-type="string">
            <text:p>http://en.wikipedia.org/wiki/Fiscal</text:p>
          </table:table-cell>
          <table:table-cell office:value-type="string">
            <text:p>Wiluna Gold Mine</text:p>
          </table:table-cell>
          <table:table-cell office:value-type="string">
            <text:p>http://en.wikipedia.org/wiki/Wiluna_Gold_Mine</text:p>
          </table:table-cell>
          <table:table-cell/>
          <table:table-cell office:value-type="float" office:value="1">
            <text:p>1</text:p>
          </table:table-cell>
          <table:table-cell table:number-columns-repeated="3"/>
          <table:table-cell table:formula="of:=CONCATENATE([.AB92];&quot;,&quot;;[.AC92];&quot;,&quot;; TEXT([.AK92];&quot;#&quot;))" office:value-type="string" office:string-value="LAU_ET_AL,EDA,1">
            <text:p>LAU_ET_AL,EDA,1</text:p>
          </table:table-cell>
        </table:table-row>
        <table:table-row table:style-name="ro1">
          <table:table-cell office:value-type="string">
            <text:p>26OAUC26DG67SAL82A6K8COK5HV5C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8M98JHSTLB3093GQJ9OJJEJ1WVRFR</text:p>
          </table:table-cell>
          <table:table-cell office:value-type="string">
            <text:p>A1GQCJDGRPG8ZR</text:p>
          </table:table-cell>
          <table:table-cell office:value-type="string">
            <text:p>Submitted</text:p>
          </table:table-cell>
          <table:table-cell office:value-type="string">
            <text:p>Sat Nov 10 07:29:59 GMT 2012</text:p>
          </table:table-cell>
          <table:table-cell office:value-type="string">
            <text:p>Sat Nov 10 07:30:32 GMT 2012</text:p>
          </table:table-cell>
          <table:table-cell office:value-type="string">
            <text:p>Fri Nov 16 23:30:32 PST 2012</text:p>
          </table:table-cell>
          <table:table-cell table:number-columns-repeated="3"/>
          <table:table-cell office:value-type="float" office:value="33">
            <text:p>33</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5:32.txt</text:p>
          </table:table-cell>
          <table:table-cell office:value-type="string">
            <text:p>The purchases of silver under the law of July 14, 1890, during the last fiscal year aggregated 54,008,162.59 fine ounces, which cost $45,531,374.53. The total amount of silver purchased from the time that law became operative until the repeal of its purchasing clause, on the 1st day of November, 1893, was 168,674,590.46 fine ounces, which cost $155,930,940.84. Between the 1st day of March, 1873, and the 1st day of November, 1893, the Government purchased under all laws 503,003,717 fine ounces of silver, at a cost of $516,622,948. The silver dollars that have been coined under the act of July 14, 1890, number 36,087,285. The seigniorage arising from such coinage was $6,977,098.39, leaving on hand in the mints 140,699,760 fine ounces of silver, which cost $126,758,218.&lt;br/&gt;&lt;br/&gt;Our total coinage of all metals during the last fiscal year consisted of 97,280,875 pieces, valued at $43,685,178.80, of which there was $30,038,140 in gold coin, $5,343,715 in silver dollars, $7,217,220.90 in subsidiary silver coin, and $1,086,102.90 in minor coins.&lt;br/&gt;&lt;br/&gt;</text:p>
          </table:table-cell>
          <table:table-cell office:value-type="string">
            <text:p>Fiscal</text:p>
          </table:table-cell>
          <table:table-cell office:value-type="string">
            <text:p>http://en.wikipedia.org/wiki/Fiscal</text:p>
          </table:table-cell>
          <table:table-cell office:value-type="string">
            <text:p>Wiluna Gold Mine</text:p>
          </table:table-cell>
          <table:table-cell office:value-type="string">
            <text:p>http://en.wikipedia.org/wiki/Wiluna_Gold_Mine</text:p>
          </table:table-cell>
          <table:table-cell/>
          <table:table-cell office:value-type="float" office:value="2">
            <text:p>2</text:p>
          </table:table-cell>
          <table:table-cell table:number-columns-repeated="3"/>
          <table:table-cell table:formula="of:=CONCATENATE([.AB93];&quot;,&quot;;[.AC93];&quot;,&quot;; TEXT([.AK93];&quot;#&quot;))" office:value-type="string" office:string-value="LAU_ET_AL,EDA,2">
            <text:p>LAU_ET_AL,EDA,2</text:p>
          </table:table-cell>
        </table:table-row>
        <table:table-row table:style-name="ro1">
          <table:table-cell office:value-type="string">
            <text:p>26OAUC26DG67SAL82A6K8COK5HV5C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I988MQU6L5OQ40N81OXCAIJPPHCVV</text:p>
          </table:table-cell>
          <table:table-cell office:value-type="string">
            <text:p>A1AVAUPSZLDN64</text:p>
          </table:table-cell>
          <table:table-cell office:value-type="string">
            <text:p>Submitted</text:p>
          </table:table-cell>
          <table:table-cell office:value-type="string">
            <text:p>Sat Nov 10 07:38:19 GMT 2012</text:p>
          </table:table-cell>
          <table:table-cell office:value-type="string">
            <text:p>Sat Nov 10 07:38:29 GMT 2012</text:p>
          </table:table-cell>
          <table:table-cell office:value-type="string">
            <text:p>Fri Nov 16 23:38:29 PST 2012</text:p>
          </table:table-cell>
          <table:table-cell table:number-columns-repeated="3"/>
          <table:table-cell office:value-type="float" office:value="10">
            <text:p>10</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5:32.txt</text:p>
          </table:table-cell>
          <table:table-cell office:value-type="string">
            <text:p>The purchases of silver under the law of July 14, 1890, during the last fiscal year aggregated 54,008,162.59 fine ounces, which cost $45,531,374.53. The total amount of silver purchased from the time that law became operative until the repeal of its purchasing clause, on the 1st day of November, 1893, was 168,674,590.46 fine ounces, which cost $155,930,940.84. Between the 1st day of March, 1873, and the 1st day of November, 1893, the Government purchased under all laws 503,003,717 fine ounces of silver, at a cost of $516,622,948. The silver dollars that have been coined under the act of July 14, 1890, number 36,087,285. The seigniorage arising from such coinage was $6,977,098.39, leaving on hand in the mints 140,699,760 fine ounces of silver, which cost $126,758,218.&lt;br/&gt;&lt;br/&gt;Our total coinage of all metals during the last fiscal year consisted of 97,280,875 pieces, valued at $43,685,178.80, of which there was $30,038,140 in gold coin, $5,343,715 in silver dollars, $7,217,220.90 in subsidiary silver coin, and $1,086,102.90 in minor coins.&lt;br/&gt;&lt;br/&gt;</text:p>
          </table:table-cell>
          <table:table-cell office:value-type="string">
            <text:p>Fiscal</text:p>
          </table:table-cell>
          <table:table-cell office:value-type="string">
            <text:p>http://en.wikipedia.org/wiki/Fiscal</text:p>
          </table:table-cell>
          <table:table-cell office:value-type="string">
            <text:p>Wiluna Gold Mine</text:p>
          </table:table-cell>
          <table:table-cell office:value-type="string">
            <text:p>http://en.wikipedia.org/wiki/Wiluna_Gold_Mine</text:p>
          </table:table-cell>
          <table:table-cell/>
          <table:table-cell office:value-type="float" office:value="1">
            <text:p>1</text:p>
          </table:table-cell>
          <table:table-cell table:number-columns-repeated="3"/>
          <table:table-cell table:formula="of:=CONCATENATE([.AB94];&quot;,&quot;;[.AC94];&quot;,&quot;; TEXT([.AK94];&quot;#&quot;))" office:value-type="string" office:string-value="LAU_ET_AL,EDA,1">
            <text:p>LAU_ET_AL,EDA,1</text:p>
          </table:table-cell>
        </table:table-row>
        <table:table-row table:style-name="ro1">
          <table:table-cell office:value-type="string">
            <text:p>28J4IXKO2L92WN01HGO36OCCIYTDC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GYRLPHIT3HVBJJPPGTNRQ21HJXIAX</text:p>
          </table:table-cell>
          <table:table-cell office:value-type="string">
            <text:p>A1AVAUPSZLDN64</text:p>
          </table:table-cell>
          <table:table-cell office:value-type="string">
            <text:p>Submitted</text:p>
          </table:table-cell>
          <table:table-cell office:value-type="string">
            <text:p>Sat Nov 10 06:43:50 GMT 2012</text:p>
          </table:table-cell>
          <table:table-cell office:value-type="string">
            <text:p>Sat Nov 10 06:44:15 GMT 2012</text:p>
          </table:table-cell>
          <table:table-cell office:value-type="string">
            <text:p>Fri Nov 16 22:44:15 PST 2012</text:p>
          </table:table-cell>
          <table:table-cell table:number-columns-repeated="3"/>
          <table:table-cell office:value-type="float" office:value="25">
            <text:p>25</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Jimmy_Carter_2:31.txt</text:p>
          </table:table-cell>
          <table:table-cell office:value-type="string">
            <text:p>We&amp;apos;ve made progress toward that kind of government. You&amp;apos;ve given me the authority I requested to reorganize the Federal bureaucracy. And I am using that authority.&lt;br/&gt;&lt;br/&gt;We&amp;apos;ve already begun a series of reorganization plans which will be completed over a period of 3 years. We have also proposed abolishing almost 500 Federal advisory and other commissions and boards. But I know that the American people are still sick and tired of Federal paperwork and redtape. Bit by bit we are chopping down the thicket of unnecessary Federal regulations by which Government too often interferes in our personal lives and our personal business. We&amp;apos;ve cut the public&amp;apos;s Federal paperwork load by more than 12 percent in less than a year. And we are not through cutting.&lt;br/&gt;&lt;br/&gt;</text:p>
          </table:table-cell>
          <table:table-cell office:value-type="string">
            <text:p>Tottorinoshō Station</text:p>
          </table:table-cell>
          <table:table-cell office:value-type="string">
            <text:p>http://en.wikipedia.org/wiki/Tottorinoshō_Station</text:p>
          </table:table-cell>
          <table:table-cell office:value-type="string">
            <text:p>Redtape Magazine</text:p>
          </table:table-cell>
          <table:table-cell office:value-type="string">
            <text:p>http://en.wikipedia.org/wiki/Redtape_Magazine</text:p>
          </table:table-cell>
          <table:table-cell office:value-type="string">
            <text:p>Neither are close at all, chose the best I could.</text:p>
          </table:table-cell>
          <table:table-cell office:value-type="float" office:value="2">
            <text:p>2</text:p>
          </table:table-cell>
          <table:table-cell table:number-columns-repeated="3"/>
          <table:table-cell table:formula="of:=CONCATENATE([.AB95];&quot;,&quot;;[.AC95];&quot;,&quot;; TEXT([.AK95];&quot;#&quot;))" office:value-type="string" office:string-value="RANDOM,EDA,2">
            <text:p>RANDOM,EDA,2</text:p>
          </table:table-cell>
        </table:table-row>
        <table:table-row table:style-name="ro1">
          <table:table-cell office:value-type="string">
            <text:p>28J4IXKO2L92WN01HGO36OCCIYTDC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RAT3HVWAVKILBBOXCS7AZ990Y5NFW</text:p>
          </table:table-cell>
          <table:table-cell office:value-type="string">
            <text:p>A2CZR0MGSEILRP</text:p>
          </table:table-cell>
          <table:table-cell office:value-type="string">
            <text:p>Submitted</text:p>
          </table:table-cell>
          <table:table-cell office:value-type="string">
            <text:p>Sat Nov 10 07:03:28 GMT 2012</text:p>
          </table:table-cell>
          <table:table-cell office:value-type="string">
            <text:p>Sat Nov 10 07:03:43 GMT 2012</text:p>
          </table:table-cell>
          <table:table-cell office:value-type="string">
            <text:p>Fri Nov 16 23:03:43 PST 2012</text:p>
          </table:table-cell>
          <table:table-cell table:number-columns-repeated="3"/>
          <table:table-cell office:value-type="float" office:value="15">
            <text:p>15</text:p>
          </table:table-cell>
          <table:table-cell office:value-type="string">
            <text:p>100% (10/10)</text:p>
          </table:table-cell>
          <table:table-cell table:number-columns-repeated="2"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Jimmy_Carter_2:31.txt</text:p>
          </table:table-cell>
          <table:table-cell office:value-type="string">
            <text:p>We&amp;apos;ve made progress toward that kind of government. You&amp;apos;ve given me the authority I requested to reorganize the Federal bureaucracy. And I am using that authority.&lt;br/&gt;&lt;br/&gt;We&amp;apos;ve already begun a series of reorganization plans which will be completed over a period of 3 years. We have also proposed abolishing almost 500 Federal advisory and other commissions and boards. But I know that the American people are still sick and tired of Federal paperwork and redtape. Bit by bit we are chopping down the thicket of unnecessary Federal regulations by which Government too often interferes in our personal lives and our personal business. We&amp;apos;ve cut the public&amp;apos;s Federal paperwork load by more than 12 percent in less than a year. And we are not through cutting.&lt;br/&gt;&lt;br/&gt;</text:p>
          </table:table-cell>
          <table:table-cell office:value-type="string">
            <text:p>Tottorinoshō Station</text:p>
          </table:table-cell>
          <table:table-cell office:value-type="string">
            <text:p>http://en.wikipedia.org/wiki/Tottorinoshō_Station</text:p>
          </table:table-cell>
          <table:table-cell office:value-type="string">
            <text:p>Redtape Magazine</text:p>
          </table:table-cell>
          <table:table-cell office:value-type="string">
            <text:p>http://en.wikipedia.org/wiki/Redtape_Magazine</text:p>
          </table:table-cell>
          <table:table-cell/>
          <table:table-cell office:value-type="float" office:value="2">
            <text:p>2</text:p>
          </table:table-cell>
          <table:table-cell table:number-columns-repeated="3"/>
          <table:table-cell table:formula="of:=CONCATENATE([.AB96];&quot;,&quot;;[.AC96];&quot;,&quot;; TEXT([.AK96];&quot;#&quot;))" office:value-type="string" office:string-value="RANDOM,EDA,2">
            <text:p>RANDOM,EDA,2</text:p>
          </table:table-cell>
        </table:table-row>
        <table:table-row table:style-name="ro1">
          <table:table-cell office:value-type="string">
            <text:p>28J4IXKO2L92WN01HGO36OCCIYTDC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Z0JVCNHMVHVZL758BB2F4J7J2Q20J</text:p>
          </table:table-cell>
          <table:table-cell office:value-type="string">
            <text:p>A997OZ3H2B3Q2</text:p>
          </table:table-cell>
          <table:table-cell office:value-type="string">
            <text:p>Submitted</text:p>
          </table:table-cell>
          <table:table-cell office:value-type="string">
            <text:p>Sat Nov 10 07:16:08 GMT 2012</text:p>
          </table:table-cell>
          <table:table-cell office:value-type="string">
            <text:p>Sat Nov 10 07:16:42 GMT 2012</text:p>
          </table:table-cell>
          <table:table-cell office:value-type="string">
            <text:p>Fri Nov 16 23:16:42 PST 2012</text:p>
          </table:table-cell>
          <table:table-cell table:number-columns-repeated="3"/>
          <table:table-cell office:value-type="float" office:value="34">
            <text:p>34</text:p>
          </table:table-cell>
          <table:table-cell office:value-type="string">
            <text:p>100% (218/218)</text:p>
          </table:table-cell>
          <table:table-cell table:number-columns-repeated="2"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Jimmy_Carter_2:31.txt</text:p>
          </table:table-cell>
          <table:table-cell office:value-type="string">
            <text:p>We&amp;apos;ve made progress toward that kind of government. You&amp;apos;ve given me the authority I requested to reorganize the Federal bureaucracy. And I am using that authority.&lt;br/&gt;&lt;br/&gt;We&amp;apos;ve already begun a series of reorganization plans which will be completed over a period of 3 years. We have also proposed abolishing almost 500 Federal advisory and other commissions and boards. But I know that the American people are still sick and tired of Federal paperwork and redtape. Bit by bit we are chopping down the thicket of unnecessary Federal regulations by which Government too often interferes in our personal lives and our personal business. We&amp;apos;ve cut the public&amp;apos;s Federal paperwork load by more than 12 percent in less than a year. And we are not through cutting.&lt;br/&gt;&lt;br/&gt;</text:p>
          </table:table-cell>
          <table:table-cell office:value-type="string">
            <text:p>Tottorinoshō Station</text:p>
          </table:table-cell>
          <table:table-cell office:value-type="string">
            <text:p>http://en.wikipedia.org/wiki/Tottorinoshō_Station</text:p>
          </table:table-cell>
          <table:table-cell office:value-type="string">
            <text:p>Redtape Magazine</text:p>
          </table:table-cell>
          <table:table-cell office:value-type="string">
            <text:p>http://en.wikipedia.org/wiki/Redtape_Magazine</text:p>
          </table:table-cell>
          <table:table-cell/>
          <table:table-cell office:value-type="float" office:value="2">
            <text:p>2</text:p>
          </table:table-cell>
          <table:table-cell table:number-columns-repeated="3"/>
          <table:table-cell table:formula="of:=CONCATENATE([.AB97];&quot;,&quot;;[.AC97];&quot;,&quot;; TEXT([.AK97];&quot;#&quot;))" office:value-type="string" office:string-value="RANDOM,EDA,2">
            <text:p>RANDOM,EDA,2</text:p>
          </table:table-cell>
        </table:table-row>
        <table:table-row table:style-name="ro1">
          <table:table-cell office:value-type="string">
            <text:p>2V9SQV66RLPHX2RM261VSI62QH75D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9BMJUNU8LZ66GOLC108L8J35V52IA</text:p>
          </table:table-cell>
          <table:table-cell office:value-type="string">
            <text:p>AVQ23YRFWZKHH</text:p>
          </table:table-cell>
          <table:table-cell office:value-type="string">
            <text:p>Submitted</text:p>
          </table:table-cell>
          <table:table-cell office:value-type="string">
            <text:p>Sat Nov 10 06:51:09 GMT 2012</text:p>
          </table:table-cell>
          <table:table-cell office:value-type="string">
            <text:p>Sat Nov 10 06:51:18 GMT 2012</text:p>
          </table:table-cell>
          <table:table-cell office:value-type="string">
            <text:p>Fri Nov 16 22:51:18 PST 2012</text:p>
          </table:table-cell>
          <table:table-cell table:number-columns-repeated="3"/>
          <table:table-cell office:value-type="float" office:value="9">
            <text:p>9</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7:49.txt</text:p>
          </table:table-cell>
          <table:table-cell office:value-type="string">
            <text:p>Another thing the Congress should do at this session is to strengthen our system of farm price supports to meet the defense emergency. The &amp;quot;sliding scale&amp;quot; in the price support law should not be allowed to penalize farmers for increasing production to meet defense needs. We should also find a new and less costly method for supporting perishable commodities than the law now provides.&lt;br/&gt;&lt;br/&gt;We need to act promptly to improve our labor law. The Taft-Hartley Act has many serious and far-reaching defects. Experience has demonstrated this so clearly that even the sponsors of the act now admit that it needs to be changed. A fair law, fair to both management and labor, is indispensable to sound labor relations and to full, uninterrupted production. I intend to keep on working for a fair law until we get one.&lt;br/&gt;&lt;br/&gt;</text:p>
          </table:table-cell>
          <table:table-cell office:value-type="string">
            <text:p>Labor</text:p>
          </table:table-cell>
          <table:table-cell office:value-type="string">
            <text:p>http://en.wikipedia.org/wiki/Labor</text:p>
          </table:table-cell>
          <table:table-cell office:value-type="string">
            <text:p>William Howard Taft</text:p>
          </table:table-cell>
          <table:table-cell office:value-type="string">
            <text:p>http://en.wikipedia.org/wiki/William_Howard_Taft</text:p>
          </table:table-cell>
          <table:table-cell/>
          <table:table-cell office:value-type="float" office:value="1">
            <text:p>1</text:p>
          </table:table-cell>
          <table:table-cell table:number-columns-repeated="3"/>
          <table:table-cell table:formula="of:=CONCATENATE([.AB98];&quot;,&quot;;[.AC98];&quot;,&quot;; TEXT([.AK98];&quot;#&quot;))" office:value-type="string" office:string-value="LAU_ET_AL,EDA,1">
            <text:p>LAU_ET_AL,EDA,1</text:p>
          </table:table-cell>
        </table:table-row>
        <table:table-row table:style-name="ro1">
          <table:table-cell office:value-type="string">
            <text:p>2V9SQV66RLPHX2RM261VSI62QH75D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PB51Y7QEOZFDZG6J2KMWFXRN92GD5</text:p>
          </table:table-cell>
          <table:table-cell office:value-type="string">
            <text:p>A2CZR0MGSEILRP</text:p>
          </table:table-cell>
          <table:table-cell office:value-type="string">
            <text:p>Submitted</text:p>
          </table:table-cell>
          <table:table-cell office:value-type="string">
            <text:p>Sat Nov 10 06:55:31 GMT 2012</text:p>
          </table:table-cell>
          <table:table-cell office:value-type="string">
            <text:p>Sat Nov 10 06:56:01 GMT 2012</text:p>
          </table:table-cell>
          <table:table-cell office:value-type="string">
            <text:p>Fri Nov 16 22:56:01 PST 2012</text:p>
          </table:table-cell>
          <table:table-cell table:number-columns-repeated="3"/>
          <table:table-cell office:value-type="float" office:value="30">
            <text:p>30</text:p>
          </table:table-cell>
          <table:table-cell office:value-type="string">
            <text:p>100% (10/10)</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7:49.txt</text:p>
          </table:table-cell>
          <table:table-cell office:value-type="string">
            <text:p>Another thing the Congress should do at this session is to strengthen our system of farm price supports to meet the defense emergency. The &amp;quot;sliding scale&amp;quot; in the price support law should not be allowed to penalize farmers for increasing production to meet defense needs. We should also find a new and less costly method for supporting perishable commodities than the law now provides.&lt;br/&gt;&lt;br/&gt;We need to act promptly to improve our labor law. The Taft-Hartley Act has many serious and far-reaching defects. Experience has demonstrated this so clearly that even the sponsors of the act now admit that it needs to be changed. A fair law, fair to both management and labor, is indispensable to sound labor relations and to full, uninterrupted production. I intend to keep on working for a fair law until we get one.&lt;br/&gt;&lt;br/&gt;</text:p>
          </table:table-cell>
          <table:table-cell office:value-type="string">
            <text:p>Labor</text:p>
          </table:table-cell>
          <table:table-cell office:value-type="string">
            <text:p>http://en.wikipedia.org/wiki/Labor</text:p>
          </table:table-cell>
          <table:table-cell office:value-type="string">
            <text:p>William Howard Taft</text:p>
          </table:table-cell>
          <table:table-cell office:value-type="string">
            <text:p>http://en.wikipedia.org/wiki/William_Howard_Taft</text:p>
          </table:table-cell>
          <table:table-cell/>
          <table:table-cell office:value-type="float" office:value="1">
            <text:p>1</text:p>
          </table:table-cell>
          <table:table-cell table:number-columns-repeated="3"/>
          <table:table-cell table:formula="of:=CONCATENATE([.AB99];&quot;,&quot;;[.AC99];&quot;,&quot;; TEXT([.AK99];&quot;#&quot;))" office:value-type="string" office:string-value="LAU_ET_AL,EDA,1">
            <text:p>LAU_ET_AL,EDA,1</text:p>
          </table:table-cell>
        </table:table-row>
        <table:table-row table:style-name="ro1">
          <table:table-cell office:value-type="string">
            <text:p>2V9SQV66RLPHX2RM261VSI62QH75D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UET6YTWX4H3WBDGBN09OI6IT88X24</text:p>
          </table:table-cell>
          <table:table-cell office:value-type="string">
            <text:p>A1AVAUPSZLDN64</text:p>
          </table:table-cell>
          <table:table-cell office:value-type="string">
            <text:p>Submitted</text:p>
          </table:table-cell>
          <table:table-cell office:value-type="string">
            <text:p>Sat Nov 10 06:39:17 GMT 2012</text:p>
          </table:table-cell>
          <table:table-cell office:value-type="string">
            <text:p>Sat Nov 10 06:39:26 GMT 2012</text:p>
          </table:table-cell>
          <table:table-cell office:value-type="string">
            <text:p>Fri Nov 16 22:39:26 PST 2012</text:p>
          </table:table-cell>
          <table:table-cell table:number-columns-repeated="3"/>
          <table:table-cell office:value-type="float" office:value="9">
            <text:p>9</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7:49.txt</text:p>
          </table:table-cell>
          <table:table-cell office:value-type="string">
            <text:p>Another thing the Congress should do at this session is to strengthen our system of farm price supports to meet the defense emergency. The &amp;quot;sliding scale&amp;quot; in the price support law should not be allowed to penalize farmers for increasing production to meet defense needs. We should also find a new and less costly method for supporting perishable commodities than the law now provides.&lt;br/&gt;&lt;br/&gt;We need to act promptly to improve our labor law. The Taft-Hartley Act has many serious and far-reaching defects. Experience has demonstrated this so clearly that even the sponsors of the act now admit that it needs to be changed. A fair law, fair to both management and labor, is indispensable to sound labor relations and to full, uninterrupted production. I intend to keep on working for a fair law until we get one.&lt;br/&gt;&lt;br/&gt;</text:p>
          </table:table-cell>
          <table:table-cell office:value-type="string">
            <text:p>Labor</text:p>
          </table:table-cell>
          <table:table-cell office:value-type="string">
            <text:p>http://en.wikipedia.org/wiki/Labor</text:p>
          </table:table-cell>
          <table:table-cell office:value-type="string">
            <text:p>William Howard Taft</text:p>
          </table:table-cell>
          <table:table-cell office:value-type="string">
            <text:p>http://en.wikipedia.org/wiki/William_Howard_Taft</text:p>
          </table:table-cell>
          <table:table-cell/>
          <table:table-cell office:value-type="float" office:value="2">
            <text:p>2</text:p>
          </table:table-cell>
          <table:table-cell table:number-columns-repeated="3"/>
          <table:table-cell table:formula="of:=CONCATENATE([.AB100];&quot;,&quot;;[.AC100];&quot;,&quot;; TEXT([.AK100];&quot;#&quot;))" office:value-type="string" office:string-value="LAU_ET_AL,EDA,2">
            <text:p>LAU_ET_AL,EDA,2</text:p>
          </table:table-cell>
        </table:table-row>
        <table:table-row table:style-name="ro1">
          <table:table-cell office:value-type="string">
            <text:p>25LW5XH0JPPSXB83LZCSX75KOKNFL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GJLPHIT3HVWP48NDCEJY217CH9JB9</text:p>
          </table:table-cell>
          <table:table-cell office:value-type="string">
            <text:p>A1GQCJDGRPG8ZR</text:p>
          </table:table-cell>
          <table:table-cell office:value-type="string">
            <text:p>Submitted</text:p>
          </table:table-cell>
          <table:table-cell office:value-type="string">
            <text:p>Sat Nov 10 07:26:38 GMT 2012</text:p>
          </table:table-cell>
          <table:table-cell office:value-type="string">
            <text:p>Sat Nov 10 07:27:33 GMT 2012</text:p>
          </table:table-cell>
          <table:table-cell office:value-type="string">
            <text:p>Fri Nov 16 23:27:33 PST 2012</text:p>
          </table:table-cell>
          <table:table-cell table:number-columns-repeated="3"/>
          <table:table-cell office:value-type="float" office:value="55">
            <text:p>55</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Barack_Obama_1:29.txt</text:p>
          </table:table-cell>
          <table:table-cell office:value-type="string">
            <text:p>I suffer no illusions that this will be an easy process. It will be hard. But I also know that nearly a century after Teddy Roosevelt first called for reform, the cost of our health care has weighed down our economy and the conscience of our nation long enough. So let there be no doubt: health care reform cannot wait, it must not wait, and it will not wait another year.&lt;br/&gt;&lt;br/&gt;The third challenge we must address is the urgent need to expand the promise of education in America.&lt;br/&gt;&lt;br/&gt;</text:p>
          </table:table-cell>
          <table:table-cell office:value-type="string">
            <text:p>Nations</text:p>
          </table:table-cell>
          <table:table-cell office:value-type="string">
            <text:p>http://en.wikipedia.org/wiki/Nations</text:p>
          </table:table-cell>
          <table:table-cell office:value-type="string">
            <text:p>Suffer Well</text:p>
          </table:table-cell>
          <table:table-cell office:value-type="string">
            <text:p>http://en.wikipedia.org/wiki/Suffer_Well</text:p>
          </table:table-cell>
          <table:table-cell/>
          <table:table-cell office:value-type="float" office:value="1">
            <text:p>1</text:p>
          </table:table-cell>
          <table:table-cell table:number-columns-repeated="3"/>
          <table:table-cell table:formula="of:=CONCATENATE([.AB101];&quot;,&quot;;[.AC101];&quot;,&quot;; TEXT([.AK101];&quot;#&quot;))" office:value-type="string" office:string-value="LAU_ET_AL,EDA,1">
            <text:p>LAU_ET_AL,EDA,1</text:p>
          </table:table-cell>
        </table:table-row>
        <table:table-row table:style-name="ro1">
          <table:table-cell office:value-type="string">
            <text:p>25LW5XH0JPPSXB83LZCSX75KOKNFL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L2T2D5NQYN5UCE5QQWT6MNC6GC954</text:p>
          </table:table-cell>
          <table:table-cell office:value-type="string">
            <text:p>A1AVAUPSZLDN64</text:p>
          </table:table-cell>
          <table:table-cell office:value-type="string">
            <text:p>Submitted</text:p>
          </table:table-cell>
          <table:table-cell office:value-type="string">
            <text:p>Sat Nov 10 07:42:47 GMT 2012</text:p>
          </table:table-cell>
          <table:table-cell office:value-type="string">
            <text:p>Sat Nov 10 07:42:59 GMT 2012</text:p>
          </table:table-cell>
          <table:table-cell office:value-type="string">
            <text:p>Fri Nov 16 23:42:59 PST 2012</text:p>
          </table:table-cell>
          <table:table-cell table:number-columns-repeated="3"/>
          <table:table-cell office:value-type="float" office:value="12">
            <text:p>12</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Barack_Obama_1:29.txt</text:p>
          </table:table-cell>
          <table:table-cell office:value-type="string">
            <text:p>I suffer no illusions that this will be an easy process. It will be hard. But I also know that nearly a century after Teddy Roosevelt first called for reform, the cost of our health care has weighed down our economy and the conscience of our nation long enough. So let there be no doubt: health care reform cannot wait, it must not wait, and it will not wait another year.&lt;br/&gt;&lt;br/&gt;The third challenge we must address is the urgent need to expand the promise of education in America.&lt;br/&gt;&lt;br/&gt;</text:p>
          </table:table-cell>
          <table:table-cell office:value-type="string">
            <text:p>Nations</text:p>
          </table:table-cell>
          <table:table-cell office:value-type="string">
            <text:p>http://en.wikipedia.org/wiki/Nations</text:p>
          </table:table-cell>
          <table:table-cell office:value-type="string">
            <text:p>Suffer Well</text:p>
          </table:table-cell>
          <table:table-cell office:value-type="string">
            <text:p>http://en.wikipedia.org/wiki/Suffer_Well</text:p>
          </table:table-cell>
          <table:table-cell/>
          <table:table-cell office:value-type="float" office:value="1">
            <text:p>1</text:p>
          </table:table-cell>
          <table:table-cell table:number-columns-repeated="3"/>
          <table:table-cell table:formula="of:=CONCATENATE([.AB102];&quot;,&quot;;[.AC102];&quot;,&quot;; TEXT([.AK102];&quot;#&quot;))" office:value-type="string" office:string-value="LAU_ET_AL,EDA,1">
            <text:p>LAU_ET_AL,EDA,1</text:p>
          </table:table-cell>
        </table:table-row>
        <table:table-row table:style-name="ro1">
          <table:table-cell office:value-type="string">
            <text:p>25LW5XH0JPPSXB83LZCSX75KOKNFL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LSHFL42J1LYKHZC9HD0QGFKRUV2NM</text:p>
          </table:table-cell>
          <table:table-cell office:value-type="string">
            <text:p>A3ABJN1IL7UCZ8</text:p>
          </table:table-cell>
          <table:table-cell office:value-type="string">
            <text:p>Submitted</text:p>
          </table:table-cell>
          <table:table-cell office:value-type="string">
            <text:p>Sat Nov 10 05:30:44 GMT 2012</text:p>
          </table:table-cell>
          <table:table-cell office:value-type="string">
            <text:p>Sat Nov 10 05:32:51 GMT 2012</text:p>
          </table:table-cell>
          <table:table-cell office:value-type="string">
            <text:p>Fri Nov 16 21:32:51 PST 2012</text:p>
          </table:table-cell>
          <table:table-cell table:number-columns-repeated="3"/>
          <table:table-cell office:value-type="float" office:value="127">
            <text:p>127</text:p>
          </table:table-cell>
          <table:table-cell office:value-type="string">
            <text:p>100% (3/3)</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Barack_Obama_1:29.txt</text:p>
          </table:table-cell>
          <table:table-cell office:value-type="string">
            <text:p>I suffer no illusions that this will be an easy process. It will be hard. But I also know that nearly a century after Teddy Roosevelt first called for reform, the cost of our health care has weighed down our economy and the conscience of our nation long enough. So let there be no doubt: health care reform cannot wait, it must not wait, and it will not wait another year.&lt;br/&gt;&lt;br/&gt;The third challenge we must address is the urgent need to expand the promise of education in America.&lt;br/&gt;&lt;br/&gt;</text:p>
          </table:table-cell>
          <table:table-cell office:value-type="string">
            <text:p>Nations</text:p>
          </table:table-cell>
          <table:table-cell office:value-type="string">
            <text:p>http://en.wikipedia.org/wiki/Nations</text:p>
          </table:table-cell>
          <table:table-cell office:value-type="string">
            <text:p>Suffer Well</text:p>
          </table:table-cell>
          <table:table-cell office:value-type="string">
            <text:p>http://en.wikipedia.org/wiki/Suffer_Well</text:p>
          </table:table-cell>
          <table:table-cell/>
          <table:table-cell office:value-type="float" office:value="1">
            <text:p>1</text:p>
          </table:table-cell>
          <table:table-cell table:number-columns-repeated="3"/>
          <table:table-cell table:formula="of:=CONCATENATE([.AB103];&quot;,&quot;;[.AC103];&quot;,&quot;; TEXT([.AK103];&quot;#&quot;))" office:value-type="string" office:string-value="LAU_ET_AL,EDA,1">
            <text:p>LAU_ET_AL,EDA,1</text:p>
          </table:table-cell>
        </table:table-row>
        <table:table-row table:style-name="ro1">
          <table:table-cell office:value-type="string">
            <text:p>2ROX3YOCCF0C4E82W39NQIXYJ26SR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0N66RLPHIT3W4KF2U96ANJQCI68GS</text:p>
          </table:table-cell>
          <table:table-cell office:value-type="string">
            <text:p>A1AVAUPSZLDN64</text:p>
          </table:table-cell>
          <table:table-cell office:value-type="string">
            <text:p>Submitted</text:p>
          </table:table-cell>
          <table:table-cell office:value-type="string">
            <text:p>Sat Nov 10 07:00:29 GMT 2012</text:p>
          </table:table-cell>
          <table:table-cell office:value-type="string">
            <text:p>Sat Nov 10 07:01:03 GMT 2012</text:p>
          </table:table-cell>
          <table:table-cell office:value-type="string">
            <text:p>Fri Nov 16 23:01:03 PST 2012</text:p>
          </table:table-cell>
          <table:table-cell table:number-columns-repeated="3"/>
          <table:table-cell office:value-type="float" office:value="34">
            <text:p>34</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Calvin_Coolidge_3:31.txt</text:p>
          </table:table-cell>
          <table:table-cell office:value-type="string">
            <text:p>The principal work now before the Veterans&amp;apos; Bureau is the perfection of its organization and further improvements in service. Some minor legislative changes are deemed necessary to enable the bureau to retain that high grade of professional talent essential in handling the problems of the bureau. Such changes as tend toward the improvement of service and the carrying forward to completion of the hospital construction program are recommended for the consideration of the proper committees of Congress.&lt;br/&gt;&lt;br/&gt;With the enormous outlay that is now being made in behalf of the veterans and their dependents, with a tremendous war debt still requiring great annual expenditure, with the still high rate of taxation, while. every provision should be made for the relief of the disabled and the necessary care of dependents, the Congress may well consider whether the financial condition of the Government is not such that further bounty through the enlargement of general pensions and other emoluments ought not to be postponed.&lt;br/&gt;&lt;br/&gt;</text:p>
          </table:table-cell>
          <table:table-cell office:value-type="string">
            <text:p>Stanley A. McChrystal</text:p>
          </table:table-cell>
          <table:table-cell office:value-type="string">
            <text:p>http://en.wikipedia.org/wiki/Stanley_A._McChrystal</text:p>
          </table:table-cell>
          <table:table-cell office:value-type="string">
            <text:p>Payit</text:p>
          </table:table-cell>
          <table:table-cell office:value-type="string">
            <text:p>http://en.wikipedia.org/wiki/Payit</text:p>
          </table:table-cell>
          <table:table-cell office:value-type="string">
            <text:p>neither are close, but stanley was part of military</text:p>
          </table:table-cell>
          <table:table-cell office:value-type="float" office:value="1">
            <text:p>1</text:p>
          </table:table-cell>
          <table:table-cell table:number-columns-repeated="3"/>
          <table:table-cell table:formula="of:=CONCATENATE([.AB104];&quot;,&quot;;[.AC104];&quot;,&quot;; TEXT([.AK104];&quot;#&quot;))" office:value-type="string" office:string-value="LAU_ET_AL,RANDOM,1">
            <text:p>LAU_ET_AL,RANDOM,1</text:p>
          </table:table-cell>
        </table:table-row>
        <table:table-row table:style-name="ro1">
          <table:table-cell office:value-type="string">
            <text:p>2ROX3YOCCF0C4E82W39NQIXYJ26SR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1JLFQ0ONNVRWA8MVJ5GZB76XD9KTZ</text:p>
          </table:table-cell>
          <table:table-cell office:value-type="string">
            <text:p>A997OZ3H2B3Q2</text:p>
          </table:table-cell>
          <table:table-cell office:value-type="string">
            <text:p>Submitted</text:p>
          </table:table-cell>
          <table:table-cell office:value-type="string">
            <text:p>Sat Nov 10 07:23:13 GMT 2012</text:p>
          </table:table-cell>
          <table:table-cell office:value-type="string">
            <text:p>Sat Nov 10 07:23:57 GMT 2012</text:p>
          </table:table-cell>
          <table:table-cell office:value-type="string">
            <text:p>Fri Nov 16 23:23:57 PST 2012</text:p>
          </table:table-cell>
          <table:table-cell table:number-columns-repeated="3"/>
          <table:table-cell office:value-type="float" office:value="44">
            <text:p>44</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Calvin_Coolidge_3:31.txt</text:p>
          </table:table-cell>
          <table:table-cell office:value-type="string">
            <text:p>The principal work now before the Veterans&amp;apos; Bureau is the perfection of its organization and further improvements in service. Some minor legislative changes are deemed necessary to enable the bureau to retain that high grade of professional talent essential in handling the problems of the bureau. Such changes as tend toward the improvement of service and the carrying forward to completion of the hospital construction program are recommended for the consideration of the proper committees of Congress.&lt;br/&gt;&lt;br/&gt;With the enormous outlay that is now being made in behalf of the veterans and their dependents, with a tremendous war debt still requiring great annual expenditure, with the still high rate of taxation, while. every provision should be made for the relief of the disabled and the necessary care of dependents, the Congress may well consider whether the financial condition of the Government is not such that further bounty through the enlargement of general pensions and other emoluments ought not to be postponed.&lt;br/&gt;&lt;br/&gt;</text:p>
          </table:table-cell>
          <table:table-cell office:value-type="string">
            <text:p>Stanley A. McChrystal</text:p>
          </table:table-cell>
          <table:table-cell office:value-type="string">
            <text:p>http://en.wikipedia.org/wiki/Stanley_A._McChrystal</text:p>
          </table:table-cell>
          <table:table-cell office:value-type="string">
            <text:p>Payit</text:p>
          </table:table-cell>
          <table:table-cell office:value-type="string">
            <text:p>http://en.wikipedia.org/wiki/Payit</text:p>
          </table:table-cell>
          <table:table-cell/>
          <table:table-cell office:value-type="float" office:value="1">
            <text:p>1</text:p>
          </table:table-cell>
          <table:table-cell table:number-columns-repeated="3"/>
          <table:table-cell table:formula="of:=CONCATENATE([.AB105];&quot;,&quot;;[.AC105];&quot;,&quot;; TEXT([.AK105];&quot;#&quot;))" office:value-type="string" office:string-value="LAU_ET_AL,RANDOM,1">
            <text:p>LAU_ET_AL,RANDOM,1</text:p>
          </table:table-cell>
        </table:table-row>
        <table:table-row table:style-name="ro1">
          <table:table-cell office:value-type="string">
            <text:p>2ROX3YOCCF0C4E82W39NQIXYJ26SR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QISCM6IAA2STRIZ1AROYKKAEZHKKQ</text:p>
          </table:table-cell>
          <table:table-cell office:value-type="string">
            <text:p>A1GQCJDGRPG8ZR</text:p>
          </table:table-cell>
          <table:table-cell office:value-type="string">
            <text:p>Submitted</text:p>
          </table:table-cell>
          <table:table-cell office:value-type="string">
            <text:p>Sat Nov 10 07:00:53 GMT 2012</text:p>
          </table:table-cell>
          <table:table-cell office:value-type="string">
            <text:p>Sat Nov 10 07:01:12 GMT 2012</text:p>
          </table:table-cell>
          <table:table-cell office:value-type="string">
            <text:p>Fri Nov 16 23:01:12 PST 2012</text:p>
          </table:table-cell>
          <table:table-cell table:number-columns-repeated="3"/>
          <table:table-cell office:value-type="float" office:value="19">
            <text:p>19</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Calvin_Coolidge_3:31.txt</text:p>
          </table:table-cell>
          <table:table-cell office:value-type="string">
            <text:p>The principal work now before the Veterans&amp;apos; Bureau is the perfection of its organization and further improvements in service. Some minor legislative changes are deemed necessary to enable the bureau to retain that high grade of professional talent essential in handling the problems of the bureau. Such changes as tend toward the improvement of service and the carrying forward to completion of the hospital construction program are recommended for the consideration of the proper committees of Congress.&lt;br/&gt;&lt;br/&gt;With the enormous outlay that is now being made in behalf of the veterans and their dependents, with a tremendous war debt still requiring great annual expenditure, with the still high rate of taxation, while. every provision should be made for the relief of the disabled and the necessary care of dependents, the Congress may well consider whether the financial condition of the Government is not such that further bounty through the enlargement of general pensions and other emoluments ought not to be postponed.&lt;br/&gt;&lt;br/&gt;</text:p>
          </table:table-cell>
          <table:table-cell office:value-type="string">
            <text:p>Stanley A. McChrystal</text:p>
          </table:table-cell>
          <table:table-cell office:value-type="string">
            <text:p>http://en.wikipedia.org/wiki/Stanley_A._McChrystal</text:p>
          </table:table-cell>
          <table:table-cell office:value-type="string">
            <text:p>Payit</text:p>
          </table:table-cell>
          <table:table-cell office:value-type="string">
            <text:p>http://en.wikipedia.org/wiki/Payit</text:p>
          </table:table-cell>
          <table:table-cell/>
          <table:table-cell office:value-type="float" office:value="2">
            <text:p>2</text:p>
          </table:table-cell>
          <table:table-cell table:number-columns-repeated="3"/>
          <table:table-cell table:formula="of:=CONCATENATE([.AB106];&quot;,&quot;;[.AC106];&quot;,&quot;; TEXT([.AK106];&quot;#&quot;))" office:value-type="string" office:string-value="LAU_ET_AL,RANDOM,2">
            <text:p>LAU_ET_AL,RANDOM,2</text:p>
          </table:table-cell>
        </table:table-row>
        <table:table-row table:style-name="ro1">
          <table:table-cell office:value-type="string">
            <text:p>2YATLB3L0FBJORCGQOARMVE5UN8KW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R9RRLFQ0ONNA056RRF9MGRBHNLRIE</text:p>
          </table:table-cell>
          <table:table-cell office:value-type="string">
            <text:p>A1AVAUPSZLDN64</text:p>
          </table:table-cell>
          <table:table-cell office:value-type="string">
            <text:p>Submitted</text:p>
          </table:table-cell>
          <table:table-cell office:value-type="string">
            <text:p>Sat Nov 10 06:54:43 GMT 2012</text:p>
          </table:table-cell>
          <table:table-cell office:value-type="string">
            <text:p>Sat Nov 10 06:54:51 GMT 2012</text:p>
          </table:table-cell>
          <table:table-cell office:value-type="string">
            <text:p>Fri Nov 16 22:54:51 PST 2012</text:p>
          </table:table-cell>
          <table:table-cell table:number-columns-repeated="3"/>
          <table:table-cell office:value-type="float" office:value="8">
            <text:p>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rald_Ford_1:25.txt</text:p>
          </table:table-cell>
          <table:table-cell office:value-type="string">
            <text:p>A massive program must be initiated to increase energy supply to cut demand, and provide new standby emergency programs to achieve the independence we want by 1985. The largest part of increased oil production must come from new frontier areas on the Outer Continental Shelf and from the Naval Petroleum Reserve No. 4 in Alaska. It is the intent of this Administration to move ahead with exploration, leasing, and production on those frontier areas of the Outer Continental Shelf where the environmental risks are acceptable.&lt;br/&gt;&lt;br/&gt;Use of our most abundant domestic resource--coal--is severely limited. We must strike a reasonable compromise on environmental concerns with coal. I am submitting Clean Air [Act] amendments which will allow greater coal use without sacrificing clean air goals.&lt;br/&gt;&lt;br/&gt;</text:p>
          </table:table-cell>
          <table:table-cell office:value-type="string">
            <text:p>Tax</text:p>
          </table:table-cell>
          <table:table-cell office:value-type="string">
            <text:p>http://en.wikipedia.org/wiki/Tax</text:p>
          </table:table-cell>
          <table:table-cell office:value-type="string">
            <text:p>Fishing in India</text:p>
          </table:table-cell>
          <table:table-cell office:value-type="string">
            <text:p>http://en.wikipedia.org/wiki/Fishing_in_India</text:p>
          </table:table-cell>
          <table:table-cell/>
          <table:table-cell office:value-type="float" office:value="1">
            <text:p>1</text:p>
          </table:table-cell>
          <table:table-cell table:number-columns-repeated="3"/>
          <table:table-cell table:formula="of:=CONCATENATE([.AB107];&quot;,&quot;;[.AC107];&quot;,&quot;; TEXT([.AK107];&quot;#&quot;))" office:value-type="string" office:string-value="LAU_ET_AL,EDA,1">
            <text:p>LAU_ET_AL,EDA,1</text:p>
          </table:table-cell>
        </table:table-row>
        <table:table-row table:style-name="ro1">
          <table:table-cell office:value-type="string">
            <text:p>2YATLB3L0FBJORCGQOARMVE5UN8KW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V7395SW6NG1U1RS5XAB6F1F99YGUG</text:p>
          </table:table-cell>
          <table:table-cell office:value-type="string">
            <text:p>A997OZ3H2B3Q2</text:p>
          </table:table-cell>
          <table:table-cell office:value-type="string">
            <text:p>Submitted</text:p>
          </table:table-cell>
          <table:table-cell office:value-type="string">
            <text:p>Sat Nov 10 07:14:55 GMT 2012</text:p>
          </table:table-cell>
          <table:table-cell office:value-type="string">
            <text:p>Sat Nov 10 07:15:12 GMT 2012</text:p>
          </table:table-cell>
          <table:table-cell office:value-type="string">
            <text:p>Fri Nov 16 23:15:12 PST 2012</text:p>
          </table:table-cell>
          <table:table-cell table:number-columns-repeated="3"/>
          <table:table-cell office:value-type="float" office:value="17">
            <text:p>17</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rald_Ford_1:25.txt</text:p>
          </table:table-cell>
          <table:table-cell office:value-type="string">
            <text:p>A massive program must be initiated to increase energy supply to cut demand, and provide new standby emergency programs to achieve the independence we want by 1985. The largest part of increased oil production must come from new frontier areas on the Outer Continental Shelf and from the Naval Petroleum Reserve No. 4 in Alaska. It is the intent of this Administration to move ahead with exploration, leasing, and production on those frontier areas of the Outer Continental Shelf where the environmental risks are acceptable.&lt;br/&gt;&lt;br/&gt;Use of our most abundant domestic resource--coal--is severely limited. We must strike a reasonable compromise on environmental concerns with coal. I am submitting Clean Air [Act] amendments which will allow greater coal use without sacrificing clean air goals.&lt;br/&gt;&lt;br/&gt;</text:p>
          </table:table-cell>
          <table:table-cell office:value-type="string">
            <text:p>Tax</text:p>
          </table:table-cell>
          <table:table-cell office:value-type="string">
            <text:p>http://en.wikipedia.org/wiki/Tax</text:p>
          </table:table-cell>
          <table:table-cell office:value-type="string">
            <text:p>Fishing in India</text:p>
          </table:table-cell>
          <table:table-cell office:value-type="string">
            <text:p>http://en.wikipedia.org/wiki/Fishing_in_India</text:p>
          </table:table-cell>
          <table:table-cell/>
          <table:table-cell office:value-type="float" office:value="2">
            <text:p>2</text:p>
          </table:table-cell>
          <table:table-cell table:number-columns-repeated="3"/>
          <table:table-cell table:formula="of:=CONCATENATE([.AB108];&quot;,&quot;;[.AC108];&quot;,&quot;; TEXT([.AK108];&quot;#&quot;))" office:value-type="string" office:string-value="LAU_ET_AL,EDA,2">
            <text:p>LAU_ET_AL,EDA,2</text:p>
          </table:table-cell>
        </table:table-row>
        <table:table-row table:style-name="ro1">
          <table:table-cell office:value-type="string">
            <text:p>2YATLB3L0FBJORCGQOARMVE5UN8KW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WIU6L5OBVCIG0L2BK9JN7GUBSHZGU</text:p>
          </table:table-cell>
          <table:table-cell office:value-type="string">
            <text:p>A2HH5FJUR153FA</text:p>
          </table:table-cell>
          <table:table-cell office:value-type="string">
            <text:p>Submitted</text:p>
          </table:table-cell>
          <table:table-cell office:value-type="string">
            <text:p>Sat Nov 10 08:33:08 GMT 2012</text:p>
          </table:table-cell>
          <table:table-cell office:value-type="string">
            <text:p>Sat Nov 10 08:36:29 GMT 2012</text:p>
          </table:table-cell>
          <table:table-cell office:value-type="string">
            <text:p>Sat Nov 17 00:36:29 PST 2012</text:p>
          </table:table-cell>
          <table:table-cell table:number-columns-repeated="3"/>
          <table:table-cell office:value-type="float" office:value="201">
            <text:p>201</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rald_Ford_1:25.txt</text:p>
          </table:table-cell>
          <table:table-cell office:value-type="string">
            <text:p>A massive program must be initiated to increase energy supply to cut demand, and provide new standby emergency programs to achieve the independence we want by 1985. The largest part of increased oil production must come from new frontier areas on the Outer Continental Shelf and from the Naval Petroleum Reserve No. 4 in Alaska. It is the intent of this Administration to move ahead with exploration, leasing, and production on those frontier areas of the Outer Continental Shelf where the environmental risks are acceptable.&lt;br/&gt;&lt;br/&gt;Use of our most abundant domestic resource--coal--is severely limited. We must strike a reasonable compromise on environmental concerns with coal. I am submitting Clean Air [Act] amendments which will allow greater coal use without sacrificing clean air goals.&lt;br/&gt;&lt;br/&gt;</text:p>
          </table:table-cell>
          <table:table-cell office:value-type="string">
            <text:p>Tax</text:p>
          </table:table-cell>
          <table:table-cell office:value-type="string">
            <text:p>http://en.wikipedia.org/wiki/Tax</text:p>
          </table:table-cell>
          <table:table-cell office:value-type="string">
            <text:p>Fishing in India</text:p>
          </table:table-cell>
          <table:table-cell office:value-type="string">
            <text:p>http://en.wikipedia.org/wiki/Fishing_in_India</text:p>
          </table:table-cell>
          <table:table-cell/>
          <table:table-cell office:value-type="float" office:value="1">
            <text:p>1</text:p>
          </table:table-cell>
          <table:table-cell table:number-columns-repeated="3"/>
          <table:table-cell table:formula="of:=CONCATENATE([.AB109];&quot;,&quot;;[.AC109];&quot;,&quot;; TEXT([.AK109];&quot;#&quot;))" office:value-type="string" office:string-value="LAU_ET_AL,EDA,1">
            <text:p>LAU_ET_AL,EDA,1</text:p>
          </table:table-cell>
        </table:table-row>
        <table:table-row table:style-name="ro1">
          <table:table-cell office:value-type="string">
            <text:p>2X4MEGOOGQSC1F6FHCJEQUUU3Y5DD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9YR70G5R98DNSR0LHNS0TNYMX1RB5</text:p>
          </table:table-cell>
          <table:table-cell office:value-type="string">
            <text:p>A997OZ3H2B3Q2</text:p>
          </table:table-cell>
          <table:table-cell office:value-type="string">
            <text:p>Submitted</text:p>
          </table:table-cell>
          <table:table-cell office:value-type="string">
            <text:p>Sat Nov 10 06:53:02 GMT 2012</text:p>
          </table:table-cell>
          <table:table-cell office:value-type="string">
            <text:p>Sat Nov 10 06:53:11 GMT 2012</text:p>
          </table:table-cell>
          <table:table-cell office:value-type="string">
            <text:p>Fri Nov 16 22:53:11 PST 2012</text:p>
          </table:table-cell>
          <table:table-cell table:number-columns-repeated="3"/>
          <table:table-cell office:value-type="float" office:value="9">
            <text:p>9</text:p>
          </table:table-cell>
          <table:table-cell office:value-type="string">
            <text:p>100% (218/218)</text:p>
          </table:table-cell>
          <table:table-cell table:number-columns-repeated="2"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Bill_Clinton_1:17.txt</text:p>
          </table:table-cell>
          <table:table-cell office:value-type="string">
            <text:p>Our next great goal should be to strengthen our families. I compliment the Congress for passing the Family and Medical Leave Act as a good first step, but it is time to do more. This plan will give this country the toughest child support enforcement system it has ever had. It is time to demand that people take responsibility for the children they bring in this world.&lt;br/&gt;&lt;br/&gt;And I ask you to help to protect our families against the violent crime which terrorizes our people and which tears our communities apart. We must pass a tough crime bill. I support not only the bill which didn&amp;apos;t quite make it to the President&amp;apos;s desk last year but also an initiative to put 100,000 more police officers on the street, to provide boot camps for first-time nonviolent offenders for more space for the hardened criminals in jail. And I support an initiative to do what we can to keep guns out of the hands of criminals. Let me say this. I will make you this bargain: If you will pass the Brady bill, I&amp;apos;ll sure sign it.&lt;br/&gt;&lt;br/&gt;</text:p>
          </table:table-cell>
          <table:table-cell office:value-type="string">
            <text:p>Matteo Tagliariol</text:p>
          </table:table-cell>
          <table:table-cell office:value-type="string">
            <text:p>http://en.wikipedia.org/wiki/Matteo_Tagliariol</text:p>
          </table:table-cell>
          <table:table-cell office:value-type="string">
            <text:p>That's Tough</text:p>
          </table:table-cell>
          <table:table-cell office:value-type="string">
            <text:p>http://en.wikipedia.org/wiki/That's_Tough</text:p>
          </table:table-cell>
          <table:table-cell/>
          <table:table-cell office:value-type="float" office:value="2">
            <text:p>2</text:p>
          </table:table-cell>
          <table:table-cell table:number-columns-repeated="3"/>
          <table:table-cell table:formula="of:=CONCATENATE([.AB110];&quot;,&quot;;[.AC110];&quot;,&quot;; TEXT([.AK110];&quot;#&quot;))" office:value-type="string" office:string-value="RANDOM,EDA,2">
            <text:p>RANDOM,EDA,2</text:p>
          </table:table-cell>
        </table:table-row>
        <table:table-row table:style-name="ro1">
          <table:table-cell office:value-type="string">
            <text:p>2X4MEGOOGQSC1F6FHCJEQUUU3Y5DD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MOA6X3YOCCFFLDAR7GTQNII7FEQPO</text:p>
          </table:table-cell>
          <table:table-cell office:value-type="string">
            <text:p>A1AVAUPSZLDN64</text:p>
          </table:table-cell>
          <table:table-cell office:value-type="string">
            <text:p>Submitted</text:p>
          </table:table-cell>
          <table:table-cell office:value-type="string">
            <text:p>Sat Nov 10 06:46:12 GMT 2012</text:p>
          </table:table-cell>
          <table:table-cell office:value-type="string">
            <text:p>Sat Nov 10 06:46:32 GMT 2012</text:p>
          </table:table-cell>
          <table:table-cell office:value-type="string">
            <text:p>Fri Nov 16 22:46:32 PST 2012</text:p>
          </table:table-cell>
          <table:table-cell table:number-columns-repeated="3"/>
          <table:table-cell office:value-type="float" office:value="20">
            <text:p>20</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Bill_Clinton_1:17.txt</text:p>
          </table:table-cell>
          <table:table-cell office:value-type="string">
            <text:p>Our next great goal should be to strengthen our families. I compliment the Congress for passing the Family and Medical Leave Act as a good first step, but it is time to do more. This plan will give this country the toughest child support enforcement system it has ever had. It is time to demand that people take responsibility for the children they bring in this world.&lt;br/&gt;&lt;br/&gt;And I ask you to help to protect our families against the violent crime which terrorizes our people and which tears our communities apart. We must pass a tough crime bill. I support not only the bill which didn&amp;apos;t quite make it to the President&amp;apos;s desk last year but also an initiative to put 100,000 more police officers on the street, to provide boot camps for first-time nonviolent offenders for more space for the hardened criminals in jail. And I support an initiative to do what we can to keep guns out of the hands of criminals. Let me say this. I will make you this bargain: If you will pass the Brady bill, I&amp;apos;ll sure sign it.&lt;br/&gt;&lt;br/&gt;</text:p>
          </table:table-cell>
          <table:table-cell office:value-type="string">
            <text:p>Matteo Tagliariol</text:p>
          </table:table-cell>
          <table:table-cell office:value-type="string">
            <text:p>http://en.wikipedia.org/wiki/Matteo_Tagliariol</text:p>
          </table:table-cell>
          <table:table-cell office:value-type="string">
            <text:p>That's Tough</text:p>
          </table:table-cell>
          <table:table-cell office:value-type="string">
            <text:p>http://en.wikipedia.org/wiki/That's_Tough</text:p>
          </table:table-cell>
          <table:table-cell office:value-type="string">
            <text:p>Neither are close at all.</text:p>
          </table:table-cell>
          <table:table-cell office:value-type="float" office:value="1">
            <text:p>1</text:p>
          </table:table-cell>
          <table:table-cell table:number-columns-repeated="3"/>
          <table:table-cell table:formula="of:=CONCATENATE([.AB111];&quot;,&quot;;[.AC111];&quot;,&quot;; TEXT([.AK111];&quot;#&quot;))" office:value-type="string" office:string-value="RANDOM,EDA,1">
            <text:p>RANDOM,EDA,1</text:p>
          </table:table-cell>
        </table:table-row>
        <table:table-row table:style-name="ro1">
          <table:table-cell office:value-type="string">
            <text:p>2X4MEGOOGQSC1F6FHCJEQUUU3Y5DD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OQ5COW0LGRZIH0WMV363NUZ6UL7YX</text:p>
          </table:table-cell>
          <table:table-cell office:value-type="string">
            <text:p>A3ABJN1IL7UCZ8</text:p>
          </table:table-cell>
          <table:table-cell office:value-type="string">
            <text:p>Submitted</text:p>
          </table:table-cell>
          <table:table-cell office:value-type="string">
            <text:p>Sat Nov 10 05:36:50 GMT 2012</text:p>
          </table:table-cell>
          <table:table-cell office:value-type="string">
            <text:p>Sat Nov 10 05:39:17 GMT 2012</text:p>
          </table:table-cell>
          <table:table-cell office:value-type="string">
            <text:p>Fri Nov 16 21:39:17 PST 2012</text:p>
          </table:table-cell>
          <table:table-cell table:number-columns-repeated="3"/>
          <table:table-cell office:value-type="float" office:value="147">
            <text:p>147</text:p>
          </table:table-cell>
          <table:table-cell office:value-type="string">
            <text:p>100% (3/3)</text:p>
          </table:table-cell>
          <table:table-cell table:number-columns-repeated="2"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Bill_Clinton_1:17.txt</text:p>
          </table:table-cell>
          <table:table-cell office:value-type="string">
            <text:p>Our next great goal should be to strengthen our families. I compliment the Congress for passing the Family and Medical Leave Act as a good first step, but it is time to do more. This plan will give this country the toughest child support enforcement system it has ever had. It is time to demand that people take responsibility for the children they bring in this world.&lt;br/&gt;&lt;br/&gt;And I ask you to help to protect our families against the violent crime which terrorizes our people and which tears our communities apart. We must pass a tough crime bill. I support not only the bill which didn&amp;apos;t quite make it to the President&amp;apos;s desk last year but also an initiative to put 100,000 more police officers on the street, to provide boot camps for first-time nonviolent offenders for more space for the hardened criminals in jail. And I support an initiative to do what we can to keep guns out of the hands of criminals. Let me say this. I will make you this bargain: If you will pass the Brady bill, I&amp;apos;ll sure sign it.&lt;br/&gt;&lt;br/&gt;</text:p>
          </table:table-cell>
          <table:table-cell office:value-type="string">
            <text:p>Matteo Tagliariol</text:p>
          </table:table-cell>
          <table:table-cell office:value-type="string">
            <text:p>http://en.wikipedia.org/wiki/Matteo_Tagliariol</text:p>
          </table:table-cell>
          <table:table-cell office:value-type="string">
            <text:p>That's Tough</text:p>
          </table:table-cell>
          <table:table-cell office:value-type="string">
            <text:p>http://en.wikipedia.org/wiki/That's_Tough</text:p>
          </table:table-cell>
          <table:table-cell office:value-type="string">
            <text:p>BOTH ARE NOT MATCH</text:p>
          </table:table-cell>
          <table:table-cell office:value-type="float" office:value="2">
            <text:p>2</text:p>
          </table:table-cell>
          <table:table-cell table:number-columns-repeated="3"/>
          <table:table-cell table:formula="of:=CONCATENATE([.AB112];&quot;,&quot;;[.AC112];&quot;,&quot;; TEXT([.AK112];&quot;#&quot;))" office:value-type="string" office:string-value="RANDOM,EDA,2">
            <text:p>RANDOM,EDA,2</text:p>
          </table:table-cell>
        </table:table-row>
        <table:table-row table:style-name="ro1">
          <table:table-cell office:value-type="string">
            <text:p>2QP46OQ1SNQQMZUC7FSQSCNR409P5N</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B0N46UXFCD4K60J0X4SVTKIXLYUSM</text:p>
          </table:table-cell>
          <table:table-cell office:value-type="string">
            <text:p>A1FE99W26464IW</text:p>
          </table:table-cell>
          <table:table-cell office:value-type="string">
            <text:p>Submitted</text:p>
          </table:table-cell>
          <table:table-cell office:value-type="string">
            <text:p>Sat Nov 10 09:13:38 GMT 2012</text:p>
          </table:table-cell>
          <table:table-cell office:value-type="string">
            <text:p>Sat Nov 10 09:14:38 GMT 2012</text:p>
          </table:table-cell>
          <table:table-cell office:value-type="string">
            <text:p>Sat Nov 17 01:14:38 PST 2012</text:p>
          </table:table-cell>
          <table:table-cell table:number-columns-repeated="3"/>
          <table:table-cell office:value-type="float" office:value="60">
            <text:p>60</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erbert_Hoover_3:30.txt</text:p>
          </table:table-cell>
          <table:table-cell office:value-type="string">
            <text:p>In my message of a year ago I commented on the necessity of congressional inquiry into the economic action of the antitrust laws. There is wide conviction that some change should be made especially in the procedure under these laws. I do not favor their repeal. Such action would open wide the door to price fixing, monopoly, and destruction of healthy competition. Particular attention should be given to the industries rounded upon natural resources, especially where destructive competition produces great wastes of these resources and brings great hardships upon operators, employees, and the public. In recent years there has been continued demoralization in the bituminous coal, oil, and lumber industries. I again commend the matter to the consideration of the Congress.&lt;br/&gt;&lt;br/&gt;UNEMPLOYMENT&lt;br/&gt;&lt;br/&gt;</text:p>
          </table:table-cell>
          <table:table-cell office:value-type="string">
            <text:p>Trade</text:p>
          </table:table-cell>
          <table:table-cell office:value-type="string">
            <text:p>http://en.wikipedia.org/wiki/Trade</text:p>
          </table:table-cell>
          <table:table-cell office:value-type="string">
            <text:p>Economic history of China before 1911</text:p>
          </table:table-cell>
          <table:table-cell office:value-type="string">
            <text:p>http://en.wikipedia.org/wiki/Economic_history_of_China_before_1911</text:p>
          </table:table-cell>
          <table:table-cell/>
          <table:table-cell office:value-type="float" office:value="1">
            <text:p>1</text:p>
          </table:table-cell>
          <table:table-cell table:number-columns-repeated="3"/>
          <table:table-cell table:formula="of:=CONCATENATE([.AB113];&quot;,&quot;;[.AC113];&quot;,&quot;; TEXT([.AK113];&quot;#&quot;))" office:value-type="string" office:string-value="LAU_ET_AL,EDA,1">
            <text:p>LAU_ET_AL,EDA,1</text:p>
          </table:table-cell>
        </table:table-row>
        <table:table-row table:style-name="ro1">
          <table:table-cell office:value-type="string">
            <text:p>2QP46OQ1SNQQMZUC7FSQSCNR409P5N</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I988MQU6L5OQ40N81OXCAIJPOFCVR</text:p>
          </table:table-cell>
          <table:table-cell office:value-type="string">
            <text:p>A1AVAUPSZLDN64</text:p>
          </table:table-cell>
          <table:table-cell office:value-type="string">
            <text:p>Submitted</text:p>
          </table:table-cell>
          <table:table-cell office:value-type="string">
            <text:p>Sat Nov 10 07:00:06 GMT 2012</text:p>
          </table:table-cell>
          <table:table-cell office:value-type="string">
            <text:p>Sat Nov 10 07:00:29 GMT 2012</text:p>
          </table:table-cell>
          <table:table-cell office:value-type="string">
            <text:p>Fri Nov 16 23:00:29 PST 2012</text:p>
          </table:table-cell>
          <table:table-cell table:number-columns-repeated="3"/>
          <table:table-cell office:value-type="float" office:value="23">
            <text:p>23</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erbert_Hoover_3:30.txt</text:p>
          </table:table-cell>
          <table:table-cell office:value-type="string">
            <text:p>In my message of a year ago I commented on the necessity of congressional inquiry into the economic action of the antitrust laws. There is wide conviction that some change should be made especially in the procedure under these laws. I do not favor their repeal. Such action would open wide the door to price fixing, monopoly, and destruction of healthy competition. Particular attention should be given to the industries rounded upon natural resources, especially where destructive competition produces great wastes of these resources and brings great hardships upon operators, employees, and the public. In recent years there has been continued demoralization in the bituminous coal, oil, and lumber industries. I again commend the matter to the consideration of the Congress.&lt;br/&gt;&lt;br/&gt;UNEMPLOYMENT&lt;br/&gt;&lt;br/&gt;</text:p>
          </table:table-cell>
          <table:table-cell office:value-type="string">
            <text:p>Trade</text:p>
          </table:table-cell>
          <table:table-cell office:value-type="string">
            <text:p>http://en.wikipedia.org/wiki/Trade</text:p>
          </table:table-cell>
          <table:table-cell office:value-type="string">
            <text:p>Economic history of China before 1911</text:p>
          </table:table-cell>
          <table:table-cell office:value-type="string">
            <text:p>http://en.wikipedia.org/wiki/Economic_history_of_China_before_1911</text:p>
          </table:table-cell>
          <table:table-cell/>
          <table:table-cell office:value-type="float" office:value="1">
            <text:p>1</text:p>
          </table:table-cell>
          <table:table-cell table:number-columns-repeated="3"/>
          <table:table-cell table:formula="of:=CONCATENATE([.AB114];&quot;,&quot;;[.AC114];&quot;,&quot;; TEXT([.AK114];&quot;#&quot;))" office:value-type="string" office:string-value="LAU_ET_AL,EDA,1">
            <text:p>LAU_ET_AL,EDA,1</text:p>
          </table:table-cell>
        </table:table-row>
        <table:table-row table:style-name="ro1">
          <table:table-cell office:value-type="string">
            <text:p>2QP46OQ1SNQQMZUC7FSQSCNR409P5N</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OJILKH1Q6SV5H5DFWHUEL5OLCAJ0J</text:p>
          </table:table-cell>
          <table:table-cell office:value-type="string">
            <text:p>A997OZ3H2B3Q2</text:p>
          </table:table-cell>
          <table:table-cell office:value-type="string">
            <text:p>Submitted</text:p>
          </table:table-cell>
          <table:table-cell office:value-type="string">
            <text:p>Sat Nov 10 06:49:25 GMT 2012</text:p>
          </table:table-cell>
          <table:table-cell office:value-type="string">
            <text:p>Sat Nov 10 06:50:21 GMT 2012</text:p>
          </table:table-cell>
          <table:table-cell office:value-type="string">
            <text:p>Fri Nov 16 22:50:21 PST 2012</text:p>
          </table:table-cell>
          <table:table-cell table:number-columns-repeated="3"/>
          <table:table-cell office:value-type="float" office:value="56">
            <text:p>56</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erbert_Hoover_3:30.txt</text:p>
          </table:table-cell>
          <table:table-cell office:value-type="string">
            <text:p>In my message of a year ago I commented on the necessity of congressional inquiry into the economic action of the antitrust laws. There is wide conviction that some change should be made especially in the procedure under these laws. I do not favor their repeal. Such action would open wide the door to price fixing, monopoly, and destruction of healthy competition. Particular attention should be given to the industries rounded upon natural resources, especially where destructive competition produces great wastes of these resources and brings great hardships upon operators, employees, and the public. In recent years there has been continued demoralization in the bituminous coal, oil, and lumber industries. I again commend the matter to the consideration of the Congress.&lt;br/&gt;&lt;br/&gt;UNEMPLOYMENT&lt;br/&gt;&lt;br/&gt;</text:p>
          </table:table-cell>
          <table:table-cell office:value-type="string">
            <text:p>Trade</text:p>
          </table:table-cell>
          <table:table-cell office:value-type="string">
            <text:p>http://en.wikipedia.org/wiki/Trade</text:p>
          </table:table-cell>
          <table:table-cell office:value-type="string">
            <text:p>Economic history of China before 1911</text:p>
          </table:table-cell>
          <table:table-cell office:value-type="string">
            <text:p>http://en.wikipedia.org/wiki/Economic_history_of_China_before_1911</text:p>
          </table:table-cell>
          <table:table-cell/>
          <table:table-cell office:value-type="float" office:value="1">
            <text:p>1</text:p>
          </table:table-cell>
          <table:table-cell table:number-columns-repeated="3"/>
          <table:table-cell table:formula="of:=CONCATENATE([.AB115];&quot;,&quot;;[.AC115];&quot;,&quot;; TEXT([.AK115];&quot;#&quot;))" office:value-type="string" office:string-value="LAU_ET_AL,EDA,1">
            <text:p>LAU_ET_AL,EDA,1</text:p>
          </table:table-cell>
        </table:table-row>
        <table:table-row table:style-name="ro1">
          <table:table-cell office:value-type="string">
            <text:p>2359U8P9Y38TB5LNA2LYQM0JW8WXG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CQU98JHSTLBIUOKIT0IWBJET8DQE4</text:p>
          </table:table-cell>
          <table:table-cell office:value-type="string">
            <text:p>A1GQCJDGRPG8ZR</text:p>
          </table:table-cell>
          <table:table-cell office:value-type="string">
            <text:p>Submitted</text:p>
          </table:table-cell>
          <table:table-cell office:value-type="string">
            <text:p>Sat Nov 10 07:04:28 GMT 2012</text:p>
          </table:table-cell>
          <table:table-cell office:value-type="string">
            <text:p>Sat Nov 10 07:04:52 GMT 2012</text:p>
          </table:table-cell>
          <table:table-cell office:value-type="string">
            <text:p>Fri Nov 16 23:04:52 PST 2012</text:p>
          </table:table-cell>
          <table:table-cell table:number-columns-repeated="3"/>
          <table:table-cell office:value-type="float" office:value="24">
            <text:p>24</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Buchanan_2:19.txt</text:p>
          </table:table-cell>
          <table:table-cell office:value-type="string">
            <text:p>The British Government at the same time proposed to the United States that some mode should be adopted, by mutual arrangement between the two countries, of a character which may be found effective without being offensive, for verifying the nationality of vessels suspected on good grounds of carrying false colors. They have also invited the United States to take the initiative and propose measures for this purpose. Whilst declining to assume so grave a responsibility, the Secretary of State has informed the British Government that we are ready to receive any proposals which they may feel disposed to offer having this object in view, and to consider them in an amicable spirit. A strong opinion is, however, expressed that the occasional abuse of the flag of any nation is an evil far less to be deprecated than would be the establishment of any regulations which might be incompatible with the freedom of the seas. This Government has yet received no communication specifying the manner in which the British Government would propose to carry out their suggestion, and I am inclined to believe that no plan which can be devised will be free from grave embarrassments. Still, I shall form no decided opinion on the subject until I shall have carefully and in the best spirit examined any proposals which they may think proper to make.&lt;br/&gt;&lt;br/&gt;I am truly sorry I can not also inform you that the complications between Great Britain and the United States arising out of the Clayton and Bulwer treaty of April, 1850, have been finally adjusted.&lt;br/&gt;&lt;br/&gt;</text:p>
          </table:table-cell>
          <table:table-cell office:value-type="string">
            <text:p>Treaty</text:p>
          </table:table-cell>
          <table:table-cell office:value-type="string">
            <text:p>http://en.wikipedia.org/wiki/Treaty</text:p>
          </table:table-cell>
          <table:table-cell office:value-type="string">
            <text:p>Robin Hemley</text:p>
          </table:table-cell>
          <table:table-cell office:value-type="string">
            <text:p>http://en.wikipedia.org/wiki/Robin_Hemley</text:p>
          </table:table-cell>
          <table:table-cell/>
          <table:table-cell office:value-type="float" office:value="2">
            <text:p>2</text:p>
          </table:table-cell>
          <table:table-cell table:number-columns-repeated="3"/>
          <table:table-cell table:formula="of:=CONCATENATE([.AB116];&quot;,&quot;;[.AC116];&quot;,&quot;; TEXT([.AK116];&quot;#&quot;))" office:value-type="string" office:string-value="LAU_ET_AL,EDA,2">
            <text:p>LAU_ET_AL,EDA,2</text:p>
          </table:table-cell>
        </table:table-row>
        <table:table-row table:style-name="ro1">
          <table:table-cell office:value-type="string">
            <text:p>2359U8P9Y38TB5LNA2LYQM0JW8WXG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KSRYNJ92NJK19TGTTKUPYW2QAOB6S</text:p>
          </table:table-cell>
          <table:table-cell office:value-type="string">
            <text:p>A2CZR0MGSEILRP</text:p>
          </table:table-cell>
          <table:table-cell office:value-type="string">
            <text:p>Submitted</text:p>
          </table:table-cell>
          <table:table-cell office:value-type="string">
            <text:p>Sat Nov 10 07:09:15 GMT 2012</text:p>
          </table:table-cell>
          <table:table-cell office:value-type="string">
            <text:p>Sat Nov 10 07:10:32 GMT 2012</text:p>
          </table:table-cell>
          <table:table-cell office:value-type="string">
            <text:p>Fri Nov 16 23:10:32 PST 2012</text:p>
          </table:table-cell>
          <table:table-cell table:number-columns-repeated="3"/>
          <table:table-cell office:value-type="float" office:value="77">
            <text:p>77</text:p>
          </table:table-cell>
          <table:table-cell office:value-type="string">
            <text:p>100% (10/10)</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Buchanan_2:19.txt</text:p>
          </table:table-cell>
          <table:table-cell office:value-type="string">
            <text:p>The British Government at the same time proposed to the United States that some mode should be adopted, by mutual arrangement between the two countries, of a character which may be found effective without being offensive, for verifying the nationality of vessels suspected on good grounds of carrying false colors. They have also invited the United States to take the initiative and propose measures for this purpose. Whilst declining to assume so grave a responsibility, the Secretary of State has informed the British Government that we are ready to receive any proposals which they may feel disposed to offer having this object in view, and to consider them in an amicable spirit. A strong opinion is, however, expressed that the occasional abuse of the flag of any nation is an evil far less to be deprecated than would be the establishment of any regulations which might be incompatible with the freedom of the seas. This Government has yet received no communication specifying the manner in which the British Government would propose to carry out their suggestion, and I am inclined to believe that no plan which can be devised will be free from grave embarrassments. Still, I shall form no decided opinion on the subject until I shall have carefully and in the best spirit examined any proposals which they may think proper to make.&lt;br/&gt;&lt;br/&gt;I am truly sorry I can not also inform you that the complications between Great Britain and the United States arising out of the Clayton and Bulwer treaty of April, 1850, have been finally adjusted.&lt;br/&gt;&lt;br/&gt;</text:p>
          </table:table-cell>
          <table:table-cell office:value-type="string">
            <text:p>Treaty</text:p>
          </table:table-cell>
          <table:table-cell office:value-type="string">
            <text:p>http://en.wikipedia.org/wiki/Treaty</text:p>
          </table:table-cell>
          <table:table-cell office:value-type="string">
            <text:p>Robin Hemley</text:p>
          </table:table-cell>
          <table:table-cell office:value-type="string">
            <text:p>http://en.wikipedia.org/wiki/Robin_Hemley</text:p>
          </table:table-cell>
          <table:table-cell/>
          <table:table-cell office:value-type="float" office:value="1">
            <text:p>1</text:p>
          </table:table-cell>
          <table:table-cell table:number-columns-repeated="3"/>
          <table:table-cell table:formula="of:=CONCATENATE([.AB117];&quot;,&quot;;[.AC117];&quot;,&quot;; TEXT([.AK117];&quot;#&quot;))" office:value-type="string" office:string-value="LAU_ET_AL,EDA,1">
            <text:p>LAU_ET_AL,EDA,1</text:p>
          </table:table-cell>
        </table:table-row>
        <table:table-row table:style-name="ro1">
          <table:table-cell office:value-type="string">
            <text:p>2359U8P9Y38TB5LNA2LYQM0JW8WXG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P006UFBNFSVV39KAJWS46NGBWNH34</text:p>
          </table:table-cell>
          <table:table-cell office:value-type="string">
            <text:p>A3QZFGGOFP9QT7</text:p>
          </table:table-cell>
          <table:table-cell office:value-type="string">
            <text:p>Submitted</text:p>
          </table:table-cell>
          <table:table-cell office:value-type="string">
            <text:p>Sat Nov 10 05:38:38 GMT 2012</text:p>
          </table:table-cell>
          <table:table-cell office:value-type="string">
            <text:p>Sat Nov 10 05:40:58 GMT 2012</text:p>
          </table:table-cell>
          <table:table-cell office:value-type="string">
            <text:p>Fri Nov 16 21:40:58 PST 2012</text:p>
          </table:table-cell>
          <table:table-cell table:number-columns-repeated="3"/>
          <table:table-cell office:value-type="float" office:value="140">
            <text:p>140</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Buchanan_2:19.txt</text:p>
          </table:table-cell>
          <table:table-cell office:value-type="string">
            <text:p>The British Government at the same time proposed to the United States that some mode should be adopted, by mutual arrangement between the two countries, of a character which may be found effective without being offensive, for verifying the nationality of vessels suspected on good grounds of carrying false colors. They have also invited the United States to take the initiative and propose measures for this purpose. Whilst declining to assume so grave a responsibility, the Secretary of State has informed the British Government that we are ready to receive any proposals which they may feel disposed to offer having this object in view, and to consider them in an amicable spirit. A strong opinion is, however, expressed that the occasional abuse of the flag of any nation is an evil far less to be deprecated than would be the establishment of any regulations which might be incompatible with the freedom of the seas. This Government has yet received no communication specifying the manner in which the British Government would propose to carry out their suggestion, and I am inclined to believe that no plan which can be devised will be free from grave embarrassments. Still, I shall form no decided opinion on the subject until I shall have carefully and in the best spirit examined any proposals which they may think proper to make.&lt;br/&gt;&lt;br/&gt;I am truly sorry I can not also inform you that the complications between Great Britain and the United States arising out of the Clayton and Bulwer treaty of April, 1850, have been finally adjusted.&lt;br/&gt;&lt;br/&gt;</text:p>
          </table:table-cell>
          <table:table-cell office:value-type="string">
            <text:p>Treaty</text:p>
          </table:table-cell>
          <table:table-cell office:value-type="string">
            <text:p>http://en.wikipedia.org/wiki/Treaty</text:p>
          </table:table-cell>
          <table:table-cell office:value-type="string">
            <text:p>Robin Hemley</text:p>
          </table:table-cell>
          <table:table-cell office:value-type="string">
            <text:p>http://en.wikipedia.org/wiki/Robin_Hemley</text:p>
          </table:table-cell>
          <table:table-cell office:value-type="string">
            <text:p>Clayton and Bulwer treaty of April, 1850</text:p>
          </table:table-cell>
          <table:table-cell office:value-type="float" office:value="1">
            <text:p>1</text:p>
          </table:table-cell>
          <table:table-cell table:number-columns-repeated="3"/>
          <table:table-cell table:formula="of:=CONCATENATE([.AB118];&quot;,&quot;;[.AC118];&quot;,&quot;; TEXT([.AK118];&quot;#&quot;))" office:value-type="string" office:string-value="LAU_ET_AL,EDA,1">
            <text:p>LAU_ET_AL,EDA,1</text:p>
          </table:table-cell>
        </table:table-row>
        <table:table-row table:style-name="ro1">
          <table:table-cell office:value-type="string">
            <text:p>2IMIXKO2L92HTLKFD7UYWCCF3A6DE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6KBRI8IUB2Y9IWOO2KLJ3L0PSIH5Y</text:p>
          </table:table-cell>
          <table:table-cell office:value-type="string">
            <text:p>A1AVAUPSZLDN64</text:p>
          </table:table-cell>
          <table:table-cell office:value-type="string">
            <text:p>Submitted</text:p>
          </table:table-cell>
          <table:table-cell office:value-type="string">
            <text:p>Sat Nov 10 07:17:46 GMT 2012</text:p>
          </table:table-cell>
          <table:table-cell office:value-type="string">
            <text:p>Sat Nov 10 07:20:36 GMT 2012</text:p>
          </table:table-cell>
          <table:table-cell office:value-type="string">
            <text:p>Fri Nov 16 23:20:36 PST 2012</text:p>
          </table:table-cell>
          <table:table-cell table:number-columns-repeated="3"/>
          <table:table-cell office:value-type="float" office:value="170">
            <text:p>170</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4:28.txt</text:p>
          </table:table-cell>
          <table:table-cell office:value-type="string">
            <text:p>In the past, we have worked together to bring mentors to the children of prisoners, and provide treatment for the addicted, and help for the homeless. Tonight I ask you to consider another group of Americans in need of help. This year, some 600,000 inmates will be released from prison back into society. We know from long experience that if they can&amp;apos;t find work, or a home, or help, they are much more likely to commit more crimes and return to prison. So tonight, I propose a four-year, 300 million dollar Prisoner Re-Entry Initiative to expand job training and placement services, to provide transitional housing, and to help newly released prisoners get mentoring, including from faith-based groups. America is the land of the second chance - and when the gates of the prison open, the path ahead should lead to a better life.&lt;br/&gt;&lt;br/&gt;For all Americans, the last three years have brought tests we did not ask for, and achievements shared by all. By our actions, we have shown what kind of Nation we are. In grief, we found the grace to go on. In challenge, we rediscovered the courage and daring of a free people. In victory, we have shown the noble aims and good heart of America. And having come this far, we sense that we live in a time set apart.&lt;br/&gt;&lt;br/&gt;</text:p>
          </table:table-cell>
          <table:table-cell office:value-type="string">
            <text:p>Iroquois</text:p>
          </table:table-cell>
          <table:table-cell office:value-type="string">
            <text:p>http://en.wikipedia.org/wiki/Iroquois</text:p>
          </table:table-cell>
          <table:table-cell office:value-type="string">
            <text:p>Homelessness</text:p>
          </table:table-cell>
          <table:table-cell office:value-type="string">
            <text:p>http://en.wikipedia.org/wiki/Homelessness</text:p>
          </table:table-cell>
          <table:table-cell/>
          <table:table-cell office:value-type="float" office:value="2">
            <text:p>2</text:p>
          </table:table-cell>
          <table:table-cell table:number-columns-repeated="3"/>
          <table:table-cell table:formula="of:=CONCATENATE([.AB119];&quot;,&quot;;[.AC119];&quot;,&quot;; TEXT([.AK119];&quot;#&quot;))" office:value-type="string" office:string-value="LAU_ET_AL,EDA,2">
            <text:p>LAU_ET_AL,EDA,2</text:p>
          </table:table-cell>
        </table:table-row>
        <table:table-row table:style-name="ro1">
          <table:table-cell office:value-type="string">
            <text:p>2IMIXKO2L92HTLKFD7UYWCCF3A6DE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CJCJK63ZVE3W0OP1S1QHJL51KCY93</text:p>
          </table:table-cell>
          <table:table-cell office:value-type="string">
            <text:p>A3CJ3U84B1VDOU</text:p>
          </table:table-cell>
          <table:table-cell office:value-type="string">
            <text:p>Submitted</text:p>
          </table:table-cell>
          <table:table-cell office:value-type="string">
            <text:p>Sat Nov 10 06:30:44 GMT 2012</text:p>
          </table:table-cell>
          <table:table-cell office:value-type="string">
            <text:p>Sat Nov 10 06:33:15 GMT 2012</text:p>
          </table:table-cell>
          <table:table-cell office:value-type="string">
            <text:p>Fri Nov 16 22:33:15 PST 2012</text:p>
          </table:table-cell>
          <table:table-cell table:number-columns-repeated="3"/>
          <table:table-cell office:value-type="float" office:value="151">
            <text:p>151</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4:28.txt</text:p>
          </table:table-cell>
          <table:table-cell office:value-type="string">
            <text:p>In the past, we have worked together to bring mentors to the children of prisoners, and provide treatment for the addicted, and help for the homeless. Tonight I ask you to consider another group of Americans in need of help. This year, some 600,000 inmates will be released from prison back into society. We know from long experience that if they can&amp;apos;t find work, or a home, or help, they are much more likely to commit more crimes and return to prison. So tonight, I propose a four-year, 300 million dollar Prisoner Re-Entry Initiative to expand job training and placement services, to provide transitional housing, and to help newly released prisoners get mentoring, including from faith-based groups. America is the land of the second chance - and when the gates of the prison open, the path ahead should lead to a better life.&lt;br/&gt;&lt;br/&gt;For all Americans, the last three years have brought tests we did not ask for, and achievements shared by all. By our actions, we have shown what kind of Nation we are. In grief, we found the grace to go on. In challenge, we rediscovered the courage and daring of a free people. In victory, we have shown the noble aims and good heart of America. And having come this far, we sense that we live in a time set apart.&lt;br/&gt;&lt;br/&gt;</text:p>
          </table:table-cell>
          <table:table-cell office:value-type="string">
            <text:p>Iroquois</text:p>
          </table:table-cell>
          <table:table-cell office:value-type="string">
            <text:p>http://en.wikipedia.org/wiki/Iroquois</text:p>
          </table:table-cell>
          <table:table-cell office:value-type="string">
            <text:p>Homelessness</text:p>
          </table:table-cell>
          <table:table-cell office:value-type="string">
            <text:p>http://en.wikipedia.org/wiki/Homelessness</text:p>
          </table:table-cell>
          <table:table-cell/>
          <table:table-cell office:value-type="float" office:value="2">
            <text:p>2</text:p>
          </table:table-cell>
          <table:table-cell table:number-columns-repeated="3"/>
          <table:table-cell table:formula="of:=CONCATENATE([.AB120];&quot;,&quot;;[.AC120];&quot;,&quot;; TEXT([.AK120];&quot;#&quot;))" office:value-type="string" office:string-value="LAU_ET_AL,EDA,2">
            <text:p>LAU_ET_AL,EDA,2</text:p>
          </table:table-cell>
        </table:table-row>
        <table:table-row table:style-name="ro1">
          <table:table-cell office:value-type="string">
            <text:p>2IMIXKO2L92HTLKFD7UYWCCF3A6DE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JUHECWA6X3Y3L0K7MG5SXPTS4GMLZ</text:p>
          </table:table-cell>
          <table:table-cell office:value-type="string">
            <text:p>A997OZ3H2B3Q2</text:p>
          </table:table-cell>
          <table:table-cell office:value-type="string">
            <text:p>Submitted</text:p>
          </table:table-cell>
          <table:table-cell office:value-type="string">
            <text:p>Sat Nov 10 07:00:32 GMT 2012</text:p>
          </table:table-cell>
          <table:table-cell office:value-type="string">
            <text:p>Sat Nov 10 07:01:00 GMT 2012</text:p>
          </table:table-cell>
          <table:table-cell office:value-type="string">
            <text:p>Fri Nov 16 23:01:00 PST 2012</text:p>
          </table:table-cell>
          <table:table-cell table:number-columns-repeated="3"/>
          <table:table-cell office:value-type="float" office:value="28">
            <text:p>28</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4:28.txt</text:p>
          </table:table-cell>
          <table:table-cell office:value-type="string">
            <text:p>In the past, we have worked together to bring mentors to the children of prisoners, and provide treatment for the addicted, and help for the homeless. Tonight I ask you to consider another group of Americans in need of help. This year, some 600,000 inmates will be released from prison back into society. We know from long experience that if they can&amp;apos;t find work, or a home, or help, they are much more likely to commit more crimes and return to prison. So tonight, I propose a four-year, 300 million dollar Prisoner Re-Entry Initiative to expand job training and placement services, to provide transitional housing, and to help newly released prisoners get mentoring, including from faith-based groups. America is the land of the second chance - and when the gates of the prison open, the path ahead should lead to a better life.&lt;br/&gt;&lt;br/&gt;For all Americans, the last three years have brought tests we did not ask for, and achievements shared by all. By our actions, we have shown what kind of Nation we are. In grief, we found the grace to go on. In challenge, we rediscovered the courage and daring of a free people. In victory, we have shown the noble aims and good heart of America. And having come this far, we sense that we live in a time set apart.&lt;br/&gt;&lt;br/&gt;</text:p>
          </table:table-cell>
          <table:table-cell office:value-type="string">
            <text:p>Iroquois</text:p>
          </table:table-cell>
          <table:table-cell office:value-type="string">
            <text:p>http://en.wikipedia.org/wiki/Iroquois</text:p>
          </table:table-cell>
          <table:table-cell office:value-type="string">
            <text:p>Homelessness</text:p>
          </table:table-cell>
          <table:table-cell office:value-type="string">
            <text:p>http://en.wikipedia.org/wiki/Homelessness</text:p>
          </table:table-cell>
          <table:table-cell/>
          <table:table-cell office:value-type="float" office:value="2">
            <text:p>2</text:p>
          </table:table-cell>
          <table:table-cell table:number-columns-repeated="3"/>
          <table:table-cell table:formula="of:=CONCATENATE([.AB121];&quot;,&quot;;[.AC121];&quot;,&quot;; TEXT([.AK121];&quot;#&quot;))" office:value-type="string" office:string-value="LAU_ET_AL,EDA,2">
            <text:p>LAU_ET_AL,EDA,2</text:p>
          </table:table-cell>
        </table:table-row>
        <table:table-row table:style-name="ro1">
          <table:table-cell office:value-type="string">
            <text:p>24SB6BFMFFOYDRH60T6DOESC3PEKX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432YU98JHST0KRQ7P2JHIOBTVIOC1</text:p>
          </table:table-cell>
          <table:table-cell office:value-type="string">
            <text:p>A1AVAUPSZLDN64</text:p>
          </table:table-cell>
          <table:table-cell office:value-type="string">
            <text:p>Submitted</text:p>
          </table:table-cell>
          <table:table-cell office:value-type="string">
            <text:p>Sat Nov 10 07:10:00 GMT 2012</text:p>
          </table:table-cell>
          <table:table-cell office:value-type="string">
            <text:p>Sat Nov 10 07:11:19 GMT 2012</text:p>
          </table:table-cell>
          <table:table-cell office:value-type="string">
            <text:p>Fri Nov 16 23:11:19 PST 2012</text:p>
          </table:table-cell>
          <table:table-cell table:number-columns-repeated="3"/>
          <table:table-cell office:value-type="float" office:value="79">
            <text:p>79</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illiam_Howard_Taft_2:245.txt</text:p>
          </table:table-cell>
          <table:table-cell office:value-type="string">
            <text:p>I am glad to note in the Secretary&amp;apos;s report the satisfactory progress which is being made in respect to the preservation of the seals of the Pribiloff Islands. Very active steps are being taken by the Department of State to secure an arrangement which shall protect the Pribiloff herd from the losses due to pelagic sealing. Meantime the Government has secured seal pelts of the bachelor seals (the killing of which does not interfere with the maintenance of the herd), from the sale of which next month it is expected to realize about $450,000, a sum largely in excess of the rental paid by the lessee of the Government under the previous contract.&lt;br/&gt;&lt;br/&gt;COAST AND GEODETIC SURVEY.&lt;br/&gt;&lt;br/&gt;</text:p>
          </table:table-cell>
          <table:table-cell office:value-type="string">
            <text:p>Transcontinental railroad</text:p>
          </table:table-cell>
          <table:table-cell office:value-type="string">
            <text:p>http://en.wikipedia.org/wiki/Transcontinental_railroad</text:p>
          </table:table-cell>
          <table:table-cell office:value-type="string">
            <text:p>Bering Sea Arbitration</text:p>
          </table:table-cell>
          <table:table-cell office:value-type="string">
            <text:p>http://en.wikipedia.org/wiki/Bering_Sea_Arbitration</text:p>
          </table:table-cell>
          <table:table-cell/>
          <table:table-cell office:value-type="float" office:value="2">
            <text:p>2</text:p>
          </table:table-cell>
          <table:table-cell table:number-columns-repeated="3"/>
          <table:table-cell table:formula="of:=CONCATENATE([.AB122];&quot;,&quot;;[.AC122];&quot;,&quot;; TEXT([.AK122];&quot;#&quot;))" office:value-type="string" office:string-value="LAU_ET_AL,EDA,2">
            <text:p>LAU_ET_AL,EDA,2</text:p>
          </table:table-cell>
        </table:table-row>
        <table:table-row table:style-name="ro1">
          <table:table-cell office:value-type="string">
            <text:p>24SB6BFMFFOYDRH60T6DOESC3PEKX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OQ5COW0LGRZIH0WMV363NUZ6VRY7W</text:p>
          </table:table-cell>
          <table:table-cell office:value-type="string">
            <text:p>A1GQCJDGRPG8ZR</text:p>
          </table:table-cell>
          <table:table-cell office:value-type="string">
            <text:p>Submitted</text:p>
          </table:table-cell>
          <table:table-cell office:value-type="string">
            <text:p>Sat Nov 10 07:42:34 GMT 2012</text:p>
          </table:table-cell>
          <table:table-cell office:value-type="string">
            <text:p>Sat Nov 10 07:42:54 GMT 2012</text:p>
          </table:table-cell>
          <table:table-cell office:value-type="string">
            <text:p>Fri Nov 16 23:42:54 PST 2012</text:p>
          </table:table-cell>
          <table:table-cell table:number-columns-repeated="3"/>
          <table:table-cell office:value-type="float" office:value="20">
            <text:p>20</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illiam_Howard_Taft_2:245.txt</text:p>
          </table:table-cell>
          <table:table-cell office:value-type="string">
            <text:p>I am glad to note in the Secretary&amp;apos;s report the satisfactory progress which is being made in respect to the preservation of the seals of the Pribiloff Islands. Very active steps are being taken by the Department of State to secure an arrangement which shall protect the Pribiloff herd from the losses due to pelagic sealing. Meantime the Government has secured seal pelts of the bachelor seals (the killing of which does not interfere with the maintenance of the herd), from the sale of which next month it is expected to realize about $450,000, a sum largely in excess of the rental paid by the lessee of the Government under the previous contract.&lt;br/&gt;&lt;br/&gt;COAST AND GEODETIC SURVEY.&lt;br/&gt;&lt;br/&gt;</text:p>
          </table:table-cell>
          <table:table-cell office:value-type="string">
            <text:p>Transcontinental railroad</text:p>
          </table:table-cell>
          <table:table-cell office:value-type="string">
            <text:p>http://en.wikipedia.org/wiki/Transcontinental_railroad</text:p>
          </table:table-cell>
          <table:table-cell office:value-type="string">
            <text:p>Bering Sea Arbitration</text:p>
          </table:table-cell>
          <table:table-cell office:value-type="string">
            <text:p>http://en.wikipedia.org/wiki/Bering_Sea_Arbitration</text:p>
          </table:table-cell>
          <table:table-cell/>
          <table:table-cell office:value-type="float" office:value="1">
            <text:p>1</text:p>
          </table:table-cell>
          <table:table-cell table:number-columns-repeated="3"/>
          <table:table-cell table:formula="of:=CONCATENATE([.AB123];&quot;,&quot;;[.AC123];&quot;,&quot;; TEXT([.AK123];&quot;#&quot;))" office:value-type="string" office:string-value="LAU_ET_AL,EDA,1">
            <text:p>LAU_ET_AL,EDA,1</text:p>
          </table:table-cell>
        </table:table-row>
        <table:table-row table:style-name="ro1">
          <table:table-cell office:value-type="string">
            <text:p>24SB6BFMFFOYDRH60T6DOESC3PEKX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WEEGOOGQSCMLRYF925I2UU0A5OEEF</text:p>
          </table:table-cell>
          <table:table-cell office:value-type="string">
            <text:p>A997OZ3H2B3Q2</text:p>
          </table:table-cell>
          <table:table-cell office:value-type="string">
            <text:p>Submitted</text:p>
          </table:table-cell>
          <table:table-cell office:value-type="string">
            <text:p>Sat Nov 10 06:55:17 GMT 2012</text:p>
          </table:table-cell>
          <table:table-cell office:value-type="string">
            <text:p>Sat Nov 10 06:55:30 GMT 2012</text:p>
          </table:table-cell>
          <table:table-cell office:value-type="string">
            <text:p>Fri Nov 16 22:55:30 PST 2012</text:p>
          </table:table-cell>
          <table:table-cell table:number-columns-repeated="3"/>
          <table:table-cell office:value-type="float" office:value="13">
            <text:p>13</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illiam_Howard_Taft_2:245.txt</text:p>
          </table:table-cell>
          <table:table-cell office:value-type="string">
            <text:p>I am glad to note in the Secretary&amp;apos;s report the satisfactory progress which is being made in respect to the preservation of the seals of the Pribiloff Islands. Very active steps are being taken by the Department of State to secure an arrangement which shall protect the Pribiloff herd from the losses due to pelagic sealing. Meantime the Government has secured seal pelts of the bachelor seals (the killing of which does not interfere with the maintenance of the herd), from the sale of which next month it is expected to realize about $450,000, a sum largely in excess of the rental paid by the lessee of the Government under the previous contract.&lt;br/&gt;&lt;br/&gt;COAST AND GEODETIC SURVEY.&lt;br/&gt;&lt;br/&gt;</text:p>
          </table:table-cell>
          <table:table-cell office:value-type="string">
            <text:p>Transcontinental railroad</text:p>
          </table:table-cell>
          <table:table-cell office:value-type="string">
            <text:p>http://en.wikipedia.org/wiki/Transcontinental_railroad</text:p>
          </table:table-cell>
          <table:table-cell office:value-type="string">
            <text:p>Bering Sea Arbitration</text:p>
          </table:table-cell>
          <table:table-cell office:value-type="string">
            <text:p>http://en.wikipedia.org/wiki/Bering_Sea_Arbitration</text:p>
          </table:table-cell>
          <table:table-cell/>
          <table:table-cell office:value-type="float" office:value="2">
            <text:p>2</text:p>
          </table:table-cell>
          <table:table-cell table:number-columns-repeated="3"/>
          <table:table-cell table:formula="of:=CONCATENATE([.AB124];&quot;,&quot;;[.AC124];&quot;,&quot;; TEXT([.AK124];&quot;#&quot;))" office:value-type="string" office:string-value="LAU_ET_AL,EDA,2">
            <text:p>LAU_ET_AL,EDA,2</text:p>
          </table:table-cell>
        </table:table-row>
        <table:table-row table:style-name="ro1">
          <table:table-cell office:value-type="string">
            <text:p>2GZHRRLFQ0ON24FM8U8OHEGRE5NHQ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8O2GTP9RA7SK5A6DJPSWF70T4LVQM</text:p>
          </table:table-cell>
          <table:table-cell office:value-type="string">
            <text:p>A2HH5FJUR153FA</text:p>
          </table:table-cell>
          <table:table-cell office:value-type="string">
            <text:p>Submitted</text:p>
          </table:table-cell>
          <table:table-cell office:value-type="string">
            <text:p>Sat Nov 10 09:01:33 GMT 2012</text:p>
          </table:table-cell>
          <table:table-cell office:value-type="string">
            <text:p>Sat Nov 10 09:03:32 GMT 2012</text:p>
          </table:table-cell>
          <table:table-cell office:value-type="string">
            <text:p>Sat Nov 17 01:03:32 PST 2012</text:p>
          </table:table-cell>
          <table:table-cell table:number-columns-repeated="3"/>
          <table:table-cell office:value-type="float" office:value="119">
            <text:p>119</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Chester_A._Arthur_2:22.txt</text:p>
          </table:table-cell>
          <table:table-cell office:value-type="string">
            <text:p>An agreement was reached at Paris in 1875 between the principal powers for the interchange of official publications through the medium of their respective foreign departments.&lt;br/&gt;&lt;br/&gt;The admirable system which has been built up by the enterprise of the Smithsonian Institution affords a practical basis for our cooperation in this scheme, and an arrangement has been effected by which that institution will perform the&amp;apos; necessary labor, under the direction of the Department of State. A reasonable compensation therefor should be provided by law.&lt;br/&gt;&lt;br/&gt;</text:p>
          </table:table-cell>
          <table:table-cell office:value-type="string">
            <text:p>Highway Beautification Act</text:p>
          </table:table-cell>
          <table:table-cell office:value-type="string">
            <text:p>http://en.wikipedia.org/wiki/Highway_Beautification_Act</text:p>
          </table:table-cell>
          <table:table-cell office:value-type="string">
            <text:p>MPEG-2</text:p>
          </table:table-cell>
          <table:table-cell office:value-type="string">
            <text:p>http://en.wikipedia.org/wiki/MPEG-2</text:p>
          </table:table-cell>
          <table:table-cell/>
          <table:table-cell office:value-type="float" office:value="1">
            <text:p>1</text:p>
          </table:table-cell>
          <table:table-cell table:number-columns-repeated="3"/>
          <table:table-cell table:formula="of:=CONCATENATE([.AB125];&quot;,&quot;;[.AC125];&quot;,&quot;; TEXT([.AK125];&quot;#&quot;))" office:value-type="string" office:string-value="LAU_ET_AL,EDA,1">
            <text:p>LAU_ET_AL,EDA,1</text:p>
          </table:table-cell>
        </table:table-row>
        <table:table-row table:style-name="ro1">
          <table:table-cell office:value-type="string">
            <text:p>2GZHRRLFQ0ON24FM8U8OHEGRE5NHQ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E1F9SSSHX11YXBX0F85N8J4Y73VZD</text:p>
          </table:table-cell>
          <table:table-cell office:value-type="string">
            <text:p>A1GQCJDGRPG8ZR</text:p>
          </table:table-cell>
          <table:table-cell office:value-type="string">
            <text:p>Submitted</text:p>
          </table:table-cell>
          <table:table-cell office:value-type="string">
            <text:p>Sat Nov 10 07:45:36 GMT 2012</text:p>
          </table:table-cell>
          <table:table-cell office:value-type="string">
            <text:p>Sat Nov 10 07:46:04 GMT 2012</text:p>
          </table:table-cell>
          <table:table-cell office:value-type="string">
            <text:p>Fri Nov 16 23:46:04 PST 2012</text:p>
          </table:table-cell>
          <table:table-cell table:number-columns-repeated="3"/>
          <table:table-cell office:value-type="float" office:value="28">
            <text:p>2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Chester_A._Arthur_2:22.txt</text:p>
          </table:table-cell>
          <table:table-cell office:value-type="string">
            <text:p>An agreement was reached at Paris in 1875 between the principal powers for the interchange of official publications through the medium of their respective foreign departments.&lt;br/&gt;&lt;br/&gt;The admirable system which has been built up by the enterprise of the Smithsonian Institution affords a practical basis for our cooperation in this scheme, and an arrangement has been effected by which that institution will perform the&amp;apos; necessary labor, under the direction of the Department of State. A reasonable compensation therefor should be provided by law.&lt;br/&gt;&lt;br/&gt;</text:p>
          </table:table-cell>
          <table:table-cell office:value-type="string">
            <text:p>Highway Beautification Act</text:p>
          </table:table-cell>
          <table:table-cell office:value-type="string">
            <text:p>http://en.wikipedia.org/wiki/Highway_Beautification_Act</text:p>
          </table:table-cell>
          <table:table-cell office:value-type="string">
            <text:p>MPEG-2</text:p>
          </table:table-cell>
          <table:table-cell office:value-type="string">
            <text:p>http://en.wikipedia.org/wiki/MPEG-2</text:p>
          </table:table-cell>
          <table:table-cell/>
          <table:table-cell office:value-type="float" office:value="1">
            <text:p>1</text:p>
          </table:table-cell>
          <table:table-cell table:number-columns-repeated="3"/>
          <table:table-cell table:formula="of:=CONCATENATE([.AB126];&quot;,&quot;;[.AC126];&quot;,&quot;; TEXT([.AK126];&quot;#&quot;))" office:value-type="string" office:string-value="LAU_ET_AL,EDA,1">
            <text:p>LAU_ET_AL,EDA,1</text:p>
          </table:table-cell>
        </table:table-row>
        <table:table-row table:style-name="ro1">
          <table:table-cell office:value-type="string">
            <text:p>2GZHRRLFQ0ON24FM8U8OHEGRE5NHQ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H1KQW618N46963HKEWXKETNN9KOMH</text:p>
          </table:table-cell>
          <table:table-cell office:value-type="string">
            <text:p>A1AVAUPSZLDN64</text:p>
          </table:table-cell>
          <table:table-cell office:value-type="string">
            <text:p>Submitted</text:p>
          </table:table-cell>
          <table:table-cell office:value-type="string">
            <text:p>Sat Nov 10 06:35:23 GMT 2012</text:p>
          </table:table-cell>
          <table:table-cell office:value-type="string">
            <text:p>Sat Nov 10 06:35:37 GMT 2012</text:p>
          </table:table-cell>
          <table:table-cell office:value-type="string">
            <text:p>Fri Nov 16 22:35:37 PST 2012</text:p>
          </table:table-cell>
          <table:table-cell table:number-columns-repeated="3"/>
          <table:table-cell office:value-type="float" office:value="14">
            <text:p>14</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Chester_A._Arthur_2:22.txt</text:p>
          </table:table-cell>
          <table:table-cell office:value-type="string">
            <text:p>An agreement was reached at Paris in 1875 between the principal powers for the interchange of official publications through the medium of their respective foreign departments.&lt;br/&gt;&lt;br/&gt;The admirable system which has been built up by the enterprise of the Smithsonian Institution affords a practical basis for our cooperation in this scheme, and an arrangement has been effected by which that institution will perform the&amp;apos; necessary labor, under the direction of the Department of State. A reasonable compensation therefor should be provided by law.&lt;br/&gt;&lt;br/&gt;</text:p>
          </table:table-cell>
          <table:table-cell office:value-type="string">
            <text:p>Highway Beautification Act</text:p>
          </table:table-cell>
          <table:table-cell office:value-type="string">
            <text:p>http://en.wikipedia.org/wiki/Highway_Beautification_Act</text:p>
          </table:table-cell>
          <table:table-cell office:value-type="string">
            <text:p>MPEG-2</text:p>
          </table:table-cell>
          <table:table-cell office:value-type="string">
            <text:p>http://en.wikipedia.org/wiki/MPEG-2</text:p>
          </table:table-cell>
          <table:table-cell office:value-type="string">
            <text:p>Neither are close, chose the best I could.</text:p>
          </table:table-cell>
          <table:table-cell office:value-type="float" office:value="1">
            <text:p>1</text:p>
          </table:table-cell>
          <table:table-cell table:number-columns-repeated="3"/>
          <table:table-cell table:formula="of:=CONCATENATE([.AB127];&quot;,&quot;;[.AC127];&quot;,&quot;; TEXT([.AK127];&quot;#&quot;))" office:value-type="string" office:string-value="LAU_ET_AL,EDA,1">
            <text:p>LAU_ET_AL,EDA,1</text:p>
          </table:table-cell>
        </table:table-row>
        <table:table-row table:style-name="ro1">
          <table:table-cell office:value-type="string">
            <text:p>2UZDM25L8I9NE5UML9XOM4QWARPHR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6TINMHGYQ4JIWYGDL6MNFOY8ZSL8B</text:p>
          </table:table-cell>
          <table:table-cell office:value-type="string">
            <text:p>A1AVAUPSZLDN64</text:p>
          </table:table-cell>
          <table:table-cell office:value-type="string">
            <text:p>Submitted</text:p>
          </table:table-cell>
          <table:table-cell office:value-type="string">
            <text:p>Sat Nov 10 07:03:18 GMT 2012</text:p>
          </table:table-cell>
          <table:table-cell office:value-type="string">
            <text:p>Sat Nov 10 07:03:48 GMT 2012</text:p>
          </table:table-cell>
          <table:table-cell office:value-type="string">
            <text:p>Fri Nov 16 23:03:48 PST 2012</text:p>
          </table:table-cell>
          <table:table-cell table:number-columns-repeated="3"/>
          <table:table-cell office:value-type="float" office:value="30">
            <text:p>3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ohn_F._Kennedy_2:5.txt</text:p>
          </table:table-cell>
          <table:table-cell office:value-type="string">
            <text:p>(3) Third, the 8 percent tax credit for investment in machinery and equipment, which, combined with planned revisions of depreciation allowances, will spur our modernization, our growth, and our ability to compete abroad.&lt;br/&gt;&lt;br/&gt;Moreover--pleasant as it may be to bask in the warmth of recovery--let us not forget that we have suffered three recessions in the last 7 years. The time to repair the roof is when the sun is shining--by filling three basic gaps in our anti-recession protection. We need:&lt;br/&gt;&lt;br/&gt;</text:p>
          </table:table-cell>
          <table:table-cell office:value-type="string">
            <text:p>Turkish grammar</text:p>
          </table:table-cell>
          <table:table-cell office:value-type="string">
            <text:p>http://en.wikipedia.org/wiki/Turkish_grammar</text:p>
          </table:table-cell>
          <table:table-cell office:value-type="string">
            <text:p>Medicaid</text:p>
          </table:table-cell>
          <table:table-cell office:value-type="string">
            <text:p>http://en.wikipedia.org/wiki/Medicaid</text:p>
          </table:table-cell>
          <table:table-cell office:value-type="string">
            <text:p>neither are close</text:p>
          </table:table-cell>
          <table:table-cell office:value-type="float" office:value="2">
            <text:p>2</text:p>
          </table:table-cell>
          <table:table-cell table:number-columns-repeated="3"/>
          <table:table-cell table:formula="of:=CONCATENATE([.AB128];&quot;,&quot;;[.AC128];&quot;,&quot;; TEXT([.AK128];&quot;#&quot;))" office:value-type="string" office:string-value="EDA,LAU_ET_AL,2">
            <text:p>EDA,LAU_ET_AL,2</text:p>
          </table:table-cell>
        </table:table-row>
        <table:table-row table:style-name="ro1">
          <table:table-cell office:value-type="string">
            <text:p>2UZDM25L8I9NE5UML9XOM4QWARPHR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DJY0LWSBRI8X3Z75408RHSTVT8C07</text:p>
          </table:table-cell>
          <table:table-cell office:value-type="string">
            <text:p>A997OZ3H2B3Q2</text:p>
          </table:table-cell>
          <table:table-cell office:value-type="string">
            <text:p>Submitted</text:p>
          </table:table-cell>
          <table:table-cell office:value-type="string">
            <text:p>Sat Nov 10 09:05:36 GMT 2012</text:p>
          </table:table-cell>
          <table:table-cell office:value-type="string">
            <text:p>Sat Nov 10 09:05:46 GMT 2012</text:p>
          </table:table-cell>
          <table:table-cell office:value-type="string">
            <text:p>Sat Nov 17 01:05:46 PST 2012</text:p>
          </table:table-cell>
          <table:table-cell table:number-columns-repeated="3"/>
          <table:table-cell office:value-type="float" office:value="10">
            <text:p>10</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ohn_F._Kennedy_2:5.txt</text:p>
          </table:table-cell>
          <table:table-cell office:value-type="string">
            <text:p>(3) Third, the 8 percent tax credit for investment in machinery and equipment, which, combined with planned revisions of depreciation allowances, will spur our modernization, our growth, and our ability to compete abroad.&lt;br/&gt;&lt;br/&gt;Moreover--pleasant as it may be to bask in the warmth of recovery--let us not forget that we have suffered three recessions in the last 7 years. The time to repair the roof is when the sun is shining--by filling three basic gaps in our anti-recession protection. We need:&lt;br/&gt;&lt;br/&gt;</text:p>
          </table:table-cell>
          <table:table-cell office:value-type="string">
            <text:p>Turkish grammar</text:p>
          </table:table-cell>
          <table:table-cell office:value-type="string">
            <text:p>http://en.wikipedia.org/wiki/Turkish_grammar</text:p>
          </table:table-cell>
          <table:table-cell office:value-type="string">
            <text:p>Medicaid</text:p>
          </table:table-cell>
          <table:table-cell office:value-type="string">
            <text:p>http://en.wikipedia.org/wiki/Medicaid</text:p>
          </table:table-cell>
          <table:table-cell/>
          <table:table-cell office:value-type="float" office:value="2">
            <text:p>2</text:p>
          </table:table-cell>
          <table:table-cell table:number-columns-repeated="3"/>
          <table:table-cell table:formula="of:=CONCATENATE([.AB129];&quot;,&quot;;[.AC129];&quot;,&quot;; TEXT([.AK129];&quot;#&quot;))" office:value-type="string" office:string-value="EDA,LAU_ET_AL,2">
            <text:p>EDA,LAU_ET_AL,2</text:p>
          </table:table-cell>
        </table:table-row>
        <table:table-row table:style-name="ro1">
          <table:table-cell office:value-type="string">
            <text:p>2UZDM25L8I9NE5UML9XOM4QWARPHR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TS11K274J79ZZKB8IE4EUXFMU2DF3</text:p>
          </table:table-cell>
          <table:table-cell office:value-type="string">
            <text:p>A2CZR0MGSEILRP</text:p>
          </table:table-cell>
          <table:table-cell office:value-type="string">
            <text:p>Submitted</text:p>
          </table:table-cell>
          <table:table-cell office:value-type="string">
            <text:p>Sat Nov 10 06:49:40 GMT 2012</text:p>
          </table:table-cell>
          <table:table-cell office:value-type="string">
            <text:p>Sat Nov 10 06:49:54 GMT 2012</text:p>
          </table:table-cell>
          <table:table-cell office:value-type="string">
            <text:p>Fri Nov 16 22:49:54 PST 2012</text:p>
          </table:table-cell>
          <table:table-cell table:number-columns-repeated="3"/>
          <table:table-cell office:value-type="float" office:value="14">
            <text:p>14</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ohn_F._Kennedy_2:5.txt</text:p>
          </table:table-cell>
          <table:table-cell office:value-type="string">
            <text:p>(3) Third, the 8 percent tax credit for investment in machinery and equipment, which, combined with planned revisions of depreciation allowances, will spur our modernization, our growth, and our ability to compete abroad.&lt;br/&gt;&lt;br/&gt;Moreover--pleasant as it may be to bask in the warmth of recovery--let us not forget that we have suffered three recessions in the last 7 years. The time to repair the roof is when the sun is shining--by filling three basic gaps in our anti-recession protection. We need:&lt;br/&gt;&lt;br/&gt;</text:p>
          </table:table-cell>
          <table:table-cell office:value-type="string">
            <text:p>Turkish grammar</text:p>
          </table:table-cell>
          <table:table-cell office:value-type="string">
            <text:p>http://en.wikipedia.org/wiki/Turkish_grammar</text:p>
          </table:table-cell>
          <table:table-cell office:value-type="string">
            <text:p>Medicaid</text:p>
          </table:table-cell>
          <table:table-cell office:value-type="string">
            <text:p>http://en.wikipedia.org/wiki/Medicaid</text:p>
          </table:table-cell>
          <table:table-cell/>
          <table:table-cell office:value-type="float" office:value="2">
            <text:p>2</text:p>
          </table:table-cell>
          <table:table-cell table:number-columns-repeated="3"/>
          <table:table-cell table:formula="of:=CONCATENATE([.AB130];&quot;,&quot;;[.AC130];&quot;,&quot;; TEXT([.AK130];&quot;#&quot;))" office:value-type="string" office:string-value="EDA,LAU_ET_AL,2">
            <text:p>EDA,LAU_ET_AL,2</text:p>
          </table:table-cell>
        </table:table-row>
        <table:table-row table:style-name="ro1">
          <table:table-cell office:value-type="string">
            <text:p>2TUF0CP5KXPTXW6N4874XM7N14NXY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47BNFSVGULFIITX3GEG9FS3XFM7LA</text:p>
          </table:table-cell>
          <table:table-cell office:value-type="string">
            <text:p>A1AVAUPSZLDN64</text:p>
          </table:table-cell>
          <table:table-cell office:value-type="string">
            <text:p>Submitted</text:p>
          </table:table-cell>
          <table:table-cell office:value-type="string">
            <text:p>Sat Nov 10 06:54:23 GMT 2012</text:p>
          </table:table-cell>
          <table:table-cell office:value-type="string">
            <text:p>Sat Nov 10 06:54:42 GMT 2012</text:p>
          </table:table-cell>
          <table:table-cell office:value-type="string">
            <text:p>Fri Nov 16 22:54:42 PST 2012</text:p>
          </table:table-cell>
          <table:table-cell table:number-columns-repeated="3"/>
          <table:table-cell office:value-type="float" office:value="19">
            <text:p>19</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Calvin_Coolidge_5:30.txt</text:p>
          </table:table-cell>
          <table:table-cell office:value-type="string">
            <text:p>The Congress in its last session authorized the general improvements necessary to provide the Mississippi waterway system with better transportation. Stabilization of the levels of the Great Lakes and their opening to the sea by an effective shipway remain to be considered. Since the last session the Board of Engineers of the War Department has made a report on the proposal for a canal through the State of New York, and the Joint Board of Engineers, representing Canada and the United States, has finished a report on the St. Lawrence River. Both of these boards conclude that the St. Lawrence project is cheaper, affords a more expeditious method of placing western products in European markets, and will cost less to operate. The State Department has requested the Canadian Government to negotiate treaties necessary to provide for this improvement. It will also be necessary to secure an agreement with Canada to put in works necessary to prevent fluctuation in the levels of the Great Lakes.&lt;br/&gt;&lt;br/&gt;Legislation is desirable for the construction of a dam at Boulder Canyon on the Colorado River, primarily as a method of flood control and irrigation. A secondary result would be a considerable power development and a source of domestic water supply for southern California. Flood control is clearly a national problem, and water supply is a Government problem, but every other possibility should be exhausted before the Federal Government becomes engaged in the power business. The States which are interested ought to reach mutual agreement. This project is in reality their work. If they wish the Federal Government to undertake it, they should not hesitate to make the necessary concessions to each other. This subject is fully discussed in the annual report of the Secretary of the Interior. The Columbia River Basin project is being studied and will be one to be considered at some future time.&lt;br/&gt;&lt;br/&gt;</text:p>
          </table:table-cell>
          <table:table-cell office:value-type="string">
            <text:p>Adelaide 36ers</text:p>
          </table:table-cell>
          <table:table-cell office:value-type="string">
            <text:p>http://en.wikipedia.org/wiki/Adelaide_36ers</text:p>
          </table:table-cell>
          <table:table-cell office:value-type="string">
            <text:p>Choctaw</text:p>
          </table:table-cell>
          <table:table-cell office:value-type="string">
            <text:p>http://en.wikipedia.org/wiki/Choctaw</text:p>
          </table:table-cell>
          <table:table-cell office:value-type="string">
            <text:p>Neither are close at all.</text:p>
          </table:table-cell>
          <table:table-cell office:value-type="float" office:value="2">
            <text:p>2</text:p>
          </table:table-cell>
          <table:table-cell table:number-columns-repeated="3"/>
          <table:table-cell table:formula="of:=CONCATENATE([.AB131];&quot;,&quot;;[.AC131];&quot;,&quot;; TEXT([.AK131];&quot;#&quot;))" office:value-type="string" office:string-value="EDA,LAU_ET_AL,2">
            <text:p>EDA,LAU_ET_AL,2</text:p>
          </table:table-cell>
        </table:table-row>
        <table:table-row table:style-name="ro1">
          <table:table-cell office:value-type="string">
            <text:p>2TUF0CP5KXPTXW6N4874XM7N14NXY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MKTMOFXRDS4XLPJ5NEXRFM1BS6VSB</text:p>
          </table:table-cell>
          <table:table-cell office:value-type="string">
            <text:p>A997OZ3H2B3Q2</text:p>
          </table:table-cell>
          <table:table-cell office:value-type="string">
            <text:p>Submitted</text:p>
          </table:table-cell>
          <table:table-cell office:value-type="string">
            <text:p>Sat Nov 10 09:01:57 GMT 2012</text:p>
          </table:table-cell>
          <table:table-cell office:value-type="string">
            <text:p>Sat Nov 10 09:02:20 GMT 2012</text:p>
          </table:table-cell>
          <table:table-cell office:value-type="string">
            <text:p>Sat Nov 17 01:02:20 PST 2012</text:p>
          </table:table-cell>
          <table:table-cell table:number-columns-repeated="3"/>
          <table:table-cell office:value-type="float" office:value="23">
            <text:p>23</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Calvin_Coolidge_5:30.txt</text:p>
          </table:table-cell>
          <table:table-cell office:value-type="string">
            <text:p>The Congress in its last session authorized the general improvements necessary to provide the Mississippi waterway system with better transportation. Stabilization of the levels of the Great Lakes and their opening to the sea by an effective shipway remain to be considered. Since the last session the Board of Engineers of the War Department has made a report on the proposal for a canal through the State of New York, and the Joint Board of Engineers, representing Canada and the United States, has finished a report on the St. Lawrence River. Both of these boards conclude that the St. Lawrence project is cheaper, affords a more expeditious method of placing western products in European markets, and will cost less to operate. The State Department has requested the Canadian Government to negotiate treaties necessary to provide for this improvement. It will also be necessary to secure an agreement with Canada to put in works necessary to prevent fluctuation in the levels of the Great Lakes.&lt;br/&gt;&lt;br/&gt;Legislation is desirable for the construction of a dam at Boulder Canyon on the Colorado River, primarily as a method of flood control and irrigation. A secondary result would be a considerable power development and a source of domestic water supply for southern California. Flood control is clearly a national problem, and water supply is a Government problem, but every other possibility should be exhausted before the Federal Government becomes engaged in the power business. The States which are interested ought to reach mutual agreement. This project is in reality their work. If they wish the Federal Government to undertake it, they should not hesitate to make the necessary concessions to each other. This subject is fully discussed in the annual report of the Secretary of the Interior. The Columbia River Basin project is being studied and will be one to be considered at some future time.&lt;br/&gt;&lt;br/&gt;</text:p>
          </table:table-cell>
          <table:table-cell office:value-type="string">
            <text:p>Adelaide 36ers</text:p>
          </table:table-cell>
          <table:table-cell office:value-type="string">
            <text:p>http://en.wikipedia.org/wiki/Adelaide_36ers</text:p>
          </table:table-cell>
          <table:table-cell office:value-type="string">
            <text:p>Choctaw</text:p>
          </table:table-cell>
          <table:table-cell office:value-type="string">
            <text:p>http://en.wikipedia.org/wiki/Choctaw</text:p>
          </table:table-cell>
          <table:table-cell/>
          <table:table-cell office:value-type="float" office:value="2">
            <text:p>2</text:p>
          </table:table-cell>
          <table:table-cell table:number-columns-repeated="3"/>
          <table:table-cell table:formula="of:=CONCATENATE([.AB132];&quot;,&quot;;[.AC132];&quot;,&quot;; TEXT([.AK132];&quot;#&quot;))" office:value-type="string" office:string-value="EDA,LAU_ET_AL,2">
            <text:p>EDA,LAU_ET_AL,2</text:p>
          </table:table-cell>
        </table:table-row>
        <table:table-row table:style-name="ro1">
          <table:table-cell office:value-type="string">
            <text:p>2TUF0CP5KXPTXW6N4874XM7N14NXY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WU5L8I9NZW6WNNBVOVQ47T8GQEUKW</text:p>
          </table:table-cell>
          <table:table-cell office:value-type="string">
            <text:p>A2CZR0MGSEILRP</text:p>
          </table:table-cell>
          <table:table-cell office:value-type="string">
            <text:p>Submitted</text:p>
          </table:table-cell>
          <table:table-cell office:value-type="string">
            <text:p>Sat Nov 10 06:53:17 GMT 2012</text:p>
          </table:table-cell>
          <table:table-cell office:value-type="string">
            <text:p>Sat Nov 10 06:53:36 GMT 2012</text:p>
          </table:table-cell>
          <table:table-cell office:value-type="string">
            <text:p>Fri Nov 16 22:53:36 PST 2012</text:p>
          </table:table-cell>
          <table:table-cell table:number-columns-repeated="3"/>
          <table:table-cell office:value-type="float" office:value="19">
            <text:p>19</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Calvin_Coolidge_5:30.txt</text:p>
          </table:table-cell>
          <table:table-cell office:value-type="string">
            <text:p>The Congress in its last session authorized the general improvements necessary to provide the Mississippi waterway system with better transportation. Stabilization of the levels of the Great Lakes and their opening to the sea by an effective shipway remain to be considered. Since the last session the Board of Engineers of the War Department has made a report on the proposal for a canal through the State of New York, and the Joint Board of Engineers, representing Canada and the United States, has finished a report on the St. Lawrence River. Both of these boards conclude that the St. Lawrence project is cheaper, affords a more expeditious method of placing western products in European markets, and will cost less to operate. The State Department has requested the Canadian Government to negotiate treaties necessary to provide for this improvement. It will also be necessary to secure an agreement with Canada to put in works necessary to prevent fluctuation in the levels of the Great Lakes.&lt;br/&gt;&lt;br/&gt;Legislation is desirable for the construction of a dam at Boulder Canyon on the Colorado River, primarily as a method of flood control and irrigation. A secondary result would be a considerable power development and a source of domestic water supply for southern California. Flood control is clearly a national problem, and water supply is a Government problem, but every other possibility should be exhausted before the Federal Government becomes engaged in the power business. The States which are interested ought to reach mutual agreement. This project is in reality their work. If they wish the Federal Government to undertake it, they should not hesitate to make the necessary concessions to each other. This subject is fully discussed in the annual report of the Secretary of the Interior. The Columbia River Basin project is being studied and will be one to be considered at some future time.&lt;br/&gt;&lt;br/&gt;</text:p>
          </table:table-cell>
          <table:table-cell office:value-type="string">
            <text:p>Adelaide 36ers</text:p>
          </table:table-cell>
          <table:table-cell office:value-type="string">
            <text:p>http://en.wikipedia.org/wiki/Adelaide_36ers</text:p>
          </table:table-cell>
          <table:table-cell office:value-type="string">
            <text:p>Choctaw</text:p>
          </table:table-cell>
          <table:table-cell office:value-type="string">
            <text:p>http://en.wikipedia.org/wiki/Choctaw</text:p>
          </table:table-cell>
          <table:table-cell/>
          <table:table-cell office:value-type="float" office:value="2">
            <text:p>2</text:p>
          </table:table-cell>
          <table:table-cell table:number-columns-repeated="3"/>
          <table:table-cell table:formula="of:=CONCATENATE([.AB133];&quot;,&quot;;[.AC133];&quot;,&quot;; TEXT([.AK133];&quot;#&quot;))" office:value-type="string" office:string-value="EDA,LAU_ET_AL,2">
            <text:p>EDA,LAU_ET_AL,2</text:p>
          </table:table-cell>
        </table:table-row>
        <table:table-row table:style-name="ro1">
          <table:table-cell office:value-type="string">
            <text:p>2Y0T3HVWAVKILBBOXCS7AZ99TFNNF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0SJG5TYMNCWDKSEMJJS0HX1B0MIMH</text:p>
          </table:table-cell>
          <table:table-cell office:value-type="string">
            <text:p>A2CZR0MGSEILRP</text:p>
          </table:table-cell>
          <table:table-cell office:value-type="string">
            <text:p>Submitted</text:p>
          </table:table-cell>
          <table:table-cell office:value-type="string">
            <text:p>Sat Nov 10 06:46:08 GMT 2012</text:p>
          </table:table-cell>
          <table:table-cell office:value-type="string">
            <text:p>Sat Nov 10 06:46:31 GMT 2012</text:p>
          </table:table-cell>
          <table:table-cell office:value-type="string">
            <text:p>Fri Nov 16 22:46:31 PST 2012</text:p>
          </table:table-cell>
          <table:table-cell table:number-columns-repeated="3"/>
          <table:table-cell office:value-type="float" office:value="23">
            <text:p>23</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orge_Herbert_Walker_Bush_3:34.txt</text:p>
          </table:table-cell>
          <table:table-cell office:value-type="string">
            <text:p>Let me make clear what I mean by the region&amp;apos;s stability and security. We do not seek the destruction of Iraq, its culture or its people. Rather, we seek an Iraq that uses its great resources not to destroy, not to serve the ambitions of a tyrant, but to build a better life for itself and its neighbors. We seek a Persian Gulf where conflict is no longer the rule, where the strong are neither tempted nor able to intimidate the weak.&lt;br/&gt;&lt;br/&gt;Most Americans know instinctively why we are in the Gulf. They know we had to stop Saddam now, not later. They know this brutal dictator will do anything, will use any weapon, will commit any outrage, no matter how many innocents must suffer.&lt;br/&gt;&lt;br/&gt;</text:p>
          </table:table-cell>
          <table:table-cell office:value-type="string">
            <text:p>Disc dog</text:p>
          </table:table-cell>
          <table:table-cell office:value-type="string">
            <text:p>http://en.wikipedia.org/wiki/Disc_dog</text:p>
          </table:table-cell>
          <table:table-cell office:value-type="string">
            <text:p>Iroquois</text:p>
          </table:table-cell>
          <table:table-cell office:value-type="string">
            <text:p>http://en.wikipedia.org/wiki/Iroquois</text:p>
          </table:table-cell>
          <table:table-cell/>
          <table:table-cell office:value-type="float" office:value="2">
            <text:p>2</text:p>
          </table:table-cell>
          <table:table-cell table:number-columns-repeated="3"/>
          <table:table-cell table:formula="of:=CONCATENATE([.AB134];&quot;,&quot;;[.AC134];&quot;,&quot;; TEXT([.AK134];&quot;#&quot;))" office:value-type="string" office:string-value="EDA,LAU_ET_AL,2">
            <text:p>EDA,LAU_ET_AL,2</text:p>
          </table:table-cell>
        </table:table-row>
        <table:table-row table:style-name="ro1">
          <table:table-cell office:value-type="string">
            <text:p>2Y0T3HVWAVKILBBOXCS7AZ99TFNNF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RSJPPSI2KYE4UGUEFBLU6WJD6BKQM</text:p>
          </table:table-cell>
          <table:table-cell office:value-type="string">
            <text:p>A1AVAUPSZLDN64</text:p>
          </table:table-cell>
          <table:table-cell office:value-type="string">
            <text:p>Submitted</text:p>
          </table:table-cell>
          <table:table-cell office:value-type="string">
            <text:p>Sat Nov 10 07:34:43 GMT 2012</text:p>
          </table:table-cell>
          <table:table-cell office:value-type="string">
            <text:p>Sat Nov 10 07:35:11 GMT 2012</text:p>
          </table:table-cell>
          <table:table-cell office:value-type="string">
            <text:p>Fri Nov 16 23:35:11 PST 2012</text:p>
          </table:table-cell>
          <table:table-cell table:number-columns-repeated="3"/>
          <table:table-cell office:value-type="float" office:value="28">
            <text:p>2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orge_Herbert_Walker_Bush_3:34.txt</text:p>
          </table:table-cell>
          <table:table-cell office:value-type="string">
            <text:p>Let me make clear what I mean by the region&amp;apos;s stability and security. We do not seek the destruction of Iraq, its culture or its people. Rather, we seek an Iraq that uses its great resources not to destroy, not to serve the ambitions of a tyrant, but to build a better life for itself and its neighbors. We seek a Persian Gulf where conflict is no longer the rule, where the strong are neither tempted nor able to intimidate the weak.&lt;br/&gt;&lt;br/&gt;Most Americans know instinctively why we are in the Gulf. They know we had to stop Saddam now, not later. They know this brutal dictator will do anything, will use any weapon, will commit any outrage, no matter how many innocents must suffer.&lt;br/&gt;&lt;br/&gt;</text:p>
          </table:table-cell>
          <table:table-cell office:value-type="string">
            <text:p>Disc dog</text:p>
          </table:table-cell>
          <table:table-cell office:value-type="string">
            <text:p>http://en.wikipedia.org/wiki/Disc_dog</text:p>
          </table:table-cell>
          <table:table-cell office:value-type="string">
            <text:p>Iroquois</text:p>
          </table:table-cell>
          <table:table-cell office:value-type="string">
            <text:p>http://en.wikipedia.org/wiki/Iroquois</text:p>
          </table:table-cell>
          <table:table-cell office:value-type="string">
            <text:p>neither are close at all.</text:p>
          </table:table-cell>
          <table:table-cell office:value-type="float" office:value="2">
            <text:p>2</text:p>
          </table:table-cell>
          <table:table-cell table:number-columns-repeated="3"/>
          <table:table-cell table:formula="of:=CONCATENATE([.AB135];&quot;,&quot;;[.AC135];&quot;,&quot;; TEXT([.AK135];&quot;#&quot;))" office:value-type="string" office:string-value="EDA,LAU_ET_AL,2">
            <text:p>EDA,LAU_ET_AL,2</text:p>
          </table:table-cell>
        </table:table-row>
        <table:table-row table:style-name="ro1">
          <table:table-cell office:value-type="string">
            <text:p>2Y0T3HVWAVKILBBOXCS7AZ99TFNNF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Y91XERSQV666UDMP3UH3WAVU0691L</text:p>
          </table:table-cell>
          <table:table-cell office:value-type="string">
            <text:p>A997OZ3H2B3Q2</text:p>
          </table:table-cell>
          <table:table-cell office:value-type="string">
            <text:p>Submitted</text:p>
          </table:table-cell>
          <table:table-cell office:value-type="string">
            <text:p>Sat Nov 10 07:21:05 GMT 2012</text:p>
          </table:table-cell>
          <table:table-cell office:value-type="string">
            <text:p>Sat Nov 10 07:21:27 GMT 2012</text:p>
          </table:table-cell>
          <table:table-cell office:value-type="string">
            <text:p>Fri Nov 16 23:21:27 PST 2012</text:p>
          </table:table-cell>
          <table:table-cell table:number-columns-repeated="3"/>
          <table:table-cell office:value-type="float" office:value="22">
            <text:p>22</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orge_Herbert_Walker_Bush_3:34.txt</text:p>
          </table:table-cell>
          <table:table-cell office:value-type="string">
            <text:p>Let me make clear what I mean by the region&amp;apos;s stability and security. We do not seek the destruction of Iraq, its culture or its people. Rather, we seek an Iraq that uses its great resources not to destroy, not to serve the ambitions of a tyrant, but to build a better life for itself and its neighbors. We seek a Persian Gulf where conflict is no longer the rule, where the strong are neither tempted nor able to intimidate the weak.&lt;br/&gt;&lt;br/&gt;Most Americans know instinctively why we are in the Gulf. They know we had to stop Saddam now, not later. They know this brutal dictator will do anything, will use any weapon, will commit any outrage, no matter how many innocents must suffer.&lt;br/&gt;&lt;br/&gt;</text:p>
          </table:table-cell>
          <table:table-cell office:value-type="string">
            <text:p>Disc dog</text:p>
          </table:table-cell>
          <table:table-cell office:value-type="string">
            <text:p>http://en.wikipedia.org/wiki/Disc_dog</text:p>
          </table:table-cell>
          <table:table-cell office:value-type="string">
            <text:p>Iroquois</text:p>
          </table:table-cell>
          <table:table-cell office:value-type="string">
            <text:p>http://en.wikipedia.org/wiki/Iroquois</text:p>
          </table:table-cell>
          <table:table-cell/>
          <table:table-cell office:value-type="float" office:value="2">
            <text:p>2</text:p>
          </table:table-cell>
          <table:table-cell table:number-columns-repeated="3"/>
          <table:table-cell table:formula="of:=CONCATENATE([.AB136];&quot;,&quot;;[.AC136];&quot;,&quot;; TEXT([.AK136];&quot;#&quot;))" office:value-type="string" office:string-value="EDA,LAU_ET_AL,2">
            <text:p>EDA,LAU_ET_AL,2</text:p>
          </table:table-cell>
        </table:table-row>
        <table:table-row table:style-name="ro1">
          <table:table-cell office:value-type="string">
            <text:p>20I11K274J79ZZKB8IE4EUXFFBLDF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AXBMJTUHYW2V2DEYKYSDWM1GQUINF</text:p>
          </table:table-cell>
          <table:table-cell office:value-type="string">
            <text:p>A1AVAUPSZLDN64</text:p>
          </table:table-cell>
          <table:table-cell office:value-type="string">
            <text:p>Submitted</text:p>
          </table:table-cell>
          <table:table-cell office:value-type="string">
            <text:p>Sat Nov 10 06:07:02 GMT 2012</text:p>
          </table:table-cell>
          <table:table-cell office:value-type="string">
            <text:p>Sat Nov 10 06:07:49 GMT 2012</text:p>
          </table:table-cell>
          <table:table-cell office:value-type="string">
            <text:p>Fri Nov 16 22:07:49 PST 2012</text:p>
          </table:table-cell>
          <table:table-cell table:number-columns-repeated="3"/>
          <table:table-cell office:value-type="float" office:value="47">
            <text:p>47</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Rutherford_B._Hayes_4:80.txt</text:p>
          </table:table-cell>
          <table:table-cell office:value-type="string">
            <text:p>The Universal Postal Union has received the accession of almost all the countries and colonies of the world maintaining organized postal services, and it is confidently expected that all the other countries and colonies now outside the union will soon unite therewith, thus realizing the grand idea and aim of the founders of the union of forming, for purposes of international mail communication, a single postal territory, embracing the world, with complete uniformity of postal charges and conditions of international exchange for all descriptions of correspondence. To enable the United States to do its full share of this great work, additional legislation is asked by the Postmaster-General, to whose recommendations especial attention is called.&lt;br/&gt;&lt;br/&gt;The suggestion of the Postmaster-General that it would be wise to encourage, by appropriate legislation, the establishment of American lines of steamers by our own citizens to carry the mails between our own ports and those of Mexico, Central America, South America, and of transpacific countries is commended to the serious consideration of Congress.&lt;br/&gt;&lt;br/&gt;</text:p>
          </table:table-cell>
          <table:table-cell office:value-type="string">
            <text:p>Congress</text:p>
          </table:table-cell>
          <table:table-cell office:value-type="string">
            <text:p>http://en.wikipedia.org/wiki/Congress</text:p>
          </table:table-cell>
          <table:table-cell office:value-type="string">
            <text:p>Matthew Sweet (writer)</text:p>
          </table:table-cell>
          <table:table-cell office:value-type="string">
            <text:p>http://en.wikipedia.org/wiki/Matthew_Sweet_(writer)</text:p>
          </table:table-cell>
          <table:table-cell/>
          <table:table-cell office:value-type="float" office:value="1">
            <text:p>1</text:p>
          </table:table-cell>
          <table:table-cell table:number-columns-repeated="3"/>
          <table:table-cell table:formula="of:=CONCATENATE([.AB137];&quot;,&quot;;[.AC137];&quot;,&quot;; TEXT([.AK137];&quot;#&quot;))" office:value-type="string" office:string-value="LAU_ET_AL,RANDOM,1">
            <text:p>LAU_ET_AL,RANDOM,1</text:p>
          </table:table-cell>
        </table:table-row>
        <table:table-row table:style-name="ro1">
          <table:table-cell office:value-type="string">
            <text:p>20I11K274J79ZZKB8IE4EUXFFBLDF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T9STLB3L0FBYI6TIT5JZEVEF8MJVA</text:p>
          </table:table-cell>
          <table:table-cell office:value-type="string">
            <text:p>A2ELUC3YKQAJ92</text:p>
          </table:table-cell>
          <table:table-cell office:value-type="string">
            <text:p>Submitted</text:p>
          </table:table-cell>
          <table:table-cell office:value-type="string">
            <text:p>Sat Nov 10 06:38:21 GMT 2012</text:p>
          </table:table-cell>
          <table:table-cell office:value-type="string">
            <text:p>Sat Nov 10 06:38:34 GMT 2012</text:p>
          </table:table-cell>
          <table:table-cell office:value-type="string">
            <text:p>Fri Nov 16 22:38:34 PST 2012</text:p>
          </table:table-cell>
          <table:table-cell table:number-columns-repeated="3"/>
          <table:table-cell office:value-type="float" office:value="13">
            <text:p>13</text:p>
          </table:table-cell>
          <table:table-cell office:value-type="string">
            <text:p>100% (1/1)</text:p>
          </table:table-cell>
          <table:table-cell table:number-columns-repeated="2"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Rutherford_B._Hayes_4:80.txt</text:p>
          </table:table-cell>
          <table:table-cell office:value-type="string">
            <text:p>The Universal Postal Union has received the accession of almost all the countries and colonies of the world maintaining organized postal services, and it is confidently expected that all the other countries and colonies now outside the union will soon unite therewith, thus realizing the grand idea and aim of the founders of the union of forming, for purposes of international mail communication, a single postal territory, embracing the world, with complete uniformity of postal charges and conditions of international exchange for all descriptions of correspondence. To enable the United States to do its full share of this great work, additional legislation is asked by the Postmaster-General, to whose recommendations especial attention is called.&lt;br/&gt;&lt;br/&gt;The suggestion of the Postmaster-General that it would be wise to encourage, by appropriate legislation, the establishment of American lines of steamers by our own citizens to carry the mails between our own ports and those of Mexico, Central America, South America, and of transpacific countries is commended to the serious consideration of Congress.&lt;br/&gt;&lt;br/&gt;</text:p>
          </table:table-cell>
          <table:table-cell office:value-type="string">
            <text:p>Congress</text:p>
          </table:table-cell>
          <table:table-cell office:value-type="string">
            <text:p>http://en.wikipedia.org/wiki/Congress</text:p>
          </table:table-cell>
          <table:table-cell office:value-type="string">
            <text:p>Matthew Sweet (writer)</text:p>
          </table:table-cell>
          <table:table-cell office:value-type="string">
            <text:p>http://en.wikipedia.org/wiki/Matthew_Sweet_(writer)</text:p>
          </table:table-cell>
          <table:table-cell/>
          <table:table-cell office:value-type="float" office:value="1">
            <text:p>1</text:p>
          </table:table-cell>
          <table:table-cell table:number-columns-repeated="3"/>
          <table:table-cell table:formula="of:=CONCATENATE([.AB138];&quot;,&quot;;[.AC138];&quot;,&quot;; TEXT([.AK138];&quot;#&quot;))" office:value-type="string" office:string-value="LAU_ET_AL,RANDOM,1">
            <text:p>LAU_ET_AL,RANDOM,1</text:p>
          </table:table-cell>
        </table:table-row>
        <table:table-row table:style-name="ro1">
          <table:table-cell office:value-type="string">
            <text:p>20I11K274J79ZZKB8IE4EUXFFBLDF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8 GMT 2012</text:p>
          </table:table-cell>
          <table:table-cell table:number-columns-repeated="2"/>
          <table:table-cell office:value-type="string">
            <text:p>2Y91XERSQV666UDMP3UH3WAVUZ591I</text:p>
          </table:table-cell>
          <table:table-cell office:value-type="string">
            <text:p>A997OZ3H2B3Q2</text:p>
          </table:table-cell>
          <table:table-cell office:value-type="string">
            <text:p>Submitted</text:p>
          </table:table-cell>
          <table:table-cell office:value-type="string">
            <text:p>Sat Nov 10 07:04:35 GMT 2012</text:p>
          </table:table-cell>
          <table:table-cell office:value-type="string">
            <text:p>Sat Nov 10 07:04:54 GMT 2012</text:p>
          </table:table-cell>
          <table:table-cell office:value-type="string">
            <text:p>Fri Nov 16 23:04:54 PST 2012</text:p>
          </table:table-cell>
          <table:table-cell table:number-columns-repeated="3"/>
          <table:table-cell office:value-type="float" office:value="19">
            <text:p>19</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Rutherford_B._Hayes_4:80.txt</text:p>
          </table:table-cell>
          <table:table-cell office:value-type="string">
            <text:p>The Universal Postal Union has received the accession of almost all the countries and colonies of the world maintaining organized postal services, and it is confidently expected that all the other countries and colonies now outside the union will soon unite therewith, thus realizing the grand idea and aim of the founders of the union of forming, for purposes of international mail communication, a single postal territory, embracing the world, with complete uniformity of postal charges and conditions of international exchange for all descriptions of correspondence. To enable the United States to do its full share of this great work, additional legislation is asked by the Postmaster-General, to whose recommendations especial attention is called.&lt;br/&gt;&lt;br/&gt;The suggestion of the Postmaster-General that it would be wise to encourage, by appropriate legislation, the establishment of American lines of steamers by our own citizens to carry the mails between our own ports and those of Mexico, Central America, South America, and of transpacific countries is commended to the serious consideration of Congress.&lt;br/&gt;&lt;br/&gt;</text:p>
          </table:table-cell>
          <table:table-cell office:value-type="string">
            <text:p>Congress</text:p>
          </table:table-cell>
          <table:table-cell office:value-type="string">
            <text:p>http://en.wikipedia.org/wiki/Congress</text:p>
          </table:table-cell>
          <table:table-cell office:value-type="string">
            <text:p>Matthew Sweet (writer)</text:p>
          </table:table-cell>
          <table:table-cell office:value-type="string">
            <text:p>http://en.wikipedia.org/wiki/Matthew_Sweet_(writer)</text:p>
          </table:table-cell>
          <table:table-cell/>
          <table:table-cell office:value-type="float" office:value="1">
            <text:p>1</text:p>
          </table:table-cell>
          <table:table-cell table:number-columns-repeated="3"/>
          <table:table-cell table:formula="of:=CONCATENATE([.AB139];&quot;,&quot;;[.AC139];&quot;,&quot;; TEXT([.AK139];&quot;#&quot;))" office:value-type="string" office:string-value="LAU_ET_AL,RANDOM,1">
            <text:p>LAU_ET_AL,RANDOM,1</text:p>
          </table:table-cell>
        </table:table-row>
        <table:table-row table:style-name="ro1">
          <table:table-cell office:value-type="string">
            <text:p>2K24F0OHOVR1JRLPVCC9AHECZ8N34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RHCGJ2D21O3BELM7TGP0I2K8WQ6CY</text:p>
          </table:table-cell>
          <table:table-cell office:value-type="string">
            <text:p>A1GQCJDGRPG8ZR</text:p>
          </table:table-cell>
          <table:table-cell office:value-type="string">
            <text:p>Submitted</text:p>
          </table:table-cell>
          <table:table-cell office:value-type="string">
            <text:p>Sat Nov 10 07:48:52 GMT 2012</text:p>
          </table:table-cell>
          <table:table-cell office:value-type="string">
            <text:p>Sat Nov 10 07:49:27 GMT 2012</text:p>
          </table:table-cell>
          <table:table-cell office:value-type="string">
            <text:p>Fri Nov 16 23:49:27 PST 2012</text:p>
          </table:table-cell>
          <table:table-cell table:number-columns-repeated="3"/>
          <table:table-cell office:value-type="float" office:value="35">
            <text:p>35</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illiam_McKinley_4:4.txt</text:p>
          </table:table-cell>
          <table:table-cell office:value-type="string">
            <text:p>For several years before the present troubles all the resources of foreign diplomacy, backed by moral demonstrations of the physical force of fleets and arms, have been needed to secure due respect for the treaty rights of foreigners and to obtain satisfaction from the responsible authorities for the sporadic outrages upon the persons and property of unoffending sojourners, which from time to time occurred at widely separated points in the northern provinces, as in the case of the outbreaks in Sze-chuen and Shan-tung.&lt;br/&gt;&lt;br/&gt;Posting of antiforeign placards became a daily occurrence, which the repeated reprobation of the Imperial power failed to check or punish. These inflammatory appeals to the ignorance and superstition of the masses, mendacious and absurd in their accusations and deeply hostile in their spirit, could not but work cumulative harm. They aimed at no particular class of foreigners; they were impartial in attacking everything foreign.&lt;br/&gt;&lt;br/&gt;</text:p>
          </table:table-cell>
          <table:table-cell office:value-type="string">
            <text:p>Raid on Port Dover</text:p>
          </table:table-cell>
          <table:table-cell office:value-type="string">
            <text:p>http://en.wikipedia.org/wiki/Raid_on_Port_Dover</text:p>
          </table:table-cell>
          <table:table-cell office:value-type="string">
            <text:p>Government</text:p>
          </table:table-cell>
          <table:table-cell office:value-type="string">
            <text:p>http://en.wikipedia.org/wiki/Government</text:p>
          </table:table-cell>
          <table:table-cell/>
          <table:table-cell office:value-type="float" office:value="1">
            <text:p>1</text:p>
          </table:table-cell>
          <table:table-cell table:number-columns-repeated="3"/>
          <table:table-cell table:formula="of:=CONCATENATE([.AB140];&quot;,&quot;;[.AC140];&quot;,&quot;; TEXT([.AK140];&quot;#&quot;))" office:value-type="string" office:string-value="EDA,LAU_ET_AL,1">
            <text:p>EDA,LAU_ET_AL,1</text:p>
          </table:table-cell>
        </table:table-row>
        <table:table-row table:style-name="ro1">
          <table:table-cell office:value-type="string">
            <text:p>2K24F0OHOVR1JRLPVCC9AHECZ8N34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SL3HVWAVKI6HW7V9BY2799QRN9OGA</text:p>
          </table:table-cell>
          <table:table-cell office:value-type="string">
            <text:p>A2CZR0MGSEILRP</text:p>
          </table:table-cell>
          <table:table-cell office:value-type="string">
            <text:p>Submitted</text:p>
          </table:table-cell>
          <table:table-cell office:value-type="string">
            <text:p>Sat Nov 10 06:51:03 GMT 2012</text:p>
          </table:table-cell>
          <table:table-cell office:value-type="string">
            <text:p>Sat Nov 10 06:51:24 GMT 2012</text:p>
          </table:table-cell>
          <table:table-cell office:value-type="string">
            <text:p>Fri Nov 16 22:51:24 PST 2012</text:p>
          </table:table-cell>
          <table:table-cell table:number-columns-repeated="3"/>
          <table:table-cell office:value-type="float" office:value="21">
            <text:p>21</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illiam_McKinley_4:4.txt</text:p>
          </table:table-cell>
          <table:table-cell office:value-type="string">
            <text:p>For several years before the present troubles all the resources of foreign diplomacy, backed by moral demonstrations of the physical force of fleets and arms, have been needed to secure due respect for the treaty rights of foreigners and to obtain satisfaction from the responsible authorities for the sporadic outrages upon the persons and property of unoffending sojourners, which from time to time occurred at widely separated points in the northern provinces, as in the case of the outbreaks in Sze-chuen and Shan-tung.&lt;br/&gt;&lt;br/&gt;Posting of antiforeign placards became a daily occurrence, which the repeated reprobation of the Imperial power failed to check or punish. These inflammatory appeals to the ignorance and superstition of the masses, mendacious and absurd in their accusations and deeply hostile in their spirit, could not but work cumulative harm. They aimed at no particular class of foreigners; they were impartial in attacking everything foreign.&lt;br/&gt;&lt;br/&gt;</text:p>
          </table:table-cell>
          <table:table-cell office:value-type="string">
            <text:p>Raid on Port Dover</text:p>
          </table:table-cell>
          <table:table-cell office:value-type="string">
            <text:p>http://en.wikipedia.org/wiki/Raid_on_Port_Dover</text:p>
          </table:table-cell>
          <table:table-cell office:value-type="string">
            <text:p>Government</text:p>
          </table:table-cell>
          <table:table-cell office:value-type="string">
            <text:p>http://en.wikipedia.org/wiki/Government</text:p>
          </table:table-cell>
          <table:table-cell/>
          <table:table-cell office:value-type="float" office:value="2">
            <text:p>2</text:p>
          </table:table-cell>
          <table:table-cell table:number-columns-repeated="3"/>
          <table:table-cell table:formula="of:=CONCATENATE([.AB141];&quot;,&quot;;[.AC141];&quot;,&quot;; TEXT([.AK141];&quot;#&quot;))" office:value-type="string" office:string-value="EDA,LAU_ET_AL,2">
            <text:p>EDA,LAU_ET_AL,2</text:p>
          </table:table-cell>
        </table:table-row>
        <table:table-row table:style-name="ro1">
          <table:table-cell office:value-type="string">
            <text:p>2K24F0OHOVR1JRLPVCC9AHECZ8N34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XIY2RCJK63ZANRMYABUQAQ9T226VR</text:p>
          </table:table-cell>
          <table:table-cell office:value-type="string">
            <text:p>A1AVAUPSZLDN64</text:p>
          </table:table-cell>
          <table:table-cell office:value-type="string">
            <text:p>Submitted</text:p>
          </table:table-cell>
          <table:table-cell office:value-type="string">
            <text:p>Sat Nov 10 06:16:45 GMT 2012</text:p>
          </table:table-cell>
          <table:table-cell office:value-type="string">
            <text:p>Sat Nov 10 06:18:16 GMT 2012</text:p>
          </table:table-cell>
          <table:table-cell office:value-type="string">
            <text:p>Fri Nov 16 22:18:16 PST 2012</text:p>
          </table:table-cell>
          <table:table-cell table:number-columns-repeated="3"/>
          <table:table-cell office:value-type="float" office:value="91">
            <text:p>91</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illiam_McKinley_4:4.txt</text:p>
          </table:table-cell>
          <table:table-cell office:value-type="string">
            <text:p>For several years before the present troubles all the resources of foreign diplomacy, backed by moral demonstrations of the physical force of fleets and arms, have been needed to secure due respect for the treaty rights of foreigners and to obtain satisfaction from the responsible authorities for the sporadic outrages upon the persons and property of unoffending sojourners, which from time to time occurred at widely separated points in the northern provinces, as in the case of the outbreaks in Sze-chuen and Shan-tung.&lt;br/&gt;&lt;br/&gt;Posting of antiforeign placards became a daily occurrence, which the repeated reprobation of the Imperial power failed to check or punish. These inflammatory appeals to the ignorance and superstition of the masses, mendacious and absurd in their accusations and deeply hostile in their spirit, could not but work cumulative harm. They aimed at no particular class of foreigners; they were impartial in attacking everything foreign.&lt;br/&gt;&lt;br/&gt;</text:p>
          </table:table-cell>
          <table:table-cell office:value-type="string">
            <text:p>Raid on Port Dover</text:p>
          </table:table-cell>
          <table:table-cell office:value-type="string">
            <text:p>http://en.wikipedia.org/wiki/Raid_on_Port_Dover</text:p>
          </table:table-cell>
          <table:table-cell office:value-type="string">
            <text:p>Government</text:p>
          </table:table-cell>
          <table:table-cell office:value-type="string">
            <text:p>http://en.wikipedia.org/wiki/Government</text:p>
          </table:table-cell>
          <table:table-cell/>
          <table:table-cell office:value-type="float" office:value="2">
            <text:p>2</text:p>
          </table:table-cell>
          <table:table-cell table:number-columns-repeated="3"/>
          <table:table-cell table:formula="of:=CONCATENATE([.AB142];&quot;,&quot;;[.AC142];&quot;,&quot;; TEXT([.AK142];&quot;#&quot;))" office:value-type="string" office:string-value="EDA,LAU_ET_AL,2">
            <text:p>EDA,LAU_ET_AL,2</text:p>
          </table:table-cell>
        </table:table-row>
        <table:table-row table:style-name="ro1">
          <table:table-cell office:value-type="string">
            <text:p>2BU26DG67D1XI4OKRA3OS2JE4KO8F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54PWZ9RNDWI34PXE2E3LTGUBLZDSR</text:p>
          </table:table-cell>
          <table:table-cell office:value-type="string">
            <text:p>A1AVAUPSZLDN64</text:p>
          </table:table-cell>
          <table:table-cell office:value-type="string">
            <text:p>Submitted</text:p>
          </table:table-cell>
          <table:table-cell office:value-type="string">
            <text:p>Sat Nov 10 07:45:43 GMT 2012</text:p>
          </table:table-cell>
          <table:table-cell office:value-type="string">
            <text:p>Sat Nov 10 07:45:53 GMT 2012</text:p>
          </table:table-cell>
          <table:table-cell office:value-type="string">
            <text:p>Fri Nov 16 23:45:53 PST 2012</text:p>
          </table:table-cell>
          <table:table-cell table:number-columns-repeated="3"/>
          <table:table-cell office:value-type="float" office:value="10">
            <text:p>1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Harry_S._Truman_8:27.txt</text:p>
          </table:table-cell>
          <table:table-cell office:value-type="string">
            <text:p>The difference stares at us from the map of Europe today. To the west of the line that tragically divides Europe we see nations continuing to act and live in the light of their own traditions and principles. On the other side, we see the dead uniformity of a tyrannical system imposed by the rulers of the Soviet Union. Nothing could point up more clearly what the global struggle between the free world and the communists is all about.&lt;br/&gt;&lt;br/&gt;It is a struggle as old as recorded history; it is freedom versus tyranny.&lt;br/&gt;&lt;br/&gt;</text:p>
          </table:table-cell>
          <table:table-cell office:value-type="string">
            <text:p>Montana Meth Project</text:p>
          </table:table-cell>
          <table:table-cell office:value-type="string">
            <text:p>http://en.wikipedia.org/wiki/Montana_Meth_Project</text:p>
          </table:table-cell>
          <table:table-cell office:value-type="string">
            <text:p>Nations</text:p>
          </table:table-cell>
          <table:table-cell office:value-type="string">
            <text:p>http://en.wikipedia.org/wiki/Nations</text:p>
          </table:table-cell>
          <table:table-cell/>
          <table:table-cell office:value-type="float" office:value="2">
            <text:p>2</text:p>
          </table:table-cell>
          <table:table-cell table:number-columns-repeated="3"/>
          <table:table-cell table:formula="of:=CONCATENATE([.AB143];&quot;,&quot;;[.AC143];&quot;,&quot;; TEXT([.AK143];&quot;#&quot;))" office:value-type="string" office:string-value="EDA,LAU_ET_AL,2">
            <text:p>EDA,LAU_ET_AL,2</text:p>
          </table:table-cell>
        </table:table-row>
        <table:table-row table:style-name="ro1">
          <table:table-cell office:value-type="string">
            <text:p>2BU26DG67D1XI4OKRA3OS2JE4KO8F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6UGTP9RA7S5BVPBG8JON70JWYJWRQ</text:p>
          </table:table-cell>
          <table:table-cell office:value-type="string">
            <text:p>A1GQCJDGRPG8ZR</text:p>
          </table:table-cell>
          <table:table-cell office:value-type="string">
            <text:p>Submitted</text:p>
          </table:table-cell>
          <table:table-cell office:value-type="string">
            <text:p>Sat Nov 10 06:51:57 GMT 2012</text:p>
          </table:table-cell>
          <table:table-cell office:value-type="string">
            <text:p>Sat Nov 10 06:52:42 GMT 2012</text:p>
          </table:table-cell>
          <table:table-cell office:value-type="string">
            <text:p>Fri Nov 16 22:52:42 PST 2012</text:p>
          </table:table-cell>
          <table:table-cell table:number-columns-repeated="3"/>
          <table:table-cell office:value-type="float" office:value="45">
            <text:p>45</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Harry_S._Truman_8:27.txt</text:p>
          </table:table-cell>
          <table:table-cell office:value-type="string">
            <text:p>The difference stares at us from the map of Europe today. To the west of the line that tragically divides Europe we see nations continuing to act and live in the light of their own traditions and principles. On the other side, we see the dead uniformity of a tyrannical system imposed by the rulers of the Soviet Union. Nothing could point up more clearly what the global struggle between the free world and the communists is all about.&lt;br/&gt;&lt;br/&gt;It is a struggle as old as recorded history; it is freedom versus tyranny.&lt;br/&gt;&lt;br/&gt;</text:p>
          </table:table-cell>
          <table:table-cell office:value-type="string">
            <text:p>Montana Meth Project</text:p>
          </table:table-cell>
          <table:table-cell office:value-type="string">
            <text:p>http://en.wikipedia.org/wiki/Montana_Meth_Project</text:p>
          </table:table-cell>
          <table:table-cell office:value-type="string">
            <text:p>Nations</text:p>
          </table:table-cell>
          <table:table-cell office:value-type="string">
            <text:p>http://en.wikipedia.org/wiki/Nations</text:p>
          </table:table-cell>
          <table:table-cell/>
          <table:table-cell office:value-type="float" office:value="2">
            <text:p>2</text:p>
          </table:table-cell>
          <table:table-cell table:number-columns-repeated="3"/>
          <table:table-cell table:formula="of:=CONCATENATE([.AB144];&quot;,&quot;;[.AC144];&quot;,&quot;; TEXT([.AK144];&quot;#&quot;))" office:value-type="string" office:string-value="EDA,LAU_ET_AL,2">
            <text:p>EDA,LAU_ET_AL,2</text:p>
          </table:table-cell>
        </table:table-row>
        <table:table-row table:style-name="ro1">
          <table:table-cell office:value-type="string">
            <text:p>2BU26DG67D1XI4OKRA3OS2JE4KO8F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DJY0LWSBRI8X3Z75408RHSTVSXC0U</text:p>
          </table:table-cell>
          <table:table-cell office:value-type="string">
            <text:p>A3TUKCLQ4D3T9R</text:p>
          </table:table-cell>
          <table:table-cell office:value-type="string">
            <text:p>Submitted</text:p>
          </table:table-cell>
          <table:table-cell office:value-type="string">
            <text:p>Sat Nov 10 05:23:16 GMT 2012</text:p>
          </table:table-cell>
          <table:table-cell office:value-type="string">
            <text:p>Sat Nov 10 05:23:22 GMT 2012</text:p>
          </table:table-cell>
          <table:table-cell office:value-type="string">
            <text:p>Fri Nov 16 21:23:22 PST 2012</text:p>
          </table:table-cell>
          <table:table-cell table:number-columns-repeated="3"/>
          <table:table-cell office:value-type="float" office:value="6">
            <text:p>6</text:p>
          </table:table-cell>
          <table:table-cell office:value-type="string">
            <text:p>100% (1/1)</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Harry_S._Truman_8:27.txt</text:p>
          </table:table-cell>
          <table:table-cell office:value-type="string">
            <text:p>The difference stares at us from the map of Europe today. To the west of the line that tragically divides Europe we see nations continuing to act and live in the light of their own traditions and principles. On the other side, we see the dead uniformity of a tyrannical system imposed by the rulers of the Soviet Union. Nothing could point up more clearly what the global struggle between the free world and the communists is all about.&lt;br/&gt;&lt;br/&gt;It is a struggle as old as recorded history; it is freedom versus tyranny.&lt;br/&gt;&lt;br/&gt;</text:p>
          </table:table-cell>
          <table:table-cell office:value-type="string">
            <text:p>Montana Meth Project</text:p>
          </table:table-cell>
          <table:table-cell office:value-type="string">
            <text:p>http://en.wikipedia.org/wiki/Montana_Meth_Project</text:p>
          </table:table-cell>
          <table:table-cell office:value-type="string">
            <text:p>Nations</text:p>
          </table:table-cell>
          <table:table-cell office:value-type="string">
            <text:p>http://en.wikipedia.org/wiki/Nations</text:p>
          </table:table-cell>
          <table:table-cell/>
          <table:table-cell office:value-type="float" office:value="2">
            <text:p>2</text:p>
          </table:table-cell>
          <table:table-cell table:number-columns-repeated="3"/>
          <table:table-cell table:formula="of:=CONCATENATE([.AB145];&quot;,&quot;;[.AC145];&quot;,&quot;; TEXT([.AK145];&quot;#&quot;))" office:value-type="string" office:string-value="EDA,LAU_ET_AL,2">
            <text:p>EDA,LAU_ET_AL,2</text:p>
          </table:table-cell>
        </table:table-row>
        <table:table-row table:style-name="ro1">
          <table:table-cell office:value-type="string">
            <text:p>2UJX3V0FK0COZB7J8WYPSK9LUUNNG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8O2GTP9RA7SK5A6DJPSWF70T3FVQE</text:p>
          </table:table-cell>
          <table:table-cell office:value-type="string">
            <text:p>A997OZ3H2B3Q2</text:p>
          </table:table-cell>
          <table:table-cell office:value-type="string">
            <text:p>Submitted</text:p>
          </table:table-cell>
          <table:table-cell office:value-type="string">
            <text:p>Sat Nov 10 06:46:08 GMT 2012</text:p>
          </table:table-cell>
          <table:table-cell office:value-type="string">
            <text:p>Sat Nov 10 06:46:34 GMT 2012</text:p>
          </table:table-cell>
          <table:table-cell office:value-type="string">
            <text:p>Fri Nov 16 22:46:34 PST 2012</text:p>
          </table:table-cell>
          <table:table-cell table:number-columns-repeated="3"/>
          <table:table-cell office:value-type="float" office:value="26">
            <text:p>26</text:p>
          </table:table-cell>
          <table:table-cell office:value-type="string">
            <text:p>100% (218/218)</text:p>
          </table:table-cell>
          <table:table-cell table:number-columns-repeated="2"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Ulysses_S._Grant_4:10.txt</text:p>
          </table:table-cell>
          <table:table-cell office:value-type="string">
            <text:p>In my last annual message I recommended the legislation necessary on the part of the United States to bring into operation the articles of the treaty of Washington of May 8, 1871, relating to the fisheries and to other matters touching the relations of the United States toward the British North American possessions, to become operative so soon as the proper legislation should be had on the part of Great Britain and its possessions.&lt;br/&gt;&lt;br/&gt;That legislation on the part of Great Britain and its possessions had not then been had, and during the session of Congress a question was raised which for the time raised a doubt whether any action by Congress in the direction indicated would become important. This question has since been disposed of, and I have received notice that the Imperial Parliament and the legislatures of the provincial governments have passed laws to carry the provisions of the treaty on the matters referred to into operation. I therefore recommend your early adoption of the legislation in the same direction necessary on the part of this Government.&lt;br/&gt;&lt;br/&gt;</text:p>
          </table:table-cell>
          <table:table-cell office:value-type="string">
            <text:p>Quiet Cove, Virginia</text:p>
          </table:table-cell>
          <table:table-cell office:value-type="string">
            <text:p>http://en.wikipedia.org/wiki/Quiet_Cove,_Virginia</text:p>
          </table:table-cell>
          <table:table-cell office:value-type="string">
            <text:p>Treaty</text:p>
          </table:table-cell>
          <table:table-cell office:value-type="string">
            <text:p>http://en.wikipedia.org/wiki/Treaty</text:p>
          </table:table-cell>
          <table:table-cell/>
          <table:table-cell office:value-type="float" office:value="2">
            <text:p>2</text:p>
          </table:table-cell>
          <table:table-cell table:number-columns-repeated="3"/>
          <table:table-cell table:formula="of:=CONCATENATE([.AB146];&quot;,&quot;;[.AC146];&quot;,&quot;; TEXT([.AK146];&quot;#&quot;))" office:value-type="string" office:string-value="RANDOM,LAU_ET_AL,2">
            <text:p>RANDOM,LAU_ET_AL,2</text:p>
          </table:table-cell>
        </table:table-row>
        <table:table-row table:style-name="ro1">
          <table:table-cell office:value-type="string">
            <text:p>2UJX3V0FK0COZB7J8WYPSK9LUUNNG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BQ7QEOZFYQSGLGYTY6XZDS4STWGJG</text:p>
          </table:table-cell>
          <table:table-cell office:value-type="string">
            <text:p>A1AZHC1PMAY5J</text:p>
          </table:table-cell>
          <table:table-cell office:value-type="string">
            <text:p>Submitted</text:p>
          </table:table-cell>
          <table:table-cell office:value-type="string">
            <text:p>Sat Nov 10 05:54:25 GMT 2012</text:p>
          </table:table-cell>
          <table:table-cell office:value-type="string">
            <text:p>Sat Nov 10 05:54:37 GMT 2012</text:p>
          </table:table-cell>
          <table:table-cell office:value-type="string">
            <text:p>Fri Nov 16 21:54:37 PST 2012</text:p>
          </table:table-cell>
          <table:table-cell table:number-columns-repeated="3"/>
          <table:table-cell office:value-type="float" office:value="12">
            <text:p>12</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Ulysses_S._Grant_4:10.txt</text:p>
          </table:table-cell>
          <table:table-cell office:value-type="string">
            <text:p>In my last annual message I recommended the legislation necessary on the part of the United States to bring into operation the articles of the treaty of Washington of May 8, 1871, relating to the fisheries and to other matters touching the relations of the United States toward the British North American possessions, to become operative so soon as the proper legislation should be had on the part of Great Britain and its possessions.&lt;br/&gt;&lt;br/&gt;That legislation on the part of Great Britain and its possessions had not then been had, and during the session of Congress a question was raised which for the time raised a doubt whether any action by Congress in the direction indicated would become important. This question has since been disposed of, and I have received notice that the Imperial Parliament and the legislatures of the provincial governments have passed laws to carry the provisions of the treaty on the matters referred to into operation. I therefore recommend your early adoption of the legislation in the same direction necessary on the part of this Government.&lt;br/&gt;&lt;br/&gt;</text:p>
          </table:table-cell>
          <table:table-cell office:value-type="string">
            <text:p>Quiet Cove, Virginia</text:p>
          </table:table-cell>
          <table:table-cell office:value-type="string">
            <text:p>http://en.wikipedia.org/wiki/Quiet_Cove,_Virginia</text:p>
          </table:table-cell>
          <table:table-cell office:value-type="string">
            <text:p>Treaty</text:p>
          </table:table-cell>
          <table:table-cell office:value-type="string">
            <text:p>http://en.wikipedia.org/wiki/Treaty</text:p>
          </table:table-cell>
          <table:table-cell/>
          <table:table-cell office:value-type="float" office:value="1">
            <text:p>1</text:p>
          </table:table-cell>
          <table:table-cell table:number-columns-repeated="3"/>
          <table:table-cell table:formula="of:=CONCATENATE([.AB147];&quot;,&quot;;[.AC147];&quot;,&quot;; TEXT([.AK147];&quot;#&quot;))" office:value-type="string" office:string-value="RANDOM,LAU_ET_AL,1">
            <text:p>RANDOM,LAU_ET_AL,1</text:p>
          </table:table-cell>
        </table:table-row>
        <table:table-row table:style-name="ro1">
          <table:table-cell office:value-type="string">
            <text:p>2UJX3V0FK0COZB7J8WYPSK9LUUNNG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MTPC6SK9RJ8KXNN6O8MIAPMY5PR3F</text:p>
          </table:table-cell>
          <table:table-cell office:value-type="string">
            <text:p>A1GQCJDGRPG8ZR</text:p>
          </table:table-cell>
          <table:table-cell office:value-type="string">
            <text:p>Submitted</text:p>
          </table:table-cell>
          <table:table-cell office:value-type="string">
            <text:p>Sat Nov 10 07:09:13 GMT 2012</text:p>
          </table:table-cell>
          <table:table-cell office:value-type="string">
            <text:p>Sat Nov 10 07:15:31 GMT 2012</text:p>
          </table:table-cell>
          <table:table-cell office:value-type="string">
            <text:p>Fri Nov 16 23:15:31 PST 2012</text:p>
          </table:table-cell>
          <table:table-cell table:number-columns-repeated="3"/>
          <table:table-cell office:value-type="float" office:value="378">
            <text:p>378</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Ulysses_S._Grant_4:10.txt</text:p>
          </table:table-cell>
          <table:table-cell office:value-type="string">
            <text:p>In my last annual message I recommended the legislation necessary on the part of the United States to bring into operation the articles of the treaty of Washington of May 8, 1871, relating to the fisheries and to other matters touching the relations of the United States toward the British North American possessions, to become operative so soon as the proper legislation should be had on the part of Great Britain and its possessions.&lt;br/&gt;&lt;br/&gt;That legislation on the part of Great Britain and its possessions had not then been had, and during the session of Congress a question was raised which for the time raised a doubt whether any action by Congress in the direction indicated would become important. This question has since been disposed of, and I have received notice that the Imperial Parliament and the legislatures of the provincial governments have passed laws to carry the provisions of the treaty on the matters referred to into operation. I therefore recommend your early adoption of the legislation in the same direction necessary on the part of this Government.&lt;br/&gt;&lt;br/&gt;</text:p>
          </table:table-cell>
          <table:table-cell office:value-type="string">
            <text:p>Quiet Cove, Virginia</text:p>
          </table:table-cell>
          <table:table-cell office:value-type="string">
            <text:p>http://en.wikipedia.org/wiki/Quiet_Cove,_Virginia</text:p>
          </table:table-cell>
          <table:table-cell office:value-type="string">
            <text:p>Treaty</text:p>
          </table:table-cell>
          <table:table-cell office:value-type="string">
            <text:p>http://en.wikipedia.org/wiki/Treaty</text:p>
          </table:table-cell>
          <table:table-cell/>
          <table:table-cell office:value-type="float" office:value="2">
            <text:p>2</text:p>
          </table:table-cell>
          <table:table-cell table:number-columns-repeated="3"/>
          <table:table-cell table:formula="of:=CONCATENATE([.AB148];&quot;,&quot;;[.AC148];&quot;,&quot;; TEXT([.AK148];&quot;#&quot;))" office:value-type="string" office:string-value="RANDOM,LAU_ET_AL,2">
            <text:p>RANDOM,LAU_ET_AL,2</text:p>
          </table:table-cell>
        </table:table-row>
        <table:table-row table:style-name="ro1">
          <table:table-cell office:value-type="string">
            <text:p>29ACXKNQY2RCYTU86553PR0KXGRQ1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6Q2AOO2GMMEVXCLX23MEIAACAH668</text:p>
          </table:table-cell>
          <table:table-cell office:value-type="string">
            <text:p>AVQ23YRFWZKHH</text:p>
          </table:table-cell>
          <table:table-cell office:value-type="string">
            <text:p>Submitted</text:p>
          </table:table-cell>
          <table:table-cell office:value-type="string">
            <text:p>Sat Nov 10 08:18:35 GMT 2012</text:p>
          </table:table-cell>
          <table:table-cell office:value-type="string">
            <text:p>Sat Nov 10 08:19:17 GMT 2012</text:p>
          </table:table-cell>
          <table:table-cell office:value-type="string">
            <text:p>Sat Nov 17 00:19:17 PST 2012</text:p>
          </table:table-cell>
          <table:table-cell table:number-columns-repeated="3"/>
          <table:table-cell office:value-type="float" office:value="42">
            <text:p>42</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illiam_Howard_Taft_2:229.txt</text:p>
          </table:table-cell>
          <table:table-cell office:value-type="string">
            <text:p>ALASKA.&lt;br/&gt;&lt;br/&gt;With reference to the government of Alaska, I have nothing to add to the recommendations I made in my last message on the subject. I am convinced that the migratory character of the population, its unequal distribution, and its smallness of number, which the new census shows to be about 50,000, in relation to the enormous expanse of the territory, make it altogether impracticable to give to those people who are in Alaska to-day and may not be there a year hence, the power to elect a legislature to govern an immense territory to which they have a relation so little permanent. It is far better for the development of the territory that it be committed to a commission to be appointed by the Executive, with limited legislative powers sufficiently broad to meet the local needs, than to continue the present insufficient government with few remedial powers, or to make a popular government where there is not proper foundation upon which to rest it.&lt;br/&gt;&lt;br/&gt;</text:p>
          </table:table-cell>
          <table:table-cell office:value-type="string">
            <text:p>Diminutive</text:p>
          </table:table-cell>
          <table:table-cell office:value-type="string">
            <text:p>http://en.wikipedia.org/wiki/Diminutive</text:p>
          </table:table-cell>
          <table:table-cell office:value-type="string">
            <text:p>Congress</text:p>
          </table:table-cell>
          <table:table-cell office:value-type="string">
            <text:p>http://en.wikipedia.org/wiki/Congress</text:p>
          </table:table-cell>
          <table:table-cell/>
          <table:table-cell office:value-type="float" office:value="2">
            <text:p>2</text:p>
          </table:table-cell>
          <table:table-cell table:number-columns-repeated="3"/>
          <table:table-cell table:formula="of:=CONCATENATE([.AB149];&quot;,&quot;;[.AC149];&quot;,&quot;; TEXT([.AK149];&quot;#&quot;))" office:value-type="string" office:string-value="EDA,LAU_ET_AL,2">
            <text:p>EDA,LAU_ET_AL,2</text:p>
          </table:table-cell>
        </table:table-row>
        <table:table-row table:style-name="ro1">
          <table:table-cell office:value-type="string">
            <text:p>29ACXKNQY2RCYTU86553PR0KXGRQ1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S9PCGJ2D21OI5T2OAAPXSI2UFDB5C</text:p>
          </table:table-cell>
          <table:table-cell office:value-type="string">
            <text:p>A1AVAUPSZLDN64</text:p>
          </table:table-cell>
          <table:table-cell office:value-type="string">
            <text:p>Submitted</text:p>
          </table:table-cell>
          <table:table-cell office:value-type="string">
            <text:p>Sat Nov 10 07:08:50 GMT 2012</text:p>
          </table:table-cell>
          <table:table-cell office:value-type="string">
            <text:p>Sat Nov 10 07:09:12 GMT 2012</text:p>
          </table:table-cell>
          <table:table-cell office:value-type="string">
            <text:p>Fri Nov 16 23:09:12 PST 2012</text:p>
          </table:table-cell>
          <table:table-cell table:number-columns-repeated="3"/>
          <table:table-cell office:value-type="float" office:value="22">
            <text:p>22</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illiam_Howard_Taft_2:229.txt</text:p>
          </table:table-cell>
          <table:table-cell office:value-type="string">
            <text:p>ALASKA.&lt;br/&gt;&lt;br/&gt;With reference to the government of Alaska, I have nothing to add to the recommendations I made in my last message on the subject. I am convinced that the migratory character of the population, its unequal distribution, and its smallness of number, which the new census shows to be about 50,000, in relation to the enormous expanse of the territory, make it altogether impracticable to give to those people who are in Alaska to-day and may not be there a year hence, the power to elect a legislature to govern an immense territory to which they have a relation so little permanent. It is far better for the development of the territory that it be committed to a commission to be appointed by the Executive, with limited legislative powers sufficiently broad to meet the local needs, than to continue the present insufficient government with few remedial powers, or to make a popular government where there is not proper foundation upon which to rest it.&lt;br/&gt;&lt;br/&gt;</text:p>
          </table:table-cell>
          <table:table-cell office:value-type="string">
            <text:p>Diminutive</text:p>
          </table:table-cell>
          <table:table-cell office:value-type="string">
            <text:p>http://en.wikipedia.org/wiki/Diminutive</text:p>
          </table:table-cell>
          <table:table-cell office:value-type="string">
            <text:p>Congress</text:p>
          </table:table-cell>
          <table:table-cell office:value-type="string">
            <text:p>http://en.wikipedia.org/wiki/Congress</text:p>
          </table:table-cell>
          <table:table-cell/>
          <table:table-cell office:value-type="float" office:value="2">
            <text:p>2</text:p>
          </table:table-cell>
          <table:table-cell table:number-columns-repeated="3"/>
          <table:table-cell table:formula="of:=CONCATENATE([.AB150];&quot;,&quot;;[.AC150];&quot;,&quot;; TEXT([.AK150];&quot;#&quot;))" office:value-type="string" office:string-value="EDA,LAU_ET_AL,2">
            <text:p>EDA,LAU_ET_AL,2</text:p>
          </table:table-cell>
        </table:table-row>
        <table:table-row table:style-name="ro1">
          <table:table-cell office:value-type="string">
            <text:p>29ACXKNQY2RCYTU86553PR0KXGRQ1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Y3DDP8PJWKUSMW2TLUQB9Z0LOZH6M</text:p>
          </table:table-cell>
          <table:table-cell office:value-type="string">
            <text:p>A997OZ3H2B3Q2</text:p>
          </table:table-cell>
          <table:table-cell office:value-type="string">
            <text:p>Submitted</text:p>
          </table:table-cell>
          <table:table-cell office:value-type="string">
            <text:p>Sat Nov 10 09:07:17 GMT 2012</text:p>
          </table:table-cell>
          <table:table-cell office:value-type="string">
            <text:p>Sat Nov 10 09:07:33 GMT 2012</text:p>
          </table:table-cell>
          <table:table-cell office:value-type="string">
            <text:p>Sat Nov 17 01:07:33 PST 2012</text:p>
          </table:table-cell>
          <table:table-cell table:number-columns-repeated="3"/>
          <table:table-cell office:value-type="float" office:value="16">
            <text:p>16</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illiam_Howard_Taft_2:229.txt</text:p>
          </table:table-cell>
          <table:table-cell office:value-type="string">
            <text:p>ALASKA.&lt;br/&gt;&lt;br/&gt;With reference to the government of Alaska, I have nothing to add to the recommendations I made in my last message on the subject. I am convinced that the migratory character of the population, its unequal distribution, and its smallness of number, which the new census shows to be about 50,000, in relation to the enormous expanse of the territory, make it altogether impracticable to give to those people who are in Alaska to-day and may not be there a year hence, the power to elect a legislature to govern an immense territory to which they have a relation so little permanent. It is far better for the development of the territory that it be committed to a commission to be appointed by the Executive, with limited legislative powers sufficiently broad to meet the local needs, than to continue the present insufficient government with few remedial powers, or to make a popular government where there is not proper foundation upon which to rest it.&lt;br/&gt;&lt;br/&gt;</text:p>
          </table:table-cell>
          <table:table-cell office:value-type="string">
            <text:p>Diminutive</text:p>
          </table:table-cell>
          <table:table-cell office:value-type="string">
            <text:p>http://en.wikipedia.org/wiki/Diminutive</text:p>
          </table:table-cell>
          <table:table-cell office:value-type="string">
            <text:p>Congress</text:p>
          </table:table-cell>
          <table:table-cell office:value-type="string">
            <text:p>http://en.wikipedia.org/wiki/Congress</text:p>
          </table:table-cell>
          <table:table-cell/>
          <table:table-cell office:value-type="float" office:value="2">
            <text:p>2</text:p>
          </table:table-cell>
          <table:table-cell table:number-columns-repeated="3"/>
          <table:table-cell table:formula="of:=CONCATENATE([.AB151];&quot;,&quot;;[.AC151];&quot;,&quot;; TEXT([.AK151];&quot;#&quot;))" office:value-type="string" office:string-value="EDA,LAU_ET_AL,2">
            <text:p>EDA,LAU_ET_AL,2</text:p>
          </table:table-cell>
        </table:table-row>
        <table:table-row table:style-name="ro1">
          <table:table-cell office:value-type="string">
            <text:p>2C6K5UFJ51Y75NC4M8HS9CSTPMWB8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0N66RLPHIT3W4KF2U96ANJQCJAG86</text:p>
          </table:table-cell>
          <table:table-cell office:value-type="string">
            <text:p>AVQ23YRFWZKHH</text:p>
          </table:table-cell>
          <table:table-cell office:value-type="string">
            <text:p>Submitted</text:p>
          </table:table-cell>
          <table:table-cell office:value-type="string">
            <text:p>Sat Nov 10 08:19:18 GMT 2012</text:p>
          </table:table-cell>
          <table:table-cell office:value-type="string">
            <text:p>Sat Nov 10 08:20:16 GMT 2012</text:p>
          </table:table-cell>
          <table:table-cell office:value-type="string">
            <text:p>Sat Nov 17 00:20:16 PST 2012</text:p>
          </table:table-cell>
          <table:table-cell table:number-columns-repeated="3"/>
          <table:table-cell office:value-type="float" office:value="58">
            <text:p>58</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George_W._Bush_2:28.txt</text:p>
          </table:table-cell>
          <table:table-cell office:value-type="string">
            <text:p>All fathers and mothers, in all societies, want their children to be educated, and live free from poverty and violence. No people on Earth yearn to be oppressed, or aspire to servitude, or eagerly await the midnight knock of the secret police.&lt;br/&gt;&lt;br/&gt;If anyone doubts this, let them look to Afghanistan, where the Islamic &amp;quot;street&amp;quot; greeted the fall of tyranny with song and celebration. Let the skeptics look to Islam&amp;apos;s own rich history, with its centuries of learning, and tolerance and progress. America will lead by defending liberty and justice because they are right and true and unchanging for all people everywhere.&lt;br/&gt;&lt;br/&gt;</text:p>
          </table:table-cell>
          <table:table-cell office:value-type="string">
            <text:p>Upswept Hare</text:p>
          </table:table-cell>
          <table:table-cell office:value-type="string">
            <text:p>http://en.wikipedia.org/wiki/Upswept_Hare</text:p>
          </table:table-cell>
          <table:table-cell office:value-type="string">
            <text:p>Sahle Selassie</text:p>
          </table:table-cell>
          <table:table-cell office:value-type="string">
            <text:p>http://en.wikipedia.org/wiki/Sahle_Selassie</text:p>
          </table:table-cell>
          <table:table-cell/>
          <table:table-cell office:value-type="float" office:value="1">
            <text:p>1</text:p>
          </table:table-cell>
          <table:table-cell table:number-columns-repeated="3"/>
          <table:table-cell table:formula="of:=CONCATENATE([.AB152];&quot;,&quot;;[.AC152];&quot;,&quot;; TEXT([.AK152];&quot;#&quot;))" office:value-type="string" office:string-value="EDA,RANDOM,1">
            <text:p>EDA,RANDOM,1</text:p>
          </table:table-cell>
        </table:table-row>
        <table:table-row table:style-name="ro1">
          <table:table-cell office:value-type="string">
            <text:p>2C6K5UFJ51Y75NC4M8HS9CSTPMWB8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ADWSBRI8IUBH7IEFT8S1LB3VIF3FZ</text:p>
          </table:table-cell>
          <table:table-cell office:value-type="string">
            <text:p>A1AVAUPSZLDN64</text:p>
          </table:table-cell>
          <table:table-cell office:value-type="string">
            <text:p>Submitted</text:p>
          </table:table-cell>
          <table:table-cell office:value-type="string">
            <text:p>Sat Nov 10 07:32:39 GMT 2012</text:p>
          </table:table-cell>
          <table:table-cell office:value-type="string">
            <text:p>Sat Nov 10 07:33:49 GMT 2012</text:p>
          </table:table-cell>
          <table:table-cell office:value-type="string">
            <text:p>Fri Nov 16 23:33:49 PST 2012</text:p>
          </table:table-cell>
          <table:table-cell table:number-columns-repeated="3"/>
          <table:table-cell office:value-type="float" office:value="70">
            <text:p>70</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George_W._Bush_2:28.txt</text:p>
          </table:table-cell>
          <table:table-cell office:value-type="string">
            <text:p>All fathers and mothers, in all societies, want their children to be educated, and live free from poverty and violence. No people on Earth yearn to be oppressed, or aspire to servitude, or eagerly await the midnight knock of the secret police.&lt;br/&gt;&lt;br/&gt;If anyone doubts this, let them look to Afghanistan, where the Islamic &amp;quot;street&amp;quot; greeted the fall of tyranny with song and celebration. Let the skeptics look to Islam&amp;apos;s own rich history, with its centuries of learning, and tolerance and progress. America will lead by defending liberty and justice because they are right and true and unchanging for all people everywhere.&lt;br/&gt;&lt;br/&gt;</text:p>
          </table:table-cell>
          <table:table-cell office:value-type="string">
            <text:p>Upswept Hare</text:p>
          </table:table-cell>
          <table:table-cell office:value-type="string">
            <text:p>http://en.wikipedia.org/wiki/Upswept_Hare</text:p>
          </table:table-cell>
          <table:table-cell office:value-type="string">
            <text:p>Sahle Selassie</text:p>
          </table:table-cell>
          <table:table-cell office:value-type="string">
            <text:p>http://en.wikipedia.org/wiki/Sahle_Selassie</text:p>
          </table:table-cell>
          <table:table-cell office:value-type="string">
            <text:p>neither are close at all.</text:p>
          </table:table-cell>
          <table:table-cell office:value-type="float" office:value="2">
            <text:p>2</text:p>
          </table:table-cell>
          <table:table-cell table:number-columns-repeated="3"/>
          <table:table-cell table:formula="of:=CONCATENATE([.AB153];&quot;,&quot;;[.AC153];&quot;,&quot;; TEXT([.AK153];&quot;#&quot;))" office:value-type="string" office:string-value="EDA,RANDOM,2">
            <text:p>EDA,RANDOM,2</text:p>
          </table:table-cell>
        </table:table-row>
        <table:table-row table:style-name="ro1">
          <table:table-cell office:value-type="string">
            <text:p>2C6K5UFJ51Y75NC4M8HS9CSTPMWB8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JR6KW4ZMAZHW0FQM0ROVNVRRIJH80</text:p>
          </table:table-cell>
          <table:table-cell office:value-type="string">
            <text:p>A997OZ3H2B3Q2</text:p>
          </table:table-cell>
          <table:table-cell office:value-type="string">
            <text:p>Submitted</text:p>
          </table:table-cell>
          <table:table-cell office:value-type="string">
            <text:p>Sat Nov 10 07:18:29 GMT 2012</text:p>
          </table:table-cell>
          <table:table-cell office:value-type="string">
            <text:p>Sat Nov 10 07:19:25 GMT 2012</text:p>
          </table:table-cell>
          <table:table-cell office:value-type="string">
            <text:p>Fri Nov 16 23:19:25 PST 2012</text:p>
          </table:table-cell>
          <table:table-cell table:number-columns-repeated="3"/>
          <table:table-cell office:value-type="float" office:value="56">
            <text:p>56</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George_W._Bush_2:28.txt</text:p>
          </table:table-cell>
          <table:table-cell office:value-type="string">
            <text:p>All fathers and mothers, in all societies, want their children to be educated, and live free from poverty and violence. No people on Earth yearn to be oppressed, or aspire to servitude, or eagerly await the midnight knock of the secret police.&lt;br/&gt;&lt;br/&gt;If anyone doubts this, let them look to Afghanistan, where the Islamic &amp;quot;street&amp;quot; greeted the fall of tyranny with song and celebration. Let the skeptics look to Islam&amp;apos;s own rich history, with its centuries of learning, and tolerance and progress. America will lead by defending liberty and justice because they are right and true and unchanging for all people everywhere.&lt;br/&gt;&lt;br/&gt;</text:p>
          </table:table-cell>
          <table:table-cell office:value-type="string">
            <text:p>Upswept Hare</text:p>
          </table:table-cell>
          <table:table-cell office:value-type="string">
            <text:p>http://en.wikipedia.org/wiki/Upswept_Hare</text:p>
          </table:table-cell>
          <table:table-cell office:value-type="string">
            <text:p>Sahle Selassie</text:p>
          </table:table-cell>
          <table:table-cell office:value-type="string">
            <text:p>http://en.wikipedia.org/wiki/Sahle_Selassie</text:p>
          </table:table-cell>
          <table:table-cell/>
          <table:table-cell office:value-type="float" office:value="1">
            <text:p>1</text:p>
          </table:table-cell>
          <table:table-cell table:number-columns-repeated="3"/>
          <table:table-cell table:formula="of:=CONCATENATE([.AB154];&quot;,&quot;;[.AC154];&quot;,&quot;; TEXT([.AK154];&quot;#&quot;))" office:value-type="string" office:string-value="EDA,RANDOM,1">
            <text:p>EDA,RANDOM,1</text:p>
          </table:table-cell>
        </table:table-row>
        <table:table-row table:style-name="ro1">
          <table:table-cell office:value-type="string">
            <text:p>2CUNHMVHVKCJFAPP9HVJF9KQZ4I35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QXTYMNCWYB4OOXXZ28X91JOXATPL2</text:p>
          </table:table-cell>
          <table:table-cell office:value-type="string">
            <text:p>A1GQCJDGRPG8ZR</text:p>
          </table:table-cell>
          <table:table-cell office:value-type="string">
            <text:p>Submitted</text:p>
          </table:table-cell>
          <table:table-cell office:value-type="string">
            <text:p>Sat Nov 10 07:38:18 GMT 2012</text:p>
          </table:table-cell>
          <table:table-cell office:value-type="string">
            <text:p>Sat Nov 10 07:39:21 GMT 2012</text:p>
          </table:table-cell>
          <table:table-cell office:value-type="string">
            <text:p>Fri Nov 16 23:39:21 PST 2012</text:p>
          </table:table-cell>
          <table:table-cell table:number-columns-repeated="3"/>
          <table:table-cell office:value-type="float" office:value="63">
            <text:p>63</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James_K._Polk_2:44.txt</text:p>
          </table:table-cell>
          <table:table-cell office:value-type="string">
            <text:p>That the reduced production of some of the chief articles of food in Great Britain and other parts of Europe may have contributed to increase the demand for our breadstuffs and provisions is not doubted, but that the great and efficient cause of this increased demand and of increased prices consists in the removal of artificial restrictions heretofore imposed is deemed to be equally certain. That our exports of food, already increased and increasing beyond former example under the more liberal policy which has been adopted, will be still vastly enlarged unless they be checked or prevented by a restoration of the protective policy can not be doubted. That our commercial and navigating interests will be enlarged in a corresponding ratio with the increase of our trade is equally certain, while our manufacturing interests will still be the favored interests of the country and receive the incidental protection afforded them by revenue duties; and more than this they can not justly demand.&lt;br/&gt;&lt;br/&gt;In my annual message of December last a tariff of revenue duties based upon the principles of the existing law was recommended, and I have seen no reason to change the opinions then expressed. In view of the probable beneficial effects of that law, I recommend that the policy established by it be maintained. It has but just commenced to operate, and to abandon or modify it without giving it a fair trial would be inexpedient and unwise. Should defects in any of its details be ascertained by actual experience to exist, these may be hereafter corrected; but until such defects shall become manifest the act should be fairly tested.&lt;br/&gt;&lt;br/&gt;</text:p>
          </table:table-cell>
          <table:table-cell office:value-type="string">
            <text:p>Mr. Football Award (Florida)</text:p>
          </table:table-cell>
          <table:table-cell office:value-type="string">
            <text:p>http://en.wikipedia.org/wiki/Mr._Football_Award_(Florida)</text:p>
          </table:table-cell>
          <table:table-cell office:value-type="string">
            <text:p>Battle of Mons Graupius</text:p>
          </table:table-cell>
          <table:table-cell office:value-type="string">
            <text:p>http://en.wikipedia.org/wiki/Battle_of_Mons_Graupius</text:p>
          </table:table-cell>
          <table:table-cell/>
          <table:table-cell office:value-type="float" office:value="2">
            <text:p>2</text:p>
          </table:table-cell>
          <table:table-cell table:number-columns-repeated="3"/>
          <table:table-cell table:formula="of:=CONCATENATE([.AB155];&quot;,&quot;;[.AC155];&quot;,&quot;; TEXT([.AK155];&quot;#&quot;))" office:value-type="string" office:string-value="RANDOM,EDA,2">
            <text:p>RANDOM,EDA,2</text:p>
          </table:table-cell>
        </table:table-row>
        <table:table-row table:style-name="ro1">
          <table:table-cell office:value-type="string">
            <text:p>2CUNHMVHVKCJFAPP9HVJF9KQZ4I35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RKTLB3L0FBJORCGQOARMVE516LKWH</text:p>
          </table:table-cell>
          <table:table-cell office:value-type="string">
            <text:p>A3M90ZBCV23YBV</text:p>
          </table:table-cell>
          <table:table-cell office:value-type="string">
            <text:p>Submitted</text:p>
          </table:table-cell>
          <table:table-cell office:value-type="string">
            <text:p>Sat Nov 10 05:28:56 GMT 2012</text:p>
          </table:table-cell>
          <table:table-cell office:value-type="string">
            <text:p>Sat Nov 10 05:31:22 GMT 2012</text:p>
          </table:table-cell>
          <table:table-cell office:value-type="string">
            <text:p>Fri Nov 16 21:31:22 PST 2012</text:p>
          </table:table-cell>
          <table:table-cell table:number-columns-repeated="3"/>
          <table:table-cell office:value-type="float" office:value="146">
            <text:p>146</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James_K._Polk_2:44.txt</text:p>
          </table:table-cell>
          <table:table-cell office:value-type="string">
            <text:p>That the reduced production of some of the chief articles of food in Great Britain and other parts of Europe may have contributed to increase the demand for our breadstuffs and provisions is not doubted, but that the great and efficient cause of this increased demand and of increased prices consists in the removal of artificial restrictions heretofore imposed is deemed to be equally certain. That our exports of food, already increased and increasing beyond former example under the more liberal policy which has been adopted, will be still vastly enlarged unless they be checked or prevented by a restoration of the protective policy can not be doubted. That our commercial and navigating interests will be enlarged in a corresponding ratio with the increase of our trade is equally certain, while our manufacturing interests will still be the favored interests of the country and receive the incidental protection afforded them by revenue duties; and more than this they can not justly demand.&lt;br/&gt;&lt;br/&gt;In my annual message of December last a tariff of revenue duties based upon the principles of the existing law was recommended, and I have seen no reason to change the opinions then expressed. In view of the probable beneficial effects of that law, I recommend that the policy established by it be maintained. It has but just commenced to operate, and to abandon or modify it without giving it a fair trial would be inexpedient and unwise. Should defects in any of its details be ascertained by actual experience to exist, these may be hereafter corrected; but until such defects shall become manifest the act should be fairly tested.&lt;br/&gt;&lt;br/&gt;</text:p>
          </table:table-cell>
          <table:table-cell office:value-type="string">
            <text:p>Mr. Football Award (Florida)</text:p>
          </table:table-cell>
          <table:table-cell office:value-type="string">
            <text:p>http://en.wikipedia.org/wiki/Mr._Football_Award_(Florida)</text:p>
          </table:table-cell>
          <table:table-cell office:value-type="string">
            <text:p>Battle of Mons Graupius</text:p>
          </table:table-cell>
          <table:table-cell office:value-type="string">
            <text:p>http://en.wikipedia.org/wiki/Battle_of_Mons_Graupius</text:p>
          </table:table-cell>
          <table:table-cell/>
          <table:table-cell office:value-type="float" office:value="2">
            <text:p>2</text:p>
          </table:table-cell>
          <table:table-cell table:number-columns-repeated="3"/>
          <table:table-cell table:formula="of:=CONCATENATE([.AB156];&quot;,&quot;;[.AC156];&quot;,&quot;; TEXT([.AK156];&quot;#&quot;))" office:value-type="string" office:string-value="RANDOM,EDA,2">
            <text:p>RANDOM,EDA,2</text:p>
          </table:table-cell>
        </table:table-row>
        <table:table-row table:style-name="ro1">
          <table:table-cell office:value-type="string">
            <text:p>2CUNHMVHVKCJFAPP9HVJF9KQZ4I35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RKTLB3L0FBJORCGQOARMVE517SKWQ</text:p>
          </table:table-cell>
          <table:table-cell office:value-type="string">
            <text:p>A1AVAUPSZLDN64</text:p>
          </table:table-cell>
          <table:table-cell office:value-type="string">
            <text:p>Submitted</text:p>
          </table:table-cell>
          <table:table-cell office:value-type="string">
            <text:p>Sat Nov 10 07:35:58 GMT 2012</text:p>
          </table:table-cell>
          <table:table-cell office:value-type="string">
            <text:p>Sat Nov 10 07:36:11 GMT 2012</text:p>
          </table:table-cell>
          <table:table-cell office:value-type="string">
            <text:p>Fri Nov 16 23:36:11 PST 2012</text:p>
          </table:table-cell>
          <table:table-cell table:number-columns-repeated="3"/>
          <table:table-cell office:value-type="float" office:value="13">
            <text:p>13</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James_K._Polk_2:44.txt</text:p>
          </table:table-cell>
          <table:table-cell office:value-type="string">
            <text:p>That the reduced production of some of the chief articles of food in Great Britain and other parts of Europe may have contributed to increase the demand for our breadstuffs and provisions is not doubted, but that the great and efficient cause of this increased demand and of increased prices consists in the removal of artificial restrictions heretofore imposed is deemed to be equally certain. That our exports of food, already increased and increasing beyond former example under the more liberal policy which has been adopted, will be still vastly enlarged unless they be checked or prevented by a restoration of the protective policy can not be doubted. That our commercial and navigating interests will be enlarged in a corresponding ratio with the increase of our trade is equally certain, while our manufacturing interests will still be the favored interests of the country and receive the incidental protection afforded them by revenue duties; and more than this they can not justly demand.&lt;br/&gt;&lt;br/&gt;In my annual message of December last a tariff of revenue duties based upon the principles of the existing law was recommended, and I have seen no reason to change the opinions then expressed. In view of the probable beneficial effects of that law, I recommend that the policy established by it be maintained. It has but just commenced to operate, and to abandon or modify it without giving it a fair trial would be inexpedient and unwise. Should defects in any of its details be ascertained by actual experience to exist, these may be hereafter corrected; but until such defects shall become manifest the act should be fairly tested.&lt;br/&gt;&lt;br/&gt;</text:p>
          </table:table-cell>
          <table:table-cell office:value-type="string">
            <text:p>Mr. Football Award (Florida)</text:p>
          </table:table-cell>
          <table:table-cell office:value-type="string">
            <text:p>http://en.wikipedia.org/wiki/Mr._Football_Award_(Florida)</text:p>
          </table:table-cell>
          <table:table-cell office:value-type="string">
            <text:p>Battle of Mons Graupius</text:p>
          </table:table-cell>
          <table:table-cell office:value-type="string">
            <text:p>http://en.wikipedia.org/wiki/Battle_of_Mons_Graupius</text:p>
          </table:table-cell>
          <table:table-cell office:value-type="string">
            <text:p>neither are close at all.</text:p>
          </table:table-cell>
          <table:table-cell office:value-type="float" office:value="2">
            <text:p>2</text:p>
          </table:table-cell>
          <table:table-cell table:number-columns-repeated="3"/>
          <table:table-cell table:formula="of:=CONCATENATE([.AB157];&quot;,&quot;;[.AC157];&quot;,&quot;; TEXT([.AK157];&quot;#&quot;))" office:value-type="string" office:string-value="RANDOM,EDA,2">
            <text:p>RANDOM,EDA,2</text:p>
          </table:table-cell>
        </table:table-row>
        <table:table-row table:style-name="ro1">
          <table:table-cell office:value-type="string">
            <text:p>2VU1PC6SK9RJNEC4P95HUAAPPM5Q2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PD6VCPWZ9RNS56T2BJ70N3D3XTAP2</text:p>
          </table:table-cell>
          <table:table-cell office:value-type="string">
            <text:p>A2CZR0MGSEILRP</text:p>
          </table:table-cell>
          <table:table-cell office:value-type="string">
            <text:p>Submitted</text:p>
          </table:table-cell>
          <table:table-cell office:value-type="string">
            <text:p>Sat Nov 10 07:07:11 GMT 2012</text:p>
          </table:table-cell>
          <table:table-cell office:value-type="string">
            <text:p>Sat Nov 10 07:07:33 GMT 2012</text:p>
          </table:table-cell>
          <table:table-cell office:value-type="string">
            <text:p>Fri Nov 16 23:07:33 PST 2012</text:p>
          </table:table-cell>
          <table:table-cell table:number-columns-repeated="3"/>
          <table:table-cell office:value-type="float" office:value="22">
            <text:p>22</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Delano_Roosevelt_12:15.txt</text:p>
          </table:table-cell>
          <table:table-cell office:value-type="string">
            <text:p>The cross-channel invasion of the Allied armies was the greatest amphibious operation in the history of the world. It overshadowed all other operations in this or any other war in its immensity. Its success is a tribute to the fighting courage of the soldiers who stormed the beaches- to the sailors and merchant seamen who put the soldiers ashore and kept them supplied-and to the military and naval leaders who achieved a real miracle of planning and execution. And it is also a tribute to the ability of two Nations, Britain and America, to plan together, and work together, and fight together in perfect cooperation and perfect harmony.&lt;br/&gt;&lt;br/&gt;This cross-channel invasion was followed in August by a second great amphibious operation, landing troops in southern France. In this, the same cooperation and the same harmony existed between the American, French, and other Allied forces based in North Africa and Italy.&lt;br/&gt;&lt;br/&gt;</text:p>
          </table:table-cell>
          <table:table-cell office:value-type="string">
            <text:p>Law of Complexity/Consciousness</text:p>
          </table:table-cell>
          <table:table-cell office:value-type="string">
            <text:p>http://en.wikipedia.org/wiki/Law_of_Complexity/Consciousness</text:p>
          </table:table-cell>
          <table:table-cell office:value-type="float" office:value="2003">
            <text:p>2003</text:p>
          </table:table-cell>
          <table:table-cell office:value-type="string">
            <text:p>http://en.wikipedia.org/wiki/2003</text:p>
          </table:table-cell>
          <table:table-cell/>
          <table:table-cell office:value-type="float" office:value="2">
            <text:p>2</text:p>
          </table:table-cell>
          <table:table-cell table:number-columns-repeated="3"/>
          <table:table-cell table:formula="of:=CONCATENATE([.AB158];&quot;,&quot;;[.AC158];&quot;,&quot;; TEXT([.AK158];&quot;#&quot;))" office:value-type="string" office:string-value="EDA,LAU_ET_AL,2">
            <text:p>EDA,LAU_ET_AL,2</text:p>
          </table:table-cell>
        </table:table-row>
        <table:table-row table:style-name="ro1">
          <table:table-cell office:value-type="string">
            <text:p>2VU1PC6SK9RJNEC4P95HUAAPPM5Q2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QCCCVLL3CA3IV5FW0VCHNQUHEW8YQ</text:p>
          </table:table-cell>
          <table:table-cell office:value-type="string">
            <text:p>A1GQCJDGRPG8ZR</text:p>
          </table:table-cell>
          <table:table-cell office:value-type="string">
            <text:p>Submitted</text:p>
          </table:table-cell>
          <table:table-cell office:value-type="string">
            <text:p>Sat Nov 10 07:03:52 GMT 2012</text:p>
          </table:table-cell>
          <table:table-cell office:value-type="string">
            <text:p>Sat Nov 10 07:04:20 GMT 2012</text:p>
          </table:table-cell>
          <table:table-cell office:value-type="string">
            <text:p>Fri Nov 16 23:04:20 PST 2012</text:p>
          </table:table-cell>
          <table:table-cell table:number-columns-repeated="3"/>
          <table:table-cell office:value-type="float" office:value="28">
            <text:p>2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Delano_Roosevelt_12:15.txt</text:p>
          </table:table-cell>
          <table:table-cell office:value-type="string">
            <text:p>The cross-channel invasion of the Allied armies was the greatest amphibious operation in the history of the world. It overshadowed all other operations in this or any other war in its immensity. Its success is a tribute to the fighting courage of the soldiers who stormed the beaches- to the sailors and merchant seamen who put the soldiers ashore and kept them supplied-and to the military and naval leaders who achieved a real miracle of planning and execution. And it is also a tribute to the ability of two Nations, Britain and America, to plan together, and work together, and fight together in perfect cooperation and perfect harmony.&lt;br/&gt;&lt;br/&gt;This cross-channel invasion was followed in August by a second great amphibious operation, landing troops in southern France. In this, the same cooperation and the same harmony existed between the American, French, and other Allied forces based in North Africa and Italy.&lt;br/&gt;&lt;br/&gt;</text:p>
          </table:table-cell>
          <table:table-cell office:value-type="string">
            <text:p>Law of Complexity/Consciousness</text:p>
          </table:table-cell>
          <table:table-cell office:value-type="string">
            <text:p>http://en.wikipedia.org/wiki/Law_of_Complexity/Consciousness</text:p>
          </table:table-cell>
          <table:table-cell office:value-type="float" office:value="2003">
            <text:p>2003</text:p>
          </table:table-cell>
          <table:table-cell office:value-type="string">
            <text:p>http://en.wikipedia.org/wiki/2003</text:p>
          </table:table-cell>
          <table:table-cell/>
          <table:table-cell office:value-type="float" office:value="1">
            <text:p>1</text:p>
          </table:table-cell>
          <table:table-cell table:number-columns-repeated="3"/>
          <table:table-cell table:formula="of:=CONCATENATE([.AB159];&quot;,&quot;;[.AC159];&quot;,&quot;; TEXT([.AK159];&quot;#&quot;))" office:value-type="string" office:string-value="EDA,LAU_ET_AL,1">
            <text:p>EDA,LAU_ET_AL,1</text:p>
          </table:table-cell>
        </table:table-row>
        <table:table-row table:style-name="ro1">
          <table:table-cell office:value-type="string">
            <text:p>2VU1PC6SK9RJNEC4P95HUAAPPM5Q2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S20RYNJ92NJZVOAIWAT2HYWCYU5AF</text:p>
          </table:table-cell>
          <table:table-cell office:value-type="string">
            <text:p>A1AVAUPSZLDN64</text:p>
          </table:table-cell>
          <table:table-cell office:value-type="string">
            <text:p>Submitted</text:p>
          </table:table-cell>
          <table:table-cell office:value-type="string">
            <text:p>Sat Nov 10 07:41:29 GMT 2012</text:p>
          </table:table-cell>
          <table:table-cell office:value-type="string">
            <text:p>Sat Nov 10 07:42:08 GMT 2012</text:p>
          </table:table-cell>
          <table:table-cell office:value-type="string">
            <text:p>Fri Nov 16 23:42:08 PST 2012</text:p>
          </table:table-cell>
          <table:table-cell table:number-columns-repeated="3"/>
          <table:table-cell office:value-type="float" office:value="39">
            <text:p>39</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Delano_Roosevelt_12:15.txt</text:p>
          </table:table-cell>
          <table:table-cell office:value-type="string">
            <text:p>The cross-channel invasion of the Allied armies was the greatest amphibious operation in the history of the world. It overshadowed all other operations in this or any other war in its immensity. Its success is a tribute to the fighting courage of the soldiers who stormed the beaches- to the sailors and merchant seamen who put the soldiers ashore and kept them supplied-and to the military and naval leaders who achieved a real miracle of planning and execution. And it is also a tribute to the ability of two Nations, Britain and America, to plan together, and work together, and fight together in perfect cooperation and perfect harmony.&lt;br/&gt;&lt;br/&gt;This cross-channel invasion was followed in August by a second great amphibious operation, landing troops in southern France. In this, the same cooperation and the same harmony existed between the American, French, and other Allied forces based in North Africa and Italy.&lt;br/&gt;&lt;br/&gt;</text:p>
          </table:table-cell>
          <table:table-cell office:value-type="string">
            <text:p>Law of Complexity/Consciousness</text:p>
          </table:table-cell>
          <table:table-cell office:value-type="string">
            <text:p>http://en.wikipedia.org/wiki/Law_of_Complexity/Consciousness</text:p>
          </table:table-cell>
          <table:table-cell office:value-type="float" office:value="2003">
            <text:p>2003</text:p>
          </table:table-cell>
          <table:table-cell office:value-type="string">
            <text:p>http://en.wikipedia.org/wiki/2003</text:p>
          </table:table-cell>
          <table:table-cell office:value-type="string">
            <text:p>neither are close at all.</text:p>
          </table:table-cell>
          <table:table-cell office:value-type="float" office:value="2">
            <text:p>2</text:p>
          </table:table-cell>
          <table:table-cell table:number-columns-repeated="3"/>
          <table:table-cell table:formula="of:=CONCATENATE([.AB160];&quot;,&quot;;[.AC160];&quot;,&quot;; TEXT([.AK160];&quot;#&quot;))" office:value-type="string" office:string-value="EDA,LAU_ET_AL,2">
            <text:p>EDA,LAU_ET_AL,2</text:p>
          </table:table-cell>
        </table:table-row>
        <table:table-row table:style-name="ro1">
          <table:table-cell office:value-type="string">
            <text:p>2YDKCJ011K27JSVER0N698N49SEB9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54PWZ9RNDWI34PXE2E3LTGUBKTDSJ</text:p>
          </table:table-cell>
          <table:table-cell office:value-type="string">
            <text:p>A1Q7VWUBIJOK17</text:p>
          </table:table-cell>
          <table:table-cell office:value-type="string">
            <text:p>Submitted</text:p>
          </table:table-cell>
          <table:table-cell office:value-type="string">
            <text:p>Sat Nov 10 05:53:00 GMT 2012</text:p>
          </table:table-cell>
          <table:table-cell office:value-type="string">
            <text:p>Sat Nov 10 05:53:08 GMT 2012</text:p>
          </table:table-cell>
          <table:table-cell office:value-type="string">
            <text:p>Fri Nov 16 21:53:08 PST 2012</text:p>
          </table:table-cell>
          <table:table-cell table:number-columns-repeated="3"/>
          <table:table-cell office:value-type="float" office:value="8">
            <text:p>8</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James_Monroe_6:12.txt</text:p>
          </table:table-cell>
          <table:table-cell office:value-type="string">
            <text:p>Believing that a competent power to adopt and execute a system of internal improvement has not been granted to Congress, but that such a power, confined to great national purposes and with proper limitations, would be productive of eminent advantage to our Union, I have thought it advisable that an amendment of the Constitution to that effect should be recommended to the several States.&lt;br/&gt;&lt;br/&gt;A bill which assumed the right to adopt and execute such a system having been presented for my signature at the last session, I was compelled, from the view which I had taken of the powers of the General Government, to negative it, on which occasion I thought it proper to communicate the sentiments which I had formed, on mature consideration, on the whole subject. To that communication, in all the views in which the great interest to which it relates may be supposed to merit your attention, I have now to refer. Should Congress, however, deem it improper to recommend such an amendment, they have, according to my judgment, the right to keep the road in repair by providing for the superintendence of it and appropriating the money necessary for repairs. Surely if they had the right to appropriate money to make the road they have a right to appropriate it to preserve the road from ruin. From the exercise of this power no danger is to be apprehended.&lt;br/&gt;&lt;br/&gt;</text:p>
          </table:table-cell>
          <table:table-cell office:value-type="string">
            <text:p>Prisons by country</text:p>
          </table:table-cell>
          <table:table-cell office:value-type="string">
            <text:p>http://en.wikipedia.org/wiki/Prisons_by_country</text:p>
          </table:table-cell>
          <table:table-cell office:value-type="string">
            <text:p>Thomas Miles Richardson</text:p>
          </table:table-cell>
          <table:table-cell office:value-type="string">
            <text:p>http://en.wikipedia.org/wiki/Thomas_Miles_Richardson</text:p>
          </table:table-cell>
          <table:table-cell/>
          <table:table-cell office:value-type="float" office:value="2">
            <text:p>2</text:p>
          </table:table-cell>
          <table:table-cell table:number-columns-repeated="3"/>
          <table:table-cell table:formula="of:=CONCATENATE([.AB161];&quot;,&quot;;[.AC161];&quot;,&quot;; TEXT([.AK161];&quot;#&quot;))" office:value-type="string" office:string-value="EDA,RANDOM,2">
            <text:p>EDA,RANDOM,2</text:p>
          </table:table-cell>
        </table:table-row>
        <table:table-row table:style-name="ro1">
          <table:table-cell office:value-type="string">
            <text:p>2YDKCJ011K27JSVER0N698N49SEB9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RTXERSQV66R0Y5N0D8V4AVKSN0A2E</text:p>
          </table:table-cell>
          <table:table-cell office:value-type="string">
            <text:p>A1AVAUPSZLDN64</text:p>
          </table:table-cell>
          <table:table-cell office:value-type="string">
            <text:p>Submitted</text:p>
          </table:table-cell>
          <table:table-cell office:value-type="string">
            <text:p>Sat Nov 10 06:36:58 GMT 2012</text:p>
          </table:table-cell>
          <table:table-cell office:value-type="string">
            <text:p>Sat Nov 10 06:37:15 GMT 2012</text:p>
          </table:table-cell>
          <table:table-cell office:value-type="string">
            <text:p>Fri Nov 16 22:37:15 PST 2012</text:p>
          </table:table-cell>
          <table:table-cell table:number-columns-repeated="3"/>
          <table:table-cell office:value-type="float" office:value="17">
            <text:p>17</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James_Monroe_6:12.txt</text:p>
          </table:table-cell>
          <table:table-cell office:value-type="string">
            <text:p>Believing that a competent power to adopt and execute a system of internal improvement has not been granted to Congress, but that such a power, confined to great national purposes and with proper limitations, would be productive of eminent advantage to our Union, I have thought it advisable that an amendment of the Constitution to that effect should be recommended to the several States.&lt;br/&gt;&lt;br/&gt;A bill which assumed the right to adopt and execute such a system having been presented for my signature at the last session, I was compelled, from the view which I had taken of the powers of the General Government, to negative it, on which occasion I thought it proper to communicate the sentiments which I had formed, on mature consideration, on the whole subject. To that communication, in all the views in which the great interest to which it relates may be supposed to merit your attention, I have now to refer. Should Congress, however, deem it improper to recommend such an amendment, they have, according to my judgment, the right to keep the road in repair by providing for the superintendence of it and appropriating the money necessary for repairs. Surely if they had the right to appropriate money to make the road they have a right to appropriate it to preserve the road from ruin. From the exercise of this power no danger is to be apprehended.&lt;br/&gt;&lt;br/&gt;</text:p>
          </table:table-cell>
          <table:table-cell office:value-type="string">
            <text:p>Prisons by country</text:p>
          </table:table-cell>
          <table:table-cell office:value-type="string">
            <text:p>http://en.wikipedia.org/wiki/Prisons_by_country</text:p>
          </table:table-cell>
          <table:table-cell office:value-type="string">
            <text:p>Thomas Miles Richardson</text:p>
          </table:table-cell>
          <table:table-cell office:value-type="string">
            <text:p>http://en.wikipedia.org/wiki/Thomas_Miles_Richardson</text:p>
          </table:table-cell>
          <table:table-cell office:value-type="string">
            <text:p>Neither are close, chose the best I could.</text:p>
          </table:table-cell>
          <table:table-cell office:value-type="float" office:value="1">
            <text:p>1</text:p>
          </table:table-cell>
          <table:table-cell table:number-columns-repeated="3"/>
          <table:table-cell table:formula="of:=CONCATENATE([.AB162];&quot;,&quot;;[.AC162];&quot;,&quot;; TEXT([.AK162];&quot;#&quot;))" office:value-type="string" office:string-value="EDA,RANDOM,1">
            <text:p>EDA,RANDOM,1</text:p>
          </table:table-cell>
        </table:table-row>
        <table:table-row table:style-name="ro1">
          <table:table-cell office:value-type="string">
            <text:p>2YDKCJ011K27JSVER0N698N49SEB9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Z7E4EGDHDM2KUWNGXQWEHEZG5DLBA</text:p>
          </table:table-cell>
          <table:table-cell office:value-type="string">
            <text:p>A997OZ3H2B3Q2</text:p>
          </table:table-cell>
          <table:table-cell office:value-type="string">
            <text:p>Submitted</text:p>
          </table:table-cell>
          <table:table-cell office:value-type="string">
            <text:p>Sat Nov 10 07:03:26 GMT 2012</text:p>
          </table:table-cell>
          <table:table-cell office:value-type="string">
            <text:p>Sat Nov 10 07:04:12 GMT 2012</text:p>
          </table:table-cell>
          <table:table-cell office:value-type="string">
            <text:p>Fri Nov 16 23:04:12 PST 2012</text:p>
          </table:table-cell>
          <table:table-cell table:number-columns-repeated="3"/>
          <table:table-cell office:value-type="float" office:value="46">
            <text:p>46</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James_Monroe_6:12.txt</text:p>
          </table:table-cell>
          <table:table-cell office:value-type="string">
            <text:p>Believing that a competent power to adopt and execute a system of internal improvement has not been granted to Congress, but that such a power, confined to great national purposes and with proper limitations, would be productive of eminent advantage to our Union, I have thought it advisable that an amendment of the Constitution to that effect should be recommended to the several States.&lt;br/&gt;&lt;br/&gt;A bill which assumed the right to adopt and execute such a system having been presented for my signature at the last session, I was compelled, from the view which I had taken of the powers of the General Government, to negative it, on which occasion I thought it proper to communicate the sentiments which I had formed, on mature consideration, on the whole subject. To that communication, in all the views in which the great interest to which it relates may be supposed to merit your attention, I have now to refer. Should Congress, however, deem it improper to recommend such an amendment, they have, according to my judgment, the right to keep the road in repair by providing for the superintendence of it and appropriating the money necessary for repairs. Surely if they had the right to appropriate money to make the road they have a right to appropriate it to preserve the road from ruin. From the exercise of this power no danger is to be apprehended.&lt;br/&gt;&lt;br/&gt;</text:p>
          </table:table-cell>
          <table:table-cell office:value-type="string">
            <text:p>Prisons by country</text:p>
          </table:table-cell>
          <table:table-cell office:value-type="string">
            <text:p>http://en.wikipedia.org/wiki/Prisons_by_country</text:p>
          </table:table-cell>
          <table:table-cell office:value-type="string">
            <text:p>Thomas Miles Richardson</text:p>
          </table:table-cell>
          <table:table-cell office:value-type="string">
            <text:p>http://en.wikipedia.org/wiki/Thomas_Miles_Richardson</text:p>
          </table:table-cell>
          <table:table-cell/>
          <table:table-cell office:value-type="float" office:value="1">
            <text:p>1</text:p>
          </table:table-cell>
          <table:table-cell table:number-columns-repeated="3"/>
          <table:table-cell table:formula="of:=CONCATENATE([.AB163];&quot;,&quot;;[.AC163];&quot;,&quot;; TEXT([.AK163];&quot;#&quot;))" office:value-type="string" office:string-value="EDA,RANDOM,1">
            <text:p>EDA,RANDOM,1</text:p>
          </table:table-cell>
        </table:table-row>
        <table:table-row table:style-name="ro1">
          <table:table-cell office:value-type="string">
            <text:p>2FJTHV8ER9Y88W8NT9JMDKFHV05Q3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0W5UUKQOYGNX5PSZIFG81072DGFXB</text:p>
          </table:table-cell>
          <table:table-cell office:value-type="string">
            <text:p>A1AVAUPSZLDN64</text:p>
          </table:table-cell>
          <table:table-cell office:value-type="string">
            <text:p>Submitted</text:p>
          </table:table-cell>
          <table:table-cell office:value-type="string">
            <text:p>Sat Nov 10 07:17:31 GMT 2012</text:p>
          </table:table-cell>
          <table:table-cell office:value-type="string">
            <text:p>Sat Nov 10 07:17:46 GMT 2012</text:p>
          </table:table-cell>
          <table:table-cell office:value-type="string">
            <text:p>Fri Nov 16 23:17:46 PST 2012</text:p>
          </table:table-cell>
          <table:table-cell table:number-columns-repeated="3"/>
          <table:table-cell office:value-type="float" office:value="15">
            <text:p>15</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Chester_A._Arthur_4:72.txt</text:p>
          </table:table-cell>
          <table:table-cell office:value-type="string">
            <text:p>The funds with which the works for the improvement of rivers and harbors were prosecuted during the past year were derived from the appropriations of the act of August 2, 1882, together with such few balances as were on hand from previous appropriations. The balance in the Treasury subject to requisition July 1, 1883, was $10,021,649.55. The amount appropriated during the fiscal year 1884 was $1,319,634.62 and the amount drawn from the Treasury during the fiscal year was $8,228,703.54, leaving a balance of $3,112,580.63 in the Treasury subject to requisition July 1, 1884.&lt;br/&gt;&lt;br/&gt;The Secretary of War submits the report of the Chief of Engineers as to the practicability of protecting our important cities on the seaboard by fortifications and other defenses able to repel modern methods of attack. The time has now come when such defenses can be prepared with confidence that they will not prove abortive, and when the possible result of delay in making such preparation is seriously considered delay seems inexcusable. For the most important cities--those whose destruction or capture would be a national humiliation--adequate defenses, inclusive of guns, may be made by the gradual expenditure of $60,000,000--a sum much less than a victorious enemy could levy as a contribution. An appropriation of about one-tenth of that amount is asked to begin the work, and I concur with the Secretary of War in urging that it be granted.&lt;br/&gt;&lt;br/&gt;</text:p>
          </table:table-cell>
          <table:table-cell office:value-type="string">
            <text:p>Shove the Sun Aside</text:p>
          </table:table-cell>
          <table:table-cell office:value-type="string">
            <text:p>http://en.wikipedia.org/wiki/Shove_the_Sun_Aside</text:p>
          </table:table-cell>
          <table:table-cell office:value-type="string">
            <text:p>1st Arkansas 30 Day Volunteer Regiment</text:p>
          </table:table-cell>
          <table:table-cell office:value-type="string">
            <text:p>http://en.wikipedia.org/wiki/1st_Arkansas_30_Day_Volunteer_Regiment</text:p>
          </table:table-cell>
          <table:table-cell office:value-type="string">
            <text:p>neither are close at all.</text:p>
          </table:table-cell>
          <table:table-cell office:value-type="float" office:value="2">
            <text:p>2</text:p>
          </table:table-cell>
          <table:table-cell table:number-columns-repeated="3"/>
          <table:table-cell table:formula="of:=CONCATENATE([.AB164];&quot;,&quot;;[.AC164];&quot;,&quot;; TEXT([.AK164];&quot;#&quot;))" office:value-type="string" office:string-value="RANDOM,EDA,2">
            <text:p>RANDOM,EDA,2</text:p>
          </table:table-cell>
        </table:table-row>
        <table:table-row table:style-name="ro1">
          <table:table-cell office:value-type="string">
            <text:p>2FJTHV8ER9Y88W8NT9JMDKFHV05Q3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CB1LY58B727196LMU8D96YF2CA8TX</text:p>
          </table:table-cell>
          <table:table-cell office:value-type="string">
            <text:p>A3M90ZBCV23YBV</text:p>
          </table:table-cell>
          <table:table-cell office:value-type="string">
            <text:p>Submitted</text:p>
          </table:table-cell>
          <table:table-cell office:value-type="string">
            <text:p>Sat Nov 10 05:36:24 GMT 2012</text:p>
          </table:table-cell>
          <table:table-cell office:value-type="string">
            <text:p>Sat Nov 10 05:37:30 GMT 2012</text:p>
          </table:table-cell>
          <table:table-cell office:value-type="string">
            <text:p>Fri Nov 16 21:37:30 PST 2012</text:p>
          </table:table-cell>
          <table:table-cell table:number-columns-repeated="3"/>
          <table:table-cell office:value-type="float" office:value="66">
            <text:p>66</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Chester_A._Arthur_4:72.txt</text:p>
          </table:table-cell>
          <table:table-cell office:value-type="string">
            <text:p>The funds with which the works for the improvement of rivers and harbors were prosecuted during the past year were derived from the appropriations of the act of August 2, 1882, together with such few balances as were on hand from previous appropriations. The balance in the Treasury subject to requisition July 1, 1883, was $10,021,649.55. The amount appropriated during the fiscal year 1884 was $1,319,634.62 and the amount drawn from the Treasury during the fiscal year was $8,228,703.54, leaving a balance of $3,112,580.63 in the Treasury subject to requisition July 1, 1884.&lt;br/&gt;&lt;br/&gt;The Secretary of War submits the report of the Chief of Engineers as to the practicability of protecting our important cities on the seaboard by fortifications and other defenses able to repel modern methods of attack. The time has now come when such defenses can be prepared with confidence that they will not prove abortive, and when the possible result of delay in making such preparation is seriously considered delay seems inexcusable. For the most important cities--those whose destruction or capture would be a national humiliation--adequate defenses, inclusive of guns, may be made by the gradual expenditure of $60,000,000--a sum much less than a victorious enemy could levy as a contribution. An appropriation of about one-tenth of that amount is asked to begin the work, and I concur with the Secretary of War in urging that it be granted.&lt;br/&gt;&lt;br/&gt;</text:p>
          </table:table-cell>
          <table:table-cell office:value-type="string">
            <text:p>Shove the Sun Aside</text:p>
          </table:table-cell>
          <table:table-cell office:value-type="string">
            <text:p>http://en.wikipedia.org/wiki/Shove_the_Sun_Aside</text:p>
          </table:table-cell>
          <table:table-cell office:value-type="string">
            <text:p>1st Arkansas 30 Day Volunteer Regiment</text:p>
          </table:table-cell>
          <table:table-cell office:value-type="string">
            <text:p>http://en.wikipedia.org/wiki/1st_Arkansas_30_Day_Volunteer_Regiment</text:p>
          </table:table-cell>
          <table:table-cell/>
          <table:table-cell office:value-type="float" office:value="2">
            <text:p>2</text:p>
          </table:table-cell>
          <table:table-cell table:number-columns-repeated="3"/>
          <table:table-cell table:formula="of:=CONCATENATE([.AB165];&quot;,&quot;;[.AC165];&quot;,&quot;; TEXT([.AK165];&quot;#&quot;))" office:value-type="string" office:string-value="RANDOM,EDA,2">
            <text:p>RANDOM,EDA,2</text:p>
          </table:table-cell>
        </table:table-row>
        <table:table-row table:style-name="ro1">
          <table:table-cell office:value-type="string">
            <text:p>2FJTHV8ER9Y88W8NT9JMDKFHV05Q3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ZNH8MZ9O9Z6Z5S4TKQHPRRLP8190J</text:p>
          </table:table-cell>
          <table:table-cell office:value-type="string">
            <text:p>A1GQCJDGRPG8ZR</text:p>
          </table:table-cell>
          <table:table-cell office:value-type="string">
            <text:p>Submitted</text:p>
          </table:table-cell>
          <table:table-cell office:value-type="string">
            <text:p>Sat Nov 10 07:41:05 GMT 2012</text:p>
          </table:table-cell>
          <table:table-cell office:value-type="string">
            <text:p>Sat Nov 10 07:41:29 GMT 2012</text:p>
          </table:table-cell>
          <table:table-cell office:value-type="string">
            <text:p>Fri Nov 16 23:41:29 PST 2012</text:p>
          </table:table-cell>
          <table:table-cell table:number-columns-repeated="3"/>
          <table:table-cell office:value-type="float" office:value="24">
            <text:p>24</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Chester_A._Arthur_4:72.txt</text:p>
          </table:table-cell>
          <table:table-cell office:value-type="string">
            <text:p>The funds with which the works for the improvement of rivers and harbors were prosecuted during the past year were derived from the appropriations of the act of August 2, 1882, together with such few balances as were on hand from previous appropriations. The balance in the Treasury subject to requisition July 1, 1883, was $10,021,649.55. The amount appropriated during the fiscal year 1884 was $1,319,634.62 and the amount drawn from the Treasury during the fiscal year was $8,228,703.54, leaving a balance of $3,112,580.63 in the Treasury subject to requisition July 1, 1884.&lt;br/&gt;&lt;br/&gt;The Secretary of War submits the report of the Chief of Engineers as to the practicability of protecting our important cities on the seaboard by fortifications and other defenses able to repel modern methods of attack. The time has now come when such defenses can be prepared with confidence that they will not prove abortive, and when the possible result of delay in making such preparation is seriously considered delay seems inexcusable. For the most important cities--those whose destruction or capture would be a national humiliation--adequate defenses, inclusive of guns, may be made by the gradual expenditure of $60,000,000--a sum much less than a victorious enemy could levy as a contribution. An appropriation of about one-tenth of that amount is asked to begin the work, and I concur with the Secretary of War in urging that it be granted.&lt;br/&gt;&lt;br/&gt;</text:p>
          </table:table-cell>
          <table:table-cell office:value-type="string">
            <text:p>Shove the Sun Aside</text:p>
          </table:table-cell>
          <table:table-cell office:value-type="string">
            <text:p>http://en.wikipedia.org/wiki/Shove_the_Sun_Aside</text:p>
          </table:table-cell>
          <table:table-cell office:value-type="string">
            <text:p>1st Arkansas 30 Day Volunteer Regiment</text:p>
          </table:table-cell>
          <table:table-cell office:value-type="string">
            <text:p>http://en.wikipedia.org/wiki/1st_Arkansas_30_Day_Volunteer_Regiment</text:p>
          </table:table-cell>
          <table:table-cell/>
          <table:table-cell office:value-type="float" office:value="2">
            <text:p>2</text:p>
          </table:table-cell>
          <table:table-cell table:number-columns-repeated="3"/>
          <table:table-cell table:formula="of:=CONCATENATE([.AB166];&quot;,&quot;;[.AC166];&quot;,&quot;; TEXT([.AK166];&quot;#&quot;))" office:value-type="string" office:string-value="RANDOM,EDA,2">
            <text:p>RANDOM,EDA,2</text:p>
          </table:table-cell>
        </table:table-row>
        <table:table-row table:style-name="ro1">
          <table:table-cell office:value-type="string">
            <text:p>2RKSEIUUU00O5T8FBS9SGS2U54PSS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K6SCWY2AOO2VVAJNYFGYSCMG0A223</text:p>
          </table:table-cell>
          <table:table-cell office:value-type="string">
            <text:p>A1AVAUPSZLDN64</text:p>
          </table:table-cell>
          <table:table-cell office:value-type="string">
            <text:p>Submitted</text:p>
          </table:table-cell>
          <table:table-cell office:value-type="string">
            <text:p>Sat Nov 10 07:16:16 GMT 2012</text:p>
          </table:table-cell>
          <table:table-cell office:value-type="string">
            <text:p>Sat Nov 10 07:17:31 GMT 2012</text:p>
          </table:table-cell>
          <table:table-cell office:value-type="string">
            <text:p>Fri Nov 16 23:17:31 PST 2012</text:p>
          </table:table-cell>
          <table:table-cell table:number-columns-repeated="3"/>
          <table:table-cell office:value-type="float" office:value="75">
            <text:p>75</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illiam_McKinley_3:65.txt</text:p>
          </table:table-cell>
          <table:table-cell office:value-type="string">
            <text:p>The purely international character of the work being done by the bureau and the appreciation of its value are further emphasized by the active co-operation which the various Governments of the Latin. American Republics and their diplomatic representatives in this capital are now exhibiting and the zealous endeavors they are making to extend its field of usefulness, to promote through it commercial intercourse, and strengthen the bonds of amity and confidence between its various members and the nations of this continent.&lt;br/&gt;&lt;br/&gt;The act to encourage the holding of the Pan-Amencan Exposition on the Niagara frontier, within the county of Erie or Niagara, in the State of New York, in the year 1901, was approved on March 3, 1899.&lt;br/&gt;&lt;br/&gt;</text:p>
          </table:table-cell>
          <table:table-cell office:value-type="string">
            <text:p>Dzoragyugh</text:p>
          </table:table-cell>
          <table:table-cell office:value-type="string">
            <text:p>http://en.wikipedia.org/wiki/Dzoragyugh</text:p>
          </table:table-cell>
          <table:table-cell office:value-type="string">
            <text:p>Treaty</text:p>
          </table:table-cell>
          <table:table-cell office:value-type="string">
            <text:p>http://en.wikipedia.org/wiki/Treaty</text:p>
          </table:table-cell>
          <table:table-cell/>
          <table:table-cell office:value-type="float" office:value="2">
            <text:p>2</text:p>
          </table:table-cell>
          <table:table-cell table:number-columns-repeated="3"/>
          <table:table-cell table:formula="of:=CONCATENATE([.AB167];&quot;,&quot;;[.AC167];&quot;,&quot;; TEXT([.AK167];&quot;#&quot;))" office:value-type="string" office:string-value="EDA,LAU_ET_AL,2">
            <text:p>EDA,LAU_ET_AL,2</text:p>
          </table:table-cell>
        </table:table-row>
        <table:table-row table:style-name="ro1">
          <table:table-cell office:value-type="string">
            <text:p>2RKSEIUUU00O5T8FBS9SGS2U54PSS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X4WYB49F9SS7QL68TFN0T5HFW7UQP</text:p>
          </table:table-cell>
          <table:table-cell office:value-type="string">
            <text:p>A997OZ3H2B3Q2</text:p>
          </table:table-cell>
          <table:table-cell office:value-type="string">
            <text:p>Submitted</text:p>
          </table:table-cell>
          <table:table-cell office:value-type="string">
            <text:p>Sat Nov 10 07:14:11 GMT 2012</text:p>
          </table:table-cell>
          <table:table-cell office:value-type="string">
            <text:p>Sat Nov 10 07:14:29 GMT 2012</text:p>
          </table:table-cell>
          <table:table-cell office:value-type="string">
            <text:p>Fri Nov 16 23:14:29 PST 2012</text:p>
          </table:table-cell>
          <table:table-cell table:number-columns-repeated="3"/>
          <table:table-cell office:value-type="float" office:value="18">
            <text:p>18</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illiam_McKinley_3:65.txt</text:p>
          </table:table-cell>
          <table:table-cell office:value-type="string">
            <text:p>The purely international character of the work being done by the bureau and the appreciation of its value are further emphasized by the active co-operation which the various Governments of the Latin. American Republics and their diplomatic representatives in this capital are now exhibiting and the zealous endeavors they are making to extend its field of usefulness, to promote through it commercial intercourse, and strengthen the bonds of amity and confidence between its various members and the nations of this continent.&lt;br/&gt;&lt;br/&gt;The act to encourage the holding of the Pan-Amencan Exposition on the Niagara frontier, within the county of Erie or Niagara, in the State of New York, in the year 1901, was approved on March 3, 1899.&lt;br/&gt;&lt;br/&gt;</text:p>
          </table:table-cell>
          <table:table-cell office:value-type="string">
            <text:p>Dzoragyugh</text:p>
          </table:table-cell>
          <table:table-cell office:value-type="string">
            <text:p>http://en.wikipedia.org/wiki/Dzoragyugh</text:p>
          </table:table-cell>
          <table:table-cell office:value-type="string">
            <text:p>Treaty</text:p>
          </table:table-cell>
          <table:table-cell office:value-type="string">
            <text:p>http://en.wikipedia.org/wiki/Treaty</text:p>
          </table:table-cell>
          <table:table-cell/>
          <table:table-cell office:value-type="float" office:value="2">
            <text:p>2</text:p>
          </table:table-cell>
          <table:table-cell table:number-columns-repeated="3"/>
          <table:table-cell table:formula="of:=CONCATENATE([.AB168];&quot;,&quot;;[.AC168];&quot;,&quot;; TEXT([.AK168];&quot;#&quot;))" office:value-type="string" office:string-value="EDA,LAU_ET_AL,2">
            <text:p>EDA,LAU_ET_AL,2</text:p>
          </table:table-cell>
        </table:table-row>
        <table:table-row table:style-name="ro1">
          <table:table-cell office:value-type="string">
            <text:p>2RKSEIUUU00O5T8FBS9SGS2U54PSS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YNR14IXKO2LOB5JJ61653YOMTEABH</text:p>
          </table:table-cell>
          <table:table-cell office:value-type="string">
            <text:p>A2CZR0MGSEILRP</text:p>
          </table:table-cell>
          <table:table-cell office:value-type="string">
            <text:p>Submitted</text:p>
          </table:table-cell>
          <table:table-cell office:value-type="string">
            <text:p>Sat Nov 10 07:03:43 GMT 2012</text:p>
          </table:table-cell>
          <table:table-cell office:value-type="string">
            <text:p>Sat Nov 10 07:04:03 GMT 2012</text:p>
          </table:table-cell>
          <table:table-cell office:value-type="string">
            <text:p>Fri Nov 16 23:04:03 PST 2012</text:p>
          </table:table-cell>
          <table:table-cell table:number-columns-repeated="3"/>
          <table:table-cell office:value-type="float" office:value="20">
            <text:p>20</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illiam_McKinley_3:65.txt</text:p>
          </table:table-cell>
          <table:table-cell office:value-type="string">
            <text:p>The purely international character of the work being done by the bureau and the appreciation of its value are further emphasized by the active co-operation which the various Governments of the Latin. American Republics and their diplomatic representatives in this capital are now exhibiting and the zealous endeavors they are making to extend its field of usefulness, to promote through it commercial intercourse, and strengthen the bonds of amity and confidence between its various members and the nations of this continent.&lt;br/&gt;&lt;br/&gt;The act to encourage the holding of the Pan-Amencan Exposition on the Niagara frontier, within the county of Erie or Niagara, in the State of New York, in the year 1901, was approved on March 3, 1899.&lt;br/&gt;&lt;br/&gt;</text:p>
          </table:table-cell>
          <table:table-cell office:value-type="string">
            <text:p>Dzoragyugh</text:p>
          </table:table-cell>
          <table:table-cell office:value-type="string">
            <text:p>http://en.wikipedia.org/wiki/Dzoragyugh</text:p>
          </table:table-cell>
          <table:table-cell office:value-type="string">
            <text:p>Treaty</text:p>
          </table:table-cell>
          <table:table-cell office:value-type="string">
            <text:p>http://en.wikipedia.org/wiki/Treaty</text:p>
          </table:table-cell>
          <table:table-cell/>
          <table:table-cell office:value-type="float" office:value="2">
            <text:p>2</text:p>
          </table:table-cell>
          <table:table-cell table:number-columns-repeated="3"/>
          <table:table-cell table:formula="of:=CONCATENATE([.AB169];&quot;,&quot;;[.AC169];&quot;,&quot;; TEXT([.AK169];&quot;#&quot;))" office:value-type="string" office:string-value="EDA,LAU_ET_AL,2">
            <text:p>EDA,LAU_ET_AL,2</text:p>
          </table:table-cell>
        </table:table-row>
        <table:table-row table:style-name="ro1">
          <table:table-cell office:value-type="string">
            <text:p>2I86SVQ8H88M53UQCY2VKI1R0VKP6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BPERSQV66RL4Q6YARMWIVKIGKN3BH</text:p>
          </table:table-cell>
          <table:table-cell office:value-type="string">
            <text:p>A1AVAUPSZLDN64</text:p>
          </table:table-cell>
          <table:table-cell office:value-type="string">
            <text:p>Submitted</text:p>
          </table:table-cell>
          <table:table-cell office:value-type="string">
            <text:p>Sat Nov 10 07:32:11 GMT 2012</text:p>
          </table:table-cell>
          <table:table-cell office:value-type="string">
            <text:p>Sat Nov 10 07:32:26 GMT 2012</text:p>
          </table:table-cell>
          <table:table-cell office:value-type="string">
            <text:p>Fri Nov 16 23:32:26 PST 2012</text:p>
          </table:table-cell>
          <table:table-cell table:number-columns-repeated="3"/>
          <table:table-cell office:value-type="float" office:value="15">
            <text:p>15</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5:12.txt</text:p>
          </table:table-cell>
          <table:table-cell office:value-type="string">
            <text:p>Personal retirement accounts should be familiar to federal employees, because you already have something similar, called the Thrift Savings Plan, which lets workers deposit a portion of their paychecks into any of five different broadly-based investment funds. It&amp;apos;s time to extend the same security, and choice, and ownership to young Americans.&lt;br/&gt;&lt;br/&gt;Our second great responsibility to our children and grandchildren is to honor and to pass along the values that sustain a free society. So many of my generation, after a long journey, have come home to family and faith, and are determined to bring up responsible, moral children. Government is not the source of these values, but government should never undermine them.&lt;br/&gt;&lt;br/&gt;</text:p>
          </table:table-cell>
          <table:table-cell office:value-type="string">
            <text:p>Tax</text:p>
          </table:table-cell>
          <table:table-cell office:value-type="string">
            <text:p>http://en.wikipedia.org/wiki/Tax</text:p>
          </table:table-cell>
          <table:table-cell office:value-type="string">
            <text:p>Johnny Paycheck</text:p>
          </table:table-cell>
          <table:table-cell office:value-type="string">
            <text:p>http://en.wikipedia.org/wiki/Johnny_Paycheck</text:p>
          </table:table-cell>
          <table:table-cell/>
          <table:table-cell office:value-type="float" office:value="1">
            <text:p>1</text:p>
          </table:table-cell>
          <table:table-cell table:number-columns-repeated="3"/>
          <table:table-cell table:formula="of:=CONCATENATE([.AB170];&quot;,&quot;;[.AC170];&quot;,&quot;; TEXT([.AK170];&quot;#&quot;))" office:value-type="string" office:string-value="LAU_ET_AL,EDA,1">
            <text:p>LAU_ET_AL,EDA,1</text:p>
          </table:table-cell>
        </table:table-row>
        <table:table-row table:style-name="ro1">
          <table:table-cell office:value-type="string">
            <text:p>2I86SVQ8H88M53UQCY2VKI1R0VKP6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LJI8IUB2YU9NS5X0V23T0FBTRIJ7N</text:p>
          </table:table-cell>
          <table:table-cell office:value-type="string">
            <text:p>A997OZ3H2B3Q2</text:p>
          </table:table-cell>
          <table:table-cell office:value-type="string">
            <text:p>Submitted</text:p>
          </table:table-cell>
          <table:table-cell office:value-type="string">
            <text:p>Sat Nov 10 07:25:23 GMT 2012</text:p>
          </table:table-cell>
          <table:table-cell office:value-type="string">
            <text:p>Sat Nov 10 07:25:37 GMT 2012</text:p>
          </table:table-cell>
          <table:table-cell office:value-type="string">
            <text:p>Fri Nov 16 23:25:37 PST 2012</text:p>
          </table:table-cell>
          <table:table-cell table:number-columns-repeated="3"/>
          <table:table-cell office:value-type="float" office:value="14">
            <text:p>14</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5:12.txt</text:p>
          </table:table-cell>
          <table:table-cell office:value-type="string">
            <text:p>Personal retirement accounts should be familiar to federal employees, because you already have something similar, called the Thrift Savings Plan, which lets workers deposit a portion of their paychecks into any of five different broadly-based investment funds. It&amp;apos;s time to extend the same security, and choice, and ownership to young Americans.&lt;br/&gt;&lt;br/&gt;Our second great responsibility to our children and grandchildren is to honor and to pass along the values that sustain a free society. So many of my generation, after a long journey, have come home to family and faith, and are determined to bring up responsible, moral children. Government is not the source of these values, but government should never undermine them.&lt;br/&gt;&lt;br/&gt;</text:p>
          </table:table-cell>
          <table:table-cell office:value-type="string">
            <text:p>Tax</text:p>
          </table:table-cell>
          <table:table-cell office:value-type="string">
            <text:p>http://en.wikipedia.org/wiki/Tax</text:p>
          </table:table-cell>
          <table:table-cell office:value-type="string">
            <text:p>Johnny Paycheck</text:p>
          </table:table-cell>
          <table:table-cell office:value-type="string">
            <text:p>http://en.wikipedia.org/wiki/Johnny_Paycheck</text:p>
          </table:table-cell>
          <table:table-cell/>
          <table:table-cell office:value-type="float" office:value="1">
            <text:p>1</text:p>
          </table:table-cell>
          <table:table-cell table:number-columns-repeated="3"/>
          <table:table-cell table:formula="of:=CONCATENATE([.AB171];&quot;,&quot;;[.AC171];&quot;,&quot;; TEXT([.AK171];&quot;#&quot;))" office:value-type="string" office:string-value="LAU_ET_AL,EDA,1">
            <text:p>LAU_ET_AL,EDA,1</text:p>
          </table:table-cell>
        </table:table-row>
        <table:table-row table:style-name="ro1">
          <table:table-cell office:value-type="string">
            <text:p>2I86SVQ8H88M53UQCY2VKI1R0VKP6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PD42J1LY58BMBVR7S7FSHD1GGK5QQ</text:p>
          </table:table-cell>
          <table:table-cell office:value-type="string">
            <text:p>A1FE99W26464IW</text:p>
          </table:table-cell>
          <table:table-cell office:value-type="string">
            <text:p>Submitted</text:p>
          </table:table-cell>
          <table:table-cell office:value-type="string">
            <text:p>Sat Nov 10 08:57:42 GMT 2012</text:p>
          </table:table-cell>
          <table:table-cell office:value-type="string">
            <text:p>Sat Nov 10 09:05:14 GMT 2012</text:p>
          </table:table-cell>
          <table:table-cell office:value-type="string">
            <text:p>Sat Nov 17 01:05:14 PST 2012</text:p>
          </table:table-cell>
          <table:table-cell table:number-columns-repeated="3"/>
          <table:table-cell office:value-type="float" office:value="452">
            <text:p>452</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5:12.txt</text:p>
          </table:table-cell>
          <table:table-cell office:value-type="string">
            <text:p>Personal retirement accounts should be familiar to federal employees, because you already have something similar, called the Thrift Savings Plan, which lets workers deposit a portion of their paychecks into any of five different broadly-based investment funds. It&amp;apos;s time to extend the same security, and choice, and ownership to young Americans.&lt;br/&gt;&lt;br/&gt;Our second great responsibility to our children and grandchildren is to honor and to pass along the values that sustain a free society. So many of my generation, after a long journey, have come home to family and faith, and are determined to bring up responsible, moral children. Government is not the source of these values, but government should never undermine them.&lt;br/&gt;&lt;br/&gt;</text:p>
          </table:table-cell>
          <table:table-cell office:value-type="string">
            <text:p>Tax</text:p>
          </table:table-cell>
          <table:table-cell office:value-type="string">
            <text:p>http://en.wikipedia.org/wiki/Tax</text:p>
          </table:table-cell>
          <table:table-cell office:value-type="string">
            <text:p>Johnny Paycheck</text:p>
          </table:table-cell>
          <table:table-cell office:value-type="string">
            <text:p>http://en.wikipedia.org/wiki/Johnny_Paycheck</text:p>
          </table:table-cell>
          <table:table-cell/>
          <table:table-cell office:value-type="float" office:value="1">
            <text:p>1</text:p>
          </table:table-cell>
          <table:table-cell table:number-columns-repeated="3"/>
          <table:table-cell table:formula="of:=CONCATENATE([.AB172];&quot;,&quot;;[.AC172];&quot;,&quot;; TEXT([.AK172];&quot;#&quot;))" office:value-type="string" office:string-value="LAU_ET_AL,EDA,1">
            <text:p>LAU_ET_AL,EDA,1</text:p>
          </table:table-cell>
        </table:table-row>
        <table:table-row table:style-name="ro1">
          <table:table-cell office:value-type="string">
            <text:p>2M998D8J3VE7B1GYU83GBMCKB89XH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11ZJMJUNU8LEFFC7QWRH8D8TKS0GV</text:p>
          </table:table-cell>
          <table:table-cell office:value-type="string">
            <text:p>A1AVAUPSZLDN64</text:p>
          </table:table-cell>
          <table:table-cell office:value-type="string">
            <text:p>Submitted</text:p>
          </table:table-cell>
          <table:table-cell office:value-type="string">
            <text:p>Sat Nov 10 06:37:27 GMT 2012</text:p>
          </table:table-cell>
          <table:table-cell office:value-type="string">
            <text:p>Sat Nov 10 06:38:09 GMT 2012</text:p>
          </table:table-cell>
          <table:table-cell office:value-type="string">
            <text:p>Fri Nov 16 22:38:09 PST 2012</text:p>
          </table:table-cell>
          <table:table-cell table:number-columns-repeated="3"/>
          <table:table-cell office:value-type="float" office:value="42">
            <text:p>42</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ndrew_Jackson_1:1.txt</text:p>
          </table:table-cell>
          <table:table-cell office:value-type="string">
            <text:p>In communicating with you for the first time it is to me a source of unfeigned satisfaction, calling for mutual gratulation and devout thanks to a benign Providence, that we are at peace with all man-kind, and that our country exhibits the most cheering evidence of general welfare and progressive improvement. Turning our eyes to other nations, our great desire is to see our brethren of the human race secured in the blessings enjoyed by ourselves, and advancing in knowledge, in freedom, and in social happiness.&lt;br/&gt;&lt;br/&gt;Our foreign relations, although in their general character pacific and friendly, present subjects of difference between us and other powers of deep interest as well to the country at large as to many of our citizens. To effect an adjustment of these shall continue to be the object of my earnest endeavors, and not with standing the difficulties of the task, I do not allow myself to apprehend unfavorable results. Blessed as our country is with every thing which constitutes national strength, she is fully adequate to the maintenance of all her interests. In discharging the responsible trust confided to the Executive in this respect it is my settled purpose to ask nothing that is not clearly right and to submit to nothing that is wrong; and I flatter myself that, supported by the other branches of the Government and by the intelligence and patriotism of the people, we shall be able, under the protection of Providence, to cause all our just rights to be respected.&lt;br/&gt;&lt;br/&gt;</text:p>
          </table:table-cell>
          <table:table-cell office:value-type="string">
            <text:p>Grandview Mine</text:p>
          </table:table-cell>
          <table:table-cell office:value-type="string">
            <text:p>http://en.wikipedia.org/wiki/Grandview_Mine</text:p>
          </table:table-cell>
          <table:table-cell office:value-type="string">
            <text:p>Foreign relations of Mexico</text:p>
          </table:table-cell>
          <table:table-cell office:value-type="string">
            <text:p>http://en.wikipedia.org/wiki/Foreign_relations_of_Mexico</text:p>
          </table:table-cell>
          <table:table-cell/>
          <table:table-cell office:value-type="float" office:value="2">
            <text:p>2</text:p>
          </table:table-cell>
          <table:table-cell table:number-columns-repeated="3"/>
          <table:table-cell table:formula="of:=CONCATENATE([.AB173];&quot;,&quot;;[.AC173];&quot;,&quot;; TEXT([.AK173];&quot;#&quot;))" office:value-type="string" office:string-value="EDA,LAU_ET_AL,2">
            <text:p>EDA,LAU_ET_AL,2</text:p>
          </table:table-cell>
        </table:table-row>
        <table:table-row table:style-name="ro1">
          <table:table-cell office:value-type="string">
            <text:p>2M998D8J3VE7B1GYU83GBMCKB89XH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NMCF806UFBNU1JL1V63H5SWG4EE0T</text:p>
          </table:table-cell>
          <table:table-cell office:value-type="string">
            <text:p>AVQ23YRFWZKHH</text:p>
          </table:table-cell>
          <table:table-cell office:value-type="string">
            <text:p>Submitted</text:p>
          </table:table-cell>
          <table:table-cell office:value-type="string">
            <text:p>Sat Nov 10 06:53:30 GMT 2012</text:p>
          </table:table-cell>
          <table:table-cell office:value-type="string">
            <text:p>Sat Nov 10 06:55:15 GMT 2012</text:p>
          </table:table-cell>
          <table:table-cell office:value-type="string">
            <text:p>Fri Nov 16 22:55:15 PST 2012</text:p>
          </table:table-cell>
          <table:table-cell table:number-columns-repeated="3"/>
          <table:table-cell office:value-type="float" office:value="105">
            <text:p>105</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ndrew_Jackson_1:1.txt</text:p>
          </table:table-cell>
          <table:table-cell office:value-type="string">
            <text:p>In communicating with you for the first time it is to me a source of unfeigned satisfaction, calling for mutual gratulation and devout thanks to a benign Providence, that we are at peace with all man-kind, and that our country exhibits the most cheering evidence of general welfare and progressive improvement. Turning our eyes to other nations, our great desire is to see our brethren of the human race secured in the blessings enjoyed by ourselves, and advancing in knowledge, in freedom, and in social happiness.&lt;br/&gt;&lt;br/&gt;Our foreign relations, although in their general character pacific and friendly, present subjects of difference between us and other powers of deep interest as well to the country at large as to many of our citizens. To effect an adjustment of these shall continue to be the object of my earnest endeavors, and not with standing the difficulties of the task, I do not allow myself to apprehend unfavorable results. Blessed as our country is with every thing which constitutes national strength, she is fully adequate to the maintenance of all her interests. In discharging the responsible trust confided to the Executive in this respect it is my settled purpose to ask nothing that is not clearly right and to submit to nothing that is wrong; and I flatter myself that, supported by the other branches of the Government and by the intelligence and patriotism of the people, we shall be able, under the protection of Providence, to cause all our just rights to be respected.&lt;br/&gt;&lt;br/&gt;</text:p>
          </table:table-cell>
          <table:table-cell office:value-type="string">
            <text:p>Grandview Mine</text:p>
          </table:table-cell>
          <table:table-cell office:value-type="string">
            <text:p>http://en.wikipedia.org/wiki/Grandview_Mine</text:p>
          </table:table-cell>
          <table:table-cell office:value-type="string">
            <text:p>Foreign relations of Mexico</text:p>
          </table:table-cell>
          <table:table-cell office:value-type="string">
            <text:p>http://en.wikipedia.org/wiki/Foreign_relations_of_Mexico</text:p>
          </table:table-cell>
          <table:table-cell/>
          <table:table-cell office:value-type="float" office:value="2">
            <text:p>2</text:p>
          </table:table-cell>
          <table:table-cell table:number-columns-repeated="3"/>
          <table:table-cell table:formula="of:=CONCATENATE([.AB174];&quot;,&quot;;[.AC174];&quot;,&quot;; TEXT([.AK174];&quot;#&quot;))" office:value-type="string" office:string-value="EDA,LAU_ET_AL,2">
            <text:p>EDA,LAU_ET_AL,2</text:p>
          </table:table-cell>
        </table:table-row>
        <table:table-row table:style-name="ro1">
          <table:table-cell office:value-type="string">
            <text:p>2M998D8J3VE7B1GYU83GBMCKB89XH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ZO1INMHGYQ4YCBFIG2FUFFO8FH7K7</text:p>
          </table:table-cell>
          <table:table-cell office:value-type="string">
            <text:p>A997OZ3H2B3Q2</text:p>
          </table:table-cell>
          <table:table-cell office:value-type="string">
            <text:p>Submitted</text:p>
          </table:table-cell>
          <table:table-cell office:value-type="string">
            <text:p>Sat Nov 10 06:54:22 GMT 2012</text:p>
          </table:table-cell>
          <table:table-cell office:value-type="string">
            <text:p>Sat Nov 10 06:54:45 GMT 2012</text:p>
          </table:table-cell>
          <table:table-cell office:value-type="string">
            <text:p>Fri Nov 16 22:54:45 PST 2012</text:p>
          </table:table-cell>
          <table:table-cell table:number-columns-repeated="3"/>
          <table:table-cell office:value-type="float" office:value="23">
            <text:p>23</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ndrew_Jackson_1:1.txt</text:p>
          </table:table-cell>
          <table:table-cell office:value-type="string">
            <text:p>In communicating with you for the first time it is to me a source of unfeigned satisfaction, calling for mutual gratulation and devout thanks to a benign Providence, that we are at peace with all man-kind, and that our country exhibits the most cheering evidence of general welfare and progressive improvement. Turning our eyes to other nations, our great desire is to see our brethren of the human race secured in the blessings enjoyed by ourselves, and advancing in knowledge, in freedom, and in social happiness.&lt;br/&gt;&lt;br/&gt;Our foreign relations, although in their general character pacific and friendly, present subjects of difference between us and other powers of deep interest as well to the country at large as to many of our citizens. To effect an adjustment of these shall continue to be the object of my earnest endeavors, and not with standing the difficulties of the task, I do not allow myself to apprehend unfavorable results. Blessed as our country is with every thing which constitutes national strength, she is fully adequate to the maintenance of all her interests. In discharging the responsible trust confided to the Executive in this respect it is my settled purpose to ask nothing that is not clearly right and to submit to nothing that is wrong; and I flatter myself that, supported by the other branches of the Government and by the intelligence and patriotism of the people, we shall be able, under the protection of Providence, to cause all our just rights to be respected.&lt;br/&gt;&lt;br/&gt;</text:p>
          </table:table-cell>
          <table:table-cell office:value-type="string">
            <text:p>Grandview Mine</text:p>
          </table:table-cell>
          <table:table-cell office:value-type="string">
            <text:p>http://en.wikipedia.org/wiki/Grandview_Mine</text:p>
          </table:table-cell>
          <table:table-cell office:value-type="string">
            <text:p>Foreign relations of Mexico</text:p>
          </table:table-cell>
          <table:table-cell office:value-type="string">
            <text:p>http://en.wikipedia.org/wiki/Foreign_relations_of_Mexico</text:p>
          </table:table-cell>
          <table:table-cell/>
          <table:table-cell office:value-type="float" office:value="2">
            <text:p>2</text:p>
          </table:table-cell>
          <table:table-cell table:number-columns-repeated="3"/>
          <table:table-cell table:formula="of:=CONCATENATE([.AB175];&quot;,&quot;;[.AC175];&quot;,&quot;; TEXT([.AK175];&quot;#&quot;))" office:value-type="string" office:string-value="EDA,LAU_ET_AL,2">
            <text:p>EDA,LAU_ET_AL,2</text:p>
          </table:table-cell>
        </table:table-row>
        <table:table-row table:style-name="ro1">
          <table:table-cell office:value-type="string">
            <text:p>2UV8XMB3Q39ZFKUZ0YXTCEVSWT8HS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49YW2GTP9RAM1T1TBX96SOFHIJTOS</text:p>
          </table:table-cell>
          <table:table-cell office:value-type="string">
            <text:p>A1AVAUPSZLDN64</text:p>
          </table:table-cell>
          <table:table-cell office:value-type="string">
            <text:p>Submitted</text:p>
          </table:table-cell>
          <table:table-cell office:value-type="string">
            <text:p>Sat Nov 10 07:30:01 GMT 2012</text:p>
          </table:table-cell>
          <table:table-cell office:value-type="string">
            <text:p>Sat Nov 10 07:30:08 GMT 2012</text:p>
          </table:table-cell>
          <table:table-cell office:value-type="string">
            <text:p>Fri Nov 16 23:30:08 PST 2012</text:p>
          </table:table-cell>
          <table:table-cell table:number-columns-repeated="3"/>
          <table:table-cell office:value-type="float" office:value="7">
            <text:p>7</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John_F._Kennedy_2:41.txt</text:p>
          </table:table-cell>
          <table:table-cell office:value-type="string">
            <text:p>This Nation belongs among the first to explore it, and among the first--if not the first--we shall be. We are offering our know-how and our cooperation to the United Nations. Our satellites will soon be providing other nations with improved weather observations. And I shall soon send to the Congress a measure to govern the financing and operation of an International Communications Satellite system, in a manner consistent with the public interest and our foreign policy.&lt;br/&gt;&lt;br/&gt;But peace in space will help us naught once peace on earth is gone. World order will be secured only when the whole world has laid down these weapons which seem to offer us present security but threaten the future survival of the human race. That armistice day seems very far away. The vast resources of this planet are being devoted more and more to the means of destroying, instead of enriching, human life.&lt;br/&gt;&lt;br/&gt;</text:p>
          </table:table-cell>
          <table:table-cell office:value-type="string">
            <text:p>General Post Office, Sydney</text:p>
          </table:table-cell>
          <table:table-cell office:value-type="string">
            <text:p>http://en.wikipedia.org/wiki/General_Post_Office,_Sydney</text:p>
          </table:table-cell>
          <table:table-cell office:value-type="string">
            <text:p>Nations</text:p>
          </table:table-cell>
          <table:table-cell office:value-type="string">
            <text:p>http://en.wikipedia.org/wiki/Nations</text:p>
          </table:table-cell>
          <table:table-cell/>
          <table:table-cell office:value-type="float" office:value="2">
            <text:p>2</text:p>
          </table:table-cell>
          <table:table-cell table:number-columns-repeated="3"/>
          <table:table-cell table:formula="of:=CONCATENATE([.AB176];&quot;,&quot;;[.AC176];&quot;,&quot;; TEXT([.AK176];&quot;#&quot;))" office:value-type="string" office:string-value="RANDOM,LAU_ET_AL,2">
            <text:p>RANDOM,LAU_ET_AL,2</text:p>
          </table:table-cell>
        </table:table-row>
        <table:table-row table:style-name="ro1">
          <table:table-cell office:value-type="string">
            <text:p>2UV8XMB3Q39ZFKUZ0YXTCEVSWT8HS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JM8P9Y38TWWCRRX189M8JTAQ44IZY</text:p>
          </table:table-cell>
          <table:table-cell office:value-type="string">
            <text:p>A1GQCJDGRPG8ZR</text:p>
          </table:table-cell>
          <table:table-cell office:value-type="string">
            <text:p>Submitted</text:p>
          </table:table-cell>
          <table:table-cell office:value-type="string">
            <text:p>Sat Nov 10 06:49:07 GMT 2012</text:p>
          </table:table-cell>
          <table:table-cell office:value-type="string">
            <text:p>Sat Nov 10 06:50:28 GMT 2012</text:p>
          </table:table-cell>
          <table:table-cell office:value-type="string">
            <text:p>Fri Nov 16 22:50:28 PST 2012</text:p>
          </table:table-cell>
          <table:table-cell table:number-columns-repeated="3"/>
          <table:table-cell office:value-type="float" office:value="81">
            <text:p>81</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John_F._Kennedy_2:41.txt</text:p>
          </table:table-cell>
          <table:table-cell office:value-type="string">
            <text:p>This Nation belongs among the first to explore it, and among the first--if not the first--we shall be. We are offering our know-how and our cooperation to the United Nations. Our satellites will soon be providing other nations with improved weather observations. And I shall soon send to the Congress a measure to govern the financing and operation of an International Communications Satellite system, in a manner consistent with the public interest and our foreign policy.&lt;br/&gt;&lt;br/&gt;But peace in space will help us naught once peace on earth is gone. World order will be secured only when the whole world has laid down these weapons which seem to offer us present security but threaten the future survival of the human race. That armistice day seems very far away. The vast resources of this planet are being devoted more and more to the means of destroying, instead of enriching, human life.&lt;br/&gt;&lt;br/&gt;</text:p>
          </table:table-cell>
          <table:table-cell office:value-type="string">
            <text:p>General Post Office, Sydney</text:p>
          </table:table-cell>
          <table:table-cell office:value-type="string">
            <text:p>http://en.wikipedia.org/wiki/General_Post_Office,_Sydney</text:p>
          </table:table-cell>
          <table:table-cell office:value-type="string">
            <text:p>Nations</text:p>
          </table:table-cell>
          <table:table-cell office:value-type="string">
            <text:p>http://en.wikipedia.org/wiki/Nations</text:p>
          </table:table-cell>
          <table:table-cell/>
          <table:table-cell office:value-type="float" office:value="2">
            <text:p>2</text:p>
          </table:table-cell>
          <table:table-cell table:number-columns-repeated="3"/>
          <table:table-cell table:formula="of:=CONCATENATE([.AB177];&quot;,&quot;;[.AC177];&quot;,&quot;; TEXT([.AK177];&quot;#&quot;))" office:value-type="string" office:string-value="RANDOM,LAU_ET_AL,2">
            <text:p>RANDOM,LAU_ET_AL,2</text:p>
          </table:table-cell>
        </table:table-row>
        <table:table-row table:style-name="ro1">
          <table:table-cell office:value-type="string">
            <text:p>2UV8XMB3Q39ZFKUZ0YXTCEVSWT8HS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ZKI2KYEPLSPME8QTGNJBOAH0VOUOG</text:p>
          </table:table-cell>
          <table:table-cell office:value-type="string">
            <text:p>A2CZR0MGSEILRP</text:p>
          </table:table-cell>
          <table:table-cell office:value-type="string">
            <text:p>Submitted</text:p>
          </table:table-cell>
          <table:table-cell office:value-type="string">
            <text:p>Sat Nov 10 06:54:30 GMT 2012</text:p>
          </table:table-cell>
          <table:table-cell office:value-type="string">
            <text:p>Sat Nov 10 06:54:43 GMT 2012</text:p>
          </table:table-cell>
          <table:table-cell office:value-type="string">
            <text:p>Fri Nov 16 22:54:43 PST 2012</text:p>
          </table:table-cell>
          <table:table-cell table:number-columns-repeated="3"/>
          <table:table-cell office:value-type="float" office:value="13">
            <text:p>13</text:p>
          </table:table-cell>
          <table:table-cell office:value-type="string">
            <text:p>100% (10/10)</text:p>
          </table:table-cell>
          <table:table-cell table:number-columns-repeated="2"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John_F._Kennedy_2:41.txt</text:p>
          </table:table-cell>
          <table:table-cell office:value-type="string">
            <text:p>This Nation belongs among the first to explore it, and among the first--if not the first--we shall be. We are offering our know-how and our cooperation to the United Nations. Our satellites will soon be providing other nations with improved weather observations. And I shall soon send to the Congress a measure to govern the financing and operation of an International Communications Satellite system, in a manner consistent with the public interest and our foreign policy.&lt;br/&gt;&lt;br/&gt;But peace in space will help us naught once peace on earth is gone. World order will be secured only when the whole world has laid down these weapons which seem to offer us present security but threaten the future survival of the human race. That armistice day seems very far away. The vast resources of this planet are being devoted more and more to the means of destroying, instead of enriching, human life.&lt;br/&gt;&lt;br/&gt;</text:p>
          </table:table-cell>
          <table:table-cell office:value-type="string">
            <text:p>General Post Office, Sydney</text:p>
          </table:table-cell>
          <table:table-cell office:value-type="string">
            <text:p>http://en.wikipedia.org/wiki/General_Post_Office,_Sydney</text:p>
          </table:table-cell>
          <table:table-cell office:value-type="string">
            <text:p>Nations</text:p>
          </table:table-cell>
          <table:table-cell office:value-type="string">
            <text:p>http://en.wikipedia.org/wiki/Nations</text:p>
          </table:table-cell>
          <table:table-cell/>
          <table:table-cell office:value-type="float" office:value="2">
            <text:p>2</text:p>
          </table:table-cell>
          <table:table-cell table:number-columns-repeated="3"/>
          <table:table-cell table:formula="of:=CONCATENATE([.AB178];&quot;,&quot;;[.AC178];&quot;,&quot;; TEXT([.AK178];&quot;#&quot;))" office:value-type="string" office:string-value="RANDOM,LAU_ET_AL,2">
            <text:p>RANDOM,LAU_ET_AL,2</text:p>
          </table:table-cell>
        </table:table-row>
        <table:table-row table:style-name="ro1">
          <table:table-cell office:value-type="string">
            <text:p>2NF3YOCCF0CPKTLU0SEIQXYG7N3ST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A85R98D8J3VTGKXZ3EYKG3MM17VFL</text:p>
          </table:table-cell>
          <table:table-cell office:value-type="string">
            <text:p>A997OZ3H2B3Q2</text:p>
          </table:table-cell>
          <table:table-cell office:value-type="string">
            <text:p>Submitted</text:p>
          </table:table-cell>
          <table:table-cell office:value-type="string">
            <text:p>Sat Nov 10 07:01:30 GMT 2012</text:p>
          </table:table-cell>
          <table:table-cell office:value-type="string">
            <text:p>Sat Nov 10 07:01:46 GMT 2012</text:p>
          </table:table-cell>
          <table:table-cell office:value-type="string">
            <text:p>Fri Nov 16 23:01:46 PST 2012</text:p>
          </table:table-cell>
          <table:table-cell table:number-columns-repeated="3"/>
          <table:table-cell office:value-type="float" office:value="16">
            <text:p>16</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John_Quincy_Adams_4:3.txt</text:p>
          </table:table-cell>
          <table:table-cell office:value-type="string">
            <text:p>Our commercial relations with Great Britain will deserve the serious consideration of Congress and the exercise of a conciliatory and forbearing spirit in the policy of both Governments. The state of them has been materially changed by the act of Congress, passed at their last session, in alteration of several acts imposing duties on imports, and by acts of more recent date of the British Parliament. The effect of the interdiction of direct trade, commenced by Great Britain and reciprocated by the United States, has been, as was to be foreseen, only to substitute different channels for an exchange of commodities indispensable to the colonies and profitable to a numerous class of our fellow citizens. The exports, the revenue, the navigation of the United States have suffered no diminution by our exclusion from direct access to the British colonies. The colonies pay more dearly for the necessaries of life which their Government burdens with the charges of double voyages, freight, insurance, and commission, and the profits of our exports are somewhat impaired and more injuriously transferred from one portion of our citizens to another.&lt;br/&gt;&lt;br/&gt;The resumption of this old and otherwise exploded system of colonial exclusion has not secured to the shipping interest of Great Britain the relief which, at the expense of the distant colonies and of the United States, it was expected to afford. Other measures have been resorted to more pointedly bearing upon the navigation of the United States, and more pointedly bearing upon the navigation of the United States, and which, unless modified by the construction given to the recent acts of Parliament, will be manifestly incompatible with the positive stipulations of the commercial convention existing between the two countries. That convention, however, may be terminated with 12 months&amp;apos; notice, at the option of either party.&lt;br/&gt;&lt;br/&gt;</text:p>
          </table:table-cell>
          <table:table-cell office:value-type="string">
            <text:p>Treaty</text:p>
          </table:table-cell>
          <table:table-cell office:value-type="string">
            <text:p>http://en.wikipedia.org/wiki/Treaty</text:p>
          </table:table-cell>
          <table:table-cell office:value-type="string">
            <text:p>Ryan Skipper</text:p>
          </table:table-cell>
          <table:table-cell office:value-type="string">
            <text:p>http://en.wikipedia.org/wiki/Ryan_Skipper</text:p>
          </table:table-cell>
          <table:table-cell/>
          <table:table-cell office:value-type="float" office:value="1">
            <text:p>1</text:p>
          </table:table-cell>
          <table:table-cell table:number-columns-repeated="3"/>
          <table:table-cell table:formula="of:=CONCATENATE([.AB179];&quot;,&quot;;[.AC179];&quot;,&quot;; TEXT([.AK179];&quot;#&quot;))" office:value-type="string" office:string-value="LAU_ET_AL,RANDOM,1">
            <text:p>LAU_ET_AL,RANDOM,1</text:p>
          </table:table-cell>
        </table:table-row>
        <table:table-row table:style-name="ro1">
          <table:table-cell office:value-type="string">
            <text:p>2NF3YOCCF0CPKTLU0SEIQXYG7N3ST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RQW2GTP9RA77EKR8G0Y0OF7A0JPUR</text:p>
          </table:table-cell>
          <table:table-cell office:value-type="string">
            <text:p>A1AVAUPSZLDN64</text:p>
          </table:table-cell>
          <table:table-cell office:value-type="string">
            <text:p>Submitted</text:p>
          </table:table-cell>
          <table:table-cell office:value-type="string">
            <text:p>Sat Nov 10 06:21:38 GMT 2012</text:p>
          </table:table-cell>
          <table:table-cell office:value-type="string">
            <text:p>Sat Nov 10 06:21:54 GMT 2012</text:p>
          </table:table-cell>
          <table:table-cell office:value-type="string">
            <text:p>Fri Nov 16 22:21:54 PST 2012</text:p>
          </table:table-cell>
          <table:table-cell table:number-columns-repeated="3"/>
          <table:table-cell office:value-type="float" office:value="16">
            <text:p>16</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John_Quincy_Adams_4:3.txt</text:p>
          </table:table-cell>
          <table:table-cell office:value-type="string">
            <text:p>Our commercial relations with Great Britain will deserve the serious consideration of Congress and the exercise of a conciliatory and forbearing spirit in the policy of both Governments. The state of them has been materially changed by the act of Congress, passed at their last session, in alteration of several acts imposing duties on imports, and by acts of more recent date of the British Parliament. The effect of the interdiction of direct trade, commenced by Great Britain and reciprocated by the United States, has been, as was to be foreseen, only to substitute different channels for an exchange of commodities indispensable to the colonies and profitable to a numerous class of our fellow citizens. The exports, the revenue, the navigation of the United States have suffered no diminution by our exclusion from direct access to the British colonies. The colonies pay more dearly for the necessaries of life which their Government burdens with the charges of double voyages, freight, insurance, and commission, and the profits of our exports are somewhat impaired and more injuriously transferred from one portion of our citizens to another.&lt;br/&gt;&lt;br/&gt;The resumption of this old and otherwise exploded system of colonial exclusion has not secured to the shipping interest of Great Britain the relief which, at the expense of the distant colonies and of the United States, it was expected to afford. Other measures have been resorted to more pointedly bearing upon the navigation of the United States, and more pointedly bearing upon the navigation of the United States, and which, unless modified by the construction given to the recent acts of Parliament, will be manifestly incompatible with the positive stipulations of the commercial convention existing between the two countries. That convention, however, may be terminated with 12 months&amp;apos; notice, at the option of either party.&lt;br/&gt;&lt;br/&gt;</text:p>
          </table:table-cell>
          <table:table-cell office:value-type="string">
            <text:p>Treaty</text:p>
          </table:table-cell>
          <table:table-cell office:value-type="string">
            <text:p>http://en.wikipedia.org/wiki/Treaty</text:p>
          </table:table-cell>
          <table:table-cell office:value-type="string">
            <text:p>Ryan Skipper</text:p>
          </table:table-cell>
          <table:table-cell office:value-type="string">
            <text:p>http://en.wikipedia.org/wiki/Ryan_Skipper</text:p>
          </table:table-cell>
          <table:table-cell/>
          <table:table-cell office:value-type="float" office:value="1">
            <text:p>1</text:p>
          </table:table-cell>
          <table:table-cell table:number-columns-repeated="3"/>
          <table:table-cell table:formula="of:=CONCATENATE([.AB180];&quot;,&quot;;[.AC180];&quot;,&quot;; TEXT([.AK180];&quot;#&quot;))" office:value-type="string" office:string-value="LAU_ET_AL,RANDOM,1">
            <text:p>LAU_ET_AL,RANDOM,1</text:p>
          </table:table-cell>
        </table:table-row>
        <table:table-row table:style-name="ro1">
          <table:table-cell office:value-type="string">
            <text:p>2NF3YOCCF0CPKTLU0SEIQXYG7N3ST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TUD21O3W5XHFSDUZSTK6EPL266AGY</text:p>
          </table:table-cell>
          <table:table-cell office:value-type="string">
            <text:p>A2CZR0MGSEILRP</text:p>
          </table:table-cell>
          <table:table-cell office:value-type="string">
            <text:p>Submitted</text:p>
          </table:table-cell>
          <table:table-cell office:value-type="string">
            <text:p>Sat Nov 10 07:05:24 GMT 2012</text:p>
          </table:table-cell>
          <table:table-cell office:value-type="string">
            <text:p>Sat Nov 10 07:05:44 GMT 2012</text:p>
          </table:table-cell>
          <table:table-cell office:value-type="string">
            <text:p>Fri Nov 16 23:05:44 PST 2012</text:p>
          </table:table-cell>
          <table:table-cell table:number-columns-repeated="3"/>
          <table:table-cell office:value-type="float" office:value="20">
            <text:p>20</text:p>
          </table:table-cell>
          <table:table-cell office:value-type="string">
            <text:p>100% (10/10)</text:p>
          </table:table-cell>
          <table:table-cell table:number-columns-repeated="2"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John_Quincy_Adams_4:3.txt</text:p>
          </table:table-cell>
          <table:table-cell office:value-type="string">
            <text:p>Our commercial relations with Great Britain will deserve the serious consideration of Congress and the exercise of a conciliatory and forbearing spirit in the policy of both Governments. The state of them has been materially changed by the act of Congress, passed at their last session, in alteration of several acts imposing duties on imports, and by acts of more recent date of the British Parliament. The effect of the interdiction of direct trade, commenced by Great Britain and reciprocated by the United States, has been, as was to be foreseen, only to substitute different channels for an exchange of commodities indispensable to the colonies and profitable to a numerous class of our fellow citizens. The exports, the revenue, the navigation of the United States have suffered no diminution by our exclusion from direct access to the British colonies. The colonies pay more dearly for the necessaries of life which their Government burdens with the charges of double voyages, freight, insurance, and commission, and the profits of our exports are somewhat impaired and more injuriously transferred from one portion of our citizens to another.&lt;br/&gt;&lt;br/&gt;The resumption of this old and otherwise exploded system of colonial exclusion has not secured to the shipping interest of Great Britain the relief which, at the expense of the distant colonies and of the United States, it was expected to afford. Other measures have been resorted to more pointedly bearing upon the navigation of the United States, and more pointedly bearing upon the navigation of the United States, and which, unless modified by the construction given to the recent acts of Parliament, will be manifestly incompatible with the positive stipulations of the commercial convention existing between the two countries. That convention, however, may be terminated with 12 months&amp;apos; notice, at the option of either party.&lt;br/&gt;&lt;br/&gt;</text:p>
          </table:table-cell>
          <table:table-cell office:value-type="string">
            <text:p>Treaty</text:p>
          </table:table-cell>
          <table:table-cell office:value-type="string">
            <text:p>http://en.wikipedia.org/wiki/Treaty</text:p>
          </table:table-cell>
          <table:table-cell office:value-type="string">
            <text:p>Ryan Skipper</text:p>
          </table:table-cell>
          <table:table-cell office:value-type="string">
            <text:p>http://en.wikipedia.org/wiki/Ryan_Skipper</text:p>
          </table:table-cell>
          <table:table-cell/>
          <table:table-cell office:value-type="float" office:value="1">
            <text:p>1</text:p>
          </table:table-cell>
          <table:table-cell table:number-columns-repeated="3"/>
          <table:table-cell table:formula="of:=CONCATENATE([.AB181];&quot;,&quot;;[.AC181];&quot;,&quot;; TEXT([.AK181];&quot;#&quot;))" office:value-type="string" office:string-value="LAU_ET_AL,RANDOM,1">
            <text:p>LAU_ET_AL,RANDOM,1</text:p>
          </table:table-cell>
        </table:table-row>
        <table:table-row table:style-name="ro1">
          <table:table-cell office:value-type="string">
            <text:p>2Q9NDWIOV1S77WRI0QL1BYDZBLOXI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1B85OZIZEHMPJDRVYH5MWPXVELZB7</text:p>
          </table:table-cell>
          <table:table-cell office:value-type="string">
            <text:p>A2CZR0MGSEILRP</text:p>
          </table:table-cell>
          <table:table-cell office:value-type="string">
            <text:p>Submitted</text:p>
          </table:table-cell>
          <table:table-cell office:value-type="string">
            <text:p>Sat Nov 10 07:09:02 GMT 2012</text:p>
          </table:table-cell>
          <table:table-cell office:value-type="string">
            <text:p>Sat Nov 10 07:09:15 GMT 2012</text:p>
          </table:table-cell>
          <table:table-cell office:value-type="string">
            <text:p>Fri Nov 16 23:09:15 PST 2012</text:p>
          </table:table-cell>
          <table:table-cell table:number-columns-repeated="3"/>
          <table:table-cell office:value-type="float" office:value="13">
            <text:p>13</text:p>
          </table:table-cell>
          <table:table-cell office:value-type="string">
            <text:p>100% (10/10)</text:p>
          </table:table-cell>
          <table:table-cell table:number-columns-repeated="2"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James_Monroe_7:13.txt</text:p>
          </table:table-cell>
          <table:table-cell office:value-type="string">
            <text:p>Colonel Leavenworth, who commanded Fort Atkinson, at the Council Bluffs, the most western post, apprehending that the hostile spirit of the Ricarees would extend to other tribes in that quarter, and that thereby the lives of the traders on the Missouri and the peace of the frontier would be endangered, took immediate measures to check the evil.&lt;br/&gt;&lt;br/&gt;With a detachment of the regiment stationed at the Bluffs he successfully attacked the Ricaree village, and it is hoped that such an impression has been made on them as well as on the other tribes on the Missouri as will prevent a recurrence of future hostility.&lt;br/&gt;&lt;br/&gt;</text:p>
          </table:table-cell>
          <table:table-cell office:value-type="string">
            <text:p>William Stickney</text:p>
          </table:table-cell>
          <table:table-cell office:value-type="string">
            <text:p>http://en.wikipedia.org/wiki/William_Stickney</text:p>
          </table:table-cell>
          <table:table-cell office:value-type="string">
            <text:p>Paropodia</text:p>
          </table:table-cell>
          <table:table-cell office:value-type="string">
            <text:p>http://en.wikipedia.org/wiki/Paropodia</text:p>
          </table:table-cell>
          <table:table-cell/>
          <table:table-cell office:value-type="float" office:value="2">
            <text:p>2</text:p>
          </table:table-cell>
          <table:table-cell table:number-columns-repeated="3"/>
          <table:table-cell table:formula="of:=CONCATENATE([.AB182];&quot;,&quot;;[.AC182];&quot;,&quot;; TEXT([.AK182];&quot;#&quot;))" office:value-type="string" office:string-value="RANDOM,EDA,2">
            <text:p>RANDOM,EDA,2</text:p>
          </table:table-cell>
        </table:table-row>
        <table:table-row table:style-name="ro1">
          <table:table-cell office:value-type="string">
            <text:p>2Q9NDWIOV1S77WRI0QL1BYDZBLOXI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97YQS1CSTMOU6FIZE9C9EYDXEHMPX</text:p>
          </table:table-cell>
          <table:table-cell office:value-type="string">
            <text:p>A1AVAUPSZLDN64</text:p>
          </table:table-cell>
          <table:table-cell office:value-type="string">
            <text:p>Submitted</text:p>
          </table:table-cell>
          <table:table-cell office:value-type="string">
            <text:p>Sat Nov 10 07:02:06 GMT 2012</text:p>
          </table:table-cell>
          <table:table-cell office:value-type="string">
            <text:p>Sat Nov 10 07:02:38 GMT 2012</text:p>
          </table:table-cell>
          <table:table-cell office:value-type="string">
            <text:p>Fri Nov 16 23:02:38 PST 2012</text:p>
          </table:table-cell>
          <table:table-cell table:number-columns-repeated="3"/>
          <table:table-cell office:value-type="float" office:value="32">
            <text:p>32</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James_Monroe_7:13.txt</text:p>
          </table:table-cell>
          <table:table-cell office:value-type="string">
            <text:p>Colonel Leavenworth, who commanded Fort Atkinson, at the Council Bluffs, the most western post, apprehending that the hostile spirit of the Ricarees would extend to other tribes in that quarter, and that thereby the lives of the traders on the Missouri and the peace of the frontier would be endangered, took immediate measures to check the evil.&lt;br/&gt;&lt;br/&gt;With a detachment of the regiment stationed at the Bluffs he successfully attacked the Ricaree village, and it is hoped that such an impression has been made on them as well as on the other tribes on the Missouri as will prevent a recurrence of future hostility.&lt;br/&gt;&lt;br/&gt;</text:p>
          </table:table-cell>
          <table:table-cell office:value-type="string">
            <text:p>William Stickney</text:p>
          </table:table-cell>
          <table:table-cell office:value-type="string">
            <text:p>http://en.wikipedia.org/wiki/William_Stickney</text:p>
          </table:table-cell>
          <table:table-cell office:value-type="string">
            <text:p>Paropodia</text:p>
          </table:table-cell>
          <table:table-cell office:value-type="string">
            <text:p>http://en.wikipedia.org/wiki/Paropodia</text:p>
          </table:table-cell>
          <table:table-cell office:value-type="string">
            <text:p>neither are close at all.</text:p>
          </table:table-cell>
          <table:table-cell/>
          <table:table-cell table:number-columns-repeated="3"/>
          <table:table-cell table:formula="of:=CONCATENATE([.AB183];&quot;,&quot;;[.AC183];&quot;,&quot;; TEXT([.AK183];&quot;#&quot;))" office:value-type="string" office:string-value="RANDOM,EDA,">
            <text:p>RANDOM,EDA,</text:p>
          </table:table-cell>
        </table:table-row>
        <table:table-row table:style-name="ro1">
          <table:table-cell office:value-type="string">
            <text:p>2Q9NDWIOV1S77WRI0QL1BYDZBLOXI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LJI8IUB2YU9NS5X0V23T0FBTRNJ7S</text:p>
          </table:table-cell>
          <table:table-cell office:value-type="string">
            <text:p>A997OZ3H2B3Q2</text:p>
          </table:table-cell>
          <table:table-cell office:value-type="string">
            <text:p>Submitted</text:p>
          </table:table-cell>
          <table:table-cell office:value-type="string">
            <text:p>Sat Nov 10 09:04:03 GMT 2012</text:p>
          </table:table-cell>
          <table:table-cell office:value-type="string">
            <text:p>Sat Nov 10 09:04:29 GMT 2012</text:p>
          </table:table-cell>
          <table:table-cell office:value-type="string">
            <text:p>Sat Nov 17 01:04:29 PST 2012</text:p>
          </table:table-cell>
          <table:table-cell table:number-columns-repeated="3"/>
          <table:table-cell office:value-type="float" office:value="26">
            <text:p>26</text:p>
          </table:table-cell>
          <table:table-cell office:value-type="string">
            <text:p>100% (218/218)</text:p>
          </table:table-cell>
          <table:table-cell table:number-columns-repeated="2"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James_Monroe_7:13.txt</text:p>
          </table:table-cell>
          <table:table-cell office:value-type="string">
            <text:p>Colonel Leavenworth, who commanded Fort Atkinson, at the Council Bluffs, the most western post, apprehending that the hostile spirit of the Ricarees would extend to other tribes in that quarter, and that thereby the lives of the traders on the Missouri and the peace of the frontier would be endangered, took immediate measures to check the evil.&lt;br/&gt;&lt;br/&gt;With a detachment of the regiment stationed at the Bluffs he successfully attacked the Ricaree village, and it is hoped that such an impression has been made on them as well as on the other tribes on the Missouri as will prevent a recurrence of future hostility.&lt;br/&gt;&lt;br/&gt;</text:p>
          </table:table-cell>
          <table:table-cell office:value-type="string">
            <text:p>William Stickney</text:p>
          </table:table-cell>
          <table:table-cell office:value-type="string">
            <text:p>http://en.wikipedia.org/wiki/William_Stickney</text:p>
          </table:table-cell>
          <table:table-cell office:value-type="string">
            <text:p>Paropodia</text:p>
          </table:table-cell>
          <table:table-cell office:value-type="string">
            <text:p>http://en.wikipedia.org/wiki/Paropodia</text:p>
          </table:table-cell>
          <table:table-cell/>
          <table:table-cell office:value-type="float" office:value="1">
            <text:p>1</text:p>
          </table:table-cell>
          <table:table-cell table:number-columns-repeated="3"/>
          <table:table-cell table:formula="of:=CONCATENATE([.AB184];&quot;,&quot;;[.AC184];&quot;,&quot;; TEXT([.AK184];&quot;#&quot;))" office:value-type="string" office:string-value="RANDOM,EDA,1">
            <text:p>RANDOM,EDA,1</text:p>
          </table:table-cell>
        </table:table-row>
        <table:table-row table:style-name="ro1">
          <table:table-cell office:value-type="string">
            <text:p>2MAW6NG1FS3NDW7G5PSF7SZL5V8KY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8ZQEOZFYQS1R1HRVPORLS4IMIDHKJ</text:p>
          </table:table-cell>
          <table:table-cell office:value-type="string">
            <text:p>AVQ23YRFWZKHH</text:p>
          </table:table-cell>
          <table:table-cell office:value-type="string">
            <text:p>Submitted</text:p>
          </table:table-cell>
          <table:table-cell office:value-type="string">
            <text:p>Sat Nov 10 06:58:56 GMT 2012</text:p>
          </table:table-cell>
          <table:table-cell office:value-type="string">
            <text:p>Sat Nov 10 06:59:22 GMT 2012</text:p>
          </table:table-cell>
          <table:table-cell office:value-type="string">
            <text:p>Fri Nov 16 22:59:22 PST 2012</text:p>
          </table:table-cell>
          <table:table-cell table:number-columns-repeated="3"/>
          <table:table-cell office:value-type="float" office:value="26">
            <text:p>26</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ames_K._Polk_1:31.txt</text:p>
          </table:table-cell>
          <table:table-cell office:value-type="string">
            <text:p>Banks which hold the public money are often tempted by a desire of gain to extend their loans, increase their circulation, and thus stimulate, if not produce, a spirit of speculation and extravagance which sooner or later must result in ruin to thousands. If the public money be not permitted to be thus used, but be kept in the Treasure and paid out to the public creditors in gold and silver, the temptation afforded by its deposit with banks to an undue expansion of their business would be checked, while the amount of the constitutional currency left in circulation would be enlarged by its employment in the public collections and disbursements, and the banks themselves would in consequence be found in a safer and sounder condition. At present State banks are employed as depositories, but without adequate regulation of law whereby the public money can be secured against the casualties and excesses, revulsions, suspensions, and defalcations to which from overissues, overtrading, an inordinate desire for gain, or other causes they are constantly exposed. The Secretary of the Treasury has in all cases when it was practicable taken collateral security for the amount which they hold, by the pledge of stocks of the United States or such of the States as were in good credit. Some of the deposit banks have given this description of security and others have declined to do so.&lt;br/&gt;&lt;br/&gt;Entertaining the opinion that &amp;quot;the separation of the moneys of the Government from banking institutions is indispensable for the safety of the funds of the Government and the rights of the people,&amp;quot; I recommend to Congress that provision be made by law for such separation, and that a constitutional treasury be created for the safe-keeping of the public money. The constitutional treasury recommended is designed as a secure depository for the public money, without any power to make loans or discounts or to issue any paper whatever as a currency or circulation. I can not doubt that such a treasury as was contemplated by the Constitution should be independent of all banking corporations. The money of the people should be kept in the Treasury of the people created by law, and be in the custody of agents of the people chosen by themselves according to the forms of the Constitution--agents who are directly responsible to the Government, who are under adequate bonds and oaths, and who are subject to severe punishments for any embezzlement, private use, or misapplication of the public funds, and for any failure in other respects to perform their duties. To say that the people or their Government are incompetent or not to be trusted with the custody of their own money in their own Treasury, provided by themselves, but must rely on the presidents, cashiers, and stockholders of banking corporations, not appointed by them nor responsible to them, would be to concede that they are incompetent for self-government.&lt;br/&gt;&lt;br/&gt;</text:p>
          </table:table-cell>
          <table:table-cell office:value-type="string">
            <text:p>UK Immigration Service</text:p>
          </table:table-cell>
          <table:table-cell office:value-type="string">
            <text:p>http://en.wikipedia.org/wiki/UK_Immigration_Service</text:p>
          </table:table-cell>
          <table:table-cell office:value-type="string">
            <text:p>Fiscal</text:p>
          </table:table-cell>
          <table:table-cell office:value-type="string">
            <text:p>http://en.wikipedia.org/wiki/Fiscal</text:p>
          </table:table-cell>
          <table:table-cell/>
          <table:table-cell office:value-type="float" office:value="2">
            <text:p>2</text:p>
          </table:table-cell>
          <table:table-cell table:number-columns-repeated="3"/>
          <table:table-cell table:formula="of:=CONCATENATE([.AB185];&quot;,&quot;;[.AC185];&quot;,&quot;; TEXT([.AK185];&quot;#&quot;))" office:value-type="string" office:string-value="EDA,LAU_ET_AL,2">
            <text:p>EDA,LAU_ET_AL,2</text:p>
          </table:table-cell>
        </table:table-row>
        <table:table-row table:style-name="ro1">
          <table:table-cell office:value-type="string">
            <text:p>2MAW6NG1FS3NDW7G5PSF7SZL5V8KY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98KPEIB9BAW01A2W0WV5UD3WAMX0I</text:p>
          </table:table-cell>
          <table:table-cell office:value-type="string">
            <text:p>A1AVAUPSZLDN64</text:p>
          </table:table-cell>
          <table:table-cell office:value-type="string">
            <text:p>Submitted</text:p>
          </table:table-cell>
          <table:table-cell office:value-type="string">
            <text:p>Sat Nov 10 06:04:52 GMT 2012</text:p>
          </table:table-cell>
          <table:table-cell office:value-type="string">
            <text:p>Sat Nov 10 06:05:40 GMT 2012</text:p>
          </table:table-cell>
          <table:table-cell office:value-type="string">
            <text:p>Fri Nov 16 22:05:40 PST 2012</text:p>
          </table:table-cell>
          <table:table-cell table:number-columns-repeated="3"/>
          <table:table-cell office:value-type="float" office:value="48">
            <text:p>4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ames_K._Polk_1:31.txt</text:p>
          </table:table-cell>
          <table:table-cell office:value-type="string">
            <text:p>Banks which hold the public money are often tempted by a desire of gain to extend their loans, increase their circulation, and thus stimulate, if not produce, a spirit of speculation and extravagance which sooner or later must result in ruin to thousands. If the public money be not permitted to be thus used, but be kept in the Treasure and paid out to the public creditors in gold and silver, the temptation afforded by its deposit with banks to an undue expansion of their business would be checked, while the amount of the constitutional currency left in circulation would be enlarged by its employment in the public collections and disbursements, and the banks themselves would in consequence be found in a safer and sounder condition. At present State banks are employed as depositories, but without adequate regulation of law whereby the public money can be secured against the casualties and excesses, revulsions, suspensions, and defalcations to which from overissues, overtrading, an inordinate desire for gain, or other causes they are constantly exposed. The Secretary of the Treasury has in all cases when it was practicable taken collateral security for the amount which they hold, by the pledge of stocks of the United States or such of the States as were in good credit. Some of the deposit banks have given this description of security and others have declined to do so.&lt;br/&gt;&lt;br/&gt;Entertaining the opinion that &amp;quot;the separation of the moneys of the Government from banking institutions is indispensable for the safety of the funds of the Government and the rights of the people,&amp;quot; I recommend to Congress that provision be made by law for such separation, and that a constitutional treasury be created for the safe-keeping of the public money. The constitutional treasury recommended is designed as a secure depository for the public money, without any power to make loans or discounts or to issue any paper whatever as a currency or circulation. I can not doubt that such a treasury as was contemplated by the Constitution should be independent of all banking corporations. The money of the people should be kept in the Treasury of the people created by law, and be in the custody of agents of the people chosen by themselves according to the forms of the Constitution--agents who are directly responsible to the Government, who are under adequate bonds and oaths, and who are subject to severe punishments for any embezzlement, private use, or misapplication of the public funds, and for any failure in other respects to perform their duties. To say that the people or their Government are incompetent or not to be trusted with the custody of their own money in their own Treasury, provided by themselves, but must rely on the presidents, cashiers, and stockholders of banking corporations, not appointed by them nor responsible to them, would be to concede that they are incompetent for self-government.&lt;br/&gt;&lt;br/&gt;</text:p>
          </table:table-cell>
          <table:table-cell office:value-type="string">
            <text:p>UK Immigration Service</text:p>
          </table:table-cell>
          <table:table-cell office:value-type="string">
            <text:p>http://en.wikipedia.org/wiki/UK_Immigration_Service</text:p>
          </table:table-cell>
          <table:table-cell office:value-type="string">
            <text:p>Fiscal</text:p>
          </table:table-cell>
          <table:table-cell office:value-type="string">
            <text:p>http://en.wikipedia.org/wiki/Fiscal</text:p>
          </table:table-cell>
          <table:table-cell/>
          <table:table-cell office:value-type="float" office:value="2">
            <text:p>2</text:p>
          </table:table-cell>
          <table:table-cell table:number-columns-repeated="3"/>
          <table:table-cell table:formula="of:=CONCATENATE([.AB186];&quot;,&quot;;[.AC186];&quot;,&quot;; TEXT([.AK186];&quot;#&quot;))" office:value-type="string" office:string-value="EDA,LAU_ET_AL,2">
            <text:p>EDA,LAU_ET_AL,2</text:p>
          </table:table-cell>
        </table:table-row>
        <table:table-row table:style-name="ro1">
          <table:table-cell office:value-type="string">
            <text:p>2MAW6NG1FS3NDW7G5PSF7SZL5V8KY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09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09 GMT 2012</text:p>
          </table:table-cell>
          <table:table-cell table:number-columns-repeated="2"/>
          <table:table-cell office:value-type="string">
            <text:p>2OWBLYHVI44O7B8Q1I4NMZSBK64W2C</text:p>
          </table:table-cell>
          <table:table-cell office:value-type="string">
            <text:p>A1GQCJDGRPG8ZR</text:p>
          </table:table-cell>
          <table:table-cell office:value-type="string">
            <text:p>Submitted</text:p>
          </table:table-cell>
          <table:table-cell office:value-type="string">
            <text:p>Sat Nov 10 07:07:11 GMT 2012</text:p>
          </table:table-cell>
          <table:table-cell office:value-type="string">
            <text:p>Sat Nov 10 07:07:27 GMT 2012</text:p>
          </table:table-cell>
          <table:table-cell office:value-type="string">
            <text:p>Fri Nov 16 23:07:27 PST 2012</text:p>
          </table:table-cell>
          <table:table-cell table:number-columns-repeated="3"/>
          <table:table-cell office:value-type="float" office:value="16">
            <text:p>16</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ames_K._Polk_1:31.txt</text:p>
          </table:table-cell>
          <table:table-cell office:value-type="string">
            <text:p>Banks which hold the public money are often tempted by a desire of gain to extend their loans, increase their circulation, and thus stimulate, if not produce, a spirit of speculation and extravagance which sooner or later must result in ruin to thousands. If the public money be not permitted to be thus used, but be kept in the Treasure and paid out to the public creditors in gold and silver, the temptation afforded by its deposit with banks to an undue expansion of their business would be checked, while the amount of the constitutional currency left in circulation would be enlarged by its employment in the public collections and disbursements, and the banks themselves would in consequence be found in a safer and sounder condition. At present State banks are employed as depositories, but without adequate regulation of law whereby the public money can be secured against the casualties and excesses, revulsions, suspensions, and defalcations to which from overissues, overtrading, an inordinate desire for gain, or other causes they are constantly exposed. The Secretary of the Treasury has in all cases when it was practicable taken collateral security for the amount which they hold, by the pledge of stocks of the United States or such of the States as were in good credit. Some of the deposit banks have given this description of security and others have declined to do so.&lt;br/&gt;&lt;br/&gt;Entertaining the opinion that &amp;quot;the separation of the moneys of the Government from banking institutions is indispensable for the safety of the funds of the Government and the rights of the people,&amp;quot; I recommend to Congress that provision be made by law for such separation, and that a constitutional treasury be created for the safe-keeping of the public money. The constitutional treasury recommended is designed as a secure depository for the public money, without any power to make loans or discounts or to issue any paper whatever as a currency or circulation. I can not doubt that such a treasury as was contemplated by the Constitution should be independent of all banking corporations. The money of the people should be kept in the Treasury of the people created by law, and be in the custody of agents of the people chosen by themselves according to the forms of the Constitution--agents who are directly responsible to the Government, who are under adequate bonds and oaths, and who are subject to severe punishments for any embezzlement, private use, or misapplication of the public funds, and for any failure in other respects to perform their duties. To say that the people or their Government are incompetent or not to be trusted with the custody of their own money in their own Treasury, provided by themselves, but must rely on the presidents, cashiers, and stockholders of banking corporations, not appointed by them nor responsible to them, would be to concede that they are incompetent for self-government.&lt;br/&gt;&lt;br/&gt;</text:p>
          </table:table-cell>
          <table:table-cell office:value-type="string">
            <text:p>UK Immigration Service</text:p>
          </table:table-cell>
          <table:table-cell office:value-type="string">
            <text:p>http://en.wikipedia.org/wiki/UK_Immigration_Service</text:p>
          </table:table-cell>
          <table:table-cell office:value-type="string">
            <text:p>Fiscal</text:p>
          </table:table-cell>
          <table:table-cell office:value-type="string">
            <text:p>http://en.wikipedia.org/wiki/Fiscal</text:p>
          </table:table-cell>
          <table:table-cell/>
          <table:table-cell office:value-type="float" office:value="1">
            <text:p>1</text:p>
          </table:table-cell>
          <table:table-cell table:number-columns-repeated="3"/>
          <table:table-cell table:formula="of:=CONCATENATE([.AB187];&quot;,&quot;;[.AC187];&quot;,&quot;; TEXT([.AK187];&quot;#&quot;))" office:value-type="string" office:string-value="EDA,LAU_ET_AL,1">
            <text:p>EDA,LAU_ET_AL,1</text:p>
          </table:table-cell>
        </table:table-row>
        <table:table-row table:style-name="ro1">
          <table:table-cell office:value-type="string">
            <text:p>2OV1X3V0FK0C3TQOLBD7XKK9OPDFM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9B51RYQM3EL5WAHXIKG2FTE4BP0ZP</text:p>
          </table:table-cell>
          <table:table-cell office:value-type="string">
            <text:p>A1AVAUPSZLDN64</text:p>
          </table:table-cell>
          <table:table-cell office:value-type="string">
            <text:p>Submitted</text:p>
          </table:table-cell>
          <table:table-cell office:value-type="string">
            <text:p>Sat Nov 10 07:06:29 GMT 2012</text:p>
          </table:table-cell>
          <table:table-cell office:value-type="string">
            <text:p>Sat Nov 10 07:08:22 GMT 2012</text:p>
          </table:table-cell>
          <table:table-cell office:value-type="string">
            <text:p>Fri Nov 16 23:08:22 PST 2012</text:p>
          </table:table-cell>
          <table:table-cell table:number-columns-repeated="3"/>
          <table:table-cell office:value-type="float" office:value="113">
            <text:p>113</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William_McKinley_3:12.txt</text:p>
          </table:table-cell>
          <table:table-cell office:value-type="string">
            <text:p>President Harrison in his annual message of December 3, 1889, says:&lt;br/&gt;&lt;br/&gt;Earnest attention should be given by Congress to a consideration of the question how far the restraint of those combinations of capital commonly called 11 trusts&amp;quot; is matter of Federal jurisdiction. When organized, as they often are, to crush out all &amp;apos;healthy competition and to monopolize the production or sale of an article of commerce and general necessity they are dangerous conspiracies against the public good, and should be made the subject of prohibitory and even penal legislation.&lt;br/&gt;&lt;br/&gt;</text:p>
          </table:table-cell>
          <table:table-cell office:value-type="string">
            <text:p>Congress</text:p>
          </table:table-cell>
          <table:table-cell office:value-type="string">
            <text:p>http://en.wikipedia.org/wiki/Congress</text:p>
          </table:table-cell>
          <table:table-cell office:value-type="string">
            <text:p>Going for a Song</text:p>
          </table:table-cell>
          <table:table-cell office:value-type="string">
            <text:p>http://en.wikipedia.org/wiki/Going_for_a_Song</text:p>
          </table:table-cell>
          <table:table-cell/>
          <table:table-cell office:value-type="float" office:value="1">
            <text:p>1</text:p>
          </table:table-cell>
          <table:table-cell table:number-columns-repeated="3"/>
          <table:table-cell table:formula="of:=CONCATENATE([.AB188];&quot;,&quot;;[.AC188];&quot;,&quot;; TEXT([.AK188];&quot;#&quot;))" office:value-type="string" office:string-value="LAU_ET_AL,RANDOM,1">
            <text:p>LAU_ET_AL,RANDOM,1</text:p>
          </table:table-cell>
        </table:table-row>
        <table:table-row table:style-name="ro1">
          <table:table-cell office:value-type="string">
            <text:p>2OV1X3V0FK0C3TQOLBD7XKK9OPDFM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DI39Z0B6UTOL2SJ22KVZKGP69UYN3</text:p>
          </table:table-cell>
          <table:table-cell office:value-type="string">
            <text:p>A2CZR0MGSEILRP</text:p>
          </table:table-cell>
          <table:table-cell office:value-type="string">
            <text:p>Submitted</text:p>
          </table:table-cell>
          <table:table-cell office:value-type="string">
            <text:p>Sat Nov 10 06:50:52 GMT 2012</text:p>
          </table:table-cell>
          <table:table-cell office:value-type="string">
            <text:p>Sat Nov 10 06:51:02 GMT 2012</text:p>
          </table:table-cell>
          <table:table-cell office:value-type="string">
            <text:p>Fri Nov 16 22:51:02 PST 2012</text:p>
          </table:table-cell>
          <table:table-cell table:number-columns-repeated="3"/>
          <table:table-cell office:value-type="float" office:value="10">
            <text:p>10</text:p>
          </table:table-cell>
          <table:table-cell office:value-type="string">
            <text:p>100% (10/10)</text:p>
          </table:table-cell>
          <table:table-cell table:number-columns-repeated="2"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William_McKinley_3:12.txt</text:p>
          </table:table-cell>
          <table:table-cell office:value-type="string">
            <text:p>President Harrison in his annual message of December 3, 1889, says:&lt;br/&gt;&lt;br/&gt;Earnest attention should be given by Congress to a consideration of the question how far the restraint of those combinations of capital commonly called 11 trusts&amp;quot; is matter of Federal jurisdiction. When organized, as they often are, to crush out all &amp;apos;healthy competition and to monopolize the production or sale of an article of commerce and general necessity they are dangerous conspiracies against the public good, and should be made the subject of prohibitory and even penal legislation.&lt;br/&gt;&lt;br/&gt;</text:p>
          </table:table-cell>
          <table:table-cell office:value-type="string">
            <text:p>Congress</text:p>
          </table:table-cell>
          <table:table-cell office:value-type="string">
            <text:p>http://en.wikipedia.org/wiki/Congress</text:p>
          </table:table-cell>
          <table:table-cell office:value-type="string">
            <text:p>Going for a Song</text:p>
          </table:table-cell>
          <table:table-cell office:value-type="string">
            <text:p>http://en.wikipedia.org/wiki/Going_for_a_Song</text:p>
          </table:table-cell>
          <table:table-cell/>
          <table:table-cell office:value-type="float" office:value="1">
            <text:p>1</text:p>
          </table:table-cell>
          <table:table-cell table:number-columns-repeated="3"/>
          <table:table-cell table:formula="of:=CONCATENATE([.AB189];&quot;,&quot;;[.AC189];&quot;,&quot;; TEXT([.AK189];&quot;#&quot;))" office:value-type="string" office:string-value="LAU_ET_AL,RANDOM,1">
            <text:p>LAU_ET_AL,RANDOM,1</text:p>
          </table:table-cell>
        </table:table-row>
        <table:table-row table:style-name="ro1">
          <table:table-cell office:value-type="string">
            <text:p>2OV1X3V0FK0C3TQOLBD7XKK9OPDFM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QXTYMNCWYB4OOXXZ28X91JOX9NPLU</text:p>
          </table:table-cell>
          <table:table-cell office:value-type="string">
            <text:p>A3ABJN1IL7UCZ8</text:p>
          </table:table-cell>
          <table:table-cell office:value-type="string">
            <text:p>Submitted</text:p>
          </table:table-cell>
          <table:table-cell office:value-type="string">
            <text:p>Sat Nov 10 05:29:24 GMT 2012</text:p>
          </table:table-cell>
          <table:table-cell office:value-type="string">
            <text:p>Sat Nov 10 05:29:52 GMT 2012</text:p>
          </table:table-cell>
          <table:table-cell office:value-type="string">
            <text:p>Fri Nov 16 21:29:52 PST 2012</text:p>
          </table:table-cell>
          <table:table-cell table:number-columns-repeated="3"/>
          <table:table-cell office:value-type="float" office:value="28">
            <text:p>28</text:p>
          </table:table-cell>
          <table:table-cell office:value-type="string">
            <text:p>100% (3/3)</text:p>
          </table:table-cell>
          <table:table-cell table:number-columns-repeated="2"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William_McKinley_3:12.txt</text:p>
          </table:table-cell>
          <table:table-cell office:value-type="string">
            <text:p>President Harrison in his annual message of December 3, 1889, says:&lt;br/&gt;&lt;br/&gt;Earnest attention should be given by Congress to a consideration of the question how far the restraint of those combinations of capital commonly called 11 trusts&amp;quot; is matter of Federal jurisdiction. When organized, as they often are, to crush out all &amp;apos;healthy competition and to monopolize the production or sale of an article of commerce and general necessity they are dangerous conspiracies against the public good, and should be made the subject of prohibitory and even penal legislation.&lt;br/&gt;&lt;br/&gt;</text:p>
          </table:table-cell>
          <table:table-cell office:value-type="string">
            <text:p>Congress</text:p>
          </table:table-cell>
          <table:table-cell office:value-type="string">
            <text:p>http://en.wikipedia.org/wiki/Congress</text:p>
          </table:table-cell>
          <table:table-cell office:value-type="string">
            <text:p>Going for a Song</text:p>
          </table:table-cell>
          <table:table-cell office:value-type="string">
            <text:p>http://en.wikipedia.org/wiki/Going_for_a_Song</text:p>
          </table:table-cell>
          <table:table-cell/>
          <table:table-cell office:value-type="float" office:value="1">
            <text:p>1</text:p>
          </table:table-cell>
          <table:table-cell table:number-columns-repeated="3"/>
          <table:table-cell table:formula="of:=CONCATENATE([.AB190];&quot;,&quot;;[.AC190];&quot;,&quot;; TEXT([.AK190];&quot;#&quot;))" office:value-type="string" office:string-value="LAU_ET_AL,RANDOM,1">
            <text:p>LAU_ET_AL,RANDOM,1</text:p>
          </table:table-cell>
        </table:table-row>
        <table:table-row table:style-name="ro1">
          <table:table-cell office:value-type="string">
            <text:p>2DNXH0JPPSI2Z72US2G7DKLM9U0NH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0V9Z0B6UTO68D20Z3MRSGPW2EAZOJ</text:p>
          </table:table-cell>
          <table:table-cell office:value-type="string">
            <text:p>A2HH5FJUR153FA</text:p>
          </table:table-cell>
          <table:table-cell office:value-type="string">
            <text:p>Submitted</text:p>
          </table:table-cell>
          <table:table-cell office:value-type="string">
            <text:p>Sat Nov 10 09:08:47 GMT 2012</text:p>
          </table:table-cell>
          <table:table-cell office:value-type="string">
            <text:p>Sat Nov 10 09:13:00 GMT 2012</text:p>
          </table:table-cell>
          <table:table-cell office:value-type="string">
            <text:p>Sat Nov 17 01:13:00 PST 2012</text:p>
          </table:table-cell>
          <table:table-cell table:number-columns-repeated="3"/>
          <table:table-cell office:value-type="float" office:value="253">
            <text:p>253</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Pierce_3:45.txt</text:p>
          </table:table-cell>
          <table:table-cell office:value-type="string">
            <text:p>In all this, if any aggression there were, any innovation upon preexisting rights, to which portion of the Union are they justly chargeable? This controversy passed away with the occasion, nothing surviving it save the dormant letter of the statute.&lt;br/&gt;&lt;br/&gt;But long afterwards, when by the proposed accession of the Republic of Texas the United States were to take their next step in territorial greatness, a similar contingency occurred and became the occasion for systematized attempts to intervene in the domestic affairs of one section of the Union, in defiance of their rights as States and of the stipulations of the Constitution. These attempts assumed a practical direction in the shape of persevering endeavors by some of the Representatives in both Houses of Congress to deprive the Southern States of the supposed benefit of the provisions of the act authorizing the organization of the State of Missouri.&lt;br/&gt;&lt;br/&gt;</text:p>
          </table:table-cell>
          <table:table-cell office:value-type="string">
            <text:p>Shimmer Volumes</text:p>
          </table:table-cell>
          <table:table-cell office:value-type="string">
            <text:p>http://en.wikipedia.org/wiki/Shimmer_Volumes</text:p>
          </table:table-cell>
          <table:table-cell office:value-type="string">
            <text:p>Constitution</text:p>
          </table:table-cell>
          <table:table-cell office:value-type="string">
            <text:p>http://en.wikipedia.org/wiki/Constitution</text:p>
          </table:table-cell>
          <table:table-cell/>
          <table:table-cell office:value-type="float" office:value="2">
            <text:p>2</text:p>
          </table:table-cell>
          <table:table-cell table:number-columns-repeated="3"/>
          <table:table-cell table:formula="of:=CONCATENATE([.AB191];&quot;,&quot;;[.AC191];&quot;,&quot;; TEXT([.AK191];&quot;#&quot;))" office:value-type="string" office:string-value="EDA,LAU_ET_AL,2">
            <text:p>EDA,LAU_ET_AL,2</text:p>
          </table:table-cell>
        </table:table-row>
        <table:table-row table:style-name="ro1">
          <table:table-cell office:value-type="string">
            <text:p>2DNXH0JPPSI2Z72US2G7DKLM9U0NH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20SV7WGKCCV0URHHDUMPAPQET62S1</text:p>
          </table:table-cell>
          <table:table-cell office:value-type="string">
            <text:p>A1AVAUPSZLDN64</text:p>
          </table:table-cell>
          <table:table-cell office:value-type="string">
            <text:p>Submitted</text:p>
          </table:table-cell>
          <table:table-cell office:value-type="string">
            <text:p>Sat Nov 10 06:25:18 GMT 2012</text:p>
          </table:table-cell>
          <table:table-cell office:value-type="string">
            <text:p>Sat Nov 10 06:25:37 GMT 2012</text:p>
          </table:table-cell>
          <table:table-cell office:value-type="string">
            <text:p>Fri Nov 16 22:25:37 PST 2012</text:p>
          </table:table-cell>
          <table:table-cell table:number-columns-repeated="3"/>
          <table:table-cell office:value-type="float" office:value="19">
            <text:p>19</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Pierce_3:45.txt</text:p>
          </table:table-cell>
          <table:table-cell office:value-type="string">
            <text:p>In all this, if any aggression there were, any innovation upon preexisting rights, to which portion of the Union are they justly chargeable? This controversy passed away with the occasion, nothing surviving it save the dormant letter of the statute.&lt;br/&gt;&lt;br/&gt;But long afterwards, when by the proposed accession of the Republic of Texas the United States were to take their next step in territorial greatness, a similar contingency occurred and became the occasion for systematized attempts to intervene in the domestic affairs of one section of the Union, in defiance of their rights as States and of the stipulations of the Constitution. These attempts assumed a practical direction in the shape of persevering endeavors by some of the Representatives in both Houses of Congress to deprive the Southern States of the supposed benefit of the provisions of the act authorizing the organization of the State of Missouri.&lt;br/&gt;&lt;br/&gt;</text:p>
          </table:table-cell>
          <table:table-cell office:value-type="string">
            <text:p>Shimmer Volumes</text:p>
          </table:table-cell>
          <table:table-cell office:value-type="string">
            <text:p>http://en.wikipedia.org/wiki/Shimmer_Volumes</text:p>
          </table:table-cell>
          <table:table-cell office:value-type="string">
            <text:p>Constitution</text:p>
          </table:table-cell>
          <table:table-cell office:value-type="string">
            <text:p>http://en.wikipedia.org/wiki/Constitution</text:p>
          </table:table-cell>
          <table:table-cell/>
          <table:table-cell office:value-type="float" office:value="2">
            <text:p>2</text:p>
          </table:table-cell>
          <table:table-cell table:number-columns-repeated="3"/>
          <table:table-cell table:formula="of:=CONCATENATE([.AB192];&quot;,&quot;;[.AC192];&quot;,&quot;; TEXT([.AK192];&quot;#&quot;))" office:value-type="string" office:string-value="EDA,LAU_ET_AL,2">
            <text:p>EDA,LAU_ET_AL,2</text:p>
          </table:table-cell>
        </table:table-row>
        <table:table-row table:style-name="ro1">
          <table:table-cell office:value-type="string">
            <text:p>2DNXH0JPPSI2Z72US2G7DKLM9U0NH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8TTHV8ER9Y88W8NT9JMDKFH2KSQ3K</text:p>
          </table:table-cell>
          <table:table-cell office:value-type="string">
            <text:p>A997OZ3H2B3Q2</text:p>
          </table:table-cell>
          <table:table-cell office:value-type="string">
            <text:p>Submitted</text:p>
          </table:table-cell>
          <table:table-cell office:value-type="string">
            <text:p>Sat Nov 10 08:50:50 GMT 2012</text:p>
          </table:table-cell>
          <table:table-cell office:value-type="string">
            <text:p>Sat Nov 10 08:51:17 GMT 2012</text:p>
          </table:table-cell>
          <table:table-cell office:value-type="string">
            <text:p>Sat Nov 17 00:51:17 PST 2012</text:p>
          </table:table-cell>
          <table:table-cell table:number-columns-repeated="3"/>
          <table:table-cell office:value-type="float" office:value="27">
            <text:p>27</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Pierce_3:45.txt</text:p>
          </table:table-cell>
          <table:table-cell office:value-type="string">
            <text:p>In all this, if any aggression there were, any innovation upon preexisting rights, to which portion of the Union are they justly chargeable? This controversy passed away with the occasion, nothing surviving it save the dormant letter of the statute.&lt;br/&gt;&lt;br/&gt;But long afterwards, when by the proposed accession of the Republic of Texas the United States were to take their next step in territorial greatness, a similar contingency occurred and became the occasion for systematized attempts to intervene in the domestic affairs of one section of the Union, in defiance of their rights as States and of the stipulations of the Constitution. These attempts assumed a practical direction in the shape of persevering endeavors by some of the Representatives in both Houses of Congress to deprive the Southern States of the supposed benefit of the provisions of the act authorizing the organization of the State of Missouri.&lt;br/&gt;&lt;br/&gt;</text:p>
          </table:table-cell>
          <table:table-cell office:value-type="string">
            <text:p>Shimmer Volumes</text:p>
          </table:table-cell>
          <table:table-cell office:value-type="string">
            <text:p>http://en.wikipedia.org/wiki/Shimmer_Volumes</text:p>
          </table:table-cell>
          <table:table-cell office:value-type="string">
            <text:p>Constitution</text:p>
          </table:table-cell>
          <table:table-cell office:value-type="string">
            <text:p>http://en.wikipedia.org/wiki/Constitution</text:p>
          </table:table-cell>
          <table:table-cell/>
          <table:table-cell office:value-type="float" office:value="2">
            <text:p>2</text:p>
          </table:table-cell>
          <table:table-cell table:number-columns-repeated="3"/>
          <table:table-cell table:formula="of:=CONCATENATE([.AB193];&quot;,&quot;;[.AC193];&quot;,&quot;; TEXT([.AK193];&quot;#&quot;))" office:value-type="string" office:string-value="EDA,LAU_ET_AL,2">
            <text:p>EDA,LAU_ET_AL,2</text:p>
          </table:table-cell>
        </table:table-row>
        <table:table-row table:style-name="ro1">
          <table:table-cell office:value-type="string">
            <text:p>2QNSW6NG1FS327BOI861NZSZO0DXJ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FKW6NG1FS3NDW7G5PSF7SZLCEQYKZ</text:p>
          </table:table-cell>
          <table:table-cell office:value-type="string">
            <text:p>A997OZ3H2B3Q2</text:p>
          </table:table-cell>
          <table:table-cell office:value-type="string">
            <text:p>Submitted</text:p>
          </table:table-cell>
          <table:table-cell office:value-type="string">
            <text:p>Sat Nov 10 07:04:55 GMT 2012</text:p>
          </table:table-cell>
          <table:table-cell office:value-type="string">
            <text:p>Sat Nov 10 07:05:09 GMT 2012</text:p>
          </table:table-cell>
          <table:table-cell office:value-type="string">
            <text:p>Fri Nov 16 23:05:09 PST 2012</text:p>
          </table:table-cell>
          <table:table-cell table:number-columns-repeated="3"/>
          <table:table-cell office:value-type="float" office:value="14">
            <text:p>14</text:p>
          </table:table-cell>
          <table:table-cell office:value-type="string">
            <text:p>100% (218/218)</text:p>
          </table:table-cell>
          <table:table-cell table:number-columns-repeated="2"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Grover_Cleveland_6:45.txt</text:p>
          </table:table-cell>
          <table:table-cell office:value-type="string">
            <text:p>The total number of post-offices in the United States on the 30th day of June, 1894, was 69,805, an increase of 1,403 over the preceding year. Of these, 3,428 were Presidential, an increase in that class of 68 over the preceding year.&lt;br/&gt;&lt;br/&gt;Six hundred and ten cities and towns are provided with free delivery. Ninety-three other cities and towns entitled to this service under the law have not been accorded it on account of insufficient funds. The expense of free delivery for the current fiscal year will be more than $12,300,000, and under existing legislation this item of expenditure is subject to constant increase. The estimated cost of rural free delivery generally is so very large that it ought not to be considered in the present condition of affairs.&lt;br/&gt;&lt;br/&gt;</text:p>
          </table:table-cell>
          <table:table-cell office:value-type="string">
            <text:p>South Capitol (Rail Runner station)</text:p>
          </table:table-cell>
          <table:table-cell office:value-type="string">
            <text:p>http://en.wikipedia.org/wiki/South_Capitol_(Rail_Runner_station)</text:p>
          </table:table-cell>
          <table:table-cell office:value-type="string">
            <text:p>Fiscal</text:p>
          </table:table-cell>
          <table:table-cell office:value-type="string">
            <text:p>http://en.wikipedia.org/wiki/Fiscal</text:p>
          </table:table-cell>
          <table:table-cell/>
          <table:table-cell office:value-type="float" office:value="2">
            <text:p>2</text:p>
          </table:table-cell>
          <table:table-cell table:number-columns-repeated="3"/>
          <table:table-cell table:formula="of:=CONCATENATE([.AB194];&quot;,&quot;;[.AC194];&quot;,&quot;; TEXT([.AK194];&quot;#&quot;))" office:value-type="string" office:string-value="RANDOM,LAU_ET_AL,2">
            <text:p>RANDOM,LAU_ET_AL,2</text:p>
          </table:table-cell>
        </table:table-row>
        <table:table-row table:style-name="ro1">
          <table:table-cell office:value-type="string">
            <text:p>2QNSW6NG1FS327BOI861NZSZO0DXJ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M8W40SPW1IN1Q43XEA3VAB6LWGE1S</text:p>
          </table:table-cell>
          <table:table-cell office:value-type="string">
            <text:p>A3QZFGGOFP9QT7</text:p>
          </table:table-cell>
          <table:table-cell office:value-type="string">
            <text:p>Submitted</text:p>
          </table:table-cell>
          <table:table-cell office:value-type="string">
            <text:p>Sat Nov 10 05:44:27 GMT 2012</text:p>
          </table:table-cell>
          <table:table-cell office:value-type="string">
            <text:p>Sat Nov 10 05:45:05 GMT 2012</text:p>
          </table:table-cell>
          <table:table-cell office:value-type="string">
            <text:p>Fri Nov 16 21:45:05 PST 2012</text:p>
          </table:table-cell>
          <table:table-cell table:number-columns-repeated="3"/>
          <table:table-cell office:value-type="float" office:value="38">
            <text:p>38</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Grover_Cleveland_6:45.txt</text:p>
          </table:table-cell>
          <table:table-cell office:value-type="string">
            <text:p>The total number of post-offices in the United States on the 30th day of June, 1894, was 69,805, an increase of 1,403 over the preceding year. Of these, 3,428 were Presidential, an increase in that class of 68 over the preceding year.&lt;br/&gt;&lt;br/&gt;Six hundred and ten cities and towns are provided with free delivery. Ninety-three other cities and towns entitled to this service under the law have not been accorded it on account of insufficient funds. The expense of free delivery for the current fiscal year will be more than $12,300,000, and under existing legislation this item of expenditure is subject to constant increase. The estimated cost of rural free delivery generally is so very large that it ought not to be considered in the present condition of affairs.&lt;br/&gt;&lt;br/&gt;</text:p>
          </table:table-cell>
          <table:table-cell office:value-type="string">
            <text:p>South Capitol (Rail Runner station)</text:p>
          </table:table-cell>
          <table:table-cell office:value-type="string">
            <text:p>http://en.wikipedia.org/wiki/South_Capitol_(Rail_Runner_station)</text:p>
          </table:table-cell>
          <table:table-cell office:value-type="string">
            <text:p>Fiscal</text:p>
          </table:table-cell>
          <table:table-cell office:value-type="string">
            <text:p>http://en.wikipedia.org/wiki/Fiscal</text:p>
          </table:table-cell>
          <table:table-cell/>
          <table:table-cell office:value-type="float" office:value="2">
            <text:p>2</text:p>
          </table:table-cell>
          <table:table-cell table:number-columns-repeated="3"/>
          <table:table-cell table:formula="of:=CONCATENATE([.AB195];&quot;,&quot;;[.AC195];&quot;,&quot;; TEXT([.AK195];&quot;#&quot;))" office:value-type="string" office:string-value="RANDOM,LAU_ET_AL,2">
            <text:p>RANDOM,LAU_ET_AL,2</text:p>
          </table:table-cell>
        </table:table-row>
        <table:table-row table:style-name="ro1">
          <table:table-cell office:value-type="string">
            <text:p>2QNSW6NG1FS327BOI861NZSZO0DXJ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SMUU00OQKKAJR6XF2TUA680ODXWWS</text:p>
          </table:table-cell>
          <table:table-cell office:value-type="string">
            <text:p>A1AVAUPSZLDN64</text:p>
          </table:table-cell>
          <table:table-cell office:value-type="string">
            <text:p>Submitted</text:p>
          </table:table-cell>
          <table:table-cell office:value-type="string">
            <text:p>Sat Nov 10 06:38:41 GMT 2012</text:p>
          </table:table-cell>
          <table:table-cell office:value-type="string">
            <text:p>Sat Nov 10 06:38:52 GMT 2012</text:p>
          </table:table-cell>
          <table:table-cell office:value-type="string">
            <text:p>Fri Nov 16 22:38:52 PST 2012</text:p>
          </table:table-cell>
          <table:table-cell table:number-columns-repeated="3"/>
          <table:table-cell office:value-type="float" office:value="11">
            <text:p>11</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Grover_Cleveland_6:45.txt</text:p>
          </table:table-cell>
          <table:table-cell office:value-type="string">
            <text:p>The total number of post-offices in the United States on the 30th day of June, 1894, was 69,805, an increase of 1,403 over the preceding year. Of these, 3,428 were Presidential, an increase in that class of 68 over the preceding year.&lt;br/&gt;&lt;br/&gt;Six hundred and ten cities and towns are provided with free delivery. Ninety-three other cities and towns entitled to this service under the law have not been accorded it on account of insufficient funds. The expense of free delivery for the current fiscal year will be more than $12,300,000, and under existing legislation this item of expenditure is subject to constant increase. The estimated cost of rural free delivery generally is so very large that it ought not to be considered in the present condition of affairs.&lt;br/&gt;&lt;br/&gt;</text:p>
          </table:table-cell>
          <table:table-cell office:value-type="string">
            <text:p>South Capitol (Rail Runner station)</text:p>
          </table:table-cell>
          <table:table-cell office:value-type="string">
            <text:p>http://en.wikipedia.org/wiki/South_Capitol_(Rail_Runner_station)</text:p>
          </table:table-cell>
          <table:table-cell office:value-type="string">
            <text:p>Fiscal</text:p>
          </table:table-cell>
          <table:table-cell office:value-type="string">
            <text:p>http://en.wikipedia.org/wiki/Fiscal</text:p>
          </table:table-cell>
          <table:table-cell/>
          <table:table-cell office:value-type="float" office:value="2">
            <text:p>2</text:p>
          </table:table-cell>
          <table:table-cell table:number-columns-repeated="3"/>
          <table:table-cell table:formula="of:=CONCATENATE([.AB196];&quot;,&quot;;[.AC196];&quot;,&quot;; TEXT([.AK196];&quot;#&quot;))" office:value-type="string" office:string-value="RANDOM,LAU_ET_AL,2">
            <text:p>RANDOM,LAU_ET_AL,2</text:p>
          </table:table-cell>
        </table:table-row>
        <table:table-row table:style-name="ro1">
          <table:table-cell office:value-type="string">
            <text:p>24VWIOV1S7SNIMHL1BUYLZ8NBPCKZ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3NOK5UFJ51YMZ2T6PPQ01CS33I7AN</text:p>
          </table:table-cell>
          <table:table-cell office:value-type="string">
            <text:p>A3M90ZBCV23YBV</text:p>
          </table:table-cell>
          <table:table-cell office:value-type="string">
            <text:p>Submitted</text:p>
          </table:table-cell>
          <table:table-cell office:value-type="string">
            <text:p>Sat Nov 10 05:31:23 GMT 2012</text:p>
          </table:table-cell>
          <table:table-cell office:value-type="string">
            <text:p>Sat Nov 10 05:35:57 GMT 2012</text:p>
          </table:table-cell>
          <table:table-cell office:value-type="string">
            <text:p>Fri Nov 16 21:35:57 PST 2012</text:p>
          </table:table-cell>
          <table:table-cell table:number-columns-repeated="3"/>
          <table:table-cell office:value-type="float" office:value="274">
            <text:p>274</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arren_G._Harding_1:15.txt</text:p>
          </table:table-cell>
          <table:table-cell office:value-type="string">
            <text:p>It is rather shocking to be told, and to have the statement strongly supported, that 9,000,000 bales of cotton, raised on American plantations in a given year, will actually be worth more to the producers than 13,000,000 bales would have been. Equally shocking is the statement that 700,000,000 bushels of wheat, raised by American farmers, would bring them more money than a billion bushels. Yet these are not exaggerated statements. In a world where there are tens of millions who need food and clothing which they can not get, such a condition is sure to indict the social system which makes it possible.&lt;br/&gt;&lt;br/&gt;In the main the remedy lies in distribution and marketing. Every proper encouragement should be given to the cooperative marketing programs. These have proven very helpful to the cooperating communities in Europe. In Russia the cooperative community has become the recognized bulwark of law and order, and saved individualism from engulfment in social paralysis. Ultimately they will be accredited with the salvation of the Russian State.&lt;br/&gt;&lt;br/&gt;</text:p>
          </table:table-cell>
          <table:table-cell office:value-type="string">
            <text:p>Annefield (Saxe</text:p>
          </table:table-cell>
          <table:table-cell office:value-type="string">
            <text:p>http://en.wikipedia.org/wiki/Annefield_(Saxe</text:p>
          </table:table-cell>
          <table:table-cell office:value-type="string">
            <text:p>Labor</text:p>
          </table:table-cell>
          <table:table-cell office:value-type="string">
            <text:p>http://en.wikipedia.org/wiki/Labor</text:p>
          </table:table-cell>
          <table:table-cell/>
          <table:table-cell office:value-type="float" office:value="2">
            <text:p>2</text:p>
          </table:table-cell>
          <table:table-cell table:number-columns-repeated="3"/>
          <table:table-cell table:formula="of:=CONCATENATE([.AB197];&quot;,&quot;;[.AC197];&quot;,&quot;; TEXT([.AK197];&quot;#&quot;))" office:value-type="string" office:string-value="EDA,LAU_ET_AL,2">
            <text:p>EDA,LAU_ET_AL,2</text:p>
          </table:table-cell>
        </table:table-row>
        <table:table-row table:style-name="ro1">
          <table:table-cell office:value-type="string">
            <text:p>24VWIOV1S7SNIMHL1BUYLZ8NBPCKZ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T9STLB3L0FBYI6TIT5JZEVEF8NJVB</text:p>
          </table:table-cell>
          <table:table-cell office:value-type="string">
            <text:p>A2CZR0MGSEILRP</text:p>
          </table:table-cell>
          <table:table-cell office:value-type="string">
            <text:p>Submitted</text:p>
          </table:table-cell>
          <table:table-cell office:value-type="string">
            <text:p>Sat Nov 10 06:53:37 GMT 2012</text:p>
          </table:table-cell>
          <table:table-cell office:value-type="string">
            <text:p>Sat Nov 10 06:53:56 GMT 2012</text:p>
          </table:table-cell>
          <table:table-cell office:value-type="string">
            <text:p>Fri Nov 16 22:53:56 PST 2012</text:p>
          </table:table-cell>
          <table:table-cell table:number-columns-repeated="3"/>
          <table:table-cell office:value-type="float" office:value="19">
            <text:p>19</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arren_G._Harding_1:15.txt</text:p>
          </table:table-cell>
          <table:table-cell office:value-type="string">
            <text:p>It is rather shocking to be told, and to have the statement strongly supported, that 9,000,000 bales of cotton, raised on American plantations in a given year, will actually be worth more to the producers than 13,000,000 bales would have been. Equally shocking is the statement that 700,000,000 bushels of wheat, raised by American farmers, would bring them more money than a billion bushels. Yet these are not exaggerated statements. In a world where there are tens of millions who need food and clothing which they can not get, such a condition is sure to indict the social system which makes it possible.&lt;br/&gt;&lt;br/&gt;In the main the remedy lies in distribution and marketing. Every proper encouragement should be given to the cooperative marketing programs. These have proven very helpful to the cooperating communities in Europe. In Russia the cooperative community has become the recognized bulwark of law and order, and saved individualism from engulfment in social paralysis. Ultimately they will be accredited with the salvation of the Russian State.&lt;br/&gt;&lt;br/&gt;</text:p>
          </table:table-cell>
          <table:table-cell office:value-type="string">
            <text:p>Annefield (Saxe</text:p>
          </table:table-cell>
          <table:table-cell office:value-type="string">
            <text:p>http://en.wikipedia.org/wiki/Annefield_(Saxe</text:p>
          </table:table-cell>
          <table:table-cell office:value-type="string">
            <text:p>Labor</text:p>
          </table:table-cell>
          <table:table-cell office:value-type="string">
            <text:p>http://en.wikipedia.org/wiki/Labor</text:p>
          </table:table-cell>
          <table:table-cell/>
          <table:table-cell office:value-type="float" office:value="2">
            <text:p>2</text:p>
          </table:table-cell>
          <table:table-cell table:number-columns-repeated="3"/>
          <table:table-cell table:formula="of:=CONCATENATE([.AB198];&quot;,&quot;;[.AC198];&quot;,&quot;; TEXT([.AK198];&quot;#&quot;))" office:value-type="string" office:string-value="EDA,LAU_ET_AL,2">
            <text:p>EDA,LAU_ET_AL,2</text:p>
          </table:table-cell>
        </table:table-row>
        <table:table-row table:style-name="ro1">
          <table:table-cell office:value-type="string">
            <text:p>24VWIOV1S7SNIMHL1BUYLZ8NBPCKZ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UHFE4EGDHDMHE9DPJEZ46HE9NNKAB</text:p>
          </table:table-cell>
          <table:table-cell office:value-type="string">
            <text:p>A1AVAUPSZLDN64</text:p>
          </table:table-cell>
          <table:table-cell office:value-type="string">
            <text:p>Submitted</text:p>
          </table:table-cell>
          <table:table-cell office:value-type="string">
            <text:p>Sat Nov 10 06:59:03 GMT 2012</text:p>
          </table:table-cell>
          <table:table-cell office:value-type="string">
            <text:p>Sat Nov 10 06:59:14 GMT 2012</text:p>
          </table:table-cell>
          <table:table-cell office:value-type="string">
            <text:p>Fri Nov 16 22:59:14 PST 2012</text:p>
          </table:table-cell>
          <table:table-cell table:number-columns-repeated="3"/>
          <table:table-cell office:value-type="float" office:value="11">
            <text:p>11</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arren_G._Harding_1:15.txt</text:p>
          </table:table-cell>
          <table:table-cell office:value-type="string">
            <text:p>It is rather shocking to be told, and to have the statement strongly supported, that 9,000,000 bales of cotton, raised on American plantations in a given year, will actually be worth more to the producers than 13,000,000 bales would have been. Equally shocking is the statement that 700,000,000 bushels of wheat, raised by American farmers, would bring them more money than a billion bushels. Yet these are not exaggerated statements. In a world where there are tens of millions who need food and clothing which they can not get, such a condition is sure to indict the social system which makes it possible.&lt;br/&gt;&lt;br/&gt;In the main the remedy lies in distribution and marketing. Every proper encouragement should be given to the cooperative marketing programs. These have proven very helpful to the cooperating communities in Europe. In Russia the cooperative community has become the recognized bulwark of law and order, and saved individualism from engulfment in social paralysis. Ultimately they will be accredited with the salvation of the Russian State.&lt;br/&gt;&lt;br/&gt;</text:p>
          </table:table-cell>
          <table:table-cell office:value-type="string">
            <text:p>Annefield (Saxe</text:p>
          </table:table-cell>
          <table:table-cell office:value-type="string">
            <text:p>http://en.wikipedia.org/wiki/Annefield_(Saxe</text:p>
          </table:table-cell>
          <table:table-cell office:value-type="string">
            <text:p>Labor</text:p>
          </table:table-cell>
          <table:table-cell office:value-type="string">
            <text:p>http://en.wikipedia.org/wiki/Labor</text:p>
          </table:table-cell>
          <table:table-cell/>
          <table:table-cell office:value-type="float" office:value="2">
            <text:p>2</text:p>
          </table:table-cell>
          <table:table-cell table:number-columns-repeated="3"/>
          <table:table-cell table:formula="of:=CONCATENATE([.AB199];&quot;,&quot;;[.AC199];&quot;,&quot;; TEXT([.AK199];&quot;#&quot;))" office:value-type="string" office:string-value="EDA,LAU_ET_AL,2">
            <text:p>EDA,LAU_ET_AL,2</text:p>
          </table:table-cell>
        </table:table-row>
        <table:table-row table:style-name="ro1">
          <table:table-cell office:value-type="string">
            <text:p>2W151Y7QEOZFDZG6J2KMWFXRGQLDG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D5HJHP4BDDKVDMDY2O953G3FP0Y5L</text:p>
          </table:table-cell>
          <table:table-cell office:value-type="string">
            <text:p>A997OZ3H2B3Q2</text:p>
          </table:table-cell>
          <table:table-cell office:value-type="string">
            <text:p>Submitted</text:p>
          </table:table-cell>
          <table:table-cell office:value-type="string">
            <text:p>Sat Nov 10 08:57:53 GMT 2012</text:p>
          </table:table-cell>
          <table:table-cell office:value-type="string">
            <text:p>Sat Nov 10 09:00:24 GMT 2012</text:p>
          </table:table-cell>
          <table:table-cell office:value-type="string">
            <text:p>Sat Nov 17 01:00:24 PST 2012</text:p>
          </table:table-cell>
          <table:table-cell table:number-columns-repeated="3"/>
          <table:table-cell office:value-type="float" office:value="151">
            <text:p>151</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Gerald_Ford_3:3.txt</text:p>
          </table:table-cell>
          <table:table-cell office:value-type="string">
            <text:p>As a people we discovered that our Bicentennial was much more than a celebration of the past; it became a joyous reaffirmation of all that it means to be Americans, a confirmation before all the world of the vitality and durability of our free institutions. I am proud to have been privileged to preside over the affairs of our Federal Government during these eventful years when we proved, as I said in my first words upon assuming office, that &amp;quot;our Constitution works; our great Republic is a Government of laws and not of men. Here the people rule.&amp;quot;&lt;br/&gt;&lt;br/&gt;The people have spoken; they have chosen a new President and a new Congress to work their will. I congratulate you--particularly the new Members--as sincerely as I did President-elect Carter. In a few days it will be his duty to outline for you his priorities and legislative recommendations. Tonight I will not infringe on that responsibility, but rather wish him the very best in all that is good for our country.&lt;br/&gt;&lt;br/&gt;</text:p>
          </table:table-cell>
          <table:table-cell office:value-type="string">
            <text:p>Switchblade</text:p>
          </table:table-cell>
          <table:table-cell office:value-type="string">
            <text:p>http://en.wikipedia.org/wiki/Switchblade</text:p>
          </table:table-cell>
          <table:table-cell office:value-type="string">
            <text:p>Theinhko</text:p>
          </table:table-cell>
          <table:table-cell office:value-type="string">
            <text:p>http://en.wikipedia.org/wiki/Theinhko</text:p>
          </table:table-cell>
          <table:table-cell/>
          <table:table-cell office:value-type="float" office:value="2">
            <text:p>2</text:p>
          </table:table-cell>
          <table:table-cell table:number-columns-repeated="3"/>
          <table:table-cell table:formula="of:=CONCATENATE([.AB200];&quot;,&quot;;[.AC200];&quot;,&quot;; TEXT([.AK200];&quot;#&quot;))" office:value-type="string" office:string-value="LAU_ET_AL,RANDOM,2">
            <text:p>LAU_ET_AL,RANDOM,2</text:p>
          </table:table-cell>
        </table:table-row>
        <table:table-row table:style-name="ro1">
          <table:table-cell office:value-type="string">
            <text:p>2W151Y7QEOZFDZG6J2KMWFXRGQLDG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NGBDDP8PJWK9M1D4W23Y39ZAS1G5U</text:p>
          </table:table-cell>
          <table:table-cell office:value-type="string">
            <text:p>A1PQNUX4BZE5O0</text:p>
          </table:table-cell>
          <table:table-cell office:value-type="string">
            <text:p>Submitted</text:p>
          </table:table-cell>
          <table:table-cell office:value-type="string">
            <text:p>Sat Nov 10 05:50:28 GMT 2012</text:p>
          </table:table-cell>
          <table:table-cell office:value-type="string">
            <text:p>Sat Nov 10 05:52:11 GMT 2012</text:p>
          </table:table-cell>
          <table:table-cell office:value-type="string">
            <text:p>Fri Nov 16 21:52:11 PST 2012</text:p>
          </table:table-cell>
          <table:table-cell table:number-columns-repeated="3"/>
          <table:table-cell office:value-type="float" office:value="103">
            <text:p>103</text:p>
          </table:table-cell>
          <table:table-cell office:value-type="string">
            <text:p>100% (5/5)</text:p>
          </table:table-cell>
          <table:table-cell table:number-columns-repeated="2"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Gerald_Ford_3:3.txt</text:p>
          </table:table-cell>
          <table:table-cell office:value-type="string">
            <text:p>As a people we discovered that our Bicentennial was much more than a celebration of the past; it became a joyous reaffirmation of all that it means to be Americans, a confirmation before all the world of the vitality and durability of our free institutions. I am proud to have been privileged to preside over the affairs of our Federal Government during these eventful years when we proved, as I said in my first words upon assuming office, that &amp;quot;our Constitution works; our great Republic is a Government of laws and not of men. Here the people rule.&amp;quot;&lt;br/&gt;&lt;br/&gt;The people have spoken; they have chosen a new President and a new Congress to work their will. I congratulate you--particularly the new Members--as sincerely as I did President-elect Carter. In a few days it will be his duty to outline for you his priorities and legislative recommendations. Tonight I will not infringe on that responsibility, but rather wish him the very best in all that is good for our country.&lt;br/&gt;&lt;br/&gt;</text:p>
          </table:table-cell>
          <table:table-cell office:value-type="string">
            <text:p>Switchblade</text:p>
          </table:table-cell>
          <table:table-cell office:value-type="string">
            <text:p>http://en.wikipedia.org/wiki/Switchblade</text:p>
          </table:table-cell>
          <table:table-cell office:value-type="string">
            <text:p>Theinhko</text:p>
          </table:table-cell>
          <table:table-cell office:value-type="string">
            <text:p>http://en.wikipedia.org/wiki/Theinhko</text:p>
          </table:table-cell>
          <table:table-cell/>
          <table:table-cell office:value-type="float" office:value="2">
            <text:p>2</text:p>
          </table:table-cell>
          <table:table-cell table:number-columns-repeated="3"/>
          <table:table-cell table:formula="of:=CONCATENATE([.AB201];&quot;,&quot;;[.AC201];&quot;,&quot;; TEXT([.AK201];&quot;#&quot;))" office:value-type="string" office:string-value="LAU_ET_AL,RANDOM,2">
            <text:p>LAU_ET_AL,RANDOM,2</text:p>
          </table:table-cell>
        </table:table-row>
        <table:table-row table:style-name="ro1">
          <table:table-cell office:value-type="string">
            <text:p>2W151Y7QEOZFDZG6J2KMWFXRGQLDG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ZO1INMHGYQ4YCBFIG2FUFFO8FHK7K</text:p>
          </table:table-cell>
          <table:table-cell office:value-type="string">
            <text:p>A1AVAUPSZLDN64</text:p>
          </table:table-cell>
          <table:table-cell office:value-type="string">
            <text:p>Submitted</text:p>
          </table:table-cell>
          <table:table-cell office:value-type="string">
            <text:p>Sat Nov 10 07:25:38 GMT 2012</text:p>
          </table:table-cell>
          <table:table-cell office:value-type="string">
            <text:p>Sat Nov 10 07:26:21 GMT 2012</text:p>
          </table:table-cell>
          <table:table-cell office:value-type="string">
            <text:p>Fri Nov 16 23:26:21 PST 2012</text:p>
          </table:table-cell>
          <table:table-cell table:number-columns-repeated="3"/>
          <table:table-cell office:value-type="float" office:value="43">
            <text:p>43</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Gerald_Ford_3:3.txt</text:p>
          </table:table-cell>
          <table:table-cell office:value-type="string">
            <text:p>As a people we discovered that our Bicentennial was much more than a celebration of the past; it became a joyous reaffirmation of all that it means to be Americans, a confirmation before all the world of the vitality and durability of our free institutions. I am proud to have been privileged to preside over the affairs of our Federal Government during these eventful years when we proved, as I said in my first words upon assuming office, that &amp;quot;our Constitution works; our great Republic is a Government of laws and not of men. Here the people rule.&amp;quot;&lt;br/&gt;&lt;br/&gt;The people have spoken; they have chosen a new President and a new Congress to work their will. I congratulate you--particularly the new Members--as sincerely as I did President-elect Carter. In a few days it will be his duty to outline for you his priorities and legislative recommendations. Tonight I will not infringe on that responsibility, but rather wish him the very best in all that is good for our country.&lt;br/&gt;&lt;br/&gt;</text:p>
          </table:table-cell>
          <table:table-cell office:value-type="string">
            <text:p>Switchblade</text:p>
          </table:table-cell>
          <table:table-cell office:value-type="string">
            <text:p>http://en.wikipedia.org/wiki/Switchblade</text:p>
          </table:table-cell>
          <table:table-cell office:value-type="string">
            <text:p>Theinhko</text:p>
          </table:table-cell>
          <table:table-cell office:value-type="string">
            <text:p>http://en.wikipedia.org/wiki/Theinhko</text:p>
          </table:table-cell>
          <table:table-cell/>
          <table:table-cell/>
          <table:table-cell table:number-columns-repeated="3"/>
          <table:table-cell table:formula="of:=CONCATENATE([.AB202];&quot;,&quot;;[.AC202];&quot;,&quot;; TEXT([.AK202];&quot;#&quot;))" office:value-type="string" office:string-value="LAU_ET_AL,RANDOM,">
            <text:p>LAU_ET_AL,RANDOM,</text:p>
          </table:table-cell>
        </table:table-row>
        <table:table-row table:style-name="ro1">
          <table:table-cell office:value-type="string">
            <text:p>24DP3TVOK5UFYEP3E05O7FYQVZT36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5B8EBDPGFL6ALD16JINLWIO5IPH2V</text:p>
          </table:table-cell>
          <table:table-cell office:value-type="string">
            <text:p>A1AVAUPSZLDN64</text:p>
          </table:table-cell>
          <table:table-cell office:value-type="string">
            <text:p>Submitted</text:p>
          </table:table-cell>
          <table:table-cell office:value-type="string">
            <text:p>Sat Nov 10 06:34:25 GMT 2012</text:p>
          </table:table-cell>
          <table:table-cell office:value-type="string">
            <text:p>Sat Nov 10 06:34:35 GMT 2012</text:p>
          </table:table-cell>
          <table:table-cell office:value-type="string">
            <text:p>Fri Nov 16 22:34:35 PST 2012</text:p>
          </table:table-cell>
          <table:table-cell table:number-columns-repeated="3"/>
          <table:table-cell office:value-type="float" office:value="10">
            <text:p>10</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Ulysses_S._Grant_7:0.txt</text:p>
          </table:table-cell>
          <table:table-cell office:value-type="string">
            <text:p>To the Senate and House of Representatives:&lt;br/&gt;&lt;br/&gt;In submitting my seventh annual message to Congress, in this centennial year of our national existence as a free and independent people, it affords me great pleasure to recur to the advancement that has been made from the time of the colonies, one hundred years ago. We were then a people numbering only 3,000,000. Now we number more than 40,000,000. Then industries were confined almost exclusively to the tillage of the soil. Now manufactories absorb much of the labor of the country.&lt;br/&gt;&lt;br/&gt;</text:p>
          </table:table-cell>
          <table:table-cell office:value-type="string">
            <text:p>Mohandas Karamchand Gandhi</text:p>
          </table:table-cell>
          <table:table-cell office:value-type="string">
            <text:p>http://en.wikipedia.org/wiki/Mohandas_Karamchand_Gandhi</text:p>
          </table:table-cell>
          <table:table-cell office:value-type="string">
            <text:p>Toy industry</text:p>
          </table:table-cell>
          <table:table-cell office:value-type="string">
            <text:p>http://en.wikipedia.org/wiki/Toy_industry</text:p>
          </table:table-cell>
          <table:table-cell office:value-type="string">
            <text:p>Neither are close, chose the best I could.</text:p>
          </table:table-cell>
          <table:table-cell office:value-type="float" office:value="1">
            <text:p>1</text:p>
          </table:table-cell>
          <table:table-cell table:number-columns-repeated="3"/>
          <table:table-cell table:formula="of:=CONCATENATE([.AB203];&quot;,&quot;;[.AC203];&quot;,&quot;; TEXT([.AK203];&quot;#&quot;))" office:value-type="string" office:string-value="LAU_ET_AL,EDA,1">
            <text:p>LAU_ET_AL,EDA,1</text:p>
          </table:table-cell>
        </table:table-row>
        <table:table-row table:style-name="ro1">
          <table:table-cell office:value-type="string">
            <text:p>24DP3TVOK5UFYEP3E05O7FYQVZT36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7CO2L92HECWPFL85Y3CN0CPF1UHGE</text:p>
          </table:table-cell>
          <table:table-cell office:value-type="string">
            <text:p>ARMC7T8FIKH5Z</text:p>
          </table:table-cell>
          <table:table-cell office:value-type="string">
            <text:p>Submitted</text:p>
          </table:table-cell>
          <table:table-cell office:value-type="string">
            <text:p>Sat Nov 10 06:17:39 GMT 2012</text:p>
          </table:table-cell>
          <table:table-cell office:value-type="string">
            <text:p>Sat Nov 10 06:18:13 GMT 2012</text:p>
          </table:table-cell>
          <table:table-cell office:value-type="string">
            <text:p>Fri Nov 16 22:18:13 PST 2012</text:p>
          </table:table-cell>
          <table:table-cell table:number-columns-repeated="3"/>
          <table:table-cell office:value-type="float" office:value="34">
            <text:p>34</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Ulysses_S._Grant_7:0.txt</text:p>
          </table:table-cell>
          <table:table-cell office:value-type="string">
            <text:p>To the Senate and House of Representatives:&lt;br/&gt;&lt;br/&gt;In submitting my seventh annual message to Congress, in this centennial year of our national existence as a free and independent people, it affords me great pleasure to recur to the advancement that has been made from the time of the colonies, one hundred years ago. We were then a people numbering only 3,000,000. Now we number more than 40,000,000. Then industries were confined almost exclusively to the tillage of the soil. Now manufactories absorb much of the labor of the country.&lt;br/&gt;&lt;br/&gt;</text:p>
          </table:table-cell>
          <table:table-cell office:value-type="string">
            <text:p>Mohandas Karamchand Gandhi</text:p>
          </table:table-cell>
          <table:table-cell office:value-type="string">
            <text:p>http://en.wikipedia.org/wiki/Mohandas_Karamchand_Gandhi</text:p>
          </table:table-cell>
          <table:table-cell office:value-type="string">
            <text:p>Toy industry</text:p>
          </table:table-cell>
          <table:table-cell office:value-type="string">
            <text:p>http://en.wikipedia.org/wiki/Toy_industry</text:p>
          </table:table-cell>
          <table:table-cell/>
          <table:table-cell office:value-type="float" office:value="1">
            <text:p>1</text:p>
          </table:table-cell>
          <table:table-cell table:number-columns-repeated="3"/>
          <table:table-cell table:formula="of:=CONCATENATE([.AB204];&quot;,&quot;;[.AC204];&quot;,&quot;; TEXT([.AK204];&quot;#&quot;))" office:value-type="string" office:string-value="LAU_ET_AL,EDA,1">
            <text:p>LAU_ET_AL,EDA,1</text:p>
          </table:table-cell>
        </table:table-row>
        <table:table-row table:style-name="ro1">
          <table:table-cell office:value-type="string">
            <text:p>24DP3TVOK5UFYEP3E05O7FYQVZT36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86PLSP75KLML578VK8QMQVJ1LKZTW</text:p>
          </table:table-cell>
          <table:table-cell office:value-type="string">
            <text:p>A997OZ3H2B3Q2</text:p>
          </table:table-cell>
          <table:table-cell office:value-type="string">
            <text:p>Submitted</text:p>
          </table:table-cell>
          <table:table-cell office:value-type="string">
            <text:p>Sat Nov 10 06:58:22 GMT 2012</text:p>
          </table:table-cell>
          <table:table-cell office:value-type="string">
            <text:p>Sat Nov 10 06:58:38 GMT 2012</text:p>
          </table:table-cell>
          <table:table-cell office:value-type="string">
            <text:p>Fri Nov 16 22:58:38 PST 2012</text:p>
          </table:table-cell>
          <table:table-cell table:number-columns-repeated="3"/>
          <table:table-cell office:value-type="float" office:value="16">
            <text:p>16</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Ulysses_S._Grant_7:0.txt</text:p>
          </table:table-cell>
          <table:table-cell office:value-type="string">
            <text:p>To the Senate and House of Representatives:&lt;br/&gt;&lt;br/&gt;In submitting my seventh annual message to Congress, in this centennial year of our national existence as a free and independent people, it affords me great pleasure to recur to the advancement that has been made from the time of the colonies, one hundred years ago. We were then a people numbering only 3,000,000. Now we number more than 40,000,000. Then industries were confined almost exclusively to the tillage of the soil. Now manufactories absorb much of the labor of the country.&lt;br/&gt;&lt;br/&gt;</text:p>
          </table:table-cell>
          <table:table-cell office:value-type="string">
            <text:p>Mohandas Karamchand Gandhi</text:p>
          </table:table-cell>
          <table:table-cell office:value-type="string">
            <text:p>http://en.wikipedia.org/wiki/Mohandas_Karamchand_Gandhi</text:p>
          </table:table-cell>
          <table:table-cell office:value-type="string">
            <text:p>Toy industry</text:p>
          </table:table-cell>
          <table:table-cell office:value-type="string">
            <text:p>http://en.wikipedia.org/wiki/Toy_industry</text:p>
          </table:table-cell>
          <table:table-cell/>
          <table:table-cell office:value-type="float" office:value="2">
            <text:p>2</text:p>
          </table:table-cell>
          <table:table-cell table:number-columns-repeated="3"/>
          <table:table-cell table:formula="of:=CONCATENATE([.AB205];&quot;,&quot;;[.AC205];&quot;,&quot;; TEXT([.AK205];&quot;#&quot;))" office:value-type="string" office:string-value="LAU_ET_AL,EDA,2">
            <text:p>LAU_ET_AL,EDA,2</text:p>
          </table:table-cell>
        </table:table-row>
        <table:table-row table:style-name="ro1">
          <table:table-cell office:value-type="string">
            <text:p>2F55F3Q0JG5TDVBH3824HF9SVQYDH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4MU00OQKKA4XRGDZCL2E80E6HBXXH</text:p>
          </table:table-cell>
          <table:table-cell office:value-type="string">
            <text:p>AVQ23YRFWZKHH</text:p>
          </table:table-cell>
          <table:table-cell office:value-type="string">
            <text:p>Submitted</text:p>
          </table:table-cell>
          <table:table-cell office:value-type="string">
            <text:p>Sat Nov 10 07:26:47 GMT 2012</text:p>
          </table:table-cell>
          <table:table-cell office:value-type="string">
            <text:p>Sat Nov 10 07:27:21 GMT 2012</text:p>
          </table:table-cell>
          <table:table-cell office:value-type="string">
            <text:p>Fri Nov 16 23:27:21 PST 2012</text:p>
          </table:table-cell>
          <table:table-cell table:number-columns-repeated="3"/>
          <table:table-cell office:value-type="float" office:value="34">
            <text:p>34</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ohn_F._Kennedy_3:8.txt</text:p>
          </table:table-cell>
          <table:table-cell office:value-type="string">
            <text:p>This net reduction in tax liabilities of $10 billion will increase the purchasing power of American families and business enterprises in every tax bracket, with greatest increase going to our low-income consumers. It will, in addition, encourage the initiative and risk-taking on which our free system depends--induce more investment, production, and capacity use--help provide the 2 million new jobs we need every year--and reinforce the American principle of additional reward for additional effort.&lt;br/&gt;&lt;br/&gt;I do not say that a measure for tax reduction and reform is the only way to achieve these goals.&lt;br/&gt;&lt;br/&gt;</text:p>
          </table:table-cell>
          <table:table-cell office:value-type="string">
            <text:p>Medicaid</text:p>
          </table:table-cell>
          <table:table-cell office:value-type="string">
            <text:p>http://en.wikipedia.org/wiki/Medicaid</text:p>
          </table:table-cell>
          <table:table-cell office:value-type="string">
            <text:p>Constant purchasing power accounting</text:p>
          </table:table-cell>
          <table:table-cell office:value-type="string">
            <text:p>http://en.wikipedia.org/wiki/Constant_purchasing_power_accounting</text:p>
          </table:table-cell>
          <table:table-cell/>
          <table:table-cell office:value-type="float" office:value="2">
            <text:p>2</text:p>
          </table:table-cell>
          <table:table-cell table:number-columns-repeated="3"/>
          <table:table-cell table:formula="of:=CONCATENATE([.AB206];&quot;,&quot;;[.AC206];&quot;,&quot;; TEXT([.AK206];&quot;#&quot;))" office:value-type="string" office:string-value="LAU_ET_AL,EDA,2">
            <text:p>LAU_ET_AL,EDA,2</text:p>
          </table:table-cell>
        </table:table-row>
        <table:table-row table:style-name="ro1">
          <table:table-cell office:value-type="string">
            <text:p>2F55F3Q0JG5TDVBH3824HF9SVQYDH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6XXH0JPPSI2Z72US2G7DKLMGDGNHS</text:p>
          </table:table-cell>
          <table:table-cell office:value-type="string">
            <text:p>A1AVAUPSZLDN64</text:p>
          </table:table-cell>
          <table:table-cell office:value-type="string">
            <text:p>Submitted</text:p>
          </table:table-cell>
          <table:table-cell office:value-type="string">
            <text:p>Sat Nov 10 06:24:45 GMT 2012</text:p>
          </table:table-cell>
          <table:table-cell office:value-type="string">
            <text:p>Sat Nov 10 06:25:18 GMT 2012</text:p>
          </table:table-cell>
          <table:table-cell office:value-type="string">
            <text:p>Fri Nov 16 22:25:18 PST 2012</text:p>
          </table:table-cell>
          <table:table-cell table:number-columns-repeated="3"/>
          <table:table-cell office:value-type="float" office:value="33">
            <text:p>33</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ohn_F._Kennedy_3:8.txt</text:p>
          </table:table-cell>
          <table:table-cell office:value-type="string">
            <text:p>This net reduction in tax liabilities of $10 billion will increase the purchasing power of American families and business enterprises in every tax bracket, with greatest increase going to our low-income consumers. It will, in addition, encourage the initiative and risk-taking on which our free system depends--induce more investment, production, and capacity use--help provide the 2 million new jobs we need every year--and reinforce the American principle of additional reward for additional effort.&lt;br/&gt;&lt;br/&gt;I do not say that a measure for tax reduction and reform is the only way to achieve these goals.&lt;br/&gt;&lt;br/&gt;</text:p>
          </table:table-cell>
          <table:table-cell office:value-type="string">
            <text:p>Medicaid</text:p>
          </table:table-cell>
          <table:table-cell office:value-type="string">
            <text:p>http://en.wikipedia.org/wiki/Medicaid</text:p>
          </table:table-cell>
          <table:table-cell office:value-type="string">
            <text:p>Constant purchasing power accounting</text:p>
          </table:table-cell>
          <table:table-cell office:value-type="string">
            <text:p>http://en.wikipedia.org/wiki/Constant_purchasing_power_accounting</text:p>
          </table:table-cell>
          <table:table-cell/>
          <table:table-cell office:value-type="float" office:value="1">
            <text:p>1</text:p>
          </table:table-cell>
          <table:table-cell table:number-columns-repeated="3"/>
          <table:table-cell table:formula="of:=CONCATENATE([.AB207];&quot;,&quot;;[.AC207];&quot;,&quot;; TEXT([.AK207];&quot;#&quot;))" office:value-type="string" office:string-value="LAU_ET_AL,EDA,1">
            <text:p>LAU_ET_AL,EDA,1</text:p>
          </table:table-cell>
        </table:table-row>
        <table:table-row table:style-name="ro1">
          <table:table-cell office:value-type="string">
            <text:p>2F55F3Q0JG5TDVBH3824HF9SVQYDH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ERMAZHHRRLF59CSU5IH9KHOJWHMDO</text:p>
          </table:table-cell>
          <table:table-cell office:value-type="string">
            <text:p>A1GQCJDGRPG8ZR</text:p>
          </table:table-cell>
          <table:table-cell office:value-type="string">
            <text:p>Submitted</text:p>
          </table:table-cell>
          <table:table-cell office:value-type="string">
            <text:p>Sat Nov 10 07:44:48 GMT 2012</text:p>
          </table:table-cell>
          <table:table-cell office:value-type="string">
            <text:p>Sat Nov 10 07:45:17 GMT 2012</text:p>
          </table:table-cell>
          <table:table-cell office:value-type="string">
            <text:p>Fri Nov 16 23:45:17 PST 2012</text:p>
          </table:table-cell>
          <table:table-cell table:number-columns-repeated="3"/>
          <table:table-cell office:value-type="float" office:value="29">
            <text:p>29</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ohn_F._Kennedy_3:8.txt</text:p>
          </table:table-cell>
          <table:table-cell office:value-type="string">
            <text:p>This net reduction in tax liabilities of $10 billion will increase the purchasing power of American families and business enterprises in every tax bracket, with greatest increase going to our low-income consumers. It will, in addition, encourage the initiative and risk-taking on which our free system depends--induce more investment, production, and capacity use--help provide the 2 million new jobs we need every year--and reinforce the American principle of additional reward for additional effort.&lt;br/&gt;&lt;br/&gt;I do not say that a measure for tax reduction and reform is the only way to achieve these goals.&lt;br/&gt;&lt;br/&gt;</text:p>
          </table:table-cell>
          <table:table-cell office:value-type="string">
            <text:p>Medicaid</text:p>
          </table:table-cell>
          <table:table-cell office:value-type="string">
            <text:p>http://en.wikipedia.org/wiki/Medicaid</text:p>
          </table:table-cell>
          <table:table-cell office:value-type="string">
            <text:p>Constant purchasing power accounting</text:p>
          </table:table-cell>
          <table:table-cell office:value-type="string">
            <text:p>http://en.wikipedia.org/wiki/Constant_purchasing_power_accounting</text:p>
          </table:table-cell>
          <table:table-cell/>
          <table:table-cell office:value-type="float" office:value="2">
            <text:p>2</text:p>
          </table:table-cell>
          <table:table-cell table:number-columns-repeated="3"/>
          <table:table-cell table:formula="of:=CONCATENATE([.AB208];&quot;,&quot;;[.AC208];&quot;,&quot;; TEXT([.AK208];&quot;#&quot;))" office:value-type="string" office:string-value="LAU_ET_AL,EDA,2">
            <text:p>LAU_ET_AL,EDA,2</text:p>
          </table:table-cell>
        </table:table-row>
        <table:table-row table:style-name="ro1">
          <table:table-cell office:value-type="string">
            <text:p>25DR14IXKO2LOB5JJ61653YOFAWBA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5J14IXKO2L9HQ2H3KXXBYOCMWXBCI</text:p>
          </table:table-cell>
          <table:table-cell office:value-type="string">
            <text:p>A1AVAUPSZLDN64</text:p>
          </table:table-cell>
          <table:table-cell office:value-type="string">
            <text:p>Submitted</text:p>
          </table:table-cell>
          <table:table-cell office:value-type="string">
            <text:p>Sat Nov 10 06:36:21 GMT 2012</text:p>
          </table:table-cell>
          <table:table-cell office:value-type="string">
            <text:p>Sat Nov 10 06:36:30 GMT 2012</text:p>
          </table:table-cell>
          <table:table-cell office:value-type="string">
            <text:p>Fri Nov 16 22:36:30 PST 2012</text:p>
          </table:table-cell>
          <table:table-cell table:number-columns-repeated="3"/>
          <table:table-cell office:value-type="float" office:value="9">
            <text:p>9</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rover_Cleveland_1:39.txt</text:p>
          </table:table-cell>
          <table:table-cell office:value-type="string">
            <text:p>While recognizing the right of expatriation, no statutory provision exists providing means for renouncing citizenship by an American citizen, native born or naturalized, nor for terminating and vacating an improper acquisition of citizenship. Even a fraudulent decree of naturalization can not now be canceled. The privilege and franchise of American citizenship should be granted with care, and extended to those only who intend in good faith to assume its duties and responsibilities when attaining its privileges and benefits. It should be withheld from those who merely go through the forms of naturalization with the intent of escaping the duties of their original allegiance without taking upon themselves those of their new status, or who may acquire the rights of American citizenship for no other than a hostile purpose toward their original governments. These evils have had many flagrant illustrations.&lt;br/&gt;&lt;br/&gt;I regard with favor the suggestion put forth by one of my predecessors that provision be made for a central bureau of record of the decrees of naturalization granted by the various courts throughout the United States now invested with that power.&lt;br/&gt;&lt;br/&gt;</text:p>
          </table:table-cell>
          <table:table-cell office:value-type="string">
            <text:p>Naturalization</text:p>
          </table:table-cell>
          <table:table-cell office:value-type="string">
            <text:p>http://en.wikipedia.org/wiki/Naturalization</text:p>
          </table:table-cell>
          <table:table-cell office:value-type="string">
            <text:p>Switchblade</text:p>
          </table:table-cell>
          <table:table-cell office:value-type="string">
            <text:p>http://en.wikipedia.org/wiki/Switchblade</text:p>
          </table:table-cell>
          <table:table-cell/>
          <table:table-cell office:value-type="float" office:value="1">
            <text:p>1</text:p>
          </table:table-cell>
          <table:table-cell table:number-columns-repeated="3"/>
          <table:table-cell table:formula="of:=CONCATENATE([.AB209];&quot;,&quot;;[.AC209];&quot;,&quot;; TEXT([.AK209];&quot;#&quot;))" office:value-type="string" office:string-value="EDA,LAU_ET_AL,1">
            <text:p>EDA,LAU_ET_AL,1</text:p>
          </table:table-cell>
        </table:table-row>
        <table:table-row table:style-name="ro1">
          <table:table-cell office:value-type="string">
            <text:p>25DR14IXKO2LOB5JJ61653YOFAWBA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D5HJHP4BDDKVDMDY2O953G3FOU5YK</text:p>
          </table:table-cell>
          <table:table-cell office:value-type="string">
            <text:p>A1GQCJDGRPG8ZR</text:p>
          </table:table-cell>
          <table:table-cell office:value-type="string">
            <text:p>Submitted</text:p>
          </table:table-cell>
          <table:table-cell office:value-type="string">
            <text:p>Sat Nov 10 06:55:47 GMT 2012</text:p>
          </table:table-cell>
          <table:table-cell office:value-type="string">
            <text:p>Sat Nov 10 06:56:02 GMT 2012</text:p>
          </table:table-cell>
          <table:table-cell office:value-type="string">
            <text:p>Fri Nov 16 22:56:02 PST 2012</text:p>
          </table:table-cell>
          <table:table-cell table:number-columns-repeated="3"/>
          <table:table-cell office:value-type="float" office:value="15">
            <text:p>15</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rover_Cleveland_1:39.txt</text:p>
          </table:table-cell>
          <table:table-cell office:value-type="string">
            <text:p>While recognizing the right of expatriation, no statutory provision exists providing means for renouncing citizenship by an American citizen, native born or naturalized, nor for terminating and vacating an improper acquisition of citizenship. Even a fraudulent decree of naturalization can not now be canceled. The privilege and franchise of American citizenship should be granted with care, and extended to those only who intend in good faith to assume its duties and responsibilities when attaining its privileges and benefits. It should be withheld from those who merely go through the forms of naturalization with the intent of escaping the duties of their original allegiance without taking upon themselves those of their new status, or who may acquire the rights of American citizenship for no other than a hostile purpose toward their original governments. These evils have had many flagrant illustrations.&lt;br/&gt;&lt;br/&gt;I regard with favor the suggestion put forth by one of my predecessors that provision be made for a central bureau of record of the decrees of naturalization granted by the various courts throughout the United States now invested with that power.&lt;br/&gt;&lt;br/&gt;</text:p>
          </table:table-cell>
          <table:table-cell office:value-type="string">
            <text:p>Naturalization</text:p>
          </table:table-cell>
          <table:table-cell office:value-type="string">
            <text:p>http://en.wikipedia.org/wiki/Naturalization</text:p>
          </table:table-cell>
          <table:table-cell office:value-type="string">
            <text:p>Switchblade</text:p>
          </table:table-cell>
          <table:table-cell office:value-type="string">
            <text:p>http://en.wikipedia.org/wiki/Switchblade</text:p>
          </table:table-cell>
          <table:table-cell/>
          <table:table-cell office:value-type="float" office:value="1">
            <text:p>1</text:p>
          </table:table-cell>
          <table:table-cell table:number-columns-repeated="3"/>
          <table:table-cell table:formula="of:=CONCATENATE([.AB210];&quot;,&quot;;[.AC210];&quot;,&quot;; TEXT([.AK210];&quot;#&quot;))" office:value-type="string" office:string-value="EDA,LAU_ET_AL,1">
            <text:p>EDA,LAU_ET_AL,1</text:p>
          </table:table-cell>
        </table:table-row>
        <table:table-row table:style-name="ro1">
          <table:table-cell office:value-type="string">
            <text:p>25DR14IXKO2LOB5JJ61653YOFAWBA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XIYN5F3Q0JGK2MRUMNYJ49FJAVBF1</text:p>
          </table:table-cell>
          <table:table-cell office:value-type="string">
            <text:p>AVQ23YRFWZKHH</text:p>
          </table:table-cell>
          <table:table-cell office:value-type="string">
            <text:p>Submitted</text:p>
          </table:table-cell>
          <table:table-cell office:value-type="string">
            <text:p>Sat Nov 10 08:17:22 GMT 2012</text:p>
          </table:table-cell>
          <table:table-cell office:value-type="string">
            <text:p>Sat Nov 10 08:17:38 GMT 2012</text:p>
          </table:table-cell>
          <table:table-cell office:value-type="string">
            <text:p>Sat Nov 17 00:17:38 PST 2012</text:p>
          </table:table-cell>
          <table:table-cell table:number-columns-repeated="3"/>
          <table:table-cell office:value-type="float" office:value="16">
            <text:p>16</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rover_Cleveland_1:39.txt</text:p>
          </table:table-cell>
          <table:table-cell office:value-type="string">
            <text:p>While recognizing the right of expatriation, no statutory provision exists providing means for renouncing citizenship by an American citizen, native born or naturalized, nor for terminating and vacating an improper acquisition of citizenship. Even a fraudulent decree of naturalization can not now be canceled. The privilege and franchise of American citizenship should be granted with care, and extended to those only who intend in good faith to assume its duties and responsibilities when attaining its privileges and benefits. It should be withheld from those who merely go through the forms of naturalization with the intent of escaping the duties of their original allegiance without taking upon themselves those of their new status, or who may acquire the rights of American citizenship for no other than a hostile purpose toward their original governments. These evils have had many flagrant illustrations.&lt;br/&gt;&lt;br/&gt;I regard with favor the suggestion put forth by one of my predecessors that provision be made for a central bureau of record of the decrees of naturalization granted by the various courts throughout the United States now invested with that power.&lt;br/&gt;&lt;br/&gt;</text:p>
          </table:table-cell>
          <table:table-cell office:value-type="string">
            <text:p>Naturalization</text:p>
          </table:table-cell>
          <table:table-cell office:value-type="string">
            <text:p>http://en.wikipedia.org/wiki/Naturalization</text:p>
          </table:table-cell>
          <table:table-cell office:value-type="string">
            <text:p>Switchblade</text:p>
          </table:table-cell>
          <table:table-cell office:value-type="string">
            <text:p>http://en.wikipedia.org/wiki/Switchblade</text:p>
          </table:table-cell>
          <table:table-cell/>
          <table:table-cell office:value-type="float" office:value="1">
            <text:p>1</text:p>
          </table:table-cell>
          <table:table-cell table:number-columns-repeated="3"/>
          <table:table-cell table:formula="of:=CONCATENATE([.AB211];&quot;,&quot;;[.AC211];&quot;,&quot;; TEXT([.AK211];&quot;#&quot;))" office:value-type="string" office:string-value="EDA,LAU_ET_AL,1">
            <text:p>EDA,LAU_ET_AL,1</text:p>
          </table:table-cell>
        </table:table-row>
        <table:table-row table:style-name="ro1">
          <table:table-cell office:value-type="string">
            <text:p>2BFFCD45XCET2MGS0U9NBTGP7YRXZ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3YS8SV7WGKCR49QAM13BMHAZ730QS</text:p>
          </table:table-cell>
          <table:table-cell office:value-type="string">
            <text:p>A2CZR0MGSEILRP</text:p>
          </table:table-cell>
          <table:table-cell office:value-type="string">
            <text:p>Submitted</text:p>
          </table:table-cell>
          <table:table-cell office:value-type="string">
            <text:p>Sat Nov 10 07:08:14 GMT 2012</text:p>
          </table:table-cell>
          <table:table-cell office:value-type="string">
            <text:p>Sat Nov 10 07:08:28 GMT 2012</text:p>
          </table:table-cell>
          <table:table-cell office:value-type="string">
            <text:p>Fri Nov 16 23:08:28 PST 2012</text:p>
          </table:table-cell>
          <table:table-cell table:number-columns-repeated="3"/>
          <table:table-cell office:value-type="float" office:value="14">
            <text:p>14</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George_Washington_2:1.txt</text:p>
          </table:table-cell>
          <table:table-cell office:value-type="string">
            <text:p>The progress of public credit is witnessed by a considerable rise of American stock abroad as well as at home, and the revenues allotted for this and other national purposes have been productive beyond the calculations by which they were regulated. This latter circumstance is the more pleasing, as it is not only a proof of the fertility of our resources, but as it assures us of a further increase of the national respectability and credit, and, let me add, as it bears an honorable testimony to the patriotism and integrity of the mercantile and marine part of our citizens. The punctuality of the former in discharging their engagements has been exemplary.&lt;br/&gt;&lt;br/&gt;In conformity to the powers vested in me by acts of the last session, a loan of 3,000,000 florins, toward which some provisional measures had previously taken place, has been completed in Holland. As well the celerity with which it has been filled as the nature of the terms (considering the more than ordinary demand for borrowing created by the situation of Europe) give a reasonable hope that the further execution of those powers may proceed with advantage and success. The Secretary of the Treasury has my directions to communicate such further particulars as may be requisite for more precise information.&lt;br/&gt;&lt;br/&gt;</text:p>
          </table:table-cell>
          <table:table-cell office:value-type="string">
            <text:p>Pope Pius XI</text:p>
          </table:table-cell>
          <table:table-cell office:value-type="string">
            <text:p>http://en.wikipedia.org/wiki/Pope_Pius_XI</text:p>
          </table:table-cell>
          <table:table-cell office:value-type="string">
            <text:p>Ok Tedi River</text:p>
          </table:table-cell>
          <table:table-cell office:value-type="string">
            <text:p>http://en.wikipedia.org/wiki/Ok_Tedi_River</text:p>
          </table:table-cell>
          <table:table-cell/>
          <table:table-cell office:value-type="float" office:value="2">
            <text:p>2</text:p>
          </table:table-cell>
          <table:table-cell table:number-columns-repeated="3"/>
          <table:table-cell table:formula="of:=CONCATENATE([.AB212];&quot;,&quot;;[.AC212];&quot;,&quot;; TEXT([.AK212];&quot;#&quot;))" office:value-type="string" office:string-value="EDA,RANDOM,2">
            <text:p>EDA,RANDOM,2</text:p>
          </table:table-cell>
        </table:table-row>
        <table:table-row table:style-name="ro1">
          <table:table-cell office:value-type="string">
            <text:p>2BFFCD45XCET2MGS0U9NBTGP7YRXZ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ADWSBRI8IUBH7IEFT8S1LB3VILF3H</text:p>
          </table:table-cell>
          <table:table-cell office:value-type="string">
            <text:p>A1FE99W26464IW</text:p>
          </table:table-cell>
          <table:table-cell office:value-type="string">
            <text:p>Submitted</text:p>
          </table:table-cell>
          <table:table-cell office:value-type="string">
            <text:p>Sat Nov 10 09:37:02 GMT 2012</text:p>
          </table:table-cell>
          <table:table-cell office:value-type="string">
            <text:p>Sat Nov 10 09:37:40 GMT 2012</text:p>
          </table:table-cell>
          <table:table-cell office:value-type="string">
            <text:p>Sat Nov 17 01:37:40 PST 2012</text:p>
          </table:table-cell>
          <table:table-cell table:number-columns-repeated="3"/>
          <table:table-cell office:value-type="float" office:value="38">
            <text:p>38</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George_Washington_2:1.txt</text:p>
          </table:table-cell>
          <table:table-cell office:value-type="string">
            <text:p>The progress of public credit is witnessed by a considerable rise of American stock abroad as well as at home, and the revenues allotted for this and other national purposes have been productive beyond the calculations by which they were regulated. This latter circumstance is the more pleasing, as it is not only a proof of the fertility of our resources, but as it assures us of a further increase of the national respectability and credit, and, let me add, as it bears an honorable testimony to the patriotism and integrity of the mercantile and marine part of our citizens. The punctuality of the former in discharging their engagements has been exemplary.&lt;br/&gt;&lt;br/&gt;In conformity to the powers vested in me by acts of the last session, a loan of 3,000,000 florins, toward which some provisional measures had previously taken place, has been completed in Holland. As well the celerity with which it has been filled as the nature of the terms (considering the more than ordinary demand for borrowing created by the situation of Europe) give a reasonable hope that the further execution of those powers may proceed with advantage and success. The Secretary of the Treasury has my directions to communicate such further particulars as may be requisite for more precise information.&lt;br/&gt;&lt;br/&gt;</text:p>
          </table:table-cell>
          <table:table-cell office:value-type="string">
            <text:p>Pope Pius XI</text:p>
          </table:table-cell>
          <table:table-cell office:value-type="string">
            <text:p>http://en.wikipedia.org/wiki/Pope_Pius_XI</text:p>
          </table:table-cell>
          <table:table-cell office:value-type="string">
            <text:p>Ok Tedi River</text:p>
          </table:table-cell>
          <table:table-cell office:value-type="string">
            <text:p>http://en.wikipedia.org/wiki/Ok_Tedi_River</text:p>
          </table:table-cell>
          <table:table-cell/>
          <table:table-cell office:value-type="float" office:value="2">
            <text:p>2</text:p>
          </table:table-cell>
          <table:table-cell table:number-columns-repeated="3"/>
          <table:table-cell table:formula="of:=CONCATENATE([.AB213];&quot;,&quot;;[.AC213];&quot;,&quot;; TEXT([.AK213];&quot;#&quot;))" office:value-type="string" office:string-value="EDA,RANDOM,2">
            <text:p>EDA,RANDOM,2</text:p>
          </table:table-cell>
        </table:table-row>
        <table:table-row table:style-name="ro1">
          <table:table-cell office:value-type="string">
            <text:p>2BFFCD45XCET2MGS0U9NBTGP7YRXZ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VCH1Q6SVQ8HNHAV1GC5WBVCSINM3J</text:p>
          </table:table-cell>
          <table:table-cell office:value-type="string">
            <text:p>A1AVAUPSZLDN64</text:p>
          </table:table-cell>
          <table:table-cell office:value-type="string">
            <text:p>Submitted</text:p>
          </table:table-cell>
          <table:table-cell office:value-type="string">
            <text:p>Sat Nov 10 06:14:42 GMT 2012</text:p>
          </table:table-cell>
          <table:table-cell office:value-type="string">
            <text:p>Sat Nov 10 06:16:02 GMT 2012</text:p>
          </table:table-cell>
          <table:table-cell office:value-type="string">
            <text:p>Fri Nov 16 22:16:02 PST 2012</text:p>
          </table:table-cell>
          <table:table-cell table:number-columns-repeated="3"/>
          <table:table-cell office:value-type="float" office:value="80">
            <text:p>80</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George_Washington_2:1.txt</text:p>
          </table:table-cell>
          <table:table-cell office:value-type="string">
            <text:p>The progress of public credit is witnessed by a considerable rise of American stock abroad as well as at home, and the revenues allotted for this and other national purposes have been productive beyond the calculations by which they were regulated. This latter circumstance is the more pleasing, as it is not only a proof of the fertility of our resources, but as it assures us of a further increase of the national respectability and credit, and, let me add, as it bears an honorable testimony to the patriotism and integrity of the mercantile and marine part of our citizens. The punctuality of the former in discharging their engagements has been exemplary.&lt;br/&gt;&lt;br/&gt;In conformity to the powers vested in me by acts of the last session, a loan of 3,000,000 florins, toward which some provisional measures had previously taken place, has been completed in Holland. As well the celerity with which it has been filled as the nature of the terms (considering the more than ordinary demand for borrowing created by the situation of Europe) give a reasonable hope that the further execution of those powers may proceed with advantage and success. The Secretary of the Treasury has my directions to communicate such further particulars as may be requisite for more precise information.&lt;br/&gt;&lt;br/&gt;</text:p>
          </table:table-cell>
          <table:table-cell office:value-type="string">
            <text:p>Pope Pius XI</text:p>
          </table:table-cell>
          <table:table-cell office:value-type="string">
            <text:p>http://en.wikipedia.org/wiki/Pope_Pius_XI</text:p>
          </table:table-cell>
          <table:table-cell office:value-type="string">
            <text:p>Ok Tedi River</text:p>
          </table:table-cell>
          <table:table-cell office:value-type="string">
            <text:p>http://en.wikipedia.org/wiki/Ok_Tedi_River</text:p>
          </table:table-cell>
          <table:table-cell office:value-type="string">
            <text:p>Neither are all that related, chose the closest to government.</text:p>
          </table:table-cell>
          <table:table-cell office:value-type="float" office:value="1">
            <text:p>1</text:p>
          </table:table-cell>
          <table:table-cell table:number-columns-repeated="3"/>
          <table:table-cell table:formula="of:=CONCATENATE([.AB214];&quot;,&quot;;[.AC214];&quot;,&quot;; TEXT([.AK214];&quot;#&quot;))" office:value-type="string" office:string-value="EDA,RANDOM,1">
            <text:p>EDA,RANDOM,1</text:p>
          </table:table-cell>
        </table:table-row>
        <table:table-row table:style-name="ro1">
          <table:table-cell office:value-type="string">
            <text:p>21ASZVXX2Q45938VV87NQW1NV64P7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20SV7WGKCCV0URHHDUMPAPQET72S2</text:p>
          </table:table-cell>
          <table:table-cell office:value-type="string">
            <text:p>A2CZR0MGSEILRP</text:p>
          </table:table-cell>
          <table:table-cell office:value-type="string">
            <text:p>Submitted</text:p>
          </table:table-cell>
          <table:table-cell office:value-type="string">
            <text:p>Sat Nov 10 06:52:55 GMT 2012</text:p>
          </table:table-cell>
          <table:table-cell office:value-type="string">
            <text:p>Sat Nov 10 06:53:17 GMT 2012</text:p>
          </table:table-cell>
          <table:table-cell office:value-type="string">
            <text:p>Fri Nov 16 22:53:17 PST 2012</text:p>
          </table:table-cell>
          <table:table-cell table:number-columns-repeated="3"/>
          <table:table-cell office:value-type="float" office:value="22">
            <text:p>22</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rover_Cleveland_8:88.txt</text:p>
          </table:table-cell>
          <table:table-cell office:value-type="string">
            <text:p>As the present statute when enacted was in the nature of the case more or less tentative and experimental, it was hardly expected to supply a complete and adequate system. While its wholesome effects are manifest and have amply justified its enactment, it is evident that all desired reforms in transportation methods have not been fully accomplished. In view of the judicial interpretation which some provisions of this statute have received and the defects disclosed by the efforts made for its enforcement, its revision and amendment appear to be essential, to the end that it may more effectually reach the evils designed to be corrected. I hope the recommendations of the Commission upon this subject will be promptly and favorably considered by the Congress.&lt;br/&gt;&lt;br/&gt;I desire to recur to the statements elsewhere made concerning the Government&amp;apos;s receipts and expenditures for the purpose of venturing upon some suggestions touching our present tariff law and its operation.&lt;br/&gt;&lt;br/&gt;</text:p>
          </table:table-cell>
          <table:table-cell office:value-type="string">
            <text:p>Textile printing</text:p>
          </table:table-cell>
          <table:table-cell office:value-type="string">
            <text:p>http://en.wikipedia.org/wiki/Textile_printing</text:p>
          </table:table-cell>
          <table:table-cell office:value-type="string">
            <text:p>Highway Beautification Act</text:p>
          </table:table-cell>
          <table:table-cell office:value-type="string">
            <text:p>http://en.wikipedia.org/wiki/Highway_Beautification_Act</text:p>
          </table:table-cell>
          <table:table-cell/>
          <table:table-cell office:value-type="float" office:value="2">
            <text:p>2</text:p>
          </table:table-cell>
          <table:table-cell table:number-columns-repeated="3"/>
          <table:table-cell table:formula="of:=CONCATENATE([.AB215];&quot;,&quot;;[.AC215];&quot;,&quot;; TEXT([.AK215];&quot;#&quot;))" office:value-type="string" office:string-value="EDA,LAU_ET_AL,2">
            <text:p>EDA,LAU_ET_AL,2</text:p>
          </table:table-cell>
        </table:table-row>
        <table:table-row table:style-name="ro1">
          <table:table-cell office:value-type="string">
            <text:p>21ASZVXX2Q45938VV87NQW1NV64P7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AGNNVRH1KHOON4WIHXN39LK6OVYPZ</text:p>
          </table:table-cell>
          <table:table-cell office:value-type="string">
            <text:p>AF2YF6F1NC69P</text:p>
          </table:table-cell>
          <table:table-cell office:value-type="string">
            <text:p>Submitted</text:p>
          </table:table-cell>
          <table:table-cell office:value-type="string">
            <text:p>Sat Nov 10 06:51:36 GMT 2012</text:p>
          </table:table-cell>
          <table:table-cell office:value-type="string">
            <text:p>Sat Nov 10 06:53:43 GMT 2012</text:p>
          </table:table-cell>
          <table:table-cell office:value-type="string">
            <text:p>Fri Nov 16 22:53:43 PST 2012</text:p>
          </table:table-cell>
          <table:table-cell table:number-columns-repeated="3"/>
          <table:table-cell office:value-type="float" office:value="127">
            <text:p>12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rover_Cleveland_8:88.txt</text:p>
          </table:table-cell>
          <table:table-cell office:value-type="string">
            <text:p>As the present statute when enacted was in the nature of the case more or less tentative and experimental, it was hardly expected to supply a complete and adequate system. While its wholesome effects are manifest and have amply justified its enactment, it is evident that all desired reforms in transportation methods have not been fully accomplished. In view of the judicial interpretation which some provisions of this statute have received and the defects disclosed by the efforts made for its enforcement, its revision and amendment appear to be essential, to the end that it may more effectually reach the evils designed to be corrected. I hope the recommendations of the Commission upon this subject will be promptly and favorably considered by the Congress.&lt;br/&gt;&lt;br/&gt;I desire to recur to the statements elsewhere made concerning the Government&amp;apos;s receipts and expenditures for the purpose of venturing upon some suggestions touching our present tariff law and its operation.&lt;br/&gt;&lt;br/&gt;</text:p>
          </table:table-cell>
          <table:table-cell office:value-type="string">
            <text:p>Textile printing</text:p>
          </table:table-cell>
          <table:table-cell office:value-type="string">
            <text:p>http://en.wikipedia.org/wiki/Textile_printing</text:p>
          </table:table-cell>
          <table:table-cell office:value-type="string">
            <text:p>Highway Beautification Act</text:p>
          </table:table-cell>
          <table:table-cell office:value-type="string">
            <text:p>http://en.wikipedia.org/wiki/Highway_Beautification_Act</text:p>
          </table:table-cell>
          <table:table-cell office:value-type="string">
            <text:p>Neither label seems relevant; I chose the government act because it is most related to a State of the Union message.</text:p>
          </table:table-cell>
          <table:table-cell office:value-type="float" office:value="2">
            <text:p>2</text:p>
          </table:table-cell>
          <table:table-cell table:number-columns-repeated="3"/>
          <table:table-cell table:formula="of:=CONCATENATE([.AB216];&quot;,&quot;;[.AC216];&quot;,&quot;; TEXT([.AK216];&quot;#&quot;))" office:value-type="string" office:string-value="EDA,LAU_ET_AL,2">
            <text:p>EDA,LAU_ET_AL,2</text:p>
          </table:table-cell>
        </table:table-row>
        <table:table-row table:style-name="ro1">
          <table:table-cell office:value-type="string">
            <text:p>21ASZVXX2Q45938VV87NQW1NV64P7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UXUFJ51Y7QE3833X2SC0TMOPELDAM</text:p>
          </table:table-cell>
          <table:table-cell office:value-type="string">
            <text:p>A1AZHC1PMAY5J</text:p>
          </table:table-cell>
          <table:table-cell office:value-type="string">
            <text:p>Submitted</text:p>
          </table:table-cell>
          <table:table-cell office:value-type="string">
            <text:p>Sat Nov 10 05:35:22 GMT 2012</text:p>
          </table:table-cell>
          <table:table-cell office:value-type="string">
            <text:p>Sat Nov 10 05:36:07 GMT 2012</text:p>
          </table:table-cell>
          <table:table-cell office:value-type="string">
            <text:p>Fri Nov 16 21:36:07 PST 2012</text:p>
          </table:table-cell>
          <table:table-cell table:number-columns-repeated="3"/>
          <table:table-cell office:value-type="float" office:value="45">
            <text:p>45</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rover_Cleveland_8:88.txt</text:p>
          </table:table-cell>
          <table:table-cell office:value-type="string">
            <text:p>As the present statute when enacted was in the nature of the case more or less tentative and experimental, it was hardly expected to supply a complete and adequate system. While its wholesome effects are manifest and have amply justified its enactment, it is evident that all desired reforms in transportation methods have not been fully accomplished. In view of the judicial interpretation which some provisions of this statute have received and the defects disclosed by the efforts made for its enforcement, its revision and amendment appear to be essential, to the end that it may more effectually reach the evils designed to be corrected. I hope the recommendations of the Commission upon this subject will be promptly and favorably considered by the Congress.&lt;br/&gt;&lt;br/&gt;I desire to recur to the statements elsewhere made concerning the Government&amp;apos;s receipts and expenditures for the purpose of venturing upon some suggestions touching our present tariff law and its operation.&lt;br/&gt;&lt;br/&gt;</text:p>
          </table:table-cell>
          <table:table-cell office:value-type="string">
            <text:p>Textile printing</text:p>
          </table:table-cell>
          <table:table-cell office:value-type="string">
            <text:p>http://en.wikipedia.org/wiki/Textile_printing</text:p>
          </table:table-cell>
          <table:table-cell office:value-type="string">
            <text:p>Highway Beautification Act</text:p>
          </table:table-cell>
          <table:table-cell office:value-type="string">
            <text:p>http://en.wikipedia.org/wiki/Highway_Beautification_Act</text:p>
          </table:table-cell>
          <table:table-cell/>
          <table:table-cell office:value-type="float" office:value="2">
            <text:p>2</text:p>
          </table:table-cell>
          <table:table-cell table:number-columns-repeated="3"/>
          <table:table-cell table:formula="of:=CONCATENATE([.AB217];&quot;,&quot;;[.AC217];&quot;,&quot;; TEXT([.AK217];&quot;#&quot;))" office:value-type="string" office:string-value="EDA,LAU_ET_AL,2">
            <text:p>EDA,LAU_ET_AL,2</text:p>
          </table:table-cell>
        </table:table-row>
        <table:table-row table:style-name="ro1">
          <table:table-cell office:value-type="string">
            <text:p>2YG5PQJQ9OPL060C1WIXO8KCRX2Y0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AGHOVR14IXK3B9E9R5C4A6XDGO78R</text:p>
          </table:table-cell>
          <table:table-cell office:value-type="string">
            <text:p>A997OZ3H2B3Q2</text:p>
          </table:table-cell>
          <table:table-cell office:value-type="string">
            <text:p>Submitted</text:p>
          </table:table-cell>
          <table:table-cell office:value-type="string">
            <text:p>Sat Nov 10 07:09:56 GMT 2012</text:p>
          </table:table-cell>
          <table:table-cell office:value-type="string">
            <text:p>Sat Nov 10 07:10:19 GMT 2012</text:p>
          </table:table-cell>
          <table:table-cell office:value-type="string">
            <text:p>Fri Nov 16 23:10:19 PST 2012</text:p>
          </table:table-cell>
          <table:table-cell table:number-columns-repeated="3"/>
          <table:table-cell office:value-type="float" office:value="23">
            <text:p>23</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Monroe_4:2.txt</text:p>
          </table:table-cell>
          <table:table-cell office:value-type="string">
            <text:p>It is manifest that the pressures of which we complain have proceeded in a great measure from these causes. When, then, we take into view the prosperous and happy condition of our country in all the great circumstances which constitute the felicity of a nation - every individual in the full enjoyment of all his rights, the Union blessed with plenty and rapidly rising to greatness under a National Government which operates with complete effect in every part without being felt in any except by the ample protection which it affords, and under State governments which perform their equal share, according to a wise distribution of power between them, in promoting the public happiness - it is impossible to behold so gratifying, so glorious a spectacle without being penetrated with the most profound and grateful acknowledgments to the Supreme Author of All Good for such manifold and inestimable blessings.&lt;br/&gt;&lt;br/&gt;Deeply impressed with these sentiments, I can not regard the pressures to which I have adverted otherwise than in the light of mild and instructive admonitions, warning us of dangers to be shunned in future, teaching us lessons of economy corresponding with the simplicity and purity of our institutions and best adapted to their support, evincing the connection and dependence which the various parts of our happy Union have on each other, thereby augmenting daily our social incorporation and adding by its strong ties new strength and vigor to the political; opening a wider range, and with new encouragement, to the industry and enterprise of our fellow citizens at home and abroad, and more especially by the multiplied proofs which it has accumulated of the great perfection of our most excellent system of Government, the powerful instrument in the hands of our All-merciful Creator in securing to us these blessings.&lt;br/&gt;&lt;br/&gt;</text:p>
          </table:table-cell>
          <table:table-cell office:value-type="string">
            <text:p>Government</text:p>
          </table:table-cell>
          <table:table-cell office:value-type="string">
            <text:p>http://en.wikipedia.org/wiki/Government</text:p>
          </table:table-cell>
          <table:table-cell office:value-type="string">
            <text:p>Gwanggaeto Stele</text:p>
          </table:table-cell>
          <table:table-cell office:value-type="string">
            <text:p>http://en.wikipedia.org/wiki/Gwanggaeto_Stele</text:p>
          </table:table-cell>
          <table:table-cell/>
          <table:table-cell office:value-type="float" office:value="1">
            <text:p>1</text:p>
          </table:table-cell>
          <table:table-cell table:number-columns-repeated="3"/>
          <table:table-cell table:formula="of:=CONCATENATE([.AB218];&quot;,&quot;;[.AC218];&quot;,&quot;; TEXT([.AK218];&quot;#&quot;))" office:value-type="string" office:string-value="LAU_ET_AL,EDA,1">
            <text:p>LAU_ET_AL,EDA,1</text:p>
          </table:table-cell>
        </table:table-row>
        <table:table-row table:style-name="ro1">
          <table:table-cell office:value-type="string">
            <text:p>2YG5PQJQ9OPL060C1WIXO8KCRX2Y0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E1F9SSSHX11YXBX0F85N8J4Y6ZZVB</text:p>
          </table:table-cell>
          <table:table-cell office:value-type="string">
            <text:p>A1AVAUPSZLDN64</text:p>
          </table:table-cell>
          <table:table-cell office:value-type="string">
            <text:p>Submitted</text:p>
          </table:table-cell>
          <table:table-cell office:value-type="string">
            <text:p>Sat Nov 10 06:40:44 GMT 2012</text:p>
          </table:table-cell>
          <table:table-cell office:value-type="string">
            <text:p>Sat Nov 10 06:41:00 GMT 2012</text:p>
          </table:table-cell>
          <table:table-cell office:value-type="string">
            <text:p>Fri Nov 16 22:41:00 PST 2012</text:p>
          </table:table-cell>
          <table:table-cell table:number-columns-repeated="3"/>
          <table:table-cell office:value-type="float" office:value="16">
            <text:p>1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Monroe_4:2.txt</text:p>
          </table:table-cell>
          <table:table-cell office:value-type="string">
            <text:p>It is manifest that the pressures of which we complain have proceeded in a great measure from these causes. When, then, we take into view the prosperous and happy condition of our country in all the great circumstances which constitute the felicity of a nation - every individual in the full enjoyment of all his rights, the Union blessed with plenty and rapidly rising to greatness under a National Government which operates with complete effect in every part without being felt in any except by the ample protection which it affords, and under State governments which perform their equal share, according to a wise distribution of power between them, in promoting the public happiness - it is impossible to behold so gratifying, so glorious a spectacle without being penetrated with the most profound and grateful acknowledgments to the Supreme Author of All Good for such manifold and inestimable blessings.&lt;br/&gt;&lt;br/&gt;Deeply impressed with these sentiments, I can not regard the pressures to which I have adverted otherwise than in the light of mild and instructive admonitions, warning us of dangers to be shunned in future, teaching us lessons of economy corresponding with the simplicity and purity of our institutions and best adapted to their support, evincing the connection and dependence which the various parts of our happy Union have on each other, thereby augmenting daily our social incorporation and adding by its strong ties new strength and vigor to the political; opening a wider range, and with new encouragement, to the industry and enterprise of our fellow citizens at home and abroad, and more especially by the multiplied proofs which it has accumulated of the great perfection of our most excellent system of Government, the powerful instrument in the hands of our All-merciful Creator in securing to us these blessings.&lt;br/&gt;&lt;br/&gt;</text:p>
          </table:table-cell>
          <table:table-cell office:value-type="string">
            <text:p>Government</text:p>
          </table:table-cell>
          <table:table-cell office:value-type="string">
            <text:p>http://en.wikipedia.org/wiki/Government</text:p>
          </table:table-cell>
          <table:table-cell office:value-type="string">
            <text:p>Gwanggaeto Stele</text:p>
          </table:table-cell>
          <table:table-cell office:value-type="string">
            <text:p>http://en.wikipedia.org/wiki/Gwanggaeto_Stele</text:p>
          </table:table-cell>
          <table:table-cell/>
          <table:table-cell office:value-type="float" office:value="1">
            <text:p>1</text:p>
          </table:table-cell>
          <table:table-cell table:number-columns-repeated="3"/>
          <table:table-cell table:formula="of:=CONCATENATE([.AB219];&quot;,&quot;;[.AC219];&quot;,&quot;; TEXT([.AK219];&quot;#&quot;))" office:value-type="string" office:string-value="LAU_ET_AL,EDA,1">
            <text:p>LAU_ET_AL,EDA,1</text:p>
          </table:table-cell>
        </table:table-row>
        <table:table-row table:style-name="ro1">
          <table:table-cell office:value-type="string">
            <text:p>2YG5PQJQ9OPL060C1WIXO8KCRX2Y0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FMUKQOYGNIWGWGDVQR187SVQSSHZ9</text:p>
          </table:table-cell>
          <table:table-cell office:value-type="string">
            <text:p>A1GQCJDGRPG8ZR</text:p>
          </table:table-cell>
          <table:table-cell office:value-type="string">
            <text:p>Submitted</text:p>
          </table:table-cell>
          <table:table-cell office:value-type="string">
            <text:p>Sat Nov 10 07:33:58 GMT 2012</text:p>
          </table:table-cell>
          <table:table-cell office:value-type="string">
            <text:p>Sat Nov 10 07:35:04 GMT 2012</text:p>
          </table:table-cell>
          <table:table-cell office:value-type="string">
            <text:p>Fri Nov 16 23:35:04 PST 2012</text:p>
          </table:table-cell>
          <table:table-cell table:number-columns-repeated="3"/>
          <table:table-cell office:value-type="float" office:value="66">
            <text:p>6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Monroe_4:2.txt</text:p>
          </table:table-cell>
          <table:table-cell office:value-type="string">
            <text:p>It is manifest that the pressures of which we complain have proceeded in a great measure from these causes. When, then, we take into view the prosperous and happy condition of our country in all the great circumstances which constitute the felicity of a nation - every individual in the full enjoyment of all his rights, the Union blessed with plenty and rapidly rising to greatness under a National Government which operates with complete effect in every part without being felt in any except by the ample protection which it affords, and under State governments which perform their equal share, according to a wise distribution of power between them, in promoting the public happiness - it is impossible to behold so gratifying, so glorious a spectacle without being penetrated with the most profound and grateful acknowledgments to the Supreme Author of All Good for such manifold and inestimable blessings.&lt;br/&gt;&lt;br/&gt;Deeply impressed with these sentiments, I can not regard the pressures to which I have adverted otherwise than in the light of mild and instructive admonitions, warning us of dangers to be shunned in future, teaching us lessons of economy corresponding with the simplicity and purity of our institutions and best adapted to their support, evincing the connection and dependence which the various parts of our happy Union have on each other, thereby augmenting daily our social incorporation and adding by its strong ties new strength and vigor to the political; opening a wider range, and with new encouragement, to the industry and enterprise of our fellow citizens at home and abroad, and more especially by the multiplied proofs which it has accumulated of the great perfection of our most excellent system of Government, the powerful instrument in the hands of our All-merciful Creator in securing to us these blessings.&lt;br/&gt;&lt;br/&gt;</text:p>
          </table:table-cell>
          <table:table-cell office:value-type="string">
            <text:p>Government</text:p>
          </table:table-cell>
          <table:table-cell office:value-type="string">
            <text:p>http://en.wikipedia.org/wiki/Government</text:p>
          </table:table-cell>
          <table:table-cell office:value-type="string">
            <text:p>Gwanggaeto Stele</text:p>
          </table:table-cell>
          <table:table-cell office:value-type="string">
            <text:p>http://en.wikipedia.org/wiki/Gwanggaeto_Stele</text:p>
          </table:table-cell>
          <table:table-cell/>
          <table:table-cell office:value-type="float" office:value="2">
            <text:p>2</text:p>
          </table:table-cell>
          <table:table-cell table:number-columns-repeated="3"/>
          <table:table-cell table:formula="of:=CONCATENATE([.AB220];&quot;,&quot;;[.AC220];&quot;,&quot;; TEXT([.AK220];&quot;#&quot;))" office:value-type="string" office:string-value="LAU_ET_AL,EDA,2">
            <text:p>LAU_ET_AL,EDA,2</text:p>
          </table:table-cell>
        </table:table-row>
        <table:table-row table:style-name="ro1">
          <table:table-cell office:value-type="string">
            <text:p>2YN7DZKPFE4EVM5ITCWLGI9N2UN5F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418JHSTLB3LFOZOGSFBREJRODHSGI</text:p>
          </table:table-cell>
          <table:table-cell office:value-type="string">
            <text:p>A2HH5FJUR153FA</text:p>
          </table:table-cell>
          <table:table-cell office:value-type="string">
            <text:p>Submitted</text:p>
          </table:table-cell>
          <table:table-cell office:value-type="string">
            <text:p>Sat Nov 10 08:36:30 GMT 2012</text:p>
          </table:table-cell>
          <table:table-cell office:value-type="string">
            <text:p>Sat Nov 10 08:38:42 GMT 2012</text:p>
          </table:table-cell>
          <table:table-cell office:value-type="string">
            <text:p>Sat Nov 17 00:38:42 PST 2012</text:p>
          </table:table-cell>
          <table:table-cell table:number-columns-repeated="3"/>
          <table:table-cell office:value-type="float" office:value="132">
            <text:p>132</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rover_Cleveland_2:5.txt</text:p>
          </table:table-cell>
          <table:table-cell office:value-type="string">
            <text:p>A convention between the United States and certain other powers for the protection of submarine cables was signed at Paris on March 14, 1884, and has been duly ratified and proclaimed by this Government. By agreement between the high contracting parties this convention is to go into effect on the 1st of January next, but the legislation required for its execution in the United States has not yet been adopted. I earnestly recommend its enactment.&lt;br/&gt;&lt;br/&gt;Cases have continued to occur in Germany giving rise to much correspondence in relation to the privilege of sojourn of our naturalized citizens of German origin revisiting the land of their birth, yet I am happy to state that our relations with that country have lost none of their accustomed cordiality.&lt;br/&gt;&lt;br/&gt;</text:p>
          </table:table-cell>
          <table:table-cell office:value-type="string">
            <text:p>Have a nice day</text:p>
          </table:table-cell>
          <table:table-cell office:value-type="string">
            <text:p>http://en.wikipedia.org/wiki/Have_a_nice_day</text:p>
          </table:table-cell>
          <table:table-cell office:value-type="string">
            <text:p>Treaty</text:p>
          </table:table-cell>
          <table:table-cell office:value-type="string">
            <text:p>http://en.wikipedia.org/wiki/Treaty</text:p>
          </table:table-cell>
          <table:table-cell/>
          <table:table-cell office:value-type="float" office:value="2">
            <text:p>2</text:p>
          </table:table-cell>
          <table:table-cell table:number-columns-repeated="3"/>
          <table:table-cell table:formula="of:=CONCATENATE([.AB221];&quot;,&quot;;[.AC221];&quot;,&quot;; TEXT([.AK221];&quot;#&quot;))" office:value-type="string" office:string-value="EDA,LAU_ET_AL,2">
            <text:p>EDA,LAU_ET_AL,2</text:p>
          </table:table-cell>
        </table:table-row>
        <table:table-row table:style-name="ro1">
          <table:table-cell office:value-type="string">
            <text:p>2YN7DZKPFE4EVM5ITCWLGI9N2UN5F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O41PC6SK9RJNEC4P95HUAAPW6O2QH</text:p>
          </table:table-cell>
          <table:table-cell office:value-type="string">
            <text:p>AVQ23YRFWZKHH</text:p>
          </table:table-cell>
          <table:table-cell office:value-type="string">
            <text:p>Submitted</text:p>
          </table:table-cell>
          <table:table-cell office:value-type="string">
            <text:p>Sat Nov 10 07:23:24 GMT 2012</text:p>
          </table:table-cell>
          <table:table-cell office:value-type="string">
            <text:p>Sat Nov 10 07:23:47 GMT 2012</text:p>
          </table:table-cell>
          <table:table-cell office:value-type="string">
            <text:p>Fri Nov 16 23:23:47 PST 2012</text:p>
          </table:table-cell>
          <table:table-cell table:number-columns-repeated="3"/>
          <table:table-cell office:value-type="float" office:value="23">
            <text:p>23</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rover_Cleveland_2:5.txt</text:p>
          </table:table-cell>
          <table:table-cell office:value-type="string">
            <text:p>A convention between the United States and certain other powers for the protection of submarine cables was signed at Paris on March 14, 1884, and has been duly ratified and proclaimed by this Government. By agreement between the high contracting parties this convention is to go into effect on the 1st of January next, but the legislation required for its execution in the United States has not yet been adopted. I earnestly recommend its enactment.&lt;br/&gt;&lt;br/&gt;Cases have continued to occur in Germany giving rise to much correspondence in relation to the privilege of sojourn of our naturalized citizens of German origin revisiting the land of their birth, yet I am happy to state that our relations with that country have lost none of their accustomed cordiality.&lt;br/&gt;&lt;br/&gt;</text:p>
          </table:table-cell>
          <table:table-cell office:value-type="string">
            <text:p>Have a nice day</text:p>
          </table:table-cell>
          <table:table-cell office:value-type="string">
            <text:p>http://en.wikipedia.org/wiki/Have_a_nice_day</text:p>
          </table:table-cell>
          <table:table-cell office:value-type="string">
            <text:p>Treaty</text:p>
          </table:table-cell>
          <table:table-cell office:value-type="string">
            <text:p>http://en.wikipedia.org/wiki/Treaty</text:p>
          </table:table-cell>
          <table:table-cell/>
          <table:table-cell office:value-type="float" office:value="2">
            <text:p>2</text:p>
          </table:table-cell>
          <table:table-cell table:number-columns-repeated="3"/>
          <table:table-cell table:formula="of:=CONCATENATE([.AB222];&quot;,&quot;;[.AC222];&quot;,&quot;; TEXT([.AK222];&quot;#&quot;))" office:value-type="string" office:string-value="EDA,LAU_ET_AL,2">
            <text:p>EDA,LAU_ET_AL,2</text:p>
          </table:table-cell>
        </table:table-row>
        <table:table-row table:style-name="ro1">
          <table:table-cell office:value-type="string">
            <text:p>2YN7DZKPFE4EVM5ITCWLGI9N2UN5F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WNHVKCJ011KHGSOEJBQ4618XL497E</text:p>
          </table:table-cell>
          <table:table-cell office:value-type="string">
            <text:p>A1AVAUPSZLDN64</text:p>
          </table:table-cell>
          <table:table-cell office:value-type="string">
            <text:p>Submitted</text:p>
          </table:table-cell>
          <table:table-cell office:value-type="string">
            <text:p>Sat Nov 10 06:31:19 GMT 2012</text:p>
          </table:table-cell>
          <table:table-cell office:value-type="string">
            <text:p>Sat Nov 10 06:31:45 GMT 2012</text:p>
          </table:table-cell>
          <table:table-cell office:value-type="string">
            <text:p>Fri Nov 16 22:31:45 PST 2012</text:p>
          </table:table-cell>
          <table:table-cell table:number-columns-repeated="3"/>
          <table:table-cell office:value-type="float" office:value="26">
            <text:p>26</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rover_Cleveland_2:5.txt</text:p>
          </table:table-cell>
          <table:table-cell office:value-type="string">
            <text:p>A convention between the United States and certain other powers for the protection of submarine cables was signed at Paris on March 14, 1884, and has been duly ratified and proclaimed by this Government. By agreement between the high contracting parties this convention is to go into effect on the 1st of January next, but the legislation required for its execution in the United States has not yet been adopted. I earnestly recommend its enactment.&lt;br/&gt;&lt;br/&gt;Cases have continued to occur in Germany giving rise to much correspondence in relation to the privilege of sojourn of our naturalized citizens of German origin revisiting the land of their birth, yet I am happy to state that our relations with that country have lost none of their accustomed cordiality.&lt;br/&gt;&lt;br/&gt;</text:p>
          </table:table-cell>
          <table:table-cell office:value-type="string">
            <text:p>Have a nice day</text:p>
          </table:table-cell>
          <table:table-cell office:value-type="string">
            <text:p>http://en.wikipedia.org/wiki/Have_a_nice_day</text:p>
          </table:table-cell>
          <table:table-cell office:value-type="string">
            <text:p>Treaty</text:p>
          </table:table-cell>
          <table:table-cell office:value-type="string">
            <text:p>http://en.wikipedia.org/wiki/Treaty</text:p>
          </table:table-cell>
          <table:table-cell/>
          <table:table-cell office:value-type="float" office:value="2">
            <text:p>2</text:p>
          </table:table-cell>
          <table:table-cell table:number-columns-repeated="3"/>
          <table:table-cell table:formula="of:=CONCATENATE([.AB223];&quot;,&quot;;[.AC223];&quot;,&quot;; TEXT([.AK223];&quot;#&quot;))" office:value-type="string" office:string-value="EDA,LAU_ET_AL,2">
            <text:p>EDA,LAU_ET_AL,2</text:p>
          </table:table-cell>
        </table:table-row>
        <table:table-row table:style-name="ro1">
          <table:table-cell office:value-type="string">
            <text:p>24BL0XULRGNTQSRRTNO5NP7N901Q4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0QN5F3Q0JG587ASJ6PBC9F92ASCG5</text:p>
          </table:table-cell>
          <table:table-cell office:value-type="string">
            <text:p>A997OZ3H2B3Q2</text:p>
          </table:table-cell>
          <table:table-cell office:value-type="string">
            <text:p>Submitted</text:p>
          </table:table-cell>
          <table:table-cell office:value-type="string">
            <text:p>Sat Nov 10 07:10:20 GMT 2012</text:p>
          </table:table-cell>
          <table:table-cell office:value-type="string">
            <text:p>Sat Nov 10 07:10:51 GMT 2012</text:p>
          </table:table-cell>
          <table:table-cell office:value-type="string">
            <text:p>Fri Nov 16 23:10:51 PST 2012</text:p>
          </table:table-cell>
          <table:table-cell table:number-columns-repeated="3"/>
          <table:table-cell office:value-type="float" office:value="31">
            <text:p>31</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Monroe_4:12.txt</text:p>
          </table:table-cell>
          <table:table-cell office:value-type="string">
            <text:p>Considerable progress has been made during the present season in examining the coast and its various bays and other inlets, in the collection of materials, and in the construction of fortifications for the defense of the Union at several of the positions at which it has been decided to erect such works. At Mobile Point and Dauphin Island, and at the Rigolets, leading to Lake Pontchartrain, materials to a considerable amount have been collected, and all the necessary preparations made for the commencement of the works. At Old Point Comfort, at the mouth of the James River, and at the Rip-Rap, on the opposite shore in the Chesapeake Bay, materials to a vast amount have been collected; and at the Old Point some progress has been made in the construction of the fortification, which is on a very extensive scale. The work at Fort Washington, on this river, will be completed early in the next spring, and that on the Pea Patch, in the Delaware, in the course of the next season. Fort Diamond, at the Narrows, in the harbor of NY, will be finished this year. The works at Boston, NY, Baltimore, Norfolk, Charleston, and Niagara have been in part repaired, and the coast of NC, extending south to Cape Fear, has been examined, as have likewise other parts of the coast eastward of Boston.&lt;br/&gt;&lt;br/&gt;Great exertions have been made to push forward these works with the utmost dispatch possible; but when their extent is considered, with the important purposes for which they are intended - the defense of the whole coast, and, in consequence, of the whole interior - and that they are to last for ages, it will be manifest that a well- digested plan, founded on military principles, connecting the whole together, combining security with economy, could not be prepared without repeated examinations of the most exposed and difficult parts, and that it would also take considerable time to collect the materials at the several points where they would be required.&lt;br/&gt;&lt;br/&gt;</text:p>
          </table:table-cell>
          <table:table-cell office:value-type="string">
            <text:p>Transcontinental railroad</text:p>
          </table:table-cell>
          <table:table-cell office:value-type="string">
            <text:p>http://en.wikipedia.org/wiki/Transcontinental_railroad</text:p>
          </table:table-cell>
          <table:table-cell office:value-type="string">
            <text:p>Bolesław III Wrymouth</text:p>
          </table:table-cell>
          <table:table-cell office:value-type="string">
            <text:p>http://en.wikipedia.org/wiki/Bolesław_III_Wrymouth</text:p>
          </table:table-cell>
          <table:table-cell/>
          <table:table-cell office:value-type="float" office:value="1">
            <text:p>1</text:p>
          </table:table-cell>
          <table:table-cell table:number-columns-repeated="3"/>
          <table:table-cell table:formula="of:=CONCATENATE([.AB224];&quot;,&quot;;[.AC224];&quot;,&quot;; TEXT([.AK224];&quot;#&quot;))" office:value-type="string" office:string-value="LAU_ET_AL,EDA,1">
            <text:p>LAU_ET_AL,EDA,1</text:p>
          </table:table-cell>
        </table:table-row>
        <table:table-row table:style-name="ro1">
          <table:table-cell office:value-type="string">
            <text:p>24BL0XULRGNTQSRRTNO5NP7N901Q4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24M6IAA2SEI93I57YHKSA4ISAHMME</text:p>
          </table:table-cell>
          <table:table-cell office:value-type="string">
            <text:p>A3FXEZL2BLXHHH</text:p>
          </table:table-cell>
          <table:table-cell office:value-type="string">
            <text:p>Submitted</text:p>
          </table:table-cell>
          <table:table-cell office:value-type="string">
            <text:p>Sat Nov 10 10:41:52 GMT 2012</text:p>
          </table:table-cell>
          <table:table-cell office:value-type="string">
            <text:p>Sat Nov 10 10:43:42 GMT 2012</text:p>
          </table:table-cell>
          <table:table-cell office:value-type="string">
            <text:p>Sat Nov 17 02:43:42 PST 2012</text:p>
          </table:table-cell>
          <table:table-cell table:number-columns-repeated="3"/>
          <table:table-cell office:value-type="float" office:value="110">
            <text:p>110</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Monroe_4:12.txt</text:p>
          </table:table-cell>
          <table:table-cell office:value-type="string">
            <text:p>Considerable progress has been made during the present season in examining the coast and its various bays and other inlets, in the collection of materials, and in the construction of fortifications for the defense of the Union at several of the positions at which it has been decided to erect such works. At Mobile Point and Dauphin Island, and at the Rigolets, leading to Lake Pontchartrain, materials to a considerable amount have been collected, and all the necessary preparations made for the commencement of the works. At Old Point Comfort, at the mouth of the James River, and at the Rip-Rap, on the opposite shore in the Chesapeake Bay, materials to a vast amount have been collected; and at the Old Point some progress has been made in the construction of the fortification, which is on a very extensive scale. The work at Fort Washington, on this river, will be completed early in the next spring, and that on the Pea Patch, in the Delaware, in the course of the next season. Fort Diamond, at the Narrows, in the harbor of NY, will be finished this year. The works at Boston, NY, Baltimore, Norfolk, Charleston, and Niagara have been in part repaired, and the coast of NC, extending south to Cape Fear, has been examined, as have likewise other parts of the coast eastward of Boston.&lt;br/&gt;&lt;br/&gt;Great exertions have been made to push forward these works with the utmost dispatch possible; but when their extent is considered, with the important purposes for which they are intended - the defense of the whole coast, and, in consequence, of the whole interior - and that they are to last for ages, it will be manifest that a well- digested plan, founded on military principles, connecting the whole together, combining security with economy, could not be prepared without repeated examinations of the most exposed and difficult parts, and that it would also take considerable time to collect the materials at the several points where they would be required.&lt;br/&gt;&lt;br/&gt;</text:p>
          </table:table-cell>
          <table:table-cell office:value-type="string">
            <text:p>Transcontinental railroad</text:p>
          </table:table-cell>
          <table:table-cell office:value-type="string">
            <text:p>http://en.wikipedia.org/wiki/Transcontinental_railroad</text:p>
          </table:table-cell>
          <table:table-cell office:value-type="string">
            <text:p>Bolesław III Wrymouth</text:p>
          </table:table-cell>
          <table:table-cell office:value-type="string">
            <text:p>http://en.wikipedia.org/wiki/Bolesław_III_Wrymouth</text:p>
          </table:table-cell>
          <table:table-cell/>
          <table:table-cell office:value-type="float" office:value="2">
            <text:p>2</text:p>
          </table:table-cell>
          <table:table-cell table:number-columns-repeated="3"/>
          <table:table-cell table:formula="of:=CONCATENATE([.AB225];&quot;,&quot;;[.AC225];&quot;,&quot;; TEXT([.AK225];&quot;#&quot;))" office:value-type="string" office:string-value="LAU_ET_AL,EDA,2">
            <text:p>LAU_ET_AL,EDA,2</text:p>
          </table:table-cell>
        </table:table-row>
        <table:table-row table:style-name="ro1">
          <table:table-cell office:value-type="string">
            <text:p>24BL0XULRGNTQSRRTNO5NP7N901Q4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9R2MIKMN9U84IM8F3NW5I3S4FHRAB</text:p>
          </table:table-cell>
          <table:table-cell office:value-type="string">
            <text:p>A1AVAUPSZLDN64</text:p>
          </table:table-cell>
          <table:table-cell office:value-type="string">
            <text:p>Submitted</text:p>
          </table:table-cell>
          <table:table-cell office:value-type="string">
            <text:p>Sat Nov 10 07:11:46 GMT 2012</text:p>
          </table:table-cell>
          <table:table-cell office:value-type="string">
            <text:p>Sat Nov 10 07:12:12 GMT 2012</text:p>
          </table:table-cell>
          <table:table-cell office:value-type="string">
            <text:p>Fri Nov 16 23:12:12 PST 2012</text:p>
          </table:table-cell>
          <table:table-cell table:number-columns-repeated="3"/>
          <table:table-cell office:value-type="float" office:value="26">
            <text:p>2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Monroe_4:12.txt</text:p>
          </table:table-cell>
          <table:table-cell office:value-type="string">
            <text:p>Considerable progress has been made during the present season in examining the coast and its various bays and other inlets, in the collection of materials, and in the construction of fortifications for the defense of the Union at several of the positions at which it has been decided to erect such works. At Mobile Point and Dauphin Island, and at the Rigolets, leading to Lake Pontchartrain, materials to a considerable amount have been collected, and all the necessary preparations made for the commencement of the works. At Old Point Comfort, at the mouth of the James River, and at the Rip-Rap, on the opposite shore in the Chesapeake Bay, materials to a vast amount have been collected; and at the Old Point some progress has been made in the construction of the fortification, which is on a very extensive scale. The work at Fort Washington, on this river, will be completed early in the next spring, and that on the Pea Patch, in the Delaware, in the course of the next season. Fort Diamond, at the Narrows, in the harbor of NY, will be finished this year. The works at Boston, NY, Baltimore, Norfolk, Charleston, and Niagara have been in part repaired, and the coast of NC, extending south to Cape Fear, has been examined, as have likewise other parts of the coast eastward of Boston.&lt;br/&gt;&lt;br/&gt;Great exertions have been made to push forward these works with the utmost dispatch possible; but when their extent is considered, with the important purposes for which they are intended - the defense of the whole coast, and, in consequence, of the whole interior - and that they are to last for ages, it will be manifest that a well- digested plan, founded on military principles, connecting the whole together, combining security with economy, could not be prepared without repeated examinations of the most exposed and difficult parts, and that it would also take considerable time to collect the materials at the several points where they would be required.&lt;br/&gt;&lt;br/&gt;</text:p>
          </table:table-cell>
          <table:table-cell office:value-type="string">
            <text:p>Transcontinental railroad</text:p>
          </table:table-cell>
          <table:table-cell office:value-type="string">
            <text:p>http://en.wikipedia.org/wiki/Transcontinental_railroad</text:p>
          </table:table-cell>
          <table:table-cell office:value-type="string">
            <text:p>Bolesław III Wrymouth</text:p>
          </table:table-cell>
          <table:table-cell office:value-type="string">
            <text:p>http://en.wikipedia.org/wiki/Bolesław_III_Wrymouth</text:p>
          </table:table-cell>
          <table:table-cell office:value-type="string">
            <text:p>neither are close at all.</text:p>
          </table:table-cell>
          <table:table-cell office:value-type="float" office:value="1">
            <text:p>1</text:p>
          </table:table-cell>
          <table:table-cell table:number-columns-repeated="3"/>
          <table:table-cell table:formula="of:=CONCATENATE([.AB226];&quot;,&quot;;[.AC226];&quot;,&quot;; TEXT([.AK226];&quot;#&quot;))" office:value-type="string" office:string-value="LAU_ET_AL,EDA,1">
            <text:p>LAU_ET_AL,EDA,1</text:p>
          </table:table-cell>
        </table:table-row>
        <table:table-row table:style-name="ro1">
          <table:table-cell office:value-type="string">
            <text:p>2Y0T3HVWAVKILBBOXCS7AZ99TFNFN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7J24SMEZZ2MXTASG4ZPHY383DUK3E</text:p>
          </table:table-cell>
          <table:table-cell office:value-type="string">
            <text:p>A997OZ3H2B3Q2</text:p>
          </table:table-cell>
          <table:table-cell office:value-type="string">
            <text:p>Submitted</text:p>
          </table:table-cell>
          <table:table-cell office:value-type="string">
            <text:p>Sat Nov 10 06:54:45 GMT 2012</text:p>
          </table:table-cell>
          <table:table-cell office:value-type="string">
            <text:p>Sat Nov 10 06:55:03 GMT 2012</text:p>
          </table:table-cell>
          <table:table-cell office:value-type="string">
            <text:p>Fri Nov 16 22:55:03 PST 2012</text:p>
          </table:table-cell>
          <table:table-cell table:number-columns-repeated="3"/>
          <table:table-cell office:value-type="float" office:value="18">
            <text:p>18</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Richard_Nixon_2:2.txt</text:p>
          </table:table-cell>
          <table:table-cell office:value-type="string">
            <text:p>And I particularly want to join with all of the Members of the House and the Senate as well in congratulating the new Speaker of the United States Congress.&lt;br/&gt;&lt;br/&gt;To those new Members of this House who may have some doubts about the possibilities for advancement in the years ahead, I would remind you that the Speaker and I met just 24 years ago in this Chamber as freshmen Members of the 80th Congress. As you see, we both have come up in the world a bit since then.&lt;br/&gt;&lt;br/&gt;</text:p>
          </table:table-cell>
          <table:table-cell office:value-type="string">
            <text:p>Iroquois</text:p>
          </table:table-cell>
          <table:table-cell office:value-type="string">
            <text:p>http://en.wikipedia.org/wiki/Iroquois</text:p>
          </table:table-cell>
          <table:table-cell office:value-type="string">
            <text:p>International reaction to the United States presidential election</text:p>
          </table:table-cell>
          <table:table-cell office:value-type="string">
            <text:p>http://en.wikipedia.org/wiki/International_reaction_to_the_United_States_presidential_election</text:p>
          </table:table-cell>
          <table:table-cell/>
          <table:table-cell office:value-type="float" office:value="2">
            <text:p>2</text:p>
          </table:table-cell>
          <table:table-cell table:number-columns-repeated="3"/>
          <table:table-cell table:formula="of:=CONCATENATE([.AB227];&quot;,&quot;;[.AC227];&quot;,&quot;; TEXT([.AK227];&quot;#&quot;))" office:value-type="string" office:string-value="LAU_ET_AL,EDA,2">
            <text:p>LAU_ET_AL,EDA,2</text:p>
          </table:table-cell>
        </table:table-row>
        <table:table-row table:style-name="ro1">
          <table:table-cell office:value-type="string">
            <text:p>2Y0T3HVWAVKILBBOXCS7AZ99TFNFN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ADWSBRI8IUBH7IEFT8S1LB3VHEF38</text:p>
          </table:table-cell>
          <table:table-cell office:value-type="string">
            <text:p>A1AVAUPSZLDN64</text:p>
          </table:table-cell>
          <table:table-cell office:value-type="string">
            <text:p>Submitted</text:p>
          </table:table-cell>
          <table:table-cell office:value-type="string">
            <text:p>Sat Nov 10 06:59:29 GMT 2012</text:p>
          </table:table-cell>
          <table:table-cell office:value-type="string">
            <text:p>Sat Nov 10 06:59:52 GMT 2012</text:p>
          </table:table-cell>
          <table:table-cell office:value-type="string">
            <text:p>Fri Nov 16 22:59:52 PST 2012</text:p>
          </table:table-cell>
          <table:table-cell table:number-columns-repeated="3"/>
          <table:table-cell office:value-type="float" office:value="23">
            <text:p>23</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Richard_Nixon_2:2.txt</text:p>
          </table:table-cell>
          <table:table-cell office:value-type="string">
            <text:p>And I particularly want to join with all of the Members of the House and the Senate as well in congratulating the new Speaker of the United States Congress.&lt;br/&gt;&lt;br/&gt;To those new Members of this House who may have some doubts about the possibilities for advancement in the years ahead, I would remind you that the Speaker and I met just 24 years ago in this Chamber as freshmen Members of the 80th Congress. As you see, we both have come up in the world a bit since then.&lt;br/&gt;&lt;br/&gt;</text:p>
          </table:table-cell>
          <table:table-cell office:value-type="string">
            <text:p>Iroquois</text:p>
          </table:table-cell>
          <table:table-cell office:value-type="string">
            <text:p>http://en.wikipedia.org/wiki/Iroquois</text:p>
          </table:table-cell>
          <table:table-cell office:value-type="string">
            <text:p>International reaction to the United States presidential election</text:p>
          </table:table-cell>
          <table:table-cell office:value-type="string">
            <text:p>http://en.wikipedia.org/wiki/International_reaction_to_the_United_States_presidential_election</text:p>
          </table:table-cell>
          <table:table-cell office:value-type="string">
            <text:p>neither are close at all.</text:p>
          </table:table-cell>
          <table:table-cell office:value-type="float" office:value="2">
            <text:p>2</text:p>
          </table:table-cell>
          <table:table-cell table:number-columns-repeated="3"/>
          <table:table-cell table:formula="of:=CONCATENATE([.AB228];&quot;,&quot;;[.AC228];&quot;,&quot;; TEXT([.AK228];&quot;#&quot;))" office:value-type="string" office:string-value="LAU_ET_AL,EDA,2">
            <text:p>LAU_ET_AL,EDA,2</text:p>
          </table:table-cell>
        </table:table-row>
        <table:table-row table:style-name="ro1">
          <table:table-cell office:value-type="string">
            <text:p>2Y0T3HVWAVKILBBOXCS7AZ99TFNFN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YI1SNQQ7Q67FEPVRMER92TQMJ2T9J</text:p>
          </table:table-cell>
          <table:table-cell office:value-type="string">
            <text:p>A2HH5FJUR153FA</text:p>
          </table:table-cell>
          <table:table-cell office:value-type="string">
            <text:p>Submitted</text:p>
          </table:table-cell>
          <table:table-cell office:value-type="string">
            <text:p>Sat Nov 10 08:56:48 GMT 2012</text:p>
          </table:table-cell>
          <table:table-cell office:value-type="string">
            <text:p>Sat Nov 10 08:58:33 GMT 2012</text:p>
          </table:table-cell>
          <table:table-cell office:value-type="string">
            <text:p>Sat Nov 17 00:58:33 PST 2012</text:p>
          </table:table-cell>
          <table:table-cell table:number-columns-repeated="3"/>
          <table:table-cell office:value-type="float" office:value="105">
            <text:p>105</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Richard_Nixon_2:2.txt</text:p>
          </table:table-cell>
          <table:table-cell office:value-type="string">
            <text:p>And I particularly want to join with all of the Members of the House and the Senate as well in congratulating the new Speaker of the United States Congress.&lt;br/&gt;&lt;br/&gt;To those new Members of this House who may have some doubts about the possibilities for advancement in the years ahead, I would remind you that the Speaker and I met just 24 years ago in this Chamber as freshmen Members of the 80th Congress. As you see, we both have come up in the world a bit since then.&lt;br/&gt;&lt;br/&gt;</text:p>
          </table:table-cell>
          <table:table-cell office:value-type="string">
            <text:p>Iroquois</text:p>
          </table:table-cell>
          <table:table-cell office:value-type="string">
            <text:p>http://en.wikipedia.org/wiki/Iroquois</text:p>
          </table:table-cell>
          <table:table-cell office:value-type="string">
            <text:p>International reaction to the United States presidential election</text:p>
          </table:table-cell>
          <table:table-cell office:value-type="string">
            <text:p>http://en.wikipedia.org/wiki/International_reaction_to_the_United_States_presidential_election</text:p>
          </table:table-cell>
          <table:table-cell/>
          <table:table-cell office:value-type="float" office:value="2">
            <text:p>2</text:p>
          </table:table-cell>
          <table:table-cell table:number-columns-repeated="3"/>
          <table:table-cell table:formula="of:=CONCATENATE([.AB229];&quot;,&quot;;[.AC229];&quot;,&quot;; TEXT([.AK229];&quot;#&quot;))" office:value-type="string" office:string-value="LAU_ET_AL,EDA,2">
            <text:p>LAU_ET_AL,EDA,2</text:p>
          </table:table-cell>
        </table:table-row>
        <table:table-row table:style-name="ro1">
          <table:table-cell office:value-type="string">
            <text:p>2QQJHSTLB3L0UK7EPY2JMJREYCMHT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BP3V0FK0COKHS26THGKS9LR6NNOHA</text:p>
          </table:table-cell>
          <table:table-cell office:value-type="string">
            <text:p>A1AVAUPSZLDN64</text:p>
          </table:table-cell>
          <table:table-cell office:value-type="string">
            <text:p>Submitted</text:p>
          </table:table-cell>
          <table:table-cell office:value-type="string">
            <text:p>Sat Nov 10 07:12:13 GMT 2012</text:p>
          </table:table-cell>
          <table:table-cell office:value-type="string">
            <text:p>Sat Nov 10 07:16:15 GMT 2012</text:p>
          </table:table-cell>
          <table:table-cell office:value-type="string">
            <text:p>Fri Nov 16 23:16:15 PST 2012</text:p>
          </table:table-cell>
          <table:table-cell table:number-columns-repeated="3"/>
          <table:table-cell office:value-type="float" office:value="242">
            <text:p>242</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Harry_S._Truman_7:37.txt</text:p>
          </table:table-cell>
          <table:table-cell office:value-type="string">
            <text:p>We can control inflation if we make up our minds to do it.&lt;br/&gt;&lt;br/&gt;On the executive side of the Government, we intend to hold the line on prices just as tightly as the law allows. We will permit only those wage increases which are clearly justified under sound stabilization policies; and we will see to it that industries absorb cost increases out of earnings wherever feasible, before they are authorized to raise prices. We will do that, at any rate, except where the recent amendments to the law specifically require us to give further price increases.&lt;br/&gt;&lt;br/&gt;</text:p>
          </table:table-cell>
          <table:table-cell office:value-type="string">
            <text:p>Labor</text:p>
          </table:table-cell>
          <table:table-cell office:value-type="string">
            <text:p>http://en.wikipedia.org/wiki/Labor</text:p>
          </table:table-cell>
          <table:table-cell office:value-type="string">
            <text:p>William Sandys</text:p>
          </table:table-cell>
          <table:table-cell office:value-type="string">
            <text:p>http://en.wikipedia.org/wiki/William_Sandys</text:p>
          </table:table-cell>
          <table:table-cell/>
          <table:table-cell office:value-type="float" office:value="1">
            <text:p>1</text:p>
          </table:table-cell>
          <table:table-cell table:number-columns-repeated="3"/>
          <table:table-cell table:formula="of:=CONCATENATE([.AB230];&quot;,&quot;;[.AC230];&quot;,&quot;; TEXT([.AK230];&quot;#&quot;))" office:value-type="string" office:string-value="LAU_ET_AL,RANDOM,1">
            <text:p>LAU_ET_AL,RANDOM,1</text:p>
          </table:table-cell>
        </table:table-row>
        <table:table-row table:style-name="ro1">
          <table:table-cell office:value-type="string">
            <text:p>2QQJHSTLB3L0UK7EPY2JMJREYCMHT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LJI8IUB2YU9NS5X0V23T0FBTRN7JG</text:p>
          </table:table-cell>
          <table:table-cell office:value-type="string">
            <text:p>A997OZ3H2B3Q2</text:p>
          </table:table-cell>
          <table:table-cell office:value-type="string">
            <text:p>Submitted</text:p>
          </table:table-cell>
          <table:table-cell office:value-type="string">
            <text:p>Sat Nov 10 08:56:36 GMT 2012</text:p>
          </table:table-cell>
          <table:table-cell office:value-type="string">
            <text:p>Sat Nov 10 08:57:09 GMT 2012</text:p>
          </table:table-cell>
          <table:table-cell office:value-type="string">
            <text:p>Sat Nov 17 00:57:09 PST 2012</text:p>
          </table:table-cell>
          <table:table-cell table:number-columns-repeated="3"/>
          <table:table-cell office:value-type="float" office:value="33">
            <text:p>33</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Harry_S._Truman_7:37.txt</text:p>
          </table:table-cell>
          <table:table-cell office:value-type="string">
            <text:p>We can control inflation if we make up our minds to do it.&lt;br/&gt;&lt;br/&gt;On the executive side of the Government, we intend to hold the line on prices just as tightly as the law allows. We will permit only those wage increases which are clearly justified under sound stabilization policies; and we will see to it that industries absorb cost increases out of earnings wherever feasible, before they are authorized to raise prices. We will do that, at any rate, except where the recent amendments to the law specifically require us to give further price increases.&lt;br/&gt;&lt;br/&gt;</text:p>
          </table:table-cell>
          <table:table-cell office:value-type="string">
            <text:p>Labor</text:p>
          </table:table-cell>
          <table:table-cell office:value-type="string">
            <text:p>http://en.wikipedia.org/wiki/Labor</text:p>
          </table:table-cell>
          <table:table-cell office:value-type="string">
            <text:p>William Sandys</text:p>
          </table:table-cell>
          <table:table-cell office:value-type="string">
            <text:p>http://en.wikipedia.org/wiki/William_Sandys</text:p>
          </table:table-cell>
          <table:table-cell/>
          <table:table-cell office:value-type="float" office:value="1">
            <text:p>1</text:p>
          </table:table-cell>
          <table:table-cell table:number-columns-repeated="3"/>
          <table:table-cell table:formula="of:=CONCATENATE([.AB231];&quot;,&quot;;[.AC231];&quot;,&quot;; TEXT([.AK231];&quot;#&quot;))" office:value-type="string" office:string-value="LAU_ET_AL,RANDOM,1">
            <text:p>LAU_ET_AL,RANDOM,1</text:p>
          </table:table-cell>
        </table:table-row>
        <table:table-row table:style-name="ro1">
          <table:table-cell office:value-type="string">
            <text:p>2QQJHSTLB3L0UK7EPY2JMJREYCMHT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0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0 GMT 2012</text:p>
          </table:table-cell>
          <table:table-cell table:number-columns-repeated="2"/>
          <table:table-cell office:value-type="string">
            <text:p>2QFTBJ3MMDX5UYVSDCBHJ9MD76MCY7</text:p>
          </table:table-cell>
          <table:table-cell office:value-type="string">
            <text:p>A2HH5FJUR153FA</text:p>
          </table:table-cell>
          <table:table-cell office:value-type="string">
            <text:p>Submitted</text:p>
          </table:table-cell>
          <table:table-cell office:value-type="string">
            <text:p>Sat Nov 10 08:31:35 GMT 2012</text:p>
          </table:table-cell>
          <table:table-cell office:value-type="string">
            <text:p>Sat Nov 10 08:33:06 GMT 2012</text:p>
          </table:table-cell>
          <table:table-cell office:value-type="string">
            <text:p>Sat Nov 17 00:33:06 PST 2012</text:p>
          </table:table-cell>
          <table:table-cell table:number-columns-repeated="3"/>
          <table:table-cell office:value-type="float" office:value="91">
            <text:p>91</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Harry_S._Truman_7:37.txt</text:p>
          </table:table-cell>
          <table:table-cell office:value-type="string">
            <text:p>We can control inflation if we make up our minds to do it.&lt;br/&gt;&lt;br/&gt;On the executive side of the Government, we intend to hold the line on prices just as tightly as the law allows. We will permit only those wage increases which are clearly justified under sound stabilization policies; and we will see to it that industries absorb cost increases out of earnings wherever feasible, before they are authorized to raise prices. We will do that, at any rate, except where the recent amendments to the law specifically require us to give further price increases.&lt;br/&gt;&lt;br/&gt;</text:p>
          </table:table-cell>
          <table:table-cell office:value-type="string">
            <text:p>Labor</text:p>
          </table:table-cell>
          <table:table-cell office:value-type="string">
            <text:p>http://en.wikipedia.org/wiki/Labor</text:p>
          </table:table-cell>
          <table:table-cell office:value-type="string">
            <text:p>William Sandys</text:p>
          </table:table-cell>
          <table:table-cell office:value-type="string">
            <text:p>http://en.wikipedia.org/wiki/William_Sandys</text:p>
          </table:table-cell>
          <table:table-cell/>
          <table:table-cell office:value-type="float" office:value="1">
            <text:p>1</text:p>
          </table:table-cell>
          <table:table-cell table:number-columns-repeated="3"/>
          <table:table-cell table:formula="of:=CONCATENATE([.AB232];&quot;,&quot;;[.AC232];&quot;,&quot;; TEXT([.AK232];&quot;#&quot;))" office:value-type="string" office:string-value="LAU_ET_AL,RANDOM,1">
            <text:p>LAU_ET_AL,RANDOM,1</text:p>
          </table:table-cell>
        </table:table-row>
        <table:table-row table:style-name="ro1">
          <table:table-cell office:value-type="string">
            <text:p>27D66RLPHIT3W4KF2U96ANJQ5ZO8G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1ALKH1Q6SVQNQWDT0L6T5OB5TG1K3</text:p>
          </table:table-cell>
          <table:table-cell office:value-type="string">
            <text:p>A1AVAUPSZLDN64</text:p>
          </table:table-cell>
          <table:table-cell office:value-type="string">
            <text:p>Submitted</text:p>
          </table:table-cell>
          <table:table-cell office:value-type="string">
            <text:p>Sat Nov 10 06:38:10 GMT 2012</text:p>
          </table:table-cell>
          <table:table-cell office:value-type="string">
            <text:p>Sat Nov 10 06:38:29 GMT 2012</text:p>
          </table:table-cell>
          <table:table-cell office:value-type="string">
            <text:p>Fri Nov 16 22:38:29 PST 2012</text:p>
          </table:table-cell>
          <table:table-cell table:number-columns-repeated="3"/>
          <table:table-cell office:value-type="float" office:value="19">
            <text:p>19</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erbert_Hoover_2:20.txt</text:p>
          </table:table-cell>
          <table:table-cell office:value-type="string">
            <text:p>The price levels of our major agricultural commodities are, in fact, higher than those in other principal producing countries, due to the combined result of the tariff and the operations of the Farm Board. For instance, wheat prices at Minneapolis are about 30 per cent higher than at Winnipeg, and at Chicago they are about 20 per cent higher than at Buenos Aires. Corn prices at Chicago are over twice as high as at Buenos Aires. Wool prices average more than 80 per cent higher in this country than abroad, and butter is 30 per cent higher in New York City than in Copenhagen.&lt;br/&gt;&lt;br/&gt;Aside from the misfortune to agriculture of the world-wide depression we have had the most severe drought. It has affected particularly the States bordering on the Potomac, Ohio, and Lower Mississippi Rivers, with some areas in Montana, Kansas, Oklahoma, and Texas. It has found its major expression in the shortage of pasturage and a shrinkage in the corn crop from an average of about 2,800,000,000 bushels to about 2,090,000,000 bushels.&lt;br/&gt;&lt;br/&gt;</text:p>
          </table:table-cell>
          <table:table-cell office:value-type="string">
            <text:p>Labor</text:p>
          </table:table-cell>
          <table:table-cell office:value-type="string">
            <text:p>http://en.wikipedia.org/wiki/Labor</text:p>
          </table:table-cell>
          <table:table-cell office:value-type="string">
            <text:p>Origins of the American Civil War</text:p>
          </table:table-cell>
          <table:table-cell office:value-type="string">
            <text:p>http://en.wikipedia.org/wiki/Origins_of_the_American_Civil_War</text:p>
          </table:table-cell>
          <table:table-cell office:value-type="string">
            <text:p>Neither are close, chose the best I could.</text:p>
          </table:table-cell>
          <table:table-cell office:value-type="float" office:value="1">
            <text:p>1</text:p>
          </table:table-cell>
          <table:table-cell table:number-columns-repeated="3"/>
          <table:table-cell table:formula="of:=CONCATENATE([.AB233];&quot;,&quot;;[.AC233];&quot;,&quot;; TEXT([.AK233];&quot;#&quot;))" office:value-type="string" office:string-value="LAU_ET_AL,EDA,1">
            <text:p>LAU_ET_AL,EDA,1</text:p>
          </table:table-cell>
        </table:table-row>
        <table:table-row table:style-name="ro1">
          <table:table-cell office:value-type="string">
            <text:p>27D66RLPHIT3W4KF2U96ANJQ5ZO8G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5J14IXKO2L9HQ2H3KXXBYOCMWVBCG</text:p>
          </table:table-cell>
          <table:table-cell office:value-type="string">
            <text:p>A1Q7VWUBIJOK17</text:p>
          </table:table-cell>
          <table:table-cell office:value-type="string">
            <text:p>Submitted</text:p>
          </table:table-cell>
          <table:table-cell office:value-type="string">
            <text:p>Sat Nov 10 06:04:46 GMT 2012</text:p>
          </table:table-cell>
          <table:table-cell office:value-type="string">
            <text:p>Sat Nov 10 06:06:37 GMT 2012</text:p>
          </table:table-cell>
          <table:table-cell office:value-type="string">
            <text:p>Fri Nov 16 22:06:37 PST 2012</text:p>
          </table:table-cell>
          <table:table-cell table:number-columns-repeated="3"/>
          <table:table-cell office:value-type="float" office:value="111">
            <text:p>111</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erbert_Hoover_2:20.txt</text:p>
          </table:table-cell>
          <table:table-cell office:value-type="string">
            <text:p>The price levels of our major agricultural commodities are, in fact, higher than those in other principal producing countries, due to the combined result of the tariff and the operations of the Farm Board. For instance, wheat prices at Minneapolis are about 30 per cent higher than at Winnipeg, and at Chicago they are about 20 per cent higher than at Buenos Aires. Corn prices at Chicago are over twice as high as at Buenos Aires. Wool prices average more than 80 per cent higher in this country than abroad, and butter is 30 per cent higher in New York City than in Copenhagen.&lt;br/&gt;&lt;br/&gt;Aside from the misfortune to agriculture of the world-wide depression we have had the most severe drought. It has affected particularly the States bordering on the Potomac, Ohio, and Lower Mississippi Rivers, with some areas in Montana, Kansas, Oklahoma, and Texas. It has found its major expression in the shortage of pasturage and a shrinkage in the corn crop from an average of about 2,800,000,000 bushels to about 2,090,000,000 bushels.&lt;br/&gt;&lt;br/&gt;</text:p>
          </table:table-cell>
          <table:table-cell office:value-type="string">
            <text:p>Labor</text:p>
          </table:table-cell>
          <table:table-cell office:value-type="string">
            <text:p>http://en.wikipedia.org/wiki/Labor</text:p>
          </table:table-cell>
          <table:table-cell office:value-type="string">
            <text:p>Origins of the American Civil War</text:p>
          </table:table-cell>
          <table:table-cell office:value-type="string">
            <text:p>http://en.wikipedia.org/wiki/Origins_of_the_American_Civil_War</text:p>
          </table:table-cell>
          <table:table-cell/>
          <table:table-cell office:value-type="float" office:value="1">
            <text:p>1</text:p>
          </table:table-cell>
          <table:table-cell table:number-columns-repeated="3"/>
          <table:table-cell table:formula="of:=CONCATENATE([.AB234];&quot;,&quot;;[.AC234];&quot;,&quot;; TEXT([.AK234];&quot;#&quot;))" office:value-type="string" office:string-value="LAU_ET_AL,EDA,1">
            <text:p>LAU_ET_AL,EDA,1</text:p>
          </table:table-cell>
        </table:table-row>
        <table:table-row table:style-name="ro1">
          <table:table-cell office:value-type="string">
            <text:p>27D66RLPHIT3W4KF2U96ANJQ5ZO8G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S1NZW6HEZ6OTDE1E3Z6HGUMCIVPZD</text:p>
          </table:table-cell>
          <table:table-cell office:value-type="string">
            <text:p>A122JE350RXCLB</text:p>
          </table:table-cell>
          <table:table-cell office:value-type="string">
            <text:p>Submitted</text:p>
          </table:table-cell>
          <table:table-cell office:value-type="string">
            <text:p>Sat Nov 10 05:31:27 GMT 2012</text:p>
          </table:table-cell>
          <table:table-cell office:value-type="string">
            <text:p>Sat Nov 10 05:34:12 GMT 2012</text:p>
          </table:table-cell>
          <table:table-cell office:value-type="string">
            <text:p>Fri Nov 16 21:34:12 PST 2012</text:p>
          </table:table-cell>
          <table:table-cell table:number-columns-repeated="3"/>
          <table:table-cell office:value-type="float" office:value="165">
            <text:p>165</text:p>
          </table:table-cell>
          <table:table-cell office:value-type="string">
            <text:p>100% (5/5)</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erbert_Hoover_2:20.txt</text:p>
          </table:table-cell>
          <table:table-cell office:value-type="string">
            <text:p>The price levels of our major agricultural commodities are, in fact, higher than those in other principal producing countries, due to the combined result of the tariff and the operations of the Farm Board. For instance, wheat prices at Minneapolis are about 30 per cent higher than at Winnipeg, and at Chicago they are about 20 per cent higher than at Buenos Aires. Corn prices at Chicago are over twice as high as at Buenos Aires. Wool prices average more than 80 per cent higher in this country than abroad, and butter is 30 per cent higher in New York City than in Copenhagen.&lt;br/&gt;&lt;br/&gt;Aside from the misfortune to agriculture of the world-wide depression we have had the most severe drought. It has affected particularly the States bordering on the Potomac, Ohio, and Lower Mississippi Rivers, with some areas in Montana, Kansas, Oklahoma, and Texas. It has found its major expression in the shortage of pasturage and a shrinkage in the corn crop from an average of about 2,800,000,000 bushels to about 2,090,000,000 bushels.&lt;br/&gt;&lt;br/&gt;</text:p>
          </table:table-cell>
          <table:table-cell office:value-type="string">
            <text:p>Labor</text:p>
          </table:table-cell>
          <table:table-cell office:value-type="string">
            <text:p>http://en.wikipedia.org/wiki/Labor</text:p>
          </table:table-cell>
          <table:table-cell office:value-type="string">
            <text:p>Origins of the American Civil War</text:p>
          </table:table-cell>
          <table:table-cell office:value-type="string">
            <text:p>http://en.wikipedia.org/wiki/Origins_of_the_American_Civil_War</text:p>
          </table:table-cell>
          <table:table-cell/>
          <table:table-cell office:value-type="float" office:value="2">
            <text:p>2</text:p>
          </table:table-cell>
          <table:table-cell table:number-columns-repeated="3"/>
          <table:table-cell table:formula="of:=CONCATENATE([.AB235];&quot;,&quot;;[.AC235];&quot;,&quot;; TEXT([.AK235];&quot;#&quot;))" office:value-type="string" office:string-value="LAU_ET_AL,EDA,2">
            <text:p>LAU_ET_AL,EDA,2</text:p>
          </table:table-cell>
        </table:table-row>
        <table:table-row table:style-name="ro1">
          <table:table-cell office:value-type="string">
            <text:p>23SZHHRRLFQ03WB0YRSKPO9EJPSFO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KSRYNJ92NJK19TGTTKUPYW2QAMB6Q</text:p>
          </table:table-cell>
          <table:table-cell office:value-type="string">
            <text:p>A1AVAUPSZLDN64</text:p>
          </table:table-cell>
          <table:table-cell office:value-type="string">
            <text:p>Submitted</text:p>
          </table:table-cell>
          <table:table-cell office:value-type="string">
            <text:p>Sat Nov 10 06:36:10 GMT 2012</text:p>
          </table:table-cell>
          <table:table-cell office:value-type="string">
            <text:p>Sat Nov 10 06:36:20 GMT 2012</text:p>
          </table:table-cell>
          <table:table-cell office:value-type="string">
            <text:p>Fri Nov 16 22:36:20 PST 2012</text:p>
          </table:table-cell>
          <table:table-cell table:number-columns-repeated="3"/>
          <table:table-cell office:value-type="float" office:value="10">
            <text:p>10</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3:16.txt</text:p>
          </table:table-cell>
          <table:table-cell office:value-type="string">
            <text:p>Our educational systems face a financial crisis. It is deplorable that in a Nation as rich as ours there are millions of children who do not have adequate schoolhouses or enough teachers for a good elementary or secondary education. If there are educational inadequacies in any State, the whole Nation suffers. The Federal Government has a responsibility for providing financial aid to meet this crisis.&lt;br/&gt;&lt;br/&gt;In addition, we must make possible greater equality of opportunity to all our citizens for education. Only by so doing can we insure that our citizens will be capable of understanding and sharing the responsibilities of democracy.&lt;br/&gt;&lt;br/&gt;</text:p>
          </table:table-cell>
          <table:table-cell office:value-type="string">
            <text:p>Tax</text:p>
          </table:table-cell>
          <table:table-cell office:value-type="string">
            <text:p>http://en.wikipedia.org/wiki/Tax</text:p>
          </table:table-cell>
          <table:table-cell office:value-type="string">
            <text:p>2001–02 English Premiership (rugby union)</text:p>
          </table:table-cell>
          <table:table-cell office:value-type="string">
            <text:p>http://en.wikipedia.org/wiki/2001–02_English_Premiership_(rugby_union)</text:p>
          </table:table-cell>
          <table:table-cell/>
          <table:table-cell office:value-type="float" office:value="1">
            <text:p>1</text:p>
          </table:table-cell>
          <table:table-cell table:number-columns-repeated="3"/>
          <table:table-cell table:formula="of:=CONCATENATE([.AB236];&quot;,&quot;;[.AC236];&quot;,&quot;; TEXT([.AK236];&quot;#&quot;))" office:value-type="string" office:string-value="LAU_ET_AL,EDA,1">
            <text:p>LAU_ET_AL,EDA,1</text:p>
          </table:table-cell>
        </table:table-row>
        <table:table-row table:style-name="ro1">
          <table:table-cell office:value-type="string">
            <text:p>23SZHHRRLFQ03WB0YRSKPO9EJPSFO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M1KSSZVXX2QJEIZR0FYONIWB4R5NV</text:p>
          </table:table-cell>
          <table:table-cell office:value-type="string">
            <text:p>A1GQCJDGRPG8ZR</text:p>
          </table:table-cell>
          <table:table-cell office:value-type="string">
            <text:p>Submitted</text:p>
          </table:table-cell>
          <table:table-cell office:value-type="string">
            <text:p>Sat Nov 10 06:58:07 GMT 2012</text:p>
          </table:table-cell>
          <table:table-cell office:value-type="string">
            <text:p>Sat Nov 10 06:59:02 GMT 2012</text:p>
          </table:table-cell>
          <table:table-cell office:value-type="string">
            <text:p>Fri Nov 16 22:59:02 PST 2012</text:p>
          </table:table-cell>
          <table:table-cell table:number-columns-repeated="3"/>
          <table:table-cell office:value-type="float" office:value="55">
            <text:p>55</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3:16.txt</text:p>
          </table:table-cell>
          <table:table-cell office:value-type="string">
            <text:p>Our educational systems face a financial crisis. It is deplorable that in a Nation as rich as ours there are millions of children who do not have adequate schoolhouses or enough teachers for a good elementary or secondary education. If there are educational inadequacies in any State, the whole Nation suffers. The Federal Government has a responsibility for providing financial aid to meet this crisis.&lt;br/&gt;&lt;br/&gt;In addition, we must make possible greater equality of opportunity to all our citizens for education. Only by so doing can we insure that our citizens will be capable of understanding and sharing the responsibilities of democracy.&lt;br/&gt;&lt;br/&gt;</text:p>
          </table:table-cell>
          <table:table-cell office:value-type="string">
            <text:p>Tax</text:p>
          </table:table-cell>
          <table:table-cell office:value-type="string">
            <text:p>http://en.wikipedia.org/wiki/Tax</text:p>
          </table:table-cell>
          <table:table-cell office:value-type="string">
            <text:p>2001–02 English Premiership (rugby union)</text:p>
          </table:table-cell>
          <table:table-cell office:value-type="string">
            <text:p>http://en.wikipedia.org/wiki/2001–02_English_Premiership_(rugby_union)</text:p>
          </table:table-cell>
          <table:table-cell/>
          <table:table-cell office:value-type="float" office:value="2">
            <text:p>2</text:p>
          </table:table-cell>
          <table:table-cell table:number-columns-repeated="3"/>
          <table:table-cell table:formula="of:=CONCATENATE([.AB237];&quot;,&quot;;[.AC237];&quot;,&quot;; TEXT([.AK237];&quot;#&quot;))" office:value-type="string" office:string-value="LAU_ET_AL,EDA,2">
            <text:p>LAU_ET_AL,EDA,2</text:p>
          </table:table-cell>
        </table:table-row>
        <table:table-row table:style-name="ro1">
          <table:table-cell office:value-type="string">
            <text:p>23SZHHRRLFQ03WB0YRSKPO9EJPSFO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WNHVKCJ011KHGSOEJBQ4618XL479C</text:p>
          </table:table-cell>
          <table:table-cell office:value-type="string">
            <text:p>A2ELUC3YKQAJ92</text:p>
          </table:table-cell>
          <table:table-cell office:value-type="string">
            <text:p>Submitted</text:p>
          </table:table-cell>
          <table:table-cell office:value-type="string">
            <text:p>Sat Nov 10 06:36:57 GMT 2012</text:p>
          </table:table-cell>
          <table:table-cell office:value-type="string">
            <text:p>Sat Nov 10 06:37:08 GMT 2012</text:p>
          </table:table-cell>
          <table:table-cell office:value-type="string">
            <text:p>Fri Nov 16 22:37:08 PST 2012</text:p>
          </table:table-cell>
          <table:table-cell table:number-columns-repeated="3"/>
          <table:table-cell office:value-type="float" office:value="11">
            <text:p>11</text:p>
          </table:table-cell>
          <table:table-cell office:value-type="string">
            <text:p>100% (1/1)</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3:16.txt</text:p>
          </table:table-cell>
          <table:table-cell office:value-type="string">
            <text:p>Our educational systems face a financial crisis. It is deplorable that in a Nation as rich as ours there are millions of children who do not have adequate schoolhouses or enough teachers for a good elementary or secondary education. If there are educational inadequacies in any State, the whole Nation suffers. The Federal Government has a responsibility for providing financial aid to meet this crisis.&lt;br/&gt;&lt;br/&gt;In addition, we must make possible greater equality of opportunity to all our citizens for education. Only by so doing can we insure that our citizens will be capable of understanding and sharing the responsibilities of democracy.&lt;br/&gt;&lt;br/&gt;</text:p>
          </table:table-cell>
          <table:table-cell office:value-type="string">
            <text:p>Tax</text:p>
          </table:table-cell>
          <table:table-cell office:value-type="string">
            <text:p>http://en.wikipedia.org/wiki/Tax</text:p>
          </table:table-cell>
          <table:table-cell office:value-type="string">
            <text:p>2001–02 English Premiership (rugby union)</text:p>
          </table:table-cell>
          <table:table-cell office:value-type="string">
            <text:p>http://en.wikipedia.org/wiki/2001–02_English_Premiership_(rugby_union)</text:p>
          </table:table-cell>
          <table:table-cell/>
          <table:table-cell office:value-type="float" office:value="1">
            <text:p>1</text:p>
          </table:table-cell>
          <table:table-cell table:number-columns-repeated="3"/>
          <table:table-cell table:formula="of:=CONCATENATE([.AB238];&quot;,&quot;;[.AC238];&quot;,&quot;; TEXT([.AK238];&quot;#&quot;))" office:value-type="string" office:string-value="LAU_ET_AL,EDA,1">
            <text:p>LAU_ET_AL,EDA,1</text:p>
          </table:table-cell>
        </table:table-row>
        <table:table-row table:style-name="ro1">
          <table:table-cell office:value-type="string">
            <text:p>2J5JKM05BMJT9QM19QKPHRA7V3DDI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3Q24E6AUBXHB15CMV093BZWN8JW0R</text:p>
          </table:table-cell>
          <table:table-cell office:value-type="string">
            <text:p>A997OZ3H2B3Q2</text:p>
          </table:table-cell>
          <table:table-cell office:value-type="string">
            <text:p>Submitted</text:p>
          </table:table-cell>
          <table:table-cell office:value-type="string">
            <text:p>Sat Nov 10 06:47:01 GMT 2012</text:p>
          </table:table-cell>
          <table:table-cell office:value-type="string">
            <text:p>Sat Nov 10 06:48:10 GMT 2012</text:p>
          </table:table-cell>
          <table:table-cell office:value-type="string">
            <text:p>Fri Nov 16 22:48:10 PST 2012</text:p>
          </table:table-cell>
          <table:table-cell table:number-columns-repeated="3"/>
          <table:table-cell office:value-type="float" office:value="69">
            <text:p>69</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Calvin_Coolidge_3:3.txt</text:p>
          </table:table-cell>
          <table:table-cell office:value-type="string">
            <text:p>That is the legal limitation within which the Congress can act, How it will, proceed within this limitation is always a question of policy. When the country is prosperous and free from debt, when the rate of taxation is low, opportunity exists for assuming new burdens and undertaking new enterprises. Such a condition now prevails only to a limited extent. All proposals for assuming new obligations ought to be postponed, unless they are reproductive capital investments or are such as are absolutely necessary at this time. We still have an enormous debt of over $20,000,000,000, on which the interest and sinking-fund requirements are $1,320,000,000. Our appropriations for the Pension Office and the Veterans&amp;apos; Bureau are $600,000,000. The War and Navy Departments call for $642,000,000. Other requirements, exclusive of the Post Office &amp;apos; which is virtually self-sustaining, brought the appropriations for the current year up to almost C3,100,060,000. This shows an expenditure of close to $30 for every inhabitant of our country. For the average family of five it means a tax, directly or indirectly paid, of about $150 for national purposes alone. The local tax adds much more. These enormous expenditures ought not to be increased, but through every possible effort they ought to be reduced.&lt;br/&gt;&lt;br/&gt;Only one of these great items can be ultimately extinguished. That is the item of our war debt. Already this has been reduced to about $6,000,000,000, which means an annual saving in interest of close to $250,000,000. The present interest charge is about $820,000,000 yearly. It would seem to be obvious that the sooner this debt can be retired the more the taxpayers will save in interest and the easier it will be to secure funds with which to prosecute needed running expenses, constructions, and improvements. This item of $820,000,000 for interest is a heavy charge on all the people of the country, and it seems to me that we might well consider whether it is not greatly worth while to dispense with it as early as possible by retiring the principal debt which it is required to serve.&lt;br/&gt;&lt;br/&gt;</text:p>
          </table:table-cell>
          <table:table-cell office:value-type="string">
            <text:p>Fiscal</text:p>
          </table:table-cell>
          <table:table-cell office:value-type="string">
            <text:p>http://en.wikipedia.org/wiki/Fiscal</text:p>
          </table:table-cell>
          <table:table-cell office:value-type="string">
            <text:p>Financial history of the Dutch Republic</text:p>
          </table:table-cell>
          <table:table-cell office:value-type="string">
            <text:p>http://en.wikipedia.org/wiki/Financial_history_of_the_Dutch_Republic</text:p>
          </table:table-cell>
          <table:table-cell/>
          <table:table-cell office:value-type="float" office:value="1">
            <text:p>1</text:p>
          </table:table-cell>
          <table:table-cell table:number-columns-repeated="3"/>
          <table:table-cell table:formula="of:=CONCATENATE([.AB239];&quot;,&quot;;[.AC239];&quot;,&quot;; TEXT([.AK239];&quot;#&quot;))" office:value-type="string" office:string-value="LAU_ET_AL,EDA,1">
            <text:p>LAU_ET_AL,EDA,1</text:p>
          </table:table-cell>
        </table:table-row>
        <table:table-row table:style-name="ro1">
          <table:table-cell office:value-type="string">
            <text:p>2J5JKM05BMJT9QM19QKPHRA7V3DDI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G2UC26DG67DG6R07PB0KOK2TVWD6X</text:p>
          </table:table-cell>
          <table:table-cell office:value-type="string">
            <text:p>A3QZFGGOFP9QT7</text:p>
          </table:table-cell>
          <table:table-cell office:value-type="string">
            <text:p>Submitted</text:p>
          </table:table-cell>
          <table:table-cell office:value-type="string">
            <text:p>Sat Nov 10 05:47:58 GMT 2012</text:p>
          </table:table-cell>
          <table:table-cell office:value-type="string">
            <text:p>Sat Nov 10 05:48:44 GMT 2012</text:p>
          </table:table-cell>
          <table:table-cell office:value-type="string">
            <text:p>Fri Nov 16 21:48:44 PST 2012</text:p>
          </table:table-cell>
          <table:table-cell table:number-columns-repeated="3"/>
          <table:table-cell office:value-type="float" office:value="46">
            <text:p>4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Calvin_Coolidge_3:3.txt</text:p>
          </table:table-cell>
          <table:table-cell office:value-type="string">
            <text:p>That is the legal limitation within which the Congress can act, How it will, proceed within this limitation is always a question of policy. When the country is prosperous and free from debt, when the rate of taxation is low, opportunity exists for assuming new burdens and undertaking new enterprises. Such a condition now prevails only to a limited extent. All proposals for assuming new obligations ought to be postponed, unless they are reproductive capital investments or are such as are absolutely necessary at this time. We still have an enormous debt of over $20,000,000,000, on which the interest and sinking-fund requirements are $1,320,000,000. Our appropriations for the Pension Office and the Veterans&amp;apos; Bureau are $600,000,000. The War and Navy Departments call for $642,000,000. Other requirements, exclusive of the Post Office &amp;apos; which is virtually self-sustaining, brought the appropriations for the current year up to almost C3,100,060,000. This shows an expenditure of close to $30 for every inhabitant of our country. For the average family of five it means a tax, directly or indirectly paid, of about $150 for national purposes alone. The local tax adds much more. These enormous expenditures ought not to be increased, but through every possible effort they ought to be reduced.&lt;br/&gt;&lt;br/&gt;Only one of these great items can be ultimately extinguished. That is the item of our war debt. Already this has been reduced to about $6,000,000,000, which means an annual saving in interest of close to $250,000,000. The present interest charge is about $820,000,000 yearly. It would seem to be obvious that the sooner this debt can be retired the more the taxpayers will save in interest and the easier it will be to secure funds with which to prosecute needed running expenses, constructions, and improvements. This item of $820,000,000 for interest is a heavy charge on all the people of the country, and it seems to me that we might well consider whether it is not greatly worth while to dispense with it as early as possible by retiring the principal debt which it is required to serve.&lt;br/&gt;&lt;br/&gt;</text:p>
          </table:table-cell>
          <table:table-cell office:value-type="string">
            <text:p>Fiscal</text:p>
          </table:table-cell>
          <table:table-cell office:value-type="string">
            <text:p>http://en.wikipedia.org/wiki/Fiscal</text:p>
          </table:table-cell>
          <table:table-cell office:value-type="string">
            <text:p>Financial history of the Dutch Republic</text:p>
          </table:table-cell>
          <table:table-cell office:value-type="string">
            <text:p>http://en.wikipedia.org/wiki/Financial_history_of_the_Dutch_Republic</text:p>
          </table:table-cell>
          <table:table-cell/>
          <table:table-cell office:value-type="float" office:value="1">
            <text:p>1</text:p>
          </table:table-cell>
          <table:table-cell table:number-columns-repeated="3"/>
          <table:table-cell table:formula="of:=CONCATENATE([.AB240];&quot;,&quot;;[.AC240];&quot;,&quot;; TEXT([.AK240];&quot;#&quot;))" office:value-type="string" office:string-value="LAU_ET_AL,EDA,1">
            <text:p>LAU_ET_AL,EDA,1</text:p>
          </table:table-cell>
        </table:table-row>
        <table:table-row table:style-name="ro1">
          <table:table-cell office:value-type="string">
            <text:p>2J5JKM05BMJT9QM19QKPHRA7V3DDI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TMNU8LZ6R70VEFEFNZJBVE769QL58</text:p>
          </table:table-cell>
          <table:table-cell office:value-type="string">
            <text:p>A1AVAUPSZLDN64</text:p>
          </table:table-cell>
          <table:table-cell office:value-type="string">
            <text:p>Submitted</text:p>
          </table:table-cell>
          <table:table-cell office:value-type="string">
            <text:p>Sat Nov 10 06:47:03 GMT 2012</text:p>
          </table:table-cell>
          <table:table-cell office:value-type="string">
            <text:p>Sat Nov 10 06:47:16 GMT 2012</text:p>
          </table:table-cell>
          <table:table-cell office:value-type="string">
            <text:p>Fri Nov 16 22:47:16 PST 2012</text:p>
          </table:table-cell>
          <table:table-cell table:number-columns-repeated="3"/>
          <table:table-cell office:value-type="float" office:value="13">
            <text:p>13</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Calvin_Coolidge_3:3.txt</text:p>
          </table:table-cell>
          <table:table-cell office:value-type="string">
            <text:p>That is the legal limitation within which the Congress can act, How it will, proceed within this limitation is always a question of policy. When the country is prosperous and free from debt, when the rate of taxation is low, opportunity exists for assuming new burdens and undertaking new enterprises. Such a condition now prevails only to a limited extent. All proposals for assuming new obligations ought to be postponed, unless they are reproductive capital investments or are such as are absolutely necessary at this time. We still have an enormous debt of over $20,000,000,000, on which the interest and sinking-fund requirements are $1,320,000,000. Our appropriations for the Pension Office and the Veterans&amp;apos; Bureau are $600,000,000. The War and Navy Departments call for $642,000,000. Other requirements, exclusive of the Post Office &amp;apos; which is virtually self-sustaining, brought the appropriations for the current year up to almost C3,100,060,000. This shows an expenditure of close to $30 for every inhabitant of our country. For the average family of five it means a tax, directly or indirectly paid, of about $150 for national purposes alone. The local tax adds much more. These enormous expenditures ought not to be increased, but through every possible effort they ought to be reduced.&lt;br/&gt;&lt;br/&gt;Only one of these great items can be ultimately extinguished. That is the item of our war debt. Already this has been reduced to about $6,000,000,000, which means an annual saving in interest of close to $250,000,000. The present interest charge is about $820,000,000 yearly. It would seem to be obvious that the sooner this debt can be retired the more the taxpayers will save in interest and the easier it will be to secure funds with which to prosecute needed running expenses, constructions, and improvements. This item of $820,000,000 for interest is a heavy charge on all the people of the country, and it seems to me that we might well consider whether it is not greatly worth while to dispense with it as early as possible by retiring the principal debt which it is required to serve.&lt;br/&gt;&lt;br/&gt;</text:p>
          </table:table-cell>
          <table:table-cell office:value-type="string">
            <text:p>Fiscal</text:p>
          </table:table-cell>
          <table:table-cell office:value-type="string">
            <text:p>http://en.wikipedia.org/wiki/Fiscal</text:p>
          </table:table-cell>
          <table:table-cell office:value-type="string">
            <text:p>Financial history of the Dutch Republic</text:p>
          </table:table-cell>
          <table:table-cell office:value-type="string">
            <text:p>http://en.wikipedia.org/wiki/Financial_history_of_the_Dutch_Republic</text:p>
          </table:table-cell>
          <table:table-cell/>
          <table:table-cell office:value-type="float" office:value="1">
            <text:p>1</text:p>
          </table:table-cell>
          <table:table-cell table:number-columns-repeated="3"/>
          <table:table-cell table:formula="of:=CONCATENATE([.AB241];&quot;,&quot;;[.AC241];&quot;,&quot;; TEXT([.AK241];&quot;#&quot;))" office:value-type="string" office:string-value="LAU_ET_AL,EDA,1">
            <text:p>LAU_ET_AL,EDA,1</text:p>
          </table:table-cell>
        </table:table-row>
        <table:table-row table:style-name="ro1">
          <table:table-cell office:value-type="string">
            <text:p>2EXB0HFL42J107TDIHT7U0IGIIYL0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CB1LY58B727196LMU8D96YF2CET8M</text:p>
          </table:table-cell>
          <table:table-cell office:value-type="string">
            <text:p>A1GQCJDGRPG8ZR</text:p>
          </table:table-cell>
          <table:table-cell office:value-type="string">
            <text:p>Submitted</text:p>
          </table:table-cell>
          <table:table-cell office:value-type="string">
            <text:p>Sat Nov 10 07:04:54 GMT 2012</text:p>
          </table:table-cell>
          <table:table-cell office:value-type="string">
            <text:p>Sat Nov 10 07:06:04 GMT 2012</text:p>
          </table:table-cell>
          <table:table-cell office:value-type="string">
            <text:p>Fri Nov 16 23:06:04 PST 2012</text:p>
          </table:table-cell>
          <table:table-cell table:number-columns-repeated="3"/>
          <table:table-cell office:value-type="float" office:value="70">
            <text:p>70</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Bill_Clinton_8:63.txt</text:p>
          </table:table-cell>
          <table:table-cell office:value-type="string">
            <text:p>No tie binds different people together like citizen service. There&amp;apos;s a new spirit of service in America -- a movement we&amp;apos;ve tried to support with AmeriCorps, expanded Peace Corps, unprecedented new partnerships with businesses, foundations, community groups. Partnerships, for example, like the one that enlisted 12,000 companies which have now moved 650,000 of our fellow citizens from welfare to work. Partnerships to battle drug abuse, AIDS, teach young people to read, save America&amp;apos;s treasures, strengthen the arts, fight teen pregnancy, prevent violence among young people, promote racial healing. The American people are working together.&lt;br/&gt;&lt;br/&gt;But we should do more to help Americans help each other. First, we should help faith-based organizations to do more to fight poverty and drug abuse, and help people get back on the right track, with initiatives like Second Chance Homes that do so much to help unwed teen mothers. Second, we should support Americans who tithe and contribute to charities, but don&amp;apos;t earn enough to claim a tax deduction for it. Tonight, I propose new tax incentives that would allow low- and middle-income citizens who don&amp;apos;t itemize to get that deduction. It&amp;apos;s nothing but fair, and it will get more people to give.&lt;br/&gt;&lt;br/&gt;</text:p>
          </table:table-cell>
          <table:table-cell office:value-type="string">
            <text:p>Federal</text:p>
          </table:table-cell>
          <table:table-cell office:value-type="string">
            <text:p>http://en.wikipedia.org/wiki/Federal</text:p>
          </table:table-cell>
          <table:table-cell office:value-type="string">
            <text:p>Constantia Kloof</text:p>
          </table:table-cell>
          <table:table-cell office:value-type="string">
            <text:p>http://en.wikipedia.org/wiki/Constantia_Kloof</text:p>
          </table:table-cell>
          <table:table-cell/>
          <table:table-cell office:value-type="float" office:value="1">
            <text:p>1</text:p>
          </table:table-cell>
          <table:table-cell table:number-columns-repeated="3"/>
          <table:table-cell table:formula="of:=CONCATENATE([.AB242];&quot;,&quot;;[.AC242];&quot;,&quot;; TEXT([.AK242];&quot;#&quot;))" office:value-type="string" office:string-value="LAU_ET_AL,RANDOM,1">
            <text:p>LAU_ET_AL,RANDOM,1</text:p>
          </table:table-cell>
        </table:table-row>
        <table:table-row table:style-name="ro1">
          <table:table-cell office:value-type="string">
            <text:p>2EXB0HFL42J107TDIHT7U0IGIIYL0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OQ5COW0LGRZIH0WMV363NUZ6VS7Y6</text:p>
          </table:table-cell>
          <table:table-cell office:value-type="string">
            <text:p>A1AVAUPSZLDN64</text:p>
          </table:table-cell>
          <table:table-cell office:value-type="string">
            <text:p>Submitted</text:p>
          </table:table-cell>
          <table:table-cell office:value-type="string">
            <text:p>Sat Nov 10 07:36:20 GMT 2012</text:p>
          </table:table-cell>
          <table:table-cell office:value-type="string">
            <text:p>Sat Nov 10 07:36:27 GMT 2012</text:p>
          </table:table-cell>
          <table:table-cell office:value-type="string">
            <text:p>Fri Nov 16 23:36:27 PST 2012</text:p>
          </table:table-cell>
          <table:table-cell table:number-columns-repeated="3"/>
          <table:table-cell office:value-type="float" office:value="7">
            <text:p>7</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Bill_Clinton_8:63.txt</text:p>
          </table:table-cell>
          <table:table-cell office:value-type="string">
            <text:p>No tie binds different people together like citizen service. There&amp;apos;s a new spirit of service in America -- a movement we&amp;apos;ve tried to support with AmeriCorps, expanded Peace Corps, unprecedented new partnerships with businesses, foundations, community groups. Partnerships, for example, like the one that enlisted 12,000 companies which have now moved 650,000 of our fellow citizens from welfare to work. Partnerships to battle drug abuse, AIDS, teach young people to read, save America&amp;apos;s treasures, strengthen the arts, fight teen pregnancy, prevent violence among young people, promote racial healing. The American people are working together.&lt;br/&gt;&lt;br/&gt;But we should do more to help Americans help each other. First, we should help faith-based organizations to do more to fight poverty and drug abuse, and help people get back on the right track, with initiatives like Second Chance Homes that do so much to help unwed teen mothers. Second, we should support Americans who tithe and contribute to charities, but don&amp;apos;t earn enough to claim a tax deduction for it. Tonight, I propose new tax incentives that would allow low- and middle-income citizens who don&amp;apos;t itemize to get that deduction. It&amp;apos;s nothing but fair, and it will get more people to give.&lt;br/&gt;&lt;br/&gt;</text:p>
          </table:table-cell>
          <table:table-cell office:value-type="string">
            <text:p>Federal</text:p>
          </table:table-cell>
          <table:table-cell office:value-type="string">
            <text:p>http://en.wikipedia.org/wiki/Federal</text:p>
          </table:table-cell>
          <table:table-cell office:value-type="string">
            <text:p>Constantia Kloof</text:p>
          </table:table-cell>
          <table:table-cell office:value-type="string">
            <text:p>http://en.wikipedia.org/wiki/Constantia_Kloof</text:p>
          </table:table-cell>
          <table:table-cell/>
          <table:table-cell office:value-type="float" office:value="1">
            <text:p>1</text:p>
          </table:table-cell>
          <table:table-cell table:number-columns-repeated="3"/>
          <table:table-cell table:formula="of:=CONCATENATE([.AB243];&quot;,&quot;;[.AC243];&quot;,&quot;; TEXT([.AK243];&quot;#&quot;))" office:value-type="string" office:string-value="LAU_ET_AL,RANDOM,1">
            <text:p>LAU_ET_AL,RANDOM,1</text:p>
          </table:table-cell>
        </table:table-row>
        <table:table-row table:style-name="ro1">
          <table:table-cell office:value-type="string">
            <text:p>2EXB0HFL42J107TDIHT7U0IGIIYL0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VYVCPWZ9RNDBRC082YSV3DTQB0BQP</text:p>
          </table:table-cell>
          <table:table-cell office:value-type="string">
            <text:p>A997OZ3H2B3Q2</text:p>
          </table:table-cell>
          <table:table-cell office:value-type="string">
            <text:p>Submitted</text:p>
          </table:table-cell>
          <table:table-cell office:value-type="string">
            <text:p>Sat Nov 10 07:15:13 GMT 2012</text:p>
          </table:table-cell>
          <table:table-cell office:value-type="string">
            <text:p>Sat Nov 10 07:15:33 GMT 2012</text:p>
          </table:table-cell>
          <table:table-cell office:value-type="string">
            <text:p>Fri Nov 16 23:15:33 PST 2012</text:p>
          </table:table-cell>
          <table:table-cell table:number-columns-repeated="3"/>
          <table:table-cell office:value-type="float" office:value="20">
            <text:p>20</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Bill_Clinton_8:63.txt</text:p>
          </table:table-cell>
          <table:table-cell office:value-type="string">
            <text:p>No tie binds different people together like citizen service. There&amp;apos;s a new spirit of service in America -- a movement we&amp;apos;ve tried to support with AmeriCorps, expanded Peace Corps, unprecedented new partnerships with businesses, foundations, community groups. Partnerships, for example, like the one that enlisted 12,000 companies which have now moved 650,000 of our fellow citizens from welfare to work. Partnerships to battle drug abuse, AIDS, teach young people to read, save America&amp;apos;s treasures, strengthen the arts, fight teen pregnancy, prevent violence among young people, promote racial healing. The American people are working together.&lt;br/&gt;&lt;br/&gt;But we should do more to help Americans help each other. First, we should help faith-based organizations to do more to fight poverty and drug abuse, and help people get back on the right track, with initiatives like Second Chance Homes that do so much to help unwed teen mothers. Second, we should support Americans who tithe and contribute to charities, but don&amp;apos;t earn enough to claim a tax deduction for it. Tonight, I propose new tax incentives that would allow low- and middle-income citizens who don&amp;apos;t itemize to get that deduction. It&amp;apos;s nothing but fair, and it will get more people to give.&lt;br/&gt;&lt;br/&gt;</text:p>
          </table:table-cell>
          <table:table-cell office:value-type="string">
            <text:p>Federal</text:p>
          </table:table-cell>
          <table:table-cell office:value-type="string">
            <text:p>http://en.wikipedia.org/wiki/Federal</text:p>
          </table:table-cell>
          <table:table-cell office:value-type="string">
            <text:p>Constantia Kloof</text:p>
          </table:table-cell>
          <table:table-cell office:value-type="string">
            <text:p>http://en.wikipedia.org/wiki/Constantia_Kloof</text:p>
          </table:table-cell>
          <table:table-cell/>
          <table:table-cell office:value-type="float" office:value="1">
            <text:p>1</text:p>
          </table:table-cell>
          <table:table-cell table:number-columns-repeated="3"/>
          <table:table-cell table:formula="of:=CONCATENATE([.AB244];&quot;,&quot;;[.AC244];&quot;,&quot;; TEXT([.AK244];&quot;#&quot;))" office:value-type="string" office:string-value="LAU_ET_AL,RANDOM,1">
            <text:p>LAU_ET_AL,RANDOM,1</text:p>
          </table:table-cell>
        </table:table-row>
        <table:table-row table:style-name="ro1">
          <table:table-cell office:value-type="string">
            <text:p>2HNBMJTUHYW2V2DEYKYSDWM197FNI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M7806UFBNFSAPIQMD050W6NQID2GI</text:p>
          </table:table-cell>
          <table:table-cell office:value-type="string">
            <text:p>A2CZR0MGSEILRP</text:p>
          </table:table-cell>
          <table:table-cell office:value-type="string">
            <text:p>Submitted</text:p>
          </table:table-cell>
          <table:table-cell office:value-type="string">
            <text:p>Sat Nov 10 06:49:55 GMT 2012</text:p>
          </table:table-cell>
          <table:table-cell office:value-type="string">
            <text:p>Sat Nov 10 06:50:15 GMT 2012</text:p>
          </table:table-cell>
          <table:table-cell office:value-type="string">
            <text:p>Fri Nov 16 22:50:15 PST 2012</text:p>
          </table:table-cell>
          <table:table-cell table:number-columns-repeated="3"/>
          <table:table-cell office:value-type="float" office:value="20">
            <text:p>20</text:p>
          </table:table-cell>
          <table:table-cell office:value-type="string">
            <text:p>100% (10/10)</text:p>
          </table:table-cell>
          <table:table-cell table:number-columns-repeated="2"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Grover_Cleveland_7:62.txt</text:p>
          </table:table-cell>
          <table:table-cell office:value-type="string">
            <text:p>Perhaps it is supposed that sufficient revenue receipts would in a sentimental way improve the situation by inspiring confidence in our solvency and allaying the fear of pecuniary exhaustion. And yet through all our struggles to maintain our gold reserve there never has been any apprehension as to our ready ability to pay our way with such money as we had, and the question whether or not our current receipts met our current expenses has not entered into the estimate of our solvency. Of course the general state of our funds, exclusive of gold, was entirely immaterial to the foreign creditor and investor. His debt could only be paid in gold, and his only concern was our ability to keep on hand that kind of money.&lt;br/&gt;&lt;br/&gt;On July 1, 1892, more than a year and a half before the first bonds were issued to replenish the gold reserve, there was a net balance in the Treasury, exclusive of such reserve, of less than $13,000,000, but the gold reserve amounted to more than $114,000,000, which was the quieting feature of the situation. It was when the stock of gold began rapidly to fall that fright supervened and our securities held abroad were returned for sale and debts owed abroad were pressed for payment. In the meantime extensive shipments of gold and other unfavorable indications caused restlessness and fright among our people at home. Thereupon the general state of our funds, exclusive of gold, became also immaterial to them, and they too drew gold from the Treasury for hoarding against all contingencies. This is plainly shown by the large increase in the proportion of gold withdrawn which was retained by our own people as time and threatening incidents progressed. During the fiscal year ending June 30, 1894, nearly $85,000,000 in gold was withdrawn from the Treasury and about $77,000,000 was sent abroad, while during the fiscal year ending June 30, 1895, over $117,000,000 was drawn out, of which only about $66,000,000 was shipped, leaving the large balance of such withdrawals to be accounted for by domestic hoarding.&lt;br/&gt;&lt;br/&gt;</text:p>
          </table:table-cell>
          <table:table-cell office:value-type="string">
            <text:p>R756 road</text:p>
          </table:table-cell>
          <table:table-cell office:value-type="string">
            <text:p>http://en.wikipedia.org/wiki/R756_road</text:p>
          </table:table-cell>
          <table:table-cell office:value-type="string">
            <text:p>Subprime mortgage crisis solutions debate</text:p>
          </table:table-cell>
          <table:table-cell office:value-type="string">
            <text:p>http://en.wikipedia.org/wiki/Subprime_mortgage_crisis_solutions_debate</text:p>
          </table:table-cell>
          <table:table-cell/>
          <table:table-cell office:value-type="float" office:value="2">
            <text:p>2</text:p>
          </table:table-cell>
          <table:table-cell table:number-columns-repeated="3"/>
          <table:table-cell table:formula="of:=CONCATENATE([.AB245];&quot;,&quot;;[.AC245];&quot;,&quot;; TEXT([.AK245];&quot;#&quot;))" office:value-type="string" office:string-value="RANDOM,EDA,2">
            <text:p>RANDOM,EDA,2</text:p>
          </table:table-cell>
        </table:table-row>
        <table:table-row table:style-name="ro1">
          <table:table-cell office:value-type="string">
            <text:p>2HNBMJTUHYW2V2DEYKYSDWM197FNI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TNCNHMVHVKCY9P6RCY4R79K0E6421</text:p>
          </table:table-cell>
          <table:table-cell office:value-type="string">
            <text:p>A997OZ3H2B3Q2</text:p>
          </table:table-cell>
          <table:table-cell office:value-type="string">
            <text:p>Submitted</text:p>
          </table:table-cell>
          <table:table-cell office:value-type="string">
            <text:p>Sat Nov 10 07:07:32 GMT 2012</text:p>
          </table:table-cell>
          <table:table-cell office:value-type="string">
            <text:p>Sat Nov 10 07:07:56 GMT 2012</text:p>
          </table:table-cell>
          <table:table-cell office:value-type="string">
            <text:p>Fri Nov 16 23:07:56 PST 2012</text:p>
          </table:table-cell>
          <table:table-cell table:number-columns-repeated="3"/>
          <table:table-cell office:value-type="float" office:value="24">
            <text:p>24</text:p>
          </table:table-cell>
          <table:table-cell office:value-type="string">
            <text:p>100% (218/218)</text:p>
          </table:table-cell>
          <table:table-cell table:number-columns-repeated="2"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Grover_Cleveland_7:62.txt</text:p>
          </table:table-cell>
          <table:table-cell office:value-type="string">
            <text:p>Perhaps it is supposed that sufficient revenue receipts would in a sentimental way improve the situation by inspiring confidence in our solvency and allaying the fear of pecuniary exhaustion. And yet through all our struggles to maintain our gold reserve there never has been any apprehension as to our ready ability to pay our way with such money as we had, and the question whether or not our current receipts met our current expenses has not entered into the estimate of our solvency. Of course the general state of our funds, exclusive of gold, was entirely immaterial to the foreign creditor and investor. His debt could only be paid in gold, and his only concern was our ability to keep on hand that kind of money.&lt;br/&gt;&lt;br/&gt;On July 1, 1892, more than a year and a half before the first bonds were issued to replenish the gold reserve, there was a net balance in the Treasury, exclusive of such reserve, of less than $13,000,000, but the gold reserve amounted to more than $114,000,000, which was the quieting feature of the situation. It was when the stock of gold began rapidly to fall that fright supervened and our securities held abroad were returned for sale and debts owed abroad were pressed for payment. In the meantime extensive shipments of gold and other unfavorable indications caused restlessness and fright among our people at home. Thereupon the general state of our funds, exclusive of gold, became also immaterial to them, and they too drew gold from the Treasury for hoarding against all contingencies. This is plainly shown by the large increase in the proportion of gold withdrawn which was retained by our own people as time and threatening incidents progressed. During the fiscal year ending June 30, 1894, nearly $85,000,000 in gold was withdrawn from the Treasury and about $77,000,000 was sent abroad, while during the fiscal year ending June 30, 1895, over $117,000,000 was drawn out, of which only about $66,000,000 was shipped, leaving the large balance of such withdrawals to be accounted for by domestic hoarding.&lt;br/&gt;&lt;br/&gt;</text:p>
          </table:table-cell>
          <table:table-cell office:value-type="string">
            <text:p>R756 road</text:p>
          </table:table-cell>
          <table:table-cell office:value-type="string">
            <text:p>http://en.wikipedia.org/wiki/R756_road</text:p>
          </table:table-cell>
          <table:table-cell office:value-type="string">
            <text:p>Subprime mortgage crisis solutions debate</text:p>
          </table:table-cell>
          <table:table-cell office:value-type="string">
            <text:p>http://en.wikipedia.org/wiki/Subprime_mortgage_crisis_solutions_debate</text:p>
          </table:table-cell>
          <table:table-cell/>
          <table:table-cell office:value-type="float" office:value="2">
            <text:p>2</text:p>
          </table:table-cell>
          <table:table-cell table:number-columns-repeated="3"/>
          <table:table-cell table:formula="of:=CONCATENATE([.AB246];&quot;,&quot;;[.AC246];&quot;,&quot;; TEXT([.AK246];&quot;#&quot;))" office:value-type="string" office:string-value="RANDOM,EDA,2">
            <text:p>RANDOM,EDA,2</text:p>
          </table:table-cell>
        </table:table-row>
        <table:table-row table:style-name="ro1">
          <table:table-cell office:value-type="string">
            <text:p>2HNBMJTUHYW2V2DEYKYSDWM197FNI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TUD21O3W5XHFSDUZSTK6EPL263AGV</text:p>
          </table:table-cell>
          <table:table-cell office:value-type="string">
            <text:p>A1AVAUPSZLDN64</text:p>
          </table:table-cell>
          <table:table-cell office:value-type="string">
            <text:p>Submitted</text:p>
          </table:table-cell>
          <table:table-cell office:value-type="string">
            <text:p>Sat Nov 10 06:13:08 GMT 2012</text:p>
          </table:table-cell>
          <table:table-cell office:value-type="string">
            <text:p>Sat Nov 10 06:14:41 GMT 2012</text:p>
          </table:table-cell>
          <table:table-cell office:value-type="string">
            <text:p>Fri Nov 16 22:14:41 PST 2012</text:p>
          </table:table-cell>
          <table:table-cell table:number-columns-repeated="3"/>
          <table:table-cell office:value-type="float" office:value="93">
            <text:p>93</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Grover_Cleveland_7:62.txt</text:p>
          </table:table-cell>
          <table:table-cell office:value-type="string">
            <text:p>Perhaps it is supposed that sufficient revenue receipts would in a sentimental way improve the situation by inspiring confidence in our solvency and allaying the fear of pecuniary exhaustion. And yet through all our struggles to maintain our gold reserve there never has been any apprehension as to our ready ability to pay our way with such money as we had, and the question whether or not our current receipts met our current expenses has not entered into the estimate of our solvency. Of course the general state of our funds, exclusive of gold, was entirely immaterial to the foreign creditor and investor. His debt could only be paid in gold, and his only concern was our ability to keep on hand that kind of money.&lt;br/&gt;&lt;br/&gt;On July 1, 1892, more than a year and a half before the first bonds were issued to replenish the gold reserve, there was a net balance in the Treasury, exclusive of such reserve, of less than $13,000,000, but the gold reserve amounted to more than $114,000,000, which was the quieting feature of the situation. It was when the stock of gold began rapidly to fall that fright supervened and our securities held abroad were returned for sale and debts owed abroad were pressed for payment. In the meantime extensive shipments of gold and other unfavorable indications caused restlessness and fright among our people at home. Thereupon the general state of our funds, exclusive of gold, became also immaterial to them, and they too drew gold from the Treasury for hoarding against all contingencies. This is plainly shown by the large increase in the proportion of gold withdrawn which was retained by our own people as time and threatening incidents progressed. During the fiscal year ending June 30, 1894, nearly $85,000,000 in gold was withdrawn from the Treasury and about $77,000,000 was sent abroad, while during the fiscal year ending June 30, 1895, over $117,000,000 was drawn out, of which only about $66,000,000 was shipped, leaving the large balance of such withdrawals to be accounted for by domestic hoarding.&lt;br/&gt;&lt;br/&gt;</text:p>
          </table:table-cell>
          <table:table-cell office:value-type="string">
            <text:p>R756 road</text:p>
          </table:table-cell>
          <table:table-cell office:value-type="string">
            <text:p>http://en.wikipedia.org/wiki/R756_road</text:p>
          </table:table-cell>
          <table:table-cell office:value-type="string">
            <text:p>Subprime mortgage crisis solutions debate</text:p>
          </table:table-cell>
          <table:table-cell office:value-type="string">
            <text:p>http://en.wikipedia.org/wiki/Subprime_mortgage_crisis_solutions_debate</text:p>
          </table:table-cell>
          <table:table-cell office:value-type="string">
            <text:p>Neither have much to do with text, so picked government related one.</text:p>
          </table:table-cell>
          <table:table-cell office:value-type="float" office:value="2">
            <text:p>2</text:p>
          </table:table-cell>
          <table:table-cell table:number-columns-repeated="3"/>
          <table:table-cell table:formula="of:=CONCATENATE([.AB247];&quot;,&quot;;[.AC247];&quot;,&quot;; TEXT([.AK247];&quot;#&quot;))" office:value-type="string" office:string-value="RANDOM,EDA,2">
            <text:p>RANDOM,EDA,2</text:p>
          </table:table-cell>
        </table:table-row>
        <table:table-row table:style-name="ro1">
          <table:table-cell office:value-type="string">
            <text:p>2JJO3W5XH0JP4167R85PTSP78I2DJ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GYRLPHIT3HVBJJPPGTNRQ21HKZAIT</text:p>
          </table:table-cell>
          <table:table-cell office:value-type="string">
            <text:p>A997OZ3H2B3Q2</text:p>
          </table:table-cell>
          <table:table-cell office:value-type="string">
            <text:p>Submitted</text:p>
          </table:table-cell>
          <table:table-cell office:value-type="string">
            <text:p>Sat Nov 10 07:18:03 GMT 2012</text:p>
          </table:table-cell>
          <table:table-cell office:value-type="string">
            <text:p>Sat Nov 10 07:18:28 GMT 2012</text:p>
          </table:table-cell>
          <table:table-cell office:value-type="string">
            <text:p>Fri Nov 16 23:18:28 PST 2012</text:p>
          </table:table-cell>
          <table:table-cell table:number-columns-repeated="3"/>
          <table:table-cell office:value-type="float" office:value="25">
            <text:p>25</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Delano_Roosevelt_11:7.txt</text:p>
          </table:table-cell>
          <table:table-cell office:value-type="string">
            <text:p>In the plain down-to-earth talks that I had with the Generalissimo and Marshal Stalin and Prime Minister Churchill, it was abundantly clear that they are all most deeply interested in the resumption of peaceful progress by their own peoples—progress toward a better life. All our allies want freedom to develop their lands and resources, to build up industry, to increase education and individual opportunity, and to raise standards of living.&lt;br/&gt;&lt;br/&gt;All our allies have learned by bitter experience that real development will not be possible if they are to be diverted from their purpose by repeated wars—or even threats of war.&lt;br/&gt;&lt;br/&gt;</text:p>
          </table:table-cell>
          <table:table-cell office:value-type="string">
            <text:p>Joel Brand</text:p>
          </table:table-cell>
          <table:table-cell office:value-type="string">
            <text:p>http://en.wikipedia.org/wiki/Joel_Brand</text:p>
          </table:table-cell>
          <table:table-cell office:value-type="string">
            <text:p>Nations</text:p>
          </table:table-cell>
          <table:table-cell office:value-type="string">
            <text:p>http://en.wikipedia.org/wiki/Nations</text:p>
          </table:table-cell>
          <table:table-cell/>
          <table:table-cell office:value-type="float" office:value="2">
            <text:p>2</text:p>
          </table:table-cell>
          <table:table-cell table:number-columns-repeated="3"/>
          <table:table-cell table:formula="of:=CONCATENATE([.AB248];&quot;,&quot;;[.AC248];&quot;,&quot;; TEXT([.AK248];&quot;#&quot;))" office:value-type="string" office:string-value="EDA,LAU_ET_AL,2">
            <text:p>EDA,LAU_ET_AL,2</text:p>
          </table:table-cell>
        </table:table-row>
        <table:table-row table:style-name="ro1">
          <table:table-cell office:value-type="string">
            <text:p>2JJO3W5XH0JP4167R85PTSP78I2DJ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JPBNVP3TVOKK33OCBP7YEOZPFO03O</text:p>
          </table:table-cell>
          <table:table-cell office:value-type="string">
            <text:p>A1AVAUPSZLDN64</text:p>
          </table:table-cell>
          <table:table-cell office:value-type="string">
            <text:p>Submitted</text:p>
          </table:table-cell>
          <table:table-cell office:value-type="string">
            <text:p>Sat Nov 10 06:41:26 GMT 2012</text:p>
          </table:table-cell>
          <table:table-cell office:value-type="string">
            <text:p>Sat Nov 10 06:41:52 GMT 2012</text:p>
          </table:table-cell>
          <table:table-cell office:value-type="string">
            <text:p>Fri Nov 16 22:41:52 PST 2012</text:p>
          </table:table-cell>
          <table:table-cell table:number-columns-repeated="3"/>
          <table:table-cell office:value-type="float" office:value="26">
            <text:p>26</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Delano_Roosevelt_11:7.txt</text:p>
          </table:table-cell>
          <table:table-cell office:value-type="string">
            <text:p>In the plain down-to-earth talks that I had with the Generalissimo and Marshal Stalin and Prime Minister Churchill, it was abundantly clear that they are all most deeply interested in the resumption of peaceful progress by their own peoples—progress toward a better life. All our allies want freedom to develop their lands and resources, to build up industry, to increase education and individual opportunity, and to raise standards of living.&lt;br/&gt;&lt;br/&gt;All our allies have learned by bitter experience that real development will not be possible if they are to be diverted from their purpose by repeated wars—or even threats of war.&lt;br/&gt;&lt;br/&gt;</text:p>
          </table:table-cell>
          <table:table-cell office:value-type="string">
            <text:p>Joel Brand</text:p>
          </table:table-cell>
          <table:table-cell office:value-type="string">
            <text:p>http://en.wikipedia.org/wiki/Joel_Brand</text:p>
          </table:table-cell>
          <table:table-cell office:value-type="string">
            <text:p>Nations</text:p>
          </table:table-cell>
          <table:table-cell office:value-type="string">
            <text:p>http://en.wikipedia.org/wiki/Nations</text:p>
          </table:table-cell>
          <table:table-cell/>
          <table:table-cell office:value-type="float" office:value="2">
            <text:p>2</text:p>
          </table:table-cell>
          <table:table-cell table:number-columns-repeated="3"/>
          <table:table-cell table:formula="of:=CONCATENATE([.AB249];&quot;,&quot;;[.AC249];&quot;,&quot;; TEXT([.AK249];&quot;#&quot;))" office:value-type="string" office:string-value="EDA,LAU_ET_AL,2">
            <text:p>EDA,LAU_ET_AL,2</text:p>
          </table:table-cell>
        </table:table-row>
        <table:table-row table:style-name="ro1">
          <table:table-cell office:value-type="string">
            <text:p>2JJO3W5XH0JP4167R85PTSP78I2DJ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WIU6L5OBVCIG0L2BK9JN7GUBRCGZ4</text:p>
          </table:table-cell>
          <table:table-cell office:value-type="string">
            <text:p>A1GQCJDGRPG8ZR</text:p>
          </table:table-cell>
          <table:table-cell office:value-type="string">
            <text:p>Submitted</text:p>
          </table:table-cell>
          <table:table-cell office:value-type="string">
            <text:p>Sat Nov 10 07:02:17 GMT 2012</text:p>
          </table:table-cell>
          <table:table-cell office:value-type="string">
            <text:p>Sat Nov 10 07:02:37 GMT 2012</text:p>
          </table:table-cell>
          <table:table-cell office:value-type="string">
            <text:p>Fri Nov 16 23:02:37 PST 2012</text:p>
          </table:table-cell>
          <table:table-cell table:number-columns-repeated="3"/>
          <table:table-cell office:value-type="float" office:value="20">
            <text:p>2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Delano_Roosevelt_11:7.txt</text:p>
          </table:table-cell>
          <table:table-cell office:value-type="string">
            <text:p>In the plain down-to-earth talks that I had with the Generalissimo and Marshal Stalin and Prime Minister Churchill, it was abundantly clear that they are all most deeply interested in the resumption of peaceful progress by their own peoples—progress toward a better life. All our allies want freedom to develop their lands and resources, to build up industry, to increase education and individual opportunity, and to raise standards of living.&lt;br/&gt;&lt;br/&gt;All our allies have learned by bitter experience that real development will not be possible if they are to be diverted from their purpose by repeated wars—or even threats of war.&lt;br/&gt;&lt;br/&gt;</text:p>
          </table:table-cell>
          <table:table-cell office:value-type="string">
            <text:p>Joel Brand</text:p>
          </table:table-cell>
          <table:table-cell office:value-type="string">
            <text:p>http://en.wikipedia.org/wiki/Joel_Brand</text:p>
          </table:table-cell>
          <table:table-cell office:value-type="string">
            <text:p>Nations</text:p>
          </table:table-cell>
          <table:table-cell office:value-type="string">
            <text:p>http://en.wikipedia.org/wiki/Nations</text:p>
          </table:table-cell>
          <table:table-cell/>
          <table:table-cell office:value-type="float" office:value="1">
            <text:p>1</text:p>
          </table:table-cell>
          <table:table-cell table:number-columns-repeated="3"/>
          <table:table-cell table:formula="of:=CONCATENATE([.AB250];&quot;,&quot;;[.AC250];&quot;,&quot;; TEXT([.AK250];&quot;#&quot;))" office:value-type="string" office:string-value="EDA,LAU_ET_AL,1">
            <text:p>EDA,LAU_ET_AL,1</text:p>
          </table:table-cell>
        </table:table-row>
        <table:table-row table:style-name="ro1">
          <table:table-cell office:value-type="string">
            <text:p>2DJVP9746OQ17WEVE0X7851QNA4L1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8349F9SSSHXGA7TU2K5P5F8TLLXTW</text:p>
          </table:table-cell>
          <table:table-cell office:value-type="string">
            <text:p>A1AVAUPSZLDN64</text:p>
          </table:table-cell>
          <table:table-cell office:value-type="string">
            <text:p>Submitted</text:p>
          </table:table-cell>
          <table:table-cell office:value-type="string">
            <text:p>Sat Nov 10 06:43:44 GMT 2012</text:p>
          </table:table-cell>
          <table:table-cell office:value-type="string">
            <text:p>Sat Nov 10 06:43:50 GMT 2012</text:p>
          </table:table-cell>
          <table:table-cell office:value-type="string">
            <text:p>Fri Nov 16 22:43:50 PST 2012</text:p>
          </table:table-cell>
          <table:table-cell table:number-columns-repeated="3"/>
          <table:table-cell office:value-type="float" office:value="6">
            <text:p>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1:2.txt</text:p>
          </table:table-cell>
          <table:table-cell office:value-type="string">
            <text:p>Neither picture is complete in and of itself. And tonight I challenge and invite Congress to work with me to use the resources of one picture to repaint the other, to direct the advantages of our time to solve the problems of our people.&lt;br/&gt;&lt;br/&gt;Some of these resources will come from government, some but not all. Year after year in Washington, budget debates seem to come down to an old, tired argument: on one side those who want more government, regardless of the cost; on the other, those who want less government, regardless of the need.&lt;br/&gt;&lt;br/&gt;</text:p>
          </table:table-cell>
          <table:table-cell office:value-type="string">
            <text:p>Nations</text:p>
          </table:table-cell>
          <table:table-cell office:value-type="string">
            <text:p>http://en.wikipedia.org/wiki/Nations</text:p>
          </table:table-cell>
          <table:table-cell office:value-type="string">
            <text:p>G.I. Joe: A Real American Hero 25th Anniversary</text:p>
          </table:table-cell>
          <table:table-cell office:value-type="string">
            <text:p>http://en.wikipedia.org/wiki/G.I._Joe:_A_Real_American_Hero_25th_Anniversary</text:p>
          </table:table-cell>
          <table:table-cell/>
          <table:table-cell office:value-type="float" office:value="1">
            <text:p>1</text:p>
          </table:table-cell>
          <table:table-cell table:number-columns-repeated="3"/>
          <table:table-cell table:formula="of:=CONCATENATE([.AB251];&quot;,&quot;;[.AC251];&quot;,&quot;; TEXT([.AK251];&quot;#&quot;))" office:value-type="string" office:string-value="LAU_ET_AL,EDA,1">
            <text:p>LAU_ET_AL,EDA,1</text:p>
          </table:table-cell>
        </table:table-row>
        <table:table-row table:style-name="ro1">
          <table:table-cell office:value-type="string">
            <text:p>2DJVP9746OQ17WEVE0X7851QNA4L1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LFFSVGULF39K1KBUQSF03NYX0AN94</text:p>
          </table:table-cell>
          <table:table-cell office:value-type="string">
            <text:p>A2CZR0MGSEILRP</text:p>
          </table:table-cell>
          <table:table-cell office:value-type="string">
            <text:p>Submitted</text:p>
          </table:table-cell>
          <table:table-cell office:value-type="string">
            <text:p>Sat Nov 10 07:02:04 GMT 2012</text:p>
          </table:table-cell>
          <table:table-cell office:value-type="string">
            <text:p>Sat Nov 10 07:02:16 GMT 2012</text:p>
          </table:table-cell>
          <table:table-cell office:value-type="string">
            <text:p>Fri Nov 16 23:02:16 PST 2012</text:p>
          </table:table-cell>
          <table:table-cell table:number-columns-repeated="3"/>
          <table:table-cell office:value-type="float" office:value="12">
            <text:p>12</text:p>
          </table:table-cell>
          <table:table-cell office:value-type="string">
            <text:p>100% (10/10)</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1:2.txt</text:p>
          </table:table-cell>
          <table:table-cell office:value-type="string">
            <text:p>Neither picture is complete in and of itself. And tonight I challenge and invite Congress to work with me to use the resources of one picture to repaint the other, to direct the advantages of our time to solve the problems of our people.&lt;br/&gt;&lt;br/&gt;Some of these resources will come from government, some but not all. Year after year in Washington, budget debates seem to come down to an old, tired argument: on one side those who want more government, regardless of the cost; on the other, those who want less government, regardless of the need.&lt;br/&gt;&lt;br/&gt;</text:p>
          </table:table-cell>
          <table:table-cell office:value-type="string">
            <text:p>Nations</text:p>
          </table:table-cell>
          <table:table-cell office:value-type="string">
            <text:p>http://en.wikipedia.org/wiki/Nations</text:p>
          </table:table-cell>
          <table:table-cell office:value-type="string">
            <text:p>G.I. Joe: A Real American Hero 25th Anniversary</text:p>
          </table:table-cell>
          <table:table-cell office:value-type="string">
            <text:p>http://en.wikipedia.org/wiki/G.I._Joe:_A_Real_American_Hero_25th_Anniversary</text:p>
          </table:table-cell>
          <table:table-cell/>
          <table:table-cell office:value-type="float" office:value="1">
            <text:p>1</text:p>
          </table:table-cell>
          <table:table-cell table:number-columns-repeated="3"/>
          <table:table-cell table:formula="of:=CONCATENATE([.AB252];&quot;,&quot;;[.AC252];&quot;,&quot;; TEXT([.AK252];&quot;#&quot;))" office:value-type="string" office:string-value="LAU_ET_AL,EDA,1">
            <text:p>LAU_ET_AL,EDA,1</text:p>
          </table:table-cell>
        </table:table-row>
        <table:table-row table:style-name="ro1">
          <table:table-cell office:value-type="string">
            <text:p>2DJVP9746OQ17WEVE0X7851QNA4L1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XNP3TVOK5UFYEP3E05O7FYQ2I936R</text:p>
          </table:table-cell>
          <table:table-cell office:value-type="string">
            <text:p>A3CJ3U84B1VDOU</text:p>
          </table:table-cell>
          <table:table-cell office:value-type="string">
            <text:p>Submitted</text:p>
          </table:table-cell>
          <table:table-cell office:value-type="string">
            <text:p>Sat Nov 10 06:28:20 GMT 2012</text:p>
          </table:table-cell>
          <table:table-cell office:value-type="string">
            <text:p>Sat Nov 10 06:30:40 GMT 2012</text:p>
          </table:table-cell>
          <table:table-cell office:value-type="string">
            <text:p>Fri Nov 16 22:30:40 PST 2012</text:p>
          </table:table-cell>
          <table:table-cell table:number-columns-repeated="3"/>
          <table:table-cell office:value-type="float" office:value="140">
            <text:p>140</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1:2.txt</text:p>
          </table:table-cell>
          <table:table-cell office:value-type="string">
            <text:p>Neither picture is complete in and of itself. And tonight I challenge and invite Congress to work with me to use the resources of one picture to repaint the other, to direct the advantages of our time to solve the problems of our people.&lt;br/&gt;&lt;br/&gt;Some of these resources will come from government, some but not all. Year after year in Washington, budget debates seem to come down to an old, tired argument: on one side those who want more government, regardless of the cost; on the other, those who want less government, regardless of the need.&lt;br/&gt;&lt;br/&gt;</text:p>
          </table:table-cell>
          <table:table-cell office:value-type="string">
            <text:p>Nations</text:p>
          </table:table-cell>
          <table:table-cell office:value-type="string">
            <text:p>http://en.wikipedia.org/wiki/Nations</text:p>
          </table:table-cell>
          <table:table-cell office:value-type="string">
            <text:p>G.I. Joe: A Real American Hero 25th Anniversary</text:p>
          </table:table-cell>
          <table:table-cell office:value-type="string">
            <text:p>http://en.wikipedia.org/wiki/G.I._Joe:_A_Real_American_Hero_25th_Anniversary</text:p>
          </table:table-cell>
          <table:table-cell/>
          <table:table-cell office:value-type="float" office:value="1">
            <text:p>1</text:p>
          </table:table-cell>
          <table:table-cell table:number-columns-repeated="3"/>
          <table:table-cell table:formula="of:=CONCATENATE([.AB253];&quot;,&quot;;[.AC253];&quot;,&quot;; TEXT([.AK253];&quot;#&quot;))" office:value-type="string" office:string-value="LAU_ET_AL,EDA,1">
            <text:p>LAU_ET_AL,EDA,1</text:p>
          </table:table-cell>
        </table:table-row>
        <table:table-row table:style-name="ro1">
          <table:table-cell office:value-type="string">
            <text:p>2XO7D1X3V0FKFLCP9T51U7PKN72DK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2N7WGKCCVLLILY8AW8AXQ4CJ4M4UE</text:p>
          </table:table-cell>
          <table:table-cell office:value-type="string">
            <text:p>A1AVAUPSZLDN64</text:p>
          </table:table-cell>
          <table:table-cell office:value-type="string">
            <text:p>Submitted</text:p>
          </table:table-cell>
          <table:table-cell office:value-type="string">
            <text:p>Sat Nov 10 06:05:41 GMT 2012</text:p>
          </table:table-cell>
          <table:table-cell office:value-type="string">
            <text:p>Sat Nov 10 06:07:02 GMT 2012</text:p>
          </table:table-cell>
          <table:table-cell office:value-type="string">
            <text:p>Fri Nov 16 22:07:02 PST 2012</text:p>
          </table:table-cell>
          <table:table-cell table:number-columns-repeated="3"/>
          <table:table-cell office:value-type="float" office:value="81">
            <text:p>81</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Grover_Cleveland_4:66.txt</text:p>
          </table:table-cell>
          <table:table-cell office:value-type="string">
            <text:p>Under the provisions of the Army bill for the procurement of pneumatic dynamite guns, the necessary specifications are now being prepared, and advertisements for proposals will issue early in December. The guns will probably be of 15 inches caliber and fire a projectile that will carry a charge each of about 500 pounds of explosive gelatine with full-caliber projectiles. The guns will probably be delivered in from six to ten months from the date of the contract, so that all the guns of this class that can be procured under the provisions of the law will be purchased during the year 1889.&lt;br/&gt;&lt;br/&gt;I earnestly request that the recommendations contained in the Secretary&amp;apos;s report, all of which are, in my opinion, calculated to increase the usefulness and discipline of the Army, may receive the consideration of the Congress. Among these the proposal that there should be provided a plan for the examination of officers to test their fitness for promotion is of the utmost importance. This reform has been before recommended in the reports of the Secretary, and its expediency is so fully demonstrated by the argument he presents in its favor that its adoption should no longer be neglected.&lt;br/&gt;&lt;br/&gt;</text:p>
          </table:table-cell>
          <table:table-cell office:value-type="string">
            <text:p>Modern equipment of the British Army</text:p>
          </table:table-cell>
          <table:table-cell office:value-type="string">
            <text:p>http://en.wikipedia.org/wiki/Modern_equipment_of_the_British_Army</text:p>
          </table:table-cell>
          <table:table-cell office:value-type="string">
            <text:p>Daterape</text:p>
          </table:table-cell>
          <table:table-cell office:value-type="string">
            <text:p>http://en.wikipedia.org/wiki/Daterape</text:p>
          </table:table-cell>
          <table:table-cell/>
          <table:table-cell office:value-type="float" office:value="1">
            <text:p>1</text:p>
          </table:table-cell>
          <table:table-cell table:number-columns-repeated="3"/>
          <table:table-cell table:formula="of:=CONCATENATE([.AB254];&quot;,&quot;;[.AC254];&quot;,&quot;; TEXT([.AK254];&quot;#&quot;))" office:value-type="string" office:string-value="EDA,RANDOM,1">
            <text:p>EDA,RANDOM,1</text:p>
          </table:table-cell>
        </table:table-row>
        <table:table-row table:style-name="ro1">
          <table:table-cell office:value-type="string">
            <text:p>2XO7D1X3V0FKFLCP9T51U7PKN72DK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GMXFCD45XCE8W1XU3BIV3TGZLYYWU</text:p>
          </table:table-cell>
          <table:table-cell office:value-type="string">
            <text:p>A2CZR0MGSEILRP</text:p>
          </table:table-cell>
          <table:table-cell office:value-type="string">
            <text:p>Submitted</text:p>
          </table:table-cell>
          <table:table-cell office:value-type="string">
            <text:p>Sat Nov 10 06:52:29 GMT 2012</text:p>
          </table:table-cell>
          <table:table-cell office:value-type="string">
            <text:p>Sat Nov 10 06:52:54 GMT 2012</text:p>
          </table:table-cell>
          <table:table-cell office:value-type="string">
            <text:p>Fri Nov 16 22:52:54 PST 2012</text:p>
          </table:table-cell>
          <table:table-cell table:number-columns-repeated="3"/>
          <table:table-cell office:value-type="float" office:value="25">
            <text:p>25</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Grover_Cleveland_4:66.txt</text:p>
          </table:table-cell>
          <table:table-cell office:value-type="string">
            <text:p>Under the provisions of the Army bill for the procurement of pneumatic dynamite guns, the necessary specifications are now being prepared, and advertisements for proposals will issue early in December. The guns will probably be of 15 inches caliber and fire a projectile that will carry a charge each of about 500 pounds of explosive gelatine with full-caliber projectiles. The guns will probably be delivered in from six to ten months from the date of the contract, so that all the guns of this class that can be procured under the provisions of the law will be purchased during the year 1889.&lt;br/&gt;&lt;br/&gt;I earnestly request that the recommendations contained in the Secretary&amp;apos;s report, all of which are, in my opinion, calculated to increase the usefulness and discipline of the Army, may receive the consideration of the Congress. Among these the proposal that there should be provided a plan for the examination of officers to test their fitness for promotion is of the utmost importance. This reform has been before recommended in the reports of the Secretary, and its expediency is so fully demonstrated by the argument he presents in its favor that its adoption should no longer be neglected.&lt;br/&gt;&lt;br/&gt;</text:p>
          </table:table-cell>
          <table:table-cell office:value-type="string">
            <text:p>Modern equipment of the British Army</text:p>
          </table:table-cell>
          <table:table-cell office:value-type="string">
            <text:p>http://en.wikipedia.org/wiki/Modern_equipment_of_the_British_Army</text:p>
          </table:table-cell>
          <table:table-cell office:value-type="string">
            <text:p>Daterape</text:p>
          </table:table-cell>
          <table:table-cell office:value-type="string">
            <text:p>http://en.wikipedia.org/wiki/Daterape</text:p>
          </table:table-cell>
          <table:table-cell/>
          <table:table-cell office:value-type="float" office:value="1">
            <text:p>1</text:p>
          </table:table-cell>
          <table:table-cell table:number-columns-repeated="3"/>
          <table:table-cell table:formula="of:=CONCATENATE([.AB255];&quot;,&quot;;[.AC255];&quot;,&quot;; TEXT([.AK255];&quot;#&quot;))" office:value-type="string" office:string-value="EDA,RANDOM,1">
            <text:p>EDA,RANDOM,1</text:p>
          </table:table-cell>
        </table:table-row>
        <table:table-row table:style-name="ro1">
          <table:table-cell office:value-type="string">
            <text:p>2XO7D1X3V0FKFLCP9T51U7PKN72DK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P5EY5COW0LG68RDJ16LK6VN4H1W5L</text:p>
          </table:table-cell>
          <table:table-cell office:value-type="string">
            <text:p>A997OZ3H2B3Q2</text:p>
          </table:table-cell>
          <table:table-cell office:value-type="string">
            <text:p>Submitted</text:p>
          </table:table-cell>
          <table:table-cell office:value-type="string">
            <text:p>Sat Nov 10 09:02:21 GMT 2012</text:p>
          </table:table-cell>
          <table:table-cell office:value-type="string">
            <text:p>Sat Nov 10 09:02:52 GMT 2012</text:p>
          </table:table-cell>
          <table:table-cell office:value-type="string">
            <text:p>Sat Nov 17 01:02:52 PST 2012</text:p>
          </table:table-cell>
          <table:table-cell table:number-columns-repeated="3"/>
          <table:table-cell office:value-type="float" office:value="31">
            <text:p>31</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Grover_Cleveland_4:66.txt</text:p>
          </table:table-cell>
          <table:table-cell office:value-type="string">
            <text:p>Under the provisions of the Army bill for the procurement of pneumatic dynamite guns, the necessary specifications are now being prepared, and advertisements for proposals will issue early in December. The guns will probably be of 15 inches caliber and fire a projectile that will carry a charge each of about 500 pounds of explosive gelatine with full-caliber projectiles. The guns will probably be delivered in from six to ten months from the date of the contract, so that all the guns of this class that can be procured under the provisions of the law will be purchased during the year 1889.&lt;br/&gt;&lt;br/&gt;I earnestly request that the recommendations contained in the Secretary&amp;apos;s report, all of which are, in my opinion, calculated to increase the usefulness and discipline of the Army, may receive the consideration of the Congress. Among these the proposal that there should be provided a plan for the examination of officers to test their fitness for promotion is of the utmost importance. This reform has been before recommended in the reports of the Secretary, and its expediency is so fully demonstrated by the argument he presents in its favor that its adoption should no longer be neglected.&lt;br/&gt;&lt;br/&gt;</text:p>
          </table:table-cell>
          <table:table-cell office:value-type="string">
            <text:p>Modern equipment of the British Army</text:p>
          </table:table-cell>
          <table:table-cell office:value-type="string">
            <text:p>http://en.wikipedia.org/wiki/Modern_equipment_of_the_British_Army</text:p>
          </table:table-cell>
          <table:table-cell office:value-type="string">
            <text:p>Daterape</text:p>
          </table:table-cell>
          <table:table-cell office:value-type="string">
            <text:p>http://en.wikipedia.org/wiki/Daterape</text:p>
          </table:table-cell>
          <table:table-cell/>
          <table:table-cell office:value-type="float" office:value="1">
            <text:p>1</text:p>
          </table:table-cell>
          <table:table-cell table:number-columns-repeated="3"/>
          <table:table-cell table:formula="of:=CONCATENATE([.AB256];&quot;,&quot;;[.AC256];&quot;,&quot;; TEXT([.AK256];&quot;#&quot;))" office:value-type="string" office:string-value="EDA,RANDOM,1">
            <text:p>EDA,RANDOM,1</text:p>
          </table:table-cell>
        </table:table-row>
        <table:table-row table:style-name="ro1">
          <table:table-cell office:value-type="string">
            <text:p>227HIT3HVWAVZRU7UTH2972ZC77DLM</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2NQ8H88MQU60ECG2M91ZXX4KZI9S2</text:p>
          </table:table-cell>
          <table:table-cell office:value-type="string">
            <text:p>A1AVAUPSZLDN64</text:p>
          </table:table-cell>
          <table:table-cell office:value-type="string">
            <text:p>Submitted</text:p>
          </table:table-cell>
          <table:table-cell office:value-type="string">
            <text:p>Sat Nov 10 06:58:25 GMT 2012</text:p>
          </table:table-cell>
          <table:table-cell office:value-type="string">
            <text:p>Sat Nov 10 06:58:34 GMT 2012</text:p>
          </table:table-cell>
          <table:table-cell office:value-type="string">
            <text:p>Fri Nov 16 22:58:34 PST 2012</text:p>
          </table:table-cell>
          <table:table-cell table:number-columns-repeated="3"/>
          <table:table-cell office:value-type="float" office:value="9">
            <text:p>9</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Franklin_Delano_Roosevelt_2:4.txt</text:p>
          </table:table-cell>
          <table:table-cell office:value-type="string">
            <text:p>Let us, for a moment, strip from our simple purpose the confusion that results from a multiplicity of detail and from millions of written and spoken words.&lt;br/&gt;&lt;br/&gt;We find our population suffering from old inequalities, little changed by vast sporadic remedies. In spite of our efforts and in spite of our talk, we have not weeded out the over privileged and we have not effectively lifted up the underprivileged. Both of these manifestations of injustice have retarded happiness. No wise man has any intention of destroying what is known as the profit motive; because by the profit motive we mean the right by work to earn a decent livelihood for ourselves and for our families.&lt;br/&gt;&lt;br/&gt;</text:p>
          </table:table-cell>
          <table:table-cell office:value-type="string">
            <text:p>Labor</text:p>
          </table:table-cell>
          <table:table-cell office:value-type="string">
            <text:p>http://en.wikipedia.org/wiki/Labor</text:p>
          </table:table-cell>
          <table:table-cell office:value-type="string">
            <text:p>Wheat Fields (Van Gogh series)</text:p>
          </table:table-cell>
          <table:table-cell office:value-type="string">
            <text:p>http://en.wikipedia.org/wiki/Wheat_Fields_(Van_Gogh_series)</text:p>
          </table:table-cell>
          <table:table-cell/>
          <table:table-cell office:value-type="float" office:value="1">
            <text:p>1</text:p>
          </table:table-cell>
          <table:table-cell table:number-columns-repeated="3"/>
          <table:table-cell table:formula="of:=CONCATENATE([.AB257];&quot;,&quot;;[.AC257];&quot;,&quot;; TEXT([.AK257];&quot;#&quot;))" office:value-type="string" office:string-value="LAU_ET_AL,EDA,1">
            <text:p>LAU_ET_AL,EDA,1</text:p>
          </table:table-cell>
        </table:table-row>
        <table:table-row table:style-name="ro1">
          <table:table-cell office:value-type="string">
            <text:p>227HIT3HVWAVZRU7UTH2972ZC77DLM</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AGUQIHPCGJ2SBPTA6WXP0JPZAI171</text:p>
          </table:table-cell>
          <table:table-cell office:value-type="string">
            <text:p>A1GQCJDGRPG8ZR</text:p>
          </table:table-cell>
          <table:table-cell office:value-type="string">
            <text:p>Submitted</text:p>
          </table:table-cell>
          <table:table-cell office:value-type="string">
            <text:p>Sat Nov 10 07:08:57 GMT 2012</text:p>
          </table:table-cell>
          <table:table-cell office:value-type="string">
            <text:p>Sat Nov 10 07:09:12 GMT 2012</text:p>
          </table:table-cell>
          <table:table-cell office:value-type="string">
            <text:p>Fri Nov 16 23:09:12 PST 2012</text:p>
          </table:table-cell>
          <table:table-cell table:number-columns-repeated="3"/>
          <table:table-cell office:value-type="float" office:value="15">
            <text:p>15</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Franklin_Delano_Roosevelt_2:4.txt</text:p>
          </table:table-cell>
          <table:table-cell office:value-type="string">
            <text:p>Let us, for a moment, strip from our simple purpose the confusion that results from a multiplicity of detail and from millions of written and spoken words.&lt;br/&gt;&lt;br/&gt;We find our population suffering from old inequalities, little changed by vast sporadic remedies. In spite of our efforts and in spite of our talk, we have not weeded out the over privileged and we have not effectively lifted up the underprivileged. Both of these manifestations of injustice have retarded happiness. No wise man has any intention of destroying what is known as the profit motive; because by the profit motive we mean the right by work to earn a decent livelihood for ourselves and for our families.&lt;br/&gt;&lt;br/&gt;</text:p>
          </table:table-cell>
          <table:table-cell office:value-type="string">
            <text:p>Labor</text:p>
          </table:table-cell>
          <table:table-cell office:value-type="string">
            <text:p>http://en.wikipedia.org/wiki/Labor</text:p>
          </table:table-cell>
          <table:table-cell office:value-type="string">
            <text:p>Wheat Fields (Van Gogh series)</text:p>
          </table:table-cell>
          <table:table-cell office:value-type="string">
            <text:p>http://en.wikipedia.org/wiki/Wheat_Fields_(Van_Gogh_series)</text:p>
          </table:table-cell>
          <table:table-cell/>
          <table:table-cell office:value-type="float" office:value="1">
            <text:p>1</text:p>
          </table:table-cell>
          <table:table-cell table:number-columns-repeated="3"/>
          <table:table-cell table:formula="of:=CONCATENATE([.AB258];&quot;,&quot;;[.AC258];&quot;,&quot;; TEXT([.AK258];&quot;#&quot;))" office:value-type="string" office:string-value="LAU_ET_AL,EDA,1">
            <text:p>LAU_ET_AL,EDA,1</text:p>
          </table:table-cell>
        </table:table-row>
        <table:table-row table:style-name="ro1">
          <table:table-cell office:value-type="string">
            <text:p>227HIT3HVWAVZRU7UTH2972ZC77DLM</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WGFXRDS4IC1T71S4T6M91A2SD1VYO</text:p>
          </table:table-cell>
          <table:table-cell office:value-type="string">
            <text:p>AVQ23YRFWZKHH</text:p>
          </table:table-cell>
          <table:table-cell office:value-type="string">
            <text:p>Submitted</text:p>
          </table:table-cell>
          <table:table-cell office:value-type="string">
            <text:p>Sat Nov 10 08:21:13 GMT 2012</text:p>
          </table:table-cell>
          <table:table-cell office:value-type="string">
            <text:p>Sat Nov 10 08:21:38 GMT 2012</text:p>
          </table:table-cell>
          <table:table-cell office:value-type="string">
            <text:p>Sat Nov 17 00:21:38 PST 2012</text:p>
          </table:table-cell>
          <table:table-cell table:number-columns-repeated="3"/>
          <table:table-cell office:value-type="float" office:value="25">
            <text:p>25</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Franklin_Delano_Roosevelt_2:4.txt</text:p>
          </table:table-cell>
          <table:table-cell office:value-type="string">
            <text:p>Let us, for a moment, strip from our simple purpose the confusion that results from a multiplicity of detail and from millions of written and spoken words.&lt;br/&gt;&lt;br/&gt;We find our population suffering from old inequalities, little changed by vast sporadic remedies. In spite of our efforts and in spite of our talk, we have not weeded out the over privileged and we have not effectively lifted up the underprivileged. Both of these manifestations of injustice have retarded happiness. No wise man has any intention of destroying what is known as the profit motive; because by the profit motive we mean the right by work to earn a decent livelihood for ourselves and for our families.&lt;br/&gt;&lt;br/&gt;</text:p>
          </table:table-cell>
          <table:table-cell office:value-type="string">
            <text:p>Labor</text:p>
          </table:table-cell>
          <table:table-cell office:value-type="string">
            <text:p>http://en.wikipedia.org/wiki/Labor</text:p>
          </table:table-cell>
          <table:table-cell office:value-type="string">
            <text:p>Wheat Fields (Van Gogh series)</text:p>
          </table:table-cell>
          <table:table-cell office:value-type="string">
            <text:p>http://en.wikipedia.org/wiki/Wheat_Fields_(Van_Gogh_series)</text:p>
          </table:table-cell>
          <table:table-cell/>
          <table:table-cell office:value-type="float" office:value="1">
            <text:p>1</text:p>
          </table:table-cell>
          <table:table-cell table:number-columns-repeated="3"/>
          <table:table-cell table:formula="of:=CONCATENATE([.AB259];&quot;,&quot;;[.AC259];&quot;,&quot;; TEXT([.AK259];&quot;#&quot;))" office:value-type="string" office:string-value="LAU_ET_AL,EDA,1">
            <text:p>LAU_ET_AL,EDA,1</text:p>
          </table:table-cell>
        </table:table-row>
        <table:table-row table:style-name="ro1">
          <table:table-cell office:value-type="string">
            <text:p>2Z3KH1Q6SVQ8WHWRX4XLDOBVFGIL2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DVFDEY5COW00PF4AI3RNLC654SU3L</text:p>
          </table:table-cell>
          <table:table-cell office:value-type="string">
            <text:p>A997OZ3H2B3Q2</text:p>
          </table:table-cell>
          <table:table-cell office:value-type="string">
            <text:p>Submitted</text:p>
          </table:table-cell>
          <table:table-cell office:value-type="string">
            <text:p>Sat Nov 10 06:50:57 GMT 2012</text:p>
          </table:table-cell>
          <table:table-cell office:value-type="string">
            <text:p>Sat Nov 10 06:51:20 GMT 2012</text:p>
          </table:table-cell>
          <table:table-cell office:value-type="string">
            <text:p>Fri Nov 16 22:51:20 PST 2012</text:p>
          </table:table-cell>
          <table:table-cell table:number-columns-repeated="3"/>
          <table:table-cell office:value-type="float" office:value="23">
            <text:p>23</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1:77.txt</text:p>
          </table:table-cell>
          <table:table-cell office:value-type="string">
            <text:p>The work of the Coast and Geodetic Survey was during the last fiscal year carried on within the boundaries and off the coasts of thirty-two States, two Territories, and the District of Columbia. In July last certain irregularities were found to exist in the management of this Bureau, which led to a prompt investigation of its methods. The abuses which were brought to light by this examination and the reckless disregard of duty and the interests of the Government developed on the part of some of those connected with the service made a change of superintendency and a few of its other officers necessary. Since the Bureau has been in new hands an introduction of economies and the application of business methods have produced an important saving to the Government and a promise of more useful results.&lt;br/&gt;&lt;br/&gt;This service has never been regulated by anything but the most indefinite legal enactments and the most unsatisfactory rules. It was many years ago sanctioned apparently for a purpose regarded as temporary and related to a survey of our coast. Having gained a place in the appropriations made by Congress, it has gradually taken to itself powers and objects not contemplated in its creation and extended its operations until it sadly needs legislative attention.&lt;br/&gt;&lt;br/&gt;</text:p>
          </table:table-cell>
          <table:table-cell office:value-type="string">
            <text:p>Highway Beautification Act</text:p>
          </table:table-cell>
          <table:table-cell office:value-type="string">
            <text:p>http://en.wikipedia.org/wiki/Highway_Beautification_Act</text:p>
          </table:table-cell>
          <table:table-cell office:value-type="string">
            <text:p>Argentine Federal Police</text:p>
          </table:table-cell>
          <table:table-cell office:value-type="string">
            <text:p>http://en.wikipedia.org/wiki/Argentine_Federal_Police</text:p>
          </table:table-cell>
          <table:table-cell/>
          <table:table-cell office:value-type="float" office:value="2">
            <text:p>2</text:p>
          </table:table-cell>
          <table:table-cell table:number-columns-repeated="3"/>
          <table:table-cell table:formula="of:=CONCATENATE([.AB260];&quot;,&quot;;[.AC260];&quot;,&quot;; TEXT([.AK260];&quot;#&quot;))" office:value-type="string" office:string-value="LAU_ET_AL,EDA,2">
            <text:p>LAU_ET_AL,EDA,2</text:p>
          </table:table-cell>
        </table:table-row>
        <table:table-row table:style-name="ro1">
          <table:table-cell office:value-type="string">
            <text:p>2Z3KH1Q6SVQ8WHWRX4XLDOBVFGIL2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RN8ER9Y8TNKXVNXTFBFPS2OWHO6TD</text:p>
          </table:table-cell>
          <table:table-cell office:value-type="string">
            <text:p>A1AVAUPSZLDN64</text:p>
          </table:table-cell>
          <table:table-cell office:value-type="string">
            <text:p>Submitted</text:p>
          </table:table-cell>
          <table:table-cell office:value-type="string">
            <text:p>Sat Nov 10 06:50:56 GMT 2012</text:p>
          </table:table-cell>
          <table:table-cell office:value-type="string">
            <text:p>Sat Nov 10 06:51:16 GMT 2012</text:p>
          </table:table-cell>
          <table:table-cell office:value-type="string">
            <text:p>Fri Nov 16 22:51:16 PST 2012</text:p>
          </table:table-cell>
          <table:table-cell table:number-columns-repeated="3"/>
          <table:table-cell office:value-type="float" office:value="20">
            <text:p>20</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1:77.txt</text:p>
          </table:table-cell>
          <table:table-cell office:value-type="string">
            <text:p>The work of the Coast and Geodetic Survey was during the last fiscal year carried on within the boundaries and off the coasts of thirty-two States, two Territories, and the District of Columbia. In July last certain irregularities were found to exist in the management of this Bureau, which led to a prompt investigation of its methods. The abuses which were brought to light by this examination and the reckless disregard of duty and the interests of the Government developed on the part of some of those connected with the service made a change of superintendency and a few of its other officers necessary. Since the Bureau has been in new hands an introduction of economies and the application of business methods have produced an important saving to the Government and a promise of more useful results.&lt;br/&gt;&lt;br/&gt;This service has never been regulated by anything but the most indefinite legal enactments and the most unsatisfactory rules. It was many years ago sanctioned apparently for a purpose regarded as temporary and related to a survey of our coast. Having gained a place in the appropriations made by Congress, it has gradually taken to itself powers and objects not contemplated in its creation and extended its operations until it sadly needs legislative attention.&lt;br/&gt;&lt;br/&gt;</text:p>
          </table:table-cell>
          <table:table-cell office:value-type="string">
            <text:p>Highway Beautification Act</text:p>
          </table:table-cell>
          <table:table-cell office:value-type="string">
            <text:p>http://en.wikipedia.org/wiki/Highway_Beautification_Act</text:p>
          </table:table-cell>
          <table:table-cell office:value-type="string">
            <text:p>Argentine Federal Police</text:p>
          </table:table-cell>
          <table:table-cell office:value-type="string">
            <text:p>http://en.wikipedia.org/wiki/Argentine_Federal_Police</text:p>
          </table:table-cell>
          <table:table-cell office:value-type="string">
            <text:p>Neither are close at all.</text:p>
          </table:table-cell>
          <table:table-cell office:value-type="float" office:value="1">
            <text:p>1</text:p>
          </table:table-cell>
          <table:table-cell table:number-columns-repeated="3"/>
          <table:table-cell table:formula="of:=CONCATENATE([.AB261];&quot;,&quot;;[.AC261];&quot;,&quot;; TEXT([.AK261];&quot;#&quot;))" office:value-type="string" office:string-value="LAU_ET_AL,EDA,1">
            <text:p>LAU_ET_AL,EDA,1</text:p>
          </table:table-cell>
        </table:table-row>
        <table:table-row table:style-name="ro1">
          <table:table-cell office:value-type="string">
            <text:p>2Z3KH1Q6SVQ8WHWRX4XLDOBVFGIL2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Z0JVCNHMVHVZL758BB2F4J7J1M20D</text:p>
          </table:table-cell>
          <table:table-cell office:value-type="string">
            <text:p>A1PQNUX4BZE5O0</text:p>
          </table:table-cell>
          <table:table-cell office:value-type="string">
            <text:p>Submitted</text:p>
          </table:table-cell>
          <table:table-cell office:value-type="string">
            <text:p>Sat Nov 10 06:04:40 GMT 2012</text:p>
          </table:table-cell>
          <table:table-cell office:value-type="string">
            <text:p>Sat Nov 10 06:05:38 GMT 2012</text:p>
          </table:table-cell>
          <table:table-cell office:value-type="string">
            <text:p>Fri Nov 16 22:05:38 PST 2012</text:p>
          </table:table-cell>
          <table:table-cell table:number-columns-repeated="3"/>
          <table:table-cell office:value-type="float" office:value="58">
            <text:p>58</text:p>
          </table:table-cell>
          <table:table-cell office:value-type="string">
            <text:p>100% (5/5)</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1:77.txt</text:p>
          </table:table-cell>
          <table:table-cell office:value-type="string">
            <text:p>The work of the Coast and Geodetic Survey was during the last fiscal year carried on within the boundaries and off the coasts of thirty-two States, two Territories, and the District of Columbia. In July last certain irregularities were found to exist in the management of this Bureau, which led to a prompt investigation of its methods. The abuses which were brought to light by this examination and the reckless disregard of duty and the interests of the Government developed on the part of some of those connected with the service made a change of superintendency and a few of its other officers necessary. Since the Bureau has been in new hands an introduction of economies and the application of business methods have produced an important saving to the Government and a promise of more useful results.&lt;br/&gt;&lt;br/&gt;This service has never been regulated by anything but the most indefinite legal enactments and the most unsatisfactory rules. It was many years ago sanctioned apparently for a purpose regarded as temporary and related to a survey of our coast. Having gained a place in the appropriations made by Congress, it has gradually taken to itself powers and objects not contemplated in its creation and extended its operations until it sadly needs legislative attention.&lt;br/&gt;&lt;br/&gt;</text:p>
          </table:table-cell>
          <table:table-cell office:value-type="string">
            <text:p>Highway Beautification Act</text:p>
          </table:table-cell>
          <table:table-cell office:value-type="string">
            <text:p>http://en.wikipedia.org/wiki/Highway_Beautification_Act</text:p>
          </table:table-cell>
          <table:table-cell office:value-type="string">
            <text:p>Argentine Federal Police</text:p>
          </table:table-cell>
          <table:table-cell office:value-type="string">
            <text:p>http://en.wikipedia.org/wiki/Argentine_Federal_Police</text:p>
          </table:table-cell>
          <table:table-cell/>
          <table:table-cell office:value-type="float" office:value="1">
            <text:p>1</text:p>
          </table:table-cell>
          <table:table-cell table:number-columns-repeated="3"/>
          <table:table-cell table:formula="of:=CONCATENATE([.AB262];&quot;,&quot;;[.AC262];&quot;,&quot;; TEXT([.AK262];&quot;#&quot;))" office:value-type="string" office:string-value="LAU_ET_AL,EDA,1">
            <text:p>LAU_ET_AL,EDA,1</text:p>
          </table:table-cell>
        </table:table-row>
        <table:table-row table:style-name="ro1">
          <table:table-cell office:value-type="string">
            <text:p>2JSC9KSSZVXXHZSA14BQWYGNLUIL3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GZD1X3V0FK0RX87QOSMFPKKJ2PLE9</text:p>
          </table:table-cell>
          <table:table-cell office:value-type="string">
            <text:p>A2CZR0MGSEILRP</text:p>
          </table:table-cell>
          <table:table-cell office:value-type="string">
            <text:p>Submitted</text:p>
          </table:table-cell>
          <table:table-cell office:value-type="string">
            <text:p>Sat Nov 10 06:48:52 GMT 2012</text:p>
          </table:table-cell>
          <table:table-cell office:value-type="string">
            <text:p>Sat Nov 10 06:49:08 GMT 2012</text:p>
          </table:table-cell>
          <table:table-cell office:value-type="string">
            <text:p>Fri Nov 16 22:49:08 PST 2012</text:p>
          </table:table-cell>
          <table:table-cell table:number-columns-repeated="3"/>
          <table:table-cell office:value-type="float" office:value="16">
            <text:p>16</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Benjamin_Harrison_2:34.txt</text:p>
          </table:table-cell>
          <table:table-cell office:value-type="string">
            <text:p>I congratulate the Congress and the country upon the passage at the first session of the Fifty-first Congress of an unusual number of laws of very high importance. That the results of this legislation will be the quickening and enlargement of our manufacturing industries, larger and better markets for our breadstuffs and provisions both at home and abroad, more constant employment and better wages for our working people, and an increased supply of a safe currency for the transaction of business, I do not doubt. Some of these measures were enacted at so late a period that the beneficial effects upon commerce which were in the contemplation of Congress have as yet but partially manifested themselves.&lt;br/&gt;&lt;br/&gt;The general trade and industrial conditions throughout the country during the year have shown a marked improvement. For many years prior to 1888 the merchandise balances of foreign trade had been largely in our favor, but during that year and the year following they turned against us. It is very gratifying to know that the last fiscal year again shows a balance in our favor of over $68,000,000. The bank clearings, which furnish a good test of the volume of business transacted, for the first ten months of the year 1890 show as compared with the same months of 1889 an increase for the whole country of about 8.4 per cent, while the increase outside of the city of New York was over 13 per cent. During the month of October the clearings of the whole country showed an increase of 3.1 per cent over October, 1889, while outside of New York the increase was 11.5 per cent. These figures show that the increase in the volume of business was very general throughout the country. That this larger business was being conducted upon a safe and profitable basis is shown by the fact that there were 300 less failures reported in October, 1890, than in the same month of the preceding year, with liabilities diminished by about $5,000,000.&lt;br/&gt;&lt;br/&gt;</text:p>
          </table:table-cell>
          <table:table-cell office:value-type="string">
            <text:p>History of cricket to 1725</text:p>
          </table:table-cell>
          <table:table-cell office:value-type="string">
            <text:p>http://en.wikipedia.org/wiki/History_of_cricket_to_1725</text:p>
          </table:table-cell>
          <table:table-cell office:value-type="string">
            <text:p>Cargoitalia</text:p>
          </table:table-cell>
          <table:table-cell office:value-type="string">
            <text:p>http://en.wikipedia.org/wiki/Cargoitalia</text:p>
          </table:table-cell>
          <table:table-cell/>
          <table:table-cell office:value-type="float" office:value="2">
            <text:p>2</text:p>
          </table:table-cell>
          <table:table-cell table:number-columns-repeated="3"/>
          <table:table-cell table:formula="of:=CONCATENATE([.AB263];&quot;,&quot;;[.AC263];&quot;,&quot;; TEXT([.AK263];&quot;#&quot;))" office:value-type="string" office:string-value="EDA,RANDOM,2">
            <text:p>EDA,RANDOM,2</text:p>
          </table:table-cell>
        </table:table-row>
        <table:table-row table:style-name="ro1">
          <table:table-cell office:value-type="string">
            <text:p>2JSC9KSSZVXXHZSA14BQWYGNLUIL3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QGOGQSCM6IAPBGJP4LU80OQU19HHF</text:p>
          </table:table-cell>
          <table:table-cell office:value-type="string">
            <text:p>A997OZ3H2B3Q2</text:p>
          </table:table-cell>
          <table:table-cell office:value-type="string">
            <text:p>Submitted</text:p>
          </table:table-cell>
          <table:table-cell office:value-type="string">
            <text:p>Sat Nov 10 06:58:39 GMT 2012</text:p>
          </table:table-cell>
          <table:table-cell office:value-type="string">
            <text:p>Sat Nov 10 06:58:51 GMT 2012</text:p>
          </table:table-cell>
          <table:table-cell office:value-type="string">
            <text:p>Fri Nov 16 22:58:51 PST 2012</text:p>
          </table:table-cell>
          <table:table-cell table:number-columns-repeated="3"/>
          <table:table-cell office:value-type="float" office:value="12">
            <text:p>12</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Benjamin_Harrison_2:34.txt</text:p>
          </table:table-cell>
          <table:table-cell office:value-type="string">
            <text:p>I congratulate the Congress and the country upon the passage at the first session of the Fifty-first Congress of an unusual number of laws of very high importance. That the results of this legislation will be the quickening and enlargement of our manufacturing industries, larger and better markets for our breadstuffs and provisions both at home and abroad, more constant employment and better wages for our working people, and an increased supply of a safe currency for the transaction of business, I do not doubt. Some of these measures were enacted at so late a period that the beneficial effects upon commerce which were in the contemplation of Congress have as yet but partially manifested themselves.&lt;br/&gt;&lt;br/&gt;The general trade and industrial conditions throughout the country during the year have shown a marked improvement. For many years prior to 1888 the merchandise balances of foreign trade had been largely in our favor, but during that year and the year following they turned against us. It is very gratifying to know that the last fiscal year again shows a balance in our favor of over $68,000,000. The bank clearings, which furnish a good test of the volume of business transacted, for the first ten months of the year 1890 show as compared with the same months of 1889 an increase for the whole country of about 8.4 per cent, while the increase outside of the city of New York was over 13 per cent. During the month of October the clearings of the whole country showed an increase of 3.1 per cent over October, 1889, while outside of New York the increase was 11.5 per cent. These figures show that the increase in the volume of business was very general throughout the country. That this larger business was being conducted upon a safe and profitable basis is shown by the fact that there were 300 less failures reported in October, 1890, than in the same month of the preceding year, with liabilities diminished by about $5,000,000.&lt;br/&gt;&lt;br/&gt;</text:p>
          </table:table-cell>
          <table:table-cell office:value-type="string">
            <text:p>History of cricket to 1725</text:p>
          </table:table-cell>
          <table:table-cell office:value-type="string">
            <text:p>http://en.wikipedia.org/wiki/History_of_cricket_to_1725</text:p>
          </table:table-cell>
          <table:table-cell office:value-type="string">
            <text:p>Cargoitalia</text:p>
          </table:table-cell>
          <table:table-cell office:value-type="string">
            <text:p>http://en.wikipedia.org/wiki/Cargoitalia</text:p>
          </table:table-cell>
          <table:table-cell/>
          <table:table-cell office:value-type="float" office:value="2">
            <text:p>2</text:p>
          </table:table-cell>
          <table:table-cell table:number-columns-repeated="3"/>
          <table:table-cell table:formula="of:=CONCATENATE([.AB264];&quot;,&quot;;[.AC264];&quot;,&quot;; TEXT([.AK264];&quot;#&quot;))" office:value-type="string" office:string-value="EDA,RANDOM,2">
            <text:p>EDA,RANDOM,2</text:p>
          </table:table-cell>
        </table:table-row>
        <table:table-row table:style-name="ro1">
          <table:table-cell office:value-type="string">
            <text:p>2JSC9KSSZVXXHZSA14BQWYGNLUIL3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RTQ6SVQ8H881ZIBSFFB3CI11EVO5S</text:p>
          </table:table-cell>
          <table:table-cell office:value-type="string">
            <text:p>A1AVAUPSZLDN64</text:p>
          </table:table-cell>
          <table:table-cell office:value-type="string">
            <text:p>Submitted</text:p>
          </table:table-cell>
          <table:table-cell office:value-type="string">
            <text:p>Sat Nov 10 06:48:26 GMT 2012</text:p>
          </table:table-cell>
          <table:table-cell office:value-type="string">
            <text:p>Sat Nov 10 06:48:52 GMT 2012</text:p>
          </table:table-cell>
          <table:table-cell office:value-type="string">
            <text:p>Fri Nov 16 22:48:52 PST 2012</text:p>
          </table:table-cell>
          <table:table-cell table:number-columns-repeated="3"/>
          <table:table-cell office:value-type="float" office:value="26">
            <text:p>26</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Benjamin_Harrison_2:34.txt</text:p>
          </table:table-cell>
          <table:table-cell office:value-type="string">
            <text:p>I congratulate the Congress and the country upon the passage at the first session of the Fifty-first Congress of an unusual number of laws of very high importance. That the results of this legislation will be the quickening and enlargement of our manufacturing industries, larger and better markets for our breadstuffs and provisions both at home and abroad, more constant employment and better wages for our working people, and an increased supply of a safe currency for the transaction of business, I do not doubt. Some of these measures were enacted at so late a period that the beneficial effects upon commerce which were in the contemplation of Congress have as yet but partially manifested themselves.&lt;br/&gt;&lt;br/&gt;The general trade and industrial conditions throughout the country during the year have shown a marked improvement. For many years prior to 1888 the merchandise balances of foreign trade had been largely in our favor, but during that year and the year following they turned against us. It is very gratifying to know that the last fiscal year again shows a balance in our favor of over $68,000,000. The bank clearings, which furnish a good test of the volume of business transacted, for the first ten months of the year 1890 show as compared with the same months of 1889 an increase for the whole country of about 8.4 per cent, while the increase outside of the city of New York was over 13 per cent. During the month of October the clearings of the whole country showed an increase of 3.1 per cent over October, 1889, while outside of New York the increase was 11.5 per cent. These figures show that the increase in the volume of business was very general throughout the country. That this larger business was being conducted upon a safe and profitable basis is shown by the fact that there were 300 less failures reported in October, 1890, than in the same month of the preceding year, with liabilities diminished by about $5,000,000.&lt;br/&gt;&lt;br/&gt;</text:p>
          </table:table-cell>
          <table:table-cell office:value-type="string">
            <text:p>History of cricket to 1725</text:p>
          </table:table-cell>
          <table:table-cell office:value-type="string">
            <text:p>http://en.wikipedia.org/wiki/History_of_cricket_to_1725</text:p>
          </table:table-cell>
          <table:table-cell office:value-type="string">
            <text:p>Cargoitalia</text:p>
          </table:table-cell>
          <table:table-cell office:value-type="string">
            <text:p>http://en.wikipedia.org/wiki/Cargoitalia</text:p>
          </table:table-cell>
          <table:table-cell office:value-type="string">
            <text:p>Neither are close at all.</text:p>
          </table:table-cell>
          <table:table-cell office:value-type="float" office:value="2">
            <text:p>2</text:p>
          </table:table-cell>
          <table:table-cell table:number-columns-repeated="3"/>
          <table:table-cell table:formula="of:=CONCATENATE([.AB265];&quot;,&quot;;[.AC265];&quot;,&quot;; TEXT([.AK265];&quot;#&quot;))" office:value-type="string" office:string-value="EDA,RANDOM,2">
            <text:p>EDA,RANDOM,2</text:p>
          </table:table-cell>
        </table:table-row>
        <table:table-row table:style-name="ro1">
          <table:table-cell office:value-type="string">
            <text:p>25KGMMEGOOGQ7LABPK120EIUXSHBB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80E4BLYHVI4JXG7RVL8LNEZ2S8U0Q</text:p>
          </table:table-cell>
          <table:table-cell office:value-type="string">
            <text:p>A1GQCJDGRPG8ZR</text:p>
          </table:table-cell>
          <table:table-cell office:value-type="string">
            <text:p>Submitted</text:p>
          </table:table-cell>
          <table:table-cell office:value-type="string">
            <text:p>Sat Nov 10 06:50:31 GMT 2012</text:p>
          </table:table-cell>
          <table:table-cell office:value-type="string">
            <text:p>Sat Nov 10 06:51:54 GMT 2012</text:p>
          </table:table-cell>
          <table:table-cell office:value-type="string">
            <text:p>Fri Nov 16 22:51:54 PST 2012</text:p>
          </table:table-cell>
          <table:table-cell table:number-columns-repeated="3"/>
          <table:table-cell office:value-type="float" office:value="83">
            <text:p>83</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Chester_A._Arthur_1:137.txt</text:p>
          </table:table-cell>
          <table:table-cell office:value-type="string">
            <text:p>Aside from the considerations of justice which may be urged for a speedy settlement of the claims now on the files of the Pension Office, it is no less important on the score of economy, inasmuch as fully one-third of the clerical force of the office is now wholly occupied in giving attention to correspondence with the thousands of claimants whose cases have been on the files for the past eighteen years. The fact that a sum so enormous must be expended by the Government to meet demands for arrears of pensions is an admonition to Congress and the Executive to give cautious consideration to any similar project in the future. The great temptation to the presentation of fictitious claims afforded by the fact that the average sum obtained upon each application is $1,300 leads me to suggest the propriety of making some special appropriation for the prevention of fraud.&lt;br/&gt;&lt;br/&gt;I advise appropriations for such internal improvements as the wisdom of Congress may deem to be of public importance. The necessity of improving the navigation of the Mississippi River justifies a special allusion to that subject. I suggest the adoption of some measure for the removal of obstructions which now impede the navigation of that great channel of commerce.&lt;br/&gt;&lt;br/&gt;</text:p>
          </table:table-cell>
          <table:table-cell office:value-type="string">
            <text:p>Highway Beautification Act</text:p>
          </table:table-cell>
          <table:table-cell office:value-type="string">
            <text:p>http://en.wikipedia.org/wiki/Highway_Beautification_Act</text:p>
          </table:table-cell>
          <table:table-cell office:value-type="string">
            <text:p>Hein v. Freedom From Religion Foundation</text:p>
          </table:table-cell>
          <table:table-cell office:value-type="string">
            <text:p>http://en.wikipedia.org/wiki/Hein_v._Freedom_From_Religion_Foundation</text:p>
          </table:table-cell>
          <table:table-cell/>
          <table:table-cell office:value-type="float" office:value="2">
            <text:p>2</text:p>
          </table:table-cell>
          <table:table-cell table:number-columns-repeated="3"/>
          <table:table-cell table:formula="of:=CONCATENATE([.AB266];&quot;,&quot;;[.AC266];&quot;,&quot;; TEXT([.AK266];&quot;#&quot;))" office:value-type="string" office:string-value="LAU_ET_AL,EDA,2">
            <text:p>LAU_ET_AL,EDA,2</text:p>
          </table:table-cell>
        </table:table-row>
        <table:table-row table:style-name="ro1">
          <table:table-cell office:value-type="string">
            <text:p>25KGMMEGOOGQ7LABPK120EIUXSHBB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BTK274J79KQBFPDUEXU5FCDENXHFK</text:p>
          </table:table-cell>
          <table:table-cell office:value-type="string">
            <text:p>A1AVAUPSZLDN64</text:p>
          </table:table-cell>
          <table:table-cell office:value-type="string">
            <text:p>Submitted</text:p>
          </table:table-cell>
          <table:table-cell office:value-type="string">
            <text:p>Sat Nov 10 07:29:42 GMT 2012</text:p>
          </table:table-cell>
          <table:table-cell office:value-type="string">
            <text:p>Sat Nov 10 07:30:00 GMT 2012</text:p>
          </table:table-cell>
          <table:table-cell office:value-type="string">
            <text:p>Fri Nov 16 23:30:00 PST 2012</text:p>
          </table:table-cell>
          <table:table-cell table:number-columns-repeated="3"/>
          <table:table-cell office:value-type="float" office:value="18">
            <text:p>1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Chester_A._Arthur_1:137.txt</text:p>
          </table:table-cell>
          <table:table-cell office:value-type="string">
            <text:p>Aside from the considerations of justice which may be urged for a speedy settlement of the claims now on the files of the Pension Office, it is no less important on the score of economy, inasmuch as fully one-third of the clerical force of the office is now wholly occupied in giving attention to correspondence with the thousands of claimants whose cases have been on the files for the past eighteen years. The fact that a sum so enormous must be expended by the Government to meet demands for arrears of pensions is an admonition to Congress and the Executive to give cautious consideration to any similar project in the future. The great temptation to the presentation of fictitious claims afforded by the fact that the average sum obtained upon each application is $1,300 leads me to suggest the propriety of making some special appropriation for the prevention of fraud.&lt;br/&gt;&lt;br/&gt;I advise appropriations for such internal improvements as the wisdom of Congress may deem to be of public importance. The necessity of improving the navigation of the Mississippi River justifies a special allusion to that subject. I suggest the adoption of some measure for the removal of obstructions which now impede the navigation of that great channel of commerce.&lt;br/&gt;&lt;br/&gt;</text:p>
          </table:table-cell>
          <table:table-cell office:value-type="string">
            <text:p>Highway Beautification Act</text:p>
          </table:table-cell>
          <table:table-cell office:value-type="string">
            <text:p>http://en.wikipedia.org/wiki/Highway_Beautification_Act</text:p>
          </table:table-cell>
          <table:table-cell office:value-type="string">
            <text:p>Hein v. Freedom From Religion Foundation</text:p>
          </table:table-cell>
          <table:table-cell office:value-type="string">
            <text:p>http://en.wikipedia.org/wiki/Hein_v._Freedom_From_Religion_Foundation</text:p>
          </table:table-cell>
          <table:table-cell office:value-type="string">
            <text:p>neither are close at all.</text:p>
          </table:table-cell>
          <table:table-cell office:value-type="float" office:value="1">
            <text:p>1</text:p>
          </table:table-cell>
          <table:table-cell table:number-columns-repeated="3"/>
          <table:table-cell table:formula="of:=CONCATENATE([.AB267];&quot;,&quot;;[.AC267];&quot;,&quot;; TEXT([.AK267];&quot;#&quot;))" office:value-type="string" office:string-value="LAU_ET_AL,EDA,1">
            <text:p>LAU_ET_AL,EDA,1</text:p>
          </table:table-cell>
        </table:table-row>
        <table:table-row table:style-name="ro1">
          <table:table-cell office:value-type="string">
            <text:p>25KGMMEGOOGQ7LABPK120EIUXSHBB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X1U8P9Y38TWB668Z4PIU0JTKXMYHV</text:p>
          </table:table-cell>
          <table:table-cell office:value-type="string">
            <text:p>A2CZR0MGSEILRP</text:p>
          </table:table-cell>
          <table:table-cell office:value-type="string">
            <text:p>Submitted</text:p>
          </table:table-cell>
          <table:table-cell office:value-type="string">
            <text:p>Sat Nov 10 07:04:04 GMT 2012</text:p>
          </table:table-cell>
          <table:table-cell office:value-type="string">
            <text:p>Sat Nov 10 07:04:26 GMT 2012</text:p>
          </table:table-cell>
          <table:table-cell office:value-type="string">
            <text:p>Fri Nov 16 23:04:26 PST 2012</text:p>
          </table:table-cell>
          <table:table-cell table:number-columns-repeated="3"/>
          <table:table-cell office:value-type="float" office:value="22">
            <text:p>22</text:p>
          </table:table-cell>
          <table:table-cell office:value-type="string">
            <text:p>100% (10/10)</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Chester_A._Arthur_1:137.txt</text:p>
          </table:table-cell>
          <table:table-cell office:value-type="string">
            <text:p>Aside from the considerations of justice which may be urged for a speedy settlement of the claims now on the files of the Pension Office, it is no less important on the score of economy, inasmuch as fully one-third of the clerical force of the office is now wholly occupied in giving attention to correspondence with the thousands of claimants whose cases have been on the files for the past eighteen years. The fact that a sum so enormous must be expended by the Government to meet demands for arrears of pensions is an admonition to Congress and the Executive to give cautious consideration to any similar project in the future. The great temptation to the presentation of fictitious claims afforded by the fact that the average sum obtained upon each application is $1,300 leads me to suggest the propriety of making some special appropriation for the prevention of fraud.&lt;br/&gt;&lt;br/&gt;I advise appropriations for such internal improvements as the wisdom of Congress may deem to be of public importance. The necessity of improving the navigation of the Mississippi River justifies a special allusion to that subject. I suggest the adoption of some measure for the removal of obstructions which now impede the navigation of that great channel of commerce.&lt;br/&gt;&lt;br/&gt;</text:p>
          </table:table-cell>
          <table:table-cell office:value-type="string">
            <text:p>Highway Beautification Act</text:p>
          </table:table-cell>
          <table:table-cell office:value-type="string">
            <text:p>http://en.wikipedia.org/wiki/Highway_Beautification_Act</text:p>
          </table:table-cell>
          <table:table-cell office:value-type="string">
            <text:p>Hein v. Freedom From Religion Foundation</text:p>
          </table:table-cell>
          <table:table-cell office:value-type="string">
            <text:p>http://en.wikipedia.org/wiki/Hein_v._Freedom_From_Religion_Foundation</text:p>
          </table:table-cell>
          <table:table-cell/>
          <table:table-cell office:value-type="float" office:value="1">
            <text:p>1</text:p>
          </table:table-cell>
          <table:table-cell table:number-columns-repeated="3"/>
          <table:table-cell table:formula="of:=CONCATENATE([.AB268];&quot;,&quot;;[.AC268];&quot;,&quot;; TEXT([.AK268];&quot;#&quot;))" office:value-type="string" office:string-value="LAU_ET_AL,EDA,1">
            <text:p>LAU_ET_AL,EDA,1</text:p>
          </table:table-cell>
        </table:table-row>
        <table:table-row table:style-name="ro1">
          <table:table-cell office:value-type="string">
            <text:p>2U6BDDP8PJWK9M1D4W23Y39Z39N5G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B4STMOFXRDSJR06L84N5JFMBJERUU</text:p>
          </table:table-cell>
          <table:table-cell office:value-type="string">
            <text:p>A997OZ3H2B3Q2</text:p>
          </table:table-cell>
          <table:table-cell office:value-type="string">
            <text:p>Submitted</text:p>
          </table:table-cell>
          <table:table-cell office:value-type="string">
            <text:p>Sat Nov 10 08:52:43 GMT 2012</text:p>
          </table:table-cell>
          <table:table-cell office:value-type="string">
            <text:p>Sat Nov 10 08:53:04 GMT 2012</text:p>
          </table:table-cell>
          <table:table-cell office:value-type="string">
            <text:p>Sat Nov 17 00:53:04 PST 2012</text:p>
          </table:table-cell>
          <table:table-cell table:number-columns-repeated="3"/>
          <table:table-cell office:value-type="float" office:value="21">
            <text:p>21</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Calvin_Coolidge_6:16.txt</text:p>
          </table:table-cell>
          <table:table-cell office:value-type="string">
            <text:p>The magnitude of our present system of veterans&amp;apos; relief is without precedent, and the results have been far-reaching. For years a service pension has been granted to the Grand Army and lately to the survivors of the Spanish-American War. At the time we entered the World War however, Congress departed from the usual pension system followed by our Gove2rnment. Eleven years have elapsed since our laws were first enacted, initiating a system of compensation, rehabilitation, hospitalization, and insurance for the disabled of the World War and their dependents. The administration &amp;apos;of all the laws concerning relief has been a difficult task, but it can safely be stated that these measures have omitted nothing in their desire to deal generously and humanely. We should continue to foster this system and provide all the facilities necessary for adequate care. It is the conception of our Government that the pension roll is an honor roll. It should include all those who are justly entitled to its benefits, but exclude all others.&lt;br/&gt;&lt;br/&gt;Annual expenditures for all forms of veterans&amp;apos; relief now approximate $765,000,000, and are increasing from year to year. It is doubtful if the peak of expenditures will be reached even under present legislation for sonic time yet to come. Further amendments to the existing law will be suggested by the American Legion, the Veterans of Foreign Wars of the United States, the Disabled American Veterans of the World War, and other like organizations, and it may be necessary for administrative purposes, or in order to remove some existing inequalities in the present law, to make further changes. I am sure that such recommendations its may be submitted to the Congress will receive your careful consideration. But because of the vast expenditure now being made, each year, with every assurance that it will increase, and because of the great liberality of the existing law, the proposal of any additional legislation dealing with this subject should receive most searching scrutiny from the Congress.&lt;br/&gt;&lt;br/&gt;</text:p>
          </table:table-cell>
          <table:table-cell office:value-type="string">
            <text:p>Dismissal of U.S. attorneys controversy</text:p>
          </table:table-cell>
          <table:table-cell office:value-type="string">
            <text:p>http://en.wikipedia.org/wiki/Dismissal_of_U.S._attorneys_controversy</text:p>
          </table:table-cell>
          <table:table-cell office:value-type="string">
            <text:p>Misrepresentation in English law</text:p>
          </table:table-cell>
          <table:table-cell office:value-type="string">
            <text:p>http://en.wikipedia.org/wiki/Misrepresentation_in_English_law</text:p>
          </table:table-cell>
          <table:table-cell/>
          <table:table-cell office:value-type="float" office:value="1">
            <text:p>1</text:p>
          </table:table-cell>
          <table:table-cell table:number-columns-repeated="3"/>
          <table:table-cell table:formula="of:=CONCATENATE([.AB269];&quot;,&quot;;[.AC269];&quot;,&quot;; TEXT([.AK269];&quot;#&quot;))" office:value-type="string" office:string-value="LAU_ET_AL,EDA,1">
            <text:p>LAU_ET_AL,EDA,1</text:p>
          </table:table-cell>
        </table:table-row>
        <table:table-row table:style-name="ro1">
          <table:table-cell office:value-type="string">
            <text:p>2U6BDDP8PJWK9M1D4W23Y39Z39N5G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DI39Z0B6UTOL2SJ22KVZKGP6AXNYX</text:p>
          </table:table-cell>
          <table:table-cell office:value-type="string">
            <text:p>A1GQCJDGRPG8ZR</text:p>
          </table:table-cell>
          <table:table-cell office:value-type="string">
            <text:p>Submitted</text:p>
          </table:table-cell>
          <table:table-cell office:value-type="string">
            <text:p>Sat Nov 10 07:44:30 GMT 2012</text:p>
          </table:table-cell>
          <table:table-cell office:value-type="string">
            <text:p>Sat Nov 10 07:44:45 GMT 2012</text:p>
          </table:table-cell>
          <table:table-cell office:value-type="string">
            <text:p>Fri Nov 16 23:44:45 PST 2012</text:p>
          </table:table-cell>
          <table:table-cell table:number-columns-repeated="3"/>
          <table:table-cell office:value-type="float" office:value="15">
            <text:p>15</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Calvin_Coolidge_6:16.txt</text:p>
          </table:table-cell>
          <table:table-cell office:value-type="string">
            <text:p>The magnitude of our present system of veterans&amp;apos; relief is without precedent, and the results have been far-reaching. For years a service pension has been granted to the Grand Army and lately to the survivors of the Spanish-American War. At the time we entered the World War however, Congress departed from the usual pension system followed by our Gove2rnment. Eleven years have elapsed since our laws were first enacted, initiating a system of compensation, rehabilitation, hospitalization, and insurance for the disabled of the World War and their dependents. The administration &amp;apos;of all the laws concerning relief has been a difficult task, but it can safely be stated that these measures have omitted nothing in their desire to deal generously and humanely. We should continue to foster this system and provide all the facilities necessary for adequate care. It is the conception of our Government that the pension roll is an honor roll. It should include all those who are justly entitled to its benefits, but exclude all others.&lt;br/&gt;&lt;br/&gt;Annual expenditures for all forms of veterans&amp;apos; relief now approximate $765,000,000, and are increasing from year to year. It is doubtful if the peak of expenditures will be reached even under present legislation for sonic time yet to come. Further amendments to the existing law will be suggested by the American Legion, the Veterans of Foreign Wars of the United States, the Disabled American Veterans of the World War, and other like organizations, and it may be necessary for administrative purposes, or in order to remove some existing inequalities in the present law, to make further changes. I am sure that such recommendations its may be submitted to the Congress will receive your careful consideration. But because of the vast expenditure now being made, each year, with every assurance that it will increase, and because of the great liberality of the existing law, the proposal of any additional legislation dealing with this subject should receive most searching scrutiny from the Congress.&lt;br/&gt;&lt;br/&gt;</text:p>
          </table:table-cell>
          <table:table-cell office:value-type="string">
            <text:p>Dismissal of U.S. attorneys controversy</text:p>
          </table:table-cell>
          <table:table-cell office:value-type="string">
            <text:p>http://en.wikipedia.org/wiki/Dismissal_of_U.S._attorneys_controversy</text:p>
          </table:table-cell>
          <table:table-cell office:value-type="string">
            <text:p>Misrepresentation in English law</text:p>
          </table:table-cell>
          <table:table-cell office:value-type="string">
            <text:p>http://en.wikipedia.org/wiki/Misrepresentation_in_English_law</text:p>
          </table:table-cell>
          <table:table-cell/>
          <table:table-cell office:value-type="float" office:value="1">
            <text:p>1</text:p>
          </table:table-cell>
          <table:table-cell table:number-columns-repeated="3"/>
          <table:table-cell table:formula="of:=CONCATENATE([.AB270];&quot;,&quot;;[.AC270];&quot;,&quot;; TEXT([.AK270];&quot;#&quot;))" office:value-type="string" office:string-value="LAU_ET_AL,EDA,1">
            <text:p>LAU_ET_AL,EDA,1</text:p>
          </table:table-cell>
        </table:table-row>
        <table:table-row table:style-name="ro1">
          <table:table-cell office:value-type="string">
            <text:p>2U6BDDP8PJWK9M1D4W23Y39Z39N5G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QLP9RA7S5WMGFX3ZY678JMHVRHTY0</text:p>
          </table:table-cell>
          <table:table-cell office:value-type="string">
            <text:p>A1AVAUPSZLDN64</text:p>
          </table:table-cell>
          <table:table-cell office:value-type="string">
            <text:p>Submitted</text:p>
          </table:table-cell>
          <table:table-cell office:value-type="string">
            <text:p>Sat Nov 10 07:09:13 GMT 2012</text:p>
          </table:table-cell>
          <table:table-cell office:value-type="string">
            <text:p>Sat Nov 10 07:10:00 GMT 2012</text:p>
          </table:table-cell>
          <table:table-cell office:value-type="string">
            <text:p>Fri Nov 16 23:10:00 PST 2012</text:p>
          </table:table-cell>
          <table:table-cell table:number-columns-repeated="3"/>
          <table:table-cell office:value-type="float" office:value="47">
            <text:p>47</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Calvin_Coolidge_6:16.txt</text:p>
          </table:table-cell>
          <table:table-cell office:value-type="string">
            <text:p>The magnitude of our present system of veterans&amp;apos; relief is without precedent, and the results have been far-reaching. For years a service pension has been granted to the Grand Army and lately to the survivors of the Spanish-American War. At the time we entered the World War however, Congress departed from the usual pension system followed by our Gove2rnment. Eleven years have elapsed since our laws were first enacted, initiating a system of compensation, rehabilitation, hospitalization, and insurance for the disabled of the World War and their dependents. The administration &amp;apos;of all the laws concerning relief has been a difficult task, but it can safely be stated that these measures have omitted nothing in their desire to deal generously and humanely. We should continue to foster this system and provide all the facilities necessary for adequate care. It is the conception of our Government that the pension roll is an honor roll. It should include all those who are justly entitled to its benefits, but exclude all others.&lt;br/&gt;&lt;br/&gt;Annual expenditures for all forms of veterans&amp;apos; relief now approximate $765,000,000, and are increasing from year to year. It is doubtful if the peak of expenditures will be reached even under present legislation for sonic time yet to come. Further amendments to the existing law will be suggested by the American Legion, the Veterans of Foreign Wars of the United States, the Disabled American Veterans of the World War, and other like organizations, and it may be necessary for administrative purposes, or in order to remove some existing inequalities in the present law, to make further changes. I am sure that such recommendations its may be submitted to the Congress will receive your careful consideration. But because of the vast expenditure now being made, each year, with every assurance that it will increase, and because of the great liberality of the existing law, the proposal of any additional legislation dealing with this subject should receive most searching scrutiny from the Congress.&lt;br/&gt;&lt;br/&gt;</text:p>
          </table:table-cell>
          <table:table-cell office:value-type="string">
            <text:p>Dismissal of U.S. attorneys controversy</text:p>
          </table:table-cell>
          <table:table-cell office:value-type="string">
            <text:p>http://en.wikipedia.org/wiki/Dismissal_of_U.S._attorneys_controversy</text:p>
          </table:table-cell>
          <table:table-cell office:value-type="string">
            <text:p>Misrepresentation in English law</text:p>
          </table:table-cell>
          <table:table-cell office:value-type="string">
            <text:p>http://en.wikipedia.org/wiki/Misrepresentation_in_English_law</text:p>
          </table:table-cell>
          <table:table-cell office:value-type="string">
            <text:p>neither are close at all.</text:p>
          </table:table-cell>
          <table:table-cell office:value-type="float" office:value="1">
            <text:p>1</text:p>
          </table:table-cell>
          <table:table-cell table:number-columns-repeated="3"/>
          <table:table-cell table:formula="of:=CONCATENATE([.AB271];&quot;,&quot;;[.AC271];&quot;,&quot;; TEXT([.AK271];&quot;#&quot;))" office:value-type="string" office:string-value="LAU_ET_AL,EDA,1">
            <text:p>LAU_ET_AL,EDA,1</text:p>
          </table:table-cell>
        </table:table-row>
        <table:table-row table:style-name="ro1">
          <table:table-cell office:value-type="string">
            <text:p>24SB6BFMFFOYDRH60T6DOESC3PDXK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24GW40SPW1I2V5L50VJBNABGTGD04</text:p>
          </table:table-cell>
          <table:table-cell office:value-type="string">
            <text:p>A1AVAUPSZLDN64</text:p>
          </table:table-cell>
          <table:table-cell office:value-type="string">
            <text:p>Submitted</text:p>
          </table:table-cell>
          <table:table-cell office:value-type="string">
            <text:p>Sat Nov 10 07:38:46 GMT 2012</text:p>
          </table:table-cell>
          <table:table-cell office:value-type="string">
            <text:p>Sat Nov 10 07:39:15 GMT 2012</text:p>
          </table:table-cell>
          <table:table-cell office:value-type="string">
            <text:p>Fri Nov 16 23:39:15 PST 2012</text:p>
          </table:table-cell>
          <table:table-cell table:number-columns-repeated="3"/>
          <table:table-cell office:value-type="float" office:value="29">
            <text:p>29</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William_Howard_Taft_2:234.txt</text:p>
          </table:table-cell>
          <table:table-cell office:value-type="string">
            <text:p>VALUE OF THIS YEAR&amp;apos;S CROPS.&lt;br/&gt;&lt;br/&gt;The report of the Secretary of Agriculture invites attention to the stupendous value of the agricultural products of this country, amounting in all to $8,926,000,000 for this year. This amount is larger than that of 1909 by $305,000,000. The existence of such a crop indicates a good prospect for business throughout the country. A notable change for the better is commented upon by the Secretary in the fact that the South, especially in those regions where the boll weevil has interfered with the growth of cotton, has given more attention to the cultivation of corn and other cereals, so that there is a greater diversification of crops in the South than ever before--and all to the great advantage of that section.&lt;br/&gt;&lt;br/&gt;</text:p>
          </table:table-cell>
          <table:table-cell office:value-type="string">
            <text:p>Calvin's alter egos (Calvin and Hobbes)</text:p>
          </table:table-cell>
          <table:table-cell office:value-type="string">
            <text:p>http://en.wikipedia.org/wiki/Calvin's_alter_egos_(Calvin_and_Hobbes)</text:p>
          </table:table-cell>
          <table:table-cell office:value-type="string">
            <text:p>Knattspyrnufélag Reyðarfjarðar</text:p>
          </table:table-cell>
          <table:table-cell office:value-type="string">
            <text:p>http://en.wikipedia.org/wiki/Knattspyrnufélag_Reyðarfjarðar</text:p>
          </table:table-cell>
          <table:table-cell office:value-type="string">
            <text:p>neither are close at all.</text:p>
          </table:table-cell>
          <table:table-cell office:value-type="float" office:value="1">
            <text:p>1</text:p>
          </table:table-cell>
          <table:table-cell table:number-columns-repeated="3"/>
          <table:table-cell table:formula="of:=CONCATENATE([.AB272];&quot;,&quot;;[.AC272];&quot;,&quot;; TEXT([.AK272];&quot;#&quot;))" office:value-type="string" office:string-value="EDA,RANDOM,1">
            <text:p>EDA,RANDOM,1</text:p>
          </table:table-cell>
        </table:table-row>
        <table:table-row table:style-name="ro1">
          <table:table-cell office:value-type="string">
            <text:p>24SB6BFMFFOYDRH60T6DOESC3PDXK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GPBAT2D5NQY2E38XAAGDTYMXTU37R</text:p>
          </table:table-cell>
          <table:table-cell office:value-type="string">
            <text:p>A2CZR0MGSEILRP</text:p>
          </table:table-cell>
          <table:table-cell office:value-type="string">
            <text:p>Submitted</text:p>
          </table:table-cell>
          <table:table-cell office:value-type="string">
            <text:p>Sat Nov 10 06:57:01 GMT 2012</text:p>
          </table:table-cell>
          <table:table-cell office:value-type="string">
            <text:p>Sat Nov 10 06:57:13 GMT 2012</text:p>
          </table:table-cell>
          <table:table-cell office:value-type="string">
            <text:p>Fri Nov 16 22:57:13 PST 2012</text:p>
          </table:table-cell>
          <table:table-cell table:number-columns-repeated="3"/>
          <table:table-cell office:value-type="float" office:value="12">
            <text:p>12</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William_Howard_Taft_2:234.txt</text:p>
          </table:table-cell>
          <table:table-cell office:value-type="string">
            <text:p>VALUE OF THIS YEAR&amp;apos;S CROPS.&lt;br/&gt;&lt;br/&gt;The report of the Secretary of Agriculture invites attention to the stupendous value of the agricultural products of this country, amounting in all to $8,926,000,000 for this year. This amount is larger than that of 1909 by $305,000,000. The existence of such a crop indicates a good prospect for business throughout the country. A notable change for the better is commented upon by the Secretary in the fact that the South, especially in those regions where the boll weevil has interfered with the growth of cotton, has given more attention to the cultivation of corn and other cereals, so that there is a greater diversification of crops in the South than ever before--and all to the great advantage of that section.&lt;br/&gt;&lt;br/&gt;</text:p>
          </table:table-cell>
          <table:table-cell office:value-type="string">
            <text:p>Calvin's alter egos (Calvin and Hobbes)</text:p>
          </table:table-cell>
          <table:table-cell office:value-type="string">
            <text:p>http://en.wikipedia.org/wiki/Calvin's_alter_egos_(Calvin_and_Hobbes)</text:p>
          </table:table-cell>
          <table:table-cell office:value-type="string">
            <text:p>Knattspyrnufélag Reyðarfjarðar</text:p>
          </table:table-cell>
          <table:table-cell office:value-type="string">
            <text:p>http://en.wikipedia.org/wiki/Knattspyrnufélag_Reyðarfjarðar</text:p>
          </table:table-cell>
          <table:table-cell/>
          <table:table-cell office:value-type="float" office:value="2">
            <text:p>2</text:p>
          </table:table-cell>
          <table:table-cell table:number-columns-repeated="3"/>
          <table:table-cell table:formula="of:=CONCATENATE([.AB273];&quot;,&quot;;[.AC273];&quot;,&quot;; TEXT([.AK273];&quot;#&quot;))" office:value-type="string" office:string-value="EDA,RANDOM,2">
            <text:p>EDA,RANDOM,2</text:p>
          </table:table-cell>
        </table:table-row>
        <table:table-row table:style-name="ro1">
          <table:table-cell office:value-type="string">
            <text:p>24SB6BFMFFOYDRH60T6DOESC3PDXK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PQQS1CSTMOFC01XBS31MYDN71FQNW</text:p>
          </table:table-cell>
          <table:table-cell office:value-type="string">
            <text:p>A997OZ3H2B3Q2</text:p>
          </table:table-cell>
          <table:table-cell office:value-type="string">
            <text:p>Submitted</text:p>
          </table:table-cell>
          <table:table-cell office:value-type="string">
            <text:p>Sat Nov 10 07:24:20 GMT 2012</text:p>
          </table:table-cell>
          <table:table-cell office:value-type="string">
            <text:p>Sat Nov 10 07:24:47 GMT 2012</text:p>
          </table:table-cell>
          <table:table-cell office:value-type="string">
            <text:p>Fri Nov 16 23:24:47 PST 2012</text:p>
          </table:table-cell>
          <table:table-cell table:number-columns-repeated="3"/>
          <table:table-cell office:value-type="float" office:value="27">
            <text:p>27</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William_Howard_Taft_2:234.txt</text:p>
          </table:table-cell>
          <table:table-cell office:value-type="string">
            <text:p>VALUE OF THIS YEAR&amp;apos;S CROPS.&lt;br/&gt;&lt;br/&gt;The report of the Secretary of Agriculture invites attention to the stupendous value of the agricultural products of this country, amounting in all to $8,926,000,000 for this year. This amount is larger than that of 1909 by $305,000,000. The existence of such a crop indicates a good prospect for business throughout the country. A notable change for the better is commented upon by the Secretary in the fact that the South, especially in those regions where the boll weevil has interfered with the growth of cotton, has given more attention to the cultivation of corn and other cereals, so that there is a greater diversification of crops in the South than ever before--and all to the great advantage of that section.&lt;br/&gt;&lt;br/&gt;</text:p>
          </table:table-cell>
          <table:table-cell office:value-type="string">
            <text:p>Calvin's alter egos (Calvin and Hobbes)</text:p>
          </table:table-cell>
          <table:table-cell office:value-type="string">
            <text:p>http://en.wikipedia.org/wiki/Calvin's_alter_egos_(Calvin_and_Hobbes)</text:p>
          </table:table-cell>
          <table:table-cell office:value-type="string">
            <text:p>Knattspyrnufélag Reyðarfjarðar</text:p>
          </table:table-cell>
          <table:table-cell office:value-type="string">
            <text:p>http://en.wikipedia.org/wiki/Knattspyrnufélag_Reyðarfjarðar</text:p>
          </table:table-cell>
          <table:table-cell/>
          <table:table-cell office:value-type="float" office:value="2">
            <text:p>2</text:p>
          </table:table-cell>
          <table:table-cell table:number-columns-repeated="3"/>
          <table:table-cell table:formula="of:=CONCATENATE([.AB274];&quot;,&quot;;[.AC274];&quot;,&quot;; TEXT([.AK274];&quot;#&quot;))" office:value-type="string" office:string-value="EDA,RANDOM,2">
            <text:p>EDA,RANDOM,2</text:p>
          </table:table-cell>
        </table:table-row>
        <table:table-row table:style-name="ro1">
          <table:table-cell office:value-type="string">
            <text:p>2C914IXKO2L9HQ2H3KXXBYOCFDHBC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0N66RLPHIT3W4KF2U96ANJQCJ7G83</text:p>
          </table:table-cell>
          <table:table-cell office:value-type="string">
            <text:p>A997OZ3H2B3Q2</text:p>
          </table:table-cell>
          <table:table-cell office:value-type="string">
            <text:p>Submitted</text:p>
          </table:table-cell>
          <table:table-cell office:value-type="string">
            <text:p>Sat Nov 10 07:19:42 GMT 2012</text:p>
          </table:table-cell>
          <table:table-cell office:value-type="string">
            <text:p>Sat Nov 10 07:20:09 GMT 2012</text:p>
          </table:table-cell>
          <table:table-cell office:value-type="string">
            <text:p>Fri Nov 16 23:20:09 PST 2012</text:p>
          </table:table-cell>
          <table:table-cell table:number-columns-repeated="3"/>
          <table:table-cell office:value-type="float" office:value="27">
            <text:p>27</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William_McKinley_3:41.txt</text:p>
          </table:table-cell>
          <table:table-cell office:value-type="string">
            <text:p>For the fourth time in the present decade, question has arisen with the Government of Italy in regard to the lynching of Italian subjects. The latest of these deplorable events occurred at Tallulah, Louisiana, whereby five unfortunates of Italian origin were taken from jail and hanged.&lt;br/&gt;&lt;br/&gt;The authorities of the State and a representative of the Italian Embassy having separately investigated the occurrence, with discrepant results, particularly as to the alleged citizenship of the victims, and it not appearing that the State had been able to discover and punish the violators of the law, an independent investigation has been set on foot, through the agency of the Department of State, and is still in progress. The result will enable the Executive to treat the question with the Government of Italy it) a spirit of fairness and justice. A satisfactory solution will doubtless be reached.&lt;br/&gt;&lt;br/&gt;</text:p>
          </table:table-cell>
          <table:table-cell office:value-type="string">
            <text:p>Treaty</text:p>
          </table:table-cell>
          <table:table-cell office:value-type="string">
            <text:p>http://en.wikipedia.org/wiki/Treaty</text:p>
          </table:table-cell>
          <table:table-cell office:value-type="string">
            <text:p>Slobodan Milosavljević</text:p>
          </table:table-cell>
          <table:table-cell office:value-type="string">
            <text:p>http://en.wikipedia.org/wiki/Slobodan_Milosavljević</text:p>
          </table:table-cell>
          <table:table-cell/>
          <table:table-cell office:value-type="float" office:value="1">
            <text:p>1</text:p>
          </table:table-cell>
          <table:table-cell table:number-columns-repeated="3"/>
          <table:table-cell table:formula="of:=CONCATENATE([.AB275];&quot;,&quot;;[.AC275];&quot;,&quot;; TEXT([.AK275];&quot;#&quot;))" office:value-type="string" office:string-value="LAU_ET_AL,RANDOM,1">
            <text:p>LAU_ET_AL,RANDOM,1</text:p>
          </table:table-cell>
        </table:table-row>
        <table:table-row table:style-name="ro1">
          <table:table-cell office:value-type="string">
            <text:p>2C914IXKO2L9HQ2H3KXXBYOCFDHBC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6Y18N46UXFCSDT2JOKNLSNTUZMQS5</text:p>
          </table:table-cell>
          <table:table-cell office:value-type="string">
            <text:p>A1GQCJDGRPG8ZR</text:p>
          </table:table-cell>
          <table:table-cell office:value-type="string">
            <text:p>Submitted</text:p>
          </table:table-cell>
          <table:table-cell office:value-type="string">
            <text:p>Sat Nov 10 07:06:55 GMT 2012</text:p>
          </table:table-cell>
          <table:table-cell office:value-type="string">
            <text:p>Sat Nov 10 07:07:09 GMT 2012</text:p>
          </table:table-cell>
          <table:table-cell office:value-type="string">
            <text:p>Fri Nov 16 23:07:09 PST 2012</text:p>
          </table:table-cell>
          <table:table-cell table:number-columns-repeated="3"/>
          <table:table-cell office:value-type="float" office:value="14">
            <text:p>14</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William_McKinley_3:41.txt</text:p>
          </table:table-cell>
          <table:table-cell office:value-type="string">
            <text:p>For the fourth time in the present decade, question has arisen with the Government of Italy in regard to the lynching of Italian subjects. The latest of these deplorable events occurred at Tallulah, Louisiana, whereby five unfortunates of Italian origin were taken from jail and hanged.&lt;br/&gt;&lt;br/&gt;The authorities of the State and a representative of the Italian Embassy having separately investigated the occurrence, with discrepant results, particularly as to the alleged citizenship of the victims, and it not appearing that the State had been able to discover and punish the violators of the law, an independent investigation has been set on foot, through the agency of the Department of State, and is still in progress. The result will enable the Executive to treat the question with the Government of Italy it) a spirit of fairness and justice. A satisfactory solution will doubtless be reached.&lt;br/&gt;&lt;br/&gt;</text:p>
          </table:table-cell>
          <table:table-cell office:value-type="string">
            <text:p>Treaty</text:p>
          </table:table-cell>
          <table:table-cell office:value-type="string">
            <text:p>http://en.wikipedia.org/wiki/Treaty</text:p>
          </table:table-cell>
          <table:table-cell office:value-type="string">
            <text:p>Slobodan Milosavljević</text:p>
          </table:table-cell>
          <table:table-cell office:value-type="string">
            <text:p>http://en.wikipedia.org/wiki/Slobodan_Milosavljević</text:p>
          </table:table-cell>
          <table:table-cell/>
          <table:table-cell office:value-type="float" office:value="2">
            <text:p>2</text:p>
          </table:table-cell>
          <table:table-cell table:number-columns-repeated="3"/>
          <table:table-cell table:formula="of:=CONCATENATE([.AB276];&quot;,&quot;;[.AC276];&quot;,&quot;; TEXT([.AK276];&quot;#&quot;))" office:value-type="string" office:string-value="LAU_ET_AL,RANDOM,2">
            <text:p>LAU_ET_AL,RANDOM,2</text:p>
          </table:table-cell>
        </table:table-row>
        <table:table-row table:style-name="ro1">
          <table:table-cell office:value-type="string">
            <text:p>2C914IXKO2L9HQ2H3KXXBYOCFDHBC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N9JHP4BDDKGJ7WWZ70XBG35HEC6ZX</text:p>
          </table:table-cell>
          <table:table-cell office:value-type="string">
            <text:p>A1AVAUPSZLDN64</text:p>
          </table:table-cell>
          <table:table-cell office:value-type="string">
            <text:p>Submitted</text:p>
          </table:table-cell>
          <table:table-cell office:value-type="string">
            <text:p>Sat Nov 10 07:30:34 GMT 2012</text:p>
          </table:table-cell>
          <table:table-cell office:value-type="string">
            <text:p>Sat Nov 10 07:30:41 GMT 2012</text:p>
          </table:table-cell>
          <table:table-cell office:value-type="string">
            <text:p>Fri Nov 16 23:30:41 PST 2012</text:p>
          </table:table-cell>
          <table:table-cell table:number-columns-repeated="3"/>
          <table:table-cell office:value-type="float" office:value="7">
            <text:p>7</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William_McKinley_3:41.txt</text:p>
          </table:table-cell>
          <table:table-cell office:value-type="string">
            <text:p>For the fourth time in the present decade, question has arisen with the Government of Italy in regard to the lynching of Italian subjects. The latest of these deplorable events occurred at Tallulah, Louisiana, whereby five unfortunates of Italian origin were taken from jail and hanged.&lt;br/&gt;&lt;br/&gt;The authorities of the State and a representative of the Italian Embassy having separately investigated the occurrence, with discrepant results, particularly as to the alleged citizenship of the victims, and it not appearing that the State had been able to discover and punish the violators of the law, an independent investigation has been set on foot, through the agency of the Department of State, and is still in progress. The result will enable the Executive to treat the question with the Government of Italy it) a spirit of fairness and justice. A satisfactory solution will doubtless be reached.&lt;br/&gt;&lt;br/&gt;</text:p>
          </table:table-cell>
          <table:table-cell office:value-type="string">
            <text:p>Treaty</text:p>
          </table:table-cell>
          <table:table-cell office:value-type="string">
            <text:p>http://en.wikipedia.org/wiki/Treaty</text:p>
          </table:table-cell>
          <table:table-cell office:value-type="string">
            <text:p>Slobodan Milosavljević</text:p>
          </table:table-cell>
          <table:table-cell office:value-type="string">
            <text:p>http://en.wikipedia.org/wiki/Slobodan_Milosavljević</text:p>
          </table:table-cell>
          <table:table-cell/>
          <table:table-cell office:value-type="float" office:value="1">
            <text:p>1</text:p>
          </table:table-cell>
          <table:table-cell table:number-columns-repeated="3"/>
          <table:table-cell table:formula="of:=CONCATENATE([.AB277];&quot;,&quot;;[.AC277];&quot;,&quot;; TEXT([.AK277];&quot;#&quot;))" office:value-type="string" office:string-value="LAU_ET_AL,RANDOM,1">
            <text:p>LAU_ET_AL,RANDOM,1</text:p>
          </table:table-cell>
        </table:table-row>
        <table:table-row table:style-name="ro1">
          <table:table-cell office:value-type="string">
            <text:p>2X2PEIB9BAWL7VLUXFMX2D3MWP8Y1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99HRRLFQ0ON24FM8U8OHEGRLO2HQ8</text:p>
          </table:table-cell>
          <table:table-cell office:value-type="string">
            <text:p>A1Q7VWUBIJOK17</text:p>
          </table:table-cell>
          <table:table-cell office:value-type="string">
            <text:p>Submitted</text:p>
          </table:table-cell>
          <table:table-cell office:value-type="string">
            <text:p>Sat Nov 10 05:59:55 GMT 2012</text:p>
          </table:table-cell>
          <table:table-cell office:value-type="string">
            <text:p>Sat Nov 10 06:04:45 GMT 2012</text:p>
          </table:table-cell>
          <table:table-cell office:value-type="string">
            <text:p>Fri Nov 16 22:04:45 PST 2012</text:p>
          </table:table-cell>
          <table:table-cell table:number-columns-repeated="3"/>
          <table:table-cell office:value-type="float" office:value="290">
            <text:p>290</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Woodrow_Wilson_5:17.txt</text:p>
          </table:table-cell>
          <table:table-cell office:value-type="string">
            <text:p>I believe that I speak for them when I say two things: First, that this intolerable thing of which the masters of Germany have shown us the ugly face, this menace of combined intrigue and force which we now see so clearly as the German power, a thing without conscience or honor of capacity for covenanted peace, must be crushed and, if it be not utterly brought to an end, at least shut out from the friendly intercourse of the nations; and second, that when this thing and its power are indeed defeated and the time comes that we can discuss peacewhen the German people have spokesmen whose word we can believe and when those spokesmen are ready in the name of their people to accept the common judgment of the nations as to what shall henceforth be the bases of law and of covenant for the life of the world-we shall be willing and glad to pay the full price for peace, and pay it ungrudgingly.&lt;br/&gt;&lt;br/&gt;We know what that price will be. It will be full, impartial justice-justice done at every point and to every nation that the final settlement must affect, our enemies as well as our friends.&lt;br/&gt;&lt;br/&gt;</text:p>
          </table:table-cell>
          <table:table-cell office:value-type="string">
            <text:p>Iroquois</text:p>
          </table:table-cell>
          <table:table-cell office:value-type="string">
            <text:p>http://en.wikipedia.org/wiki/Iroquois</text:p>
          </table:table-cell>
          <table:table-cell office:value-type="string">
            <text:p>John Curtin (U.S. politician)</text:p>
          </table:table-cell>
          <table:table-cell office:value-type="string">
            <text:p>http://en.wikipedia.org/wiki/John_Curtin_(U.S._politician)</text:p>
          </table:table-cell>
          <table:table-cell/>
          <table:table-cell office:value-type="float" office:value="2">
            <text:p>2</text:p>
          </table:table-cell>
          <table:table-cell table:number-columns-repeated="3"/>
          <table:table-cell table:formula="of:=CONCATENATE([.AB278];&quot;,&quot;;[.AC278];&quot;,&quot;; TEXT([.AK278];&quot;#&quot;))" office:value-type="string" office:string-value="LAU_ET_AL,RANDOM,2">
            <text:p>LAU_ET_AL,RANDOM,2</text:p>
          </table:table-cell>
        </table:table-row>
        <table:table-row table:style-name="ro1">
          <table:table-cell office:value-type="string">
            <text:p>2X2PEIB9BAWL7VLUXFMX2D3MWP8Y1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LYBFMFFOYYI8AHOMN7E0C0R7DOZMV</text:p>
          </table:table-cell>
          <table:table-cell office:value-type="string">
            <text:p>A2CZR0MGSEILRP</text:p>
          </table:table-cell>
          <table:table-cell office:value-type="string">
            <text:p>Submitted</text:p>
          </table:table-cell>
          <table:table-cell office:value-type="string">
            <text:p>Sat Nov 10 06:57:32 GMT 2012</text:p>
          </table:table-cell>
          <table:table-cell office:value-type="string">
            <text:p>Sat Nov 10 06:57:51 GMT 2012</text:p>
          </table:table-cell>
          <table:table-cell office:value-type="string">
            <text:p>Fri Nov 16 22:57:51 PST 2012</text:p>
          </table:table-cell>
          <table:table-cell table:number-columns-repeated="3"/>
          <table:table-cell office:value-type="float" office:value="19">
            <text:p>19</text:p>
          </table:table-cell>
          <table:table-cell office:value-type="string">
            <text:p>100% (10/10)</text:p>
          </table:table-cell>
          <table:table-cell table:number-columns-repeated="2"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Woodrow_Wilson_5:17.txt</text:p>
          </table:table-cell>
          <table:table-cell office:value-type="string">
            <text:p>I believe that I speak for them when I say two things: First, that this intolerable thing of which the masters of Germany have shown us the ugly face, this menace of combined intrigue and force which we now see so clearly as the German power, a thing without conscience or honor of capacity for covenanted peace, must be crushed and, if it be not utterly brought to an end, at least shut out from the friendly intercourse of the nations; and second, that when this thing and its power are indeed defeated and the time comes that we can discuss peacewhen the German people have spokesmen whose word we can believe and when those spokesmen are ready in the name of their people to accept the common judgment of the nations as to what shall henceforth be the bases of law and of covenant for the life of the world-we shall be willing and glad to pay the full price for peace, and pay it ungrudgingly.&lt;br/&gt;&lt;br/&gt;We know what that price will be. It will be full, impartial justice-justice done at every point and to every nation that the final settlement must affect, our enemies as well as our friends.&lt;br/&gt;&lt;br/&gt;</text:p>
          </table:table-cell>
          <table:table-cell office:value-type="string">
            <text:p>Iroquois</text:p>
          </table:table-cell>
          <table:table-cell office:value-type="string">
            <text:p>http://en.wikipedia.org/wiki/Iroquois</text:p>
          </table:table-cell>
          <table:table-cell office:value-type="string">
            <text:p>John Curtin (U.S. politician)</text:p>
          </table:table-cell>
          <table:table-cell office:value-type="string">
            <text:p>http://en.wikipedia.org/wiki/John_Curtin_(U.S._politician)</text:p>
          </table:table-cell>
          <table:table-cell/>
          <table:table-cell office:value-type="float" office:value="2">
            <text:p>2</text:p>
          </table:table-cell>
          <table:table-cell table:number-columns-repeated="3"/>
          <table:table-cell table:formula="of:=CONCATENATE([.AB279];&quot;,&quot;;[.AC279];&quot;,&quot;; TEXT([.AK279];&quot;#&quot;))" office:value-type="string" office:string-value="LAU_ET_AL,RANDOM,2">
            <text:p>LAU_ET_AL,RANDOM,2</text:p>
          </table:table-cell>
        </table:table-row>
        <table:table-row table:style-name="ro1">
          <table:table-cell office:value-type="string">
            <text:p>2X2PEIB9BAWL7VLUXFMX2D3MWP8Y1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WU5L8I9NZW6WNNBVOVQ47T8GQFKUN</text:p>
          </table:table-cell>
          <table:table-cell office:value-type="string">
            <text:p>A1AVAUPSZLDN64</text:p>
          </table:table-cell>
          <table:table-cell office:value-type="string">
            <text:p>Submitted</text:p>
          </table:table-cell>
          <table:table-cell office:value-type="string">
            <text:p>Sat Nov 10 07:01:32 GMT 2012</text:p>
          </table:table-cell>
          <table:table-cell office:value-type="string">
            <text:p>Sat Nov 10 07:02:06 GMT 2012</text:p>
          </table:table-cell>
          <table:table-cell office:value-type="string">
            <text:p>Fri Nov 16 23:02:06 PST 2012</text:p>
          </table:table-cell>
          <table:table-cell table:number-columns-repeated="3"/>
          <table:table-cell office:value-type="float" office:value="34">
            <text:p>34</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Woodrow_Wilson_5:17.txt</text:p>
          </table:table-cell>
          <table:table-cell office:value-type="string">
            <text:p>I believe that I speak for them when I say two things: First, that this intolerable thing of which the masters of Germany have shown us the ugly face, this menace of combined intrigue and force which we now see so clearly as the German power, a thing without conscience or honor of capacity for covenanted peace, must be crushed and, if it be not utterly brought to an end, at least shut out from the friendly intercourse of the nations; and second, that when this thing and its power are indeed defeated and the time comes that we can discuss peacewhen the German people have spokesmen whose word we can believe and when those spokesmen are ready in the name of their people to accept the common judgment of the nations as to what shall henceforth be the bases of law and of covenant for the life of the world-we shall be willing and glad to pay the full price for peace, and pay it ungrudgingly.&lt;br/&gt;&lt;br/&gt;We know what that price will be. It will be full, impartial justice-justice done at every point and to every nation that the final settlement must affect, our enemies as well as our friends.&lt;br/&gt;&lt;br/&gt;</text:p>
          </table:table-cell>
          <table:table-cell office:value-type="string">
            <text:p>Iroquois</text:p>
          </table:table-cell>
          <table:table-cell office:value-type="string">
            <text:p>http://en.wikipedia.org/wiki/Iroquois</text:p>
          </table:table-cell>
          <table:table-cell office:value-type="string">
            <text:p>John Curtin (U.S. politician)</text:p>
          </table:table-cell>
          <table:table-cell office:value-type="string">
            <text:p>http://en.wikipedia.org/wiki/John_Curtin_(U.S._politician)</text:p>
          </table:table-cell>
          <table:table-cell office:value-type="string">
            <text:p>neither are close at all, but john is a politician</text:p>
          </table:table-cell>
          <table:table-cell office:value-type="float" office:value="2">
            <text:p>2</text:p>
          </table:table-cell>
          <table:table-cell table:number-columns-repeated="3"/>
          <table:table-cell table:formula="of:=CONCATENATE([.AB280];&quot;,&quot;;[.AC280];&quot;,&quot;; TEXT([.AK280];&quot;#&quot;))" office:value-type="string" office:string-value="LAU_ET_AL,RANDOM,2">
            <text:p>LAU_ET_AL,RANDOM,2</text:p>
          </table:table-cell>
        </table:table-row>
        <table:table-row table:style-name="ro1">
          <table:table-cell office:value-type="string">
            <text:p>23WZZ2MIKMN99HDE5DZT4WXI6QAP8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UIW618N46UXUL19C73E1NDSXAJQO8</text:p>
          </table:table-cell>
          <table:table-cell office:value-type="string">
            <text:p>A2CZR0MGSEILRP</text:p>
          </table:table-cell>
          <table:table-cell office:value-type="string">
            <text:p>Submitted</text:p>
          </table:table-cell>
          <table:table-cell office:value-type="string">
            <text:p>Sat Nov 10 07:06:17 GMT 2012</text:p>
          </table:table-cell>
          <table:table-cell office:value-type="string">
            <text:p>Sat Nov 10 07:06:34 GMT 2012</text:p>
          </table:table-cell>
          <table:table-cell office:value-type="string">
            <text:p>Fri Nov 16 23:06:34 PST 2012</text:p>
          </table:table-cell>
          <table:table-cell table:number-columns-repeated="3"/>
          <table:table-cell office:value-type="float" office:value="17">
            <text:p>17</text:p>
          </table:table-cell>
          <table:table-cell office:value-type="string">
            <text:p>100% (10/10)</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illiam_Howard_Taft_2:209.txt</text:p>
          </table:table-cell>
          <table:table-cell office:value-type="string">
            <text:p>In the last annual report of the Secretary of the Navy and in my Annual Message, attention was called to the new detail of officers in the Navy Department by which officers of flag rank were assigned to duty as Aides to the Secretary in respect to naval operations, personnel, inspection, and material. This change was a substantial compliance with the recommendation of the Commission on Naval Reorganization, headed by Mr. Justice Moody, and submitted to President Roosevelt on February 26, 1909. Through the advice of this committee of line officers, the Secretary is able to bring about a proper coordination of all the branches of the naval department with greater military efficiency. The Secretary of the Navy recommends that this new organization be recognized by legislation and thus made permanent. I concur in the recommendation.&lt;br/&gt;&lt;br/&gt;LEGISLATIVE RECOMMENDATIONS.&lt;br/&gt;&lt;br/&gt;</text:p>
          </table:table-cell>
          <table:table-cell office:value-type="string">
            <text:p>Highway Beautification Act</text:p>
          </table:table-cell>
          <table:table-cell office:value-type="string">
            <text:p>http://en.wikipedia.org/wiki/Highway_Beautification_Act</text:p>
          </table:table-cell>
          <table:table-cell office:value-type="string">
            <text:p>Carbon nanotubes in medicine</text:p>
          </table:table-cell>
          <table:table-cell office:value-type="string">
            <text:p>http://en.wikipedia.org/wiki/Carbon_nanotubes_in_medicine</text:p>
          </table:table-cell>
          <table:table-cell/>
          <table:table-cell office:value-type="float" office:value="1">
            <text:p>1</text:p>
          </table:table-cell>
          <table:table-cell table:number-columns-repeated="3"/>
          <table:table-cell table:formula="of:=CONCATENATE([.AB281];&quot;,&quot;;[.AC281];&quot;,&quot;; TEXT([.AK281];&quot;#&quot;))" office:value-type="string" office:string-value="LAU_ET_AL,EDA,1">
            <text:p>LAU_ET_AL,EDA,1</text:p>
          </table:table-cell>
        </table:table-row>
        <table:table-row table:style-name="ro1">
          <table:table-cell office:value-type="string">
            <text:p>23WZZ2MIKMN99HDE5DZT4WXI6QAP8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WFCWYB49F9S71528BAOVST5RMDTP5</text:p>
          </table:table-cell>
          <table:table-cell office:value-type="string">
            <text:p>A997OZ3H2B3Q2</text:p>
          </table:table-cell>
          <table:table-cell office:value-type="string">
            <text:p>Submitted</text:p>
          </table:table-cell>
          <table:table-cell office:value-type="string">
            <text:p>Sat Nov 10 06:48:15 GMT 2012</text:p>
          </table:table-cell>
          <table:table-cell office:value-type="string">
            <text:p>Sat Nov 10 06:48:58 GMT 2012</text:p>
          </table:table-cell>
          <table:table-cell office:value-type="string">
            <text:p>Fri Nov 16 22:48:58 PST 2012</text:p>
          </table:table-cell>
          <table:table-cell table:number-columns-repeated="3"/>
          <table:table-cell office:value-type="float" office:value="43">
            <text:p>43</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illiam_Howard_Taft_2:209.txt</text:p>
          </table:table-cell>
          <table:table-cell office:value-type="string">
            <text:p>In the last annual report of the Secretary of the Navy and in my Annual Message, attention was called to the new detail of officers in the Navy Department by which officers of flag rank were assigned to duty as Aides to the Secretary in respect to naval operations, personnel, inspection, and material. This change was a substantial compliance with the recommendation of the Commission on Naval Reorganization, headed by Mr. Justice Moody, and submitted to President Roosevelt on February 26, 1909. Through the advice of this committee of line officers, the Secretary is able to bring about a proper coordination of all the branches of the naval department with greater military efficiency. The Secretary of the Navy recommends that this new organization be recognized by legislation and thus made permanent. I concur in the recommendation.&lt;br/&gt;&lt;br/&gt;LEGISLATIVE RECOMMENDATIONS.&lt;br/&gt;&lt;br/&gt;</text:p>
          </table:table-cell>
          <table:table-cell office:value-type="string">
            <text:p>Highway Beautification Act</text:p>
          </table:table-cell>
          <table:table-cell office:value-type="string">
            <text:p>http://en.wikipedia.org/wiki/Highway_Beautification_Act</text:p>
          </table:table-cell>
          <table:table-cell office:value-type="string">
            <text:p>Carbon nanotubes in medicine</text:p>
          </table:table-cell>
          <table:table-cell office:value-type="string">
            <text:p>http://en.wikipedia.org/wiki/Carbon_nanotubes_in_medicine</text:p>
          </table:table-cell>
          <table:table-cell/>
          <table:table-cell office:value-type="float" office:value="1">
            <text:p>1</text:p>
          </table:table-cell>
          <table:table-cell table:number-columns-repeated="3"/>
          <table:table-cell table:formula="of:=CONCATENATE([.AB282];&quot;,&quot;;[.AC282];&quot;,&quot;; TEXT([.AK282];&quot;#&quot;))" office:value-type="string" office:string-value="LAU_ET_AL,EDA,1">
            <text:p>LAU_ET_AL,EDA,1</text:p>
          </table:table-cell>
        </table:table-row>
        <table:table-row table:style-name="ro1">
          <table:table-cell office:value-type="string">
            <text:p>23WZZ2MIKMN99HDE5DZT4WXI6QAP8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XIQ7Q67051QZLBW8CKQK1XMQZXDXT</text:p>
          </table:table-cell>
          <table:table-cell office:value-type="string">
            <text:p>A1AVAUPSZLDN64</text:p>
          </table:table-cell>
          <table:table-cell office:value-type="string">
            <text:p>Submitted</text:p>
          </table:table-cell>
          <table:table-cell office:value-type="string">
            <text:p>Sat Nov 10 06:26:53 GMT 2012</text:p>
          </table:table-cell>
          <table:table-cell office:value-type="string">
            <text:p>Sat Nov 10 06:27:25 GMT 2012</text:p>
          </table:table-cell>
          <table:table-cell office:value-type="string">
            <text:p>Fri Nov 16 22:27:25 PST 2012</text:p>
          </table:table-cell>
          <table:table-cell table:number-columns-repeated="3"/>
          <table:table-cell office:value-type="float" office:value="32">
            <text:p>32</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illiam_Howard_Taft_2:209.txt</text:p>
          </table:table-cell>
          <table:table-cell office:value-type="string">
            <text:p>In the last annual report of the Secretary of the Navy and in my Annual Message, attention was called to the new detail of officers in the Navy Department by which officers of flag rank were assigned to duty as Aides to the Secretary in respect to naval operations, personnel, inspection, and material. This change was a substantial compliance with the recommendation of the Commission on Naval Reorganization, headed by Mr. Justice Moody, and submitted to President Roosevelt on February 26, 1909. Through the advice of this committee of line officers, the Secretary is able to bring about a proper coordination of all the branches of the naval department with greater military efficiency. The Secretary of the Navy recommends that this new organization be recognized by legislation and thus made permanent. I concur in the recommendation.&lt;br/&gt;&lt;br/&gt;LEGISLATIVE RECOMMENDATIONS.&lt;br/&gt;&lt;br/&gt;</text:p>
          </table:table-cell>
          <table:table-cell office:value-type="string">
            <text:p>Highway Beautification Act</text:p>
          </table:table-cell>
          <table:table-cell office:value-type="string">
            <text:p>http://en.wikipedia.org/wiki/Highway_Beautification_Act</text:p>
          </table:table-cell>
          <table:table-cell office:value-type="string">
            <text:p>Carbon nanotubes in medicine</text:p>
          </table:table-cell>
          <table:table-cell office:value-type="string">
            <text:p>http://en.wikipedia.org/wiki/Carbon_nanotubes_in_medicine</text:p>
          </table:table-cell>
          <table:table-cell office:value-type="string">
            <text:p>Neither are close, chose the best I could.</text:p>
          </table:table-cell>
          <table:table-cell office:value-type="float" office:value="1">
            <text:p>1</text:p>
          </table:table-cell>
          <table:table-cell table:number-columns-repeated="3"/>
          <table:table-cell table:formula="of:=CONCATENATE([.AB283];&quot;,&quot;;[.AC283];&quot;,&quot;; TEXT([.AK283];&quot;#&quot;))" office:value-type="string" office:string-value="LAU_ET_AL,EDA,1">
            <text:p>LAU_ET_AL,EDA,1</text:p>
          </table:table-cell>
        </table:table-row>
        <table:table-row table:style-name="ro1">
          <table:table-cell office:value-type="string">
            <text:p>29BLB3L0FBJ9XXZOLTIE3E5RSPIXL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0M8Y1THV8ERO7WYUU9M7SM5UWD0N2</text:p>
          </table:table-cell>
          <table:table-cell office:value-type="string">
            <text:p>A1Q7VWUBIJOK17</text:p>
          </table:table-cell>
          <table:table-cell office:value-type="string">
            <text:p>Submitted</text:p>
          </table:table-cell>
          <table:table-cell office:value-type="string">
            <text:p>Sat Nov 10 05:53:09 GMT 2012</text:p>
          </table:table-cell>
          <table:table-cell office:value-type="string">
            <text:p>Sat Nov 10 05:56:11 GMT 2012</text:p>
          </table:table-cell>
          <table:table-cell office:value-type="string">
            <text:p>Fri Nov 16 21:56:11 PST 2012</text:p>
          </table:table-cell>
          <table:table-cell table:number-columns-repeated="3"/>
          <table:table-cell office:value-type="float" office:value="182">
            <text:p>182</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4:44.txt</text:p>
          </table:table-cell>
          <table:table-cell office:value-type="string">
            <text:p>The Empire of Brazil, in abolishing the last vestige of slavery among Christian nations, called forth the earnest congratulations of this Government in expression of the cordial sympathies of our people.&lt;br/&gt;&lt;br/&gt;The claims of nearly all other countries against Chile growing out of her late war with Bolivia and Peru have been disposed of, either by arbitration or by a lump settlement. Similar claims of our citizens will continue to be urged upon the Chilean Government, and it is hoped will not be subject to further delays.&lt;br/&gt;&lt;br/&gt;</text:p>
          </table:table-cell>
          <table:table-cell office:value-type="string">
            <text:p>Treaty</text:p>
          </table:table-cell>
          <table:table-cell office:value-type="string">
            <text:p>http://en.wikipedia.org/wiki/Treaty</text:p>
          </table:table-cell>
          <table:table-cell office:value-type="string">
            <text:p>Canada–United States softwood lumber dispute</text:p>
          </table:table-cell>
          <table:table-cell office:value-type="string">
            <text:p>http://en.wikipedia.org/wiki/Canada–United_States_softwood_lumber_dispute</text:p>
          </table:table-cell>
          <table:table-cell/>
          <table:table-cell office:value-type="float" office:value="1">
            <text:p>1</text:p>
          </table:table-cell>
          <table:table-cell table:number-columns-repeated="3"/>
          <table:table-cell table:formula="of:=CONCATENATE([.AB284];&quot;,&quot;;[.AC284];&quot;,&quot;; TEXT([.AK284];&quot;#&quot;))" office:value-type="string" office:string-value="LAU_ET_AL,EDA,1">
            <text:p>LAU_ET_AL,EDA,1</text:p>
          </table:table-cell>
        </table:table-row>
        <table:table-row table:style-name="ro1">
          <table:table-cell office:value-type="string">
            <text:p>29BLB3L0FBJ9XXZOLTIE3E5RSPIXL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NAPDOBDDP8PY58ZKNZXUB3QDQWD2I</text:p>
          </table:table-cell>
          <table:table-cell office:value-type="string">
            <text:p>A1AVAUPSZLDN64</text:p>
          </table:table-cell>
          <table:table-cell office:value-type="string">
            <text:p>Submitted</text:p>
          </table:table-cell>
          <table:table-cell office:value-type="string">
            <text:p>Sat Nov 10 06:21:55 GMT 2012</text:p>
          </table:table-cell>
          <table:table-cell office:value-type="string">
            <text:p>Sat Nov 10 06:22:14 GMT 2012</text:p>
          </table:table-cell>
          <table:table-cell office:value-type="string">
            <text:p>Fri Nov 16 22:22:14 PST 2012</text:p>
          </table:table-cell>
          <table:table-cell table:number-columns-repeated="3"/>
          <table:table-cell office:value-type="float" office:value="19">
            <text:p>19</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4:44.txt</text:p>
          </table:table-cell>
          <table:table-cell office:value-type="string">
            <text:p>The Empire of Brazil, in abolishing the last vestige of slavery among Christian nations, called forth the earnest congratulations of this Government in expression of the cordial sympathies of our people.&lt;br/&gt;&lt;br/&gt;The claims of nearly all other countries against Chile growing out of her late war with Bolivia and Peru have been disposed of, either by arbitration or by a lump settlement. Similar claims of our citizens will continue to be urged upon the Chilean Government, and it is hoped will not be subject to further delays.&lt;br/&gt;&lt;br/&gt;</text:p>
          </table:table-cell>
          <table:table-cell office:value-type="string">
            <text:p>Treaty</text:p>
          </table:table-cell>
          <table:table-cell office:value-type="string">
            <text:p>http://en.wikipedia.org/wiki/Treaty</text:p>
          </table:table-cell>
          <table:table-cell office:value-type="string">
            <text:p>Canada–United States softwood lumber dispute</text:p>
          </table:table-cell>
          <table:table-cell office:value-type="string">
            <text:p>http://en.wikipedia.org/wiki/Canada–United_States_softwood_lumber_dispute</text:p>
          </table:table-cell>
          <table:table-cell/>
          <table:table-cell office:value-type="float" office:value="1">
            <text:p>1</text:p>
          </table:table-cell>
          <table:table-cell table:number-columns-repeated="3"/>
          <table:table-cell table:formula="of:=CONCATENATE([.AB285];&quot;,&quot;;[.AC285];&quot;,&quot;; TEXT([.AK285];&quot;#&quot;))" office:value-type="string" office:string-value="LAU_ET_AL,EDA,1">
            <text:p>LAU_ET_AL,EDA,1</text:p>
          </table:table-cell>
        </table:table-row>
        <table:table-row table:style-name="ro1">
          <table:table-cell office:value-type="string">
            <text:p>29BLB3L0FBJ9XXZOLTIE3E5RSPIXL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U1RJ85OZIZEWVYFWWFOY5EWZEJ9X9</text:p>
          </table:table-cell>
          <table:table-cell office:value-type="string">
            <text:p>A3CJ3U84B1VDOU</text:p>
          </table:table-cell>
          <table:table-cell office:value-type="string">
            <text:p>Submitted</text:p>
          </table:table-cell>
          <table:table-cell office:value-type="string">
            <text:p>Sat Nov 10 06:36:04 GMT 2012</text:p>
          </table:table-cell>
          <table:table-cell office:value-type="string">
            <text:p>Sat Nov 10 06:37:18 GMT 2012</text:p>
          </table:table-cell>
          <table:table-cell office:value-type="string">
            <text:p>Fri Nov 16 22:37:18 PST 2012</text:p>
          </table:table-cell>
          <table:table-cell table:number-columns-repeated="3"/>
          <table:table-cell office:value-type="float" office:value="74">
            <text:p>74</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4:44.txt</text:p>
          </table:table-cell>
          <table:table-cell office:value-type="string">
            <text:p>The Empire of Brazil, in abolishing the last vestige of slavery among Christian nations, called forth the earnest congratulations of this Government in expression of the cordial sympathies of our people.&lt;br/&gt;&lt;br/&gt;The claims of nearly all other countries against Chile growing out of her late war with Bolivia and Peru have been disposed of, either by arbitration or by a lump settlement. Similar claims of our citizens will continue to be urged upon the Chilean Government, and it is hoped will not be subject to further delays.&lt;br/&gt;&lt;br/&gt;</text:p>
          </table:table-cell>
          <table:table-cell office:value-type="string">
            <text:p>Treaty</text:p>
          </table:table-cell>
          <table:table-cell office:value-type="string">
            <text:p>http://en.wikipedia.org/wiki/Treaty</text:p>
          </table:table-cell>
          <table:table-cell office:value-type="string">
            <text:p>Canada–United States softwood lumber dispute</text:p>
          </table:table-cell>
          <table:table-cell office:value-type="string">
            <text:p>http://en.wikipedia.org/wiki/Canada–United_States_softwood_lumber_dispute</text:p>
          </table:table-cell>
          <table:table-cell/>
          <table:table-cell office:value-type="float" office:value="1">
            <text:p>1</text:p>
          </table:table-cell>
          <table:table-cell table:number-columns-repeated="3"/>
          <table:table-cell table:formula="of:=CONCATENATE([.AB286];&quot;,&quot;;[.AC286];&quot;,&quot;; TEXT([.AK286];&quot;#&quot;))" office:value-type="string" office:string-value="LAU_ET_AL,EDA,1">
            <text:p>LAU_ET_AL,EDA,1</text:p>
          </table:table-cell>
        </table:table-row>
        <table:table-row table:style-name="ro1">
          <table:table-cell office:value-type="string">
            <text:p>28K4SMEZZ2MIZVBE1IG9638TZUEL4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3Q24E6AUBXHB15CMV093BZWN8J0WV</text:p>
          </table:table-cell>
          <table:table-cell office:value-type="string">
            <text:p>A1AVAUPSZLDN64</text:p>
          </table:table-cell>
          <table:table-cell office:value-type="string">
            <text:p>Submitted</text:p>
          </table:table-cell>
          <table:table-cell office:value-type="string">
            <text:p>Sat Nov 10 06:32:21 GMT 2012</text:p>
          </table:table-cell>
          <table:table-cell office:value-type="string">
            <text:p>Sat Nov 10 06:32:32 GMT 2012</text:p>
          </table:table-cell>
          <table:table-cell office:value-type="string">
            <text:p>Fri Nov 16 22:32:32 PST 2012</text:p>
          </table:table-cell>
          <table:table-cell table:number-columns-repeated="3"/>
          <table:table-cell office:value-type="float" office:value="11">
            <text:p>11</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rald_Ford_3:19.txt</text:p>
          </table:table-cell>
          <table:table-cell office:value-type="string">
            <text:p>We have created more jobs--over 4 million more jobs today than in the spring of 1975. Throughout this Nation today we have over 88 million people in useful, productive jobs--more than at any other time in our Nation&amp;apos;s history. But there are still too many Americans unemployed. This is the greatest regret that I have as I leave office.&lt;br/&gt;&lt;br/&gt;We brought about with the Congress, after much delay, the renewal of the general revenue sharing. We expanded community development and Federal manpower programs. We began a significant urban mass transit program. Federal programs today provide more funds for our States and local governments than ever before--$70 billion for the current fiscal year. Through these programs and others that provide aid directly to individuals, we have kept faith with our tradition of compassionate help for those who need it. As we begin our third century we can be proud of the progress that we have made in meeting human needs for all of our citizens.&lt;br/&gt;&lt;br/&gt;</text:p>
          </table:table-cell>
          <table:table-cell office:value-type="string">
            <text:p>Juniata County School District</text:p>
          </table:table-cell>
          <table:table-cell office:value-type="string">
            <text:p>http://en.wikipedia.org/wiki/Juniata_County_School_District</text:p>
          </table:table-cell>
          <table:table-cell office:value-type="string">
            <text:p>Economic</text:p>
          </table:table-cell>
          <table:table-cell office:value-type="string">
            <text:p>http://en.wikipedia.org/wiki/Economic</text:p>
          </table:table-cell>
          <table:table-cell/>
          <table:table-cell office:value-type="float" office:value="2">
            <text:p>2</text:p>
          </table:table-cell>
          <table:table-cell table:number-columns-repeated="3"/>
          <table:table-cell table:formula="of:=CONCATENATE([.AB287];&quot;,&quot;;[.AC287];&quot;,&quot;; TEXT([.AK287];&quot;#&quot;))" office:value-type="string" office:string-value="EDA,LAU_ET_AL,2">
            <text:p>EDA,LAU_ET_AL,2</text:p>
          </table:table-cell>
        </table:table-row>
        <table:table-row table:style-name="ro1">
          <table:table-cell office:value-type="string">
            <text:p>28K4SMEZZ2MIZVBE1IG9638TZUEL4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47BNFSVGULFIITX3GEG9FS3XGN7LD</text:p>
          </table:table-cell>
          <table:table-cell office:value-type="string">
            <text:p>A997OZ3H2B3Q2</text:p>
          </table:table-cell>
          <table:table-cell office:value-type="string">
            <text:p>Submitted</text:p>
          </table:table-cell>
          <table:table-cell office:value-type="string">
            <text:p>Sat Nov 10 07:10:52 GMT 2012</text:p>
          </table:table-cell>
          <table:table-cell office:value-type="string">
            <text:p>Sat Nov 10 07:11:02 GMT 2012</text:p>
          </table:table-cell>
          <table:table-cell office:value-type="string">
            <text:p>Fri Nov 16 23:11:02 PST 2012</text:p>
          </table:table-cell>
          <table:table-cell table:number-columns-repeated="3"/>
          <table:table-cell office:value-type="float" office:value="10">
            <text:p>10</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rald_Ford_3:19.txt</text:p>
          </table:table-cell>
          <table:table-cell office:value-type="string">
            <text:p>We have created more jobs--over 4 million more jobs today than in the spring of 1975. Throughout this Nation today we have over 88 million people in useful, productive jobs--more than at any other time in our Nation&amp;apos;s history. But there are still too many Americans unemployed. This is the greatest regret that I have as I leave office.&lt;br/&gt;&lt;br/&gt;We brought about with the Congress, after much delay, the renewal of the general revenue sharing. We expanded community development and Federal manpower programs. We began a significant urban mass transit program. Federal programs today provide more funds for our States and local governments than ever before--$70 billion for the current fiscal year. Through these programs and others that provide aid directly to individuals, we have kept faith with our tradition of compassionate help for those who need it. As we begin our third century we can be proud of the progress that we have made in meeting human needs for all of our citizens.&lt;br/&gt;&lt;br/&gt;</text:p>
          </table:table-cell>
          <table:table-cell office:value-type="string">
            <text:p>Juniata County School District</text:p>
          </table:table-cell>
          <table:table-cell office:value-type="string">
            <text:p>http://en.wikipedia.org/wiki/Juniata_County_School_District</text:p>
          </table:table-cell>
          <table:table-cell office:value-type="string">
            <text:p>Economic</text:p>
          </table:table-cell>
          <table:table-cell office:value-type="string">
            <text:p>http://en.wikipedia.org/wiki/Economic</text:p>
          </table:table-cell>
          <table:table-cell/>
          <table:table-cell office:value-type="float" office:value="2">
            <text:p>2</text:p>
          </table:table-cell>
          <table:table-cell table:number-columns-repeated="3"/>
          <table:table-cell table:formula="of:=CONCATENATE([.AB288];&quot;,&quot;;[.AC288];&quot;,&quot;; TEXT([.AK288];&quot;#&quot;))" office:value-type="string" office:string-value="EDA,LAU_ET_AL,2">
            <text:p>EDA,LAU_ET_AL,2</text:p>
          </table:table-cell>
        </table:table-row>
        <table:table-row table:style-name="ro1">
          <table:table-cell office:value-type="string">
            <text:p>28K4SMEZZ2MIZVBE1IG9638TZUEL4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1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1 GMT 2012</text:p>
          </table:table-cell>
          <table:table-cell table:number-columns-repeated="2"/>
          <table:table-cell office:value-type="string">
            <text:p>2S1NZW6HEZ6OTDE1E3Z6HGUMCJ1ZPV</text:p>
          </table:table-cell>
          <table:table-cell office:value-type="string">
            <text:p>A1GQCJDGRPG8ZR</text:p>
          </table:table-cell>
          <table:table-cell office:value-type="string">
            <text:p>Submitted</text:p>
          </table:table-cell>
          <table:table-cell office:value-type="string">
            <text:p>Sat Nov 10 07:37:26 GMT 2012</text:p>
          </table:table-cell>
          <table:table-cell office:value-type="string">
            <text:p>Sat Nov 10 07:37:46 GMT 2012</text:p>
          </table:table-cell>
          <table:table-cell office:value-type="string">
            <text:p>Fri Nov 16 23:37:46 PST 2012</text:p>
          </table:table-cell>
          <table:table-cell table:number-columns-repeated="3"/>
          <table:table-cell office:value-type="float" office:value="20">
            <text:p>2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rald_Ford_3:19.txt</text:p>
          </table:table-cell>
          <table:table-cell office:value-type="string">
            <text:p>We have created more jobs--over 4 million more jobs today than in the spring of 1975. Throughout this Nation today we have over 88 million people in useful, productive jobs--more than at any other time in our Nation&amp;apos;s history. But there are still too many Americans unemployed. This is the greatest regret that I have as I leave office.&lt;br/&gt;&lt;br/&gt;We brought about with the Congress, after much delay, the renewal of the general revenue sharing. We expanded community development and Federal manpower programs. We began a significant urban mass transit program. Federal programs today provide more funds for our States and local governments than ever before--$70 billion for the current fiscal year. Through these programs and others that provide aid directly to individuals, we have kept faith with our tradition of compassionate help for those who need it. As we begin our third century we can be proud of the progress that we have made in meeting human needs for all of our citizens.&lt;br/&gt;&lt;br/&gt;</text:p>
          </table:table-cell>
          <table:table-cell office:value-type="string">
            <text:p>Juniata County School District</text:p>
          </table:table-cell>
          <table:table-cell office:value-type="string">
            <text:p>http://en.wikipedia.org/wiki/Juniata_County_School_District</text:p>
          </table:table-cell>
          <table:table-cell office:value-type="string">
            <text:p>Economic</text:p>
          </table:table-cell>
          <table:table-cell office:value-type="string">
            <text:p>http://en.wikipedia.org/wiki/Economic</text:p>
          </table:table-cell>
          <table:table-cell/>
          <table:table-cell office:value-type="float" office:value="2">
            <text:p>2</text:p>
          </table:table-cell>
          <table:table-cell table:number-columns-repeated="3"/>
          <table:table-cell table:formula="of:=CONCATENATE([.AB289];&quot;,&quot;;[.AC289];&quot;,&quot;; TEXT([.AK289];&quot;#&quot;))" office:value-type="string" office:string-value="EDA,LAU_ET_AL,2">
            <text:p>EDA,LAU_ET_AL,2</text:p>
          </table:table-cell>
        </table:table-row>
        <table:table-row table:style-name="ro1">
          <table:table-cell office:value-type="string">
            <text:p>2IQN46UXFCD4K60J0X4SVTKIQ1ASU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6CUDD8XMB3QIIN5IGLTW6T4ODXEP9</text:p>
          </table:table-cell>
          <table:table-cell office:value-type="string">
            <text:p>A1FE99W26464IW</text:p>
          </table:table-cell>
          <table:table-cell office:value-type="string">
            <text:p>Submitted</text:p>
          </table:table-cell>
          <table:table-cell office:value-type="string">
            <text:p>Sat Nov 10 09:09:59 GMT 2012</text:p>
          </table:table-cell>
          <table:table-cell office:value-type="string">
            <text:p>Sat Nov 10 09:10:05 GMT 2012</text:p>
          </table:table-cell>
          <table:table-cell office:value-type="string">
            <text:p>Sat Nov 17 01:10:05 PST 2012</text:p>
          </table:table-cell>
          <table:table-cell table:number-columns-repeated="3"/>
          <table:table-cell office:value-type="float" office:value="6">
            <text:p>6</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Harry_S._Truman_1:161.txt</text:p>
          </table:table-cell>
          <table:table-cell office:value-type="string">
            <text:p>Expenditures of all kinds, authorized and recommended, in the next year are estimated at just above 35.8 billion dollars. Net receipts are estimated at 31.5 billion dollars. The estimated difference of 4.3 billion dollars will be met by a reduction in the very substantial balance which will be in the Treasury during the next fiscal year.&lt;br/&gt;&lt;br/&gt;A large part of the activities outside defense and war liquidation, aftermath of war, and international finance, classified as &amp;quot;other activities&amp;quot; in a following table, is still due to repercussions of the war. These &amp;quot;other activities&amp;quot; include more than 2 billion dollars for aids to agriculture and net outlays for the Commodity Credit Corporation-almost double the expenditures for the same purposes in prewar years. This increase is due mainly to expenditures for purposes of price stabilization and price support resulting from the war food production program. Other increases in this category are due to the fact that certain wartime agencies now in the process of liquidation are included in this group of activities. If all expenditures for those activities which are directly or indirectly related to the war are excluded, the residual expenditures are below those for corresponding activities in prewar years. In making this comparison account should be taken of the fact that, while prewar expenditures were affected by direct relief and work relief for the unemployed, the postwar budgets are affected by the considerable increase in pay rates and other increases in costs and prices.&lt;br/&gt;&lt;br/&gt;</text:p>
          </table:table-cell>
          <table:table-cell office:value-type="string">
            <text:p>Research &amp; Experimentation Tax Credit</text:p>
          </table:table-cell>
          <table:table-cell office:value-type="string">
            <text:p>http://en.wikipedia.org/wiki/Research_&amp;_Experimentation_Tax_Credit</text:p>
          </table:table-cell>
          <table:table-cell office:value-type="string">
            <text:p>Fiscal</text:p>
          </table:table-cell>
          <table:table-cell office:value-type="string">
            <text:p>http://en.wikipedia.org/wiki/Fiscal</text:p>
          </table:table-cell>
          <table:table-cell office:value-type="string">
            <text:p>Nice</text:p>
          </table:table-cell>
          <table:table-cell office:value-type="float" office:value="2">
            <text:p>2</text:p>
          </table:table-cell>
          <table:table-cell table:number-columns-repeated="3"/>
          <table:table-cell table:formula="of:=CONCATENATE([.AB290];&quot;,&quot;;[.AC290];&quot;,&quot;; TEXT([.AK290];&quot;#&quot;))" office:value-type="string" office:string-value="EDA,LAU_ET_AL,2">
            <text:p>EDA,LAU_ET_AL,2</text:p>
          </table:table-cell>
        </table:table-row>
        <table:table-row table:style-name="ro1">
          <table:table-cell office:value-type="string">
            <text:p>2IQN46UXFCD4K60J0X4SVTKIQ1ASU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IBHSTLB3L0FQSXNVLAERREVONWIUI</text:p>
          </table:table-cell>
          <table:table-cell office:value-type="string">
            <text:p>A997OZ3H2B3Q2</text:p>
          </table:table-cell>
          <table:table-cell office:value-type="string">
            <text:p>Submitted</text:p>
          </table:table-cell>
          <table:table-cell office:value-type="string">
            <text:p>Sat Nov 10 09:00:25 GMT 2012</text:p>
          </table:table-cell>
          <table:table-cell office:value-type="string">
            <text:p>Sat Nov 10 09:00:52 GMT 2012</text:p>
          </table:table-cell>
          <table:table-cell office:value-type="string">
            <text:p>Sat Nov 17 01:00:52 PST 2012</text:p>
          </table:table-cell>
          <table:table-cell table:number-columns-repeated="3"/>
          <table:table-cell office:value-type="float" office:value="27">
            <text:p>27</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Harry_S._Truman_1:161.txt</text:p>
          </table:table-cell>
          <table:table-cell office:value-type="string">
            <text:p>Expenditures of all kinds, authorized and recommended, in the next year are estimated at just above 35.8 billion dollars. Net receipts are estimated at 31.5 billion dollars. The estimated difference of 4.3 billion dollars will be met by a reduction in the very substantial balance which will be in the Treasury during the next fiscal year.&lt;br/&gt;&lt;br/&gt;A large part of the activities outside defense and war liquidation, aftermath of war, and international finance, classified as &amp;quot;other activities&amp;quot; in a following table, is still due to repercussions of the war. These &amp;quot;other activities&amp;quot; include more than 2 billion dollars for aids to agriculture and net outlays for the Commodity Credit Corporation-almost double the expenditures for the same purposes in prewar years. This increase is due mainly to expenditures for purposes of price stabilization and price support resulting from the war food production program. Other increases in this category are due to the fact that certain wartime agencies now in the process of liquidation are included in this group of activities. If all expenditures for those activities which are directly or indirectly related to the war are excluded, the residual expenditures are below those for corresponding activities in prewar years. In making this comparison account should be taken of the fact that, while prewar expenditures were affected by direct relief and work relief for the unemployed, the postwar budgets are affected by the considerable increase in pay rates and other increases in costs and prices.&lt;br/&gt;&lt;br/&gt;</text:p>
          </table:table-cell>
          <table:table-cell office:value-type="string">
            <text:p>Research &amp; Experimentation Tax Credit</text:p>
          </table:table-cell>
          <table:table-cell office:value-type="string">
            <text:p>http://en.wikipedia.org/wiki/Research_&amp;_Experimentation_Tax_Credit</text:p>
          </table:table-cell>
          <table:table-cell office:value-type="string">
            <text:p>Fiscal</text:p>
          </table:table-cell>
          <table:table-cell office:value-type="string">
            <text:p>http://en.wikipedia.org/wiki/Fiscal</text:p>
          </table:table-cell>
          <table:table-cell/>
          <table:table-cell office:value-type="float" office:value="2">
            <text:p>2</text:p>
          </table:table-cell>
          <table:table-cell table:number-columns-repeated="3"/>
          <table:table-cell table:formula="of:=CONCATENATE([.AB291];&quot;,&quot;;[.AC291];&quot;,&quot;; TEXT([.AK291];&quot;#&quot;))" office:value-type="string" office:string-value="EDA,LAU_ET_AL,2">
            <text:p>EDA,LAU_ET_AL,2</text:p>
          </table:table-cell>
        </table:table-row>
        <table:table-row table:style-name="ro1">
          <table:table-cell office:value-type="string">
            <text:p>2IQN46UXFCD4K60J0X4SVTKIQ1ASU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Z0PJWKUDD8X1KRVAJQ0J6UTYNRAL3</text:p>
          </table:table-cell>
          <table:table-cell office:value-type="string">
            <text:p>A1AVAUPSZLDN64</text:p>
          </table:table-cell>
          <table:table-cell office:value-type="string">
            <text:p>Submitted</text:p>
          </table:table-cell>
          <table:table-cell office:value-type="string">
            <text:p>Sat Nov 10 06:38:53 GMT 2012</text:p>
          </table:table-cell>
          <table:table-cell office:value-type="string">
            <text:p>Sat Nov 10 06:39:02 GMT 2012</text:p>
          </table:table-cell>
          <table:table-cell office:value-type="string">
            <text:p>Fri Nov 16 22:39:02 PST 2012</text:p>
          </table:table-cell>
          <table:table-cell table:number-columns-repeated="3"/>
          <table:table-cell office:value-type="float" office:value="9">
            <text:p>9</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Harry_S._Truman_1:161.txt</text:p>
          </table:table-cell>
          <table:table-cell office:value-type="string">
            <text:p>Expenditures of all kinds, authorized and recommended, in the next year are estimated at just above 35.8 billion dollars. Net receipts are estimated at 31.5 billion dollars. The estimated difference of 4.3 billion dollars will be met by a reduction in the very substantial balance which will be in the Treasury during the next fiscal year.&lt;br/&gt;&lt;br/&gt;A large part of the activities outside defense and war liquidation, aftermath of war, and international finance, classified as &amp;quot;other activities&amp;quot; in a following table, is still due to repercussions of the war. These &amp;quot;other activities&amp;quot; include more than 2 billion dollars for aids to agriculture and net outlays for the Commodity Credit Corporation-almost double the expenditures for the same purposes in prewar years. This increase is due mainly to expenditures for purposes of price stabilization and price support resulting from the war food production program. Other increases in this category are due to the fact that certain wartime agencies now in the process of liquidation are included in this group of activities. If all expenditures for those activities which are directly or indirectly related to the war are excluded, the residual expenditures are below those for corresponding activities in prewar years. In making this comparison account should be taken of the fact that, while prewar expenditures were affected by direct relief and work relief for the unemployed, the postwar budgets are affected by the considerable increase in pay rates and other increases in costs and prices.&lt;br/&gt;&lt;br/&gt;</text:p>
          </table:table-cell>
          <table:table-cell office:value-type="string">
            <text:p>Research &amp; Experimentation Tax Credit</text:p>
          </table:table-cell>
          <table:table-cell office:value-type="string">
            <text:p>http://en.wikipedia.org/wiki/Research_&amp;_Experimentation_Tax_Credit</text:p>
          </table:table-cell>
          <table:table-cell office:value-type="string">
            <text:p>Fiscal</text:p>
          </table:table-cell>
          <table:table-cell office:value-type="string">
            <text:p>http://en.wikipedia.org/wiki/Fiscal</text:p>
          </table:table-cell>
          <table:table-cell/>
          <table:table-cell office:value-type="float" office:value="2">
            <text:p>2</text:p>
          </table:table-cell>
          <table:table-cell table:number-columns-repeated="3"/>
          <table:table-cell table:formula="of:=CONCATENATE([.AB292];&quot;,&quot;;[.AC292];&quot;,&quot;; TEXT([.AK292];&quot;#&quot;))" office:value-type="string" office:string-value="EDA,LAU_ET_AL,2">
            <text:p>EDA,LAU_ET_AL,2</text:p>
          </table:table-cell>
        </table:table-row>
        <table:table-row table:style-name="ro1">
          <table:table-cell office:value-type="string">
            <text:p>2L13NAB6BFMFUXM3P3STRFDGHQTHU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2EEZZ2MIKMNO3WUG8U81WWXSLX7OZ</text:p>
          </table:table-cell>
          <table:table-cell office:value-type="string">
            <text:p>A1FE99W26464IW</text:p>
          </table:table-cell>
          <table:table-cell office:value-type="string">
            <text:p>Submitted</text:p>
          </table:table-cell>
          <table:table-cell office:value-type="string">
            <text:p>Sat Nov 10 08:57:37 GMT 2012</text:p>
          </table:table-cell>
          <table:table-cell office:value-type="string">
            <text:p>Sat Nov 10 08:57:41 GMT 2012</text:p>
          </table:table-cell>
          <table:table-cell office:value-type="string">
            <text:p>Sat Nov 17 00:57:41 PST 2012</text:p>
          </table:table-cell>
          <table:table-cell table:number-columns-repeated="3"/>
          <table:table-cell office:value-type="float" office:value="4">
            <text:p>4</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oodrow_Wilson_5:14.txt</text:p>
          </table:table-cell>
          <table:table-cell office:value-type="string">
            <text:p>GENTLEMEN OF THE CONGRESS:&lt;br/&gt;&lt;br/&gt;Eight months have elapsed since I last had the honor of addressing you. They have been months crowded with events of immense and grave significance for us. I shall not undertake to detail or even to summarize those events. The practical particulars of the part we have played in them will be laid before you in the reports of the executive departments. I shall discuss only our present outlook upon these vast affairs, our present duties, and the immediate means of accomplishing the objects we shall hold always in view.&lt;br/&gt;&lt;br/&gt;</text:p>
          </table:table-cell>
          <table:table-cell office:value-type="string">
            <text:p>Hindu calendar</text:p>
          </table:table-cell>
          <table:table-cell office:value-type="string">
            <text:p>http://en.wikipedia.org/wiki/Hindu_calendar</text:p>
          </table:table-cell>
          <table:table-cell office:value-type="string">
            <text:p>Dismissal of U.S. attorneys controversy</text:p>
          </table:table-cell>
          <table:table-cell office:value-type="string">
            <text:p>http://en.wikipedia.org/wiki/Dismissal_of_U.S._attorneys_controversy</text:p>
          </table:table-cell>
          <table:table-cell/>
          <table:table-cell office:value-type="float" office:value="1">
            <text:p>1</text:p>
          </table:table-cell>
          <table:table-cell table:number-columns-repeated="3"/>
          <table:table-cell table:formula="of:=CONCATENATE([.AB293];&quot;,&quot;;[.AC293];&quot;,&quot;; TEXT([.AK293];&quot;#&quot;))" office:value-type="string" office:string-value="EDA,LAU_ET_AL,1">
            <text:p>EDA,LAU_ET_AL,1</text:p>
          </table:table-cell>
        </table:table-row>
        <table:table-row table:style-name="ro1">
          <table:table-cell office:value-type="string">
            <text:p>2L13NAB6BFMFUXM3P3STRFDGHQTHU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7VYOCCF0CP5Z6DYPX9I5YG4Z4CTUA</text:p>
          </table:table-cell>
          <table:table-cell office:value-type="string">
            <text:p>A997OZ3H2B3Q2</text:p>
          </table:table-cell>
          <table:table-cell office:value-type="string">
            <text:p>Submitted</text:p>
          </table:table-cell>
          <table:table-cell office:value-type="string">
            <text:p>Sat Nov 10 09:03:42 GMT 2012</text:p>
          </table:table-cell>
          <table:table-cell office:value-type="string">
            <text:p>Sat Nov 10 09:04:02 GMT 2012</text:p>
          </table:table-cell>
          <table:table-cell office:value-type="string">
            <text:p>Sat Nov 17 01:04:02 PST 2012</text:p>
          </table:table-cell>
          <table:table-cell table:number-columns-repeated="3"/>
          <table:table-cell office:value-type="float" office:value="20">
            <text:p>20</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oodrow_Wilson_5:14.txt</text:p>
          </table:table-cell>
          <table:table-cell office:value-type="string">
            <text:p>GENTLEMEN OF THE CONGRESS:&lt;br/&gt;&lt;br/&gt;Eight months have elapsed since I last had the honor of addressing you. They have been months crowded with events of immense and grave significance for us. I shall not undertake to detail or even to summarize those events. The practical particulars of the part we have played in them will be laid before you in the reports of the executive departments. I shall discuss only our present outlook upon these vast affairs, our present duties, and the immediate means of accomplishing the objects we shall hold always in view.&lt;br/&gt;&lt;br/&gt;</text:p>
          </table:table-cell>
          <table:table-cell office:value-type="string">
            <text:p>Hindu calendar</text:p>
          </table:table-cell>
          <table:table-cell office:value-type="string">
            <text:p>http://en.wikipedia.org/wiki/Hindu_calendar</text:p>
          </table:table-cell>
          <table:table-cell office:value-type="string">
            <text:p>Dismissal of U.S. attorneys controversy</text:p>
          </table:table-cell>
          <table:table-cell office:value-type="string">
            <text:p>http://en.wikipedia.org/wiki/Dismissal_of_U.S._attorneys_controversy</text:p>
          </table:table-cell>
          <table:table-cell/>
          <table:table-cell office:value-type="float" office:value="2">
            <text:p>2</text:p>
          </table:table-cell>
          <table:table-cell table:number-columns-repeated="3"/>
          <table:table-cell table:formula="of:=CONCATENATE([.AB294];&quot;,&quot;;[.AC294];&quot;,&quot;; TEXT([.AK294];&quot;#&quot;))" office:value-type="string" office:string-value="EDA,LAU_ET_AL,2">
            <text:p>EDA,LAU_ET_AL,2</text:p>
          </table:table-cell>
        </table:table-row>
        <table:table-row table:style-name="ro1">
          <table:table-cell office:value-type="string">
            <text:p>2L13NAB6BFMFUXM3P3STRFDGHQTHU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PI0ONNVRH1KWXXJN127ENV9V2WWN6</text:p>
          </table:table-cell>
          <table:table-cell office:value-type="string">
            <text:p>A1AVAUPSZLDN64</text:p>
          </table:table-cell>
          <table:table-cell office:value-type="string">
            <text:p>Submitted</text:p>
          </table:table-cell>
          <table:table-cell office:value-type="string">
            <text:p>Sat Nov 10 07:30:41 GMT 2012</text:p>
          </table:table-cell>
          <table:table-cell office:value-type="string">
            <text:p>Sat Nov 10 07:31:56 GMT 2012</text:p>
          </table:table-cell>
          <table:table-cell office:value-type="string">
            <text:p>Fri Nov 16 23:31:56 PST 2012</text:p>
          </table:table-cell>
          <table:table-cell table:number-columns-repeated="3"/>
          <table:table-cell office:value-type="float" office:value="75">
            <text:p>75</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oodrow_Wilson_5:14.txt</text:p>
          </table:table-cell>
          <table:table-cell office:value-type="string">
            <text:p>GENTLEMEN OF THE CONGRESS:&lt;br/&gt;&lt;br/&gt;Eight months have elapsed since I last had the honor of addressing you. They have been months crowded with events of immense and grave significance for us. I shall not undertake to detail or even to summarize those events. The practical particulars of the part we have played in them will be laid before you in the reports of the executive departments. I shall discuss only our present outlook upon these vast affairs, our present duties, and the immediate means of accomplishing the objects we shall hold always in view.&lt;br/&gt;&lt;br/&gt;</text:p>
          </table:table-cell>
          <table:table-cell office:value-type="string">
            <text:p>Hindu calendar</text:p>
          </table:table-cell>
          <table:table-cell office:value-type="string">
            <text:p>http://en.wikipedia.org/wiki/Hindu_calendar</text:p>
          </table:table-cell>
          <table:table-cell office:value-type="string">
            <text:p>Dismissal of U.S. attorneys controversy</text:p>
          </table:table-cell>
          <table:table-cell office:value-type="string">
            <text:p>http://en.wikipedia.org/wiki/Dismissal_of_U.S._attorneys_controversy</text:p>
          </table:table-cell>
          <table:table-cell/>
          <table:table-cell office:value-type="float" office:value="2">
            <text:p>2</text:p>
          </table:table-cell>
          <table:table-cell table:number-columns-repeated="3"/>
          <table:table-cell table:formula="of:=CONCATENATE([.AB295];&quot;,&quot;;[.AC295];&quot;,&quot;; TEXT([.AK295];&quot;#&quot;))" office:value-type="string" office:string-value="EDA,LAU_ET_AL,2">
            <text:p>EDA,LAU_ET_AL,2</text:p>
          </table:table-cell>
        </table:table-row>
        <table:table-row table:style-name="ro1">
          <table:table-cell office:value-type="string">
            <text:p>2WL95SW6NG1F7CB3UT2YN1FZVX2HV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N52AC9KSSZVC6QVBFLUSQOYQ4H1J5</text:p>
          </table:table-cell>
          <table:table-cell office:value-type="string">
            <text:p>A997OZ3H2B3Q2</text:p>
          </table:table-cell>
          <table:table-cell office:value-type="string">
            <text:p>Submitted</text:p>
          </table:table-cell>
          <table:table-cell office:value-type="string">
            <text:p>Sat Nov 10 06:49:00 GMT 2012</text:p>
          </table:table-cell>
          <table:table-cell office:value-type="string">
            <text:p>Sat Nov 10 06:49:23 GMT 2012</text:p>
          </table:table-cell>
          <table:table-cell office:value-type="string">
            <text:p>Fri Nov 16 22:49:23 PST 2012</text:p>
          </table:table-cell>
          <table:table-cell table:number-columns-repeated="3"/>
          <table:table-cell office:value-type="float" office:value="23">
            <text:p>23</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Rutherford_B._Hayes_2:34.txt</text:p>
          </table:table-cell>
          <table:table-cell office:value-type="string">
            <text:p>Adequate accommodations for the great library, which is overgrowing the capacity of the rooms now occupied at the Capitol, should be provided without further delay. This invaluable collection of books, manuscripts, and illustrative art has grown to such proportions, in connection with the copyright system of the country, as to demand the prompt and careful attention of Congress to save it from injury in its present crowded and insufficient quarters. As this library is national in its character, and must from the nature of the case increase even more rapidly in the future than in the past, it can not be doubted that the people will sanction any wise expenditure to preserve it and to enlarge its usefulness.&lt;br/&gt;&lt;br/&gt;The appeal of the Regents of the Smithsonian Institution for the means to organize, exhibit, and make available for the public benefit the articles now stored away belonging to the National Museum I heartily recommend to your favorable consideration.&lt;br/&gt;&lt;br/&gt;</text:p>
          </table:table-cell>
          <table:table-cell office:value-type="string">
            <text:p>First Stadtholderless Period</text:p>
          </table:table-cell>
          <table:table-cell office:value-type="string">
            <text:p>http://en.wikipedia.org/wiki/First_Stadtholderless_Period</text:p>
          </table:table-cell>
          <table:table-cell office:value-type="string">
            <text:p>Congress</text:p>
          </table:table-cell>
          <table:table-cell office:value-type="string">
            <text:p>http://en.wikipedia.org/wiki/Congress</text:p>
          </table:table-cell>
          <table:table-cell/>
          <table:table-cell office:value-type="float" office:value="2">
            <text:p>2</text:p>
          </table:table-cell>
          <table:table-cell table:number-columns-repeated="3"/>
          <table:table-cell table:formula="of:=CONCATENATE([.AB296];&quot;,&quot;;[.AC296];&quot;,&quot;; TEXT([.AK296];&quot;#&quot;))" office:value-type="string" office:string-value="EDA,LAU_ET_AL,2">
            <text:p>EDA,LAU_ET_AL,2</text:p>
          </table:table-cell>
        </table:table-row>
        <table:table-row table:style-name="ro1">
          <table:table-cell office:value-type="string">
            <text:p>2WL95SW6NG1F7CB3UT2YN1FZVX2HV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VQHVI44OS2K03WIUOQSJAP5LJ1Z5A</text:p>
          </table:table-cell>
          <table:table-cell office:value-type="string">
            <text:p>A1GQCJDGRPG8ZR</text:p>
          </table:table-cell>
          <table:table-cell office:value-type="string">
            <text:p>Submitted</text:p>
          </table:table-cell>
          <table:table-cell office:value-type="string">
            <text:p>Sat Nov 10 07:48:36 GMT 2012</text:p>
          </table:table-cell>
          <table:table-cell office:value-type="string">
            <text:p>Sat Nov 10 07:48:51 GMT 2012</text:p>
          </table:table-cell>
          <table:table-cell office:value-type="string">
            <text:p>Fri Nov 16 23:48:51 PST 2012</text:p>
          </table:table-cell>
          <table:table-cell table:number-columns-repeated="3"/>
          <table:table-cell office:value-type="float" office:value="15">
            <text:p>15</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Rutherford_B._Hayes_2:34.txt</text:p>
          </table:table-cell>
          <table:table-cell office:value-type="string">
            <text:p>Adequate accommodations for the great library, which is overgrowing the capacity of the rooms now occupied at the Capitol, should be provided without further delay. This invaluable collection of books, manuscripts, and illustrative art has grown to such proportions, in connection with the copyright system of the country, as to demand the prompt and careful attention of Congress to save it from injury in its present crowded and insufficient quarters. As this library is national in its character, and must from the nature of the case increase even more rapidly in the future than in the past, it can not be doubted that the people will sanction any wise expenditure to preserve it and to enlarge its usefulness.&lt;br/&gt;&lt;br/&gt;The appeal of the Regents of the Smithsonian Institution for the means to organize, exhibit, and make available for the public benefit the articles now stored away belonging to the National Museum I heartily recommend to your favorable consideration.&lt;br/&gt;&lt;br/&gt;</text:p>
          </table:table-cell>
          <table:table-cell office:value-type="string">
            <text:p>First Stadtholderless Period</text:p>
          </table:table-cell>
          <table:table-cell office:value-type="string">
            <text:p>http://en.wikipedia.org/wiki/First_Stadtholderless_Period</text:p>
          </table:table-cell>
          <table:table-cell office:value-type="string">
            <text:p>Congress</text:p>
          </table:table-cell>
          <table:table-cell office:value-type="string">
            <text:p>http://en.wikipedia.org/wiki/Congress</text:p>
          </table:table-cell>
          <table:table-cell/>
          <table:table-cell office:value-type="float" office:value="1">
            <text:p>1</text:p>
          </table:table-cell>
          <table:table-cell table:number-columns-repeated="3"/>
          <table:table-cell table:formula="of:=CONCATENATE([.AB297];&quot;,&quot;;[.AC297];&quot;,&quot;; TEXT([.AK297];&quot;#&quot;))" office:value-type="string" office:string-value="EDA,LAU_ET_AL,1">
            <text:p>EDA,LAU_ET_AL,1</text:p>
          </table:table-cell>
        </table:table-row>
        <table:table-row table:style-name="ro1">
          <table:table-cell office:value-type="string">
            <text:p>2WL95SW6NG1F7CB3UT2YN1FZVX2HV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Y4CF0CP5KXP8RBNP7PGCPM7XF5XWO</text:p>
          </table:table-cell>
          <table:table-cell office:value-type="string">
            <text:p>A1AVAUPSZLDN64</text:p>
          </table:table-cell>
          <table:table-cell office:value-type="string">
            <text:p>Submitted</text:p>
          </table:table-cell>
          <table:table-cell office:value-type="string">
            <text:p>Sat Nov 10 07:26:36 GMT 2012</text:p>
          </table:table-cell>
          <table:table-cell office:value-type="string">
            <text:p>Sat Nov 10 07:29:30 GMT 2012</text:p>
          </table:table-cell>
          <table:table-cell office:value-type="string">
            <text:p>Fri Nov 16 23:29:30 PST 2012</text:p>
          </table:table-cell>
          <table:table-cell table:number-columns-repeated="3"/>
          <table:table-cell office:value-type="float" office:value="174">
            <text:p>174</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Rutherford_B._Hayes_2:34.txt</text:p>
          </table:table-cell>
          <table:table-cell office:value-type="string">
            <text:p>Adequate accommodations for the great library, which is overgrowing the capacity of the rooms now occupied at the Capitol, should be provided without further delay. This invaluable collection of books, manuscripts, and illustrative art has grown to such proportions, in connection with the copyright system of the country, as to demand the prompt and careful attention of Congress to save it from injury in its present crowded and insufficient quarters. As this library is national in its character, and must from the nature of the case increase even more rapidly in the future than in the past, it can not be doubted that the people will sanction any wise expenditure to preserve it and to enlarge its usefulness.&lt;br/&gt;&lt;br/&gt;The appeal of the Regents of the Smithsonian Institution for the means to organize, exhibit, and make available for the public benefit the articles now stored away belonging to the National Museum I heartily recommend to your favorable consideration.&lt;br/&gt;&lt;br/&gt;</text:p>
          </table:table-cell>
          <table:table-cell office:value-type="string">
            <text:p>First Stadtholderless Period</text:p>
          </table:table-cell>
          <table:table-cell office:value-type="string">
            <text:p>http://en.wikipedia.org/wiki/First_Stadtholderless_Period</text:p>
          </table:table-cell>
          <table:table-cell office:value-type="string">
            <text:p>Congress</text:p>
          </table:table-cell>
          <table:table-cell office:value-type="string">
            <text:p>http://en.wikipedia.org/wiki/Congress</text:p>
          </table:table-cell>
          <table:table-cell/>
          <table:table-cell office:value-type="float" office:value="2">
            <text:p>2</text:p>
          </table:table-cell>
          <table:table-cell table:number-columns-repeated="3"/>
          <table:table-cell table:formula="of:=CONCATENATE([.AB298];&quot;,&quot;;[.AC298];&quot;,&quot;; TEXT([.AK298];&quot;#&quot;))" office:value-type="string" office:string-value="EDA,LAU_ET_AL,2">
            <text:p>EDA,LAU_ET_AL,2</text:p>
          </table:table-cell>
        </table:table-row>
        <table:table-row table:style-name="ro1">
          <table:table-cell office:value-type="string">
            <text:p>2GRRNDWIOV1SM1B8K37U93YD264HW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0K1CSTMOFXRS1SNJB5YLNXJP30PSD</text:p>
          </table:table-cell>
          <table:table-cell office:value-type="string">
            <text:p>A997OZ3H2B3Q2</text:p>
          </table:table-cell>
          <table:table-cell office:value-type="string">
            <text:p>Submitted</text:p>
          </table:table-cell>
          <table:table-cell office:value-type="string">
            <text:p>Sat Nov 10 07:27:03 GMT 2012</text:p>
          </table:table-cell>
          <table:table-cell office:value-type="string">
            <text:p>Sat Nov 10 07:27:14 GMT 2012</text:p>
          </table:table-cell>
          <table:table-cell office:value-type="string">
            <text:p>Fri Nov 16 23:27:14 PST 2012</text:p>
          </table:table-cell>
          <table:table-cell table:number-columns-repeated="3"/>
          <table:table-cell office:value-type="float" office:value="11">
            <text:p>11</text:p>
          </table:table-cell>
          <table:table-cell office:value-type="string">
            <text:p>100% (218/218)</text:p>
          </table:table-cell>
          <table:table-cell table:number-columns-repeated="2"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George_W._Bush_1:28.txt</text:p>
          </table:table-cell>
          <table:table-cell office:value-type="string">
            <text:p>Sixteen hundred dollars buys gas for two cars for an entire year. It pays tuition for a year at a community college. It pays the average family grocery bill for 3 months. That is real money.&lt;br/&gt;&lt;br/&gt;With us tonight, representing many American families, are Steven and Josefina Ramos. They are from Pennsylvania, but they could be from any one of your districts. Steven is a network administrator for a school district. Josefina is a Spanish teacher at a charter school, and they have a 2-yearold daughter. Steven and Josefina tell me they pay almost $8,000 a year in Federal income taxes. My plan will save them more than $2,000.&lt;br/&gt;&lt;br/&gt;</text:p>
          </table:table-cell>
          <table:table-cell office:value-type="string">
            <text:p>Irish presidential election, 2011</text:p>
          </table:table-cell>
          <table:table-cell office:value-type="string">
            <text:p>http://en.wikipedia.org/wiki/Irish_presidential_election,_2011</text:p>
          </table:table-cell>
          <table:table-cell office:value-type="string">
            <text:p>Unemployment benefits</text:p>
          </table:table-cell>
          <table:table-cell office:value-type="string">
            <text:p>http://en.wikipedia.org/wiki/Unemployment_benefits</text:p>
          </table:table-cell>
          <table:table-cell/>
          <table:table-cell office:value-type="float" office:value="2">
            <text:p>2</text:p>
          </table:table-cell>
          <table:table-cell table:number-columns-repeated="3"/>
          <table:table-cell table:formula="of:=CONCATENATE([.AB299];&quot;,&quot;;[.AC299];&quot;,&quot;; TEXT([.AK299];&quot;#&quot;))" office:value-type="string" office:string-value="RANDOM,LAU_ET_AL,2">
            <text:p>RANDOM,LAU_ET_AL,2</text:p>
          </table:table-cell>
        </table:table-row>
        <table:table-row table:style-name="ro1">
          <table:table-cell office:value-type="string">
            <text:p>2GRRNDWIOV1SM1B8K37U93YD264HW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CXL8I9NZW6HT8UTLEHWFT86JYULVJ</text:p>
          </table:table-cell>
          <table:table-cell office:value-type="string">
            <text:p>A1AVAUPSZLDN64</text:p>
          </table:table-cell>
          <table:table-cell office:value-type="string">
            <text:p>Submitted</text:p>
          </table:table-cell>
          <table:table-cell office:value-type="string">
            <text:p>Sat Nov 10 07:36:28 GMT 2012</text:p>
          </table:table-cell>
          <table:table-cell office:value-type="string">
            <text:p>Sat Nov 10 07:37:02 GMT 2012</text:p>
          </table:table-cell>
          <table:table-cell office:value-type="string">
            <text:p>Fri Nov 16 23:37:02 PST 2012</text:p>
          </table:table-cell>
          <table:table-cell table:number-columns-repeated="3"/>
          <table:table-cell office:value-type="float" office:value="34">
            <text:p>34</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George_W._Bush_1:28.txt</text:p>
          </table:table-cell>
          <table:table-cell office:value-type="string">
            <text:p>Sixteen hundred dollars buys gas for two cars for an entire year. It pays tuition for a year at a community college. It pays the average family grocery bill for 3 months. That is real money.&lt;br/&gt;&lt;br/&gt;With us tonight, representing many American families, are Steven and Josefina Ramos. They are from Pennsylvania, but they could be from any one of your districts. Steven is a network administrator for a school district. Josefina is a Spanish teacher at a charter school, and they have a 2-yearold daughter. Steven and Josefina tell me they pay almost $8,000 a year in Federal income taxes. My plan will save them more than $2,000.&lt;br/&gt;&lt;br/&gt;</text:p>
          </table:table-cell>
          <table:table-cell office:value-type="string">
            <text:p>Irish presidential election, 2011</text:p>
          </table:table-cell>
          <table:table-cell office:value-type="string">
            <text:p>http://en.wikipedia.org/wiki/Irish_presidential_election,_2011</text:p>
          </table:table-cell>
          <table:table-cell office:value-type="string">
            <text:p>Unemployment benefits</text:p>
          </table:table-cell>
          <table:table-cell office:value-type="string">
            <text:p>http://en.wikipedia.org/wiki/Unemployment_benefits</text:p>
          </table:table-cell>
          <table:table-cell/>
          <table:table-cell office:value-type="float" office:value="2">
            <text:p>2</text:p>
          </table:table-cell>
          <table:table-cell table:number-columns-repeated="3"/>
          <table:table-cell table:formula="of:=CONCATENATE([.AB300];&quot;,&quot;;[.AC300];&quot;,&quot;; TEXT([.AK300];&quot;#&quot;))" office:value-type="string" office:string-value="RANDOM,LAU_ET_AL,2">
            <text:p>RANDOM,LAU_ET_AL,2</text:p>
          </table:table-cell>
        </table:table-row>
        <table:table-row table:style-name="ro1">
          <table:table-cell office:value-type="string">
            <text:p>2GRRNDWIOV1SM1B8K37U93YD264HW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X4WYB49F9SS7QL68TFN0T5HFXDUQX</text:p>
          </table:table-cell>
          <table:table-cell office:value-type="string">
            <text:p>A2HH5FJUR153FA</text:p>
          </table:table-cell>
          <table:table-cell office:value-type="string">
            <text:p>Submitted</text:p>
          </table:table-cell>
          <table:table-cell office:value-type="string">
            <text:p>Sat Nov 10 09:13:02 GMT 2012</text:p>
          </table:table-cell>
          <table:table-cell office:value-type="string">
            <text:p>Sat Nov 10 09:15:59 GMT 2012</text:p>
          </table:table-cell>
          <table:table-cell office:value-type="string">
            <text:p>Sat Nov 17 01:15:59 PST 2012</text:p>
          </table:table-cell>
          <table:table-cell table:number-columns-repeated="3"/>
          <table:table-cell office:value-type="float" office:value="177">
            <text:p>177</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George_W._Bush_1:28.txt</text:p>
          </table:table-cell>
          <table:table-cell office:value-type="string">
            <text:p>Sixteen hundred dollars buys gas for two cars for an entire year. It pays tuition for a year at a community college. It pays the average family grocery bill for 3 months. That is real money.&lt;br/&gt;&lt;br/&gt;With us tonight, representing many American families, are Steven and Josefina Ramos. They are from Pennsylvania, but they could be from any one of your districts. Steven is a network administrator for a school district. Josefina is a Spanish teacher at a charter school, and they have a 2-yearold daughter. Steven and Josefina tell me they pay almost $8,000 a year in Federal income taxes. My plan will save them more than $2,000.&lt;br/&gt;&lt;br/&gt;</text:p>
          </table:table-cell>
          <table:table-cell office:value-type="string">
            <text:p>Irish presidential election, 2011</text:p>
          </table:table-cell>
          <table:table-cell office:value-type="string">
            <text:p>http://en.wikipedia.org/wiki/Irish_presidential_election,_2011</text:p>
          </table:table-cell>
          <table:table-cell office:value-type="string">
            <text:p>Unemployment benefits</text:p>
          </table:table-cell>
          <table:table-cell office:value-type="string">
            <text:p>http://en.wikipedia.org/wiki/Unemployment_benefits</text:p>
          </table:table-cell>
          <table:table-cell/>
          <table:table-cell office:value-type="float" office:value="2">
            <text:p>2</text:p>
          </table:table-cell>
          <table:table-cell table:number-columns-repeated="3"/>
          <table:table-cell table:formula="of:=CONCATENATE([.AB301];&quot;,&quot;;[.AC301];&quot;,&quot;; TEXT([.AK301];&quot;#&quot;))" office:value-type="string" office:string-value="RANDOM,LAU_ET_AL,2">
            <text:p>RANDOM,LAU_ET_AL,2</text:p>
          </table:table-cell>
        </table:table-row>
        <table:table-row table:style-name="ro1">
          <table:table-cell office:value-type="string">
            <text:p>2QH6KW4ZMAZHW0FQM0ROVNVRKZ18H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NAPDOBDDP8PY58ZKNZXUB3QDQT2D4</text:p>
          </table:table-cell>
          <table:table-cell office:value-type="string">
            <text:p>A2O200JODCD036</text:p>
          </table:table-cell>
          <table:table-cell office:value-type="string">
            <text:p>Submitted</text:p>
          </table:table-cell>
          <table:table-cell office:value-type="string">
            <text:p>Sat Nov 10 05:29:06 GMT 2012</text:p>
          </table:table-cell>
          <table:table-cell office:value-type="string">
            <text:p>Sat Nov 10 05:29:18 GMT 2012</text:p>
          </table:table-cell>
          <table:table-cell office:value-type="string">
            <text:p>Fri Nov 16 21:29:18 PST 2012</text:p>
          </table:table-cell>
          <table:table-cell table:number-columns-repeated="3"/>
          <table:table-cell office:value-type="float" office:value="12">
            <text:p>12</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Jimmy_Carter_4:93.txt</text:p>
          </table:table-cell>
          <table:table-cell office:value-type="string">
            <text:p>TRANSPORTATION&lt;br/&gt;&lt;br/&gt;With the passage of the Airline Deregulation Act of 1978, the Motor Carrier Act of 1980, and the Harley O. Staggers Rail Act of 1980, my Administration, working with the Congress, has initiated a new era of reduced regulation of transportation industries. Deregulation will lead to increased productivity and operating efficiencies in the industries involved, and stimulate price and service competition, to the benefit of consumers generally. I urge the new Administration to continue our efforts on behalf of deregulation legislation for the intercity passenger bus industry as well.&lt;br/&gt;&lt;br/&gt;</text:p>
          </table:table-cell>
          <table:table-cell office:value-type="string">
            <text:p>Early 1980s recession</text:p>
          </table:table-cell>
          <table:table-cell office:value-type="string">
            <text:p>http://en.wikipedia.org/wiki/Early_1980s_recession</text:p>
          </table:table-cell>
          <table:table-cell office:value-type="string">
            <text:p>Lirey</text:p>
          </table:table-cell>
          <table:table-cell office:value-type="string">
            <text:p>http://en.wikipedia.org/wiki/Lirey</text:p>
          </table:table-cell>
          <table:table-cell/>
          <table:table-cell office:value-type="float" office:value="2">
            <text:p>2</text:p>
          </table:table-cell>
          <table:table-cell table:number-columns-repeated="3"/>
          <table:table-cell table:formula="of:=CONCATENATE([.AB302];&quot;,&quot;;[.AC302];&quot;,&quot;; TEXT([.AK302];&quot;#&quot;))" office:value-type="string" office:string-value="EDA,RANDOM,2">
            <text:p>EDA,RANDOM,2</text:p>
          </table:table-cell>
        </table:table-row>
        <table:table-row table:style-name="ro1">
          <table:table-cell office:value-type="string">
            <text:p>2QH6KW4ZMAZHW0FQM0ROVNVRKZ18H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VJGNTBJ3MMDCE3UEXX2SHB9WUSAWT</text:p>
          </table:table-cell>
          <table:table-cell office:value-type="string">
            <text:p>A1PQNUX4BZE5O0</text:p>
          </table:table-cell>
          <table:table-cell office:value-type="string">
            <text:p>Submitted</text:p>
          </table:table-cell>
          <table:table-cell office:value-type="string">
            <text:p>Sat Nov 10 05:59:11 GMT 2012</text:p>
          </table:table-cell>
          <table:table-cell office:value-type="string">
            <text:p>Sat Nov 10 06:00:40 GMT 2012</text:p>
          </table:table-cell>
          <table:table-cell office:value-type="string">
            <text:p>Fri Nov 16 22:00:40 PST 2012</text:p>
          </table:table-cell>
          <table:table-cell table:number-columns-repeated="3"/>
          <table:table-cell office:value-type="float" office:value="89">
            <text:p>89</text:p>
          </table:table-cell>
          <table:table-cell office:value-type="string">
            <text:p>100% (5/5)</text:p>
          </table:table-cell>
          <table:table-cell table:number-columns-repeated="2"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Jimmy_Carter_4:93.txt</text:p>
          </table:table-cell>
          <table:table-cell office:value-type="string">
            <text:p>TRANSPORTATION&lt;br/&gt;&lt;br/&gt;With the passage of the Airline Deregulation Act of 1978, the Motor Carrier Act of 1980, and the Harley O. Staggers Rail Act of 1980, my Administration, working with the Congress, has initiated a new era of reduced regulation of transportation industries. Deregulation will lead to increased productivity and operating efficiencies in the industries involved, and stimulate price and service competition, to the benefit of consumers generally. I urge the new Administration to continue our efforts on behalf of deregulation legislation for the intercity passenger bus industry as well.&lt;br/&gt;&lt;br/&gt;</text:p>
          </table:table-cell>
          <table:table-cell office:value-type="string">
            <text:p>Early 1980s recession</text:p>
          </table:table-cell>
          <table:table-cell office:value-type="string">
            <text:p>http://en.wikipedia.org/wiki/Early_1980s_recession</text:p>
          </table:table-cell>
          <table:table-cell office:value-type="string">
            <text:p>Lirey</text:p>
          </table:table-cell>
          <table:table-cell office:value-type="string">
            <text:p>http://en.wikipedia.org/wiki/Lirey</text:p>
          </table:table-cell>
          <table:table-cell/>
          <table:table-cell office:value-type="float" office:value="1">
            <text:p>1</text:p>
          </table:table-cell>
          <table:table-cell table:number-columns-repeated="3"/>
          <table:table-cell table:formula="of:=CONCATENATE([.AB303];&quot;,&quot;;[.AC303];&quot;,&quot;; TEXT([.AK303];&quot;#&quot;))" office:value-type="string" office:string-value="EDA,RANDOM,1">
            <text:p>EDA,RANDOM,1</text:p>
          </table:table-cell>
        </table:table-row>
        <table:table-row table:style-name="ro1">
          <table:table-cell office:value-type="string">
            <text:p>2QH6KW4ZMAZHW0FQM0ROVNVRKZ18H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Z9IT3HVWAVKXFQSQ0T1F2Z9J7FMEC</text:p>
          </table:table-cell>
          <table:table-cell office:value-type="string">
            <text:p>AVQ23YRFWZKHH</text:p>
          </table:table-cell>
          <table:table-cell office:value-type="string">
            <text:p>Submitted</text:p>
          </table:table-cell>
          <table:table-cell office:value-type="string">
            <text:p>Sat Nov 10 06:59:52 GMT 2012</text:p>
          </table:table-cell>
          <table:table-cell office:value-type="string">
            <text:p>Sat Nov 10 07:07:35 GMT 2012</text:p>
          </table:table-cell>
          <table:table-cell office:value-type="string">
            <text:p>Fri Nov 16 23:07:35 PST 2012</text:p>
          </table:table-cell>
          <table:table-cell table:number-columns-repeated="3"/>
          <table:table-cell office:value-type="float" office:value="463">
            <text:p>463</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Jimmy_Carter_4:93.txt</text:p>
          </table:table-cell>
          <table:table-cell office:value-type="string">
            <text:p>TRANSPORTATION&lt;br/&gt;&lt;br/&gt;With the passage of the Airline Deregulation Act of 1978, the Motor Carrier Act of 1980, and the Harley O. Staggers Rail Act of 1980, my Administration, working with the Congress, has initiated a new era of reduced regulation of transportation industries. Deregulation will lead to increased productivity and operating efficiencies in the industries involved, and stimulate price and service competition, to the benefit of consumers generally. I urge the new Administration to continue our efforts on behalf of deregulation legislation for the intercity passenger bus industry as well.&lt;br/&gt;&lt;br/&gt;</text:p>
          </table:table-cell>
          <table:table-cell office:value-type="string">
            <text:p>Early 1980s recession</text:p>
          </table:table-cell>
          <table:table-cell office:value-type="string">
            <text:p>http://en.wikipedia.org/wiki/Early_1980s_recession</text:p>
          </table:table-cell>
          <table:table-cell office:value-type="string">
            <text:p>Lirey</text:p>
          </table:table-cell>
          <table:table-cell office:value-type="string">
            <text:p>http://en.wikipedia.org/wiki/Lirey</text:p>
          </table:table-cell>
          <table:table-cell/>
          <table:table-cell office:value-type="float" office:value="1">
            <text:p>1</text:p>
          </table:table-cell>
          <table:table-cell table:number-columns-repeated="3"/>
          <table:table-cell table:formula="of:=CONCATENATE([.AB304];&quot;,&quot;;[.AC304];&quot;,&quot;; TEXT([.AK304];&quot;#&quot;))" office:value-type="string" office:string-value="EDA,RANDOM,1">
            <text:p>EDA,RANDOM,1</text:p>
          </table:table-cell>
        </table:table-row>
        <table:table-row table:style-name="ro1">
          <table:table-cell office:value-type="string">
            <text:p>2UHKPFE4EGDHSVQASI99VZW6KCG8I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C8MMEGOOGQSRVUNHKTSMIUU4I1CCW</text:p>
          </table:table-cell>
          <table:table-cell office:value-type="string">
            <text:p>AVQ23YRFWZKHH</text:p>
          </table:table-cell>
          <table:table-cell office:value-type="string">
            <text:p>Submitted</text:p>
          </table:table-cell>
          <table:table-cell office:value-type="string">
            <text:p>Sat Nov 10 07:31:15 GMT 2012</text:p>
          </table:table-cell>
          <table:table-cell office:value-type="string">
            <text:p>Sat Nov 10 07:31:56 GMT 2012</text:p>
          </table:table-cell>
          <table:table-cell office:value-type="string">
            <text:p>Fri Nov 16 23:31:56 PST 2012</text:p>
          </table:table-cell>
          <table:table-cell table:number-columns-repeated="3"/>
          <table:table-cell office:value-type="float" office:value="41">
            <text:p>41</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ill_Clinton_5:29.txt</text:p>
          </table:table-cell>
          <table:table-cell office:value-type="string">
            <text:p>We must also protect our global environment, working to ban the worst toxic chemicals and to reduce the greenhouse gases that challenge our health even as they change our climate.&lt;br/&gt;&lt;br/&gt;Now, we all know that in all of our communities, some of our children simply don&amp;apos;t have what they need to grow and learn in their own homes or schools or neighborhoods. And that means the rest of us must do more, for they are our children, too. That&amp;apos;s why President Bush, General Colin Powell, former Housing Secretary Henry Cisneros will join the Vice President and me to lead the President&amp;apos;s summit of service in Philadelphia in April.&lt;br/&gt;&lt;br/&gt;</text:p>
          </table:table-cell>
          <table:table-cell office:value-type="string">
            <text:p>Mercury regulation in the United States</text:p>
          </table:table-cell>
          <table:table-cell office:value-type="string">
            <text:p>http://en.wikipedia.org/wiki/Mercury_regulation_in_the_United_States</text:p>
          </table:table-cell>
          <table:table-cell office:value-type="string">
            <text:p>Health insurance in the United States</text:p>
          </table:table-cell>
          <table:table-cell office:value-type="string">
            <text:p>http://en.wikipedia.org/wiki/Health_insurance_in_the_United_States</text:p>
          </table:table-cell>
          <table:table-cell/>
          <table:table-cell office:value-type="float" office:value="1">
            <text:p>1</text:p>
          </table:table-cell>
          <table:table-cell table:number-columns-repeated="3"/>
          <table:table-cell table:formula="of:=CONCATENATE([.AB305];&quot;,&quot;;[.AC305];&quot;,&quot;; TEXT([.AK305];&quot;#&quot;))" office:value-type="string" office:string-value="EDA,LAU_ET_AL,1">
            <text:p>EDA,LAU_ET_AL,1</text:p>
          </table:table-cell>
        </table:table-row>
        <table:table-row table:style-name="ro1">
          <table:table-cell office:value-type="string">
            <text:p>2UHKPFE4EGDHSVQASI99VZW6KCG8I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HOGKCCVLL3CPCRROKGQCC9N0C76W6</text:p>
          </table:table-cell>
          <table:table-cell office:value-type="string">
            <text:p>A1AVAUPSZLDN64</text:p>
          </table:table-cell>
          <table:table-cell office:value-type="string">
            <text:p>Submitted</text:p>
          </table:table-cell>
          <table:table-cell office:value-type="string">
            <text:p>Sat Nov 10 07:08:23 GMT 2012</text:p>
          </table:table-cell>
          <table:table-cell office:value-type="string">
            <text:p>Sat Nov 10 07:08:50 GMT 2012</text:p>
          </table:table-cell>
          <table:table-cell office:value-type="string">
            <text:p>Fri Nov 16 23:08:50 PST 2012</text:p>
          </table:table-cell>
          <table:table-cell table:number-columns-repeated="3"/>
          <table:table-cell office:value-type="float" office:value="27">
            <text:p>2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ill_Clinton_5:29.txt</text:p>
          </table:table-cell>
          <table:table-cell office:value-type="string">
            <text:p>We must also protect our global environment, working to ban the worst toxic chemicals and to reduce the greenhouse gases that challenge our health even as they change our climate.&lt;br/&gt;&lt;br/&gt;Now, we all know that in all of our communities, some of our children simply don&amp;apos;t have what they need to grow and learn in their own homes or schools or neighborhoods. And that means the rest of us must do more, for they are our children, too. That&amp;apos;s why President Bush, General Colin Powell, former Housing Secretary Henry Cisneros will join the Vice President and me to lead the President&amp;apos;s summit of service in Philadelphia in April.&lt;br/&gt;&lt;br/&gt;</text:p>
          </table:table-cell>
          <table:table-cell office:value-type="string">
            <text:p>Mercury regulation in the United States</text:p>
          </table:table-cell>
          <table:table-cell office:value-type="string">
            <text:p>http://en.wikipedia.org/wiki/Mercury_regulation_in_the_United_States</text:p>
          </table:table-cell>
          <table:table-cell office:value-type="string">
            <text:p>Health insurance in the United States</text:p>
          </table:table-cell>
          <table:table-cell office:value-type="string">
            <text:p>http://en.wikipedia.org/wiki/Health_insurance_in_the_United_States</text:p>
          </table:table-cell>
          <table:table-cell/>
          <table:table-cell office:value-type="float" office:value="1">
            <text:p>1</text:p>
          </table:table-cell>
          <table:table-cell table:number-columns-repeated="3"/>
          <table:table-cell table:formula="of:=CONCATENATE([.AB306];&quot;,&quot;;[.AC306];&quot;,&quot;; TEXT([.AK306];&quot;#&quot;))" office:value-type="string" office:string-value="EDA,LAU_ET_AL,1">
            <text:p>EDA,LAU_ET_AL,1</text:p>
          </table:table-cell>
        </table:table-row>
        <table:table-row table:style-name="ro1">
          <table:table-cell office:value-type="string">
            <text:p>2UHKPFE4EGDHSVQASI99VZW6KCG8I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JXSW6NG1FS327BOI861NZSZVJSJXB</text:p>
          </table:table-cell>
          <table:table-cell office:value-type="string">
            <text:p>A1AZHC1PMAY5J</text:p>
          </table:table-cell>
          <table:table-cell office:value-type="string">
            <text:p>Submitted</text:p>
          </table:table-cell>
          <table:table-cell office:value-type="string">
            <text:p>Sat Nov 10 05:41:42 GMT 2012</text:p>
          </table:table-cell>
          <table:table-cell office:value-type="string">
            <text:p>Sat Nov 10 05:42:25 GMT 2012</text:p>
          </table:table-cell>
          <table:table-cell office:value-type="string">
            <text:p>Fri Nov 16 21:42:25 PST 2012</text:p>
          </table:table-cell>
          <table:table-cell table:number-columns-repeated="3"/>
          <table:table-cell office:value-type="float" office:value="43">
            <text:p>43</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ill_Clinton_5:29.txt</text:p>
          </table:table-cell>
          <table:table-cell office:value-type="string">
            <text:p>We must also protect our global environment, working to ban the worst toxic chemicals and to reduce the greenhouse gases that challenge our health even as they change our climate.&lt;br/&gt;&lt;br/&gt;Now, we all know that in all of our communities, some of our children simply don&amp;apos;t have what they need to grow and learn in their own homes or schools or neighborhoods. And that means the rest of us must do more, for they are our children, too. That&amp;apos;s why President Bush, General Colin Powell, former Housing Secretary Henry Cisneros will join the Vice President and me to lead the President&amp;apos;s summit of service in Philadelphia in April.&lt;br/&gt;&lt;br/&gt;</text:p>
          </table:table-cell>
          <table:table-cell office:value-type="string">
            <text:p>Mercury regulation in the United States</text:p>
          </table:table-cell>
          <table:table-cell office:value-type="string">
            <text:p>http://en.wikipedia.org/wiki/Mercury_regulation_in_the_United_States</text:p>
          </table:table-cell>
          <table:table-cell office:value-type="string">
            <text:p>Health insurance in the United States</text:p>
          </table:table-cell>
          <table:table-cell office:value-type="string">
            <text:p>http://en.wikipedia.org/wiki/Health_insurance_in_the_United_States</text:p>
          </table:table-cell>
          <table:table-cell/>
          <table:table-cell office:value-type="float" office:value="1">
            <text:p>1</text:p>
          </table:table-cell>
          <table:table-cell table:number-columns-repeated="3"/>
          <table:table-cell table:formula="of:=CONCATENATE([.AB307];&quot;,&quot;;[.AC307];&quot;,&quot;; TEXT([.AK307];&quot;#&quot;))" office:value-type="string" office:string-value="EDA,LAU_ET_AL,1">
            <text:p>EDA,LAU_ET_AL,1</text:p>
          </table:table-cell>
        </table:table-row>
        <table:table-row table:style-name="ro1">
          <table:table-cell office:value-type="string">
            <text:p>2UVP8PJWKUDDN6AGA0U970B6XR58J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2HW1INMHGYQJSRSHLXBNMFFYFW6J7</text:p>
          </table:table-cell>
          <table:table-cell office:value-type="string">
            <text:p>A1AVAUPSZLDN64</text:p>
          </table:table-cell>
          <table:table-cell office:value-type="string">
            <text:p>Submitted</text:p>
          </table:table-cell>
          <table:table-cell office:value-type="string">
            <text:p>Sat Nov 10 06:32:33 GMT 2012</text:p>
          </table:table-cell>
          <table:table-cell office:value-type="string">
            <text:p>Sat Nov 10 06:32:49 GMT 2012</text:p>
          </table:table-cell>
          <table:table-cell office:value-type="string">
            <text:p>Fri Nov 16 22:32:49 PST 2012</text:p>
          </table:table-cell>
          <table:table-cell table:number-columns-repeated="3"/>
          <table:table-cell office:value-type="float" office:value="16">
            <text:p>16</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Pierce_4:23.txt</text:p>
          </table:table-cell>
          <table:table-cell office:value-type="string">
            <text:p>I have, in addition, to invite the attention of Congress to a change of policy in the distribution of troops and to the necessity of providing a more rapid increase of the military armament. For details of these and other subjects relating to the Army I refer to the report of the Secretary of War.&lt;br/&gt;&lt;br/&gt;The condition of the Navy is not merely satisfactory, but exhibits the most gratifying evidences of increased vigor. As it is comparatively small, it is more important that it should be as complete as possible in all the elements of strength; that it should be efficient in the character of its officers, in the zeal and discipline of its men, in the reliability of its ordnance, and in the capacity of its ships. In all these various qualities the Navy has made great progress within the last few years. The execution of the law of Congress of February 28, 1855, &amp;quot;to promote the efficiency of the Navy,&amp;quot; has been attended by the most advantageous results. The law for promoting discipline among the men is found convenient and salutary. The system of granting an honorable discharge to faithful seamen on the expiration of the period of their enlistment and permitting them to reenlist after a leave of absence of a few months without cessation of pay is highly beneficial in its influence. The apprentice system recently adopted is evidently destined to incorporate into the service a large number of our countrymen, hitherto so difficult to procure. Several hundred American boys are now on a three years&amp;apos; cruise in our national vessels and will return well-trained seamen. In the Ordnance Department there is a decided and gratifying indication of progress, creditable to it and to the country. The suggestions of the Secretary of the Navy in regard to further improvement in that branch of the service I commend to your favorable action. The new frigates ordered by Congress are now afloat and two of them in active service. They are superior models of naval architecture, and with their formidable battery add largely to public strength and security. I concur in the views expressed by the Secretary of the Department in favor of a still further increase of our naval force.&lt;br/&gt;&lt;br/&gt;</text:p>
          </table:table-cell>
          <table:table-cell office:value-type="string">
            <text:p>Ducoudray Holstein Expedition</text:p>
          </table:table-cell>
          <table:table-cell office:value-type="string">
            <text:p>http://en.wikipedia.org/wiki/Ducoudray_Holstein_Expedition</text:p>
          </table:table-cell>
          <table:table-cell office:value-type="string">
            <text:p>Dismissal of U.S. attorneys controversy</text:p>
          </table:table-cell>
          <table:table-cell office:value-type="string">
            <text:p>http://en.wikipedia.org/wiki/Dismissal_of_U.S._attorneys_controversy</text:p>
          </table:table-cell>
          <table:table-cell/>
          <table:table-cell office:value-type="float" office:value="1">
            <text:p>1</text:p>
          </table:table-cell>
          <table:table-cell table:number-columns-repeated="3"/>
          <table:table-cell table:formula="of:=CONCATENATE([.AB308];&quot;,&quot;;[.AC308];&quot;,&quot;; TEXT([.AK308];&quot;#&quot;))" office:value-type="string" office:string-value="EDA,LAU_ET_AL,1">
            <text:p>EDA,LAU_ET_AL,1</text:p>
          </table:table-cell>
        </table:table-row>
        <table:table-row table:style-name="ro1">
          <table:table-cell office:value-type="string">
            <text:p>2UVP8PJWKUDDN6AGA0U970B6XR58J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DGU3K4F0OHOA0P9P7BOAL92RWD011</text:p>
          </table:table-cell>
          <table:table-cell office:value-type="string">
            <text:p>A1GQCJDGRPG8ZR</text:p>
          </table:table-cell>
          <table:table-cell office:value-type="string">
            <text:p>Submitted</text:p>
          </table:table-cell>
          <table:table-cell office:value-type="string">
            <text:p>Sat Nov 10 07:39:27 GMT 2012</text:p>
          </table:table-cell>
          <table:table-cell office:value-type="string">
            <text:p>Sat Nov 10 07:39:52 GMT 2012</text:p>
          </table:table-cell>
          <table:table-cell office:value-type="string">
            <text:p>Fri Nov 16 23:39:52 PST 2012</text:p>
          </table:table-cell>
          <table:table-cell table:number-columns-repeated="3"/>
          <table:table-cell office:value-type="float" office:value="25">
            <text:p>25</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Pierce_4:23.txt</text:p>
          </table:table-cell>
          <table:table-cell office:value-type="string">
            <text:p>I have, in addition, to invite the attention of Congress to a change of policy in the distribution of troops and to the necessity of providing a more rapid increase of the military armament. For details of these and other subjects relating to the Army I refer to the report of the Secretary of War.&lt;br/&gt;&lt;br/&gt;The condition of the Navy is not merely satisfactory, but exhibits the most gratifying evidences of increased vigor. As it is comparatively small, it is more important that it should be as complete as possible in all the elements of strength; that it should be efficient in the character of its officers, in the zeal and discipline of its men, in the reliability of its ordnance, and in the capacity of its ships. In all these various qualities the Navy has made great progress within the last few years. The execution of the law of Congress of February 28, 1855, &amp;quot;to promote the efficiency of the Navy,&amp;quot; has been attended by the most advantageous results. The law for promoting discipline among the men is found convenient and salutary. The system of granting an honorable discharge to faithful seamen on the expiration of the period of their enlistment and permitting them to reenlist after a leave of absence of a few months without cessation of pay is highly beneficial in its influence. The apprentice system recently adopted is evidently destined to incorporate into the service a large number of our countrymen, hitherto so difficult to procure. Several hundred American boys are now on a three years&amp;apos; cruise in our national vessels and will return well-trained seamen. In the Ordnance Department there is a decided and gratifying indication of progress, creditable to it and to the country. The suggestions of the Secretary of the Navy in regard to further improvement in that branch of the service I commend to your favorable action. The new frigates ordered by Congress are now afloat and two of them in active service. They are superior models of naval architecture, and with their formidable battery add largely to public strength and security. I concur in the views expressed by the Secretary of the Department in favor of a still further increase of our naval force.&lt;br/&gt;&lt;br/&gt;</text:p>
          </table:table-cell>
          <table:table-cell office:value-type="string">
            <text:p>Ducoudray Holstein Expedition</text:p>
          </table:table-cell>
          <table:table-cell office:value-type="string">
            <text:p>http://en.wikipedia.org/wiki/Ducoudray_Holstein_Expedition</text:p>
          </table:table-cell>
          <table:table-cell office:value-type="string">
            <text:p>Dismissal of U.S. attorneys controversy</text:p>
          </table:table-cell>
          <table:table-cell office:value-type="string">
            <text:p>http://en.wikipedia.org/wiki/Dismissal_of_U.S._attorneys_controversy</text:p>
          </table:table-cell>
          <table:table-cell/>
          <table:table-cell office:value-type="float" office:value="2">
            <text:p>2</text:p>
          </table:table-cell>
          <table:table-cell table:number-columns-repeated="3"/>
          <table:table-cell table:formula="of:=CONCATENATE([.AB309];&quot;,&quot;;[.AC309];&quot;,&quot;; TEXT([.AK309];&quot;#&quot;))" office:value-type="string" office:string-value="EDA,LAU_ET_AL,2">
            <text:p>EDA,LAU_ET_AL,2</text:p>
          </table:table-cell>
        </table:table-row>
        <table:table-row table:style-name="ro1">
          <table:table-cell office:value-type="string">
            <text:p>2UVP8PJWKUDDN6AGA0U970B6XR58J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MOYB49F9SSSW6P6QYES15H5PPIVRG</text:p>
          </table:table-cell>
          <table:table-cell office:value-type="string">
            <text:p>A2CZR0MGSEILRP</text:p>
          </table:table-cell>
          <table:table-cell office:value-type="string">
            <text:p>Submitted</text:p>
          </table:table-cell>
          <table:table-cell office:value-type="string">
            <text:p>Sat Nov 10 07:05:01 GMT 2012</text:p>
          </table:table-cell>
          <table:table-cell office:value-type="string">
            <text:p>Sat Nov 10 07:05:23 GMT 2012</text:p>
          </table:table-cell>
          <table:table-cell office:value-type="string">
            <text:p>Fri Nov 16 23:05:23 PST 2012</text:p>
          </table:table-cell>
          <table:table-cell table:number-columns-repeated="3"/>
          <table:table-cell office:value-type="float" office:value="22">
            <text:p>22</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Pierce_4:23.txt</text:p>
          </table:table-cell>
          <table:table-cell office:value-type="string">
            <text:p>I have, in addition, to invite the attention of Congress to a change of policy in the distribution of troops and to the necessity of providing a more rapid increase of the military armament. For details of these and other subjects relating to the Army I refer to the report of the Secretary of War.&lt;br/&gt;&lt;br/&gt;The condition of the Navy is not merely satisfactory, but exhibits the most gratifying evidences of increased vigor. As it is comparatively small, it is more important that it should be as complete as possible in all the elements of strength; that it should be efficient in the character of its officers, in the zeal and discipline of its men, in the reliability of its ordnance, and in the capacity of its ships. In all these various qualities the Navy has made great progress within the last few years. The execution of the law of Congress of February 28, 1855, &amp;quot;to promote the efficiency of the Navy,&amp;quot; has been attended by the most advantageous results. The law for promoting discipline among the men is found convenient and salutary. The system of granting an honorable discharge to faithful seamen on the expiration of the period of their enlistment and permitting them to reenlist after a leave of absence of a few months without cessation of pay is highly beneficial in its influence. The apprentice system recently adopted is evidently destined to incorporate into the service a large number of our countrymen, hitherto so difficult to procure. Several hundred American boys are now on a three years&amp;apos; cruise in our national vessels and will return well-trained seamen. In the Ordnance Department there is a decided and gratifying indication of progress, creditable to it and to the country. The suggestions of the Secretary of the Navy in regard to further improvement in that branch of the service I commend to your favorable action. The new frigates ordered by Congress are now afloat and two of them in active service. They are superior models of naval architecture, and with their formidable battery add largely to public strength and security. I concur in the views expressed by the Secretary of the Department in favor of a still further increase of our naval force.&lt;br/&gt;&lt;br/&gt;</text:p>
          </table:table-cell>
          <table:table-cell office:value-type="string">
            <text:p>Ducoudray Holstein Expedition</text:p>
          </table:table-cell>
          <table:table-cell office:value-type="string">
            <text:p>http://en.wikipedia.org/wiki/Ducoudray_Holstein_Expedition</text:p>
          </table:table-cell>
          <table:table-cell office:value-type="string">
            <text:p>Dismissal of U.S. attorneys controversy</text:p>
          </table:table-cell>
          <table:table-cell office:value-type="string">
            <text:p>http://en.wikipedia.org/wiki/Dismissal_of_U.S._attorneys_controversy</text:p>
          </table:table-cell>
          <table:table-cell/>
          <table:table-cell office:value-type="float" office:value="1">
            <text:p>1</text:p>
          </table:table-cell>
          <table:table-cell table:number-columns-repeated="3"/>
          <table:table-cell table:formula="of:=CONCATENATE([.AB310];&quot;,&quot;;[.AC310];&quot;,&quot;; TEXT([.AK310];&quot;#&quot;))" office:value-type="string" office:string-value="EDA,LAU_ET_AL,1">
            <text:p>EDA,LAU_ET_AL,1</text:p>
          </table:table-cell>
        </table:table-row>
        <table:table-row table:style-name="ro1">
          <table:table-cell office:value-type="string">
            <text:p>2W342J1LY58BMBVR7S7FSHD19WWQ5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8SLWSBRI8IUQBMZGIAH0TLBD2Z2E2</text:p>
          </table:table-cell>
          <table:table-cell office:value-type="string">
            <text:p>A1AVAUPSZLDN64</text:p>
          </table:table-cell>
          <table:table-cell office:value-type="string">
            <text:p>Submitted</text:p>
          </table:table-cell>
          <table:table-cell office:value-type="string">
            <text:p>Sat Nov 10 06:52:26 GMT 2012</text:p>
          </table:table-cell>
          <table:table-cell office:value-type="string">
            <text:p>Sat Nov 10 06:53:16 GMT 2012</text:p>
          </table:table-cell>
          <table:table-cell office:value-type="string">
            <text:p>Fri Nov 16 22:53:16 PST 2012</text:p>
          </table:table-cell>
          <table:table-cell table:number-columns-repeated="3"/>
          <table:table-cell office:value-type="float" office:value="50">
            <text:p>50</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Herbert_Hoover_1:38.txt</text:p>
          </table:table-cell>
          <table:table-cell office:value-type="string">
            <text:p>During the past year progress in civil aeronautics has been remarkable. This is to a considerable degree due to the wise assistance of the Federal Government through the establishment and maintenance of airways by the Department of Commerce and the mail contracts from the Post Office Department. The Government-improved airways now exceed 25,000 miles--more than 14,000 miles of which will be lighted and equipped for night-flying operations by the close of the current year. Airport construction through all the States is extremely active. There are now 1,000 commercial and municipal airports in operation with an additional 1,200 proposed for early development.&lt;br/&gt;&lt;br/&gt;Through this assistance the Nation is building a sound aviation system, operated by private enterprise. Over 6,400 planes are in commercial use, and 9,400 pilots are licensed by the Government. Our manufacturing capacity has risen to 7,500 planes per annum. The aviation companies have increased regular air transportation until it now totals 90,000 miles per day--one-fourth of which is flown by night. Mail and express services now connect our principal cities, and extensive services for passenger transportation have been inaugurated, and others of importance are imminent. American air lines now reach into Canada and Mexico, to Cuba, Porto Rico, Central America, and most of the important countries of South America.&lt;br/&gt;&lt;br/&gt;</text:p>
          </table:table-cell>
          <table:table-cell office:value-type="string">
            <text:p>Transcontinental railroad</text:p>
          </table:table-cell>
          <table:table-cell office:value-type="string">
            <text:p>http://en.wikipedia.org/wiki/Transcontinental_railroad</text:p>
          </table:table-cell>
          <table:table-cell office:value-type="string">
            <text:p>Compliance Week</text:p>
          </table:table-cell>
          <table:table-cell office:value-type="string">
            <text:p>http://en.wikipedia.org/wiki/Compliance_Week</text:p>
          </table:table-cell>
          <table:table-cell office:value-type="string">
            <text:p>Neither are close at all, but railroading is a method of transportation.</text:p>
          </table:table-cell>
          <table:table-cell office:value-type="float" office:value="1">
            <text:p>1</text:p>
          </table:table-cell>
          <table:table-cell table:number-columns-repeated="3"/>
          <table:table-cell table:formula="of:=CONCATENATE([.AB311];&quot;,&quot;;[.AC311];&quot;,&quot;; TEXT([.AK311];&quot;#&quot;))" office:value-type="string" office:string-value="LAU_ET_AL,RANDOM,1">
            <text:p>LAU_ET_AL,RANDOM,1</text:p>
          </table:table-cell>
        </table:table-row>
        <table:table-row table:style-name="ro1">
          <table:table-cell office:value-type="string">
            <text:p>2W342J1LY58BMBVR7S7FSHD19WWQ5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DN0FK0COK2JTAACWUB9TRW6YG5JQE</text:p>
          </table:table-cell>
          <table:table-cell office:value-type="string">
            <text:p>A1Q7VWUBIJOK17</text:p>
          </table:table-cell>
          <table:table-cell office:value-type="string">
            <text:p>Submitted</text:p>
          </table:table-cell>
          <table:table-cell office:value-type="string">
            <text:p>Sat Nov 10 05:56:11 GMT 2012</text:p>
          </table:table-cell>
          <table:table-cell office:value-type="string">
            <text:p>Sat Nov 10 05:59:54 GMT 2012</text:p>
          </table:table-cell>
          <table:table-cell office:value-type="string">
            <text:p>Fri Nov 16 21:59:54 PST 2012</text:p>
          </table:table-cell>
          <table:table-cell table:number-columns-repeated="3"/>
          <table:table-cell office:value-type="float" office:value="223">
            <text:p>223</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Herbert_Hoover_1:38.txt</text:p>
          </table:table-cell>
          <table:table-cell office:value-type="string">
            <text:p>During the past year progress in civil aeronautics has been remarkable. This is to a considerable degree due to the wise assistance of the Federal Government through the establishment and maintenance of airways by the Department of Commerce and the mail contracts from the Post Office Department. The Government-improved airways now exceed 25,000 miles--more than 14,000 miles of which will be lighted and equipped for night-flying operations by the close of the current year. Airport construction through all the States is extremely active. There are now 1,000 commercial and municipal airports in operation with an additional 1,200 proposed for early development.&lt;br/&gt;&lt;br/&gt;Through this assistance the Nation is building a sound aviation system, operated by private enterprise. Over 6,400 planes are in commercial use, and 9,400 pilots are licensed by the Government. Our manufacturing capacity has risen to 7,500 planes per annum. The aviation companies have increased regular air transportation until it now totals 90,000 miles per day--one-fourth of which is flown by night. Mail and express services now connect our principal cities, and extensive services for passenger transportation have been inaugurated, and others of importance are imminent. American air lines now reach into Canada and Mexico, to Cuba, Porto Rico, Central America, and most of the important countries of South America.&lt;br/&gt;&lt;br/&gt;</text:p>
          </table:table-cell>
          <table:table-cell office:value-type="string">
            <text:p>Transcontinental railroad</text:p>
          </table:table-cell>
          <table:table-cell office:value-type="string">
            <text:p>http://en.wikipedia.org/wiki/Transcontinental_railroad</text:p>
          </table:table-cell>
          <table:table-cell office:value-type="string">
            <text:p>Compliance Week</text:p>
          </table:table-cell>
          <table:table-cell office:value-type="string">
            <text:p>http://en.wikipedia.org/wiki/Compliance_Week</text:p>
          </table:table-cell>
          <table:table-cell/>
          <table:table-cell office:value-type="float" office:value="2">
            <text:p>2</text:p>
          </table:table-cell>
          <table:table-cell table:number-columns-repeated="3"/>
          <table:table-cell table:formula="of:=CONCATENATE([.AB312];&quot;,&quot;;[.AC312];&quot;,&quot;; TEXT([.AK312];&quot;#&quot;))" office:value-type="string" office:string-value="LAU_ET_AL,RANDOM,2">
            <text:p>LAU_ET_AL,RANDOM,2</text:p>
          </table:table-cell>
        </table:table-row>
        <table:table-row table:style-name="ro1">
          <table:table-cell office:value-type="string">
            <text:p>2W342J1LY58BMBVR7S7FSHD19WWQ5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QFTBJ3MMDX5UYVSDCBHJ9MD76MYCT</text:p>
          </table:table-cell>
          <table:table-cell office:value-type="string">
            <text:p>A2HH5FJUR153FA</text:p>
          </table:table-cell>
          <table:table-cell office:value-type="string">
            <text:p>Submitted</text:p>
          </table:table-cell>
          <table:table-cell office:value-type="string">
            <text:p>Sat Nov 10 08:58:35 GMT 2012</text:p>
          </table:table-cell>
          <table:table-cell office:value-type="string">
            <text:p>Sat Nov 10 09:01:32 GMT 2012</text:p>
          </table:table-cell>
          <table:table-cell office:value-type="string">
            <text:p>Sat Nov 17 01:01:32 PST 2012</text:p>
          </table:table-cell>
          <table:table-cell table:number-columns-repeated="3"/>
          <table:table-cell office:value-type="float" office:value="177">
            <text:p>177</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Herbert_Hoover_1:38.txt</text:p>
          </table:table-cell>
          <table:table-cell office:value-type="string">
            <text:p>During the past year progress in civil aeronautics has been remarkable. This is to a considerable degree due to the wise assistance of the Federal Government through the establishment and maintenance of airways by the Department of Commerce and the mail contracts from the Post Office Department. The Government-improved airways now exceed 25,000 miles--more than 14,000 miles of which will be lighted and equipped for night-flying operations by the close of the current year. Airport construction through all the States is extremely active. There are now 1,000 commercial and municipal airports in operation with an additional 1,200 proposed for early development.&lt;br/&gt;&lt;br/&gt;Through this assistance the Nation is building a sound aviation system, operated by private enterprise. Over 6,400 planes are in commercial use, and 9,400 pilots are licensed by the Government. Our manufacturing capacity has risen to 7,500 planes per annum. The aviation companies have increased regular air transportation until it now totals 90,000 miles per day--one-fourth of which is flown by night. Mail and express services now connect our principal cities, and extensive services for passenger transportation have been inaugurated, and others of importance are imminent. American air lines now reach into Canada and Mexico, to Cuba, Porto Rico, Central America, and most of the important countries of South America.&lt;br/&gt;&lt;br/&gt;</text:p>
          </table:table-cell>
          <table:table-cell office:value-type="string">
            <text:p>Transcontinental railroad</text:p>
          </table:table-cell>
          <table:table-cell office:value-type="string">
            <text:p>http://en.wikipedia.org/wiki/Transcontinental_railroad</text:p>
          </table:table-cell>
          <table:table-cell office:value-type="string">
            <text:p>Compliance Week</text:p>
          </table:table-cell>
          <table:table-cell office:value-type="string">
            <text:p>http://en.wikipedia.org/wiki/Compliance_Week</text:p>
          </table:table-cell>
          <table:table-cell/>
          <table:table-cell office:value-type="float" office:value="2">
            <text:p>2</text:p>
          </table:table-cell>
          <table:table-cell table:number-columns-repeated="3"/>
          <table:table-cell table:formula="of:=CONCATENATE([.AB313];&quot;,&quot;;[.AC313];&quot;,&quot;; TEXT([.AK313];&quot;#&quot;))" office:value-type="string" office:string-value="LAU_ET_AL,RANDOM,2">
            <text:p>LAU_ET_AL,RANDOM,2</text:p>
          </table:table-cell>
        </table:table-row>
        <table:table-row table:style-name="ro1">
          <table:table-cell office:value-type="string">
            <text:p>2H1G5TYMNCWYQDXKG2JSPX11MM4NJ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0NJ8EBDPGFLL40U390RVDWIYD2G1K</text:p>
          </table:table-cell>
          <table:table-cell office:value-type="string">
            <text:p>A1AVAUPSZLDN64</text:p>
          </table:table-cell>
          <table:table-cell office:value-type="string">
            <text:p>Submitted</text:p>
          </table:table-cell>
          <table:table-cell office:value-type="string">
            <text:p>Sat Nov 10 07:40:25 GMT 2012</text:p>
          </table:table-cell>
          <table:table-cell office:value-type="string">
            <text:p>Sat Nov 10 07:40:58 GMT 2012</text:p>
          </table:table-cell>
          <table:table-cell office:value-type="string">
            <text:p>Fri Nov 16 23:40:58 PST 2012</text:p>
          </table:table-cell>
          <table:table-cell table:number-columns-repeated="3"/>
          <table:table-cell office:value-type="float" office:value="33">
            <text:p>33</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Herbert_Walker_Bush_1:29.txt</text:p>
          </table:table-cell>
          <table:table-cell office:value-type="string">
            <text:p>Recalling anniversaries may not be my specialty in speeches -- [laughter] -- but tonight is one of some note. On February 9th, 1941, just 48 years ago tonight, Sir Winston Churchill took to the airwaves during Britain&amp;apos;s hour of peril. He&amp;apos;d received from President Roosevelt a hand-carried letter quoting Longfellow&amp;apos;s famous poem: ``Sail on, O Ship of State! Sail on, O Union, strong and great! Humanity with all its fears, With all the hopes of future years, Is hanging breathless on thy fate! And Churchill responded on this night by radio broadcast to a nation at war, but he directed his words to Franklin Roosevelt. ``We shall not fail or falter, he said. ``We shall not weaken or tire. Give us the tools, and we will finish the job.&lt;br/&gt;&lt;br/&gt;Tonight, almost half a century later, our peril may be less immediate, but the need for perseverance and clear-sighted fortitude is just as great. Now, as then, there are those who say it can&amp;apos;t be done. There are voices who say that America&amp;apos;s best days have passed, that we&amp;apos;re bound by constraints, threatened by problems, surrounded by troubles which limit our ability to hope. Well, tonight I remain full of hope. We Americans have only begun on our mission of goodness and greatness. And to those timid souls, I repeat the plea: ``Give us the tools, and we will do the job.&lt;br/&gt;&lt;br/&gt;</text:p>
          </table:table-cell>
          <table:table-cell office:value-type="string">
            <text:p>Nations</text:p>
          </table:table-cell>
          <table:table-cell office:value-type="string">
            <text:p>http://en.wikipedia.org/wiki/Nations</text:p>
          </table:table-cell>
          <table:table-cell office:value-type="string">
            <text:p>The Tonight Show</text:p>
          </table:table-cell>
          <table:table-cell office:value-type="string">
            <text:p>http://en.wikipedia.org/wiki/The_Tonight_Show</text:p>
          </table:table-cell>
          <table:table-cell/>
          <table:table-cell office:value-type="float" office:value="1">
            <text:p>1</text:p>
          </table:table-cell>
          <table:table-cell table:number-columns-repeated="3"/>
          <table:table-cell table:formula="of:=CONCATENATE([.AB314];&quot;,&quot;;[.AC314];&quot;,&quot;; TEXT([.AK314];&quot;#&quot;))" office:value-type="string" office:string-value="LAU_ET_AL,EDA,1">
            <text:p>LAU_ET_AL,EDA,1</text:p>
          </table:table-cell>
        </table:table-row>
        <table:table-row table:style-name="ro1">
          <table:table-cell office:value-type="string">
            <text:p>2H1G5TYMNCWYQDXKG2JSPX11MM4NJ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7MYT3DHJHP4QM1PNEP8ZSX97LL1U9</text:p>
          </table:table-cell>
          <table:table-cell office:value-type="string">
            <text:p>A1FE99W26464IW</text:p>
          </table:table-cell>
          <table:table-cell office:value-type="string">
            <text:p>Submitted</text:p>
          </table:table-cell>
          <table:table-cell office:value-type="string">
            <text:p>Sat Nov 10 08:50:36 GMT 2012</text:p>
          </table:table-cell>
          <table:table-cell office:value-type="string">
            <text:p>Sat Nov 10 08:52:12 GMT 2012</text:p>
          </table:table-cell>
          <table:table-cell office:value-type="string">
            <text:p>Sat Nov 17 00:52:12 PST 2012</text:p>
          </table:table-cell>
          <table:table-cell table:number-columns-repeated="3"/>
          <table:table-cell office:value-type="float" office:value="96">
            <text:p>9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Herbert_Walker_Bush_1:29.txt</text:p>
          </table:table-cell>
          <table:table-cell office:value-type="string">
            <text:p>Recalling anniversaries may not be my specialty in speeches -- [laughter] -- but tonight is one of some note. On February 9th, 1941, just 48 years ago tonight, Sir Winston Churchill took to the airwaves during Britain&amp;apos;s hour of peril. He&amp;apos;d received from President Roosevelt a hand-carried letter quoting Longfellow&amp;apos;s famous poem: ``Sail on, O Ship of State! Sail on, O Union, strong and great! Humanity with all its fears, With all the hopes of future years, Is hanging breathless on thy fate! And Churchill responded on this night by radio broadcast to a nation at war, but he directed his words to Franklin Roosevelt. ``We shall not fail or falter, he said. ``We shall not weaken or tire. Give us the tools, and we will finish the job.&lt;br/&gt;&lt;br/&gt;Tonight, almost half a century later, our peril may be less immediate, but the need for perseverance and clear-sighted fortitude is just as great. Now, as then, there are those who say it can&amp;apos;t be done. There are voices who say that America&amp;apos;s best days have passed, that we&amp;apos;re bound by constraints, threatened by problems, surrounded by troubles which limit our ability to hope. Well, tonight I remain full of hope. We Americans have only begun on our mission of goodness and greatness. And to those timid souls, I repeat the plea: ``Give us the tools, and we will do the job.&lt;br/&gt;&lt;br/&gt;</text:p>
          </table:table-cell>
          <table:table-cell office:value-type="string">
            <text:p>Nations</text:p>
          </table:table-cell>
          <table:table-cell office:value-type="string">
            <text:p>http://en.wikipedia.org/wiki/Nations</text:p>
          </table:table-cell>
          <table:table-cell office:value-type="string">
            <text:p>The Tonight Show</text:p>
          </table:table-cell>
          <table:table-cell office:value-type="string">
            <text:p>http://en.wikipedia.org/wiki/The_Tonight_Show</text:p>
          </table:table-cell>
          <table:table-cell/>
          <table:table-cell office:value-type="float" office:value="2">
            <text:p>2</text:p>
          </table:table-cell>
          <table:table-cell table:number-columns-repeated="3"/>
          <table:table-cell table:formula="of:=CONCATENATE([.AB315];&quot;,&quot;;[.AC315];&quot;,&quot;; TEXT([.AK315];&quot;#&quot;))" office:value-type="string" office:string-value="LAU_ET_AL,EDA,2">
            <text:p>LAU_ET_AL,EDA,2</text:p>
          </table:table-cell>
        </table:table-row>
        <table:table-row table:style-name="ro1">
          <table:table-cell office:value-type="string">
            <text:p>2H1G5TYMNCWYQDXKG2JSPX11MM4NJ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HIEOZFYQS1C72ATM7ID04ICBWYILJ</text:p>
          </table:table-cell>
          <table:table-cell office:value-type="string">
            <text:p>A997OZ3H2B3Q2</text:p>
          </table:table-cell>
          <table:table-cell office:value-type="string">
            <text:p>Submitted</text:p>
          </table:table-cell>
          <table:table-cell office:value-type="string">
            <text:p>Sat Nov 10 07:20:41 GMT 2012</text:p>
          </table:table-cell>
          <table:table-cell office:value-type="string">
            <text:p>Sat Nov 10 07:21:04 GMT 2012</text:p>
          </table:table-cell>
          <table:table-cell office:value-type="string">
            <text:p>Fri Nov 16 23:21:04 PST 2012</text:p>
          </table:table-cell>
          <table:table-cell table:number-columns-repeated="3"/>
          <table:table-cell office:value-type="float" office:value="23">
            <text:p>23</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Herbert_Walker_Bush_1:29.txt</text:p>
          </table:table-cell>
          <table:table-cell office:value-type="string">
            <text:p>Recalling anniversaries may not be my specialty in speeches -- [laughter] -- but tonight is one of some note. On February 9th, 1941, just 48 years ago tonight, Sir Winston Churchill took to the airwaves during Britain&amp;apos;s hour of peril. He&amp;apos;d received from President Roosevelt a hand-carried letter quoting Longfellow&amp;apos;s famous poem: ``Sail on, O Ship of State! Sail on, O Union, strong and great! Humanity with all its fears, With all the hopes of future years, Is hanging breathless on thy fate! And Churchill responded on this night by radio broadcast to a nation at war, but he directed his words to Franklin Roosevelt. ``We shall not fail or falter, he said. ``We shall not weaken or tire. Give us the tools, and we will finish the job.&lt;br/&gt;&lt;br/&gt;Tonight, almost half a century later, our peril may be less immediate, but the need for perseverance and clear-sighted fortitude is just as great. Now, as then, there are those who say it can&amp;apos;t be done. There are voices who say that America&amp;apos;s best days have passed, that we&amp;apos;re bound by constraints, threatened by problems, surrounded by troubles which limit our ability to hope. Well, tonight I remain full of hope. We Americans have only begun on our mission of goodness and greatness. And to those timid souls, I repeat the plea: ``Give us the tools, and we will do the job.&lt;br/&gt;&lt;br/&gt;</text:p>
          </table:table-cell>
          <table:table-cell office:value-type="string">
            <text:p>Nations</text:p>
          </table:table-cell>
          <table:table-cell office:value-type="string">
            <text:p>http://en.wikipedia.org/wiki/Nations</text:p>
          </table:table-cell>
          <table:table-cell office:value-type="string">
            <text:p>The Tonight Show</text:p>
          </table:table-cell>
          <table:table-cell office:value-type="string">
            <text:p>http://en.wikipedia.org/wiki/The_Tonight_Show</text:p>
          </table:table-cell>
          <table:table-cell/>
          <table:table-cell office:value-type="float" office:value="1">
            <text:p>1</text:p>
          </table:table-cell>
          <table:table-cell table:number-columns-repeated="3"/>
          <table:table-cell table:formula="of:=CONCATENATE([.AB316];&quot;,&quot;;[.AC316];&quot;,&quot;; TEXT([.AK316];&quot;#&quot;))" office:value-type="string" office:string-value="LAU_ET_AL,EDA,1">
            <text:p>LAU_ET_AL,EDA,1</text:p>
          </table:table-cell>
        </table:table-row>
        <table:table-row table:style-name="ro1">
          <table:table-cell office:value-type="string">
            <text:p>2JME6AUBXHWSWG3QGJMB7WDROVMY2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54PWZ9RNDWI34PXE2E3LTGUBKSSDX</text:p>
          </table:table-cell>
          <table:table-cell office:value-type="string">
            <text:p>A3ABJN1IL7UCZ8</text:p>
          </table:table-cell>
          <table:table-cell office:value-type="string">
            <text:p>Submitted</text:p>
          </table:table-cell>
          <table:table-cell office:value-type="string">
            <text:p>Sat Nov 10 05:29:53 GMT 2012</text:p>
          </table:table-cell>
          <table:table-cell office:value-type="string">
            <text:p>Sat Nov 10 05:30:43 GMT 2012</text:p>
          </table:table-cell>
          <table:table-cell office:value-type="string">
            <text:p>Fri Nov 16 21:30:43 PST 2012</text:p>
          </table:table-cell>
          <table:table-cell table:number-columns-repeated="3"/>
          <table:table-cell office:value-type="float" office:value="50">
            <text:p>50</text:p>
          </table:table-cell>
          <table:table-cell office:value-type="string">
            <text:p>100% (3/3)</text:p>
          </table:table-cell>
          <table:table-cell table:number-columns-repeated="2"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Richard_Nixon_5:11.txt</text:p>
          </table:table-cell>
          <table:table-cell office:value-type="string">
            <text:p>We are engaged in a long and hard fight against inflation. There have been, and there will be in the future, ups and downs in that fight. But if this Congress cooperates in our efforts to hold down the cost of Government, we shall win our fight to hold down the cost of living for the American people.&lt;br/&gt;&lt;br/&gt;As we look back over our history, the years that stand out as the ones of signal achievement are those in which the Administration and the Congress, whether one party or the other, working together, had the wisdom and the foresight to select those particular initiatives for which the Nation was ready and the moment was right--and in which they seized the moment and acted.&lt;br/&gt;&lt;br/&gt;</text:p>
          </table:table-cell>
          <table:table-cell office:value-type="string">
            <text:p>Kevin MacDonald (ice hockey)</text:p>
          </table:table-cell>
          <table:table-cell office:value-type="string">
            <text:p>http://en.wikipedia.org/wiki/Kevin_MacDonald_(ice_hockey)</text:p>
          </table:table-cell>
          <table:table-cell office:value-type="string">
            <text:p>Nations</text:p>
          </table:table-cell>
          <table:table-cell office:value-type="string">
            <text:p>http://en.wikipedia.org/wiki/Nations</text:p>
          </table:table-cell>
          <table:table-cell/>
          <table:table-cell office:value-type="float" office:value="2">
            <text:p>2</text:p>
          </table:table-cell>
          <table:table-cell table:number-columns-repeated="3"/>
          <table:table-cell table:formula="of:=CONCATENATE([.AB317];&quot;,&quot;;[.AC317];&quot;,&quot;; TEXT([.AK317];&quot;#&quot;))" office:value-type="string" office:string-value="RANDOM,LAU_ET_AL,2">
            <text:p>RANDOM,LAU_ET_AL,2</text:p>
          </table:table-cell>
        </table:table-row>
        <table:table-row table:style-name="ro1">
          <table:table-cell office:value-type="string">
            <text:p>2JME6AUBXHWSWG3QGJMB7WDROVMY2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C2ESCWY2AOOHPARLQFOOQSCWOJ115</text:p>
          </table:table-cell>
          <table:table-cell office:value-type="string">
            <text:p>A997OZ3H2B3Q2</text:p>
          </table:table-cell>
          <table:table-cell office:value-type="string">
            <text:p>Submitted</text:p>
          </table:table-cell>
          <table:table-cell office:value-type="string">
            <text:p>Sat Nov 10 07:26:03 GMT 2012</text:p>
          </table:table-cell>
          <table:table-cell office:value-type="string">
            <text:p>Sat Nov 10 07:26:16 GMT 2012</text:p>
          </table:table-cell>
          <table:table-cell office:value-type="string">
            <text:p>Fri Nov 16 23:26:16 PST 2012</text:p>
          </table:table-cell>
          <table:table-cell table:number-columns-repeated="3"/>
          <table:table-cell office:value-type="float" office:value="13">
            <text:p>13</text:p>
          </table:table-cell>
          <table:table-cell office:value-type="string">
            <text:p>100% (218/218)</text:p>
          </table:table-cell>
          <table:table-cell table:number-columns-repeated="2"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Richard_Nixon_5:11.txt</text:p>
          </table:table-cell>
          <table:table-cell office:value-type="string">
            <text:p>We are engaged in a long and hard fight against inflation. There have been, and there will be in the future, ups and downs in that fight. But if this Congress cooperates in our efforts to hold down the cost of Government, we shall win our fight to hold down the cost of living for the American people.&lt;br/&gt;&lt;br/&gt;As we look back over our history, the years that stand out as the ones of signal achievement are those in which the Administration and the Congress, whether one party or the other, working together, had the wisdom and the foresight to select those particular initiatives for which the Nation was ready and the moment was right--and in which they seized the moment and acted.&lt;br/&gt;&lt;br/&gt;</text:p>
          </table:table-cell>
          <table:table-cell office:value-type="string">
            <text:p>Kevin MacDonald (ice hockey)</text:p>
          </table:table-cell>
          <table:table-cell office:value-type="string">
            <text:p>http://en.wikipedia.org/wiki/Kevin_MacDonald_(ice_hockey)</text:p>
          </table:table-cell>
          <table:table-cell office:value-type="string">
            <text:p>Nations</text:p>
          </table:table-cell>
          <table:table-cell office:value-type="string">
            <text:p>http://en.wikipedia.org/wiki/Nations</text:p>
          </table:table-cell>
          <table:table-cell/>
          <table:table-cell office:value-type="float" office:value="2">
            <text:p>2</text:p>
          </table:table-cell>
          <table:table-cell table:number-columns-repeated="3"/>
          <table:table-cell table:formula="of:=CONCATENATE([.AB318];&quot;,&quot;;[.AC318];&quot;,&quot;; TEXT([.AK318];&quot;#&quot;))" office:value-type="string" office:string-value="RANDOM,LAU_ET_AL,2">
            <text:p>RANDOM,LAU_ET_AL,2</text:p>
          </table:table-cell>
        </table:table-row>
        <table:table-row table:style-name="ro1">
          <table:table-cell office:value-type="string">
            <text:p>2JME6AUBXHWSWG3QGJMB7WDROVMY2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Z8FL6VCPWZ96W11PYM107SNDURN8E</text:p>
          </table:table-cell>
          <table:table-cell office:value-type="string">
            <text:p>A2CZR0MGSEILRP</text:p>
          </table:table-cell>
          <table:table-cell office:value-type="string">
            <text:p>Submitted</text:p>
          </table:table-cell>
          <table:table-cell office:value-type="string">
            <text:p>Sat Nov 10 06:41:54 GMT 2012</text:p>
          </table:table-cell>
          <table:table-cell office:value-type="string">
            <text:p>Sat Nov 10 06:42:05 GMT 2012</text:p>
          </table:table-cell>
          <table:table-cell office:value-type="string">
            <text:p>Fri Nov 16 22:42:05 PST 2012</text:p>
          </table:table-cell>
          <table:table-cell table:number-columns-repeated="3"/>
          <table:table-cell office:value-type="float" office:value="11">
            <text:p>11</text:p>
          </table:table-cell>
          <table:table-cell office:value-type="string">
            <text:p>100% (10/10)</text:p>
          </table:table-cell>
          <table:table-cell table:number-columns-repeated="2"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Richard_Nixon_5:11.txt</text:p>
          </table:table-cell>
          <table:table-cell office:value-type="string">
            <text:p>We are engaged in a long and hard fight against inflation. There have been, and there will be in the future, ups and downs in that fight. But if this Congress cooperates in our efforts to hold down the cost of Government, we shall win our fight to hold down the cost of living for the American people.&lt;br/&gt;&lt;br/&gt;As we look back over our history, the years that stand out as the ones of signal achievement are those in which the Administration and the Congress, whether one party or the other, working together, had the wisdom and the foresight to select those particular initiatives for which the Nation was ready and the moment was right--and in which they seized the moment and acted.&lt;br/&gt;&lt;br/&gt;</text:p>
          </table:table-cell>
          <table:table-cell office:value-type="string">
            <text:p>Kevin MacDonald (ice hockey)</text:p>
          </table:table-cell>
          <table:table-cell office:value-type="string">
            <text:p>http://en.wikipedia.org/wiki/Kevin_MacDonald_(ice_hockey)</text:p>
          </table:table-cell>
          <table:table-cell office:value-type="string">
            <text:p>Nations</text:p>
          </table:table-cell>
          <table:table-cell office:value-type="string">
            <text:p>http://en.wikipedia.org/wiki/Nations</text:p>
          </table:table-cell>
          <table:table-cell/>
          <table:table-cell office:value-type="float" office:value="2">
            <text:p>2</text:p>
          </table:table-cell>
          <table:table-cell table:number-columns-repeated="3"/>
          <table:table-cell table:formula="of:=CONCATENATE([.AB319];&quot;,&quot;;[.AC319];&quot;,&quot;; TEXT([.AK319];&quot;#&quot;))" office:value-type="string" office:string-value="RANDOM,LAU_ET_AL,2">
            <text:p>RANDOM,LAU_ET_AL,2</text:p>
          </table:table-cell>
        </table:table-row>
        <table:table-row table:style-name="ro1">
          <table:table-cell office:value-type="string">
            <text:p>2TATMOFXRDS4XLPJ5NEXRFM148JSV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6KBRI8IUB2Y9IWOO2KLJ3L0PTO5HU</text:p>
          </table:table-cell>
          <table:table-cell office:value-type="string">
            <text:p>A997OZ3H2B3Q2</text:p>
          </table:table-cell>
          <table:table-cell office:value-type="string">
            <text:p>Submitted</text:p>
          </table:table-cell>
          <table:table-cell office:value-type="string">
            <text:p>Sat Nov 10 08:56:16 GMT 2012</text:p>
          </table:table-cell>
          <table:table-cell office:value-type="string">
            <text:p>Sat Nov 10 08:56:35 GMT 2012</text:p>
          </table:table-cell>
          <table:table-cell office:value-type="string">
            <text:p>Sat Nov 17 00:56:35 PST 2012</text:p>
          </table:table-cell>
          <table:table-cell table:number-columns-repeated="3"/>
          <table:table-cell office:value-type="float" office:value="19">
            <text:p>19</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Ulysses_S._Grant_4:130.txt</text:p>
          </table:table-cell>
          <table:table-cell office:value-type="string">
            <text:p>In accordance with the terms of the act of Congress approved March 3, 1871, providing for the celebration of the one hundredth anniversary of American independence, a commission has been organized, consisting of two members from each of the States and Territories. This commission has held two sessions, and has made satisfactory progress in the organization and in the initiatory steps necessary for carrying out the provisions of the act, and for executing also the provisions of the act of June 1, 1872, creating a centennial board of finance. A preliminary report of progress has been received from the president of the commission, and is herewith transmitted. It will be the duty of the commission at your coming session to transmit a full report of the progress made, and to lay before you the details relating to the exhibition of American and foreign arts, products, and manufactures, which by the terms of the act is to be held under the auspices of the Government of the United States in the city of Philadelphia in the year 1876.&lt;br/&gt;&lt;br/&gt;This celebration will be looked forward to by American citizens with great interest, as marking a century of greater progress and prosperity than is recorded in the history of any other nation, and as serving a further good purpose in bringing together on our soil peoples of all the commercial nations of the earth in a manner calculated to insure international good feeling.&lt;br/&gt;&lt;br/&gt;</text:p>
          </table:table-cell>
          <table:table-cell office:value-type="string">
            <text:p>Dismissal of U.S. attorneys controversy</text:p>
          </table:table-cell>
          <table:table-cell office:value-type="string">
            <text:p>http://en.wikipedia.org/wiki/Dismissal_of_U.S._attorneys_controversy</text:p>
          </table:table-cell>
          <table:table-cell office:value-type="string">
            <text:p>International Covenant on Civil and Political Rights</text:p>
          </table:table-cell>
          <table:table-cell office:value-type="string">
            <text:p>http://en.wikipedia.org/wiki/International_Covenant_on_Civil_and_Political_Rights</text:p>
          </table:table-cell>
          <table:table-cell/>
          <table:table-cell office:value-type="float" office:value="2">
            <text:p>2</text:p>
          </table:table-cell>
          <table:table-cell table:number-columns-repeated="3"/>
          <table:table-cell table:formula="of:=CONCATENATE([.AB320];&quot;,&quot;;[.AC320];&quot;,&quot;; TEXT([.AK320];&quot;#&quot;))" office:value-type="string" office:string-value="LAU_ET_AL,EDA,2">
            <text:p>LAU_ET_AL,EDA,2</text:p>
          </table:table-cell>
        </table:table-row>
        <table:table-row table:style-name="ro1">
          <table:table-cell office:value-type="string">
            <text:p>2TATMOFXRDS4XLPJ5NEXRFM148JSV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MGK2JE1M7PKZI9W3GFZIC04VHXPWV</text:p>
          </table:table-cell>
          <table:table-cell office:value-type="string">
            <text:p>A1GQCJDGRPG8ZR</text:p>
          </table:table-cell>
          <table:table-cell office:value-type="string">
            <text:p>Submitted</text:p>
          </table:table-cell>
          <table:table-cell office:value-type="string">
            <text:p>Sat Nov 10 07:39:56 GMT 2012</text:p>
          </table:table-cell>
          <table:table-cell office:value-type="string">
            <text:p>Sat Nov 10 07:41:02 GMT 2012</text:p>
          </table:table-cell>
          <table:table-cell office:value-type="string">
            <text:p>Fri Nov 16 23:41:02 PST 2012</text:p>
          </table:table-cell>
          <table:table-cell table:number-columns-repeated="3"/>
          <table:table-cell office:value-type="float" office:value="66">
            <text:p>6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Ulysses_S._Grant_4:130.txt</text:p>
          </table:table-cell>
          <table:table-cell office:value-type="string">
            <text:p>In accordance with the terms of the act of Congress approved March 3, 1871, providing for the celebration of the one hundredth anniversary of American independence, a commission has been organized, consisting of two members from each of the States and Territories. This commission has held two sessions, and has made satisfactory progress in the organization and in the initiatory steps necessary for carrying out the provisions of the act, and for executing also the provisions of the act of June 1, 1872, creating a centennial board of finance. A preliminary report of progress has been received from the president of the commission, and is herewith transmitted. It will be the duty of the commission at your coming session to transmit a full report of the progress made, and to lay before you the details relating to the exhibition of American and foreign arts, products, and manufactures, which by the terms of the act is to be held under the auspices of the Government of the United States in the city of Philadelphia in the year 1876.&lt;br/&gt;&lt;br/&gt;This celebration will be looked forward to by American citizens with great interest, as marking a century of greater progress and prosperity than is recorded in the history of any other nation, and as serving a further good purpose in bringing together on our soil peoples of all the commercial nations of the earth in a manner calculated to insure international good feeling.&lt;br/&gt;&lt;br/&gt;</text:p>
          </table:table-cell>
          <table:table-cell office:value-type="string">
            <text:p>Dismissal of U.S. attorneys controversy</text:p>
          </table:table-cell>
          <table:table-cell office:value-type="string">
            <text:p>http://en.wikipedia.org/wiki/Dismissal_of_U.S._attorneys_controversy</text:p>
          </table:table-cell>
          <table:table-cell office:value-type="string">
            <text:p>International Covenant on Civil and Political Rights</text:p>
          </table:table-cell>
          <table:table-cell office:value-type="string">
            <text:p>http://en.wikipedia.org/wiki/International_Covenant_on_Civil_and_Political_Rights</text:p>
          </table:table-cell>
          <table:table-cell/>
          <table:table-cell office:value-type="float" office:value="2">
            <text:p>2</text:p>
          </table:table-cell>
          <table:table-cell table:number-columns-repeated="3"/>
          <table:table-cell table:formula="of:=CONCATENATE([.AB321];&quot;,&quot;;[.AC321];&quot;,&quot;; TEXT([.AK321];&quot;#&quot;))" office:value-type="string" office:string-value="LAU_ET_AL,EDA,2">
            <text:p>LAU_ET_AL,EDA,2</text:p>
          </table:table-cell>
        </table:table-row>
        <table:table-row table:style-name="ro1">
          <table:table-cell office:value-type="string">
            <text:p>2TATMOFXRDS4XLPJ5NEXRFM148JSV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YMQIHPCGJ2DHAC83FOH8JPP2Z0282</text:p>
          </table:table-cell>
          <table:table-cell office:value-type="string">
            <text:p>A1AVAUPSZLDN64</text:p>
          </table:table-cell>
          <table:table-cell office:value-type="string">
            <text:p>Submitted</text:p>
          </table:table-cell>
          <table:table-cell office:value-type="string">
            <text:p>Sat Nov 10 06:45:38 GMT 2012</text:p>
          </table:table-cell>
          <table:table-cell office:value-type="string">
            <text:p>Sat Nov 10 06:46:11 GMT 2012</text:p>
          </table:table-cell>
          <table:table-cell office:value-type="string">
            <text:p>Fri Nov 16 22:46:11 PST 2012</text:p>
          </table:table-cell>
          <table:table-cell table:number-columns-repeated="3"/>
          <table:table-cell office:value-type="float" office:value="33">
            <text:p>33</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Ulysses_S._Grant_4:130.txt</text:p>
          </table:table-cell>
          <table:table-cell office:value-type="string">
            <text:p>In accordance with the terms of the act of Congress approved March 3, 1871, providing for the celebration of the one hundredth anniversary of American independence, a commission has been organized, consisting of two members from each of the States and Territories. This commission has held two sessions, and has made satisfactory progress in the organization and in the initiatory steps necessary for carrying out the provisions of the act, and for executing also the provisions of the act of June 1, 1872, creating a centennial board of finance. A preliminary report of progress has been received from the president of the commission, and is herewith transmitted. It will be the duty of the commission at your coming session to transmit a full report of the progress made, and to lay before you the details relating to the exhibition of American and foreign arts, products, and manufactures, which by the terms of the act is to be held under the auspices of the Government of the United States in the city of Philadelphia in the year 1876.&lt;br/&gt;&lt;br/&gt;This celebration will be looked forward to by American citizens with great interest, as marking a century of greater progress and prosperity than is recorded in the history of any other nation, and as serving a further good purpose in bringing together on our soil peoples of all the commercial nations of the earth in a manner calculated to insure international good feeling.&lt;br/&gt;&lt;br/&gt;</text:p>
          </table:table-cell>
          <table:table-cell office:value-type="string">
            <text:p>Dismissal of U.S. attorneys controversy</text:p>
          </table:table-cell>
          <table:table-cell office:value-type="string">
            <text:p>http://en.wikipedia.org/wiki/Dismissal_of_U.S._attorneys_controversy</text:p>
          </table:table-cell>
          <table:table-cell office:value-type="string">
            <text:p>International Covenant on Civil and Political Rights</text:p>
          </table:table-cell>
          <table:table-cell office:value-type="string">
            <text:p>http://en.wikipedia.org/wiki/International_Covenant_on_Civil_and_Political_Rights</text:p>
          </table:table-cell>
          <table:table-cell office:value-type="string">
            <text:p>Neither are close, chose the best I could.</text:p>
          </table:table-cell>
          <table:table-cell office:value-type="float" office:value="1">
            <text:p>1</text:p>
          </table:table-cell>
          <table:table-cell table:number-columns-repeated="3"/>
          <table:table-cell table:formula="of:=CONCATENATE([.AB322];&quot;,&quot;;[.AC322];&quot;,&quot;; TEXT([.AK322];&quot;#&quot;))" office:value-type="string" office:string-value="LAU_ET_AL,EDA,1">
            <text:p>LAU_ET_AL,EDA,1</text:p>
          </table:table-cell>
        </table:table-row>
        <table:table-row table:style-name="ro1">
          <table:table-cell office:value-type="string">
            <text:p>2DGB49F9SSSHCAPOVXJTDH5FBHLSW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HW6OQ1SNQQ75FV5CBHKKNR1CBQ6Q2</text:p>
          </table:table-cell>
          <table:table-cell office:value-type="string">
            <text:p>A2CZR0MGSEILRP</text:p>
          </table:table-cell>
          <table:table-cell office:value-type="string">
            <text:p>Submitted</text:p>
          </table:table-cell>
          <table:table-cell office:value-type="string">
            <text:p>Sat Nov 10 07:07:34 GMT 2012</text:p>
          </table:table-cell>
          <table:table-cell office:value-type="string">
            <text:p>Sat Nov 10 07:07:49 GMT 2012</text:p>
          </table:table-cell>
          <table:table-cell office:value-type="string">
            <text:p>Fri Nov 16 23:07:49 PST 2012</text:p>
          </table:table-cell>
          <table:table-cell table:number-columns-repeated="3"/>
          <table:table-cell office:value-type="float" office:value="15">
            <text:p>15</text:p>
          </table:table-cell>
          <table:table-cell office:value-type="string">
            <text:p>100% (10/10)</text:p>
          </table:table-cell>
          <table:table-cell table:number-columns-repeated="2"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William_Howard_Taft_3:80.txt</text:p>
          </table:table-cell>
          <table:table-cell office:value-type="string">
            <text:p>BUENOS AIRES CONVENTIONS.&lt;br/&gt;&lt;br/&gt;The four important conventions signed at the Fourth Pan American Conference at Buenos Aires, providing for the regulation of trademarks, patents, and copyrights, and for the arbitration of pecuniary claims, have, with the advice and consent of the Senate, been ratified on the part of the United States and the ratifications have been deposited with the Government of the Argentine Republic in accordance with the requirements of the conventions. I am not advised that similiar action has been taken by any other of the signatory governments.&lt;br/&gt;&lt;br/&gt;</text:p>
          </table:table-cell>
          <table:table-cell office:value-type="string">
            <text:p>Richie Gray</text:p>
          </table:table-cell>
          <table:table-cell office:value-type="string">
            <text:p>http://en.wikipedia.org/wiki/Richie_Gray</text:p>
          </table:table-cell>
          <table:table-cell office:value-type="string">
            <text:p>Treaty</text:p>
          </table:table-cell>
          <table:table-cell office:value-type="string">
            <text:p>http://en.wikipedia.org/wiki/Treaty</text:p>
          </table:table-cell>
          <table:table-cell/>
          <table:table-cell office:value-type="float" office:value="2">
            <text:p>2</text:p>
          </table:table-cell>
          <table:table-cell table:number-columns-repeated="3"/>
          <table:table-cell table:formula="of:=CONCATENATE([.AB323];&quot;,&quot;;[.AC323];&quot;,&quot;; TEXT([.AK323];&quot;#&quot;))" office:value-type="string" office:string-value="RANDOM,LAU_ET_AL,2">
            <text:p>RANDOM,LAU_ET_AL,2</text:p>
          </table:table-cell>
        </table:table-row>
        <table:table-row table:style-name="ro1">
          <table:table-cell office:value-type="string">
            <text:p>2DGB49F9SSSHCAPOVXJTDH5FBHLSW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VW2J1LY58B7HGA5PQ6KPD168WR6R0</text:p>
          </table:table-cell>
          <table:table-cell office:value-type="string">
            <text:p>A1AVAUPSZLDN64</text:p>
          </table:table-cell>
          <table:table-cell office:value-type="string">
            <text:p>Submitted</text:p>
          </table:table-cell>
          <table:table-cell office:value-type="string">
            <text:p>Sat Nov 10 06:50:38 GMT 2012</text:p>
          </table:table-cell>
          <table:table-cell office:value-type="string">
            <text:p>Sat Nov 10 06:50:55 GMT 2012</text:p>
          </table:table-cell>
          <table:table-cell office:value-type="string">
            <text:p>Fri Nov 16 22:50:55 PST 2012</text:p>
          </table:table-cell>
          <table:table-cell table:number-columns-repeated="3"/>
          <table:table-cell office:value-type="float" office:value="17">
            <text:p>17</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William_Howard_Taft_3:80.txt</text:p>
          </table:table-cell>
          <table:table-cell office:value-type="string">
            <text:p>BUENOS AIRES CONVENTIONS.&lt;br/&gt;&lt;br/&gt;The four important conventions signed at the Fourth Pan American Conference at Buenos Aires, providing for the regulation of trademarks, patents, and copyrights, and for the arbitration of pecuniary claims, have, with the advice and consent of the Senate, been ratified on the part of the United States and the ratifications have been deposited with the Government of the Argentine Republic in accordance with the requirements of the conventions. I am not advised that similiar action has been taken by any other of the signatory governments.&lt;br/&gt;&lt;br/&gt;</text:p>
          </table:table-cell>
          <table:table-cell office:value-type="string">
            <text:p>Richie Gray</text:p>
          </table:table-cell>
          <table:table-cell office:value-type="string">
            <text:p>http://en.wikipedia.org/wiki/Richie_Gray</text:p>
          </table:table-cell>
          <table:table-cell office:value-type="string">
            <text:p>Treaty</text:p>
          </table:table-cell>
          <table:table-cell office:value-type="string">
            <text:p>http://en.wikipedia.org/wiki/Treaty</text:p>
          </table:table-cell>
          <table:table-cell/>
          <table:table-cell office:value-type="float" office:value="2">
            <text:p>2</text:p>
          </table:table-cell>
          <table:table-cell table:number-columns-repeated="3"/>
          <table:table-cell table:formula="of:=CONCATENATE([.AB324];&quot;,&quot;;[.AC324];&quot;,&quot;; TEXT([.AK324];&quot;#&quot;))" office:value-type="string" office:string-value="RANDOM,LAU_ET_AL,2">
            <text:p>RANDOM,LAU_ET_AL,2</text:p>
          </table:table-cell>
        </table:table-row>
        <table:table-row table:style-name="ro1">
          <table:table-cell office:value-type="string">
            <text:p>2DGB49F9SSSHCAPOVXJTDH5FBHLSW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YC5UFJ51Y7QTXNK50J1KSTMYX19CF</text:p>
          </table:table-cell>
          <table:table-cell office:value-type="string">
            <text:p>A997OZ3H2B3Q2</text:p>
          </table:table-cell>
          <table:table-cell office:value-type="string">
            <text:p>Submitted</text:p>
          </table:table-cell>
          <table:table-cell office:value-type="string">
            <text:p>Sat Nov 10 08:51:33 GMT 2012</text:p>
          </table:table-cell>
          <table:table-cell office:value-type="string">
            <text:p>Sat Nov 10 08:51:45 GMT 2012</text:p>
          </table:table-cell>
          <table:table-cell office:value-type="string">
            <text:p>Sat Nov 17 00:51:45 PST 2012</text:p>
          </table:table-cell>
          <table:table-cell table:number-columns-repeated="3"/>
          <table:table-cell office:value-type="float" office:value="12">
            <text:p>12</text:p>
          </table:table-cell>
          <table:table-cell office:value-type="string">
            <text:p>100% (218/218)</text:p>
          </table:table-cell>
          <table:table-cell table:number-columns-repeated="2"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William_Howard_Taft_3:80.txt</text:p>
          </table:table-cell>
          <table:table-cell office:value-type="string">
            <text:p>BUENOS AIRES CONVENTIONS.&lt;br/&gt;&lt;br/&gt;The four important conventions signed at the Fourth Pan American Conference at Buenos Aires, providing for the regulation of trademarks, patents, and copyrights, and for the arbitration of pecuniary claims, have, with the advice and consent of the Senate, been ratified on the part of the United States and the ratifications have been deposited with the Government of the Argentine Republic in accordance with the requirements of the conventions. I am not advised that similiar action has been taken by any other of the signatory governments.&lt;br/&gt;&lt;br/&gt;</text:p>
          </table:table-cell>
          <table:table-cell office:value-type="string">
            <text:p>Richie Gray</text:p>
          </table:table-cell>
          <table:table-cell office:value-type="string">
            <text:p>http://en.wikipedia.org/wiki/Richie_Gray</text:p>
          </table:table-cell>
          <table:table-cell office:value-type="string">
            <text:p>Treaty</text:p>
          </table:table-cell>
          <table:table-cell office:value-type="string">
            <text:p>http://en.wikipedia.org/wiki/Treaty</text:p>
          </table:table-cell>
          <table:table-cell/>
          <table:table-cell office:value-type="float" office:value="2">
            <text:p>2</text:p>
          </table:table-cell>
          <table:table-cell table:number-columns-repeated="3"/>
          <table:table-cell table:formula="of:=CONCATENATE([.AB325];&quot;,&quot;;[.AC325];&quot;,&quot;; TEXT([.AK325];&quot;#&quot;))" office:value-type="string" office:string-value="RANDOM,LAU_ET_AL,2">
            <text:p>RANDOM,LAU_ET_AL,2</text:p>
          </table:table-cell>
        </table:table-row>
        <table:table-row table:style-name="ro1">
          <table:table-cell office:value-type="string">
            <text:p>20CNU8LZ6R70VEFEFNZJBVE7ZQ9L5M</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0QN5F3Q0JG587ASJ6PBC9F929QGC5</text:p>
          </table:table-cell>
          <table:table-cell office:value-type="string">
            <text:p>A997OZ3H2B3Q2</text:p>
          </table:table-cell>
          <table:table-cell office:value-type="string">
            <text:p>Submitted</text:p>
          </table:table-cell>
          <table:table-cell office:value-type="string">
            <text:p>Sat Nov 10 06:55:04 GMT 2012</text:p>
          </table:table-cell>
          <table:table-cell office:value-type="string">
            <text:p>Sat Nov 10 06:55:16 GMT 2012</text:p>
          </table:table-cell>
          <table:table-cell office:value-type="string">
            <text:p>Fri Nov 16 22:55:16 PST 2012</text:p>
          </table:table-cell>
          <table:table-cell table:number-columns-repeated="3"/>
          <table:table-cell office:value-type="float" office:value="12">
            <text:p>12</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Dwight_D._Eisenhower_8:24.txt</text:p>
          </table:table-cell>
          <table:table-cell office:value-type="string">
            <text:p>No matter how earnest is our quest for guaranteed peace, we must maintain a high degree of military effectiveness at the same time we are engaged in negotiating the issue of arms reduction. Until tangible and mutually enforceable arms reduction measures are worked out, we will not weaken the means of defending our institutions.&lt;br/&gt;&lt;br/&gt;America possesses an enormous defense power. It is my studied conviction that no nation will ever risk general war against us unless we should be so foolish as to neglect the defense forces we now so powerfully support. It is world-wide knowledge that any nation which might be tempted today to attack the United States, even though our country might sustain great losses, would itself promptly suffer a terrible destruction. But I once again assure all peoples and all nations that the United States, except in defense, will never turn loose this destructive power.&lt;br/&gt;&lt;br/&gt;</text:p>
          </table:table-cell>
          <table:table-cell office:value-type="string">
            <text:p>Association football tactics and skills</text:p>
          </table:table-cell>
          <table:table-cell office:value-type="string">
            <text:p>http://en.wikipedia.org/wiki/Association_football_tactics_and_skills</text:p>
          </table:table-cell>
          <table:table-cell office:value-type="string">
            <text:p>Finnish Socialist Workers' Republic</text:p>
          </table:table-cell>
          <table:table-cell office:value-type="string">
            <text:p>http://en.wikipedia.org/wiki/Finnish_Socialist_Workers'_Republic</text:p>
          </table:table-cell>
          <table:table-cell/>
          <table:table-cell office:value-type="float" office:value="2">
            <text:p>2</text:p>
          </table:table-cell>
          <table:table-cell table:number-columns-repeated="3"/>
          <table:table-cell table:formula="of:=CONCATENATE([.AB326];&quot;,&quot;;[.AC326];&quot;,&quot;; TEXT([.AK326];&quot;#&quot;))" office:value-type="string" office:string-value="EDA,RANDOM,2">
            <text:p>EDA,RANDOM,2</text:p>
          </table:table-cell>
        </table:table-row>
        <table:table-row table:style-name="ro1">
          <table:table-cell office:value-type="string">
            <text:p>20CNU8LZ6R70VEFEFNZJBVE7ZQ9L5M</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PSOHOVR14IXZXQQGC8EKWA67KX762</text:p>
          </table:table-cell>
          <table:table-cell office:value-type="string">
            <text:p>A1AVAUPSZLDN64</text:p>
          </table:table-cell>
          <table:table-cell office:value-type="string">
            <text:p>Submitted</text:p>
          </table:table-cell>
          <table:table-cell office:value-type="string">
            <text:p>Sat Nov 10 06:52:14 GMT 2012</text:p>
          </table:table-cell>
          <table:table-cell office:value-type="string">
            <text:p>Sat Nov 10 06:52:25 GMT 2012</text:p>
          </table:table-cell>
          <table:table-cell office:value-type="string">
            <text:p>Fri Nov 16 22:52:25 PST 2012</text:p>
          </table:table-cell>
          <table:table-cell table:number-columns-repeated="3"/>
          <table:table-cell office:value-type="float" office:value="11">
            <text:p>11</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Dwight_D._Eisenhower_8:24.txt</text:p>
          </table:table-cell>
          <table:table-cell office:value-type="string">
            <text:p>No matter how earnest is our quest for guaranteed peace, we must maintain a high degree of military effectiveness at the same time we are engaged in negotiating the issue of arms reduction. Until tangible and mutually enforceable arms reduction measures are worked out, we will not weaken the means of defending our institutions.&lt;br/&gt;&lt;br/&gt;America possesses an enormous defense power. It is my studied conviction that no nation will ever risk general war against us unless we should be so foolish as to neglect the defense forces we now so powerfully support. It is world-wide knowledge that any nation which might be tempted today to attack the United States, even though our country might sustain great losses, would itself promptly suffer a terrible destruction. But I once again assure all peoples and all nations that the United States, except in defense, will never turn loose this destructive power.&lt;br/&gt;&lt;br/&gt;</text:p>
          </table:table-cell>
          <table:table-cell office:value-type="string">
            <text:p>Association football tactics and skills</text:p>
          </table:table-cell>
          <table:table-cell office:value-type="string">
            <text:p>http://en.wikipedia.org/wiki/Association_football_tactics_and_skills</text:p>
          </table:table-cell>
          <table:table-cell office:value-type="string">
            <text:p>Finnish Socialist Workers' Republic</text:p>
          </table:table-cell>
          <table:table-cell office:value-type="string">
            <text:p>http://en.wikipedia.org/wiki/Finnish_Socialist_Workers'_Republic</text:p>
          </table:table-cell>
          <table:table-cell office:value-type="string">
            <text:p>Neither are close at all.</text:p>
          </table:table-cell>
          <table:table-cell office:value-type="float" office:value="2">
            <text:p>2</text:p>
          </table:table-cell>
          <table:table-cell table:number-columns-repeated="3"/>
          <table:table-cell table:formula="of:=CONCATENATE([.AB327];&quot;,&quot;;[.AC327];&quot;,&quot;; TEXT([.AK327];&quot;#&quot;))" office:value-type="string" office:string-value="EDA,RANDOM,2">
            <text:p>EDA,RANDOM,2</text:p>
          </table:table-cell>
        </table:table-row>
        <table:table-row table:style-name="ro1">
          <table:table-cell office:value-type="string">
            <text:p>20CNU8LZ6R70VEFEFNZJBVE7ZQ9L5M</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QY7D1X3V0FKFLCP9T51U7PKUQKKDD</text:p>
          </table:table-cell>
          <table:table-cell office:value-type="string">
            <text:p>AVQ23YRFWZKHH</text:p>
          </table:table-cell>
          <table:table-cell office:value-type="string">
            <text:p>Submitted</text:p>
          </table:table-cell>
          <table:table-cell office:value-type="string">
            <text:p>Sat Nov 10 06:59:23 GMT 2012</text:p>
          </table:table-cell>
          <table:table-cell office:value-type="string">
            <text:p>Sat Nov 10 06:59:51 GMT 2012</text:p>
          </table:table-cell>
          <table:table-cell office:value-type="string">
            <text:p>Fri Nov 16 22:59:51 PST 2012</text:p>
          </table:table-cell>
          <table:table-cell table:number-columns-repeated="3"/>
          <table:table-cell office:value-type="float" office:value="28">
            <text:p>28</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Dwight_D._Eisenhower_8:24.txt</text:p>
          </table:table-cell>
          <table:table-cell office:value-type="string">
            <text:p>No matter how earnest is our quest for guaranteed peace, we must maintain a high degree of military effectiveness at the same time we are engaged in negotiating the issue of arms reduction. Until tangible and mutually enforceable arms reduction measures are worked out, we will not weaken the means of defending our institutions.&lt;br/&gt;&lt;br/&gt;America possesses an enormous defense power. It is my studied conviction that no nation will ever risk general war against us unless we should be so foolish as to neglect the defense forces we now so powerfully support. It is world-wide knowledge that any nation which might be tempted today to attack the United States, even though our country might sustain great losses, would itself promptly suffer a terrible destruction. But I once again assure all peoples and all nations that the United States, except in defense, will never turn loose this destructive power.&lt;br/&gt;&lt;br/&gt;</text:p>
          </table:table-cell>
          <table:table-cell office:value-type="string">
            <text:p>Association football tactics and skills</text:p>
          </table:table-cell>
          <table:table-cell office:value-type="string">
            <text:p>http://en.wikipedia.org/wiki/Association_football_tactics_and_skills</text:p>
          </table:table-cell>
          <table:table-cell office:value-type="string">
            <text:p>Finnish Socialist Workers' Republic</text:p>
          </table:table-cell>
          <table:table-cell office:value-type="string">
            <text:p>http://en.wikipedia.org/wiki/Finnish_Socialist_Workers'_Republic</text:p>
          </table:table-cell>
          <table:table-cell/>
          <table:table-cell office:value-type="float" office:value="2">
            <text:p>2</text:p>
          </table:table-cell>
          <table:table-cell table:number-columns-repeated="3"/>
          <table:table-cell table:formula="of:=CONCATENATE([.AB328];&quot;,&quot;;[.AC328];&quot;,&quot;; TEXT([.AK328];&quot;#&quot;))" office:value-type="string" office:string-value="EDA,RANDOM,2">
            <text:p>EDA,RANDOM,2</text:p>
          </table:table-cell>
        </table:table-row>
        <table:table-row table:style-name="ro1">
          <table:table-cell office:value-type="string">
            <text:p>2DABRI8IUB2Y9IWOO2KLJ3L0I905H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DI0JG5TYMNCB7Z9GP0S0SHXBIEHLI</text:p>
          </table:table-cell>
          <table:table-cell office:value-type="string">
            <text:p>A1Q7VWUBIJOK17</text:p>
          </table:table-cell>
          <table:table-cell office:value-type="string">
            <text:p>Submitted</text:p>
          </table:table-cell>
          <table:table-cell office:value-type="string">
            <text:p>Sat Nov 10 05:43:47 GMT 2012</text:p>
          </table:table-cell>
          <table:table-cell office:value-type="string">
            <text:p>Sat Nov 10 05:46:05 GMT 2012</text:p>
          </table:table-cell>
          <table:table-cell office:value-type="string">
            <text:p>Fri Nov 16 21:46:05 PST 2012</text:p>
          </table:table-cell>
          <table:table-cell table:number-columns-repeated="3"/>
          <table:table-cell office:value-type="float" office:value="138">
            <text:p>13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Harry_S._Truman_5:41.txt</text:p>
          </table:table-cell>
          <table:table-cell office:value-type="string">
            <text:p>It should make us truly thankful, as we look back to the beginnings of this country, that we have come so far along the road to a better life for all. It should make us humble to think, as we look ahead, how much farther we have to go to accomplish, at home and abroad, the objectives that were set out for us at the founding of this great Nation.&lt;br/&gt;&lt;br/&gt;As we approach the halfway mark of the 20th century, we should ask for continued strength and guidance from that Almighty Power who has placed before us such great opportunities for the good of mankind in the years to come.&lt;br/&gt;&lt;br/&gt;</text:p>
          </table:table-cell>
          <table:table-cell office:value-type="string">
            <text:p>Kelly Clarkson</text:p>
          </table:table-cell>
          <table:table-cell office:value-type="string">
            <text:p>http://en.wikipedia.org/wiki/Kelly_Clarkson</text:p>
          </table:table-cell>
          <table:table-cell office:value-type="string">
            <text:p>Iroquois</text:p>
          </table:table-cell>
          <table:table-cell office:value-type="string">
            <text:p>http://en.wikipedia.org/wiki/Iroquois</text:p>
          </table:table-cell>
          <table:table-cell/>
          <table:table-cell office:value-type="float" office:value="2">
            <text:p>2</text:p>
          </table:table-cell>
          <table:table-cell table:number-columns-repeated="3"/>
          <table:table-cell table:formula="of:=CONCATENATE([.AB329];&quot;,&quot;;[.AC329];&quot;,&quot;; TEXT([.AK329];&quot;#&quot;))" office:value-type="string" office:string-value="EDA,LAU_ET_AL,2">
            <text:p>EDA,LAU_ET_AL,2</text:p>
          </table:table-cell>
        </table:table-row>
        <table:table-row table:style-name="ro1">
          <table:table-cell office:value-type="string">
            <text:p>2DABRI8IUB2Y9IWOO2KLJ3L0I905H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U1RJ85OZIZEWVYFWWFOY5EWZEJX9X</text:p>
          </table:table-cell>
          <table:table-cell office:value-type="string">
            <text:p>A997OZ3H2B3Q2</text:p>
          </table:table-cell>
          <table:table-cell office:value-type="string">
            <text:p>Submitted</text:p>
          </table:table-cell>
          <table:table-cell office:value-type="string">
            <text:p>Sat Nov 10 06:53:43 GMT 2012</text:p>
          </table:table-cell>
          <table:table-cell office:value-type="string">
            <text:p>Sat Nov 10 06:54:10 GMT 2012</text:p>
          </table:table-cell>
          <table:table-cell office:value-type="string">
            <text:p>Fri Nov 16 22:54:10 PST 2012</text:p>
          </table:table-cell>
          <table:table-cell table:number-columns-repeated="3"/>
          <table:table-cell office:value-type="float" office:value="27">
            <text:p>27</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Harry_S._Truman_5:41.txt</text:p>
          </table:table-cell>
          <table:table-cell office:value-type="string">
            <text:p>It should make us truly thankful, as we look back to the beginnings of this country, that we have come so far along the road to a better life for all. It should make us humble to think, as we look ahead, how much farther we have to go to accomplish, at home and abroad, the objectives that were set out for us at the founding of this great Nation.&lt;br/&gt;&lt;br/&gt;As we approach the halfway mark of the 20th century, we should ask for continued strength and guidance from that Almighty Power who has placed before us such great opportunities for the good of mankind in the years to come.&lt;br/&gt;&lt;br/&gt;</text:p>
          </table:table-cell>
          <table:table-cell office:value-type="string">
            <text:p>Kelly Clarkson</text:p>
          </table:table-cell>
          <table:table-cell office:value-type="string">
            <text:p>http://en.wikipedia.org/wiki/Kelly_Clarkson</text:p>
          </table:table-cell>
          <table:table-cell office:value-type="string">
            <text:p>Iroquois</text:p>
          </table:table-cell>
          <table:table-cell office:value-type="string">
            <text:p>http://en.wikipedia.org/wiki/Iroquois</text:p>
          </table:table-cell>
          <table:table-cell/>
          <table:table-cell office:value-type="float" office:value="2">
            <text:p>2</text:p>
          </table:table-cell>
          <table:table-cell table:number-columns-repeated="3"/>
          <table:table-cell table:formula="of:=CONCATENATE([.AB330];&quot;,&quot;;[.AC330];&quot;,&quot;; TEXT([.AK330];&quot;#&quot;))" office:value-type="string" office:string-value="EDA,LAU_ET_AL,2">
            <text:p>EDA,LAU_ET_AL,2</text:p>
          </table:table-cell>
        </table:table-row>
        <table:table-row table:style-name="ro1">
          <table:table-cell office:value-type="string">
            <text:p>2DABRI8IUB2Y9IWOO2KLJ3L0I905H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2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2 GMT 2012</text:p>
          </table:table-cell>
          <table:table-cell table:number-columns-repeated="2"/>
          <table:table-cell office:value-type="string">
            <text:p>2YUL92HECWA6CCMTJM60KP5K77TIJH</text:p>
          </table:table-cell>
          <table:table-cell office:value-type="string">
            <text:p>A1AVAUPSZLDN64</text:p>
          </table:table-cell>
          <table:table-cell office:value-type="string">
            <text:p>Submitted</text:p>
          </table:table-cell>
          <table:table-cell office:value-type="string">
            <text:p>Sat Nov 10 07:20:36 GMT 2012</text:p>
          </table:table-cell>
          <table:table-cell office:value-type="string">
            <text:p>Sat Nov 10 07:22:52 GMT 2012</text:p>
          </table:table-cell>
          <table:table-cell office:value-type="string">
            <text:p>Fri Nov 16 23:22:52 PST 2012</text:p>
          </table:table-cell>
          <table:table-cell table:number-columns-repeated="3"/>
          <table:table-cell office:value-type="float" office:value="136">
            <text:p>136</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Harry_S._Truman_5:41.txt</text:p>
          </table:table-cell>
          <table:table-cell office:value-type="string">
            <text:p>It should make us truly thankful, as we look back to the beginnings of this country, that we have come so far along the road to a better life for all. It should make us humble to think, as we look ahead, how much farther we have to go to accomplish, at home and abroad, the objectives that were set out for us at the founding of this great Nation.&lt;br/&gt;&lt;br/&gt;As we approach the halfway mark of the 20th century, we should ask for continued strength and guidance from that Almighty Power who has placed before us such great opportunities for the good of mankind in the years to come.&lt;br/&gt;&lt;br/&gt;</text:p>
          </table:table-cell>
          <table:table-cell office:value-type="string">
            <text:p>Kelly Clarkson</text:p>
          </table:table-cell>
          <table:table-cell office:value-type="string">
            <text:p>http://en.wikipedia.org/wiki/Kelly_Clarkson</text:p>
          </table:table-cell>
          <table:table-cell office:value-type="string">
            <text:p>Iroquois</text:p>
          </table:table-cell>
          <table:table-cell office:value-type="string">
            <text:p>http://en.wikipedia.org/wiki/Iroquois</text:p>
          </table:table-cell>
          <table:table-cell office:value-type="string">
            <text:p>neither are close at all.</text:p>
          </table:table-cell>
          <table:table-cell office:value-type="float" office:value="2">
            <text:p>2</text:p>
          </table:table-cell>
          <table:table-cell table:number-columns-repeated="3"/>
          <table:table-cell table:formula="of:=CONCATENATE([.AB331];&quot;,&quot;;[.AC331];&quot;,&quot;; TEXT([.AK331];&quot;#&quot;))" office:value-type="string" office:string-value="EDA,LAU_ET_AL,2">
            <text:p>EDA,LAU_ET_AL,2</text:p>
          </table:table-cell>
        </table:table-row>
        <table:table-row table:style-name="ro1">
          <table:table-cell office:value-type="string">
            <text:p>2LHMAZHHRRLF59CSU5IH9KHOCCXDM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S9PCGJ2D21OI5T2OAAPXSI2UFBB5A</text:p>
          </table:table-cell>
          <table:table-cell office:value-type="string">
            <text:p>A1AVAUPSZLDN64</text:p>
          </table:table-cell>
          <table:table-cell office:value-type="string">
            <text:p>Submitted</text:p>
          </table:table-cell>
          <table:table-cell office:value-type="string">
            <text:p>Sat Nov 10 06:34:36 GMT 2012</text:p>
          </table:table-cell>
          <table:table-cell office:value-type="string">
            <text:p>Sat Nov 10 06:34:46 GMT 2012</text:p>
          </table:table-cell>
          <table:table-cell office:value-type="string">
            <text:p>Fri Nov 16 22:34:46 PST 2012</text:p>
          </table:table-cell>
          <table:table-cell table:number-columns-repeated="3"/>
          <table:table-cell office:value-type="float" office:value="10">
            <text:p>1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ndrew_Jackson_6:2.txt</text:p>
          </table:table-cell>
          <table:table-cell office:value-type="string">
            <text:p>With the Governments of Austria, Russia, Prussia, Holland, Sweden, and Denmark the best understanding exists. Commerce with all is fostered and protected by reciprocal good will under the sanction of liberal conventional or legal provisions.&lt;br/&gt;&lt;br/&gt;In the midst of her internal difficulties the Queen of Spain has ratified the convention for the payment of the claims of our citizens arising since 1819. It is in the course of execution on her part, and a copy of it is now laid before you for such legislation as may be found necessary to enable those interested to derive the benefits of it.&lt;br/&gt;&lt;br/&gt;</text:p>
          </table:table-cell>
          <table:table-cell office:value-type="string">
            <text:p>The Story of Tracy Beaker (TV series)</text:p>
          </table:table-cell>
          <table:table-cell office:value-type="string">
            <text:p>http://en.wikipedia.org/wiki/The_Story_of_Tracy_Beaker_(TV_series)</text:p>
          </table:table-cell>
          <table:table-cell office:value-type="string">
            <text:p>Treaty</text:p>
          </table:table-cell>
          <table:table-cell office:value-type="string">
            <text:p>http://en.wikipedia.org/wiki/Treaty</text:p>
          </table:table-cell>
          <table:table-cell/>
          <table:table-cell office:value-type="float" office:value="2">
            <text:p>2</text:p>
          </table:table-cell>
          <table:table-cell table:number-columns-repeated="3"/>
          <table:table-cell table:formula="of:=CONCATENATE([.AB332];&quot;,&quot;;[.AC332];&quot;,&quot;; TEXT([.AK332];&quot;#&quot;))" office:value-type="string" office:string-value="EDA,LAU_ET_AL,2">
            <text:p>EDA,LAU_ET_AL,2</text:p>
          </table:table-cell>
        </table:table-row>
        <table:table-row table:style-name="ro1">
          <table:table-cell office:value-type="string">
            <text:p>2LHMAZHHRRLF59CSU5IH9KHOCCXDM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TLUHYW2GTP96JVXC6D1E9YSYX8MRU</text:p>
          </table:table-cell>
          <table:table-cell office:value-type="string">
            <text:p>A1GQCJDGRPG8ZR</text:p>
          </table:table-cell>
          <table:table-cell office:value-type="string">
            <text:p>Submitted</text:p>
          </table:table-cell>
          <table:table-cell office:value-type="string">
            <text:p>Sat Nov 10 07:46:51 GMT 2012</text:p>
          </table:table-cell>
          <table:table-cell office:value-type="string">
            <text:p>Sat Nov 10 07:47:51 GMT 2012</text:p>
          </table:table-cell>
          <table:table-cell office:value-type="string">
            <text:p>Fri Nov 16 23:47:51 PST 2012</text:p>
          </table:table-cell>
          <table:table-cell table:number-columns-repeated="3"/>
          <table:table-cell office:value-type="float" office:value="60">
            <text:p>6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ndrew_Jackson_6:2.txt</text:p>
          </table:table-cell>
          <table:table-cell office:value-type="string">
            <text:p>With the Governments of Austria, Russia, Prussia, Holland, Sweden, and Denmark the best understanding exists. Commerce with all is fostered and protected by reciprocal good will under the sanction of liberal conventional or legal provisions.&lt;br/&gt;&lt;br/&gt;In the midst of her internal difficulties the Queen of Spain has ratified the convention for the payment of the claims of our citizens arising since 1819. It is in the course of execution on her part, and a copy of it is now laid before you for such legislation as may be found necessary to enable those interested to derive the benefits of it.&lt;br/&gt;&lt;br/&gt;</text:p>
          </table:table-cell>
          <table:table-cell office:value-type="string">
            <text:p>The Story of Tracy Beaker (TV series)</text:p>
          </table:table-cell>
          <table:table-cell office:value-type="string">
            <text:p>http://en.wikipedia.org/wiki/The_Story_of_Tracy_Beaker_(TV_series)</text:p>
          </table:table-cell>
          <table:table-cell office:value-type="string">
            <text:p>Treaty</text:p>
          </table:table-cell>
          <table:table-cell office:value-type="string">
            <text:p>http://en.wikipedia.org/wiki/Treaty</text:p>
          </table:table-cell>
          <table:table-cell/>
          <table:table-cell office:value-type="float" office:value="1">
            <text:p>1</text:p>
          </table:table-cell>
          <table:table-cell table:number-columns-repeated="3"/>
          <table:table-cell table:formula="of:=CONCATENATE([.AB333];&quot;,&quot;;[.AC333];&quot;,&quot;; TEXT([.AK333];&quot;#&quot;))" office:value-type="string" office:string-value="EDA,LAU_ET_AL,1">
            <text:p>EDA,LAU_ET_AL,1</text:p>
          </table:table-cell>
        </table:table-row>
        <table:table-row table:style-name="ro1">
          <table:table-cell office:value-type="string">
            <text:p>2LHMAZHHRRLF59CSU5IH9KHOCCXDM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UHEIB9BAWLS16DVC5OUL3MT1992ZB</text:p>
          </table:table-cell>
          <table:table-cell office:value-type="string">
            <text:p>AVQ23YRFWZKHH</text:p>
          </table:table-cell>
          <table:table-cell office:value-type="string">
            <text:p>Submitted</text:p>
          </table:table-cell>
          <table:table-cell office:value-type="string">
            <text:p>Sat Nov 10 07:27:22 GMT 2012</text:p>
          </table:table-cell>
          <table:table-cell office:value-type="string">
            <text:p>Sat Nov 10 07:27:41 GMT 2012</text:p>
          </table:table-cell>
          <table:table-cell office:value-type="string">
            <text:p>Fri Nov 16 23:27:41 PST 2012</text:p>
          </table:table-cell>
          <table:table-cell table:number-columns-repeated="3"/>
          <table:table-cell office:value-type="float" office:value="19">
            <text:p>19</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ndrew_Jackson_6:2.txt</text:p>
          </table:table-cell>
          <table:table-cell office:value-type="string">
            <text:p>With the Governments of Austria, Russia, Prussia, Holland, Sweden, and Denmark the best understanding exists. Commerce with all is fostered and protected by reciprocal good will under the sanction of liberal conventional or legal provisions.&lt;br/&gt;&lt;br/&gt;In the midst of her internal difficulties the Queen of Spain has ratified the convention for the payment of the claims of our citizens arising since 1819. It is in the course of execution on her part, and a copy of it is now laid before you for such legislation as may be found necessary to enable those interested to derive the benefits of it.&lt;br/&gt;&lt;br/&gt;</text:p>
          </table:table-cell>
          <table:table-cell office:value-type="string">
            <text:p>The Story of Tracy Beaker (TV series)</text:p>
          </table:table-cell>
          <table:table-cell office:value-type="string">
            <text:p>http://en.wikipedia.org/wiki/The_Story_of_Tracy_Beaker_(TV_series)</text:p>
          </table:table-cell>
          <table:table-cell office:value-type="string">
            <text:p>Treaty</text:p>
          </table:table-cell>
          <table:table-cell office:value-type="string">
            <text:p>http://en.wikipedia.org/wiki/Treaty</text:p>
          </table:table-cell>
          <table:table-cell/>
          <table:table-cell office:value-type="float" office:value="2">
            <text:p>2</text:p>
          </table:table-cell>
          <table:table-cell table:number-columns-repeated="3"/>
          <table:table-cell table:formula="of:=CONCATENATE([.AB334];&quot;,&quot;;[.AC334];&quot;,&quot;; TEXT([.AK334];&quot;#&quot;))" office:value-type="string" office:string-value="EDA,LAU_ET_AL,2">
            <text:p>EDA,LAU_ET_AL,2</text:p>
          </table:table-cell>
        </table:table-row>
        <table:table-row table:style-name="ro1">
          <table:table-cell office:value-type="string">
            <text:p>2VMEGDHDM25LNRXS66XHMZ6OH27DN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CCYEPLSP75K0VU1QDFAPQEQ50QXRL</text:p>
          </table:table-cell>
          <table:table-cell office:value-type="string">
            <text:p>A1GQCJDGRPG8ZR</text:p>
          </table:table-cell>
          <table:table-cell office:value-type="string">
            <text:p>Submitted</text:p>
          </table:table-cell>
          <table:table-cell office:value-type="string">
            <text:p>Sat Nov 10 07:25:11 GMT 2012</text:p>
          </table:table-cell>
          <table:table-cell office:value-type="string">
            <text:p>Sat Nov 10 07:26:33 GMT 2012</text:p>
          </table:table-cell>
          <table:table-cell office:value-type="string">
            <text:p>Fri Nov 16 23:26:33 PST 2012</text:p>
          </table:table-cell>
          <table:table-cell table:number-columns-repeated="3"/>
          <table:table-cell office:value-type="float" office:value="82">
            <text:p>82</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Abraham_Lincoln_4:2.txt</text:p>
          </table:table-cell>
          <table:table-cell office:value-type="string">
            <text:p>At the request of the States of Costa Rica and Nicaragua, a competent engineer has been authorized to make a survey of the river San Juan and the port of San Juan. It is a source of much satisfaction that the difficulties which for a moment excited some political apprehensions and caused a closing of the interoceanic transit route have been amicably adjusted, and that there is a good prospect that the route will soon be reopened with an increase of capacity and adaptation. We could not exaggerate either the commercial or the political importance of that great improvement.&lt;br/&gt;&lt;br/&gt;It would be doing injustice to an important South American State not to acknowledge the directness, frankness, and cordiality with which the United States of Colombia have entered into intimate relations with this Government. A claims convention has been constituted to complete the unfinished work of the one which closed its session in 1861.&lt;br/&gt;&lt;br/&gt;</text:p>
          </table:table-cell>
          <table:table-cell office:value-type="string">
            <text:p>Have a nice day</text:p>
          </table:table-cell>
          <table:table-cell office:value-type="string">
            <text:p>http://en.wikipedia.org/wiki/Have_a_nice_day</text:p>
          </table:table-cell>
          <table:table-cell office:value-type="string">
            <text:p>Charles A. Meyer</text:p>
          </table:table-cell>
          <table:table-cell office:value-type="string">
            <text:p>http://en.wikipedia.org/wiki/Charles_A._Meyer</text:p>
          </table:table-cell>
          <table:table-cell/>
          <table:table-cell office:value-type="float" office:value="2">
            <text:p>2</text:p>
          </table:table-cell>
          <table:table-cell table:number-columns-repeated="3"/>
          <table:table-cell table:formula="of:=CONCATENATE([.AB335];&quot;,&quot;;[.AC335];&quot;,&quot;; TEXT([.AK335];&quot;#&quot;))" office:value-type="string" office:string-value="EDA,RANDOM,2">
            <text:p>EDA,RANDOM,2</text:p>
          </table:table-cell>
        </table:table-row>
        <table:table-row table:style-name="ro1">
          <table:table-cell office:value-type="string">
            <text:p>2VMEGDHDM25LNRXS66XHMZ6OH27DN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I988MQU6L5OQ40N81OXCAIJPOEVC9</text:p>
          </table:table-cell>
          <table:table-cell office:value-type="string">
            <text:p>A2CZR0MGSEILRP</text:p>
          </table:table-cell>
          <table:table-cell office:value-type="string">
            <text:p>Submitted</text:p>
          </table:table-cell>
          <table:table-cell office:value-type="string">
            <text:p>Sat Nov 10 06:44:33 GMT 2012</text:p>
          </table:table-cell>
          <table:table-cell office:value-type="string">
            <text:p>Sat Nov 10 06:44:50 GMT 2012</text:p>
          </table:table-cell>
          <table:table-cell office:value-type="string">
            <text:p>Fri Nov 16 22:44:50 PST 2012</text:p>
          </table:table-cell>
          <table:table-cell table:number-columns-repeated="3"/>
          <table:table-cell office:value-type="float" office:value="17">
            <text:p>17</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Abraham_Lincoln_4:2.txt</text:p>
          </table:table-cell>
          <table:table-cell office:value-type="string">
            <text:p>At the request of the States of Costa Rica and Nicaragua, a competent engineer has been authorized to make a survey of the river San Juan and the port of San Juan. It is a source of much satisfaction that the difficulties which for a moment excited some political apprehensions and caused a closing of the interoceanic transit route have been amicably adjusted, and that there is a good prospect that the route will soon be reopened with an increase of capacity and adaptation. We could not exaggerate either the commercial or the political importance of that great improvement.&lt;br/&gt;&lt;br/&gt;It would be doing injustice to an important South American State not to acknowledge the directness, frankness, and cordiality with which the United States of Colombia have entered into intimate relations with this Government. A claims convention has been constituted to complete the unfinished work of the one which closed its session in 1861.&lt;br/&gt;&lt;br/&gt;</text:p>
          </table:table-cell>
          <table:table-cell office:value-type="string">
            <text:p>Have a nice day</text:p>
          </table:table-cell>
          <table:table-cell office:value-type="string">
            <text:p>http://en.wikipedia.org/wiki/Have_a_nice_day</text:p>
          </table:table-cell>
          <table:table-cell office:value-type="string">
            <text:p>Charles A. Meyer</text:p>
          </table:table-cell>
          <table:table-cell office:value-type="string">
            <text:p>http://en.wikipedia.org/wiki/Charles_A._Meyer</text:p>
          </table:table-cell>
          <table:table-cell/>
          <table:table-cell office:value-type="float" office:value="2">
            <text:p>2</text:p>
          </table:table-cell>
          <table:table-cell table:number-columns-repeated="3"/>
          <table:table-cell table:formula="of:=CONCATENATE([.AB336];&quot;,&quot;;[.AC336];&quot;,&quot;; TEXT([.AK336];&quot;#&quot;))" office:value-type="string" office:string-value="EDA,RANDOM,2">
            <text:p>EDA,RANDOM,2</text:p>
          </table:table-cell>
        </table:table-row>
        <table:table-row table:style-name="ro1">
          <table:table-cell office:value-type="string">
            <text:p>2VMEGDHDM25LNRXS66XHMZ6OH27DN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IPMB3Q39Z0BL3HTD3VE3STV11EUJX</text:p>
          </table:table-cell>
          <table:table-cell office:value-type="string">
            <text:p>A1AVAUPSZLDN64</text:p>
          </table:table-cell>
          <table:table-cell office:value-type="string">
            <text:p>Submitted</text:p>
          </table:table-cell>
          <table:table-cell office:value-type="string">
            <text:p>Sat Nov 10 06:53:17 GMT 2012</text:p>
          </table:table-cell>
          <table:table-cell office:value-type="string">
            <text:p>Sat Nov 10 06:53:27 GMT 2012</text:p>
          </table:table-cell>
          <table:table-cell office:value-type="string">
            <text:p>Fri Nov 16 22:53:27 PST 2012</text:p>
          </table:table-cell>
          <table:table-cell table:number-columns-repeated="3"/>
          <table:table-cell office:value-type="float" office:value="10">
            <text:p>10</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Abraham_Lincoln_4:2.txt</text:p>
          </table:table-cell>
          <table:table-cell office:value-type="string">
            <text:p>At the request of the States of Costa Rica and Nicaragua, a competent engineer has been authorized to make a survey of the river San Juan and the port of San Juan. It is a source of much satisfaction that the difficulties which for a moment excited some political apprehensions and caused a closing of the interoceanic transit route have been amicably adjusted, and that there is a good prospect that the route will soon be reopened with an increase of capacity and adaptation. We could not exaggerate either the commercial or the political importance of that great improvement.&lt;br/&gt;&lt;br/&gt;It would be doing injustice to an important South American State not to acknowledge the directness, frankness, and cordiality with which the United States of Colombia have entered into intimate relations with this Government. A claims convention has been constituted to complete the unfinished work of the one which closed its session in 1861.&lt;br/&gt;&lt;br/&gt;</text:p>
          </table:table-cell>
          <table:table-cell office:value-type="string">
            <text:p>Have a nice day</text:p>
          </table:table-cell>
          <table:table-cell office:value-type="string">
            <text:p>http://en.wikipedia.org/wiki/Have_a_nice_day</text:p>
          </table:table-cell>
          <table:table-cell office:value-type="string">
            <text:p>Charles A. Meyer</text:p>
          </table:table-cell>
          <table:table-cell office:value-type="string">
            <text:p>http://en.wikipedia.org/wiki/Charles_A._Meyer</text:p>
          </table:table-cell>
          <table:table-cell/>
          <table:table-cell office:value-type="float" office:value="2">
            <text:p>2</text:p>
          </table:table-cell>
          <table:table-cell table:number-columns-repeated="3"/>
          <table:table-cell table:formula="of:=CONCATENATE([.AB337];&quot;,&quot;;[.AC337];&quot;,&quot;; TEXT([.AK337];&quot;#&quot;))" office:value-type="string" office:string-value="EDA,RANDOM,2">
            <text:p>EDA,RANDOM,2</text:p>
          </table:table-cell>
        </table:table-row>
        <table:table-row table:style-name="ro1">
          <table:table-cell office:value-type="string">
            <text:p>2SLQ39Z0B6UT3FH9L5JT3RKGSU8XM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AKPW1INMHGY5D78UK26JFMFP5SI5N</text:p>
          </table:table-cell>
          <table:table-cell office:value-type="string">
            <text:p>A3M90ZBCV23YBV</text:p>
          </table:table-cell>
          <table:table-cell office:value-type="string">
            <text:p>Submitted</text:p>
          </table:table-cell>
          <table:table-cell office:value-type="string">
            <text:p>Sat Nov 10 05:27:23 GMT 2012</text:p>
          </table:table-cell>
          <table:table-cell office:value-type="string">
            <text:p>Sat Nov 10 05:28:40 GMT 2012</text:p>
          </table:table-cell>
          <table:table-cell office:value-type="string">
            <text:p>Fri Nov 16 21:28:40 PST 2012</text:p>
          </table:table-cell>
          <table:table-cell table:number-columns-repeated="3"/>
          <table:table-cell office:value-type="float" office:value="77">
            <text:p>77</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illiam_McKinley_3:12.txt</text:p>
          </table:table-cell>
          <table:table-cell office:value-type="string">
            <text:p>President Harrison in his annual message of December 3, 1889, says:&lt;br/&gt;&lt;br/&gt;Earnest attention should be given by Congress to a consideration of the question how far the restraint of those combinations of capital commonly called 11 trusts&amp;quot; is matter of Federal jurisdiction. When organized, as they often are, to crush out all &amp;apos;healthy competition and to monopolize the production or sale of an article of commerce and general necessity they are dangerous conspiracies against the public good, and should be made the subject of prohibitory and even penal legislation.&lt;br/&gt;&lt;br/&gt;</text:p>
          </table:table-cell>
          <table:table-cell office:value-type="string">
            <text:p>Congress</text:p>
          </table:table-cell>
          <table:table-cell office:value-type="string">
            <text:p>http://en.wikipedia.org/wiki/Congress</text:p>
          </table:table-cell>
          <table:table-cell office:value-type="string">
            <text:p>Spectrum Sports</text:p>
          </table:table-cell>
          <table:table-cell office:value-type="string">
            <text:p>http://en.wikipedia.org/wiki/Spectrum_Sports</text:p>
          </table:table-cell>
          <table:table-cell/>
          <table:table-cell office:value-type="float" office:value="1">
            <text:p>1</text:p>
          </table:table-cell>
          <table:table-cell table:number-columns-repeated="3"/>
          <table:table-cell table:formula="of:=CONCATENATE([.AB338];&quot;,&quot;;[.AC338];&quot;,&quot;; TEXT([.AK338];&quot;#&quot;))" office:value-type="string" office:string-value="LAU_ET_AL,EDA,1">
            <text:p>LAU_ET_AL,EDA,1</text:p>
          </table:table-cell>
        </table:table-row>
        <table:table-row table:style-name="ro1">
          <table:table-cell office:value-type="string">
            <text:p>2SLQ39Z0B6UT3FH9L5JT3RKGSU8XM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CWSMEZZ2MIK1WXZFZ0YB8TW6FI5MY</text:p>
          </table:table-cell>
          <table:table-cell office:value-type="string">
            <text:p>A997OZ3H2B3Q2</text:p>
          </table:table-cell>
          <table:table-cell office:value-type="string">
            <text:p>Submitted</text:p>
          </table:table-cell>
          <table:table-cell office:value-type="string">
            <text:p>Sat Nov 10 07:21:47 GMT 2012</text:p>
          </table:table-cell>
          <table:table-cell office:value-type="string">
            <text:p>Sat Nov 10 07:22:15 GMT 2012</text:p>
          </table:table-cell>
          <table:table-cell office:value-type="string">
            <text:p>Fri Nov 16 23:22:15 PST 2012</text:p>
          </table:table-cell>
          <table:table-cell table:number-columns-repeated="3"/>
          <table:table-cell office:value-type="float" office:value="28">
            <text:p>28</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illiam_McKinley_3:12.txt</text:p>
          </table:table-cell>
          <table:table-cell office:value-type="string">
            <text:p>President Harrison in his annual message of December 3, 1889, says:&lt;br/&gt;&lt;br/&gt;Earnest attention should be given by Congress to a consideration of the question how far the restraint of those combinations of capital commonly called 11 trusts&amp;quot; is matter of Federal jurisdiction. When organized, as they often are, to crush out all &amp;apos;healthy competition and to monopolize the production or sale of an article of commerce and general necessity they are dangerous conspiracies against the public good, and should be made the subject of prohibitory and even penal legislation.&lt;br/&gt;&lt;br/&gt;</text:p>
          </table:table-cell>
          <table:table-cell office:value-type="string">
            <text:p>Congress</text:p>
          </table:table-cell>
          <table:table-cell office:value-type="string">
            <text:p>http://en.wikipedia.org/wiki/Congress</text:p>
          </table:table-cell>
          <table:table-cell office:value-type="string">
            <text:p>Spectrum Sports</text:p>
          </table:table-cell>
          <table:table-cell office:value-type="string">
            <text:p>http://en.wikipedia.org/wiki/Spectrum_Sports</text:p>
          </table:table-cell>
          <table:table-cell/>
          <table:table-cell office:value-type="float" office:value="1">
            <text:p>1</text:p>
          </table:table-cell>
          <table:table-cell table:number-columns-repeated="3"/>
          <table:table-cell table:formula="of:=CONCATENATE([.AB339];&quot;,&quot;;[.AC339];&quot;,&quot;; TEXT([.AK339];&quot;#&quot;))" office:value-type="string" office:string-value="LAU_ET_AL,EDA,1">
            <text:p>LAU_ET_AL,EDA,1</text:p>
          </table:table-cell>
        </table:table-row>
        <table:table-row table:style-name="ro1">
          <table:table-cell office:value-type="string">
            <text:p>2SLQ39Z0B6UT3FH9L5JT3RKGSU8XM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MU6DG67D1X3A93P7MFKAJE1WOO9GI</text:p>
          </table:table-cell>
          <table:table-cell office:value-type="string">
            <text:p>A1AVAUPSZLDN64</text:p>
          </table:table-cell>
          <table:table-cell office:value-type="string">
            <text:p>Submitted</text:p>
          </table:table-cell>
          <table:table-cell office:value-type="string">
            <text:p>Sat Nov 10 06:54:51 GMT 2012</text:p>
          </table:table-cell>
          <table:table-cell office:value-type="string">
            <text:p>Sat Nov 10 06:54:58 GMT 2012</text:p>
          </table:table-cell>
          <table:table-cell office:value-type="string">
            <text:p>Fri Nov 16 22:54:58 PST 2012</text:p>
          </table:table-cell>
          <table:table-cell table:number-columns-repeated="3"/>
          <table:table-cell office:value-type="float" office:value="7">
            <text:p>7</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illiam_McKinley_3:12.txt</text:p>
          </table:table-cell>
          <table:table-cell office:value-type="string">
            <text:p>President Harrison in his annual message of December 3, 1889, says:&lt;br/&gt;&lt;br/&gt;Earnest attention should be given by Congress to a consideration of the question how far the restraint of those combinations of capital commonly called 11 trusts&amp;quot; is matter of Federal jurisdiction. When organized, as they often are, to crush out all &amp;apos;healthy competition and to monopolize the production or sale of an article of commerce and general necessity they are dangerous conspiracies against the public good, and should be made the subject of prohibitory and even penal legislation.&lt;br/&gt;&lt;br/&gt;</text:p>
          </table:table-cell>
          <table:table-cell office:value-type="string">
            <text:p>Congress</text:p>
          </table:table-cell>
          <table:table-cell office:value-type="string">
            <text:p>http://en.wikipedia.org/wiki/Congress</text:p>
          </table:table-cell>
          <table:table-cell office:value-type="string">
            <text:p>Spectrum Sports</text:p>
          </table:table-cell>
          <table:table-cell office:value-type="string">
            <text:p>http://en.wikipedia.org/wiki/Spectrum_Sports</text:p>
          </table:table-cell>
          <table:table-cell/>
          <table:table-cell office:value-type="float" office:value="1">
            <text:p>1</text:p>
          </table:table-cell>
          <table:table-cell table:number-columns-repeated="3"/>
          <table:table-cell table:formula="of:=CONCATENATE([.AB340];&quot;,&quot;;[.AC340];&quot;,&quot;; TEXT([.AK340];&quot;#&quot;))" office:value-type="string" office:string-value="LAU_ET_AL,EDA,1">
            <text:p>LAU_ET_AL,EDA,1</text:p>
          </table:table-cell>
        </table:table-row>
        <table:table-row table:style-name="ro1">
          <table:table-cell office:value-type="string">
            <text:p>21UJ011K274JMI8V3GS8V46U0DTBD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1KQV66RLPHI8C503KMKQ62NT87E63</text:p>
          </table:table-cell>
          <table:table-cell office:value-type="string">
            <text:p>A1FE99W26464IW</text:p>
          </table:table-cell>
          <table:table-cell office:value-type="string">
            <text:p>Submitted</text:p>
          </table:table-cell>
          <table:table-cell office:value-type="string">
            <text:p>Sat Nov 10 09:05:15 GMT 2012</text:p>
          </table:table-cell>
          <table:table-cell office:value-type="string">
            <text:p>Sat Nov 10 09:06:24 GMT 2012</text:p>
          </table:table-cell>
          <table:table-cell office:value-type="string">
            <text:p>Sat Nov 17 01:06:24 PST 2012</text:p>
          </table:table-cell>
          <table:table-cell table:number-columns-repeated="3"/>
          <table:table-cell office:value-type="float" office:value="69">
            <text:p>69</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immy_Carter_4:51.txt</text:p>
          </table:table-cell>
          <table:table-cell office:value-type="string">
            <text:p>Leasing of oil and natural gas on federal lands, particularly the outer continental shelf, has been accelerated at the same time as the Administration has reformed leasing procedures through the 1978 amendments to the Outer Continental Shelf Lands Act. In 1979 the Interior Department held six OCS lease sales, the greatest number ever, which resulted in federal receipts of $6.5 billion, another record. The five-year OCS Leasing schedule was completed, requiring 36 sales over the next five years.&lt;br/&gt;&lt;br/&gt;Since 1971 no general federal coal lease sales were suspended. Over the past four years the Administration has completely revised the federal coal leasing program to bring it into compliance with the requirements of 1976 Federal Land Planning and Management Act and other statutory provisions. The program is designed to balance the competing interests that affect resource development on public lands and to ensure that adequate supplies of coal will be available to meet national needs. As a result, the first general competitive federal coal lease sale in ten years will be held this month.&lt;br/&gt;&lt;br/&gt;</text:p>
          </table:table-cell>
          <table:table-cell office:value-type="string">
            <text:p>Unemployment benefits</text:p>
          </table:table-cell>
          <table:table-cell office:value-type="string">
            <text:p>http://en.wikipedia.org/wiki/Unemployment_benefits</text:p>
          </table:table-cell>
          <table:table-cell office:value-type="string">
            <text:p>Occupy Wall Street</text:p>
          </table:table-cell>
          <table:table-cell office:value-type="string">
            <text:p>http://en.wikipedia.org/wiki/Occupy_Wall_Street</text:p>
          </table:table-cell>
          <table:table-cell/>
          <table:table-cell office:value-type="float" office:value="1">
            <text:p>1</text:p>
          </table:table-cell>
          <table:table-cell table:number-columns-repeated="3"/>
          <table:table-cell table:formula="of:=CONCATENATE([.AB341];&quot;,&quot;;[.AC341];&quot;,&quot;; TEXT([.AK341];&quot;#&quot;))" office:value-type="string" office:string-value="LAU_ET_AL,EDA,1">
            <text:p>LAU_ET_AL,EDA,1</text:p>
          </table:table-cell>
        </table:table-row>
        <table:table-row table:style-name="ro1">
          <table:table-cell office:value-type="string">
            <text:p>21UJ011K274JMI8V3GS8V46U0DTBD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418JHSTLB3LFOZOGSFBREJRODJGS8</text:p>
          </table:table-cell>
          <table:table-cell office:value-type="string">
            <text:p>A2HH5FJUR153FA</text:p>
          </table:table-cell>
          <table:table-cell office:value-type="string">
            <text:p>Submitted</text:p>
          </table:table-cell>
          <table:table-cell office:value-type="string">
            <text:p>Sat Nov 10 09:03:33 GMT 2012</text:p>
          </table:table-cell>
          <table:table-cell office:value-type="string">
            <text:p>Sat Nov 10 09:08:45 GMT 2012</text:p>
          </table:table-cell>
          <table:table-cell office:value-type="string">
            <text:p>Sat Nov 17 01:08:45 PST 2012</text:p>
          </table:table-cell>
          <table:table-cell table:number-columns-repeated="3"/>
          <table:table-cell office:value-type="float" office:value="312">
            <text:p>312</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immy_Carter_4:51.txt</text:p>
          </table:table-cell>
          <table:table-cell office:value-type="string">
            <text:p>Leasing of oil and natural gas on federal lands, particularly the outer continental shelf, has been accelerated at the same time as the Administration has reformed leasing procedures through the 1978 amendments to the Outer Continental Shelf Lands Act. In 1979 the Interior Department held six OCS lease sales, the greatest number ever, which resulted in federal receipts of $6.5 billion, another record. The five-year OCS Leasing schedule was completed, requiring 36 sales over the next five years.&lt;br/&gt;&lt;br/&gt;Since 1971 no general federal coal lease sales were suspended. Over the past four years the Administration has completely revised the federal coal leasing program to bring it into compliance with the requirements of 1976 Federal Land Planning and Management Act and other statutory provisions. The program is designed to balance the competing interests that affect resource development on public lands and to ensure that adequate supplies of coal will be available to meet national needs. As a result, the first general competitive federal coal lease sale in ten years will be held this month.&lt;br/&gt;&lt;br/&gt;</text:p>
          </table:table-cell>
          <table:table-cell office:value-type="string">
            <text:p>Unemployment benefits</text:p>
          </table:table-cell>
          <table:table-cell office:value-type="string">
            <text:p>http://en.wikipedia.org/wiki/Unemployment_benefits</text:p>
          </table:table-cell>
          <table:table-cell office:value-type="string">
            <text:p>Occupy Wall Street</text:p>
          </table:table-cell>
          <table:table-cell office:value-type="string">
            <text:p>http://en.wikipedia.org/wiki/Occupy_Wall_Street</text:p>
          </table:table-cell>
          <table:table-cell/>
          <table:table-cell office:value-type="float" office:value="2">
            <text:p>2</text:p>
          </table:table-cell>
          <table:table-cell table:number-columns-repeated="3"/>
          <table:table-cell table:formula="of:=CONCATENATE([.AB342];&quot;,&quot;;[.AC342];&quot;,&quot;; TEXT([.AK342];&quot;#&quot;))" office:value-type="string" office:string-value="LAU_ET_AL,EDA,2">
            <text:p>LAU_ET_AL,EDA,2</text:p>
          </table:table-cell>
        </table:table-row>
        <table:table-row table:style-name="ro1">
          <table:table-cell office:value-type="string">
            <text:p>21UJ011K274JMI8V3GS8V46U0DTBD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VYVCPWZ9RNDBRC082YSV3DTQBYQB2</text:p>
          </table:table-cell>
          <table:table-cell office:value-type="string">
            <text:p>A1AVAUPSZLDN64</text:p>
          </table:table-cell>
          <table:table-cell office:value-type="string">
            <text:p>Submitted</text:p>
          </table:table-cell>
          <table:table-cell office:value-type="string">
            <text:p>Sat Nov 10 06:23:38 GMT 2012</text:p>
          </table:table-cell>
          <table:table-cell office:value-type="string">
            <text:p>Sat Nov 10 06:24:02 GMT 2012</text:p>
          </table:table-cell>
          <table:table-cell office:value-type="string">
            <text:p>Fri Nov 16 22:24:02 PST 2012</text:p>
          </table:table-cell>
          <table:table-cell table:number-columns-repeated="3"/>
          <table:table-cell office:value-type="float" office:value="24">
            <text:p>24</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immy_Carter_4:51.txt</text:p>
          </table:table-cell>
          <table:table-cell office:value-type="string">
            <text:p>Leasing of oil and natural gas on federal lands, particularly the outer continental shelf, has been accelerated at the same time as the Administration has reformed leasing procedures through the 1978 amendments to the Outer Continental Shelf Lands Act. In 1979 the Interior Department held six OCS lease sales, the greatest number ever, which resulted in federal receipts of $6.5 billion, another record. The five-year OCS Leasing schedule was completed, requiring 36 sales over the next five years.&lt;br/&gt;&lt;br/&gt;Since 1971 no general federal coal lease sales were suspended. Over the past four years the Administration has completely revised the federal coal leasing program to bring it into compliance with the requirements of 1976 Federal Land Planning and Management Act and other statutory provisions. The program is designed to balance the competing interests that affect resource development on public lands and to ensure that adequate supplies of coal will be available to meet national needs. As a result, the first general competitive federal coal lease sale in ten years will be held this month.&lt;br/&gt;&lt;br/&gt;</text:p>
          </table:table-cell>
          <table:table-cell office:value-type="string">
            <text:p>Unemployment benefits</text:p>
          </table:table-cell>
          <table:table-cell office:value-type="string">
            <text:p>http://en.wikipedia.org/wiki/Unemployment_benefits</text:p>
          </table:table-cell>
          <table:table-cell office:value-type="string">
            <text:p>Occupy Wall Street</text:p>
          </table:table-cell>
          <table:table-cell office:value-type="string">
            <text:p>http://en.wikipedia.org/wiki/Occupy_Wall_Street</text:p>
          </table:table-cell>
          <table:table-cell office:value-type="string">
            <text:p>Neither are that close, picked the best one I could.</text:p>
          </table:table-cell>
          <table:table-cell office:value-type="float" office:value="2">
            <text:p>2</text:p>
          </table:table-cell>
          <table:table-cell table:number-columns-repeated="3"/>
          <table:table-cell table:formula="of:=CONCATENATE([.AB343];&quot;,&quot;;[.AC343];&quot;,&quot;; TEXT([.AK343];&quot;#&quot;))" office:value-type="string" office:string-value="LAU_ET_AL,EDA,2">
            <text:p>LAU_ET_AL,EDA,2</text:p>
          </table:table-cell>
        </table:table-row>
        <table:table-row table:style-name="ro1">
          <table:table-cell office:value-type="string">
            <text:p>2NFBAT2D5NQY2E38XAAGDTYMQAD37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CZ4J79KQW61NWSB176CL45XMWZIKM</text:p>
          </table:table-cell>
          <table:table-cell office:value-type="string">
            <text:p>AE3ML0W24YFNL</text:p>
          </table:table-cell>
          <table:table-cell office:value-type="string">
            <text:p>Submitted</text:p>
          </table:table-cell>
          <table:table-cell office:value-type="string">
            <text:p>Sat Nov 10 09:19:36 GMT 2012</text:p>
          </table:table-cell>
          <table:table-cell office:value-type="string">
            <text:p>Sat Nov 10 09:19:49 GMT 2012</text:p>
          </table:table-cell>
          <table:table-cell office:value-type="string">
            <text:p>Sat Nov 17 01:19:49 PST 2012</text:p>
          </table:table-cell>
          <table:table-cell table:number-columns-repeated="3"/>
          <table:table-cell office:value-type="float" office:value="13">
            <text:p>13</text:p>
          </table:table-cell>
          <table:table-cell office:value-type="string">
            <text:p>100% (11/11)</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illiam_Howard_Taft_2:250.txt</text:p>
          </table:table-cell>
          <table:table-cell office:value-type="string">
            <text:p>The proposed act provides that no laborer or mechanic doing any part of the work contemplated by a contract with the United States in the employ of the contractor or any subcontractor shall be required or permitted to work more than eight hours a day in any one calendar day.&lt;br/&gt;&lt;br/&gt;It seems to me from the past history that the Government has been committed to a policy of encouraging the limitation of the day&amp;apos;s work to eight hours in all works of construction initiated by itself, and it seems to me illogical to maintain a difference between government work done on government soil and government work done in a private establishment, when the work is of such large dimensions and involves the expenditure of much labor for a considerable period, so that the private manufacturer may adjust himself and his establishment to the special terms of employment that he must make with his workmen for this particular job. To require, however, that every small contract of manufacture entered into by the Government should be carried out by the contractor with men working at eight hours would be to impose an intolerable burden upon the Government by limiting its sources of supply and excluding altogether the great majority of those who would otherwise compete for its business.&lt;br/&gt;&lt;br/&gt;</text:p>
          </table:table-cell>
          <table:table-cell office:value-type="string">
            <text:p>Labor</text:p>
          </table:table-cell>
          <table:table-cell office:value-type="string">
            <text:p>http://en.wikipedia.org/wiki/Labor</text:p>
          </table:table-cell>
          <table:table-cell office:value-type="string">
            <text:p>Capital</text:p>
          </table:table-cell>
          <table:table-cell office:value-type="string">
            <text:p>http://en.wikipedia.org/wiki/Capital</text:p>
          </table:table-cell>
          <table:table-cell/>
          <table:table-cell office:value-type="float" office:value="1">
            <text:p>1</text:p>
          </table:table-cell>
          <table:table-cell table:number-columns-repeated="3"/>
          <table:table-cell table:formula="of:=CONCATENATE([.AB344];&quot;,&quot;;[.AC344];&quot;,&quot;; TEXT([.AK344];&quot;#&quot;))" office:value-type="string" office:string-value="LAU_ET_AL,EDA,1">
            <text:p>LAU_ET_AL,EDA,1</text:p>
          </table:table-cell>
        </table:table-row>
        <table:table-row table:style-name="ro1">
          <table:table-cell office:value-type="string">
            <text:p>2NFBAT2D5NQY2E38XAAGDTYMQAD37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IKV7WGKCCVL0C0FADDHIPQ4MQK3T2</text:p>
          </table:table-cell>
          <table:table-cell office:value-type="string">
            <text:p>A26AD5G8JY0L59</text:p>
          </table:table-cell>
          <table:table-cell office:value-type="string">
            <text:p>Submitted</text:p>
          </table:table-cell>
          <table:table-cell office:value-type="string">
            <text:p>Sat Nov 10 06:14:43 GMT 2012</text:p>
          </table:table-cell>
          <table:table-cell office:value-type="string">
            <text:p>Sat Nov 10 06:15:02 GMT 2012</text:p>
          </table:table-cell>
          <table:table-cell office:value-type="string">
            <text:p>Fri Nov 16 22:15:02 PST 2012</text:p>
          </table:table-cell>
          <table:table-cell table:number-columns-repeated="3"/>
          <table:table-cell office:value-type="float" office:value="19">
            <text:p>19</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illiam_Howard_Taft_2:250.txt</text:p>
          </table:table-cell>
          <table:table-cell office:value-type="string">
            <text:p>The proposed act provides that no laborer or mechanic doing any part of the work contemplated by a contract with the United States in the employ of the contractor or any subcontractor shall be required or permitted to work more than eight hours a day in any one calendar day.&lt;br/&gt;&lt;br/&gt;It seems to me from the past history that the Government has been committed to a policy of encouraging the limitation of the day&amp;apos;s work to eight hours in all works of construction initiated by itself, and it seems to me illogical to maintain a difference between government work done on government soil and government work done in a private establishment, when the work is of such large dimensions and involves the expenditure of much labor for a considerable period, so that the private manufacturer may adjust himself and his establishment to the special terms of employment that he must make with his workmen for this particular job. To require, however, that every small contract of manufacture entered into by the Government should be carried out by the contractor with men working at eight hours would be to impose an intolerable burden upon the Government by limiting its sources of supply and excluding altogether the great majority of those who would otherwise compete for its business.&lt;br/&gt;&lt;br/&gt;</text:p>
          </table:table-cell>
          <table:table-cell office:value-type="string">
            <text:p>Labor</text:p>
          </table:table-cell>
          <table:table-cell office:value-type="string">
            <text:p>http://en.wikipedia.org/wiki/Labor</text:p>
          </table:table-cell>
          <table:table-cell office:value-type="string">
            <text:p>Capital</text:p>
          </table:table-cell>
          <table:table-cell office:value-type="string">
            <text:p>http://en.wikipedia.org/wiki/Capital</text:p>
          </table:table-cell>
          <table:table-cell/>
          <table:table-cell office:value-type="float" office:value="1">
            <text:p>1</text:p>
          </table:table-cell>
          <table:table-cell table:number-columns-repeated="3"/>
          <table:table-cell table:formula="of:=CONCATENATE([.AB345];&quot;,&quot;;[.AC345];&quot;,&quot;; TEXT([.AK345];&quot;#&quot;))" office:value-type="string" office:string-value="LAU_ET_AL,EDA,1">
            <text:p>LAU_ET_AL,EDA,1</text:p>
          </table:table-cell>
        </table:table-row>
        <table:table-row table:style-name="ro1">
          <table:table-cell office:value-type="string">
            <text:p>2NFBAT2D5NQY2E38XAAGDTYMQAD37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N5P8PJWKUDDN6AGA0U970B64BP8J0</text:p>
          </table:table-cell>
          <table:table-cell office:value-type="string">
            <text:p>A1AVAUPSZLDN64</text:p>
          </table:table-cell>
          <table:table-cell office:value-type="string">
            <text:p>Submitted</text:p>
          </table:table-cell>
          <table:table-cell office:value-type="string">
            <text:p>Sat Nov 10 07:38:30 GMT 2012</text:p>
          </table:table-cell>
          <table:table-cell office:value-type="string">
            <text:p>Sat Nov 10 07:38:38 GMT 2012</text:p>
          </table:table-cell>
          <table:table-cell office:value-type="string">
            <text:p>Fri Nov 16 23:38:38 PST 2012</text:p>
          </table:table-cell>
          <table:table-cell table:number-columns-repeated="3"/>
          <table:table-cell office:value-type="float" office:value="8">
            <text:p>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illiam_Howard_Taft_2:250.txt</text:p>
          </table:table-cell>
          <table:table-cell office:value-type="string">
            <text:p>The proposed act provides that no laborer or mechanic doing any part of the work contemplated by a contract with the United States in the employ of the contractor or any subcontractor shall be required or permitted to work more than eight hours a day in any one calendar day.&lt;br/&gt;&lt;br/&gt;It seems to me from the past history that the Government has been committed to a policy of encouraging the limitation of the day&amp;apos;s work to eight hours in all works of construction initiated by itself, and it seems to me illogical to maintain a difference between government work done on government soil and government work done in a private establishment, when the work is of such large dimensions and involves the expenditure of much labor for a considerable period, so that the private manufacturer may adjust himself and his establishment to the special terms of employment that he must make with his workmen for this particular job. To require, however, that every small contract of manufacture entered into by the Government should be carried out by the contractor with men working at eight hours would be to impose an intolerable burden upon the Government by limiting its sources of supply and excluding altogether the great majority of those who would otherwise compete for its business.&lt;br/&gt;&lt;br/&gt;</text:p>
          </table:table-cell>
          <table:table-cell office:value-type="string">
            <text:p>Labor</text:p>
          </table:table-cell>
          <table:table-cell office:value-type="string">
            <text:p>http://en.wikipedia.org/wiki/Labor</text:p>
          </table:table-cell>
          <table:table-cell office:value-type="string">
            <text:p>Capital</text:p>
          </table:table-cell>
          <table:table-cell office:value-type="string">
            <text:p>http://en.wikipedia.org/wiki/Capital</text:p>
          </table:table-cell>
          <table:table-cell/>
          <table:table-cell office:value-type="float" office:value="1">
            <text:p>1</text:p>
          </table:table-cell>
          <table:table-cell table:number-columns-repeated="3"/>
          <table:table-cell table:formula="of:=CONCATENATE([.AB346];&quot;,&quot;;[.AC346];&quot;,&quot;; TEXT([.AK346];&quot;#&quot;))" office:value-type="string" office:string-value="LAU_ET_AL,EDA,1">
            <text:p>LAU_ET_AL,EDA,1</text:p>
          </table:table-cell>
        </table:table-row>
        <table:table-row table:style-name="ro1">
          <table:table-cell office:value-type="string">
            <text:p>22QI9NZW6HEZLX29X6YTG69GXKIXN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BHC6SK9RJ853864LRDAIPMOY744S1</text:p>
          </table:table-cell>
          <table:table-cell office:value-type="string">
            <text:p>A2CZR0MGSEILRP</text:p>
          </table:table-cell>
          <table:table-cell office:value-type="string">
            <text:p>Submitted</text:p>
          </table:table-cell>
          <table:table-cell office:value-type="string">
            <text:p>Sat Nov 10 06:53:57 GMT 2012</text:p>
          </table:table-cell>
          <table:table-cell office:value-type="string">
            <text:p>Sat Nov 10 06:54:16 GMT 2012</text:p>
          </table:table-cell>
          <table:table-cell office:value-type="string">
            <text:p>Fri Nov 16 22:54:16 PST 2012</text:p>
          </table:table-cell>
          <table:table-cell table:number-columns-repeated="3"/>
          <table:table-cell office:value-type="float" office:value="19">
            <text:p>19</text:p>
          </table:table-cell>
          <table:table-cell office:value-type="string">
            <text:p>100% (10/10)</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Monroe_4:16.txt</text:p>
          </table:table-cell>
          <table:table-cell office:value-type="string">
            <text:p>Our peace with the powers on the coast of Barbary has been preserved, but we owe it altogether to the presence of our squadron in the Mediterranean. It has been found equally necessary to employ some of our vessels for the protection of our commerce in the Indian Sea, the Pacific, and along the Atlantic coast. The interests which we have depending in those quarters, which have been much improved of late, are of great extent and of high importance to the nation as well as to the parties concerned, and would undoubtedly suffer if such protection was not extended to them. In execution of the law of the last session for the suppression of the slave trade some of our public ships have also been employed on the coast of Africa, where several captures have already been made of vessels engaged in that disgraceful traffic.&lt;br/&gt;&lt;br/&gt;</text:p>
          </table:table-cell>
          <table:table-cell office:value-type="string">
            <text:p>Congress</text:p>
          </table:table-cell>
          <table:table-cell office:value-type="string">
            <text:p>http://en.wikipedia.org/wiki/Congress</text:p>
          </table:table-cell>
          <table:table-cell office:value-type="string">
            <text:p>William Fitzwilliam</text:p>
          </table:table-cell>
          <table:table-cell office:value-type="string">
            <text:p>http://en.wikipedia.org/wiki/William_Fitzwilliam</text:p>
          </table:table-cell>
          <table:table-cell/>
          <table:table-cell office:value-type="float" office:value="1">
            <text:p>1</text:p>
          </table:table-cell>
          <table:table-cell table:number-columns-repeated="3"/>
          <table:table-cell table:formula="of:=CONCATENATE([.AB347];&quot;,&quot;;[.AC347];&quot;,&quot;; TEXT([.AK347];&quot;#&quot;))" office:value-type="string" office:string-value="LAU_ET_AL,EDA,1">
            <text:p>LAU_ET_AL,EDA,1</text:p>
          </table:table-cell>
        </table:table-row>
        <table:table-row table:style-name="ro1">
          <table:table-cell office:value-type="string">
            <text:p>22QI9NZW6HEZLX29X6YTG69GXKIXN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IEQU6L5OBVCXAF24E1IRF7G4I8YFW</text:p>
          </table:table-cell>
          <table:table-cell office:value-type="string">
            <text:p>A1AVAUPSZLDN64</text:p>
          </table:table-cell>
          <table:table-cell office:value-type="string">
            <text:p>Submitted</text:p>
          </table:table-cell>
          <table:table-cell office:value-type="string">
            <text:p>Sat Nov 10 06:49:00 GMT 2012</text:p>
          </table:table-cell>
          <table:table-cell office:value-type="string">
            <text:p>Sat Nov 10 06:49:14 GMT 2012</text:p>
          </table:table-cell>
          <table:table-cell office:value-type="string">
            <text:p>Fri Nov 16 22:49:14 PST 2012</text:p>
          </table:table-cell>
          <table:table-cell table:number-columns-repeated="3"/>
          <table:table-cell office:value-type="float" office:value="14">
            <text:p>14</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Monroe_4:16.txt</text:p>
          </table:table-cell>
          <table:table-cell office:value-type="string">
            <text:p>Our peace with the powers on the coast of Barbary has been preserved, but we owe it altogether to the presence of our squadron in the Mediterranean. It has been found equally necessary to employ some of our vessels for the protection of our commerce in the Indian Sea, the Pacific, and along the Atlantic coast. The interests which we have depending in those quarters, which have been much improved of late, are of great extent and of high importance to the nation as well as to the parties concerned, and would undoubtedly suffer if such protection was not extended to them. In execution of the law of the last session for the suppression of the slave trade some of our public ships have also been employed on the coast of Africa, where several captures have already been made of vessels engaged in that disgraceful traffic.&lt;br/&gt;&lt;br/&gt;</text:p>
          </table:table-cell>
          <table:table-cell office:value-type="string">
            <text:p>Congress</text:p>
          </table:table-cell>
          <table:table-cell office:value-type="string">
            <text:p>http://en.wikipedia.org/wiki/Congress</text:p>
          </table:table-cell>
          <table:table-cell office:value-type="string">
            <text:p>William Fitzwilliam</text:p>
          </table:table-cell>
          <table:table-cell office:value-type="string">
            <text:p>http://en.wikipedia.org/wiki/William_Fitzwilliam</text:p>
          </table:table-cell>
          <table:table-cell/>
          <table:table-cell office:value-type="float" office:value="1">
            <text:p>1</text:p>
          </table:table-cell>
          <table:table-cell table:number-columns-repeated="3"/>
          <table:table-cell table:formula="of:=CONCATENATE([.AB348];&quot;,&quot;;[.AC348];&quot;,&quot;; TEXT([.AK348];&quot;#&quot;))" office:value-type="string" office:string-value="LAU_ET_AL,EDA,1">
            <text:p>LAU_ET_AL,EDA,1</text:p>
          </table:table-cell>
        </table:table-row>
        <table:table-row table:style-name="ro1">
          <table:table-cell office:value-type="string">
            <text:p>22QI9NZW6HEZLX29X6YTG69GXKIXN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M7806UFBNFSAPIQMD050W6NQIEG2X</text:p>
          </table:table-cell>
          <table:table-cell office:value-type="string">
            <text:p>A997OZ3H2B3Q2</text:p>
          </table:table-cell>
          <table:table-cell office:value-type="string">
            <text:p>Submitted</text:p>
          </table:table-cell>
          <table:table-cell office:value-type="string">
            <text:p>Sat Nov 10 07:07:00 GMT 2012</text:p>
          </table:table-cell>
          <table:table-cell office:value-type="string">
            <text:p>Sat Nov 10 07:07:31 GMT 2012</text:p>
          </table:table-cell>
          <table:table-cell office:value-type="string">
            <text:p>Fri Nov 16 23:07:31 PST 2012</text:p>
          </table:table-cell>
          <table:table-cell table:number-columns-repeated="3"/>
          <table:table-cell office:value-type="float" office:value="31">
            <text:p>31</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Monroe_4:16.txt</text:p>
          </table:table-cell>
          <table:table-cell office:value-type="string">
            <text:p>Our peace with the powers on the coast of Barbary has been preserved, but we owe it altogether to the presence of our squadron in the Mediterranean. It has been found equally necessary to employ some of our vessels for the protection of our commerce in the Indian Sea, the Pacific, and along the Atlantic coast. The interests which we have depending in those quarters, which have been much improved of late, are of great extent and of high importance to the nation as well as to the parties concerned, and would undoubtedly suffer if such protection was not extended to them. In execution of the law of the last session for the suppression of the slave trade some of our public ships have also been employed on the coast of Africa, where several captures have already been made of vessels engaged in that disgraceful traffic.&lt;br/&gt;&lt;br/&gt;</text:p>
          </table:table-cell>
          <table:table-cell office:value-type="string">
            <text:p>Congress</text:p>
          </table:table-cell>
          <table:table-cell office:value-type="string">
            <text:p>http://en.wikipedia.org/wiki/Congress</text:p>
          </table:table-cell>
          <table:table-cell office:value-type="string">
            <text:p>William Fitzwilliam</text:p>
          </table:table-cell>
          <table:table-cell office:value-type="string">
            <text:p>http://en.wikipedia.org/wiki/William_Fitzwilliam</text:p>
          </table:table-cell>
          <table:table-cell/>
          <table:table-cell office:value-type="float" office:value="1">
            <text:p>1</text:p>
          </table:table-cell>
          <table:table-cell table:number-columns-repeated="3"/>
          <table:table-cell table:formula="of:=CONCATENATE([.AB349];&quot;,&quot;;[.AC349];&quot;,&quot;; TEXT([.AK349];&quot;#&quot;))" office:value-type="string" office:string-value="LAU_ET_AL,EDA,1">
            <text:p>LAU_ET_AL,EDA,1</text:p>
          </table:table-cell>
        </table:table-row>
        <table:table-row table:style-name="ro1">
          <table:table-cell office:value-type="string">
            <text:p>2MCFJ51Y7QEOEOMVZB3S1MOF0PUBE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00H88MQU6L53KJHPBIX54AITW5UBC</text:p>
          </table:table-cell>
          <table:table-cell office:value-type="string">
            <text:p>A997OZ3H2B3Q2</text:p>
          </table:table-cell>
          <table:table-cell office:value-type="string">
            <text:p>Submitted</text:p>
          </table:table-cell>
          <table:table-cell office:value-type="string">
            <text:p>Sat Nov 10 06:52:20 GMT 2012</text:p>
          </table:table-cell>
          <table:table-cell office:value-type="string">
            <text:p>Sat Nov 10 06:52:31 GMT 2012</text:p>
          </table:table-cell>
          <table:table-cell office:value-type="string">
            <text:p>Fri Nov 16 22:52:31 PST 2012</text:p>
          </table:table-cell>
          <table:table-cell table:number-columns-repeated="3"/>
          <table:table-cell office:value-type="float" office:value="11">
            <text:p>11</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ames_K._Polk_3:36.txt</text:p>
          </table:table-cell>
          <table:table-cell office:value-type="string">
            <text:p>I recommend to Congress that an appropriation be made to be paid to the Spanish Government for the purpose of distribution among the claimants in the Amistad case. I entertain the conviction that this is due to Spain under the treaty of the 20th of October, 1795, and, moreover, that from the earnest manner in which the claim continues to be urged so long as it shall remain unsettled it will be a source of irritation and discord between the two countries, which may prove highly prejudicial to the interests of the United States. Good policy, no less than a faithful compliance with our treaty obligations, requires that the inconsiderable appropriation demanded should be made.&lt;br/&gt;&lt;br/&gt;A detailed statement of the condition of the finances will be presented in the annual report of the Secretary of the Treasury. The imports for the last fiscal year, ending on the 30th of June, 1847, were of the value of $146,545,638, of which the amount exported was $8,011,158, leaving $138,534,480 in the country for domestic use. The value of the exports for the same period was $158,648,622, of which $150,637,464 consisted of domestic productions and $8,011,158 of foreign articles.&lt;br/&gt;&lt;br/&gt;</text:p>
          </table:table-cell>
          <table:table-cell office:value-type="string">
            <text:p>First Stadtholderless Period</text:p>
          </table:table-cell>
          <table:table-cell office:value-type="string">
            <text:p>http://en.wikipedia.org/wiki/First_Stadtholderless_Period</text:p>
          </table:table-cell>
          <table:table-cell office:value-type="string">
            <text:p>Expenditures</text:p>
          </table:table-cell>
          <table:table-cell office:value-type="string">
            <text:p>http://en.wikipedia.org/wiki/Expenditures</text:p>
          </table:table-cell>
          <table:table-cell/>
          <table:table-cell office:value-type="float" office:value="2">
            <text:p>2</text:p>
          </table:table-cell>
          <table:table-cell table:number-columns-repeated="3"/>
          <table:table-cell table:formula="of:=CONCATENATE([.AB350];&quot;,&quot;;[.AC350];&quot;,&quot;; TEXT([.AK350];&quot;#&quot;))" office:value-type="string" office:string-value="EDA,LAU_ET_AL,2">
            <text:p>EDA,LAU_ET_AL,2</text:p>
          </table:table-cell>
        </table:table-row>
        <table:table-row table:style-name="ro1">
          <table:table-cell office:value-type="string">
            <text:p>2MCFJ51Y7QEOEOMVZB3S1MOF0PUBE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3YYTWX4H3H24KSIGJ7IEIJRLN5Z44</text:p>
          </table:table-cell>
          <table:table-cell office:value-type="string">
            <text:p>A1GQCJDGRPG8ZR</text:p>
          </table:table-cell>
          <table:table-cell office:value-type="string">
            <text:p>Submitted</text:p>
          </table:table-cell>
          <table:table-cell office:value-type="string">
            <text:p>Sat Nov 10 07:30:34 GMT 2012</text:p>
          </table:table-cell>
          <table:table-cell office:value-type="string">
            <text:p>Sat Nov 10 07:32:11 GMT 2012</text:p>
          </table:table-cell>
          <table:table-cell office:value-type="string">
            <text:p>Fri Nov 16 23:32:11 PST 2012</text:p>
          </table:table-cell>
          <table:table-cell table:number-columns-repeated="3"/>
          <table:table-cell office:value-type="float" office:value="97">
            <text:p>9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ames_K._Polk_3:36.txt</text:p>
          </table:table-cell>
          <table:table-cell office:value-type="string">
            <text:p>I recommend to Congress that an appropriation be made to be paid to the Spanish Government for the purpose of distribution among the claimants in the Amistad case. I entertain the conviction that this is due to Spain under the treaty of the 20th of October, 1795, and, moreover, that from the earnest manner in which the claim continues to be urged so long as it shall remain unsettled it will be a source of irritation and discord between the two countries, which may prove highly prejudicial to the interests of the United States. Good policy, no less than a faithful compliance with our treaty obligations, requires that the inconsiderable appropriation demanded should be made.&lt;br/&gt;&lt;br/&gt;A detailed statement of the condition of the finances will be presented in the annual report of the Secretary of the Treasury. The imports for the last fiscal year, ending on the 30th of June, 1847, were of the value of $146,545,638, of which the amount exported was $8,011,158, leaving $138,534,480 in the country for domestic use. The value of the exports for the same period was $158,648,622, of which $150,637,464 consisted of domestic productions and $8,011,158 of foreign articles.&lt;br/&gt;&lt;br/&gt;</text:p>
          </table:table-cell>
          <table:table-cell office:value-type="string">
            <text:p>First Stadtholderless Period</text:p>
          </table:table-cell>
          <table:table-cell office:value-type="string">
            <text:p>http://en.wikipedia.org/wiki/First_Stadtholderless_Period</text:p>
          </table:table-cell>
          <table:table-cell office:value-type="string">
            <text:p>Expenditures</text:p>
          </table:table-cell>
          <table:table-cell office:value-type="string">
            <text:p>http://en.wikipedia.org/wiki/Expenditures</text:p>
          </table:table-cell>
          <table:table-cell/>
          <table:table-cell office:value-type="float" office:value="1">
            <text:p>1</text:p>
          </table:table-cell>
          <table:table-cell table:number-columns-repeated="3"/>
          <table:table-cell table:formula="of:=CONCATENATE([.AB351];&quot;,&quot;;[.AC351];&quot;,&quot;; TEXT([.AK351];&quot;#&quot;))" office:value-type="string" office:string-value="EDA,LAU_ET_AL,1">
            <text:p>EDA,LAU_ET_AL,1</text:p>
          </table:table-cell>
        </table:table-row>
        <table:table-row table:style-name="ro1">
          <table:table-cell office:value-type="string">
            <text:p>2MCFJ51Y7QEOEOMVZB3S1MOF0PUBE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W2ZHHRRLFQ03WB0YRSKPO9EQ87FO0</text:p>
          </table:table-cell>
          <table:table-cell office:value-type="string">
            <text:p>A1AVAUPSZLDN64</text:p>
          </table:table-cell>
          <table:table-cell office:value-type="string">
            <text:p>Submitted</text:p>
          </table:table-cell>
          <table:table-cell office:value-type="string">
            <text:p>Sat Nov 10 06:03:10 GMT 2012</text:p>
          </table:table-cell>
          <table:table-cell office:value-type="string">
            <text:p>Sat Nov 10 06:04:25 GMT 2012</text:p>
          </table:table-cell>
          <table:table-cell office:value-type="string">
            <text:p>Fri Nov 16 22:04:25 PST 2012</text:p>
          </table:table-cell>
          <table:table-cell table:number-columns-repeated="3"/>
          <table:table-cell office:value-type="float" office:value="75">
            <text:p>75</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ames_K._Polk_3:36.txt</text:p>
          </table:table-cell>
          <table:table-cell office:value-type="string">
            <text:p>I recommend to Congress that an appropriation be made to be paid to the Spanish Government for the purpose of distribution among the claimants in the Amistad case. I entertain the conviction that this is due to Spain under the treaty of the 20th of October, 1795, and, moreover, that from the earnest manner in which the claim continues to be urged so long as it shall remain unsettled it will be a source of irritation and discord between the two countries, which may prove highly prejudicial to the interests of the United States. Good policy, no less than a faithful compliance with our treaty obligations, requires that the inconsiderable appropriation demanded should be made.&lt;br/&gt;&lt;br/&gt;A detailed statement of the condition of the finances will be presented in the annual report of the Secretary of the Treasury. The imports for the last fiscal year, ending on the 30th of June, 1847, were of the value of $146,545,638, of which the amount exported was $8,011,158, leaving $138,534,480 in the country for domestic use. The value of the exports for the same period was $158,648,622, of which $150,637,464 consisted of domestic productions and $8,011,158 of foreign articles.&lt;br/&gt;&lt;br/&gt;</text:p>
          </table:table-cell>
          <table:table-cell office:value-type="string">
            <text:p>First Stadtholderless Period</text:p>
          </table:table-cell>
          <table:table-cell office:value-type="string">
            <text:p>http://en.wikipedia.org/wiki/First_Stadtholderless_Period</text:p>
          </table:table-cell>
          <table:table-cell office:value-type="string">
            <text:p>Expenditures</text:p>
          </table:table-cell>
          <table:table-cell office:value-type="string">
            <text:p>http://en.wikipedia.org/wiki/Expenditures</text:p>
          </table:table-cell>
          <table:table-cell/>
          <table:table-cell office:value-type="float" office:value="1">
            <text:p>1</text:p>
          </table:table-cell>
          <table:table-cell table:number-columns-repeated="3"/>
          <table:table-cell table:formula="of:=CONCATENATE([.AB352];&quot;,&quot;;[.AC352];&quot;,&quot;; TEXT([.AK352];&quot;#&quot;))" office:value-type="string" office:string-value="EDA,LAU_ET_AL,1">
            <text:p>EDA,LAU_ET_AL,1</text:p>
          </table:table-cell>
        </table:table-row>
        <table:table-row table:style-name="ro1">
          <table:table-cell office:value-type="string">
            <text:p>2P3Z6R70G5R9NMWOA5574SSTQWSP9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99HRRLFQ0ON24FM8U8OHEGRLO4QHJ</text:p>
          </table:table-cell>
          <table:table-cell office:value-type="string">
            <text:p>A1AVAUPSZLDN64</text:p>
          </table:table-cell>
          <table:table-cell office:value-type="string">
            <text:p>Submitted</text:p>
          </table:table-cell>
          <table:table-cell office:value-type="string">
            <text:p>Sat Nov 10 06:44:41 GMT 2012</text:p>
          </table:table-cell>
          <table:table-cell office:value-type="string">
            <text:p>Sat Nov 10 06:44:53 GMT 2012</text:p>
          </table:table-cell>
          <table:table-cell office:value-type="string">
            <text:p>Fri Nov 16 22:44:53 PST 2012</text:p>
          </table:table-cell>
          <table:table-cell table:number-columns-repeated="3"/>
          <table:table-cell office:value-type="float" office:value="12">
            <text:p>12</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rover_Cleveland_8:26.txt</text:p>
          </table:table-cell>
          <table:table-cell office:value-type="string">
            <text:p>Changes in methods of administration, the abandonment of unnecessary posts and consequent concentration of troops, and the exercise of care and vigilance by the various officers charged with the responsibility in the expenditure of the appropriations have resulted in reducing to a minimum the cost of maintenance of our military establishment.&lt;br/&gt;&lt;br/&gt;During the past year the work of constructing permanent infantry and cavalry posts has been continued at the places heretofore designated. The Secretary of War repeats his recommendation that appropriations for barracks and quarters should more strictly conform to the needs of the service as judged by the Department rather than respond to the wishes and importunities of localities. It is imperative that much of the money provided for such construction should now be allotted to the erection of necessary quarters for the garrisons assigned to the coast defenses, where many men will be needed to properly care for and operate modern guns. It is essential, too, that early provision be made to supply the necessary force of artillery to meet the demands of this service.&lt;br/&gt;&lt;br/&gt;</text:p>
          </table:table-cell>
          <table:table-cell office:value-type="string">
            <text:p>Olena Kalytiak Davis</text:p>
          </table:table-cell>
          <table:table-cell office:value-type="string">
            <text:p>http://en.wikipedia.org/wiki/Olena_Kalytiak_Davis</text:p>
          </table:table-cell>
          <table:table-cell office:value-type="string">
            <text:p>Dismissal of U.S. attorneys controversy</text:p>
          </table:table-cell>
          <table:table-cell office:value-type="string">
            <text:p>http://en.wikipedia.org/wiki/Dismissal_of_U.S._attorneys_controversy</text:p>
          </table:table-cell>
          <table:table-cell/>
          <table:table-cell office:value-type="float" office:value="2">
            <text:p>2</text:p>
          </table:table-cell>
          <table:table-cell table:number-columns-repeated="3"/>
          <table:table-cell table:formula="of:=CONCATENATE([.AB353];&quot;,&quot;;[.AC353];&quot;,&quot;; TEXT([.AK353];&quot;#&quot;))" office:value-type="string" office:string-value="EDA,LAU_ET_AL,2">
            <text:p>EDA,LAU_ET_AL,2</text:p>
          </table:table-cell>
        </table:table-row>
        <table:table-row table:style-name="ro1">
          <table:table-cell office:value-type="string">
            <text:p>2P3Z6R70G5R9NMWOA5574SSTQWSP9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GGQ1SNQQ7Q6M9T6XU3NZ12T0T08SC</text:p>
          </table:table-cell>
          <table:table-cell office:value-type="string">
            <text:p>A997OZ3H2B3Q2</text:p>
          </table:table-cell>
          <table:table-cell office:value-type="string">
            <text:p>Submitted</text:p>
          </table:table-cell>
          <table:table-cell office:value-type="string">
            <text:p>Sat Nov 10 07:02:21 GMT 2012</text:p>
          </table:table-cell>
          <table:table-cell office:value-type="string">
            <text:p>Sat Nov 10 07:02:49 GMT 2012</text:p>
          </table:table-cell>
          <table:table-cell office:value-type="string">
            <text:p>Fri Nov 16 23:02:49 PST 2012</text:p>
          </table:table-cell>
          <table:table-cell table:number-columns-repeated="3"/>
          <table:table-cell office:value-type="float" office:value="28">
            <text:p>28</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rover_Cleveland_8:26.txt</text:p>
          </table:table-cell>
          <table:table-cell office:value-type="string">
            <text:p>Changes in methods of administration, the abandonment of unnecessary posts and consequent concentration of troops, and the exercise of care and vigilance by the various officers charged with the responsibility in the expenditure of the appropriations have resulted in reducing to a minimum the cost of maintenance of our military establishment.&lt;br/&gt;&lt;br/&gt;During the past year the work of constructing permanent infantry and cavalry posts has been continued at the places heretofore designated. The Secretary of War repeats his recommendation that appropriations for barracks and quarters should more strictly conform to the needs of the service as judged by the Department rather than respond to the wishes and importunities of localities. It is imperative that much of the money provided for such construction should now be allotted to the erection of necessary quarters for the garrisons assigned to the coast defenses, where many men will be needed to properly care for and operate modern guns. It is essential, too, that early provision be made to supply the necessary force of artillery to meet the demands of this service.&lt;br/&gt;&lt;br/&gt;</text:p>
          </table:table-cell>
          <table:table-cell office:value-type="string">
            <text:p>Olena Kalytiak Davis</text:p>
          </table:table-cell>
          <table:table-cell office:value-type="string">
            <text:p>http://en.wikipedia.org/wiki/Olena_Kalytiak_Davis</text:p>
          </table:table-cell>
          <table:table-cell office:value-type="string">
            <text:p>Dismissal of U.S. attorneys controversy</text:p>
          </table:table-cell>
          <table:table-cell office:value-type="string">
            <text:p>http://en.wikipedia.org/wiki/Dismissal_of_U.S._attorneys_controversy</text:p>
          </table:table-cell>
          <table:table-cell/>
          <table:table-cell office:value-type="float" office:value="1">
            <text:p>1</text:p>
          </table:table-cell>
          <table:table-cell table:number-columns-repeated="3"/>
          <table:table-cell table:formula="of:=CONCATENATE([.AB354];&quot;,&quot;;[.AC354];&quot;,&quot;; TEXT([.AK354];&quot;#&quot;))" office:value-type="string" office:string-value="EDA,LAU_ET_AL,1">
            <text:p>EDA,LAU_ET_AL,1</text:p>
          </table:table-cell>
        </table:table-row>
        <table:table-row table:style-name="ro1">
          <table:table-cell office:value-type="string">
            <text:p>2P3Z6R70G5R9NMWOA5574SSTQWSP9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SPKO2L92HECBJU2A8FCKF0CZMJFGG</text:p>
          </table:table-cell>
          <table:table-cell office:value-type="string">
            <text:p>A2CZR0MGSEILRP</text:p>
          </table:table-cell>
          <table:table-cell office:value-type="string">
            <text:p>Submitted</text:p>
          </table:table-cell>
          <table:table-cell office:value-type="string">
            <text:p>Sat Nov 10 07:02:17 GMT 2012</text:p>
          </table:table-cell>
          <table:table-cell office:value-type="string">
            <text:p>Sat Nov 10 07:02:37 GMT 2012</text:p>
          </table:table-cell>
          <table:table-cell office:value-type="string">
            <text:p>Fri Nov 16 23:02:37 PST 2012</text:p>
          </table:table-cell>
          <table:table-cell table:number-columns-repeated="3"/>
          <table:table-cell office:value-type="float" office:value="20">
            <text:p>20</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rover_Cleveland_8:26.txt</text:p>
          </table:table-cell>
          <table:table-cell office:value-type="string">
            <text:p>Changes in methods of administration, the abandonment of unnecessary posts and consequent concentration of troops, and the exercise of care and vigilance by the various officers charged with the responsibility in the expenditure of the appropriations have resulted in reducing to a minimum the cost of maintenance of our military establishment.&lt;br/&gt;&lt;br/&gt;During the past year the work of constructing permanent infantry and cavalry posts has been continued at the places heretofore designated. The Secretary of War repeats his recommendation that appropriations for barracks and quarters should more strictly conform to the needs of the service as judged by the Department rather than respond to the wishes and importunities of localities. It is imperative that much of the money provided for such construction should now be allotted to the erection of necessary quarters for the garrisons assigned to the coast defenses, where many men will be needed to properly care for and operate modern guns. It is essential, too, that early provision be made to supply the necessary force of artillery to meet the demands of this service.&lt;br/&gt;&lt;br/&gt;</text:p>
          </table:table-cell>
          <table:table-cell office:value-type="string">
            <text:p>Olena Kalytiak Davis</text:p>
          </table:table-cell>
          <table:table-cell office:value-type="string">
            <text:p>http://en.wikipedia.org/wiki/Olena_Kalytiak_Davis</text:p>
          </table:table-cell>
          <table:table-cell office:value-type="string">
            <text:p>Dismissal of U.S. attorneys controversy</text:p>
          </table:table-cell>
          <table:table-cell office:value-type="string">
            <text:p>http://en.wikipedia.org/wiki/Dismissal_of_U.S._attorneys_controversy</text:p>
          </table:table-cell>
          <table:table-cell/>
          <table:table-cell office:value-type="float" office:value="2">
            <text:p>2</text:p>
          </table:table-cell>
          <table:table-cell table:number-columns-repeated="3"/>
          <table:table-cell table:formula="of:=CONCATENATE([.AB355];&quot;,&quot;;[.AC355];&quot;,&quot;; TEXT([.AK355];&quot;#&quot;))" office:value-type="string" office:string-value="EDA,LAU_ET_AL,2">
            <text:p>EDA,LAU_ET_AL,2</text:p>
          </table:table-cell>
        </table:table-row>
        <table:table-row table:style-name="ro1">
          <table:table-cell office:value-type="string">
            <text:p>2V6ZFYQS1CST1X32YNJ4QC1E1B4NK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5EEC1PC6SK96SWAV99ZMHMAK6K0OJ</text:p>
          </table:table-cell>
          <table:table-cell office:value-type="string">
            <text:p>A1AVAUPSZLDN64</text:p>
          </table:table-cell>
          <table:table-cell office:value-type="string">
            <text:p>Submitted</text:p>
          </table:table-cell>
          <table:table-cell office:value-type="string">
            <text:p>Sat Nov 10 06:44:54 GMT 2012</text:p>
          </table:table-cell>
          <table:table-cell office:value-type="string">
            <text:p>Sat Nov 10 06:45:10 GMT 2012</text:p>
          </table:table-cell>
          <table:table-cell office:value-type="string">
            <text:p>Fri Nov 16 22:45:10 PST 2012</text:p>
          </table:table-cell>
          <table:table-cell table:number-columns-repeated="3"/>
          <table:table-cell office:value-type="float" office:value="16">
            <text:p>1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Ulysses_S._Grant_6:26.txt</text:p>
          </table:table-cell>
          <table:table-cell office:value-type="string">
            <text:p>The report of the Secretary of the Interior herewith attached gives much interesting statistical information, which I abstain from giving an abstract of, but refer you to the report itself.&lt;br/&gt;&lt;br/&gt;The act of Congress providing the oath which pensioners must subscribe to before drawing their pensions cuts off from this bounty a few survivors of the War of 1812 residing in the Southern States. I recommend the restoration of this bounty to all such. The number of persons whose names would thus be restored to the list of pensioners is not large. They are all old persons, who could have taken no part in the rebellion, and the services for which they were awarded pensions were in defense of the whole country.&lt;br/&gt;&lt;br/&gt;</text:p>
          </table:table-cell>
          <table:table-cell office:value-type="string">
            <text:p>Dismissal of U.S. attorneys controversy</text:p>
          </table:table-cell>
          <table:table-cell office:value-type="string">
            <text:p>http://en.wikipedia.org/wiki/Dismissal_of_U.S._attorneys_controversy</text:p>
          </table:table-cell>
          <table:table-cell office:value-type="string">
            <text:p>Greenwich pensioner</text:p>
          </table:table-cell>
          <table:table-cell office:value-type="string">
            <text:p>http://en.wikipedia.org/wiki/Greenwich_pensioner</text:p>
          </table:table-cell>
          <table:table-cell/>
          <table:table-cell office:value-type="float" office:value="2">
            <text:p>2</text:p>
          </table:table-cell>
          <table:table-cell table:number-columns-repeated="3"/>
          <table:table-cell table:formula="of:=CONCATENATE([.AB356];&quot;,&quot;;[.AC356];&quot;,&quot;; TEXT([.AK356];&quot;#&quot;))" office:value-type="string" office:string-value="LAU_ET_AL,EDA,2">
            <text:p>LAU_ET_AL,EDA,2</text:p>
          </table:table-cell>
        </table:table-row>
        <table:table-row table:style-name="ro1">
          <table:table-cell office:value-type="string">
            <text:p>2V6ZFYQS1CST1X32YNJ4QC1E1B4NK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IHJWKUDD8XMQCE8G9RBEUTOGB4MBG</text:p>
          </table:table-cell>
          <table:table-cell office:value-type="string">
            <text:p>A1GQCJDGRPG8ZR</text:p>
          </table:table-cell>
          <table:table-cell office:value-type="string">
            <text:p>Submitted</text:p>
          </table:table-cell>
          <table:table-cell office:value-type="string">
            <text:p>Sat Nov 10 07:43:22 GMT 2012</text:p>
          </table:table-cell>
          <table:table-cell office:value-type="string">
            <text:p>Sat Nov 10 07:44:05 GMT 2012</text:p>
          </table:table-cell>
          <table:table-cell office:value-type="string">
            <text:p>Fri Nov 16 23:44:05 PST 2012</text:p>
          </table:table-cell>
          <table:table-cell table:number-columns-repeated="3"/>
          <table:table-cell office:value-type="float" office:value="43">
            <text:p>43</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Ulysses_S._Grant_6:26.txt</text:p>
          </table:table-cell>
          <table:table-cell office:value-type="string">
            <text:p>The report of the Secretary of the Interior herewith attached gives much interesting statistical information, which I abstain from giving an abstract of, but refer you to the report itself.&lt;br/&gt;&lt;br/&gt;The act of Congress providing the oath which pensioners must subscribe to before drawing their pensions cuts off from this bounty a few survivors of the War of 1812 residing in the Southern States. I recommend the restoration of this bounty to all such. The number of persons whose names would thus be restored to the list of pensioners is not large. They are all old persons, who could have taken no part in the rebellion, and the services for which they were awarded pensions were in defense of the whole country.&lt;br/&gt;&lt;br/&gt;</text:p>
          </table:table-cell>
          <table:table-cell office:value-type="string">
            <text:p>Dismissal of U.S. attorneys controversy</text:p>
          </table:table-cell>
          <table:table-cell office:value-type="string">
            <text:p>http://en.wikipedia.org/wiki/Dismissal_of_U.S._attorneys_controversy</text:p>
          </table:table-cell>
          <table:table-cell office:value-type="string">
            <text:p>Greenwich pensioner</text:p>
          </table:table-cell>
          <table:table-cell office:value-type="string">
            <text:p>http://en.wikipedia.org/wiki/Greenwich_pensioner</text:p>
          </table:table-cell>
          <table:table-cell/>
          <table:table-cell office:value-type="float" office:value="1">
            <text:p>1</text:p>
          </table:table-cell>
          <table:table-cell table:number-columns-repeated="3"/>
          <table:table-cell table:formula="of:=CONCATENATE([.AB357];&quot;,&quot;;[.AC357];&quot;,&quot;; TEXT([.AK357];&quot;#&quot;))" office:value-type="string" office:string-value="LAU_ET_AL,EDA,1">
            <text:p>LAU_ET_AL,EDA,1</text:p>
          </table:table-cell>
        </table:table-row>
        <table:table-row table:style-name="ro1">
          <table:table-cell office:value-type="string">
            <text:p>2V6ZFYQS1CST1X32YNJ4QC1E1B4NK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JCSSZVXX2Q4K3IPXYPGVIW1X976OR</text:p>
          </table:table-cell>
          <table:table-cell office:value-type="string">
            <text:p>A997OZ3H2B3Q2</text:p>
          </table:table-cell>
          <table:table-cell office:value-type="string">
            <text:p>Submitted</text:p>
          </table:table-cell>
          <table:table-cell office:value-type="string">
            <text:p>Sat Nov 10 06:50:22 GMT 2012</text:p>
          </table:table-cell>
          <table:table-cell office:value-type="string">
            <text:p>Sat Nov 10 06:50:56 GMT 2012</text:p>
          </table:table-cell>
          <table:table-cell office:value-type="string">
            <text:p>Fri Nov 16 22:50:56 PST 2012</text:p>
          </table:table-cell>
          <table:table-cell table:number-columns-repeated="3"/>
          <table:table-cell office:value-type="float" office:value="34">
            <text:p>34</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Ulysses_S._Grant_6:26.txt</text:p>
          </table:table-cell>
          <table:table-cell office:value-type="string">
            <text:p>The report of the Secretary of the Interior herewith attached gives much interesting statistical information, which I abstain from giving an abstract of, but refer you to the report itself.&lt;br/&gt;&lt;br/&gt;The act of Congress providing the oath which pensioners must subscribe to before drawing their pensions cuts off from this bounty a few survivors of the War of 1812 residing in the Southern States. I recommend the restoration of this bounty to all such. The number of persons whose names would thus be restored to the list of pensioners is not large. They are all old persons, who could have taken no part in the rebellion, and the services for which they were awarded pensions were in defense of the whole country.&lt;br/&gt;&lt;br/&gt;</text:p>
          </table:table-cell>
          <table:table-cell office:value-type="string">
            <text:p>Dismissal of U.S. attorneys controversy</text:p>
          </table:table-cell>
          <table:table-cell office:value-type="string">
            <text:p>http://en.wikipedia.org/wiki/Dismissal_of_U.S._attorneys_controversy</text:p>
          </table:table-cell>
          <table:table-cell office:value-type="string">
            <text:p>Greenwich pensioner</text:p>
          </table:table-cell>
          <table:table-cell office:value-type="string">
            <text:p>http://en.wikipedia.org/wiki/Greenwich_pensioner</text:p>
          </table:table-cell>
          <table:table-cell/>
          <table:table-cell office:value-type="float" office:value="2">
            <text:p>2</text:p>
          </table:table-cell>
          <table:table-cell table:number-columns-repeated="3"/>
          <table:table-cell table:formula="of:=CONCATENATE([.AB358];&quot;,&quot;;[.AC358];&quot;,&quot;; TEXT([.AK358];&quot;#&quot;))" office:value-type="string" office:string-value="LAU_ET_AL,EDA,2">
            <text:p>LAU_ET_AL,EDA,2</text:p>
          </table:table-cell>
        </table:table-row>
        <table:table-row table:style-name="ro1">
          <table:table-cell office:value-type="string">
            <text:p>2W36VCPWZ9RNS56T2BJ70N3DWEAPA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1ALKH1Q6SVQNQWDT0L6T5OB5TGK1M</text:p>
          </table:table-cell>
          <table:table-cell office:value-type="string">
            <text:p>A2CZR0MGSEILRP</text:p>
          </table:table-cell>
          <table:table-cell office:value-type="string">
            <text:p>Submitted</text:p>
          </table:table-cell>
          <table:table-cell office:value-type="string">
            <text:p>Sat Nov 10 06:54:16 GMT 2012</text:p>
          </table:table-cell>
          <table:table-cell office:value-type="string">
            <text:p>Sat Nov 10 06:54:30 GMT 2012</text:p>
          </table:table-cell>
          <table:table-cell office:value-type="string">
            <text:p>Fri Nov 16 22:54:30 PST 2012</text:p>
          </table:table-cell>
          <table:table-cell table:number-columns-repeated="3"/>
          <table:table-cell office:value-type="float" office:value="14">
            <text:p>14</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ill_Clinton_8:64.txt</text:p>
          </table:table-cell>
          <table:table-cell office:value-type="string">
            <text:p>We should do more to help new immigrants to fully participate in our community. That&amp;apos;s why I recommend spending more to teach them civics and English. And since everybody in our community counts, we&amp;apos;ve got to make sure everyone is counted in this year&amp;apos;s census.&lt;br/&gt;&lt;br/&gt;Within 10 years -- just 10 years -- there will be no majority race in our largest state of California. In a little more than 50 years, there will be no majority race in America. In a more interconnected world, this diversity can be our greatest strength. Just look around this chamber. Look around. We have members in this Congress from virtually every racial, ethnic, and religious background. And I think you would agree that America is stronger because of it.&lt;br/&gt;&lt;br/&gt;</text:p>
          </table:table-cell>
          <table:table-cell office:value-type="string">
            <text:p>Flying ace</text:p>
          </table:table-cell>
          <table:table-cell office:value-type="string">
            <text:p>http://en.wikipedia.org/wiki/Flying_ace</text:p>
          </table:table-cell>
          <table:table-cell office:value-type="string">
            <text:p>Nations</text:p>
          </table:table-cell>
          <table:table-cell office:value-type="string">
            <text:p>http://en.wikipedia.org/wiki/Nations</text:p>
          </table:table-cell>
          <table:table-cell/>
          <table:table-cell office:value-type="float" office:value="2">
            <text:p>2</text:p>
          </table:table-cell>
          <table:table-cell table:number-columns-repeated="3"/>
          <table:table-cell table:formula="of:=CONCATENATE([.AB359];&quot;,&quot;;[.AC359];&quot;,&quot;; TEXT([.AK359];&quot;#&quot;))" office:value-type="string" office:string-value="EDA,LAU_ET_AL,2">
            <text:p>EDA,LAU_ET_AL,2</text:p>
          </table:table-cell>
        </table:table-row>
        <table:table-row table:style-name="ro1">
          <table:table-cell office:value-type="string">
            <text:p>2W36VCPWZ9RNS56T2BJ70N3DWEAPA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H51X3V0FK0C3TQOLBD7XKK9V8VFMO</text:p>
          </table:table-cell>
          <table:table-cell office:value-type="string">
            <text:p>A1AVAUPSZLDN64</text:p>
          </table:table-cell>
          <table:table-cell office:value-type="string">
            <text:p>Submitted</text:p>
          </table:table-cell>
          <table:table-cell office:value-type="string">
            <text:p>Sat Nov 10 07:04:38 GMT 2012</text:p>
          </table:table-cell>
          <table:table-cell office:value-type="string">
            <text:p>Sat Nov 10 07:06:28 GMT 2012</text:p>
          </table:table-cell>
          <table:table-cell office:value-type="string">
            <text:p>Fri Nov 16 23:06:28 PST 2012</text:p>
          </table:table-cell>
          <table:table-cell table:number-columns-repeated="3"/>
          <table:table-cell office:value-type="float" office:value="110">
            <text:p>11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ill_Clinton_8:64.txt</text:p>
          </table:table-cell>
          <table:table-cell office:value-type="string">
            <text:p>We should do more to help new immigrants to fully participate in our community. That&amp;apos;s why I recommend spending more to teach them civics and English. And since everybody in our community counts, we&amp;apos;ve got to make sure everyone is counted in this year&amp;apos;s census.&lt;br/&gt;&lt;br/&gt;Within 10 years -- just 10 years -- there will be no majority race in our largest state of California. In a little more than 50 years, there will be no majority race in America. In a more interconnected world, this diversity can be our greatest strength. Just look around this chamber. Look around. We have members in this Congress from virtually every racial, ethnic, and religious background. And I think you would agree that America is stronger because of it.&lt;br/&gt;&lt;br/&gt;</text:p>
          </table:table-cell>
          <table:table-cell office:value-type="string">
            <text:p>Flying ace</text:p>
          </table:table-cell>
          <table:table-cell office:value-type="string">
            <text:p>http://en.wikipedia.org/wiki/Flying_ace</text:p>
          </table:table-cell>
          <table:table-cell office:value-type="string">
            <text:p>Nations</text:p>
          </table:table-cell>
          <table:table-cell office:value-type="string">
            <text:p>http://en.wikipedia.org/wiki/Nations</text:p>
          </table:table-cell>
          <table:table-cell/>
          <table:table-cell office:value-type="float" office:value="2">
            <text:p>2</text:p>
          </table:table-cell>
          <table:table-cell table:number-columns-repeated="3"/>
          <table:table-cell table:formula="of:=CONCATENATE([.AB360];&quot;,&quot;;[.AC360];&quot;,&quot;; TEXT([.AK360];&quot;#&quot;))" office:value-type="string" office:string-value="EDA,LAU_ET_AL,2">
            <text:p>EDA,LAU_ET_AL,2</text:p>
          </table:table-cell>
        </table:table-row>
        <table:table-row table:style-name="ro1">
          <table:table-cell office:value-type="string">
            <text:p>2W36VCPWZ9RNS56T2BJ70N3DWEAPA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JXSW6NG1FS327BOI861NZSZVJRJXA</text:p>
          </table:table-cell>
          <table:table-cell office:value-type="string">
            <text:p>A3TUKCLQ4D3T9R</text:p>
          </table:table-cell>
          <table:table-cell office:value-type="string">
            <text:p>Submitted</text:p>
          </table:table-cell>
          <table:table-cell office:value-type="string">
            <text:p>Sat Nov 10 05:23:34 GMT 2012</text:p>
          </table:table-cell>
          <table:table-cell office:value-type="string">
            <text:p>Sat Nov 10 05:23:38 GMT 2012</text:p>
          </table:table-cell>
          <table:table-cell office:value-type="string">
            <text:p>Fri Nov 16 21:23:38 PST 2012</text:p>
          </table:table-cell>
          <table:table-cell table:number-columns-repeated="3"/>
          <table:table-cell office:value-type="float" office:value="4">
            <text:p>4</text:p>
          </table:table-cell>
          <table:table-cell office:value-type="string">
            <text:p>100% (1/1)</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ill_Clinton_8:64.txt</text:p>
          </table:table-cell>
          <table:table-cell office:value-type="string">
            <text:p>We should do more to help new immigrants to fully participate in our community. That&amp;apos;s why I recommend spending more to teach them civics and English. And since everybody in our community counts, we&amp;apos;ve got to make sure everyone is counted in this year&amp;apos;s census.&lt;br/&gt;&lt;br/&gt;Within 10 years -- just 10 years -- there will be no majority race in our largest state of California. In a little more than 50 years, there will be no majority race in America. In a more interconnected world, this diversity can be our greatest strength. Just look around this chamber. Look around. We have members in this Congress from virtually every racial, ethnic, and religious background. And I think you would agree that America is stronger because of it.&lt;br/&gt;&lt;br/&gt;</text:p>
          </table:table-cell>
          <table:table-cell office:value-type="string">
            <text:p>Flying ace</text:p>
          </table:table-cell>
          <table:table-cell office:value-type="string">
            <text:p>http://en.wikipedia.org/wiki/Flying_ace</text:p>
          </table:table-cell>
          <table:table-cell office:value-type="string">
            <text:p>Nations</text:p>
          </table:table-cell>
          <table:table-cell office:value-type="string">
            <text:p>http://en.wikipedia.org/wiki/Nations</text:p>
          </table:table-cell>
          <table:table-cell/>
          <table:table-cell office:value-type="float" office:value="2">
            <text:p>2</text:p>
          </table:table-cell>
          <table:table-cell table:number-columns-repeated="3"/>
          <table:table-cell table:formula="of:=CONCATENATE([.AB361];&quot;,&quot;;[.AC361];&quot;,&quot;; TEXT([.AK361];&quot;#&quot;))" office:value-type="string" office:string-value="EDA,LAU_ET_AL,2">
            <text:p>EDA,LAU_ET_AL,2</text:p>
          </table:table-cell>
        </table:table-row>
        <table:table-row table:style-name="ro1">
          <table:table-cell office:value-type="string">
            <text:p>2OM6OQ1SNQQ75FV5CBHKKNR15R7Q6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NAPDOBDDP8PY58ZKNZXUB3QDQX2D8</text:p>
          </table:table-cell>
          <table:table-cell office:value-type="string">
            <text:p>A1AVAUPSZLDN64</text:p>
          </table:table-cell>
          <table:table-cell office:value-type="string">
            <text:p>Submitted</text:p>
          </table:table-cell>
          <table:table-cell office:value-type="string">
            <text:p>Sat Nov 10 06:49:22 GMT 2012</text:p>
          </table:table-cell>
          <table:table-cell office:value-type="string">
            <text:p>Sat Nov 10 06:49:35 GMT 2012</text:p>
          </table:table-cell>
          <table:table-cell office:value-type="string">
            <text:p>Fri Nov 16 22:49:35 PST 2012</text:p>
          </table:table-cell>
          <table:table-cell table:number-columns-repeated="3"/>
          <table:table-cell office:value-type="float" office:value="13">
            <text:p>13</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James_Monroe_8:41.txt</text:p>
          </table:table-cell>
          <table:table-cell office:value-type="string">
            <text:p>In looking to the interests which the United States have on the Pacific Ocean and on the western coast of this continent, the propriety of establishing a military post at the mouth of the Columbia River, or at some other point in that quarter within our acknowledged limits, is submitted to the consideration of Congress. Our commerce and fisheries on that sea and along the coast have much increased and are increasing. It is thought that a military post, to which our ships of war might resort, would afford protection to every interest, and have a tendency to conciliate the tribes to the North West, with whom our trade is extensive. It is thought also that by the establishment of such a post the intercourse between our Western States and Territories and the Pacific and our trade with the tribes residing in the interior on each side of the Rocky Mountains would be essentially promoted. To carry this object into effect the appropriation of an adequate sum to authorize the employment of a frigate, with an officer of the Corps of Engineers, to explore the mouth of the Columbia River and the coast contiguous thereto, to enable the Executive to make such establishment at the most suitable point, is recommended to Congress.&lt;br/&gt;&lt;br/&gt;It is thought that attention is also due to the improvement of this city. The communication between the public buildings and in various other parts and the grounds around those buildings require it. It is presumed also that the completion of the canal from the Tiber to the Eastern Branch would have a very salutary effect. Great exertions have been made and expenses incurred by the citizens in improvements of various kinds; but those which are suggested belong exclusively to the Government, or are of a nature to require expenditures beyond their resources. The public lots which are still for sale would, it is not doubted, be more than adequate for these purposes.&lt;br/&gt;&lt;br/&gt;</text:p>
          </table:table-cell>
          <table:table-cell office:value-type="string">
            <text:p>Navy</text:p>
          </table:table-cell>
          <table:table-cell office:value-type="string">
            <text:p>http://en.wikipedia.org/wiki/Navy</text:p>
          </table:table-cell>
          <table:table-cell office:value-type="string">
            <text:p>John Ross (author)</text:p>
          </table:table-cell>
          <table:table-cell office:value-type="string">
            <text:p>http://en.wikipedia.org/wiki/John_Ross_(author)</text:p>
          </table:table-cell>
          <table:table-cell/>
          <table:table-cell office:value-type="float" office:value="1">
            <text:p>1</text:p>
          </table:table-cell>
          <table:table-cell table:number-columns-repeated="3"/>
          <table:table-cell table:formula="of:=CONCATENATE([.AB362];&quot;,&quot;;[.AC362];&quot;,&quot;; TEXT([.AK362];&quot;#&quot;))" office:value-type="string" office:string-value="LAU_ET_AL,RANDOM,1">
            <text:p>LAU_ET_AL,RANDOM,1</text:p>
          </table:table-cell>
        </table:table-row>
        <table:table-row table:style-name="ro1">
          <table:table-cell office:value-type="string">
            <text:p>2OM6OQ1SNQQ75FV5CBHKKNR15R7Q6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QY7D1X3V0FKFLCP9T51U7PKUQGDK2</text:p>
          </table:table-cell>
          <table:table-cell office:value-type="string">
            <text:p>A1PQNUX4BZE5O0</text:p>
          </table:table-cell>
          <table:table-cell office:value-type="string">
            <text:p>Submitted</text:p>
          </table:table-cell>
          <table:table-cell office:value-type="string">
            <text:p>Sat Nov 10 05:52:15 GMT 2012</text:p>
          </table:table-cell>
          <table:table-cell office:value-type="string">
            <text:p>Sat Nov 10 05:53:09 GMT 2012</text:p>
          </table:table-cell>
          <table:table-cell office:value-type="string">
            <text:p>Fri Nov 16 21:53:09 PST 2012</text:p>
          </table:table-cell>
          <table:table-cell table:number-columns-repeated="3"/>
          <table:table-cell office:value-type="float" office:value="54">
            <text:p>54</text:p>
          </table:table-cell>
          <table:table-cell office:value-type="string">
            <text:p>100% (5/5)</text:p>
          </table:table-cell>
          <table:table-cell table:number-columns-repeated="2"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James_Monroe_8:41.txt</text:p>
          </table:table-cell>
          <table:table-cell office:value-type="string">
            <text:p>In looking to the interests which the United States have on the Pacific Ocean and on the western coast of this continent, the propriety of establishing a military post at the mouth of the Columbia River, or at some other point in that quarter within our acknowledged limits, is submitted to the consideration of Congress. Our commerce and fisheries on that sea and along the coast have much increased and are increasing. It is thought that a military post, to which our ships of war might resort, would afford protection to every interest, and have a tendency to conciliate the tribes to the North West, with whom our trade is extensive. It is thought also that by the establishment of such a post the intercourse between our Western States and Territories and the Pacific and our trade with the tribes residing in the interior on each side of the Rocky Mountains would be essentially promoted. To carry this object into effect the appropriation of an adequate sum to authorize the employment of a frigate, with an officer of the Corps of Engineers, to explore the mouth of the Columbia River and the coast contiguous thereto, to enable the Executive to make such establishment at the most suitable point, is recommended to Congress.&lt;br/&gt;&lt;br/&gt;It is thought that attention is also due to the improvement of this city. The communication between the public buildings and in various other parts and the grounds around those buildings require it. It is presumed also that the completion of the canal from the Tiber to the Eastern Branch would have a very salutary effect. Great exertions have been made and expenses incurred by the citizens in improvements of various kinds; but those which are suggested belong exclusively to the Government, or are of a nature to require expenditures beyond their resources. The public lots which are still for sale would, it is not doubted, be more than adequate for these purposes.&lt;br/&gt;&lt;br/&gt;</text:p>
          </table:table-cell>
          <table:table-cell office:value-type="string">
            <text:p>Navy</text:p>
          </table:table-cell>
          <table:table-cell office:value-type="string">
            <text:p>http://en.wikipedia.org/wiki/Navy</text:p>
          </table:table-cell>
          <table:table-cell office:value-type="string">
            <text:p>John Ross (author)</text:p>
          </table:table-cell>
          <table:table-cell office:value-type="string">
            <text:p>http://en.wikipedia.org/wiki/John_Ross_(author)</text:p>
          </table:table-cell>
          <table:table-cell/>
          <table:table-cell office:value-type="float" office:value="2">
            <text:p>2</text:p>
          </table:table-cell>
          <table:table-cell table:number-columns-repeated="3"/>
          <table:table-cell table:formula="of:=CONCATENATE([.AB363];&quot;,&quot;;[.AC363];&quot;,&quot;; TEXT([.AK363];&quot;#&quot;))" office:value-type="string" office:string-value="LAU_ET_AL,RANDOM,2">
            <text:p>LAU_ET_AL,RANDOM,2</text:p>
          </table:table-cell>
        </table:table-row>
        <table:table-row table:style-name="ro1">
          <table:table-cell office:value-type="string">
            <text:p>2OM6OQ1SNQQ75FV5CBHKKNR15R7Q6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SMB2YU98JHS8UZ8SA6BR9IOL0CBN1</text:p>
          </table:table-cell>
          <table:table-cell office:value-type="string">
            <text:p>A2CZR0MGSEILRP</text:p>
          </table:table-cell>
          <table:table-cell office:value-type="string">
            <text:p>Submitted</text:p>
          </table:table-cell>
          <table:table-cell office:value-type="string">
            <text:p>Sat Nov 10 06:46:54 GMT 2012</text:p>
          </table:table-cell>
          <table:table-cell office:value-type="string">
            <text:p>Sat Nov 10 06:47:20 GMT 2012</text:p>
          </table:table-cell>
          <table:table-cell office:value-type="string">
            <text:p>Fri Nov 16 22:47:20 PST 2012</text:p>
          </table:table-cell>
          <table:table-cell table:number-columns-repeated="3"/>
          <table:table-cell office:value-type="float" office:value="26">
            <text:p>26</text:p>
          </table:table-cell>
          <table:table-cell office:value-type="string">
            <text:p>100% (10/10)</text:p>
          </table:table-cell>
          <table:table-cell table:number-columns-repeated="2"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James_Monroe_8:41.txt</text:p>
          </table:table-cell>
          <table:table-cell office:value-type="string">
            <text:p>In looking to the interests which the United States have on the Pacific Ocean and on the western coast of this continent, the propriety of establishing a military post at the mouth of the Columbia River, or at some other point in that quarter within our acknowledged limits, is submitted to the consideration of Congress. Our commerce and fisheries on that sea and along the coast have much increased and are increasing. It is thought that a military post, to which our ships of war might resort, would afford protection to every interest, and have a tendency to conciliate the tribes to the North West, with whom our trade is extensive. It is thought also that by the establishment of such a post the intercourse between our Western States and Territories and the Pacific and our trade with the tribes residing in the interior on each side of the Rocky Mountains would be essentially promoted. To carry this object into effect the appropriation of an adequate sum to authorize the employment of a frigate, with an officer of the Corps of Engineers, to explore the mouth of the Columbia River and the coast contiguous thereto, to enable the Executive to make such establishment at the most suitable point, is recommended to Congress.&lt;br/&gt;&lt;br/&gt;It is thought that attention is also due to the improvement of this city. The communication between the public buildings and in various other parts and the grounds around those buildings require it. It is presumed also that the completion of the canal from the Tiber to the Eastern Branch would have a very salutary effect. Great exertions have been made and expenses incurred by the citizens in improvements of various kinds; but those which are suggested belong exclusively to the Government, or are of a nature to require expenditures beyond their resources. The public lots which are still for sale would, it is not doubted, be more than adequate for these purposes.&lt;br/&gt;&lt;br/&gt;</text:p>
          </table:table-cell>
          <table:table-cell office:value-type="string">
            <text:p>Navy</text:p>
          </table:table-cell>
          <table:table-cell office:value-type="string">
            <text:p>http://en.wikipedia.org/wiki/Navy</text:p>
          </table:table-cell>
          <table:table-cell office:value-type="string">
            <text:p>John Ross (author)</text:p>
          </table:table-cell>
          <table:table-cell office:value-type="string">
            <text:p>http://en.wikipedia.org/wiki/John_Ross_(author)</text:p>
          </table:table-cell>
          <table:table-cell/>
          <table:table-cell office:value-type="float" office:value="1">
            <text:p>1</text:p>
          </table:table-cell>
          <table:table-cell table:number-columns-repeated="3"/>
          <table:table-cell table:formula="of:=CONCATENATE([.AB364];&quot;,&quot;;[.AC364];&quot;,&quot;; TEXT([.AK364];&quot;#&quot;))" office:value-type="string" office:string-value="LAU_ET_AL,RANDOM,1">
            <text:p>LAU_ET_AL,RANDOM,1</text:p>
          </table:table-cell>
        </table:table-row>
        <table:table-row table:style-name="ro1">
          <table:table-cell office:value-type="string">
            <text:p>23B6YTWX4H3HHYZ9KJ0GQ6IJU9MY3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NRXR24SMEZZHV6PTX0UGP9YDPQ1IR</text:p>
          </table:table-cell>
          <table:table-cell office:value-type="string">
            <text:p>A1AVAUPSZLDN64</text:p>
          </table:table-cell>
          <table:table-cell office:value-type="string">
            <text:p>Submitted</text:p>
          </table:table-cell>
          <table:table-cell office:value-type="string">
            <text:p>Sat Nov 10 06:18:17 GMT 2012</text:p>
          </table:table-cell>
          <table:table-cell office:value-type="string">
            <text:p>Sat Nov 10 06:18:59 GMT 2012</text:p>
          </table:table-cell>
          <table:table-cell office:value-type="string">
            <text:p>Fri Nov 16 22:18:59 PST 2012</text:p>
          </table:table-cell>
          <table:table-cell table:number-columns-repeated="3"/>
          <table:table-cell office:value-type="float" office:value="42">
            <text:p>42</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arren_G._Harding_2:31.txt</text:p>
          </table:table-cell>
          <table:table-cell office:value-type="string">
            <text:p>The proposed survey of a plan to draft all the resources of the Republic, human and material, for national defense may well have your approval. I commended such a program in case of future war, in the inaugural address. of March 4, 1921, and every experience in the adjustment and liquidation of war claims and the settlement of war obligations persuades me we ought to be prepared for such universal call to armed defense.&lt;br/&gt;&lt;br/&gt;I bring you no apprehension of war. The world is abhorrent of it, and our own relations are not only free from every threatening cloud, but we have contributed our larger influence toward making armed conflict less likely.&lt;br/&gt;&lt;br/&gt;</text:p>
          </table:table-cell>
          <table:table-cell office:value-type="string">
            <text:p>Shoftim (parsha)</text:p>
          </table:table-cell>
          <table:table-cell office:value-type="string">
            <text:p>http://en.wikipedia.org/wiki/Shoftim_(parsha)</text:p>
          </table:table-cell>
          <table:table-cell office:value-type="float" office:value="2003">
            <text:p>2003</text:p>
          </table:table-cell>
          <table:table-cell office:value-type="string">
            <text:p>http://en.wikipedia.org/wiki/2003</text:p>
          </table:table-cell>
          <table:table-cell/>
          <table:table-cell office:value-type="float" office:value="2">
            <text:p>2</text:p>
          </table:table-cell>
          <table:table-cell table:number-columns-repeated="3"/>
          <table:table-cell table:formula="of:=CONCATENATE([.AB365];&quot;,&quot;;[.AC365];&quot;,&quot;; TEXT([.AK365];&quot;#&quot;))" office:value-type="string" office:string-value="EDA,LAU_ET_AL,2">
            <text:p>EDA,LAU_ET_AL,2</text:p>
          </table:table-cell>
        </table:table-row>
        <table:table-row table:style-name="ro1">
          <table:table-cell office:value-type="string">
            <text:p>23B6YTWX4H3HHYZ9KJ0GQ6IJU9MY3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QKNTL0XULRG22ZOAWDD55FPH5BO20</text:p>
          </table:table-cell>
          <table:table-cell office:value-type="string">
            <text:p>A997OZ3H2B3Q2</text:p>
          </table:table-cell>
          <table:table-cell office:value-type="string">
            <text:p>Submitted</text:p>
          </table:table-cell>
          <table:table-cell office:value-type="string">
            <text:p>Sat Nov 10 09:00:53 GMT 2012</text:p>
          </table:table-cell>
          <table:table-cell office:value-type="string">
            <text:p>Sat Nov 10 09:01:20 GMT 2012</text:p>
          </table:table-cell>
          <table:table-cell office:value-type="string">
            <text:p>Sat Nov 17 01:01:20 PST 2012</text:p>
          </table:table-cell>
          <table:table-cell table:number-columns-repeated="3"/>
          <table:table-cell office:value-type="float" office:value="27">
            <text:p>27</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arren_G._Harding_2:31.txt</text:p>
          </table:table-cell>
          <table:table-cell office:value-type="string">
            <text:p>The proposed survey of a plan to draft all the resources of the Republic, human and material, for national defense may well have your approval. I commended such a program in case of future war, in the inaugural address. of March 4, 1921, and every experience in the adjustment and liquidation of war claims and the settlement of war obligations persuades me we ought to be prepared for such universal call to armed defense.&lt;br/&gt;&lt;br/&gt;I bring you no apprehension of war. The world is abhorrent of it, and our own relations are not only free from every threatening cloud, but we have contributed our larger influence toward making armed conflict less likely.&lt;br/&gt;&lt;br/&gt;</text:p>
          </table:table-cell>
          <table:table-cell office:value-type="string">
            <text:p>Shoftim (parsha)</text:p>
          </table:table-cell>
          <table:table-cell office:value-type="string">
            <text:p>http://en.wikipedia.org/wiki/Shoftim_(parsha)</text:p>
          </table:table-cell>
          <table:table-cell office:value-type="float" office:value="2003">
            <text:p>2003</text:p>
          </table:table-cell>
          <table:table-cell office:value-type="string">
            <text:p>http://en.wikipedia.org/wiki/2003</text:p>
          </table:table-cell>
          <table:table-cell/>
          <table:table-cell office:value-type="float" office:value="1">
            <text:p>1</text:p>
          </table:table-cell>
          <table:table-cell table:number-columns-repeated="3"/>
          <table:table-cell table:formula="of:=CONCATENATE([.AB366];&quot;,&quot;;[.AC366];&quot;,&quot;; TEXT([.AK366];&quot;#&quot;))" office:value-type="string" office:string-value="EDA,LAU_ET_AL,1">
            <text:p>EDA,LAU_ET_AL,1</text:p>
          </table:table-cell>
        </table:table-row>
        <table:table-row table:style-name="ro1">
          <table:table-cell office:value-type="string">
            <text:p>23B6YTWX4H3HHYZ9KJ0GQ6IJU9MY3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3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3 GMT 2012</text:p>
          </table:table-cell>
          <table:table-cell table:number-columns-repeated="2"/>
          <table:table-cell office:value-type="string">
            <text:p>2QMLF395SW6NVA3XAXPNRBYFBX8SE7</text:p>
          </table:table-cell>
          <table:table-cell office:value-type="string">
            <text:p>A3FXEZL2BLXHHH</text:p>
          </table:table-cell>
          <table:table-cell office:value-type="string">
            <text:p>Submitted</text:p>
          </table:table-cell>
          <table:table-cell office:value-type="string">
            <text:p>Sat Nov 10 10:43:43 GMT 2012</text:p>
          </table:table-cell>
          <table:table-cell office:value-type="string">
            <text:p>Sat Nov 10 10:44:30 GMT 2012</text:p>
          </table:table-cell>
          <table:table-cell office:value-type="string">
            <text:p>Sat Nov 17 02:44:30 PST 2012</text:p>
          </table:table-cell>
          <table:table-cell table:number-columns-repeated="3"/>
          <table:table-cell office:value-type="float" office:value="47">
            <text:p>4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arren_G._Harding_2:31.txt</text:p>
          </table:table-cell>
          <table:table-cell office:value-type="string">
            <text:p>The proposed survey of a plan to draft all the resources of the Republic, human and material, for national defense may well have your approval. I commended such a program in case of future war, in the inaugural address. of March 4, 1921, and every experience in the adjustment and liquidation of war claims and the settlement of war obligations persuades me we ought to be prepared for such universal call to armed defense.&lt;br/&gt;&lt;br/&gt;I bring you no apprehension of war. The world is abhorrent of it, and our own relations are not only free from every threatening cloud, but we have contributed our larger influence toward making armed conflict less likely.&lt;br/&gt;&lt;br/&gt;</text:p>
          </table:table-cell>
          <table:table-cell office:value-type="string">
            <text:p>Shoftim (parsha)</text:p>
          </table:table-cell>
          <table:table-cell office:value-type="string">
            <text:p>http://en.wikipedia.org/wiki/Shoftim_(parsha)</text:p>
          </table:table-cell>
          <table:table-cell office:value-type="float" office:value="2003">
            <text:p>2003</text:p>
          </table:table-cell>
          <table:table-cell office:value-type="string">
            <text:p>http://en.wikipedia.org/wiki/2003</text:p>
          </table:table-cell>
          <table:table-cell/>
          <table:table-cell office:value-type="float" office:value="1">
            <text:p>1</text:p>
          </table:table-cell>
          <table:table-cell table:number-columns-repeated="3"/>
          <table:table-cell table:formula="of:=CONCATENATE([.AB367];&quot;,&quot;;[.AC367];&quot;,&quot;; TEXT([.AK367];&quot;#&quot;))" office:value-type="string" office:string-value="EDA,LAU_ET_AL,1">
            <text:p>EDA,LAU_ET_AL,1</text:p>
          </table:table-cell>
        </table:table-row>
        <table:table-row table:style-name="ro1">
          <table:table-cell office:value-type="string">
            <text:p>2M998D8J3VE7B1GYU83GBMCKB8AHX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8FJ92NJKM05QV7Y1RPWAGTPJ9FE9E</text:p>
          </table:table-cell>
          <table:table-cell office:value-type="string">
            <text:p>A997OZ3H2B3Q2</text:p>
          </table:table-cell>
          <table:table-cell office:value-type="string">
            <text:p>Submitted</text:p>
          </table:table-cell>
          <table:table-cell office:value-type="string">
            <text:p>Sat Nov 10 09:05:47 GMT 2012</text:p>
          </table:table-cell>
          <table:table-cell office:value-type="string">
            <text:p>Sat Nov 10 09:06:00 GMT 2012</text:p>
          </table:table-cell>
          <table:table-cell office:value-type="string">
            <text:p>Sat Nov 17 01:06:00 PST 2012</text:p>
          </table:table-cell>
          <table:table-cell table:number-columns-repeated="3"/>
          <table:table-cell office:value-type="float" office:value="13">
            <text:p>13</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Rutherford_B._Hayes_4:18.txt</text:p>
          </table:table-cell>
          <table:table-cell office:value-type="string">
            <text:p>The provision made by Congress at its last session for the expense of the commission which had been appointed to enter upon negotiations with the Imperial Government of China on subjects of great interest to the relations of the two countries enabled the commissioners to proceed at once upon their mission. The Imperial Government was prepared to give prompt and respectful attention to the matters brought under negotiation, and the conferences proceeded with such rapidity and success that on the 17th of November last two treaties were signed at Peking, one relating to the introduction of Chinese into this country and one relating to commerce. Mr. Trescot, one of the commissioners, is now on his way home bringing the treaties, and it is expected that they will be received in season to be laid before the Senate early in January.&lt;br/&gt;&lt;br/&gt;Our minister in Japan has negotiated a convention for the reciprocal relief of shipwrecked seamen. I take occasion to urge once more upon Congress the propriety of making provision for the erection of suitable fireproof buildings at the Japanese capital for the use of the American legation and the court-house and jail connected with it. The Japanese Government, with great generosity and courtesy, has offered for this purpose an eligible piece of land.&lt;br/&gt;&lt;br/&gt;</text:p>
          </table:table-cell>
          <table:table-cell office:value-type="string">
            <text:p>Patriot Act</text:p>
          </table:table-cell>
          <table:table-cell office:value-type="string">
            <text:p>http://en.wikipedia.org/wiki/Patriot_Act</text:p>
          </table:table-cell>
          <table:table-cell office:value-type="string">
            <text:p>Abolitionism</text:p>
          </table:table-cell>
          <table:table-cell office:value-type="string">
            <text:p>http://en.wikipedia.org/wiki/Abolitionism</text:p>
          </table:table-cell>
          <table:table-cell/>
          <table:table-cell office:value-type="float" office:value="1">
            <text:p>1</text:p>
          </table:table-cell>
          <table:table-cell table:number-columns-repeated="3"/>
          <table:table-cell table:formula="of:=CONCATENATE([.AB368];&quot;,&quot;;[.AC368];&quot;,&quot;; TEXT([.AK368];&quot;#&quot;))" office:value-type="string" office:string-value="EDA,LAU_ET_AL,1">
            <text:p>EDA,LAU_ET_AL,1</text:p>
          </table:table-cell>
        </table:table-row>
        <table:table-row table:style-name="ro1">
          <table:table-cell office:value-type="string">
            <text:p>2M998D8J3VE7B1GYU83GBMCKB8AHX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8X8B727M0IGUT5I8GPF0VF450OXCI</text:p>
          </table:table-cell>
          <table:table-cell office:value-type="string">
            <text:p>A1GQCJDGRPG8ZR</text:p>
          </table:table-cell>
          <table:table-cell office:value-type="string">
            <text:p>Submitted</text:p>
          </table:table-cell>
          <table:table-cell office:value-type="string">
            <text:p>Sat Nov 10 07:37:04 GMT 2012</text:p>
          </table:table-cell>
          <table:table-cell office:value-type="string">
            <text:p>Sat Nov 10 07:37:24 GMT 2012</text:p>
          </table:table-cell>
          <table:table-cell office:value-type="string">
            <text:p>Fri Nov 16 23:37:24 PST 2012</text:p>
          </table:table-cell>
          <table:table-cell table:number-columns-repeated="3"/>
          <table:table-cell office:value-type="float" office:value="20">
            <text:p>2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Rutherford_B._Hayes_4:18.txt</text:p>
          </table:table-cell>
          <table:table-cell office:value-type="string">
            <text:p>The provision made by Congress at its last session for the expense of the commission which had been appointed to enter upon negotiations with the Imperial Government of China on subjects of great interest to the relations of the two countries enabled the commissioners to proceed at once upon their mission. The Imperial Government was prepared to give prompt and respectful attention to the matters brought under negotiation, and the conferences proceeded with such rapidity and success that on the 17th of November last two treaties were signed at Peking, one relating to the introduction of Chinese into this country and one relating to commerce. Mr. Trescot, one of the commissioners, is now on his way home bringing the treaties, and it is expected that they will be received in season to be laid before the Senate early in January.&lt;br/&gt;&lt;br/&gt;Our minister in Japan has negotiated a convention for the reciprocal relief of shipwrecked seamen. I take occasion to urge once more upon Congress the propriety of making provision for the erection of suitable fireproof buildings at the Japanese capital for the use of the American legation and the court-house and jail connected with it. The Japanese Government, with great generosity and courtesy, has offered for this purpose an eligible piece of land.&lt;br/&gt;&lt;br/&gt;</text:p>
          </table:table-cell>
          <table:table-cell office:value-type="string">
            <text:p>Patriot Act</text:p>
          </table:table-cell>
          <table:table-cell office:value-type="string">
            <text:p>http://en.wikipedia.org/wiki/Patriot_Act</text:p>
          </table:table-cell>
          <table:table-cell office:value-type="string">
            <text:p>Abolitionism</text:p>
          </table:table-cell>
          <table:table-cell office:value-type="string">
            <text:p>http://en.wikipedia.org/wiki/Abolitionism</text:p>
          </table:table-cell>
          <table:table-cell/>
          <table:table-cell office:value-type="float" office:value="1">
            <text:p>1</text:p>
          </table:table-cell>
          <table:table-cell table:number-columns-repeated="3"/>
          <table:table-cell table:formula="of:=CONCATENATE([.AB369];&quot;,&quot;;[.AC369];&quot;,&quot;; TEXT([.AK369];&quot;#&quot;))" office:value-type="string" office:string-value="EDA,LAU_ET_AL,1">
            <text:p>EDA,LAU_ET_AL,1</text:p>
          </table:table-cell>
        </table:table-row>
        <table:table-row table:style-name="ro1">
          <table:table-cell office:value-type="string">
            <text:p>2M998D8J3VE7B1GYU83GBMCKB8AHX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DGH1XERSQV6L09UOSK3PVWA51G08G</text:p>
          </table:table-cell>
          <table:table-cell office:value-type="string">
            <text:p>A1AVAUPSZLDN64</text:p>
          </table:table-cell>
          <table:table-cell office:value-type="string">
            <text:p>Submitted</text:p>
          </table:table-cell>
          <table:table-cell office:value-type="string">
            <text:p>Sat Nov 10 06:42:02 GMT 2012</text:p>
          </table:table-cell>
          <table:table-cell office:value-type="string">
            <text:p>Sat Nov 10 06:42:24 GMT 2012</text:p>
          </table:table-cell>
          <table:table-cell office:value-type="string">
            <text:p>Fri Nov 16 22:42:24 PST 2012</text:p>
          </table:table-cell>
          <table:table-cell table:number-columns-repeated="3"/>
          <table:table-cell office:value-type="float" office:value="22">
            <text:p>22</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Rutherford_B._Hayes_4:18.txt</text:p>
          </table:table-cell>
          <table:table-cell office:value-type="string">
            <text:p>The provision made by Congress at its last session for the expense of the commission which had been appointed to enter upon negotiations with the Imperial Government of China on subjects of great interest to the relations of the two countries enabled the commissioners to proceed at once upon their mission. The Imperial Government was prepared to give prompt and respectful attention to the matters brought under negotiation, and the conferences proceeded with such rapidity and success that on the 17th of November last two treaties were signed at Peking, one relating to the introduction of Chinese into this country and one relating to commerce. Mr. Trescot, one of the commissioners, is now on his way home bringing the treaties, and it is expected that they will be received in season to be laid before the Senate early in January.&lt;br/&gt;&lt;br/&gt;Our minister in Japan has negotiated a convention for the reciprocal relief of shipwrecked seamen. I take occasion to urge once more upon Congress the propriety of making provision for the erection of suitable fireproof buildings at the Japanese capital for the use of the American legation and the court-house and jail connected with it. The Japanese Government, with great generosity and courtesy, has offered for this purpose an eligible piece of land.&lt;br/&gt;&lt;br/&gt;</text:p>
          </table:table-cell>
          <table:table-cell office:value-type="string">
            <text:p>Patriot Act</text:p>
          </table:table-cell>
          <table:table-cell office:value-type="string">
            <text:p>http://en.wikipedia.org/wiki/Patriot_Act</text:p>
          </table:table-cell>
          <table:table-cell office:value-type="string">
            <text:p>Abolitionism</text:p>
          </table:table-cell>
          <table:table-cell office:value-type="string">
            <text:p>http://en.wikipedia.org/wiki/Abolitionism</text:p>
          </table:table-cell>
          <table:table-cell office:value-type="string">
            <text:p>Neither are close, chose the best I could.</text:p>
          </table:table-cell>
          <table:table-cell office:value-type="float" office:value="1">
            <text:p>1</text:p>
          </table:table-cell>
          <table:table-cell table:number-columns-repeated="3"/>
          <table:table-cell table:formula="of:=CONCATENATE([.AB370];&quot;,&quot;;[.AC370];&quot;,&quot;; TEXT([.AK370];&quot;#&quot;))" office:value-type="string" office:string-value="EDA,LAU_ET_AL,1">
            <text:p>EDA,LAU_ET_AL,1</text:p>
          </table:table-cell>
        </table:table-row>
        <table:table-row table:style-name="ro1">
          <table:table-cell office:value-type="string">
            <text:p>24RU8P9Y38TWB668Z4PIU0JTDE4HY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DJY0LWSBRI8X3Z75408RHSTVT80CV</text:p>
          </table:table-cell>
          <table:table-cell office:value-type="string">
            <text:p>A997OZ3H2B3Q2</text:p>
          </table:table-cell>
          <table:table-cell office:value-type="string">
            <text:p>Submitted</text:p>
          </table:table-cell>
          <table:table-cell office:value-type="string">
            <text:p>Sat Nov 10 08:55:12 GMT 2012</text:p>
          </table:table-cell>
          <table:table-cell office:value-type="string">
            <text:p>Sat Nov 10 08:55:46 GMT 2012</text:p>
          </table:table-cell>
          <table:table-cell office:value-type="string">
            <text:p>Sat Nov 17 00:55:46 PST 2012</text:p>
          </table:table-cell>
          <table:table-cell table:number-columns-repeated="3"/>
          <table:table-cell office:value-type="float" office:value="34">
            <text:p>34</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Andrew_Jackson_1:30.txt</text:p>
          </table:table-cell>
          <table:table-cell office:value-type="string">
            <text:p>The condition and ulterior destiny of the Indian tribes within the limits of some of our States have become objects of much interest and importance. It has long been the policy of Government to introduce among them the arts of civilization, in the hope of gradually reclaiming them from a wandering life. This policy has, however, been coupled with another wholly incompatible with its success. Professing a desire to civilize and settle them, we have at the same time lost no opportunity to purchase their lands and thrust them farther into the wilderness. By this means they have not only been kept in a wandering state, but been led to look upon us as unjust and indifferent to their fate. Thus, though lavish in its expenditures upon the subject, Government has constantly defeated its own policy, and the Indians in general, receding farther and farther to the west, have retained their savage habits. A portion, however, of the Southern tribes, having mingled much with the whites and made some progress in the arts of civilized life, have lately attempted to erect an independent government within the limits of Georgia and Alabama. These States, claiming to be the only sovereigns within their territories, extended their laws over the Indians, which induced the latter to call upon the United States for protection.&lt;br/&gt;&lt;br/&gt;Under these circumstances the question presented was whether the General Government had a right to sustain those people in their pretensions. The Constitution declares that &amp;quot;no new State shall be formed or erected within the jurisdiction of any other State&amp;quot; without the consent of its legislature. If the General Government is not permitted to tolerate the erection of a confederate State within the territory of one of the members of this Union against her consent, much less could it allow a foreign and independent government to establish itself there.&lt;br/&gt;&lt;br/&gt;</text:p>
          </table:table-cell>
          <table:table-cell office:value-type="string">
            <text:p>Government</text:p>
          </table:table-cell>
          <table:table-cell office:value-type="string">
            <text:p>http://en.wikipedia.org/wiki/Government</text:p>
          </table:table-cell>
          <table:table-cell office:value-type="string">
            <text:p>Harold Richman</text:p>
          </table:table-cell>
          <table:table-cell office:value-type="string">
            <text:p>http://en.wikipedia.org/wiki/Harold_Richman</text:p>
          </table:table-cell>
          <table:table-cell/>
          <table:table-cell office:value-type="float" office:value="2">
            <text:p>2</text:p>
          </table:table-cell>
          <table:table-cell table:number-columns-repeated="3"/>
          <table:table-cell table:formula="of:=CONCATENATE([.AB371];&quot;,&quot;;[.AC371];&quot;,&quot;; TEXT([.AK371];&quot;#&quot;))" office:value-type="string" office:string-value="LAU_ET_AL,EDA,2">
            <text:p>LAU_ET_AL,EDA,2</text:p>
          </table:table-cell>
        </table:table-row>
        <table:table-row table:style-name="ro1">
          <table:table-cell office:value-type="string">
            <text:p>24RU8P9Y38TWB668Z4PIU0JTDE4HY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FJ98D8J3VE7B1GYU83GBMCKIS2XH0</text:p>
          </table:table-cell>
          <table:table-cell office:value-type="string">
            <text:p>A3FXEZL2BLXHHH</text:p>
          </table:table-cell>
          <table:table-cell office:value-type="string">
            <text:p>Submitted</text:p>
          </table:table-cell>
          <table:table-cell office:value-type="string">
            <text:p>Sat Nov 10 10:44:32 GMT 2012</text:p>
          </table:table-cell>
          <table:table-cell office:value-type="string">
            <text:p>Sat Nov 10 10:47:02 GMT 2012</text:p>
          </table:table-cell>
          <table:table-cell office:value-type="string">
            <text:p>Sat Nov 17 02:47:02 PST 2012</text:p>
          </table:table-cell>
          <table:table-cell table:number-columns-repeated="3"/>
          <table:table-cell office:value-type="float" office:value="150">
            <text:p>150</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Andrew_Jackson_1:30.txt</text:p>
          </table:table-cell>
          <table:table-cell office:value-type="string">
            <text:p>The condition and ulterior destiny of the Indian tribes within the limits of some of our States have become objects of much interest and importance. It has long been the policy of Government to introduce among them the arts of civilization, in the hope of gradually reclaiming them from a wandering life. This policy has, however, been coupled with another wholly incompatible with its success. Professing a desire to civilize and settle them, we have at the same time lost no opportunity to purchase their lands and thrust them farther into the wilderness. By this means they have not only been kept in a wandering state, but been led to look upon us as unjust and indifferent to their fate. Thus, though lavish in its expenditures upon the subject, Government has constantly defeated its own policy, and the Indians in general, receding farther and farther to the west, have retained their savage habits. A portion, however, of the Southern tribes, having mingled much with the whites and made some progress in the arts of civilized life, have lately attempted to erect an independent government within the limits of Georgia and Alabama. These States, claiming to be the only sovereigns within their territories, extended their laws over the Indians, which induced the latter to call upon the United States for protection.&lt;br/&gt;&lt;br/&gt;Under these circumstances the question presented was whether the General Government had a right to sustain those people in their pretensions. The Constitution declares that &amp;quot;no new State shall be formed or erected within the jurisdiction of any other State&amp;quot; without the consent of its legislature. If the General Government is not permitted to tolerate the erection of a confederate State within the territory of one of the members of this Union against her consent, much less could it allow a foreign and independent government to establish itself there.&lt;br/&gt;&lt;br/&gt;</text:p>
          </table:table-cell>
          <table:table-cell office:value-type="string">
            <text:p>Government</text:p>
          </table:table-cell>
          <table:table-cell office:value-type="string">
            <text:p>http://en.wikipedia.org/wiki/Government</text:p>
          </table:table-cell>
          <table:table-cell office:value-type="string">
            <text:p>Harold Richman</text:p>
          </table:table-cell>
          <table:table-cell office:value-type="string">
            <text:p>http://en.wikipedia.org/wiki/Harold_Richman</text:p>
          </table:table-cell>
          <table:table-cell/>
          <table:table-cell office:value-type="float" office:value="1">
            <text:p>1</text:p>
          </table:table-cell>
          <table:table-cell table:number-columns-repeated="3"/>
          <table:table-cell table:formula="of:=CONCATENATE([.AB372];&quot;,&quot;;[.AC372];&quot;,&quot;; TEXT([.AK372];&quot;#&quot;))" office:value-type="string" office:string-value="LAU_ET_AL,EDA,1">
            <text:p>LAU_ET_AL,EDA,1</text:p>
          </table:table-cell>
        </table:table-row>
        <table:table-row table:style-name="ro1">
          <table:table-cell office:value-type="string">
            <text:p>24RU8P9Y38TWB668Z4PIU0JTDE4HY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JJNDWIOV1S77WRI0QL1BYDZI58XIK</text:p>
          </table:table-cell>
          <table:table-cell office:value-type="string">
            <text:p>A1AVAUPSZLDN64</text:p>
          </table:table-cell>
          <table:table-cell office:value-type="string">
            <text:p>Submitted</text:p>
          </table:table-cell>
          <table:table-cell office:value-type="string">
            <text:p>Sat Nov 10 07:37:59 GMT 2012</text:p>
          </table:table-cell>
          <table:table-cell office:value-type="string">
            <text:p>Sat Nov 10 07:38:18 GMT 2012</text:p>
          </table:table-cell>
          <table:table-cell office:value-type="string">
            <text:p>Fri Nov 16 23:38:18 PST 2012</text:p>
          </table:table-cell>
          <table:table-cell table:number-columns-repeated="3"/>
          <table:table-cell office:value-type="float" office:value="19">
            <text:p>19</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Andrew_Jackson_1:30.txt</text:p>
          </table:table-cell>
          <table:table-cell office:value-type="string">
            <text:p>The condition and ulterior destiny of the Indian tribes within the limits of some of our States have become objects of much interest and importance. It has long been the policy of Government to introduce among them the arts of civilization, in the hope of gradually reclaiming them from a wandering life. This policy has, however, been coupled with another wholly incompatible with its success. Professing a desire to civilize and settle them, we have at the same time lost no opportunity to purchase their lands and thrust them farther into the wilderness. By this means they have not only been kept in a wandering state, but been led to look upon us as unjust and indifferent to their fate. Thus, though lavish in its expenditures upon the subject, Government has constantly defeated its own policy, and the Indians in general, receding farther and farther to the west, have retained their savage habits. A portion, however, of the Southern tribes, having mingled much with the whites and made some progress in the arts of civilized life, have lately attempted to erect an independent government within the limits of Georgia and Alabama. These States, claiming to be the only sovereigns within their territories, extended their laws over the Indians, which induced the latter to call upon the United States for protection.&lt;br/&gt;&lt;br/&gt;Under these circumstances the question presented was whether the General Government had a right to sustain those people in their pretensions. The Constitution declares that &amp;quot;no new State shall be formed or erected within the jurisdiction of any other State&amp;quot; without the consent of its legislature. If the General Government is not permitted to tolerate the erection of a confederate State within the territory of one of the members of this Union against her consent, much less could it allow a foreign and independent government to establish itself there.&lt;br/&gt;&lt;br/&gt;</text:p>
          </table:table-cell>
          <table:table-cell office:value-type="string">
            <text:p>Government</text:p>
          </table:table-cell>
          <table:table-cell office:value-type="string">
            <text:p>http://en.wikipedia.org/wiki/Government</text:p>
          </table:table-cell>
          <table:table-cell office:value-type="string">
            <text:p>Harold Richman</text:p>
          </table:table-cell>
          <table:table-cell office:value-type="string">
            <text:p>http://en.wikipedia.org/wiki/Harold_Richman</text:p>
          </table:table-cell>
          <table:table-cell/>
          <table:table-cell office:value-type="float" office:value="1">
            <text:p>1</text:p>
          </table:table-cell>
          <table:table-cell table:number-columns-repeated="3"/>
          <table:table-cell table:formula="of:=CONCATENATE([.AB373];&quot;,&quot;;[.AC373];&quot;,&quot;; TEXT([.AK373];&quot;#&quot;))" office:value-type="string" office:string-value="LAU_ET_AL,EDA,1">
            <text:p>LAU_ET_AL,EDA,1</text:p>
          </table:table-cell>
        </table:table-row>
        <table:table-row table:style-name="ro1">
          <table:table-cell office:value-type="string">
            <text:p>2808IUB2YU98YQGYSLUL8FBJCG58K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0YSVQ8H88MQ9F9AVLMCQ1RX7MG7Q8</text:p>
          </table:table-cell>
          <table:table-cell office:value-type="string">
            <text:p>A1FE99W26464IW</text:p>
          </table:table-cell>
          <table:table-cell office:value-type="string">
            <text:p>Submitted</text:p>
          </table:table-cell>
          <table:table-cell office:value-type="string">
            <text:p>Sat Nov 10 09:10:42 GMT 2012</text:p>
          </table:table-cell>
          <table:table-cell office:value-type="string">
            <text:p>Sat Nov 10 09:11:42 GMT 2012</text:p>
          </table:table-cell>
          <table:table-cell office:value-type="string">
            <text:p>Sat Nov 17 01:11:42 PST 2012</text:p>
          </table:table-cell>
          <table:table-cell table:number-columns-repeated="3"/>
          <table:table-cell office:value-type="float" office:value="60">
            <text:p>60</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illiam_McKinley_3:106.txt</text:p>
          </table:table-cell>
          <table:table-cell office:value-type="string">
            <text:p>Until Congress shall have made known the formal expression of its will I shall use the authority vested in me by the Constitution and the statutes to uphold the sovereignty of the United States in those distant islands as in all other places where our flag rightfully floats. I shall put at the disposal of the Army and Navy all the means which the liberality of Congress and the people have provided to cause this unprovoked and wasteful insurrection to cease. If any orders of mine were required to insure the merciful conduct of military and naval operations, they would not be lacking; but every step of the progress of our troops has been marked by q humanity which has surprised even the misguided insurgents. The truest kindness to them will be a swift and effective defeat of their present leader. The hour of victory will be the hour of clemency and reconstruction.&lt;br/&gt;&lt;br/&gt;No effort will be spared to build up the waste places desolated by war and by long years of misgovernment. We shall not wait for the end of strife to begin the beneficent work. We shall continue, as we have begun, to open the schools and the churches, to set the courts in operation, to foster industry and trade and agriculture, and in every way in our power to make these people whom Providence has brought within our jurisdiction feel that it is their liberty and not our power, their welfare and not our gain, we are seeking to enhance. Our flag has never waved over any community but in blessing. I believe the Filipinos will soon recognize the fact that it has not lost its gift of benediction in its world-wide journey to their shores.&lt;br/&gt;&lt;br/&gt;</text:p>
          </table:table-cell>
          <table:table-cell office:value-type="string">
            <text:p>Switchblade</text:p>
          </table:table-cell>
          <table:table-cell office:value-type="string">
            <text:p>http://en.wikipedia.org/wiki/Switchblade</text:p>
          </table:table-cell>
          <table:table-cell office:value-type="string">
            <text:p>Charles Stewart Parnell</text:p>
          </table:table-cell>
          <table:table-cell office:value-type="string">
            <text:p>http://en.wikipedia.org/wiki/Charles_Stewart_Parnell</text:p>
          </table:table-cell>
          <table:table-cell/>
          <table:table-cell office:value-type="float" office:value="2">
            <text:p>2</text:p>
          </table:table-cell>
          <table:table-cell table:number-columns-repeated="3"/>
          <table:table-cell table:formula="of:=CONCATENATE([.AB374];&quot;,&quot;;[.AC374];&quot;,&quot;; TEXT([.AK374];&quot;#&quot;))" office:value-type="string" office:string-value="LAU_ET_AL,EDA,2">
            <text:p>LAU_ET_AL,EDA,2</text:p>
          </table:table-cell>
        </table:table-row>
        <table:table-row table:style-name="ro1">
          <table:table-cell office:value-type="string">
            <text:p>2808IUB2YU98YQGYSLUL8FBJCG58K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6Q2AOO2GMMEVXCLX23MEIAAC9D662</text:p>
          </table:table-cell>
          <table:table-cell office:value-type="string">
            <text:p>A997OZ3H2B3Q2</text:p>
          </table:table-cell>
          <table:table-cell office:value-type="string">
            <text:p>Submitted</text:p>
          </table:table-cell>
          <table:table-cell office:value-type="string">
            <text:p>Sat Nov 10 07:01:01 GMT 2012</text:p>
          </table:table-cell>
          <table:table-cell office:value-type="string">
            <text:p>Sat Nov 10 07:01:29 GMT 2012</text:p>
          </table:table-cell>
          <table:table-cell office:value-type="string">
            <text:p>Fri Nov 16 23:01:29 PST 2012</text:p>
          </table:table-cell>
          <table:table-cell table:number-columns-repeated="3"/>
          <table:table-cell office:value-type="float" office:value="28">
            <text:p>28</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illiam_McKinley_3:106.txt</text:p>
          </table:table-cell>
          <table:table-cell office:value-type="string">
            <text:p>Until Congress shall have made known the formal expression of its will I shall use the authority vested in me by the Constitution and the statutes to uphold the sovereignty of the United States in those distant islands as in all other places where our flag rightfully floats. I shall put at the disposal of the Army and Navy all the means which the liberality of Congress and the people have provided to cause this unprovoked and wasteful insurrection to cease. If any orders of mine were required to insure the merciful conduct of military and naval operations, they would not be lacking; but every step of the progress of our troops has been marked by q humanity which has surprised even the misguided insurgents. The truest kindness to them will be a swift and effective defeat of their present leader. The hour of victory will be the hour of clemency and reconstruction.&lt;br/&gt;&lt;br/&gt;No effort will be spared to build up the waste places desolated by war and by long years of misgovernment. We shall not wait for the end of strife to begin the beneficent work. We shall continue, as we have begun, to open the schools and the churches, to set the courts in operation, to foster industry and trade and agriculture, and in every way in our power to make these people whom Providence has brought within our jurisdiction feel that it is their liberty and not our power, their welfare and not our gain, we are seeking to enhance. Our flag has never waved over any community but in blessing. I believe the Filipinos will soon recognize the fact that it has not lost its gift of benediction in its world-wide journey to their shores.&lt;br/&gt;&lt;br/&gt;</text:p>
          </table:table-cell>
          <table:table-cell office:value-type="string">
            <text:p>Switchblade</text:p>
          </table:table-cell>
          <table:table-cell office:value-type="string">
            <text:p>http://en.wikipedia.org/wiki/Switchblade</text:p>
          </table:table-cell>
          <table:table-cell office:value-type="string">
            <text:p>Charles Stewart Parnell</text:p>
          </table:table-cell>
          <table:table-cell office:value-type="string">
            <text:p>http://en.wikipedia.org/wiki/Charles_Stewart_Parnell</text:p>
          </table:table-cell>
          <table:table-cell/>
          <table:table-cell office:value-type="float" office:value="2">
            <text:p>2</text:p>
          </table:table-cell>
          <table:table-cell table:number-columns-repeated="3"/>
          <table:table-cell table:formula="of:=CONCATENATE([.AB375];&quot;,&quot;;[.AC375];&quot;,&quot;; TEXT([.AK375];&quot;#&quot;))" office:value-type="string" office:string-value="LAU_ET_AL,EDA,2">
            <text:p>LAU_ET_AL,EDA,2</text:p>
          </table:table-cell>
        </table:table-row>
        <table:table-row table:style-name="ro1">
          <table:table-cell office:value-type="string">
            <text:p>2808IUB2YU98YQGYSLUL8FBJCG58K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BTK274J79KQBFPDUEXU5FCDEMWFHF</text:p>
          </table:table-cell>
          <table:table-cell office:value-type="string">
            <text:p>A1AVAUPSZLDN64</text:p>
          </table:table-cell>
          <table:table-cell office:value-type="string">
            <text:p>Submitted</text:p>
          </table:table-cell>
          <table:table-cell office:value-type="string">
            <text:p>Sat Nov 10 07:02:39 GMT 2012</text:p>
          </table:table-cell>
          <table:table-cell office:value-type="string">
            <text:p>Sat Nov 10 07:02:55 GMT 2012</text:p>
          </table:table-cell>
          <table:table-cell office:value-type="string">
            <text:p>Fri Nov 16 23:02:55 PST 2012</text:p>
          </table:table-cell>
          <table:table-cell table:number-columns-repeated="3"/>
          <table:table-cell office:value-type="float" office:value="16">
            <text:p>1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illiam_McKinley_3:106.txt</text:p>
          </table:table-cell>
          <table:table-cell office:value-type="string">
            <text:p>Until Congress shall have made known the formal expression of its will I shall use the authority vested in me by the Constitution and the statutes to uphold the sovereignty of the United States in those distant islands as in all other places where our flag rightfully floats. I shall put at the disposal of the Army and Navy all the means which the liberality of Congress and the people have provided to cause this unprovoked and wasteful insurrection to cease. If any orders of mine were required to insure the merciful conduct of military and naval operations, they would not be lacking; but every step of the progress of our troops has been marked by q humanity which has surprised even the misguided insurgents. The truest kindness to them will be a swift and effective defeat of their present leader. The hour of victory will be the hour of clemency and reconstruction.&lt;br/&gt;&lt;br/&gt;No effort will be spared to build up the waste places desolated by war and by long years of misgovernment. We shall not wait for the end of strife to begin the beneficent work. We shall continue, as we have begun, to open the schools and the churches, to set the courts in operation, to foster industry and trade and agriculture, and in every way in our power to make these people whom Providence has brought within our jurisdiction feel that it is their liberty and not our power, their welfare and not our gain, we are seeking to enhance. Our flag has never waved over any community but in blessing. I believe the Filipinos will soon recognize the fact that it has not lost its gift of benediction in its world-wide journey to their shores.&lt;br/&gt;&lt;br/&gt;</text:p>
          </table:table-cell>
          <table:table-cell office:value-type="string">
            <text:p>Switchblade</text:p>
          </table:table-cell>
          <table:table-cell office:value-type="string">
            <text:p>http://en.wikipedia.org/wiki/Switchblade</text:p>
          </table:table-cell>
          <table:table-cell office:value-type="string">
            <text:p>Charles Stewart Parnell</text:p>
          </table:table-cell>
          <table:table-cell office:value-type="string">
            <text:p>http://en.wikipedia.org/wiki/Charles_Stewart_Parnell</text:p>
          </table:table-cell>
          <table:table-cell office:value-type="string">
            <text:p>neither are close at all.</text:p>
          </table:table-cell>
          <table:table-cell office:value-type="float" office:value="2">
            <text:p>2</text:p>
          </table:table-cell>
          <table:table-cell table:number-columns-repeated="3"/>
          <table:table-cell table:formula="of:=CONCATENATE([.AB376];&quot;,&quot;;[.AC376];&quot;,&quot;; TEXT([.AK376];&quot;#&quot;))" office:value-type="string" office:string-value="LAU_ET_AL,EDA,2">
            <text:p>LAU_ET_AL,EDA,2</text:p>
          </table:table-cell>
        </table:table-row>
        <table:table-row table:style-name="ro1">
          <table:table-cell office:value-type="string">
            <text:p>2DJINMHGYQ4JIWYGDL6MNFOY1GA8L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EAXKO2L92HER5YB4DPOKCF0M75FE2</text:p>
          </table:table-cell>
          <table:table-cell office:value-type="string">
            <text:p>A997OZ3H2B3Q2</text:p>
          </table:table-cell>
          <table:table-cell office:value-type="string">
            <text:p>Submitted</text:p>
          </table:table-cell>
          <table:table-cell office:value-type="string">
            <text:p>Sat Nov 10 07:13:59 GMT 2012</text:p>
          </table:table-cell>
          <table:table-cell office:value-type="string">
            <text:p>Sat Nov 10 07:14:11 GMT 2012</text:p>
          </table:table-cell>
          <table:table-cell office:value-type="string">
            <text:p>Fri Nov 16 23:14:11 PST 2012</text:p>
          </table:table-cell>
          <table:table-cell table:number-columns-repeated="3"/>
          <table:table-cell office:value-type="float" office:value="12">
            <text:p>12</text:p>
          </table:table-cell>
          <table:table-cell office:value-type="string">
            <text:p>100% (218/218)</text:p>
          </table:table-cell>
          <table:table-cell table:number-columns-repeated="2"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Ulysses_S._Grant_6:28.txt</text:p>
          </table:table-cell>
          <table:table-cell office:value-type="string">
            <text:p>The gentlemen who have given their services, without compensation, as members of the board to devise rules and regulations for the government of the civil service of the country have shown much zeal and earnestness in their work, and to them, as well as to myself, it will be a source of mortification if it is to be thrown away. But I repeat that it is impossible to carry this system to a successful issue without general approval and assistance and positive law to support it.&lt;br/&gt;&lt;br/&gt;I have stated that three elements of prosperity to the nation--capital, labor, skilled and unskilled, and products of the soil--still remain with us. To direct the employment of these is a problem deserving the most serious attention of Congress. If employment can be given to all the labor offering itself, prosperity necessarily follows. I have expressed the opinion, and repeat it, that the first requisite to the accomplishment of this end is the substitution of a sound currency in place of one of a fluctuating value. This secured, there are many interests that might be fostered to the great profit of both labor and capital. How to induce capital to employ labor is the question. The subject of cheap transportation has occupied the attention of Congress. Much new light on this question will without doubt be given by the committee appointed by the last Congress to investigate and report upon this subject.&lt;br/&gt;&lt;br/&gt;</text:p>
          </table:table-cell>
          <table:table-cell office:value-type="string">
            <text:p>Board of Managers</text:p>
          </table:table-cell>
          <table:table-cell office:value-type="string">
            <text:p>http://en.wikipedia.org/wiki/Board_of_Managers</text:p>
          </table:table-cell>
          <table:table-cell office:value-type="string">
            <text:p>Stanley A. McChrystal</text:p>
          </table:table-cell>
          <table:table-cell office:value-type="string">
            <text:p>http://en.wikipedia.org/wiki/Stanley_A._McChrystal</text:p>
          </table:table-cell>
          <table:table-cell office:value-type="string">
            <text:p>no relation with either two choices</text:p>
          </table:table-cell>
          <table:table-cell office:value-type="float" office:value="2">
            <text:p>2</text:p>
          </table:table-cell>
          <table:table-cell table:number-columns-repeated="3"/>
          <table:table-cell table:formula="of:=CONCATENATE([.AB377];&quot;,&quot;;[.AC377];&quot;,&quot;; TEXT([.AK377];&quot;#&quot;))" office:value-type="string" office:string-value="RANDOM,LAU_ET_AL,2">
            <text:p>RANDOM,LAU_ET_AL,2</text:p>
          </table:table-cell>
        </table:table-row>
        <table:table-row table:style-name="ro1">
          <table:table-cell office:value-type="string">
            <text:p>2DJINMHGYQ4JIWYGDL6MNFOY1GA8L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IKV7WGKCCVL0C0FADDHIPQ4MQMT3U</text:p>
          </table:table-cell>
          <table:table-cell office:value-type="string">
            <text:p>A1AVAUPSZLDN64</text:p>
          </table:table-cell>
          <table:table-cell office:value-type="string">
            <text:p>Submitted</text:p>
          </table:table-cell>
          <table:table-cell office:value-type="string">
            <text:p>Sat Nov 10 07:03:48 GMT 2012</text:p>
          </table:table-cell>
          <table:table-cell office:value-type="string">
            <text:p>Sat Nov 10 07:04:03 GMT 2012</text:p>
          </table:table-cell>
          <table:table-cell office:value-type="string">
            <text:p>Fri Nov 16 23:04:03 PST 2012</text:p>
          </table:table-cell>
          <table:table-cell table:number-columns-repeated="3"/>
          <table:table-cell office:value-type="float" office:value="15">
            <text:p>15</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Ulysses_S._Grant_6:28.txt</text:p>
          </table:table-cell>
          <table:table-cell office:value-type="string">
            <text:p>The gentlemen who have given their services, without compensation, as members of the board to devise rules and regulations for the government of the civil service of the country have shown much zeal and earnestness in their work, and to them, as well as to myself, it will be a source of mortification if it is to be thrown away. But I repeat that it is impossible to carry this system to a successful issue without general approval and assistance and positive law to support it.&lt;br/&gt;&lt;br/&gt;I have stated that three elements of prosperity to the nation--capital, labor, skilled and unskilled, and products of the soil--still remain with us. To direct the employment of these is a problem deserving the most serious attention of Congress. If employment can be given to all the labor offering itself, prosperity necessarily follows. I have expressed the opinion, and repeat it, that the first requisite to the accomplishment of this end is the substitution of a sound currency in place of one of a fluctuating value. This secured, there are many interests that might be fostered to the great profit of both labor and capital. How to induce capital to employ labor is the question. The subject of cheap transportation has occupied the attention of Congress. Much new light on this question will without doubt be given by the committee appointed by the last Congress to investigate and report upon this subject.&lt;br/&gt;&lt;br/&gt;</text:p>
          </table:table-cell>
          <table:table-cell office:value-type="string">
            <text:p>Board of Managers</text:p>
          </table:table-cell>
          <table:table-cell office:value-type="string">
            <text:p>http://en.wikipedia.org/wiki/Board_of_Managers</text:p>
          </table:table-cell>
          <table:table-cell office:value-type="string">
            <text:p>Stanley A. McChrystal</text:p>
          </table:table-cell>
          <table:table-cell office:value-type="string">
            <text:p>http://en.wikipedia.org/wiki/Stanley_A._McChrystal</text:p>
          </table:table-cell>
          <table:table-cell office:value-type="string">
            <text:p>neither are close</text:p>
          </table:table-cell>
          <table:table-cell office:value-type="float" office:value="2">
            <text:p>2</text:p>
          </table:table-cell>
          <table:table-cell table:number-columns-repeated="3"/>
          <table:table-cell table:formula="of:=CONCATENATE([.AB378];&quot;,&quot;;[.AC378];&quot;,&quot;; TEXT([.AK378];&quot;#&quot;))" office:value-type="string" office:string-value="RANDOM,LAU_ET_AL,2">
            <text:p>RANDOM,LAU_ET_AL,2</text:p>
          </table:table-cell>
        </table:table-row>
        <table:table-row table:style-name="ro1">
          <table:table-cell office:value-type="string">
            <text:p>2DJINMHGYQ4JIWYGDL6MNFOY1GA8L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U4J011K274JMI8V3GS8V46U7W8DBJ</text:p>
          </table:table-cell>
          <table:table-cell office:value-type="string">
            <text:p>A1PQNUX4BZE5O0</text:p>
          </table:table-cell>
          <table:table-cell office:value-type="string">
            <text:p>Submitted</text:p>
          </table:table-cell>
          <table:table-cell office:value-type="string">
            <text:p>Sat Nov 10 06:05:40 GMT 2012</text:p>
          </table:table-cell>
          <table:table-cell office:value-type="string">
            <text:p>Sat Nov 10 06:06:42 GMT 2012</text:p>
          </table:table-cell>
          <table:table-cell office:value-type="string">
            <text:p>Fri Nov 16 22:06:42 PST 2012</text:p>
          </table:table-cell>
          <table:table-cell table:number-columns-repeated="3"/>
          <table:table-cell office:value-type="float" office:value="62">
            <text:p>62</text:p>
          </table:table-cell>
          <table:table-cell office:value-type="string">
            <text:p>100% (5/5)</text:p>
          </table:table-cell>
          <table:table-cell table:number-columns-repeated="2"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Ulysses_S._Grant_6:28.txt</text:p>
          </table:table-cell>
          <table:table-cell office:value-type="string">
            <text:p>The gentlemen who have given their services, without compensation, as members of the board to devise rules and regulations for the government of the civil service of the country have shown much zeal and earnestness in their work, and to them, as well as to myself, it will be a source of mortification if it is to be thrown away. But I repeat that it is impossible to carry this system to a successful issue without general approval and assistance and positive law to support it.&lt;br/&gt;&lt;br/&gt;I have stated that three elements of prosperity to the nation--capital, labor, skilled and unskilled, and products of the soil--still remain with us. To direct the employment of these is a problem deserving the most serious attention of Congress. If employment can be given to all the labor offering itself, prosperity necessarily follows. I have expressed the opinion, and repeat it, that the first requisite to the accomplishment of this end is the substitution of a sound currency in place of one of a fluctuating value. This secured, there are many interests that might be fostered to the great profit of both labor and capital. How to induce capital to employ labor is the question. The subject of cheap transportation has occupied the attention of Congress. Much new light on this question will without doubt be given by the committee appointed by the last Congress to investigate and report upon this subject.&lt;br/&gt;&lt;br/&gt;</text:p>
          </table:table-cell>
          <table:table-cell office:value-type="string">
            <text:p>Board of Managers</text:p>
          </table:table-cell>
          <table:table-cell office:value-type="string">
            <text:p>http://en.wikipedia.org/wiki/Board_of_Managers</text:p>
          </table:table-cell>
          <table:table-cell office:value-type="string">
            <text:p>Stanley A. McChrystal</text:p>
          </table:table-cell>
          <table:table-cell office:value-type="string">
            <text:p>http://en.wikipedia.org/wiki/Stanley_A._McChrystal</text:p>
          </table:table-cell>
          <table:table-cell/>
          <table:table-cell office:value-type="float" office:value="1">
            <text:p>1</text:p>
          </table:table-cell>
          <table:table-cell table:number-columns-repeated="3"/>
          <table:table-cell table:formula="of:=CONCATENATE([.AB379];&quot;,&quot;;[.AC379];&quot;,&quot;; TEXT([.AK379];&quot;#&quot;))" office:value-type="string" office:string-value="RANDOM,LAU_ET_AL,1">
            <text:p>RANDOM,LAU_ET_AL,1</text:p>
          </table:table-cell>
        </table:table-row>
        <table:table-row table:style-name="ro1">
          <table:table-cell office:value-type="string">
            <text:p>2VYDHDM25L8IOWN1DR5ZEOE4TUOFP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3UD5NQYN5F3597LC3PMVCWYLMAB7V</text:p>
          </table:table-cell>
          <table:table-cell office:value-type="string">
            <text:p>A1GQCJDGRPG8ZR</text:p>
          </table:table-cell>
          <table:table-cell office:value-type="string">
            <text:p>Submitted</text:p>
          </table:table-cell>
          <table:table-cell office:value-type="string">
            <text:p>Sat Nov 10 07:46:06 GMT 2012</text:p>
          </table:table-cell>
          <table:table-cell office:value-type="string">
            <text:p>Sat Nov 10 07:46:20 GMT 2012</text:p>
          </table:table-cell>
          <table:table-cell office:value-type="string">
            <text:p>Fri Nov 16 23:46:20 PST 2012</text:p>
          </table:table-cell>
          <table:table-cell table:number-columns-repeated="3"/>
          <table:table-cell office:value-type="float" office:value="14">
            <text:p>14</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Lyndon_Baines_Johnson_3:71.txt</text:p>
          </table:table-cell>
          <table:table-cell office:value-type="string">
            <text:p>And let me be absolutely clear: The days may become months, and the months may become years, but we will stay as long as aggression commands us to battle.&lt;br/&gt;&lt;br/&gt;There may be some who do not want peace, whose ambitions stretch so far that war in Vietnam is but a welcome and convenient episode in an immense design to subdue history to their will. But for others it must now be clear--the choice is not between peace and victory, it lies between peace and the ravages of a conflict from which they can only lose.&lt;br/&gt;&lt;br/&gt;</text:p>
          </table:table-cell>
          <table:table-cell office:value-type="string">
            <text:p>Nations</text:p>
          </table:table-cell>
          <table:table-cell office:value-type="string">
            <text:p>http://en.wikipedia.org/wiki/Nations</text:p>
          </table:table-cell>
          <table:table-cell office:value-type="string">
            <text:p>Viktor Kozin</text:p>
          </table:table-cell>
          <table:table-cell office:value-type="string">
            <text:p>http://en.wikipedia.org/wiki/Viktor_Kozin</text:p>
          </table:table-cell>
          <table:table-cell/>
          <table:table-cell office:value-type="float" office:value="2">
            <text:p>2</text:p>
          </table:table-cell>
          <table:table-cell table:number-columns-repeated="3"/>
          <table:table-cell table:formula="of:=CONCATENATE([.AB380];&quot;,&quot;;[.AC380];&quot;,&quot;; TEXT([.AK380];&quot;#&quot;))" office:value-type="string" office:string-value="LAU_ET_AL,EDA,2">
            <text:p>LAU_ET_AL,EDA,2</text:p>
          </table:table-cell>
        </table:table-row>
        <table:table-row table:style-name="ro1">
          <table:table-cell office:value-type="string">
            <text:p>2VYDHDM25L8IOWN1DR5ZEOE4TUOFP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6UDIPDOBDDPNY71R44DGXMBD830BJ</text:p>
          </table:table-cell>
          <table:table-cell office:value-type="string">
            <text:p>A997OZ3H2B3Q2</text:p>
          </table:table-cell>
          <table:table-cell office:value-type="string">
            <text:p>Submitted</text:p>
          </table:table-cell>
          <table:table-cell office:value-type="string">
            <text:p>Sat Nov 10 07:15:34 GMT 2012</text:p>
          </table:table-cell>
          <table:table-cell office:value-type="string">
            <text:p>Sat Nov 10 07:16:07 GMT 2012</text:p>
          </table:table-cell>
          <table:table-cell office:value-type="string">
            <text:p>Fri Nov 16 23:16:07 PST 2012</text:p>
          </table:table-cell>
          <table:table-cell table:number-columns-repeated="3"/>
          <table:table-cell office:value-type="float" office:value="33">
            <text:p>33</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Lyndon_Baines_Johnson_3:71.txt</text:p>
          </table:table-cell>
          <table:table-cell office:value-type="string">
            <text:p>And let me be absolutely clear: The days may become months, and the months may become years, but we will stay as long as aggression commands us to battle.&lt;br/&gt;&lt;br/&gt;There may be some who do not want peace, whose ambitions stretch so far that war in Vietnam is but a welcome and convenient episode in an immense design to subdue history to their will. But for others it must now be clear--the choice is not between peace and victory, it lies between peace and the ravages of a conflict from which they can only lose.&lt;br/&gt;&lt;br/&gt;</text:p>
          </table:table-cell>
          <table:table-cell office:value-type="string">
            <text:p>Nations</text:p>
          </table:table-cell>
          <table:table-cell office:value-type="string">
            <text:p>http://en.wikipedia.org/wiki/Nations</text:p>
          </table:table-cell>
          <table:table-cell office:value-type="string">
            <text:p>Viktor Kozin</text:p>
          </table:table-cell>
          <table:table-cell office:value-type="string">
            <text:p>http://en.wikipedia.org/wiki/Viktor_Kozin</text:p>
          </table:table-cell>
          <table:table-cell/>
          <table:table-cell office:value-type="float" office:value="1">
            <text:p>1</text:p>
          </table:table-cell>
          <table:table-cell table:number-columns-repeated="3"/>
          <table:table-cell table:formula="of:=CONCATENATE([.AB381];&quot;,&quot;;[.AC381];&quot;,&quot;; TEXT([.AK381];&quot;#&quot;))" office:value-type="string" office:string-value="LAU_ET_AL,EDA,1">
            <text:p>LAU_ET_AL,EDA,1</text:p>
          </table:table-cell>
        </table:table-row>
        <table:table-row table:style-name="ro1">
          <table:table-cell office:value-type="string">
            <text:p>2VYDHDM25L8IOWN1DR5ZEOE4TUOFP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RX7DZKPFE4EVM5ITCWLGI9N9E75FS</text:p>
          </table:table-cell>
          <table:table-cell office:value-type="string">
            <text:p>A1AVAUPSZLDN64</text:p>
          </table:table-cell>
          <table:table-cell office:value-type="string">
            <text:p>Submitted</text:p>
          </table:table-cell>
          <table:table-cell office:value-type="string">
            <text:p>Sat Nov 10 07:42:23 GMT 2012</text:p>
          </table:table-cell>
          <table:table-cell office:value-type="string">
            <text:p>Sat Nov 10 07:42:34 GMT 2012</text:p>
          </table:table-cell>
          <table:table-cell office:value-type="string">
            <text:p>Fri Nov 16 23:42:34 PST 2012</text:p>
          </table:table-cell>
          <table:table-cell table:number-columns-repeated="3"/>
          <table:table-cell office:value-type="float" office:value="11">
            <text:p>11</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Lyndon_Baines_Johnson_3:71.txt</text:p>
          </table:table-cell>
          <table:table-cell office:value-type="string">
            <text:p>And let me be absolutely clear: The days may become months, and the months may become years, but we will stay as long as aggression commands us to battle.&lt;br/&gt;&lt;br/&gt;There may be some who do not want peace, whose ambitions stretch so far that war in Vietnam is but a welcome and convenient episode in an immense design to subdue history to their will. But for others it must now be clear--the choice is not between peace and victory, it lies between peace and the ravages of a conflict from which they can only lose.&lt;br/&gt;&lt;br/&gt;</text:p>
          </table:table-cell>
          <table:table-cell office:value-type="string">
            <text:p>Nations</text:p>
          </table:table-cell>
          <table:table-cell office:value-type="string">
            <text:p>http://en.wikipedia.org/wiki/Nations</text:p>
          </table:table-cell>
          <table:table-cell office:value-type="string">
            <text:p>Viktor Kozin</text:p>
          </table:table-cell>
          <table:table-cell office:value-type="string">
            <text:p>http://en.wikipedia.org/wiki/Viktor_Kozin</text:p>
          </table:table-cell>
          <table:table-cell/>
          <table:table-cell office:value-type="float" office:value="1">
            <text:p>1</text:p>
          </table:table-cell>
          <table:table-cell table:number-columns-repeated="3"/>
          <table:table-cell table:formula="of:=CONCATENATE([.AB382];&quot;,&quot;;[.AC382];&quot;,&quot;; TEXT([.AK382];&quot;#&quot;))" office:value-type="string" office:string-value="LAU_ET_AL,EDA,1">
            <text:p>LAU_ET_AL,EDA,1</text:p>
          </table:table-cell>
        </table:table-row>
        <table:table-row table:style-name="ro1">
          <table:table-cell office:value-type="string">
            <text:p>21CDD8XMB3Q3O8OGD4KOET4EYQAFQ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11Y8TNKIMZS1E8KO2TOU0PG5W1XAC</text:p>
          </table:table-cell>
          <table:table-cell office:value-type="string">
            <text:p>A1GQCJDGRPG8ZR</text:p>
          </table:table-cell>
          <table:table-cell office:value-type="string">
            <text:p>Submitted</text:p>
          </table:table-cell>
          <table:table-cell office:value-type="string">
            <text:p>Sat Nov 10 06:53:59 GMT 2012</text:p>
          </table:table-cell>
          <table:table-cell office:value-type="string">
            <text:p>Sat Nov 10 06:55:21 GMT 2012</text:p>
          </table:table-cell>
          <table:table-cell office:value-type="string">
            <text:p>Fri Nov 16 22:55:21 PST 2012</text:p>
          </table:table-cell>
          <table:table-cell table:number-columns-repeated="3"/>
          <table:table-cell office:value-type="float" office:value="82">
            <text:p>82</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Lyndon_Baines_Johnson_1:36.txt</text:p>
          </table:table-cell>
          <table:table-cell office:value-type="string">
            <text:p>Eighth, we must strengthen the ability of free nations everywhere to develop their independence and raise their standard of living, and thereby frustrate those who prey on poverty and chaos. To do this, the rich must help the poor--and we must do our part. We must achieve a more rigorous administration of our development assistance, with larger roles for private investors, for other industrialized nations, and for international agencies and for the recipient nations themselves.&lt;br/&gt;&lt;br/&gt;Ninth, we must strengthen our Atlantic and Pacific partnerships, maintain our alliances and make the United Nations a more effective instrument for national independence and international order.&lt;br/&gt;&lt;br/&gt;</text:p>
          </table:table-cell>
          <table:table-cell office:value-type="string">
            <text:p>Gonzales v. Raich</text:p>
          </table:table-cell>
          <table:table-cell office:value-type="string">
            <text:p>http://en.wikipedia.org/wiki/Gonzales_v._Raich</text:p>
          </table:table-cell>
          <table:table-cell office:value-type="string">
            <text:p>Tahla, Morocco</text:p>
          </table:table-cell>
          <table:table-cell office:value-type="string">
            <text:p>http://en.wikipedia.org/wiki/Tahla,_Morocco</text:p>
          </table:table-cell>
          <table:table-cell/>
          <table:table-cell office:value-type="float" office:value="2">
            <text:p>2</text:p>
          </table:table-cell>
          <table:table-cell table:number-columns-repeated="3"/>
          <table:table-cell table:formula="of:=CONCATENATE([.AB383];&quot;,&quot;;[.AC383];&quot;,&quot;; TEXT([.AK383];&quot;#&quot;))" office:value-type="string" office:string-value="EDA,RANDOM,2">
            <text:p>EDA,RANDOM,2</text:p>
          </table:table-cell>
        </table:table-row>
        <table:table-row table:style-name="ro1">
          <table:table-cell office:value-type="string">
            <text:p>21CDD8XMB3Q3O8OGD4KOET4EYQAFQ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1U4SMEZZ2MIZVBE1IG9638T6E0L4A</text:p>
          </table:table-cell>
          <table:table-cell office:value-type="string">
            <text:p>AVQ23YRFWZKHH</text:p>
          </table:table-cell>
          <table:table-cell office:value-type="string">
            <text:p>Submitted</text:p>
          </table:table-cell>
          <table:table-cell office:value-type="string">
            <text:p>Sat Nov 10 08:17:58 GMT 2012</text:p>
          </table:table-cell>
          <table:table-cell office:value-type="string">
            <text:p>Sat Nov 10 08:18:34 GMT 2012</text:p>
          </table:table-cell>
          <table:table-cell office:value-type="string">
            <text:p>Sat Nov 17 00:18:34 PST 2012</text:p>
          </table:table-cell>
          <table:table-cell table:number-columns-repeated="3"/>
          <table:table-cell office:value-type="float" office:value="36">
            <text:p>36</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Lyndon_Baines_Johnson_1:36.txt</text:p>
          </table:table-cell>
          <table:table-cell office:value-type="string">
            <text:p>Eighth, we must strengthen the ability of free nations everywhere to develop their independence and raise their standard of living, and thereby frustrate those who prey on poverty and chaos. To do this, the rich must help the poor--and we must do our part. We must achieve a more rigorous administration of our development assistance, with larger roles for private investors, for other industrialized nations, and for international agencies and for the recipient nations themselves.&lt;br/&gt;&lt;br/&gt;Ninth, we must strengthen our Atlantic and Pacific partnerships, maintain our alliances and make the United Nations a more effective instrument for national independence and international order.&lt;br/&gt;&lt;br/&gt;</text:p>
          </table:table-cell>
          <table:table-cell office:value-type="string">
            <text:p>Gonzales v. Raich</text:p>
          </table:table-cell>
          <table:table-cell office:value-type="string">
            <text:p>http://en.wikipedia.org/wiki/Gonzales_v._Raich</text:p>
          </table:table-cell>
          <table:table-cell office:value-type="string">
            <text:p>Tahla, Morocco</text:p>
          </table:table-cell>
          <table:table-cell office:value-type="string">
            <text:p>http://en.wikipedia.org/wiki/Tahla,_Morocco</text:p>
          </table:table-cell>
          <table:table-cell/>
          <table:table-cell office:value-type="float" office:value="1">
            <text:p>1</text:p>
          </table:table-cell>
          <table:table-cell table:number-columns-repeated="3"/>
          <table:table-cell table:formula="of:=CONCATENATE([.AB384];&quot;,&quot;;[.AC384];&quot;,&quot;; TEXT([.AK384];&quot;#&quot;))" office:value-type="string" office:string-value="EDA,RANDOM,1">
            <text:p>EDA,RANDOM,1</text:p>
          </table:table-cell>
        </table:table-row>
        <table:table-row table:style-name="ro1">
          <table:table-cell office:value-type="string">
            <text:p>21CDD8XMB3Q3O8OGD4KOET4EYQAFQ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EAXKO2L92HER5YB4DPOKCF0M63EFX</text:p>
          </table:table-cell>
          <table:table-cell office:value-type="string">
            <text:p>A1AVAUPSZLDN64</text:p>
          </table:table-cell>
          <table:table-cell office:value-type="string">
            <text:p>Submitted</text:p>
          </table:table-cell>
          <table:table-cell office:value-type="string">
            <text:p>Sat Nov 10 06:55:19 GMT 2012</text:p>
          </table:table-cell>
          <table:table-cell office:value-type="string">
            <text:p>Sat Nov 10 06:57:11 GMT 2012</text:p>
          </table:table-cell>
          <table:table-cell office:value-type="string">
            <text:p>Fri Nov 16 22:57:11 PST 2012</text:p>
          </table:table-cell>
          <table:table-cell table:number-columns-repeated="3"/>
          <table:table-cell office:value-type="float" office:value="112">
            <text:p>112</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Lyndon_Baines_Johnson_1:36.txt</text:p>
          </table:table-cell>
          <table:table-cell office:value-type="string">
            <text:p>Eighth, we must strengthen the ability of free nations everywhere to develop their independence and raise their standard of living, and thereby frustrate those who prey on poverty and chaos. To do this, the rich must help the poor--and we must do our part. We must achieve a more rigorous administration of our development assistance, with larger roles for private investors, for other industrialized nations, and for international agencies and for the recipient nations themselves.&lt;br/&gt;&lt;br/&gt;Ninth, we must strengthen our Atlantic and Pacific partnerships, maintain our alliances and make the United Nations a more effective instrument for national independence and international order.&lt;br/&gt;&lt;br/&gt;</text:p>
          </table:table-cell>
          <table:table-cell office:value-type="string">
            <text:p>Gonzales v. Raich</text:p>
          </table:table-cell>
          <table:table-cell office:value-type="string">
            <text:p>http://en.wikipedia.org/wiki/Gonzales_v._Raich</text:p>
          </table:table-cell>
          <table:table-cell office:value-type="string">
            <text:p>Tahla, Morocco</text:p>
          </table:table-cell>
          <table:table-cell office:value-type="string">
            <text:p>http://en.wikipedia.org/wiki/Tahla,_Morocco</text:p>
          </table:table-cell>
          <table:table-cell office:value-type="string">
            <text:p>neither are close at all.</text:p>
          </table:table-cell>
          <table:table-cell office:value-type="float" office:value="1">
            <text:p>1</text:p>
          </table:table-cell>
          <table:table-cell table:number-columns-repeated="3"/>
          <table:table-cell table:formula="of:=CONCATENATE([.AB385];&quot;,&quot;;[.AC385];&quot;,&quot;; TEXT([.AK385];&quot;#&quot;))" office:value-type="string" office:string-value="EDA,RANDOM,1">
            <text:p>EDA,RANDOM,1</text:p>
          </table:table-cell>
        </table:table-row>
        <table:table-row table:style-name="ro1">
          <table:table-cell office:value-type="string">
            <text:p>2FC98JHSTLB3093GQJ9OJJEJUCCFR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0K1CSTMOFXRS1SNJB5YLNXJP3XSPD</text:p>
          </table:table-cell>
          <table:table-cell office:value-type="string">
            <text:p>A1AVAUPSZLDN64</text:p>
          </table:table-cell>
          <table:table-cell office:value-type="string">
            <text:p>Submitted</text:p>
          </table:table-cell>
          <table:table-cell office:value-type="string">
            <text:p>Sat Nov 10 06:11:19 GMT 2012</text:p>
          </table:table-cell>
          <table:table-cell office:value-type="string">
            <text:p>Sat Nov 10 06:11:39 GMT 2012</text:p>
          </table:table-cell>
          <table:table-cell office:value-type="string">
            <text:p>Fri Nov 16 22:11:39 PST 2012</text:p>
          </table:table-cell>
          <table:table-cell table:number-columns-repeated="3"/>
          <table:table-cell office:value-type="float" office:value="20">
            <text:p>20</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Calvin_Coolidge_1:15.txt</text:p>
          </table:table-cell>
          <table:table-cell office:value-type="string">
            <text:p>PUBLIC IMPROVEMENTS&lt;br/&gt;&lt;br/&gt;The time has come to. resume in a moderate way the opening of our intracoastal waterways; the control of flood waters of the Mississippi and of the Colorado Rivers; the improvement of the waterways from the Great Lakes toward the Gulf of Mexico; and the development of the great power and navigation project of the St. Lawrence River, for which efforts are now being made to secure the necessary treaty with Canada. These projects can not all be undertaken at once, but all should have the immediate consideration of the Congress and be adopted as fast as plans can be matured and the necessary funds become available. This is not incompatible with economy, for their nature does not require so much a public expenditure as a capital investment which will be reproductive, as evidenced by the marked increase in revenue from the Panama Canal. Upon these projects depend much future industrial and agricultural progress. They represent the protection of large areas from flood and the addition of a great amount of cheap power and cheap freight by use of navigation, chief of which is the bringing of ocean-going ships to the Great Lakes.&lt;br/&gt;&lt;br/&gt;</text:p>
          </table:table-cell>
          <table:table-cell office:value-type="string">
            <text:p>The Potters Field</text:p>
          </table:table-cell>
          <table:table-cell office:value-type="string">
            <text:p>http://en.wikipedia.org/wiki/The_Potters_Field</text:p>
          </table:table-cell>
          <table:table-cell office:value-type="string">
            <text:p>Intracoastal Waterway</text:p>
          </table:table-cell>
          <table:table-cell office:value-type="string">
            <text:p>http://en.wikipedia.org/wiki/Intracoastal_Waterway</text:p>
          </table:table-cell>
          <table:table-cell/>
          <table:table-cell office:value-type="float" office:value="2">
            <text:p>2</text:p>
          </table:table-cell>
          <table:table-cell table:number-columns-repeated="3"/>
          <table:table-cell table:formula="of:=CONCATENATE([.AB386];&quot;,&quot;;[.AC386];&quot;,&quot;; TEXT([.AK386];&quot;#&quot;))" office:value-type="string" office:string-value="RANDOM,EDA,2">
            <text:p>RANDOM,EDA,2</text:p>
          </table:table-cell>
        </table:table-row>
        <table:table-row table:style-name="ro1">
          <table:table-cell office:value-type="string">
            <text:p>2FC98JHSTLB3093GQJ9OJJEJUCCFR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WL6YTWX4H3HHYZ9KJ0GQ6IJ1S13YQ</text:p>
          </table:table-cell>
          <table:table-cell office:value-type="string">
            <text:p>A1PQNUX4BZE5O0</text:p>
          </table:table-cell>
          <table:table-cell office:value-type="string">
            <text:p>Submitted</text:p>
          </table:table-cell>
          <table:table-cell office:value-type="string">
            <text:p>Sat Nov 10 05:58:05 GMT 2012</text:p>
          </table:table-cell>
          <table:table-cell office:value-type="string">
            <text:p>Sat Nov 10 05:58:33 GMT 2012</text:p>
          </table:table-cell>
          <table:table-cell office:value-type="string">
            <text:p>Fri Nov 16 21:58:33 PST 2012</text:p>
          </table:table-cell>
          <table:table-cell table:number-columns-repeated="3"/>
          <table:table-cell office:value-type="float" office:value="28">
            <text:p>28</text:p>
          </table:table-cell>
          <table:table-cell office:value-type="string">
            <text:p>100% (5/5)</text:p>
          </table:table-cell>
          <table:table-cell table:number-columns-repeated="2"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Calvin_Coolidge_1:15.txt</text:p>
          </table:table-cell>
          <table:table-cell office:value-type="string">
            <text:p>PUBLIC IMPROVEMENTS&lt;br/&gt;&lt;br/&gt;The time has come to. resume in a moderate way the opening of our intracoastal waterways; the control of flood waters of the Mississippi and of the Colorado Rivers; the improvement of the waterways from the Great Lakes toward the Gulf of Mexico; and the development of the great power and navigation project of the St. Lawrence River, for which efforts are now being made to secure the necessary treaty with Canada. These projects can not all be undertaken at once, but all should have the immediate consideration of the Congress and be adopted as fast as plans can be matured and the necessary funds become available. This is not incompatible with economy, for their nature does not require so much a public expenditure as a capital investment which will be reproductive, as evidenced by the marked increase in revenue from the Panama Canal. Upon these projects depend much future industrial and agricultural progress. They represent the protection of large areas from flood and the addition of a great amount of cheap power and cheap freight by use of navigation, chief of which is the bringing of ocean-going ships to the Great Lakes.&lt;br/&gt;&lt;br/&gt;</text:p>
          </table:table-cell>
          <table:table-cell office:value-type="string">
            <text:p>The Potters Field</text:p>
          </table:table-cell>
          <table:table-cell office:value-type="string">
            <text:p>http://en.wikipedia.org/wiki/The_Potters_Field</text:p>
          </table:table-cell>
          <table:table-cell office:value-type="string">
            <text:p>Intracoastal Waterway</text:p>
          </table:table-cell>
          <table:table-cell office:value-type="string">
            <text:p>http://en.wikipedia.org/wiki/Intracoastal_Waterway</text:p>
          </table:table-cell>
          <table:table-cell/>
          <table:table-cell office:value-type="float" office:value="2">
            <text:p>2</text:p>
          </table:table-cell>
          <table:table-cell table:number-columns-repeated="3"/>
          <table:table-cell table:formula="of:=CONCATENATE([.AB387];&quot;,&quot;;[.AC387];&quot;,&quot;; TEXT([.AK387];&quot;#&quot;))" office:value-type="string" office:string-value="RANDOM,EDA,2">
            <text:p>RANDOM,EDA,2</text:p>
          </table:table-cell>
        </table:table-row>
        <table:table-row table:style-name="ro1">
          <table:table-cell office:value-type="string">
            <text:p>2FC98JHSTLB3093GQJ9OJJEJUCCFR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ZV6XBAT2D5N57BAMDH0RG5T83M51N</text:p>
          </table:table-cell>
          <table:table-cell office:value-type="string">
            <text:p>A2CZR0MGSEILRP</text:p>
          </table:table-cell>
          <table:table-cell office:value-type="string">
            <text:p>Submitted</text:p>
          </table:table-cell>
          <table:table-cell office:value-type="string">
            <text:p>Sat Nov 10 06:54:57 GMT 2012</text:p>
          </table:table-cell>
          <table:table-cell office:value-type="string">
            <text:p>Sat Nov 10 06:55:12 GMT 2012</text:p>
          </table:table-cell>
          <table:table-cell office:value-type="string">
            <text:p>Fri Nov 16 22:55:12 PST 2012</text:p>
          </table:table-cell>
          <table:table-cell table:number-columns-repeated="3"/>
          <table:table-cell office:value-type="float" office:value="15">
            <text:p>15</text:p>
          </table:table-cell>
          <table:table-cell office:value-type="string">
            <text:p>100% (10/10)</text:p>
          </table:table-cell>
          <table:table-cell table:number-columns-repeated="2"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Calvin_Coolidge_1:15.txt</text:p>
          </table:table-cell>
          <table:table-cell office:value-type="string">
            <text:p>PUBLIC IMPROVEMENTS&lt;br/&gt;&lt;br/&gt;The time has come to. resume in a moderate way the opening of our intracoastal waterways; the control of flood waters of the Mississippi and of the Colorado Rivers; the improvement of the waterways from the Great Lakes toward the Gulf of Mexico; and the development of the great power and navigation project of the St. Lawrence River, for which efforts are now being made to secure the necessary treaty with Canada. These projects can not all be undertaken at once, but all should have the immediate consideration of the Congress and be adopted as fast as plans can be matured and the necessary funds become available. This is not incompatible with economy, for their nature does not require so much a public expenditure as a capital investment which will be reproductive, as evidenced by the marked increase in revenue from the Panama Canal. Upon these projects depend much future industrial and agricultural progress. They represent the protection of large areas from flood and the addition of a great amount of cheap power and cheap freight by use of navigation, chief of which is the bringing of ocean-going ships to the Great Lakes.&lt;br/&gt;&lt;br/&gt;</text:p>
          </table:table-cell>
          <table:table-cell office:value-type="string">
            <text:p>The Potters Field</text:p>
          </table:table-cell>
          <table:table-cell office:value-type="string">
            <text:p>http://en.wikipedia.org/wiki/The_Potters_Field</text:p>
          </table:table-cell>
          <table:table-cell office:value-type="string">
            <text:p>Intracoastal Waterway</text:p>
          </table:table-cell>
          <table:table-cell office:value-type="string">
            <text:p>http://en.wikipedia.org/wiki/Intracoastal_Waterway</text:p>
          </table:table-cell>
          <table:table-cell/>
          <table:table-cell office:value-type="float" office:value="2">
            <text:p>2</text:p>
          </table:table-cell>
          <table:table-cell table:number-columns-repeated="3"/>
          <table:table-cell table:formula="of:=CONCATENATE([.AB388];&quot;,&quot;;[.AC388];&quot;,&quot;; TEXT([.AK388];&quot;#&quot;))" office:value-type="string" office:string-value="RANDOM,EDA,2">
            <text:p>RANDOM,EDA,2</text:p>
          </table:table-cell>
        </table:table-row>
        <table:table-row table:style-name="ro1">
          <table:table-cell office:value-type="string">
            <text:p>2SVPGFL6VCPWEIFSK69O31S7VLKL6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0W5UUKQOYGNX5PSZIFG81072DGXFT</text:p>
          </table:table-cell>
          <table:table-cell office:value-type="string">
            <text:p>A1GQCJDGRPG8ZR</text:p>
          </table:table-cell>
          <table:table-cell office:value-type="string">
            <text:p>Submitted</text:p>
          </table:table-cell>
          <table:table-cell office:value-type="string">
            <text:p>Sat Nov 10 07:37:48 GMT 2012</text:p>
          </table:table-cell>
          <table:table-cell office:value-type="string">
            <text:p>Sat Nov 10 07:38:15 GMT 2012</text:p>
          </table:table-cell>
          <table:table-cell office:value-type="string">
            <text:p>Fri Nov 16 23:38:15 PST 2012</text:p>
          </table:table-cell>
          <table:table-cell table:number-columns-repeated="3"/>
          <table:table-cell office:value-type="float" office:value="27">
            <text:p>2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orge_W._Bush_8:15.txt</text:p>
          </table:table-cell>
          <table:table-cell office:value-type="string">
            <text:p>Tonight the armies of compassion continue the march to a new day in the Gulf Coast. America honors the strength and resilience of the people of this region. We reaffirm our pledge to help them build stronger and better than before. And tonight I&amp;apos;m pleased to announce that in April we will host this year&amp;apos;s North American Summit of Canada, Mexico, and the United States in the great city of New Orleans. (Applause.)&lt;br/&gt;&lt;br/&gt;There are two other pressing challenges that I&amp;apos;ve raised repeatedly before this body, and that this body has failed to address: entitlement spending and immigration. Every member in this chamber knows that spending on entitlement programs like Social Security, Medicare, and Medicaid is growing faster than we can afford. We all know the painful choices ahead if America stays on this path: massive tax increases, sudden and drastic cuts in benefits, or crippling deficits. I&amp;apos;ve laid out proposals to reform these programs. Now I ask members of Congress to offer your proposals and come up with a bipartisan solution to save these vital programs for our children and our grandchildren. (Applause.)&lt;br/&gt;&lt;br/&gt;</text:p>
          </table:table-cell>
          <table:table-cell office:value-type="string">
            <text:p>Little Miller Act</text:p>
          </table:table-cell>
          <table:table-cell office:value-type="string">
            <text:p>http://en.wikipedia.org/wiki/Little_Miller_Act</text:p>
          </table:table-cell>
          <table:table-cell office:value-type="string">
            <text:p>Unemployment benefits</text:p>
          </table:table-cell>
          <table:table-cell office:value-type="string">
            <text:p>http://en.wikipedia.org/wiki/Unemployment_benefits</text:p>
          </table:table-cell>
          <table:table-cell/>
          <table:table-cell office:value-type="float" office:value="2">
            <text:p>2</text:p>
          </table:table-cell>
          <table:table-cell table:number-columns-repeated="3"/>
          <table:table-cell table:formula="of:=CONCATENATE([.AB389];&quot;,&quot;;[.AC389];&quot;,&quot;; TEXT([.AK389];&quot;#&quot;))" office:value-type="string" office:string-value="EDA,LAU_ET_AL,2">
            <text:p>EDA,LAU_ET_AL,2</text:p>
          </table:table-cell>
        </table:table-row>
        <table:table-row table:style-name="ro1">
          <table:table-cell office:value-type="string">
            <text:p>2SVPGFL6VCPWEIFSK69O31S7VLKL6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6TVP9746OQ17WEVE0X7851QUTK1L5</text:p>
          </table:table-cell>
          <table:table-cell office:value-type="string">
            <text:p>A1AVAUPSZLDN64</text:p>
          </table:table-cell>
          <table:table-cell office:value-type="string">
            <text:p>Submitted</text:p>
          </table:table-cell>
          <table:table-cell office:value-type="string">
            <text:p>Sat Nov 10 06:19:00 GMT 2012</text:p>
          </table:table-cell>
          <table:table-cell office:value-type="string">
            <text:p>Sat Nov 10 06:19:25 GMT 2012</text:p>
          </table:table-cell>
          <table:table-cell office:value-type="string">
            <text:p>Fri Nov 16 22:19:25 PST 2012</text:p>
          </table:table-cell>
          <table:table-cell table:number-columns-repeated="3"/>
          <table:table-cell office:value-type="float" office:value="25">
            <text:p>25</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orge_W._Bush_8:15.txt</text:p>
          </table:table-cell>
          <table:table-cell office:value-type="string">
            <text:p>Tonight the armies of compassion continue the march to a new day in the Gulf Coast. America honors the strength and resilience of the people of this region. We reaffirm our pledge to help them build stronger and better than before. And tonight I&amp;apos;m pleased to announce that in April we will host this year&amp;apos;s North American Summit of Canada, Mexico, and the United States in the great city of New Orleans. (Applause.)&lt;br/&gt;&lt;br/&gt;There are two other pressing challenges that I&amp;apos;ve raised repeatedly before this body, and that this body has failed to address: entitlement spending and immigration. Every member in this chamber knows that spending on entitlement programs like Social Security, Medicare, and Medicaid is growing faster than we can afford. We all know the painful choices ahead if America stays on this path: massive tax increases, sudden and drastic cuts in benefits, or crippling deficits. I&amp;apos;ve laid out proposals to reform these programs. Now I ask members of Congress to offer your proposals and come up with a bipartisan solution to save these vital programs for our children and our grandchildren. (Applause.)&lt;br/&gt;&lt;br/&gt;</text:p>
          </table:table-cell>
          <table:table-cell office:value-type="string">
            <text:p>Little Miller Act</text:p>
          </table:table-cell>
          <table:table-cell office:value-type="string">
            <text:p>http://en.wikipedia.org/wiki/Little_Miller_Act</text:p>
          </table:table-cell>
          <table:table-cell office:value-type="string">
            <text:p>Unemployment benefits</text:p>
          </table:table-cell>
          <table:table-cell office:value-type="string">
            <text:p>http://en.wikipedia.org/wiki/Unemployment_benefits</text:p>
          </table:table-cell>
          <table:table-cell/>
          <table:table-cell office:value-type="float" office:value="2">
            <text:p>2</text:p>
          </table:table-cell>
          <table:table-cell table:number-columns-repeated="3"/>
          <table:table-cell table:formula="of:=CONCATENATE([.AB390];&quot;,&quot;;[.AC390];&quot;,&quot;; TEXT([.AK390];&quot;#&quot;))" office:value-type="string" office:string-value="EDA,LAU_ET_AL,2">
            <text:p>EDA,LAU_ET_AL,2</text:p>
          </table:table-cell>
        </table:table-row>
        <table:table-row table:style-name="ro1">
          <table:table-cell office:value-type="string">
            <text:p>2SVPGFL6VCPWEIFSK69O31S7VLKL6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GNCPWZ9RNDWXXJ6ZHJNBDTG4J3CR1</text:p>
          </table:table-cell>
          <table:table-cell office:value-type="string">
            <text:p>A997OZ3H2B3Q2</text:p>
          </table:table-cell>
          <table:table-cell office:value-type="string">
            <text:p>Submitted</text:p>
          </table:table-cell>
          <table:table-cell office:value-type="string">
            <text:p>Sat Nov 10 07:12:13 GMT 2012</text:p>
          </table:table-cell>
          <table:table-cell office:value-type="string">
            <text:p>Sat Nov 10 07:12:32 GMT 2012</text:p>
          </table:table-cell>
          <table:table-cell office:value-type="string">
            <text:p>Fri Nov 16 23:12:32 PST 2012</text:p>
          </table:table-cell>
          <table:table-cell table:number-columns-repeated="3"/>
          <table:table-cell office:value-type="float" office:value="19">
            <text:p>19</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orge_W._Bush_8:15.txt</text:p>
          </table:table-cell>
          <table:table-cell office:value-type="string">
            <text:p>Tonight the armies of compassion continue the march to a new day in the Gulf Coast. America honors the strength and resilience of the people of this region. We reaffirm our pledge to help them build stronger and better than before. And tonight I&amp;apos;m pleased to announce that in April we will host this year&amp;apos;s North American Summit of Canada, Mexico, and the United States in the great city of New Orleans. (Applause.)&lt;br/&gt;&lt;br/&gt;There are two other pressing challenges that I&amp;apos;ve raised repeatedly before this body, and that this body has failed to address: entitlement spending and immigration. Every member in this chamber knows that spending on entitlement programs like Social Security, Medicare, and Medicaid is growing faster than we can afford. We all know the painful choices ahead if America stays on this path: massive tax increases, sudden and drastic cuts in benefits, or crippling deficits. I&amp;apos;ve laid out proposals to reform these programs. Now I ask members of Congress to offer your proposals and come up with a bipartisan solution to save these vital programs for our children and our grandchildren. (Applause.)&lt;br/&gt;&lt;br/&gt;</text:p>
          </table:table-cell>
          <table:table-cell office:value-type="string">
            <text:p>Little Miller Act</text:p>
          </table:table-cell>
          <table:table-cell office:value-type="string">
            <text:p>http://en.wikipedia.org/wiki/Little_Miller_Act</text:p>
          </table:table-cell>
          <table:table-cell office:value-type="string">
            <text:p>Unemployment benefits</text:p>
          </table:table-cell>
          <table:table-cell office:value-type="string">
            <text:p>http://en.wikipedia.org/wiki/Unemployment_benefits</text:p>
          </table:table-cell>
          <table:table-cell/>
          <table:table-cell office:value-type="float" office:value="2">
            <text:p>2</text:p>
          </table:table-cell>
          <table:table-cell table:number-columns-repeated="3"/>
          <table:table-cell table:formula="of:=CONCATENATE([.AB391];&quot;,&quot;;[.AC391];&quot;,&quot;; TEXT([.AK391];&quot;#&quot;))" office:value-type="string" office:string-value="EDA,LAU_ET_AL,2">
            <text:p>EDA,LAU_ET_AL,2</text:p>
          </table:table-cell>
        </table:table-row>
        <table:table-row table:style-name="ro1">
          <table:table-cell office:value-type="string">
            <text:p>2JYTP9RA7S5W1AUE52FFF0JMKJRSX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2A2KYEPLSP7KT9RD6A3WAHQO7UPVI</text:p>
          </table:table-cell>
          <table:table-cell office:value-type="string">
            <text:p>A997OZ3H2B3Q2</text:p>
          </table:table-cell>
          <table:table-cell office:value-type="string">
            <text:p>Submitted</text:p>
          </table:table-cell>
          <table:table-cell office:value-type="string">
            <text:p>Sat Nov 10 06:59:40 GMT 2012</text:p>
          </table:table-cell>
          <table:table-cell office:value-type="string">
            <text:p>Sat Nov 10 07:00:07 GMT 2012</text:p>
          </table:table-cell>
          <table:table-cell office:value-type="string">
            <text:p>Fri Nov 16 23:00:07 PST 2012</text:p>
          </table:table-cell>
          <table:table-cell table:number-columns-repeated="3"/>
          <table:table-cell office:value-type="float" office:value="27">
            <text:p>27</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William_Howard_Taft_4:76.txt</text:p>
          </table:table-cell>
          <table:table-cell office:value-type="string">
            <text:p>Our true course is to pursue steadily and courageously the path we have thus far followed; to guide the Filipinos into self-sustaining pursuits; to continue the cultivation of sound political habits through education and political practice; to encourage the diversification of industries, and to realize the advantages of their industrial education by conservatively approved cooperative methods, at once checking the dangers of concentrated wealth and building up a sturdy, independent citizenship. We should do all this with a disinterested endeavor to secure for the Filipinos economic independence and to fit them for complete self-government, with the power to decide eventually, according to their own largest good, whether such self-government shall be accompanied by independence. A present declaration even of future independence would retard progress by the dissension and disorder it would arouse. On our part it would be a disingenuous attempt, under the guise of conferring a benefit on them, to relieve ourselves from the heavy and difficult burden which thus far we have been bravely and consistently sustaining. It would be a disguised policy of scuttle. It would make the helpless Filipino the football of oriental politics, tinder the protection of a guaranty of their independence, which we would be powerless to enforce.&lt;br/&gt;&lt;br/&gt;REGULATION OF WATER POWER&lt;br/&gt;&lt;br/&gt;</text:p>
          </table:table-cell>
          <table:table-cell office:value-type="string">
            <text:p>Death panel</text:p>
          </table:table-cell>
          <table:table-cell office:value-type="string">
            <text:p>http://en.wikipedia.org/wiki/Death_panel</text:p>
          </table:table-cell>
          <table:table-cell office:value-type="string">
            <text:p>Wharehine River</text:p>
          </table:table-cell>
          <table:table-cell office:value-type="string">
            <text:p>http://en.wikipedia.org/wiki/Wharehine_River</text:p>
          </table:table-cell>
          <table:table-cell/>
          <table:table-cell office:value-type="float" office:value="2">
            <text:p>2</text:p>
          </table:table-cell>
          <table:table-cell table:number-columns-repeated="3"/>
          <table:table-cell table:formula="of:=CONCATENATE([.AB392];&quot;,&quot;;[.AC392];&quot;,&quot;; TEXT([.AK392];&quot;#&quot;))" office:value-type="string" office:string-value="EDA,RANDOM,2">
            <text:p>EDA,RANDOM,2</text:p>
          </table:table-cell>
        </table:table-row>
        <table:table-row table:style-name="ro1">
          <table:table-cell office:value-type="string">
            <text:p>2JYTP9RA7S5W1AUE52FFF0JMKJRSX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3H9RA7S5WM1LIMXVPY0RMHLKZPZUL</text:p>
          </table:table-cell>
          <table:table-cell office:value-type="string">
            <text:p>A1AVAUPSZLDN64</text:p>
          </table:table-cell>
          <table:table-cell office:value-type="string">
            <text:p>Submitted</text:p>
          </table:table-cell>
          <table:table-cell office:value-type="string">
            <text:p>Sat Nov 10 06:32:10 GMT 2012</text:p>
          </table:table-cell>
          <table:table-cell office:value-type="string">
            <text:p>Sat Nov 10 06:32:21 GMT 2012</text:p>
          </table:table-cell>
          <table:table-cell office:value-type="string">
            <text:p>Fri Nov 16 22:32:21 PST 2012</text:p>
          </table:table-cell>
          <table:table-cell table:number-columns-repeated="3"/>
          <table:table-cell office:value-type="float" office:value="11">
            <text:p>11</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William_Howard_Taft_4:76.txt</text:p>
          </table:table-cell>
          <table:table-cell office:value-type="string">
            <text:p>Our true course is to pursue steadily and courageously the path we have thus far followed; to guide the Filipinos into self-sustaining pursuits; to continue the cultivation of sound political habits through education and political practice; to encourage the diversification of industries, and to realize the advantages of their industrial education by conservatively approved cooperative methods, at once checking the dangers of concentrated wealth and building up a sturdy, independent citizenship. We should do all this with a disinterested endeavor to secure for the Filipinos economic independence and to fit them for complete self-government, with the power to decide eventually, according to their own largest good, whether such self-government shall be accompanied by independence. A present declaration even of future independence would retard progress by the dissension and disorder it would arouse. On our part it would be a disingenuous attempt, under the guise of conferring a benefit on them, to relieve ourselves from the heavy and difficult burden which thus far we have been bravely and consistently sustaining. It would be a disguised policy of scuttle. It would make the helpless Filipino the football of oriental politics, tinder the protection of a guaranty of their independence, which we would be powerless to enforce.&lt;br/&gt;&lt;br/&gt;REGULATION OF WATER POWER&lt;br/&gt;&lt;br/&gt;</text:p>
          </table:table-cell>
          <table:table-cell office:value-type="string">
            <text:p>Death panel</text:p>
          </table:table-cell>
          <table:table-cell office:value-type="string">
            <text:p>http://en.wikipedia.org/wiki/Death_panel</text:p>
          </table:table-cell>
          <table:table-cell office:value-type="string">
            <text:p>Wharehine River</text:p>
          </table:table-cell>
          <table:table-cell office:value-type="string">
            <text:p>http://en.wikipedia.org/wiki/Wharehine_River</text:p>
          </table:table-cell>
          <table:table-cell office:value-type="string">
            <text:p>Neither are close, chose the best I could.</text:p>
          </table:table-cell>
          <table:table-cell office:value-type="float" office:value="2">
            <text:p>2</text:p>
          </table:table-cell>
          <table:table-cell table:number-columns-repeated="3"/>
          <table:table-cell table:formula="of:=CONCATENATE([.AB393];&quot;,&quot;;[.AC393];&quot;,&quot;; TEXT([.AK393];&quot;#&quot;))" office:value-type="string" office:string-value="EDA,RANDOM,2">
            <text:p>EDA,RANDOM,2</text:p>
          </table:table-cell>
        </table:table-row>
        <table:table-row table:style-name="ro1">
          <table:table-cell office:value-type="string">
            <text:p>2JYTP9RA7S5W1AUE52FFF0JMKJRSX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VCH1Q6SVQ8HNHAV1GC5WBVCSIPM3L</text:p>
          </table:table-cell>
          <table:table-cell office:value-type="string">
            <text:p>A1GQCJDGRPG8ZR</text:p>
          </table:table-cell>
          <table:table-cell office:value-type="string">
            <text:p>Submitted</text:p>
          </table:table-cell>
          <table:table-cell office:value-type="string">
            <text:p>Sat Nov 10 06:56:45 GMT 2012</text:p>
          </table:table-cell>
          <table:table-cell office:value-type="string">
            <text:p>Sat Nov 10 06:57:18 GMT 2012</text:p>
          </table:table-cell>
          <table:table-cell office:value-type="string">
            <text:p>Fri Nov 16 22:57:18 PST 2012</text:p>
          </table:table-cell>
          <table:table-cell table:number-columns-repeated="3"/>
          <table:table-cell office:value-type="float" office:value="33">
            <text:p>33</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William_Howard_Taft_4:76.txt</text:p>
          </table:table-cell>
          <table:table-cell office:value-type="string">
            <text:p>Our true course is to pursue steadily and courageously the path we have thus far followed; to guide the Filipinos into self-sustaining pursuits; to continue the cultivation of sound political habits through education and political practice; to encourage the diversification of industries, and to realize the advantages of their industrial education by conservatively approved cooperative methods, at once checking the dangers of concentrated wealth and building up a sturdy, independent citizenship. We should do all this with a disinterested endeavor to secure for the Filipinos economic independence and to fit them for complete self-government, with the power to decide eventually, according to their own largest good, whether such self-government shall be accompanied by independence. A present declaration even of future independence would retard progress by the dissension and disorder it would arouse. On our part it would be a disingenuous attempt, under the guise of conferring a benefit on them, to relieve ourselves from the heavy and difficult burden which thus far we have been bravely and consistently sustaining. It would be a disguised policy of scuttle. It would make the helpless Filipino the football of oriental politics, tinder the protection of a guaranty of their independence, which we would be powerless to enforce.&lt;br/&gt;&lt;br/&gt;REGULATION OF WATER POWER&lt;br/&gt;&lt;br/&gt;</text:p>
          </table:table-cell>
          <table:table-cell office:value-type="string">
            <text:p>Death panel</text:p>
          </table:table-cell>
          <table:table-cell office:value-type="string">
            <text:p>http://en.wikipedia.org/wiki/Death_panel</text:p>
          </table:table-cell>
          <table:table-cell office:value-type="string">
            <text:p>Wharehine River</text:p>
          </table:table-cell>
          <table:table-cell office:value-type="string">
            <text:p>http://en.wikipedia.org/wiki/Wharehine_River</text:p>
          </table:table-cell>
          <table:table-cell/>
          <table:table-cell office:value-type="float" office:value="2">
            <text:p>2</text:p>
          </table:table-cell>
          <table:table-cell table:number-columns-repeated="3"/>
          <table:table-cell table:formula="of:=CONCATENATE([.AB394];&quot;,&quot;;[.AC394];&quot;,&quot;; TEXT([.AK394];&quot;#&quot;))" office:value-type="string" office:string-value="EDA,RANDOM,2">
            <text:p>EDA,RANDOM,2</text:p>
          </table:table-cell>
        </table:table-row>
        <table:table-row table:style-name="ro1">
          <table:table-cell office:value-type="string">
            <text:p>2HAPW1INMHGY5D78UK26JFMFIMF5I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G5G67D1X3V0UTOHVUTJM1M7Z2NBIS</text:p>
          </table:table-cell>
          <table:table-cell office:value-type="string">
            <text:p>AVQ23YRFWZKHH</text:p>
          </table:table-cell>
          <table:table-cell office:value-type="string">
            <text:p>Submitted</text:p>
          </table:table-cell>
          <table:table-cell office:value-type="string">
            <text:p>Sat Nov 10 08:17:39 GMT 2012</text:p>
          </table:table-cell>
          <table:table-cell office:value-type="string">
            <text:p>Sat Nov 10 08:17:57 GMT 2012</text:p>
          </table:table-cell>
          <table:table-cell office:value-type="string">
            <text:p>Sat Nov 17 00:17:57 PST 2012</text:p>
          </table:table-cell>
          <table:table-cell table:number-columns-repeated="3"/>
          <table:table-cell office:value-type="float" office:value="18">
            <text:p>1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Ulysses_S._Grant_7:32.txt</text:p>
          </table:table-cell>
          <table:table-cell office:value-type="string">
            <text:p>I would mention those articles which enter into manufactures of all sorts. All duty paid upon such articles goes directly to the cost of the article when manufactured here, and must be paid for by the consumers. These duties not only come from the consumers at home, but act as a protection to foreign manufacturers of the same completed articles in our own and distant markets.&lt;br/&gt;&lt;br/&gt;I will suggest or mention another subject bearing upon the problem of &amp;quot;how to enable the Secretary of the Treasury to accumulate balances.&amp;quot; It is to devise some better method of verifying claims against the Government than at present exists through the Court of Claims, especially those claims growing out of the late war. Nothing is more certain than that a very large percentage of the amounts passed and paid are either wholly fraudulent or are far in excess of the real losses sustained. The large amount of losses proven--on good testimony according to existing laws, by affidavits of fictitious or unscrupulous persons--to have been sustained on small farms and plantations are not only far beyond the possible yield of those places for any one year, but, as everyone knows who has had experience in tilling the soil and who has visited the scenes of these spoliations, are in many instances more than the individual claimants were ever worth, including their personal and real estate.&lt;br/&gt;&lt;br/&gt;</text:p>
          </table:table-cell>
          <table:table-cell office:value-type="string">
            <text:p>Truck Acts</text:p>
          </table:table-cell>
          <table:table-cell office:value-type="string">
            <text:p>http://en.wikipedia.org/wiki/Truck_Acts</text:p>
          </table:table-cell>
          <table:table-cell office:value-type="string">
            <text:p>Tariff</text:p>
          </table:table-cell>
          <table:table-cell office:value-type="string">
            <text:p>http://en.wikipedia.org/wiki/Tariff</text:p>
          </table:table-cell>
          <table:table-cell/>
          <table:table-cell office:value-type="float" office:value="1">
            <text:p>1</text:p>
          </table:table-cell>
          <table:table-cell table:number-columns-repeated="3"/>
          <table:table-cell table:formula="of:=CONCATENATE([.AB395];&quot;,&quot;;[.AC395];&quot;,&quot;; TEXT([.AK395];&quot;#&quot;))" office:value-type="string" office:string-value="EDA,LAU_ET_AL,1">
            <text:p>EDA,LAU_ET_AL,1</text:p>
          </table:table-cell>
        </table:table-row>
        <table:table-row table:style-name="ro1">
          <table:table-cell office:value-type="string">
            <text:p>2HAPW1INMHGY5D78UK26JFMFIMF5I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OKCWY2AOO2G1V2LVY7Q0CM6SR833M</text:p>
          </table:table-cell>
          <table:table-cell office:value-type="string">
            <text:p>A1GQCJDGRPG8ZR</text:p>
          </table:table-cell>
          <table:table-cell office:value-type="string">
            <text:p>Submitted</text:p>
          </table:table-cell>
          <table:table-cell office:value-type="string">
            <text:p>Sat Nov 10 06:56:04 GMT 2012</text:p>
          </table:table-cell>
          <table:table-cell office:value-type="string">
            <text:p>Sat Nov 10 06:56:42 GMT 2012</text:p>
          </table:table-cell>
          <table:table-cell office:value-type="string">
            <text:p>Fri Nov 16 22:56:42 PST 2012</text:p>
          </table:table-cell>
          <table:table-cell table:number-columns-repeated="3"/>
          <table:table-cell office:value-type="float" office:value="38">
            <text:p>3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Ulysses_S._Grant_7:32.txt</text:p>
          </table:table-cell>
          <table:table-cell office:value-type="string">
            <text:p>I would mention those articles which enter into manufactures of all sorts. All duty paid upon such articles goes directly to the cost of the article when manufactured here, and must be paid for by the consumers. These duties not only come from the consumers at home, but act as a protection to foreign manufacturers of the same completed articles in our own and distant markets.&lt;br/&gt;&lt;br/&gt;I will suggest or mention another subject bearing upon the problem of &amp;quot;how to enable the Secretary of the Treasury to accumulate balances.&amp;quot; It is to devise some better method of verifying claims against the Government than at present exists through the Court of Claims, especially those claims growing out of the late war. Nothing is more certain than that a very large percentage of the amounts passed and paid are either wholly fraudulent or are far in excess of the real losses sustained. The large amount of losses proven--on good testimony according to existing laws, by affidavits of fictitious or unscrupulous persons--to have been sustained on small farms and plantations are not only far beyond the possible yield of those places for any one year, but, as everyone knows who has had experience in tilling the soil and who has visited the scenes of these spoliations, are in many instances more than the individual claimants were ever worth, including their personal and real estate.&lt;br/&gt;&lt;br/&gt;</text:p>
          </table:table-cell>
          <table:table-cell office:value-type="string">
            <text:p>Truck Acts</text:p>
          </table:table-cell>
          <table:table-cell office:value-type="string">
            <text:p>http://en.wikipedia.org/wiki/Truck_Acts</text:p>
          </table:table-cell>
          <table:table-cell office:value-type="string">
            <text:p>Tariff</text:p>
          </table:table-cell>
          <table:table-cell office:value-type="string">
            <text:p>http://en.wikipedia.org/wiki/Tariff</text:p>
          </table:table-cell>
          <table:table-cell/>
          <table:table-cell office:value-type="float" office:value="2">
            <text:p>2</text:p>
          </table:table-cell>
          <table:table-cell table:number-columns-repeated="3"/>
          <table:table-cell table:formula="of:=CONCATENATE([.AB396];&quot;,&quot;;[.AC396];&quot;,&quot;; TEXT([.AK396];&quot;#&quot;))" office:value-type="string" office:string-value="EDA,LAU_ET_AL,2">
            <text:p>EDA,LAU_ET_AL,2</text:p>
          </table:table-cell>
        </table:table-row>
        <table:table-row table:style-name="ro1">
          <table:table-cell office:value-type="string">
            <text:p>2HAPW1INMHGY5D78UK26JFMFIMF5I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QFTBJ3MMDX5UYVSDCBHJ9MD75ECYX</text:p>
          </table:table-cell>
          <table:table-cell office:value-type="string">
            <text:p>A1AVAUPSZLDN64</text:p>
          </table:table-cell>
          <table:table-cell office:value-type="string">
            <text:p>Submitted</text:p>
          </table:table-cell>
          <table:table-cell office:value-type="string">
            <text:p>Sat Nov 10 06:02:58 GMT 2012</text:p>
          </table:table-cell>
          <table:table-cell office:value-type="string">
            <text:p>Sat Nov 10 06:03:09 GMT 2012</text:p>
          </table:table-cell>
          <table:table-cell office:value-type="string">
            <text:p>Fri Nov 16 22:03:09 PST 2012</text:p>
          </table:table-cell>
          <table:table-cell table:number-columns-repeated="3"/>
          <table:table-cell office:value-type="float" office:value="11">
            <text:p>11</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Ulysses_S._Grant_7:32.txt</text:p>
          </table:table-cell>
          <table:table-cell office:value-type="string">
            <text:p>I would mention those articles which enter into manufactures of all sorts. All duty paid upon such articles goes directly to the cost of the article when manufactured here, and must be paid for by the consumers. These duties not only come from the consumers at home, but act as a protection to foreign manufacturers of the same completed articles in our own and distant markets.&lt;br/&gt;&lt;br/&gt;I will suggest or mention another subject bearing upon the problem of &amp;quot;how to enable the Secretary of the Treasury to accumulate balances.&amp;quot; It is to devise some better method of verifying claims against the Government than at present exists through the Court of Claims, especially those claims growing out of the late war. Nothing is more certain than that a very large percentage of the amounts passed and paid are either wholly fraudulent or are far in excess of the real losses sustained. The large amount of losses proven--on good testimony according to existing laws, by affidavits of fictitious or unscrupulous persons--to have been sustained on small farms and plantations are not only far beyond the possible yield of those places for any one year, but, as everyone knows who has had experience in tilling the soil and who has visited the scenes of these spoliations, are in many instances more than the individual claimants were ever worth, including their personal and real estate.&lt;br/&gt;&lt;br/&gt;</text:p>
          </table:table-cell>
          <table:table-cell office:value-type="string">
            <text:p>Truck Acts</text:p>
          </table:table-cell>
          <table:table-cell office:value-type="string">
            <text:p>http://en.wikipedia.org/wiki/Truck_Acts</text:p>
          </table:table-cell>
          <table:table-cell office:value-type="string">
            <text:p>Tariff</text:p>
          </table:table-cell>
          <table:table-cell office:value-type="string">
            <text:p>http://en.wikipedia.org/wiki/Tariff</text:p>
          </table:table-cell>
          <table:table-cell/>
          <table:table-cell office:value-type="float" office:value="2">
            <text:p>2</text:p>
          </table:table-cell>
          <table:table-cell table:number-columns-repeated="3"/>
          <table:table-cell table:formula="of:=CONCATENATE([.AB397];&quot;,&quot;;[.AC397];&quot;,&quot;; TEXT([.AK397];&quot;#&quot;))" office:value-type="string" office:string-value="EDA,LAU_ET_AL,2">
            <text:p>EDA,LAU_ET_AL,2</text:p>
          </table:table-cell>
        </table:table-row>
        <table:table-row table:style-name="ro1">
          <table:table-cell office:value-type="string">
            <text:p>2HOUFBNFSVGU0OREC2N6VG1FV145J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47J51Y7QEOZU7EX8MJTUOFX1VWCFA</text:p>
          </table:table-cell>
          <table:table-cell office:value-type="string">
            <text:p>A1FE99W26464IW</text:p>
          </table:table-cell>
          <table:table-cell office:value-type="string">
            <text:p>Submitted</text:p>
          </table:table-cell>
          <table:table-cell office:value-type="string">
            <text:p>Sat Nov 10 08:48:17 GMT 2012</text:p>
          </table:table-cell>
          <table:table-cell office:value-type="string">
            <text:p>Sat Nov 10 08:49:34 GMT 2012</text:p>
          </table:table-cell>
          <table:table-cell office:value-type="string">
            <text:p>Sat Nov 17 00:49:34 PST 2012</text:p>
          </table:table-cell>
          <table:table-cell table:number-columns-repeated="3"/>
          <table:table-cell office:value-type="float" office:value="77">
            <text:p>7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immy_Carter_4:301.txt</text:p>
          </table:table-cell>
          <table:table-cell office:value-type="string">
            <text:p>The Panama treaties have been in force for over a year. A new partnership has been created with Panama; it is a model for large and small nations. A longstanding issue that divided us from our neighbors has been resolved. The security of the canal has been enhanced. The canal is operating as well as ever, with traffic through it reaching record levels this year. Canal employees, American and Panamanian alike, have remained on the job and have found their living and working conditions virtually unchanged.&lt;br/&gt;&lt;br/&gt;In 1980, relations with Mexico continued to improve due in large measure to the effectiveness of the Coordinator for Mexican Affairs and the expanded use of the U.S.-Mexico Consultative Mechanism. By holding periodic meetings of its various working groups, we have been able to prevent mutual concerns from becoming political issues. The Secretary of State visited Mexico City in November, and, along with the Mexican Secretary of Foreign Relations, reviewed the performance of the Consultative Mechanism. The office of the Coordinator has ensured the implementation of my directive to all agencies to accord high priority to Mexican concerns. Trade with Mexico rose by almost 60 percent to nearly $30 billion, making that country our third largest trading partner.&lt;br/&gt;&lt;br/&gt;</text:p>
          </table:table-cell>
          <table:table-cell office:value-type="string">
            <text:p>Panama</text:p>
          </table:table-cell>
          <table:table-cell office:value-type="string">
            <text:p>http://en.wikipedia.org/wiki/Panama</text:p>
          </table:table-cell>
          <table:table-cell office:value-type="string">
            <text:p>Federal</text:p>
          </table:table-cell>
          <table:table-cell office:value-type="string">
            <text:p>http://en.wikipedia.org/wiki/Federal</text:p>
          </table:table-cell>
          <table:table-cell/>
          <table:table-cell office:value-type="float" office:value="1">
            <text:p>1</text:p>
          </table:table-cell>
          <table:table-cell table:number-columns-repeated="3"/>
          <table:table-cell table:formula="of:=CONCATENATE([.AB398];&quot;,&quot;;[.AC398];&quot;,&quot;; TEXT([.AK398];&quot;#&quot;))" office:value-type="string" office:string-value="EDA,LAU_ET_AL,1">
            <text:p>EDA,LAU_ET_AL,1</text:p>
          </table:table-cell>
        </table:table-row>
        <table:table-row table:style-name="ro1">
          <table:table-cell office:value-type="string">
            <text:p>2HOUFBNFSVGU0OREC2N6VG1FV145J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C5IPDOBDDP84SKP1N485MB30L9C15</text:p>
          </table:table-cell>
          <table:table-cell office:value-type="string">
            <text:p>A2CZR0MGSEILRP</text:p>
          </table:table-cell>
          <table:table-cell office:value-type="string">
            <text:p>Submitted</text:p>
          </table:table-cell>
          <table:table-cell office:value-type="string">
            <text:p>Sat Nov 10 07:08:47 GMT 2012</text:p>
          </table:table-cell>
          <table:table-cell office:value-type="string">
            <text:p>Sat Nov 10 07:09:02 GMT 2012</text:p>
          </table:table-cell>
          <table:table-cell office:value-type="string">
            <text:p>Fri Nov 16 23:09:02 PST 2012</text:p>
          </table:table-cell>
          <table:table-cell table:number-columns-repeated="3"/>
          <table:table-cell office:value-type="float" office:value="15">
            <text:p>15</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immy_Carter_4:301.txt</text:p>
          </table:table-cell>
          <table:table-cell office:value-type="string">
            <text:p>The Panama treaties have been in force for over a year. A new partnership has been created with Panama; it is a model for large and small nations. A longstanding issue that divided us from our neighbors has been resolved. The security of the canal has been enhanced. The canal is operating as well as ever, with traffic through it reaching record levels this year. Canal employees, American and Panamanian alike, have remained on the job and have found their living and working conditions virtually unchanged.&lt;br/&gt;&lt;br/&gt;In 1980, relations with Mexico continued to improve due in large measure to the effectiveness of the Coordinator for Mexican Affairs and the expanded use of the U.S.-Mexico Consultative Mechanism. By holding periodic meetings of its various working groups, we have been able to prevent mutual concerns from becoming political issues. The Secretary of State visited Mexico City in November, and, along with the Mexican Secretary of Foreign Relations, reviewed the performance of the Consultative Mechanism. The office of the Coordinator has ensured the implementation of my directive to all agencies to accord high priority to Mexican concerns. Trade with Mexico rose by almost 60 percent to nearly $30 billion, making that country our third largest trading partner.&lt;br/&gt;&lt;br/&gt;</text:p>
          </table:table-cell>
          <table:table-cell office:value-type="string">
            <text:p>Panama</text:p>
          </table:table-cell>
          <table:table-cell office:value-type="string">
            <text:p>http://en.wikipedia.org/wiki/Panama</text:p>
          </table:table-cell>
          <table:table-cell office:value-type="string">
            <text:p>Federal</text:p>
          </table:table-cell>
          <table:table-cell office:value-type="string">
            <text:p>http://en.wikipedia.org/wiki/Federal</text:p>
          </table:table-cell>
          <table:table-cell/>
          <table:table-cell office:value-type="float" office:value="1">
            <text:p>1</text:p>
          </table:table-cell>
          <table:table-cell table:number-columns-repeated="3"/>
          <table:table-cell table:formula="of:=CONCATENATE([.AB399];&quot;,&quot;;[.AC399];&quot;,&quot;; TEXT([.AK399];&quot;#&quot;))" office:value-type="string" office:string-value="EDA,LAU_ET_AL,1">
            <text:p>EDA,LAU_ET_AL,1</text:p>
          </table:table-cell>
        </table:table-row>
        <table:table-row table:style-name="ro1">
          <table:table-cell office:value-type="string">
            <text:p>2HOUFBNFSVGU0OREC2N6VG1FV145J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Y7XRDS4IC1EDMB2QPD19A2I5F1WZI</text:p>
          </table:table-cell>
          <table:table-cell office:value-type="string">
            <text:p>A1AVAUPSZLDN64</text:p>
          </table:table-cell>
          <table:table-cell office:value-type="string">
            <text:p>Submitted</text:p>
          </table:table-cell>
          <table:table-cell office:value-type="string">
            <text:p>Sat Nov 10 06:39:02 GMT 2012</text:p>
          </table:table-cell>
          <table:table-cell office:value-type="string">
            <text:p>Sat Nov 10 06:39:09 GMT 2012</text:p>
          </table:table-cell>
          <table:table-cell office:value-type="string">
            <text:p>Fri Nov 16 22:39:09 PST 2012</text:p>
          </table:table-cell>
          <table:table-cell table:number-columns-repeated="3"/>
          <table:table-cell office:value-type="float" office:value="7">
            <text:p>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immy_Carter_4:301.txt</text:p>
          </table:table-cell>
          <table:table-cell office:value-type="string">
            <text:p>The Panama treaties have been in force for over a year. A new partnership has been created with Panama; it is a model for large and small nations. A longstanding issue that divided us from our neighbors has been resolved. The security of the canal has been enhanced. The canal is operating as well as ever, with traffic through it reaching record levels this year. Canal employees, American and Panamanian alike, have remained on the job and have found their living and working conditions virtually unchanged.&lt;br/&gt;&lt;br/&gt;In 1980, relations with Mexico continued to improve due in large measure to the effectiveness of the Coordinator for Mexican Affairs and the expanded use of the U.S.-Mexico Consultative Mechanism. By holding periodic meetings of its various working groups, we have been able to prevent mutual concerns from becoming political issues. The Secretary of State visited Mexico City in November, and, along with the Mexican Secretary of Foreign Relations, reviewed the performance of the Consultative Mechanism. The office of the Coordinator has ensured the implementation of my directive to all agencies to accord high priority to Mexican concerns. Trade with Mexico rose by almost 60 percent to nearly $30 billion, making that country our third largest trading partner.&lt;br/&gt;&lt;br/&gt;</text:p>
          </table:table-cell>
          <table:table-cell office:value-type="string">
            <text:p>Panama</text:p>
          </table:table-cell>
          <table:table-cell office:value-type="string">
            <text:p>http://en.wikipedia.org/wiki/Panama</text:p>
          </table:table-cell>
          <table:table-cell office:value-type="string">
            <text:p>Federal</text:p>
          </table:table-cell>
          <table:table-cell office:value-type="string">
            <text:p>http://en.wikipedia.org/wiki/Federal</text:p>
          </table:table-cell>
          <table:table-cell/>
          <table:table-cell office:value-type="float" office:value="1">
            <text:p>1</text:p>
          </table:table-cell>
          <table:table-cell table:number-columns-repeated="3"/>
          <table:table-cell table:formula="of:=CONCATENATE([.AB400];&quot;,&quot;;[.AC400];&quot;,&quot;; TEXT([.AK400];&quot;#&quot;))" office:value-type="string" office:string-value="EDA,LAU_ET_AL,1">
            <text:p>EDA,LAU_ET_AL,1</text:p>
          </table:table-cell>
        </table:table-row>
        <table:table-row table:style-name="ro1">
          <table:table-cell office:value-type="string">
            <text:p>2P1IA0RYNJ922S8R7F2MRTUH1UJ38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1DFQ0ONNVRHGT5TGO7RJ76N5QKLUR</text:p>
          </table:table-cell>
          <table:table-cell office:value-type="string">
            <text:p>A2CZR0MGSEILRP</text:p>
          </table:table-cell>
          <table:table-cell office:value-type="string">
            <text:p>Submitted</text:p>
          </table:table-cell>
          <table:table-cell office:value-type="string">
            <text:p>Sat Nov 10 07:08:29 GMT 2012</text:p>
          </table:table-cell>
          <table:table-cell office:value-type="string">
            <text:p>Sat Nov 10 07:08:46 GMT 2012</text:p>
          </table:table-cell>
          <table:table-cell office:value-type="string">
            <text:p>Fri Nov 16 23:08:46 PST 2012</text:p>
          </table:table-cell>
          <table:table-cell table:number-columns-repeated="3"/>
          <table:table-cell office:value-type="float" office:value="17">
            <text:p>17</text:p>
          </table:table-cell>
          <table:table-cell office:value-type="string">
            <text:p>100% (10/10)</text:p>
          </table:table-cell>
          <table:table-cell table:number-columns-repeated="2"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Grover_Cleveland_1:40.txt</text:p>
          </table:table-cell>
          <table:table-cell office:value-type="string">
            <text:p>The rights which spring from domicile in the United States, especially when coupled with a declaration of intention to become a citizen, are worthy of definition by statute. The stranger coming hither with intent to remain, establishing his residence in our midst, contributing to the general welfare, and by his voluntary act declaring his purpose to assume the responsibilities of citizenship, thereby gains an inchoate status which legislation may properly define. The laws of certain States and Territories admit a domiciled alien to the local franchise, conferring on him the rights of citizenship to a degree which places him in the anomalous position of being a citizen of a State and yet not of the United States within the purview of Federal and international law.&lt;br/&gt;&lt;br/&gt;It is important within the scope of national legislation to define this right of alien domicile as distinguished from Federal naturalization.&lt;br/&gt;&lt;br/&gt;</text:p>
          </table:table-cell>
          <table:table-cell office:value-type="string">
            <text:p>Sonay</text:p>
          </table:table-cell>
          <table:table-cell office:value-type="string">
            <text:p>http://en.wikipedia.org/wiki/Sonay</text:p>
          </table:table-cell>
          <table:table-cell office:value-type="string">
            <text:p>H-1B visa</text:p>
          </table:table-cell>
          <table:table-cell office:value-type="string">
            <text:p>http://en.wikipedia.org/wiki/H-1B_visa</text:p>
          </table:table-cell>
          <table:table-cell/>
          <table:table-cell office:value-type="float" office:value="2">
            <text:p>2</text:p>
          </table:table-cell>
          <table:table-cell table:number-columns-repeated="3"/>
          <table:table-cell table:formula="of:=CONCATENATE([.AB401];&quot;,&quot;;[.AC401];&quot;,&quot;; TEXT([.AK401];&quot;#&quot;))" office:value-type="string" office:string-value="RANDOM,EDA,2">
            <text:p>RANDOM,EDA,2</text:p>
          </table:table-cell>
        </table:table-row>
        <table:table-row table:style-name="ro1">
          <table:table-cell office:value-type="string">
            <text:p>2P1IA0RYNJ922S8R7F2MRTUH1UJ38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7UQ45UUKQOYVW618XJ8WG01AORDVS</text:p>
          </table:table-cell>
          <table:table-cell office:value-type="string">
            <text:p>A997OZ3H2B3Q2</text:p>
          </table:table-cell>
          <table:table-cell office:value-type="string">
            <text:p>Submitted</text:p>
          </table:table-cell>
          <table:table-cell office:value-type="string">
            <text:p>Sat Nov 10 07:05:10 GMT 2012</text:p>
          </table:table-cell>
          <table:table-cell office:value-type="string">
            <text:p>Sat Nov 10 07:05:49 GMT 2012</text:p>
          </table:table-cell>
          <table:table-cell office:value-type="string">
            <text:p>Fri Nov 16 23:05:49 PST 2012</text:p>
          </table:table-cell>
          <table:table-cell table:number-columns-repeated="3"/>
          <table:table-cell office:value-type="float" office:value="39">
            <text:p>39</text:p>
          </table:table-cell>
          <table:table-cell office:value-type="string">
            <text:p>100% (218/218)</text:p>
          </table:table-cell>
          <table:table-cell table:number-columns-repeated="2"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Grover_Cleveland_1:40.txt</text:p>
          </table:table-cell>
          <table:table-cell office:value-type="string">
            <text:p>The rights which spring from domicile in the United States, especially when coupled with a declaration of intention to become a citizen, are worthy of definition by statute. The stranger coming hither with intent to remain, establishing his residence in our midst, contributing to the general welfare, and by his voluntary act declaring his purpose to assume the responsibilities of citizenship, thereby gains an inchoate status which legislation may properly define. The laws of certain States and Territories admit a domiciled alien to the local franchise, conferring on him the rights of citizenship to a degree which places him in the anomalous position of being a citizen of a State and yet not of the United States within the purview of Federal and international law.&lt;br/&gt;&lt;br/&gt;It is important within the scope of national legislation to define this right of alien domicile as distinguished from Federal naturalization.&lt;br/&gt;&lt;br/&gt;</text:p>
          </table:table-cell>
          <table:table-cell office:value-type="string">
            <text:p>Sonay</text:p>
          </table:table-cell>
          <table:table-cell office:value-type="string">
            <text:p>http://en.wikipedia.org/wiki/Sonay</text:p>
          </table:table-cell>
          <table:table-cell office:value-type="string">
            <text:p>H-1B visa</text:p>
          </table:table-cell>
          <table:table-cell office:value-type="string">
            <text:p>http://en.wikipedia.org/wiki/H-1B_visa</text:p>
          </table:table-cell>
          <table:table-cell/>
          <table:table-cell office:value-type="float" office:value="2">
            <text:p>2</text:p>
          </table:table-cell>
          <table:table-cell table:number-columns-repeated="3"/>
          <table:table-cell table:formula="of:=CONCATENATE([.AB402];&quot;,&quot;;[.AC402];&quot;,&quot;; TEXT([.AK402];&quot;#&quot;))" office:value-type="string" office:string-value="RANDOM,EDA,2">
            <text:p>RANDOM,EDA,2</text:p>
          </table:table-cell>
        </table:table-row>
        <table:table-row table:style-name="ro1">
          <table:table-cell office:value-type="string">
            <text:p>2P1IA0RYNJ922S8R7F2MRTUH1UJ38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WFCWYB49F9S71528BAOVST5RMBPTZ</text:p>
          </table:table-cell>
          <table:table-cell office:value-type="string">
            <text:p>A1AVAUPSZLDN64</text:p>
          </table:table-cell>
          <table:table-cell office:value-type="string">
            <text:p>Submitted</text:p>
          </table:table-cell>
          <table:table-cell office:value-type="string">
            <text:p>Sat Nov 10 06:08:03 GMT 2012</text:p>
          </table:table-cell>
          <table:table-cell office:value-type="string">
            <text:p>Sat Nov 10 06:08:21 GMT 2012</text:p>
          </table:table-cell>
          <table:table-cell office:value-type="string">
            <text:p>Fri Nov 16 22:08:21 PST 2012</text:p>
          </table:table-cell>
          <table:table-cell table:number-columns-repeated="3"/>
          <table:table-cell office:value-type="float" office:value="18">
            <text:p>18</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Grover_Cleveland_1:40.txt</text:p>
          </table:table-cell>
          <table:table-cell office:value-type="string">
            <text:p>The rights which spring from domicile in the United States, especially when coupled with a declaration of intention to become a citizen, are worthy of definition by statute. The stranger coming hither with intent to remain, establishing his residence in our midst, contributing to the general welfare, and by his voluntary act declaring his purpose to assume the responsibilities of citizenship, thereby gains an inchoate status which legislation may properly define. The laws of certain States and Territories admit a domiciled alien to the local franchise, conferring on him the rights of citizenship to a degree which places him in the anomalous position of being a citizen of a State and yet not of the United States within the purview of Federal and international law.&lt;br/&gt;&lt;br/&gt;It is important within the scope of national legislation to define this right of alien domicile as distinguished from Federal naturalization.&lt;br/&gt;&lt;br/&gt;</text:p>
          </table:table-cell>
          <table:table-cell office:value-type="string">
            <text:p>Sonay</text:p>
          </table:table-cell>
          <table:table-cell office:value-type="string">
            <text:p>http://en.wikipedia.org/wiki/Sonay</text:p>
          </table:table-cell>
          <table:table-cell office:value-type="string">
            <text:p>H-1B visa</text:p>
          </table:table-cell>
          <table:table-cell office:value-type="string">
            <text:p>http://en.wikipedia.org/wiki/H-1B_visa</text:p>
          </table:table-cell>
          <table:table-cell/>
          <table:table-cell office:value-type="float" office:value="2">
            <text:p>2</text:p>
          </table:table-cell>
          <table:table-cell table:number-columns-repeated="3"/>
          <table:table-cell table:formula="of:=CONCATENATE([.AB403];&quot;,&quot;;[.AC403];&quot;,&quot;; TEXT([.AK403];&quot;#&quot;))" office:value-type="string" office:string-value="RANDOM,EDA,2">
            <text:p>RANDOM,EDA,2</text:p>
          </table:table-cell>
        </table:table-row>
        <table:table-row table:style-name="ro1">
          <table:table-cell office:value-type="string">
            <text:p>2BXBNFSVGULFIITX3GEG9FS3QW4L7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39V8ER9Y8TNZRA4ZWWKNHS2Y415SB</text:p>
          </table:table-cell>
          <table:table-cell office:value-type="string">
            <text:p>A1GQCJDGRPG8ZR</text:p>
          </table:table-cell>
          <table:table-cell office:value-type="string">
            <text:p>Submitted</text:p>
          </table:table-cell>
          <table:table-cell office:value-type="string">
            <text:p>Sat Nov 10 07:45:20 GMT 2012</text:p>
          </table:table-cell>
          <table:table-cell office:value-type="string">
            <text:p>Sat Nov 10 07:45:34 GMT 2012</text:p>
          </table:table-cell>
          <table:table-cell office:value-type="string">
            <text:p>Fri Nov 16 23:45:34 PST 2012</text:p>
          </table:table-cell>
          <table:table-cell table:number-columns-repeated="3"/>
          <table:table-cell office:value-type="float" office:value="14">
            <text:p>14</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Calvin_Coolidge_3:6.txt</text:p>
          </table:table-cell>
          <table:table-cell office:value-type="string">
            <text:p>This does not mean that further economies will not come. As we reduce our debt our interest charges decline. There are many details yet to correct. The real improvement, however, must come not from additional curtailment of expenses, but by a more intelligent, more ordered spending. Our economy must be constructive. While we should avoid as far as possible increases in permanent current expenditures, oftentimes a capital outlay like internal improvements will result in actual constructive saving. That is economy in its best sense. It is an avoidance of waste that there may be the means for an outlay to-day which will bring larger returns to-morrow. We should constantly engage in scientific studies of our future requirements and adopt an orderly program for their service. Economy is the method by which we prepare to-day to afford the improvements of to-morrow.&lt;br/&gt;&lt;br/&gt;A mere policy of economy without any instrumentalities for putting it into operation would be very ineffective. The Congress has wisely set up the Bureau of the Budget to investigate and inform the President what recommendations he ought to make for current appropriations. This gives a centralized authority where a general and comprehensive understanding can be reached of the sources of income and the most equitable distribution of expenditures. How well it has worked is indicated by the fact that the departmental estimates for 1922, before the budget law, were $4,068,000,000 while the Budget estimates for 1927 are $3,156,000,000. This latter figure shows the reductions in departmental estimates for the coming year made possible by the operation of the Budget system that the Congress has provided.&lt;br/&gt;&lt;br/&gt;</text:p>
          </table:table-cell>
          <table:table-cell office:value-type="string">
            <text:p>Stanley A. McChrystal</text:p>
          </table:table-cell>
          <table:table-cell office:value-type="string">
            <text:p>http://en.wikipedia.org/wiki/Stanley_A._McChrystal</text:p>
          </table:table-cell>
          <table:table-cell office:value-type="string">
            <text:p>The Aluminum Association</text:p>
          </table:table-cell>
          <table:table-cell office:value-type="string">
            <text:p>http://en.wikipedia.org/wiki/The_Aluminum_Association</text:p>
          </table:table-cell>
          <table:table-cell/>
          <table:table-cell office:value-type="float" office:value="2">
            <text:p>2</text:p>
          </table:table-cell>
          <table:table-cell table:number-columns-repeated="3"/>
          <table:table-cell table:formula="of:=CONCATENATE([.AB404];&quot;,&quot;;[.AC404];&quot;,&quot;; TEXT([.AK404];&quot;#&quot;))" office:value-type="string" office:string-value="LAU_ET_AL,EDA,2">
            <text:p>LAU_ET_AL,EDA,2</text:p>
          </table:table-cell>
        </table:table-row>
        <table:table-row table:style-name="ro1">
          <table:table-cell office:value-type="string">
            <text:p>2BXBNFSVGULFIITX3GEG9FS3QW4L7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4S0OQKKA4II7HG71CX88EW0MI8ZZG</text:p>
          </table:table-cell>
          <table:table-cell office:value-type="string">
            <text:p>A1AVAUPSZLDN64</text:p>
          </table:table-cell>
          <table:table-cell office:value-type="string">
            <text:p>Submitted</text:p>
          </table:table-cell>
          <table:table-cell office:value-type="string">
            <text:p>Sat Nov 10 07:39:16 GMT 2012</text:p>
          </table:table-cell>
          <table:table-cell office:value-type="string">
            <text:p>Sat Nov 10 07:39:25 GMT 2012</text:p>
          </table:table-cell>
          <table:table-cell office:value-type="string">
            <text:p>Fri Nov 16 23:39:25 PST 2012</text:p>
          </table:table-cell>
          <table:table-cell table:number-columns-repeated="3"/>
          <table:table-cell office:value-type="float" office:value="9">
            <text:p>9</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Calvin_Coolidge_3:6.txt</text:p>
          </table:table-cell>
          <table:table-cell office:value-type="string">
            <text:p>This does not mean that further economies will not come. As we reduce our debt our interest charges decline. There are many details yet to correct. The real improvement, however, must come not from additional curtailment of expenses, but by a more intelligent, more ordered spending. Our economy must be constructive. While we should avoid as far as possible increases in permanent current expenditures, oftentimes a capital outlay like internal improvements will result in actual constructive saving. That is economy in its best sense. It is an avoidance of waste that there may be the means for an outlay to-day which will bring larger returns to-morrow. We should constantly engage in scientific studies of our future requirements and adopt an orderly program for their service. Economy is the method by which we prepare to-day to afford the improvements of to-morrow.&lt;br/&gt;&lt;br/&gt;A mere policy of economy without any instrumentalities for putting it into operation would be very ineffective. The Congress has wisely set up the Bureau of the Budget to investigate and inform the President what recommendations he ought to make for current appropriations. This gives a centralized authority where a general and comprehensive understanding can be reached of the sources of income and the most equitable distribution of expenditures. How well it has worked is indicated by the fact that the departmental estimates for 1922, before the budget law, were $4,068,000,000 while the Budget estimates for 1927 are $3,156,000,000. This latter figure shows the reductions in departmental estimates for the coming year made possible by the operation of the Budget system that the Congress has provided.&lt;br/&gt;&lt;br/&gt;</text:p>
          </table:table-cell>
          <table:table-cell office:value-type="string">
            <text:p>Stanley A. McChrystal</text:p>
          </table:table-cell>
          <table:table-cell office:value-type="string">
            <text:p>http://en.wikipedia.org/wiki/Stanley_A._McChrystal</text:p>
          </table:table-cell>
          <table:table-cell office:value-type="string">
            <text:p>The Aluminum Association</text:p>
          </table:table-cell>
          <table:table-cell office:value-type="string">
            <text:p>http://en.wikipedia.org/wiki/The_Aluminum_Association</text:p>
          </table:table-cell>
          <table:table-cell office:value-type="string">
            <text:p>neither are close at all.</text:p>
          </table:table-cell>
          <table:table-cell office:value-type="float" office:value="1">
            <text:p>1</text:p>
          </table:table-cell>
          <table:table-cell table:number-columns-repeated="3"/>
          <table:table-cell table:formula="of:=CONCATENATE([.AB405];&quot;,&quot;;[.AC405];&quot;,&quot;; TEXT([.AK405];&quot;#&quot;))" office:value-type="string" office:string-value="LAU_ET_AL,EDA,1">
            <text:p>LAU_ET_AL,EDA,1</text:p>
          </table:table-cell>
        </table:table-row>
        <table:table-row table:style-name="ro1">
          <table:table-cell office:value-type="string">
            <text:p>2BXBNFSVGULFIITX3GEG9FS3QW4L7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WS5BMJTUHYWHPHUG11705WMBODHMV</text:p>
          </table:table-cell>
          <table:table-cell office:value-type="string">
            <text:p>A997OZ3H2B3Q2</text:p>
          </table:table-cell>
          <table:table-cell office:value-type="string">
            <text:p>Submitted</text:p>
          </table:table-cell>
          <table:table-cell office:value-type="string">
            <text:p>Sat Nov 10 08:52:22 GMT 2012</text:p>
          </table:table-cell>
          <table:table-cell office:value-type="string">
            <text:p>Sat Nov 10 08:52:42 GMT 2012</text:p>
          </table:table-cell>
          <table:table-cell office:value-type="string">
            <text:p>Sat Nov 17 00:52:42 PST 2012</text:p>
          </table:table-cell>
          <table:table-cell table:number-columns-repeated="3"/>
          <table:table-cell office:value-type="float" office:value="20">
            <text:p>20</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Calvin_Coolidge_3:6.txt</text:p>
          </table:table-cell>
          <table:table-cell office:value-type="string">
            <text:p>This does not mean that further economies will not come. As we reduce our debt our interest charges decline. There are many details yet to correct. The real improvement, however, must come not from additional curtailment of expenses, but by a more intelligent, more ordered spending. Our economy must be constructive. While we should avoid as far as possible increases in permanent current expenditures, oftentimes a capital outlay like internal improvements will result in actual constructive saving. That is economy in its best sense. It is an avoidance of waste that there may be the means for an outlay to-day which will bring larger returns to-morrow. We should constantly engage in scientific studies of our future requirements and adopt an orderly program for their service. Economy is the method by which we prepare to-day to afford the improvements of to-morrow.&lt;br/&gt;&lt;br/&gt;A mere policy of economy without any instrumentalities for putting it into operation would be very ineffective. The Congress has wisely set up the Bureau of the Budget to investigate and inform the President what recommendations he ought to make for current appropriations. This gives a centralized authority where a general and comprehensive understanding can be reached of the sources of income and the most equitable distribution of expenditures. How well it has worked is indicated by the fact that the departmental estimates for 1922, before the budget law, were $4,068,000,000 while the Budget estimates for 1927 are $3,156,000,000. This latter figure shows the reductions in departmental estimates for the coming year made possible by the operation of the Budget system that the Congress has provided.&lt;br/&gt;&lt;br/&gt;</text:p>
          </table:table-cell>
          <table:table-cell office:value-type="string">
            <text:p>Stanley A. McChrystal</text:p>
          </table:table-cell>
          <table:table-cell office:value-type="string">
            <text:p>http://en.wikipedia.org/wiki/Stanley_A._McChrystal</text:p>
          </table:table-cell>
          <table:table-cell office:value-type="string">
            <text:p>The Aluminum Association</text:p>
          </table:table-cell>
          <table:table-cell office:value-type="string">
            <text:p>http://en.wikipedia.org/wiki/The_Aluminum_Association</text:p>
          </table:table-cell>
          <table:table-cell/>
          <table:table-cell office:value-type="float" office:value="2">
            <text:p>2</text:p>
          </table:table-cell>
          <table:table-cell table:number-columns-repeated="3"/>
          <table:table-cell table:formula="of:=CONCATENATE([.AB406];&quot;,&quot;;[.AC406];&quot;,&quot;; TEXT([.AK406];&quot;#&quot;))" office:value-type="string" office:string-value="LAU_ET_AL,EDA,2">
            <text:p>LAU_ET_AL,EDA,2</text:p>
          </table:table-cell>
        </table:table-row>
        <table:table-row table:style-name="ro1">
          <table:table-cell office:value-type="string">
            <text:p>21GEPLSP75KL1FKOAY1HYEQVMPLSYN</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0SJG5TYMNCWDKSEMJJS0HX1B0MMIL</text:p>
          </table:table-cell>
          <table:table-cell office:value-type="string">
            <text:p>A997OZ3H2B3Q2</text:p>
          </table:table-cell>
          <table:table-cell office:value-type="string">
            <text:p>Submitted</text:p>
          </table:table-cell>
          <table:table-cell office:value-type="string">
            <text:p>Sat Nov 10 07:00:08 GMT 2012</text:p>
          </table:table-cell>
          <table:table-cell office:value-type="string">
            <text:p>Sat Nov 10 07:00:31 GMT 2012</text:p>
          </table:table-cell>
          <table:table-cell office:value-type="string">
            <text:p>Fri Nov 16 23:00:31 PST 2012</text:p>
          </table:table-cell>
          <table:table-cell table:number-columns-repeated="3"/>
          <table:table-cell office:value-type="float" office:value="23">
            <text:p>23</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1:155.txt</text:p>
          </table:table-cell>
          <table:table-cell office:value-type="string">
            <text:p>The elimination last autumn of overtime work for nearly all Federal employees meant a sharp cut in their incomes. For salaried workers, the blow was softened but by no means offset by the increased rates of pay which had become effective July 1. Further adjustments to compensate for increased living costs are required. Moreover, we have long needed a general upward revision of Federal Government salary scales at all levels in all branches--legislative, judicial, and executive. Too many in Government have had to sacrifice too much in economic advantage to serve the Nation.&lt;br/&gt;&lt;br/&gt;Adequate salaries will result in economies and improved efficiency in the conduct of Government business--gains that will far outweigh the immediate costs. I hope the Congress will expedite action on salary legislation for all Federal employees in all branches of the Government. The only exception I would make is in the case of workers whose pay rates are established by wage boards; a blanket adjustment would destroy the system by which their wages are kept alined with prevailing rates in particular localities. The wage boards should be sensitive now, as they were during the war, to changes in local prevailing wage rates and should make adjustments accordingly.&lt;br/&gt;&lt;br/&gt;</text:p>
          </table:table-cell>
          <table:table-cell office:value-type="string">
            <text:p>Economic</text:p>
          </table:table-cell>
          <table:table-cell office:value-type="string">
            <text:p>http://en.wikipedia.org/wiki/Economic</text:p>
          </table:table-cell>
          <table:table-cell office:value-type="string">
            <text:p>Tanks in the British Army</text:p>
          </table:table-cell>
          <table:table-cell office:value-type="string">
            <text:p>http://en.wikipedia.org/wiki/Tanks_in_the_British_Army</text:p>
          </table:table-cell>
          <table:table-cell/>
          <table:table-cell office:value-type="float" office:value="1">
            <text:p>1</text:p>
          </table:table-cell>
          <table:table-cell table:number-columns-repeated="3"/>
          <table:table-cell table:formula="of:=CONCATENATE([.AB407];&quot;,&quot;;[.AC407];&quot;,&quot;; TEXT([.AK407];&quot;#&quot;))" office:value-type="string" office:string-value="LAU_ET_AL,EDA,1">
            <text:p>LAU_ET_AL,EDA,1</text:p>
          </table:table-cell>
        </table:table-row>
        <table:table-row table:style-name="ro1">
          <table:table-cell office:value-type="string">
            <text:p>21GEPLSP75KL1FKOAY1HYEQVMPLSYN</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5ZWGKCCVLL3RJR8TR1PY4C9X7S5VB</text:p>
          </table:table-cell>
          <table:table-cell office:value-type="string">
            <text:p>A2CZR0MGSEILRP</text:p>
          </table:table-cell>
          <table:table-cell office:value-type="string">
            <text:p>Submitted</text:p>
          </table:table-cell>
          <table:table-cell office:value-type="string">
            <text:p>Sat Nov 10 06:55:13 GMT 2012</text:p>
          </table:table-cell>
          <table:table-cell office:value-type="string">
            <text:p>Sat Nov 10 06:55:30 GMT 2012</text:p>
          </table:table-cell>
          <table:table-cell office:value-type="string">
            <text:p>Fri Nov 16 22:55:30 PST 2012</text:p>
          </table:table-cell>
          <table:table-cell table:number-columns-repeated="3"/>
          <table:table-cell office:value-type="float" office:value="17">
            <text:p>17</text:p>
          </table:table-cell>
          <table:table-cell office:value-type="string">
            <text:p>100% (10/10)</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1:155.txt</text:p>
          </table:table-cell>
          <table:table-cell office:value-type="string">
            <text:p>The elimination last autumn of overtime work for nearly all Federal employees meant a sharp cut in their incomes. For salaried workers, the blow was softened but by no means offset by the increased rates of pay which had become effective July 1. Further adjustments to compensate for increased living costs are required. Moreover, we have long needed a general upward revision of Federal Government salary scales at all levels in all branches--legislative, judicial, and executive. Too many in Government have had to sacrifice too much in economic advantage to serve the Nation.&lt;br/&gt;&lt;br/&gt;Adequate salaries will result in economies and improved efficiency in the conduct of Government business--gains that will far outweigh the immediate costs. I hope the Congress will expedite action on salary legislation for all Federal employees in all branches of the Government. The only exception I would make is in the case of workers whose pay rates are established by wage boards; a blanket adjustment would destroy the system by which their wages are kept alined with prevailing rates in particular localities. The wage boards should be sensitive now, as they were during the war, to changes in local prevailing wage rates and should make adjustments accordingly.&lt;br/&gt;&lt;br/&gt;</text:p>
          </table:table-cell>
          <table:table-cell office:value-type="string">
            <text:p>Economic</text:p>
          </table:table-cell>
          <table:table-cell office:value-type="string">
            <text:p>http://en.wikipedia.org/wiki/Economic</text:p>
          </table:table-cell>
          <table:table-cell office:value-type="string">
            <text:p>Tanks in the British Army</text:p>
          </table:table-cell>
          <table:table-cell office:value-type="string">
            <text:p>http://en.wikipedia.org/wiki/Tanks_in_the_British_Army</text:p>
          </table:table-cell>
          <table:table-cell/>
          <table:table-cell office:value-type="float" office:value="1">
            <text:p>1</text:p>
          </table:table-cell>
          <table:table-cell table:number-columns-repeated="3"/>
          <table:table-cell table:formula="of:=CONCATENATE([.AB408];&quot;,&quot;;[.AC408];&quot;,&quot;; TEXT([.AK408];&quot;#&quot;))" office:value-type="string" office:string-value="LAU_ET_AL,EDA,1">
            <text:p>LAU_ET_AL,EDA,1</text:p>
          </table:table-cell>
        </table:table-row>
        <table:table-row table:style-name="ro1">
          <table:table-cell office:value-type="string">
            <text:p>21GEPLSP75KL1FKOAY1HYEQVMPLSYN</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FFQYN5F3Q0JVEH3TX3W6B49PQQEAK</text:p>
          </table:table-cell>
          <table:table-cell office:value-type="string">
            <text:p>A1AVAUPSZLDN64</text:p>
          </table:table-cell>
          <table:table-cell office:value-type="string">
            <text:p>Submitted</text:p>
          </table:table-cell>
          <table:table-cell office:value-type="string">
            <text:p>Sat Nov 10 06:55:08 GMT 2012</text:p>
          </table:table-cell>
          <table:table-cell office:value-type="string">
            <text:p>Sat Nov 10 06:55:19 GMT 2012</text:p>
          </table:table-cell>
          <table:table-cell office:value-type="string">
            <text:p>Fri Nov 16 22:55:19 PST 2012</text:p>
          </table:table-cell>
          <table:table-cell table:number-columns-repeated="3"/>
          <table:table-cell office:value-type="float" office:value="11">
            <text:p>11</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1:155.txt</text:p>
          </table:table-cell>
          <table:table-cell office:value-type="string">
            <text:p>The elimination last autumn of overtime work for nearly all Federal employees meant a sharp cut in their incomes. For salaried workers, the blow was softened but by no means offset by the increased rates of pay which had become effective July 1. Further adjustments to compensate for increased living costs are required. Moreover, we have long needed a general upward revision of Federal Government salary scales at all levels in all branches--legislative, judicial, and executive. Too many in Government have had to sacrifice too much in economic advantage to serve the Nation.&lt;br/&gt;&lt;br/&gt;Adequate salaries will result in economies and improved efficiency in the conduct of Government business--gains that will far outweigh the immediate costs. I hope the Congress will expedite action on salary legislation for all Federal employees in all branches of the Government. The only exception I would make is in the case of workers whose pay rates are established by wage boards; a blanket adjustment would destroy the system by which their wages are kept alined with prevailing rates in particular localities. The wage boards should be sensitive now, as they were during the war, to changes in local prevailing wage rates and should make adjustments accordingly.&lt;br/&gt;&lt;br/&gt;</text:p>
          </table:table-cell>
          <table:table-cell office:value-type="string">
            <text:p>Economic</text:p>
          </table:table-cell>
          <table:table-cell office:value-type="string">
            <text:p>http://en.wikipedia.org/wiki/Economic</text:p>
          </table:table-cell>
          <table:table-cell office:value-type="string">
            <text:p>Tanks in the British Army</text:p>
          </table:table-cell>
          <table:table-cell office:value-type="string">
            <text:p>http://en.wikipedia.org/wiki/Tanks_in_the_British_Army</text:p>
          </table:table-cell>
          <table:table-cell/>
          <table:table-cell office:value-type="float" office:value="1">
            <text:p>1</text:p>
          </table:table-cell>
          <table:table-cell table:number-columns-repeated="3"/>
          <table:table-cell table:formula="of:=CONCATENATE([.AB409];&quot;,&quot;;[.AC409];&quot;,&quot;; TEXT([.AK409];&quot;#&quot;))" office:value-type="string" office:string-value="LAU_ET_AL,EDA,1">
            <text:p>LAU_ET_AL,EDA,1</text:p>
          </table:table-cell>
        </table:table-row>
        <table:table-row table:style-name="ro1">
          <table:table-cell office:value-type="string">
            <text:p>2J1E1M7PKK9L65UT6K30CLZXSJPSZ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0YSVQ8H88MQ9F9AVLMCQ1RX7L6Q7F</text:p>
          </table:table-cell>
          <table:table-cell office:value-type="string">
            <text:p>A1AVAUPSZLDN64</text:p>
          </table:table-cell>
          <table:table-cell office:value-type="string">
            <text:p>Submitted</text:p>
          </table:table-cell>
          <table:table-cell office:value-type="string">
            <text:p>Sat Nov 10 06:11:40 GMT 2012</text:p>
          </table:table-cell>
          <table:table-cell office:value-type="string">
            <text:p>Sat Nov 10 06:12:09 GMT 2012</text:p>
          </table:table-cell>
          <table:table-cell office:value-type="string">
            <text:p>Fri Nov 16 22:12:09 PST 2012</text:p>
          </table:table-cell>
          <table:table-cell table:number-columns-repeated="3"/>
          <table:table-cell office:value-type="float" office:value="29">
            <text:p>29</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Ronald_Reagan_3:34.txt</text:p>
          </table:table-cell>
          <table:table-cell office:value-type="string">
            <text:p>People of the Soviet, President Dwight Eisenhower, who fought by your side in World War II, said the essential struggle &amp;quot;is not merely man against man or nation against nation. It is man against war.&amp;quot; Americans are people of peace. If your government wants peace, there will be peace. We can come together in faith and friendship to build a safer and far better world for our children and our children&amp;apos;s children. And the whole world will rejoice. That is my message to you.&lt;br/&gt;&lt;br/&gt;Some days when life seems hard and we reach out for values to sustain us or a friend to help us, we find a person who reminds us what it means to be Americans.&lt;br/&gt;&lt;br/&gt;</text:p>
          </table:table-cell>
          <table:table-cell office:value-type="float" office:value="2003">
            <text:p>2003</text:p>
          </table:table-cell>
          <table:table-cell office:value-type="string">
            <text:p>http://en.wikipedia.org/wiki/2003</text:p>
          </table:table-cell>
          <table:table-cell office:value-type="string">
            <text:p>Vision III Imaging, Inc.</text:p>
          </table:table-cell>
          <table:table-cell office:value-type="string">
            <text:p>http://en.wikipedia.org/wiki/Vision_III_Imaging,_Inc.</text:p>
          </table:table-cell>
          <table:table-cell/>
          <table:table-cell office:value-type="float" office:value="1">
            <text:p>1</text:p>
          </table:table-cell>
          <table:table-cell table:number-columns-repeated="3"/>
          <table:table-cell table:formula="of:=CONCATENATE([.AB410];&quot;,&quot;;[.AC410];&quot;,&quot;; TEXT([.AK410];&quot;#&quot;))" office:value-type="string" office:string-value="LAU_ET_AL,RANDOM,1">
            <text:p>LAU_ET_AL,RANDOM,1</text:p>
          </table:table-cell>
        </table:table-row>
        <table:table-row table:style-name="ro1">
          <table:table-cell office:value-type="string">
            <text:p>2J1E1M7PKK9L65UT6K30CLZXSJPSZ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68KCCVLL3CAICAMHZH4K9NQ4OW7XW</text:p>
          </table:table-cell>
          <table:table-cell office:value-type="string">
            <text:p>A997OZ3H2B3Q2</text:p>
          </table:table-cell>
          <table:table-cell office:value-type="string">
            <text:p>Submitted</text:p>
          </table:table-cell>
          <table:table-cell office:value-type="string">
            <text:p>Sat Nov 10 06:57:07 GMT 2012</text:p>
          </table:table-cell>
          <table:table-cell office:value-type="string">
            <text:p>Sat Nov 10 06:57:33 GMT 2012</text:p>
          </table:table-cell>
          <table:table-cell office:value-type="string">
            <text:p>Fri Nov 16 22:57:33 PST 2012</text:p>
          </table:table-cell>
          <table:table-cell table:number-columns-repeated="3"/>
          <table:table-cell office:value-type="float" office:value="26">
            <text:p>26</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Ronald_Reagan_3:34.txt</text:p>
          </table:table-cell>
          <table:table-cell office:value-type="string">
            <text:p>People of the Soviet, President Dwight Eisenhower, who fought by your side in World War II, said the essential struggle &amp;quot;is not merely man against man or nation against nation. It is man against war.&amp;quot; Americans are people of peace. If your government wants peace, there will be peace. We can come together in faith and friendship to build a safer and far better world for our children and our children&amp;apos;s children. And the whole world will rejoice. That is my message to you.&lt;br/&gt;&lt;br/&gt;Some days when life seems hard and we reach out for values to sustain us or a friend to help us, we find a person who reminds us what it means to be Americans.&lt;br/&gt;&lt;br/&gt;</text:p>
          </table:table-cell>
          <table:table-cell office:value-type="float" office:value="2003">
            <text:p>2003</text:p>
          </table:table-cell>
          <table:table-cell office:value-type="string">
            <text:p>http://en.wikipedia.org/wiki/2003</text:p>
          </table:table-cell>
          <table:table-cell office:value-type="string">
            <text:p>Vision III Imaging, Inc.</text:p>
          </table:table-cell>
          <table:table-cell office:value-type="string">
            <text:p>http://en.wikipedia.org/wiki/Vision_III_Imaging,_Inc.</text:p>
          </table:table-cell>
          <table:table-cell/>
          <table:table-cell office:value-type="float" office:value="2">
            <text:p>2</text:p>
          </table:table-cell>
          <table:table-cell table:number-columns-repeated="3"/>
          <table:table-cell table:formula="of:=CONCATENATE([.AB411];&quot;,&quot;;[.AC411];&quot;,&quot;; TEXT([.AK411];&quot;#&quot;))" office:value-type="string" office:string-value="LAU_ET_AL,RANDOM,2">
            <text:p>LAU_ET_AL,RANDOM,2</text:p>
          </table:table-cell>
        </table:table-row>
        <table:table-row table:style-name="ro1">
          <table:table-cell office:value-type="string">
            <text:p>2J1E1M7PKK9L65UT6K30CLZXSJPSZ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4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4 GMT 2012</text:p>
          </table:table-cell>
          <table:table-cell table:number-columns-repeated="2"/>
          <table:table-cell office:value-type="string">
            <text:p>2HW6OQ1SNQQ75FV5CBHKKNR1CAPQ6J</text:p>
          </table:table-cell>
          <table:table-cell office:value-type="string">
            <text:p>A2CZR0MGSEILRP</text:p>
          </table:table-cell>
          <table:table-cell office:value-type="string">
            <text:p>Submitted</text:p>
          </table:table-cell>
          <table:table-cell office:value-type="string">
            <text:p>Sat Nov 10 07:01:52 GMT 2012</text:p>
          </table:table-cell>
          <table:table-cell office:value-type="string">
            <text:p>Sat Nov 10 07:02:03 GMT 2012</text:p>
          </table:table-cell>
          <table:table-cell office:value-type="string">
            <text:p>Fri Nov 16 23:02:03 PST 2012</text:p>
          </table:table-cell>
          <table:table-cell table:number-columns-repeated="3"/>
          <table:table-cell office:value-type="float" office:value="11">
            <text:p>11</text:p>
          </table:table-cell>
          <table:table-cell office:value-type="string">
            <text:p>100% (10/10)</text:p>
          </table:table-cell>
          <table:table-cell table:number-columns-repeated="2"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Ronald_Reagan_3:34.txt</text:p>
          </table:table-cell>
          <table:table-cell office:value-type="string">
            <text:p>People of the Soviet, President Dwight Eisenhower, who fought by your side in World War II, said the essential struggle &amp;quot;is not merely man against man or nation against nation. It is man against war.&amp;quot; Americans are people of peace. If your government wants peace, there will be peace. We can come together in faith and friendship to build a safer and far better world for our children and our children&amp;apos;s children. And the whole world will rejoice. That is my message to you.&lt;br/&gt;&lt;br/&gt;Some days when life seems hard and we reach out for values to sustain us or a friend to help us, we find a person who reminds us what it means to be Americans.&lt;br/&gt;&lt;br/&gt;</text:p>
          </table:table-cell>
          <table:table-cell office:value-type="float" office:value="2003">
            <text:p>2003</text:p>
          </table:table-cell>
          <table:table-cell office:value-type="string">
            <text:p>http://en.wikipedia.org/wiki/2003</text:p>
          </table:table-cell>
          <table:table-cell office:value-type="string">
            <text:p>Vision III Imaging, Inc.</text:p>
          </table:table-cell>
          <table:table-cell office:value-type="string">
            <text:p>http://en.wikipedia.org/wiki/Vision_III_Imaging,_Inc.</text:p>
          </table:table-cell>
          <table:table-cell/>
          <table:table-cell office:value-type="float" office:value="1">
            <text:p>1</text:p>
          </table:table-cell>
          <table:table-cell table:number-columns-repeated="3"/>
          <table:table-cell table:formula="of:=CONCATENATE([.AB412];&quot;,&quot;;[.AC412];&quot;,&quot;; TEXT([.AK412];&quot;#&quot;))" office:value-type="string" office:string-value="LAU_ET_AL,RANDOM,1">
            <text:p>LAU_ET_AL,RANDOM,1</text:p>
          </table:table-cell>
        </table:table-row>
        <table:table-row table:style-name="ro1">
          <table:table-cell office:value-type="string">
            <text:p>20EKUDD8XMB35CX47LXU1O6T7CCDO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3YYTWX4H3H24KSIGJ7IEIJRLM4Z41</text:p>
          </table:table-cell>
          <table:table-cell office:value-type="string">
            <text:p>A997OZ3H2B3Q2</text:p>
          </table:table-cell>
          <table:table-cell office:value-type="string">
            <text:p>Submitted</text:p>
          </table:table-cell>
          <table:table-cell office:value-type="string">
            <text:p>Sat Nov 10 07:07:57 GMT 2012</text:p>
          </table:table-cell>
          <table:table-cell office:value-type="string">
            <text:p>Sat Nov 10 07:08:12 GMT 2012</text:p>
          </table:table-cell>
          <table:table-cell office:value-type="string">
            <text:p>Fri Nov 16 23:08:12 PST 2012</text:p>
          </table:table-cell>
          <table:table-cell table:number-columns-repeated="3"/>
          <table:table-cell office:value-type="float" office:value="15">
            <text:p>15</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Delano_Roosevelt_12:51.txt</text:p>
          </table:table-cell>
          <table:table-cell office:value-type="string">
            <text:p>&amp;quot;The record made by management and labor in war industry has been a notable testimony to the resourcefulness and power of America. The needs are so great, nevertheless, that in many instances we have been forced to recall soldiers and sailors from military duty to do work of a civilian character in war production, because of the urgency of the need for equipment and because of inability to recruit civilian labor.&amp;quot;&lt;br/&gt;&lt;br/&gt;Pending action by the Congress on the broader aspects of national service, I recommend that the Congress immediately enact legislation which will be effective in using the services of the 4,000,000 men now classified as IV-F in whatever capacity is best for the war effort.&lt;br/&gt;&lt;br/&gt;</text:p>
          </table:table-cell>
          <table:table-cell office:value-type="string">
            <text:p>Suffolk County Sheriff's Office</text:p>
          </table:table-cell>
          <table:table-cell office:value-type="string">
            <text:p>http://en.wikipedia.org/wiki/Suffolk_County_Sheriff's_Office</text:p>
          </table:table-cell>
          <table:table-cell office:value-type="string">
            <text:p>Congress</text:p>
          </table:table-cell>
          <table:table-cell office:value-type="string">
            <text:p>http://en.wikipedia.org/wiki/Congress</text:p>
          </table:table-cell>
          <table:table-cell/>
          <table:table-cell office:value-type="float" office:value="2">
            <text:p>2</text:p>
          </table:table-cell>
          <table:table-cell table:number-columns-repeated="3"/>
          <table:table-cell table:formula="of:=CONCATENATE([.AB413];&quot;,&quot;;[.AC413];&quot;,&quot;; TEXT([.AK413];&quot;#&quot;))" office:value-type="string" office:string-value="EDA,LAU_ET_AL,2">
            <text:p>EDA,LAU_ET_AL,2</text:p>
          </table:table-cell>
        </table:table-row>
        <table:table-row table:style-name="ro1">
          <table:table-cell office:value-type="string">
            <text:p>20EKUDD8XMB35CX47LXU1O6T7CCDO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5PX2Q45UUKQ374SP6SN08OGAIXTBJ</text:p>
          </table:table-cell>
          <table:table-cell office:value-type="string">
            <text:p>A1AVAUPSZLDN64</text:p>
          </table:table-cell>
          <table:table-cell office:value-type="string">
            <text:p>Submitted</text:p>
          </table:table-cell>
          <table:table-cell office:value-type="string">
            <text:p>Sat Nov 10 06:33:16 GMT 2012</text:p>
          </table:table-cell>
          <table:table-cell office:value-type="string">
            <text:p>Sat Nov 10 06:33:29 GMT 2012</text:p>
          </table:table-cell>
          <table:table-cell office:value-type="string">
            <text:p>Fri Nov 16 22:33:29 PST 2012</text:p>
          </table:table-cell>
          <table:table-cell table:number-columns-repeated="3"/>
          <table:table-cell office:value-type="float" office:value="13">
            <text:p>13</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Delano_Roosevelt_12:51.txt</text:p>
          </table:table-cell>
          <table:table-cell office:value-type="string">
            <text:p>&amp;quot;The record made by management and labor in war industry has been a notable testimony to the resourcefulness and power of America. The needs are so great, nevertheless, that in many instances we have been forced to recall soldiers and sailors from military duty to do work of a civilian character in war production, because of the urgency of the need for equipment and because of inability to recruit civilian labor.&amp;quot;&lt;br/&gt;&lt;br/&gt;Pending action by the Congress on the broader aspects of national service, I recommend that the Congress immediately enact legislation which will be effective in using the services of the 4,000,000 men now classified as IV-F in whatever capacity is best for the war effort.&lt;br/&gt;&lt;br/&gt;</text:p>
          </table:table-cell>
          <table:table-cell office:value-type="string">
            <text:p>Suffolk County Sheriff's Office</text:p>
          </table:table-cell>
          <table:table-cell office:value-type="string">
            <text:p>http://en.wikipedia.org/wiki/Suffolk_County_Sheriff's_Office</text:p>
          </table:table-cell>
          <table:table-cell office:value-type="string">
            <text:p>Congress</text:p>
          </table:table-cell>
          <table:table-cell office:value-type="string">
            <text:p>http://en.wikipedia.org/wiki/Congress</text:p>
          </table:table-cell>
          <table:table-cell/>
          <table:table-cell office:value-type="float" office:value="2">
            <text:p>2</text:p>
          </table:table-cell>
          <table:table-cell table:number-columns-repeated="3"/>
          <table:table-cell table:formula="of:=CONCATENATE([.AB414];&quot;,&quot;;[.AC414];&quot;,&quot;; TEXT([.AK414];&quot;#&quot;))" office:value-type="string" office:string-value="EDA,LAU_ET_AL,2">
            <text:p>EDA,LAU_ET_AL,2</text:p>
          </table:table-cell>
        </table:table-row>
        <table:table-row table:style-name="ro1">
          <table:table-cell office:value-type="string">
            <text:p>20EKUDD8XMB35CX47LXU1O6T7CCDO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SFMHGYQ4J3NPKUGMW6FWYYI3IRAN5</text:p>
          </table:table-cell>
          <table:table-cell office:value-type="string">
            <text:p>A2ELUC3YKQAJ92</text:p>
          </table:table-cell>
          <table:table-cell office:value-type="string">
            <text:p>Submitted</text:p>
          </table:table-cell>
          <table:table-cell office:value-type="string">
            <text:p>Sat Nov 10 06:39:59 GMT 2012</text:p>
          </table:table-cell>
          <table:table-cell office:value-type="string">
            <text:p>Sat Nov 10 06:40:32 GMT 2012</text:p>
          </table:table-cell>
          <table:table-cell office:value-type="string">
            <text:p>Fri Nov 16 22:40:32 PST 2012</text:p>
          </table:table-cell>
          <table:table-cell table:number-columns-repeated="3"/>
          <table:table-cell office:value-type="float" office:value="33">
            <text:p>33</text:p>
          </table:table-cell>
          <table:table-cell office:value-type="string">
            <text:p>100% (1/1)</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Delano_Roosevelt_12:51.txt</text:p>
          </table:table-cell>
          <table:table-cell office:value-type="string">
            <text:p>&amp;quot;The record made by management and labor in war industry has been a notable testimony to the resourcefulness and power of America. The needs are so great, nevertheless, that in many instances we have been forced to recall soldiers and sailors from military duty to do work of a civilian character in war production, because of the urgency of the need for equipment and because of inability to recruit civilian labor.&amp;quot;&lt;br/&gt;&lt;br/&gt;Pending action by the Congress on the broader aspects of national service, I recommend that the Congress immediately enact legislation which will be effective in using the services of the 4,000,000 men now classified as IV-F in whatever capacity is best for the war effort.&lt;br/&gt;&lt;br/&gt;</text:p>
          </table:table-cell>
          <table:table-cell office:value-type="string">
            <text:p>Suffolk County Sheriff's Office</text:p>
          </table:table-cell>
          <table:table-cell office:value-type="string">
            <text:p>http://en.wikipedia.org/wiki/Suffolk_County_Sheriff's_Office</text:p>
          </table:table-cell>
          <table:table-cell office:value-type="string">
            <text:p>Congress</text:p>
          </table:table-cell>
          <table:table-cell office:value-type="string">
            <text:p>http://en.wikipedia.org/wiki/Congress</text:p>
          </table:table-cell>
          <table:table-cell/>
          <table:table-cell office:value-type="float" office:value="2">
            <text:p>2</text:p>
          </table:table-cell>
          <table:table-cell table:number-columns-repeated="3"/>
          <table:table-cell table:formula="of:=CONCATENATE([.AB415];&quot;,&quot;;[.AC415];&quot;,&quot;; TEXT([.AK415];&quot;#&quot;))" office:value-type="string" office:string-value="EDA,LAU_ET_AL,2">
            <text:p>EDA,LAU_ET_AL,2</text:p>
          </table:table-cell>
        </table:table-row>
        <table:table-row table:style-name="ro1">
          <table:table-cell office:value-type="string">
            <text:p>2SKYU98JHSTLQC95MLA9QOBJHH8DP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11ZJMJUNU8LEFFC7QWRH8D8TKUG0D</text:p>
          </table:table-cell>
          <table:table-cell office:value-type="string">
            <text:p>A1GQCJDGRPG8ZR</text:p>
          </table:table-cell>
          <table:table-cell office:value-type="string">
            <text:p>Submitted</text:p>
          </table:table-cell>
          <table:table-cell office:value-type="string">
            <text:p>Sat Nov 10 07:06:26 GMT 2012</text:p>
          </table:table-cell>
          <table:table-cell office:value-type="string">
            <text:p>Sat Nov 10 07:06:53 GMT 2012</text:p>
          </table:table-cell>
          <table:table-cell office:value-type="string">
            <text:p>Fri Nov 16 23:06:53 PST 2012</text:p>
          </table:table-cell>
          <table:table-cell table:number-columns-repeated="3"/>
          <table:table-cell office:value-type="float" office:value="27">
            <text:p>27</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5:61.txt</text:p>
          </table:table-cell>
          <table:table-cell office:value-type="string">
            <text:p>I am unable to understand why frauds in the pension rolls should not be exposed and corrected with thoroughness and vigor. Every name fraudulently put upon these rolls is a wicked imposition upon the kindly sentiment in which pensions have their origin; every fraudulent pensioner has become a bad citizen; every false oath in support of a pension has made perjury more common, and false and undeserving pensioners rob the people not only of their money, but of the patriotic sentiment which the survivors of a war fought for the preservation of the Union ought to inspire. Thousands of neighborhoods have their well-known fraudulent pensioners, and recent developments by the Bureau establish appalling conspiracies to accomplish pension frauds. By no means the least wrong done is to brave and deserving pensioners, who certainly ought not to be condemned to such association.&lt;br/&gt;&lt;br/&gt;Those who attempt in the line of duty to rectify these wrongs should not be accused of enmity or indifference to the claims of honest veterans. The sum expended on account of pensions for the year ending June 30, 1893, was $156,740,467.14.&lt;br/&gt;&lt;br/&gt;</text:p>
          </table:table-cell>
          <table:table-cell office:value-type="string">
            <text:p>Mohandas Karamchand Gandhi</text:p>
          </table:table-cell>
          <table:table-cell office:value-type="string">
            <text:p>http://en.wikipedia.org/wiki/Mohandas_Karamchand_Gandhi</text:p>
          </table:table-cell>
          <table:table-cell office:value-type="string">
            <text:p>Samuel Sullivan</text:p>
          </table:table-cell>
          <table:table-cell office:value-type="string">
            <text:p>http://en.wikipedia.org/wiki/Samuel_Sullivan</text:p>
          </table:table-cell>
          <table:table-cell/>
          <table:table-cell office:value-type="float" office:value="1">
            <text:p>1</text:p>
          </table:table-cell>
          <table:table-cell table:number-columns-repeated="3"/>
          <table:table-cell table:formula="of:=CONCATENATE([.AB416];&quot;,&quot;;[.AC416];&quot;,&quot;; TEXT([.AK416];&quot;#&quot;))" office:value-type="string" office:string-value="LAU_ET_AL,EDA,1">
            <text:p>LAU_ET_AL,EDA,1</text:p>
          </table:table-cell>
        </table:table-row>
        <table:table-row table:style-name="ro1">
          <table:table-cell office:value-type="string">
            <text:p>2SKYU98JHSTLQC95MLA9QOBJHH8DP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CZ4J79KQW61NWSB176CL45XMVRKIE</text:p>
          </table:table-cell>
          <table:table-cell office:value-type="string">
            <text:p>A1AVAUPSZLDN64</text:p>
          </table:table-cell>
          <table:table-cell office:value-type="string">
            <text:p>Submitted</text:p>
          </table:table-cell>
          <table:table-cell office:value-type="string">
            <text:p>Sat Nov 10 06:41:01 GMT 2012</text:p>
          </table:table-cell>
          <table:table-cell office:value-type="string">
            <text:p>Sat Nov 10 06:41:12 GMT 2012</text:p>
          </table:table-cell>
          <table:table-cell office:value-type="string">
            <text:p>Fri Nov 16 22:41:12 PST 2012</text:p>
          </table:table-cell>
          <table:table-cell table:number-columns-repeated="3"/>
          <table:table-cell office:value-type="float" office:value="11">
            <text:p>11</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5:61.txt</text:p>
          </table:table-cell>
          <table:table-cell office:value-type="string">
            <text:p>I am unable to understand why frauds in the pension rolls should not be exposed and corrected with thoroughness and vigor. Every name fraudulently put upon these rolls is a wicked imposition upon the kindly sentiment in which pensions have their origin; every fraudulent pensioner has become a bad citizen; every false oath in support of a pension has made perjury more common, and false and undeserving pensioners rob the people not only of their money, but of the patriotic sentiment which the survivors of a war fought for the preservation of the Union ought to inspire. Thousands of neighborhoods have their well-known fraudulent pensioners, and recent developments by the Bureau establish appalling conspiracies to accomplish pension frauds. By no means the least wrong done is to brave and deserving pensioners, who certainly ought not to be condemned to such association.&lt;br/&gt;&lt;br/&gt;Those who attempt in the line of duty to rectify these wrongs should not be accused of enmity or indifference to the claims of honest veterans. The sum expended on account of pensions for the year ending June 30, 1893, was $156,740,467.14.&lt;br/&gt;&lt;br/&gt;</text:p>
          </table:table-cell>
          <table:table-cell office:value-type="string">
            <text:p>Mohandas Karamchand Gandhi</text:p>
          </table:table-cell>
          <table:table-cell office:value-type="string">
            <text:p>http://en.wikipedia.org/wiki/Mohandas_Karamchand_Gandhi</text:p>
          </table:table-cell>
          <table:table-cell office:value-type="string">
            <text:p>Samuel Sullivan</text:p>
          </table:table-cell>
          <table:table-cell office:value-type="string">
            <text:p>http://en.wikipedia.org/wiki/Samuel_Sullivan</text:p>
          </table:table-cell>
          <table:table-cell office:value-type="string">
            <text:p>Neither are close, chose the best I could.</text:p>
          </table:table-cell>
          <table:table-cell office:value-type="float" office:value="1">
            <text:p>1</text:p>
          </table:table-cell>
          <table:table-cell table:number-columns-repeated="3"/>
          <table:table-cell table:formula="of:=CONCATENATE([.AB417];&quot;,&quot;;[.AC417];&quot;,&quot;; TEXT([.AK417];&quot;#&quot;))" office:value-type="string" office:string-value="LAU_ET_AL,EDA,1">
            <text:p>LAU_ET_AL,EDA,1</text:p>
          </table:table-cell>
        </table:table-row>
        <table:table-row table:style-name="ro1">
          <table:table-cell office:value-type="string">
            <text:p>2SKYU98JHSTLQC95MLA9QOBJHH8DP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H51X3V0FK0C3TQOLBD7XKK9V8UFMN</text:p>
          </table:table-cell>
          <table:table-cell office:value-type="string">
            <text:p>A997OZ3H2B3Q2</text:p>
          </table:table-cell>
          <table:table-cell office:value-type="string">
            <text:p>Submitted</text:p>
          </table:table-cell>
          <table:table-cell office:value-type="string">
            <text:p>Sat Nov 10 06:46:35 GMT 2012</text:p>
          </table:table-cell>
          <table:table-cell office:value-type="string">
            <text:p>Sat Nov 10 06:47:00 GMT 2012</text:p>
          </table:table-cell>
          <table:table-cell office:value-type="string">
            <text:p>Fri Nov 16 22:47:00 PST 2012</text:p>
          </table:table-cell>
          <table:table-cell table:number-columns-repeated="3"/>
          <table:table-cell office:value-type="float" office:value="25">
            <text:p>25</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5:61.txt</text:p>
          </table:table-cell>
          <table:table-cell office:value-type="string">
            <text:p>I am unable to understand why frauds in the pension rolls should not be exposed and corrected with thoroughness and vigor. Every name fraudulently put upon these rolls is a wicked imposition upon the kindly sentiment in which pensions have their origin; every fraudulent pensioner has become a bad citizen; every false oath in support of a pension has made perjury more common, and false and undeserving pensioners rob the people not only of their money, but of the patriotic sentiment which the survivors of a war fought for the preservation of the Union ought to inspire. Thousands of neighborhoods have their well-known fraudulent pensioners, and recent developments by the Bureau establish appalling conspiracies to accomplish pension frauds. By no means the least wrong done is to brave and deserving pensioners, who certainly ought not to be condemned to such association.&lt;br/&gt;&lt;br/&gt;Those who attempt in the line of duty to rectify these wrongs should not be accused of enmity or indifference to the claims of honest veterans. The sum expended on account of pensions for the year ending June 30, 1893, was $156,740,467.14.&lt;br/&gt;&lt;br/&gt;</text:p>
          </table:table-cell>
          <table:table-cell office:value-type="string">
            <text:p>Mohandas Karamchand Gandhi</text:p>
          </table:table-cell>
          <table:table-cell office:value-type="string">
            <text:p>http://en.wikipedia.org/wiki/Mohandas_Karamchand_Gandhi</text:p>
          </table:table-cell>
          <table:table-cell office:value-type="string">
            <text:p>Samuel Sullivan</text:p>
          </table:table-cell>
          <table:table-cell office:value-type="string">
            <text:p>http://en.wikipedia.org/wiki/Samuel_Sullivan</text:p>
          </table:table-cell>
          <table:table-cell/>
          <table:table-cell office:value-type="float" office:value="1">
            <text:p>1</text:p>
          </table:table-cell>
          <table:table-cell table:number-columns-repeated="3"/>
          <table:table-cell table:formula="of:=CONCATENATE([.AB418];&quot;,&quot;;[.AC418];&quot;,&quot;; TEXT([.AK418];&quot;#&quot;))" office:value-type="string" office:string-value="LAU_ET_AL,EDA,1">
            <text:p>LAU_ET_AL,EDA,1</text:p>
          </table:table-cell>
        </table:table-row>
        <table:table-row table:style-name="ro1">
          <table:table-cell office:value-type="string">
            <text:p>27OSVQ8H88MQ9F9AVLMCQ1RX02RQ7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0M8Y1THV8ERO7WYUU9M7SM5UXIN0W</text:p>
          </table:table-cell>
          <table:table-cell office:value-type="string">
            <text:p>A1GQCJDGRPG8ZR</text:p>
          </table:table-cell>
          <table:table-cell office:value-type="string">
            <text:p>Submitted</text:p>
          </table:table-cell>
          <table:table-cell office:value-type="string">
            <text:p>Sat Nov 10 07:47:53 GMT 2012</text:p>
          </table:table-cell>
          <table:table-cell office:value-type="string">
            <text:p>Sat Nov 10 07:48:34 GMT 2012</text:p>
          </table:table-cell>
          <table:table-cell office:value-type="string">
            <text:p>Fri Nov 16 23:48:34 PST 2012</text:p>
          </table:table-cell>
          <table:table-cell table:number-columns-repeated="3"/>
          <table:table-cell office:value-type="float" office:value="41">
            <text:p>41</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K._Polk_3:62.txt</text:p>
          </table:table-cell>
          <table:table-cell office:value-type="string">
            <text:p>The first of the American mail steamers authorized by the act of the 3d of March, 1845, was completed and entered upon the service on the 1st of June last, and is now on her third voyage to Bremen and other intermediate ports. The other vessels authorized under the provisions of that act are in course of construction, and will be put upon the line as soon as completed. Contracts have also been made for the transportation of the mail in a steamer from Charleston to Havana.&lt;br/&gt;&lt;br/&gt;A reciprocal and satisfactory postal arrangement has been made by the Postmaster-General with the authorities of Bremen, and no difficulty is apprehended in making similar arrangements with all other powers with which we may have communications by mail steamers, except with Great Britain.&lt;br/&gt;&lt;br/&gt;</text:p>
          </table:table-cell>
          <table:table-cell office:value-type="string">
            <text:p>Stanley A. McChrystal</text:p>
          </table:table-cell>
          <table:table-cell office:value-type="string">
            <text:p>http://en.wikipedia.org/wiki/Stanley_A._McChrystal</text:p>
          </table:table-cell>
          <table:table-cell office:value-type="string">
            <text:p>Owen Pallett</text:p>
          </table:table-cell>
          <table:table-cell office:value-type="string">
            <text:p>http://en.wikipedia.org/wiki/Owen_Pallett</text:p>
          </table:table-cell>
          <table:table-cell/>
          <table:table-cell office:value-type="float" office:value="1">
            <text:p>1</text:p>
          </table:table-cell>
          <table:table-cell table:number-columns-repeated="3"/>
          <table:table-cell table:formula="of:=CONCATENATE([.AB419];&quot;,&quot;;[.AC419];&quot;,&quot;; TEXT([.AK419];&quot;#&quot;))" office:value-type="string" office:string-value="LAU_ET_AL,EDA,1">
            <text:p>LAU_ET_AL,EDA,1</text:p>
          </table:table-cell>
        </table:table-row>
        <table:table-row table:style-name="ro1">
          <table:table-cell office:value-type="string">
            <text:p>27OSVQ8H88MQ9F9AVLMCQ1RX02RQ7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I64BLYHVI4431QPS4ZDVEZSLRO1VQ</text:p>
          </table:table-cell>
          <table:table-cell office:value-type="string">
            <text:p>A1AVAUPSZLDN64</text:p>
          </table:table-cell>
          <table:table-cell office:value-type="string">
            <text:p>Submitted</text:p>
          </table:table-cell>
          <table:table-cell office:value-type="string">
            <text:p>Sat Nov 10 06:50:18 GMT 2012</text:p>
          </table:table-cell>
          <table:table-cell office:value-type="string">
            <text:p>Sat Nov 10 06:50:38 GMT 2012</text:p>
          </table:table-cell>
          <table:table-cell office:value-type="string">
            <text:p>Fri Nov 16 22:50:38 PST 2012</text:p>
          </table:table-cell>
          <table:table-cell table:number-columns-repeated="3"/>
          <table:table-cell office:value-type="float" office:value="20">
            <text:p>20</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K._Polk_3:62.txt</text:p>
          </table:table-cell>
          <table:table-cell office:value-type="string">
            <text:p>The first of the American mail steamers authorized by the act of the 3d of March, 1845, was completed and entered upon the service on the 1st of June last, and is now on her third voyage to Bremen and other intermediate ports. The other vessels authorized under the provisions of that act are in course of construction, and will be put upon the line as soon as completed. Contracts have also been made for the transportation of the mail in a steamer from Charleston to Havana.&lt;br/&gt;&lt;br/&gt;A reciprocal and satisfactory postal arrangement has been made by the Postmaster-General with the authorities of Bremen, and no difficulty is apprehended in making similar arrangements with all other powers with which we may have communications by mail steamers, except with Great Britain.&lt;br/&gt;&lt;br/&gt;</text:p>
          </table:table-cell>
          <table:table-cell office:value-type="string">
            <text:p>Stanley A. McChrystal</text:p>
          </table:table-cell>
          <table:table-cell office:value-type="string">
            <text:p>http://en.wikipedia.org/wiki/Stanley_A._McChrystal</text:p>
          </table:table-cell>
          <table:table-cell office:value-type="string">
            <text:p>Owen Pallett</text:p>
          </table:table-cell>
          <table:table-cell office:value-type="string">
            <text:p>http://en.wikipedia.org/wiki/Owen_Pallett</text:p>
          </table:table-cell>
          <table:table-cell office:value-type="string">
            <text:p>Neither are close at all but again Stanley is closest.</text:p>
          </table:table-cell>
          <table:table-cell office:value-type="float" office:value="1">
            <text:p>1</text:p>
          </table:table-cell>
          <table:table-cell table:number-columns-repeated="3"/>
          <table:table-cell table:formula="of:=CONCATENATE([.AB420];&quot;,&quot;;[.AC420];&quot;,&quot;; TEXT([.AK420];&quot;#&quot;))" office:value-type="string" office:string-value="LAU_ET_AL,EDA,1">
            <text:p>LAU_ET_AL,EDA,1</text:p>
          </table:table-cell>
        </table:table-row>
        <table:table-row table:style-name="ro1">
          <table:table-cell office:value-type="string">
            <text:p>27OSVQ8H88MQ9F9AVLMCQ1RX02RQ7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Z0PJWKUDD8X1KRVAJQ0J6UTYNSAL4</text:p>
          </table:table-cell>
          <table:table-cell office:value-type="string">
            <text:p>A997OZ3H2B3Q2</text:p>
          </table:table-cell>
          <table:table-cell office:value-type="string">
            <text:p>Submitted</text:p>
          </table:table-cell>
          <table:table-cell office:value-type="string">
            <text:p>Sat Nov 10 07:05:50 GMT 2012</text:p>
          </table:table-cell>
          <table:table-cell office:value-type="string">
            <text:p>Sat Nov 10 07:06:38 GMT 2012</text:p>
          </table:table-cell>
          <table:table-cell office:value-type="string">
            <text:p>Fri Nov 16 23:06:38 PST 2012</text:p>
          </table:table-cell>
          <table:table-cell table:number-columns-repeated="3"/>
          <table:table-cell office:value-type="float" office:value="48">
            <text:p>48</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K._Polk_3:62.txt</text:p>
          </table:table-cell>
          <table:table-cell office:value-type="string">
            <text:p>The first of the American mail steamers authorized by the act of the 3d of March, 1845, was completed and entered upon the service on the 1st of June last, and is now on her third voyage to Bremen and other intermediate ports. The other vessels authorized under the provisions of that act are in course of construction, and will be put upon the line as soon as completed. Contracts have also been made for the transportation of the mail in a steamer from Charleston to Havana.&lt;br/&gt;&lt;br/&gt;A reciprocal and satisfactory postal arrangement has been made by the Postmaster-General with the authorities of Bremen, and no difficulty is apprehended in making similar arrangements with all other powers with which we may have communications by mail steamers, except with Great Britain.&lt;br/&gt;&lt;br/&gt;</text:p>
          </table:table-cell>
          <table:table-cell office:value-type="string">
            <text:p>Stanley A. McChrystal</text:p>
          </table:table-cell>
          <table:table-cell office:value-type="string">
            <text:p>http://en.wikipedia.org/wiki/Stanley_A._McChrystal</text:p>
          </table:table-cell>
          <table:table-cell office:value-type="string">
            <text:p>Owen Pallett</text:p>
          </table:table-cell>
          <table:table-cell office:value-type="string">
            <text:p>http://en.wikipedia.org/wiki/Owen_Pallett</text:p>
          </table:table-cell>
          <table:table-cell/>
          <table:table-cell office:value-type="float" office:value="1">
            <text:p>1</text:p>
          </table:table-cell>
          <table:table-cell table:number-columns-repeated="3"/>
          <table:table-cell table:formula="of:=CONCATENATE([.AB421];&quot;,&quot;;[.AC421];&quot;,&quot;; TEXT([.AK421];&quot;#&quot;))" office:value-type="string" office:string-value="LAU_ET_AL,EDA,1">
            <text:p>LAU_ET_AL,EDA,1</text:p>
          </table:table-cell>
        </table:table-row>
        <table:table-row table:style-name="ro1">
          <table:table-cell office:value-type="string">
            <text:p>27IONNVRH1KH3I2LYLY6VV9LNUNXO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3YYTWX4H3H24KSIGJ7IEIJRLNAZ49</text:p>
          </table:table-cell>
          <table:table-cell office:value-type="string">
            <text:p>A997OZ3H2B3Q2</text:p>
          </table:table-cell>
          <table:table-cell office:value-type="string">
            <text:p>Submitted</text:p>
          </table:table-cell>
          <table:table-cell office:value-type="string">
            <text:p>Sat Nov 10 09:04:51 GMT 2012</text:p>
          </table:table-cell>
          <table:table-cell office:value-type="string">
            <text:p>Sat Nov 10 09:05:35 GMT 2012</text:p>
          </table:table-cell>
          <table:table-cell office:value-type="string">
            <text:p>Sat Nov 17 01:05:35 PST 2012</text:p>
          </table:table-cell>
          <table:table-cell table:number-columns-repeated="3"/>
          <table:table-cell office:value-type="float" office:value="44">
            <text:p>44</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William_Howard_Taft_4:40.txt</text:p>
          </table:table-cell>
          <table:table-cell office:value-type="string">
            <text:p>Last year a revolution against the established Government of Ecuador broke out at the pricipal port of that Republic. Previous to this occurrence the chief American interest in Ecuador, represented by the Guayaquil &amp;amp; Quito Railway Co., incorporated in the United States, bad rendered extensive transportation and other services on account to the Ecuadorian Government, the amount of which ran into a sum which was steadily increasing and which the Ecuadorian Government had made no provision to pay, thereby threatening to crush out the very existence of this American enterprise. When tranquillity had been restored to Ecuador as a result of the triumphant progress of the Government forces from Quito, this Government interposed its good offices to the end that the American interests in Ecuador might be saved from complete extinction. As a part of the arrangement which was reached between the parties, and at the request of the Government of Ecuador, I have consented to name an arbitrator, who, acting under the terms of the railroad contract, with an arbitrator named by the Ecuadorian Government, will pass upon the claims that have arisen since the arrangement reached through the action of a similar arbitral tribunal in 1908.&lt;br/&gt;&lt;br/&gt;In pursuance of a request made some time ago by the Ecuadorian Government, the Department of State has given much attention to the problem of the proper sanitation of Guayaquil. As a result a detail of officers of the Canal Zone will be sent to Guayaquil to recommend measures that will lead to the complete permanent sanitation of this plague and fever infected region of that Republic, which has for so long constituted a menace to health conditions on the Canal Zone. It is hoped that the report which this mission will furnish will point out a way whereby the modicum of assistance which the United States may properly lend the Ecuadorian Government may be made effective in ridding the west coast of South America of a focus of contagion to the future commercial current passing through the Panama Canal.&lt;br/&gt;&lt;br/&gt;</text:p>
          </table:table-cell>
          <table:table-cell office:value-type="string">
            <text:p>History of the Ecuadorian–Peruvian territorial dispute</text:p>
          </table:table-cell>
          <table:table-cell office:value-type="string">
            <text:p>http://en.wikipedia.org/wiki/History_of_the_Ecuadorian–Peruvian_territorial_dispute</text:p>
          </table:table-cell>
          <table:table-cell office:value-type="string">
            <text:p>Hemlock (editor)</text:p>
          </table:table-cell>
          <table:table-cell office:value-type="string">
            <text:p>http://en.wikipedia.org/wiki/Hemlock_(editor)</text:p>
          </table:table-cell>
          <table:table-cell/>
          <table:table-cell office:value-type="float" office:value="1">
            <text:p>1</text:p>
          </table:table-cell>
          <table:table-cell table:number-columns-repeated="3"/>
          <table:table-cell table:formula="of:=CONCATENATE([.AB422];&quot;,&quot;;[.AC422];&quot;,&quot;; TEXT([.AK422];&quot;#&quot;))" office:value-type="string" office:string-value="EDA,RANDOM,1">
            <text:p>EDA,RANDOM,1</text:p>
          </table:table-cell>
        </table:table-row>
        <table:table-row table:style-name="ro1">
          <table:table-cell office:value-type="string">
            <text:p>27IONNVRH1KH3I2LYLY6VV9LNUNXO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8GCCF0CP5KX426SPSOYO4PMH5YWVN</text:p>
          </table:table-cell>
          <table:table-cell office:value-type="string">
            <text:p>A1AVAUPSZLDN64</text:p>
          </table:table-cell>
          <table:table-cell office:value-type="string">
            <text:p>Submitted</text:p>
          </table:table-cell>
          <table:table-cell office:value-type="string">
            <text:p>Sat Nov 10 07:32:26 GMT 2012</text:p>
          </table:table-cell>
          <table:table-cell office:value-type="string">
            <text:p>Sat Nov 10 07:32:38 GMT 2012</text:p>
          </table:table-cell>
          <table:table-cell office:value-type="string">
            <text:p>Fri Nov 16 23:32:38 PST 2012</text:p>
          </table:table-cell>
          <table:table-cell table:number-columns-repeated="3"/>
          <table:table-cell office:value-type="float" office:value="12">
            <text:p>12</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William_Howard_Taft_4:40.txt</text:p>
          </table:table-cell>
          <table:table-cell office:value-type="string">
            <text:p>Last year a revolution against the established Government of Ecuador broke out at the pricipal port of that Republic. Previous to this occurrence the chief American interest in Ecuador, represented by the Guayaquil &amp;amp; Quito Railway Co., incorporated in the United States, bad rendered extensive transportation and other services on account to the Ecuadorian Government, the amount of which ran into a sum which was steadily increasing and which the Ecuadorian Government had made no provision to pay, thereby threatening to crush out the very existence of this American enterprise. When tranquillity had been restored to Ecuador as a result of the triumphant progress of the Government forces from Quito, this Government interposed its good offices to the end that the American interests in Ecuador might be saved from complete extinction. As a part of the arrangement which was reached between the parties, and at the request of the Government of Ecuador, I have consented to name an arbitrator, who, acting under the terms of the railroad contract, with an arbitrator named by the Ecuadorian Government, will pass upon the claims that have arisen since the arrangement reached through the action of a similar arbitral tribunal in 1908.&lt;br/&gt;&lt;br/&gt;In pursuance of a request made some time ago by the Ecuadorian Government, the Department of State has given much attention to the problem of the proper sanitation of Guayaquil. As a result a detail of officers of the Canal Zone will be sent to Guayaquil to recommend measures that will lead to the complete permanent sanitation of this plague and fever infected region of that Republic, which has for so long constituted a menace to health conditions on the Canal Zone. It is hoped that the report which this mission will furnish will point out a way whereby the modicum of assistance which the United States may properly lend the Ecuadorian Government may be made effective in ridding the west coast of South America of a focus of contagion to the future commercial current passing through the Panama Canal.&lt;br/&gt;&lt;br/&gt;</text:p>
          </table:table-cell>
          <table:table-cell office:value-type="string">
            <text:p>History of the Ecuadorian–Peruvian territorial dispute</text:p>
          </table:table-cell>
          <table:table-cell office:value-type="string">
            <text:p>http://en.wikipedia.org/wiki/History_of_the_Ecuadorian–Peruvian_territorial_dispute</text:p>
          </table:table-cell>
          <table:table-cell office:value-type="string">
            <text:p>Hemlock (editor)</text:p>
          </table:table-cell>
          <table:table-cell office:value-type="string">
            <text:p>http://en.wikipedia.org/wiki/Hemlock_(editor)</text:p>
          </table:table-cell>
          <table:table-cell/>
          <table:table-cell office:value-type="float" office:value="1">
            <text:p>1</text:p>
          </table:table-cell>
          <table:table-cell table:number-columns-repeated="3"/>
          <table:table-cell table:formula="of:=CONCATENATE([.AB423];&quot;,&quot;;[.AC423];&quot;,&quot;; TEXT([.AK423];&quot;#&quot;))" office:value-type="string" office:string-value="EDA,RANDOM,1">
            <text:p>EDA,RANDOM,1</text:p>
          </table:table-cell>
        </table:table-row>
        <table:table-row table:style-name="ro1">
          <table:table-cell office:value-type="string">
            <text:p>27IONNVRH1KH3I2LYLY6VV9LNUNXO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HYO33FDEY5C35OQN1Q3GCRFVT30RR</text:p>
          </table:table-cell>
          <table:table-cell office:value-type="string">
            <text:p>A156UN1VM5KXAQ</text:p>
          </table:table-cell>
          <table:table-cell office:value-type="string">
            <text:p>Submitted</text:p>
          </table:table-cell>
          <table:table-cell office:value-type="string">
            <text:p>Sat Nov 10 06:12:48 GMT 2012</text:p>
          </table:table-cell>
          <table:table-cell office:value-type="string">
            <text:p>Sat Nov 10 06:12:57 GMT 2012</text:p>
          </table:table-cell>
          <table:table-cell office:value-type="string">
            <text:p>Fri Nov 16 22:12:57 PST 2012</text:p>
          </table:table-cell>
          <table:table-cell table:number-columns-repeated="3"/>
          <table:table-cell office:value-type="float" office:value="9">
            <text:p>9</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William_Howard_Taft_4:40.txt</text:p>
          </table:table-cell>
          <table:table-cell office:value-type="string">
            <text:p>Last year a revolution against the established Government of Ecuador broke out at the pricipal port of that Republic. Previous to this occurrence the chief American interest in Ecuador, represented by the Guayaquil &amp;amp; Quito Railway Co., incorporated in the United States, bad rendered extensive transportation and other services on account to the Ecuadorian Government, the amount of which ran into a sum which was steadily increasing and which the Ecuadorian Government had made no provision to pay, thereby threatening to crush out the very existence of this American enterprise. When tranquillity had been restored to Ecuador as a result of the triumphant progress of the Government forces from Quito, this Government interposed its good offices to the end that the American interests in Ecuador might be saved from complete extinction. As a part of the arrangement which was reached between the parties, and at the request of the Government of Ecuador, I have consented to name an arbitrator, who, acting under the terms of the railroad contract, with an arbitrator named by the Ecuadorian Government, will pass upon the claims that have arisen since the arrangement reached through the action of a similar arbitral tribunal in 1908.&lt;br/&gt;&lt;br/&gt;In pursuance of a request made some time ago by the Ecuadorian Government, the Department of State has given much attention to the problem of the proper sanitation of Guayaquil. As a result a detail of officers of the Canal Zone will be sent to Guayaquil to recommend measures that will lead to the complete permanent sanitation of this plague and fever infected region of that Republic, which has for so long constituted a menace to health conditions on the Canal Zone. It is hoped that the report which this mission will furnish will point out a way whereby the modicum of assistance which the United States may properly lend the Ecuadorian Government may be made effective in ridding the west coast of South America of a focus of contagion to the future commercial current passing through the Panama Canal.&lt;br/&gt;&lt;br/&gt;</text:p>
          </table:table-cell>
          <table:table-cell office:value-type="string">
            <text:p>History of the Ecuadorian–Peruvian territorial dispute</text:p>
          </table:table-cell>
          <table:table-cell office:value-type="string">
            <text:p>http://en.wikipedia.org/wiki/History_of_the_Ecuadorian–Peruvian_territorial_dispute</text:p>
          </table:table-cell>
          <table:table-cell office:value-type="string">
            <text:p>Hemlock (editor)</text:p>
          </table:table-cell>
          <table:table-cell office:value-type="string">
            <text:p>http://en.wikipedia.org/wiki/Hemlock_(editor)</text:p>
          </table:table-cell>
          <table:table-cell/>
          <table:table-cell office:value-type="float" office:value="1">
            <text:p>1</text:p>
          </table:table-cell>
          <table:table-cell table:number-columns-repeated="3"/>
          <table:table-cell table:formula="of:=CONCATENATE([.AB424];&quot;,&quot;;[.AC424];&quot;,&quot;; TEXT([.AK424];&quot;#&quot;))" office:value-type="string" office:string-value="EDA,RANDOM,1">
            <text:p>EDA,RANDOM,1</text:p>
          </table:table-cell>
        </table:table-row>
        <table:table-row table:style-name="ro1">
          <table:table-cell office:value-type="string">
            <text:p>248YN5F3Q0JGK2MRUMNYJ49FCQ9BF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0H6AUC26DG6MMP2A5RFS0COUJIB47</text:p>
          </table:table-cell>
          <table:table-cell office:value-type="string">
            <text:p>A997OZ3H2B3Q2</text:p>
          </table:table-cell>
          <table:table-cell office:value-type="string">
            <text:p>Submitted</text:p>
          </table:table-cell>
          <table:table-cell office:value-type="string">
            <text:p>Sat Nov 10 07:08:41 GMT 2012</text:p>
          </table:table-cell>
          <table:table-cell office:value-type="string">
            <text:p>Sat Nov 10 07:09:00 GMT 2012</text:p>
          </table:table-cell>
          <table:table-cell office:value-type="string">
            <text:p>Fri Nov 16 23:09:00 PST 2012</text:p>
          </table:table-cell>
          <table:table-cell table:number-columns-repeated="3"/>
          <table:table-cell office:value-type="float" office:value="19">
            <text:p>19</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ames_K._Polk_2:7.txt</text:p>
          </table:table-cell>
          <table:table-cell office:value-type="string">
            <text:p>They fully concur with the President that ample cause exists for taking redress into our own hands, and believe that we should be justified in the opinion of other nations for taking such a step. But they are willing to try the experiment of another demand, made in the most solemn form, upon the justice of the Mexican Government before any further proceedings are adopted.&lt;br/&gt;&lt;br/&gt;No difference of opinion upon the subject is believed to have existed in Congress at that time; the executive and legislative departments concurred; and yet such has been our forbearance and desire to preserve peace with Mexico that the wrongs of which we then complained, and which gave rise to these solemn proceedings, not only remain unredressed to this day, but additional causes of complaint of an aggravated character have ever since been accumulating. Shortly after these proceedings a special messenger was dispatched to Mexico to make a final demand for redress, and on the 20th of July, 1837, the demand was made. The reply of the Mexican Government bears date on the 29th of the same month, and contains assurances of the &amp;quot;anxious wish&amp;quot; of the Mexican Government &amp;quot;not to delay the moment of that final and equitable adjustment which is to terminate the existing difficulties between the two Governments;&amp;quot; that &amp;quot;nothing should be left undone which may contribute to the most speedy and equitable determination of the subjects which have so seriously engaged the attention of the American Government;&amp;quot; that the &amp;quot;Mexican Government would adopt as the only guides for its conduct the plainest principles of public right, the sacred obligations imposed by international law, and the religious faith of treaties,&amp;quot; and that &amp;quot;whatever reason and justice may dictate respecting each case will be done.&amp;quot; The assurance was further given that the decision of the Mexican Government upon each cause of complaint for which redress had been demanded should be communicated to the Government of the United States by the Mexican minister at Washington.&lt;br/&gt;&lt;br/&gt;</text:p>
          </table:table-cell>
          <table:table-cell office:value-type="string">
            <text:p>Redress (charitable organisation)</text:p>
          </table:table-cell>
          <table:table-cell office:value-type="string">
            <text:p>http://en.wikipedia.org/wiki/Redress_(charitable_organisation)</text:p>
          </table:table-cell>
          <table:table-cell office:value-type="string">
            <text:p>Treaty</text:p>
          </table:table-cell>
          <table:table-cell office:value-type="string">
            <text:p>http://en.wikipedia.org/wiki/Treaty</text:p>
          </table:table-cell>
          <table:table-cell/>
          <table:table-cell office:value-type="float" office:value="2">
            <text:p>2</text:p>
          </table:table-cell>
          <table:table-cell table:number-columns-repeated="3"/>
          <table:table-cell table:formula="of:=CONCATENATE([.AB425];&quot;,&quot;;[.AC425];&quot;,&quot;; TEXT([.AK425];&quot;#&quot;))" office:value-type="string" office:string-value="EDA,LAU_ET_AL,2">
            <text:p>EDA,LAU_ET_AL,2</text:p>
          </table:table-cell>
        </table:table-row>
        <table:table-row table:style-name="ro1">
          <table:table-cell office:value-type="string">
            <text:p>248YN5F3Q0JGK2MRUMNYJ49FCQ9BF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80TNKIMZSM5ZO5X9YD0XGVFDZICZO</text:p>
          </table:table-cell>
          <table:table-cell office:value-type="string">
            <text:p>A1PQNUX4BZE5O0</text:p>
          </table:table-cell>
          <table:table-cell office:value-type="string">
            <text:p>Submitted</text:p>
          </table:table-cell>
          <table:table-cell office:value-type="string">
            <text:p>Sat Nov 10 06:03:23 GMT 2012</text:p>
          </table:table-cell>
          <table:table-cell office:value-type="string">
            <text:p>Sat Nov 10 06:04:37 GMT 2012</text:p>
          </table:table-cell>
          <table:table-cell office:value-type="string">
            <text:p>Fri Nov 16 22:04:37 PST 2012</text:p>
          </table:table-cell>
          <table:table-cell table:number-columns-repeated="3"/>
          <table:table-cell office:value-type="float" office:value="74">
            <text:p>74</text:p>
          </table:table-cell>
          <table:table-cell office:value-type="string">
            <text:p>100% (5/5)</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ames_K._Polk_2:7.txt</text:p>
          </table:table-cell>
          <table:table-cell office:value-type="string">
            <text:p>They fully concur with the President that ample cause exists for taking redress into our own hands, and believe that we should be justified in the opinion of other nations for taking such a step. But they are willing to try the experiment of another demand, made in the most solemn form, upon the justice of the Mexican Government before any further proceedings are adopted.&lt;br/&gt;&lt;br/&gt;No difference of opinion upon the subject is believed to have existed in Congress at that time; the executive and legislative departments concurred; and yet such has been our forbearance and desire to preserve peace with Mexico that the wrongs of which we then complained, and which gave rise to these solemn proceedings, not only remain unredressed to this day, but additional causes of complaint of an aggravated character have ever since been accumulating. Shortly after these proceedings a special messenger was dispatched to Mexico to make a final demand for redress, and on the 20th of July, 1837, the demand was made. The reply of the Mexican Government bears date on the 29th of the same month, and contains assurances of the &amp;quot;anxious wish&amp;quot; of the Mexican Government &amp;quot;not to delay the moment of that final and equitable adjustment which is to terminate the existing difficulties between the two Governments;&amp;quot; that &amp;quot;nothing should be left undone which may contribute to the most speedy and equitable determination of the subjects which have so seriously engaged the attention of the American Government;&amp;quot; that the &amp;quot;Mexican Government would adopt as the only guides for its conduct the plainest principles of public right, the sacred obligations imposed by international law, and the religious faith of treaties,&amp;quot; and that &amp;quot;whatever reason and justice may dictate respecting each case will be done.&amp;quot; The assurance was further given that the decision of the Mexican Government upon each cause of complaint for which redress had been demanded should be communicated to the Government of the United States by the Mexican minister at Washington.&lt;br/&gt;&lt;br/&gt;</text:p>
          </table:table-cell>
          <table:table-cell office:value-type="string">
            <text:p>Redress (charitable organisation)</text:p>
          </table:table-cell>
          <table:table-cell office:value-type="string">
            <text:p>http://en.wikipedia.org/wiki/Redress_(charitable_organisation)</text:p>
          </table:table-cell>
          <table:table-cell office:value-type="string">
            <text:p>Treaty</text:p>
          </table:table-cell>
          <table:table-cell office:value-type="string">
            <text:p>http://en.wikipedia.org/wiki/Treaty</text:p>
          </table:table-cell>
          <table:table-cell/>
          <table:table-cell office:value-type="float" office:value="1">
            <text:p>1</text:p>
          </table:table-cell>
          <table:table-cell table:number-columns-repeated="3"/>
          <table:table-cell table:formula="of:=CONCATENATE([.AB426];&quot;,&quot;;[.AC426];&quot;,&quot;; TEXT([.AK426];&quot;#&quot;))" office:value-type="string" office:string-value="EDA,LAU_ET_AL,1">
            <text:p>EDA,LAU_ET_AL,1</text:p>
          </table:table-cell>
        </table:table-row>
        <table:table-row table:style-name="ro1">
          <table:table-cell office:value-type="string">
            <text:p>248YN5F3Q0JGK2MRUMNYJ49FCQ9BF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LFVP3TVOK5UUST65HHEWZFY09Y522</text:p>
          </table:table-cell>
          <table:table-cell office:value-type="string">
            <text:p>A1AVAUPSZLDN64</text:p>
          </table:table-cell>
          <table:table-cell office:value-type="string">
            <text:p>Submitted</text:p>
          </table:table-cell>
          <table:table-cell office:value-type="string">
            <text:p>Sat Nov 10 06:22:53 GMT 2012</text:p>
          </table:table-cell>
          <table:table-cell office:value-type="string">
            <text:p>Sat Nov 10 06:23:26 GMT 2012</text:p>
          </table:table-cell>
          <table:table-cell office:value-type="string">
            <text:p>Fri Nov 16 22:23:26 PST 2012</text:p>
          </table:table-cell>
          <table:table-cell table:number-columns-repeated="3"/>
          <table:table-cell office:value-type="float" office:value="33">
            <text:p>33</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ames_K._Polk_2:7.txt</text:p>
          </table:table-cell>
          <table:table-cell office:value-type="string">
            <text:p>They fully concur with the President that ample cause exists for taking redress into our own hands, and believe that we should be justified in the opinion of other nations for taking such a step. But they are willing to try the experiment of another demand, made in the most solemn form, upon the justice of the Mexican Government before any further proceedings are adopted.&lt;br/&gt;&lt;br/&gt;No difference of opinion upon the subject is believed to have existed in Congress at that time; the executive and legislative departments concurred; and yet such has been our forbearance and desire to preserve peace with Mexico that the wrongs of which we then complained, and which gave rise to these solemn proceedings, not only remain unredressed to this day, but additional causes of complaint of an aggravated character have ever since been accumulating. Shortly after these proceedings a special messenger was dispatched to Mexico to make a final demand for redress, and on the 20th of July, 1837, the demand was made. The reply of the Mexican Government bears date on the 29th of the same month, and contains assurances of the &amp;quot;anxious wish&amp;quot; of the Mexican Government &amp;quot;not to delay the moment of that final and equitable adjustment which is to terminate the existing difficulties between the two Governments;&amp;quot; that &amp;quot;nothing should be left undone which may contribute to the most speedy and equitable determination of the subjects which have so seriously engaged the attention of the American Government;&amp;quot; that the &amp;quot;Mexican Government would adopt as the only guides for its conduct the plainest principles of public right, the sacred obligations imposed by international law, and the religious faith of treaties,&amp;quot; and that &amp;quot;whatever reason and justice may dictate respecting each case will be done.&amp;quot; The assurance was further given that the decision of the Mexican Government upon each cause of complaint for which redress had been demanded should be communicated to the Government of the United States by the Mexican minister at Washington.&lt;br/&gt;&lt;br/&gt;</text:p>
          </table:table-cell>
          <table:table-cell office:value-type="string">
            <text:p>Redress (charitable organisation)</text:p>
          </table:table-cell>
          <table:table-cell office:value-type="string">
            <text:p>http://en.wikipedia.org/wiki/Redress_(charitable_organisation)</text:p>
          </table:table-cell>
          <table:table-cell office:value-type="string">
            <text:p>Treaty</text:p>
          </table:table-cell>
          <table:table-cell office:value-type="string">
            <text:p>http://en.wikipedia.org/wiki/Treaty</text:p>
          </table:table-cell>
          <table:table-cell/>
          <table:table-cell office:value-type="float" office:value="2">
            <text:p>2</text:p>
          </table:table-cell>
          <table:table-cell table:number-columns-repeated="3"/>
          <table:table-cell table:formula="of:=CONCATENATE([.AB427];&quot;,&quot;;[.AC427];&quot;,&quot;; TEXT([.AK427];&quot;#&quot;))" office:value-type="string" office:string-value="EDA,LAU_ET_AL,2">
            <text:p>EDA,LAU_ET_AL,2</text:p>
          </table:table-cell>
        </table:table-row>
        <table:table-row table:style-name="ro1">
          <table:table-cell office:value-type="string">
            <text:p>2YYYQ4J3NAB6QOAKMYPYQT1TMDUDQ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1Z0G5R98D8JI42C32JTVYCGD4HDTK</text:p>
          </table:table-cell>
          <table:table-cell office:value-type="string">
            <text:p>A997OZ3H2B3Q2</text:p>
          </table:table-cell>
          <table:table-cell office:value-type="string">
            <text:p>Submitted</text:p>
          </table:table-cell>
          <table:table-cell office:value-type="string">
            <text:p>Sat Nov 10 09:03:10 GMT 2012</text:p>
          </table:table-cell>
          <table:table-cell office:value-type="string">
            <text:p>Sat Nov 10 09:03:41 GMT 2012</text:p>
          </table:table-cell>
          <table:table-cell office:value-type="string">
            <text:p>Sat Nov 17 01:03:41 PST 2012</text:p>
          </table:table-cell>
          <table:table-cell table:number-columns-repeated="3"/>
          <table:table-cell office:value-type="float" office:value="31">
            <text:p>31</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immy_Carter_3:26.txt</text:p>
          </table:table-cell>
          <table:table-cell office:value-type="string">
            <text:p>And fifth, we must use the decade of the 1980&amp;apos;s to attack the basic structural weaknesses and problems in our economy through measures to increase productivity, savings, and investment.&lt;br/&gt;&lt;br/&gt;With these energy and economic policies, we will make America even stronger at home in this decade--just as our foreign and defense policies will make us stronger and safer throughout the world. We will never abandon our struggle for a just and a decent society here at home. That&amp;apos;s the heart of America--and it&amp;apos;s the source of our ability to inspire other people to defend their own rights abroad.&lt;br/&gt;&lt;br/&gt;</text:p>
          </table:table-cell>
          <table:table-cell office:value-type="string">
            <text:p>Nations</text:p>
          </table:table-cell>
          <table:table-cell office:value-type="string">
            <text:p>http://en.wikipedia.org/wiki/Nations</text:p>
          </table:table-cell>
          <table:table-cell office:value-type="string">
            <text:p>Productivity improving technologies (historical)</text:p>
          </table:table-cell>
          <table:table-cell office:value-type="string">
            <text:p>http://en.wikipedia.org/wiki/Productivity_improving_technologies_(historical)</text:p>
          </table:table-cell>
          <table:table-cell/>
          <table:table-cell office:value-type="float" office:value="2">
            <text:p>2</text:p>
          </table:table-cell>
          <table:table-cell table:number-columns-repeated="3"/>
          <table:table-cell table:formula="of:=CONCATENATE([.AB428];&quot;,&quot;;[.AC428];&quot;,&quot;; TEXT([.AK428];&quot;#&quot;))" office:value-type="string" office:string-value="LAU_ET_AL,EDA,2">
            <text:p>LAU_ET_AL,EDA,2</text:p>
          </table:table-cell>
        </table:table-row>
        <table:table-row table:style-name="ro1">
          <table:table-cell office:value-type="string">
            <text:p>2YYYQ4J3NAB6QOAKMYPYQT1TMDUDQ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3QMNCWYB49FO1GXO7S1RONS3MERNT</text:p>
          </table:table-cell>
          <table:table-cell office:value-type="string">
            <text:p>A1AVAUPSZLDN64</text:p>
          </table:table-cell>
          <table:table-cell office:value-type="string">
            <text:p>Submitted</text:p>
          </table:table-cell>
          <table:table-cell office:value-type="string">
            <text:p>Sat Nov 10 06:31:46 GMT 2012</text:p>
          </table:table-cell>
          <table:table-cell office:value-type="string">
            <text:p>Sat Nov 10 06:32:09 GMT 2012</text:p>
          </table:table-cell>
          <table:table-cell office:value-type="string">
            <text:p>Fri Nov 16 22:32:09 PST 2012</text:p>
          </table:table-cell>
          <table:table-cell table:number-columns-repeated="3"/>
          <table:table-cell office:value-type="float" office:value="23">
            <text:p>23</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immy_Carter_3:26.txt</text:p>
          </table:table-cell>
          <table:table-cell office:value-type="string">
            <text:p>And fifth, we must use the decade of the 1980&amp;apos;s to attack the basic structural weaknesses and problems in our economy through measures to increase productivity, savings, and investment.&lt;br/&gt;&lt;br/&gt;With these energy and economic policies, we will make America even stronger at home in this decade--just as our foreign and defense policies will make us stronger and safer throughout the world. We will never abandon our struggle for a just and a decent society here at home. That&amp;apos;s the heart of America--and it&amp;apos;s the source of our ability to inspire other people to defend their own rights abroad.&lt;br/&gt;&lt;br/&gt;</text:p>
          </table:table-cell>
          <table:table-cell office:value-type="string">
            <text:p>Nations</text:p>
          </table:table-cell>
          <table:table-cell office:value-type="string">
            <text:p>http://en.wikipedia.org/wiki/Nations</text:p>
          </table:table-cell>
          <table:table-cell office:value-type="string">
            <text:p>Productivity improving technologies (historical)</text:p>
          </table:table-cell>
          <table:table-cell office:value-type="string">
            <text:p>http://en.wikipedia.org/wiki/Productivity_improving_technologies_(historical)</text:p>
          </table:table-cell>
          <table:table-cell/>
          <table:table-cell office:value-type="float" office:value="2">
            <text:p>2</text:p>
          </table:table-cell>
          <table:table-cell table:number-columns-repeated="3"/>
          <table:table-cell table:formula="of:=CONCATENATE([.AB429];&quot;,&quot;;[.AC429];&quot;,&quot;; TEXT([.AK429];&quot;#&quot;))" office:value-type="string" office:string-value="LAU_ET_AL,EDA,2">
            <text:p>LAU_ET_AL,EDA,2</text:p>
          </table:table-cell>
        </table:table-row>
        <table:table-row table:style-name="ro1">
          <table:table-cell office:value-type="string">
            <text:p>2YYYQ4J3NAB6QOAKMYPYQT1TMDUDQ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E1F9SSSHX11YXBX0F85N8J4Y77ZVL</text:p>
          </table:table-cell>
          <table:table-cell office:value-type="string">
            <text:p>A1FE99W26464IW</text:p>
          </table:table-cell>
          <table:table-cell office:value-type="string">
            <text:p>Submitted</text:p>
          </table:table-cell>
          <table:table-cell office:value-type="string">
            <text:p>Sat Nov 10 09:10:06 GMT 2012</text:p>
          </table:table-cell>
          <table:table-cell office:value-type="string">
            <text:p>Sat Nov 10 09:10:42 GMT 2012</text:p>
          </table:table-cell>
          <table:table-cell office:value-type="string">
            <text:p>Sat Nov 17 01:10:42 PST 2012</text:p>
          </table:table-cell>
          <table:table-cell table:number-columns-repeated="3"/>
          <table:table-cell office:value-type="float" office:value="36">
            <text:p>3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immy_Carter_3:26.txt</text:p>
          </table:table-cell>
          <table:table-cell office:value-type="string">
            <text:p>And fifth, we must use the decade of the 1980&amp;apos;s to attack the basic structural weaknesses and problems in our economy through measures to increase productivity, savings, and investment.&lt;br/&gt;&lt;br/&gt;With these energy and economic policies, we will make America even stronger at home in this decade--just as our foreign and defense policies will make us stronger and safer throughout the world. We will never abandon our struggle for a just and a decent society here at home. That&amp;apos;s the heart of America--and it&amp;apos;s the source of our ability to inspire other people to defend their own rights abroad.&lt;br/&gt;&lt;br/&gt;</text:p>
          </table:table-cell>
          <table:table-cell office:value-type="string">
            <text:p>Nations</text:p>
          </table:table-cell>
          <table:table-cell office:value-type="string">
            <text:p>http://en.wikipedia.org/wiki/Nations</text:p>
          </table:table-cell>
          <table:table-cell office:value-type="string">
            <text:p>Productivity improving technologies (historical)</text:p>
          </table:table-cell>
          <table:table-cell office:value-type="string">
            <text:p>http://en.wikipedia.org/wiki/Productivity_improving_technologies_(historical)</text:p>
          </table:table-cell>
          <table:table-cell/>
          <table:table-cell office:value-type="float" office:value="2">
            <text:p>2</text:p>
          </table:table-cell>
          <table:table-cell table:number-columns-repeated="3"/>
          <table:table-cell table:formula="of:=CONCATENATE([.AB430];&quot;,&quot;;[.AC430];&quot;,&quot;; TEXT([.AK430];&quot;#&quot;))" office:value-type="string" office:string-value="LAU_ET_AL,EDA,2">
            <text:p>LAU_ET_AL,EDA,2</text:p>
          </table:table-cell>
        </table:table-row>
        <table:table-row table:style-name="ro1">
          <table:table-cell office:value-type="string">
            <text:p>2EXB0HFL42J107TDIHT7U0IGIIZ0L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IDZ6R70G5R9NMWOA5574SSTXFAP91</text:p>
          </table:table-cell>
          <table:table-cell office:value-type="string">
            <text:p>A997OZ3H2B3Q2</text:p>
          </table:table-cell>
          <table:table-cell office:value-type="string">
            <text:p>Submitted</text:p>
          </table:table-cell>
          <table:table-cell office:value-type="string">
            <text:p>Sat Nov 10 06:55:55 GMT 2012</text:p>
          </table:table-cell>
          <table:table-cell office:value-type="string">
            <text:p>Sat Nov 10 06:56:07 GMT 2012</text:p>
          </table:table-cell>
          <table:table-cell office:value-type="string">
            <text:p>Fri Nov 16 22:56:07 PST 2012</text:p>
          </table:table-cell>
          <table:table-cell table:number-columns-repeated="3"/>
          <table:table-cell office:value-type="float" office:value="12">
            <text:p>12</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Andrew_Jackson_2:55.txt</text:p>
          </table:table-cell>
          <table:table-cell office:value-type="string">
            <text:p>That our deliberations on this interesting subject should be uninfluenced by those partisan conflicts that are incident to free institutions is the fervent wish of my heart. To make this great question, which unhappily so much divides and excites the public mind, subservient to the short-sighted views of faction, must destroy all hope of settling it satisfactorily to the great body of the people and for the general interest. I can not, therefore, in taking leave of the subject, too earnestly for my own feelings or the common good warn you against the blighting consequences of such a course.&lt;br/&gt;&lt;br/&gt;According to the estimates at the Treasury Department, the receipts in the Treasury during the present year will amount to $24,161,018, which will exceed by about $300K the estimate presented in the last annual report of the Secretary of the Treasury. The total expenditure during the year, exclusive of public debt, is estimated at $13,742,311, and the payment on account of public debt for the same period will have been $11,354,630, leaving a balance in the Treasury on [1831-01-01] of $4,819,781.&lt;br/&gt;&lt;br/&gt;</text:p>
          </table:table-cell>
          <table:table-cell office:value-type="string">
            <text:p>Government</text:p>
          </table:table-cell>
          <table:table-cell office:value-type="string">
            <text:p>http://en.wikipedia.org/wiki/Government</text:p>
          </table:table-cell>
          <table:table-cell office:value-type="string">
            <text:p>United States debt-ceiling crisis</text:p>
          </table:table-cell>
          <table:table-cell office:value-type="string">
            <text:p>http://en.wikipedia.org/wiki/United_States_debt-ceiling_crisis</text:p>
          </table:table-cell>
          <table:table-cell/>
          <table:table-cell office:value-type="float" office:value="2">
            <text:p>2</text:p>
          </table:table-cell>
          <table:table-cell table:number-columns-repeated="3"/>
          <table:table-cell table:formula="of:=CONCATENATE([.AB431];&quot;,&quot;;[.AC431];&quot;,&quot;; TEXT([.AK431];&quot;#&quot;))" office:value-type="string" office:string-value="LAU_ET_AL,EDA,2">
            <text:p>LAU_ET_AL,EDA,2</text:p>
          </table:table-cell>
        </table:table-row>
        <table:table-row table:style-name="ro1">
          <table:table-cell office:value-type="string">
            <text:p>2EXB0HFL42J107TDIHT7U0IGIIZ0L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JZ46OQ1SNQQMZUC7FSQSCNRBJR5PQ</text:p>
          </table:table-cell>
          <table:table-cell office:value-type="string">
            <text:p>A1GQCJDGRPG8ZR</text:p>
          </table:table-cell>
          <table:table-cell office:value-type="string">
            <text:p>Submitted</text:p>
          </table:table-cell>
          <table:table-cell office:value-type="string">
            <text:p>Sat Nov 10 06:52:48 GMT 2012</text:p>
          </table:table-cell>
          <table:table-cell office:value-type="string">
            <text:p>Sat Nov 10 06:53:56 GMT 2012</text:p>
          </table:table-cell>
          <table:table-cell office:value-type="string">
            <text:p>Fri Nov 16 22:53:56 PST 2012</text:p>
          </table:table-cell>
          <table:table-cell table:number-columns-repeated="3"/>
          <table:table-cell office:value-type="float" office:value="68">
            <text:p>6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Andrew_Jackson_2:55.txt</text:p>
          </table:table-cell>
          <table:table-cell office:value-type="string">
            <text:p>That our deliberations on this interesting subject should be uninfluenced by those partisan conflicts that are incident to free institutions is the fervent wish of my heart. To make this great question, which unhappily so much divides and excites the public mind, subservient to the short-sighted views of faction, must destroy all hope of settling it satisfactorily to the great body of the people and for the general interest. I can not, therefore, in taking leave of the subject, too earnestly for my own feelings or the common good warn you against the blighting consequences of such a course.&lt;br/&gt;&lt;br/&gt;According to the estimates at the Treasury Department, the receipts in the Treasury during the present year will amount to $24,161,018, which will exceed by about $300K the estimate presented in the last annual report of the Secretary of the Treasury. The total expenditure during the year, exclusive of public debt, is estimated at $13,742,311, and the payment on account of public debt for the same period will have been $11,354,630, leaving a balance in the Treasury on [1831-01-01] of $4,819,781.&lt;br/&gt;&lt;br/&gt;</text:p>
          </table:table-cell>
          <table:table-cell office:value-type="string">
            <text:p>Government</text:p>
          </table:table-cell>
          <table:table-cell office:value-type="string">
            <text:p>http://en.wikipedia.org/wiki/Government</text:p>
          </table:table-cell>
          <table:table-cell office:value-type="string">
            <text:p>United States debt-ceiling crisis</text:p>
          </table:table-cell>
          <table:table-cell office:value-type="string">
            <text:p>http://en.wikipedia.org/wiki/United_States_debt-ceiling_crisis</text:p>
          </table:table-cell>
          <table:table-cell/>
          <table:table-cell office:value-type="float" office:value="2">
            <text:p>2</text:p>
          </table:table-cell>
          <table:table-cell table:number-columns-repeated="3"/>
          <table:table-cell table:formula="of:=CONCATENATE([.AB432];&quot;,&quot;;[.AC432];&quot;,&quot;; TEXT([.AK432];&quot;#&quot;))" office:value-type="string" office:string-value="LAU_ET_AL,EDA,2">
            <text:p>LAU_ET_AL,EDA,2</text:p>
          </table:table-cell>
        </table:table-row>
        <table:table-row table:style-name="ro1">
          <table:table-cell office:value-type="string">
            <text:p>2EXB0HFL42J107TDIHT7U0IGIIZ0L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RQW2GTP9RA77EKR8G0Y0OF7A0KPUS</text:p>
          </table:table-cell>
          <table:table-cell office:value-type="string">
            <text:p>A1AVAUPSZLDN64</text:p>
          </table:table-cell>
          <table:table-cell office:value-type="string">
            <text:p>Submitted</text:p>
          </table:table-cell>
          <table:table-cell office:value-type="string">
            <text:p>Sat Nov 10 06:39:26 GMT 2012</text:p>
          </table:table-cell>
          <table:table-cell office:value-type="string">
            <text:p>Sat Nov 10 06:40:26 GMT 2012</text:p>
          </table:table-cell>
          <table:table-cell office:value-type="string">
            <text:p>Fri Nov 16 22:40:26 PST 2012</text:p>
          </table:table-cell>
          <table:table-cell table:number-columns-repeated="3"/>
          <table:table-cell office:value-type="float" office:value="60">
            <text:p>60</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Andrew_Jackson_2:55.txt</text:p>
          </table:table-cell>
          <table:table-cell office:value-type="string">
            <text:p>That our deliberations on this interesting subject should be uninfluenced by those partisan conflicts that are incident to free institutions is the fervent wish of my heart. To make this great question, which unhappily so much divides and excites the public mind, subservient to the short-sighted views of faction, must destroy all hope of settling it satisfactorily to the great body of the people and for the general interest. I can not, therefore, in taking leave of the subject, too earnestly for my own feelings or the common good warn you against the blighting consequences of such a course.&lt;br/&gt;&lt;br/&gt;According to the estimates at the Treasury Department, the receipts in the Treasury during the present year will amount to $24,161,018, which will exceed by about $300K the estimate presented in the last annual report of the Secretary of the Treasury. The total expenditure during the year, exclusive of public debt, is estimated at $13,742,311, and the payment on account of public debt for the same period will have been $11,354,630, leaving a balance in the Treasury on [1831-01-01] of $4,819,781.&lt;br/&gt;&lt;br/&gt;</text:p>
          </table:table-cell>
          <table:table-cell office:value-type="string">
            <text:p>Government</text:p>
          </table:table-cell>
          <table:table-cell office:value-type="string">
            <text:p>http://en.wikipedia.org/wiki/Government</text:p>
          </table:table-cell>
          <table:table-cell office:value-type="string">
            <text:p>United States debt-ceiling crisis</text:p>
          </table:table-cell>
          <table:table-cell office:value-type="string">
            <text:p>http://en.wikipedia.org/wiki/United_States_debt-ceiling_crisis</text:p>
          </table:table-cell>
          <table:table-cell/>
          <table:table-cell office:value-type="float" office:value="2">
            <text:p>2</text:p>
          </table:table-cell>
          <table:table-cell table:number-columns-repeated="3"/>
          <table:table-cell table:formula="of:=CONCATENATE([.AB433];&quot;,&quot;;[.AC433];&quot;,&quot;; TEXT([.AK433];&quot;#&quot;))" office:value-type="string" office:string-value="LAU_ET_AL,EDA,2">
            <text:p>LAU_ET_AL,EDA,2</text:p>
          </table:table-cell>
        </table:table-row>
        <table:table-row table:style-name="ro1">
          <table:table-cell office:value-type="string">
            <text:p>20P9KQW618N4L3LKJNV55CETQB9NL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2HW1INMHGYQJSRSHLXBNMFFYFX6J8</text:p>
          </table:table-cell>
          <table:table-cell office:value-type="string">
            <text:p>A2CZR0MGSEILRP</text:p>
          </table:table-cell>
          <table:table-cell office:value-type="string">
            <text:p>Submitted</text:p>
          </table:table-cell>
          <table:table-cell office:value-type="string">
            <text:p>Sat Nov 10 06:49:09 GMT 2012</text:p>
          </table:table-cell>
          <table:table-cell office:value-type="string">
            <text:p>Sat Nov 10 06:49:39 GMT 2012</text:p>
          </table:table-cell>
          <table:table-cell office:value-type="string">
            <text:p>Fri Nov 16 22:49:39 PST 2012</text:p>
          </table:table-cell>
          <table:table-cell table:number-columns-repeated="3"/>
          <table:table-cell office:value-type="float" office:value="30">
            <text:p>30</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ames_Buchanan_2:11.txt</text:p>
          </table:table-cell>
          <table:table-cell office:value-type="string">
            <text:p>To protect these civil officers, and to aid them, as a posse comitatus, in the execution of the laws in case of need, I ordered a detachment of the Army to accompany them to Utah. The necessity for adopting these measures is now demonstrated.&lt;br/&gt;&lt;br/&gt;On the 15th of September, 1857, Governor Young issued his proclamation, in the style of an independent sovereign, announcing his purpose to resist by force of arms the entry of the United States troops into our own Territory of Utah. By this he required all the forces in the Territory to &amp;quot;hold themselves in readiness to march at a moment&amp;apos;s notice to repel any and all such invasion,&amp;quot; and established martial law from its date throughout the Territory. These proved to be no idle threats. Forts Bridger and Supply were vacated and burnt down by the Mormons to deprive our troops of a shelter after their long and fatiguing march. Orders were issued by Daniel H. Wells, styling himself &amp;quot;Lieutenant General, Nauvoo Legion,&amp;quot; to stampede the animals of the United States troops on their march, to set fire to their trains, to burn the grass and the whole country before them and on their flanks, to keep them from sleeping by night surprises, and to blockade the road by felling trees and destroying the fords of rivers, etc.&lt;br/&gt;&lt;br/&gt;</text:p>
          </table:table-cell>
          <table:table-cell office:value-type="string">
            <text:p>United States Declaration of Independence</text:p>
          </table:table-cell>
          <table:table-cell office:value-type="string">
            <text:p>http://en.wikipedia.org/wiki/United_States_Declaration_of_Independence</text:p>
          </table:table-cell>
          <table:table-cell office:value-type="string">
            <text:p>Congress</text:p>
          </table:table-cell>
          <table:table-cell office:value-type="string">
            <text:p>http://en.wikipedia.org/wiki/Congress</text:p>
          </table:table-cell>
          <table:table-cell/>
          <table:table-cell office:value-type="float" office:value="1">
            <text:p>1</text:p>
          </table:table-cell>
          <table:table-cell table:number-columns-repeated="3"/>
          <table:table-cell table:formula="of:=CONCATENATE([.AB434];&quot;,&quot;;[.AC434];&quot;,&quot;; TEXT([.AK434];&quot;#&quot;))" office:value-type="string" office:string-value="EDA,LAU_ET_AL,1">
            <text:p>EDA,LAU_ET_AL,1</text:p>
          </table:table-cell>
        </table:table-row>
        <table:table-row table:style-name="ro1">
          <table:table-cell office:value-type="string">
            <text:p>20P9KQW618N4L3LKJNV55CETQB9NL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9B51RYQM3EL5WAHXIKG2FTE4ALZ0I</text:p>
          </table:table-cell>
          <table:table-cell office:value-type="string">
            <text:p>A1AVAUPSZLDN64</text:p>
          </table:table-cell>
          <table:table-cell office:value-type="string">
            <text:p>Submitted</text:p>
          </table:table-cell>
          <table:table-cell office:value-type="string">
            <text:p>Sat Nov 10 06:24:03 GMT 2012</text:p>
          </table:table-cell>
          <table:table-cell office:value-type="string">
            <text:p>Sat Nov 10 06:24:44 GMT 2012</text:p>
          </table:table-cell>
          <table:table-cell office:value-type="string">
            <text:p>Fri Nov 16 22:24:44 PST 2012</text:p>
          </table:table-cell>
          <table:table-cell table:number-columns-repeated="3"/>
          <table:table-cell office:value-type="float" office:value="41">
            <text:p>41</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ames_Buchanan_2:11.txt</text:p>
          </table:table-cell>
          <table:table-cell office:value-type="string">
            <text:p>To protect these civil officers, and to aid them, as a posse comitatus, in the execution of the laws in case of need, I ordered a detachment of the Army to accompany them to Utah. The necessity for adopting these measures is now demonstrated.&lt;br/&gt;&lt;br/&gt;On the 15th of September, 1857, Governor Young issued his proclamation, in the style of an independent sovereign, announcing his purpose to resist by force of arms the entry of the United States troops into our own Territory of Utah. By this he required all the forces in the Territory to &amp;quot;hold themselves in readiness to march at a moment&amp;apos;s notice to repel any and all such invasion,&amp;quot; and established martial law from its date throughout the Territory. These proved to be no idle threats. Forts Bridger and Supply were vacated and burnt down by the Mormons to deprive our troops of a shelter after their long and fatiguing march. Orders were issued by Daniel H. Wells, styling himself &amp;quot;Lieutenant General, Nauvoo Legion,&amp;quot; to stampede the animals of the United States troops on their march, to set fire to their trains, to burn the grass and the whole country before them and on their flanks, to keep them from sleeping by night surprises, and to blockade the road by felling trees and destroying the fords of rivers, etc.&lt;br/&gt;&lt;br/&gt;</text:p>
          </table:table-cell>
          <table:table-cell office:value-type="string">
            <text:p>United States Declaration of Independence</text:p>
          </table:table-cell>
          <table:table-cell office:value-type="string">
            <text:p>http://en.wikipedia.org/wiki/United_States_Declaration_of_Independence</text:p>
          </table:table-cell>
          <table:table-cell office:value-type="string">
            <text:p>Congress</text:p>
          </table:table-cell>
          <table:table-cell office:value-type="string">
            <text:p>http://en.wikipedia.org/wiki/Congress</text:p>
          </table:table-cell>
          <table:table-cell/>
          <table:table-cell office:value-type="float" office:value="2">
            <text:p>2</text:p>
          </table:table-cell>
          <table:table-cell table:number-columns-repeated="3"/>
          <table:table-cell table:formula="of:=CONCATENATE([.AB435];&quot;,&quot;;[.AC435];&quot;,&quot;; TEXT([.AK435];&quot;#&quot;))" office:value-type="string" office:string-value="EDA,LAU_ET_AL,2">
            <text:p>EDA,LAU_ET_AL,2</text:p>
          </table:table-cell>
        </table:table-row>
        <table:table-row table:style-name="ro1">
          <table:table-cell office:value-type="string">
            <text:p>20P9KQW618N4L3LKJNV55CETQB9NL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SHDOBDDP8PJBTIIKIOMJ3Q3JGZ3EE</text:p>
          </table:table-cell>
          <table:table-cell office:value-type="string">
            <text:p>A1GQCJDGRPG8ZR</text:p>
          </table:table-cell>
          <table:table-cell office:value-type="string">
            <text:p>Submitted</text:p>
          </table:table-cell>
          <table:table-cell office:value-type="string">
            <text:p>Sat Nov 10 06:59:06 GMT 2012</text:p>
          </table:table-cell>
          <table:table-cell office:value-type="string">
            <text:p>Sat Nov 10 06:59:51 GMT 2012</text:p>
          </table:table-cell>
          <table:table-cell office:value-type="string">
            <text:p>Fri Nov 16 22:59:51 PST 2012</text:p>
          </table:table-cell>
          <table:table-cell table:number-columns-repeated="3"/>
          <table:table-cell office:value-type="float" office:value="45">
            <text:p>45</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ames_Buchanan_2:11.txt</text:p>
          </table:table-cell>
          <table:table-cell office:value-type="string">
            <text:p>To protect these civil officers, and to aid them, as a posse comitatus, in the execution of the laws in case of need, I ordered a detachment of the Army to accompany them to Utah. The necessity for adopting these measures is now demonstrated.&lt;br/&gt;&lt;br/&gt;On the 15th of September, 1857, Governor Young issued his proclamation, in the style of an independent sovereign, announcing his purpose to resist by force of arms the entry of the United States troops into our own Territory of Utah. By this he required all the forces in the Territory to &amp;quot;hold themselves in readiness to march at a moment&amp;apos;s notice to repel any and all such invasion,&amp;quot; and established martial law from its date throughout the Territory. These proved to be no idle threats. Forts Bridger and Supply were vacated and burnt down by the Mormons to deprive our troops of a shelter after their long and fatiguing march. Orders were issued by Daniel H. Wells, styling himself &amp;quot;Lieutenant General, Nauvoo Legion,&amp;quot; to stampede the animals of the United States troops on their march, to set fire to their trains, to burn the grass and the whole country before them and on their flanks, to keep them from sleeping by night surprises, and to blockade the road by felling trees and destroying the fords of rivers, etc.&lt;br/&gt;&lt;br/&gt;</text:p>
          </table:table-cell>
          <table:table-cell office:value-type="string">
            <text:p>United States Declaration of Independence</text:p>
          </table:table-cell>
          <table:table-cell office:value-type="string">
            <text:p>http://en.wikipedia.org/wiki/United_States_Declaration_of_Independence</text:p>
          </table:table-cell>
          <table:table-cell office:value-type="string">
            <text:p>Congress</text:p>
          </table:table-cell>
          <table:table-cell office:value-type="string">
            <text:p>http://en.wikipedia.org/wiki/Congress</text:p>
          </table:table-cell>
          <table:table-cell/>
          <table:table-cell office:value-type="float" office:value="1">
            <text:p>1</text:p>
          </table:table-cell>
          <table:table-cell table:number-columns-repeated="3"/>
          <table:table-cell table:formula="of:=CONCATENATE([.AB436];&quot;,&quot;;[.AC436];&quot;,&quot;; TEXT([.AK436];&quot;#&quot;))" office:value-type="string" office:string-value="EDA,LAU_ET_AL,1">
            <text:p>EDA,LAU_ET_AL,1</text:p>
          </table:table-cell>
        </table:table-row>
        <table:table-row table:style-name="ro1">
          <table:table-cell office:value-type="string">
            <text:p>2WTNFSVGULF3OEG1DX71NS3N1L08M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59VKCJ011K2MD7CGUHWE18NENS8AF</text:p>
          </table:table-cell>
          <table:table-cell office:value-type="string">
            <text:p>A1AVAUPSZLDN64</text:p>
          </table:table-cell>
          <table:table-cell office:value-type="string">
            <text:p>Submitted</text:p>
          </table:table-cell>
          <table:table-cell office:value-type="string">
            <text:p>Sat Nov 10 06:42:25 GMT 2012</text:p>
          </table:table-cell>
          <table:table-cell office:value-type="string">
            <text:p>Sat Nov 10 06:42:32 GMT 2012</text:p>
          </table:table-cell>
          <table:table-cell office:value-type="string">
            <text:p>Fri Nov 16 22:42:32 PST 2012</text:p>
          </table:table-cell>
          <table:table-cell table:number-columns-repeated="3"/>
          <table:table-cell office:value-type="float" office:value="7">
            <text:p>7</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immy_Carter_2:43.txt</text:p>
          </table:table-cell>
          <table:table-cell office:value-type="string">
            <text:p>We are also working vigorously to halt the proliferation of nuclear weapons among the nations of the world which do not now have them and to reduce the deadly global traffic in conventional arms sales. Our stand for peace is suspect if we are also the principal arms merchant of the world. So, we&amp;apos;ve decided to cut down our arms transfers abroad on a year-by-year basis and to work with other major arms exporters to encourage their similar constraint.&lt;br/&gt;&lt;br/&gt;Every American has a stake in our second major goal, a world at peace. In a nuclear age, each of us is threatened when peace is not secured everywhere. We are trying to promote harmony in those parts of the world where major differences exist among other nations and threaten international peace.&lt;br/&gt;&lt;br/&gt;</text:p>
          </table:table-cell>
          <table:table-cell office:value-type="string">
            <text:p>Nations</text:p>
          </table:table-cell>
          <table:table-cell office:value-type="string">
            <text:p>http://en.wikipedia.org/wiki/Nations</text:p>
          </table:table-cell>
          <table:table-cell office:value-type="string">
            <text:p>Constraint logic programming</text:p>
          </table:table-cell>
          <table:table-cell office:value-type="string">
            <text:p>http://en.wikipedia.org/wiki/Constraint_logic_programming</text:p>
          </table:table-cell>
          <table:table-cell/>
          <table:table-cell office:value-type="float" office:value="1">
            <text:p>1</text:p>
          </table:table-cell>
          <table:table-cell table:number-columns-repeated="3"/>
          <table:table-cell table:formula="of:=CONCATENATE([.AB437];&quot;,&quot;;[.AC437];&quot;,&quot;; TEXT([.AK437];&quot;#&quot;))" office:value-type="string" office:string-value="LAU_ET_AL,EDA,1">
            <text:p>LAU_ET_AL,EDA,1</text:p>
          </table:table-cell>
        </table:table-row>
        <table:table-row table:style-name="ro1">
          <table:table-cell office:value-type="string">
            <text:p>2WTNFSVGULF3OEG1DX71NS3N1L08M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MOA6X3YOCCFFLDAR7GTQNII7FCQPM</text:p>
          </table:table-cell>
          <table:table-cell office:value-type="string">
            <text:p>A26AD5G8JY0L59</text:p>
          </table:table-cell>
          <table:table-cell office:value-type="string">
            <text:p>Submitted</text:p>
          </table:table-cell>
          <table:table-cell office:value-type="string">
            <text:p>Sat Nov 10 06:15:03 GMT 2012</text:p>
          </table:table-cell>
          <table:table-cell office:value-type="string">
            <text:p>Sat Nov 10 06:24:16 GMT 2012</text:p>
          </table:table-cell>
          <table:table-cell office:value-type="string">
            <text:p>Fri Nov 16 22:24:16 PST 2012</text:p>
          </table:table-cell>
          <table:table-cell table:number-columns-repeated="3"/>
          <table:table-cell office:value-type="float" office:value="553">
            <text:p>553</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immy_Carter_2:43.txt</text:p>
          </table:table-cell>
          <table:table-cell office:value-type="string">
            <text:p>We are also working vigorously to halt the proliferation of nuclear weapons among the nations of the world which do not now have them and to reduce the deadly global traffic in conventional arms sales. Our stand for peace is suspect if we are also the principal arms merchant of the world. So, we&amp;apos;ve decided to cut down our arms transfers abroad on a year-by-year basis and to work with other major arms exporters to encourage their similar constraint.&lt;br/&gt;&lt;br/&gt;Every American has a stake in our second major goal, a world at peace. In a nuclear age, each of us is threatened when peace is not secured everywhere. We are trying to promote harmony in those parts of the world where major differences exist among other nations and threaten international peace.&lt;br/&gt;&lt;br/&gt;</text:p>
          </table:table-cell>
          <table:table-cell office:value-type="string">
            <text:p>Nations</text:p>
          </table:table-cell>
          <table:table-cell office:value-type="string">
            <text:p>http://en.wikipedia.org/wiki/Nations</text:p>
          </table:table-cell>
          <table:table-cell office:value-type="string">
            <text:p>Constraint logic programming</text:p>
          </table:table-cell>
          <table:table-cell office:value-type="string">
            <text:p>http://en.wikipedia.org/wiki/Constraint_logic_programming</text:p>
          </table:table-cell>
          <table:table-cell/>
          <table:table-cell office:value-type="float" office:value="1">
            <text:p>1</text:p>
          </table:table-cell>
          <table:table-cell table:number-columns-repeated="3"/>
          <table:table-cell table:formula="of:=CONCATENATE([.AB438];&quot;,&quot;;[.AC438];&quot;,&quot;; TEXT([.AK438];&quot;#&quot;))" office:value-type="string" office:string-value="LAU_ET_AL,EDA,1">
            <text:p>LAU_ET_AL,EDA,1</text:p>
          </table:table-cell>
        </table:table-row>
        <table:table-row table:style-name="ro1">
          <table:table-cell office:value-type="string">
            <text:p>2WTNFSVGULF3OEG1DX71NS3N1L08M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YMQIHPCGJ2DHAC83FOH8JPP2Z1829</text:p>
          </table:table-cell>
          <table:table-cell office:value-type="string">
            <text:p>A2CZR0MGSEILRP</text:p>
          </table:table-cell>
          <table:table-cell office:value-type="string">
            <text:p>Submitted</text:p>
          </table:table-cell>
          <table:table-cell office:value-type="string">
            <text:p>Sat Nov 10 06:58:13 GMT 2012</text:p>
          </table:table-cell>
          <table:table-cell office:value-type="string">
            <text:p>Sat Nov 10 06:58:29 GMT 2012</text:p>
          </table:table-cell>
          <table:table-cell office:value-type="string">
            <text:p>Fri Nov 16 22:58:29 PST 2012</text:p>
          </table:table-cell>
          <table:table-cell table:number-columns-repeated="3"/>
          <table:table-cell office:value-type="float" office:value="16">
            <text:p>16</text:p>
          </table:table-cell>
          <table:table-cell office:value-type="string">
            <text:p>100% (10/10)</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immy_Carter_2:43.txt</text:p>
          </table:table-cell>
          <table:table-cell office:value-type="string">
            <text:p>We are also working vigorously to halt the proliferation of nuclear weapons among the nations of the world which do not now have them and to reduce the deadly global traffic in conventional arms sales. Our stand for peace is suspect if we are also the principal arms merchant of the world. So, we&amp;apos;ve decided to cut down our arms transfers abroad on a year-by-year basis and to work with other major arms exporters to encourage their similar constraint.&lt;br/&gt;&lt;br/&gt;Every American has a stake in our second major goal, a world at peace. In a nuclear age, each of us is threatened when peace is not secured everywhere. We are trying to promote harmony in those parts of the world where major differences exist among other nations and threaten international peace.&lt;br/&gt;&lt;br/&gt;</text:p>
          </table:table-cell>
          <table:table-cell office:value-type="string">
            <text:p>Nations</text:p>
          </table:table-cell>
          <table:table-cell office:value-type="string">
            <text:p>http://en.wikipedia.org/wiki/Nations</text:p>
          </table:table-cell>
          <table:table-cell office:value-type="string">
            <text:p>Constraint logic programming</text:p>
          </table:table-cell>
          <table:table-cell office:value-type="string">
            <text:p>http://en.wikipedia.org/wiki/Constraint_logic_programming</text:p>
          </table:table-cell>
          <table:table-cell/>
          <table:table-cell office:value-type="float" office:value="1">
            <text:p>1</text:p>
          </table:table-cell>
          <table:table-cell table:number-columns-repeated="3"/>
          <table:table-cell table:formula="of:=CONCATENATE([.AB439];&quot;,&quot;;[.AC439];&quot;,&quot;; TEXT([.AK439];&quot;#&quot;))" office:value-type="string" office:string-value="LAU_ET_AL,EDA,1">
            <text:p>LAU_ET_AL,EDA,1</text:p>
          </table:table-cell>
        </table:table-row>
        <table:table-row table:style-name="ro1">
          <table:table-cell office:value-type="string">
            <text:p>2KVHJHP4BDDKVDMDY2O953G385DY5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BANMHGYQ4J32JZBIPDFNOYYSB29MU</text:p>
          </table:table-cell>
          <table:table-cell office:value-type="string">
            <text:p>A1AVAUPSZLDN64</text:p>
          </table:table-cell>
          <table:table-cell office:value-type="string">
            <text:p>Submitted</text:p>
          </table:table-cell>
          <table:table-cell office:value-type="string">
            <text:p>Sat Nov 10 07:30:09 GMT 2012</text:p>
          </table:table-cell>
          <table:table-cell office:value-type="string">
            <text:p>Sat Nov 10 07:30:25 GMT 2012</text:p>
          </table:table-cell>
          <table:table-cell office:value-type="string">
            <text:p>Fri Nov 16 23:30:25 PST 2012</text:p>
          </table:table-cell>
          <table:table-cell table:number-columns-repeated="3"/>
          <table:table-cell office:value-type="float" office:value="16">
            <text:p>1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ohn_F._Kennedy_3:21.txt</text:p>
          </table:table-cell>
          <table:table-cell office:value-type="string">
            <text:p>Fourth, we need to strengthen our Nation by making the best and the most economical use of its resources and facilities:&lt;br/&gt;&lt;br/&gt;--Our economic health depends on healthy transportation arteries; and I believe the way to a more modern, economical choice of national transportation service is through increased competition and decreased regulation. Local mass transit, faring even worse, is as essential a community service as hospitals and highways. Nearly three-fourths of our citizens live in urban areas, which occupy only 2 percent of our land-and if local transit is to survive and relieve the congestion of these cities, it needs Federal stimulation and assistance.&lt;br/&gt;&lt;br/&gt;</text:p>
          </table:table-cell>
          <table:table-cell office:value-type="string">
            <text:p>Labor</text:p>
          </table:table-cell>
          <table:table-cell office:value-type="string">
            <text:p>http://en.wikipedia.org/wiki/Labor</text:p>
          </table:table-cell>
          <table:table-cell office:value-type="string">
            <text:p>Races of the Mass Effect universe</text:p>
          </table:table-cell>
          <table:table-cell office:value-type="string">
            <text:p>http://en.wikipedia.org/wiki/Races_of_the_Mass_Effect_universe</text:p>
          </table:table-cell>
          <table:table-cell/>
          <table:table-cell office:value-type="float" office:value="1">
            <text:p>1</text:p>
          </table:table-cell>
          <table:table-cell table:number-columns-repeated="3"/>
          <table:table-cell table:formula="of:=CONCATENATE([.AB440];&quot;,&quot;;[.AC440];&quot;,&quot;; TEXT([.AK440];&quot;#&quot;))" office:value-type="string" office:string-value="LAU_ET_AL,EDA,1">
            <text:p>LAU_ET_AL,EDA,1</text:p>
          </table:table-cell>
        </table:table-row>
        <table:table-row table:style-name="ro1">
          <table:table-cell office:value-type="string">
            <text:p>2KVHJHP4BDDKVDMDY2O953G385DY5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GYRLPHIT3HVBJJPPGTNRQ21HJYIAY</text:p>
          </table:table-cell>
          <table:table-cell office:value-type="string">
            <text:p>A2CZR0MGSEILRP</text:p>
          </table:table-cell>
          <table:table-cell office:value-type="string">
            <text:p>Submitted</text:p>
          </table:table-cell>
          <table:table-cell office:value-type="string">
            <text:p>Sat Nov 10 07:06:04 GMT 2012</text:p>
          </table:table-cell>
          <table:table-cell office:value-type="string">
            <text:p>Sat Nov 10 07:06:16 GMT 2012</text:p>
          </table:table-cell>
          <table:table-cell office:value-type="string">
            <text:p>Fri Nov 16 23:06:16 PST 2012</text:p>
          </table:table-cell>
          <table:table-cell table:number-columns-repeated="3"/>
          <table:table-cell office:value-type="float" office:value="12">
            <text:p>12</text:p>
          </table:table-cell>
          <table:table-cell office:value-type="string">
            <text:p>100% (10/10)</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ohn_F._Kennedy_3:21.txt</text:p>
          </table:table-cell>
          <table:table-cell office:value-type="string">
            <text:p>Fourth, we need to strengthen our Nation by making the best and the most economical use of its resources and facilities:&lt;br/&gt;&lt;br/&gt;--Our economic health depends on healthy transportation arteries; and I believe the way to a more modern, economical choice of national transportation service is through increased competition and decreased regulation. Local mass transit, faring even worse, is as essential a community service as hospitals and highways. Nearly three-fourths of our citizens live in urban areas, which occupy only 2 percent of our land-and if local transit is to survive and relieve the congestion of these cities, it needs Federal stimulation and assistance.&lt;br/&gt;&lt;br/&gt;</text:p>
          </table:table-cell>
          <table:table-cell office:value-type="string">
            <text:p>Labor</text:p>
          </table:table-cell>
          <table:table-cell office:value-type="string">
            <text:p>http://en.wikipedia.org/wiki/Labor</text:p>
          </table:table-cell>
          <table:table-cell office:value-type="string">
            <text:p>Races of the Mass Effect universe</text:p>
          </table:table-cell>
          <table:table-cell office:value-type="string">
            <text:p>http://en.wikipedia.org/wiki/Races_of_the_Mass_Effect_universe</text:p>
          </table:table-cell>
          <table:table-cell/>
          <table:table-cell office:value-type="float" office:value="1">
            <text:p>1</text:p>
          </table:table-cell>
          <table:table-cell table:number-columns-repeated="3"/>
          <table:table-cell table:formula="of:=CONCATENATE([.AB441];&quot;,&quot;;[.AC441];&quot;,&quot;; TEXT([.AK441];&quot;#&quot;))" office:value-type="string" office:string-value="LAU_ET_AL,EDA,1">
            <text:p>LAU_ET_AL,EDA,1</text:p>
          </table:table-cell>
        </table:table-row>
        <table:table-row table:style-name="ro1">
          <table:table-cell office:value-type="string">
            <text:p>2KVHJHP4BDDKVDMDY2O953G385DY5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UG2L92HECWAL6R3VM3F8CP5UEOIH9</text:p>
          </table:table-cell>
          <table:table-cell office:value-type="string">
            <text:p>A1GQCJDGRPG8ZR</text:p>
          </table:table-cell>
          <table:table-cell office:value-type="string">
            <text:p>Submitted</text:p>
          </table:table-cell>
          <table:table-cell office:value-type="string">
            <text:p>Sat Nov 10 07:07:51 GMT 2012</text:p>
          </table:table-cell>
          <table:table-cell office:value-type="string">
            <text:p>Sat Nov 10 07:08:06 GMT 2012</text:p>
          </table:table-cell>
          <table:table-cell office:value-type="string">
            <text:p>Fri Nov 16 23:08:06 PST 2012</text:p>
          </table:table-cell>
          <table:table-cell table:number-columns-repeated="3"/>
          <table:table-cell office:value-type="float" office:value="15">
            <text:p>15</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ohn_F._Kennedy_3:21.txt</text:p>
          </table:table-cell>
          <table:table-cell office:value-type="string">
            <text:p>Fourth, we need to strengthen our Nation by making the best and the most economical use of its resources and facilities:&lt;br/&gt;&lt;br/&gt;--Our economic health depends on healthy transportation arteries; and I believe the way to a more modern, economical choice of national transportation service is through increased competition and decreased regulation. Local mass transit, faring even worse, is as essential a community service as hospitals and highways. Nearly three-fourths of our citizens live in urban areas, which occupy only 2 percent of our land-and if local transit is to survive and relieve the congestion of these cities, it needs Federal stimulation and assistance.&lt;br/&gt;&lt;br/&gt;</text:p>
          </table:table-cell>
          <table:table-cell office:value-type="string">
            <text:p>Labor</text:p>
          </table:table-cell>
          <table:table-cell office:value-type="string">
            <text:p>http://en.wikipedia.org/wiki/Labor</text:p>
          </table:table-cell>
          <table:table-cell office:value-type="string">
            <text:p>Races of the Mass Effect universe</text:p>
          </table:table-cell>
          <table:table-cell office:value-type="string">
            <text:p>http://en.wikipedia.org/wiki/Races_of_the_Mass_Effect_universe</text:p>
          </table:table-cell>
          <table:table-cell/>
          <table:table-cell office:value-type="float" office:value="2">
            <text:p>2</text:p>
          </table:table-cell>
          <table:table-cell table:number-columns-repeated="3"/>
          <table:table-cell table:formula="of:=CONCATENATE([.AB442];&quot;,&quot;;[.AC442];&quot;,&quot;; TEXT([.AK442];&quot;#&quot;))" office:value-type="string" office:string-value="LAU_ET_AL,EDA,2">
            <text:p>LAU_ET_AL,EDA,2</text:p>
          </table:table-cell>
        </table:table-row>
        <table:table-row table:style-name="ro1">
          <table:table-cell office:value-type="string">
            <text:p>2MCUKQOYGNIWGWGDVQR187SVJ88HZ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7EB3Q39Z0B692CB0E5V0TVRUXNVKM</text:p>
          </table:table-cell>
          <table:table-cell office:value-type="string">
            <text:p>A1AVAUPSZLDN64</text:p>
          </table:table-cell>
          <table:table-cell office:value-type="string">
            <text:p>Submitted</text:p>
          </table:table-cell>
          <table:table-cell office:value-type="string">
            <text:p>Sat Nov 10 06:45:29 GMT 2012</text:p>
          </table:table-cell>
          <table:table-cell office:value-type="string">
            <text:p>Sat Nov 10 06:45:38 GMT 2012</text:p>
          </table:table-cell>
          <table:table-cell office:value-type="string">
            <text:p>Fri Nov 16 22:45:38 PST 2012</text:p>
          </table:table-cell>
          <table:table-cell table:number-columns-repeated="3"/>
          <table:table-cell office:value-type="float" office:value="9">
            <text:p>9</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Abraham_Lincoln_1:1.txt</text:p>
          </table:table-cell>
          <table:table-cell office:value-type="string">
            <text:p>You will not be surprised to learn that in the peculiar exigencies of the times our intercourse with foreign nations has been attended with profound solicitude, chiefly turning upon our own domestic affairs.&lt;br/&gt;&lt;br/&gt;A disloyal portion of the American people have during the whole year been engaged in an attempt to divide and destroy the Union. A nation which endures factious domestic division is exposed to disrespect abroad, and one party, if not both, is sure sooner or later to invoke foreign intervention.&lt;br/&gt;&lt;br/&gt;</text:p>
          </table:table-cell>
          <table:table-cell office:value-type="string">
            <text:p>Government</text:p>
          </table:table-cell>
          <table:table-cell office:value-type="string">
            <text:p>http://en.wikipedia.org/wiki/Government</text:p>
          </table:table-cell>
          <table:table-cell office:value-type="string">
            <text:p>Naarda leptotypa</text:p>
          </table:table-cell>
          <table:table-cell office:value-type="string">
            <text:p>http://en.wikipedia.org/wiki/Naarda_leptotypa</text:p>
          </table:table-cell>
          <table:table-cell/>
          <table:table-cell office:value-type="float" office:value="1">
            <text:p>1</text:p>
          </table:table-cell>
          <table:table-cell table:number-columns-repeated="3"/>
          <table:table-cell table:formula="of:=CONCATENATE([.AB443];&quot;,&quot;;[.AC443];&quot;,&quot;; TEXT([.AK443];&quot;#&quot;))" office:value-type="string" office:string-value="LAU_ET_AL,RANDOM,1">
            <text:p>LAU_ET_AL,RANDOM,1</text:p>
          </table:table-cell>
        </table:table-row>
        <table:table-row table:style-name="ro1">
          <table:table-cell office:value-type="string">
            <text:p>2MCUKQOYGNIWGWGDVQR187SVJ88HZ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I0MQU6L5OBVRRPW47VAQJF7QBZXE7</text:p>
          </table:table-cell>
          <table:table-cell office:value-type="string">
            <text:p>A2CZR0MGSEILRP</text:p>
          </table:table-cell>
          <table:table-cell office:value-type="string">
            <text:p>Submitted</text:p>
          </table:table-cell>
          <table:table-cell office:value-type="string">
            <text:p>Sat Nov 10 06:54:44 GMT 2012</text:p>
          </table:table-cell>
          <table:table-cell office:value-type="string">
            <text:p>Sat Nov 10 06:54:56 GMT 2012</text:p>
          </table:table-cell>
          <table:table-cell office:value-type="string">
            <text:p>Fri Nov 16 22:54:56 PST 2012</text:p>
          </table:table-cell>
          <table:table-cell table:number-columns-repeated="3"/>
          <table:table-cell office:value-type="float" office:value="12">
            <text:p>12</text:p>
          </table:table-cell>
          <table:table-cell office:value-type="string">
            <text:p>100% (10/10)</text:p>
          </table:table-cell>
          <table:table-cell table:number-columns-repeated="2"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Abraham_Lincoln_1:1.txt</text:p>
          </table:table-cell>
          <table:table-cell office:value-type="string">
            <text:p>You will not be surprised to learn that in the peculiar exigencies of the times our intercourse with foreign nations has been attended with profound solicitude, chiefly turning upon our own domestic affairs.&lt;br/&gt;&lt;br/&gt;A disloyal portion of the American people have during the whole year been engaged in an attempt to divide and destroy the Union. A nation which endures factious domestic division is exposed to disrespect abroad, and one party, if not both, is sure sooner or later to invoke foreign intervention.&lt;br/&gt;&lt;br/&gt;</text:p>
          </table:table-cell>
          <table:table-cell office:value-type="string">
            <text:p>Government</text:p>
          </table:table-cell>
          <table:table-cell office:value-type="string">
            <text:p>http://en.wikipedia.org/wiki/Government</text:p>
          </table:table-cell>
          <table:table-cell office:value-type="string">
            <text:p>Naarda leptotypa</text:p>
          </table:table-cell>
          <table:table-cell office:value-type="string">
            <text:p>http://en.wikipedia.org/wiki/Naarda_leptotypa</text:p>
          </table:table-cell>
          <table:table-cell/>
          <table:table-cell office:value-type="float" office:value="1">
            <text:p>1</text:p>
          </table:table-cell>
          <table:table-cell table:number-columns-repeated="3"/>
          <table:table-cell table:formula="of:=CONCATENATE([.AB444];&quot;,&quot;;[.AC444];&quot;,&quot;; TEXT([.AK444];&quot;#&quot;))" office:value-type="string" office:string-value="LAU_ET_AL,RANDOM,1">
            <text:p>LAU_ET_AL,RANDOM,1</text:p>
          </table:table-cell>
        </table:table-row>
        <table:table-row table:style-name="ro1">
          <table:table-cell office:value-type="string">
            <text:p>2MCUKQOYGNIWGWGDVQR187SVJ88HZ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UQEPLSP75KL1FKOAY1HYEQVT82YSF</text:p>
          </table:table-cell>
          <table:table-cell office:value-type="string">
            <text:p>A997OZ3H2B3Q2</text:p>
          </table:table-cell>
          <table:table-cell office:value-type="string">
            <text:p>Submitted</text:p>
          </table:table-cell>
          <table:table-cell office:value-type="string">
            <text:p>Sat Nov 10 06:52:01 GMT 2012</text:p>
          </table:table-cell>
          <table:table-cell office:value-type="string">
            <text:p>Sat Nov 10 06:52:19 GMT 2012</text:p>
          </table:table-cell>
          <table:table-cell office:value-type="string">
            <text:p>Fri Nov 16 22:52:19 PST 2012</text:p>
          </table:table-cell>
          <table:table-cell table:number-columns-repeated="3"/>
          <table:table-cell office:value-type="float" office:value="18">
            <text:p>18</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Abraham_Lincoln_1:1.txt</text:p>
          </table:table-cell>
          <table:table-cell office:value-type="string">
            <text:p>You will not be surprised to learn that in the peculiar exigencies of the times our intercourse with foreign nations has been attended with profound solicitude, chiefly turning upon our own domestic affairs.&lt;br/&gt;&lt;br/&gt;A disloyal portion of the American people have during the whole year been engaged in an attempt to divide and destroy the Union. A nation which endures factious domestic division is exposed to disrespect abroad, and one party, if not both, is sure sooner or later to invoke foreign intervention.&lt;br/&gt;&lt;br/&gt;</text:p>
          </table:table-cell>
          <table:table-cell office:value-type="string">
            <text:p>Government</text:p>
          </table:table-cell>
          <table:table-cell office:value-type="string">
            <text:p>http://en.wikipedia.org/wiki/Government</text:p>
          </table:table-cell>
          <table:table-cell office:value-type="string">
            <text:p>Naarda leptotypa</text:p>
          </table:table-cell>
          <table:table-cell office:value-type="string">
            <text:p>http://en.wikipedia.org/wiki/Naarda_leptotypa</text:p>
          </table:table-cell>
          <table:table-cell/>
          <table:table-cell office:value-type="float" office:value="1">
            <text:p>1</text:p>
          </table:table-cell>
          <table:table-cell table:number-columns-repeated="3"/>
          <table:table-cell table:formula="of:=CONCATENATE([.AB445];&quot;,&quot;;[.AC445];&quot;,&quot;; TEXT([.AK445];&quot;#&quot;))" office:value-type="string" office:string-value="LAU_ET_AL,RANDOM,1">
            <text:p>LAU_ET_AL,RANDOM,1</text:p>
          </table:table-cell>
        </table:table-row>
        <table:table-row table:style-name="ro1">
          <table:table-cell office:value-type="string">
            <text:p>2VTDPGFL6VCPB8XWUNNIWV1SAQ45K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1DPHIT3HVWAAT6B9XAQA1729RCKCJ</text:p>
          </table:table-cell>
          <table:table-cell office:value-type="string">
            <text:p>A2HH5FJUR153FA</text:p>
          </table:table-cell>
          <table:table-cell office:value-type="string">
            <text:p>Submitted</text:p>
          </table:table-cell>
          <table:table-cell office:value-type="string">
            <text:p>Sat Nov 10 08:38:43 GMT 2012</text:p>
          </table:table-cell>
          <table:table-cell office:value-type="string">
            <text:p>Sat Nov 10 08:52:18 GMT 2012</text:p>
          </table:table-cell>
          <table:table-cell office:value-type="string">
            <text:p>Sat Nov 17 00:52:18 PST 2012</text:p>
          </table:table-cell>
          <table:table-cell table:number-columns-repeated="3"/>
          <table:table-cell office:value-type="float" office:value="815">
            <text:p>815</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Theodore_Roosevelt_5:14.txt</text:p>
          </table:table-cell>
          <table:table-cell office:value-type="string">
            <text:p>I repeat my previous recommendation that the Congress should also consider whether the Federal Government has any power or owes any duty with respect to domestic transactions in insurance of an interstate character. That State supervision has proved inadequate is generally conceded. The burden upon insurance companies, and therefore their policy holders, of conflicting regulations of many States, is unquestioned, while but little effective check is imposed upon any able and unscrupulous man who desires to exploit the company in his own interest at the expense of the policy holders and of the public. The inability of a State to regulate effectively insurance corporations created under the laws of other States and transacting the larger part of their business elsewhere is also clear. As a remedy for this evil of conflicting, ineffective, and yet burdensome regulations there has been for many years a widespread demand for Federal supervision. The Congress has already recognized that interstate insurance may be a proper subject for Federal legislation, for in creating the Bureau of Corporations it authorized it to publish and supply useful information concerning interstate corporations, &amp;quot;including corporations engaged in insurance.&amp;quot; It is obvious that if the compilation of statistics be the limit of the Federal power it is wholly ineffective to regulate this form of commercial intercourse between the States, and as the insurance business has outgrown in magnitude the possibility of adequate State supervision, the Congress should carefully consider whether further legislation can be bad. What is said above applies with equal force to fraternal and benevolent organizations which contract for life insurance.&lt;br/&gt;&lt;br/&gt;There is more need of stability than of the attempt to attain an ideal perfection in the methods of raising revenue; and the shock and strain to the business world certain to attend any serious change in these methods render such change inadvisable unless for grave reason. It is not possible to lay down any general rule by which to determine the moment when the reasons for will outweigh the reasons against such a change. Much must depend, not merely on the needs, but on the desires, of the people as a whole; for needs and desires are not necessarily identical. Of course, no change can be made on lines beneficial to, or desired by, one section or one State only. There must be something like a general agreement among the citizens of the several States, as represented in the Congress, that the change is needed and desired in the interest of the people, as a whole; and there should then be a sincere, intelligent, and disinterested effort to make it in such shape as will combine, so far as possible, the maximum of good to the people at large with the minimum of necessary disregard for the special interests of localities or classes. But in time of peace the revenue must on the average, taking a series of years together, equal the expenditures or else the revenues must be increased. Last year there was a deficit. Unless our expenditures can be kept within the revenues then our revenue laws must be readjusted. It is as yet too early to attempt to outline what shape such a readjustment should take, for it is as yet too early to say whether there will be need for it. It should be considered whether it is not desirable that the tariff laws should provide for applying as against or in favor of any other nation maximum and minimum tariff rates established by the Congress, so as to secure a certain reciprocity of treatment between other nations and ourselves. Having in view even larger considerations of policy than those of a purely economic nature, it would, in my judgment, be well to endeavor to bring about closer commercial connections with the other peoples of this continent. I am happy to be able to announce to you that Russia now treats us on the most-favored-nation basis.&lt;br/&gt;&lt;br/&gt;</text:p>
          </table:table-cell>
          <table:table-cell office:value-type="string">
            <text:p>Columbia State Historic Park</text:p>
          </table:table-cell>
          <table:table-cell office:value-type="string">
            <text:p>http://en.wikipedia.org/wiki/Columbia_State_Historic_Park</text:p>
          </table:table-cell>
          <table:table-cell office:value-type="string">
            <text:p>Lawrence Kohlberg's stages of moral development</text:p>
          </table:table-cell>
          <table:table-cell office:value-type="string">
            <text:p>http://en.wikipedia.org/wiki/Lawrence_Kohlberg's_stages_of_moral_development</text:p>
          </table:table-cell>
          <table:table-cell/>
          <table:table-cell office:value-type="float" office:value="1">
            <text:p>1</text:p>
          </table:table-cell>
          <table:table-cell table:number-columns-repeated="3"/>
          <table:table-cell table:formula="of:=CONCATENATE([.AB446];&quot;,&quot;;[.AC446];&quot;,&quot;; TEXT([.AK446];&quot;#&quot;))" office:value-type="string" office:string-value="RANDOM,EDA,1">
            <text:p>RANDOM,EDA,1</text:p>
          </table:table-cell>
        </table:table-row>
        <table:table-row table:style-name="ro1">
          <table:table-cell office:value-type="string">
            <text:p>2VTDPGFL6VCPB8XWUNNIWV1SAQ45K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2EEZZ2MIKMNO3WUG8U81WWXSKO7OO</text:p>
          </table:table-cell>
          <table:table-cell office:value-type="string">
            <text:p>A1AVAUPSZLDN64</text:p>
          </table:table-cell>
          <table:table-cell office:value-type="string">
            <text:p>Submitted</text:p>
          </table:table-cell>
          <table:table-cell office:value-type="string">
            <text:p>Sat Nov 10 06:08:22 GMT 2012</text:p>
          </table:table-cell>
          <table:table-cell office:value-type="string">
            <text:p>Sat Nov 10 06:10:07 GMT 2012</text:p>
          </table:table-cell>
          <table:table-cell office:value-type="string">
            <text:p>Fri Nov 16 22:10:07 PST 2012</text:p>
          </table:table-cell>
          <table:table-cell table:number-columns-repeated="3"/>
          <table:table-cell office:value-type="float" office:value="105">
            <text:p>105</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Theodore_Roosevelt_5:14.txt</text:p>
          </table:table-cell>
          <table:table-cell office:value-type="string">
            <text:p>I repeat my previous recommendation that the Congress should also consider whether the Federal Government has any power or owes any duty with respect to domestic transactions in insurance of an interstate character. That State supervision has proved inadequate is generally conceded. The burden upon insurance companies, and therefore their policy holders, of conflicting regulations of many States, is unquestioned, while but little effective check is imposed upon any able and unscrupulous man who desires to exploit the company in his own interest at the expense of the policy holders and of the public. The inability of a State to regulate effectively insurance corporations created under the laws of other States and transacting the larger part of their business elsewhere is also clear. As a remedy for this evil of conflicting, ineffective, and yet burdensome regulations there has been for many years a widespread demand for Federal supervision. The Congress has already recognized that interstate insurance may be a proper subject for Federal legislation, for in creating the Bureau of Corporations it authorized it to publish and supply useful information concerning interstate corporations, &amp;quot;including corporations engaged in insurance.&amp;quot; It is obvious that if the compilation of statistics be the limit of the Federal power it is wholly ineffective to regulate this form of commercial intercourse between the States, and as the insurance business has outgrown in magnitude the possibility of adequate State supervision, the Congress should carefully consider whether further legislation can be bad. What is said above applies with equal force to fraternal and benevolent organizations which contract for life insurance.&lt;br/&gt;&lt;br/&gt;There is more need of stability than of the attempt to attain an ideal perfection in the methods of raising revenue; and the shock and strain to the business world certain to attend any serious change in these methods render such change inadvisable unless for grave reason. It is not possible to lay down any general rule by which to determine the moment when the reasons for will outweigh the reasons against such a change. Much must depend, not merely on the needs, but on the desires, of the people as a whole; for needs and desires are not necessarily identical. Of course, no change can be made on lines beneficial to, or desired by, one section or one State only. There must be something like a general agreement among the citizens of the several States, as represented in the Congress, that the change is needed and desired in the interest of the people, as a whole; and there should then be a sincere, intelligent, and disinterested effort to make it in such shape as will combine, so far as possible, the maximum of good to the people at large with the minimum of necessary disregard for the special interests of localities or classes. But in time of peace the revenue must on the average, taking a series of years together, equal the expenditures or else the revenues must be increased. Last year there was a deficit. Unless our expenditures can be kept within the revenues then our revenue laws must be readjusted. It is as yet too early to attempt to outline what shape such a readjustment should take, for it is as yet too early to say whether there will be need for it. It should be considered whether it is not desirable that the tariff laws should provide for applying as against or in favor of any other nation maximum and minimum tariff rates established by the Congress, so as to secure a certain reciprocity of treatment between other nations and ourselves. Having in view even larger considerations of policy than those of a purely economic nature, it would, in my judgment, be well to endeavor to bring about closer commercial connections with the other peoples of this continent. I am happy to be able to announce to you that Russia now treats us on the most-favored-nation basis.&lt;br/&gt;&lt;br/&gt;</text:p>
          </table:table-cell>
          <table:table-cell office:value-type="string">
            <text:p>Columbia State Historic Park</text:p>
          </table:table-cell>
          <table:table-cell office:value-type="string">
            <text:p>http://en.wikipedia.org/wiki/Columbia_State_Historic_Park</text:p>
          </table:table-cell>
          <table:table-cell office:value-type="string">
            <text:p>Lawrence Kohlberg's stages of moral development</text:p>
          </table:table-cell>
          <table:table-cell office:value-type="string">
            <text:p>http://en.wikipedia.org/wiki/Lawrence_Kohlberg's_stages_of_moral_development</text:p>
          </table:table-cell>
          <table:table-cell office:value-type="string">
            <text:p>Neither one of these really fit the text, so chose the park as it is something owned by the state and closest to government.</text:p>
          </table:table-cell>
          <table:table-cell office:value-type="float" office:value="1">
            <text:p>1</text:p>
          </table:table-cell>
          <table:table-cell table:number-columns-repeated="3"/>
          <table:table-cell table:formula="of:=CONCATENATE([.AB447];&quot;,&quot;;[.AC447];&quot;,&quot;; TEXT([.AK447];&quot;#&quot;))" office:value-type="string" office:string-value="RANDOM,EDA,1">
            <text:p>RANDOM,EDA,1</text:p>
          </table:table-cell>
        </table:table-row>
        <table:table-row table:style-name="ro1">
          <table:table-cell office:value-type="string">
            <text:p>2VTDPGFL6VCPB8XWUNNIWV1SAQ45K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VHHIT3HVWAVZRU7UTH2972ZJQPDL9</text:p>
          </table:table-cell>
          <table:table-cell office:value-type="string">
            <text:p>A997OZ3H2B3Q2</text:p>
          </table:table-cell>
          <table:table-cell office:value-type="string">
            <text:p>Submitted</text:p>
          </table:table-cell>
          <table:table-cell office:value-type="string">
            <text:p>Sat Nov 10 07:04:13 GMT 2012</text:p>
          </table:table-cell>
          <table:table-cell office:value-type="string">
            <text:p>Sat Nov 10 07:04:34 GMT 2012</text:p>
          </table:table-cell>
          <table:table-cell office:value-type="string">
            <text:p>Fri Nov 16 23:04:34 PST 2012</text:p>
          </table:table-cell>
          <table:table-cell table:number-columns-repeated="3"/>
          <table:table-cell office:value-type="float" office:value="21">
            <text:p>21</text:p>
          </table:table-cell>
          <table:table-cell office:value-type="string">
            <text:p>100% (218/218)</text:p>
          </table:table-cell>
          <table:table-cell table:number-columns-repeated="2"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Theodore_Roosevelt_5:14.txt</text:p>
          </table:table-cell>
          <table:table-cell office:value-type="string">
            <text:p>I repeat my previous recommendation that the Congress should also consider whether the Federal Government has any power or owes any duty with respect to domestic transactions in insurance of an interstate character. That State supervision has proved inadequate is generally conceded. The burden upon insurance companies, and therefore their policy holders, of conflicting regulations of many States, is unquestioned, while but little effective check is imposed upon any able and unscrupulous man who desires to exploit the company in his own interest at the expense of the policy holders and of the public. The inability of a State to regulate effectively insurance corporations created under the laws of other States and transacting the larger part of their business elsewhere is also clear. As a remedy for this evil of conflicting, ineffective, and yet burdensome regulations there has been for many years a widespread demand for Federal supervision. The Congress has already recognized that interstate insurance may be a proper subject for Federal legislation, for in creating the Bureau of Corporations it authorized it to publish and supply useful information concerning interstate corporations, &amp;quot;including corporations engaged in insurance.&amp;quot; It is obvious that if the compilation of statistics be the limit of the Federal power it is wholly ineffective to regulate this form of commercial intercourse between the States, and as the insurance business has outgrown in magnitude the possibility of adequate State supervision, the Congress should carefully consider whether further legislation can be bad. What is said above applies with equal force to fraternal and benevolent organizations which contract for life insurance.&lt;br/&gt;&lt;br/&gt;There is more need of stability than of the attempt to attain an ideal perfection in the methods of raising revenue; and the shock and strain to the business world certain to attend any serious change in these methods render such change inadvisable unless for grave reason. It is not possible to lay down any general rule by which to determine the moment when the reasons for will outweigh the reasons against such a change. Much must depend, not merely on the needs, but on the desires, of the people as a whole; for needs and desires are not necessarily identical. Of course, no change can be made on lines beneficial to, or desired by, one section or one State only. There must be something like a general agreement among the citizens of the several States, as represented in the Congress, that the change is needed and desired in the interest of the people, as a whole; and there should then be a sincere, intelligent, and disinterested effort to make it in such shape as will combine, so far as possible, the maximum of good to the people at large with the minimum of necessary disregard for the special interests of localities or classes. But in time of peace the revenue must on the average, taking a series of years together, equal the expenditures or else the revenues must be increased. Last year there was a deficit. Unless our expenditures can be kept within the revenues then our revenue laws must be readjusted. It is as yet too early to attempt to outline what shape such a readjustment should take, for it is as yet too early to say whether there will be need for it. It should be considered whether it is not desirable that the tariff laws should provide for applying as against or in favor of any other nation maximum and minimum tariff rates established by the Congress, so as to secure a certain reciprocity of treatment between other nations and ourselves. Having in view even larger considerations of policy than those of a purely economic nature, it would, in my judgment, be well to endeavor to bring about closer commercial connections with the other peoples of this continent. I am happy to be able to announce to you that Russia now treats us on the most-favored-nation basis.&lt;br/&gt;&lt;br/&gt;</text:p>
          </table:table-cell>
          <table:table-cell office:value-type="string">
            <text:p>Columbia State Historic Park</text:p>
          </table:table-cell>
          <table:table-cell office:value-type="string">
            <text:p>http://en.wikipedia.org/wiki/Columbia_State_Historic_Park</text:p>
          </table:table-cell>
          <table:table-cell office:value-type="string">
            <text:p>Lawrence Kohlberg's stages of moral development</text:p>
          </table:table-cell>
          <table:table-cell office:value-type="string">
            <text:p>http://en.wikipedia.org/wiki/Lawrence_Kohlberg's_stages_of_moral_development</text:p>
          </table:table-cell>
          <table:table-cell/>
          <table:table-cell office:value-type="float" office:value="2">
            <text:p>2</text:p>
          </table:table-cell>
          <table:table-cell table:number-columns-repeated="3"/>
          <table:table-cell table:formula="of:=CONCATENATE([.AB448];&quot;,&quot;;[.AC448];&quot;,&quot;; TEXT([.AK448];&quot;#&quot;))" office:value-type="string" office:string-value="RANDOM,EDA,2">
            <text:p>RANDOM,EDA,2</text:p>
          </table:table-cell>
        </table:table-row>
        <table:table-row table:style-name="ro1">
          <table:table-cell office:value-type="string">
            <text:p>29AZVXX2Q45U9TET5QEI41NSBMXQ8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NXNQYN5F3Q0YPTY5WEC4YB4JW8D9C</text:p>
          </table:table-cell>
          <table:table-cell office:value-type="string">
            <text:p>A2CZR0MGSEILRP</text:p>
          </table:table-cell>
          <table:table-cell office:value-type="string">
            <text:p>Submitted</text:p>
          </table:table-cell>
          <table:table-cell office:value-type="string">
            <text:p>Sat Nov 10 07:02:38 GMT 2012</text:p>
          </table:table-cell>
          <table:table-cell office:value-type="string">
            <text:p>Sat Nov 10 07:02:57 GMT 2012</text:p>
          </table:table-cell>
          <table:table-cell office:value-type="string">
            <text:p>Fri Nov 16 23:02:57 PST 2012</text:p>
          </table:table-cell>
          <table:table-cell table:number-columns-repeated="3"/>
          <table:table-cell office:value-type="float" office:value="19">
            <text:p>19</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Jimmy_Carter_4:77.txt</text:p>
          </table:table-cell>
          <table:table-cell office:value-type="string">
            <text:p>This Administration has collaborated successfully with the Congress on landmark education legislation. Working with the Congressional leadership, my Administration spotlighted the importance of education by creating a new Department of Education. The Department has given education a stronger voice at the Federal level, while at the same time reserving the actual control and operation of education to states, localities, and private institutions. The Department has successfully combined nearly 150 Federal education programs into a cohesive, streamlined organization that is more responsive to the needs of educators and students. The Department has made strides to cut red tape and paperwork and thereby to make the flow of Federal dollars to school districts and institutions of higher education more efficient. It is crucial that the Department be kept intact and strengthened.&lt;br/&gt;&lt;br/&gt;Our collaboration with the Congress has resulted in numerous other important legislative accomplishments for education. A little over two years ago, I signed into law on the same day two major bills-- one benefiting elementary and secondary education and the other, postsecondary education. The Education Amendments of 1978 embodied nearly all of my Administration&amp;apos;s proposals for improvements in the Elementary and Secondary Education Act, including important new programs to improve students&amp;apos; achievement in the basic skills and to aid school districts with exceptionally high concentrations of children from low-income families. The Middle Income Student Assistance Act, legislation jointly sponsored by this Administration and the Congressional leadership, expanded eligibility for need-based Basic Educational Opportunity Grants to approximately one-third of the students enrolled in post-secondary education and made many more students eligible for the first time for other types of grants, work-study, and loans.&lt;br/&gt;&lt;br/&gt;</text:p>
          </table:table-cell>
          <table:table-cell office:value-type="string">
            <text:p>Uniontown Area School District</text:p>
          </table:table-cell>
          <table:table-cell office:value-type="string">
            <text:p>http://en.wikipedia.org/wiki/Uniontown_Area_School_District</text:p>
          </table:table-cell>
          <table:table-cell office:value-type="string">
            <text:p>Pithecheir parvus</text:p>
          </table:table-cell>
          <table:table-cell office:value-type="string">
            <text:p>http://en.wikipedia.org/wiki/Pithecheir_parvus</text:p>
          </table:table-cell>
          <table:table-cell/>
          <table:table-cell office:value-type="float" office:value="1">
            <text:p>1</text:p>
          </table:table-cell>
          <table:table-cell table:number-columns-repeated="3"/>
          <table:table-cell table:formula="of:=CONCATENATE([.AB449];&quot;,&quot;;[.AC449];&quot;,&quot;; TEXT([.AK449];&quot;#&quot;))" office:value-type="string" office:string-value="EDA,RANDOM,1">
            <text:p>EDA,RANDOM,1</text:p>
          </table:table-cell>
        </table:table-row>
        <table:table-row table:style-name="ro1">
          <table:table-cell office:value-type="string">
            <text:p>29AZVXX2Q45U9TET5QEI41NSBMXQ8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V0I9NZW6HEZLX29X6YTG69G43YXNU</text:p>
          </table:table-cell>
          <table:table-cell office:value-type="string">
            <text:p>A1AVAUPSZLDN64</text:p>
          </table:table-cell>
          <table:table-cell office:value-type="string">
            <text:p>Submitted</text:p>
          </table:table-cell>
          <table:table-cell office:value-type="string">
            <text:p>Sat Nov 10 06:34:46 GMT 2012</text:p>
          </table:table-cell>
          <table:table-cell office:value-type="string">
            <text:p>Sat Nov 10 06:35:05 GMT 2012</text:p>
          </table:table-cell>
          <table:table-cell office:value-type="string">
            <text:p>Fri Nov 16 22:35:05 PST 2012</text:p>
          </table:table-cell>
          <table:table-cell table:number-columns-repeated="3"/>
          <table:table-cell office:value-type="float" office:value="19">
            <text:p>19</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Jimmy_Carter_4:77.txt</text:p>
          </table:table-cell>
          <table:table-cell office:value-type="string">
            <text:p>This Administration has collaborated successfully with the Congress on landmark education legislation. Working with the Congressional leadership, my Administration spotlighted the importance of education by creating a new Department of Education. The Department has given education a stronger voice at the Federal level, while at the same time reserving the actual control and operation of education to states, localities, and private institutions. The Department has successfully combined nearly 150 Federal education programs into a cohesive, streamlined organization that is more responsive to the needs of educators and students. The Department has made strides to cut red tape and paperwork and thereby to make the flow of Federal dollars to school districts and institutions of higher education more efficient. It is crucial that the Department be kept intact and strengthened.&lt;br/&gt;&lt;br/&gt;Our collaboration with the Congress has resulted in numerous other important legislative accomplishments for education. A little over two years ago, I signed into law on the same day two major bills-- one benefiting elementary and secondary education and the other, postsecondary education. The Education Amendments of 1978 embodied nearly all of my Administration&amp;apos;s proposals for improvements in the Elementary and Secondary Education Act, including important new programs to improve students&amp;apos; achievement in the basic skills and to aid school districts with exceptionally high concentrations of children from low-income families. The Middle Income Student Assistance Act, legislation jointly sponsored by this Administration and the Congressional leadership, expanded eligibility for need-based Basic Educational Opportunity Grants to approximately one-third of the students enrolled in post-secondary education and made many more students eligible for the first time for other types of grants, work-study, and loans.&lt;br/&gt;&lt;br/&gt;</text:p>
          </table:table-cell>
          <table:table-cell office:value-type="string">
            <text:p>Uniontown Area School District</text:p>
          </table:table-cell>
          <table:table-cell office:value-type="string">
            <text:p>http://en.wikipedia.org/wiki/Uniontown_Area_School_District</text:p>
          </table:table-cell>
          <table:table-cell office:value-type="string">
            <text:p>Pithecheir parvus</text:p>
          </table:table-cell>
          <table:table-cell office:value-type="string">
            <text:p>http://en.wikipedia.org/wiki/Pithecheir_parvus</text:p>
          </table:table-cell>
          <table:table-cell office:value-type="string">
            <text:p>Neither are close, chose the best I could.</text:p>
          </table:table-cell>
          <table:table-cell office:value-type="float" office:value="1">
            <text:p>1</text:p>
          </table:table-cell>
          <table:table-cell table:number-columns-repeated="3"/>
          <table:table-cell table:formula="of:=CONCATENATE([.AB450];&quot;,&quot;;[.AC450];&quot;,&quot;; TEXT([.AK450];&quot;#&quot;))" office:value-type="string" office:string-value="EDA,RANDOM,1">
            <text:p>EDA,RANDOM,1</text:p>
          </table:table-cell>
        </table:table-row>
        <table:table-row table:style-name="ro1">
          <table:table-cell office:value-type="string">
            <text:p>29AZVXX2Q45U9TET5QEI41NSBMXQ8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XKSCXKNQY2RRS8BA9MEBHR0UBH0P1</text:p>
          </table:table-cell>
          <table:table-cell office:value-type="string">
            <text:p>A1GQCJDGRPG8ZR</text:p>
          </table:table-cell>
          <table:table-cell office:value-type="string">
            <text:p>Submitted</text:p>
          </table:table-cell>
          <table:table-cell office:value-type="string">
            <text:p>Sat Nov 10 07:08:08 GMT 2012</text:p>
          </table:table-cell>
          <table:table-cell office:value-type="string">
            <text:p>Sat Nov 10 07:08:26 GMT 2012</text:p>
          </table:table-cell>
          <table:table-cell office:value-type="string">
            <text:p>Fri Nov 16 23:08:26 PST 2012</text:p>
          </table:table-cell>
          <table:table-cell table:number-columns-repeated="3"/>
          <table:table-cell office:value-type="float" office:value="18">
            <text:p>18</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Jimmy_Carter_4:77.txt</text:p>
          </table:table-cell>
          <table:table-cell office:value-type="string">
            <text:p>This Administration has collaborated successfully with the Congress on landmark education legislation. Working with the Congressional leadership, my Administration spotlighted the importance of education by creating a new Department of Education. The Department has given education a stronger voice at the Federal level, while at the same time reserving the actual control and operation of education to states, localities, and private institutions. The Department has successfully combined nearly 150 Federal education programs into a cohesive, streamlined organization that is more responsive to the needs of educators and students. The Department has made strides to cut red tape and paperwork and thereby to make the flow of Federal dollars to school districts and institutions of higher education more efficient. It is crucial that the Department be kept intact and strengthened.&lt;br/&gt;&lt;br/&gt;Our collaboration with the Congress has resulted in numerous other important legislative accomplishments for education. A little over two years ago, I signed into law on the same day two major bills-- one benefiting elementary and secondary education and the other, postsecondary education. The Education Amendments of 1978 embodied nearly all of my Administration&amp;apos;s proposals for improvements in the Elementary and Secondary Education Act, including important new programs to improve students&amp;apos; achievement in the basic skills and to aid school districts with exceptionally high concentrations of children from low-income families. The Middle Income Student Assistance Act, legislation jointly sponsored by this Administration and the Congressional leadership, expanded eligibility for need-based Basic Educational Opportunity Grants to approximately one-third of the students enrolled in post-secondary education and made many more students eligible for the first time for other types of grants, work-study, and loans.&lt;br/&gt;&lt;br/&gt;</text:p>
          </table:table-cell>
          <table:table-cell office:value-type="string">
            <text:p>Uniontown Area School District</text:p>
          </table:table-cell>
          <table:table-cell office:value-type="string">
            <text:p>http://en.wikipedia.org/wiki/Uniontown_Area_School_District</text:p>
          </table:table-cell>
          <table:table-cell office:value-type="string">
            <text:p>Pithecheir parvus</text:p>
          </table:table-cell>
          <table:table-cell office:value-type="string">
            <text:p>http://en.wikipedia.org/wiki/Pithecheir_parvus</text:p>
          </table:table-cell>
          <table:table-cell/>
          <table:table-cell office:value-type="float" office:value="1">
            <text:p>1</text:p>
          </table:table-cell>
          <table:table-cell table:number-columns-repeated="3"/>
          <table:table-cell table:formula="of:=CONCATENATE([.AB451];&quot;,&quot;;[.AC451];&quot;,&quot;; TEXT([.AK451];&quot;#&quot;))" office:value-type="string" office:string-value="EDA,RANDOM,1">
            <text:p>EDA,RANDOM,1</text:p>
          </table:table-cell>
        </table:table-row>
        <table:table-row table:style-name="ro1">
          <table:table-cell office:value-type="string">
            <text:p>2WAVGULF395SBFBL8PJ3VYNJEWVPB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E1F9SSSHX11YXBX0F85N8J4Y60ZVC</text:p>
          </table:table-cell>
          <table:table-cell office:value-type="string">
            <text:p>A1AVAUPSZLDN64</text:p>
          </table:table-cell>
          <table:table-cell office:value-type="string">
            <text:p>Submitted</text:p>
          </table:table-cell>
          <table:table-cell office:value-type="string">
            <text:p>Sat Nov 10 06:59:14 GMT 2012</text:p>
          </table:table-cell>
          <table:table-cell office:value-type="string">
            <text:p>Sat Nov 10 06:59:29 GMT 2012</text:p>
          </table:table-cell>
          <table:table-cell office:value-type="string">
            <text:p>Fri Nov 16 22:59:29 PST 2012</text:p>
          </table:table-cell>
          <table:table-cell table:number-columns-repeated="3"/>
          <table:table-cell office:value-type="float" office:value="15">
            <text:p>15</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Ronald_Reagan_4:5.txt</text:p>
          </table:table-cell>
          <table:table-cell office:value-type="string">
            <text:p>Let us begin by challenging our conventional wisdom. There are no constraints on the human mind, no walls around the human spirit, no barriers to our progress except those we ourselves erect. Already, pushing down tax rates has freed our economy to vault forward to record growth.&lt;br/&gt;&lt;br/&gt;In Europe, they&amp;apos;re calling it &amp;quot;the American Miracle.&amp;quot; Day by day, we&amp;apos;re shattering accepted notions of what is possible. When I was growing up, we failed to see how a new thing called radio would transform our marketplace. Well, today, many have not yet seen how advances in technology are transforming our lives.&lt;br/&gt;&lt;br/&gt;</text:p>
          </table:table-cell>
          <table:table-cell office:value-type="float" office:value="2003">
            <text:p>2003</text:p>
          </table:table-cell>
          <table:table-cell office:value-type="string">
            <text:p>http://en.wikipedia.org/wiki/2003</text:p>
          </table:table-cell>
          <table:table-cell office:value-type="string">
            <text:p>Terrestrial locomotion</text:p>
          </table:table-cell>
          <table:table-cell office:value-type="string">
            <text:p>http://en.wikipedia.org/wiki/Terrestrial_locomotion</text:p>
          </table:table-cell>
          <table:table-cell/>
          <table:table-cell office:value-type="float" office:value="1">
            <text:p>1</text:p>
          </table:table-cell>
          <table:table-cell table:number-columns-repeated="3"/>
          <table:table-cell table:formula="of:=CONCATENATE([.AB452];&quot;,&quot;;[.AC452];&quot;,&quot;; TEXT([.AK452];&quot;#&quot;))" office:value-type="string" office:string-value="LAU_ET_AL,EDA,1">
            <text:p>LAU_ET_AL,EDA,1</text:p>
          </table:table-cell>
        </table:table-row>
        <table:table-row table:style-name="ro1">
          <table:table-cell office:value-type="string">
            <text:p>2WAVGULF395SBFBL8PJ3VYNJEWVPB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FMUKQOYGNIWGWGDVQR187SVQRNHZ2</text:p>
          </table:table-cell>
          <table:table-cell office:value-type="string">
            <text:p>A1PQNUX4BZE5O0</text:p>
          </table:table-cell>
          <table:table-cell office:value-type="string">
            <text:p>Submitted</text:p>
          </table:table-cell>
          <table:table-cell office:value-type="string">
            <text:p>Sat Nov 10 06:01:58 GMT 2012</text:p>
          </table:table-cell>
          <table:table-cell office:value-type="string">
            <text:p>Sat Nov 10 06:03:09 GMT 2012</text:p>
          </table:table-cell>
          <table:table-cell office:value-type="string">
            <text:p>Fri Nov 16 22:03:09 PST 2012</text:p>
          </table:table-cell>
          <table:table-cell table:number-columns-repeated="3"/>
          <table:table-cell office:value-type="float" office:value="71">
            <text:p>71</text:p>
          </table:table-cell>
          <table:table-cell office:value-type="string">
            <text:p>100% (5/5)</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Ronald_Reagan_4:5.txt</text:p>
          </table:table-cell>
          <table:table-cell office:value-type="string">
            <text:p>Let us begin by challenging our conventional wisdom. There are no constraints on the human mind, no walls around the human spirit, no barriers to our progress except those we ourselves erect. Already, pushing down tax rates has freed our economy to vault forward to record growth.&lt;br/&gt;&lt;br/&gt;In Europe, they&amp;apos;re calling it &amp;quot;the American Miracle.&amp;quot; Day by day, we&amp;apos;re shattering accepted notions of what is possible. When I was growing up, we failed to see how a new thing called radio would transform our marketplace. Well, today, many have not yet seen how advances in technology are transforming our lives.&lt;br/&gt;&lt;br/&gt;</text:p>
          </table:table-cell>
          <table:table-cell office:value-type="float" office:value="2003">
            <text:p>2003</text:p>
          </table:table-cell>
          <table:table-cell office:value-type="string">
            <text:p>http://en.wikipedia.org/wiki/2003</text:p>
          </table:table-cell>
          <table:table-cell office:value-type="string">
            <text:p>Terrestrial locomotion</text:p>
          </table:table-cell>
          <table:table-cell office:value-type="string">
            <text:p>http://en.wikipedia.org/wiki/Terrestrial_locomotion</text:p>
          </table:table-cell>
          <table:table-cell/>
          <table:table-cell office:value-type="float" office:value="1">
            <text:p>1</text:p>
          </table:table-cell>
          <table:table-cell table:number-columns-repeated="3"/>
          <table:table-cell table:formula="of:=CONCATENATE([.AB453];&quot;,&quot;;[.AC453];&quot;,&quot;; TEXT([.AK453];&quot;#&quot;))" office:value-type="string" office:string-value="LAU_ET_AL,EDA,1">
            <text:p>LAU_ET_AL,EDA,1</text:p>
          </table:table-cell>
        </table:table-row>
        <table:table-row table:style-name="ro1">
          <table:table-cell office:value-type="string">
            <text:p>2WAVGULF395SBFBL8PJ3VYNJEWVPB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VYVCPWZ9RNDBRC082YSV3DTQBVQBZ</text:p>
          </table:table-cell>
          <table:table-cell office:value-type="string">
            <text:p>A3QZFGGOFP9QT7</text:p>
          </table:table-cell>
          <table:table-cell office:value-type="string">
            <text:p>Submitted</text:p>
          </table:table-cell>
          <table:table-cell office:value-type="string">
            <text:p>Sat Nov 10 05:34:28 GMT 2012</text:p>
          </table:table-cell>
          <table:table-cell office:value-type="string">
            <text:p>Sat Nov 10 05:36:22 GMT 2012</text:p>
          </table:table-cell>
          <table:table-cell office:value-type="string">
            <text:p>Fri Nov 16 21:36:22 PST 2012</text:p>
          </table:table-cell>
          <table:table-cell table:number-columns-repeated="3"/>
          <table:table-cell office:value-type="float" office:value="114">
            <text:p>114</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Ronald_Reagan_4:5.txt</text:p>
          </table:table-cell>
          <table:table-cell office:value-type="string">
            <text:p>Let us begin by challenging our conventional wisdom. There are no constraints on the human mind, no walls around the human spirit, no barriers to our progress except those we ourselves erect. Already, pushing down tax rates has freed our economy to vault forward to record growth.&lt;br/&gt;&lt;br/&gt;In Europe, they&amp;apos;re calling it &amp;quot;the American Miracle.&amp;quot; Day by day, we&amp;apos;re shattering accepted notions of what is possible. When I was growing up, we failed to see how a new thing called radio would transform our marketplace. Well, today, many have not yet seen how advances in technology are transforming our lives.&lt;br/&gt;&lt;br/&gt;</text:p>
          </table:table-cell>
          <table:table-cell office:value-type="float" office:value="2003">
            <text:p>2003</text:p>
          </table:table-cell>
          <table:table-cell office:value-type="string">
            <text:p>http://en.wikipedia.org/wiki/2003</text:p>
          </table:table-cell>
          <table:table-cell office:value-type="string">
            <text:p>Terrestrial locomotion</text:p>
          </table:table-cell>
          <table:table-cell office:value-type="string">
            <text:p>http://en.wikipedia.org/wiki/Terrestrial_locomotion</text:p>
          </table:table-cell>
          <table:table-cell/>
          <table:table-cell office:value-type="float" office:value="2">
            <text:p>2</text:p>
          </table:table-cell>
          <table:table-cell table:number-columns-repeated="3"/>
          <table:table-cell table:formula="of:=CONCATENATE([.AB454];&quot;,&quot;;[.AC454];&quot;,&quot;; TEXT([.AK454];&quot;#&quot;))" office:value-type="string" office:string-value="LAU_ET_AL,EDA,2">
            <text:p>LAU_ET_AL,EDA,2</text:p>
          </table:table-cell>
        </table:table-row>
        <table:table-row table:style-name="ro1">
          <table:table-cell office:value-type="string">
            <text:p>20R2NJKM05BMY2IM56TG1P9RD59BG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GCW4ZMAZHHR6U3V7YEN3RH1UZOJAE</text:p>
          </table:table-cell>
          <table:table-cell office:value-type="string">
            <text:p>A1AVAUPSZLDN64</text:p>
          </table:table-cell>
          <table:table-cell office:value-type="string">
            <text:p>Submitted</text:p>
          </table:table-cell>
          <table:table-cell office:value-type="string">
            <text:p>Sat Nov 10 07:26:22 GMT 2012</text:p>
          </table:table-cell>
          <table:table-cell office:value-type="string">
            <text:p>Sat Nov 10 07:26:35 GMT 2012</text:p>
          </table:table-cell>
          <table:table-cell office:value-type="string">
            <text:p>Fri Nov 16 23:26:35 PST 2012</text:p>
          </table:table-cell>
          <table:table-cell table:number-columns-repeated="3"/>
          <table:table-cell office:value-type="float" office:value="13">
            <text:p>13</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Harry_S._Truman_1:148.txt</text:p>
          </table:table-cell>
          <table:table-cell office:value-type="string">
            <text:p>But, looking back over 10 years&amp;apos; experience and ahead to the future, we cannot fail to see defects and serious inadequacies in our system as it now exists. Benefits are in many cases inadequate; a great many persons are excluded from coverage; and provision has not been made for social insurance to cover the cost of medical care and the earnings lost by the sick and the disabled.&lt;br/&gt;&lt;br/&gt;In the field of old-age security, there seems to be no adequate reason for excluding such groups as the self-employed, agricultural and domestic workers, and employees of nonprofit organizations. Since many of these groups earn wages too low to permit significant savings for old age, they are in special need of the assured income that can be provided by old-age insurance.&lt;br/&gt;&lt;br/&gt;</text:p>
          </table:table-cell>
          <table:table-cell office:value-type="string">
            <text:p>Personal income in the United States</text:p>
          </table:table-cell>
          <table:table-cell office:value-type="string">
            <text:p>http://en.wikipedia.org/wiki/Personal_income_in_the_United_States</text:p>
          </table:table-cell>
          <table:table-cell office:value-type="string">
            <text:p>Thaumatin</text:p>
          </table:table-cell>
          <table:table-cell office:value-type="string">
            <text:p>http://en.wikipedia.org/wiki/Thaumatin</text:p>
          </table:table-cell>
          <table:table-cell/>
          <table:table-cell office:value-type="float" office:value="1">
            <text:p>1</text:p>
          </table:table-cell>
          <table:table-cell table:number-columns-repeated="3"/>
          <table:table-cell table:formula="of:=CONCATENATE([.AB455];&quot;,&quot;;[.AC455];&quot;,&quot;; TEXT([.AK455];&quot;#&quot;))" office:value-type="string" office:string-value="EDA,RANDOM,1">
            <text:p>EDA,RANDOM,1</text:p>
          </table:table-cell>
        </table:table-row>
        <table:table-row table:style-name="ro1">
          <table:table-cell office:value-type="string">
            <text:p>20R2NJKM05BMY2IM56TG1P9RD59BG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HWJ79KQW6182DUZ4P3DC5XCOAHJLO</text:p>
          </table:table-cell>
          <table:table-cell office:value-type="string">
            <text:p>A3M90ZBCV23YBV</text:p>
          </table:table-cell>
          <table:table-cell office:value-type="string">
            <text:p>Submitted</text:p>
          </table:table-cell>
          <table:table-cell office:value-type="string">
            <text:p>Sat Nov 10 05:35:58 GMT 2012</text:p>
          </table:table-cell>
          <table:table-cell office:value-type="string">
            <text:p>Sat Nov 10 05:36:23 GMT 2012</text:p>
          </table:table-cell>
          <table:table-cell office:value-type="string">
            <text:p>Fri Nov 16 21:36:23 PST 2012</text:p>
          </table:table-cell>
          <table:table-cell table:number-columns-repeated="3"/>
          <table:table-cell office:value-type="float" office:value="25">
            <text:p>25</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Harry_S._Truman_1:148.txt</text:p>
          </table:table-cell>
          <table:table-cell office:value-type="string">
            <text:p>But, looking back over 10 years&amp;apos; experience and ahead to the future, we cannot fail to see defects and serious inadequacies in our system as it now exists. Benefits are in many cases inadequate; a great many persons are excluded from coverage; and provision has not been made for social insurance to cover the cost of medical care and the earnings lost by the sick and the disabled.&lt;br/&gt;&lt;br/&gt;In the field of old-age security, there seems to be no adequate reason for excluding such groups as the self-employed, agricultural and domestic workers, and employees of nonprofit organizations. Since many of these groups earn wages too low to permit significant savings for old age, they are in special need of the assured income that can be provided by old-age insurance.&lt;br/&gt;&lt;br/&gt;</text:p>
          </table:table-cell>
          <table:table-cell office:value-type="string">
            <text:p>Personal income in the United States</text:p>
          </table:table-cell>
          <table:table-cell office:value-type="string">
            <text:p>http://en.wikipedia.org/wiki/Personal_income_in_the_United_States</text:p>
          </table:table-cell>
          <table:table-cell office:value-type="string">
            <text:p>Thaumatin</text:p>
          </table:table-cell>
          <table:table-cell office:value-type="string">
            <text:p>http://en.wikipedia.org/wiki/Thaumatin</text:p>
          </table:table-cell>
          <table:table-cell/>
          <table:table-cell office:value-type="float" office:value="1">
            <text:p>1</text:p>
          </table:table-cell>
          <table:table-cell table:number-columns-repeated="3"/>
          <table:table-cell table:formula="of:=CONCATENATE([.AB456];&quot;,&quot;;[.AC456];&quot;,&quot;; TEXT([.AK456];&quot;#&quot;))" office:value-type="string" office:string-value="EDA,RANDOM,1">
            <text:p>EDA,RANDOM,1</text:p>
          </table:table-cell>
        </table:table-row>
        <table:table-row table:style-name="ro1">
          <table:table-cell office:value-type="string">
            <text:p>20R2NJKM05BMY2IM56TG1P9RD59BG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UU74J79KQW6GHB9D4OFKD457TDHJK</text:p>
          </table:table-cell>
          <table:table-cell office:value-type="string">
            <text:p>A997OZ3H2B3Q2</text:p>
          </table:table-cell>
          <table:table-cell office:value-type="string">
            <text:p>Submitted</text:p>
          </table:table-cell>
          <table:table-cell office:value-type="string">
            <text:p>Sat Nov 10 06:59:21 GMT 2012</text:p>
          </table:table-cell>
          <table:table-cell office:value-type="string">
            <text:p>Sat Nov 10 06:59:28 GMT 2012</text:p>
          </table:table-cell>
          <table:table-cell office:value-type="string">
            <text:p>Fri Nov 16 22:59:28 PST 2012</text:p>
          </table:table-cell>
          <table:table-cell table:number-columns-repeated="3"/>
          <table:table-cell office:value-type="float" office:value="7">
            <text:p>7</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Harry_S._Truman_1:148.txt</text:p>
          </table:table-cell>
          <table:table-cell office:value-type="string">
            <text:p>But, looking back over 10 years&amp;apos; experience and ahead to the future, we cannot fail to see defects and serious inadequacies in our system as it now exists. Benefits are in many cases inadequate; a great many persons are excluded from coverage; and provision has not been made for social insurance to cover the cost of medical care and the earnings lost by the sick and the disabled.&lt;br/&gt;&lt;br/&gt;In the field of old-age security, there seems to be no adequate reason for excluding such groups as the self-employed, agricultural and domestic workers, and employees of nonprofit organizations. Since many of these groups earn wages too low to permit significant savings for old age, they are in special need of the assured income that can be provided by old-age insurance.&lt;br/&gt;&lt;br/&gt;</text:p>
          </table:table-cell>
          <table:table-cell office:value-type="string">
            <text:p>Personal income in the United States</text:p>
          </table:table-cell>
          <table:table-cell office:value-type="string">
            <text:p>http://en.wikipedia.org/wiki/Personal_income_in_the_United_States</text:p>
          </table:table-cell>
          <table:table-cell office:value-type="string">
            <text:p>Thaumatin</text:p>
          </table:table-cell>
          <table:table-cell office:value-type="string">
            <text:p>http://en.wikipedia.org/wiki/Thaumatin</text:p>
          </table:table-cell>
          <table:table-cell/>
          <table:table-cell office:value-type="float" office:value="1">
            <text:p>1</text:p>
          </table:table-cell>
          <table:table-cell table:number-columns-repeated="3"/>
          <table:table-cell table:formula="of:=CONCATENATE([.AB457];&quot;,&quot;;[.AC457];&quot;,&quot;; TEXT([.AK457];&quot;#&quot;))" office:value-type="string" office:string-value="EDA,RANDOM,1">
            <text:p>EDA,RANDOM,1</text:p>
          </table:table-cell>
        </table:table-row>
        <table:table-row table:style-name="ro1">
          <table:table-cell office:value-type="string">
            <text:p>2EPH57DZKPFEJN4IOND2DL8ICLH3D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0W5UUKQOYGNX5PSZIFG81072CEFX7</text:p>
          </table:table-cell>
          <table:table-cell office:value-type="string">
            <text:p>A1AVAUPSZLDN64</text:p>
          </table:table-cell>
          <table:table-cell office:value-type="string">
            <text:p>Submitted</text:p>
          </table:table-cell>
          <table:table-cell office:value-type="string">
            <text:p>Sat Nov 10 06:49:15 GMT 2012</text:p>
          </table:table-cell>
          <table:table-cell office:value-type="string">
            <text:p>Sat Nov 10 06:49:22 GMT 2012</text:p>
          </table:table-cell>
          <table:table-cell office:value-type="string">
            <text:p>Fri Nov 16 22:49:22 PST 2012</text:p>
          </table:table-cell>
          <table:table-cell table:number-columns-repeated="3"/>
          <table:table-cell office:value-type="float" office:value="7">
            <text:p>7</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Franklin_Delano_Roosevelt_10:7.txt</text:p>
          </table:table-cell>
          <table:table-cell office:value-type="string">
            <text:p>Great rains and appalling mud and very limited communications have delayed the final battles of Tunisia. The Axis is reinforcing its strong positions. But I am confident that though the fighting will be tough, when the final Allied assault is made, the last vestige of Axis power will be driven from the whole of the south shores of the Mediterranean.&lt;br/&gt;&lt;br/&gt;Any review of the year 1942 must emphasize the magnitude and the diversity of the military activities in which this Nation has become engaged. As I speak to you, approximately one and a half million of our soldiers, sailors, marines, and fliers are in service outside of our continental limits, all through the world. Our merchant seamen, in addition, are carrying supplies to them and to our allies over every sea lane.&lt;br/&gt;&lt;br/&gt;</text:p>
          </table:table-cell>
          <table:table-cell office:value-type="string">
            <text:p>Sulphite</text:p>
          </table:table-cell>
          <table:table-cell office:value-type="string">
            <text:p>http://en.wikipedia.org/wiki/Sulphite</text:p>
          </table:table-cell>
          <table:table-cell office:value-type="string">
            <text:p>Navy</text:p>
          </table:table-cell>
          <table:table-cell office:value-type="string">
            <text:p>http://en.wikipedia.org/wiki/Navy</text:p>
          </table:table-cell>
          <table:table-cell/>
          <table:table-cell office:value-type="float" office:value="2">
            <text:p>2</text:p>
          </table:table-cell>
          <table:table-cell table:number-columns-repeated="3"/>
          <table:table-cell table:formula="of:=CONCATENATE([.AB458];&quot;,&quot;;[.AC458];&quot;,&quot;; TEXT([.AK458];&quot;#&quot;))" office:value-type="string" office:string-value="RANDOM,LAU_ET_AL,2">
            <text:p>RANDOM,LAU_ET_AL,2</text:p>
          </table:table-cell>
        </table:table-row>
        <table:table-row table:style-name="ro1">
          <table:table-cell office:value-type="string">
            <text:p>2EPH57DZKPFEJN4IOND2DL8ICLH3D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1KQV66RLPHI8C503KMKQ62NT826EQ</text:p>
          </table:table-cell>
          <table:table-cell office:value-type="string">
            <text:p>AVQ23YRFWZKHH</text:p>
          </table:table-cell>
          <table:table-cell office:value-type="string">
            <text:p>Submitted</text:p>
          </table:table-cell>
          <table:table-cell office:value-type="string">
            <text:p>Sat Nov 10 07:27:42 GMT 2012</text:p>
          </table:table-cell>
          <table:table-cell office:value-type="string">
            <text:p>Sat Nov 10 07:30:59 GMT 2012</text:p>
          </table:table-cell>
          <table:table-cell office:value-type="string">
            <text:p>Fri Nov 16 23:30:59 PST 2012</text:p>
          </table:table-cell>
          <table:table-cell table:number-columns-repeated="3"/>
          <table:table-cell office:value-type="float" office:value="197">
            <text:p>197</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Franklin_Delano_Roosevelt_10:7.txt</text:p>
          </table:table-cell>
          <table:table-cell office:value-type="string">
            <text:p>Great rains and appalling mud and very limited communications have delayed the final battles of Tunisia. The Axis is reinforcing its strong positions. But I am confident that though the fighting will be tough, when the final Allied assault is made, the last vestige of Axis power will be driven from the whole of the south shores of the Mediterranean.&lt;br/&gt;&lt;br/&gt;Any review of the year 1942 must emphasize the magnitude and the diversity of the military activities in which this Nation has become engaged. As I speak to you, approximately one and a half million of our soldiers, sailors, marines, and fliers are in service outside of our continental limits, all through the world. Our merchant seamen, in addition, are carrying supplies to them and to our allies over every sea lane.&lt;br/&gt;&lt;br/&gt;</text:p>
          </table:table-cell>
          <table:table-cell office:value-type="string">
            <text:p>Sulphite</text:p>
          </table:table-cell>
          <table:table-cell office:value-type="string">
            <text:p>http://en.wikipedia.org/wiki/Sulphite</text:p>
          </table:table-cell>
          <table:table-cell office:value-type="string">
            <text:p>Navy</text:p>
          </table:table-cell>
          <table:table-cell office:value-type="string">
            <text:p>http://en.wikipedia.org/wiki/Navy</text:p>
          </table:table-cell>
          <table:table-cell/>
          <table:table-cell office:value-type="float" office:value="2">
            <text:p>2</text:p>
          </table:table-cell>
          <table:table-cell table:number-columns-repeated="3"/>
          <table:table-cell table:formula="of:=CONCATENATE([.AB459];&quot;,&quot;;[.AC459];&quot;,&quot;; TEXT([.AK459];&quot;#&quot;))" office:value-type="string" office:string-value="RANDOM,LAU_ET_AL,2">
            <text:p>RANDOM,LAU_ET_AL,2</text:p>
          </table:table-cell>
        </table:table-row>
        <table:table-row table:style-name="ro1">
          <table:table-cell office:value-type="string">
            <text:p>2EPH57DZKPFEJN4IOND2DL8ICLH3D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WIU6L5OBVCIG0L2BK9JN7GUBSEGZ8</text:p>
          </table:table-cell>
          <table:table-cell office:value-type="string">
            <text:p>A997OZ3H2B3Q2</text:p>
          </table:table-cell>
          <table:table-cell office:value-type="string">
            <text:p>Submitted</text:p>
          </table:table-cell>
          <table:table-cell office:value-type="string">
            <text:p>Sat Nov 10 07:26:16 GMT 2012</text:p>
          </table:table-cell>
          <table:table-cell office:value-type="string">
            <text:p>Sat Nov 10 07:27:02 GMT 2012</text:p>
          </table:table-cell>
          <table:table-cell office:value-type="string">
            <text:p>Fri Nov 16 23:27:02 PST 2012</text:p>
          </table:table-cell>
          <table:table-cell table:number-columns-repeated="3"/>
          <table:table-cell office:value-type="float" office:value="46">
            <text:p>46</text:p>
          </table:table-cell>
          <table:table-cell office:value-type="string">
            <text:p>100% (218/218)</text:p>
          </table:table-cell>
          <table:table-cell table:number-columns-repeated="2"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Franklin_Delano_Roosevelt_10:7.txt</text:p>
          </table:table-cell>
          <table:table-cell office:value-type="string">
            <text:p>Great rains and appalling mud and very limited communications have delayed the final battles of Tunisia. The Axis is reinforcing its strong positions. But I am confident that though the fighting will be tough, when the final Allied assault is made, the last vestige of Axis power will be driven from the whole of the south shores of the Mediterranean.&lt;br/&gt;&lt;br/&gt;Any review of the year 1942 must emphasize the magnitude and the diversity of the military activities in which this Nation has become engaged. As I speak to you, approximately one and a half million of our soldiers, sailors, marines, and fliers are in service outside of our continental limits, all through the world. Our merchant seamen, in addition, are carrying supplies to them and to our allies over every sea lane.&lt;br/&gt;&lt;br/&gt;</text:p>
          </table:table-cell>
          <table:table-cell office:value-type="string">
            <text:p>Sulphite</text:p>
          </table:table-cell>
          <table:table-cell office:value-type="string">
            <text:p>http://en.wikipedia.org/wiki/Sulphite</text:p>
          </table:table-cell>
          <table:table-cell office:value-type="string">
            <text:p>Navy</text:p>
          </table:table-cell>
          <table:table-cell office:value-type="string">
            <text:p>http://en.wikipedia.org/wiki/Navy</text:p>
          </table:table-cell>
          <table:table-cell/>
          <table:table-cell office:value-type="float" office:value="2">
            <text:p>2</text:p>
          </table:table-cell>
          <table:table-cell table:number-columns-repeated="3"/>
          <table:table-cell table:formula="of:=CONCATENATE([.AB460];&quot;,&quot;;[.AC460];&quot;,&quot;; TEXT([.AK460];&quot;#&quot;))" office:value-type="string" office:string-value="RANDOM,LAU_ET_AL,2">
            <text:p>RANDOM,LAU_ET_AL,2</text:p>
          </table:table-cell>
        </table:table-row>
        <table:table-row table:style-name="ro1">
          <table:table-cell office:value-type="string">
            <text:p>2B3F395SW6NGGOG8U8EJJYF1IX9FT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IAUB2YU98JH729GAVRFJJ9IYSGMAG</text:p>
          </table:table-cell>
          <table:table-cell office:value-type="string">
            <text:p>A1AVAUPSZLDN64</text:p>
          </table:table-cell>
          <table:table-cell office:value-type="string">
            <text:p>Submitted</text:p>
          </table:table-cell>
          <table:table-cell office:value-type="string">
            <text:p>Sat Nov 10 06:35:06 GMT 2012</text:p>
          </table:table-cell>
          <table:table-cell office:value-type="string">
            <text:p>Sat Nov 10 06:35:23 GMT 2012</text:p>
          </table:table-cell>
          <table:table-cell office:value-type="string">
            <text:p>Fri Nov 16 22:35:23 PST 2012</text:p>
          </table:table-cell>
          <table:table-cell table:number-columns-repeated="3"/>
          <table:table-cell office:value-type="float" office:value="17">
            <text:p>1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ames_K._Polk_1:2.txt</text:p>
          </table:table-cell>
          <table:table-cell office:value-type="string">
            <text:p>In calling the attention of Congress to our relations with foreign powers, I am gratified to be able to state that though with some of them there have existed since your last session serious causes of irritation and misunderstanding, yet no actual hostilities have taken place. Adopting the maxim in the conduct of our foreign affairs &amp;quot;to ask nothing that is not right and submit to nothing that is wrong,&amp;quot; it has been my anxious desire to preserve peace with all nations, but at the same time to be prepared to resist aggression and maintain all our just rights.&lt;br/&gt;&lt;br/&gt;In pursuance of the joint resolution of Congress &amp;quot;for annexing Texas to the United States,&amp;quot; my predecessor, on the 3d day of March, 1845, elected to submit the first and second sections of that resolution to the Republic of Texas as an overture on the part of the United States for her admission as a State into our Union. This election I approved, and accordingly the charge&amp;apos; d&amp;apos;affaires of the United States in Texas, under instructions of the 10th of March, 1845, presented these sections of the resolution for the acceptance of that Republic. The executive government, the Congress, and the people of Texas in convention have successively complied with all the terms and conditions of the joint resolution. A constitution for the government of the State of Texas, formed by a convention of deputies, is herewith laid before Congress. It is well known, also, that the people of Texas at the polls have accepted the terms of annexation and ratified the constitution. I communicate to Congress the correspondence between the Secretary of State and our charge&amp;apos; d&amp;apos;affaires in Texas, and also the correspondence of the latter with the authorities of Texas, together with the official documents transmitted by him to his own Government. The terms of annexation which were offered by the United States having been accepted by Texas, the public faith of both parties is solemnly pledged to the compact of their union. Nothing remains to consummate the event but the passage of an act by Congress to admit the State of Texas into the Union upon an equal footing with the original States. Strong reasons exist why this should be done at an early period of the session. It will be observed that by the constitution of Texas the existing government is only continued temporarily till Congress can act, and that the third Monday of the present month is the day appointed for holding the first general election. On that day a governor, a lieutenant-governor, and both branches of the legislature will be chosen by the people. The President of Texas is required, immediately after the receipt of official information that the new State has been admitted into our Union by Congress, to convene the legislature, and upon its meeting the existing government will be superseded and the State government organized. Questions deeply interesting to Texas, in common with the other States, the extension of our revenue laws and judicial system over her people and territory, as well as measures of a local character, will claim the early attention of Congress, and therefore upon every principle of republican government she ought to be represented in that body without unnecessary delay. I can not too earnestly recommend prompt action on this important subject. As soon as the act to admit Texas as a State shall be passed the union of the two Republics will be consummated by their own voluntary consent.&lt;br/&gt;&lt;br/&gt;</text:p>
          </table:table-cell>
          <table:table-cell office:value-type="string">
            <text:p>Carbon tax</text:p>
          </table:table-cell>
          <table:table-cell office:value-type="string">
            <text:p>http://en.wikipedia.org/wiki/Carbon_tax</text:p>
          </table:table-cell>
          <table:table-cell office:value-type="string">
            <text:p>Treaty</text:p>
          </table:table-cell>
          <table:table-cell office:value-type="string">
            <text:p>http://en.wikipedia.org/wiki/Treaty</text:p>
          </table:table-cell>
          <table:table-cell/>
          <table:table-cell office:value-type="float" office:value="2">
            <text:p>2</text:p>
          </table:table-cell>
          <table:table-cell table:number-columns-repeated="3"/>
          <table:table-cell table:formula="of:=CONCATENATE([.AB461];&quot;,&quot;;[.AC461];&quot;,&quot;; TEXT([.AK461];&quot;#&quot;))" office:value-type="string" office:string-value="EDA,LAU_ET_AL,2">
            <text:p>EDA,LAU_ET_AL,2</text:p>
          </table:table-cell>
        </table:table-row>
        <table:table-row table:style-name="ro1">
          <table:table-cell office:value-type="string">
            <text:p>2B3F395SW6NGGOG8U8EJJYF1IX9FT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JPBNVP3TVOKK33OCBP7YEOZPGT03V</text:p>
          </table:table-cell>
          <table:table-cell office:value-type="string">
            <text:p>AVQ23YRFWZKHH</text:p>
          </table:table-cell>
          <table:table-cell office:value-type="string">
            <text:p>Submitted</text:p>
          </table:table-cell>
          <table:table-cell office:value-type="string">
            <text:p>Sat Nov 10 08:11:12 GMT 2012</text:p>
          </table:table-cell>
          <table:table-cell office:value-type="string">
            <text:p>Sat Nov 10 08:14:29 GMT 2012</text:p>
          </table:table-cell>
          <table:table-cell office:value-type="string">
            <text:p>Sat Nov 17 00:14:29 PST 2012</text:p>
          </table:table-cell>
          <table:table-cell table:number-columns-repeated="3"/>
          <table:table-cell office:value-type="float" office:value="197">
            <text:p>19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ames_K._Polk_1:2.txt</text:p>
          </table:table-cell>
          <table:table-cell office:value-type="string">
            <text:p>In calling the attention of Congress to our relations with foreign powers, I am gratified to be able to state that though with some of them there have existed since your last session serious causes of irritation and misunderstanding, yet no actual hostilities have taken place. Adopting the maxim in the conduct of our foreign affairs &amp;quot;to ask nothing that is not right and submit to nothing that is wrong,&amp;quot; it has been my anxious desire to preserve peace with all nations, but at the same time to be prepared to resist aggression and maintain all our just rights.&lt;br/&gt;&lt;br/&gt;In pursuance of the joint resolution of Congress &amp;quot;for annexing Texas to the United States,&amp;quot; my predecessor, on the 3d day of March, 1845, elected to submit the first and second sections of that resolution to the Republic of Texas as an overture on the part of the United States for her admission as a State into our Union. This election I approved, and accordingly the charge&amp;apos; d&amp;apos;affaires of the United States in Texas, under instructions of the 10th of March, 1845, presented these sections of the resolution for the acceptance of that Republic. The executive government, the Congress, and the people of Texas in convention have successively complied with all the terms and conditions of the joint resolution. A constitution for the government of the State of Texas, formed by a convention of deputies, is herewith laid before Congress. It is well known, also, that the people of Texas at the polls have accepted the terms of annexation and ratified the constitution. I communicate to Congress the correspondence between the Secretary of State and our charge&amp;apos; d&amp;apos;affaires in Texas, and also the correspondence of the latter with the authorities of Texas, together with the official documents transmitted by him to his own Government. The terms of annexation which were offered by the United States having been accepted by Texas, the public faith of both parties is solemnly pledged to the compact of their union. Nothing remains to consummate the event but the passage of an act by Congress to admit the State of Texas into the Union upon an equal footing with the original States. Strong reasons exist why this should be done at an early period of the session. It will be observed that by the constitution of Texas the existing government is only continued temporarily till Congress can act, and that the third Monday of the present month is the day appointed for holding the first general election. On that day a governor, a lieutenant-governor, and both branches of the legislature will be chosen by the people. The President of Texas is required, immediately after the receipt of official information that the new State has been admitted into our Union by Congress, to convene the legislature, and upon its meeting the existing government will be superseded and the State government organized. Questions deeply interesting to Texas, in common with the other States, the extension of our revenue laws and judicial system over her people and territory, as well as measures of a local character, will claim the early attention of Congress, and therefore upon every principle of republican government she ought to be represented in that body without unnecessary delay. I can not too earnestly recommend prompt action on this important subject. As soon as the act to admit Texas as a State shall be passed the union of the two Republics will be consummated by their own voluntary consent.&lt;br/&gt;&lt;br/&gt;</text:p>
          </table:table-cell>
          <table:table-cell office:value-type="string">
            <text:p>Carbon tax</text:p>
          </table:table-cell>
          <table:table-cell office:value-type="string">
            <text:p>http://en.wikipedia.org/wiki/Carbon_tax</text:p>
          </table:table-cell>
          <table:table-cell office:value-type="string">
            <text:p>Treaty</text:p>
          </table:table-cell>
          <table:table-cell office:value-type="string">
            <text:p>http://en.wikipedia.org/wiki/Treaty</text:p>
          </table:table-cell>
          <table:table-cell/>
          <table:table-cell office:value-type="float" office:value="1">
            <text:p>1</text:p>
          </table:table-cell>
          <table:table-cell table:number-columns-repeated="3"/>
          <table:table-cell table:formula="of:=CONCATENATE([.AB462];&quot;,&quot;;[.AC462];&quot;,&quot;; TEXT([.AK462];&quot;#&quot;))" office:value-type="string" office:string-value="EDA,LAU_ET_AL,1">
            <text:p>EDA,LAU_ET_AL,1</text:p>
          </table:table-cell>
        </table:table-row>
        <table:table-row table:style-name="ro1">
          <table:table-cell office:value-type="string">
            <text:p>2B3F395SW6NGGOG8U8EJJYF1IX9FT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5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5 GMT 2012</text:p>
          </table:table-cell>
          <table:table-cell table:number-columns-repeated="2"/>
          <table:table-cell office:value-type="string">
            <text:p>2L5PGFL6VCPWEIFSK69O31S7253L6S</text:p>
          </table:table-cell>
          <table:table-cell office:value-type="string">
            <text:p>A1GQCJDGRPG8ZR</text:p>
          </table:table-cell>
          <table:table-cell office:value-type="string">
            <text:p>Submitted</text:p>
          </table:table-cell>
          <table:table-cell office:value-type="string">
            <text:p>Sat Nov 10 07:27:37 GMT 2012</text:p>
          </table:table-cell>
          <table:table-cell office:value-type="string">
            <text:p>Sat Nov 10 07:28:34 GMT 2012</text:p>
          </table:table-cell>
          <table:table-cell office:value-type="string">
            <text:p>Fri Nov 16 23:28:34 PST 2012</text:p>
          </table:table-cell>
          <table:table-cell table:number-columns-repeated="3"/>
          <table:table-cell office:value-type="float" office:value="57">
            <text:p>5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ames_K._Polk_1:2.txt</text:p>
          </table:table-cell>
          <table:table-cell office:value-type="string">
            <text:p>In calling the attention of Congress to our relations with foreign powers, I am gratified to be able to state that though with some of them there have existed since your last session serious causes of irritation and misunderstanding, yet no actual hostilities have taken place. Adopting the maxim in the conduct of our foreign affairs &amp;quot;to ask nothing that is not right and submit to nothing that is wrong,&amp;quot; it has been my anxious desire to preserve peace with all nations, but at the same time to be prepared to resist aggression and maintain all our just rights.&lt;br/&gt;&lt;br/&gt;In pursuance of the joint resolution of Congress &amp;quot;for annexing Texas to the United States,&amp;quot; my predecessor, on the 3d day of March, 1845, elected to submit the first and second sections of that resolution to the Republic of Texas as an overture on the part of the United States for her admission as a State into our Union. This election I approved, and accordingly the charge&amp;apos; d&amp;apos;affaires of the United States in Texas, under instructions of the 10th of March, 1845, presented these sections of the resolution for the acceptance of that Republic. The executive government, the Congress, and the people of Texas in convention have successively complied with all the terms and conditions of the joint resolution. A constitution for the government of the State of Texas, formed by a convention of deputies, is herewith laid before Congress. It is well known, also, that the people of Texas at the polls have accepted the terms of annexation and ratified the constitution. I communicate to Congress the correspondence between the Secretary of State and our charge&amp;apos; d&amp;apos;affaires in Texas, and also the correspondence of the latter with the authorities of Texas, together with the official documents transmitted by him to his own Government. The terms of annexation which were offered by the United States having been accepted by Texas, the public faith of both parties is solemnly pledged to the compact of their union. Nothing remains to consummate the event but the passage of an act by Congress to admit the State of Texas into the Union upon an equal footing with the original States. Strong reasons exist why this should be done at an early period of the session. It will be observed that by the constitution of Texas the existing government is only continued temporarily till Congress can act, and that the third Monday of the present month is the day appointed for holding the first general election. On that day a governor, a lieutenant-governor, and both branches of the legislature will be chosen by the people. The President of Texas is required, immediately after the receipt of official information that the new State has been admitted into our Union by Congress, to convene the legislature, and upon its meeting the existing government will be superseded and the State government organized. Questions deeply interesting to Texas, in common with the other States, the extension of our revenue laws and judicial system over her people and territory, as well as measures of a local character, will claim the early attention of Congress, and therefore upon every principle of republican government she ought to be represented in that body without unnecessary delay. I can not too earnestly recommend prompt action on this important subject. As soon as the act to admit Texas as a State shall be passed the union of the two Republics will be consummated by their own voluntary consent.&lt;br/&gt;&lt;br/&gt;</text:p>
          </table:table-cell>
          <table:table-cell office:value-type="string">
            <text:p>Carbon tax</text:p>
          </table:table-cell>
          <table:table-cell office:value-type="string">
            <text:p>http://en.wikipedia.org/wiki/Carbon_tax</text:p>
          </table:table-cell>
          <table:table-cell office:value-type="string">
            <text:p>Treaty</text:p>
          </table:table-cell>
          <table:table-cell office:value-type="string">
            <text:p>http://en.wikipedia.org/wiki/Treaty</text:p>
          </table:table-cell>
          <table:table-cell/>
          <table:table-cell office:value-type="float" office:value="1">
            <text:p>1</text:p>
          </table:table-cell>
          <table:table-cell table:number-columns-repeated="3"/>
          <table:table-cell table:formula="of:=CONCATENATE([.AB463];&quot;,&quot;;[.AC463];&quot;,&quot;; TEXT([.AK463];&quot;#&quot;))" office:value-type="string" office:string-value="EDA,LAU_ET_AL,1">
            <text:p>EDA,LAU_ET_AL,1</text:p>
          </table:table-cell>
        </table:table-row>
        <table:table-row table:style-name="ro1">
          <table:table-cell office:value-type="string">
            <text:p>2Z7DOBDDP8PJBTIIKIOMJ3Q3CXI3E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I64BLYHVI4431QPS4ZDVEZSLRMV1I</text:p>
          </table:table-cell>
          <table:table-cell office:value-type="string">
            <text:p>AF2YF6F1NC69P</text:p>
          </table:table-cell>
          <table:table-cell office:value-type="string">
            <text:p>Submitted</text:p>
          </table:table-cell>
          <table:table-cell office:value-type="string">
            <text:p>Sat Nov 10 06:51:27 GMT 2012</text:p>
          </table:table-cell>
          <table:table-cell office:value-type="string">
            <text:p>Sat Nov 10 06:51:31 GMT 2012</text:p>
          </table:table-cell>
          <table:table-cell office:value-type="string">
            <text:p>Fri Nov 16 22:51:31 PST 2012</text:p>
          </table:table-cell>
          <table:table-cell table:number-columns-repeated="3"/>
          <table:table-cell office:value-type="float" office:value="4">
            <text:p>4</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Franklin_Delano_Roosevelt_3:16.txt</text:p>
          </table:table-cell>
          <table:table-cell office:value-type="string">
            <text:p>The principle that they would instill into government if they succeed in seizing power is well shown by the principles which many of them have instilled into their own affairs: autocracy toward labor, toward stockholders, toward consumers, toward public sentiment. Autocrats in smaller things, they seek autocracy in bigger things. &amp;quot;By their fruits ye shall know them.&amp;quot;&lt;br/&gt;&lt;br/&gt;If these gentlemen believe, as they say they believe, that the measures adopted by this Congress and its predecessor, and carried out by this Administration, have hindered rather than promoted recovery, let them be consistent. Let them propose to this Congress the complete repeal of these measures. The way is open to such a proposal.&lt;br/&gt;&lt;br/&gt;</text:p>
          </table:table-cell>
          <table:table-cell office:value-type="string">
            <text:p>Congress</text:p>
          </table:table-cell>
          <table:table-cell office:value-type="string">
            <text:p>http://en.wikipedia.org/wiki/Congress</text:p>
          </table:table-cell>
          <table:table-cell office:value-type="string">
            <text:p>Lee Peacock (cricketer)</text:p>
          </table:table-cell>
          <table:table-cell office:value-type="string">
            <text:p>http://en.wikipedia.org/wiki/Lee_Peacock_(cricketer)</text:p>
          </table:table-cell>
          <table:table-cell/>
          <table:table-cell office:value-type="float" office:value="1">
            <text:p>1</text:p>
          </table:table-cell>
          <table:table-cell table:number-columns-repeated="3"/>
          <table:table-cell table:formula="of:=CONCATENATE([.AB464];&quot;,&quot;;[.AC464];&quot;,&quot;; TEXT([.AK464];&quot;#&quot;))" office:value-type="string" office:string-value="LAU_ET_AL,RANDOM,1">
            <text:p>LAU_ET_AL,RANDOM,1</text:p>
          </table:table-cell>
        </table:table-row>
        <table:table-row table:style-name="ro1">
          <table:table-cell office:value-type="string">
            <text:p>2Z7DOBDDP8PJBTIIKIOMJ3Q3CXI3E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K49KSSZVXX25DTZ1UHO6GNI6IKM45</text:p>
          </table:table-cell>
          <table:table-cell office:value-type="string">
            <text:p>A1AVAUPSZLDN64</text:p>
          </table:table-cell>
          <table:table-cell office:value-type="string">
            <text:p>Submitted</text:p>
          </table:table-cell>
          <table:table-cell office:value-type="string">
            <text:p>Sat Nov 10 06:34:03 GMT 2012</text:p>
          </table:table-cell>
          <table:table-cell office:value-type="string">
            <text:p>Sat Nov 10 06:34:13 GMT 2012</text:p>
          </table:table-cell>
          <table:table-cell office:value-type="string">
            <text:p>Fri Nov 16 22:34:13 PST 2012</text:p>
          </table:table-cell>
          <table:table-cell table:number-columns-repeated="3"/>
          <table:table-cell office:value-type="float" office:value="10">
            <text:p>10</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Franklin_Delano_Roosevelt_3:16.txt</text:p>
          </table:table-cell>
          <table:table-cell office:value-type="string">
            <text:p>The principle that they would instill into government if they succeed in seizing power is well shown by the principles which many of them have instilled into their own affairs: autocracy toward labor, toward stockholders, toward consumers, toward public sentiment. Autocrats in smaller things, they seek autocracy in bigger things. &amp;quot;By their fruits ye shall know them.&amp;quot;&lt;br/&gt;&lt;br/&gt;If these gentlemen believe, as they say they believe, that the measures adopted by this Congress and its predecessor, and carried out by this Administration, have hindered rather than promoted recovery, let them be consistent. Let them propose to this Congress the complete repeal of these measures. The way is open to such a proposal.&lt;br/&gt;&lt;br/&gt;</text:p>
          </table:table-cell>
          <table:table-cell office:value-type="string">
            <text:p>Congress</text:p>
          </table:table-cell>
          <table:table-cell office:value-type="string">
            <text:p>http://en.wikipedia.org/wiki/Congress</text:p>
          </table:table-cell>
          <table:table-cell office:value-type="string">
            <text:p>Lee Peacock (cricketer)</text:p>
          </table:table-cell>
          <table:table-cell office:value-type="string">
            <text:p>http://en.wikipedia.org/wiki/Lee_Peacock_(cricketer)</text:p>
          </table:table-cell>
          <table:table-cell/>
          <table:table-cell office:value-type="float" office:value="1">
            <text:p>1</text:p>
          </table:table-cell>
          <table:table-cell table:number-columns-repeated="3"/>
          <table:table-cell table:formula="of:=CONCATENATE([.AB465];&quot;,&quot;;[.AC465];&quot;,&quot;; TEXT([.AK465];&quot;#&quot;))" office:value-type="string" office:string-value="LAU_ET_AL,RANDOM,1">
            <text:p>LAU_ET_AL,RANDOM,1</text:p>
          </table:table-cell>
        </table:table-row>
        <table:table-row table:style-name="ro1">
          <table:table-cell office:value-type="string">
            <text:p>2Z7DOBDDP8PJBTIIKIOMJ3Q3CXI3E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XIYN5F3Q0JGK2MRUMNYJ49FJ9MFBU</text:p>
          </table:table-cell>
          <table:table-cell office:value-type="string">
            <text:p>A2O200JODCD036</text:p>
          </table:table-cell>
          <table:table-cell office:value-type="string">
            <text:p>Submitted</text:p>
          </table:table-cell>
          <table:table-cell office:value-type="string">
            <text:p>Sat Nov 10 05:26:40 GMT 2012</text:p>
          </table:table-cell>
          <table:table-cell office:value-type="string">
            <text:p>Sat Nov 10 05:27:04 GMT 2012</text:p>
          </table:table-cell>
          <table:table-cell office:value-type="string">
            <text:p>Fri Nov 16 21:27:04 PST 2012</text:p>
          </table:table-cell>
          <table:table-cell table:number-columns-repeated="3"/>
          <table:table-cell office:value-type="float" office:value="24">
            <text:p>24</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Franklin_Delano_Roosevelt_3:16.txt</text:p>
          </table:table-cell>
          <table:table-cell office:value-type="string">
            <text:p>The principle that they would instill into government if they succeed in seizing power is well shown by the principles which many of them have instilled into their own affairs: autocracy toward labor, toward stockholders, toward consumers, toward public sentiment. Autocrats in smaller things, they seek autocracy in bigger things. &amp;quot;By their fruits ye shall know them.&amp;quot;&lt;br/&gt;&lt;br/&gt;If these gentlemen believe, as they say they believe, that the measures adopted by this Congress and its predecessor, and carried out by this Administration, have hindered rather than promoted recovery, let them be consistent. Let them propose to this Congress the complete repeal of these measures. The way is open to such a proposal.&lt;br/&gt;&lt;br/&gt;</text:p>
          </table:table-cell>
          <table:table-cell office:value-type="string">
            <text:p>Congress</text:p>
          </table:table-cell>
          <table:table-cell office:value-type="string">
            <text:p>http://en.wikipedia.org/wiki/Congress</text:p>
          </table:table-cell>
          <table:table-cell office:value-type="string">
            <text:p>Lee Peacock (cricketer)</text:p>
          </table:table-cell>
          <table:table-cell office:value-type="string">
            <text:p>http://en.wikipedia.org/wiki/Lee_Peacock_(cricketer)</text:p>
          </table:table-cell>
          <table:table-cell/>
          <table:table-cell office:value-type="float" office:value="1">
            <text:p>1</text:p>
          </table:table-cell>
          <table:table-cell table:number-columns-repeated="3"/>
          <table:table-cell table:formula="of:=CONCATENATE([.AB466];&quot;,&quot;;[.AC466];&quot;,&quot;; TEXT([.AK466];&quot;#&quot;))" office:value-type="string" office:string-value="LAU_ET_AL,RANDOM,1">
            <text:p>LAU_ET_AL,RANDOM,1</text:p>
          </table:table-cell>
        </table:table-row>
        <table:table-row table:style-name="ro1">
          <table:table-cell office:value-type="string">
            <text:p>2KFUYT3DHJHPJK1IRQVYGRSXCVKT0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C5IPDOBDDP84SKP1N485MB30LEC1A</text:p>
          </table:table-cell>
          <table:table-cell office:value-type="string">
            <text:p>A997OZ3H2B3Q2</text:p>
          </table:table-cell>
          <table:table-cell office:value-type="string">
            <text:p>Submitted</text:p>
          </table:table-cell>
          <table:table-cell office:value-type="string">
            <text:p>Sat Nov 10 09:06:01 GMT 2012</text:p>
          </table:table-cell>
          <table:table-cell office:value-type="string">
            <text:p>Sat Nov 10 09:06:49 GMT 2012</text:p>
          </table:table-cell>
          <table:table-cell office:value-type="string">
            <text:p>Sat Nov 17 01:06:49 PST 2012</text:p>
          </table:table-cell>
          <table:table-cell table:number-columns-repeated="3"/>
          <table:table-cell office:value-type="float" office:value="48">
            <text:p>48</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ndrew_Jackson_1:6.txt</text:p>
          </table:table-cell>
          <table:table-cell office:value-type="string">
            <text:p>Considerable advances have been made during the present year in the adjustment of claims of our citizens upon Denmark for spoliations, but all that we have a right to demand from that Government in their behalf has not yet been conceded. From the liberal footing, however, upon which this subject has, with the approbation of the claimants, been placed by the Government, together with the uniformly just and friendly disposition which has been evinced by His Danish Majesty, there is a reasonable ground to hope that this single subject of difference will speedily be removed.&lt;br/&gt;&lt;br/&gt;Our relations with the Barbary Powers continue, as they have long been, of the most favorable character. The policy of keeping an adequate force in the Mediterranean, as security for the continuance of this tranquillity, will be persevered in, as well as a similar one for the protection of our commerce and fisheries in the Pacific.&lt;br/&gt;&lt;br/&gt;</text:p>
          </table:table-cell>
          <table:table-cell office:value-type="string">
            <text:p>Representation of the People Act</text:p>
          </table:table-cell>
          <table:table-cell office:value-type="string">
            <text:p>http://en.wikipedia.org/wiki/Representation_of_the_People_Act</text:p>
          </table:table-cell>
          <table:table-cell office:value-type="string">
            <text:p>Treaty</text:p>
          </table:table-cell>
          <table:table-cell office:value-type="string">
            <text:p>http://en.wikipedia.org/wiki/Treaty</text:p>
          </table:table-cell>
          <table:table-cell/>
          <table:table-cell office:value-type="float" office:value="2">
            <text:p>2</text:p>
          </table:table-cell>
          <table:table-cell table:number-columns-repeated="3"/>
          <table:table-cell table:formula="of:=CONCATENATE([.AB467];&quot;,&quot;;[.AC467];&quot;,&quot;; TEXT([.AK467];&quot;#&quot;))" office:value-type="string" office:string-value="EDA,LAU_ET_AL,2">
            <text:p>EDA,LAU_ET_AL,2</text:p>
          </table:table-cell>
        </table:table-row>
        <table:table-row table:style-name="ro1">
          <table:table-cell office:value-type="string">
            <text:p>2KFUYT3DHJHPJK1IRQVYGRSXCVKT0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H51X3V0FK0C3TQOLBD7XKK9V8UMFU</text:p>
          </table:table-cell>
          <table:table-cell office:value-type="string">
            <text:p>A1AVAUPSZLDN64</text:p>
          </table:table-cell>
          <table:table-cell office:value-type="string">
            <text:p>Submitted</text:p>
          </table:table-cell>
          <table:table-cell office:value-type="string">
            <text:p>Sat Nov 10 06:59:52 GMT 2012</text:p>
          </table:table-cell>
          <table:table-cell office:value-type="string">
            <text:p>Sat Nov 10 07:00:05 GMT 2012</text:p>
          </table:table-cell>
          <table:table-cell office:value-type="string">
            <text:p>Fri Nov 16 23:00:05 PST 2012</text:p>
          </table:table-cell>
          <table:table-cell table:number-columns-repeated="3"/>
          <table:table-cell office:value-type="float" office:value="13">
            <text:p>13</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ndrew_Jackson_1:6.txt</text:p>
          </table:table-cell>
          <table:table-cell office:value-type="string">
            <text:p>Considerable advances have been made during the present year in the adjustment of claims of our citizens upon Denmark for spoliations, but all that we have a right to demand from that Government in their behalf has not yet been conceded. From the liberal footing, however, upon which this subject has, with the approbation of the claimants, been placed by the Government, together with the uniformly just and friendly disposition which has been evinced by His Danish Majesty, there is a reasonable ground to hope that this single subject of difference will speedily be removed.&lt;br/&gt;&lt;br/&gt;Our relations with the Barbary Powers continue, as they have long been, of the most favorable character. The policy of keeping an adequate force in the Mediterranean, as security for the continuance of this tranquillity, will be persevered in, as well as a similar one for the protection of our commerce and fisheries in the Pacific.&lt;br/&gt;&lt;br/&gt;</text:p>
          </table:table-cell>
          <table:table-cell office:value-type="string">
            <text:p>Representation of the People Act</text:p>
          </table:table-cell>
          <table:table-cell office:value-type="string">
            <text:p>http://en.wikipedia.org/wiki/Representation_of_the_People_Act</text:p>
          </table:table-cell>
          <table:table-cell office:value-type="string">
            <text:p>Treaty</text:p>
          </table:table-cell>
          <table:table-cell office:value-type="string">
            <text:p>http://en.wikipedia.org/wiki/Treaty</text:p>
          </table:table-cell>
          <table:table-cell/>
          <table:table-cell office:value-type="float" office:value="2">
            <text:p>2</text:p>
          </table:table-cell>
          <table:table-cell table:number-columns-repeated="3"/>
          <table:table-cell table:formula="of:=CONCATENATE([.AB468];&quot;,&quot;;[.AC468];&quot;,&quot;; TEXT([.AK468];&quot;#&quot;))" office:value-type="string" office:string-value="EDA,LAU_ET_AL,2">
            <text:p>EDA,LAU_ET_AL,2</text:p>
          </table:table-cell>
        </table:table-row>
        <table:table-row table:style-name="ro1">
          <table:table-cell office:value-type="string">
            <text:p>2KFUYT3DHJHPJK1IRQVYGRSXCVKT0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RQW2GTP9RA77EKR8G0Y0OF7A1RUP6</text:p>
          </table:table-cell>
          <table:table-cell office:value-type="string">
            <text:p>A1FE99W26464IW</text:p>
          </table:table-cell>
          <table:table-cell office:value-type="string">
            <text:p>Submitted</text:p>
          </table:table-cell>
          <table:table-cell office:value-type="string">
            <text:p>Sat Nov 10 09:12:15 GMT 2012</text:p>
          </table:table-cell>
          <table:table-cell office:value-type="string">
            <text:p>Sat Nov 10 09:13:37 GMT 2012</text:p>
          </table:table-cell>
          <table:table-cell office:value-type="string">
            <text:p>Sat Nov 17 01:13:37 PST 2012</text:p>
          </table:table-cell>
          <table:table-cell table:number-columns-repeated="3"/>
          <table:table-cell office:value-type="float" office:value="82">
            <text:p>82</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ndrew_Jackson_1:6.txt</text:p>
          </table:table-cell>
          <table:table-cell office:value-type="string">
            <text:p>Considerable advances have been made during the present year in the adjustment of claims of our citizens upon Denmark for spoliations, but all that we have a right to demand from that Government in their behalf has not yet been conceded. From the liberal footing, however, upon which this subject has, with the approbation of the claimants, been placed by the Government, together with the uniformly just and friendly disposition which has been evinced by His Danish Majesty, there is a reasonable ground to hope that this single subject of difference will speedily be removed.&lt;br/&gt;&lt;br/&gt;Our relations with the Barbary Powers continue, as they have long been, of the most favorable character. The policy of keeping an adequate force in the Mediterranean, as security for the continuance of this tranquillity, will be persevered in, as well as a similar one for the protection of our commerce and fisheries in the Pacific.&lt;br/&gt;&lt;br/&gt;</text:p>
          </table:table-cell>
          <table:table-cell office:value-type="string">
            <text:p>Representation of the People Act</text:p>
          </table:table-cell>
          <table:table-cell office:value-type="string">
            <text:p>http://en.wikipedia.org/wiki/Representation_of_the_People_Act</text:p>
          </table:table-cell>
          <table:table-cell office:value-type="string">
            <text:p>Treaty</text:p>
          </table:table-cell>
          <table:table-cell office:value-type="string">
            <text:p>http://en.wikipedia.org/wiki/Treaty</text:p>
          </table:table-cell>
          <table:table-cell/>
          <table:table-cell office:value-type="float" office:value="1">
            <text:p>1</text:p>
          </table:table-cell>
          <table:table-cell table:number-columns-repeated="3"/>
          <table:table-cell table:formula="of:=CONCATENATE([.AB469];&quot;,&quot;;[.AC469];&quot;,&quot;; TEXT([.AK469];&quot;#&quot;))" office:value-type="string" office:string-value="EDA,LAU_ET_AL,1">
            <text:p>EDA,LAU_ET_AL,1</text:p>
          </table:table-cell>
        </table:table-row>
        <table:table-row table:style-name="ro1">
          <table:table-cell office:value-type="string">
            <text:p>2DJINMHGYQ4JIWYGDL6MNFOY1GAL8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DI0JG5TYMNCB7Z9GP0S0SHXBIILHQ</text:p>
          </table:table-cell>
          <table:table-cell office:value-type="string">
            <text:p>A2CZR0MGSEILRP</text:p>
          </table:table-cell>
          <table:table-cell office:value-type="string">
            <text:p>Submitted</text:p>
          </table:table-cell>
          <table:table-cell office:value-type="string">
            <text:p>Sat Nov 10 07:04:42 GMT 2012</text:p>
          </table:table-cell>
          <table:table-cell office:value-type="string">
            <text:p>Sat Nov 10 07:05:00 GMT 2012</text:p>
          </table:table-cell>
          <table:table-cell office:value-type="string">
            <text:p>Fri Nov 16 23:05:00 PST 2012</text:p>
          </table:table-cell>
          <table:table-cell table:number-columns-repeated="3"/>
          <table:table-cell office:value-type="float" office:value="18">
            <text:p>18</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Chester_A._Arthur_4:4.txt</text:p>
          </table:table-cell>
          <table:table-cell office:value-type="string">
            <text:p>The war between Chile and Peru is at an end. For the arbitration of the claims of American citizens who during its continuance suffered through the acts of the Chilean authorities a convention will soon be negotiated.&lt;br/&gt;&lt;br/&gt;The state of hostilities between France and China continues to be an embarrassing feature of our Eastern relations. The Chinese Government has promptly adjusted and paid the claims of American citizens whose property was destroyed in the recent riots at Canton. I renew the recommendation of my last annual message, that the Canton indemnity fund be returned to China.&lt;br/&gt;&lt;br/&gt;</text:p>
          </table:table-cell>
          <table:table-cell office:value-type="string">
            <text:p>Continuance</text:p>
          </table:table-cell>
          <table:table-cell office:value-type="string">
            <text:p>http://en.wikipedia.org/wiki/Continuance</text:p>
          </table:table-cell>
          <table:table-cell office:value-type="string">
            <text:p>Abolitionism</text:p>
          </table:table-cell>
          <table:table-cell office:value-type="string">
            <text:p>http://en.wikipedia.org/wiki/Abolitionism</text:p>
          </table:table-cell>
          <table:table-cell/>
          <table:table-cell office:value-type="float" office:value="1">
            <text:p>1</text:p>
          </table:table-cell>
          <table:table-cell table:number-columns-repeated="3"/>
          <table:table-cell table:formula="of:=CONCATENATE([.AB470];&quot;,&quot;;[.AC470];&quot;,&quot;; TEXT([.AK470];&quot;#&quot;))" office:value-type="string" office:string-value="EDA,LAU_ET_AL,1">
            <text:p>EDA,LAU_ET_AL,1</text:p>
          </table:table-cell>
        </table:table-row>
        <table:table-row table:style-name="ro1">
          <table:table-cell office:value-type="string">
            <text:p>2DJINMHGYQ4JIWYGDL6MNFOY1GAL8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EB3NAB6BFMFUXM3P3STRFDGO9AUHS</text:p>
          </table:table-cell>
          <table:table-cell office:value-type="string">
            <text:p>A997OZ3H2B3Q2</text:p>
          </table:table-cell>
          <table:table-cell office:value-type="string">
            <text:p>Submitted</text:p>
          </table:table-cell>
          <table:table-cell office:value-type="string">
            <text:p>Sat Nov 10 06:53:14 GMT 2012</text:p>
          </table:table-cell>
          <table:table-cell office:value-type="string">
            <text:p>Sat Nov 10 06:53:42 GMT 2012</text:p>
          </table:table-cell>
          <table:table-cell office:value-type="string">
            <text:p>Fri Nov 16 22:53:42 PST 2012</text:p>
          </table:table-cell>
          <table:table-cell table:number-columns-repeated="3"/>
          <table:table-cell office:value-type="float" office:value="28">
            <text:p>28</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Chester_A._Arthur_4:4.txt</text:p>
          </table:table-cell>
          <table:table-cell office:value-type="string">
            <text:p>The war between Chile and Peru is at an end. For the arbitration of the claims of American citizens who during its continuance suffered through the acts of the Chilean authorities a convention will soon be negotiated.&lt;br/&gt;&lt;br/&gt;The state of hostilities between France and China continues to be an embarrassing feature of our Eastern relations. The Chinese Government has promptly adjusted and paid the claims of American citizens whose property was destroyed in the recent riots at Canton. I renew the recommendation of my last annual message, that the Canton indemnity fund be returned to China.&lt;br/&gt;&lt;br/&gt;</text:p>
          </table:table-cell>
          <table:table-cell office:value-type="string">
            <text:p>Continuance</text:p>
          </table:table-cell>
          <table:table-cell office:value-type="string">
            <text:p>http://en.wikipedia.org/wiki/Continuance</text:p>
          </table:table-cell>
          <table:table-cell office:value-type="string">
            <text:p>Abolitionism</text:p>
          </table:table-cell>
          <table:table-cell office:value-type="string">
            <text:p>http://en.wikipedia.org/wiki/Abolitionism</text:p>
          </table:table-cell>
          <table:table-cell/>
          <table:table-cell office:value-type="float" office:value="1">
            <text:p>1</text:p>
          </table:table-cell>
          <table:table-cell table:number-columns-repeated="3"/>
          <table:table-cell table:formula="of:=CONCATENATE([.AB471];&quot;,&quot;;[.AC471];&quot;,&quot;; TEXT([.AK471];&quot;#&quot;))" office:value-type="string" office:string-value="EDA,LAU_ET_AL,1">
            <text:p>EDA,LAU_ET_AL,1</text:p>
          </table:table-cell>
        </table:table-row>
        <table:table-row table:style-name="ro1">
          <table:table-cell office:value-type="string">
            <text:p>2DJINMHGYQ4JIWYGDL6MNFOY1GAL8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PD6VCPWZ9RNS56T2BJ70N3D3YUPAK</text:p>
          </table:table-cell>
          <table:table-cell office:value-type="string">
            <text:p>A1AVAUPSZLDN64</text:p>
          </table:table-cell>
          <table:table-cell office:value-type="string">
            <text:p>Submitted</text:p>
          </table:table-cell>
          <table:table-cell office:value-type="string">
            <text:p>Sat Nov 10 07:37:03 GMT 2012</text:p>
          </table:table-cell>
          <table:table-cell office:value-type="string">
            <text:p>Sat Nov 10 07:37:58 GMT 2012</text:p>
          </table:table-cell>
          <table:table-cell office:value-type="string">
            <text:p>Fri Nov 16 23:37:58 PST 2012</text:p>
          </table:table-cell>
          <table:table-cell table:number-columns-repeated="3"/>
          <table:table-cell office:value-type="float" office:value="55">
            <text:p>55</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Chester_A._Arthur_4:4.txt</text:p>
          </table:table-cell>
          <table:table-cell office:value-type="string">
            <text:p>The war between Chile and Peru is at an end. For the arbitration of the claims of American citizens who during its continuance suffered through the acts of the Chilean authorities a convention will soon be negotiated.&lt;br/&gt;&lt;br/&gt;The state of hostilities between France and China continues to be an embarrassing feature of our Eastern relations. The Chinese Government has promptly adjusted and paid the claims of American citizens whose property was destroyed in the recent riots at Canton. I renew the recommendation of my last annual message, that the Canton indemnity fund be returned to China.&lt;br/&gt;&lt;br/&gt;</text:p>
          </table:table-cell>
          <table:table-cell office:value-type="string">
            <text:p>Continuance</text:p>
          </table:table-cell>
          <table:table-cell office:value-type="string">
            <text:p>http://en.wikipedia.org/wiki/Continuance</text:p>
          </table:table-cell>
          <table:table-cell office:value-type="string">
            <text:p>Abolitionism</text:p>
          </table:table-cell>
          <table:table-cell office:value-type="string">
            <text:p>http://en.wikipedia.org/wiki/Abolitionism</text:p>
          </table:table-cell>
          <table:table-cell office:value-type="string">
            <text:p>neither are close at all.</text:p>
          </table:table-cell>
          <table:table-cell office:value-type="float" office:value="2">
            <text:p>2</text:p>
          </table:table-cell>
          <table:table-cell table:number-columns-repeated="3"/>
          <table:table-cell table:formula="of:=CONCATENATE([.AB472];&quot;,&quot;;[.AC472];&quot;,&quot;; TEXT([.AK472];&quot;#&quot;))" office:value-type="string" office:string-value="EDA,LAU_ET_AL,2">
            <text:p>EDA,LAU_ET_AL,2</text:p>
          </table:table-cell>
        </table:table-row>
        <table:table-row table:style-name="ro1">
          <table:table-cell office:value-type="string">
            <text:p>2CYULF395SW62PPKZDEYVJBYIZWDR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24GW40SPW1I2V5L50VJBNABGTF0DQ</text:p>
          </table:table-cell>
          <table:table-cell office:value-type="string">
            <text:p>A1GQCJDGRPG8ZR</text:p>
          </table:table-cell>
          <table:table-cell office:value-type="string">
            <text:p>Submitted</text:p>
          </table:table-cell>
          <table:table-cell office:value-type="string">
            <text:p>Sat Nov 10 07:16:01 GMT 2012</text:p>
          </table:table-cell>
          <table:table-cell office:value-type="string">
            <text:p>Sat Nov 10 07:16:33 GMT 2012</text:p>
          </table:table-cell>
          <table:table-cell office:value-type="string">
            <text:p>Fri Nov 16 23:16:33 PST 2012</text:p>
          </table:table-cell>
          <table:table-cell table:number-columns-repeated="3"/>
          <table:table-cell office:value-type="float" office:value="32">
            <text:p>32</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Calvin_Coolidge_6:23.txt</text:p>
          </table:table-cell>
          <table:table-cell office:value-type="string">
            <text:p>Temporary expedients, though sometimes capable of appeasing the demands of the moment, can not permanently solve the surplus problem and might seriously aggravate it. Hence putting the Government directly into business, subsidies, and price fixing, and the alluring promises of political action as a substitute for private initiative, should be avoided.&lt;br/&gt;&lt;br/&gt;The Government should aid in promoting orderly marketing and in handling surpluses clearly due to weather and seasonal conditions. As a beginning there should be created a Federal farm board consisting of able and experienced men empowered to advise producers&amp;apos; associations in establishing central agencies or stabilization corporations to handle surpluses, to seek wore economical means of merchandising, and to aid the producer in securing returns according to the a14 of his product. A revolving loan fund should be provided for the necessary financing until these agencies shall have developed means of financing their operations through regularly constituted credit institutions. Such a bill should carry authority for raising the money, by loans or otherwise, necessary to meet the expense, as the Treasury has no surplus.&lt;br/&gt;&lt;br/&gt;</text:p>
          </table:table-cell>
          <table:table-cell office:value-type="string">
            <text:p>Kempon Hokke</text:p>
          </table:table-cell>
          <table:table-cell office:value-type="string">
            <text:p>http://en.wikipedia.org/wiki/Kempon_Hokke</text:p>
          </table:table-cell>
          <table:table-cell office:value-type="string">
            <text:p>Trade</text:p>
          </table:table-cell>
          <table:table-cell office:value-type="string">
            <text:p>http://en.wikipedia.org/wiki/Trade</text:p>
          </table:table-cell>
          <table:table-cell/>
          <table:table-cell office:value-type="float" office:value="1">
            <text:p>1</text:p>
          </table:table-cell>
          <table:table-cell table:number-columns-repeated="3"/>
          <table:table-cell table:formula="of:=CONCATENATE([.AB473];&quot;,&quot;;[.AC473];&quot;,&quot;; TEXT([.AK473];&quot;#&quot;))" office:value-type="string" office:string-value="EDA,LAU_ET_AL,1">
            <text:p>EDA,LAU_ET_AL,1</text:p>
          </table:table-cell>
        </table:table-row>
        <table:table-row table:style-name="ro1">
          <table:table-cell office:value-type="string">
            <text:p>2CYULF395SW62PPKZDEYVJBYIZWDR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NMCF806UFBNU1JL1V63H5SWG4FE0U</text:p>
          </table:table-cell>
          <table:table-cell office:value-type="string">
            <text:p>A2CZR0MGSEILRP</text:p>
          </table:table-cell>
          <table:table-cell office:value-type="string">
            <text:p>Submitted</text:p>
          </table:table-cell>
          <table:table-cell office:value-type="string">
            <text:p>Sat Nov 10 07:05:45 GMT 2012</text:p>
          </table:table-cell>
          <table:table-cell office:value-type="string">
            <text:p>Sat Nov 10 07:06:03 GMT 2012</text:p>
          </table:table-cell>
          <table:table-cell office:value-type="string">
            <text:p>Fri Nov 16 23:06:03 PST 2012</text:p>
          </table:table-cell>
          <table:table-cell table:number-columns-repeated="3"/>
          <table:table-cell office:value-type="float" office:value="18">
            <text:p>18</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Calvin_Coolidge_6:23.txt</text:p>
          </table:table-cell>
          <table:table-cell office:value-type="string">
            <text:p>Temporary expedients, though sometimes capable of appeasing the demands of the moment, can not permanently solve the surplus problem and might seriously aggravate it. Hence putting the Government directly into business, subsidies, and price fixing, and the alluring promises of political action as a substitute for private initiative, should be avoided.&lt;br/&gt;&lt;br/&gt;The Government should aid in promoting orderly marketing and in handling surpluses clearly due to weather and seasonal conditions. As a beginning there should be created a Federal farm board consisting of able and experienced men empowered to advise producers&amp;apos; associations in establishing central agencies or stabilization corporations to handle surpluses, to seek wore economical means of merchandising, and to aid the producer in securing returns according to the a14 of his product. A revolving loan fund should be provided for the necessary financing until these agencies shall have developed means of financing their operations through regularly constituted credit institutions. Such a bill should carry authority for raising the money, by loans or otherwise, necessary to meet the expense, as the Treasury has no surplus.&lt;br/&gt;&lt;br/&gt;</text:p>
          </table:table-cell>
          <table:table-cell office:value-type="string">
            <text:p>Kempon Hokke</text:p>
          </table:table-cell>
          <table:table-cell office:value-type="string">
            <text:p>http://en.wikipedia.org/wiki/Kempon_Hokke</text:p>
          </table:table-cell>
          <table:table-cell office:value-type="string">
            <text:p>Trade</text:p>
          </table:table-cell>
          <table:table-cell office:value-type="string">
            <text:p>http://en.wikipedia.org/wiki/Trade</text:p>
          </table:table-cell>
          <table:table-cell/>
          <table:table-cell office:value-type="float" office:value="2">
            <text:p>2</text:p>
          </table:table-cell>
          <table:table-cell table:number-columns-repeated="3"/>
          <table:table-cell table:formula="of:=CONCATENATE([.AB474];&quot;,&quot;;[.AC474];&quot;,&quot;; TEXT([.AK474];&quot;#&quot;))" office:value-type="string" office:string-value="EDA,LAU_ET_AL,2">
            <text:p>EDA,LAU_ET_AL,2</text:p>
          </table:table-cell>
        </table:table-row>
        <table:table-row table:style-name="ro1">
          <table:table-cell office:value-type="string">
            <text:p>2CYULF395SW62PPKZDEYVJBYIZWDR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Z0PJWKUDD8X1KRVAJQ0J6UTYOTLAI</text:p>
          </table:table-cell>
          <table:table-cell office:value-type="string">
            <text:p>A1AVAUPSZLDN64</text:p>
          </table:table-cell>
          <table:table-cell office:value-type="string">
            <text:p>Submitted</text:p>
          </table:table-cell>
          <table:table-cell office:value-type="string">
            <text:p>Sat Nov 10 07:29:31 GMT 2012</text:p>
          </table:table-cell>
          <table:table-cell office:value-type="string">
            <text:p>Sat Nov 10 07:29:41 GMT 2012</text:p>
          </table:table-cell>
          <table:table-cell office:value-type="string">
            <text:p>Fri Nov 16 23:29:41 PST 2012</text:p>
          </table:table-cell>
          <table:table-cell table:number-columns-repeated="3"/>
          <table:table-cell office:value-type="float" office:value="10">
            <text:p>1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Calvin_Coolidge_6:23.txt</text:p>
          </table:table-cell>
          <table:table-cell office:value-type="string">
            <text:p>Temporary expedients, though sometimes capable of appeasing the demands of the moment, can not permanently solve the surplus problem and might seriously aggravate it. Hence putting the Government directly into business, subsidies, and price fixing, and the alluring promises of political action as a substitute for private initiative, should be avoided.&lt;br/&gt;&lt;br/&gt;The Government should aid in promoting orderly marketing and in handling surpluses clearly due to weather and seasonal conditions. As a beginning there should be created a Federal farm board consisting of able and experienced men empowered to advise producers&amp;apos; associations in establishing central agencies or stabilization corporations to handle surpluses, to seek wore economical means of merchandising, and to aid the producer in securing returns according to the a14 of his product. A revolving loan fund should be provided for the necessary financing until these agencies shall have developed means of financing their operations through regularly constituted credit institutions. Such a bill should carry authority for raising the money, by loans or otherwise, necessary to meet the expense, as the Treasury has no surplus.&lt;br/&gt;&lt;br/&gt;</text:p>
          </table:table-cell>
          <table:table-cell office:value-type="string">
            <text:p>Kempon Hokke</text:p>
          </table:table-cell>
          <table:table-cell office:value-type="string">
            <text:p>http://en.wikipedia.org/wiki/Kempon_Hokke</text:p>
          </table:table-cell>
          <table:table-cell office:value-type="string">
            <text:p>Trade</text:p>
          </table:table-cell>
          <table:table-cell office:value-type="string">
            <text:p>http://en.wikipedia.org/wiki/Trade</text:p>
          </table:table-cell>
          <table:table-cell/>
          <table:table-cell office:value-type="float" office:value="2">
            <text:p>2</text:p>
          </table:table-cell>
          <table:table-cell table:number-columns-repeated="3"/>
          <table:table-cell table:formula="of:=CONCATENATE([.AB475];&quot;,&quot;;[.AC475];&quot;,&quot;; TEXT([.AK475];&quot;#&quot;))" office:value-type="string" office:string-value="EDA,LAU_ET_AL,2">
            <text:p>EDA,LAU_ET_AL,2</text:p>
          </table:table-cell>
        </table:table-row>
        <table:table-row table:style-name="ro1">
          <table:table-cell office:value-type="string">
            <text:p>2ZQIUB2YU98JW1HQIDC0NBJ9LMSL9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REVHVKCJ011ZBV9QH0KYW61I4386Q</text:p>
          </table:table-cell>
          <table:table-cell office:value-type="string">
            <text:p>A2CZR0MGSEILRP</text:p>
          </table:table-cell>
          <table:table-cell office:value-type="string">
            <text:p>Submitted</text:p>
          </table:table-cell>
          <table:table-cell office:value-type="string">
            <text:p>Sat Nov 10 06:58:48 GMT 2012</text:p>
          </table:table-cell>
          <table:table-cell office:value-type="string">
            <text:p>Sat Nov 10 06:59:15 GMT 2012</text:p>
          </table:table-cell>
          <table:table-cell office:value-type="string">
            <text:p>Fri Nov 16 22:59:15 PST 2012</text:p>
          </table:table-cell>
          <table:table-cell table:number-columns-repeated="3"/>
          <table:table-cell office:value-type="float" office:value="27">
            <text:p>27</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James_Buchanan_2:4.txt</text:p>
          </table:table-cell>
          <table:table-cell office:value-type="string">
            <text:p>Under these circumstances I submitted to Congress the constitution thus framed, with all the officers already elected necessary to put the State government into operation, accompanied by a strong recommendation in favor of the admission of Kansas as a State. In the course of my long public life I have never performed any official act which in the retrospect has afforded me more heartfelt satisfaction. Its admission could have inflicted no possible injury on any human being, whilst it would within a brief period have restored peace to Kansas and harmony to the Union. In that event the slavery question would ere this have been finally settled according to the legally expressed will of a majority of the voters, and popular sovereignty would thus have been vindicated in a constitutional manner.&lt;br/&gt;&lt;br/&gt;With my deep convictions of duty I could have pursued no other course. It is true that as an individual I had expressed an opinion, both before and during the session of the convention, in favor of submitting the remaining clauses of the constitution, as well as that concerning slavery, to the people. But, acting in an official character, neither myself nor any human authority had the power to rejudge the proceedings of the convention and declare the constitution which it had framed to be a nullity. To have done this would have been a violation of the Kansas and Nebraska act, which left the people of the Territory &amp;quot;perfectly free to form and regulate their domestic institutions in their own way, subject only to the Constitution of the United States.&amp;quot; It would equally have violated the great principle of popular sovereignty, at the foundation of our institutions, to deprive the people of the power, if they thought proper to exercise it, of confiding to delegates elected by themselves the trust of framing a constitution without requiring them to subject their constituents to the trouble, expense, and delay of a second election. It would have been in opposition to many precedents in our history, commencing in the very best age of the Republic, of the admission of Territories as States into the Union without a previous vote of the people approving their constitution.&lt;br/&gt;&lt;br/&gt;</text:p>
          </table:table-cell>
          <table:table-cell office:value-type="string">
            <text:p>Chronology of the 2009 Honduran constitutional crisis</text:p>
          </table:table-cell>
          <table:table-cell office:value-type="string">
            <text:p>http://en.wikipedia.org/wiki/Chronology_of_the_2009_Honduran_constitutional_crisis</text:p>
          </table:table-cell>
          <table:table-cell office:value-type="string">
            <text:p>Aswang (film)</text:p>
          </table:table-cell>
          <table:table-cell office:value-type="string">
            <text:p>http://en.wikipedia.org/wiki/Aswang_(film)</text:p>
          </table:table-cell>
          <table:table-cell/>
          <table:table-cell office:value-type="float" office:value="1">
            <text:p>1</text:p>
          </table:table-cell>
          <table:table-cell table:number-columns-repeated="3"/>
          <table:table-cell table:formula="of:=CONCATENATE([.AB476];&quot;,&quot;;[.AC476];&quot;,&quot;; TEXT([.AK476];&quot;#&quot;))" office:value-type="string" office:string-value="EDA,RANDOM,1">
            <text:p>EDA,RANDOM,1</text:p>
          </table:table-cell>
        </table:table-row>
        <table:table-row table:style-name="ro1">
          <table:table-cell office:value-type="string">
            <text:p>2ZQIUB2YU98JW1HQIDC0NBJ9LMSL9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SCMN9U8P9Y3N2K14SUS2YIMA0SEVM</text:p>
          </table:table-cell>
          <table:table-cell office:value-type="string">
            <text:p>A1AVAUPSZLDN64</text:p>
          </table:table-cell>
          <table:table-cell office:value-type="string">
            <text:p>Submitted</text:p>
          </table:table-cell>
          <table:table-cell office:value-type="string">
            <text:p>Sat Nov 10 06:57:29 GMT 2012</text:p>
          </table:table-cell>
          <table:table-cell office:value-type="string">
            <text:p>Sat Nov 10 06:57:45 GMT 2012</text:p>
          </table:table-cell>
          <table:table-cell office:value-type="string">
            <text:p>Fri Nov 16 22:57:45 PST 2012</text:p>
          </table:table-cell>
          <table:table-cell table:number-columns-repeated="3"/>
          <table:table-cell office:value-type="float" office:value="16">
            <text:p>16</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James_Buchanan_2:4.txt</text:p>
          </table:table-cell>
          <table:table-cell office:value-type="string">
            <text:p>Under these circumstances I submitted to Congress the constitution thus framed, with all the officers already elected necessary to put the State government into operation, accompanied by a strong recommendation in favor of the admission of Kansas as a State. In the course of my long public life I have never performed any official act which in the retrospect has afforded me more heartfelt satisfaction. Its admission could have inflicted no possible injury on any human being, whilst it would within a brief period have restored peace to Kansas and harmony to the Union. In that event the slavery question would ere this have been finally settled according to the legally expressed will of a majority of the voters, and popular sovereignty would thus have been vindicated in a constitutional manner.&lt;br/&gt;&lt;br/&gt;With my deep convictions of duty I could have pursued no other course. It is true that as an individual I had expressed an opinion, both before and during the session of the convention, in favor of submitting the remaining clauses of the constitution, as well as that concerning slavery, to the people. But, acting in an official character, neither myself nor any human authority had the power to rejudge the proceedings of the convention and declare the constitution which it had framed to be a nullity. To have done this would have been a violation of the Kansas and Nebraska act, which left the people of the Territory &amp;quot;perfectly free to form and regulate their domestic institutions in their own way, subject only to the Constitution of the United States.&amp;quot; It would equally have violated the great principle of popular sovereignty, at the foundation of our institutions, to deprive the people of the power, if they thought proper to exercise it, of confiding to delegates elected by themselves the trust of framing a constitution without requiring them to subject their constituents to the trouble, expense, and delay of a second election. It would have been in opposition to many precedents in our history, commencing in the very best age of the Republic, of the admission of Territories as States into the Union without a previous vote of the people approving their constitution.&lt;br/&gt;&lt;br/&gt;</text:p>
          </table:table-cell>
          <table:table-cell office:value-type="string">
            <text:p>Chronology of the 2009 Honduran constitutional crisis</text:p>
          </table:table-cell>
          <table:table-cell office:value-type="string">
            <text:p>http://en.wikipedia.org/wiki/Chronology_of_the_2009_Honduran_constitutional_crisis</text:p>
          </table:table-cell>
          <table:table-cell office:value-type="string">
            <text:p>Aswang (film)</text:p>
          </table:table-cell>
          <table:table-cell office:value-type="string">
            <text:p>http://en.wikipedia.org/wiki/Aswang_(film)</text:p>
          </table:table-cell>
          <table:table-cell office:value-type="string">
            <text:p>neither are close at all.</text:p>
          </table:table-cell>
          <table:table-cell office:value-type="float" office:value="1">
            <text:p>1</text:p>
          </table:table-cell>
          <table:table-cell table:number-columns-repeated="3"/>
          <table:table-cell table:formula="of:=CONCATENATE([.AB477];&quot;,&quot;;[.AC477];&quot;,&quot;; TEXT([.AK477];&quot;#&quot;))" office:value-type="string" office:string-value="EDA,RANDOM,1">
            <text:p>EDA,RANDOM,1</text:p>
          </table:table-cell>
        </table:table-row>
        <table:table-row table:style-name="ro1">
          <table:table-cell office:value-type="string">
            <text:p>2ZQIUB2YU98JW1HQIDC0NBJ9LMSL9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YG2GMMEGOOG510RDS1AASEI4CZAAU</text:p>
          </table:table-cell>
          <table:table-cell office:value-type="string">
            <text:p>A997OZ3H2B3Q2</text:p>
          </table:table-cell>
          <table:table-cell office:value-type="string">
            <text:p>Submitted</text:p>
          </table:table-cell>
          <table:table-cell office:value-type="string">
            <text:p>Sat Nov 10 08:54:54 GMT 2012</text:p>
          </table:table-cell>
          <table:table-cell office:value-type="string">
            <text:p>Sat Nov 10 08:55:11 GMT 2012</text:p>
          </table:table-cell>
          <table:table-cell office:value-type="string">
            <text:p>Sat Nov 17 00:55:11 PST 2012</text:p>
          </table:table-cell>
          <table:table-cell table:number-columns-repeated="3"/>
          <table:table-cell office:value-type="float" office:value="17">
            <text:p>17</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James_Buchanan_2:4.txt</text:p>
          </table:table-cell>
          <table:table-cell office:value-type="string">
            <text:p>Under these circumstances I submitted to Congress the constitution thus framed, with all the officers already elected necessary to put the State government into operation, accompanied by a strong recommendation in favor of the admission of Kansas as a State. In the course of my long public life I have never performed any official act which in the retrospect has afforded me more heartfelt satisfaction. Its admission could have inflicted no possible injury on any human being, whilst it would within a brief period have restored peace to Kansas and harmony to the Union. In that event the slavery question would ere this have been finally settled according to the legally expressed will of a majority of the voters, and popular sovereignty would thus have been vindicated in a constitutional manner.&lt;br/&gt;&lt;br/&gt;With my deep convictions of duty I could have pursued no other course. It is true that as an individual I had expressed an opinion, both before and during the session of the convention, in favor of submitting the remaining clauses of the constitution, as well as that concerning slavery, to the people. But, acting in an official character, neither myself nor any human authority had the power to rejudge the proceedings of the convention and declare the constitution which it had framed to be a nullity. To have done this would have been a violation of the Kansas and Nebraska act, which left the people of the Territory &amp;quot;perfectly free to form and regulate their domestic institutions in their own way, subject only to the Constitution of the United States.&amp;quot; It would equally have violated the great principle of popular sovereignty, at the foundation of our institutions, to deprive the people of the power, if they thought proper to exercise it, of confiding to delegates elected by themselves the trust of framing a constitution without requiring them to subject their constituents to the trouble, expense, and delay of a second election. It would have been in opposition to many precedents in our history, commencing in the very best age of the Republic, of the admission of Territories as States into the Union without a previous vote of the people approving their constitution.&lt;br/&gt;&lt;br/&gt;</text:p>
          </table:table-cell>
          <table:table-cell office:value-type="string">
            <text:p>Chronology of the 2009 Honduran constitutional crisis</text:p>
          </table:table-cell>
          <table:table-cell office:value-type="string">
            <text:p>http://en.wikipedia.org/wiki/Chronology_of_the_2009_Honduran_constitutional_crisis</text:p>
          </table:table-cell>
          <table:table-cell office:value-type="string">
            <text:p>Aswang (film)</text:p>
          </table:table-cell>
          <table:table-cell office:value-type="string">
            <text:p>http://en.wikipedia.org/wiki/Aswang_(film)</text:p>
          </table:table-cell>
          <table:table-cell/>
          <table:table-cell office:value-type="float" office:value="1">
            <text:p>1</text:p>
          </table:table-cell>
          <table:table-cell table:number-columns-repeated="3"/>
          <table:table-cell table:formula="of:=CONCATENATE([.AB478];&quot;,&quot;;[.AC478];&quot;,&quot;; TEXT([.AK478];&quot;#&quot;))" office:value-type="string" office:string-value="EDA,RANDOM,1">
            <text:p>EDA,RANDOM,1</text:p>
          </table:table-cell>
        </table:table-row>
        <table:table-row table:style-name="ro1">
          <table:table-cell office:value-type="string">
            <text:p>26QPJWKUDD8X1KRVAJQ0J6UTR4ALA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5PX2Q45UUKQ374SP6SN08OGAJ3TBR</text:p>
          </table:table-cell>
          <table:table-cell office:value-type="string">
            <text:p>AVQ23YRFWZKHH</text:p>
          </table:table-cell>
          <table:table-cell office:value-type="string">
            <text:p>Submitted</text:p>
          </table:table-cell>
          <table:table-cell office:value-type="string">
            <text:p>Sat Nov 10 08:20:17 GMT 2012</text:p>
          </table:table-cell>
          <table:table-cell office:value-type="string">
            <text:p>Sat Nov 10 08:20:51 GMT 2012</text:p>
          </table:table-cell>
          <table:table-cell office:value-type="string">
            <text:p>Sat Nov 17 00:20:51 PST 2012</text:p>
          </table:table-cell>
          <table:table-cell table:number-columns-repeated="3"/>
          <table:table-cell office:value-type="float" office:value="34">
            <text:p>34</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William_Howard_Taft_1:62.txt</text:p>
          </table:table-cell>
          <table:table-cell office:value-type="string">
            <text:p>In several Departments there is presented the necessity for legislation looking to the further conservation of our national resources, and the subject is one of such importance as to require a more detailed and extended discussion than can be entered upon in this communication. For that reason I shall take an early opportunity to send a special message to Congress on the subject of the improvement of our waterways, upon the reclamation and irrigation of arid, semiarid, and swamp lands; upon the preservation of our forests and the reforesting of suitable areas; upon the reclassification of the public domain with a view of separating from agricultural settlement mineral, coal, and phosphate lands and sites belonging to the Government bordering on streams suitable for the utilization of water power.&lt;br/&gt;&lt;br/&gt;DEPARTMENT OF AGRICULTURE.&lt;br/&gt;&lt;br/&gt;</text:p>
          </table:table-cell>
          <table:table-cell office:value-type="string">
            <text:p>Esgueira</text:p>
          </table:table-cell>
          <table:table-cell office:value-type="string">
            <text:p>http://en.wikipedia.org/wiki/Esgueira</text:p>
          </table:table-cell>
          <table:table-cell office:value-type="string">
            <text:p>Labor</text:p>
          </table:table-cell>
          <table:table-cell office:value-type="string">
            <text:p>http://en.wikipedia.org/wiki/Labor</text:p>
          </table:table-cell>
          <table:table-cell/>
          <table:table-cell office:value-type="float" office:value="2">
            <text:p>2</text:p>
          </table:table-cell>
          <table:table-cell table:number-columns-repeated="3"/>
          <table:table-cell table:formula="of:=CONCATENATE([.AB479];&quot;,&quot;;[.AC479];&quot;,&quot;; TEXT([.AK479];&quot;#&quot;))" office:value-type="string" office:string-value="RANDOM,LAU_ET_AL,2">
            <text:p>RANDOM,LAU_ET_AL,2</text:p>
          </table:table-cell>
        </table:table-row>
        <table:table-row table:style-name="ro1">
          <table:table-cell office:value-type="string">
            <text:p>26QPJWKUDD8X1KRVAJQ0J6UTR4ALA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F73Q0JG5TYM2LK3IE0FHSSSREZJFN</text:p>
          </table:table-cell>
          <table:table-cell office:value-type="string">
            <text:p>A1AVAUPSZLDN64</text:p>
          </table:table-cell>
          <table:table-cell office:value-type="string">
            <text:p>Submitted</text:p>
          </table:table-cell>
          <table:table-cell office:value-type="string">
            <text:p>Sat Nov 10 06:51:28 GMT 2012</text:p>
          </table:table-cell>
          <table:table-cell office:value-type="string">
            <text:p>Sat Nov 10 06:51:36 GMT 2012</text:p>
          </table:table-cell>
          <table:table-cell office:value-type="string">
            <text:p>Fri Nov 16 22:51:36 PST 2012</text:p>
          </table:table-cell>
          <table:table-cell table:number-columns-repeated="3"/>
          <table:table-cell office:value-type="float" office:value="8">
            <text:p>8</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William_Howard_Taft_1:62.txt</text:p>
          </table:table-cell>
          <table:table-cell office:value-type="string">
            <text:p>In several Departments there is presented the necessity for legislation looking to the further conservation of our national resources, and the subject is one of such importance as to require a more detailed and extended discussion than can be entered upon in this communication. For that reason I shall take an early opportunity to send a special message to Congress on the subject of the improvement of our waterways, upon the reclamation and irrigation of arid, semiarid, and swamp lands; upon the preservation of our forests and the reforesting of suitable areas; upon the reclassification of the public domain with a view of separating from agricultural settlement mineral, coal, and phosphate lands and sites belonging to the Government bordering on streams suitable for the utilization of water power.&lt;br/&gt;&lt;br/&gt;DEPARTMENT OF AGRICULTURE.&lt;br/&gt;&lt;br/&gt;</text:p>
          </table:table-cell>
          <table:table-cell office:value-type="string">
            <text:p>Esgueira</text:p>
          </table:table-cell>
          <table:table-cell office:value-type="string">
            <text:p>http://en.wikipedia.org/wiki/Esgueira</text:p>
          </table:table-cell>
          <table:table-cell office:value-type="string">
            <text:p>Labor</text:p>
          </table:table-cell>
          <table:table-cell office:value-type="string">
            <text:p>http://en.wikipedia.org/wiki/Labor</text:p>
          </table:table-cell>
          <table:table-cell/>
          <table:table-cell office:value-type="float" office:value="2">
            <text:p>2</text:p>
          </table:table-cell>
          <table:table-cell table:number-columns-repeated="3"/>
          <table:table-cell table:formula="of:=CONCATENATE([.AB480];&quot;,&quot;;[.AC480];&quot;,&quot;; TEXT([.AK480];&quot;#&quot;))" office:value-type="string" office:string-value="RANDOM,LAU_ET_AL,2">
            <text:p>RANDOM,LAU_ET_AL,2</text:p>
          </table:table-cell>
        </table:table-row>
        <table:table-row table:style-name="ro1">
          <table:table-cell office:value-type="string">
            <text:p>26QPJWKUDD8X1KRVAJQ0J6UTR4ALA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O3DPGFL6VCPB8XWUNNIWV1SHAN5KT</text:p>
          </table:table-cell>
          <table:table-cell office:value-type="string">
            <text:p>A1GQCJDGRPG8ZR</text:p>
          </table:table-cell>
          <table:table-cell office:value-type="string">
            <text:p>Submitted</text:p>
          </table:table-cell>
          <table:table-cell office:value-type="string">
            <text:p>Sat Nov 10 07:20:53 GMT 2012</text:p>
          </table:table-cell>
          <table:table-cell office:value-type="string">
            <text:p>Sat Nov 10 07:22:32 GMT 2012</text:p>
          </table:table-cell>
          <table:table-cell office:value-type="string">
            <text:p>Fri Nov 16 23:22:32 PST 2012</text:p>
          </table:table-cell>
          <table:table-cell table:number-columns-repeated="3"/>
          <table:table-cell office:value-type="float" office:value="99">
            <text:p>99</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William_Howard_Taft_1:62.txt</text:p>
          </table:table-cell>
          <table:table-cell office:value-type="string">
            <text:p>In several Departments there is presented the necessity for legislation looking to the further conservation of our national resources, and the subject is one of such importance as to require a more detailed and extended discussion than can be entered upon in this communication. For that reason I shall take an early opportunity to send a special message to Congress on the subject of the improvement of our waterways, upon the reclamation and irrigation of arid, semiarid, and swamp lands; upon the preservation of our forests and the reforesting of suitable areas; upon the reclassification of the public domain with a view of separating from agricultural settlement mineral, coal, and phosphate lands and sites belonging to the Government bordering on streams suitable for the utilization of water power.&lt;br/&gt;&lt;br/&gt;DEPARTMENT OF AGRICULTURE.&lt;br/&gt;&lt;br/&gt;</text:p>
          </table:table-cell>
          <table:table-cell office:value-type="string">
            <text:p>Esgueira</text:p>
          </table:table-cell>
          <table:table-cell office:value-type="string">
            <text:p>http://en.wikipedia.org/wiki/Esgueira</text:p>
          </table:table-cell>
          <table:table-cell office:value-type="string">
            <text:p>Labor</text:p>
          </table:table-cell>
          <table:table-cell office:value-type="string">
            <text:p>http://en.wikipedia.org/wiki/Labor</text:p>
          </table:table-cell>
          <table:table-cell/>
          <table:table-cell office:value-type="float" office:value="2">
            <text:p>2</text:p>
          </table:table-cell>
          <table:table-cell table:number-columns-repeated="3"/>
          <table:table-cell table:formula="of:=CONCATENATE([.AB481];&quot;,&quot;;[.AC481];&quot;,&quot;; TEXT([.AK481];&quot;#&quot;))" office:value-type="string" office:string-value="RANDOM,LAU_ET_AL,2">
            <text:p>RANDOM,LAU_ET_AL,2</text:p>
          </table:table-cell>
        </table:table-row>
        <table:table-row table:style-name="ro1">
          <table:table-cell office:value-type="string">
            <text:p>2CUPWZ9RNDWI34PXE2E3LTGU41FDS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2LLB3L0FBJ9XXZOLTIE3E5RZ81XLV</text:p>
          </table:table-cell>
          <table:table-cell office:value-type="string">
            <text:p>A1AVAUPSZLDN64</text:p>
          </table:table-cell>
          <table:table-cell office:value-type="string">
            <text:p>Submitted</text:p>
          </table:table-cell>
          <table:table-cell office:value-type="string">
            <text:p>Sat Nov 10 07:23:06 GMT 2012</text:p>
          </table:table-cell>
          <table:table-cell office:value-type="string">
            <text:p>Sat Nov 10 07:24:40 GMT 2012</text:p>
          </table:table-cell>
          <table:table-cell office:value-type="string">
            <text:p>Fri Nov 16 23:24:40 PST 2012</text:p>
          </table:table-cell>
          <table:table-cell table:number-columns-repeated="3"/>
          <table:table-cell office:value-type="float" office:value="94">
            <text:p>94</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ames_Buchanan_1:40.txt</text:p>
          </table:table-cell>
          <table:table-cell office:value-type="string">
            <text:p>The public expenditures for the fiscal year ending 30th June, 1857, amounted to $70,822,724.85, of which $5,943,896.91 were applied to the redemption of the public debt, including interest and premium, leaving in the Treasury at the commencement of the present fiscal year, on the 1st July, 1857, $17,710,114.27.&lt;br/&gt;&lt;br/&gt;The receipts into the Treasury for the first quarter of the present fiscal year, commencing 1st July, 1857, were $20,929,819.81, and the estimated receipts of the remaining three quarters to the 30th June, 1858, are $36,750,000, making, with the balance before stated, an aggregate of $75,389,934.08 for the service of the present fiscal year.&lt;br/&gt;&lt;br/&gt;</text:p>
          </table:table-cell>
          <table:table-cell office:value-type="string">
            <text:p>USS PGM-3</text:p>
          </table:table-cell>
          <table:table-cell office:value-type="string">
            <text:p>http://en.wikipedia.org/wiki/USS_PGM-3</text:p>
          </table:table-cell>
          <table:table-cell office:value-type="string">
            <text:p>Fiscal</text:p>
          </table:table-cell>
          <table:table-cell office:value-type="string">
            <text:p>http://en.wikipedia.org/wiki/Fiscal</text:p>
          </table:table-cell>
          <table:table-cell/>
          <table:table-cell office:value-type="float" office:value="2">
            <text:p>2</text:p>
          </table:table-cell>
          <table:table-cell table:number-columns-repeated="3"/>
          <table:table-cell table:formula="of:=CONCATENATE([.AB482];&quot;,&quot;;[.AC482];&quot;,&quot;; TEXT([.AK482];&quot;#&quot;))" office:value-type="string" office:string-value="EDA,LAU_ET_AL,2">
            <text:p>EDA,LAU_ET_AL,2</text:p>
          </table:table-cell>
        </table:table-row>
        <table:table-row table:style-name="ro1">
          <table:table-cell office:value-type="string">
            <text:p>2CUPWZ9RNDWI34PXE2E3LTGU41FDS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DJY0LWSBRI8X3Z75408RHSTVS2C0Z</text:p>
          </table:table-cell>
          <table:table-cell office:value-type="string">
            <text:p>A1GQCJDGRPG8ZR</text:p>
          </table:table-cell>
          <table:table-cell office:value-type="string">
            <text:p>Submitted</text:p>
          </table:table-cell>
          <table:table-cell office:value-type="string">
            <text:p>Sat Nov 10 06:55:24 GMT 2012</text:p>
          </table:table-cell>
          <table:table-cell office:value-type="string">
            <text:p>Sat Nov 10 06:55:44 GMT 2012</text:p>
          </table:table-cell>
          <table:table-cell office:value-type="string">
            <text:p>Fri Nov 16 22:55:44 PST 2012</text:p>
          </table:table-cell>
          <table:table-cell table:number-columns-repeated="3"/>
          <table:table-cell office:value-type="float" office:value="20">
            <text:p>2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ames_Buchanan_1:40.txt</text:p>
          </table:table-cell>
          <table:table-cell office:value-type="string">
            <text:p>The public expenditures for the fiscal year ending 30th June, 1857, amounted to $70,822,724.85, of which $5,943,896.91 were applied to the redemption of the public debt, including interest and premium, leaving in the Treasury at the commencement of the present fiscal year, on the 1st July, 1857, $17,710,114.27.&lt;br/&gt;&lt;br/&gt;The receipts into the Treasury for the first quarter of the present fiscal year, commencing 1st July, 1857, were $20,929,819.81, and the estimated receipts of the remaining three quarters to the 30th June, 1858, are $36,750,000, making, with the balance before stated, an aggregate of $75,389,934.08 for the service of the present fiscal year.&lt;br/&gt;&lt;br/&gt;</text:p>
          </table:table-cell>
          <table:table-cell office:value-type="string">
            <text:p>USS PGM-3</text:p>
          </table:table-cell>
          <table:table-cell office:value-type="string">
            <text:p>http://en.wikipedia.org/wiki/USS_PGM-3</text:p>
          </table:table-cell>
          <table:table-cell office:value-type="string">
            <text:p>Fiscal</text:p>
          </table:table-cell>
          <table:table-cell office:value-type="string">
            <text:p>http://en.wikipedia.org/wiki/Fiscal</text:p>
          </table:table-cell>
          <table:table-cell/>
          <table:table-cell office:value-type="float" office:value="1">
            <text:p>1</text:p>
          </table:table-cell>
          <table:table-cell table:number-columns-repeated="3"/>
          <table:table-cell table:formula="of:=CONCATENATE([.AB483];&quot;,&quot;;[.AC483];&quot;,&quot;; TEXT([.AK483];&quot;#&quot;))" office:value-type="string" office:string-value="EDA,LAU_ET_AL,1">
            <text:p>EDA,LAU_ET_AL,1</text:p>
          </table:table-cell>
        </table:table-row>
        <table:table-row table:style-name="ro1">
          <table:table-cell office:value-type="string">
            <text:p>2CUPWZ9RNDWI34PXE2E3LTGU41FDS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X2B6BFMFFOYDRH60T6DOESCA8VXKR</text:p>
          </table:table-cell>
          <table:table-cell office:value-type="string">
            <text:p>A2CZR0MGSEILRP</text:p>
          </table:table-cell>
          <table:table-cell office:value-type="string">
            <text:p>Submitted</text:p>
          </table:table-cell>
          <table:table-cell office:value-type="string">
            <text:p>Sat Nov 10 06:56:02 GMT 2012</text:p>
          </table:table-cell>
          <table:table-cell office:value-type="string">
            <text:p>Sat Nov 10 06:56:17 GMT 2012</text:p>
          </table:table-cell>
          <table:table-cell office:value-type="string">
            <text:p>Fri Nov 16 22:56:17 PST 2012</text:p>
          </table:table-cell>
          <table:table-cell table:number-columns-repeated="3"/>
          <table:table-cell office:value-type="float" office:value="15">
            <text:p>15</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ames_Buchanan_1:40.txt</text:p>
          </table:table-cell>
          <table:table-cell office:value-type="string">
            <text:p>The public expenditures for the fiscal year ending 30th June, 1857, amounted to $70,822,724.85, of which $5,943,896.91 were applied to the redemption of the public debt, including interest and premium, leaving in the Treasury at the commencement of the present fiscal year, on the 1st July, 1857, $17,710,114.27.&lt;br/&gt;&lt;br/&gt;The receipts into the Treasury for the first quarter of the present fiscal year, commencing 1st July, 1857, were $20,929,819.81, and the estimated receipts of the remaining three quarters to the 30th June, 1858, are $36,750,000, making, with the balance before stated, an aggregate of $75,389,934.08 for the service of the present fiscal year.&lt;br/&gt;&lt;br/&gt;</text:p>
          </table:table-cell>
          <table:table-cell office:value-type="string">
            <text:p>USS PGM-3</text:p>
          </table:table-cell>
          <table:table-cell office:value-type="string">
            <text:p>http://en.wikipedia.org/wiki/USS_PGM-3</text:p>
          </table:table-cell>
          <table:table-cell office:value-type="string">
            <text:p>Fiscal</text:p>
          </table:table-cell>
          <table:table-cell office:value-type="string">
            <text:p>http://en.wikipedia.org/wiki/Fiscal</text:p>
          </table:table-cell>
          <table:table-cell/>
          <table:table-cell office:value-type="float" office:value="2">
            <text:p>2</text:p>
          </table:table-cell>
          <table:table-cell table:number-columns-repeated="3"/>
          <table:table-cell table:formula="of:=CONCATENATE([.AB484];&quot;,&quot;;[.AC484];&quot;,&quot;; TEXT([.AK484];&quot;#&quot;))" office:value-type="string" office:string-value="EDA,LAU_ET_AL,2">
            <text:p>EDA,LAU_ET_AL,2</text:p>
          </table:table-cell>
        </table:table-row>
        <table:table-row table:style-name="ro1">
          <table:table-cell office:value-type="string">
            <text:p>2X7GSNTL0XUL6PBYITUMUDX5INP0M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1B85OZIZEHMPJDRVYH5MWPXVELBZJ</text:p>
          </table:table-cell>
          <table:table-cell office:value-type="string">
            <text:p>AVQ23YRFWZKHH</text:p>
          </table:table-cell>
          <table:table-cell office:value-type="string">
            <text:p>Submitted</text:p>
          </table:table-cell>
          <table:table-cell office:value-type="string">
            <text:p>Sat Nov 10 06:55:15 GMT 2012</text:p>
          </table:table-cell>
          <table:table-cell office:value-type="string">
            <text:p>Sat Nov 10 06:56:31 GMT 2012</text:p>
          </table:table-cell>
          <table:table-cell office:value-type="string">
            <text:p>Fri Nov 16 22:56:31 PST 2012</text:p>
          </table:table-cell>
          <table:table-cell table:number-columns-repeated="3"/>
          <table:table-cell office:value-type="float" office:value="76">
            <text:p>7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7:6.txt</text:p>
          </table:table-cell>
          <table:table-cell office:value-type="string">
            <text:p>Peace depends upon the free nations sticking together, and making a combined effort to check aggression and prevent war. In this respect, 1951 was a year of great achievement.&lt;br/&gt;&lt;br/&gt;In Korea the forces of the United Nations turned hack the Chinese Communist invasion-and did it without widening the area of conflict. The action of the United Nations in Korea has been a powerful deterrent to a third world war. However, the situation in Korea remains very hazardous. The outcome of the armistice negotiation still remains uncertain.&lt;br/&gt;&lt;br/&gt;</text:p>
          </table:table-cell>
          <table:table-cell office:value-type="string">
            <text:p>Nations</text:p>
          </table:table-cell>
          <table:table-cell office:value-type="string">
            <text:p>http://en.wikipedia.org/wiki/Nations</text:p>
          </table:table-cell>
          <table:table-cell office:value-type="string">
            <text:p>Suez Crisis</text:p>
          </table:table-cell>
          <table:table-cell office:value-type="string">
            <text:p>http://en.wikipedia.org/wiki/Suez_Crisis</text:p>
          </table:table-cell>
          <table:table-cell/>
          <table:table-cell office:value-type="float" office:value="2">
            <text:p>2</text:p>
          </table:table-cell>
          <table:table-cell table:number-columns-repeated="3"/>
          <table:table-cell table:formula="of:=CONCATENATE([.AB485];&quot;,&quot;;[.AC485];&quot;,&quot;; TEXT([.AK485];&quot;#&quot;))" office:value-type="string" office:string-value="LAU_ET_AL,EDA,2">
            <text:p>LAU_ET_AL,EDA,2</text:p>
          </table:table-cell>
        </table:table-row>
        <table:table-row table:style-name="ro1">
          <table:table-cell office:value-type="string">
            <text:p>2X7GSNTL0XUL6PBYITUMUDX5INP0M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77B0HFL42J107TDIHT7U0IGP2H0L6</text:p>
          </table:table-cell>
          <table:table-cell office:value-type="string">
            <text:p>A997OZ3H2B3Q2</text:p>
          </table:table-cell>
          <table:table-cell office:value-type="string">
            <text:p>Submitted</text:p>
          </table:table-cell>
          <table:table-cell office:value-type="string">
            <text:p>Sat Nov 10 07:17:29 GMT 2012</text:p>
          </table:table-cell>
          <table:table-cell office:value-type="string">
            <text:p>Sat Nov 10 07:17:43 GMT 2012</text:p>
          </table:table-cell>
          <table:table-cell office:value-type="string">
            <text:p>Fri Nov 16 23:17:43 PST 2012</text:p>
          </table:table-cell>
          <table:table-cell table:number-columns-repeated="3"/>
          <table:table-cell office:value-type="float" office:value="14">
            <text:p>14</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7:6.txt</text:p>
          </table:table-cell>
          <table:table-cell office:value-type="string">
            <text:p>Peace depends upon the free nations sticking together, and making a combined effort to check aggression and prevent war. In this respect, 1951 was a year of great achievement.&lt;br/&gt;&lt;br/&gt;In Korea the forces of the United Nations turned hack the Chinese Communist invasion-and did it without widening the area of conflict. The action of the United Nations in Korea has been a powerful deterrent to a third world war. However, the situation in Korea remains very hazardous. The outcome of the armistice negotiation still remains uncertain.&lt;br/&gt;&lt;br/&gt;</text:p>
          </table:table-cell>
          <table:table-cell office:value-type="string">
            <text:p>Nations</text:p>
          </table:table-cell>
          <table:table-cell office:value-type="string">
            <text:p>http://en.wikipedia.org/wiki/Nations</text:p>
          </table:table-cell>
          <table:table-cell office:value-type="string">
            <text:p>Suez Crisis</text:p>
          </table:table-cell>
          <table:table-cell office:value-type="string">
            <text:p>http://en.wikipedia.org/wiki/Suez_Crisis</text:p>
          </table:table-cell>
          <table:table-cell/>
          <table:table-cell office:value-type="float" office:value="2">
            <text:p>2</text:p>
          </table:table-cell>
          <table:table-cell table:number-columns-repeated="3"/>
          <table:table-cell table:formula="of:=CONCATENATE([.AB486];&quot;,&quot;;[.AC486];&quot;,&quot;; TEXT([.AK486];&quot;#&quot;))" office:value-type="string" office:string-value="LAU_ET_AL,EDA,2">
            <text:p>LAU_ET_AL,EDA,2</text:p>
          </table:table-cell>
        </table:table-row>
        <table:table-row table:style-name="ro1">
          <table:table-cell office:value-type="string">
            <text:p>2X7GSNTL0XUL6PBYITUMUDX5INP0M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MOY2AOO2GMMTPCTN0JCU6IAKKT559</text:p>
          </table:table-cell>
          <table:table-cell office:value-type="string">
            <text:p>A1AVAUPSZLDN64</text:p>
          </table:table-cell>
          <table:table-cell office:value-type="string">
            <text:p>Submitted</text:p>
          </table:table-cell>
          <table:table-cell office:value-type="string">
            <text:p>Sat Nov 10 07:40:17 GMT 2012</text:p>
          </table:table-cell>
          <table:table-cell office:value-type="string">
            <text:p>Sat Nov 10 07:40:25 GMT 2012</text:p>
          </table:table-cell>
          <table:table-cell office:value-type="string">
            <text:p>Fri Nov 16 23:40:25 PST 2012</text:p>
          </table:table-cell>
          <table:table-cell table:number-columns-repeated="3"/>
          <table:table-cell office:value-type="float" office:value="8">
            <text:p>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7:6.txt</text:p>
          </table:table-cell>
          <table:table-cell office:value-type="string">
            <text:p>Peace depends upon the free nations sticking together, and making a combined effort to check aggression and prevent war. In this respect, 1951 was a year of great achievement.&lt;br/&gt;&lt;br/&gt;In Korea the forces of the United Nations turned hack the Chinese Communist invasion-and did it without widening the area of conflict. The action of the United Nations in Korea has been a powerful deterrent to a third world war. However, the situation in Korea remains very hazardous. The outcome of the armistice negotiation still remains uncertain.&lt;br/&gt;&lt;br/&gt;</text:p>
          </table:table-cell>
          <table:table-cell office:value-type="string">
            <text:p>Nations</text:p>
          </table:table-cell>
          <table:table-cell office:value-type="string">
            <text:p>http://en.wikipedia.org/wiki/Nations</text:p>
          </table:table-cell>
          <table:table-cell office:value-type="string">
            <text:p>Suez Crisis</text:p>
          </table:table-cell>
          <table:table-cell office:value-type="string">
            <text:p>http://en.wikipedia.org/wiki/Suez_Crisis</text:p>
          </table:table-cell>
          <table:table-cell/>
          <table:table-cell office:value-type="float" office:value="1">
            <text:p>1</text:p>
          </table:table-cell>
          <table:table-cell table:number-columns-repeated="3"/>
          <table:table-cell table:formula="of:=CONCATENATE([.AB487];&quot;,&quot;;[.AC487];&quot;,&quot;; TEXT([.AK487];&quot;#&quot;))" office:value-type="string" office:string-value="LAU_ET_AL,EDA,1">
            <text:p>LAU_ET_AL,EDA,1</text:p>
          </table:table-cell>
        </table:table-row>
        <table:table-row table:style-name="ro1">
          <table:table-cell office:value-type="string">
            <text:p>26YFL6VCPWZ96W11PYM107SN6BA8N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6QB49F9SSSHCAPOVXJTDH5FI02SWA</text:p>
          </table:table-cell>
          <table:table-cell office:value-type="string">
            <text:p>A2CZR0MGSEILRP</text:p>
          </table:table-cell>
          <table:table-cell office:value-type="string">
            <text:p>Submitted</text:p>
          </table:table-cell>
          <table:table-cell office:value-type="string">
            <text:p>Sat Nov 10 06:42:09 GMT 2012</text:p>
          </table:table-cell>
          <table:table-cell office:value-type="string">
            <text:p>Sat Nov 10 06:42:51 GMT 2012</text:p>
          </table:table-cell>
          <table:table-cell office:value-type="string">
            <text:p>Fri Nov 16 22:42:51 PST 2012</text:p>
          </table:table-cell>
          <table:table-cell table:number-columns-repeated="3"/>
          <table:table-cell office:value-type="float" office:value="42">
            <text:p>42</text:p>
          </table:table-cell>
          <table:table-cell office:value-type="string">
            <text:p>100% (10/10)</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Theodore_Roosevelt_8:14.txt</text:p>
          </table:table-cell>
          <table:table-cell office:value-type="string">
            <text:p>It is earnestly to be desired that some method should be devised for doing away with the long delays which now obtain in the administration of justice, and which operate with peculiar severity against persons of small means, and favor only the very criminals whom it is most desirable to punish. These long delays in the final decisions of cases make in the aggregate a crying evil; and a remedy should be devised. Much of this intolerable delay is due to improper regard paid to technicalities which are a mere hindrance to justice. In some noted recent cases this over-regard for technicalities has resulted in a striking denial of justice, and flagrant wrong to the body politic.&lt;br/&gt;&lt;br/&gt;At the last election certain leaders of organized labor made a violent and sweeping attack upon the entire judiciary of the country, an attack couched in such terms as to include the most upright, honest and broad-minded judges, no less than those of narrower mind and more restricted outlook. It was the kind of attack admirably fitted to prevent any successful attempt to reform abuses of the judiciary, because it gave the champions of the unjust judge their eagerly desired opportunity to shift their ground into a championship of just judges who were unjustly assailed. Last year, before the House Committee on the Judiciary, these same labor leaders formulated their demands, specifying the bill that contained them, refusing all compromise, stating they wished the principle of that bill or nothing. They insisted on a provision that in a labor dispute no injunction should issue except to protect a property right, and specifically provided that the right to carry on business should not be construed as a property right; and in a second provision their bill made legal in a labor dispute any act or agreement by or between two or more persons that would not have been unlawful if done by a single person. In other words. this bill legalized blacklisting and boycotting in every form, legalizing, for instance, those forms of the secondary boycott which the anthracite coal strike commission so unreservedly condemned; while the right to carry on a business was explicitly taken out from under that protection which the law throws over property. The demand was made that there should be trial by jury in contempt cases, thereby most seriously impairing the authority of the courts. All this represented a course of policy which, if carried out, would mean the enthronement of class privilege in its crudest and most brutal form, and the destruction of one of the most essential functions of the judiciary in all civilized lands.&lt;br/&gt;&lt;br/&gt;</text:p>
          </table:table-cell>
          <table:table-cell office:value-type="string">
            <text:p>Switchblade</text:p>
          </table:table-cell>
          <table:table-cell office:value-type="string">
            <text:p>http://en.wikipedia.org/wiki/Switchblade</text:p>
          </table:table-cell>
          <table:table-cell office:value-type="string">
            <text:p>Judiciary in the Maldives</text:p>
          </table:table-cell>
          <table:table-cell office:value-type="string">
            <text:p>http://en.wikipedia.org/wiki/Judiciary_in_the_Maldives</text:p>
          </table:table-cell>
          <table:table-cell/>
          <table:table-cell office:value-type="float" office:value="2">
            <text:p>2</text:p>
          </table:table-cell>
          <table:table-cell table:number-columns-repeated="3"/>
          <table:table-cell table:formula="of:=CONCATENATE([.AB488];&quot;,&quot;;[.AC488];&quot;,&quot;; TEXT([.AK488];&quot;#&quot;))" office:value-type="string" office:string-value="LAU_ET_AL,EDA,2">
            <text:p>LAU_ET_AL,EDA,2</text:p>
          </table:table-cell>
        </table:table-row>
        <table:table-row table:style-name="ro1">
          <table:table-cell office:value-type="string">
            <text:p>26YFL6VCPWZ96W11PYM107SN6BA8N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8U4E6AUBXHW7QVKSJ0VJZWD131X1W</text:p>
          </table:table-cell>
          <table:table-cell office:value-type="string">
            <text:p>A1FE99W26464IW</text:p>
          </table:table-cell>
          <table:table-cell office:value-type="string">
            <text:p>Submitted</text:p>
          </table:table-cell>
          <table:table-cell office:value-type="string">
            <text:p>Sat Nov 10 08:50:30 GMT 2012</text:p>
          </table:table-cell>
          <table:table-cell office:value-type="string">
            <text:p>Sat Nov 10 08:50:36 GMT 2012</text:p>
          </table:table-cell>
          <table:table-cell office:value-type="string">
            <text:p>Sat Nov 17 00:50:36 PST 2012</text:p>
          </table:table-cell>
          <table:table-cell table:number-columns-repeated="3"/>
          <table:table-cell office:value-type="float" office:value="6">
            <text:p>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Theodore_Roosevelt_8:14.txt</text:p>
          </table:table-cell>
          <table:table-cell office:value-type="string">
            <text:p>It is earnestly to be desired that some method should be devised for doing away with the long delays which now obtain in the administration of justice, and which operate with peculiar severity against persons of small means, and favor only the very criminals whom it is most desirable to punish. These long delays in the final decisions of cases make in the aggregate a crying evil; and a remedy should be devised. Much of this intolerable delay is due to improper regard paid to technicalities which are a mere hindrance to justice. In some noted recent cases this over-regard for technicalities has resulted in a striking denial of justice, and flagrant wrong to the body politic.&lt;br/&gt;&lt;br/&gt;At the last election certain leaders of organized labor made a violent and sweeping attack upon the entire judiciary of the country, an attack couched in such terms as to include the most upright, honest and broad-minded judges, no less than those of narrower mind and more restricted outlook. It was the kind of attack admirably fitted to prevent any successful attempt to reform abuses of the judiciary, because it gave the champions of the unjust judge their eagerly desired opportunity to shift their ground into a championship of just judges who were unjustly assailed. Last year, before the House Committee on the Judiciary, these same labor leaders formulated their demands, specifying the bill that contained them, refusing all compromise, stating they wished the principle of that bill or nothing. They insisted on a provision that in a labor dispute no injunction should issue except to protect a property right, and specifically provided that the right to carry on business should not be construed as a property right; and in a second provision their bill made legal in a labor dispute any act or agreement by or between two or more persons that would not have been unlawful if done by a single person. In other words. this bill legalized blacklisting and boycotting in every form, legalizing, for instance, those forms of the secondary boycott which the anthracite coal strike commission so unreservedly condemned; while the right to carry on a business was explicitly taken out from under that protection which the law throws over property. The demand was made that there should be trial by jury in contempt cases, thereby most seriously impairing the authority of the courts. All this represented a course of policy which, if carried out, would mean the enthronement of class privilege in its crudest and most brutal form, and the destruction of one of the most essential functions of the judiciary in all civilized lands.&lt;br/&gt;&lt;br/&gt;</text:p>
          </table:table-cell>
          <table:table-cell office:value-type="string">
            <text:p>Switchblade</text:p>
          </table:table-cell>
          <table:table-cell office:value-type="string">
            <text:p>http://en.wikipedia.org/wiki/Switchblade</text:p>
          </table:table-cell>
          <table:table-cell office:value-type="string">
            <text:p>Judiciary in the Maldives</text:p>
          </table:table-cell>
          <table:table-cell office:value-type="string">
            <text:p>http://en.wikipedia.org/wiki/Judiciary_in_the_Maldives</text:p>
          </table:table-cell>
          <table:table-cell/>
          <table:table-cell office:value-type="float" office:value="2">
            <text:p>2</text:p>
          </table:table-cell>
          <table:table-cell table:number-columns-repeated="3"/>
          <table:table-cell table:formula="of:=CONCATENATE([.AB489];&quot;,&quot;;[.AC489];&quot;,&quot;; TEXT([.AK489];&quot;#&quot;))" office:value-type="string" office:string-value="LAU_ET_AL,EDA,2">
            <text:p>LAU_ET_AL,EDA,2</text:p>
          </table:table-cell>
        </table:table-row>
        <table:table-row table:style-name="ro1">
          <table:table-cell office:value-type="string">
            <text:p>26YFL6VCPWZ96W11PYM107SN6BA8N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EB3NAB6BFMFUXM3P3STRFDGO9BHUG</text:p>
          </table:table-cell>
          <table:table-cell office:value-type="string">
            <text:p>A1AVAUPSZLDN64</text:p>
          </table:table-cell>
          <table:table-cell office:value-type="string">
            <text:p>Submitted</text:p>
          </table:table-cell>
          <table:table-cell office:value-type="string">
            <text:p>Sat Nov 10 07:01:04 GMT 2012</text:p>
          </table:table-cell>
          <table:table-cell office:value-type="string">
            <text:p>Sat Nov 10 07:01:31 GMT 2012</text:p>
          </table:table-cell>
          <table:table-cell office:value-type="string">
            <text:p>Fri Nov 16 23:01:31 PST 2012</text:p>
          </table:table-cell>
          <table:table-cell table:number-columns-repeated="3"/>
          <table:table-cell office:value-type="float" office:value="27">
            <text:p>27</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Theodore_Roosevelt_8:14.txt</text:p>
          </table:table-cell>
          <table:table-cell office:value-type="string">
            <text:p>It is earnestly to be desired that some method should be devised for doing away with the long delays which now obtain in the administration of justice, and which operate with peculiar severity against persons of small means, and favor only the very criminals whom it is most desirable to punish. These long delays in the final decisions of cases make in the aggregate a crying evil; and a remedy should be devised. Much of this intolerable delay is due to improper regard paid to technicalities which are a mere hindrance to justice. In some noted recent cases this over-regard for technicalities has resulted in a striking denial of justice, and flagrant wrong to the body politic.&lt;br/&gt;&lt;br/&gt;At the last election certain leaders of organized labor made a violent and sweeping attack upon the entire judiciary of the country, an attack couched in such terms as to include the most upright, honest and broad-minded judges, no less than those of narrower mind and more restricted outlook. It was the kind of attack admirably fitted to prevent any successful attempt to reform abuses of the judiciary, because it gave the champions of the unjust judge their eagerly desired opportunity to shift their ground into a championship of just judges who were unjustly assailed. Last year, before the House Committee on the Judiciary, these same labor leaders formulated their demands, specifying the bill that contained them, refusing all compromise, stating they wished the principle of that bill or nothing. They insisted on a provision that in a labor dispute no injunction should issue except to protect a property right, and specifically provided that the right to carry on business should not be construed as a property right; and in a second provision their bill made legal in a labor dispute any act or agreement by or between two or more persons that would not have been unlawful if done by a single person. In other words. this bill legalized blacklisting and boycotting in every form, legalizing, for instance, those forms of the secondary boycott which the anthracite coal strike commission so unreservedly condemned; while the right to carry on a business was explicitly taken out from under that protection which the law throws over property. The demand was made that there should be trial by jury in contempt cases, thereby most seriously impairing the authority of the courts. All this represented a course of policy which, if carried out, would mean the enthronement of class privilege in its crudest and most brutal form, and the destruction of one of the most essential functions of the judiciary in all civilized lands.&lt;br/&gt;&lt;br/&gt;</text:p>
          </table:table-cell>
          <table:table-cell office:value-type="string">
            <text:p>Switchblade</text:p>
          </table:table-cell>
          <table:table-cell office:value-type="string">
            <text:p>http://en.wikipedia.org/wiki/Switchblade</text:p>
          </table:table-cell>
          <table:table-cell office:value-type="string">
            <text:p>Judiciary in the Maldives</text:p>
          </table:table-cell>
          <table:table-cell office:value-type="string">
            <text:p>http://en.wikipedia.org/wiki/Judiciary_in_the_Maldives</text:p>
          </table:table-cell>
          <table:table-cell office:value-type="string">
            <text:p>neither are close at all.</text:p>
          </table:table-cell>
          <table:table-cell office:value-type="float" office:value="2">
            <text:p>2</text:p>
          </table:table-cell>
          <table:table-cell table:number-columns-repeated="3"/>
          <table:table-cell table:formula="of:=CONCATENATE([.AB490];&quot;,&quot;;[.AC490];&quot;,&quot;; TEXT([.AK490];&quot;#&quot;))" office:value-type="string" office:string-value="LAU_ET_AL,EDA,2">
            <text:p>LAU_ET_AL,EDA,2</text:p>
          </table:table-cell>
        </table:table-row>
        <table:table-row table:style-name="ro1">
          <table:table-cell office:value-type="string">
            <text:p>27C8Y1THV8ERO7WYUU9M7SM5NDZ0N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1QNJ92NJKM0KKAO048Y42GTZQP8DH</text:p>
          </table:table-cell>
          <table:table-cell office:value-type="string">
            <text:p>A1AVAUPSZLDN64</text:p>
          </table:table-cell>
          <table:table-cell office:value-type="string">
            <text:p>Submitted</text:p>
          </table:table-cell>
          <table:table-cell office:value-type="string">
            <text:p>Sat Nov 10 06:43:00 GMT 2012</text:p>
          </table:table-cell>
          <table:table-cell office:value-type="string">
            <text:p>Sat Nov 10 06:43:25 GMT 2012</text:p>
          </table:table-cell>
          <table:table-cell office:value-type="string">
            <text:p>Fri Nov 16 22:43:25 PST 2012</text:p>
          </table:table-cell>
          <table:table-cell table:number-columns-repeated="3"/>
          <table:table-cell office:value-type="float" office:value="25">
            <text:p>25</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erbert_Hoover_1:65.txt</text:p>
          </table:table-cell>
          <table:table-cell office:value-type="string">
            <text:p>VETERANS&lt;br/&gt;&lt;br/&gt;It has been the policy of our Government almost from its inception to make provision for the men who have been disabled in defense of our country. This policy should be maintained. Originally it took the form of land grants and pensions. This system continued until our entry into the World War. The Congress at that time inaugurated a new plan of compensation, rehabilitation, hospitalization, medical care and treatment, and insurance, whereby benefits were awarded to those veterans and their immediate dependents whose disabilities were attributable to their war service. The basic principle in this legislation is sound.&lt;br/&gt;&lt;br/&gt;</text:p>
          </table:table-cell>
          <table:table-cell office:value-type="string">
            <text:p>Unemployment benefits</text:p>
          </table:table-cell>
          <table:table-cell office:value-type="string">
            <text:p>http://en.wikipedia.org/wiki/Unemployment_benefits</text:p>
          </table:table-cell>
          <table:table-cell office:value-type="string">
            <text:p>Ministerial Awards of the Russian Federation</text:p>
          </table:table-cell>
          <table:table-cell office:value-type="string">
            <text:p>http://en.wikipedia.org/wiki/Ministerial_Awards_of_the_Russian_Federation</text:p>
          </table:table-cell>
          <table:table-cell office:value-type="string">
            <text:p>Neither are close, chose the best I could.</text:p>
          </table:table-cell>
          <table:table-cell office:value-type="float" office:value="1">
            <text:p>1</text:p>
          </table:table-cell>
          <table:table-cell table:number-columns-repeated="3"/>
          <table:table-cell table:formula="of:=CONCATENATE([.AB491];&quot;,&quot;;[.AC491];&quot;,&quot;; TEXT([.AK491];&quot;#&quot;))" office:value-type="string" office:string-value="LAU_ET_AL,EDA,1">
            <text:p>LAU_ET_AL,EDA,1</text:p>
          </table:table-cell>
        </table:table-row>
        <table:table-row table:style-name="ro1">
          <table:table-cell office:value-type="string">
            <text:p>27C8Y1THV8ERO7WYUU9M7SM5NDZ0N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8L3DHJHP4BDST495IIS59X3QK03WQ</text:p>
          </table:table-cell>
          <table:table-cell office:value-type="string">
            <text:p>A3ABJN1IL7UCZ8</text:p>
          </table:table-cell>
          <table:table-cell office:value-type="string">
            <text:p>Submitted</text:p>
          </table:table-cell>
          <table:table-cell office:value-type="string">
            <text:p>Sat Nov 10 05:39:18 GMT 2012</text:p>
          </table:table-cell>
          <table:table-cell office:value-type="string">
            <text:p>Sat Nov 10 05:40:48 GMT 2012</text:p>
          </table:table-cell>
          <table:table-cell office:value-type="string">
            <text:p>Fri Nov 16 21:40:48 PST 2012</text:p>
          </table:table-cell>
          <table:table-cell table:number-columns-repeated="3"/>
          <table:table-cell office:value-type="float" office:value="90">
            <text:p>90</text:p>
          </table:table-cell>
          <table:table-cell office:value-type="string">
            <text:p>100% (3/3)</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erbert_Hoover_1:65.txt</text:p>
          </table:table-cell>
          <table:table-cell office:value-type="string">
            <text:p>VETERANS&lt;br/&gt;&lt;br/&gt;It has been the policy of our Government almost from its inception to make provision for the men who have been disabled in defense of our country. This policy should be maintained. Originally it took the form of land grants and pensions. This system continued until our entry into the World War. The Congress at that time inaugurated a new plan of compensation, rehabilitation, hospitalization, medical care and treatment, and insurance, whereby benefits were awarded to those veterans and their immediate dependents whose disabilities were attributable to their war service. The basic principle in this legislation is sound.&lt;br/&gt;&lt;br/&gt;</text:p>
          </table:table-cell>
          <table:table-cell office:value-type="string">
            <text:p>Unemployment benefits</text:p>
          </table:table-cell>
          <table:table-cell office:value-type="string">
            <text:p>http://en.wikipedia.org/wiki/Unemployment_benefits</text:p>
          </table:table-cell>
          <table:table-cell office:value-type="string">
            <text:p>Ministerial Awards of the Russian Federation</text:p>
          </table:table-cell>
          <table:table-cell office:value-type="string">
            <text:p>http://en.wikipedia.org/wiki/Ministerial_Awards_of_the_Russian_Federation</text:p>
          </table:table-cell>
          <table:table-cell/>
          <table:table-cell office:value-type="float" office:value="1">
            <text:p>1</text:p>
          </table:table-cell>
          <table:table-cell table:number-columns-repeated="3"/>
          <table:table-cell table:formula="of:=CONCATENATE([.AB492];&quot;,&quot;;[.AC492];&quot;,&quot;; TEXT([.AK492];&quot;#&quot;))" office:value-type="string" office:string-value="LAU_ET_AL,EDA,1">
            <text:p>LAU_ET_AL,EDA,1</text:p>
          </table:table-cell>
        </table:table-row>
        <table:table-row table:style-name="ro1">
          <table:table-cell office:value-type="string">
            <text:p>27C8Y1THV8ERO7WYUU9M7SM5NDZ0N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ZVTVOK5UFJ5G7VVLYQF6QS1M9S587</text:p>
          </table:table-cell>
          <table:table-cell office:value-type="string">
            <text:p>A2CZR0MGSEILRP</text:p>
          </table:table-cell>
          <table:table-cell office:value-type="string">
            <text:p>Submitted</text:p>
          </table:table-cell>
          <table:table-cell office:value-type="string">
            <text:p>Sat Nov 10 06:56:17 GMT 2012</text:p>
          </table:table-cell>
          <table:table-cell office:value-type="string">
            <text:p>Sat Nov 10 06:56:42 GMT 2012</text:p>
          </table:table-cell>
          <table:table-cell office:value-type="string">
            <text:p>Fri Nov 16 22:56:42 PST 2012</text:p>
          </table:table-cell>
          <table:table-cell table:number-columns-repeated="3"/>
          <table:table-cell office:value-type="float" office:value="25">
            <text:p>25</text:p>
          </table:table-cell>
          <table:table-cell office:value-type="string">
            <text:p>100% (10/10)</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erbert_Hoover_1:65.txt</text:p>
          </table:table-cell>
          <table:table-cell office:value-type="string">
            <text:p>VETERANS&lt;br/&gt;&lt;br/&gt;It has been the policy of our Government almost from its inception to make provision for the men who have been disabled in defense of our country. This policy should be maintained. Originally it took the form of land grants and pensions. This system continued until our entry into the World War. The Congress at that time inaugurated a new plan of compensation, rehabilitation, hospitalization, medical care and treatment, and insurance, whereby benefits were awarded to those veterans and their immediate dependents whose disabilities were attributable to their war service. The basic principle in this legislation is sound.&lt;br/&gt;&lt;br/&gt;</text:p>
          </table:table-cell>
          <table:table-cell office:value-type="string">
            <text:p>Unemployment benefits</text:p>
          </table:table-cell>
          <table:table-cell office:value-type="string">
            <text:p>http://en.wikipedia.org/wiki/Unemployment_benefits</text:p>
          </table:table-cell>
          <table:table-cell office:value-type="string">
            <text:p>Ministerial Awards of the Russian Federation</text:p>
          </table:table-cell>
          <table:table-cell office:value-type="string">
            <text:p>http://en.wikipedia.org/wiki/Ministerial_Awards_of_the_Russian_Federation</text:p>
          </table:table-cell>
          <table:table-cell/>
          <table:table-cell office:value-type="float" office:value="1">
            <text:p>1</text:p>
          </table:table-cell>
          <table:table-cell table:number-columns-repeated="3"/>
          <table:table-cell table:formula="of:=CONCATENATE([.AB493];&quot;,&quot;;[.AC493];&quot;,&quot;; TEXT([.AK493];&quot;#&quot;))" office:value-type="string" office:string-value="LAU_ET_AL,EDA,1">
            <text:p>LAU_ET_AL,EDA,1</text:p>
          </table:table-cell>
        </table:table-row>
        <table:table-row table:style-name="ro1">
          <table:table-cell office:value-type="string">
            <text:p>2CEJ5OPB0YVGEHMR3LYEX9U340OY6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7VYOCCF0CP5Z6DYPX9I5YG4Z36TU2</text:p>
          </table:table-cell>
          <table:table-cell office:value-type="string">
            <text:p>A1GQCJDGRPG8ZR</text:p>
          </table:table-cell>
          <table:table-cell office:value-type="string">
            <text:p>Submitted</text:p>
          </table:table-cell>
          <table:table-cell office:value-type="string">
            <text:p>Sat Nov 10 07:08:27 GMT 2012</text:p>
          </table:table-cell>
          <table:table-cell office:value-type="string">
            <text:p>Sat Nov 10 07:08:56 GMT 2012</text:p>
          </table:table-cell>
          <table:table-cell office:value-type="string">
            <text:p>Fri Nov 16 23:08:56 PST 2012</text:p>
          </table:table-cell>
          <table:table-cell table:number-columns-repeated="3"/>
          <table:table-cell office:value-type="float" office:value="29">
            <text:p>29</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4:29.txt</text:p>
          </table:table-cell>
          <table:table-cell office:value-type="string">
            <text:p>I have been a witness to the character of the American people, who have shown calm in times of danger, compassion for one another, and toughness for the long haul. All of us have been partners in a great enterprise. And even some of the youngest understand that we are living in historic times. Last month a girl in Lincoln, Rhode Island, sent me a letter. It began, &amp;quot;Dear George W. Bush.&amp;quot; &amp;quot;If there is anything you know, I Ashley Pearson age 10 can do to help anyone, please send me a letter and tell me what I can do to save our country.&amp;quot; She added this P.S.: &amp;quot;If you can send a letter to the troops ... please put, &amp;apos;Ashley Pearson believes in you.&amp;apos;&amp;quot; Tonight, Ashley, your message to our troops has just been conveyed. And yes, you have some duties yourself. Study hard in school, listen to your mom and dad, help someone in need, and when you and your friends see a man or woman in uniform, say &amp;quot;thank you.&amp;quot; And while you do your part, all of us here in this great chamber will do our best to keep you and the rest of America safe and free.&lt;br/&gt;&lt;br/&gt;My fellow citizens, we now move forward, with confidence and faith. Our Nation is strong and steadfast. The cause we serve is right, because it is the cause of all mankind. The momentum of freedom in our world is unmistakable - and it is not carried forward by our power alone. We can trust in that greater power Who guides the unfolding of the years. And in all that is to come, we can know that His purposes are just and true.&lt;br/&gt;&lt;br/&gt;</text:p>
          </table:table-cell>
          <table:table-cell office:value-type="string">
            <text:p>Iroquois</text:p>
          </table:table-cell>
          <table:table-cell office:value-type="string">
            <text:p>http://en.wikipedia.org/wiki/Iroquois</text:p>
          </table:table-cell>
          <table:table-cell office:value-type="string">
            <text:p>Battle of Mogadishu (2009)</text:p>
          </table:table-cell>
          <table:table-cell office:value-type="string">
            <text:p>http://en.wikipedia.org/wiki/Battle_of_Mogadishu_(2009)</text:p>
          </table:table-cell>
          <table:table-cell/>
          <table:table-cell office:value-type="float" office:value="2">
            <text:p>2</text:p>
          </table:table-cell>
          <table:table-cell table:number-columns-repeated="3"/>
          <table:table-cell table:formula="of:=CONCATENATE([.AB494];&quot;,&quot;;[.AC494];&quot;,&quot;; TEXT([.AK494];&quot;#&quot;))" office:value-type="string" office:string-value="LAU_ET_AL,EDA,2">
            <text:p>LAU_ET_AL,EDA,2</text:p>
          </table:table-cell>
        </table:table-row>
        <table:table-row table:style-name="ro1">
          <table:table-cell office:value-type="string">
            <text:p>2CEJ5OPB0YVGEHMR3LYEX9U340OY6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I6R9Y8TNKIME1AARP8SAOM0ZXT8VG</text:p>
          </table:table-cell>
          <table:table-cell office:value-type="string">
            <text:p>A1AVAUPSZLDN64</text:p>
          </table:table-cell>
          <table:table-cell office:value-type="string">
            <text:p>Submitted</text:p>
          </table:table-cell>
          <table:table-cell office:value-type="string">
            <text:p>Sat Nov 10 06:47:17 GMT 2012</text:p>
          </table:table-cell>
          <table:table-cell office:value-type="string">
            <text:p>Sat Nov 10 06:48:25 GMT 2012</text:p>
          </table:table-cell>
          <table:table-cell office:value-type="string">
            <text:p>Fri Nov 16 22:48:25 PST 2012</text:p>
          </table:table-cell>
          <table:table-cell table:number-columns-repeated="3"/>
          <table:table-cell office:value-type="float" office:value="68">
            <text:p>6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4:29.txt</text:p>
          </table:table-cell>
          <table:table-cell office:value-type="string">
            <text:p>I have been a witness to the character of the American people, who have shown calm in times of danger, compassion for one another, and toughness for the long haul. All of us have been partners in a great enterprise. And even some of the youngest understand that we are living in historic times. Last month a girl in Lincoln, Rhode Island, sent me a letter. It began, &amp;quot;Dear George W. Bush.&amp;quot; &amp;quot;If there is anything you know, I Ashley Pearson age 10 can do to help anyone, please send me a letter and tell me what I can do to save our country.&amp;quot; She added this P.S.: &amp;quot;If you can send a letter to the troops ... please put, &amp;apos;Ashley Pearson believes in you.&amp;apos;&amp;quot; Tonight, Ashley, your message to our troops has just been conveyed. And yes, you have some duties yourself. Study hard in school, listen to your mom and dad, help someone in need, and when you and your friends see a man or woman in uniform, say &amp;quot;thank you.&amp;quot; And while you do your part, all of us here in this great chamber will do our best to keep you and the rest of America safe and free.&lt;br/&gt;&lt;br/&gt;My fellow citizens, we now move forward, with confidence and faith. Our Nation is strong and steadfast. The cause we serve is right, because it is the cause of all mankind. The momentum of freedom in our world is unmistakable - and it is not carried forward by our power alone. We can trust in that greater power Who guides the unfolding of the years. And in all that is to come, we can know that His purposes are just and true.&lt;br/&gt;&lt;br/&gt;</text:p>
          </table:table-cell>
          <table:table-cell office:value-type="string">
            <text:p>Iroquois</text:p>
          </table:table-cell>
          <table:table-cell office:value-type="string">
            <text:p>http://en.wikipedia.org/wiki/Iroquois</text:p>
          </table:table-cell>
          <table:table-cell office:value-type="string">
            <text:p>Battle of Mogadishu (2009)</text:p>
          </table:table-cell>
          <table:table-cell office:value-type="string">
            <text:p>http://en.wikipedia.org/wiki/Battle_of_Mogadishu_(2009)</text:p>
          </table:table-cell>
          <table:table-cell/>
          <table:table-cell office:value-type="float" office:value="2">
            <text:p>2</text:p>
          </table:table-cell>
          <table:table-cell table:number-columns-repeated="3"/>
          <table:table-cell table:formula="of:=CONCATENATE([.AB495];&quot;,&quot;;[.AC495];&quot;,&quot;; TEXT([.AK495];&quot;#&quot;))" office:value-type="string" office:string-value="LAU_ET_AL,EDA,2">
            <text:p>LAU_ET_AL,EDA,2</text:p>
          </table:table-cell>
        </table:table-row>
        <table:table-row table:style-name="ro1">
          <table:table-cell office:value-type="string">
            <text:p>2CEJ5OPB0YVGEHMR3LYEX9U340OY6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M1KSSZVXX2QJEIZR0FYONIWB4RN5D</text:p>
          </table:table-cell>
          <table:table-cell office:value-type="string">
            <text:p>A997OZ3H2B3Q2</text:p>
          </table:table-cell>
          <table:table-cell office:value-type="string">
            <text:p>Submitted</text:p>
          </table:table-cell>
          <table:table-cell office:value-type="string">
            <text:p>Sat Nov 10 07:01:47 GMT 2012</text:p>
          </table:table-cell>
          <table:table-cell office:value-type="string">
            <text:p>Sat Nov 10 07:02:20 GMT 2012</text:p>
          </table:table-cell>
          <table:table-cell office:value-type="string">
            <text:p>Fri Nov 16 23:02:20 PST 2012</text:p>
          </table:table-cell>
          <table:table-cell table:number-columns-repeated="3"/>
          <table:table-cell office:value-type="float" office:value="33">
            <text:p>33</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4:29.txt</text:p>
          </table:table-cell>
          <table:table-cell office:value-type="string">
            <text:p>I have been a witness to the character of the American people, who have shown calm in times of danger, compassion for one another, and toughness for the long haul. All of us have been partners in a great enterprise. And even some of the youngest understand that we are living in historic times. Last month a girl in Lincoln, Rhode Island, sent me a letter. It began, &amp;quot;Dear George W. Bush.&amp;quot; &amp;quot;If there is anything you know, I Ashley Pearson age 10 can do to help anyone, please send me a letter and tell me what I can do to save our country.&amp;quot; She added this P.S.: &amp;quot;If you can send a letter to the troops ... please put, &amp;apos;Ashley Pearson believes in you.&amp;apos;&amp;quot; Tonight, Ashley, your message to our troops has just been conveyed. And yes, you have some duties yourself. Study hard in school, listen to your mom and dad, help someone in need, and when you and your friends see a man or woman in uniform, say &amp;quot;thank you.&amp;quot; And while you do your part, all of us here in this great chamber will do our best to keep you and the rest of America safe and free.&lt;br/&gt;&lt;br/&gt;My fellow citizens, we now move forward, with confidence and faith. Our Nation is strong and steadfast. The cause we serve is right, because it is the cause of all mankind. The momentum of freedom in our world is unmistakable - and it is not carried forward by our power alone. We can trust in that greater power Who guides the unfolding of the years. And in all that is to come, we can know that His purposes are just and true.&lt;br/&gt;&lt;br/&gt;</text:p>
          </table:table-cell>
          <table:table-cell office:value-type="string">
            <text:p>Iroquois</text:p>
          </table:table-cell>
          <table:table-cell office:value-type="string">
            <text:p>http://en.wikipedia.org/wiki/Iroquois</text:p>
          </table:table-cell>
          <table:table-cell office:value-type="string">
            <text:p>Battle of Mogadishu (2009)</text:p>
          </table:table-cell>
          <table:table-cell office:value-type="string">
            <text:p>http://en.wikipedia.org/wiki/Battle_of_Mogadishu_(2009)</text:p>
          </table:table-cell>
          <table:table-cell office:value-type="string">
            <text:p>no relation with either two choices</text:p>
          </table:table-cell>
          <table:table-cell/>
          <table:table-cell table:number-columns-repeated="3"/>
          <table:table-cell table:formula="of:=CONCATENATE([.AB496];&quot;,&quot;;[.AC496];&quot;,&quot;; TEXT([.AK496];&quot;#&quot;))" office:value-type="string" office:string-value="LAU_ET_AL,EDA,">
            <text:p>LAU_ET_AL,EDA,</text:p>
          </table:table-cell>
        </table:table-row>
        <table:table-row table:style-name="ro1">
          <table:table-cell office:value-type="string">
            <text:p>2JV21O3W5XH0YYDXPCBYMPLSS5MBH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MU6DG67D1X3A93P7MFKAJE1WPQG9T</text:p>
          </table:table-cell>
          <table:table-cell office:value-type="string">
            <text:p>A1GQCJDGRPG8ZR</text:p>
          </table:table-cell>
          <table:table-cell office:value-type="string">
            <text:p>Submitted</text:p>
          </table:table-cell>
          <table:table-cell office:value-type="string">
            <text:p>Sat Nov 10 07:42:56 GMT 2012</text:p>
          </table:table-cell>
          <table:table-cell office:value-type="string">
            <text:p>Sat Nov 10 07:43:17 GMT 2012</text:p>
          </table:table-cell>
          <table:table-cell office:value-type="string">
            <text:p>Fri Nov 16 23:43:17 PST 2012</text:p>
          </table:table-cell>
          <table:table-cell table:number-columns-repeated="3"/>
          <table:table-cell office:value-type="float" office:value="21">
            <text:p>21</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ohn_F._Kennedy_2:54.txt</text:p>
          </table:table-cell>
          <table:table-cell office:value-type="string">
            <text:p>But the greatest challenge of all is posed by the growth of the European Common Market. Assuming the accession of the United Kingdom, there will arise across the Atlantic a trading partner behind a single external tariff similar to ours with an economy which nearly equals our own. Will we in this country adapt our thinking to these new prospects and patterns--or will we wait until events have passed us by?&lt;br/&gt;&lt;br/&gt;This is the year to decide. The Reciprocal Trade Act is expiring. We need a new law--a wholly new approach--a bold new instrument of American trade policy. Our decision could well affect the unity of the West, the course of the Cold War, and the economic growth of our Nation for a generation to come.&lt;br/&gt;&lt;br/&gt;</text:p>
          </table:table-cell>
          <table:table-cell office:value-type="string">
            <text:p>Nations</text:p>
          </table:table-cell>
          <table:table-cell office:value-type="string">
            <text:p>http://en.wikipedia.org/wiki/Nations</text:p>
          </table:table-cell>
          <table:table-cell office:value-type="string">
            <text:p>Washington's crossing of the Delaware River</text:p>
          </table:table-cell>
          <table:table-cell office:value-type="string">
            <text:p>http://en.wikipedia.org/wiki/Washington's_crossing_of_the_Delaware_River</text:p>
          </table:table-cell>
          <table:table-cell/>
          <table:table-cell office:value-type="float" office:value="2">
            <text:p>2</text:p>
          </table:table-cell>
          <table:table-cell table:number-columns-repeated="3"/>
          <table:table-cell table:formula="of:=CONCATENATE([.AB497];&quot;,&quot;;[.AC497];&quot;,&quot;; TEXT([.AK497];&quot;#&quot;))" office:value-type="string" office:string-value="LAU_ET_AL,EDA,2">
            <text:p>LAU_ET_AL,EDA,2</text:p>
          </table:table-cell>
        </table:table-row>
        <table:table-row table:style-name="ro1">
          <table:table-cell office:value-type="string">
            <text:p>2JV21O3W5XH0YYDXPCBYMPLSS5MBH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RQW2GTP9RA77EKR8G0Y0OF7A1MPUW</text:p>
          </table:table-cell>
          <table:table-cell office:value-type="string">
            <text:p>A1AVAUPSZLDN64</text:p>
          </table:table-cell>
          <table:table-cell office:value-type="string">
            <text:p>Submitted</text:p>
          </table:table-cell>
          <table:table-cell office:value-type="string">
            <text:p>Sat Nov 10 07:39:44 GMT 2012</text:p>
          </table:table-cell>
          <table:table-cell office:value-type="string">
            <text:p>Sat Nov 10 07:40:08 GMT 2012</text:p>
          </table:table-cell>
          <table:table-cell office:value-type="string">
            <text:p>Fri Nov 16 23:40:08 PST 2012</text:p>
          </table:table-cell>
          <table:table-cell table:number-columns-repeated="3"/>
          <table:table-cell office:value-type="float" office:value="24">
            <text:p>24</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ohn_F._Kennedy_2:54.txt</text:p>
          </table:table-cell>
          <table:table-cell office:value-type="string">
            <text:p>But the greatest challenge of all is posed by the growth of the European Common Market. Assuming the accession of the United Kingdom, there will arise across the Atlantic a trading partner behind a single external tariff similar to ours with an economy which nearly equals our own. Will we in this country adapt our thinking to these new prospects and patterns--or will we wait until events have passed us by?&lt;br/&gt;&lt;br/&gt;This is the year to decide. The Reciprocal Trade Act is expiring. We need a new law--a wholly new approach--a bold new instrument of American trade policy. Our decision could well affect the unity of the West, the course of the Cold War, and the economic growth of our Nation for a generation to come.&lt;br/&gt;&lt;br/&gt;</text:p>
          </table:table-cell>
          <table:table-cell office:value-type="string">
            <text:p>Nations</text:p>
          </table:table-cell>
          <table:table-cell office:value-type="string">
            <text:p>http://en.wikipedia.org/wiki/Nations</text:p>
          </table:table-cell>
          <table:table-cell office:value-type="string">
            <text:p>Washington's crossing of the Delaware River</text:p>
          </table:table-cell>
          <table:table-cell office:value-type="string">
            <text:p>http://en.wikipedia.org/wiki/Washington's_crossing_of_the_Delaware_River</text:p>
          </table:table-cell>
          <table:table-cell/>
          <table:table-cell office:value-type="float" office:value="1">
            <text:p>1</text:p>
          </table:table-cell>
          <table:table-cell table:number-columns-repeated="3"/>
          <table:table-cell table:formula="of:=CONCATENATE([.AB498];&quot;,&quot;;[.AC498];&quot;,&quot;; TEXT([.AK498];&quot;#&quot;))" office:value-type="string" office:string-value="LAU_ET_AL,EDA,1">
            <text:p>LAU_ET_AL,EDA,1</text:p>
          </table:table-cell>
        </table:table-row>
        <table:table-row table:style-name="ro1">
          <table:table-cell office:value-type="string">
            <text:p>2JV21O3W5XH0YYDXPCBYMPLSS5MBH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SL3HVWAVKI6HW7V9BY2799QROGGOB</text:p>
          </table:table-cell>
          <table:table-cell office:value-type="string">
            <text:p>A997OZ3H2B3Q2</text:p>
          </table:table-cell>
          <table:table-cell office:value-type="string">
            <text:p>Submitted</text:p>
          </table:table-cell>
          <table:table-cell office:value-type="string">
            <text:p>Sat Nov 10 09:02:53 GMT 2012</text:p>
          </table:table-cell>
          <table:table-cell office:value-type="string">
            <text:p>Sat Nov 10 09:03:09 GMT 2012</text:p>
          </table:table-cell>
          <table:table-cell office:value-type="string">
            <text:p>Sat Nov 17 01:03:09 PST 2012</text:p>
          </table:table-cell>
          <table:table-cell table:number-columns-repeated="3"/>
          <table:table-cell office:value-type="float" office:value="16">
            <text:p>16</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ohn_F._Kennedy_2:54.txt</text:p>
          </table:table-cell>
          <table:table-cell office:value-type="string">
            <text:p>But the greatest challenge of all is posed by the growth of the European Common Market. Assuming the accession of the United Kingdom, there will arise across the Atlantic a trading partner behind a single external tariff similar to ours with an economy which nearly equals our own. Will we in this country adapt our thinking to these new prospects and patterns--or will we wait until events have passed us by?&lt;br/&gt;&lt;br/&gt;This is the year to decide. The Reciprocal Trade Act is expiring. We need a new law--a wholly new approach--a bold new instrument of American trade policy. Our decision could well affect the unity of the West, the course of the Cold War, and the economic growth of our Nation for a generation to come.&lt;br/&gt;&lt;br/&gt;</text:p>
          </table:table-cell>
          <table:table-cell office:value-type="string">
            <text:p>Nations</text:p>
          </table:table-cell>
          <table:table-cell office:value-type="string">
            <text:p>http://en.wikipedia.org/wiki/Nations</text:p>
          </table:table-cell>
          <table:table-cell office:value-type="string">
            <text:p>Washington's crossing of the Delaware River</text:p>
          </table:table-cell>
          <table:table-cell office:value-type="string">
            <text:p>http://en.wikipedia.org/wiki/Washington's_crossing_of_the_Delaware_River</text:p>
          </table:table-cell>
          <table:table-cell/>
          <table:table-cell office:value-type="float" office:value="1">
            <text:p>1</text:p>
          </table:table-cell>
          <table:table-cell table:number-columns-repeated="3"/>
          <table:table-cell table:formula="of:=CONCATENATE([.AB499];&quot;,&quot;;[.AC499];&quot;,&quot;; TEXT([.AK499];&quot;#&quot;))" office:value-type="string" office:string-value="LAU_ET_AL,EDA,1">
            <text:p>LAU_ET_AL,EDA,1</text:p>
          </table:table-cell>
        </table:table-row>
        <table:table-row table:style-name="ro1">
          <table:table-cell office:value-type="string">
            <text:p>2BQLZ6R70G5ROH1DQDMEFWSSWLF8O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9YKW4ZMAZHH609KXAFNVVRHB2L9IH</text:p>
          </table:table-cell>
          <table:table-cell office:value-type="string">
            <text:p>A997OZ3H2B3Q2</text:p>
          </table:table-cell>
          <table:table-cell office:value-type="string">
            <text:p>Submitted</text:p>
          </table:table-cell>
          <table:table-cell office:value-type="string">
            <text:p>Sat Nov 10 08:53:05 GMT 2012</text:p>
          </table:table-cell>
          <table:table-cell office:value-type="string">
            <text:p>Sat Nov 10 08:53:16 GMT 2012</text:p>
          </table:table-cell>
          <table:table-cell office:value-type="string">
            <text:p>Sat Nov 17 00:53:16 PST 2012</text:p>
          </table:table-cell>
          <table:table-cell table:number-columns-repeated="3"/>
          <table:table-cell office:value-type="float" office:value="11">
            <text:p>11</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Ulysses_S._Grant_3:7.txt</text:p>
          </table:table-cell>
          <table:table-cell office:value-type="string">
            <text:p>The ratifications of the consular and naturalization conventions with the Austro-Hungarian Empire have been exchanged.&lt;br/&gt;&lt;br/&gt;I have been officially informed of the annexation of the States of the Church to the Kingdom of Italy, and the removal of the capital of that Kingdom to Rome. In conformity with the established policy of the United States, I have recognized this change. The ratifications of the new treaty of commerce between the United States and Italy have been exchanged. The two powers have agreed in this treaty that private property at sea shall be exempt from capture in case of war between the two powers. The United States have spared no opportunity of incorporating this rule into the obligation of nations.&lt;br/&gt;&lt;br/&gt;</text:p>
          </table:table-cell>
          <table:table-cell office:value-type="string">
            <text:p>Treaty</text:p>
          </table:table-cell>
          <table:table-cell office:value-type="string">
            <text:p>http://en.wikipedia.org/wiki/Treaty</text:p>
          </table:table-cell>
          <table:table-cell office:value-type="string">
            <text:p>Little Entente</text:p>
          </table:table-cell>
          <table:table-cell office:value-type="string">
            <text:p>http://en.wikipedia.org/wiki/Little_Entente</text:p>
          </table:table-cell>
          <table:table-cell/>
          <table:table-cell office:value-type="float" office:value="1">
            <text:p>1</text:p>
          </table:table-cell>
          <table:table-cell table:number-columns-repeated="3"/>
          <table:table-cell table:formula="of:=CONCATENATE([.AB500];&quot;,&quot;;[.AC500];&quot;,&quot;; TEXT([.AK500];&quot;#&quot;))" office:value-type="string" office:string-value="LAU_ET_AL,EDA,1">
            <text:p>LAU_ET_AL,EDA,1</text:p>
          </table:table-cell>
        </table:table-row>
        <table:table-row table:style-name="ro1">
          <table:table-cell office:value-type="string">
            <text:p>2BQLZ6R70G5ROH1DQDMEFWSSWLF8O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IF46UXFCD45CL2YUNJN1KINDBGTVU</text:p>
          </table:table-cell>
          <table:table-cell office:value-type="string">
            <text:p>AVQ23YRFWZKHH</text:p>
          </table:table-cell>
          <table:table-cell office:value-type="string">
            <text:p>Submitted</text:p>
          </table:table-cell>
          <table:table-cell office:value-type="string">
            <text:p>Sat Nov 10 07:31:00 GMT 2012</text:p>
          </table:table-cell>
          <table:table-cell office:value-type="string">
            <text:p>Sat Nov 10 07:31:14 GMT 2012</text:p>
          </table:table-cell>
          <table:table-cell office:value-type="string">
            <text:p>Fri Nov 16 23:31:14 PST 2012</text:p>
          </table:table-cell>
          <table:table-cell table:number-columns-repeated="3"/>
          <table:table-cell office:value-type="float" office:value="14">
            <text:p>14</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Ulysses_S._Grant_3:7.txt</text:p>
          </table:table-cell>
          <table:table-cell office:value-type="string">
            <text:p>The ratifications of the consular and naturalization conventions with the Austro-Hungarian Empire have been exchanged.&lt;br/&gt;&lt;br/&gt;I have been officially informed of the annexation of the States of the Church to the Kingdom of Italy, and the removal of the capital of that Kingdom to Rome. In conformity with the established policy of the United States, I have recognized this change. The ratifications of the new treaty of commerce between the United States and Italy have been exchanged. The two powers have agreed in this treaty that private property at sea shall be exempt from capture in case of war between the two powers. The United States have spared no opportunity of incorporating this rule into the obligation of nations.&lt;br/&gt;&lt;br/&gt;</text:p>
          </table:table-cell>
          <table:table-cell office:value-type="string">
            <text:p>Treaty</text:p>
          </table:table-cell>
          <table:table-cell office:value-type="string">
            <text:p>http://en.wikipedia.org/wiki/Treaty</text:p>
          </table:table-cell>
          <table:table-cell office:value-type="string">
            <text:p>Little Entente</text:p>
          </table:table-cell>
          <table:table-cell office:value-type="string">
            <text:p>http://en.wikipedia.org/wiki/Little_Entente</text:p>
          </table:table-cell>
          <table:table-cell/>
          <table:table-cell office:value-type="float" office:value="1">
            <text:p>1</text:p>
          </table:table-cell>
          <table:table-cell table:number-columns-repeated="3"/>
          <table:table-cell table:formula="of:=CONCATENATE([.AB501];&quot;,&quot;;[.AC501];&quot;,&quot;; TEXT([.AK501];&quot;#&quot;))" office:value-type="string" office:string-value="LAU_ET_AL,EDA,1">
            <text:p>LAU_ET_AL,EDA,1</text:p>
          </table:table-cell>
        </table:table-row>
        <table:table-row table:style-name="ro1">
          <table:table-cell office:value-type="string">
            <text:p>2BQLZ6R70G5ROH1DQDMEFWSSWLF8O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X5WIOV1S7SNIMHL1BUYLZ8NI8RKZ9</text:p>
          </table:table-cell>
          <table:table-cell office:value-type="string">
            <text:p>A1AVAUPSZLDN64</text:p>
          </table:table-cell>
          <table:table-cell office:value-type="string">
            <text:p>Submitted</text:p>
          </table:table-cell>
          <table:table-cell office:value-type="string">
            <text:p>Sat Nov 10 06:04:26 GMT 2012</text:p>
          </table:table-cell>
          <table:table-cell office:value-type="string">
            <text:p>Sat Nov 10 06:04:51 GMT 2012</text:p>
          </table:table-cell>
          <table:table-cell office:value-type="string">
            <text:p>Fri Nov 16 22:04:51 PST 2012</text:p>
          </table:table-cell>
          <table:table-cell table:number-columns-repeated="3"/>
          <table:table-cell office:value-type="float" office:value="25">
            <text:p>25</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Ulysses_S._Grant_3:7.txt</text:p>
          </table:table-cell>
          <table:table-cell office:value-type="string">
            <text:p>The ratifications of the consular and naturalization conventions with the Austro-Hungarian Empire have been exchanged.&lt;br/&gt;&lt;br/&gt;I have been officially informed of the annexation of the States of the Church to the Kingdom of Italy, and the removal of the capital of that Kingdom to Rome. In conformity with the established policy of the United States, I have recognized this change. The ratifications of the new treaty of commerce between the United States and Italy have been exchanged. The two powers have agreed in this treaty that private property at sea shall be exempt from capture in case of war between the two powers. The United States have spared no opportunity of incorporating this rule into the obligation of nations.&lt;br/&gt;&lt;br/&gt;</text:p>
          </table:table-cell>
          <table:table-cell office:value-type="string">
            <text:p>Treaty</text:p>
          </table:table-cell>
          <table:table-cell office:value-type="string">
            <text:p>http://en.wikipedia.org/wiki/Treaty</text:p>
          </table:table-cell>
          <table:table-cell office:value-type="string">
            <text:p>Little Entente</text:p>
          </table:table-cell>
          <table:table-cell office:value-type="string">
            <text:p>http://en.wikipedia.org/wiki/Little_Entente</text:p>
          </table:table-cell>
          <table:table-cell/>
          <table:table-cell office:value-type="float" office:value="1">
            <text:p>1</text:p>
          </table:table-cell>
          <table:table-cell table:number-columns-repeated="3"/>
          <table:table-cell table:formula="of:=CONCATENATE([.AB502];&quot;,&quot;;[.AC502];&quot;,&quot;; TEXT([.AK502];&quot;#&quot;))" office:value-type="string" office:string-value="LAU_ET_AL,EDA,1">
            <text:p>LAU_ET_AL,EDA,1</text:p>
          </table:table-cell>
        </table:table-row>
        <table:table-row table:style-name="ro1">
          <table:table-cell office:value-type="string">
            <text:p>2JZECWA6X3YORL35JZWK5PTIQGZNM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7J24SMEZZ2MXTASG4ZPHY383DRK3B</text:p>
          </table:table-cell>
          <table:table-cell office:value-type="string">
            <text:p>A1Q7VWUBIJOK17</text:p>
          </table:table-cell>
          <table:table-cell office:value-type="string">
            <text:p>Submitted</text:p>
          </table:table-cell>
          <table:table-cell office:value-type="string">
            <text:p>Sat Nov 10 05:42:51 GMT 2012</text:p>
          </table:table-cell>
          <table:table-cell office:value-type="string">
            <text:p>Sat Nov 10 05:43:46 GMT 2012</text:p>
          </table:table-cell>
          <table:table-cell office:value-type="string">
            <text:p>Fri Nov 16 21:43:46 PST 2012</text:p>
          </table:table-cell>
          <table:table-cell table:number-columns-repeated="3"/>
          <table:table-cell office:value-type="float" office:value="55">
            <text:p>55</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Rutherford_B._Hayes_1:9.txt</text:p>
          </table:table-cell>
          <table:table-cell office:value-type="string">
            <text:p>In adapting the new silver coinage to the ordinary uses of currency in the everyday transactions of life and prescribing the quality of legal tender to be assigned to it, a consideration of the first importance should be so to adjust the ratio between the silver and the gold coinage, which now constitutes our specie currency, as to accomplish the desired end of maintaining the circulation of the two metallic currencies and keeping up the volume of the two precious metals as our intrinsic money. It is a mixed question, for scientific reasoning and historical experience to determine, how far and by what methods a practical equilibrium can be maintained which will keep both metals in circulation in their appropriate spheres of common use.&lt;br/&gt;&lt;br/&gt;An absolute equality of commercial value, free from disturbing fluctuations, is hardly attainable, and without it an unlimited legal tender for private transactions assigned to both metals would irresistibly tend to drive out of circulation the clearer coinage and disappoint the principal object proposed by the legislation in view. I apprehend, therefore, that the two conditions of a near approach to equality of commercial value between the gold and silver coinage of the same denomination and of a limitation of the amounts for which the silver coinage is to be a legal tender are essential to maintaining both in circulation. If these conditions can be successfully observed, the issue from the mint of silver dollars would afford material assistance to the community in the transition to redeemable paper money, and would facilitate the resumption of specie payment and its permanent establishment. Without these conditions I fear that only mischief and misfortune would flow from a coinage of silver dollars with the quality of unlimited legal tender, even in private transactions.&lt;br/&gt;&lt;br/&gt;</text:p>
          </table:table-cell>
          <table:table-cell office:value-type="string">
            <text:p>History of the United States dollar</text:p>
          </table:table-cell>
          <table:table-cell office:value-type="string">
            <text:p>http://en.wikipedia.org/wiki/History_of_the_United_States_dollar</text:p>
          </table:table-cell>
          <table:table-cell office:value-type="string">
            <text:p>Fiscal</text:p>
          </table:table-cell>
          <table:table-cell office:value-type="string">
            <text:p>http://en.wikipedia.org/wiki/Fiscal</text:p>
          </table:table-cell>
          <table:table-cell/>
          <table:table-cell office:value-type="float" office:value="1">
            <text:p>1</text:p>
          </table:table-cell>
          <table:table-cell table:number-columns-repeated="3"/>
          <table:table-cell table:formula="of:=CONCATENATE([.AB503];&quot;,&quot;;[.AC503];&quot;,&quot;; TEXT([.AK503];&quot;#&quot;))" office:value-type="string" office:string-value="EDA,LAU_ET_AL,1">
            <text:p>EDA,LAU_ET_AL,1</text:p>
          </table:table-cell>
        </table:table-row>
        <table:table-row table:style-name="ro1">
          <table:table-cell office:value-type="string">
            <text:p>2JZECWA6X3YORL35JZWK5PTIQGZNM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DFAB6BFMFFOD76Y83AFLGESMHOWJX</text:p>
          </table:table-cell>
          <table:table-cell office:value-type="string">
            <text:p>A1AVAUPSZLDN64</text:p>
          </table:table-cell>
          <table:table-cell office:value-type="string">
            <text:p>Submitted</text:p>
          </table:table-cell>
          <table:table-cell office:value-type="string">
            <text:p>Sat Nov 10 06:36:30 GMT 2012</text:p>
          </table:table-cell>
          <table:table-cell office:value-type="string">
            <text:p>Sat Nov 10 06:36:58 GMT 2012</text:p>
          </table:table-cell>
          <table:table-cell office:value-type="string">
            <text:p>Fri Nov 16 22:36:58 PST 2012</text:p>
          </table:table-cell>
          <table:table-cell table:number-columns-repeated="3"/>
          <table:table-cell office:value-type="float" office:value="28">
            <text:p>2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Rutherford_B._Hayes_1:9.txt</text:p>
          </table:table-cell>
          <table:table-cell office:value-type="string">
            <text:p>In adapting the new silver coinage to the ordinary uses of currency in the everyday transactions of life and prescribing the quality of legal tender to be assigned to it, a consideration of the first importance should be so to adjust the ratio between the silver and the gold coinage, which now constitutes our specie currency, as to accomplish the desired end of maintaining the circulation of the two metallic currencies and keeping up the volume of the two precious metals as our intrinsic money. It is a mixed question, for scientific reasoning and historical experience to determine, how far and by what methods a practical equilibrium can be maintained which will keep both metals in circulation in their appropriate spheres of common use.&lt;br/&gt;&lt;br/&gt;An absolute equality of commercial value, free from disturbing fluctuations, is hardly attainable, and without it an unlimited legal tender for private transactions assigned to both metals would irresistibly tend to drive out of circulation the clearer coinage and disappoint the principal object proposed by the legislation in view. I apprehend, therefore, that the two conditions of a near approach to equality of commercial value between the gold and silver coinage of the same denomination and of a limitation of the amounts for which the silver coinage is to be a legal tender are essential to maintaining both in circulation. If these conditions can be successfully observed, the issue from the mint of silver dollars would afford material assistance to the community in the transition to redeemable paper money, and would facilitate the resumption of specie payment and its permanent establishment. Without these conditions I fear that only mischief and misfortune would flow from a coinage of silver dollars with the quality of unlimited legal tender, even in private transactions.&lt;br/&gt;&lt;br/&gt;</text:p>
          </table:table-cell>
          <table:table-cell office:value-type="string">
            <text:p>History of the United States dollar</text:p>
          </table:table-cell>
          <table:table-cell office:value-type="string">
            <text:p>http://en.wikipedia.org/wiki/History_of_the_United_States_dollar</text:p>
          </table:table-cell>
          <table:table-cell office:value-type="string">
            <text:p>Fiscal</text:p>
          </table:table-cell>
          <table:table-cell office:value-type="string">
            <text:p>http://en.wikipedia.org/wiki/Fiscal</text:p>
          </table:table-cell>
          <table:table-cell/>
          <table:table-cell office:value-type="float" office:value="1">
            <text:p>1</text:p>
          </table:table-cell>
          <table:table-cell table:number-columns-repeated="3"/>
          <table:table-cell table:formula="of:=CONCATENATE([.AB504];&quot;,&quot;;[.AC504];&quot;,&quot;; TEXT([.AK504];&quot;#&quot;))" office:value-type="string" office:string-value="EDA,LAU_ET_AL,1">
            <text:p>EDA,LAU_ET_AL,1</text:p>
          </table:table-cell>
        </table:table-row>
        <table:table-row table:style-name="ro1">
          <table:table-cell office:value-type="string">
            <text:p>2JZECWA6X3YORL35JZWK5PTIQGZNM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IPMB3Q39Z0BL3HTD3VE3STV11FJUN</text:p>
          </table:table-cell>
          <table:table-cell office:value-type="string">
            <text:p>A1GQCJDGRPG8ZR</text:p>
          </table:table-cell>
          <table:table-cell office:value-type="string">
            <text:p>Submitted</text:p>
          </table:table-cell>
          <table:table-cell office:value-type="string">
            <text:p>Sat Nov 10 07:22:34 GMT 2012</text:p>
          </table:table-cell>
          <table:table-cell office:value-type="string">
            <text:p>Sat Nov 10 07:23:21 GMT 2012</text:p>
          </table:table-cell>
          <table:table-cell office:value-type="string">
            <text:p>Fri Nov 16 23:23:21 PST 2012</text:p>
          </table:table-cell>
          <table:table-cell table:number-columns-repeated="3"/>
          <table:table-cell office:value-type="float" office:value="47">
            <text:p>4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Rutherford_B._Hayes_1:9.txt</text:p>
          </table:table-cell>
          <table:table-cell office:value-type="string">
            <text:p>In adapting the new silver coinage to the ordinary uses of currency in the everyday transactions of life and prescribing the quality of legal tender to be assigned to it, a consideration of the first importance should be so to adjust the ratio between the silver and the gold coinage, which now constitutes our specie currency, as to accomplish the desired end of maintaining the circulation of the two metallic currencies and keeping up the volume of the two precious metals as our intrinsic money. It is a mixed question, for scientific reasoning and historical experience to determine, how far and by what methods a practical equilibrium can be maintained which will keep both metals in circulation in their appropriate spheres of common use.&lt;br/&gt;&lt;br/&gt;An absolute equality of commercial value, free from disturbing fluctuations, is hardly attainable, and without it an unlimited legal tender for private transactions assigned to both metals would irresistibly tend to drive out of circulation the clearer coinage and disappoint the principal object proposed by the legislation in view. I apprehend, therefore, that the two conditions of a near approach to equality of commercial value between the gold and silver coinage of the same denomination and of a limitation of the amounts for which the silver coinage is to be a legal tender are essential to maintaining both in circulation. If these conditions can be successfully observed, the issue from the mint of silver dollars would afford material assistance to the community in the transition to redeemable paper money, and would facilitate the resumption of specie payment and its permanent establishment. Without these conditions I fear that only mischief and misfortune would flow from a coinage of silver dollars with the quality of unlimited legal tender, even in private transactions.&lt;br/&gt;&lt;br/&gt;</text:p>
          </table:table-cell>
          <table:table-cell office:value-type="string">
            <text:p>History of the United States dollar</text:p>
          </table:table-cell>
          <table:table-cell office:value-type="string">
            <text:p>http://en.wikipedia.org/wiki/History_of_the_United_States_dollar</text:p>
          </table:table-cell>
          <table:table-cell office:value-type="string">
            <text:p>Fiscal</text:p>
          </table:table-cell>
          <table:table-cell office:value-type="string">
            <text:p>http://en.wikipedia.org/wiki/Fiscal</text:p>
          </table:table-cell>
          <table:table-cell/>
          <table:table-cell office:value-type="float" office:value="1">
            <text:p>1</text:p>
          </table:table-cell>
          <table:table-cell table:number-columns-repeated="3"/>
          <table:table-cell table:formula="of:=CONCATENATE([.AB505];&quot;,&quot;;[.AC505];&quot;,&quot;; TEXT([.AK505];&quot;#&quot;))" office:value-type="string" office:string-value="EDA,LAU_ET_AL,1">
            <text:p>EDA,LAU_ET_AL,1</text:p>
          </table:table-cell>
        </table:table-row>
        <table:table-row table:style-name="ro1">
          <table:table-cell office:value-type="string">
            <text:p>2T46IAA2SEIU93O5V0BKI4IIV69NN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QHGSNTL0XUL6PBYITUMUDX5P660M5</text:p>
          </table:table-cell>
          <table:table-cell office:value-type="string">
            <text:p>A2CZR0MGSEILRP</text:p>
          </table:table-cell>
          <table:table-cell office:value-type="string">
            <text:p>Submitted</text:p>
          </table:table-cell>
          <table:table-cell office:value-type="string">
            <text:p>Sat Nov 10 07:06:53 GMT 2012</text:p>
          </table:table-cell>
          <table:table-cell office:value-type="string">
            <text:p>Sat Nov 10 07:07:10 GMT 2012</text:p>
          </table:table-cell>
          <table:table-cell office:value-type="string">
            <text:p>Fri Nov 16 23:07:10 PST 2012</text:p>
          </table:table-cell>
          <table:table-cell table:number-columns-repeated="3"/>
          <table:table-cell office:value-type="float" office:value="17">
            <text:p>17</text:p>
          </table:table-cell>
          <table:table-cell office:value-type="string">
            <text:p>100% (10/10)</text:p>
          </table:table-cell>
          <table:table-cell table:number-columns-repeated="2"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Benjamin_Harrison_1:36.txt</text:p>
          </table:table-cell>
          <table:table-cell office:value-type="string">
            <text:p>Our naturalization laws should be so revised as to make the inquiry into the moral character and good disposition toward our Government of the persons applying for citizenship more thorough. This can only be done by taking fuller control of the examination, by fixing the times for hearing such applications, and by requiring the presence of some one who shall represent the Government in the inquiry. Those who are the avowed enemies of social order or who come to our shores to swell the injurious influence and to extend the evil practices of any association that defies our laws should not only be denied citizenship, but a domicile.&lt;br/&gt;&lt;br/&gt;The enactment of a national bankrupt law of a character to be a permanent part of our general legislation is desirable. It should be simple in its methods and inexpensive in its administration.&lt;br/&gt;&lt;br/&gt;</text:p>
          </table:table-cell>
          <table:table-cell office:value-type="string">
            <text:p>Kihatha</text:p>
          </table:table-cell>
          <table:table-cell office:value-type="string">
            <text:p>http://en.wikipedia.org/wiki/Kihatha</text:p>
          </table:table-cell>
          <table:table-cell office:value-type="string">
            <text:p>Shirley McKie</text:p>
          </table:table-cell>
          <table:table-cell office:value-type="string">
            <text:p>http://en.wikipedia.org/wiki/Shirley_McKie</text:p>
          </table:table-cell>
          <table:table-cell/>
          <table:table-cell office:value-type="float" office:value="1">
            <text:p>1</text:p>
          </table:table-cell>
          <table:table-cell table:number-columns-repeated="3"/>
          <table:table-cell table:formula="of:=CONCATENATE([.AB506];&quot;,&quot;;[.AC506];&quot;,&quot;; TEXT([.AK506];&quot;#&quot;))" office:value-type="string" office:string-value="RANDOM,EDA,1">
            <text:p>RANDOM,EDA,1</text:p>
          </table:table-cell>
        </table:table-row>
        <table:table-row table:style-name="ro1">
          <table:table-cell office:value-type="string">
            <text:p>2T46IAA2SEIU93O5V0BKI4IIV69NN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S2A2SEIUUU0FXEPRKVIQS8SCB0QQF</text:p>
          </table:table-cell>
          <table:table-cell office:value-type="string">
            <text:p>A1AVAUPSZLDN64</text:p>
          </table:table-cell>
          <table:table-cell office:value-type="string">
            <text:p>Submitted</text:p>
          </table:table-cell>
          <table:table-cell office:value-type="string">
            <text:p>Sat Nov 10 06:46:32 GMT 2012</text:p>
          </table:table-cell>
          <table:table-cell office:value-type="string">
            <text:p>Sat Nov 10 06:47:02 GMT 2012</text:p>
          </table:table-cell>
          <table:table-cell office:value-type="string">
            <text:p>Fri Nov 16 22:47:02 PST 2012</text:p>
          </table:table-cell>
          <table:table-cell table:number-columns-repeated="3"/>
          <table:table-cell office:value-type="float" office:value="30">
            <text:p>30</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Benjamin_Harrison_1:36.txt</text:p>
          </table:table-cell>
          <table:table-cell office:value-type="string">
            <text:p>Our naturalization laws should be so revised as to make the inquiry into the moral character and good disposition toward our Government of the persons applying for citizenship more thorough. This can only be done by taking fuller control of the examination, by fixing the times for hearing such applications, and by requiring the presence of some one who shall represent the Government in the inquiry. Those who are the avowed enemies of social order or who come to our shores to swell the injurious influence and to extend the evil practices of any association that defies our laws should not only be denied citizenship, but a domicile.&lt;br/&gt;&lt;br/&gt;The enactment of a national bankrupt law of a character to be a permanent part of our general legislation is desirable. It should be simple in its methods and inexpensive in its administration.&lt;br/&gt;&lt;br/&gt;</text:p>
          </table:table-cell>
          <table:table-cell office:value-type="string">
            <text:p>Kihatha</text:p>
          </table:table-cell>
          <table:table-cell office:value-type="string">
            <text:p>http://en.wikipedia.org/wiki/Kihatha</text:p>
          </table:table-cell>
          <table:table-cell office:value-type="string">
            <text:p>Shirley McKie</text:p>
          </table:table-cell>
          <table:table-cell office:value-type="string">
            <text:p>http://en.wikipedia.org/wiki/Shirley_McKie</text:p>
          </table:table-cell>
          <table:table-cell office:value-type="string">
            <text:p>Neither are at all close.</text:p>
          </table:table-cell>
          <table:table-cell office:value-type="float" office:value="2">
            <text:p>2</text:p>
          </table:table-cell>
          <table:table-cell table:number-columns-repeated="3"/>
          <table:table-cell table:formula="of:=CONCATENATE([.AB507];&quot;,&quot;;[.AC507];&quot;,&quot;; TEXT([.AK507];&quot;#&quot;))" office:value-type="string" office:string-value="RANDOM,EDA,2">
            <text:p>RANDOM,EDA,2</text:p>
          </table:table-cell>
        </table:table-row>
        <table:table-row table:style-name="ro1">
          <table:table-cell office:value-type="string">
            <text:p>2T46IAA2SEIU93O5V0BKI4IIV69NN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YC5UFJ51Y7QTXNK50J1KSTMYWU9C6</text:p>
          </table:table-cell>
          <table:table-cell office:value-type="string">
            <text:p>A3CJ3U84B1VDOU</text:p>
          </table:table-cell>
          <table:table-cell office:value-type="string">
            <text:p>Submitted</text:p>
          </table:table-cell>
          <table:table-cell office:value-type="string">
            <text:p>Sat Nov 10 06:18:38 GMT 2012</text:p>
          </table:table-cell>
          <table:table-cell office:value-type="string">
            <text:p>Sat Nov 10 06:25:39 GMT 2012</text:p>
          </table:table-cell>
          <table:table-cell office:value-type="string">
            <text:p>Fri Nov 16 22:25:39 PST 2012</text:p>
          </table:table-cell>
          <table:table-cell table:number-columns-repeated="3"/>
          <table:table-cell office:value-type="float" office:value="421">
            <text:p>421</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Benjamin_Harrison_1:36.txt</text:p>
          </table:table-cell>
          <table:table-cell office:value-type="string">
            <text:p>Our naturalization laws should be so revised as to make the inquiry into the moral character and good disposition toward our Government of the persons applying for citizenship more thorough. This can only be done by taking fuller control of the examination, by fixing the times for hearing such applications, and by requiring the presence of some one who shall represent the Government in the inquiry. Those who are the avowed enemies of social order or who come to our shores to swell the injurious influence and to extend the evil practices of any association that defies our laws should not only be denied citizenship, but a domicile.&lt;br/&gt;&lt;br/&gt;The enactment of a national bankrupt law of a character to be a permanent part of our general legislation is desirable. It should be simple in its methods and inexpensive in its administration.&lt;br/&gt;&lt;br/&gt;</text:p>
          </table:table-cell>
          <table:table-cell office:value-type="string">
            <text:p>Kihatha</text:p>
          </table:table-cell>
          <table:table-cell office:value-type="string">
            <text:p>http://en.wikipedia.org/wiki/Kihatha</text:p>
          </table:table-cell>
          <table:table-cell office:value-type="string">
            <text:p>Shirley McKie</text:p>
          </table:table-cell>
          <table:table-cell office:value-type="string">
            <text:p>http://en.wikipedia.org/wiki/Shirley_McKie</text:p>
          </table:table-cell>
          <table:table-cell/>
          <table:table-cell office:value-type="float" office:value="2">
            <text:p>2</text:p>
          </table:table-cell>
          <table:table-cell table:number-columns-repeated="3"/>
          <table:table-cell table:formula="of:=CONCATENATE([.AB508];&quot;,&quot;;[.AC508];&quot;,&quot;; TEXT([.AK508];&quot;#&quot;))" office:value-type="string" office:string-value="RANDOM,EDA,2">
            <text:p>RANDOM,EDA,2</text:p>
          </table:table-cell>
        </table:table-row>
        <table:table-row table:style-name="ro1">
          <table:table-cell office:value-type="string">
            <text:p>20CNU8LZ6R70VEFEFNZJBVE7ZQ95L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2TCSTMOFXRD7D6H8OPDVXJFWJ1TQ0</text:p>
          </table:table-cell>
          <table:table-cell office:value-type="string">
            <text:p>A1AVAUPSZLDN64</text:p>
          </table:table-cell>
          <table:table-cell office:value-type="string">
            <text:p>Submitted</text:p>
          </table:table-cell>
          <table:table-cell office:value-type="string">
            <text:p>Sat Nov 10 07:30:26 GMT 2012</text:p>
          </table:table-cell>
          <table:table-cell office:value-type="string">
            <text:p>Sat Nov 10 07:30:34 GMT 2012</text:p>
          </table:table-cell>
          <table:table-cell office:value-type="string">
            <text:p>Fri Nov 16 23:30:34 PST 2012</text:p>
          </table:table-cell>
          <table:table-cell table:number-columns-repeated="3"/>
          <table:table-cell office:value-type="float" office:value="8">
            <text:p>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illiam_McKinley_2:30.txt</text:p>
          </table:table-cell>
          <table:table-cell office:value-type="string">
            <text:p>In this connection it is a pleasure for me to mention in terms of cordial appreciation the timely and useful work of the American National Red Cross, both in relief measures preparatory to the campaigns, in sanitary assistance at several of the camps of assemblage, and later, under the able and experienced leadership of the president of the society, Miss Clara Barton, on the fields of battle and in the hospitals at the front in Cuba. Working in conjunction with the governmental authorities and under their sanction and approval, and with the enthusiastic cooperation of many patriotic women and societies in the various States, the Red Cross has fully maintained its already high reputation for intense earnestness and ability to exercise the noble purposes of its international organization, thus justifying the confidence and support which it has received at the hands of the American people. To the members and officers of this society and all who aided them in their philanthropic work the sincere and lasting gratitude of the soldiers and the public is due and is freely accorded.&lt;br/&gt;&lt;br/&gt;In tracing these events we are constantly reminded of our obligations to the Divine Master for His watchful care over us and His safe guidance, for which the nation makes reverent acknowledgment and offers humble prayer for the continuance of His favor.&lt;br/&gt;&lt;br/&gt;</text:p>
          </table:table-cell>
          <table:table-cell office:value-type="string">
            <text:p>Government</text:p>
          </table:table-cell>
          <table:table-cell office:value-type="string">
            <text:p>http://en.wikipedia.org/wiki/Government</text:p>
          </table:table-cell>
          <table:table-cell office:value-type="string">
            <text:p>Bermuda</text:p>
          </table:table-cell>
          <table:table-cell office:value-type="string">
            <text:p>http://en.wikipedia.org/wiki/Bermuda</text:p>
          </table:table-cell>
          <table:table-cell/>
          <table:table-cell office:value-type="float" office:value="1">
            <text:p>1</text:p>
          </table:table-cell>
          <table:table-cell table:number-columns-repeated="3"/>
          <table:table-cell table:formula="of:=CONCATENATE([.AB509];&quot;,&quot;;[.AC509];&quot;,&quot;; TEXT([.AK509];&quot;#&quot;))" office:value-type="string" office:string-value="LAU_ET_AL,EDA,1">
            <text:p>LAU_ET_AL,EDA,1</text:p>
          </table:table-cell>
        </table:table-row>
        <table:table-row table:style-name="ro1">
          <table:table-cell office:value-type="string">
            <text:p>20CNU8LZ6R70VEFEFNZJBVE7ZQ95L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8L3DHJHP4BDST495IIS59X3QL6W3R</text:p>
          </table:table-cell>
          <table:table-cell office:value-type="string">
            <text:p>A1GQCJDGRPG8ZR</text:p>
          </table:table-cell>
          <table:table-cell office:value-type="string">
            <text:p>Submitted</text:p>
          </table:table-cell>
          <table:table-cell office:value-type="string">
            <text:p>Sat Nov 10 07:46:23 GMT 2012</text:p>
          </table:table-cell>
          <table:table-cell office:value-type="string">
            <text:p>Sat Nov 10 07:46:49 GMT 2012</text:p>
          </table:table-cell>
          <table:table-cell office:value-type="string">
            <text:p>Fri Nov 16 23:46:49 PST 2012</text:p>
          </table:table-cell>
          <table:table-cell table:number-columns-repeated="3"/>
          <table:table-cell office:value-type="float" office:value="26">
            <text:p>2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illiam_McKinley_2:30.txt</text:p>
          </table:table-cell>
          <table:table-cell office:value-type="string">
            <text:p>In this connection it is a pleasure for me to mention in terms of cordial appreciation the timely and useful work of the American National Red Cross, both in relief measures preparatory to the campaigns, in sanitary assistance at several of the camps of assemblage, and later, under the able and experienced leadership of the president of the society, Miss Clara Barton, on the fields of battle and in the hospitals at the front in Cuba. Working in conjunction with the governmental authorities and under their sanction and approval, and with the enthusiastic cooperation of many patriotic women and societies in the various States, the Red Cross has fully maintained its already high reputation for intense earnestness and ability to exercise the noble purposes of its international organization, thus justifying the confidence and support which it has received at the hands of the American people. To the members and officers of this society and all who aided them in their philanthropic work the sincere and lasting gratitude of the soldiers and the public is due and is freely accorded.&lt;br/&gt;&lt;br/&gt;In tracing these events we are constantly reminded of our obligations to the Divine Master for His watchful care over us and His safe guidance, for which the nation makes reverent acknowledgment and offers humble prayer for the continuance of His favor.&lt;br/&gt;&lt;br/&gt;</text:p>
          </table:table-cell>
          <table:table-cell office:value-type="string">
            <text:p>Government</text:p>
          </table:table-cell>
          <table:table-cell office:value-type="string">
            <text:p>http://en.wikipedia.org/wiki/Government</text:p>
          </table:table-cell>
          <table:table-cell office:value-type="string">
            <text:p>Bermuda</text:p>
          </table:table-cell>
          <table:table-cell office:value-type="string">
            <text:p>http://en.wikipedia.org/wiki/Bermuda</text:p>
          </table:table-cell>
          <table:table-cell/>
          <table:table-cell office:value-type="float" office:value="1">
            <text:p>1</text:p>
          </table:table-cell>
          <table:table-cell table:number-columns-repeated="3"/>
          <table:table-cell table:formula="of:=CONCATENATE([.AB510];&quot;,&quot;;[.AC510];&quot;,&quot;; TEXT([.AK510];&quot;#&quot;))" office:value-type="string" office:string-value="LAU_ET_AL,EDA,1">
            <text:p>LAU_ET_AL,EDA,1</text:p>
          </table:table-cell>
        </table:table-row>
        <table:table-row table:style-name="ro1">
          <table:table-cell office:value-type="string">
            <text:p>20CNU8LZ6R70VEFEFNZJBVE7ZQ95L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REVHVKCJ011ZBV9QH0KYW61I4Z86M</text:p>
          </table:table-cell>
          <table:table-cell office:value-type="string">
            <text:p>A1Q7VWUBIJOK17</text:p>
          </table:table-cell>
          <table:table-cell office:value-type="string">
            <text:p>Submitted</text:p>
          </table:table-cell>
          <table:table-cell office:value-type="string">
            <text:p>Sat Nov 10 05:46:06 GMT 2012</text:p>
          </table:table-cell>
          <table:table-cell office:value-type="string">
            <text:p>Sat Nov 10 05:50:08 GMT 2012</text:p>
          </table:table-cell>
          <table:table-cell office:value-type="string">
            <text:p>Fri Nov 16 21:50:08 PST 2012</text:p>
          </table:table-cell>
          <table:table-cell table:number-columns-repeated="3"/>
          <table:table-cell office:value-type="float" office:value="242">
            <text:p>242</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illiam_McKinley_2:30.txt</text:p>
          </table:table-cell>
          <table:table-cell office:value-type="string">
            <text:p>In this connection it is a pleasure for me to mention in terms of cordial appreciation the timely and useful work of the American National Red Cross, both in relief measures preparatory to the campaigns, in sanitary assistance at several of the camps of assemblage, and later, under the able and experienced leadership of the president of the society, Miss Clara Barton, on the fields of battle and in the hospitals at the front in Cuba. Working in conjunction with the governmental authorities and under their sanction and approval, and with the enthusiastic cooperation of many patriotic women and societies in the various States, the Red Cross has fully maintained its already high reputation for intense earnestness and ability to exercise the noble purposes of its international organization, thus justifying the confidence and support which it has received at the hands of the American people. To the members and officers of this society and all who aided them in their philanthropic work the sincere and lasting gratitude of the soldiers and the public is due and is freely accorded.&lt;br/&gt;&lt;br/&gt;In tracing these events we are constantly reminded of our obligations to the Divine Master for His watchful care over us and His safe guidance, for which the nation makes reverent acknowledgment and offers humble prayer for the continuance of His favor.&lt;br/&gt;&lt;br/&gt;</text:p>
          </table:table-cell>
          <table:table-cell office:value-type="string">
            <text:p>Government</text:p>
          </table:table-cell>
          <table:table-cell office:value-type="string">
            <text:p>http://en.wikipedia.org/wiki/Government</text:p>
          </table:table-cell>
          <table:table-cell office:value-type="string">
            <text:p>Bermuda</text:p>
          </table:table-cell>
          <table:table-cell office:value-type="string">
            <text:p>http://en.wikipedia.org/wiki/Bermuda</text:p>
          </table:table-cell>
          <table:table-cell/>
          <table:table-cell office:value-type="float" office:value="1">
            <text:p>1</text:p>
          </table:table-cell>
          <table:table-cell table:number-columns-repeated="3"/>
          <table:table-cell table:formula="of:=CONCATENATE([.AB511];&quot;,&quot;;[.AC511];&quot;,&quot;; TEXT([.AK511];&quot;#&quot;))" office:value-type="string" office:string-value="LAU_ET_AL,EDA,1">
            <text:p>LAU_ET_AL,EDA,1</text:p>
          </table:table-cell>
        </table:table-row>
        <table:table-row table:style-name="ro1">
          <table:table-cell office:value-type="string">
            <text:p>2YWCWA6X3YOCROOHWFBXXTINLGENO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3VDHJHP4BDDZPS3F1JXHX3GDM44X7</text:p>
          </table:table-cell>
          <table:table-cell office:value-type="string">
            <text:p>A1AVAUPSZLDN64</text:p>
          </table:table-cell>
          <table:table-cell office:value-type="string">
            <text:p>Submitted</text:p>
          </table:table-cell>
          <table:table-cell office:value-type="string">
            <text:p>Sat Nov 10 06:22:15 GMT 2012</text:p>
          </table:table-cell>
          <table:table-cell office:value-type="string">
            <text:p>Sat Nov 10 06:22:52 GMT 2012</text:p>
          </table:table-cell>
          <table:table-cell office:value-type="string">
            <text:p>Fri Nov 16 22:22:52 PST 2012</text:p>
          </table:table-cell>
          <table:table-cell table:number-columns-repeated="3"/>
          <table:table-cell office:value-type="float" office:value="37">
            <text:p>3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ohn_Tyler_2:18.txt</text:p>
          </table:table-cell>
          <table:table-cell office:value-type="string">
            <text:p>I recommend to Congress to take into consideration the propriety of reimbursing a fine imposed on General Jackson at New Orleans at the time of the attack and defense of that city, and paid by him. Without designing any reflection on the judicial tribunal which imposed the fine, the remission at this day may be regarded as not unjust or inexpedient. The voice of the civil authority was heard amidst the glitter of arms and obeyed by those who held the sword, thereby giving additional luster to a memorable military achievement. If the laws were offended, their majesty was fully vindicated; and although the penalty incurred and paid is worthy of little regard in a pecuniary point of view, it can hardly be doubted that it would be gratifying to the war-worn veteran, now in retirement and in the winter of his days, to be relieved from the circumstances in which that judgment placed him. There are cases in which public functionaries may be called on to weigh the public interest against their own personal hazards, and if the civil law be violated from praiseworthy motives or an overruling sense of public danger and public necessity punishment may well be restrained within that limit which asserts and maintains the authority of the law and the subjection of the military to the civil power. The defense of New Orleans, while it saved a city from the hands of the enemy, placed the name of General Jackson among those of the greatest captains of the age and illustrated one of the brightest pages of our history. Now that the causes of excitement existing at the time have ceased to operate, it is believed that the remission of this fine and whatever of gratification that remission might cause the eminent man who incurred and paid it would be in accordance with the general feeling and wishes of the American people.&lt;br/&gt;&lt;br/&gt;I have thus, fellow-citizens, acquitted myself of my duty under the Constitution by laying before you as succinctly as I have been able the state of the Union and by inviting your attention to measures of much importance to the country. The executive will most zealously unite its efforts with those of the legislative department in the accomplishment of all that is required to relieve the wants of a common constituency or elevate the destinies of a beloved country.&lt;br/&gt;&lt;br/&gt;</text:p>
          </table:table-cell>
          <table:table-cell office:value-type="string">
            <text:p>History of labour law</text:p>
          </table:table-cell>
          <table:table-cell office:value-type="string">
            <text:p>http://en.wikipedia.org/wiki/History_of_labour_law</text:p>
          </table:table-cell>
          <table:table-cell office:value-type="string">
            <text:p>Government</text:p>
          </table:table-cell>
          <table:table-cell office:value-type="string">
            <text:p>http://en.wikipedia.org/wiki/Government</text:p>
          </table:table-cell>
          <table:table-cell/>
          <table:table-cell office:value-type="float" office:value="2">
            <text:p>2</text:p>
          </table:table-cell>
          <table:table-cell table:number-columns-repeated="3"/>
          <table:table-cell table:formula="of:=CONCATENATE([.AB512];&quot;,&quot;;[.AC512];&quot;,&quot;; TEXT([.AK512];&quot;#&quot;))" office:value-type="string" office:string-value="EDA,LAU_ET_AL,2">
            <text:p>EDA,LAU_ET_AL,2</text:p>
          </table:table-cell>
        </table:table-row>
        <table:table-row table:style-name="ro1">
          <table:table-cell office:value-type="string">
            <text:p>2YWCWA6X3YOCROOHWFBXXTINLGENO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SY2NJQ2172ZOIEMDLBLKVEB4IYPXH</text:p>
          </table:table-cell>
          <table:table-cell office:value-type="string">
            <text:p>A1TU74NWM42QXA</text:p>
          </table:table-cell>
          <table:table-cell office:value-type="string">
            <text:p>Submitted</text:p>
          </table:table-cell>
          <table:table-cell office:value-type="string">
            <text:p>Sat Nov 10 05:47:21 GMT 2012</text:p>
          </table:table-cell>
          <table:table-cell office:value-type="string">
            <text:p>Sat Nov 10 05:47:58 GMT 2012</text:p>
          </table:table-cell>
          <table:table-cell office:value-type="string">
            <text:p>Fri Nov 16 21:47:58 PST 2012</text:p>
          </table:table-cell>
          <table:table-cell table:number-columns-repeated="3"/>
          <table:table-cell office:value-type="float" office:value="37">
            <text:p>3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ohn_Tyler_2:18.txt</text:p>
          </table:table-cell>
          <table:table-cell office:value-type="string">
            <text:p>I recommend to Congress to take into consideration the propriety of reimbursing a fine imposed on General Jackson at New Orleans at the time of the attack and defense of that city, and paid by him. Without designing any reflection on the judicial tribunal which imposed the fine, the remission at this day may be regarded as not unjust or inexpedient. The voice of the civil authority was heard amidst the glitter of arms and obeyed by those who held the sword, thereby giving additional luster to a memorable military achievement. If the laws were offended, their majesty was fully vindicated; and although the penalty incurred and paid is worthy of little regard in a pecuniary point of view, it can hardly be doubted that it would be gratifying to the war-worn veteran, now in retirement and in the winter of his days, to be relieved from the circumstances in which that judgment placed him. There are cases in which public functionaries may be called on to weigh the public interest against their own personal hazards, and if the civil law be violated from praiseworthy motives or an overruling sense of public danger and public necessity punishment may well be restrained within that limit which asserts and maintains the authority of the law and the subjection of the military to the civil power. The defense of New Orleans, while it saved a city from the hands of the enemy, placed the name of General Jackson among those of the greatest captains of the age and illustrated one of the brightest pages of our history. Now that the causes of excitement existing at the time have ceased to operate, it is believed that the remission of this fine and whatever of gratification that remission might cause the eminent man who incurred and paid it would be in accordance with the general feeling and wishes of the American people.&lt;br/&gt;&lt;br/&gt;I have thus, fellow-citizens, acquitted myself of my duty under the Constitution by laying before you as succinctly as I have been able the state of the Union and by inviting your attention to measures of much importance to the country. The executive will most zealously unite its efforts with those of the legislative department in the accomplishment of all that is required to relieve the wants of a common constituency or elevate the destinies of a beloved country.&lt;br/&gt;&lt;br/&gt;</text:p>
          </table:table-cell>
          <table:table-cell office:value-type="string">
            <text:p>History of labour law</text:p>
          </table:table-cell>
          <table:table-cell office:value-type="string">
            <text:p>http://en.wikipedia.org/wiki/History_of_labour_law</text:p>
          </table:table-cell>
          <table:table-cell office:value-type="string">
            <text:p>Government</text:p>
          </table:table-cell>
          <table:table-cell office:value-type="string">
            <text:p>http://en.wikipedia.org/wiki/Government</text:p>
          </table:table-cell>
          <table:table-cell/>
          <table:table-cell office:value-type="float" office:value="1">
            <text:p>1</text:p>
          </table:table-cell>
          <table:table-cell table:number-columns-repeated="3"/>
          <table:table-cell table:formula="of:=CONCATENATE([.AB513];&quot;,&quot;;[.AC513];&quot;,&quot;; TEXT([.AK513];&quot;#&quot;))" office:value-type="string" office:string-value="EDA,LAU_ET_AL,1">
            <text:p>EDA,LAU_ET_AL,1</text:p>
          </table:table-cell>
        </table:table-row>
        <table:table-row table:style-name="ro1">
          <table:table-cell office:value-type="string">
            <text:p>2YWCWA6X3YOCROOHWFBXXTINLGENO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6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6 GMT 2012</text:p>
          </table:table-cell>
          <table:table-cell table:number-columns-repeated="2"/>
          <table:table-cell office:value-type="string">
            <text:p>2W9GYQ4J3NABLK3RMPFY6IT130ECP6</text:p>
          </table:table-cell>
          <table:table-cell office:value-type="string">
            <text:p>AVQ23YRFWZKHH</text:p>
          </table:table-cell>
          <table:table-cell office:value-type="string">
            <text:p>Submitted</text:p>
          </table:table-cell>
          <table:table-cell office:value-type="string">
            <text:p>Sat Nov 10 06:58:33 GMT 2012</text:p>
          </table:table-cell>
          <table:table-cell office:value-type="string">
            <text:p>Sat Nov 10 06:58:55 GMT 2012</text:p>
          </table:table-cell>
          <table:table-cell office:value-type="string">
            <text:p>Fri Nov 16 22:58:55 PST 2012</text:p>
          </table:table-cell>
          <table:table-cell table:number-columns-repeated="3"/>
          <table:table-cell office:value-type="float" office:value="22">
            <text:p>22</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ohn_Tyler_2:18.txt</text:p>
          </table:table-cell>
          <table:table-cell office:value-type="string">
            <text:p>I recommend to Congress to take into consideration the propriety of reimbursing a fine imposed on General Jackson at New Orleans at the time of the attack and defense of that city, and paid by him. Without designing any reflection on the judicial tribunal which imposed the fine, the remission at this day may be regarded as not unjust or inexpedient. The voice of the civil authority was heard amidst the glitter of arms and obeyed by those who held the sword, thereby giving additional luster to a memorable military achievement. If the laws were offended, their majesty was fully vindicated; and although the penalty incurred and paid is worthy of little regard in a pecuniary point of view, it can hardly be doubted that it would be gratifying to the war-worn veteran, now in retirement and in the winter of his days, to be relieved from the circumstances in which that judgment placed him. There are cases in which public functionaries may be called on to weigh the public interest against their own personal hazards, and if the civil law be violated from praiseworthy motives or an overruling sense of public danger and public necessity punishment may well be restrained within that limit which asserts and maintains the authority of the law and the subjection of the military to the civil power. The defense of New Orleans, while it saved a city from the hands of the enemy, placed the name of General Jackson among those of the greatest captains of the age and illustrated one of the brightest pages of our history. Now that the causes of excitement existing at the time have ceased to operate, it is believed that the remission of this fine and whatever of gratification that remission might cause the eminent man who incurred and paid it would be in accordance with the general feeling and wishes of the American people.&lt;br/&gt;&lt;br/&gt;I have thus, fellow-citizens, acquitted myself of my duty under the Constitution by laying before you as succinctly as I have been able the state of the Union and by inviting your attention to measures of much importance to the country. The executive will most zealously unite its efforts with those of the legislative department in the accomplishment of all that is required to relieve the wants of a common constituency or elevate the destinies of a beloved country.&lt;br/&gt;&lt;br/&gt;</text:p>
          </table:table-cell>
          <table:table-cell office:value-type="string">
            <text:p>History of labour law</text:p>
          </table:table-cell>
          <table:table-cell office:value-type="string">
            <text:p>http://en.wikipedia.org/wiki/History_of_labour_law</text:p>
          </table:table-cell>
          <table:table-cell office:value-type="string">
            <text:p>Government</text:p>
          </table:table-cell>
          <table:table-cell office:value-type="string">
            <text:p>http://en.wikipedia.org/wiki/Government</text:p>
          </table:table-cell>
          <table:table-cell/>
          <table:table-cell office:value-type="float" office:value="2">
            <text:p>2</text:p>
          </table:table-cell>
          <table:table-cell table:number-columns-repeated="3"/>
          <table:table-cell table:formula="of:=CONCATENATE([.AB514];&quot;,&quot;;[.AC514];&quot;,&quot;; TEXT([.AK514];&quot;#&quot;))" office:value-type="string" office:string-value="EDA,LAU_ET_AL,2">
            <text:p>EDA,LAU_ET_AL,2</text:p>
          </table:table-cell>
        </table:table-row>
        <table:table-row table:style-name="ro1">
          <table:table-cell office:value-type="string">
            <text:p>2VVD2AC9KSSZA6L7XEWU2KQO1E4I0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6XXH0JPPSI2Z72US2G7DKLMGEKNHY</text:p>
          </table:table-cell>
          <table:table-cell office:value-type="string">
            <text:p>A1AVAUPSZLDN64</text:p>
          </table:table-cell>
          <table:table-cell office:value-type="string">
            <text:p>Submitted</text:p>
          </table:table-cell>
          <table:table-cell office:value-type="string">
            <text:p>Sat Nov 10 07:39:26 GMT 2012</text:p>
          </table:table-cell>
          <table:table-cell office:value-type="string">
            <text:p>Sat Nov 10 07:39:43 GMT 2012</text:p>
          </table:table-cell>
          <table:table-cell office:value-type="string">
            <text:p>Fri Nov 16 23:39:43 PST 2012</text:p>
          </table:table-cell>
          <table:table-cell table:number-columns-repeated="3"/>
          <table:table-cell office:value-type="float" office:value="17">
            <text:p>17</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Millard_Fillmore_2:4.txt</text:p>
          </table:table-cell>
          <table:table-cell office:value-type="string">
            <text:p>Although these offenders against the laws have forfeited the protection of their country, yet the Government may, so far as consistent with its obligations to other countries and its fixed purpose to maintain and enforce the laws, entertain sympathy for their unoffending families and friends, as well as a feeling of compassion for themselves. Accordingly, no proper effort has been spared and none will be spared to procure the release of such citizens of the United States engaged in this unlawful enterprise as are now in confinement in Spain; but it is to be hoped that such interposition with the Government of that country may not be considered as affording any ground of expectation that the Government of the United States will hereafter feel itself under any obligation of duty to intercede for the liberation or pardon of such persons as are flagrant offenders against the law of nations and the laws of the United States. These laws must be executed. If we desire to maintain our respectability among the nations of the earth, it behooves us to enforce steadily and sternly the neutrality acts passed by Congress and to follow as far as may be the violation of those acts with condign punishment.&lt;br/&gt;&lt;br/&gt;But what gives a peculiar criminality to this invasion of Cuba is that, under the lead of Spanish subjects and with the aid of citizens of the United States, it had its origin with many in motives of cupidity. Money was advanced by individuals, probably in considerable amounts, to purchase Cuban bonds, as they have been called, issued by Lopez, sold, doubtless, at a very large discount, and for the payment of which the public lands and public property of Cuba, of whatever kind, and the fiscal resources of the people and government of that island, from whatever source to be derived, were pledged, as well as the good faith of the government expected to be established. All these means of payment, it is evident, were only to be obtained by a process of bloodshed, war, and revolution. None will deny that those who set on foot military expeditions against foreign states by means like these are far more culpable than the ignorant and the necessitous whom they induce to go forth as the ostensible parties in the proceeding. These originators of the invasion of Cuba seem to have determined with coolness and system upon an undertaking which should disgrace their country, violate its laws, and put to hazard the lives of ill-informed and deluded men. You will consider whether further legislation be necessary to prevent the perpetration of such offenses in future.&lt;br/&gt;&lt;br/&gt;</text:p>
          </table:table-cell>
          <table:table-cell office:value-type="string">
            <text:p>Congress</text:p>
          </table:table-cell>
          <table:table-cell office:value-type="string">
            <text:p>http://en.wikipedia.org/wiki/Congress</text:p>
          </table:table-cell>
          <table:table-cell office:value-type="string">
            <text:p>The New Jim Crow</text:p>
          </table:table-cell>
          <table:table-cell office:value-type="string">
            <text:p>http://en.wikipedia.org/wiki/The_New_Jim_Crow</text:p>
          </table:table-cell>
          <table:table-cell/>
          <table:table-cell office:value-type="float" office:value="1">
            <text:p>1</text:p>
          </table:table-cell>
          <table:table-cell table:number-columns-repeated="3"/>
          <table:table-cell table:formula="of:=CONCATENATE([.AB515];&quot;,&quot;;[.AC515];&quot;,&quot;; TEXT([.AK515];&quot;#&quot;))" office:value-type="string" office:string-value="LAU_ET_AL,EDA,1">
            <text:p>LAU_ET_AL,EDA,1</text:p>
          </table:table-cell>
        </table:table-row>
        <table:table-row table:style-name="ro1">
          <table:table-cell office:value-type="string">
            <text:p>2VVD2AC9KSSZA6L7XEWU2KQO1E4I0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DI0JG5TYMNCB7Z9GP0S0SHXBIHLHP</text:p>
          </table:table-cell>
          <table:table-cell office:value-type="string">
            <text:p>AVQ23YRFWZKHH</text:p>
          </table:table-cell>
          <table:table-cell office:value-type="string">
            <text:p>Submitted</text:p>
          </table:table-cell>
          <table:table-cell office:value-type="string">
            <text:p>Sat Nov 10 06:51:19 GMT 2012</text:p>
          </table:table-cell>
          <table:table-cell office:value-type="string">
            <text:p>Sat Nov 10 06:53:29 GMT 2012</text:p>
          </table:table-cell>
          <table:table-cell office:value-type="string">
            <text:p>Fri Nov 16 22:53:29 PST 2012</text:p>
          </table:table-cell>
          <table:table-cell table:number-columns-repeated="3"/>
          <table:table-cell office:value-type="float" office:value="130">
            <text:p>130</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Millard_Fillmore_2:4.txt</text:p>
          </table:table-cell>
          <table:table-cell office:value-type="string">
            <text:p>Although these offenders against the laws have forfeited the protection of their country, yet the Government may, so far as consistent with its obligations to other countries and its fixed purpose to maintain and enforce the laws, entertain sympathy for their unoffending families and friends, as well as a feeling of compassion for themselves. Accordingly, no proper effort has been spared and none will be spared to procure the release of such citizens of the United States engaged in this unlawful enterprise as are now in confinement in Spain; but it is to be hoped that such interposition with the Government of that country may not be considered as affording any ground of expectation that the Government of the United States will hereafter feel itself under any obligation of duty to intercede for the liberation or pardon of such persons as are flagrant offenders against the law of nations and the laws of the United States. These laws must be executed. If we desire to maintain our respectability among the nations of the earth, it behooves us to enforce steadily and sternly the neutrality acts passed by Congress and to follow as far as may be the violation of those acts with condign punishment.&lt;br/&gt;&lt;br/&gt;But what gives a peculiar criminality to this invasion of Cuba is that, under the lead of Spanish subjects and with the aid of citizens of the United States, it had its origin with many in motives of cupidity. Money was advanced by individuals, probably in considerable amounts, to purchase Cuban bonds, as they have been called, issued by Lopez, sold, doubtless, at a very large discount, and for the payment of which the public lands and public property of Cuba, of whatever kind, and the fiscal resources of the people and government of that island, from whatever source to be derived, were pledged, as well as the good faith of the government expected to be established. All these means of payment, it is evident, were only to be obtained by a process of bloodshed, war, and revolution. None will deny that those who set on foot military expeditions against foreign states by means like these are far more culpable than the ignorant and the necessitous whom they induce to go forth as the ostensible parties in the proceeding. These originators of the invasion of Cuba seem to have determined with coolness and system upon an undertaking which should disgrace their country, violate its laws, and put to hazard the lives of ill-informed and deluded men. You will consider whether further legislation be necessary to prevent the perpetration of such offenses in future.&lt;br/&gt;&lt;br/&gt;</text:p>
          </table:table-cell>
          <table:table-cell office:value-type="string">
            <text:p>Congress</text:p>
          </table:table-cell>
          <table:table-cell office:value-type="string">
            <text:p>http://en.wikipedia.org/wiki/Congress</text:p>
          </table:table-cell>
          <table:table-cell office:value-type="string">
            <text:p>The New Jim Crow</text:p>
          </table:table-cell>
          <table:table-cell office:value-type="string">
            <text:p>http://en.wikipedia.org/wiki/The_New_Jim_Crow</text:p>
          </table:table-cell>
          <table:table-cell/>
          <table:table-cell office:value-type="float" office:value="2">
            <text:p>2</text:p>
          </table:table-cell>
          <table:table-cell table:number-columns-repeated="3"/>
          <table:table-cell table:formula="of:=CONCATENATE([.AB516];&quot;,&quot;;[.AC516];&quot;,&quot;; TEXT([.AK516];&quot;#&quot;))" office:value-type="string" office:string-value="LAU_ET_AL,EDA,2">
            <text:p>LAU_ET_AL,EDA,2</text:p>
          </table:table-cell>
        </table:table-row>
        <table:table-row table:style-name="ro1">
          <table:table-cell office:value-type="string">
            <text:p>2VVD2AC9KSSZA6L7XEWU2KQO1E4I0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N5P8PJWKUDDN6AGA0U970B64BTJ8F</text:p>
          </table:table-cell>
          <table:table-cell office:value-type="string">
            <text:p>A997OZ3H2B3Q2</text:p>
          </table:table-cell>
          <table:table-cell office:value-type="string">
            <text:p>Submitted</text:p>
          </table:table-cell>
          <table:table-cell office:value-type="string">
            <text:p>Sat Nov 10 09:04:30 GMT 2012</text:p>
          </table:table-cell>
          <table:table-cell office:value-type="string">
            <text:p>Sat Nov 10 09:04:49 GMT 2012</text:p>
          </table:table-cell>
          <table:table-cell office:value-type="string">
            <text:p>Sat Nov 17 01:04:49 PST 2012</text:p>
          </table:table-cell>
          <table:table-cell table:number-columns-repeated="3"/>
          <table:table-cell office:value-type="float" office:value="19">
            <text:p>19</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Millard_Fillmore_2:4.txt</text:p>
          </table:table-cell>
          <table:table-cell office:value-type="string">
            <text:p>Although these offenders against the laws have forfeited the protection of their country, yet the Government may, so far as consistent with its obligations to other countries and its fixed purpose to maintain and enforce the laws, entertain sympathy for their unoffending families and friends, as well as a feeling of compassion for themselves. Accordingly, no proper effort has been spared and none will be spared to procure the release of such citizens of the United States engaged in this unlawful enterprise as are now in confinement in Spain; but it is to be hoped that such interposition with the Government of that country may not be considered as affording any ground of expectation that the Government of the United States will hereafter feel itself under any obligation of duty to intercede for the liberation or pardon of such persons as are flagrant offenders against the law of nations and the laws of the United States. These laws must be executed. If we desire to maintain our respectability among the nations of the earth, it behooves us to enforce steadily and sternly the neutrality acts passed by Congress and to follow as far as may be the violation of those acts with condign punishment.&lt;br/&gt;&lt;br/&gt;But what gives a peculiar criminality to this invasion of Cuba is that, under the lead of Spanish subjects and with the aid of citizens of the United States, it had its origin with many in motives of cupidity. Money was advanced by individuals, probably in considerable amounts, to purchase Cuban bonds, as they have been called, issued by Lopez, sold, doubtless, at a very large discount, and for the payment of which the public lands and public property of Cuba, of whatever kind, and the fiscal resources of the people and government of that island, from whatever source to be derived, were pledged, as well as the good faith of the government expected to be established. All these means of payment, it is evident, were only to be obtained by a process of bloodshed, war, and revolution. None will deny that those who set on foot military expeditions against foreign states by means like these are far more culpable than the ignorant and the necessitous whom they induce to go forth as the ostensible parties in the proceeding. These originators of the invasion of Cuba seem to have determined with coolness and system upon an undertaking which should disgrace their country, violate its laws, and put to hazard the lives of ill-informed and deluded men. You will consider whether further legislation be necessary to prevent the perpetration of such offenses in future.&lt;br/&gt;&lt;br/&gt;</text:p>
          </table:table-cell>
          <table:table-cell office:value-type="string">
            <text:p>Congress</text:p>
          </table:table-cell>
          <table:table-cell office:value-type="string">
            <text:p>http://en.wikipedia.org/wiki/Congress</text:p>
          </table:table-cell>
          <table:table-cell office:value-type="string">
            <text:p>The New Jim Crow</text:p>
          </table:table-cell>
          <table:table-cell office:value-type="string">
            <text:p>http://en.wikipedia.org/wiki/The_New_Jim_Crow</text:p>
          </table:table-cell>
          <table:table-cell/>
          <table:table-cell office:value-type="float" office:value="2">
            <text:p>2</text:p>
          </table:table-cell>
          <table:table-cell table:number-columns-repeated="3"/>
          <table:table-cell table:formula="of:=CONCATENATE([.AB517];&quot;,&quot;;[.AC517];&quot;,&quot;; TEXT([.AK517];&quot;#&quot;))" office:value-type="string" office:string-value="LAU_ET_AL,EDA,2">
            <text:p>LAU_ET_AL,EDA,2</text:p>
          </table:table-cell>
        </table:table-row>
        <table:table-row table:style-name="ro1">
          <table:table-cell office:value-type="string">
            <text:p>23ZGYQ4J3NABLK3RMPFY6IT1WHVPC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KNKI62NJQ21MBNEG086JKLC5WFUM9</text:p>
          </table:table-cell>
          <table:table-cell office:value-type="string">
            <text:p>A1FE99W26464IW</text:p>
          </table:table-cell>
          <table:table-cell office:value-type="string">
            <text:p>Submitted</text:p>
          </table:table-cell>
          <table:table-cell office:value-type="string">
            <text:p>Sat Nov 10 08:52:12 GMT 2012</text:p>
          </table:table-cell>
          <table:table-cell office:value-type="string">
            <text:p>Sat Nov 10 08:55:40 GMT 2012</text:p>
          </table:table-cell>
          <table:table-cell office:value-type="string">
            <text:p>Sat Nov 17 00:55:40 PST 2012</text:p>
          </table:table-cell>
          <table:table-cell table:number-columns-repeated="3"/>
          <table:table-cell office:value-type="float" office:value="208">
            <text:p>20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1:29.txt</text:p>
          </table:table-cell>
          <table:table-cell office:value-type="string">
            <text:p>I believe it possible that effective means can be developed through the United Nations Organization to prohibit, outlaw, and prevent the use of atomic energy for destructive purposes.&lt;br/&gt;&lt;br/&gt;The power which the United States demonstrated during the war is the fact that underlies every phase of our relations with other countries. We cannot escape the responsibility which it thrusts upon us. What we think, plan, say, and do is of profound significance to the future of every corner of the world.&lt;br/&gt;&lt;br/&gt;</text:p>
          </table:table-cell>
          <table:table-cell office:value-type="string">
            <text:p>Nations</text:p>
          </table:table-cell>
          <table:table-cell office:value-type="string">
            <text:p>http://en.wikipedia.org/wiki/Nations</text:p>
          </table:table-cell>
          <table:table-cell office:value-type="string">
            <text:p>Kingdom Tower</text:p>
          </table:table-cell>
          <table:table-cell office:value-type="string">
            <text:p>http://en.wikipedia.org/wiki/Kingdom_Tower</text:p>
          </table:table-cell>
          <table:table-cell/>
          <table:table-cell office:value-type="float" office:value="1">
            <text:p>1</text:p>
          </table:table-cell>
          <table:table-cell table:number-columns-repeated="3"/>
          <table:table-cell table:formula="of:=CONCATENATE([.AB518];&quot;,&quot;;[.AC518];&quot;,&quot;; TEXT([.AK518];&quot;#&quot;))" office:value-type="string" office:string-value="LAU_ET_AL,EDA,1">
            <text:p>LAU_ET_AL,EDA,1</text:p>
          </table:table-cell>
        </table:table-row>
        <table:table-row table:style-name="ro1">
          <table:table-cell office:value-type="string">
            <text:p>23ZGYQ4J3NABLK3RMPFY6IT1WHVPC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O5D2AC9KSSZA6L7XEWU2KQO8YO0IT</text:p>
          </table:table-cell>
          <table:table-cell office:value-type="string">
            <text:p>A1AVAUPSZLDN64</text:p>
          </table:table-cell>
          <table:table-cell office:value-type="string">
            <text:p>Submitted</text:p>
          </table:table-cell>
          <table:table-cell office:value-type="string">
            <text:p>Sat Nov 10 07:43:25 GMT 2012</text:p>
          </table:table-cell>
          <table:table-cell office:value-type="string">
            <text:p>Sat Nov 10 07:44:03 GMT 2012</text:p>
          </table:table-cell>
          <table:table-cell office:value-type="string">
            <text:p>Fri Nov 16 23:44:03 PST 2012</text:p>
          </table:table-cell>
          <table:table-cell table:number-columns-repeated="3"/>
          <table:table-cell office:value-type="float" office:value="38">
            <text:p>3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1:29.txt</text:p>
          </table:table-cell>
          <table:table-cell office:value-type="string">
            <text:p>I believe it possible that effective means can be developed through the United Nations Organization to prohibit, outlaw, and prevent the use of atomic energy for destructive purposes.&lt;br/&gt;&lt;br/&gt;The power which the United States demonstrated during the war is the fact that underlies every phase of our relations with other countries. We cannot escape the responsibility which it thrusts upon us. What we think, plan, say, and do is of profound significance to the future of every corner of the world.&lt;br/&gt;&lt;br/&gt;</text:p>
          </table:table-cell>
          <table:table-cell office:value-type="string">
            <text:p>Nations</text:p>
          </table:table-cell>
          <table:table-cell office:value-type="string">
            <text:p>http://en.wikipedia.org/wiki/Nations</text:p>
          </table:table-cell>
          <table:table-cell office:value-type="string">
            <text:p>Kingdom Tower</text:p>
          </table:table-cell>
          <table:table-cell office:value-type="string">
            <text:p>http://en.wikipedia.org/wiki/Kingdom_Tower</text:p>
          </table:table-cell>
          <table:table-cell/>
          <table:table-cell office:value-type="float" office:value="1">
            <text:p>1</text:p>
          </table:table-cell>
          <table:table-cell table:number-columns-repeated="3"/>
          <table:table-cell table:formula="of:=CONCATENATE([.AB519];&quot;,&quot;;[.AC519];&quot;,&quot;; TEXT([.AK519];&quot;#&quot;))" office:value-type="string" office:string-value="LAU_ET_AL,EDA,1">
            <text:p>LAU_ET_AL,EDA,1</text:p>
          </table:table-cell>
        </table:table-row>
        <table:table-row table:style-name="ro1">
          <table:table-cell office:value-type="string">
            <text:p>23ZGYQ4J3NABLK3RMPFY6IT1WHVPC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T0EBDPGFL6VRYK4G1ED4IOVB96I32</text:p>
          </table:table-cell>
          <table:table-cell office:value-type="string">
            <text:p>A2CZR0MGSEILRP</text:p>
          </table:table-cell>
          <table:table-cell office:value-type="string">
            <text:p>Submitted</text:p>
          </table:table-cell>
          <table:table-cell office:value-type="string">
            <text:p>Sat Nov 10 07:04:26 GMT 2012</text:p>
          </table:table-cell>
          <table:table-cell office:value-type="string">
            <text:p>Sat Nov 10 07:04:41 GMT 2012</text:p>
          </table:table-cell>
          <table:table-cell office:value-type="string">
            <text:p>Fri Nov 16 23:04:41 PST 2012</text:p>
          </table:table-cell>
          <table:table-cell table:number-columns-repeated="3"/>
          <table:table-cell office:value-type="float" office:value="15">
            <text:p>15</text:p>
          </table:table-cell>
          <table:table-cell office:value-type="string">
            <text:p>100% (10/10)</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1:29.txt</text:p>
          </table:table-cell>
          <table:table-cell office:value-type="string">
            <text:p>I believe it possible that effective means can be developed through the United Nations Organization to prohibit, outlaw, and prevent the use of atomic energy for destructive purposes.&lt;br/&gt;&lt;br/&gt;The power which the United States demonstrated during the war is the fact that underlies every phase of our relations with other countries. We cannot escape the responsibility which it thrusts upon us. What we think, plan, say, and do is of profound significance to the future of every corner of the world.&lt;br/&gt;&lt;br/&gt;</text:p>
          </table:table-cell>
          <table:table-cell office:value-type="string">
            <text:p>Nations</text:p>
          </table:table-cell>
          <table:table-cell office:value-type="string">
            <text:p>http://en.wikipedia.org/wiki/Nations</text:p>
          </table:table-cell>
          <table:table-cell office:value-type="string">
            <text:p>Kingdom Tower</text:p>
          </table:table-cell>
          <table:table-cell office:value-type="string">
            <text:p>http://en.wikipedia.org/wiki/Kingdom_Tower</text:p>
          </table:table-cell>
          <table:table-cell/>
          <table:table-cell office:value-type="float" office:value="1">
            <text:p>1</text:p>
          </table:table-cell>
          <table:table-cell table:number-columns-repeated="3"/>
          <table:table-cell table:formula="of:=CONCATENATE([.AB520];&quot;,&quot;;[.AC520];&quot;,&quot;; TEXT([.AK520];&quot;#&quot;))" office:value-type="string" office:string-value="LAU_ET_AL,EDA,1">
            <text:p>LAU_ET_AL,EDA,1</text:p>
          </table:table-cell>
        </table:table-row>
        <table:table-row table:style-name="ro1">
          <table:table-cell office:value-type="string">
            <text:p>2UHXR24SMEZZHV6PTX0UGP9Y66AI1N</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BLHV8ER9Y8T2T6R62D5SFHSC5L4RD</text:p>
          </table:table-cell>
          <table:table-cell office:value-type="string">
            <text:p>A1AVAUPSZLDN64</text:p>
          </table:table-cell>
          <table:table-cell office:value-type="string">
            <text:p>Submitted</text:p>
          </table:table-cell>
          <table:table-cell office:value-type="string">
            <text:p>Sat Nov 10 06:53:51 GMT 2012</text:p>
          </table:table-cell>
          <table:table-cell office:value-type="string">
            <text:p>Sat Nov 10 06:54:22 GMT 2012</text:p>
          </table:table-cell>
          <table:table-cell office:value-type="string">
            <text:p>Fri Nov 16 22:54:22 PST 2012</text:p>
          </table:table-cell>
          <table:table-cell table:number-columns-repeated="3"/>
          <table:table-cell office:value-type="float" office:value="31">
            <text:p>31</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Lyndon_Baines_Johnson_5:43.txt</text:p>
          </table:table-cell>
          <table:table-cell office:value-type="string">
            <text:p>Therefore we must call together the resources of industry and labor, to start building 300,000 housing units for low- and middle-income families next year--that is three times more than this year. We must make it possible for thousands of families to become homeowners, not rent-payers.&lt;br/&gt;&lt;br/&gt;I propose, for the consideration of this Congress, a 10-year campaign to build 6 million new housing units for low and middle-income families. Six million units in the next 10 years. We have built 530,000 the last 10 years.&lt;br/&gt;&lt;br/&gt;</text:p>
          </table:table-cell>
          <table:table-cell office:value-type="string">
            <text:p>Enrique Sarasola</text:p>
          </table:table-cell>
          <table:table-cell office:value-type="string">
            <text:p>http://en.wikipedia.org/wiki/Enrique_Sarasola</text:p>
          </table:table-cell>
          <table:table-cell office:value-type="string">
            <text:p>Energy policy of Finland</text:p>
          </table:table-cell>
          <table:table-cell office:value-type="string">
            <text:p>http://en.wikipedia.org/wiki/Energy_policy_of_Finland</text:p>
          </table:table-cell>
          <table:table-cell office:value-type="string">
            <text:p>Neither are close, but energy is at least related to housing.</text:p>
          </table:table-cell>
          <table:table-cell office:value-type="float" office:value="2">
            <text:p>2</text:p>
          </table:table-cell>
          <table:table-cell table:number-columns-repeated="3"/>
          <table:table-cell table:formula="of:=CONCATENATE([.AB521];&quot;,&quot;;[.AC521];&quot;,&quot;; TEXT([.AK521];&quot;#&quot;))" office:value-type="string" office:string-value="RANDOM,EDA,2">
            <text:p>RANDOM,EDA,2</text:p>
          </table:table-cell>
        </table:table-row>
        <table:table-row table:style-name="ro1">
          <table:table-cell office:value-type="string">
            <text:p>2UHXR24SMEZZHV6PTX0UGP9Y66AI1N</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RJRLFQ0ONNV6QPPOY0EORB7G4USJG</text:p>
          </table:table-cell>
          <table:table-cell office:value-type="string">
            <text:p>A997OZ3H2B3Q2</text:p>
          </table:table-cell>
          <table:table-cell office:value-type="string">
            <text:p>Submitted</text:p>
          </table:table-cell>
          <table:table-cell office:value-type="string">
            <text:p>Sat Nov 10 07:22:16 GMT 2012</text:p>
          </table:table-cell>
          <table:table-cell office:value-type="string">
            <text:p>Sat Nov 10 07:22:52 GMT 2012</text:p>
          </table:table-cell>
          <table:table-cell office:value-type="string">
            <text:p>Fri Nov 16 23:22:52 PST 2012</text:p>
          </table:table-cell>
          <table:table-cell table:number-columns-repeated="3"/>
          <table:table-cell office:value-type="float" office:value="36">
            <text:p>36</text:p>
          </table:table-cell>
          <table:table-cell office:value-type="string">
            <text:p>100% (218/218)</text:p>
          </table:table-cell>
          <table:table-cell table:number-columns-repeated="2"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Lyndon_Baines_Johnson_5:43.txt</text:p>
          </table:table-cell>
          <table:table-cell office:value-type="string">
            <text:p>Therefore we must call together the resources of industry and labor, to start building 300,000 housing units for low- and middle-income families next year--that is three times more than this year. We must make it possible for thousands of families to become homeowners, not rent-payers.&lt;br/&gt;&lt;br/&gt;I propose, for the consideration of this Congress, a 10-year campaign to build 6 million new housing units for low and middle-income families. Six million units in the next 10 years. We have built 530,000 the last 10 years.&lt;br/&gt;&lt;br/&gt;</text:p>
          </table:table-cell>
          <table:table-cell office:value-type="string">
            <text:p>Enrique Sarasola</text:p>
          </table:table-cell>
          <table:table-cell office:value-type="string">
            <text:p>http://en.wikipedia.org/wiki/Enrique_Sarasola</text:p>
          </table:table-cell>
          <table:table-cell office:value-type="string">
            <text:p>Energy policy of Finland</text:p>
          </table:table-cell>
          <table:table-cell office:value-type="string">
            <text:p>http://en.wikipedia.org/wiki/Energy_policy_of_Finland</text:p>
          </table:table-cell>
          <table:table-cell/>
          <table:table-cell office:value-type="float" office:value="2">
            <text:p>2</text:p>
          </table:table-cell>
          <table:table-cell table:number-columns-repeated="3"/>
          <table:table-cell table:formula="of:=CONCATENATE([.AB522];&quot;,&quot;;[.AC522];&quot;,&quot;; TEXT([.AK522];&quot;#&quot;))" office:value-type="string" office:string-value="RANDOM,EDA,2">
            <text:p>RANDOM,EDA,2</text:p>
          </table:table-cell>
        </table:table-row>
        <table:table-row table:style-name="ro1">
          <table:table-cell office:value-type="string">
            <text:p>2UHXR24SMEZZHV6PTX0UGP9Y66AI1N</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YFNVRH1KHO9TPFGEGEVHLKWHELZQI</text:p>
          </table:table-cell>
          <table:table-cell office:value-type="string">
            <text:p>AVQ23YRFWZKHH</text:p>
          </table:table-cell>
          <table:table-cell office:value-type="string">
            <text:p>Submitted</text:p>
          </table:table-cell>
          <table:table-cell office:value-type="string">
            <text:p>Sat Nov 10 06:58:09 GMT 2012</text:p>
          </table:table-cell>
          <table:table-cell office:value-type="string">
            <text:p>Sat Nov 10 06:58:32 GMT 2012</text:p>
          </table:table-cell>
          <table:table-cell office:value-type="string">
            <text:p>Fri Nov 16 22:58:32 PST 2012</text:p>
          </table:table-cell>
          <table:table-cell table:number-columns-repeated="3"/>
          <table:table-cell office:value-type="float" office:value="23">
            <text:p>23</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Lyndon_Baines_Johnson_5:43.txt</text:p>
          </table:table-cell>
          <table:table-cell office:value-type="string">
            <text:p>Therefore we must call together the resources of industry and labor, to start building 300,000 housing units for low- and middle-income families next year--that is three times more than this year. We must make it possible for thousands of families to become homeowners, not rent-payers.&lt;br/&gt;&lt;br/&gt;I propose, for the consideration of this Congress, a 10-year campaign to build 6 million new housing units for low and middle-income families. Six million units in the next 10 years. We have built 530,000 the last 10 years.&lt;br/&gt;&lt;br/&gt;</text:p>
          </table:table-cell>
          <table:table-cell office:value-type="string">
            <text:p>Enrique Sarasola</text:p>
          </table:table-cell>
          <table:table-cell office:value-type="string">
            <text:p>http://en.wikipedia.org/wiki/Enrique_Sarasola</text:p>
          </table:table-cell>
          <table:table-cell office:value-type="string">
            <text:p>Energy policy of Finland</text:p>
          </table:table-cell>
          <table:table-cell office:value-type="string">
            <text:p>http://en.wikipedia.org/wiki/Energy_policy_of_Finland</text:p>
          </table:table-cell>
          <table:table-cell/>
          <table:table-cell office:value-type="float" office:value="1">
            <text:p>1</text:p>
          </table:table-cell>
          <table:table-cell table:number-columns-repeated="3"/>
          <table:table-cell table:formula="of:=CONCATENATE([.AB523];&quot;,&quot;;[.AC523];&quot;,&quot;; TEXT([.AK523];&quot;#&quot;))" office:value-type="string" office:string-value="RANDOM,EDA,1">
            <text:p>RANDOM,EDA,1</text:p>
          </table:table-cell>
        </table:table-row>
        <table:table-row table:style-name="ro1">
          <table:table-cell office:value-type="string">
            <text:p>2LX0OHOVR14ICTC7SJTHMCWA9VL65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1JLFQ0ONNVRWA8MVJ5GZB76XDAKT0</text:p>
          </table:table-cell>
          <table:table-cell office:value-type="string">
            <text:p>A1GQCJDGRPG8ZR</text:p>
          </table:table-cell>
          <table:table-cell office:value-type="string">
            <text:p>Submitted</text:p>
          </table:table-cell>
          <table:table-cell office:value-type="string">
            <text:p>Sat Nov 10 07:36:25 GMT 2012</text:p>
          </table:table-cell>
          <table:table-cell office:value-type="string">
            <text:p>Sat Nov 10 07:36:46 GMT 2012</text:p>
          </table:table-cell>
          <table:table-cell office:value-type="string">
            <text:p>Fri Nov 16 23:36:46 PST 2012</text:p>
          </table:table-cell>
          <table:table-cell table:number-columns-repeated="3"/>
          <table:table-cell office:value-type="float" office:value="21">
            <text:p>21</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Pierce_1:21.txt</text:p>
          </table:table-cell>
          <table:table-cell office:value-type="string">
            <text:p>It is believed that experience has verified the wisdom and justice of the present system with regard to the public domain in most essential particulars.&lt;br/&gt;&lt;br/&gt;You will perceive from the report of the Secretary of the Interior that opinions which have often been expressed in relation to the operation of the land system as not being a source of revenue to the Federal Treasury were erroneous. The net profits from the sale of the public lands to June 30, 1853, amounted to the sum of $53,289,465.&lt;br/&gt;&lt;br/&gt;</text:p>
          </table:table-cell>
          <table:table-cell office:value-type="string">
            <text:p>Virginia General District Court</text:p>
          </table:table-cell>
          <table:table-cell office:value-type="string">
            <text:p>http://en.wikipedia.org/wiki/Virginia_General_District_Court</text:p>
          </table:table-cell>
          <table:table-cell office:value-type="string">
            <text:p>Congress</text:p>
          </table:table-cell>
          <table:table-cell office:value-type="string">
            <text:p>http://en.wikipedia.org/wiki/Congress</text:p>
          </table:table-cell>
          <table:table-cell/>
          <table:table-cell office:value-type="float" office:value="1">
            <text:p>1</text:p>
          </table:table-cell>
          <table:table-cell table:number-columns-repeated="3"/>
          <table:table-cell table:formula="of:=CONCATENATE([.AB524];&quot;,&quot;;[.AC524];&quot;,&quot;; TEXT([.AK524];&quot;#&quot;))" office:value-type="string" office:string-value="EDA,LAU_ET_AL,1">
            <text:p>EDA,LAU_ET_AL,1</text:p>
          </table:table-cell>
        </table:table-row>
        <table:table-row table:style-name="ro1">
          <table:table-cell office:value-type="string">
            <text:p>2LX0OHOVR14ICTC7SJTHMCWA9VL65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8GCCF0CP5KX426SPSOYO4PMH4WWVJ</text:p>
          </table:table-cell>
          <table:table-cell office:value-type="string">
            <text:p>A1AVAUPSZLDN64</text:p>
          </table:table-cell>
          <table:table-cell office:value-type="string">
            <text:p>Submitted</text:p>
          </table:table-cell>
          <table:table-cell office:value-type="string">
            <text:p>Sat Nov 10 06:52:03 GMT 2012</text:p>
          </table:table-cell>
          <table:table-cell office:value-type="string">
            <text:p>Sat Nov 10 06:52:13 GMT 2012</text:p>
          </table:table-cell>
          <table:table-cell office:value-type="string">
            <text:p>Fri Nov 16 22:52:13 PST 2012</text:p>
          </table:table-cell>
          <table:table-cell table:number-columns-repeated="3"/>
          <table:table-cell office:value-type="float" office:value="10">
            <text:p>1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Pierce_1:21.txt</text:p>
          </table:table-cell>
          <table:table-cell office:value-type="string">
            <text:p>It is believed that experience has verified the wisdom and justice of the present system with regard to the public domain in most essential particulars.&lt;br/&gt;&lt;br/&gt;You will perceive from the report of the Secretary of the Interior that opinions which have often been expressed in relation to the operation of the land system as not being a source of revenue to the Federal Treasury were erroneous. The net profits from the sale of the public lands to June 30, 1853, amounted to the sum of $53,289,465.&lt;br/&gt;&lt;br/&gt;</text:p>
          </table:table-cell>
          <table:table-cell office:value-type="string">
            <text:p>Virginia General District Court</text:p>
          </table:table-cell>
          <table:table-cell office:value-type="string">
            <text:p>http://en.wikipedia.org/wiki/Virginia_General_District_Court</text:p>
          </table:table-cell>
          <table:table-cell office:value-type="string">
            <text:p>Congress</text:p>
          </table:table-cell>
          <table:table-cell office:value-type="string">
            <text:p>http://en.wikipedia.org/wiki/Congress</text:p>
          </table:table-cell>
          <table:table-cell/>
          <table:table-cell office:value-type="float" office:value="2">
            <text:p>2</text:p>
          </table:table-cell>
          <table:table-cell table:number-columns-repeated="3"/>
          <table:table-cell table:formula="of:=CONCATENATE([.AB525];&quot;,&quot;;[.AC525];&quot;,&quot;; TEXT([.AK525];&quot;#&quot;))" office:value-type="string" office:string-value="EDA,LAU_ET_AL,2">
            <text:p>EDA,LAU_ET_AL,2</text:p>
          </table:table-cell>
        </table:table-row>
        <table:table-row table:style-name="ro1">
          <table:table-cell office:value-type="string">
            <text:p>2LX0OHOVR14ICTC7SJTHMCWA9VL65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YI1SNQQ7Q67FEPVRMER92TQMJXT9E</text:p>
          </table:table-cell>
          <table:table-cell office:value-type="string">
            <text:p>A997OZ3H2B3Q2</text:p>
          </table:table-cell>
          <table:table-cell office:value-type="string">
            <text:p>Submitted</text:p>
          </table:table-cell>
          <table:table-cell office:value-type="string">
            <text:p>Sat Nov 10 07:24:48 GMT 2012</text:p>
          </table:table-cell>
          <table:table-cell office:value-type="string">
            <text:p>Sat Nov 10 07:25:22 GMT 2012</text:p>
          </table:table-cell>
          <table:table-cell office:value-type="string">
            <text:p>Fri Nov 16 23:25:22 PST 2012</text:p>
          </table:table-cell>
          <table:table-cell table:number-columns-repeated="3"/>
          <table:table-cell office:value-type="float" office:value="34">
            <text:p>34</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Pierce_1:21.txt</text:p>
          </table:table-cell>
          <table:table-cell office:value-type="string">
            <text:p>It is believed that experience has verified the wisdom and justice of the present system with regard to the public domain in most essential particulars.&lt;br/&gt;&lt;br/&gt;You will perceive from the report of the Secretary of the Interior that opinions which have often been expressed in relation to the operation of the land system as not being a source of revenue to the Federal Treasury were erroneous. The net profits from the sale of the public lands to June 30, 1853, amounted to the sum of $53,289,465.&lt;br/&gt;&lt;br/&gt;</text:p>
          </table:table-cell>
          <table:table-cell office:value-type="string">
            <text:p>Virginia General District Court</text:p>
          </table:table-cell>
          <table:table-cell office:value-type="string">
            <text:p>http://en.wikipedia.org/wiki/Virginia_General_District_Court</text:p>
          </table:table-cell>
          <table:table-cell office:value-type="string">
            <text:p>Congress</text:p>
          </table:table-cell>
          <table:table-cell office:value-type="string">
            <text:p>http://en.wikipedia.org/wiki/Congress</text:p>
          </table:table-cell>
          <table:table-cell/>
          <table:table-cell office:value-type="float" office:value="2">
            <text:p>2</text:p>
          </table:table-cell>
          <table:table-cell table:number-columns-repeated="3"/>
          <table:table-cell table:formula="of:=CONCATENATE([.AB526];&quot;,&quot;;[.AC526];&quot;,&quot;; TEXT([.AK526];&quot;#&quot;))" office:value-type="string" office:string-value="EDA,LAU_ET_AL,2">
            <text:p>EDA,LAU_ET_AL,2</text:p>
          </table:table-cell>
        </table:table-row>
        <table:table-row table:style-name="ro1">
          <table:table-cell office:value-type="string">
            <text:p>2H3WSBRI8IUBH7IEFT8S1LB3OYX3F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24XKNQY2RCJZFR42OUHZ0KUSSQ2RI</text:p>
          </table:table-cell>
          <table:table-cell office:value-type="string">
            <text:p>A1GQCJDGRPG8ZR</text:p>
          </table:table-cell>
          <table:table-cell office:value-type="string">
            <text:p>Submitted</text:p>
          </table:table-cell>
          <table:table-cell office:value-type="string">
            <text:p>Sat Nov 10 07:23:24 GMT 2012</text:p>
          </table:table-cell>
          <table:table-cell office:value-type="string">
            <text:p>Sat Nov 10 07:25:05 GMT 2012</text:p>
          </table:table-cell>
          <table:table-cell office:value-type="string">
            <text:p>Fri Nov 16 23:25:05 PST 2012</text:p>
          </table:table-cell>
          <table:table-cell table:number-columns-repeated="3"/>
          <table:table-cell office:value-type="float" office:value="101">
            <text:p>101</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orge_Washington_8:10.txt</text:p>
          </table:table-cell>
          <table:table-cell office:value-type="string">
            <text:p>True it is that our country, much to its honor, contains many seminaries of learning highly repeatable and useful; but the funds upon which they rest are too narrow to command the ablest professors in the different departments of liberal knowledge for the institution contemplated, though they would be excellent auxiliaries.&lt;br/&gt;&lt;br/&gt;Amongst the motives to such an institution, the assimilation of the principles, opinions, and manners of our country-men by the common education of a portion of our youth from every quarter well deserves attention. The more homogenous our citizens can be made in these particulars the greater will be our prospect of permanent union; and a primary object of such a national institution should be the education of our youth in the science of government. In a republic what species of knowledge can be equally important and what duty more pressing on its legislature than to patronize a plan for communicating it to those who are to be the future guardians of the liberties of the country?&lt;br/&gt;&lt;br/&gt;</text:p>
          </table:table-cell>
          <table:table-cell office:value-type="string">
            <text:p>Cato the Elder</text:p>
          </table:table-cell>
          <table:table-cell office:value-type="string">
            <text:p>http://en.wikipedia.org/wiki/Cato_the_Elder</text:p>
          </table:table-cell>
          <table:table-cell office:value-type="string">
            <text:p>Mohandas Karamchand Gandhi</text:p>
          </table:table-cell>
          <table:table-cell office:value-type="string">
            <text:p>http://en.wikipedia.org/wiki/Mohandas_Karamchand_Gandhi</text:p>
          </table:table-cell>
          <table:table-cell/>
          <table:table-cell office:value-type="float" office:value="2">
            <text:p>2</text:p>
          </table:table-cell>
          <table:table-cell table:number-columns-repeated="3"/>
          <table:table-cell table:formula="of:=CONCATENATE([.AB527];&quot;,&quot;;[.AC527];&quot;,&quot;; TEXT([.AK527];&quot;#&quot;))" office:value-type="string" office:string-value="EDA,LAU_ET_AL,2">
            <text:p>EDA,LAU_ET_AL,2</text:p>
          </table:table-cell>
        </table:table-row>
        <table:table-row table:style-name="ro1">
          <table:table-cell office:value-type="string">
            <text:p>2H3WSBRI8IUBH7IEFT8S1LB3OYX3F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TMNU8LZ6R70VEFEFNZJBVE769R5LT</text:p>
          </table:table-cell>
          <table:table-cell office:value-type="string">
            <text:p>A1AVAUPSZLDN64</text:p>
          </table:table-cell>
          <table:table-cell office:value-type="string">
            <text:p>Submitted</text:p>
          </table:table-cell>
          <table:table-cell office:value-type="string">
            <text:p>Sat Nov 10 06:58:02 GMT 2012</text:p>
          </table:table-cell>
          <table:table-cell office:value-type="string">
            <text:p>Sat Nov 10 06:58:25 GMT 2012</text:p>
          </table:table-cell>
          <table:table-cell office:value-type="string">
            <text:p>Fri Nov 16 22:58:25 PST 2012</text:p>
          </table:table-cell>
          <table:table-cell table:number-columns-repeated="3"/>
          <table:table-cell office:value-type="float" office:value="23">
            <text:p>23</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orge_Washington_8:10.txt</text:p>
          </table:table-cell>
          <table:table-cell office:value-type="string">
            <text:p>True it is that our country, much to its honor, contains many seminaries of learning highly repeatable and useful; but the funds upon which they rest are too narrow to command the ablest professors in the different departments of liberal knowledge for the institution contemplated, though they would be excellent auxiliaries.&lt;br/&gt;&lt;br/&gt;Amongst the motives to such an institution, the assimilation of the principles, opinions, and manners of our country-men by the common education of a portion of our youth from every quarter well deserves attention. The more homogenous our citizens can be made in these particulars the greater will be our prospect of permanent union; and a primary object of such a national institution should be the education of our youth in the science of government. In a republic what species of knowledge can be equally important and what duty more pressing on its legislature than to patronize a plan for communicating it to those who are to be the future guardians of the liberties of the country?&lt;br/&gt;&lt;br/&gt;</text:p>
          </table:table-cell>
          <table:table-cell office:value-type="string">
            <text:p>Cato the Elder</text:p>
          </table:table-cell>
          <table:table-cell office:value-type="string">
            <text:p>http://en.wikipedia.org/wiki/Cato_the_Elder</text:p>
          </table:table-cell>
          <table:table-cell office:value-type="string">
            <text:p>Mohandas Karamchand Gandhi</text:p>
          </table:table-cell>
          <table:table-cell office:value-type="string">
            <text:p>http://en.wikipedia.org/wiki/Mohandas_Karamchand_Gandhi</text:p>
          </table:table-cell>
          <table:table-cell office:value-type="string">
            <text:p>neither are close at all.</text:p>
          </table:table-cell>
          <table:table-cell office:value-type="float" office:value="2">
            <text:p>2</text:p>
          </table:table-cell>
          <table:table-cell table:number-columns-repeated="3"/>
          <table:table-cell table:formula="of:=CONCATENATE([.AB528];&quot;,&quot;;[.AC528];&quot;,&quot;; TEXT([.AK528];&quot;#&quot;))" office:value-type="string" office:string-value="EDA,LAU_ET_AL,2">
            <text:p>EDA,LAU_ET_AL,2</text:p>
          </table:table-cell>
        </table:table-row>
        <table:table-row table:style-name="ro1">
          <table:table-cell office:value-type="string">
            <text:p>2H3WSBRI8IUBH7IEFT8S1LB3OYX3F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WF9U8P9Y38TB5LNA2LYQM0J3SGGXB</text:p>
          </table:table-cell>
          <table:table-cell office:value-type="string">
            <text:p>A997OZ3H2B3Q2</text:p>
          </table:table-cell>
          <table:table-cell office:value-type="string">
            <text:p>Submitted</text:p>
          </table:table-cell>
          <table:table-cell office:value-type="string">
            <text:p>Sat Nov 10 07:25:38 GMT 2012</text:p>
          </table:table-cell>
          <table:table-cell office:value-type="string">
            <text:p>Sat Nov 10 07:26:02 GMT 2012</text:p>
          </table:table-cell>
          <table:table-cell office:value-type="string">
            <text:p>Fri Nov 16 23:26:02 PST 2012</text:p>
          </table:table-cell>
          <table:table-cell table:number-columns-repeated="3"/>
          <table:table-cell office:value-type="float" office:value="24">
            <text:p>24</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orge_Washington_8:10.txt</text:p>
          </table:table-cell>
          <table:table-cell office:value-type="string">
            <text:p>True it is that our country, much to its honor, contains many seminaries of learning highly repeatable and useful; but the funds upon which they rest are too narrow to command the ablest professors in the different departments of liberal knowledge for the institution contemplated, though they would be excellent auxiliaries.&lt;br/&gt;&lt;br/&gt;Amongst the motives to such an institution, the assimilation of the principles, opinions, and manners of our country-men by the common education of a portion of our youth from every quarter well deserves attention. The more homogenous our citizens can be made in these particulars the greater will be our prospect of permanent union; and a primary object of such a national institution should be the education of our youth in the science of government. In a republic what species of knowledge can be equally important and what duty more pressing on its legislature than to patronize a plan for communicating it to those who are to be the future guardians of the liberties of the country?&lt;br/&gt;&lt;br/&gt;</text:p>
          </table:table-cell>
          <table:table-cell office:value-type="string">
            <text:p>Cato the Elder</text:p>
          </table:table-cell>
          <table:table-cell office:value-type="string">
            <text:p>http://en.wikipedia.org/wiki/Cato_the_Elder</text:p>
          </table:table-cell>
          <table:table-cell office:value-type="string">
            <text:p>Mohandas Karamchand Gandhi</text:p>
          </table:table-cell>
          <table:table-cell office:value-type="string">
            <text:p>http://en.wikipedia.org/wiki/Mohandas_Karamchand_Gandhi</text:p>
          </table:table-cell>
          <table:table-cell/>
          <table:table-cell office:value-type="float" office:value="1">
            <text:p>1</text:p>
          </table:table-cell>
          <table:table-cell table:number-columns-repeated="3"/>
          <table:table-cell table:formula="of:=CONCATENATE([.AB529];&quot;,&quot;;[.AC529];&quot;,&quot;; TEXT([.AK529];&quot;#&quot;))" office:value-type="string" office:string-value="EDA,LAU_ET_AL,1">
            <text:p>EDA,LAU_ET_AL,1</text:p>
          </table:table-cell>
        </table:table-row>
        <table:table-row table:style-name="ro1">
          <table:table-cell office:value-type="string">
            <text:p>26XE4EGDHDM2KUWNGXQWEHEZ9MVLBN</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JZ46OQ1SNQQMZUC7FSQSCNRBJQP59</text:p>
          </table:table-cell>
          <table:table-cell office:value-type="string">
            <text:p>A1AVAUPSZLDN64</text:p>
          </table:table-cell>
          <table:table-cell office:value-type="string">
            <text:p>Submitted</text:p>
          </table:table-cell>
          <table:table-cell office:value-type="string">
            <text:p>Sat Nov 10 06:40:26 GMT 2012</text:p>
          </table:table-cell>
          <table:table-cell office:value-type="string">
            <text:p>Sat Nov 10 06:40:43 GMT 2012</text:p>
          </table:table-cell>
          <table:table-cell office:value-type="string">
            <text:p>Fri Nov 16 22:40:43 PST 2012</text:p>
          </table:table-cell>
          <table:table-cell table:number-columns-repeated="3"/>
          <table:table-cell office:value-type="float" office:value="17">
            <text:p>1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ndrew_Jackson_5:29.txt</text:p>
          </table:table-cell>
          <table:table-cell office:value-type="string">
            <text:p>The operations of the Navy during the year and its present condition are fully exhibited in the annual report from the Navy Department.&lt;br/&gt;&lt;br/&gt;Suggestions are made by the Secretary of various improvements, which deserve careful consideration, and most of which, if adopted, bid fair to promote the efficiency of this important branch of the public service. Among these are the new organization of the Navy Board, the revision of the pay to officers, and a change in the period of time or in the manner of making the annual appropriations, to which I beg leave to call your particular attention.&lt;br/&gt;&lt;br/&gt;</text:p>
          </table:table-cell>
          <table:table-cell office:value-type="string">
            <text:p>Optimus Prime</text:p>
          </table:table-cell>
          <table:table-cell office:value-type="string">
            <text:p>http://en.wikipedia.org/wiki/Optimus_Prime</text:p>
          </table:table-cell>
          <table:table-cell office:value-type="string">
            <text:p>Congress</text:p>
          </table:table-cell>
          <table:table-cell office:value-type="string">
            <text:p>http://en.wikipedia.org/wiki/Congress</text:p>
          </table:table-cell>
          <table:table-cell office:value-type="string">
            <text:p>Neither are close, chose the best I could.</text:p>
          </table:table-cell>
          <table:table-cell office:value-type="float" office:value="2">
            <text:p>2</text:p>
          </table:table-cell>
          <table:table-cell table:number-columns-repeated="3"/>
          <table:table-cell table:formula="of:=CONCATENATE([.AB530];&quot;,&quot;;[.AC530];&quot;,&quot;; TEXT([.AK530];&quot;#&quot;))" office:value-type="string" office:string-value="EDA,LAU_ET_AL,2">
            <text:p>EDA,LAU_ET_AL,2</text:p>
          </table:table-cell>
        </table:table-row>
        <table:table-row table:style-name="ro1">
          <table:table-cell office:value-type="string">
            <text:p>26XE4EGDHDM2KUWNGXQWEHEZ9MVLBN</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P30HFL42J1LDEWGECYM8IGFUY81M5</text:p>
          </table:table-cell>
          <table:table-cell office:value-type="string">
            <text:p>A3ABJN1IL7UCZ8</text:p>
          </table:table-cell>
          <table:table-cell office:value-type="string">
            <text:p>Submitted</text:p>
          </table:table-cell>
          <table:table-cell office:value-type="string">
            <text:p>Sat Nov 10 05:40:49 GMT 2012</text:p>
          </table:table-cell>
          <table:table-cell office:value-type="string">
            <text:p>Sat Nov 10 05:42:05 GMT 2012</text:p>
          </table:table-cell>
          <table:table-cell office:value-type="string">
            <text:p>Fri Nov 16 21:42:05 PST 2012</text:p>
          </table:table-cell>
          <table:table-cell table:number-columns-repeated="3"/>
          <table:table-cell office:value-type="float" office:value="76">
            <text:p>76</text:p>
          </table:table-cell>
          <table:table-cell office:value-type="string">
            <text:p>100% (3/3)</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ndrew_Jackson_5:29.txt</text:p>
          </table:table-cell>
          <table:table-cell office:value-type="string">
            <text:p>The operations of the Navy during the year and its present condition are fully exhibited in the annual report from the Navy Department.&lt;br/&gt;&lt;br/&gt;Suggestions are made by the Secretary of various improvements, which deserve careful consideration, and most of which, if adopted, bid fair to promote the efficiency of this important branch of the public service. Among these are the new organization of the Navy Board, the revision of the pay to officers, and a change in the period of time or in the manner of making the annual appropriations, to which I beg leave to call your particular attention.&lt;br/&gt;&lt;br/&gt;</text:p>
          </table:table-cell>
          <table:table-cell office:value-type="string">
            <text:p>Optimus Prime</text:p>
          </table:table-cell>
          <table:table-cell office:value-type="string">
            <text:p>http://en.wikipedia.org/wiki/Optimus_Prime</text:p>
          </table:table-cell>
          <table:table-cell office:value-type="string">
            <text:p>Congress</text:p>
          </table:table-cell>
          <table:table-cell office:value-type="string">
            <text:p>http://en.wikipedia.org/wiki/Congress</text:p>
          </table:table-cell>
          <table:table-cell/>
          <table:table-cell office:value-type="float" office:value="2">
            <text:p>2</text:p>
          </table:table-cell>
          <table:table-cell table:number-columns-repeated="3"/>
          <table:table-cell table:formula="of:=CONCATENATE([.AB531];&quot;,&quot;;[.AC531];&quot;,&quot;; TEXT([.AK531];&quot;#&quot;))" office:value-type="string" office:string-value="EDA,LAU_ET_AL,2">
            <text:p>EDA,LAU_ET_AL,2</text:p>
          </table:table-cell>
        </table:table-row>
        <table:table-row table:style-name="ro1">
          <table:table-cell office:value-type="string">
            <text:p>26XE4EGDHDM2KUWNGXQWEHEZ9MVLBN</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RQ5PQJQ9OPL060C1WIXO8KCYHO0Y1</text:p>
          </table:table-cell>
          <table:table-cell office:value-type="string">
            <text:p>AVQ23YRFWZKHH</text:p>
          </table:table-cell>
          <table:table-cell office:value-type="string">
            <text:p>Submitted</text:p>
          </table:table-cell>
          <table:table-cell office:value-type="string">
            <text:p>Sat Nov 10 08:14:30 GMT 2012</text:p>
          </table:table-cell>
          <table:table-cell office:value-type="string">
            <text:p>Sat Nov 10 08:17:21 GMT 2012</text:p>
          </table:table-cell>
          <table:table-cell office:value-type="string">
            <text:p>Sat Nov 17 00:17:21 PST 2012</text:p>
          </table:table-cell>
          <table:table-cell table:number-columns-repeated="3"/>
          <table:table-cell office:value-type="float" office:value="171">
            <text:p>171</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ndrew_Jackson_5:29.txt</text:p>
          </table:table-cell>
          <table:table-cell office:value-type="string">
            <text:p>The operations of the Navy during the year and its present condition are fully exhibited in the annual report from the Navy Department.&lt;br/&gt;&lt;br/&gt;Suggestions are made by the Secretary of various improvements, which deserve careful consideration, and most of which, if adopted, bid fair to promote the efficiency of this important branch of the public service. Among these are the new organization of the Navy Board, the revision of the pay to officers, and a change in the period of time or in the manner of making the annual appropriations, to which I beg leave to call your particular attention.&lt;br/&gt;&lt;br/&gt;</text:p>
          </table:table-cell>
          <table:table-cell office:value-type="string">
            <text:p>Optimus Prime</text:p>
          </table:table-cell>
          <table:table-cell office:value-type="string">
            <text:p>http://en.wikipedia.org/wiki/Optimus_Prime</text:p>
          </table:table-cell>
          <table:table-cell office:value-type="string">
            <text:p>Congress</text:p>
          </table:table-cell>
          <table:table-cell office:value-type="string">
            <text:p>http://en.wikipedia.org/wiki/Congress</text:p>
          </table:table-cell>
          <table:table-cell/>
          <table:table-cell office:value-type="float" office:value="2">
            <text:p>2</text:p>
          </table:table-cell>
          <table:table-cell table:number-columns-repeated="3"/>
          <table:table-cell table:formula="of:=CONCATENATE([.AB532];&quot;,&quot;;[.AC532];&quot;,&quot;; TEXT([.AK532];&quot;#&quot;))" office:value-type="string" office:string-value="EDA,LAU_ET_AL,2">
            <text:p>EDA,LAU_ET_AL,2</text:p>
          </table:table-cell>
        </table:table-row>
        <table:table-row table:style-name="ro1">
          <table:table-cell office:value-type="string">
            <text:p>26EZ9RNDWIOVG1VXUD4TOU131BGFU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6KBRI8IUB2Y9IWOO2KLJ3L0PTP5HV</text:p>
          </table:table-cell>
          <table:table-cell office:value-type="string">
            <text:p>A1FE99W26464IW</text:p>
          </table:table-cell>
          <table:table-cell office:value-type="string">
            <text:p>Submitted</text:p>
          </table:table-cell>
          <table:table-cell office:value-type="string">
            <text:p>Sat Nov 10 09:15:53 GMT 2012</text:p>
          </table:table-cell>
          <table:table-cell office:value-type="string">
            <text:p>Sat Nov 10 09:16:38 GMT 2012</text:p>
          </table:table-cell>
          <table:table-cell office:value-type="string">
            <text:p>Sat Nov 17 01:16:38 PST 2012</text:p>
          </table:table-cell>
          <table:table-cell table:number-columns-repeated="3"/>
          <table:table-cell office:value-type="float" office:value="45">
            <text:p>45</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George_Herbert_Walker_Bush_1:15.txt</text:p>
          </table:table-cell>
          <table:table-cell office:value-type="string">
            <text:p>We have a moral contract with our senior citizens. And in this budget, Social Security is fully funded, including a full cost-of-living adjustment. We must honor our contract.&lt;br/&gt;&lt;br/&gt;We must care about those in the shadow of life, and I, like many Americans, am deeply troubled by the plight of the homeless. The causes of homelessness are many; the history is long. But the moral imperative to act is clear. Thanks to the deep well of generosity in this great land, many organizations already contribute, but we in government cannot stand on the sidelines. In my budget, I ask for greater support for emergency food and shelter, for health services and measures to prevent substance abuse, and for clinics for the mentally ill. And I propose a new initiative involving the full range of government agencies. We must confront this national shame.&lt;br/&gt;&lt;br/&gt;</text:p>
          </table:table-cell>
          <table:table-cell office:value-type="string">
            <text:p>Homelessness</text:p>
          </table:table-cell>
          <table:table-cell office:value-type="string">
            <text:p>http://en.wikipedia.org/wiki/Homelessness</text:p>
          </table:table-cell>
          <table:table-cell office:value-type="string">
            <text:p>Xi Zezong</text:p>
          </table:table-cell>
          <table:table-cell office:value-type="string">
            <text:p>http://en.wikipedia.org/wiki/Xi_Zezong</text:p>
          </table:table-cell>
          <table:table-cell/>
          <table:table-cell office:value-type="float" office:value="2">
            <text:p>2</text:p>
          </table:table-cell>
          <table:table-cell table:number-columns-repeated="3"/>
          <table:table-cell table:formula="of:=CONCATENATE([.AB533];&quot;,&quot;;[.AC533];&quot;,&quot;; TEXT([.AK533];&quot;#&quot;))" office:value-type="string" office:string-value="EDA,RANDOM,2">
            <text:p>EDA,RANDOM,2</text:p>
          </table:table-cell>
        </table:table-row>
        <table:table-row table:style-name="ro1">
          <table:table-cell office:value-type="string">
            <text:p>26EZ9RNDWIOVG1VXUD4TOU131BGFU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73AT2D5NQYNKORV7T751YMNME384D</text:p>
          </table:table-cell>
          <table:table-cell office:value-type="string">
            <text:p>A997OZ3H2B3Q2</text:p>
          </table:table-cell>
          <table:table-cell office:value-type="string">
            <text:p>Submitted</text:p>
          </table:table-cell>
          <table:table-cell office:value-type="string">
            <text:p>Sat Nov 10 09:01:21 GMT 2012</text:p>
          </table:table-cell>
          <table:table-cell office:value-type="string">
            <text:p>Sat Nov 10 09:01:57 GMT 2012</text:p>
          </table:table-cell>
          <table:table-cell office:value-type="string">
            <text:p>Sat Nov 17 01:01:57 PST 2012</text:p>
          </table:table-cell>
          <table:table-cell table:number-columns-repeated="3"/>
          <table:table-cell office:value-type="float" office:value="36">
            <text:p>36</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George_Herbert_Walker_Bush_1:15.txt</text:p>
          </table:table-cell>
          <table:table-cell office:value-type="string">
            <text:p>We have a moral contract with our senior citizens. And in this budget, Social Security is fully funded, including a full cost-of-living adjustment. We must honor our contract.&lt;br/&gt;&lt;br/&gt;We must care about those in the shadow of life, and I, like many Americans, am deeply troubled by the plight of the homeless. The causes of homelessness are many; the history is long. But the moral imperative to act is clear. Thanks to the deep well of generosity in this great land, many organizations already contribute, but we in government cannot stand on the sidelines. In my budget, I ask for greater support for emergency food and shelter, for health services and measures to prevent substance abuse, and for clinics for the mentally ill. And I propose a new initiative involving the full range of government agencies. We must confront this national shame.&lt;br/&gt;&lt;br/&gt;</text:p>
          </table:table-cell>
          <table:table-cell office:value-type="string">
            <text:p>Homelessness</text:p>
          </table:table-cell>
          <table:table-cell office:value-type="string">
            <text:p>http://en.wikipedia.org/wiki/Homelessness</text:p>
          </table:table-cell>
          <table:table-cell office:value-type="string">
            <text:p>Xi Zezong</text:p>
          </table:table-cell>
          <table:table-cell office:value-type="string">
            <text:p>http://en.wikipedia.org/wiki/Xi_Zezong</text:p>
          </table:table-cell>
          <table:table-cell/>
          <table:table-cell office:value-type="float" office:value="1">
            <text:p>1</text:p>
          </table:table-cell>
          <table:table-cell table:number-columns-repeated="3"/>
          <table:table-cell table:formula="of:=CONCATENATE([.AB534];&quot;,&quot;;[.AC534];&quot;,&quot;; TEXT([.AK534];&quot;#&quot;))" office:value-type="string" office:string-value="EDA,RANDOM,1">
            <text:p>EDA,RANDOM,1</text:p>
          </table:table-cell>
        </table:table-row>
        <table:table-row table:style-name="ro1">
          <table:table-cell office:value-type="string">
            <text:p>26EZ9RNDWIOVG1VXUD4TOU131BGFU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SMB2YU98JHS8UZ8SA6BR9IOL0BBN0</text:p>
          </table:table-cell>
          <table:table-cell office:value-type="string">
            <text:p>A1AVAUPSZLDN64</text:p>
          </table:table-cell>
          <table:table-cell office:value-type="string">
            <text:p>Submitted</text:p>
          </table:table-cell>
          <table:table-cell office:value-type="string">
            <text:p>Sat Nov 10 06:38:30 GMT 2012</text:p>
          </table:table-cell>
          <table:table-cell office:value-type="string">
            <text:p>Sat Nov 10 06:38:40 GMT 2012</text:p>
          </table:table-cell>
          <table:table-cell office:value-type="string">
            <text:p>Fri Nov 16 22:38:40 PST 2012</text:p>
          </table:table-cell>
          <table:table-cell table:number-columns-repeated="3"/>
          <table:table-cell office:value-type="float" office:value="10">
            <text:p>10</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George_Herbert_Walker_Bush_1:15.txt</text:p>
          </table:table-cell>
          <table:table-cell office:value-type="string">
            <text:p>We have a moral contract with our senior citizens. And in this budget, Social Security is fully funded, including a full cost-of-living adjustment. We must honor our contract.&lt;br/&gt;&lt;br/&gt;We must care about those in the shadow of life, and I, like many Americans, am deeply troubled by the plight of the homeless. The causes of homelessness are many; the history is long. But the moral imperative to act is clear. Thanks to the deep well of generosity in this great land, many organizations already contribute, but we in government cannot stand on the sidelines. In my budget, I ask for greater support for emergency food and shelter, for health services and measures to prevent substance abuse, and for clinics for the mentally ill. And I propose a new initiative involving the full range of government agencies. We must confront this national shame.&lt;br/&gt;&lt;br/&gt;</text:p>
          </table:table-cell>
          <table:table-cell office:value-type="string">
            <text:p>Homelessness</text:p>
          </table:table-cell>
          <table:table-cell office:value-type="string">
            <text:p>http://en.wikipedia.org/wiki/Homelessness</text:p>
          </table:table-cell>
          <table:table-cell office:value-type="string">
            <text:p>Xi Zezong</text:p>
          </table:table-cell>
          <table:table-cell office:value-type="string">
            <text:p>http://en.wikipedia.org/wiki/Xi_Zezong</text:p>
          </table:table-cell>
          <table:table-cell/>
          <table:table-cell office:value-type="float" office:value="1">
            <text:p>1</text:p>
          </table:table-cell>
          <table:table-cell table:number-columns-repeated="3"/>
          <table:table-cell table:formula="of:=CONCATENATE([.AB535];&quot;,&quot;;[.AC535];&quot;,&quot;; TEXT([.AK535];&quot;#&quot;))" office:value-type="string" office:string-value="EDA,RANDOM,1">
            <text:p>EDA,RANDOM,1</text:p>
          </table:table-cell>
        </table:table-row>
        <table:table-row table:style-name="ro1">
          <table:table-cell office:value-type="string">
            <text:p>2DM0SPW1INMHV7E9QDEAJ6BFPDX3G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C2C9KSSZVXXHZSA14BQWYGNSD03L1</text:p>
          </table:table-cell>
          <table:table-cell office:value-type="string">
            <text:p>A2CZR0MGSEILRP</text:p>
          </table:table-cell>
          <table:table-cell office:value-type="string">
            <text:p>Submitted</text:p>
          </table:table-cell>
          <table:table-cell office:value-type="string">
            <text:p>Sat Nov 10 06:47:21 GMT 2012</text:p>
          </table:table-cell>
          <table:table-cell office:value-type="string">
            <text:p>Sat Nov 10 06:47:38 GMT 2012</text:p>
          </table:table-cell>
          <table:table-cell office:value-type="string">
            <text:p>Fri Nov 16 22:47:38 PST 2012</text:p>
          </table:table-cell>
          <table:table-cell table:number-columns-repeated="3"/>
          <table:table-cell office:value-type="float" office:value="17">
            <text:p>17</text:p>
          </table:table-cell>
          <table:table-cell office:value-type="string">
            <text:p>100% (10/10)</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5:75.txt</text:p>
          </table:table-cell>
          <table:table-cell office:value-type="string">
            <text:p>The main purpose of its monthly reports is to keep the farmers informed as fully as possible of all matters having any influence upon the world&amp;apos;s markets, in which their products find sale. Its publications relate especially to the commercial side of farming.&lt;br/&gt;&lt;br/&gt;It is therefore of profound importance and vital concern to the farmers of the United States, who represent nearly one-half of our population, and also of direct interest to the whole country, that the work of this division be efficiently performed and that the information it has gathered be promptly diffused.&lt;br/&gt;&lt;br/&gt;</text:p>
          </table:table-cell>
          <table:table-cell office:value-type="string">
            <text:p>Labor</text:p>
          </table:table-cell>
          <table:table-cell office:value-type="string">
            <text:p>http://en.wikipedia.org/wiki/Labor</text:p>
          </table:table-cell>
          <table:table-cell office:value-type="string">
            <text:p>Alloy-junction transistor</text:p>
          </table:table-cell>
          <table:table-cell office:value-type="string">
            <text:p>http://en.wikipedia.org/wiki/Alloy-junction_transistor</text:p>
          </table:table-cell>
          <table:table-cell/>
          <table:table-cell office:value-type="float" office:value="1">
            <text:p>1</text:p>
          </table:table-cell>
          <table:table-cell table:number-columns-repeated="3"/>
          <table:table-cell table:formula="of:=CONCATENATE([.AB536];&quot;,&quot;;[.AC536];&quot;,&quot;; TEXT([.AK536];&quot;#&quot;))" office:value-type="string" office:string-value="LAU_ET_AL,EDA,1">
            <text:p>LAU_ET_AL,EDA,1</text:p>
          </table:table-cell>
        </table:table-row>
        <table:table-row table:style-name="ro1">
          <table:table-cell office:value-type="string">
            <text:p>2DM0SPW1INMHV7E9QDEAJ6BFPDX3G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L2T2D5NQYN5UCE5QQWT6MNC6FA950</text:p>
          </table:table-cell>
          <table:table-cell office:value-type="string">
            <text:p>A1AVAUPSZLDN64</text:p>
          </table:table-cell>
          <table:table-cell office:value-type="string">
            <text:p>Submitted</text:p>
          </table:table-cell>
          <table:table-cell office:value-type="string">
            <text:p>Sat Nov 10 06:51:45 GMT 2012</text:p>
          </table:table-cell>
          <table:table-cell office:value-type="string">
            <text:p>Sat Nov 10 06:51:51 GMT 2012</text:p>
          </table:table-cell>
          <table:table-cell office:value-type="string">
            <text:p>Fri Nov 16 22:51:51 PST 2012</text:p>
          </table:table-cell>
          <table:table-cell table:number-columns-repeated="3"/>
          <table:table-cell office:value-type="float" office:value="6">
            <text:p>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5:75.txt</text:p>
          </table:table-cell>
          <table:table-cell office:value-type="string">
            <text:p>The main purpose of its monthly reports is to keep the farmers informed as fully as possible of all matters having any influence upon the world&amp;apos;s markets, in which their products find sale. Its publications relate especially to the commercial side of farming.&lt;br/&gt;&lt;br/&gt;It is therefore of profound importance and vital concern to the farmers of the United States, who represent nearly one-half of our population, and also of direct interest to the whole country, that the work of this division be efficiently performed and that the information it has gathered be promptly diffused.&lt;br/&gt;&lt;br/&gt;</text:p>
          </table:table-cell>
          <table:table-cell office:value-type="string">
            <text:p>Labor</text:p>
          </table:table-cell>
          <table:table-cell office:value-type="string">
            <text:p>http://en.wikipedia.org/wiki/Labor</text:p>
          </table:table-cell>
          <table:table-cell office:value-type="string">
            <text:p>Alloy-junction transistor</text:p>
          </table:table-cell>
          <table:table-cell office:value-type="string">
            <text:p>http://en.wikipedia.org/wiki/Alloy-junction_transistor</text:p>
          </table:table-cell>
          <table:table-cell/>
          <table:table-cell office:value-type="float" office:value="1">
            <text:p>1</text:p>
          </table:table-cell>
          <table:table-cell table:number-columns-repeated="3"/>
          <table:table-cell table:formula="of:=CONCATENATE([.AB537];&quot;,&quot;;[.AC537];&quot;,&quot;; TEXT([.AK537];&quot;#&quot;))" office:value-type="string" office:string-value="LAU_ET_AL,EDA,1">
            <text:p>LAU_ET_AL,EDA,1</text:p>
          </table:table-cell>
        </table:table-row>
        <table:table-row table:style-name="ro1">
          <table:table-cell office:value-type="string">
            <text:p>2DM0SPW1INMHV7E9QDEAJ6BFPDX3G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XIYN5F3Q0JGK2MRUMNYJ49FJ9PBFT</text:p>
          </table:table-cell>
          <table:table-cell office:value-type="string">
            <text:p>A232GKIE1TOGMH</text:p>
          </table:table-cell>
          <table:table-cell office:value-type="string">
            <text:p>Submitted</text:p>
          </table:table-cell>
          <table:table-cell office:value-type="string">
            <text:p>Sat Nov 10 06:37:15 GMT 2012</text:p>
          </table:table-cell>
          <table:table-cell office:value-type="string">
            <text:p>Sat Nov 10 06:38:25 GMT 2012</text:p>
          </table:table-cell>
          <table:table-cell office:value-type="string">
            <text:p>Fri Nov 16 22:38:25 PST 2012</text:p>
          </table:table-cell>
          <table:table-cell table:number-columns-repeated="3"/>
          <table:table-cell office:value-type="float" office:value="70">
            <text:p>70</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5:75.txt</text:p>
          </table:table-cell>
          <table:table-cell office:value-type="string">
            <text:p>The main purpose of its monthly reports is to keep the farmers informed as fully as possible of all matters having any influence upon the world&amp;apos;s markets, in which their products find sale. Its publications relate especially to the commercial side of farming.&lt;br/&gt;&lt;br/&gt;It is therefore of profound importance and vital concern to the farmers of the United States, who represent nearly one-half of our population, and also of direct interest to the whole country, that the work of this division be efficiently performed and that the information it has gathered be promptly diffused.&lt;br/&gt;&lt;br/&gt;</text:p>
          </table:table-cell>
          <table:table-cell office:value-type="string">
            <text:p>Labor</text:p>
          </table:table-cell>
          <table:table-cell office:value-type="string">
            <text:p>http://en.wikipedia.org/wiki/Labor</text:p>
          </table:table-cell>
          <table:table-cell office:value-type="string">
            <text:p>Alloy-junction transistor</text:p>
          </table:table-cell>
          <table:table-cell office:value-type="string">
            <text:p>http://en.wikipedia.org/wiki/Alloy-junction_transistor</text:p>
          </table:table-cell>
          <table:table-cell/>
          <table:table-cell office:value-type="float" office:value="1">
            <text:p>1</text:p>
          </table:table-cell>
          <table:table-cell table:number-columns-repeated="3"/>
          <table:table-cell table:formula="of:=CONCATENATE([.AB538];&quot;,&quot;;[.AC538];&quot;,&quot;; TEXT([.AK538];&quot;#&quot;))" office:value-type="string" office:string-value="LAU_ET_AL,EDA,1">
            <text:p>LAU_ET_AL,EDA,1</text:p>
          </table:table-cell>
        </table:table-row>
        <table:table-row table:style-name="ro1">
          <table:table-cell office:value-type="string">
            <text:p>2DMZMAZHHRRLUZOTUXMRP1KHR7VLC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3QMNCWYB49FO1GXO7S1RONS3MFRNU</text:p>
          </table:table-cell>
          <table:table-cell office:value-type="string">
            <text:p>A997OZ3H2B3Q2</text:p>
          </table:table-cell>
          <table:table-cell office:value-type="string">
            <text:p>Submitted</text:p>
          </table:table-cell>
          <table:table-cell office:value-type="string">
            <text:p>Sat Nov 10 06:56:17 GMT 2012</text:p>
          </table:table-cell>
          <table:table-cell office:value-type="string">
            <text:p>Sat Nov 10 06:56:49 GMT 2012</text:p>
          </table:table-cell>
          <table:table-cell office:value-type="string">
            <text:p>Fri Nov 16 22:56:49 PST 2012</text:p>
          </table:table-cell>
          <table:table-cell table:number-columns-repeated="3"/>
          <table:table-cell office:value-type="float" office:value="32">
            <text:p>32</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illiam_Howard_Taft_2:276.txt</text:p>
          </table:table-cell>
          <table:table-cell office:value-type="string">
            <text:p>At the outset I find comparison between departments and bureaus impossible for the reason that in no two departments are the estimates and expenditures displayed and classified alike. The first step is to reduce all to a common standard for classification and judgment, and this work is now being done. When it is completed, the foundation will be laid for a businesslike national budget, and for such a just comparison of the economy and efficiency with which the several bureaus and divisions are conducted as will enable the President and the heads of Departments to detect waste, eliminate duplication, encourage the intelligent and effective civil servants whose efforts too often go unnoticed, and secure the public service at the lowest possible cost.&lt;br/&gt;&lt;br/&gt;The Committees on Appropriations of Congress have diligently worked to reduce the expenses of government and have found their efforts often blocked by lack of accurate information containing a proper analysis of requirements and of actual and reasonable costs. The result of this inquiry should enable the Executive in his communications to Congress to give information to which Congress is entitled and which will enable it to promote economy.&lt;br/&gt;&lt;br/&gt;</text:p>
          </table:table-cell>
          <table:table-cell office:value-type="string">
            <text:p>Stanley A. McChrystal</text:p>
          </table:table-cell>
          <table:table-cell office:value-type="string">
            <text:p>http://en.wikipedia.org/wiki/Stanley_A._McChrystal</text:p>
          </table:table-cell>
          <table:table-cell office:value-type="string">
            <text:p>Lame duck session</text:p>
          </table:table-cell>
          <table:table-cell office:value-type="string">
            <text:p>http://en.wikipedia.org/wiki/Lame_duck_session</text:p>
          </table:table-cell>
          <table:table-cell/>
          <table:table-cell office:value-type="float" office:value="2">
            <text:p>2</text:p>
          </table:table-cell>
          <table:table-cell table:number-columns-repeated="3"/>
          <table:table-cell table:formula="of:=CONCATENATE([.AB539];&quot;,&quot;;[.AC539];&quot;,&quot;; TEXT([.AK539];&quot;#&quot;))" office:value-type="string" office:string-value="LAU_ET_AL,EDA,2">
            <text:p>LAU_ET_AL,EDA,2</text:p>
          </table:table-cell>
        </table:table-row>
        <table:table-row table:style-name="ro1">
          <table:table-cell office:value-type="string">
            <text:p>2DMZMAZHHRRLUZOTUXMRP1KHR7VLC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CCYEPLSP75K0VU1QDFAPQEQ50PXRK</text:p>
          </table:table-cell>
          <table:table-cell office:value-type="string">
            <text:p>A1GQCJDGRPG8ZR</text:p>
          </table:table-cell>
          <table:table-cell office:value-type="string">
            <text:p>Submitted</text:p>
          </table:table-cell>
          <table:table-cell office:value-type="string">
            <text:p>Sat Nov 10 06:57:20 GMT 2012</text:p>
          </table:table-cell>
          <table:table-cell office:value-type="string">
            <text:p>Sat Nov 10 06:58:05 GMT 2012</text:p>
          </table:table-cell>
          <table:table-cell office:value-type="string">
            <text:p>Fri Nov 16 22:58:05 PST 2012</text:p>
          </table:table-cell>
          <table:table-cell table:number-columns-repeated="3"/>
          <table:table-cell office:value-type="float" office:value="45">
            <text:p>45</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illiam_Howard_Taft_2:276.txt</text:p>
          </table:table-cell>
          <table:table-cell office:value-type="string">
            <text:p>At the outset I find comparison between departments and bureaus impossible for the reason that in no two departments are the estimates and expenditures displayed and classified alike. The first step is to reduce all to a common standard for classification and judgment, and this work is now being done. When it is completed, the foundation will be laid for a businesslike national budget, and for such a just comparison of the economy and efficiency with which the several bureaus and divisions are conducted as will enable the President and the heads of Departments to detect waste, eliminate duplication, encourage the intelligent and effective civil servants whose efforts too often go unnoticed, and secure the public service at the lowest possible cost.&lt;br/&gt;&lt;br/&gt;The Committees on Appropriations of Congress have diligently worked to reduce the expenses of government and have found their efforts often blocked by lack of accurate information containing a proper analysis of requirements and of actual and reasonable costs. The result of this inquiry should enable the Executive in his communications to Congress to give information to which Congress is entitled and which will enable it to promote economy.&lt;br/&gt;&lt;br/&gt;</text:p>
          </table:table-cell>
          <table:table-cell office:value-type="string">
            <text:p>Stanley A. McChrystal</text:p>
          </table:table-cell>
          <table:table-cell office:value-type="string">
            <text:p>http://en.wikipedia.org/wiki/Stanley_A._McChrystal</text:p>
          </table:table-cell>
          <table:table-cell office:value-type="string">
            <text:p>Lame duck session</text:p>
          </table:table-cell>
          <table:table-cell office:value-type="string">
            <text:p>http://en.wikipedia.org/wiki/Lame_duck_session</text:p>
          </table:table-cell>
          <table:table-cell/>
          <table:table-cell office:value-type="float" office:value="2">
            <text:p>2</text:p>
          </table:table-cell>
          <table:table-cell table:number-columns-repeated="3"/>
          <table:table-cell table:formula="of:=CONCATENATE([.AB540];&quot;,&quot;;[.AC540];&quot;,&quot;; TEXT([.AK540];&quot;#&quot;))" office:value-type="string" office:string-value="LAU_ET_AL,EDA,2">
            <text:p>LAU_ET_AL,EDA,2</text:p>
          </table:table-cell>
        </table:table-row>
        <table:table-row table:style-name="ro1">
          <table:table-cell office:value-type="string">
            <text:p>2DMZMAZHHRRLUZOTUXMRP1KHR7VLC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XNP3TVOK5UFYEP3E05O7FYQ2IB36T</text:p>
          </table:table-cell>
          <table:table-cell office:value-type="string">
            <text:p>A1AVAUPSZLDN64</text:p>
          </table:table-cell>
          <table:table-cell office:value-type="string">
            <text:p>Submitted</text:p>
          </table:table-cell>
          <table:table-cell office:value-type="string">
            <text:p>Sat Nov 10 06:57:46 GMT 2012</text:p>
          </table:table-cell>
          <table:table-cell office:value-type="string">
            <text:p>Sat Nov 10 06:58:01 GMT 2012</text:p>
          </table:table-cell>
          <table:table-cell office:value-type="string">
            <text:p>Fri Nov 16 22:58:01 PST 2012</text:p>
          </table:table-cell>
          <table:table-cell table:number-columns-repeated="3"/>
          <table:table-cell office:value-type="float" office:value="15">
            <text:p>15</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illiam_Howard_Taft_2:276.txt</text:p>
          </table:table-cell>
          <table:table-cell office:value-type="string">
            <text:p>At the outset I find comparison between departments and bureaus impossible for the reason that in no two departments are the estimates and expenditures displayed and classified alike. The first step is to reduce all to a common standard for classification and judgment, and this work is now being done. When it is completed, the foundation will be laid for a businesslike national budget, and for such a just comparison of the economy and efficiency with which the several bureaus and divisions are conducted as will enable the President and the heads of Departments to detect waste, eliminate duplication, encourage the intelligent and effective civil servants whose efforts too often go unnoticed, and secure the public service at the lowest possible cost.&lt;br/&gt;&lt;br/&gt;The Committees on Appropriations of Congress have diligently worked to reduce the expenses of government and have found their efforts often blocked by lack of accurate information containing a proper analysis of requirements and of actual and reasonable costs. The result of this inquiry should enable the Executive in his communications to Congress to give information to which Congress is entitled and which will enable it to promote economy.&lt;br/&gt;&lt;br/&gt;</text:p>
          </table:table-cell>
          <table:table-cell office:value-type="string">
            <text:p>Stanley A. McChrystal</text:p>
          </table:table-cell>
          <table:table-cell office:value-type="string">
            <text:p>http://en.wikipedia.org/wiki/Stanley_A._McChrystal</text:p>
          </table:table-cell>
          <table:table-cell office:value-type="string">
            <text:p>Lame duck session</text:p>
          </table:table-cell>
          <table:table-cell office:value-type="string">
            <text:p>http://en.wikipedia.org/wiki/Lame_duck_session</text:p>
          </table:table-cell>
          <table:table-cell/>
          <table:table-cell office:value-type="float" office:value="2">
            <text:p>2</text:p>
          </table:table-cell>
          <table:table-cell table:number-columns-repeated="3"/>
          <table:table-cell table:formula="of:=CONCATENATE([.AB541];&quot;,&quot;;[.AC541];&quot;,&quot;; TEXT([.AK541];&quot;#&quot;))" office:value-type="string" office:string-value="LAU_ET_AL,EDA,2">
            <text:p>LAU_ET_AL,EDA,2</text:p>
          </table:table-cell>
        </table:table-row>
        <table:table-row table:style-name="ro1">
          <table:table-cell office:value-type="string">
            <text:p>2WQ06UFBNFSVV39KAJWS46NG4DA3H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23RI8IUB2YUOH7MZ3CBBL0FL196IZ</text:p>
          </table:table-cell>
          <table:table-cell office:value-type="string">
            <text:p>A1GQCJDGRPG8ZR</text:p>
          </table:table-cell>
          <table:table-cell office:value-type="string">
            <text:p>Submitted</text:p>
          </table:table-cell>
          <table:table-cell office:value-type="string">
            <text:p>Sat Nov 10 07:06:06 GMT 2012</text:p>
          </table:table-cell>
          <table:table-cell office:value-type="string">
            <text:p>Sat Nov 10 07:06:24 GMT 2012</text:p>
          </table:table-cell>
          <table:table-cell office:value-type="string">
            <text:p>Fri Nov 16 23:06:24 PST 2012</text:p>
          </table:table-cell>
          <table:table-cell table:number-columns-repeated="3"/>
          <table:table-cell office:value-type="float" office:value="18">
            <text:p>1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8:24.txt</text:p>
          </table:table-cell>
          <table:table-cell office:value-type="string">
            <text:p>Our enemies in Iraq have been hit hard. They are not yet defeated, and we can still expect tough fighting ahead. Our objective in the coming year is to sustain and build on the gains we made in 2007, while transitioning to the next phase of our strategy. American troops are shifting from leading operations, to partnering with Iraqi forces, and, eventually, to a protective overwatch mission. As part of this transition, one Army brigade combat team and one Marine Expeditionary Unit have already come home and will not be replaced. In the coming months, four additional brigades and two Marine battalions will follow suit. Taken together, this means more than 20,000 of our troops are coming home. (Applause.)&lt;br/&gt;&lt;br/&gt;Any further drawdown of U.S. troops will be based on conditions in Iraq and the recommendations of our commanders. General Petraeus has warned that too fast a drawdown could result in the &amp;quot;disintegration of the Iraqi security forces, al Qaeda-Iraq regaining lost ground, [and] a marked increase in violence.&amp;quot; Members of Congress: Having come so far and achieved so much, we must not allow this to happen. (Applause.)&lt;br/&gt;&lt;br/&gt;</text:p>
          </table:table-cell>
          <table:table-cell office:value-type="float" office:value="2003">
            <text:p>2003</text:p>
          </table:table-cell>
          <table:table-cell office:value-type="string">
            <text:p>http://en.wikipedia.org/wiki/2003</text:p>
          </table:table-cell>
          <table:table-cell office:value-type="string">
            <text:p>Ninawa campaign</text:p>
          </table:table-cell>
          <table:table-cell office:value-type="string">
            <text:p>http://en.wikipedia.org/wiki/Ninawa_campaign</text:p>
          </table:table-cell>
          <table:table-cell/>
          <table:table-cell office:value-type="float" office:value="2">
            <text:p>2</text:p>
          </table:table-cell>
          <table:table-cell table:number-columns-repeated="3"/>
          <table:table-cell table:formula="of:=CONCATENATE([.AB542];&quot;,&quot;;[.AC542];&quot;,&quot;; TEXT([.AK542];&quot;#&quot;))" office:value-type="string" office:string-value="LAU_ET_AL,EDA,2">
            <text:p>LAU_ET_AL,EDA,2</text:p>
          </table:table-cell>
        </table:table-row>
        <table:table-row table:style-name="ro1">
          <table:table-cell office:value-type="string">
            <text:p>2WQ06UFBNFSVV39KAJWS46NG4DA3H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6TVP9746OQ17WEVE0X7851QUUN1LA</text:p>
          </table:table-cell>
          <table:table-cell office:value-type="string">
            <text:p>A997OZ3H2B3Q2</text:p>
          </table:table-cell>
          <table:table-cell office:value-type="string">
            <text:p>Submitted</text:p>
          </table:table-cell>
          <table:table-cell office:value-type="string">
            <text:p>Sat Nov 10 07:12:33 GMT 2012</text:p>
          </table:table-cell>
          <table:table-cell office:value-type="string">
            <text:p>Sat Nov 10 07:12:57 GMT 2012</text:p>
          </table:table-cell>
          <table:table-cell office:value-type="string">
            <text:p>Fri Nov 16 23:12:57 PST 2012</text:p>
          </table:table-cell>
          <table:table-cell table:number-columns-repeated="3"/>
          <table:table-cell office:value-type="float" office:value="24">
            <text:p>24</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8:24.txt</text:p>
          </table:table-cell>
          <table:table-cell office:value-type="string">
            <text:p>Our enemies in Iraq have been hit hard. They are not yet defeated, and we can still expect tough fighting ahead. Our objective in the coming year is to sustain and build on the gains we made in 2007, while transitioning to the next phase of our strategy. American troops are shifting from leading operations, to partnering with Iraqi forces, and, eventually, to a protective overwatch mission. As part of this transition, one Army brigade combat team and one Marine Expeditionary Unit have already come home and will not be replaced. In the coming months, four additional brigades and two Marine battalions will follow suit. Taken together, this means more than 20,000 of our troops are coming home. (Applause.)&lt;br/&gt;&lt;br/&gt;Any further drawdown of U.S. troops will be based on conditions in Iraq and the recommendations of our commanders. General Petraeus has warned that too fast a drawdown could result in the &amp;quot;disintegration of the Iraqi security forces, al Qaeda-Iraq regaining lost ground, [and] a marked increase in violence.&amp;quot; Members of Congress: Having come so far and achieved so much, we must not allow this to happen. (Applause.)&lt;br/&gt;&lt;br/&gt;</text:p>
          </table:table-cell>
          <table:table-cell office:value-type="float" office:value="2003">
            <text:p>2003</text:p>
          </table:table-cell>
          <table:table-cell office:value-type="string">
            <text:p>http://en.wikipedia.org/wiki/2003</text:p>
          </table:table-cell>
          <table:table-cell office:value-type="string">
            <text:p>Ninawa campaign</text:p>
          </table:table-cell>
          <table:table-cell office:value-type="string">
            <text:p>http://en.wikipedia.org/wiki/Ninawa_campaign</text:p>
          </table:table-cell>
          <table:table-cell/>
          <table:table-cell office:value-type="float" office:value="2">
            <text:p>2</text:p>
          </table:table-cell>
          <table:table-cell table:number-columns-repeated="3"/>
          <table:table-cell table:formula="of:=CONCATENATE([.AB543];&quot;,&quot;;[.AC543];&quot;,&quot;; TEXT([.AK543];&quot;#&quot;))" office:value-type="string" office:string-value="LAU_ET_AL,EDA,2">
            <text:p>LAU_ET_AL,EDA,2</text:p>
          </table:table-cell>
        </table:table-row>
        <table:table-row table:style-name="ro1">
          <table:table-cell office:value-type="string">
            <text:p>2WQ06UFBNFSVV39KAJWS46NG4DA3H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BUA1QP6AUC2LM4BENSXBV0FUHB701</text:p>
          </table:table-cell>
          <table:table-cell office:value-type="string">
            <text:p>A2CZR0MGSEILRP</text:p>
          </table:table-cell>
          <table:table-cell office:value-type="string">
            <text:p>Submitted</text:p>
          </table:table-cell>
          <table:table-cell office:value-type="string">
            <text:p>Sat Nov 10 06:51:25 GMT 2012</text:p>
          </table:table-cell>
          <table:table-cell office:value-type="string">
            <text:p>Sat Nov 10 06:51:49 GMT 2012</text:p>
          </table:table-cell>
          <table:table-cell office:value-type="string">
            <text:p>Fri Nov 16 22:51:49 PST 2012</text:p>
          </table:table-cell>
          <table:table-cell table:number-columns-repeated="3"/>
          <table:table-cell office:value-type="float" office:value="24">
            <text:p>24</text:p>
          </table:table-cell>
          <table:table-cell office:value-type="string">
            <text:p>100% (10/10)</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8:24.txt</text:p>
          </table:table-cell>
          <table:table-cell office:value-type="string">
            <text:p>Our enemies in Iraq have been hit hard. They are not yet defeated, and we can still expect tough fighting ahead. Our objective in the coming year is to sustain and build on the gains we made in 2007, while transitioning to the next phase of our strategy. American troops are shifting from leading operations, to partnering with Iraqi forces, and, eventually, to a protective overwatch mission. As part of this transition, one Army brigade combat team and one Marine Expeditionary Unit have already come home and will not be replaced. In the coming months, four additional brigades and two Marine battalions will follow suit. Taken together, this means more than 20,000 of our troops are coming home. (Applause.)&lt;br/&gt;&lt;br/&gt;Any further drawdown of U.S. troops will be based on conditions in Iraq and the recommendations of our commanders. General Petraeus has warned that too fast a drawdown could result in the &amp;quot;disintegration of the Iraqi security forces, al Qaeda-Iraq regaining lost ground, [and] a marked increase in violence.&amp;quot; Members of Congress: Having come so far and achieved so much, we must not allow this to happen. (Applause.)&lt;br/&gt;&lt;br/&gt;</text:p>
          </table:table-cell>
          <table:table-cell office:value-type="float" office:value="2003">
            <text:p>2003</text:p>
          </table:table-cell>
          <table:table-cell office:value-type="string">
            <text:p>http://en.wikipedia.org/wiki/2003</text:p>
          </table:table-cell>
          <table:table-cell office:value-type="string">
            <text:p>Ninawa campaign</text:p>
          </table:table-cell>
          <table:table-cell office:value-type="string">
            <text:p>http://en.wikipedia.org/wiki/Ninawa_campaign</text:p>
          </table:table-cell>
          <table:table-cell/>
          <table:table-cell office:value-type="float" office:value="2">
            <text:p>2</text:p>
          </table:table-cell>
          <table:table-cell table:number-columns-repeated="3"/>
          <table:table-cell table:formula="of:=CONCATENATE([.AB544];&quot;,&quot;;[.AC544];&quot;,&quot;; TEXT([.AK544];&quot;#&quot;))" office:value-type="string" office:string-value="LAU_ET_AL,EDA,2">
            <text:p>LAU_ET_AL,EDA,2</text:p>
          </table:table-cell>
        </table:table-row>
        <table:table-row table:style-name="ro1">
          <table:table-cell office:value-type="string">
            <text:p>230KMN9U8P9YIHH137930UYIPY0DU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4S0OQKKA4II7HG71CX88EW0MH5ZZB</text:p>
          </table:table-cell>
          <table:table-cell office:value-type="string">
            <text:p>A1AVAUPSZLDN64</text:p>
          </table:table-cell>
          <table:table-cell office:value-type="string">
            <text:p>Submitted</text:p>
          </table:table-cell>
          <table:table-cell office:value-type="string">
            <text:p>Sat Nov 10 06:41:13 GMT 2012</text:p>
          </table:table-cell>
          <table:table-cell office:value-type="string">
            <text:p>Sat Nov 10 06:41:26 GMT 2012</text:p>
          </table:table-cell>
          <table:table-cell office:value-type="string">
            <text:p>Fri Nov 16 22:41:26 PST 2012</text:p>
          </table:table-cell>
          <table:table-cell table:number-columns-repeated="3"/>
          <table:table-cell office:value-type="float" office:value="13">
            <text:p>13</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8:63.txt</text:p>
          </table:table-cell>
          <table:table-cell office:value-type="string">
            <text:p>The work of the Navy Department and its present condition are fully exhibited in the report of the Secretary.&lt;br/&gt;&lt;br/&gt;The construction of vessels for our new Navy has been energetically prosecuted by the present Administration upon the general lines previously adopted, the Department having seen no necessity for radical changes in prior methods, under which the work was found to be progressing in a manner highly satisfactory. It has been decided, however, to provide in every shipbuilding contract that the builder should pay all trial expenses, and it has also been determined to pay no speed premiums in future contracts. The premiums recently earned and some yet to be decided are features of the contracts made before this conclusion was reached.&lt;br/&gt;&lt;br/&gt;</text:p>
          </table:table-cell>
          <table:table-cell office:value-type="string">
            <text:p>Stanley A. McChrystal</text:p>
          </table:table-cell>
          <table:table-cell office:value-type="string">
            <text:p>http://en.wikipedia.org/wiki/Stanley_A._McChrystal</text:p>
          </table:table-cell>
          <table:table-cell office:value-type="string">
            <text:p>Risk purchasing group</text:p>
          </table:table-cell>
          <table:table-cell office:value-type="string">
            <text:p>http://en.wikipedia.org/wiki/Risk_purchasing_group</text:p>
          </table:table-cell>
          <table:table-cell/>
          <table:table-cell office:value-type="float" office:value="1">
            <text:p>1</text:p>
          </table:table-cell>
          <table:table-cell table:number-columns-repeated="3"/>
          <table:table-cell table:formula="of:=CONCATENATE([.AB545];&quot;,&quot;;[.AC545];&quot;,&quot;; TEXT([.AK545];&quot;#&quot;))" office:value-type="string" office:string-value="LAU_ET_AL,EDA,1">
            <text:p>LAU_ET_AL,EDA,1</text:p>
          </table:table-cell>
        </table:table-row>
        <table:table-row table:style-name="ro1">
          <table:table-cell office:value-type="string">
            <text:p>230KMN9U8P9YIHH137930UYIPY0DU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H957DZKPFE4TP1MKWT5T8I9XGVE4A</text:p>
          </table:table-cell>
          <table:table-cell office:value-type="string">
            <text:p>A2CZR0MGSEILRP</text:p>
          </table:table-cell>
          <table:table-cell office:value-type="string">
            <text:p>Submitted</text:p>
          </table:table-cell>
          <table:table-cell office:value-type="string">
            <text:p>Sat Nov 10 07:06:35 GMT 2012</text:p>
          </table:table-cell>
          <table:table-cell office:value-type="string">
            <text:p>Sat Nov 10 07:06:52 GMT 2012</text:p>
          </table:table-cell>
          <table:table-cell office:value-type="string">
            <text:p>Fri Nov 16 23:06:52 PST 2012</text:p>
          </table:table-cell>
          <table:table-cell table:number-columns-repeated="3"/>
          <table:table-cell office:value-type="float" office:value="17">
            <text:p>17</text:p>
          </table:table-cell>
          <table:table-cell office:value-type="string">
            <text:p>100% (10/10)</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8:63.txt</text:p>
          </table:table-cell>
          <table:table-cell office:value-type="string">
            <text:p>The work of the Navy Department and its present condition are fully exhibited in the report of the Secretary.&lt;br/&gt;&lt;br/&gt;The construction of vessels for our new Navy has been energetically prosecuted by the present Administration upon the general lines previously adopted, the Department having seen no necessity for radical changes in prior methods, under which the work was found to be progressing in a manner highly satisfactory. It has been decided, however, to provide in every shipbuilding contract that the builder should pay all trial expenses, and it has also been determined to pay no speed premiums in future contracts. The premiums recently earned and some yet to be decided are features of the contracts made before this conclusion was reached.&lt;br/&gt;&lt;br/&gt;</text:p>
          </table:table-cell>
          <table:table-cell office:value-type="string">
            <text:p>Stanley A. McChrystal</text:p>
          </table:table-cell>
          <table:table-cell office:value-type="string">
            <text:p>http://en.wikipedia.org/wiki/Stanley_A._McChrystal</text:p>
          </table:table-cell>
          <table:table-cell office:value-type="string">
            <text:p>Risk purchasing group</text:p>
          </table:table-cell>
          <table:table-cell office:value-type="string">
            <text:p>http://en.wikipedia.org/wiki/Risk_purchasing_group</text:p>
          </table:table-cell>
          <table:table-cell/>
          <table:table-cell office:value-type="float" office:value="1">
            <text:p>1</text:p>
          </table:table-cell>
          <table:table-cell table:number-columns-repeated="3"/>
          <table:table-cell table:formula="of:=CONCATENATE([.AB546];&quot;,&quot;;[.AC546];&quot;,&quot;; TEXT([.AK546];&quot;#&quot;))" office:value-type="string" office:string-value="LAU_ET_AL,EDA,1">
            <text:p>LAU_ET_AL,EDA,1</text:p>
          </table:table-cell>
        </table:table-row>
        <table:table-row table:style-name="ro1">
          <table:table-cell office:value-type="string">
            <text:p>230KMN9U8P9YIHH137930UYIPY0DU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YG2GMMEGOOG510RDS1AASEI4BTAAM</text:p>
          </table:table-cell>
          <table:table-cell office:value-type="string">
            <text:p>A997OZ3H2B3Q2</text:p>
          </table:table-cell>
          <table:table-cell office:value-type="string">
            <text:p>Submitted</text:p>
          </table:table-cell>
          <table:table-cell office:value-type="string">
            <text:p>Sat Nov 10 07:03:13 GMT 2012</text:p>
          </table:table-cell>
          <table:table-cell office:value-type="string">
            <text:p>Sat Nov 10 07:03:25 GMT 2012</text:p>
          </table:table-cell>
          <table:table-cell office:value-type="string">
            <text:p>Fri Nov 16 23:03:25 PST 2012</text:p>
          </table:table-cell>
          <table:table-cell table:number-columns-repeated="3"/>
          <table:table-cell office:value-type="float" office:value="12">
            <text:p>12</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8:63.txt</text:p>
          </table:table-cell>
          <table:table-cell office:value-type="string">
            <text:p>The work of the Navy Department and its present condition are fully exhibited in the report of the Secretary.&lt;br/&gt;&lt;br/&gt;The construction of vessels for our new Navy has been energetically prosecuted by the present Administration upon the general lines previously adopted, the Department having seen no necessity for radical changes in prior methods, under which the work was found to be progressing in a manner highly satisfactory. It has been decided, however, to provide in every shipbuilding contract that the builder should pay all trial expenses, and it has also been determined to pay no speed premiums in future contracts. The premiums recently earned and some yet to be decided are features of the contracts made before this conclusion was reached.&lt;br/&gt;&lt;br/&gt;</text:p>
          </table:table-cell>
          <table:table-cell office:value-type="string">
            <text:p>Stanley A. McChrystal</text:p>
          </table:table-cell>
          <table:table-cell office:value-type="string">
            <text:p>http://en.wikipedia.org/wiki/Stanley_A._McChrystal</text:p>
          </table:table-cell>
          <table:table-cell office:value-type="string">
            <text:p>Risk purchasing group</text:p>
          </table:table-cell>
          <table:table-cell office:value-type="string">
            <text:p>http://en.wikipedia.org/wiki/Risk_purchasing_group</text:p>
          </table:table-cell>
          <table:table-cell/>
          <table:table-cell office:value-type="float" office:value="2">
            <text:p>2</text:p>
          </table:table-cell>
          <table:table-cell table:number-columns-repeated="3"/>
          <table:table-cell table:formula="of:=CONCATENATE([.AB547];&quot;,&quot;;[.AC547];&quot;,&quot;; TEXT([.AK547];&quot;#&quot;))" office:value-type="string" office:string-value="LAU_ET_AL,EDA,2">
            <text:p>LAU_ET_AL,EDA,2</text:p>
          </table:table-cell>
        </table:table-row>
        <table:table-row table:style-name="ro1">
          <table:table-cell office:value-type="string">
            <text:p>2HY5R98D8J3VTGKXZ3EYKG3MFIPFV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DC4F0OHOVR1JRLPVCC9AHEC6R5348</text:p>
          </table:table-cell>
          <table:table-cell office:value-type="string">
            <text:p>A997OZ3H2B3Q2</text:p>
          </table:table-cell>
          <table:table-cell office:value-type="string">
            <text:p>Submitted</text:p>
          </table:table-cell>
          <table:table-cell office:value-type="string">
            <text:p>Sat Nov 10 06:57:33 GMT 2012</text:p>
          </table:table-cell>
          <table:table-cell office:value-type="string">
            <text:p>Sat Nov 10 06:58:21 GMT 2012</text:p>
          </table:table-cell>
          <table:table-cell office:value-type="string">
            <text:p>Fri Nov 16 22:58:21 PST 2012</text:p>
          </table:table-cell>
          <table:table-cell table:number-columns-repeated="3"/>
          <table:table-cell office:value-type="float" office:value="48">
            <text:p>48</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Ulysses_S._Grant_6:19.txt</text:p>
          </table:table-cell>
          <table:table-cell office:value-type="string">
            <text:p>Education of the people entitled to exercise the right of franchise I regard essential to general prosperity everywhere, and especially so in republics, where birth, education, or previous condition does not enter into account in giving suffrage. Next to the public school, the post-office is the great agent of education over our vast territory. The rapidity with which new sections are being settled, thus increasing the carrying of mails in a more rapid ratio than the increase of receipts, is not alarming. The report of the Postmaster-General herewith attached shows that there was an increase of revenue in his Department in 1873 over the previous year of $1,674,411, and an increase of cost of carrying the mails and paying employees of $3,041,468.91. The report of the Postmaster-General gives interesting statistics of his Department, and compares them with the corresponding statistics of a year ago, showing a growth in every branch of the Department.&lt;br/&gt;&lt;br/&gt;A postal convention has been concluded with New South Wales, an exchange of postal cards established with Switzerland, and the negotiations pending for several years past with France have been terminated in a convention with that country, which went into effect last August.&lt;br/&gt;&lt;br/&gt;</text:p>
          </table:table-cell>
          <table:table-cell office:value-type="string">
            <text:p>British Empire</text:p>
          </table:table-cell>
          <table:table-cell office:value-type="string">
            <text:p>http://en.wikipedia.org/wiki/British_Empire</text:p>
          </table:table-cell>
          <table:table-cell office:value-type="string">
            <text:p>Stanley A. McChrystal</text:p>
          </table:table-cell>
          <table:table-cell office:value-type="string">
            <text:p>http://en.wikipedia.org/wiki/Stanley_A._McChrystal</text:p>
          </table:table-cell>
          <table:table-cell office:value-type="string">
            <text:p>no relation with either two choices</text:p>
          </table:table-cell>
          <table:table-cell/>
          <table:table-cell table:number-columns-repeated="3"/>
          <table:table-cell table:formula="of:=CONCATENATE([.AB548];&quot;,&quot;;[.AC548];&quot;,&quot;; TEXT([.AK548];&quot;#&quot;))" office:value-type="string" office:string-value="EDA,LAU_ET_AL,">
            <text:p>EDA,LAU_ET_AL,</text:p>
          </table:table-cell>
        </table:table-row>
        <table:table-row table:style-name="ro1">
          <table:table-cell office:value-type="string">
            <text:p>2HY5R98D8J3VTGKXZ3EYKG3MFIPFV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N867D1X3V0FZ90TRCAE9M7PU17CJ5</text:p>
          </table:table-cell>
          <table:table-cell office:value-type="string">
            <text:p>A2CZR0MGSEILRP</text:p>
          </table:table-cell>
          <table:table-cell office:value-type="string">
            <text:p>Submitted</text:p>
          </table:table-cell>
          <table:table-cell office:value-type="string">
            <text:p>Sat Nov 10 06:42:52 GMT 2012</text:p>
          </table:table-cell>
          <table:table-cell office:value-type="string">
            <text:p>Sat Nov 10 06:43:20 GMT 2012</text:p>
          </table:table-cell>
          <table:table-cell office:value-type="string">
            <text:p>Fri Nov 16 22:43:20 PST 2012</text:p>
          </table:table-cell>
          <table:table-cell table:number-columns-repeated="3"/>
          <table:table-cell office:value-type="float" office:value="28">
            <text:p>28</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Ulysses_S._Grant_6:19.txt</text:p>
          </table:table-cell>
          <table:table-cell office:value-type="string">
            <text:p>Education of the people entitled to exercise the right of franchise I regard essential to general prosperity everywhere, and especially so in republics, where birth, education, or previous condition does not enter into account in giving suffrage. Next to the public school, the post-office is the great agent of education over our vast territory. The rapidity with which new sections are being settled, thus increasing the carrying of mails in a more rapid ratio than the increase of receipts, is not alarming. The report of the Postmaster-General herewith attached shows that there was an increase of revenue in his Department in 1873 over the previous year of $1,674,411, and an increase of cost of carrying the mails and paying employees of $3,041,468.91. The report of the Postmaster-General gives interesting statistics of his Department, and compares them with the corresponding statistics of a year ago, showing a growth in every branch of the Department.&lt;br/&gt;&lt;br/&gt;A postal convention has been concluded with New South Wales, an exchange of postal cards established with Switzerland, and the negotiations pending for several years past with France have been terminated in a convention with that country, which went into effect last August.&lt;br/&gt;&lt;br/&gt;</text:p>
          </table:table-cell>
          <table:table-cell office:value-type="string">
            <text:p>British Empire</text:p>
          </table:table-cell>
          <table:table-cell office:value-type="string">
            <text:p>http://en.wikipedia.org/wiki/British_Empire</text:p>
          </table:table-cell>
          <table:table-cell office:value-type="string">
            <text:p>Stanley A. McChrystal</text:p>
          </table:table-cell>
          <table:table-cell office:value-type="string">
            <text:p>http://en.wikipedia.org/wiki/Stanley_A._McChrystal</text:p>
          </table:table-cell>
          <table:table-cell/>
          <table:table-cell office:value-type="float" office:value="1">
            <text:p>1</text:p>
          </table:table-cell>
          <table:table-cell table:number-columns-repeated="3"/>
          <table:table-cell table:formula="of:=CONCATENATE([.AB549];&quot;,&quot;;[.AC549];&quot;,&quot;; TEXT([.AK549];&quot;#&quot;))" office:value-type="string" office:string-value="EDA,LAU_ET_AL,1">
            <text:p>EDA,LAU_ET_AL,1</text:p>
          </table:table-cell>
        </table:table-row>
        <table:table-row table:style-name="ro1">
          <table:table-cell office:value-type="string">
            <text:p>2HY5R98D8J3VTGKXZ3EYKG3MFIPFV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UA62NJQ2172EIXVOG2KTCVELBWOW6</text:p>
          </table:table-cell>
          <table:table-cell office:value-type="string">
            <text:p>A1AVAUPSZLDN64</text:p>
          </table:table-cell>
          <table:table-cell office:value-type="string">
            <text:p>Submitted</text:p>
          </table:table-cell>
          <table:table-cell office:value-type="string">
            <text:p>Sat Nov 10 06:10:08 GMT 2012</text:p>
          </table:table-cell>
          <table:table-cell office:value-type="string">
            <text:p>Sat Nov 10 06:11:18 GMT 2012</text:p>
          </table:table-cell>
          <table:table-cell office:value-type="string">
            <text:p>Fri Nov 16 22:11:18 PST 2012</text:p>
          </table:table-cell>
          <table:table-cell table:number-columns-repeated="3"/>
          <table:table-cell office:value-type="float" office:value="70">
            <text:p>7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Ulysses_S._Grant_6:19.txt</text:p>
          </table:table-cell>
          <table:table-cell office:value-type="string">
            <text:p>Education of the people entitled to exercise the right of franchise I regard essential to general prosperity everywhere, and especially so in republics, where birth, education, or previous condition does not enter into account in giving suffrage. Next to the public school, the post-office is the great agent of education over our vast territory. The rapidity with which new sections are being settled, thus increasing the carrying of mails in a more rapid ratio than the increase of receipts, is not alarming. The report of the Postmaster-General herewith attached shows that there was an increase of revenue in his Department in 1873 over the previous year of $1,674,411, and an increase of cost of carrying the mails and paying employees of $3,041,468.91. The report of the Postmaster-General gives interesting statistics of his Department, and compares them with the corresponding statistics of a year ago, showing a growth in every branch of the Department.&lt;br/&gt;&lt;br/&gt;A postal convention has been concluded with New South Wales, an exchange of postal cards established with Switzerland, and the negotiations pending for several years past with France have been terminated in a convention with that country, which went into effect last August.&lt;br/&gt;&lt;br/&gt;</text:p>
          </table:table-cell>
          <table:table-cell office:value-type="string">
            <text:p>British Empire</text:p>
          </table:table-cell>
          <table:table-cell office:value-type="string">
            <text:p>http://en.wikipedia.org/wiki/British_Empire</text:p>
          </table:table-cell>
          <table:table-cell office:value-type="string">
            <text:p>Stanley A. McChrystal</text:p>
          </table:table-cell>
          <table:table-cell office:value-type="string">
            <text:p>http://en.wikipedia.org/wiki/Stanley_A._McChrystal</text:p>
          </table:table-cell>
          <table:table-cell/>
          <table:table-cell office:value-type="float" office:value="1">
            <text:p>1</text:p>
          </table:table-cell>
          <table:table-cell table:number-columns-repeated="3"/>
          <table:table-cell table:formula="of:=CONCATENATE([.AB550];&quot;,&quot;;[.AC550];&quot;,&quot;; TEXT([.AK550];&quot;#&quot;))" office:value-type="string" office:string-value="EDA,LAU_ET_AL,1">
            <text:p>EDA,LAU_ET_AL,1</text:p>
          </table:table-cell>
        </table:table-row>
        <table:table-row table:style-name="ro1">
          <table:table-cell office:value-type="string">
            <text:p>227HIT3HVWAVZRU7UTH2972ZC77LD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1FDWIOV1S7S2C1YN4S36DZ8XPQYJ0</text:p>
          </table:table-cell>
          <table:table-cell office:value-type="string">
            <text:p>A1AVAUPSZLDN64</text:p>
          </table:table-cell>
          <table:table-cell office:value-type="string">
            <text:p>Submitted</text:p>
          </table:table-cell>
          <table:table-cell office:value-type="string">
            <text:p>Sat Nov 10 07:04:16 GMT 2012</text:p>
          </table:table-cell>
          <table:table-cell office:value-type="string">
            <text:p>Sat Nov 10 07:04:38 GMT 2012</text:p>
          </table:table-cell>
          <table:table-cell office:value-type="string">
            <text:p>Fri Nov 16 23:04:38 PST 2012</text:p>
          </table:table-cell>
          <table:table-cell table:number-columns-repeated="3"/>
          <table:table-cell office:value-type="float" office:value="22">
            <text:p>22</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Bill_Clinton_1:0.txt</text:p>
          </table:table-cell>
          <table:table-cell office:value-type="string">
            <text:p>Mr. President, Mr. Speaker, Members of the House and the Senate, distinguished Americans here as visitors in this Chamber, as am I. It is nice to have a fresh excuse for giving a long speech. [Laughter]&lt;br/&gt;&lt;br/&gt;When Presidents speak to Congress and the Nation from this podium, typically they comment on the full range in challenges and opportunities that face the United States. But this is not an ordinary time, and for all the many tasks that require our attention, I believe tonight one calls on us to focus, to unite, and to act. And that is our economy. For more than anything else, our task tonight as Americans is to make our economy thrive again.&lt;br/&gt;&lt;br/&gt;</text:p>
          </table:table-cell>
          <table:table-cell office:value-type="string">
            <text:p>Civil Decorations of Hong Kong</text:p>
          </table:table-cell>
          <table:table-cell office:value-type="string">
            <text:p>http://en.wikipedia.org/wiki/Civil_Decorations_of_Hong_Kong</text:p>
          </table:table-cell>
          <table:table-cell office:value-type="string">
            <text:p>Everybody Digs Bill Evans</text:p>
          </table:table-cell>
          <table:table-cell office:value-type="string">
            <text:p>http://en.wikipedia.org/wiki/Everybody_Digs_Bill_Evans</text:p>
          </table:table-cell>
          <table:table-cell office:value-type="string">
            <text:p>neither are close at all.</text:p>
          </table:table-cell>
          <table:table-cell office:value-type="float" office:value="1">
            <text:p>1</text:p>
          </table:table-cell>
          <table:table-cell table:number-columns-repeated="3"/>
          <table:table-cell table:formula="of:=CONCATENATE([.AB551];&quot;,&quot;;[.AC551];&quot;,&quot;; TEXT([.AK551];&quot;#&quot;))" office:value-type="string" office:string-value="EDA,RANDOM,1">
            <text:p>EDA,RANDOM,1</text:p>
          </table:table-cell>
        </table:table-row>
        <table:table-row table:style-name="ro1">
          <table:table-cell office:value-type="string">
            <text:p>227HIT3HVWAVZRU7UTH2972ZC77LD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OFLVWJ5OPB0D444F8DWJ7EPJB1V3B</text:p>
          </table:table-cell>
          <table:table-cell office:value-type="string">
            <text:p>A2CZR0MGSEILRP</text:p>
          </table:table-cell>
          <table:table-cell office:value-type="string">
            <text:p>Submitted</text:p>
          </table:table-cell>
          <table:table-cell office:value-type="string">
            <text:p>Sat Nov 10 06:57:52 GMT 2012</text:p>
          </table:table-cell>
          <table:table-cell office:value-type="string">
            <text:p>Sat Nov 10 06:58:12 GMT 2012</text:p>
          </table:table-cell>
          <table:table-cell office:value-type="string">
            <text:p>Fri Nov 16 22:58:12 PST 2012</text:p>
          </table:table-cell>
          <table:table-cell table:number-columns-repeated="3"/>
          <table:table-cell office:value-type="float" office:value="20">
            <text:p>20</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Bill_Clinton_1:0.txt</text:p>
          </table:table-cell>
          <table:table-cell office:value-type="string">
            <text:p>Mr. President, Mr. Speaker, Members of the House and the Senate, distinguished Americans here as visitors in this Chamber, as am I. It is nice to have a fresh excuse for giving a long speech. [Laughter]&lt;br/&gt;&lt;br/&gt;When Presidents speak to Congress and the Nation from this podium, typically they comment on the full range in challenges and opportunities that face the United States. But this is not an ordinary time, and for all the many tasks that require our attention, I believe tonight one calls on us to focus, to unite, and to act. And that is our economy. For more than anything else, our task tonight as Americans is to make our economy thrive again.&lt;br/&gt;&lt;br/&gt;</text:p>
          </table:table-cell>
          <table:table-cell office:value-type="string">
            <text:p>Civil Decorations of Hong Kong</text:p>
          </table:table-cell>
          <table:table-cell office:value-type="string">
            <text:p>http://en.wikipedia.org/wiki/Civil_Decorations_of_Hong_Kong</text:p>
          </table:table-cell>
          <table:table-cell office:value-type="string">
            <text:p>Everybody Digs Bill Evans</text:p>
          </table:table-cell>
          <table:table-cell office:value-type="string">
            <text:p>http://en.wikipedia.org/wiki/Everybody_Digs_Bill_Evans</text:p>
          </table:table-cell>
          <table:table-cell/>
          <table:table-cell office:value-type="float" office:value="1">
            <text:p>1</text:p>
          </table:table-cell>
          <table:table-cell table:number-columns-repeated="3"/>
          <table:table-cell table:formula="of:=CONCATENATE([.AB552];&quot;,&quot;;[.AC552];&quot;,&quot;; TEXT([.AK552];&quot;#&quot;))" office:value-type="string" office:string-value="EDA,RANDOM,1">
            <text:p>EDA,RANDOM,1</text:p>
          </table:table-cell>
        </table:table-row>
        <table:table-row table:style-name="ro1">
          <table:table-cell office:value-type="string">
            <text:p>227HIT3HVWAVZRU7UTH2972ZC77LD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TAA0RYNJ92NYTA5CLDJ1UHY6JD94T</text:p>
          </table:table-cell>
          <table:table-cell office:value-type="string">
            <text:p>A3CJ3U84B1VDOU</text:p>
          </table:table-cell>
          <table:table-cell office:value-type="string">
            <text:p>Submitted</text:p>
          </table:table-cell>
          <table:table-cell office:value-type="string">
            <text:p>Sat Nov 10 06:15:41 GMT 2012</text:p>
          </table:table-cell>
          <table:table-cell office:value-type="string">
            <text:p>Sat Nov 10 06:18:36 GMT 2012</text:p>
          </table:table-cell>
          <table:table-cell office:value-type="string">
            <text:p>Fri Nov 16 22:18:36 PST 2012</text:p>
          </table:table-cell>
          <table:table-cell table:number-columns-repeated="3"/>
          <table:table-cell office:value-type="float" office:value="175">
            <text:p>175</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Bill_Clinton_1:0.txt</text:p>
          </table:table-cell>
          <table:table-cell office:value-type="string">
            <text:p>Mr. President, Mr. Speaker, Members of the House and the Senate, distinguished Americans here as visitors in this Chamber, as am I. It is nice to have a fresh excuse for giving a long speech. [Laughter]&lt;br/&gt;&lt;br/&gt;When Presidents speak to Congress and the Nation from this podium, typically they comment on the full range in challenges and opportunities that face the United States. But this is not an ordinary time, and for all the many tasks that require our attention, I believe tonight one calls on us to focus, to unite, and to act. And that is our economy. For more than anything else, our task tonight as Americans is to make our economy thrive again.&lt;br/&gt;&lt;br/&gt;</text:p>
          </table:table-cell>
          <table:table-cell office:value-type="string">
            <text:p>Civil Decorations of Hong Kong</text:p>
          </table:table-cell>
          <table:table-cell office:value-type="string">
            <text:p>http://en.wikipedia.org/wiki/Civil_Decorations_of_Hong_Kong</text:p>
          </table:table-cell>
          <table:table-cell office:value-type="string">
            <text:p>Everybody Digs Bill Evans</text:p>
          </table:table-cell>
          <table:table-cell office:value-type="string">
            <text:p>http://en.wikipedia.org/wiki/Everybody_Digs_Bill_Evans</text:p>
          </table:table-cell>
          <table:table-cell/>
          <table:table-cell office:value-type="float" office:value="1">
            <text:p>1</text:p>
          </table:table-cell>
          <table:table-cell table:number-columns-repeated="3"/>
          <table:table-cell table:formula="of:=CONCATENATE([.AB553];&quot;,&quot;;[.AC553];&quot;,&quot;; TEXT([.AK553];&quot;#&quot;))" office:value-type="string" office:string-value="EDA,RANDOM,1">
            <text:p>EDA,RANDOM,1</text:p>
          </table:table-cell>
        </table:table-row>
        <table:table-row table:style-name="ro1">
          <table:table-cell office:value-type="string">
            <text:p>214N9U8P9Y3885K2PDJU6IM0MRRFW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2C9RJ85OZIZTQAFHZDOWQ5E66WW8F</text:p>
          </table:table-cell>
          <table:table-cell office:value-type="string">
            <text:p>A997OZ3H2B3Q2</text:p>
          </table:table-cell>
          <table:table-cell office:value-type="string">
            <text:p>Submitted</text:p>
          </table:table-cell>
          <table:table-cell office:value-type="string">
            <text:p>Sat Nov 10 07:09:01 GMT 2012</text:p>
          </table:table-cell>
          <table:table-cell office:value-type="string">
            <text:p>Sat Nov 10 07:09:36 GMT 2012</text:p>
          </table:table-cell>
          <table:table-cell office:value-type="string">
            <text:p>Fri Nov 16 23:09:36 PST 2012</text:p>
          </table:table-cell>
          <table:table-cell table:number-columns-repeated="3"/>
          <table:table-cell office:value-type="float" office:value="35">
            <text:p>35</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arack_Obama_1:8.txt</text:p>
          </table:table-cell>
          <table:table-cell office:value-type="string">
            <text:p>Because of this plan, families who are struggling to pay tuition costs will receive a $2,500 tax credit for all four years of college. And Americans who have lost their jobs in this recession will be able to receive extended unemployment benefits and continued health care coverage to help them weather this storm.&lt;br/&gt;&lt;br/&gt;I know there are some in this chamber and watching at home who are skeptical of whether this plan will work. I understand that skepticism. Here in Washington, we&amp;apos;ve all seen how quickly good intentions can turn into broken promises and wasteful spending. And with a plan of this scale comes enormous responsibility to get it right.&lt;br/&gt;&lt;br/&gt;</text:p>
          </table:table-cell>
          <table:table-cell office:value-type="string">
            <text:p>Wa$ted! (US TV series)</text:p>
          </table:table-cell>
          <table:table-cell office:value-type="string">
            <text:p>http://en.wikipedia.org/wiki/Wa$ted!_(US_TV_series)</text:p>
          </table:table-cell>
          <table:table-cell office:value-type="string">
            <text:p>Federal</text:p>
          </table:table-cell>
          <table:table-cell office:value-type="string">
            <text:p>http://en.wikipedia.org/wiki/Federal</text:p>
          </table:table-cell>
          <table:table-cell/>
          <table:table-cell office:value-type="float" office:value="1">
            <text:p>1</text:p>
          </table:table-cell>
          <table:table-cell table:number-columns-repeated="3"/>
          <table:table-cell table:formula="of:=CONCATENATE([.AB554];&quot;,&quot;;[.AC554];&quot;,&quot;; TEXT([.AK554];&quot;#&quot;))" office:value-type="string" office:string-value="EDA,LAU_ET_AL,1">
            <text:p>EDA,LAU_ET_AL,1</text:p>
          </table:table-cell>
        </table:table-row>
        <table:table-row table:style-name="ro1">
          <table:table-cell office:value-type="string">
            <text:p>214N9U8P9Y3885K2PDJU6IM0MRRFW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AGHOVR14IXK3B9E9R5C4A6XDFN87P</text:p>
          </table:table-cell>
          <table:table-cell office:value-type="string">
            <text:p>A1AVAUPSZLDN64</text:p>
          </table:table-cell>
          <table:table-cell office:value-type="string">
            <text:p>Submitted</text:p>
          </table:table-cell>
          <table:table-cell office:value-type="string">
            <text:p>Sat Nov 10 06:58:52 GMT 2012</text:p>
          </table:table-cell>
          <table:table-cell office:value-type="string">
            <text:p>Sat Nov 10 06:59:03 GMT 2012</text:p>
          </table:table-cell>
          <table:table-cell office:value-type="string">
            <text:p>Fri Nov 16 22:59:03 PST 2012</text:p>
          </table:table-cell>
          <table:table-cell table:number-columns-repeated="3"/>
          <table:table-cell office:value-type="float" office:value="11">
            <text:p>11</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arack_Obama_1:8.txt</text:p>
          </table:table-cell>
          <table:table-cell office:value-type="string">
            <text:p>Because of this plan, families who are struggling to pay tuition costs will receive a $2,500 tax credit for all four years of college. And Americans who have lost their jobs in this recession will be able to receive extended unemployment benefits and continued health care coverage to help them weather this storm.&lt;br/&gt;&lt;br/&gt;I know there are some in this chamber and watching at home who are skeptical of whether this plan will work. I understand that skepticism. Here in Washington, we&amp;apos;ve all seen how quickly good intentions can turn into broken promises and wasteful spending. And with a plan of this scale comes enormous responsibility to get it right.&lt;br/&gt;&lt;br/&gt;</text:p>
          </table:table-cell>
          <table:table-cell office:value-type="string">
            <text:p>Wa$ted! (US TV series)</text:p>
          </table:table-cell>
          <table:table-cell office:value-type="string">
            <text:p>http://en.wikipedia.org/wiki/Wa$ted!_(US_TV_series)</text:p>
          </table:table-cell>
          <table:table-cell office:value-type="string">
            <text:p>Federal</text:p>
          </table:table-cell>
          <table:table-cell office:value-type="string">
            <text:p>http://en.wikipedia.org/wiki/Federal</text:p>
          </table:table-cell>
          <table:table-cell/>
          <table:table-cell office:value-type="float" office:value="2">
            <text:p>2</text:p>
          </table:table-cell>
          <table:table-cell table:number-columns-repeated="3"/>
          <table:table-cell table:formula="of:=CONCATENATE([.AB555];&quot;,&quot;;[.AC555];&quot;,&quot;; TEXT([.AK555];&quot;#&quot;))" office:value-type="string" office:string-value="EDA,LAU_ET_AL,2">
            <text:p>EDA,LAU_ET_AL,2</text:p>
          </table:table-cell>
        </table:table-row>
        <table:table-row table:style-name="ro1">
          <table:table-cell office:value-type="string">
            <text:p>214N9U8P9Y3885K2PDJU6IM0MRRFW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W6ZZ2MIKMN99HDE5DZT4WXID9S8PV</text:p>
          </table:table-cell>
          <table:table-cell office:value-type="string">
            <text:p>A2CZR0MGSEILRP</text:p>
          </table:table-cell>
          <table:table-cell office:value-type="string">
            <text:p>Submitted</text:p>
          </table:table-cell>
          <table:table-cell office:value-type="string">
            <text:p>Sat Nov 10 06:45:45 GMT 2012</text:p>
          </table:table-cell>
          <table:table-cell office:value-type="string">
            <text:p>Sat Nov 10 06:46:08 GMT 2012</text:p>
          </table:table-cell>
          <table:table-cell office:value-type="string">
            <text:p>Fri Nov 16 22:46:08 PST 2012</text:p>
          </table:table-cell>
          <table:table-cell table:number-columns-repeated="3"/>
          <table:table-cell office:value-type="float" office:value="23">
            <text:p>23</text:p>
          </table:table-cell>
          <table:table-cell office:value-type="string">
            <text:p>100% (10/10)</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arack_Obama_1:8.txt</text:p>
          </table:table-cell>
          <table:table-cell office:value-type="string">
            <text:p>Because of this plan, families who are struggling to pay tuition costs will receive a $2,500 tax credit for all four years of college. And Americans who have lost their jobs in this recession will be able to receive extended unemployment benefits and continued health care coverage to help them weather this storm.&lt;br/&gt;&lt;br/&gt;I know there are some in this chamber and watching at home who are skeptical of whether this plan will work. I understand that skepticism. Here in Washington, we&amp;apos;ve all seen how quickly good intentions can turn into broken promises and wasteful spending. And with a plan of this scale comes enormous responsibility to get it right.&lt;br/&gt;&lt;br/&gt;</text:p>
          </table:table-cell>
          <table:table-cell office:value-type="string">
            <text:p>Wa$ted! (US TV series)</text:p>
          </table:table-cell>
          <table:table-cell office:value-type="string">
            <text:p>http://en.wikipedia.org/wiki/Wa$ted!_(US_TV_series)</text:p>
          </table:table-cell>
          <table:table-cell office:value-type="string">
            <text:p>Federal</text:p>
          </table:table-cell>
          <table:table-cell office:value-type="string">
            <text:p>http://en.wikipedia.org/wiki/Federal</text:p>
          </table:table-cell>
          <table:table-cell/>
          <table:table-cell office:value-type="float" office:value="2">
            <text:p>2</text:p>
          </table:table-cell>
          <table:table-cell table:number-columns-repeated="3"/>
          <table:table-cell table:formula="of:=CONCATENATE([.AB556];&quot;,&quot;;[.AC556];&quot;,&quot;; TEXT([.AK556];&quot;#&quot;))" office:value-type="string" office:string-value="EDA,LAU_ET_AL,2">
            <text:p>EDA,LAU_ET_AL,2</text:p>
          </table:table-cell>
        </table:table-row>
        <table:table-row table:style-name="ro1">
          <table:table-cell office:value-type="string">
            <text:p>2NPD1X3V0FK0RX87QOSMFPKKCJ8LEN</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IQ1THV8ER9YN2BPPWQSU5KFR902PM</text:p>
          </table:table-cell>
          <table:table-cell office:value-type="string">
            <text:p>A997OZ3H2B3Q2</text:p>
          </table:table-cell>
          <table:table-cell office:value-type="string">
            <text:p>Submitted</text:p>
          </table:table-cell>
          <table:table-cell office:value-type="string">
            <text:p>Sat Nov 10 06:52:32 GMT 2012</text:p>
          </table:table-cell>
          <table:table-cell office:value-type="string">
            <text:p>Sat Nov 10 06:53:01 GMT 2012</text:p>
          </table:table-cell>
          <table:table-cell office:value-type="string">
            <text:p>Fri Nov 16 22:53:01 PST 2012</text:p>
          </table:table-cell>
          <table:table-cell table:number-columns-repeated="3"/>
          <table:table-cell office:value-type="float" office:value="29">
            <text:p>29</text:p>
          </table:table-cell>
          <table:table-cell office:value-type="string">
            <text:p>100% (218/218)</text:p>
          </table:table-cell>
          <table:table-cell table:number-columns-repeated="2"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Woodrow_Wilson_5:9.txt</text:p>
          </table:table-cell>
          <table:table-cell office:value-type="string">
            <text:p>It is in the full disclosing light of that thought that all policies must be received and executed in this midday hour of the world&amp;apos;s life. Ger. man rulers have been able to upset the peace of the world only because the German people were not suffered under their tutelage to share the comradeship of the other peoples of the world either in thought or in purpose. They were allowed to have no opinion of their own which might be set up as a rule of conduct for those who exercised authority over them. But the Congress that concludes this war will feel the full strength of the tides that run now in the hearts and consciences of free men everywhere. Its conclusions will run with those tides.&lt;br/&gt;&lt;br/&gt;All those things have been true from the very beginning of this stupendous war; and I cannot help thinking that if they had been made plain at the very outset the sympathy and enthusiasm of the Russian people might have been once for all enlisted on the side of the Allies, suspicion and distrust swept away, and a real and lasting union of purpose effected. Had they believed these things at the very moment of their revolution, and had they been confirmed in that belief since, the sad reverses which have recently marked the progress of their affairs towards an ordered and stable government of free men might have been avoided. The Russian people have been poisoned by the very same falsehoods that have kept the German people in the dark, and the poison has been , administered by the very same hand. The only possible antidote is the truth. It cannot be uttered too plainly or too often.&lt;br/&gt;&lt;br/&gt;</text:p>
          </table:table-cell>
          <table:table-cell office:value-type="string">
            <text:p>IHSA</text:p>
          </table:table-cell>
          <table:table-cell office:value-type="string">
            <text:p>http://en.wikipedia.org/wiki/IHSA</text:p>
          </table:table-cell>
          <table:table-cell office:value-type="string">
            <text:p>Iroquois</text:p>
          </table:table-cell>
          <table:table-cell office:value-type="string">
            <text:p>http://en.wikipedia.org/wiki/Iroquois</text:p>
          </table:table-cell>
          <table:table-cell/>
          <table:table-cell office:value-type="float" office:value="2">
            <text:p>2</text:p>
          </table:table-cell>
          <table:table-cell table:number-columns-repeated="3"/>
          <table:table-cell table:formula="of:=CONCATENATE([.AB557];&quot;,&quot;;[.AC557];&quot;,&quot;; TEXT([.AK557];&quot;#&quot;))" office:value-type="string" office:string-value="RANDOM,LAU_ET_AL,2">
            <text:p>RANDOM,LAU_ET_AL,2</text:p>
          </table:table-cell>
        </table:table-row>
        <table:table-row table:style-name="ro1">
          <table:table-cell office:value-type="string">
            <text:p>2NPD1X3V0FK0RX87QOSMFPKKCJ8LEN</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UHEIB9BAWLS16DVC5OUL3MT1832Z3</text:p>
          </table:table-cell>
          <table:table-cell office:value-type="string">
            <text:p>A3ABJN1IL7UCZ8</text:p>
          </table:table-cell>
          <table:table-cell office:value-type="string">
            <text:p>Submitted</text:p>
          </table:table-cell>
          <table:table-cell office:value-type="string">
            <text:p>Sat Nov 10 05:32:53 GMT 2012</text:p>
          </table:table-cell>
          <table:table-cell office:value-type="string">
            <text:p>Sat Nov 10 05:35:27 GMT 2012</text:p>
          </table:table-cell>
          <table:table-cell office:value-type="string">
            <text:p>Fri Nov 16 21:35:27 PST 2012</text:p>
          </table:table-cell>
          <table:table-cell table:number-columns-repeated="3"/>
          <table:table-cell office:value-type="float" office:value="154">
            <text:p>154</text:p>
          </table:table-cell>
          <table:table-cell office:value-type="string">
            <text:p>100% (3/3)</text:p>
          </table:table-cell>
          <table:table-cell table:number-columns-repeated="2"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Woodrow_Wilson_5:9.txt</text:p>
          </table:table-cell>
          <table:table-cell office:value-type="string">
            <text:p>It is in the full disclosing light of that thought that all policies must be received and executed in this midday hour of the world&amp;apos;s life. Ger. man rulers have been able to upset the peace of the world only because the German people were not suffered under their tutelage to share the comradeship of the other peoples of the world either in thought or in purpose. They were allowed to have no opinion of their own which might be set up as a rule of conduct for those who exercised authority over them. But the Congress that concludes this war will feel the full strength of the tides that run now in the hearts and consciences of free men everywhere. Its conclusions will run with those tides.&lt;br/&gt;&lt;br/&gt;All those things have been true from the very beginning of this stupendous war; and I cannot help thinking that if they had been made plain at the very outset the sympathy and enthusiasm of the Russian people might have been once for all enlisted on the side of the Allies, suspicion and distrust swept away, and a real and lasting union of purpose effected. Had they believed these things at the very moment of their revolution, and had they been confirmed in that belief since, the sad reverses which have recently marked the progress of their affairs towards an ordered and stable government of free men might have been avoided. The Russian people have been poisoned by the very same falsehoods that have kept the German people in the dark, and the poison has been , administered by the very same hand. The only possible antidote is the truth. It cannot be uttered too plainly or too often.&lt;br/&gt;&lt;br/&gt;</text:p>
          </table:table-cell>
          <table:table-cell office:value-type="string">
            <text:p>IHSA</text:p>
          </table:table-cell>
          <table:table-cell office:value-type="string">
            <text:p>http://en.wikipedia.org/wiki/IHSA</text:p>
          </table:table-cell>
          <table:table-cell office:value-type="string">
            <text:p>Iroquois</text:p>
          </table:table-cell>
          <table:table-cell office:value-type="string">
            <text:p>http://en.wikipedia.org/wiki/Iroquois</text:p>
          </table:table-cell>
          <table:table-cell/>
          <table:table-cell office:value-type="float" office:value="2">
            <text:p>2</text:p>
          </table:table-cell>
          <table:table-cell table:number-columns-repeated="3"/>
          <table:table-cell table:formula="of:=CONCATENATE([.AB558];&quot;,&quot;;[.AC558];&quot;,&quot;; TEXT([.AK558];&quot;#&quot;))" office:value-type="string" office:string-value="RANDOM,LAU_ET_AL,2">
            <text:p>RANDOM,LAU_ET_AL,2</text:p>
          </table:table-cell>
        </table:table-row>
        <table:table-row table:style-name="ro1">
          <table:table-cell office:value-type="string">
            <text:p>2NPD1X3V0FK0RX87QOSMFPKKCJ8LEN</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UIW618N46UXUL19C73E1NDSXAGOQ3</text:p>
          </table:table-cell>
          <table:table-cell office:value-type="string">
            <text:p>A1AVAUPSZLDN64</text:p>
          </table:table-cell>
          <table:table-cell office:value-type="string">
            <text:p>Submitted</text:p>
          </table:table-cell>
          <table:table-cell office:value-type="string">
            <text:p>Sat Nov 10 06:16:03 GMT 2012</text:p>
          </table:table-cell>
          <table:table-cell office:value-type="string">
            <text:p>Sat Nov 10 06:16:44 GMT 2012</text:p>
          </table:table-cell>
          <table:table-cell office:value-type="string">
            <text:p>Fri Nov 16 22:16:44 PST 2012</text:p>
          </table:table-cell>
          <table:table-cell table:number-columns-repeated="3"/>
          <table:table-cell office:value-type="float" office:value="41">
            <text:p>41</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Woodrow_Wilson_5:9.txt</text:p>
          </table:table-cell>
          <table:table-cell office:value-type="string">
            <text:p>It is in the full disclosing light of that thought that all policies must be received and executed in this midday hour of the world&amp;apos;s life. Ger. man rulers have been able to upset the peace of the world only because the German people were not suffered under their tutelage to share the comradeship of the other peoples of the world either in thought or in purpose. They were allowed to have no opinion of their own which might be set up as a rule of conduct for those who exercised authority over them. But the Congress that concludes this war will feel the full strength of the tides that run now in the hearts and consciences of free men everywhere. Its conclusions will run with those tides.&lt;br/&gt;&lt;br/&gt;All those things have been true from the very beginning of this stupendous war; and I cannot help thinking that if they had been made plain at the very outset the sympathy and enthusiasm of the Russian people might have been once for all enlisted on the side of the Allies, suspicion and distrust swept away, and a real and lasting union of purpose effected. Had they believed these things at the very moment of their revolution, and had they been confirmed in that belief since, the sad reverses which have recently marked the progress of their affairs towards an ordered and stable government of free men might have been avoided. The Russian people have been poisoned by the very same falsehoods that have kept the German people in the dark, and the poison has been , administered by the very same hand. The only possible antidote is the truth. It cannot be uttered too plainly or too often.&lt;br/&gt;&lt;br/&gt;</text:p>
          </table:table-cell>
          <table:table-cell office:value-type="string">
            <text:p>IHSA</text:p>
          </table:table-cell>
          <table:table-cell office:value-type="string">
            <text:p>http://en.wikipedia.org/wiki/IHSA</text:p>
          </table:table-cell>
          <table:table-cell office:value-type="string">
            <text:p>Iroquois</text:p>
          </table:table-cell>
          <table:table-cell office:value-type="string">
            <text:p>http://en.wikipedia.org/wiki/Iroquois</text:p>
          </table:table-cell>
          <table:table-cell office:value-type="string">
            <text:p>Neither are that close, picked the best one I could.</text:p>
          </table:table-cell>
          <table:table-cell office:value-type="float" office:value="2">
            <text:p>2</text:p>
          </table:table-cell>
          <table:table-cell table:number-columns-repeated="3"/>
          <table:table-cell table:formula="of:=CONCATENATE([.AB559];&quot;,&quot;;[.AC559];&quot;,&quot;; TEXT([.AK559];&quot;#&quot;))" office:value-type="string" office:string-value="RANDOM,LAU_ET_AL,2">
            <text:p>RANDOM,LAU_ET_AL,2</text:p>
          </table:table-cell>
        </table:table-row>
        <table:table-row table:style-name="ro1">
          <table:table-cell office:value-type="string">
            <text:p>24ASCXKNQY2RRS8BA9MEBHR0NS00P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DO5XH0JPPSIHTMJWVJPF5KLWNUMGT</text:p>
          </table:table-cell>
          <table:table-cell office:value-type="string">
            <text:p>A1GQCJDGRPG8ZR</text:p>
          </table:table-cell>
          <table:table-cell office:value-type="string">
            <text:p>Submitted</text:p>
          </table:table-cell>
          <table:table-cell office:value-type="string">
            <text:p>Sat Nov 10 07:00:25 GMT 2012</text:p>
          </table:table-cell>
          <table:table-cell office:value-type="string">
            <text:p>Sat Nov 10 07:00:50 GMT 2012</text:p>
          </table:table-cell>
          <table:table-cell office:value-type="string">
            <text:p>Fri Nov 16 23:00:50 PST 2012</text:p>
          </table:table-cell>
          <table:table-cell table:number-columns-repeated="3"/>
          <table:table-cell office:value-type="float" office:value="25">
            <text:p>25</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Madison_2:9.txt</text:p>
          </table:table-cell>
          <table:table-cell office:value-type="string">
            <text:p>In the midst of uncertainties necessarily connected with the great interests of the United States, prudence requires a continuance of our defensive and precautionary arrangement. The Secretary of War and Secretary of the Navy will submit the statements and estimates which may aid Congress in their ensuing provisions for the land and naval forces. The statements of the latter will include a view of the transfers of appropriations in the naval expenditures and in the grounds on which they were made.&lt;br/&gt;&lt;br/&gt;The fortifications for the defense of our maritime frontier have been prosecuted according to the plan laid down in 1808. The works, with some exceptions, are completed and furnished with ordnance. Those for the security of the city of New York, though far advanced toward completion, will require a further time and appropriation. This is the case with a few others, either not completed or in need of repairs.&lt;br/&gt;&lt;br/&gt;</text:p>
          </table:table-cell>
          <table:table-cell office:value-type="string">
            <text:p>Stanley A. McChrystal</text:p>
          </table:table-cell>
          <table:table-cell office:value-type="string">
            <text:p>http://en.wikipedia.org/wiki/Stanley_A._McChrystal</text:p>
          </table:table-cell>
          <table:table-cell office:value-type="string">
            <text:p>History of rent control in England and Wales</text:p>
          </table:table-cell>
          <table:table-cell office:value-type="string">
            <text:p>http://en.wikipedia.org/wiki/History_of_rent_control_in_England_and_Wales</text:p>
          </table:table-cell>
          <table:table-cell/>
          <table:table-cell office:value-type="float" office:value="2">
            <text:p>2</text:p>
          </table:table-cell>
          <table:table-cell table:number-columns-repeated="3"/>
          <table:table-cell table:formula="of:=CONCATENATE([.AB560];&quot;,&quot;;[.AC560];&quot;,&quot;; TEXT([.AK560];&quot;#&quot;))" office:value-type="string" office:string-value="LAU_ET_AL,EDA,2">
            <text:p>LAU_ET_AL,EDA,2</text:p>
          </table:table-cell>
        </table:table-row>
        <table:table-row table:style-name="ro1">
          <table:table-cell office:value-type="string">
            <text:p>24ASCXKNQY2RRS8BA9MEBHR0NS00P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MFHMVHVKCJ0GA87EEA7HKQWGI764H</text:p>
          </table:table-cell>
          <table:table-cell office:value-type="string">
            <text:p>A2CZR0MGSEILRP</text:p>
          </table:table-cell>
          <table:table-cell office:value-type="string">
            <text:p>Submitted</text:p>
          </table:table-cell>
          <table:table-cell office:value-type="string">
            <text:p>Sat Nov 10 07:00:26 GMT 2012</text:p>
          </table:table-cell>
          <table:table-cell office:value-type="string">
            <text:p>Sat Nov 10 07:00:55 GMT 2012</text:p>
          </table:table-cell>
          <table:table-cell office:value-type="string">
            <text:p>Fri Nov 16 23:00:55 PST 2012</text:p>
          </table:table-cell>
          <table:table-cell table:number-columns-repeated="3"/>
          <table:table-cell office:value-type="float" office:value="29">
            <text:p>29</text:p>
          </table:table-cell>
          <table:table-cell office:value-type="string">
            <text:p>100% (10/10)</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Madison_2:9.txt</text:p>
          </table:table-cell>
          <table:table-cell office:value-type="string">
            <text:p>In the midst of uncertainties necessarily connected with the great interests of the United States, prudence requires a continuance of our defensive and precautionary arrangement. The Secretary of War and Secretary of the Navy will submit the statements and estimates which may aid Congress in their ensuing provisions for the land and naval forces. The statements of the latter will include a view of the transfers of appropriations in the naval expenditures and in the grounds on which they were made.&lt;br/&gt;&lt;br/&gt;The fortifications for the defense of our maritime frontier have been prosecuted according to the plan laid down in 1808. The works, with some exceptions, are completed and furnished with ordnance. Those for the security of the city of New York, though far advanced toward completion, will require a further time and appropriation. This is the case with a few others, either not completed or in need of repairs.&lt;br/&gt;&lt;br/&gt;</text:p>
          </table:table-cell>
          <table:table-cell office:value-type="string">
            <text:p>Stanley A. McChrystal</text:p>
          </table:table-cell>
          <table:table-cell office:value-type="string">
            <text:p>http://en.wikipedia.org/wiki/Stanley_A._McChrystal</text:p>
          </table:table-cell>
          <table:table-cell office:value-type="string">
            <text:p>History of rent control in England and Wales</text:p>
          </table:table-cell>
          <table:table-cell office:value-type="string">
            <text:p>http://en.wikipedia.org/wiki/History_of_rent_control_in_England_and_Wales</text:p>
          </table:table-cell>
          <table:table-cell/>
          <table:table-cell office:value-type="float" office:value="1">
            <text:p>1</text:p>
          </table:table-cell>
          <table:table-cell table:number-columns-repeated="3"/>
          <table:table-cell table:formula="of:=CONCATENATE([.AB561];&quot;,&quot;;[.AC561];&quot;,&quot;; TEXT([.AK561];&quot;#&quot;))" office:value-type="string" office:string-value="LAU_ET_AL,EDA,1">
            <text:p>LAU_ET_AL,EDA,1</text:p>
          </table:table-cell>
        </table:table-row>
        <table:table-row table:style-name="ro1">
          <table:table-cell office:value-type="string">
            <text:p>24ASCXKNQY2RRS8BA9MEBHR0NS00P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7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7 GMT 2012</text:p>
          </table:table-cell>
          <table:table-cell table:number-columns-repeated="2"/>
          <table:table-cell office:value-type="string">
            <text:p>2VQ58B727M0IVO8MKBXYNSVFECGWBD</text:p>
          </table:table-cell>
          <table:table-cell office:value-type="string">
            <text:p>A1AVAUPSZLDN64</text:p>
          </table:table-cell>
          <table:table-cell office:value-type="string">
            <text:p>Submitted</text:p>
          </table:table-cell>
          <table:table-cell office:value-type="string">
            <text:p>Sat Nov 10 06:49:35 GMT 2012</text:p>
          </table:table-cell>
          <table:table-cell office:value-type="string">
            <text:p>Sat Nov 10 06:50:18 GMT 2012</text:p>
          </table:table-cell>
          <table:table-cell office:value-type="string">
            <text:p>Fri Nov 16 22:50:18 PST 2012</text:p>
          </table:table-cell>
          <table:table-cell table:number-columns-repeated="3"/>
          <table:table-cell office:value-type="float" office:value="43">
            <text:p>43</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Madison_2:9.txt</text:p>
          </table:table-cell>
          <table:table-cell office:value-type="string">
            <text:p>In the midst of uncertainties necessarily connected with the great interests of the United States, prudence requires a continuance of our defensive and precautionary arrangement. The Secretary of War and Secretary of the Navy will submit the statements and estimates which may aid Congress in their ensuing provisions for the land and naval forces. The statements of the latter will include a view of the transfers of appropriations in the naval expenditures and in the grounds on which they were made.&lt;br/&gt;&lt;br/&gt;The fortifications for the defense of our maritime frontier have been prosecuted according to the plan laid down in 1808. The works, with some exceptions, are completed and furnished with ordnance. Those for the security of the city of New York, though far advanced toward completion, will require a further time and appropriation. This is the case with a few others, either not completed or in need of repairs.&lt;br/&gt;&lt;br/&gt;</text:p>
          </table:table-cell>
          <table:table-cell office:value-type="string">
            <text:p>Stanley A. McChrystal</text:p>
          </table:table-cell>
          <table:table-cell office:value-type="string">
            <text:p>http://en.wikipedia.org/wiki/Stanley_A._McChrystal</text:p>
          </table:table-cell>
          <table:table-cell office:value-type="string">
            <text:p>History of rent control in England and Wales</text:p>
          </table:table-cell>
          <table:table-cell office:value-type="string">
            <text:p>http://en.wikipedia.org/wiki/History_of_rent_control_in_England_and_Wales</text:p>
          </table:table-cell>
          <table:table-cell office:value-type="string">
            <text:p>Neither are close at all but, Stanley is closest given military involvement.</text:p>
          </table:table-cell>
          <table:table-cell office:value-type="float" office:value="1">
            <text:p>1</text:p>
          </table:table-cell>
          <table:table-cell table:number-columns-repeated="3"/>
          <table:table-cell table:formula="of:=CONCATENATE([.AB562];&quot;,&quot;;[.AC562];&quot;,&quot;; TEXT([.AK562];&quot;#&quot;))" office:value-type="string" office:string-value="LAU_ET_AL,EDA,1">
            <text:p>LAU_ET_AL,EDA,1</text:p>
          </table:table-cell>
        </table:table-row>
        <table:table-row table:style-name="ro1">
          <table:table-cell office:value-type="string">
            <text:p>27M5UUKQOYGNX5PSZIFG8107VTXFX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40LZ6R70G5ROH1DQDMEFWSS35Y8OI</text:p>
          </table:table-cell>
          <table:table-cell office:value-type="string">
            <text:p>A1GQCJDGRPG8ZR</text:p>
          </table:table-cell>
          <table:table-cell office:value-type="string">
            <text:p>Submitted</text:p>
          </table:table-cell>
          <table:table-cell office:value-type="string">
            <text:p>Sat Nov 10 07:17:43 GMT 2012</text:p>
          </table:table-cell>
          <table:table-cell office:value-type="string">
            <text:p>Sat Nov 10 07:20:50 GMT 2012</text:p>
          </table:table-cell>
          <table:table-cell office:value-type="string">
            <text:p>Fri Nov 16 23:20:50 PST 2012</text:p>
          </table:table-cell>
          <table:table-cell table:number-columns-repeated="3"/>
          <table:table-cell office:value-type="float" office:value="187">
            <text:p>187</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Martin_Van_Buren_2:12.txt</text:p>
          </table:table-cell>
          <table:table-cell office:value-type="string">
            <text:p>Nearly $8,000,000 of Treasury notes are to be paid during the coming year in addition to the ordinary appropriations for the support of Government. For both these purposes the resources of the Treasury will undoubtedly be sufficient if the charges upon it are not increased beyond the annual estimates. No excess, however, is likely to exist. Nor can the postponed installment of the surplus revenue be deposited with the States nor any considerable appropriations beyond the estimates be made without causing a deficiency in the Treasury. The great caution, advisable at all times, of limiting appropriations to the wants of the public service is rendered necessary at present by the prospective and rapid reduction of the tariff, while the vigilant jealousy evidently excited among the people by the occurrences of the last few years assures us that they expect from their representatives, and will sustain them in the exercise of, the most rigid economy. Much can be effected by postponing appropriations not immediately required for the ordinary public service or for any pressing emergency, and much by reducing the expenditures where the entire and immediate accomplishment of the objects in view is not indispensable.&lt;br/&gt;&lt;br/&gt;When we call to mind the recent and extreme embarrassments produced by excessive issues of bank paper, aggravated by the unforeseen withdrawal of much foreign capital and the inevitable derangement arising from the distribution of the surplus revenue among the States as required by Congress, and consider the heavy expenses incurred by the removal of Indian tribes, by the military operations in Florida, and on account of the unusually large appropriations made at the last two annual sessions of Congress for other objects, we have striking evidence in the present efficient state of our finances of the abundant resources of the country to fulfill all its obligations. Nor is it less gratifying to find that the general business of the community, deeply affected as it has been, is reviving with additional vigor, chastened by the lessons of the past and animated by the hopes of the future. By the curtailment of paper issues, by curbing the sanguine and adventurous spirit of speculation, and by the honorable application of all available means to the fulfillment of obligations, confidence has been restored both at home and abroad, and ease and facility secured to all the operations of trade.&lt;br/&gt;&lt;br/&gt;</text:p>
          </table:table-cell>
          <table:table-cell office:value-type="string">
            <text:p>Tariff</text:p>
          </table:table-cell>
          <table:table-cell office:value-type="string">
            <text:p>http://en.wikipedia.org/wiki/Tariff</text:p>
          </table:table-cell>
          <table:table-cell office:value-type="string">
            <text:p>Ages of consent in North America</text:p>
          </table:table-cell>
          <table:table-cell office:value-type="string">
            <text:p>http://en.wikipedia.org/wiki/Ages_of_consent_in_North_America</text:p>
          </table:table-cell>
          <table:table-cell/>
          <table:table-cell office:value-type="float" office:value="2">
            <text:p>2</text:p>
          </table:table-cell>
          <table:table-cell table:number-columns-repeated="3"/>
          <table:table-cell table:formula="of:=CONCATENATE([.AB563];&quot;,&quot;;[.AC563];&quot;,&quot;; TEXT([.AK563];&quot;#&quot;))" office:value-type="string" office:string-value="LAU_ET_AL,EDA,2">
            <text:p>LAU_ET_AL,EDA,2</text:p>
          </table:table-cell>
        </table:table-row>
        <table:table-row table:style-name="ro1">
          <table:table-cell office:value-type="string">
            <text:p>27M5UUKQOYGNX5PSZIFG8107VTXFX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9B51RYQM3EL5WAHXIKG2FTE4AN0ZL</text:p>
          </table:table-cell>
          <table:table-cell office:value-type="string">
            <text:p>A3CJ3U84B1VDOU</text:p>
          </table:table-cell>
          <table:table-cell office:value-type="string">
            <text:p>Submitted</text:p>
          </table:table-cell>
          <table:table-cell office:value-type="string">
            <text:p>Sat Nov 10 06:33:18 GMT 2012</text:p>
          </table:table-cell>
          <table:table-cell office:value-type="string">
            <text:p>Sat Nov 10 06:36:02 GMT 2012</text:p>
          </table:table-cell>
          <table:table-cell office:value-type="string">
            <text:p>Fri Nov 16 22:36:02 PST 2012</text:p>
          </table:table-cell>
          <table:table-cell table:number-columns-repeated="3"/>
          <table:table-cell office:value-type="float" office:value="164">
            <text:p>164</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Martin_Van_Buren_2:12.txt</text:p>
          </table:table-cell>
          <table:table-cell office:value-type="string">
            <text:p>Nearly $8,000,000 of Treasury notes are to be paid during the coming year in addition to the ordinary appropriations for the support of Government. For both these purposes the resources of the Treasury will undoubtedly be sufficient if the charges upon it are not increased beyond the annual estimates. No excess, however, is likely to exist. Nor can the postponed installment of the surplus revenue be deposited with the States nor any considerable appropriations beyond the estimates be made without causing a deficiency in the Treasury. The great caution, advisable at all times, of limiting appropriations to the wants of the public service is rendered necessary at present by the prospective and rapid reduction of the tariff, while the vigilant jealousy evidently excited among the people by the occurrences of the last few years assures us that they expect from their representatives, and will sustain them in the exercise of, the most rigid economy. Much can be effected by postponing appropriations not immediately required for the ordinary public service or for any pressing emergency, and much by reducing the expenditures where the entire and immediate accomplishment of the objects in view is not indispensable.&lt;br/&gt;&lt;br/&gt;When we call to mind the recent and extreme embarrassments produced by excessive issues of bank paper, aggravated by the unforeseen withdrawal of much foreign capital and the inevitable derangement arising from the distribution of the surplus revenue among the States as required by Congress, and consider the heavy expenses incurred by the removal of Indian tribes, by the military operations in Florida, and on account of the unusually large appropriations made at the last two annual sessions of Congress for other objects, we have striking evidence in the present efficient state of our finances of the abundant resources of the country to fulfill all its obligations. Nor is it less gratifying to find that the general business of the community, deeply affected as it has been, is reviving with additional vigor, chastened by the lessons of the past and animated by the hopes of the future. By the curtailment of paper issues, by curbing the sanguine and adventurous spirit of speculation, and by the honorable application of all available means to the fulfillment of obligations, confidence has been restored both at home and abroad, and ease and facility secured to all the operations of trade.&lt;br/&gt;&lt;br/&gt;</text:p>
          </table:table-cell>
          <table:table-cell office:value-type="string">
            <text:p>Tariff</text:p>
          </table:table-cell>
          <table:table-cell office:value-type="string">
            <text:p>http://en.wikipedia.org/wiki/Tariff</text:p>
          </table:table-cell>
          <table:table-cell office:value-type="string">
            <text:p>Ages of consent in North America</text:p>
          </table:table-cell>
          <table:table-cell office:value-type="string">
            <text:p>http://en.wikipedia.org/wiki/Ages_of_consent_in_North_America</text:p>
          </table:table-cell>
          <table:table-cell/>
          <table:table-cell office:value-type="float" office:value="1">
            <text:p>1</text:p>
          </table:table-cell>
          <table:table-cell table:number-columns-repeated="3"/>
          <table:table-cell table:formula="of:=CONCATENATE([.AB564];&quot;,&quot;;[.AC564];&quot;,&quot;; TEXT([.AK564];&quot;#&quot;))" office:value-type="string" office:string-value="LAU_ET_AL,EDA,1">
            <text:p>LAU_ET_AL,EDA,1</text:p>
          </table:table-cell>
        </table:table-row>
        <table:table-row table:style-name="ro1">
          <table:table-cell office:value-type="string">
            <text:p>27M5UUKQOYGNX5PSZIFG8107VTXFX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JQ8TNKIMZSMKT3MZCFM8PGVPLIYBI</text:p>
          </table:table-cell>
          <table:table-cell office:value-type="string">
            <text:p>A997OZ3H2B3Q2</text:p>
          </table:table-cell>
          <table:table-cell office:value-type="string">
            <text:p>Submitted</text:p>
          </table:table-cell>
          <table:table-cell office:value-type="string">
            <text:p>Sat Nov 10 07:22:53 GMT 2012</text:p>
          </table:table-cell>
          <table:table-cell office:value-type="string">
            <text:p>Sat Nov 10 07:23:12 GMT 2012</text:p>
          </table:table-cell>
          <table:table-cell office:value-type="string">
            <text:p>Fri Nov 16 23:23:12 PST 2012</text:p>
          </table:table-cell>
          <table:table-cell table:number-columns-repeated="3"/>
          <table:table-cell office:value-type="float" office:value="19">
            <text:p>19</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Martin_Van_Buren_2:12.txt</text:p>
          </table:table-cell>
          <table:table-cell office:value-type="string">
            <text:p>Nearly $8,000,000 of Treasury notes are to be paid during the coming year in addition to the ordinary appropriations for the support of Government. For both these purposes the resources of the Treasury will undoubtedly be sufficient if the charges upon it are not increased beyond the annual estimates. No excess, however, is likely to exist. Nor can the postponed installment of the surplus revenue be deposited with the States nor any considerable appropriations beyond the estimates be made without causing a deficiency in the Treasury. The great caution, advisable at all times, of limiting appropriations to the wants of the public service is rendered necessary at present by the prospective and rapid reduction of the tariff, while the vigilant jealousy evidently excited among the people by the occurrences of the last few years assures us that they expect from their representatives, and will sustain them in the exercise of, the most rigid economy. Much can be effected by postponing appropriations not immediately required for the ordinary public service or for any pressing emergency, and much by reducing the expenditures where the entire and immediate accomplishment of the objects in view is not indispensable.&lt;br/&gt;&lt;br/&gt;When we call to mind the recent and extreme embarrassments produced by excessive issues of bank paper, aggravated by the unforeseen withdrawal of much foreign capital and the inevitable derangement arising from the distribution of the surplus revenue among the States as required by Congress, and consider the heavy expenses incurred by the removal of Indian tribes, by the military operations in Florida, and on account of the unusually large appropriations made at the last two annual sessions of Congress for other objects, we have striking evidence in the present efficient state of our finances of the abundant resources of the country to fulfill all its obligations. Nor is it less gratifying to find that the general business of the community, deeply affected as it has been, is reviving with additional vigor, chastened by the lessons of the past and animated by the hopes of the future. By the curtailment of paper issues, by curbing the sanguine and adventurous spirit of speculation, and by the honorable application of all available means to the fulfillment of obligations, confidence has been restored both at home and abroad, and ease and facility secured to all the operations of trade.&lt;br/&gt;&lt;br/&gt;</text:p>
          </table:table-cell>
          <table:table-cell office:value-type="string">
            <text:p>Tariff</text:p>
          </table:table-cell>
          <table:table-cell office:value-type="string">
            <text:p>http://en.wikipedia.org/wiki/Tariff</text:p>
          </table:table-cell>
          <table:table-cell office:value-type="string">
            <text:p>Ages of consent in North America</text:p>
          </table:table-cell>
          <table:table-cell office:value-type="string">
            <text:p>http://en.wikipedia.org/wiki/Ages_of_consent_in_North_America</text:p>
          </table:table-cell>
          <table:table-cell/>
          <table:table-cell office:value-type="float" office:value="2">
            <text:p>2</text:p>
          </table:table-cell>
          <table:table-cell table:number-columns-repeated="3"/>
          <table:table-cell table:formula="of:=CONCATENATE([.AB565];&quot;,&quot;;[.AC565];&quot;,&quot;; TEXT([.AK565];&quot;#&quot;))" office:value-type="string" office:string-value="LAU_ET_AL,EDA,2">
            <text:p>LAU_ET_AL,EDA,2</text:p>
          </table:table-cell>
        </table:table-row>
        <table:table-row table:style-name="ro1">
          <table:table-cell office:value-type="string">
            <text:p>2NVG67D1X3V0UTOHVUTJM1M7SI1BI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ADWSBRI8IUBH7IEFT8S1LB3VHCF36</text:p>
          </table:table-cell>
          <table:table-cell office:value-type="string">
            <text:p>A1AVAUPSZLDN64</text:p>
          </table:table-cell>
          <table:table-cell office:value-type="string">
            <text:p>Submitted</text:p>
          </table:table-cell>
          <table:table-cell office:value-type="string">
            <text:p>Sat Nov 10 06:19:26 GMT 2012</text:p>
          </table:table-cell>
          <table:table-cell office:value-type="string">
            <text:p>Sat Nov 10 06:20:24 GMT 2012</text:p>
          </table:table-cell>
          <table:table-cell office:value-type="string">
            <text:p>Fri Nov 16 22:20:24 PST 2012</text:p>
          </table:table-cell>
          <table:table-cell table:number-columns-repeated="3"/>
          <table:table-cell office:value-type="float" office:value="58">
            <text:p>58</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Grover_Cleveland_6:70.txt</text:p>
          </table:table-cell>
          <table:table-cell office:value-type="string">
            <text:p>These pensioners may be classified as follows: Soldiers and sailors survivors of all wars, 753,968; widows and relatives of deceased soldiers, 215,162; army nurses in the War of the Rebellion, 414. Of these pensioners 32,039 are surviving soldiers of Indian and other wars prior to the late Civil War and the widows or relatives of such soldiers.&lt;br/&gt;&lt;br/&gt;The remainder, numbering 937,505, are receiving pensions on account of the rebellion, and of these 469,344 are on the rolls under the authority of the act of June 27, 1890, sometimes called the dependent-pension law.&lt;br/&gt;&lt;br/&gt;</text:p>
          </table:table-cell>
          <table:table-cell office:value-type="string">
            <text:p>Stanley A. McChrystal</text:p>
          </table:table-cell>
          <table:table-cell office:value-type="string">
            <text:p>http://en.wikipedia.org/wiki/Stanley_A._McChrystal</text:p>
          </table:table-cell>
          <table:table-cell office:value-type="string">
            <text:p>USS Coronis</text:p>
          </table:table-cell>
          <table:table-cell office:value-type="string">
            <text:p>http://en.wikipedia.org/wiki/USS_Coronis</text:p>
          </table:table-cell>
          <table:table-cell/>
          <table:table-cell office:value-type="float" office:value="2">
            <text:p>2</text:p>
          </table:table-cell>
          <table:table-cell table:number-columns-repeated="3"/>
          <table:table-cell table:formula="of:=CONCATENATE([.AB566];&quot;,&quot;;[.AC566];&quot;,&quot;; TEXT([.AK566];&quot;#&quot;))" office:value-type="string" office:string-value="LAU_ET_AL,RANDOM,2">
            <text:p>LAU_ET_AL,RANDOM,2</text:p>
          </table:table-cell>
        </table:table-row>
        <table:table-row table:style-name="ro1">
          <table:table-cell office:value-type="string">
            <text:p>2NVG67D1X3V0UTOHVUTJM1M7SI1BI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LUYU98JHSTLQC95MLA9QOBJO0PPDI</text:p>
          </table:table-cell>
          <table:table-cell office:value-type="string">
            <text:p>AVQ23YRFWZKHH</text:p>
          </table:table-cell>
          <table:table-cell office:value-type="string">
            <text:p>Submitted</text:p>
          </table:table-cell>
          <table:table-cell office:value-type="string">
            <text:p>Sat Nov 10 06:56:32 GMT 2012</text:p>
          </table:table-cell>
          <table:table-cell office:value-type="string">
            <text:p>Sat Nov 10 06:57:53 GMT 2012</text:p>
          </table:table-cell>
          <table:table-cell office:value-type="string">
            <text:p>Fri Nov 16 22:57:53 PST 2012</text:p>
          </table:table-cell>
          <table:table-cell table:number-columns-repeated="3"/>
          <table:table-cell office:value-type="float" office:value="81">
            <text:p>81</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Grover_Cleveland_6:70.txt</text:p>
          </table:table-cell>
          <table:table-cell office:value-type="string">
            <text:p>These pensioners may be classified as follows: Soldiers and sailors survivors of all wars, 753,968; widows and relatives of deceased soldiers, 215,162; army nurses in the War of the Rebellion, 414. Of these pensioners 32,039 are surviving soldiers of Indian and other wars prior to the late Civil War and the widows or relatives of such soldiers.&lt;br/&gt;&lt;br/&gt;The remainder, numbering 937,505, are receiving pensions on account of the rebellion, and of these 469,344 are on the rolls under the authority of the act of June 27, 1890, sometimes called the dependent-pension law.&lt;br/&gt;&lt;br/&gt;</text:p>
          </table:table-cell>
          <table:table-cell office:value-type="string">
            <text:p>Stanley A. McChrystal</text:p>
          </table:table-cell>
          <table:table-cell office:value-type="string">
            <text:p>http://en.wikipedia.org/wiki/Stanley_A._McChrystal</text:p>
          </table:table-cell>
          <table:table-cell office:value-type="string">
            <text:p>USS Coronis</text:p>
          </table:table-cell>
          <table:table-cell office:value-type="string">
            <text:p>http://en.wikipedia.org/wiki/USS_Coronis</text:p>
          </table:table-cell>
          <table:table-cell/>
          <table:table-cell office:value-type="float" office:value="2">
            <text:p>2</text:p>
          </table:table-cell>
          <table:table-cell table:number-columns-repeated="3"/>
          <table:table-cell table:formula="of:=CONCATENATE([.AB567];&quot;,&quot;;[.AC567];&quot;,&quot;; TEXT([.AK567];&quot;#&quot;))" office:value-type="string" office:string-value="LAU_ET_AL,RANDOM,2">
            <text:p>LAU_ET_AL,RANDOM,2</text:p>
          </table:table-cell>
        </table:table-row>
        <table:table-row table:style-name="ro1">
          <table:table-cell office:value-type="string">
            <text:p>2NVG67D1X3V0UTOHVUTJM1M7SI1BI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OFLVWJ5OPB0D444F8DWJ7EPJC7V3J</text:p>
          </table:table-cell>
          <table:table-cell office:value-type="string">
            <text:p>A997OZ3H2B3Q2</text:p>
          </table:table-cell>
          <table:table-cell office:value-type="string">
            <text:p>Submitted</text:p>
          </table:table-cell>
          <table:table-cell office:value-type="string">
            <text:p>Sat Nov 10 08:55:48 GMT 2012</text:p>
          </table:table-cell>
          <table:table-cell office:value-type="string">
            <text:p>Sat Nov 10 08:56:15 GMT 2012</text:p>
          </table:table-cell>
          <table:table-cell office:value-type="string">
            <text:p>Sat Nov 17 00:56:15 PST 2012</text:p>
          </table:table-cell>
          <table:table-cell table:number-columns-repeated="3"/>
          <table:table-cell office:value-type="float" office:value="27">
            <text:p>27</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Grover_Cleveland_6:70.txt</text:p>
          </table:table-cell>
          <table:table-cell office:value-type="string">
            <text:p>These pensioners may be classified as follows: Soldiers and sailors survivors of all wars, 753,968; widows and relatives of deceased soldiers, 215,162; army nurses in the War of the Rebellion, 414. Of these pensioners 32,039 are surviving soldiers of Indian and other wars prior to the late Civil War and the widows or relatives of such soldiers.&lt;br/&gt;&lt;br/&gt;The remainder, numbering 937,505, are receiving pensions on account of the rebellion, and of these 469,344 are on the rolls under the authority of the act of June 27, 1890, sometimes called the dependent-pension law.&lt;br/&gt;&lt;br/&gt;</text:p>
          </table:table-cell>
          <table:table-cell office:value-type="string">
            <text:p>Stanley A. McChrystal</text:p>
          </table:table-cell>
          <table:table-cell office:value-type="string">
            <text:p>http://en.wikipedia.org/wiki/Stanley_A._McChrystal</text:p>
          </table:table-cell>
          <table:table-cell office:value-type="string">
            <text:p>USS Coronis</text:p>
          </table:table-cell>
          <table:table-cell office:value-type="string">
            <text:p>http://en.wikipedia.org/wiki/USS_Coronis</text:p>
          </table:table-cell>
          <table:table-cell/>
          <table:table-cell office:value-type="float" office:value="2">
            <text:p>2</text:p>
          </table:table-cell>
          <table:table-cell table:number-columns-repeated="3"/>
          <table:table-cell table:formula="of:=CONCATENATE([.AB568];&quot;,&quot;;[.AC568];&quot;,&quot;; TEXT([.AK568];&quot;#&quot;))" office:value-type="string" office:string-value="LAU_ET_AL,RANDOM,2">
            <text:p>LAU_ET_AL,RANDOM,2</text:p>
          </table:table-cell>
        </table:table-row>
        <table:table-row table:style-name="ro1">
          <table:table-cell office:value-type="string">
            <text:p>2P4QU6L5OBVCXAF24E1IRF7GXZRFY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LVQ39Z0B6UT3FH9L5JT3RKGZDQXMW</text:p>
          </table:table-cell>
          <table:table-cell office:value-type="string">
            <text:p>A997OZ3H2B3Q2</text:p>
          </table:table-cell>
          <table:table-cell office:value-type="string">
            <text:p>Submitted</text:p>
          </table:table-cell>
          <table:table-cell office:value-type="string">
            <text:p>Sat Nov 10 06:56:08 GMT 2012</text:p>
          </table:table-cell>
          <table:table-cell office:value-type="string">
            <text:p>Sat Nov 10 06:56:16 GMT 2012</text:p>
          </table:table-cell>
          <table:table-cell office:value-type="string">
            <text:p>Fri Nov 16 22:56:16 PST 2012</text:p>
          </table:table-cell>
          <table:table-cell table:number-columns-repeated="3"/>
          <table:table-cell office:value-type="float" office:value="8">
            <text:p>8</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Madison_8:4.txt</text:p>
          </table:table-cell>
          <table:table-cell office:value-type="string">
            <text:p>The posture of our affairs with Algiers at the present moment is not known. The Day, drawing pretexts from circumstances for which the United States were not answerable, addressed a letter to this Government declaring the treaty last concluded with him to have been annulled by our violation of it, and presenting as the alternative war or a renewal of the former treaty, which stipulated, among other things, an annual tribute. The answer, with an explicit declaration that the United States preferred war to tribute, required his recognition and observance of the treaty last made, which abolishes tribute and the slavery of our captured citizens. The result of the answer has not been received. Should he renew his warfare on our commerce, we rely on the protection it will find in our naval force actually in the Mediterranean.&lt;br/&gt;&lt;br/&gt;With the other Barbary States our affairs have undergone no change.&lt;br/&gt;&lt;br/&gt;</text:p>
          </table:table-cell>
          <table:table-cell office:value-type="string">
            <text:p>Treaty</text:p>
          </table:table-cell>
          <table:table-cell office:value-type="string">
            <text:p>http://en.wikipedia.org/wiki/Treaty</text:p>
          </table:table-cell>
          <table:table-cell office:value-type="string">
            <text:p>Singapore strategy</text:p>
          </table:table-cell>
          <table:table-cell office:value-type="string">
            <text:p>http://en.wikipedia.org/wiki/Singapore_strategy</text:p>
          </table:table-cell>
          <table:table-cell/>
          <table:table-cell office:value-type="float" office:value="1">
            <text:p>1</text:p>
          </table:table-cell>
          <table:table-cell table:number-columns-repeated="3"/>
          <table:table-cell table:formula="of:=CONCATENATE([.AB569];&quot;,&quot;;[.AC569];&quot;,&quot;; TEXT([.AK569];&quot;#&quot;))" office:value-type="string" office:string-value="LAU_ET_AL,EDA,1">
            <text:p>LAU_ET_AL,EDA,1</text:p>
          </table:table-cell>
        </table:table-row>
        <table:table-row table:style-name="ro1">
          <table:table-cell office:value-type="string">
            <text:p>2P4QU6L5OBVCXAF24E1IRF7GXZRFY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P64EGDHDM250H6EU9N6PEZ6YV3CMA</text:p>
          </table:table-cell>
          <table:table-cell office:value-type="string">
            <text:p>AVQ23YRFWZKHH</text:p>
          </table:table-cell>
          <table:table-cell office:value-type="string">
            <text:p>Submitted</text:p>
          </table:table-cell>
          <table:table-cell office:value-type="string">
            <text:p>Sat Nov 10 06:57:54 GMT 2012</text:p>
          </table:table-cell>
          <table:table-cell office:value-type="string">
            <text:p>Sat Nov 10 06:58:08 GMT 2012</text:p>
          </table:table-cell>
          <table:table-cell office:value-type="string">
            <text:p>Fri Nov 16 22:58:08 PST 2012</text:p>
          </table:table-cell>
          <table:table-cell table:number-columns-repeated="3"/>
          <table:table-cell office:value-type="float" office:value="14">
            <text:p>14</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Madison_8:4.txt</text:p>
          </table:table-cell>
          <table:table-cell office:value-type="string">
            <text:p>The posture of our affairs with Algiers at the present moment is not known. The Day, drawing pretexts from circumstances for which the United States were not answerable, addressed a letter to this Government declaring the treaty last concluded with him to have been annulled by our violation of it, and presenting as the alternative war or a renewal of the former treaty, which stipulated, among other things, an annual tribute. The answer, with an explicit declaration that the United States preferred war to tribute, required his recognition and observance of the treaty last made, which abolishes tribute and the slavery of our captured citizens. The result of the answer has not been received. Should he renew his warfare on our commerce, we rely on the protection it will find in our naval force actually in the Mediterranean.&lt;br/&gt;&lt;br/&gt;With the other Barbary States our affairs have undergone no change.&lt;br/&gt;&lt;br/&gt;</text:p>
          </table:table-cell>
          <table:table-cell office:value-type="string">
            <text:p>Treaty</text:p>
          </table:table-cell>
          <table:table-cell office:value-type="string">
            <text:p>http://en.wikipedia.org/wiki/Treaty</text:p>
          </table:table-cell>
          <table:table-cell office:value-type="string">
            <text:p>Singapore strategy</text:p>
          </table:table-cell>
          <table:table-cell office:value-type="string">
            <text:p>http://en.wikipedia.org/wiki/Singapore_strategy</text:p>
          </table:table-cell>
          <table:table-cell/>
          <table:table-cell office:value-type="float" office:value="1">
            <text:p>1</text:p>
          </table:table-cell>
          <table:table-cell table:number-columns-repeated="3"/>
          <table:table-cell table:formula="of:=CONCATENATE([.AB570];&quot;,&quot;;[.AC570];&quot;,&quot;; TEXT([.AK570];&quot;#&quot;))" office:value-type="string" office:string-value="LAU_ET_AL,EDA,1">
            <text:p>LAU_ET_AL,EDA,1</text:p>
          </table:table-cell>
        </table:table-row>
        <table:table-row table:style-name="ro1">
          <table:table-cell office:value-type="string">
            <text:p>2P4QU6L5OBVCXAF24E1IRF7GXZRFY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V7Q0ONNVRH1ZQCELQIBF6NVJ3LVMW</text:p>
          </table:table-cell>
          <table:table-cell office:value-type="string">
            <text:p>A1AVAUPSZLDN64</text:p>
          </table:table-cell>
          <table:table-cell office:value-type="string">
            <text:p>Submitted</text:p>
          </table:table-cell>
          <table:table-cell office:value-type="string">
            <text:p>Sat Nov 10 07:42:59 GMT 2012</text:p>
          </table:table-cell>
          <table:table-cell office:value-type="string">
            <text:p>Sat Nov 10 07:43:24 GMT 2012</text:p>
          </table:table-cell>
          <table:table-cell office:value-type="string">
            <text:p>Fri Nov 16 23:43:24 PST 2012</text:p>
          </table:table-cell>
          <table:table-cell table:number-columns-repeated="3"/>
          <table:table-cell office:value-type="float" office:value="25">
            <text:p>25</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Madison_8:4.txt</text:p>
          </table:table-cell>
          <table:table-cell office:value-type="string">
            <text:p>The posture of our affairs with Algiers at the present moment is not known. The Day, drawing pretexts from circumstances for which the United States were not answerable, addressed a letter to this Government declaring the treaty last concluded with him to have been annulled by our violation of it, and presenting as the alternative war or a renewal of the former treaty, which stipulated, among other things, an annual tribute. The answer, with an explicit declaration that the United States preferred war to tribute, required his recognition and observance of the treaty last made, which abolishes tribute and the slavery of our captured citizens. The result of the answer has not been received. Should he renew his warfare on our commerce, we rely on the protection it will find in our naval force actually in the Mediterranean.&lt;br/&gt;&lt;br/&gt;With the other Barbary States our affairs have undergone no change.&lt;br/&gt;&lt;br/&gt;</text:p>
          </table:table-cell>
          <table:table-cell office:value-type="string">
            <text:p>Treaty</text:p>
          </table:table-cell>
          <table:table-cell office:value-type="string">
            <text:p>http://en.wikipedia.org/wiki/Treaty</text:p>
          </table:table-cell>
          <table:table-cell office:value-type="string">
            <text:p>Singapore strategy</text:p>
          </table:table-cell>
          <table:table-cell office:value-type="string">
            <text:p>http://en.wikipedia.org/wiki/Singapore_strategy</text:p>
          </table:table-cell>
          <table:table-cell/>
          <table:table-cell office:value-type="float" office:value="1">
            <text:p>1</text:p>
          </table:table-cell>
          <table:table-cell table:number-columns-repeated="3"/>
          <table:table-cell table:formula="of:=CONCATENATE([.AB571];&quot;,&quot;;[.AC571];&quot;,&quot;; TEXT([.AK571];&quot;#&quot;))" office:value-type="string" office:string-value="LAU_ET_AL,EDA,1">
            <text:p>LAU_ET_AL,EDA,1</text:p>
          </table:table-cell>
        </table:table-row>
        <table:table-row table:style-name="ro1">
          <table:table-cell office:value-type="string">
            <text:p>25L3FDEY5COWFU4W6DZCZFLC9T4T2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H51X3V0FK0C3TQOLBD7XKK9V8TMFT</text:p>
          </table:table-cell>
          <table:table-cell office:value-type="string">
            <text:p>A1AVAUPSZLDN64</text:p>
          </table:table-cell>
          <table:table-cell office:value-type="string">
            <text:p>Submitted</text:p>
          </table:table-cell>
          <table:table-cell office:value-type="string">
            <text:p>Sat Nov 10 06:35:38 GMT 2012</text:p>
          </table:table-cell>
          <table:table-cell office:value-type="string">
            <text:p>Sat Nov 10 06:36:09 GMT 2012</text:p>
          </table:table-cell>
          <table:table-cell office:value-type="string">
            <text:p>Fri Nov 16 22:36:09 PST 2012</text:p>
          </table:table-cell>
          <table:table-cell table:number-columns-repeated="3"/>
          <table:table-cell office:value-type="float" office:value="31">
            <text:p>31</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Franklin_Delano_Roosevelt_11:22.txt</text:p>
          </table:table-cell>
          <table:table-cell office:value-type="string">
            <text:p>As you know, I have for three years hesitated to recommend a national service act. Today, however, I am convinced of its necessity. Although I believe that we and our allies can win the war without such a measure, I am certain that nothing less than total mobilization of all our resources of manpower and capital will guarantee an earlier victory, and reduce the toll of suffering and sorrow and blood.&lt;br/&gt;&lt;br/&gt;I have received a joint recommendation for this law from the heads of the War Department, the Navy Department, and the Maritime Commission. These are the men who bear responsibility for the procurement of the necessary arms and equipment, and for the successful prosecution of the war in the field. They say:&lt;br/&gt;&lt;br/&gt;</text:p>
          </table:table-cell>
          <table:table-cell office:value-type="string">
            <text:p>Congress</text:p>
          </table:table-cell>
          <table:table-cell office:value-type="string">
            <text:p>http://en.wikipedia.org/wiki/Congress</text:p>
          </table:table-cell>
          <table:table-cell office:value-type="string">
            <text:p>Nicholas II of Russia</text:p>
          </table:table-cell>
          <table:table-cell office:value-type="string">
            <text:p>http://en.wikipedia.org/wiki/Nicholas_II_of_Russia</text:p>
          </table:table-cell>
          <table:table-cell/>
          <table:table-cell office:value-type="float" office:value="1">
            <text:p>1</text:p>
          </table:table-cell>
          <table:table-cell table:number-columns-repeated="3"/>
          <table:table-cell table:formula="of:=CONCATENATE([.AB572];&quot;,&quot;;[.AC572];&quot;,&quot;; TEXT([.AK572];&quot;#&quot;))" office:value-type="string" office:string-value="LAU_ET_AL,EDA,1">
            <text:p>LAU_ET_AL,EDA,1</text:p>
          </table:table-cell>
        </table:table-row>
        <table:table-row table:style-name="ro1">
          <table:table-cell office:value-type="string">
            <text:p>25L3FDEY5COWFU4W6DZCZFLC9T4T2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W6C1PC6SK9RYHTT6SQEPMAAZ3NP1T</text:p>
          </table:table-cell>
          <table:table-cell office:value-type="string">
            <text:p>A1GQCJDGRPG8ZR</text:p>
          </table:table-cell>
          <table:table-cell office:value-type="string">
            <text:p>Submitted</text:p>
          </table:table-cell>
          <table:table-cell office:value-type="string">
            <text:p>Sat Nov 10 07:16:36 GMT 2012</text:p>
          </table:table-cell>
          <table:table-cell office:value-type="string">
            <text:p>Sat Nov 10 07:17:41 GMT 2012</text:p>
          </table:table-cell>
          <table:table-cell office:value-type="string">
            <text:p>Fri Nov 16 23:17:41 PST 2012</text:p>
          </table:table-cell>
          <table:table-cell table:number-columns-repeated="3"/>
          <table:table-cell office:value-type="float" office:value="65">
            <text:p>65</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Franklin_Delano_Roosevelt_11:22.txt</text:p>
          </table:table-cell>
          <table:table-cell office:value-type="string">
            <text:p>As you know, I have for three years hesitated to recommend a national service act. Today, however, I am convinced of its necessity. Although I believe that we and our allies can win the war without such a measure, I am certain that nothing less than total mobilization of all our resources of manpower and capital will guarantee an earlier victory, and reduce the toll of suffering and sorrow and blood.&lt;br/&gt;&lt;br/&gt;I have received a joint recommendation for this law from the heads of the War Department, the Navy Department, and the Maritime Commission. These are the men who bear responsibility for the procurement of the necessary arms and equipment, and for the successful prosecution of the war in the field. They say:&lt;br/&gt;&lt;br/&gt;</text:p>
          </table:table-cell>
          <table:table-cell office:value-type="string">
            <text:p>Congress</text:p>
          </table:table-cell>
          <table:table-cell office:value-type="string">
            <text:p>http://en.wikipedia.org/wiki/Congress</text:p>
          </table:table-cell>
          <table:table-cell office:value-type="string">
            <text:p>Nicholas II of Russia</text:p>
          </table:table-cell>
          <table:table-cell office:value-type="string">
            <text:p>http://en.wikipedia.org/wiki/Nicholas_II_of_Russia</text:p>
          </table:table-cell>
          <table:table-cell/>
          <table:table-cell office:value-type="float" office:value="2">
            <text:p>2</text:p>
          </table:table-cell>
          <table:table-cell table:number-columns-repeated="3"/>
          <table:table-cell table:formula="of:=CONCATENATE([.AB573];&quot;,&quot;;[.AC573];&quot;,&quot;; TEXT([.AK573];&quot;#&quot;))" office:value-type="string" office:string-value="LAU_ET_AL,EDA,2">
            <text:p>LAU_ET_AL,EDA,2</text:p>
          </table:table-cell>
        </table:table-row>
        <table:table-row table:style-name="ro1">
          <table:table-cell office:value-type="string">
            <text:p>25L3FDEY5COWFU4W6DZCZFLC9T4T2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ZKI2KYEPLSPME8QTGNJBOAH0WVUOP</text:p>
          </table:table-cell>
          <table:table-cell office:value-type="string">
            <text:p>A1FE99W26464IW</text:p>
          </table:table-cell>
          <table:table-cell office:value-type="string">
            <text:p>Submitted</text:p>
          </table:table-cell>
          <table:table-cell office:value-type="string">
            <text:p>Sat Nov 10 09:12:10 GMT 2012</text:p>
          </table:table-cell>
          <table:table-cell office:value-type="string">
            <text:p>Sat Nov 10 09:12:14 GMT 2012</text:p>
          </table:table-cell>
          <table:table-cell office:value-type="string">
            <text:p>Sat Nov 17 01:12:14 PST 2012</text:p>
          </table:table-cell>
          <table:table-cell table:number-columns-repeated="3"/>
          <table:table-cell office:value-type="float" office:value="4">
            <text:p>4</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Franklin_Delano_Roosevelt_11:22.txt</text:p>
          </table:table-cell>
          <table:table-cell office:value-type="string">
            <text:p>As you know, I have for three years hesitated to recommend a national service act. Today, however, I am convinced of its necessity. Although I believe that we and our allies can win the war without such a measure, I am certain that nothing less than total mobilization of all our resources of manpower and capital will guarantee an earlier victory, and reduce the toll of suffering and sorrow and blood.&lt;br/&gt;&lt;br/&gt;I have received a joint recommendation for this law from the heads of the War Department, the Navy Department, and the Maritime Commission. These are the men who bear responsibility for the procurement of the necessary arms and equipment, and for the successful prosecution of the war in the field. They say:&lt;br/&gt;&lt;br/&gt;</text:p>
          </table:table-cell>
          <table:table-cell office:value-type="string">
            <text:p>Congress</text:p>
          </table:table-cell>
          <table:table-cell office:value-type="string">
            <text:p>http://en.wikipedia.org/wiki/Congress</text:p>
          </table:table-cell>
          <table:table-cell office:value-type="string">
            <text:p>Nicholas II of Russia</text:p>
          </table:table-cell>
          <table:table-cell office:value-type="string">
            <text:p>http://en.wikipedia.org/wiki/Nicholas_II_of_Russia</text:p>
          </table:table-cell>
          <table:table-cell/>
          <table:table-cell office:value-type="float" office:value="2">
            <text:p>2</text:p>
          </table:table-cell>
          <table:table-cell table:number-columns-repeated="3"/>
          <table:table-cell table:formula="of:=CONCATENATE([.AB574];&quot;,&quot;;[.AC574];&quot;,&quot;; TEXT([.AK574];&quot;#&quot;))" office:value-type="string" office:string-value="LAU_ET_AL,EDA,2">
            <text:p>LAU_ET_AL,EDA,2</text:p>
          </table:table-cell>
        </table:table-row>
        <table:table-row table:style-name="ro1">
          <table:table-cell office:value-type="string">
            <text:p>2JMSMEZZ2MIK1WXZFZ0YB8TWZVZ5M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0Q2RCJK63ZVTC5W7ULIIQ9JVNS7W7</text:p>
          </table:table-cell>
          <table:table-cell office:value-type="string">
            <text:p>A1AVAUPSZLDN64</text:p>
          </table:table-cell>
          <table:table-cell office:value-type="string">
            <text:p>Submitted</text:p>
          </table:table-cell>
          <table:table-cell office:value-type="string">
            <text:p>Sat Nov 10 07:36:12 GMT 2012</text:p>
          </table:table-cell>
          <table:table-cell office:value-type="string">
            <text:p>Sat Nov 10 07:36:20 GMT 2012</text:p>
          </table:table-cell>
          <table:table-cell office:value-type="string">
            <text:p>Fri Nov 16 23:36:20 PST 2012</text:p>
          </table:table-cell>
          <table:table-cell table:number-columns-repeated="3"/>
          <table:table-cell office:value-type="float" office:value="8">
            <text:p>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ndrew_Jackson_8:51.txt</text:p>
          </table:table-cell>
          <table:table-cell office:value-type="string">
            <text:p>The care and correspondence as to all these subjects have been devolved on the Treasury Department during the last year. A special report from the Secretary of the Treasury will soon be communicated to Congress, which will show what has been accomplished as to the whole, the number and compensation of the persons now employed in these duties, and the progress expected to be made during the ensuing year, with a copy of the various correspondence deemed necessary to throw light on the subjects which seem to require additional legislation.&lt;br/&gt;&lt;br/&gt;Claims have been made for retrospective allowances in behalf of the superintendent and some of his assistants, which I did not feel justified in granting. Other claims have been made for large increases in compensation, which, under the circumstances of the several cases, I declined making without the express sanction of Congress. In order to obtain that sanction the subject was at the last session, on my suggestion and by request of the immediate superintendent, submitted by the Treasury Department to the Committee on Commerce of the House of Representatives. But no legislative action having taken place, the early attention of Congress is now invited to the enactment of some express and detailed provisions in relation to the various claims made for the past, and to the compensation and allowances deemed proper for the future.&lt;br/&gt;&lt;br/&gt;</text:p>
          </table:table-cell>
          <table:table-cell office:value-type="string">
            <text:p>American Legion</text:p>
          </table:table-cell>
          <table:table-cell office:value-type="string">
            <text:p>http://en.wikipedia.org/wiki/American_Legion</text:p>
          </table:table-cell>
          <table:table-cell office:value-type="string">
            <text:p>Congress</text:p>
          </table:table-cell>
          <table:table-cell office:value-type="string">
            <text:p>http://en.wikipedia.org/wiki/Congress</text:p>
          </table:table-cell>
          <table:table-cell/>
          <table:table-cell office:value-type="float" office:value="2">
            <text:p>2</text:p>
          </table:table-cell>
          <table:table-cell table:number-columns-repeated="3"/>
          <table:table-cell table:formula="of:=CONCATENATE([.AB575];&quot;,&quot;;[.AC575];&quot;,&quot;; TEXT([.AK575];&quot;#&quot;))" office:value-type="string" office:string-value="EDA,LAU_ET_AL,2">
            <text:p>EDA,LAU_ET_AL,2</text:p>
          </table:table-cell>
        </table:table-row>
        <table:table-row table:style-name="ro1">
          <table:table-cell office:value-type="string">
            <text:p>2JMSMEZZ2MIK1WXZFZ0YB8TWZVZ5M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1Q0LWSBRI8I9KQ31JZJPSTLLLL1DU</text:p>
          </table:table-cell>
          <table:table-cell office:value-type="string">
            <text:p>A997OZ3H2B3Q2</text:p>
          </table:table-cell>
          <table:table-cell office:value-type="string">
            <text:p>Submitted</text:p>
          </table:table-cell>
          <table:table-cell office:value-type="string">
            <text:p>Sat Nov 10 07:11:18 GMT 2012</text:p>
          </table:table-cell>
          <table:table-cell office:value-type="string">
            <text:p>Sat Nov 10 07:11:44 GMT 2012</text:p>
          </table:table-cell>
          <table:table-cell office:value-type="string">
            <text:p>Fri Nov 16 23:11:44 PST 2012</text:p>
          </table:table-cell>
          <table:table-cell table:number-columns-repeated="3"/>
          <table:table-cell office:value-type="float" office:value="26">
            <text:p>26</text:p>
          </table:table-cell>
          <table:table-cell office:value-type="string">
            <text:p>100% (218/218)</text:p>
          </table:table-cell>
          <table:table-cell table:number-columns-repeated="2"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ndrew_Jackson_8:51.txt</text:p>
          </table:table-cell>
          <table:table-cell office:value-type="string">
            <text:p>The care and correspondence as to all these subjects have been devolved on the Treasury Department during the last year. A special report from the Secretary of the Treasury will soon be communicated to Congress, which will show what has been accomplished as to the whole, the number and compensation of the persons now employed in these duties, and the progress expected to be made during the ensuing year, with a copy of the various correspondence deemed necessary to throw light on the subjects which seem to require additional legislation.&lt;br/&gt;&lt;br/&gt;Claims have been made for retrospective allowances in behalf of the superintendent and some of his assistants, which I did not feel justified in granting. Other claims have been made for large increases in compensation, which, under the circumstances of the several cases, I declined making without the express sanction of Congress. In order to obtain that sanction the subject was at the last session, on my suggestion and by request of the immediate superintendent, submitted by the Treasury Department to the Committee on Commerce of the House of Representatives. But no legislative action having taken place, the early attention of Congress is now invited to the enactment of some express and detailed provisions in relation to the various claims made for the past, and to the compensation and allowances deemed proper for the future.&lt;br/&gt;&lt;br/&gt;</text:p>
          </table:table-cell>
          <table:table-cell office:value-type="string">
            <text:p>American Legion</text:p>
          </table:table-cell>
          <table:table-cell office:value-type="string">
            <text:p>http://en.wikipedia.org/wiki/American_Legion</text:p>
          </table:table-cell>
          <table:table-cell office:value-type="string">
            <text:p>Congress</text:p>
          </table:table-cell>
          <table:table-cell office:value-type="string">
            <text:p>http://en.wikipedia.org/wiki/Congress</text:p>
          </table:table-cell>
          <table:table-cell/>
          <table:table-cell office:value-type="float" office:value="2">
            <text:p>2</text:p>
          </table:table-cell>
          <table:table-cell table:number-columns-repeated="3"/>
          <table:table-cell table:formula="of:=CONCATENATE([.AB576];&quot;,&quot;;[.AC576];&quot;,&quot;; TEXT([.AK576];&quot;#&quot;))" office:value-type="string" office:string-value="EDA,LAU_ET_AL,2">
            <text:p>EDA,LAU_ET_AL,2</text:p>
          </table:table-cell>
        </table:table-row>
        <table:table-row table:style-name="ro1">
          <table:table-cell office:value-type="string">
            <text:p>2JMSMEZZ2MIK1WXZFZ0YB8TWZVZ5M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99HRRLFQ0ON24FM8U8OHEGRLP6HQE</text:p>
          </table:table-cell>
          <table:table-cell office:value-type="string">
            <text:p>A1GQCJDGRPG8ZR</text:p>
          </table:table-cell>
          <table:table-cell office:value-type="string">
            <text:p>Submitted</text:p>
          </table:table-cell>
          <table:table-cell office:value-type="string">
            <text:p>Sat Nov 10 07:15:32 GMT 2012</text:p>
          </table:table-cell>
          <table:table-cell office:value-type="string">
            <text:p>Sat Nov 10 07:15:58 GMT 2012</text:p>
          </table:table-cell>
          <table:table-cell office:value-type="string">
            <text:p>Fri Nov 16 23:15:58 PST 2012</text:p>
          </table:table-cell>
          <table:table-cell table:number-columns-repeated="3"/>
          <table:table-cell office:value-type="float" office:value="26">
            <text:p>26</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ndrew_Jackson_8:51.txt</text:p>
          </table:table-cell>
          <table:table-cell office:value-type="string">
            <text:p>The care and correspondence as to all these subjects have been devolved on the Treasury Department during the last year. A special report from the Secretary of the Treasury will soon be communicated to Congress, which will show what has been accomplished as to the whole, the number and compensation of the persons now employed in these duties, and the progress expected to be made during the ensuing year, with a copy of the various correspondence deemed necessary to throw light on the subjects which seem to require additional legislation.&lt;br/&gt;&lt;br/&gt;Claims have been made for retrospective allowances in behalf of the superintendent and some of his assistants, which I did not feel justified in granting. Other claims have been made for large increases in compensation, which, under the circumstances of the several cases, I declined making without the express sanction of Congress. In order to obtain that sanction the subject was at the last session, on my suggestion and by request of the immediate superintendent, submitted by the Treasury Department to the Committee on Commerce of the House of Representatives. But no legislative action having taken place, the early attention of Congress is now invited to the enactment of some express and detailed provisions in relation to the various claims made for the past, and to the compensation and allowances deemed proper for the future.&lt;br/&gt;&lt;br/&gt;</text:p>
          </table:table-cell>
          <table:table-cell office:value-type="string">
            <text:p>American Legion</text:p>
          </table:table-cell>
          <table:table-cell office:value-type="string">
            <text:p>http://en.wikipedia.org/wiki/American_Legion</text:p>
          </table:table-cell>
          <table:table-cell office:value-type="string">
            <text:p>Congress</text:p>
          </table:table-cell>
          <table:table-cell office:value-type="string">
            <text:p>http://en.wikipedia.org/wiki/Congress</text:p>
          </table:table-cell>
          <table:table-cell/>
          <table:table-cell office:value-type="float" office:value="2">
            <text:p>2</text:p>
          </table:table-cell>
          <table:table-cell table:number-columns-repeated="3"/>
          <table:table-cell table:formula="of:=CONCATENATE([.AB577];&quot;,&quot;;[.AC577];&quot;,&quot;; TEXT([.AK577];&quot;#&quot;))" office:value-type="string" office:string-value="EDA,LAU_ET_AL,2">
            <text:p>EDA,LAU_ET_AL,2</text:p>
          </table:table-cell>
        </table:table-row>
        <table:table-row table:style-name="ro1">
          <table:table-cell office:value-type="string">
            <text:p>2VG5COW0LGRZIH0WMV363NUZZB8Y7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AGHOVR14IXK3B9E9R5C4A6XDGR87V</text:p>
          </table:table-cell>
          <table:table-cell office:value-type="string">
            <text:p>A12MELBK6G8L1Z</text:p>
          </table:table-cell>
          <table:table-cell office:value-type="string">
            <text:p>Submitted</text:p>
          </table:table-cell>
          <table:table-cell office:value-type="string">
            <text:p>Sat Nov 10 08:17:37 GMT 2012</text:p>
          </table:table-cell>
          <table:table-cell office:value-type="string">
            <text:p>Sat Nov 10 08:17:48 GMT 2012</text:p>
          </table:table-cell>
          <table:table-cell office:value-type="string">
            <text:p>Sat Nov 17 00:17:48 PST 2012</text:p>
          </table:table-cell>
          <table:table-cell table:number-columns-repeated="3"/>
          <table:table-cell office:value-type="float" office:value="11">
            <text:p>11</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Bill_Clinton_1:13.txt</text:p>
          </table:table-cell>
          <table:table-cell office:value-type="string">
            <text:p>Perhaps the most fundamental change the new direction I propose offers is its focus on the future and its investment which I seek in our children. Each day we delay really making a commitment to our children carries a dear cost. Half of the 2-year-olds in this country today don&amp;apos;t receive the immunizations they need against deadly diseases. Our plan will provide them for every eligible child. And we know now that we will save $10 later for every $1 we spend by eliminating preventable childhood diseases. That&amp;apos;s a good investment no matter how you measure it.&lt;br/&gt;&lt;br/&gt;I recommend that the women, infants, and children&amp;apos;s nutrition program be expanded so that every expectant mother who needs the help gets it. We all know that Head Start, a program that prepares children for school, is a success story. We all know that it saves money. But today it just reaches barely over one-third of all the eligible children. Under this plan, every eligible child will be able to get a head start. This is not just the right thing to do; it is the smart thing to do. For every dollar we invest today, we&amp;apos;ll save $3 tomorrow. We have to start thinking about tomorrow. I&amp;apos;ve heard that somewhere before. [Laughter]&lt;br/&gt;&lt;br/&gt;</text:p>
          </table:table-cell>
          <table:table-cell office:value-type="string">
            <text:p>Health insurance in the United States</text:p>
          </table:table-cell>
          <table:table-cell office:value-type="string">
            <text:p>http://en.wikipedia.org/wiki/Health_insurance_in_the_United_States</text:p>
          </table:table-cell>
          <table:table-cell office:value-type="string">
            <text:p>Vaccination</text:p>
          </table:table-cell>
          <table:table-cell office:value-type="string">
            <text:p>http://en.wikipedia.org/wiki/Vaccination</text:p>
          </table:table-cell>
          <table:table-cell/>
          <table:table-cell office:value-type="float" office:value="2">
            <text:p>2</text:p>
          </table:table-cell>
          <table:table-cell table:number-columns-repeated="3"/>
          <table:table-cell table:formula="of:=CONCATENATE([.AB578];&quot;,&quot;;[.AC578];&quot;,&quot;; TEXT([.AK578];&quot;#&quot;))" office:value-type="string" office:string-value="LAU_ET_AL,EDA,2">
            <text:p>LAU_ET_AL,EDA,2</text:p>
          </table:table-cell>
        </table:table-row>
        <table:table-row table:style-name="ro1">
          <table:table-cell office:value-type="string">
            <text:p>2VG5COW0LGRZIH0WMV363NUZZB8Y7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BP3V0FK0COKHS26THGKS9LR6NLOH8</text:p>
          </table:table-cell>
          <table:table-cell office:value-type="string">
            <text:p>A1AVAUPSZLDN64</text:p>
          </table:table-cell>
          <table:table-cell office:value-type="string">
            <text:p>Submitted</text:p>
          </table:table-cell>
          <table:table-cell office:value-type="string">
            <text:p>Sat Nov 10 06:34:13 GMT 2012</text:p>
          </table:table-cell>
          <table:table-cell office:value-type="string">
            <text:p>Sat Nov 10 06:34:24 GMT 2012</text:p>
          </table:table-cell>
          <table:table-cell office:value-type="string">
            <text:p>Fri Nov 16 22:34:24 PST 2012</text:p>
          </table:table-cell>
          <table:table-cell table:number-columns-repeated="3"/>
          <table:table-cell office:value-type="float" office:value="11">
            <text:p>11</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Bill_Clinton_1:13.txt</text:p>
          </table:table-cell>
          <table:table-cell office:value-type="string">
            <text:p>Perhaps the most fundamental change the new direction I propose offers is its focus on the future and its investment which I seek in our children. Each day we delay really making a commitment to our children carries a dear cost. Half of the 2-year-olds in this country today don&amp;apos;t receive the immunizations they need against deadly diseases. Our plan will provide them for every eligible child. And we know now that we will save $10 later for every $1 we spend by eliminating preventable childhood diseases. That&amp;apos;s a good investment no matter how you measure it.&lt;br/&gt;&lt;br/&gt;I recommend that the women, infants, and children&amp;apos;s nutrition program be expanded so that every expectant mother who needs the help gets it. We all know that Head Start, a program that prepares children for school, is a success story. We all know that it saves money. But today it just reaches barely over one-third of all the eligible children. Under this plan, every eligible child will be able to get a head start. This is not just the right thing to do; it is the smart thing to do. For every dollar we invest today, we&amp;apos;ll save $3 tomorrow. We have to start thinking about tomorrow. I&amp;apos;ve heard that somewhere before. [Laughter]&lt;br/&gt;&lt;br/&gt;</text:p>
          </table:table-cell>
          <table:table-cell office:value-type="string">
            <text:p>Health insurance in the United States</text:p>
          </table:table-cell>
          <table:table-cell office:value-type="string">
            <text:p>http://en.wikipedia.org/wiki/Health_insurance_in_the_United_States</text:p>
          </table:table-cell>
          <table:table-cell office:value-type="string">
            <text:p>Vaccination</text:p>
          </table:table-cell>
          <table:table-cell office:value-type="string">
            <text:p>http://en.wikipedia.org/wiki/Vaccination</text:p>
          </table:table-cell>
          <table:table-cell/>
          <table:table-cell office:value-type="float" office:value="2">
            <text:p>2</text:p>
          </table:table-cell>
          <table:table-cell table:number-columns-repeated="3"/>
          <table:table-cell table:formula="of:=CONCATENATE([.AB579];&quot;,&quot;;[.AC579];&quot;,&quot;; TEXT([.AK579];&quot;#&quot;))" office:value-type="string" office:string-value="LAU_ET_AL,EDA,2">
            <text:p>LAU_ET_AL,EDA,2</text:p>
          </table:table-cell>
        </table:table-row>
        <table:table-row table:style-name="ro1">
          <table:table-cell office:value-type="string">
            <text:p>2VG5COW0LGRZIH0WMV363NUZZB8Y7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HWJ79KQW6182DUZ4P3DC5XCOBNLJY</text:p>
          </table:table-cell>
          <table:table-cell office:value-type="string">
            <text:p>A1GQCJDGRPG8ZR</text:p>
          </table:table-cell>
          <table:table-cell office:value-type="string">
            <text:p>Submitted</text:p>
          </table:table-cell>
          <table:table-cell office:value-type="string">
            <text:p>Sat Nov 10 07:33:35 GMT 2012</text:p>
          </table:table-cell>
          <table:table-cell office:value-type="string">
            <text:p>Sat Nov 10 07:33:54 GMT 2012</text:p>
          </table:table-cell>
          <table:table-cell office:value-type="string">
            <text:p>Fri Nov 16 23:33:54 PST 2012</text:p>
          </table:table-cell>
          <table:table-cell table:number-columns-repeated="3"/>
          <table:table-cell office:value-type="float" office:value="19">
            <text:p>19</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Bill_Clinton_1:13.txt</text:p>
          </table:table-cell>
          <table:table-cell office:value-type="string">
            <text:p>Perhaps the most fundamental change the new direction I propose offers is its focus on the future and its investment which I seek in our children. Each day we delay really making a commitment to our children carries a dear cost. Half of the 2-year-olds in this country today don&amp;apos;t receive the immunizations they need against deadly diseases. Our plan will provide them for every eligible child. And we know now that we will save $10 later for every $1 we spend by eliminating preventable childhood diseases. That&amp;apos;s a good investment no matter how you measure it.&lt;br/&gt;&lt;br/&gt;I recommend that the women, infants, and children&amp;apos;s nutrition program be expanded so that every expectant mother who needs the help gets it. We all know that Head Start, a program that prepares children for school, is a success story. We all know that it saves money. But today it just reaches barely over one-third of all the eligible children. Under this plan, every eligible child will be able to get a head start. This is not just the right thing to do; it is the smart thing to do. For every dollar we invest today, we&amp;apos;ll save $3 tomorrow. We have to start thinking about tomorrow. I&amp;apos;ve heard that somewhere before. [Laughter]&lt;br/&gt;&lt;br/&gt;</text:p>
          </table:table-cell>
          <table:table-cell office:value-type="string">
            <text:p>Health insurance in the United States</text:p>
          </table:table-cell>
          <table:table-cell office:value-type="string">
            <text:p>http://en.wikipedia.org/wiki/Health_insurance_in_the_United_States</text:p>
          </table:table-cell>
          <table:table-cell office:value-type="string">
            <text:p>Vaccination</text:p>
          </table:table-cell>
          <table:table-cell office:value-type="string">
            <text:p>http://en.wikipedia.org/wiki/Vaccination</text:p>
          </table:table-cell>
          <table:table-cell/>
          <table:table-cell office:value-type="float" office:value="1">
            <text:p>1</text:p>
          </table:table-cell>
          <table:table-cell table:number-columns-repeated="3"/>
          <table:table-cell table:formula="of:=CONCATENATE([.AB580];&quot;,&quot;;[.AC580];&quot;,&quot;; TEXT([.AK580];&quot;#&quot;))" office:value-type="string" office:string-value="LAU_ET_AL,EDA,1">
            <text:p>LAU_ET_AL,EDA,1</text:p>
          </table:table-cell>
        </table:table-row>
        <table:table-row table:style-name="ro1">
          <table:table-cell office:value-type="string">
            <text:p>23WZZ2MIKMN99HDE5DZT4WXI6QB8P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14JK63ZVE3H698ZPKH9RL5RDX1ZAF</text:p>
          </table:table-cell>
          <table:table-cell office:value-type="string">
            <text:p>AVQ23YRFWZKHH</text:p>
          </table:table-cell>
          <table:table-cell office:value-type="string">
            <text:p>Submitted</text:p>
          </table:table-cell>
          <table:table-cell office:value-type="string">
            <text:p>Sat Nov 10 07:31:57 GMT 2012</text:p>
          </table:table-cell>
          <table:table-cell office:value-type="string">
            <text:p>Sat Nov 10 07:32:15 GMT 2012</text:p>
          </table:table-cell>
          <table:table-cell office:value-type="string">
            <text:p>Fri Nov 16 23:32:15 PST 2012</text:p>
          </table:table-cell>
          <table:table-cell table:number-columns-repeated="3"/>
          <table:table-cell office:value-type="float" office:value="18">
            <text:p>1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Theodore_Roosevelt_1:62.txt</text:p>
          </table:table-cell>
          <table:table-cell office:value-type="string">
            <text:p>No other citizens deserve so well of the Republic as the veterans, the survivors of those who saved the Union. They did the one deed which if left undone would have meant that all else in our history went for nothing. But for their steadfast prowess in the greatest crisis of our history, all our annals would be meaningless, and our great experiment in popular freedom and self-government a gloomy failure. Moreover, they not only left us a united Nation, but they left us also as a heritage the memory of the mighty deeds by which the Nation was kept united. We are now indeed one Nation, one in fact as well as in name; we are united in our devotion to the flag which is the symbol of national greatness and unity; and the very completeness of our union enables us all, in every part of the country, to glory in the valor shown alike by the sons of the North and the sons of the South in the times that tried men&amp;apos;s souls.&lt;br/&gt;&lt;br/&gt;The men who in the last three years have done so well in the East and the West Indies and on the mainland of Asia have shown that this remembrance is not lost. In any serious crisis the United States must rely for the great mass of its fighting men upon the volunteer soldiery who do not make a permanent profession of the military career; and whenever such a crisis arises the deathless memories of the Civil War will give to Americans the lift of lofty purpose which comes to those whose fathers have stood valiantly in the forefront of the battle.&lt;br/&gt;&lt;br/&gt;</text:p>
          </table:table-cell>
          <table:table-cell office:value-type="string">
            <text:p>Faith in Buddhism</text:p>
          </table:table-cell>
          <table:table-cell office:value-type="string">
            <text:p>http://en.wikipedia.org/wiki/Faith_in_Buddhism</text:p>
          </table:table-cell>
          <table:table-cell office:value-type="string">
            <text:p>Nations</text:p>
          </table:table-cell>
          <table:table-cell office:value-type="string">
            <text:p>http://en.wikipedia.org/wiki/Nations</text:p>
          </table:table-cell>
          <table:table-cell/>
          <table:table-cell office:value-type="float" office:value="2">
            <text:p>2</text:p>
          </table:table-cell>
          <table:table-cell table:number-columns-repeated="3"/>
          <table:table-cell table:formula="of:=CONCATENATE([.AB581];&quot;,&quot;;[.AC581];&quot;,&quot;; TEXT([.AK581];&quot;#&quot;))" office:value-type="string" office:string-value="EDA,LAU_ET_AL,2">
            <text:p>EDA,LAU_ET_AL,2</text:p>
          </table:table-cell>
        </table:table-row>
        <table:table-row table:style-name="ro1">
          <table:table-cell office:value-type="string">
            <text:p>23WZZ2MIKMN99HDE5DZT4WXI6QB8P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KL2D5NQYN5FIZOONFKYUNCW8S16AQ</text:p>
          </table:table-cell>
          <table:table-cell office:value-type="string">
            <text:p>A166GW9VM2JRXZ</text:p>
          </table:table-cell>
          <table:table-cell office:value-type="string">
            <text:p>Submitted</text:p>
          </table:table-cell>
          <table:table-cell office:value-type="string">
            <text:p>Sat Nov 10 06:12:55 GMT 2012</text:p>
          </table:table-cell>
          <table:table-cell office:value-type="string">
            <text:p>Sat Nov 10 06:13:14 GMT 2012</text:p>
          </table:table-cell>
          <table:table-cell office:value-type="string">
            <text:p>Fri Nov 16 22:13:14 PST 2012</text:p>
          </table:table-cell>
          <table:table-cell table:number-columns-repeated="3"/>
          <table:table-cell office:value-type="float" office:value="19">
            <text:p>19</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Theodore_Roosevelt_1:62.txt</text:p>
          </table:table-cell>
          <table:table-cell office:value-type="string">
            <text:p>No other citizens deserve so well of the Republic as the veterans, the survivors of those who saved the Union. They did the one deed which if left undone would have meant that all else in our history went for nothing. But for their steadfast prowess in the greatest crisis of our history, all our annals would be meaningless, and our great experiment in popular freedom and self-government a gloomy failure. Moreover, they not only left us a united Nation, but they left us also as a heritage the memory of the mighty deeds by which the Nation was kept united. We are now indeed one Nation, one in fact as well as in name; we are united in our devotion to the flag which is the symbol of national greatness and unity; and the very completeness of our union enables us all, in every part of the country, to glory in the valor shown alike by the sons of the North and the sons of the South in the times that tried men&amp;apos;s souls.&lt;br/&gt;&lt;br/&gt;The men who in the last three years have done so well in the East and the West Indies and on the mainland of Asia have shown that this remembrance is not lost. In any serious crisis the United States must rely for the great mass of its fighting men upon the volunteer soldiery who do not make a permanent profession of the military career; and whenever such a crisis arises the deathless memories of the Civil War will give to Americans the lift of lofty purpose which comes to those whose fathers have stood valiantly in the forefront of the battle.&lt;br/&gt;&lt;br/&gt;</text:p>
          </table:table-cell>
          <table:table-cell office:value-type="string">
            <text:p>Faith in Buddhism</text:p>
          </table:table-cell>
          <table:table-cell office:value-type="string">
            <text:p>http://en.wikipedia.org/wiki/Faith_in_Buddhism</text:p>
          </table:table-cell>
          <table:table-cell office:value-type="string">
            <text:p>Nations</text:p>
          </table:table-cell>
          <table:table-cell office:value-type="string">
            <text:p>http://en.wikipedia.org/wiki/Nations</text:p>
          </table:table-cell>
          <table:table-cell/>
          <table:table-cell office:value-type="float" office:value="2">
            <text:p>2</text:p>
          </table:table-cell>
          <table:table-cell table:number-columns-repeated="3"/>
          <table:table-cell table:formula="of:=CONCATENATE([.AB582];&quot;,&quot;;[.AC582];&quot;,&quot;; TEXT([.AK582];&quot;#&quot;))" office:value-type="string" office:string-value="EDA,LAU_ET_AL,2">
            <text:p>EDA,LAU_ET_AL,2</text:p>
          </table:table-cell>
        </table:table-row>
        <table:table-row table:style-name="ro1">
          <table:table-cell office:value-type="string">
            <text:p>23WZZ2MIKMN99HDE5DZT4WXI6QB8P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X7SVGULF39575USNB6SBNYNTTZAOP</text:p>
          </table:table-cell>
          <table:table-cell office:value-type="string">
            <text:p>A1AVAUPSZLDN64</text:p>
          </table:table-cell>
          <table:table-cell office:value-type="string">
            <text:p>Submitted</text:p>
          </table:table-cell>
          <table:table-cell office:value-type="string">
            <text:p>Sat Nov 10 07:40:09 GMT 2012</text:p>
          </table:table-cell>
          <table:table-cell office:value-type="string">
            <text:p>Sat Nov 10 07:40:16 GMT 2012</text:p>
          </table:table-cell>
          <table:table-cell office:value-type="string">
            <text:p>Fri Nov 16 23:40:16 PST 2012</text:p>
          </table:table-cell>
          <table:table-cell table:number-columns-repeated="3"/>
          <table:table-cell office:value-type="float" office:value="7">
            <text:p>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Theodore_Roosevelt_1:62.txt</text:p>
          </table:table-cell>
          <table:table-cell office:value-type="string">
            <text:p>No other citizens deserve so well of the Republic as the veterans, the survivors of those who saved the Union. They did the one deed which if left undone would have meant that all else in our history went for nothing. But for their steadfast prowess in the greatest crisis of our history, all our annals would be meaningless, and our great experiment in popular freedom and self-government a gloomy failure. Moreover, they not only left us a united Nation, but they left us also as a heritage the memory of the mighty deeds by which the Nation was kept united. We are now indeed one Nation, one in fact as well as in name; we are united in our devotion to the flag which is the symbol of national greatness and unity; and the very completeness of our union enables us all, in every part of the country, to glory in the valor shown alike by the sons of the North and the sons of the South in the times that tried men&amp;apos;s souls.&lt;br/&gt;&lt;br/&gt;The men who in the last three years have done so well in the East and the West Indies and on the mainland of Asia have shown that this remembrance is not lost. In any serious crisis the United States must rely for the great mass of its fighting men upon the volunteer soldiery who do not make a permanent profession of the military career; and whenever such a crisis arises the deathless memories of the Civil War will give to Americans the lift of lofty purpose which comes to those whose fathers have stood valiantly in the forefront of the battle.&lt;br/&gt;&lt;br/&gt;</text:p>
          </table:table-cell>
          <table:table-cell office:value-type="string">
            <text:p>Faith in Buddhism</text:p>
          </table:table-cell>
          <table:table-cell office:value-type="string">
            <text:p>http://en.wikipedia.org/wiki/Faith_in_Buddhism</text:p>
          </table:table-cell>
          <table:table-cell office:value-type="string">
            <text:p>Nations</text:p>
          </table:table-cell>
          <table:table-cell office:value-type="string">
            <text:p>http://en.wikipedia.org/wiki/Nations</text:p>
          </table:table-cell>
          <table:table-cell/>
          <table:table-cell office:value-type="float" office:value="2">
            <text:p>2</text:p>
          </table:table-cell>
          <table:table-cell table:number-columns-repeated="3"/>
          <table:table-cell table:formula="of:=CONCATENATE([.AB583];&quot;,&quot;;[.AC583];&quot;,&quot;; TEXT([.AK583];&quot;#&quot;))" office:value-type="string" office:string-value="EDA,LAU_ET_AL,2">
            <text:p>EDA,LAU_ET_AL,2</text:p>
          </table:table-cell>
        </table:table-row>
        <table:table-row table:style-name="ro1">
          <table:table-cell office:value-type="string">
            <text:p>2N9LPHIT3HVWP48NDCEJY2175XQBJ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0TSNQQ7Q670KAEPJXI1ATQCBEHAUU</text:p>
          </table:table-cell>
          <table:table-cell office:value-type="string">
            <text:p>A1PQNUX4BZE5O0</text:p>
          </table:table-cell>
          <table:table-cell office:value-type="string">
            <text:p>Submitted</text:p>
          </table:table-cell>
          <table:table-cell office:value-type="string">
            <text:p>Sat Nov 10 05:58:36 GMT 2012</text:p>
          </table:table-cell>
          <table:table-cell office:value-type="string">
            <text:p>Sat Nov 10 05:59:09 GMT 2012</text:p>
          </table:table-cell>
          <table:table-cell office:value-type="string">
            <text:p>Fri Nov 16 21:59:09 PST 2012</text:p>
          </table:table-cell>
          <table:table-cell table:number-columns-repeated="3"/>
          <table:table-cell office:value-type="float" office:value="33">
            <text:p>33</text:p>
          </table:table-cell>
          <table:table-cell office:value-type="string">
            <text:p>100% (5/5)</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Andrew_Johnson_3:5.txt</text:p>
          </table:table-cell>
          <table:table-cell office:value-type="string">
            <text:p>The constitutional duty is not the only one which requires the States to be restored. There is another consideration which, though of minor importance, is yet of great weight. On the 22d day of July, 1861, Congress declared by an almost unanimous vote of both Houses that the war should be conducted solely for the purpose of preserving the Union and maintaining the supremacy of the Federal Constitution and laws, without impairing the dignity, equality, and rights of the States or of individuals. and that when this was done the war should cease. I do not say that this declaration is personally binding on those who joined in making it, any more than individual members of Congress are personally bound to pay a public debt created under a law for which they voted. But it was a solemn. public, official pledge of the national honor, and I can not imagine upon what grounds the repudiation of it is to be justified. If it be said that we are not bound to keep faith with rebels, let it be remembered that this promise was not made to rebels only. Thousands of true men in the South were drawn to our standard by it, and hundreds of thousands in the North gave their lives in the belief that it would be carried out. It was made on the day after the first great battle of the war had been fought and lost. All patriotic and intelligent men then saw the necessity of giving such an assurance, and believed that without it the war would end in disaster to our cause. Having given that assurance in the extremity of our peril, the violation of it now, in the day of our power, would be a rude rending of that good faith which holds the moral world together; our country would cease to have any claim upon the confidence of men; it would make the war not only a failure, but a fraud.&lt;br/&gt;&lt;br/&gt;Being sincerely convinced that these views are correct, I would be unfaithful to my duty if I did not recommend the repeal of the acts of Congress which place ten of the Southern States under the domination of military masters. If calm reflection shall satisfy a majority of your honorable bodies that the acts referred to are not only a violation of the national faith, but in direct conflict with the Constitution, I dare not permit myself to doubt that you will immediately strike them from the statute book.&lt;br/&gt;&lt;br/&gt;</text:p>
          </table:table-cell>
          <table:table-cell office:value-type="string">
            <text:p>Constitution</text:p>
          </table:table-cell>
          <table:table-cell office:value-type="string">
            <text:p>http://en.wikipedia.org/wiki/Constitution</text:p>
          </table:table-cell>
          <table:table-cell office:value-type="string">
            <text:p>International Law and the Gaza War</text:p>
          </table:table-cell>
          <table:table-cell office:value-type="string">
            <text:p>http://en.wikipedia.org/wiki/International_Law_and_the_Gaza_War</text:p>
          </table:table-cell>
          <table:table-cell/>
          <table:table-cell office:value-type="float" office:value="1">
            <text:p>1</text:p>
          </table:table-cell>
          <table:table-cell table:number-columns-repeated="3"/>
          <table:table-cell table:formula="of:=CONCATENATE([.AB584];&quot;,&quot;;[.AC584];&quot;,&quot;; TEXT([.AK584];&quot;#&quot;))" office:value-type="string" office:string-value="LAU_ET_AL,EDA,1">
            <text:p>LAU_ET_AL,EDA,1</text:p>
          </table:table-cell>
        </table:table-row>
        <table:table-row table:style-name="ro1">
          <table:table-cell office:value-type="string">
            <text:p>2N9LPHIT3HVWP48NDCEJY2175XQBJ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3YYTWX4H3H24KSIGJ7IEIJRLMZZ4W</text:p>
          </table:table-cell>
          <table:table-cell office:value-type="string">
            <text:p>A3ABJN1IL7UCZ8</text:p>
          </table:table-cell>
          <table:table-cell office:value-type="string">
            <text:p>Submitted</text:p>
          </table:table-cell>
          <table:table-cell office:value-type="string">
            <text:p>Sat Nov 10 05:42:07 GMT 2012</text:p>
          </table:table-cell>
          <table:table-cell office:value-type="string">
            <text:p>Sat Nov 10 05:43:49 GMT 2012</text:p>
          </table:table-cell>
          <table:table-cell office:value-type="string">
            <text:p>Fri Nov 16 21:43:49 PST 2012</text:p>
          </table:table-cell>
          <table:table-cell table:number-columns-repeated="3"/>
          <table:table-cell office:value-type="float" office:value="102">
            <text:p>102</text:p>
          </table:table-cell>
          <table:table-cell office:value-type="string">
            <text:p>100% (3/3)</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Andrew_Johnson_3:5.txt</text:p>
          </table:table-cell>
          <table:table-cell office:value-type="string">
            <text:p>The constitutional duty is not the only one which requires the States to be restored. There is another consideration which, though of minor importance, is yet of great weight. On the 22d day of July, 1861, Congress declared by an almost unanimous vote of both Houses that the war should be conducted solely for the purpose of preserving the Union and maintaining the supremacy of the Federal Constitution and laws, without impairing the dignity, equality, and rights of the States or of individuals. and that when this was done the war should cease. I do not say that this declaration is personally binding on those who joined in making it, any more than individual members of Congress are personally bound to pay a public debt created under a law for which they voted. But it was a solemn. public, official pledge of the national honor, and I can not imagine upon what grounds the repudiation of it is to be justified. If it be said that we are not bound to keep faith with rebels, let it be remembered that this promise was not made to rebels only. Thousands of true men in the South were drawn to our standard by it, and hundreds of thousands in the North gave their lives in the belief that it would be carried out. It was made on the day after the first great battle of the war had been fought and lost. All patriotic and intelligent men then saw the necessity of giving such an assurance, and believed that without it the war would end in disaster to our cause. Having given that assurance in the extremity of our peril, the violation of it now, in the day of our power, would be a rude rending of that good faith which holds the moral world together; our country would cease to have any claim upon the confidence of men; it would make the war not only a failure, but a fraud.&lt;br/&gt;&lt;br/&gt;Being sincerely convinced that these views are correct, I would be unfaithful to my duty if I did not recommend the repeal of the acts of Congress which place ten of the Southern States under the domination of military masters. If calm reflection shall satisfy a majority of your honorable bodies that the acts referred to are not only a violation of the national faith, but in direct conflict with the Constitution, I dare not permit myself to doubt that you will immediately strike them from the statute book.&lt;br/&gt;&lt;br/&gt;</text:p>
          </table:table-cell>
          <table:table-cell office:value-type="string">
            <text:p>Constitution</text:p>
          </table:table-cell>
          <table:table-cell office:value-type="string">
            <text:p>http://en.wikipedia.org/wiki/Constitution</text:p>
          </table:table-cell>
          <table:table-cell office:value-type="string">
            <text:p>International Law and the Gaza War</text:p>
          </table:table-cell>
          <table:table-cell office:value-type="string">
            <text:p>http://en.wikipedia.org/wiki/International_Law_and_the_Gaza_War</text:p>
          </table:table-cell>
          <table:table-cell/>
          <table:table-cell office:value-type="float" office:value="1">
            <text:p>1</text:p>
          </table:table-cell>
          <table:table-cell table:number-columns-repeated="3"/>
          <table:table-cell table:formula="of:=CONCATENATE([.AB585];&quot;,&quot;;[.AC585];&quot;,&quot;; TEXT([.AK585];&quot;#&quot;))" office:value-type="string" office:string-value="LAU_ET_AL,EDA,1">
            <text:p>LAU_ET_AL,EDA,1</text:p>
          </table:table-cell>
        </table:table-row>
        <table:table-row table:style-name="ro1">
          <table:table-cell office:value-type="string">
            <text:p>2N9LPHIT3HVWP48NDCEJY2175XQBJ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AJYNJ92NJKMFEZRQ3LH6W2G3677CT</text:p>
          </table:table-cell>
          <table:table-cell office:value-type="string">
            <text:p>A1AVAUPSZLDN64</text:p>
          </table:table-cell>
          <table:table-cell office:value-type="string">
            <text:p>Submitted</text:p>
          </table:table-cell>
          <table:table-cell office:value-type="string">
            <text:p>Sat Nov 10 06:37:15 GMT 2012</text:p>
          </table:table-cell>
          <table:table-cell office:value-type="string">
            <text:p>Sat Nov 10 06:37:27 GMT 2012</text:p>
          </table:table-cell>
          <table:table-cell office:value-type="string">
            <text:p>Fri Nov 16 22:37:27 PST 2012</text:p>
          </table:table-cell>
          <table:table-cell table:number-columns-repeated="3"/>
          <table:table-cell office:value-type="float" office:value="12">
            <text:p>12</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Andrew_Johnson_3:5.txt</text:p>
          </table:table-cell>
          <table:table-cell office:value-type="string">
            <text:p>The constitutional duty is not the only one which requires the States to be restored. There is another consideration which, though of minor importance, is yet of great weight. On the 22d day of July, 1861, Congress declared by an almost unanimous vote of both Houses that the war should be conducted solely for the purpose of preserving the Union and maintaining the supremacy of the Federal Constitution and laws, without impairing the dignity, equality, and rights of the States or of individuals. and that when this was done the war should cease. I do not say that this declaration is personally binding on those who joined in making it, any more than individual members of Congress are personally bound to pay a public debt created under a law for which they voted. But it was a solemn. public, official pledge of the national honor, and I can not imagine upon what grounds the repudiation of it is to be justified. If it be said that we are not bound to keep faith with rebels, let it be remembered that this promise was not made to rebels only. Thousands of true men in the South were drawn to our standard by it, and hundreds of thousands in the North gave their lives in the belief that it would be carried out. It was made on the day after the first great battle of the war had been fought and lost. All patriotic and intelligent men then saw the necessity of giving such an assurance, and believed that without it the war would end in disaster to our cause. Having given that assurance in the extremity of our peril, the violation of it now, in the day of our power, would be a rude rending of that good faith which holds the moral world together; our country would cease to have any claim upon the confidence of men; it would make the war not only a failure, but a fraud.&lt;br/&gt;&lt;br/&gt;Being sincerely convinced that these views are correct, I would be unfaithful to my duty if I did not recommend the repeal of the acts of Congress which place ten of the Southern States under the domination of military masters. If calm reflection shall satisfy a majority of your honorable bodies that the acts referred to are not only a violation of the national faith, but in direct conflict with the Constitution, I dare not permit myself to doubt that you will immediately strike them from the statute book.&lt;br/&gt;&lt;br/&gt;</text:p>
          </table:table-cell>
          <table:table-cell office:value-type="string">
            <text:p>Constitution</text:p>
          </table:table-cell>
          <table:table-cell office:value-type="string">
            <text:p>http://en.wikipedia.org/wiki/Constitution</text:p>
          </table:table-cell>
          <table:table-cell office:value-type="string">
            <text:p>International Law and the Gaza War</text:p>
          </table:table-cell>
          <table:table-cell office:value-type="string">
            <text:p>http://en.wikipedia.org/wiki/International_Law_and_the_Gaza_War</text:p>
          </table:table-cell>
          <table:table-cell/>
          <table:table-cell office:value-type="float" office:value="1">
            <text:p>1</text:p>
          </table:table-cell>
          <table:table-cell table:number-columns-repeated="3"/>
          <table:table-cell table:formula="of:=CONCATENATE([.AB586];&quot;,&quot;;[.AC586];&quot;,&quot;; TEXT([.AK586];&quot;#&quot;))" office:value-type="string" office:string-value="LAU_ET_AL,EDA,1">
            <text:p>LAU_ET_AL,EDA,1</text:p>
          </table:table-cell>
        </table:table-row>
        <table:table-row table:style-name="ro1">
          <table:table-cell office:value-type="string">
            <text:p>2X2CCVLL3CA3IV5FW0VCHNQUAVEY8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B0N46UXFCD4K60J0X4SVTKIXKRUSD</text:p>
          </table:table-cell>
          <table:table-cell office:value-type="string">
            <text:p>A997OZ3H2B3Q2</text:p>
          </table:table-cell>
          <table:table-cell office:value-type="string">
            <text:p>Submitted</text:p>
          </table:table-cell>
          <table:table-cell office:value-type="string">
            <text:p>Sat Nov 10 06:55:31 GMT 2012</text:p>
          </table:table-cell>
          <table:table-cell office:value-type="string">
            <text:p>Sat Nov 10 06:55:54 GMT 2012</text:p>
          </table:table-cell>
          <table:table-cell office:value-type="string">
            <text:p>Fri Nov 16 22:55:54 PST 2012</text:p>
          </table:table-cell>
          <table:table-cell table:number-columns-repeated="3"/>
          <table:table-cell office:value-type="float" office:value="23">
            <text:p>23</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1:89.txt</text:p>
          </table:table-cell>
          <table:table-cell office:value-type="string">
            <text:p>All must admit the importance of an effective navy to a nation like ours, having such an extended seacoast to protect; and yet we have not a single vessel of war that could keep the seas against a first-class vessel of any important power. Such a condition ought not longer to continue. The nation that can not resist aggression is constantly exposed to it. Its foreign policy is of necessity weak and its negotiations are conducted with disadvantage because it is not in condition to enforce the terms dictated by its sense of right and justice.&lt;br/&gt;&lt;br/&gt;Inspired, as I am, by the hope, shared by all patriotic citizens, that the day is not very far distant when our Navy will be such as befits our standing among the nations of the earth, and rejoiced at every step that leads in the direction of such a consummation, I deem it my duty to especially direct the attention of Congress to the close of the report of the Secretary of the Navy, in which the humiliating weakness of the present organization of his Department is exhibited and the startling abuses and waste of its present methods are exposed. The conviction is forced upon us with the certainty of mathematical demonstration that before we proceed further in the restoration of a Navy we need a thoroughly reorganized Navy Department. The fact that within seventeen years more than $75,000,000 have been spent in the construction, repair, equipment, and armament of vessels, and the further fact that instead of an effective and creditable fleet we have only the discontent and apprehension of a nation undefended by war vessels, added to the disclosures now made, do not permit us to doubt that every attempt to revive our Navy has thus far for the most part been misdirected, and all our efforts in that direction have been little better than blind gropings and expensive, aimless follies.&lt;br/&gt;&lt;br/&gt;</text:p>
          </table:table-cell>
          <table:table-cell office:value-type="string">
            <text:p>Navy</text:p>
          </table:table-cell>
          <table:table-cell office:value-type="string">
            <text:p>http://en.wikipedia.org/wiki/Navy</text:p>
          </table:table-cell>
          <table:table-cell office:value-type="string">
            <text:p>History of Germany</text:p>
          </table:table-cell>
          <table:table-cell office:value-type="string">
            <text:p>http://en.wikipedia.org/wiki/History_of_Germany</text:p>
          </table:table-cell>
          <table:table-cell/>
          <table:table-cell office:value-type="float" office:value="1">
            <text:p>1</text:p>
          </table:table-cell>
          <table:table-cell table:number-columns-repeated="3"/>
          <table:table-cell table:formula="of:=CONCATENATE([.AB587];&quot;,&quot;;[.AC587];&quot;,&quot;; TEXT([.AK587];&quot;#&quot;))" office:value-type="string" office:string-value="LAU_ET_AL,EDA,1">
            <text:p>LAU_ET_AL,EDA,1</text:p>
          </table:table-cell>
        </table:table-row>
        <table:table-row table:style-name="ro1">
          <table:table-cell office:value-type="string">
            <text:p>2X2CCVLL3CA3IV5FW0VCHNQUAVEY8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CWSMEZZ2MIK1WXZFZ0YB8TW6EF5MT</text:p>
          </table:table-cell>
          <table:table-cell office:value-type="string">
            <text:p>A3CJ3U84B1VDOU</text:p>
          </table:table-cell>
          <table:table-cell office:value-type="string">
            <text:p>Submitted</text:p>
          </table:table-cell>
          <table:table-cell office:value-type="string">
            <text:p>Sat Nov 10 06:25:42 GMT 2012</text:p>
          </table:table-cell>
          <table:table-cell office:value-type="string">
            <text:p>Sat Nov 10 06:28:18 GMT 2012</text:p>
          </table:table-cell>
          <table:table-cell office:value-type="string">
            <text:p>Fri Nov 16 22:28:18 PST 2012</text:p>
          </table:table-cell>
          <table:table-cell table:number-columns-repeated="3"/>
          <table:table-cell office:value-type="float" office:value="156">
            <text:p>15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1:89.txt</text:p>
          </table:table-cell>
          <table:table-cell office:value-type="string">
            <text:p>All must admit the importance of an effective navy to a nation like ours, having such an extended seacoast to protect; and yet we have not a single vessel of war that could keep the seas against a first-class vessel of any important power. Such a condition ought not longer to continue. The nation that can not resist aggression is constantly exposed to it. Its foreign policy is of necessity weak and its negotiations are conducted with disadvantage because it is not in condition to enforce the terms dictated by its sense of right and justice.&lt;br/&gt;&lt;br/&gt;Inspired, as I am, by the hope, shared by all patriotic citizens, that the day is not very far distant when our Navy will be such as befits our standing among the nations of the earth, and rejoiced at every step that leads in the direction of such a consummation, I deem it my duty to especially direct the attention of Congress to the close of the report of the Secretary of the Navy, in which the humiliating weakness of the present organization of his Department is exhibited and the startling abuses and waste of its present methods are exposed. The conviction is forced upon us with the certainty of mathematical demonstration that before we proceed further in the restoration of a Navy we need a thoroughly reorganized Navy Department. The fact that within seventeen years more than $75,000,000 have been spent in the construction, repair, equipment, and armament of vessels, and the further fact that instead of an effective and creditable fleet we have only the discontent and apprehension of a nation undefended by war vessels, added to the disclosures now made, do not permit us to doubt that every attempt to revive our Navy has thus far for the most part been misdirected, and all our efforts in that direction have been little better than blind gropings and expensive, aimless follies.&lt;br/&gt;&lt;br/&gt;</text:p>
          </table:table-cell>
          <table:table-cell office:value-type="string">
            <text:p>Navy</text:p>
          </table:table-cell>
          <table:table-cell office:value-type="string">
            <text:p>http://en.wikipedia.org/wiki/Navy</text:p>
          </table:table-cell>
          <table:table-cell office:value-type="string">
            <text:p>History of Germany</text:p>
          </table:table-cell>
          <table:table-cell office:value-type="string">
            <text:p>http://en.wikipedia.org/wiki/History_of_Germany</text:p>
          </table:table-cell>
          <table:table-cell/>
          <table:table-cell office:value-type="float" office:value="1">
            <text:p>1</text:p>
          </table:table-cell>
          <table:table-cell table:number-columns-repeated="3"/>
          <table:table-cell table:formula="of:=CONCATENATE([.AB588];&quot;,&quot;;[.AC588];&quot;,&quot;; TEXT([.AK588];&quot;#&quot;))" office:value-type="string" office:string-value="LAU_ET_AL,EDA,1">
            <text:p>LAU_ET_AL,EDA,1</text:p>
          </table:table-cell>
        </table:table-row>
        <table:table-row table:style-name="ro1">
          <table:table-cell office:value-type="string">
            <text:p>2X2CCVLL3CA3IV5FW0VCHNQUAVEY8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NRXR24SMEZZHV6PTX0UGP9YDPQI18</text:p>
          </table:table-cell>
          <table:table-cell office:value-type="string">
            <text:p>A3QZFGGOFP9QT7</text:p>
          </table:table-cell>
          <table:table-cell office:value-type="string">
            <text:p>Submitted</text:p>
          </table:table-cell>
          <table:table-cell office:value-type="string">
            <text:p>Sat Nov 10 06:20:36 GMT 2012</text:p>
          </table:table-cell>
          <table:table-cell office:value-type="string">
            <text:p>Sat Nov 10 06:21:22 GMT 2012</text:p>
          </table:table-cell>
          <table:table-cell office:value-type="string">
            <text:p>Fri Nov 16 22:21:22 PST 2012</text:p>
          </table:table-cell>
          <table:table-cell table:number-columns-repeated="3"/>
          <table:table-cell office:value-type="float" office:value="46">
            <text:p>4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1:89.txt</text:p>
          </table:table-cell>
          <table:table-cell office:value-type="string">
            <text:p>All must admit the importance of an effective navy to a nation like ours, having such an extended seacoast to protect; and yet we have not a single vessel of war that could keep the seas against a first-class vessel of any important power. Such a condition ought not longer to continue. The nation that can not resist aggression is constantly exposed to it. Its foreign policy is of necessity weak and its negotiations are conducted with disadvantage because it is not in condition to enforce the terms dictated by its sense of right and justice.&lt;br/&gt;&lt;br/&gt;Inspired, as I am, by the hope, shared by all patriotic citizens, that the day is not very far distant when our Navy will be such as befits our standing among the nations of the earth, and rejoiced at every step that leads in the direction of such a consummation, I deem it my duty to especially direct the attention of Congress to the close of the report of the Secretary of the Navy, in which the humiliating weakness of the present organization of his Department is exhibited and the startling abuses and waste of its present methods are exposed. The conviction is forced upon us with the certainty of mathematical demonstration that before we proceed further in the restoration of a Navy we need a thoroughly reorganized Navy Department. The fact that within seventeen years more than $75,000,000 have been spent in the construction, repair, equipment, and armament of vessels, and the further fact that instead of an effective and creditable fleet we have only the discontent and apprehension of a nation undefended by war vessels, added to the disclosures now made, do not permit us to doubt that every attempt to revive our Navy has thus far for the most part been misdirected, and all our efforts in that direction have been little better than blind gropings and expensive, aimless follies.&lt;br/&gt;&lt;br/&gt;</text:p>
          </table:table-cell>
          <table:table-cell office:value-type="string">
            <text:p>Navy</text:p>
          </table:table-cell>
          <table:table-cell office:value-type="string">
            <text:p>http://en.wikipedia.org/wiki/Navy</text:p>
          </table:table-cell>
          <table:table-cell office:value-type="string">
            <text:p>History of Germany</text:p>
          </table:table-cell>
          <table:table-cell office:value-type="string">
            <text:p>http://en.wikipedia.org/wiki/History_of_Germany</text:p>
          </table:table-cell>
          <table:table-cell/>
          <table:table-cell office:value-type="float" office:value="1">
            <text:p>1</text:p>
          </table:table-cell>
          <table:table-cell table:number-columns-repeated="3"/>
          <table:table-cell table:formula="of:=CONCATENATE([.AB589];&quot;,&quot;;[.AC589];&quot;,&quot;; TEXT([.AK589];&quot;#&quot;))" office:value-type="string" office:string-value="LAU_ET_AL,EDA,1">
            <text:p>LAU_ET_AL,EDA,1</text:p>
          </table:table-cell>
        </table:table-row>
        <table:table-row table:style-name="ro1">
          <table:table-cell office:value-type="string">
            <text:p>2G1MJUNU8LZ66GOLC108L8J3YCOI2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54PWZ9RNDWI34PXE2E3LTGUBL3SDA</text:p>
          </table:table-cell>
          <table:table-cell office:value-type="string">
            <text:p>A2HH5FJUR153FA</text:p>
          </table:table-cell>
          <table:table-cell office:value-type="string">
            <text:p>Submitted</text:p>
          </table:table-cell>
          <table:table-cell office:value-type="string">
            <text:p>Sat Nov 10 09:16:00 GMT 2012</text:p>
          </table:table-cell>
          <table:table-cell office:value-type="string">
            <text:p>Sat Nov 10 09:18:09 GMT 2012</text:p>
          </table:table-cell>
          <table:table-cell office:value-type="string">
            <text:p>Sat Nov 17 01:18:09 PST 2012</text:p>
          </table:table-cell>
          <table:table-cell table:number-columns-repeated="3"/>
          <table:table-cell office:value-type="float" office:value="129">
            <text:p>129</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erbert_Hoover_3:43.txt</text:p>
          </table:table-cell>
          <table:table-cell office:value-type="string">
            <text:p>THE TARIFF&lt;br/&gt;&lt;br/&gt;Wages and standards of living abroad have been materially lowered during the past year. The temporary abandonment of the gold standard by certain countries has also reduced their production costs compared to ours. Fortunately any increases in the tariff which may be necessary to protect agriculture and industry from these lowered foreign costs, or decreases in items which may prove to be excessive, may be undertaken at any time by the Tariff Commission under authority which it possesses by virtue of the tariff act of 1930. The commission during the past year has reviewed the rates upon over 254 items subject to tariff. As a result of vigorous and industrious action, it is up to date in the consideration of pending references and is prepared to give prompt attention to any further applications. This procedure presents an orderly method for correcting inequalities. I am opposed to any general congressional revision of the tariff. Such action would disturb industry, business, and agriculture. It would prolong the depression.&lt;br/&gt;&lt;br/&gt;</text:p>
          </table:table-cell>
          <table:table-cell office:value-type="string">
            <text:p>Tariff</text:p>
          </table:table-cell>
          <table:table-cell office:value-type="string">
            <text:p>http://en.wikipedia.org/wiki/Tariff</text:p>
          </table:table-cell>
          <table:table-cell office:value-type="string">
            <text:p>Harmonized Tariff Schedule for the United States</text:p>
          </table:table-cell>
          <table:table-cell office:value-type="string">
            <text:p>http://en.wikipedia.org/wiki/Harmonized_Tariff_Schedule_for_the_United_States</text:p>
          </table:table-cell>
          <table:table-cell/>
          <table:table-cell office:value-type="float" office:value="2">
            <text:p>2</text:p>
          </table:table-cell>
          <table:table-cell table:number-columns-repeated="3"/>
          <table:table-cell table:formula="of:=CONCATENATE([.AB590];&quot;,&quot;;[.AC590];&quot;,&quot;; TEXT([.AK590];&quot;#&quot;))" office:value-type="string" office:string-value="LAU_ET_AL,EDA,2">
            <text:p>LAU_ET_AL,EDA,2</text:p>
          </table:table-cell>
        </table:table-row>
        <table:table-row table:style-name="ro1">
          <table:table-cell office:value-type="string">
            <text:p>2G1MJUNU8LZ66GOLC108L8J3YCOI2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AKPW1INMHGY5D78UK26JFMFP5W5IE</text:p>
          </table:table-cell>
          <table:table-cell office:value-type="string">
            <text:p>A1AVAUPSZLDN64</text:p>
          </table:table-cell>
          <table:table-cell office:value-type="string">
            <text:p>Submitted</text:p>
          </table:table-cell>
          <table:table-cell office:value-type="string">
            <text:p>Sat Nov 10 06:51:17 GMT 2012</text:p>
          </table:table-cell>
          <table:table-cell office:value-type="string">
            <text:p>Sat Nov 10 06:51:27 GMT 2012</text:p>
          </table:table-cell>
          <table:table-cell office:value-type="string">
            <text:p>Fri Nov 16 22:51:27 PST 2012</text:p>
          </table:table-cell>
          <table:table-cell table:number-columns-repeated="3"/>
          <table:table-cell office:value-type="float" office:value="10">
            <text:p>10</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erbert_Hoover_3:43.txt</text:p>
          </table:table-cell>
          <table:table-cell office:value-type="string">
            <text:p>THE TARIFF&lt;br/&gt;&lt;br/&gt;Wages and standards of living abroad have been materially lowered during the past year. The temporary abandonment of the gold standard by certain countries has also reduced their production costs compared to ours. Fortunately any increases in the tariff which may be necessary to protect agriculture and industry from these lowered foreign costs, or decreases in items which may prove to be excessive, may be undertaken at any time by the Tariff Commission under authority which it possesses by virtue of the tariff act of 1930. The commission during the past year has reviewed the rates upon over 254 items subject to tariff. As a result of vigorous and industrious action, it is up to date in the consideration of pending references and is prepared to give prompt attention to any further applications. This procedure presents an orderly method for correcting inequalities. I am opposed to any general congressional revision of the tariff. Such action would disturb industry, business, and agriculture. It would prolong the depression.&lt;br/&gt;&lt;br/&gt;</text:p>
          </table:table-cell>
          <table:table-cell office:value-type="string">
            <text:p>Tariff</text:p>
          </table:table-cell>
          <table:table-cell office:value-type="string">
            <text:p>http://en.wikipedia.org/wiki/Tariff</text:p>
          </table:table-cell>
          <table:table-cell office:value-type="string">
            <text:p>Harmonized Tariff Schedule for the United States</text:p>
          </table:table-cell>
          <table:table-cell office:value-type="string">
            <text:p>http://en.wikipedia.org/wiki/Harmonized_Tariff_Schedule_for_the_United_States</text:p>
          </table:table-cell>
          <table:table-cell/>
          <table:table-cell office:value-type="float" office:value="1">
            <text:p>1</text:p>
          </table:table-cell>
          <table:table-cell table:number-columns-repeated="3"/>
          <table:table-cell table:formula="of:=CONCATENATE([.AB591];&quot;,&quot;;[.AC591];&quot;,&quot;; TEXT([.AK591];&quot;#&quot;))" office:value-type="string" office:string-value="LAU_ET_AL,EDA,1">
            <text:p>LAU_ET_AL,EDA,1</text:p>
          </table:table-cell>
        </table:table-row>
        <table:table-row table:style-name="ro1">
          <table:table-cell office:value-type="string">
            <text:p>2G1MJUNU8LZ66GOLC108L8J3YCOI2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E1F9SSSHX11YXBX0F85N8J4Y61ZVD</text:p>
          </table:table-cell>
          <table:table-cell office:value-type="string">
            <text:p>A997OZ3H2B3Q2</text:p>
          </table:table-cell>
          <table:table-cell office:value-type="string">
            <text:p>Submitted</text:p>
          </table:table-cell>
          <table:table-cell office:value-type="string">
            <text:p>Sat Nov 10 07:12:58 GMT 2012</text:p>
          </table:table-cell>
          <table:table-cell office:value-type="string">
            <text:p>Sat Nov 10 07:13:14 GMT 2012</text:p>
          </table:table-cell>
          <table:table-cell office:value-type="string">
            <text:p>Fri Nov 16 23:13:14 PST 2012</text:p>
          </table:table-cell>
          <table:table-cell table:number-columns-repeated="3"/>
          <table:table-cell office:value-type="float" office:value="16">
            <text:p>16</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erbert_Hoover_3:43.txt</text:p>
          </table:table-cell>
          <table:table-cell office:value-type="string">
            <text:p>THE TARIFF&lt;br/&gt;&lt;br/&gt;Wages and standards of living abroad have been materially lowered during the past year. The temporary abandonment of the gold standard by certain countries has also reduced their production costs compared to ours. Fortunately any increases in the tariff which may be necessary to protect agriculture and industry from these lowered foreign costs, or decreases in items which may prove to be excessive, may be undertaken at any time by the Tariff Commission under authority which it possesses by virtue of the tariff act of 1930. The commission during the past year has reviewed the rates upon over 254 items subject to tariff. As a result of vigorous and industrious action, it is up to date in the consideration of pending references and is prepared to give prompt attention to any further applications. This procedure presents an orderly method for correcting inequalities. I am opposed to any general congressional revision of the tariff. Such action would disturb industry, business, and agriculture. It would prolong the depression.&lt;br/&gt;&lt;br/&gt;</text:p>
          </table:table-cell>
          <table:table-cell office:value-type="string">
            <text:p>Tariff</text:p>
          </table:table-cell>
          <table:table-cell office:value-type="string">
            <text:p>http://en.wikipedia.org/wiki/Tariff</text:p>
          </table:table-cell>
          <table:table-cell office:value-type="string">
            <text:p>Harmonized Tariff Schedule for the United States</text:p>
          </table:table-cell>
          <table:table-cell office:value-type="string">
            <text:p>http://en.wikipedia.org/wiki/Harmonized_Tariff_Schedule_for_the_United_States</text:p>
          </table:table-cell>
          <table:table-cell/>
          <table:table-cell office:value-type="float" office:value="2">
            <text:p>2</text:p>
          </table:table-cell>
          <table:table-cell table:number-columns-repeated="3"/>
          <table:table-cell table:formula="of:=CONCATENATE([.AB592];&quot;,&quot;;[.AC592];&quot;,&quot;; TEXT([.AK592];&quot;#&quot;))" office:value-type="string" office:string-value="LAU_ET_AL,EDA,2">
            <text:p>LAU_ET_AL,EDA,2</text:p>
          </table:table-cell>
        </table:table-row>
        <table:table-row table:style-name="ro1">
          <table:table-cell office:value-type="string">
            <text:p>2EKQ45UUKQOYVW618XJ8WG01359DV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BC274J79KQWLAWSBGLXNCD4FFIIGJ</text:p>
          </table:table-cell>
          <table:table-cell office:value-type="string">
            <text:p>A2HH5FJUR153FA</text:p>
          </table:table-cell>
          <table:table-cell office:value-type="string">
            <text:p>Submitted</text:p>
          </table:table-cell>
          <table:table-cell office:value-type="string">
            <text:p>Sat Nov 10 09:18:10 GMT 2012</text:p>
          </table:table-cell>
          <table:table-cell office:value-type="string">
            <text:p>Sat Nov 10 09:22:10 GMT 2012</text:p>
          </table:table-cell>
          <table:table-cell office:value-type="string">
            <text:p>Sat Nov 17 01:22:10 PST 2012</text:p>
          </table:table-cell>
          <table:table-cell table:number-columns-repeated="3"/>
          <table:table-cell office:value-type="float" office:value="240">
            <text:p>240</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1:77.txt</text:p>
          </table:table-cell>
          <table:table-cell office:value-type="string">
            <text:p>The work of the Coast and Geodetic Survey was during the last fiscal year carried on within the boundaries and off the coasts of thirty-two States, two Territories, and the District of Columbia. In July last certain irregularities were found to exist in the management of this Bureau, which led to a prompt investigation of its methods. The abuses which were brought to light by this examination and the reckless disregard of duty and the interests of the Government developed on the part of some of those connected with the service made a change of superintendency and a few of its other officers necessary. Since the Bureau has been in new hands an introduction of economies and the application of business methods have produced an important saving to the Government and a promise of more useful results.&lt;br/&gt;&lt;br/&gt;This service has never been regulated by anything but the most indefinite legal enactments and the most unsatisfactory rules. It was many years ago sanctioned apparently for a purpose regarded as temporary and related to a survey of our coast. Having gained a place in the appropriations made by Congress, it has gradually taken to itself powers and objects not contemplated in its creation and extended its operations until it sadly needs legislative attention.&lt;br/&gt;&lt;br/&gt;</text:p>
          </table:table-cell>
          <table:table-cell office:value-type="string">
            <text:p>Stanley A. McChrystal</text:p>
          </table:table-cell>
          <table:table-cell office:value-type="string">
            <text:p>http://en.wikipedia.org/wiki/Stanley_A._McChrystal</text:p>
          </table:table-cell>
          <table:table-cell office:value-type="string">
            <text:p>Knowledge and Human Development Authority</text:p>
          </table:table-cell>
          <table:table-cell office:value-type="string">
            <text:p>http://en.wikipedia.org/wiki/Knowledge_and_Human_Development_Authority</text:p>
          </table:table-cell>
          <table:table-cell/>
          <table:table-cell office:value-type="float" office:value="1">
            <text:p>1</text:p>
          </table:table-cell>
          <table:table-cell table:number-columns-repeated="3"/>
          <table:table-cell table:formula="of:=CONCATENATE([.AB593];&quot;,&quot;;[.AC593];&quot;,&quot;; TEXT([.AK593];&quot;#&quot;))" office:value-type="string" office:string-value="LAU_ET_AL,EDA,1">
            <text:p>LAU_ET_AL,EDA,1</text:p>
          </table:table-cell>
        </table:table-row>
        <table:table-row table:style-name="ro1">
          <table:table-cell office:value-type="string">
            <text:p>2EKQ45UUKQOYVW618XJ8WG01359DV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T6NLVWJ5OPBF7JL6IPM4B7EZR02US</text:p>
          </table:table-cell>
          <table:table-cell office:value-type="string">
            <text:p>A1FE99W26464IW</text:p>
          </table:table-cell>
          <table:table-cell office:value-type="string">
            <text:p>Submitted</text:p>
          </table:table-cell>
          <table:table-cell office:value-type="string">
            <text:p>Sat Nov 10 09:14:39 GMT 2012</text:p>
          </table:table-cell>
          <table:table-cell office:value-type="string">
            <text:p>Sat Nov 10 09:15:51 GMT 2012</text:p>
          </table:table-cell>
          <table:table-cell office:value-type="string">
            <text:p>Sat Nov 17 01:15:51 PST 2012</text:p>
          </table:table-cell>
          <table:table-cell table:number-columns-repeated="3"/>
          <table:table-cell office:value-type="float" office:value="72">
            <text:p>72</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1:77.txt</text:p>
          </table:table-cell>
          <table:table-cell office:value-type="string">
            <text:p>The work of the Coast and Geodetic Survey was during the last fiscal year carried on within the boundaries and off the coasts of thirty-two States, two Territories, and the District of Columbia. In July last certain irregularities were found to exist in the management of this Bureau, which led to a prompt investigation of its methods. The abuses which were brought to light by this examination and the reckless disregard of duty and the interests of the Government developed on the part of some of those connected with the service made a change of superintendency and a few of its other officers necessary. Since the Bureau has been in new hands an introduction of economies and the application of business methods have produced an important saving to the Government and a promise of more useful results.&lt;br/&gt;&lt;br/&gt;This service has never been regulated by anything but the most indefinite legal enactments and the most unsatisfactory rules. It was many years ago sanctioned apparently for a purpose regarded as temporary and related to a survey of our coast. Having gained a place in the appropriations made by Congress, it has gradually taken to itself powers and objects not contemplated in its creation and extended its operations until it sadly needs legislative attention.&lt;br/&gt;&lt;br/&gt;</text:p>
          </table:table-cell>
          <table:table-cell office:value-type="string">
            <text:p>Stanley A. McChrystal</text:p>
          </table:table-cell>
          <table:table-cell office:value-type="string">
            <text:p>http://en.wikipedia.org/wiki/Stanley_A._McChrystal</text:p>
          </table:table-cell>
          <table:table-cell office:value-type="string">
            <text:p>Knowledge and Human Development Authority</text:p>
          </table:table-cell>
          <table:table-cell office:value-type="string">
            <text:p>http://en.wikipedia.org/wiki/Knowledge_and_Human_Development_Authority</text:p>
          </table:table-cell>
          <table:table-cell/>
          <table:table-cell office:value-type="float" office:value="2">
            <text:p>2</text:p>
          </table:table-cell>
          <table:table-cell table:number-columns-repeated="3"/>
          <table:table-cell table:formula="of:=CONCATENATE([.AB594];&quot;,&quot;;[.AC594];&quot;,&quot;; TEXT([.AK594];&quot;#&quot;))" office:value-type="string" office:string-value="LAU_ET_AL,EDA,2">
            <text:p>LAU_ET_AL,EDA,2</text:p>
          </table:table-cell>
        </table:table-row>
        <table:table-row table:style-name="ro1">
          <table:table-cell office:value-type="string">
            <text:p>2EKQ45UUKQOYVW618XJ8WG01359DV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YGGQSCM6IAAH12N14L08OQKUR1II0</text:p>
          </table:table-cell>
          <table:table-cell office:value-type="string">
            <text:p>A1AVAUPSZLDN64</text:p>
          </table:table-cell>
          <table:table-cell office:value-type="string">
            <text:p>Submitted</text:p>
          </table:table-cell>
          <table:table-cell office:value-type="string">
            <text:p>Sat Nov 10 06:27:26 GMT 2012</text:p>
          </table:table-cell>
          <table:table-cell office:value-type="string">
            <text:p>Sat Nov 10 06:31:19 GMT 2012</text:p>
          </table:table-cell>
          <table:table-cell office:value-type="string">
            <text:p>Fri Nov 16 22:31:19 PST 2012</text:p>
          </table:table-cell>
          <table:table-cell table:number-columns-repeated="3"/>
          <table:table-cell office:value-type="float" office:value="233">
            <text:p>233</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1:77.txt</text:p>
          </table:table-cell>
          <table:table-cell office:value-type="string">
            <text:p>The work of the Coast and Geodetic Survey was during the last fiscal year carried on within the boundaries and off the coasts of thirty-two States, two Territories, and the District of Columbia. In July last certain irregularities were found to exist in the management of this Bureau, which led to a prompt investigation of its methods. The abuses which were brought to light by this examination and the reckless disregard of duty and the interests of the Government developed on the part of some of those connected with the service made a change of superintendency and a few of its other officers necessary. Since the Bureau has been in new hands an introduction of economies and the application of business methods have produced an important saving to the Government and a promise of more useful results.&lt;br/&gt;&lt;br/&gt;This service has never been regulated by anything but the most indefinite legal enactments and the most unsatisfactory rules. It was many years ago sanctioned apparently for a purpose regarded as temporary and related to a survey of our coast. Having gained a place in the appropriations made by Congress, it has gradually taken to itself powers and objects not contemplated in its creation and extended its operations until it sadly needs legislative attention.&lt;br/&gt;&lt;br/&gt;</text:p>
          </table:table-cell>
          <table:table-cell office:value-type="string">
            <text:p>Stanley A. McChrystal</text:p>
          </table:table-cell>
          <table:table-cell office:value-type="string">
            <text:p>http://en.wikipedia.org/wiki/Stanley_A._McChrystal</text:p>
          </table:table-cell>
          <table:table-cell office:value-type="string">
            <text:p>Knowledge and Human Development Authority</text:p>
          </table:table-cell>
          <table:table-cell office:value-type="string">
            <text:p>http://en.wikipedia.org/wiki/Knowledge_and_Human_Development_Authority</text:p>
          </table:table-cell>
          <table:table-cell office:value-type="string">
            <text:p>Neither are close, chose the best I could.</text:p>
          </table:table-cell>
          <table:table-cell office:value-type="float" office:value="1">
            <text:p>1</text:p>
          </table:table-cell>
          <table:table-cell table:number-columns-repeated="3"/>
          <table:table-cell table:formula="of:=CONCATENATE([.AB595];&quot;,&quot;;[.AC595];&quot;,&quot;; TEXT([.AK595];&quot;#&quot;))" office:value-type="string" office:string-value="LAU_ET_AL,EDA,1">
            <text:p>LAU_ET_AL,EDA,1</text:p>
          </table:table-cell>
        </table:table-row>
        <table:table-row table:style-name="ro1">
          <table:table-cell office:value-type="string">
            <text:p>2Q2QW618N46UCO0IBFOCMTNDVLANP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0QN5F3Q0JG587ASJ6PBC9F929RCG2</text:p>
          </table:table-cell>
          <table:table-cell office:value-type="string">
            <text:p>A997OZ3H2B3Q2</text:p>
          </table:table-cell>
          <table:table-cell office:value-type="string">
            <text:p>Submitted</text:p>
          </table:table-cell>
          <table:table-cell office:value-type="string">
            <text:p>Sat Nov 10 06:56:50 GMT 2012</text:p>
          </table:table-cell>
          <table:table-cell office:value-type="string">
            <text:p>Sat Nov 10 06:57:06 GMT 2012</text:p>
          </table:table-cell>
          <table:table-cell office:value-type="string">
            <text:p>Fri Nov 16 22:57:06 PST 2012</text:p>
          </table:table-cell>
          <table:table-cell table:number-columns-repeated="3"/>
          <table:table-cell office:value-type="float" office:value="16">
            <text:p>16</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Martin_Van_Buren_1:5.txt</text:p>
          </table:table-cell>
          <table:table-cell office:value-type="string">
            <text:p>Civil war yet rages in Spain, producing intense suffering to its own people, and to other nations inconvenience and regret. Our citizens who have claims upon that country will be prejudiced for a time by the condition of its treasury, the inevitable consequence of long-continued and exhausting internal wars. The last installment of the interest of the debt due under the convention with the Queen of Spain has not been paid and similar failures may be expected to happen until a portion of the resources of her Kingdom can be devoted to the extinguishment of its foreign debt.&lt;br/&gt;&lt;br/&gt;Having received satisfactory evidence that discriminating tonnage duties were charged upon the vessels of the United States in the ports of Portugal, a proclamation was issued on the 11th day of October last, in compliance with the act of May 25, 1832, declaring that fact, and the duties on foreign tonnage which were levied upon Portuguese vessels in the United States previously to the passage of that act are accordingly revived.&lt;br/&gt;&lt;br/&gt;</text:p>
          </table:table-cell>
          <table:table-cell office:value-type="string">
            <text:p>Treaty</text:p>
          </table:table-cell>
          <table:table-cell office:value-type="string">
            <text:p>http://en.wikipedia.org/wiki/Treaty</text:p>
          </table:table-cell>
          <table:table-cell office:value-type="string">
            <text:p>Master Cheif (Halo)</text:p>
          </table:table-cell>
          <table:table-cell office:value-type="string">
            <text:p>http://en.wikipedia.org/wiki/Master_Cheif_(Halo)</text:p>
          </table:table-cell>
          <table:table-cell/>
          <table:table-cell office:value-type="float" office:value="1">
            <text:p>1</text:p>
          </table:table-cell>
          <table:table-cell table:number-columns-repeated="3"/>
          <table:table-cell table:formula="of:=CONCATENATE([.AB596];&quot;,&quot;;[.AC596];&quot;,&quot;; TEXT([.AK596];&quot;#&quot;))" office:value-type="string" office:string-value="LAU_ET_AL,RANDOM,1">
            <text:p>LAU_ET_AL,RANDOM,1</text:p>
          </table:table-cell>
        </table:table-row>
        <table:table-row table:style-name="ro1">
          <table:table-cell office:value-type="string">
            <text:p>2Q2QW618N46UCO0IBFOCMTNDVLANP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5GX7H57DZKPUNSJNN8DU25LI0F1BT</text:p>
          </table:table-cell>
          <table:table-cell office:value-type="string">
            <text:p>AE3ML0W24YFNL</text:p>
          </table:table-cell>
          <table:table-cell office:value-type="string">
            <text:p>Submitted</text:p>
          </table:table-cell>
          <table:table-cell office:value-type="string">
            <text:p>Sat Nov 10 09:20:34 GMT 2012</text:p>
          </table:table-cell>
          <table:table-cell office:value-type="string">
            <text:p>Sat Nov 10 09:20:58 GMT 2012</text:p>
          </table:table-cell>
          <table:table-cell office:value-type="string">
            <text:p>Sat Nov 17 01:20:58 PST 2012</text:p>
          </table:table-cell>
          <table:table-cell table:number-columns-repeated="3"/>
          <table:table-cell office:value-type="float" office:value="24">
            <text:p>24</text:p>
          </table:table-cell>
          <table:table-cell office:value-type="string">
            <text:p>100% (11/11)</text:p>
          </table:table-cell>
          <table:table-cell table:number-columns-repeated="2"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Martin_Van_Buren_1:5.txt</text:p>
          </table:table-cell>
          <table:table-cell office:value-type="string">
            <text:p>Civil war yet rages in Spain, producing intense suffering to its own people, and to other nations inconvenience and regret. Our citizens who have claims upon that country will be prejudiced for a time by the condition of its treasury, the inevitable consequence of long-continued and exhausting internal wars. The last installment of the interest of the debt due under the convention with the Queen of Spain has not been paid and similar failures may be expected to happen until a portion of the resources of her Kingdom can be devoted to the extinguishment of its foreign debt.&lt;br/&gt;&lt;br/&gt;Having received satisfactory evidence that discriminating tonnage duties were charged upon the vessels of the United States in the ports of Portugal, a proclamation was issued on the 11th day of October last, in compliance with the act of May 25, 1832, declaring that fact, and the duties on foreign tonnage which were levied upon Portuguese vessels in the United States previously to the passage of that act are accordingly revived.&lt;br/&gt;&lt;br/&gt;</text:p>
          </table:table-cell>
          <table:table-cell office:value-type="string">
            <text:p>Treaty</text:p>
          </table:table-cell>
          <table:table-cell office:value-type="string">
            <text:p>http://en.wikipedia.org/wiki/Treaty</text:p>
          </table:table-cell>
          <table:table-cell office:value-type="string">
            <text:p>Master Cheif (Halo)</text:p>
          </table:table-cell>
          <table:table-cell office:value-type="string">
            <text:p>http://en.wikipedia.org/wiki/Master_Cheif_(Halo)</text:p>
          </table:table-cell>
          <table:table-cell/>
          <table:table-cell office:value-type="float" office:value="1">
            <text:p>1</text:p>
          </table:table-cell>
          <table:table-cell table:number-columns-repeated="3"/>
          <table:table-cell table:formula="of:=CONCATENATE([.AB597];&quot;,&quot;;[.AC597];&quot;,&quot;; TEXT([.AK597];&quot;#&quot;))" office:value-type="string" office:string-value="LAU_ET_AL,RANDOM,1">
            <text:p>LAU_ET_AL,RANDOM,1</text:p>
          </table:table-cell>
        </table:table-row>
        <table:table-row table:style-name="ro1">
          <table:table-cell office:value-type="string">
            <text:p>2Q2QW618N46UCO0IBFOCMTNDVLANP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5GX7H57DZKPUNSJNN8DU25LIZ7B1T</text:p>
          </table:table-cell>
          <table:table-cell office:value-type="string">
            <text:p>A1AVAUPSZLDN64</text:p>
          </table:table-cell>
          <table:table-cell office:value-type="string">
            <text:p>Submitted</text:p>
          </table:table-cell>
          <table:table-cell office:value-type="string">
            <text:p>Sat Nov 10 06:41:52 GMT 2012</text:p>
          </table:table-cell>
          <table:table-cell office:value-type="string">
            <text:p>Sat Nov 10 06:42:02 GMT 2012</text:p>
          </table:table-cell>
          <table:table-cell office:value-type="string">
            <text:p>Fri Nov 16 22:42:02 PST 2012</text:p>
          </table:table-cell>
          <table:table-cell table:number-columns-repeated="3"/>
          <table:table-cell office:value-type="float" office:value="10">
            <text:p>10</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Martin_Van_Buren_1:5.txt</text:p>
          </table:table-cell>
          <table:table-cell office:value-type="string">
            <text:p>Civil war yet rages in Spain, producing intense suffering to its own people, and to other nations inconvenience and regret. Our citizens who have claims upon that country will be prejudiced for a time by the condition of its treasury, the inevitable consequence of long-continued and exhausting internal wars. The last installment of the interest of the debt due under the convention with the Queen of Spain has not been paid and similar failures may be expected to happen until a portion of the resources of her Kingdom can be devoted to the extinguishment of its foreign debt.&lt;br/&gt;&lt;br/&gt;Having received satisfactory evidence that discriminating tonnage duties were charged upon the vessels of the United States in the ports of Portugal, a proclamation was issued on the 11th day of October last, in compliance with the act of May 25, 1832, declaring that fact, and the duties on foreign tonnage which were levied upon Portuguese vessels in the United States previously to the passage of that act are accordingly revived.&lt;br/&gt;&lt;br/&gt;</text:p>
          </table:table-cell>
          <table:table-cell office:value-type="string">
            <text:p>Treaty</text:p>
          </table:table-cell>
          <table:table-cell office:value-type="string">
            <text:p>http://en.wikipedia.org/wiki/Treaty</text:p>
          </table:table-cell>
          <table:table-cell office:value-type="string">
            <text:p>Master Cheif (Halo)</text:p>
          </table:table-cell>
          <table:table-cell office:value-type="string">
            <text:p>http://en.wikipedia.org/wiki/Master_Cheif_(Halo)</text:p>
          </table:table-cell>
          <table:table-cell/>
          <table:table-cell office:value-type="float" office:value="1">
            <text:p>1</text:p>
          </table:table-cell>
          <table:table-cell table:number-columns-repeated="3"/>
          <table:table-cell table:formula="of:=CONCATENATE([.AB598];&quot;,&quot;;[.AC598];&quot;,&quot;; TEXT([.AK598];&quot;#&quot;))" office:value-type="string" office:string-value="LAU_ET_AL,RANDOM,1">
            <text:p>LAU_ET_AL,RANDOM,1</text:p>
          </table:table-cell>
        </table:table-row>
        <table:table-row table:style-name="ro1">
          <table:table-cell office:value-type="string">
            <text:p>20QEBDPGFL6VRYK4G1ED4IOV4QP3I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8U4E6AUBXHW7QVKSJ0VJZWD12R1XO</text:p>
          </table:table-cell>
          <table:table-cell office:value-type="string">
            <text:p>A122JE350RXCLB</text:p>
          </table:table-cell>
          <table:table-cell office:value-type="string">
            <text:p>Submitted</text:p>
          </table:table-cell>
          <table:table-cell office:value-type="string">
            <text:p>Sat Nov 10 05:26:26 GMT 2012</text:p>
          </table:table-cell>
          <table:table-cell office:value-type="string">
            <text:p>Sat Nov 10 05:26:41 GMT 2012</text:p>
          </table:table-cell>
          <table:table-cell office:value-type="string">
            <text:p>Fri Nov 16 21:26:41 PST 2012</text:p>
          </table:table-cell>
          <table:table-cell table:number-columns-repeated="3"/>
          <table:table-cell office:value-type="float" office:value="15">
            <text:p>15</text:p>
          </table:table-cell>
          <table:table-cell office:value-type="string">
            <text:p>100% (5/5)</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oodrow_Wilson_5:0.txt</text:p>
          </table:table-cell>
          <table:table-cell office:value-type="string">
            <text:p>GENTLEMEN OF THE CONGRESS:&lt;br/&gt;&lt;br/&gt;Eight months have elapsed since I last had the honor of addressing you. They have been months crowded with events of immense and grave significance for us. I shall not undertake to detail or even to summarize those events. The practical particulars of the part we have played in them will be laid before you in the reports of the executive departments. I shall discuss only our present outlook upon these vast affairs, our present duties, and the immediate means of accomplishing the objects we shall hold always in view.&lt;br/&gt;&lt;br/&gt;</text:p>
          </table:table-cell>
          <table:table-cell office:value-type="string">
            <text:p>Highway Beautification Act</text:p>
          </table:table-cell>
          <table:table-cell office:value-type="string">
            <text:p>http://en.wikipedia.org/wiki/Highway_Beautification_Act</text:p>
          </table:table-cell>
          <table:table-cell office:value-type="string">
            <text:p>Encyclopedia Talmudit</text:p>
          </table:table-cell>
          <table:table-cell office:value-type="string">
            <text:p>http://en.wikipedia.org/wiki/Encyclopedia_Talmudit</text:p>
          </table:table-cell>
          <table:table-cell/>
          <table:table-cell office:value-type="float" office:value="1">
            <text:p>1</text:p>
          </table:table-cell>
          <table:table-cell table:number-columns-repeated="3"/>
          <table:table-cell table:formula="of:=CONCATENATE([.AB599];&quot;,&quot;;[.AC599];&quot;,&quot;; TEXT([.AK599];&quot;#&quot;))" office:value-type="string" office:string-value="LAU_ET_AL,EDA,1">
            <text:p>LAU_ET_AL,EDA,1</text:p>
          </table:table-cell>
        </table:table-row>
        <table:table-row table:style-name="ro1">
          <table:table-cell office:value-type="string">
            <text:p>20QEBDPGFL6VRYK4G1ED4IOV4QP3I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SDKH1Q6SVQ8WHWRX4XLDOBVM012LS</text:p>
          </table:table-cell>
          <table:table-cell office:value-type="string">
            <text:p>A997OZ3H2B3Q2</text:p>
          </table:table-cell>
          <table:table-cell office:value-type="string">
            <text:p>Submitted</text:p>
          </table:table-cell>
          <table:table-cell office:value-type="string">
            <text:p>Sat Nov 10 07:21:28 GMT 2012</text:p>
          </table:table-cell>
          <table:table-cell office:value-type="string">
            <text:p>Sat Nov 10 07:21:46 GMT 2012</text:p>
          </table:table-cell>
          <table:table-cell office:value-type="string">
            <text:p>Fri Nov 16 23:21:46 PST 2012</text:p>
          </table:table-cell>
          <table:table-cell table:number-columns-repeated="3"/>
          <table:table-cell office:value-type="float" office:value="18">
            <text:p>18</text:p>
          </table:table-cell>
          <table:table-cell office:value-type="string">
            <text:p>100% (218/218)</text:p>
          </table:table-cell>
          <table:table-cell table:number-columns-repeated="2"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oodrow_Wilson_5:0.txt</text:p>
          </table:table-cell>
          <table:table-cell office:value-type="string">
            <text:p>GENTLEMEN OF THE CONGRESS:&lt;br/&gt;&lt;br/&gt;Eight months have elapsed since I last had the honor of addressing you. They have been months crowded with events of immense and grave significance for us. I shall not undertake to detail or even to summarize those events. The practical particulars of the part we have played in them will be laid before you in the reports of the executive departments. I shall discuss only our present outlook upon these vast affairs, our present duties, and the immediate means of accomplishing the objects we shall hold always in view.&lt;br/&gt;&lt;br/&gt;</text:p>
          </table:table-cell>
          <table:table-cell office:value-type="string">
            <text:p>Highway Beautification Act</text:p>
          </table:table-cell>
          <table:table-cell office:value-type="string">
            <text:p>http://en.wikipedia.org/wiki/Highway_Beautification_Act</text:p>
          </table:table-cell>
          <table:table-cell office:value-type="string">
            <text:p>Encyclopedia Talmudit</text:p>
          </table:table-cell>
          <table:table-cell office:value-type="string">
            <text:p>http://en.wikipedia.org/wiki/Encyclopedia_Talmudit</text:p>
          </table:table-cell>
          <table:table-cell/>
          <table:table-cell office:value-type="float" office:value="1">
            <text:p>1</text:p>
          </table:table-cell>
          <table:table-cell table:number-columns-repeated="3"/>
          <table:table-cell table:formula="of:=CONCATENATE([.AB600];&quot;,&quot;;[.AC600];&quot;,&quot;; TEXT([.AK600];&quot;#&quot;))" office:value-type="string" office:string-value="LAU_ET_AL,EDA,1">
            <text:p>LAU_ET_AL,EDA,1</text:p>
          </table:table-cell>
        </table:table-row>
        <table:table-row table:style-name="ro1">
          <table:table-cell office:value-type="string">
            <text:p>20QEBDPGFL6VRYK4G1ED4IOV4QP3I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Sat Nov 10 05:22:18 GMT 2012</text:p>
          </table:table-cell>
          <table:table-cell office:value-type="float" office:value="3">
            <text:p>3</text:p>
          </table:table-cell>
          <table:table-cell office:value-type="string">
            <text:p>BatchId:959346;</text:p>
          </table:table-cell>
          <table:table-cell office:value-type="float" office:value="900">
            <text:p>900</text:p>
          </table:table-cell>
          <table:table-cell office:value-type="float" office:value="604800">
            <text:p>604800</text:p>
          </table:table-cell>
          <table:table-cell office:value-type="string">
            <text:p>Sat Nov 17 05:22:18 GMT 2012</text:p>
          </table:table-cell>
          <table:table-cell table:number-columns-repeated="2"/>
          <table:table-cell office:value-type="string">
            <text:p>2V33L0FBJ9IOQS2OYOMEDRPRC3WNZH</text:p>
          </table:table-cell>
          <table:table-cell office:value-type="string">
            <text:p>A1AVAUPSZLDN64</text:p>
          </table:table-cell>
          <table:table-cell office:value-type="string">
            <text:p>Submitted</text:p>
          </table:table-cell>
          <table:table-cell office:value-type="string">
            <text:p>Sat Nov 10 06:12:09 GMT 2012</text:p>
          </table:table-cell>
          <table:table-cell office:value-type="string">
            <text:p>Sat Nov 10 06:13:07 GMT 2012</text:p>
          </table:table-cell>
          <table:table-cell office:value-type="string">
            <text:p>Fri Nov 16 22:13:07 PST 2012</text:p>
          </table:table-cell>
          <table:table-cell table:number-columns-repeated="3"/>
          <table:table-cell office:value-type="float" office:value="58">
            <text:p>5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oodrow_Wilson_5:0.txt</text:p>
          </table:table-cell>
          <table:table-cell office:value-type="string">
            <text:p>GENTLEMEN OF THE CONGRESS:&lt;br/&gt;&lt;br/&gt;Eight months have elapsed since I last had the honor of addressing you. They have been months crowded with events of immense and grave significance for us. I shall not undertake to detail or even to summarize those events. The practical particulars of the part we have played in them will be laid before you in the reports of the executive departments. I shall discuss only our present outlook upon these vast affairs, our present duties, and the immediate means of accomplishing the objects we shall hold always in view.&lt;br/&gt;&lt;br/&gt;</text:p>
          </table:table-cell>
          <table:table-cell office:value-type="string">
            <text:p>Highway Beautification Act</text:p>
          </table:table-cell>
          <table:table-cell office:value-type="string">
            <text:p>http://en.wikipedia.org/wiki/Highway_Beautification_Act</text:p>
          </table:table-cell>
          <table:table-cell office:value-type="string">
            <text:p>Encyclopedia Talmudit</text:p>
          </table:table-cell>
          <table:table-cell office:value-type="string">
            <text:p>http://en.wikipedia.org/wiki/Encyclopedia_Talmudit</text:p>
          </table:table-cell>
          <table:table-cell office:value-type="string">
            <text:p>Neither have anything to really do with the text, so picked the government related one.</text:p>
          </table:table-cell>
          <table:table-cell office:value-type="float" office:value="1">
            <text:p>1</text:p>
          </table:table-cell>
          <table:table-cell table:number-columns-repeated="3"/>
          <table:table-cell table:formula="of:=CONCATENATE([.AB601];&quot;,&quot;;[.AC601];&quot;,&quot;; TEXT([.AK601];&quot;#&quot;))" office:value-type="string" office:string-value="LAU_ET_AL,EDA,1">
            <text:p>LAU_ET_AL,EDA,1</text:p>
          </table:table-cell>
        </table:table-row>
      </table:table>
      <table:table table:name="Analysis" table:style-name="ta1">
        <table:table-column table:style-name="co36" table:default-cell-style-name="Default"/>
        <table:table-column table:style-name="co37" table:default-cell-style-name="Default"/>
        <table:table-column table:style-name="co38" table:default-cell-style-name="Default"/>
        <table:table-column table:style-name="co35" table:default-cell-style-name="Default"/>
        <table:table-column table:style-name="co39" table:default-cell-style-name="ce3"/>
        <table:table-column table:style-name="co40" table:default-cell-style-name="ce3"/>
        <table:table-column table:style-name="co35" table:default-cell-style-name="ce3"/>
        <table:table-column table:style-name="co35" table:default-cell-style-name="Default"/>
        <table:table-column table:style-name="co41" table:default-cell-style-name="Default"/>
        <table:table-column table:style-name="co42" table:default-cell-style-name="Default"/>
        <table:table-column table:style-name="co35" table:default-cell-style-name="Default"/>
        <table:table-row table:style-name="ro1">
          <table:table-cell table:style-name="ce2"/>
          <table:table-cell table:style-name="ce2" office:value-type="float" office:value="1">
            <text:p>1</text:p>
          </table:table-cell>
          <table:table-cell table:style-name="ce2" office:value-type="float" office:value="2">
            <text:p>2</text:p>
          </table:table-cell>
          <table:table-cell table:style-name="ce2" table:number-columns-repeated="3"/>
          <table:table-cell table:style-name="Default"/>
          <table:table-cell table:number-columns-repeated="4"/>
        </table:table-row>
        <table:table-row table:style-name="ro1">
          <table:table-cell table:style-name="ce2" office:value-type="string">
            <text:p>Left, Right</text:p>
          </table:table-cell>
          <table:table-cell table:style-name="ce2" office:value-type="string">
            <text:p>Left Preferred</text:p>
          </table:table-cell>
          <table:table-cell table:style-name="ce2" office:value-type="string">
            <text:p>Right Preferred</text:p>
          </table:table-cell>
          <table:table-cell table:style-name="ce2" office:value-type="string">
            <text:p>Total</text:p>
          </table:table-cell>
          <table:table-cell table:style-name="ce2" office:value-type="string">
            <text:p>Left Preferred %</text:p>
          </table:table-cell>
          <table:table-cell table:style-name="ce2" office:value-type="string">
            <text:p>Right Preferred %</text:p>
          </table:table-cell>
          <table:table-cell table:style-name="Default"/>
          <table:table-cell/>
          <table:table-cell office:value-type="string">
            <text:p>EDA faces Lau</text:p>
          </table:table-cell>
          <table:table-cell table:formula="of:=SUM([.B3:.C4])" office:value-type="float" office:value="414">
            <text:p>414</text:p>
          </table:table-cell>
          <table:table-cell/>
        </table:table-row>
        <table:table-row table:style-name="ro1">
          <table:table-cell office:value-type="string">
            <text:p>EDA,LAU_ET_AL</text:p>
          </table:table-cell>
          <table:table-cell table:formula="of:=COUNTIF([Data.$AO$2:Data.$AO$601];CONCATENATE([.$A3];&quot;,&quot;;TEXT([.B$1];&quot;#&quot;)))" office:value-type="float" office:value="58">
            <text:p>58</text:p>
          </table:table-cell>
          <table:table-cell table:formula="of:=COUNTIF([Data.$AO$2:Data.$AO$601];CONCATENATE([.$A3];&quot;,&quot;;TEXT([.C$1];&quot;#&quot;)))" office:value-type="float" office:value="129">
            <text:p>129</text:p>
          </table:table-cell>
          <table:table-cell table:formula="of:=SUM([.B3:.C3])" office:value-type="float" office:value="187">
            <text:p>187</text:p>
          </table:table-cell>
          <table:table-cell table:formula="of:=[.B3]/[.D3]" office:value-type="percentage" office:value="0.310160427807487">
            <text:p>31%</text:p>
          </table:table-cell>
          <table:table-cell table:formula="of:=[.C3]/[.D3]" office:value-type="percentage" office:value="0.689839572192513">
            <text:p>69%</text:p>
          </table:table-cell>
          <table:table-cell table:number-columns-repeated="2"/>
          <table:table-cell office:value-type="string">
            <text:p>EDA beats Lau</text:p>
          </table:table-cell>
          <table:table-cell table:formula="of:=[.B3]+[.C4]" office:value-type="float" office:value="141">
            <text:p>141</text:p>
          </table:table-cell>
          <table:table-cell table:style-name="ce6" table:formula="of:=[.J3]/[.J2]" office:value-type="percentage" office:value="0.340579710144928">
            <text:p>34%</text:p>
          </table:table-cell>
        </table:table-row>
        <table:table-row table:style-name="ro1">
          <table:table-cell office:value-type="string">
            <text:p>LAU_ET_AL,EDA</text:p>
          </table:table-cell>
          <table:table-cell table:formula="of:=COUNTIF([Data.$AO$2:Data.$AO$601];CONCATENATE([.$A4];&quot;,&quot;;TEXT([.B$1];&quot;#&quot;)))" office:value-type="float" office:value="144">
            <text:p>144</text:p>
          </table:table-cell>
          <table:table-cell table:formula="of:=COUNTIF([Data.$AO$2:Data.$AO$601];CONCATENATE([.$A4];&quot;,&quot;;TEXT([.C$1];&quot;#&quot;)))" office:value-type="float" office:value="83">
            <text:p>83</text:p>
          </table:table-cell>
          <table:table-cell table:formula="of:=SUM([.B4:.C4])" office:value-type="float" office:value="227">
            <text:p>227</text:p>
          </table:table-cell>
          <table:table-cell table:formula="of:=[.B4]/[.D4]" office:value-type="percentage" office:value="0.634361233480176">
            <text:p>63%</text:p>
          </table:table-cell>
          <table:table-cell table:formula="of:=[.C4]/[.D4]" office:value-type="percentage" office:value="0.365638766519824">
            <text:p>37%</text:p>
          </table:table-cell>
          <table:table-cell table:number-columns-repeated="2"/>
          <table:table-cell office:value-type="string">
            <text:p>Lau beats EDA</text:p>
          </table:table-cell>
          <table:table-cell table:formula="of:=[.C3]+[.B4]" office:value-type="float" office:value="273">
            <text:p>273</text:p>
          </table:table-cell>
          <table:table-cell table:style-name="ce6" table:formula="of:=[.J4]/[.J2]" office:value-type="percentage" office:value="0.659420289855072">
            <text:p>66%</text:p>
          </table:table-cell>
        </table:table-row>
        <table:table-row table:style-name="ro1">
          <table:table-cell office:value-type="string">
            <text:p>EDA,RANDOM</text:p>
          </table:table-cell>
          <table:table-cell table:formula="of:=COUNTIF([Data.$AO$2:Data.$AO$601];CONCATENATE([.$A5];&quot;,&quot;;TEXT([.B$1];&quot;#&quot;)))" office:value-type="float" office:value="30">
            <text:p>30</text:p>
          </table:table-cell>
          <table:table-cell table:formula="of:=COUNTIF([Data.$AO$2:Data.$AO$601];CONCATENATE([.$A5];&quot;,&quot;;TEXT([.C$1];&quot;#&quot;)))" office:value-type="float" office:value="22">
            <text:p>22</text:p>
          </table:table-cell>
          <table:table-cell table:formula="of:=SUM([.B5:.C5])" office:value-type="float" office:value="52">
            <text:p>52</text:p>
          </table:table-cell>
          <table:table-cell table:formula="of:=[.B5]/[.D5]" office:value-type="percentage" office:value="0.576923076923077">
            <text:p>58%</text:p>
          </table:table-cell>
          <table:table-cell table:formula="of:=[.C5]/[.D5]" office:value-type="percentage" office:value="0.423076923076923">
            <text:p>42%</text:p>
          </table:table-cell>
          <table:table-cell table:number-columns-repeated="5"/>
        </table:table-row>
        <table:table-row table:style-name="ro1">
          <table:table-cell office:value-type="string">
            <text:p>RANDOM,EDA</text:p>
          </table:table-cell>
          <table:table-cell table:formula="of:=COUNTIF([Data.$AO$2:Data.$AO$601];CONCATENATE([.$A6];&quot;,&quot;;TEXT([.B$1];&quot;#&quot;)))" office:value-type="float" office:value="7">
            <text:p>7</text:p>
          </table:table-cell>
          <table:table-cell table:formula="of:=COUNTIF([Data.$AO$2:Data.$AO$601];CONCATENATE([.$A6];&quot;,&quot;;TEXT([.C$1];&quot;#&quot;)))" office:value-type="float" office:value="31">
            <text:p>31</text:p>
          </table:table-cell>
          <table:table-cell table:formula="of:=SUM([.B6:.C6])" office:value-type="float" office:value="38">
            <text:p>38</text:p>
          </table:table-cell>
          <table:table-cell table:formula="of:=[.B6]/[.D6]" office:value-type="percentage" office:value="0.184210526315789">
            <text:p>18%</text:p>
          </table:table-cell>
          <table:table-cell table:formula="of:=[.C6]/[.D6]" office:value-type="percentage" office:value="0.81578947368421">
            <text:p>82%</text:p>
          </table:table-cell>
          <table:table-cell table:number-columns-repeated="2"/>
          <table:table-cell office:value-type="string">
            <text:p>EDA / Lau Ratio</text:p>
          </table:table-cell>
          <table:table-cell table:style-name="ce5" table:formula="of:=[.J3]/[.J4]" office:value-type="float" office:value="0.516483516483517">
            <text:p>0.52</text:p>
          </table:table-cell>
          <table:table-cell/>
        </table:table-row>
        <table:table-row table:style-name="ro1">
          <table:table-cell office:value-type="string">
            <text:p>LAU_ET_AL,RANDOM</text:p>
          </table:table-cell>
          <table:table-cell table:formula="of:=COUNTIF([Data.$AO$2:Data.$AO$601];CONCATENATE([.$A7];&quot;,&quot;;TEXT([.B$1];&quot;#&quot;)))" office:value-type="float" office:value="39">
            <text:p>39</text:p>
          </table:table-cell>
          <table:table-cell table:formula="of:=COUNTIF([Data.$AO$2:Data.$AO$601];CONCATENATE([.$A7];&quot;,&quot;;TEXT([.C$1];&quot;#&quot;)))" office:value-type="float" office:value="14">
            <text:p>14</text:p>
          </table:table-cell>
          <table:table-cell table:formula="of:=SUM([.B7:.C7])" office:value-type="float" office:value="53">
            <text:p>53</text:p>
          </table:table-cell>
          <table:table-cell table:formula="of:=[.B7]/[.D7]" office:value-type="percentage" office:value="0.735849056603773">
            <text:p>74%</text:p>
          </table:table-cell>
          <table:table-cell table:formula="of:=[.C7]/[.D7]" office:value-type="percentage" office:value="0.264150943396226">
            <text:p>26%</text:p>
          </table:table-cell>
          <table:table-cell table:number-columns-repeated="5"/>
        </table:table-row>
        <table:table-row table:style-name="ro1">
          <table:table-cell office:value-type="string">
            <text:p>RANDOM,LAU_ET_AL</text:p>
          </table:table-cell>
          <table:table-cell table:formula="of:=COUNTIF([Data.$AO$2:Data.$AO$601];CONCATENATE([.$A8];&quot;,&quot;;TEXT([.B$1];&quot;#&quot;)))" office:value-type="float" office:value="4">
            <text:p>4</text:p>
          </table:table-cell>
          <table:table-cell table:formula="of:=COUNTIF([Data.$AO$2:Data.$AO$601];CONCATENATE([.$A8];&quot;,&quot;;TEXT([.C$1];&quot;#&quot;)))" office:value-type="float" office:value="32">
            <text:p>32</text:p>
          </table:table-cell>
          <table:table-cell table:formula="of:=SUM([.B8:.C8])" office:value-type="float" office:value="36">
            <text:p>36</text:p>
          </table:table-cell>
          <table:table-cell table:formula="of:=[.B8]/[.D8]" office:value-type="percentage" office:value="0.111111111111111">
            <text:p>11%</text:p>
          </table:table-cell>
          <table:table-cell table:formula="of:=[.C8]/[.D8]" office:value-type="percentage" office:value="0.888888888888889">
            <text:p>89%</text:p>
          </table:table-cell>
          <table:table-cell table:number-columns-repeated="2"/>
          <table:table-cell office:value-type="string">
            <text:p>Model faces Random</text:p>
          </table:table-cell>
          <table:table-cell table:formula="of:=SUM([.B9:.C10])" office:value-type="float" office:value="179">
            <text:p>179</text:p>
          </table:table-cell>
          <table:table-cell/>
        </table:table-row>
        <table:table-row table:style-name="ro1">
          <table:table-cell office:value-type="string">
            <text:p>RANDOM,.*</text:p>
          </table:table-cell>
          <table:table-cell table:formula="of:=COUNTIF([Data.$AO$2:Data.$AO$601];CONCATENATE([.$A9];&quot;,&quot;;TEXT([.B$1];&quot;#&quot;)))" office:value-type="float" office:value="11">
            <text:p>11</text:p>
          </table:table-cell>
          <table:table-cell table:formula="of:=COUNTIF([Data.$AO$2:Data.$AO$601];CONCATENATE([.$A9];&quot;,&quot;;TEXT([.C$1];&quot;#&quot;)))" office:value-type="float" office:value="63">
            <text:p>63</text:p>
          </table:table-cell>
          <table:table-cell table:formula="of:=SUM([.B9:.C9])" office:value-type="float" office:value="74">
            <text:p>74</text:p>
          </table:table-cell>
          <table:table-cell table:formula="of:=[.B9]/[.D9]" office:value-type="percentage" office:value="0.148648648648649">
            <text:p>15%</text:p>
          </table:table-cell>
          <table:table-cell table:formula="of:=[.C9]/[.D9]" office:value-type="percentage" office:value="0.851351351351351">
            <text:p>85%</text:p>
          </table:table-cell>
          <table:table-cell table:number-columns-repeated="2"/>
          <table:table-cell office:value-type="string">
            <text:p>Random beats Model</text:p>
          </table:table-cell>
          <table:table-cell table:formula="of:=[.B9]+[.C10]" office:value-type="float" office:value="47">
            <text:p>47</text:p>
          </table:table-cell>
          <table:table-cell table:style-name="ce6" table:formula="of:=[.J9]/[.J8]" office:value-type="percentage" office:value="0.262569832402235">
            <text:p>26%</text:p>
          </table:table-cell>
        </table:table-row>
        <table:table-row table:style-name="ro1">
          <table:table-cell office:value-type="string">
            <text:p>.*,RANDOM</text:p>
          </table:table-cell>
          <table:table-cell table:formula="of:=COUNTIF([Data.$AO$2:Data.$AO$601];CONCATENATE([.$A10];&quot;,&quot;;TEXT([.B$1];&quot;#&quot;)))" office:value-type="float" office:value="69">
            <text:p>69</text:p>
          </table:table-cell>
          <table:table-cell table:formula="of:=COUNTIF([Data.$AO$2:Data.$AO$601];CONCATENATE([.$A10];&quot;,&quot;;TEXT([.C$1];&quot;#&quot;)))" office:value-type="float" office:value="36">
            <text:p>36</text:p>
          </table:table-cell>
          <table:table-cell table:formula="of:=SUM([.B10:.C10])" office:value-type="float" office:value="105">
            <text:p>105</text:p>
          </table:table-cell>
          <table:table-cell table:formula="of:=[.B10]/[.D10]" office:value-type="percentage" office:value="0.657142857142857">
            <text:p>66%</text:p>
          </table:table-cell>
          <table:table-cell table:formula="of:=[.C10]/[.D10]" office:value-type="percentage" office:value="0.342857142857143">
            <text:p>34%</text:p>
          </table:table-cell>
          <table:table-cell table:number-columns-repeated="2"/>
          <table:table-cell office:value-type="string">
            <text:p>Model beats Random</text:p>
          </table:table-cell>
          <table:table-cell table:formula="of:=[.C9]+[.B10]" office:value-type="float" office:value="132">
            <text:p>132</text:p>
          </table:table-cell>
          <table:table-cell table:style-name="ce6" table:formula="of:=[.J10]/[.J8]" office:value-type="percentage" office:value="0.737430167597765">
            <text:p>74%</text:p>
          </table:table-cell>
        </table:table-row>
        <table:table-row table:style-name="ro1">
          <table:table-cell table:number-columns-repeated="4"/>
          <table:table-cell table:style-name="ce4" table:number-columns-repeated="3"/>
          <table:table-cell table:number-columns-repeated="4"/>
        </table:table-row>
        <table:table-row table:style-name="ro1">
          <table:table-cell/>
          <table:table-cell table:formula="of:=SUM([.B3:.B8])" office:value-type="float" office:value="282">
            <text:p>282</text:p>
          </table:table-cell>
          <table:table-cell table:formula="of:=SUM([.C3:.C8])" office:value-type="float" office:value="311">
            <text:p>311</text:p>
          </table:table-cell>
          <table:table-cell table:formula="of:=SUM([.B12:.C12])" office:value-type="float" office:value="593">
            <text:p>593</text:p>
          </table:table-cell>
          <table:table-cell table:style-name="ce4" table:number-columns-repeated="3"/>
          <table:table-cell/>
          <table:table-cell office:value-type="string">
            <text:p>Model / Random Ratio</text:p>
          </table:table-cell>
          <table:table-cell table:style-name="ce5" table:formula="of:=[.J10]/[.J9]" office:value-type="float" office:value="2.80851063829787">
            <text:p>2.81</text:p>
          </table:table-cell>
          <table:table-cell/>
        </table:table-row>
        <table:table-row table:style-name="ro1">
          <table:table-cell table:number-columns-repeated="4"/>
          <table:table-cell table:style-name="ce4" table:number-columns-repeated="3"/>
          <table:table-cell table:number-columns-repeated="4"/>
        </table:table-row>
        <table:table-row table:style-name="ro1">
          <table:table-cell table:number-columns-repeated="4"/>
          <table:table-cell table:style-name="ce4" table:number-columns-repeated="3"/>
          <table:table-cell/>
          <table:table-cell office:value-type="string">
            <text:p>EDA faces Random</text:p>
          </table:table-cell>
          <table:table-cell table:formula="of:=[.D5]+[.D6]" office:value-type="float" office:value="90">
            <text:p>90</text:p>
          </table:table-cell>
          <table:table-cell/>
        </table:table-row>
        <table:table-row table:style-name="ro1">
          <table:table-cell table:number-columns-repeated="4"/>
          <table:table-cell table:style-name="Default" table:number-columns-repeated="3"/>
          <table:table-cell/>
          <table:table-cell office:value-type="string">
            <text:p>EDA beats Random</text:p>
          </table:table-cell>
          <table:table-cell table:formula="of:=[.B5]+[.C6]" office:value-type="float" office:value="61">
            <text:p>61</text:p>
          </table:table-cell>
          <table:table-cell table:style-name="ce6" table:formula="of:=[.J15]/[.J14]" office:value-type="percentage" office:value="0.677777777777778">
            <text:p>68%</text:p>
          </table:table-cell>
        </table:table-row>
        <table:table-row table:style-name="ro1">
          <table:table-cell table:number-columns-repeated="4"/>
          <table:table-cell table:style-name="Default" table:number-columns-repeated="3"/>
          <table:table-cell table:number-columns-repeated="4"/>
        </table:table-row>
        <table:table-row table:style-name="ro1">
          <table:table-cell table:number-columns-repeated="4"/>
          <table:table-cell table:style-name="Default" table:number-columns-repeated="3"/>
          <table:table-cell/>
          <table:table-cell office:value-type="string">
            <text:p>Lau faces Random</text:p>
          </table:table-cell>
          <table:table-cell table:formula="of:=[.D7]+[.D8]" office:value-type="float" office:value="89">
            <text:p>89</text:p>
          </table:table-cell>
          <table:table-cell/>
        </table:table-row>
        <table:table-row table:style-name="ro1">
          <table:table-cell table:number-columns-repeated="4"/>
          <table:table-cell table:style-name="Default" table:number-columns-repeated="3"/>
          <table:table-cell/>
          <table:table-cell office:value-type="string">
            <text:p>Lau beats Random</text:p>
          </table:table-cell>
          <table:table-cell table:formula="of:=[.B7]+[.C8]" office:value-type="float" office:value="71">
            <text:p>71</text:p>
          </table:table-cell>
          <table:table-cell table:style-name="ce6" table:formula="of:=[.J18]/[.J17]" office:value-type="percentage" office:value="0.797752808988764">
            <text:p>8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percentage-style style:name="N120">
      <number:number number:decimal-places="1" number:min-integer-digits="1"/>
      <number:text>%</number:text>
    </number:percentage-style>
    <number:number-style style:name="N121">
      <number:number number:decimal-places="9" number:min-integer-digits="1"/>
    </number:number-style>
    <number:number-style style:name="N122">
      <number:number number:decimal-places="8" number:min-integer-digits="1"/>
    </number:number-style>
    <number:number-style style:name="N123">
      <number:number number:decimal-places="7" number:min-integer-digits="1"/>
    </number:number-style>
    <number:number-style style:name="N124">
      <number:number number:decimal-places="6" number:min-integer-digits="1"/>
    </number:number-style>
    <number:number-style style:name="N125">
      <number:number number:decimal-places="5" number:min-integer-digits="1"/>
    </number:number-style>
    <number:number-style style:name="N126">
      <number:number number:decimal-places="4" number:min-integer-digits="1"/>
    </number:number-style>
    <number:number-style style:name="N127">
      <number:number number:decimal-places="3" number:min-integer-digits="1"/>
    </number:number-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1-15T20:34:17</dc:date>
    <dc:creator>Josh Hansen</dc:creator>
    <meta:generator>LibreOffice/3.5$Linux_X86_64 LibreOffice_project/350m1$Build-2</meta:generator>
    <meta:editing-duration>P0D</meta:editing-duration>
    <meta:editing-cycles>2</meta:editing-cycles>
    <meta:document-statistic meta:table-count="2" meta:cell-count="19398" meta:object-count="0"/>
  </office:meta>
</office:document-meta>
</file>